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74.36pt"/>
    </style:style>
    <style:style style:name="co3" style:family="table-column">
      <style:table-column-properties fo:break-before="auto" style:column-width="252.79pt"/>
    </style:style>
    <style:style style:name="co4" style:family="table-column">
      <style:table-column-properties fo:break-before="auto" style:column-width="438.24pt"/>
    </style:style>
    <style:style style:name="co5" style:family="table-column">
      <style:table-column-properties fo:break-before="auto" style:column-width="237.49pt"/>
    </style:style>
    <style:style style:name="co6" style:family="table-column">
      <style:table-column-properties fo:break-before="auto" style:column-width="97.94pt"/>
    </style:style>
    <style:style style:name="co7" style:family="table-column">
      <style:table-column-properties fo:break-before="auto" style:column-width="87.51pt"/>
    </style:style>
    <style:style style:name="co8" style:family="table-column">
      <style:table-column-properties fo:break-before="auto" style:column-width="235.45pt"/>
    </style:style>
    <style:style style:name="co9" style:family="table-column">
      <style:table-column-properties fo:break-before="auto" style:column-width="36.11pt"/>
    </style:style>
    <style:style style:name="co10" style:family="table-column">
      <style:table-column-properties fo:break-before="auto" style:column-width="490.3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ain_20_sheet">
      <style:table-properties table:display="true" style:writing-mode="lr-tb"/>
    </style:style>
    <style:style style:name="ta2" style:family="table" style:master-page-name="PageStyle_5f_README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3pt" fo:font-style="normal" fo:text-shadow="none" style:text-underline-style="none" fo:font-weight="normal" style:font-size-asian="13pt" style:font-style-asian="normal" style:font-weight-asian="normal" style:font-name-complex="Roboto" style:font-size-complex="13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3pt" fo:font-style="normal" fo:text-shadow="none" style:text-underline-style="none" fo:font-weight="bold" style:font-size-asian="13pt" style:font-style-asian="normal" style:font-weight-asian="bold" style:font-name-complex="Roboto" style:font-size-complex="13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3pt" fo:font-style="normal" fo:text-shadow="none" style:text-underline-style="none" fo:font-weight="normal" style:font-size-asian="13pt" style:font-style-asian="normal" style:font-weight-asian="normal" style:font-name-complex="Roboto" style:font-size-complex="13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3pt" fo:font-style="normal" fo:text-shadow="none" style:text-underline-style="none" fo:font-weight="bold" style:font-size-asian="13pt" style:font-style-asian="normal" style:font-weight-asian="bold" style:font-name-complex="Roboto" style:font-size-complex="13pt" style:font-style-complex="normal" style:font-weight-complex="bold"/>
    </style:style>
    <style:style style:name="ce8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fefe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3pt" fo:font-style="normal" fo:text-shadow="none" style:text-underline-style="none" fo:font-weight="bold" style:font-size-asian="13pt" style:font-style-asian="normal" style:font-weight-asian="bold" style:font-name-complex="Roboto" style:font-size-complex="13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fefe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Roboto" fo:font-size="13pt" fo:font-style="normal" fo:text-shadow="none" style:text-underline-style="none" fo:font-weight="normal" style:font-size-asian="13pt" style:font-style-asian="normal" style:font-weight-asian="normal" style:font-name-complex="Roboto" style:font-size-complex="13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4pt" fo:font-style="normal" fo:text-shadow="none" style:text-underline-style="none" fo:font-weight="normal" style:font-size-asian="14pt" style:font-style-asian="normal" style:font-weight-asian="normal" style:font-name-complex="&quot;Arial&quot;" style:font-size-complex="14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4pt" fo:font-style="normal" fo:text-shadow="none" style:text-underline-style="none" fo:font-weight="normal" style:font-size-asian="14pt" style:font-style-asian="normal" style:font-weight-asian="normal" style:font-name-complex="&quot;Arial&quot;" style:font-size-complex="14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 sheet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questionFrontendId</text:p>
          </table:table-cell>
          <table:table-cell table:style-name="ce1" office:value-type="string" calcext:value-type="string">
            <text:p>title</text:p>
          </table:table-cell>
          <table:table-cell table:style-name="ce3" office:value-type="string" calcext:value-type="string">
            <text:p>Question</text:p>
          </table:table-cell>
          <table:table-cell table:style-name="ce5" office:value-type="string" calcext:value-type="string">
            <text:p>titleSlug</text:p>
          </table:table-cell>
          <table:table-cell table:style-name="ce7" office:value-type="string" calcext:value-type="string">
            <text:p>Difficulty</text:p>
          </table:table-cell>
          <table:table-cell table:style-name="ce7" office:value-type="string" calcext:value-type="string">
            <text:p>Topics</text:p>
          </table:table-cell>
          <table:table-cell table:style-name="ce7" office:value-type="string" calcext:value-type="string">
            <text:p>Likes</text:p>
          </table:table-cell>
          <table:table-cell table:style-name="ce7" office:value-type="string" calcext:value-type="string">
            <text:p>Dislikes</text:p>
          </table:table-cell>
          <table:table-cell table:style-name="ce7" office:value-type="string" calcext:value-type="string">
            <text:p>Wilson Score</text:p>
          </table:table-cell>
          <table:table-cell table:style-name="ce7" office:value-type="string" calcext:value-type="string">
            <text:p>Done</text:p>
          </table:table-cell>
          <table:table-cell table:style-name="ce7" office:value-type="string" calcext:value-type="string">
            <text:p>Notes / Something to remember</text:p>
          </table:table-cell>
          <table:table-cell table:style-name="ce12" table:number-columns-repeated="2"/>
          <table:table-cell table:style-name="ce15" table:number-columns-repeated="2"/>
          <table:table-cell table:number-columns-repeated="100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Edit Distance</text:p>
          </table:table-cell>
          <table:table-cell table:style-name="ce4" table:formula="of:=HYPERLINK( concat(&quot;https://leetcode.com/problems/&quot;; [.D2]); [.B2])" office:value-type="string" office:string-value="" calcext:value-type="error">
            <text:p>#NAME?</text:p>
          </table:table-cell>
          <table:table-cell table:style-name="ce6" office:value-type="string" calcext:value-type="string">
            <text:p>edit-distanc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Dynamic Programming, </text:p>
          </table:table-cell>
          <table:table-cell table:style-name="ce6" office:value-type="float" office:value="3934" calcext:value-type="float">
            <text:p>3934</text:p>
          </table:table-cell>
          <table:table-cell table:style-name="ce6" office:value-type="float" office:value="56" calcext:value-type="float">
            <text:p>56</text:p>
          </table:table-cell>
          <table:table-cell table:style-name="ce6" table:formula="of:=ROUND( IFERROR((( [.G2]+ 1.9208) / ( [.G2] + [.H2]) - 1.96 * SQRT(([.G2] *  [.H2]) / ([.G2] +  [.H2]) + 0.9604) / ([.G2] +  [.H2])) / (1 + 3.8416 / ([.G2] +  [.H2]));0); 5) * 100" office:value-type="float" office:value="98.182" calcext:value-type="float">
            <text:p>98.18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43" calcext:value-type="float">
            <text:p>1143</text:p>
          </table:table-cell>
          <table:table-cell table:style-name="ce2" office:value-type="string" calcext:value-type="string">
            <text:p>Longest Common Subsequence</text:p>
          </table:table-cell>
          <table:table-cell table:style-name="ce4" table:formula="of:=HYPERLINK( concat(&quot;https://leetcode.com/problems/&quot;; [.D3]); [.B3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common-subsequenc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475" calcext:value-type="float">
            <text:p>1475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ROUND( IFERROR((( [.G3]+ 1.9208) / ( [.G3] + [.H3]) - 1.96 * SQRT(([.G3] *  [.H3]) / ([.G3] +  [.H3]) + 0.9604) / ([.G3] +  [.H3])) / (1 + 3.8416 / ([.G3] +  [.H3]));0); 5) * 100" office:value-type="float" office:value="98.102" calcext:value-type="float">
            <text:p>98.10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Trapping Rain Water</text:p>
          </table:table-cell>
          <table:table-cell table:style-name="ce4" table:formula="of:=HYPERLINK( concat(&quot;https://leetcode.com/problems/&quot;; [.D4]); [.B4])" office:value-type="string" office:string-value="" calcext:value-type="error">
            <text:p>#NAME?</text:p>
          </table:table-cell>
          <table:table-cell table:style-name="ce6" office:value-type="string" calcext:value-type="string">
            <text:p>trapping-rain-water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Array, Two Pointers, Stack, </text:p>
          </table:table-cell>
          <table:table-cell table:style-name="ce6" office:value-type="float" office:value="7103" calcext:value-type="float">
            <text:p>7103</text:p>
          </table:table-cell>
          <table:table-cell table:style-name="ce6" office:value-type="float" office:value="122" calcext:value-type="float">
            <text:p>122</text:p>
          </table:table-cell>
          <table:table-cell table:style-name="ce6" table:formula="of:=ROUND( IFERROR((( [.G4]+ 1.9208) / ( [.G4] + [.H4]) - 1.96 * SQRT(([.G4] *  [.H4]) / ([.G4] +  [.H4]) + 0.9604) / ([.G4] +  [.H4])) / (1 + 3.8416 / ([.G4] +  [.H4]));0); 5) * 100" office:value-type="float" office:value="97.988" calcext:value-type="float">
            <text:p>97.98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2"/>
          <table:table-cell table:style-name="ce14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51" calcext:value-type="float">
            <text:p>1151</text:p>
          </table:table-cell>
          <table:table-cell table:style-name="ce2" office:value-type="string" calcext:value-type="string">
            <text:p>Minimum Swaps to Group All 1's Together</text:p>
          </table:table-cell>
          <table:table-cell table:style-name="ce4" table:formula="of:=HYPERLINK( concat(&quot;https://leetcode.com/problems/&quot;; [.D5]); [.B5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swaps-to-group-all-1s-togeth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Sliding Window, 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ROUND( IFERROR((( [.G5]+ 1.9208) / ( [.G5] + [.H5]) - 1.96 * SQRT(([.G5] *  [.H5]) / ([.G5] +  [.H5]) + 0.9604) / ([.G5] +  [.H5])) / (1 + 3.8416 / ([.G5] +  [.H5]));0); 5) * 100" office:value-type="float" office:value="97.987" calcext:value-type="float">
            <text:p>97.9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Implement Trie (Prefix Tree)</text:p>
          </table:table-cell>
          <table:table-cell table:style-name="ce4" table:formula="of:=HYPERLINK( concat(&quot;https://leetcode.com/problems/&quot;; [.D6]); [.B6])" office:value-type="string" office:string-value="" calcext:value-type="error">
            <text:p>#NAME?</text:p>
          </table:table-cell>
          <table:table-cell table:style-name="ce6" office:value-type="string" calcext:value-type="string">
            <text:p>implement-trie-prefix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sign, Trie, </text:p>
          </table:table-cell>
          <table:table-cell table:style-name="ce6" office:value-type="float" office:value="3178" calcext:value-type="float">
            <text:p>3178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ROUND( IFERROR((( [.G6]+ 1.9208) / ( [.G6] + [.H6]) - 1.96 * SQRT(([.G6] *  [.H6]) / ([.G6] +  [.H6]) + 0.9604) / ([.G6] +  [.H6])) / (1 + 3.8416 / ([.G6] +  [.H6]));0); 5) * 100" office:value-type="float" office:value="97.964" calcext:value-type="float">
            <text:p>97.96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Invert Binary Tree</text:p>
          </table:table-cell>
          <table:table-cell table:style-name="ce4" table:formula="of:=HYPERLINK( concat(&quot;https://leetcode.com/problems/&quot;; [.D7]); [.B7])" office:value-type="string" office:string-value="" calcext:value-type="error">
            <text:p>#NAME?</text:p>
          </table:table-cell>
          <table:table-cell table:style-name="ce6" office:value-type="string" calcext:value-type="string">
            <text:p>invert-binary-tre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3362" calcext:value-type="float">
            <text:p>3362</text:p>
          </table:table-cell>
          <table:table-cell table:style-name="ce6" office:value-type="float" office:value="55" calcext:value-type="float">
            <text:p>55</text:p>
          </table:table-cell>
          <table:table-cell table:style-name="ce6" table:formula="of:=ROUND( IFERROR((( [.G7]+ 1.9208) / ( [.G7] + [.H7]) - 1.96 * SQRT(([.G7] *  [.H7]) / ([.G7] +  [.H7]) + 0.9604) / ([.G7] +  [.H7])) / (1 + 3.8416 / ([.G7] +  [.H7]));0); 5) * 100" office:value-type="float" office:value="97.911" calcext:value-type="float">
            <text:p>97.91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Meeting Rooms II</text:p>
          </table:table-cell>
          <table:table-cell table:style-name="ce4" table:formula="of:=HYPERLINK( concat(&quot;https://leetcode.com/problems/&quot;; [.D8]); [.B8])" office:value-type="string" office:string-value="" calcext:value-type="error">
            <text:p>#NAME?</text:p>
          </table:table-cell>
          <table:table-cell table:style-name="ce6" office:value-type="string" calcext:value-type="string">
            <text:p>meeting-rooms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eap, Greedy, Sort, </text:p>
          </table:table-cell>
          <table:table-cell table:style-name="ce6" office:value-type="float" office:value="2575" calcext:value-type="float">
            <text:p>2575</text:p>
          </table:table-cell>
          <table:table-cell table:style-name="ce6" office:value-type="float" office:value="42" calcext:value-type="float">
            <text:p>42</text:p>
          </table:table-cell>
          <table:table-cell table:style-name="ce6" table:formula="of:=ROUND( IFERROR((( [.G8]+ 1.9208) / ( [.G8] + [.H8]) - 1.96 * SQRT(([.G8] *  [.H8]) / ([.G8] +  [.H8]) + 0.9604) / ([.G8] +  [.H8])) / (1 + 3.8416 / ([.G8] +  [.H8]));0); 5) * 100" office:value-type="float" office:value="97.838" calcext:value-type="float">
            <text:p>97.83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Reverse Linked List</text:p>
          </table:table-cell>
          <table:table-cell table:style-name="ce4" table:formula="of:=HYPERLINK( concat(&quot;https://leetcode.com/problems/&quot;; [.D9]); [.B9])" office:value-type="string" office:string-value="" calcext:value-type="error">
            <text:p>#NAME?</text:p>
          </table:table-cell>
          <table:table-cell table:style-name="ce6" office:value-type="string" calcext:value-type="string">
            <text:p>reverse-linked-list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Linked List, </text:p>
          </table:table-cell>
          <table:table-cell table:style-name="ce6" office:value-type="float" office:value="4511" calcext:value-type="float">
            <text:p>4511</text:p>
          </table:table-cell>
          <table:table-cell table:style-name="ce6" office:value-type="float" office:value="90" calcext:value-type="float">
            <text:p>90</text:p>
          </table:table-cell>
          <table:table-cell table:style-name="ce6" table:formula="of:=ROUND( IFERROR((( [.G9]+ 1.9208) / ( [.G9] + [.H9]) - 1.96 * SQRT(([.G9] *  [.H9]) / ([.G9] +  [.H9]) + 0.9604) / ([.G9] +  [.H9])) / (1 + 3.8416 / ([.G9] +  [.H9]));0); 5) * 100" office:value-type="float" office:value="97.602" calcext:value-type="float">
            <text:p>97.60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Walls and Gates</text:p>
          </table:table-cell>
          <table:table-cell table:style-name="ce4" table:formula="of:=HYPERLINK( concat(&quot;https://leetcode.com/problems/&quot;; [.D10]); [.B10])" office:value-type="string" office:string-value="" calcext:value-type="error">
            <text:p>#NAME?</text:p>
          </table:table-cell>
          <table:table-cell table:style-name="ce6" office:value-type="string" calcext:value-type="string">
            <text:p>walls-and-gat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readth-first Search, </text:p>
          </table:table-cell>
          <table:table-cell table:style-name="ce6" office:value-type="float" office:value="1160" calcext:value-type="float">
            <text:p>116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ROUND( IFERROR((( [.G10]+ 1.9208) / ( [.G10] + [.H10]) - 1.96 * SQRT(([.G10] *  [.H10]) / ([.G10] +  [.H10]) + 0.9604) / ([.G10] +  [.H10])) / (1 + 3.8416 / ([.G10] +  [.H10]));0); 5) * 100" office:value-type="float" office:value="97.598" calcext:value-type="float">
            <text:p>97.59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Find Median from Data Stream</text:p>
          </table:table-cell>
          <table:table-cell table:style-name="ce4" table:formula="of:=HYPERLINK( concat(&quot;https://leetcode.com/problems/&quot;; [.D11]); [.B11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median-from-data-stream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eap, Design, </text:p>
          </table:table-cell>
          <table:table-cell table:style-name="ce6" office:value-type="float" office:value="2587" calcext:value-type="float">
            <text:p>2587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formula="of:=ROUND( IFERROR((( [.G11]+ 1.9208) / ( [.G11] + [.H11]) - 1.96 * SQRT(([.G11] *  [.H11]) / ([.G11] +  [.H11]) + 0.9604) / ([.G11] +  [.H11])) / (1 + 3.8416 / ([.G11] +  [.H11]));0); 5) * 100" office:value-type="float" office:value="97.593" calcext:value-type="float">
            <text:p>97.59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90" calcext:value-type="float">
            <text:p>990</text:p>
          </table:table-cell>
          <table:table-cell table:style-name="ce2" office:value-type="string" calcext:value-type="string">
            <text:p>Satisfiability of Equality Equations</text:p>
          </table:table-cell>
          <table:table-cell table:style-name="ce4" table:formula="of:=HYPERLINK( concat(&quot;https://leetcode.com/problems/&quot;; [.D12]); [.B12])" office:value-type="string" office:string-value="" calcext:value-type="error">
            <text:p>#NAME?</text:p>
          </table:table-cell>
          <table:table-cell table:style-name="ce6" office:value-type="string" calcext:value-type="string">
            <text:p>satisfiability-of-equality-equation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Union Find, Graph, </text:p>
          </table:table-cell>
          <table:table-cell table:style-name="ce6" office:value-type="float" office:value="475" calcext:value-type="float">
            <text:p>475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ROUND( IFERROR((( [.G12]+ 1.9208) / ( [.G12] + [.H12]) - 1.96 * SQRT(([.G12] *  [.H12]) / ([.G12] +  [.H12]) + 0.9604) / ([.G12] +  [.H12])) / (1 + 3.8416 / ([.G12] +  [.H12]));0); 5) * 100" office:value-type="float" office:value="97.585" calcext:value-type="float">
            <text:p>97.5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Find the Kth Smallest Sum of a Matrix With Sorted Rows</text:p>
          </table:table-cell>
          <table:table-cell table:style-name="ce4" table:formula="of:=HYPERLINK( concat(&quot;https://leetcode.com/problems/&quot;; [.D13]); [.B13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the-kth-smallest-sum-of-a-matrix-with-sorted-row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eap, </text:p>
          </table:table-cell>
          <table:table-cell table:style-name="ce6" office:value-type="float" office:value="294" calcext:value-type="float">
            <text:p>29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ROUND( IFERROR((( [.G13]+ 1.9208) / ( [.G13] + [.H13]) - 1.96 * SQRT(([.G13] *  [.H13]) / ([.G13] +  [.H13]) + 0.9604) / ([.G13] +  [.H13])) / (1 + 3.8416 / ([.G13] +  [.H13]));0); 5) * 100" office:value-type="float" office:value="97.57" calcext:value-type="float">
            <text:p>97.5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Find Leaves of Binary Tree</text:p>
          </table:table-cell>
          <table:table-cell table:style-name="ce4" table:formula="of:=HYPERLINK( concat(&quot;https://leetcode.com/problems/&quot;; [.D14]); [.B14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leaves-of-binary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1018" calcext:value-type="float">
            <text:p>1018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ROUND( IFERROR((( [.G14]+ 1.9208) / ( [.G14] + [.H14]) - 1.96 * SQRT(([.G14] *  [.H14]) / ([.G14] +  [.H14]) + 0.9604) / ([.G14] +  [.H14])) / (1 + 3.8416 / ([.G14] +  [.H14]));0); 5) * 100" office:value-type="float" office:value="97.501" calcext:value-type="float">
            <text:p>97.5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House Robber III</text:p>
          </table:table-cell>
          <table:table-cell table:style-name="ce4" table:formula="of:=HYPERLINK( concat(&quot;https://leetcode.com/problems/&quot;; [.D15]); [.B15])" office:value-type="string" office:string-value="" calcext:value-type="error">
            <text:p>#NAME?</text:p>
          </table:table-cell>
          <table:table-cell table:style-name="ce6" office:value-type="string" calcext:value-type="string">
            <text:p>house-robber-i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2657" calcext:value-type="float">
            <text:p>2657</text:p>
          </table:table-cell>
          <table:table-cell table:style-name="ce6" office:value-type="float" office:value="52" calcext:value-type="float">
            <text:p>52</text:p>
          </table:table-cell>
          <table:table-cell table:style-name="ce6" table:formula="of:=ROUND( IFERROR((( [.G15]+ 1.9208) / ( [.G15] + [.H15]) - 1.96 * SQRT(([.G15] *  [.H15]) / ([.G15] +  [.H15]) + 0.9604) / ([.G15] +  [.H15])) / (1 + 3.8416 / ([.G15] +  [.H15]));0); 5) * 100" office:value-type="float" office:value="97.492" calcext:value-type="float">
            <text:p>97.49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2" office:value-type="string" calcext:value-type="string">
            <text:p>Longest Increasing Path in a Matrix</text:p>
          </table:table-cell>
          <table:table-cell table:style-name="ce4" table:formula="of:=HYPERLINK( concat(&quot;https://leetcode.com/problems/&quot;; [.D16]); [.B16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increasing-path-in-a-matrix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epth-first Search, Topological Sort, Memoization, </text:p>
          </table:table-cell>
          <table:table-cell table:style-name="ce6" office:value-type="float" office:value="1908" calcext:value-type="float">
            <text:p>1908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ROUND( IFERROR((( [.G16]+ 1.9208) / ( [.G16] + [.H16]) - 1.96 * SQRT(([.G16] *  [.H16]) / ([.G16] +  [.H16]) + 0.9604) / ([.G16] +  [.H16])) / (1 + 3.8416 / ([.G16] +  [.H16]));0); 5) * 100" office:value-type="float" office:value="97.447" calcext:value-type="float">
            <text:p>97.44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inimum Path Sum</text:p>
          </table:table-cell>
          <table:table-cell table:style-name="ce4" table:formula="of:=HYPERLINK( concat(&quot;https://leetcode.com/problems/&quot;; [.D17]); [.B17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path-su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Stack, </text:p>
          </table:table-cell>
          <table:table-cell table:style-name="ce6" office:value-type="float" office:value="3034" calcext:value-type="float">
            <text:p>303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ROUND( IFERROR((( [.G17]+ 1.9208) / ( [.G17] + [.H17]) - 1.96 * SQRT(([.G17] *  [.H17]) / ([.G17] +  [.H17]) + 0.9604) / ([.G17] +  [.H17])) / (1 + 3.8416 / ([.G17] +  [.H17]));0); 5) * 100" office:value-type="float" office:value="97.406" calcext:value-type="float">
            <text:p>97.4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95" calcext:value-type="float">
            <text:p>895</text:p>
          </table:table-cell>
          <table:table-cell table:style-name="ce2" office:value-type="string" calcext:value-type="string">
            <text:p>Maximum Frequency Stack</text:p>
          </table:table-cell>
          <table:table-cell table:style-name="ce4" table:formula="of:=HYPERLINK( concat(&quot;https://leetcode.com/problems/&quot;; [.D18]); [.B18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frequency-stack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Array, Dynamic Programming, </text:p>
          </table:table-cell>
          <table:table-cell table:style-name="ce6" office:value-type="float" office:value="933" calcext:value-type="float">
            <text:p>933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ROUND( IFERROR((( [.G18]+ 1.9208) / ( [.G18] + [.H18]) - 1.96 * SQRT(([.G18] *  [.H18]) / ([.G18] +  [.H18]) + 0.9604) / ([.G18] +  [.H18])) / (1 + 3.8416 / ([.G18] +  [.H18]));0); 5) * 100" office:value-type="float" office:value="97.406" calcext:value-type="float">
            <text:p>97.4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Subsets</text:p>
          </table:table-cell>
          <table:table-cell table:style-name="ce4" table:formula="of:=HYPERLINK( concat(&quot;https://leetcode.com/problems/&quot;; [.D19]); [.B19])" office:value-type="string" office:string-value="" calcext:value-type="error">
            <text:p>#NAME?</text:p>
          </table:table-cell>
          <table:table-cell table:style-name="ce6" office:value-type="string" calcext:value-type="string">
            <text:p>subset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Backtracking, Bit Manipulation, </text:p>
          </table:table-cell>
          <table:table-cell table:style-name="ce6" office:value-type="float" office:value="3776" calcext:value-type="float">
            <text:p>3776</text:p>
          </table:table-cell>
          <table:table-cell table:style-name="ce6" office:value-type="float" office:value="82" calcext:value-type="float">
            <text:p>82</text:p>
          </table:table-cell>
          <table:table-cell table:style-name="ce6" table:formula="of:=ROUND( IFERROR((( [.G19]+ 1.9208) / ( [.G19] + [.H19]) - 1.96 * SQRT(([.G19] *  [.H19]) / ([.G19] +  [.H19]) + 0.9604) / ([.G19] +  [.H19])) / (1 + 3.8416 / ([.G19] +  [.H19]));0); 5) * 100" office:value-type="float" office:value="97.37" calcext:value-type="float">
            <text:p>97.3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Largest Rectangle in Histogram</text:p>
          </table:table-cell>
          <table:table-cell table:style-name="ce4" table:formula="of:=HYPERLINK( concat(&quot;https://leetcode.com/problems/&quot;; [.D20]); [.B20])" office:value-type="string" office:string-value="" calcext:value-type="error">
            <text:p>#NAME?</text:p>
          </table:table-cell>
          <table:table-cell table:style-name="ce6" office:value-type="string" calcext:value-type="string">
            <text:p>largest-rectangle-in-histogram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Array, Stack, </text:p>
          </table:table-cell>
          <table:table-cell table:style-name="ce6" office:value-type="float" office:value="3640" calcext:value-type="float">
            <text:p>3640</text:p>
          </table:table-cell>
          <table:table-cell table:style-name="ce6" office:value-type="float" office:value="81" calcext:value-type="float">
            <text:p>81</text:p>
          </table:table-cell>
          <table:table-cell table:style-name="ce6" table:formula="of:=ROUND( IFERROR((( [.G20]+ 1.9208) / ( [.G20] + [.H20]) - 1.96 * SQRT(([.G20] *  [.H20]) / ([.G20] +  [.H20]) + 0.9604) / ([.G20] +  [.H20])) / (1 + 3.8416 / ([.G20] +  [.H20]));0); 5) * 100" office:value-type="float" office:value="97.303" calcext:value-type="float">
            <text:p>97.3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Longest Increasing Subsequence</text:p>
          </table:table-cell>
          <table:table-cell table:style-name="ce4" table:formula="of:=HYPERLINK( concat(&quot;https://leetcode.com/problems/&quot;; [.D21]); [.B21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increasing-subsequenc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nary Search, Dynamic Programming, </text:p>
          </table:table-cell>
          <table:table-cell table:style-name="ce6" office:value-type="float" office:value="4731" calcext:value-type="float">
            <text:p>4731</text:p>
          </table:table-cell>
          <table:table-cell table:style-name="ce6" office:value-type="float" office:value="109" calcext:value-type="float">
            <text:p>109</text:p>
          </table:table-cell>
          <table:table-cell table:style-name="ce6" table:formula="of:=ROUND( IFERROR((( [.G21]+ 1.9208) / ( [.G21] + [.H21]) - 1.96 * SQRT(([.G21] *  [.H21]) / ([.G21] +  [.H21]) + 0.9604) / ([.G21] +  [.H21])) / (1 + 3.8416 / ([.G21] +  [.H21]));0); 5) * 100" office:value-type="float" office:value="97.291" calcext:value-type="float">
            <text:p>97.29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63" calcext:value-type="float">
            <text:p>863</text:p>
          </table:table-cell>
          <table:table-cell table:style-name="ce2" office:value-type="string" calcext:value-type="string">
            <text:p>All Nodes Distance K in Binary Tree</text:p>
          </table:table-cell>
          <table:table-cell table:style-name="ce4" table:formula="of:=HYPERLINK( concat(&quot;https://leetcode.com/problems/&quot;; [.D22]); [.B22])" office:value-type="string" office:string-value="" calcext:value-type="error">
            <text:p>#NAME?</text:p>
          </table:table-cell>
          <table:table-cell table:style-name="ce6" office:value-type="string" calcext:value-type="string">
            <text:p>all-nodes-distance-k-in-binary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Breadth-first Search, </text:p>
          </table:table-cell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42" calcext:value-type="float">
            <text:p>42</text:p>
          </table:table-cell>
          <table:table-cell table:style-name="ce6" table:formula="of:=ROUND( IFERROR((( [.G22]+ 1.9208) / ( [.G22] + [.H22]) - 1.96 * SQRT(([.G22] *  [.H22]) / ([.G22] +  [.H22]) + 0.9604) / ([.G22] +  [.H22])) / (1 + 3.8416 / ([.G22] +  [.H22]));0); 5) * 100" office:value-type="float" office:value="97.24" calcext:value-type="float">
            <text:p>97.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58" calcext:value-type="float">
            <text:p>958</text:p>
          </table:table-cell>
          <table:table-cell table:style-name="ce2" office:value-type="string" calcext:value-type="string">
            <text:p>Check Completeness of a Binary Tree</text:p>
          </table:table-cell>
          <table:table-cell table:style-name="ce4" table:formula="of:=HYPERLINK( concat(&quot;https://leetcode.com/problems/&quot;; [.D23]); [.B23])" office:value-type="string" office:string-value="" calcext:value-type="error">
            <text:p>#NAME?</text:p>
          </table:table-cell>
          <table:table-cell table:style-name="ce6" office:value-type="string" calcext:value-type="string">
            <text:p>check-completeness-of-a-binary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783" calcext:value-type="float">
            <text:p>783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ROUND( IFERROR((( [.G23]+ 1.9208) / ( [.G23] + [.H23]) - 1.96 * SQRT(([.G23] *  [.H23]) / ([.G23] +  [.H23]) + 0.9604) / ([.G23] +  [.H23])) / (1 + 3.8416 / ([.G23] +  [.H23]));0); 5) * 100" office:value-type="float" office:value="97.226" calcext:value-type="float">
            <text:p>97.22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onstruct Binary Tree from Inorder and Postorder Traversal</text:p>
          </table:table-cell>
          <table:table-cell table:style-name="ce4" table:formula="of:=HYPERLINK( concat(&quot;https://leetcode.com/problems/&quot;; [.D24]); [.B24])" office:value-type="string" office:string-value="" calcext:value-type="error">
            <text:p>#NAME?</text:p>
          </table:table-cell>
          <table:table-cell table:style-name="ce6" office:value-type="string" calcext:value-type="string">
            <text:p>construct-binary-tree-from-inorder-and-postorder-traversal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Tree, Depth-first Search, </text:p>
          </table:table-cell>
          <table:table-cell table:style-name="ce6" office:value-type="float" office:value="1610" calcext:value-type="float">
            <text:p>1610</text:p>
          </table:table-cell>
          <table:table-cell table:style-name="ce6" office:value-type="float" office:value="33" calcext:value-type="float">
            <text:p>33</text:p>
          </table:table-cell>
          <table:table-cell table:style-name="ce6" table:formula="of:=ROUND( IFERROR((( [.G24]+ 1.9208) / ( [.G24] + [.H24]) - 1.96 * SQRT(([.G24] *  [.H24]) / ([.G24] +  [.H24]) + 0.9604) / ([.G24] +  [.H24])) / (1 + 3.8416 / ([.G24] +  [.H24]));0); 5) * 100" office:value-type="float" office:value="97.193" calcext:value-type="float">
            <text:p>97.19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Symmetric Tree</text:p>
          </table:table-cell>
          <table:table-cell table:style-name="ce4" table:formula="of:=HYPERLINK( concat(&quot;https://leetcode.com/problems/&quot;; [.D25]); [.B25])" office:value-type="string" office:string-value="" calcext:value-type="error">
            <text:p>#NAME?</text:p>
          </table:table-cell>
          <table:table-cell table:style-name="ce6" office:value-type="string" calcext:value-type="string">
            <text:p>symmetric-tre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Depth-first Search, Breadth-first Search, </text:p>
          </table:table-cell>
          <table:table-cell table:style-name="ce6" office:value-type="float" office:value="4120" calcext:value-type="float">
            <text:p>4120</text:p>
          </table:table-cell>
          <table:table-cell table:style-name="ce6" office:value-type="float" office:value="98" calcext:value-type="float">
            <text:p>98</text:p>
          </table:table-cell>
          <table:table-cell table:style-name="ce6" table:formula="of:=ROUND( IFERROR((( [.G25]+ 1.9208) / ( [.G25] + [.H25]) - 1.96 * SQRT(([.G25] *  [.H25]) / ([.G25] +  [.H25]) + 0.9604) / ([.G25] +  [.H25])) / (1 + 3.8416 / ([.G25] +  [.H25]));0); 5) * 100" office:value-type="float" office:value="97.177" calcext:value-type="float">
            <text:p>97.17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Longest Substring with At Most Two Distinct Characters</text:p>
          </table:table-cell>
          <table:table-cell table:style-name="ce4" table:formula="of:=HYPERLINK( concat(&quot;https://leetcode.com/problems/&quot;; [.D26]); [.B26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substring-with-at-most-two-distinct-characte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Two Pointers, String, Sliding Window, </text:p>
          </table:table-cell>
          <table:table-cell table:style-name="ce6" office:value-type="float" office:value="898" calcext:value-type="float">
            <text:p>898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ROUND( IFERROR((( [.G26]+ 1.9208) / ( [.G26] + [.H26]) - 1.96 * SQRT(([.G26] *  [.H26]) / ([.G26] +  [.H26]) + 0.9604) / ([.G26] +  [.H26])) / (1 + 3.8416 / ([.G26] +  [.H26]));0); 5) * 100" office:value-type="float" office:value="97.175" calcext:value-type="float">
            <text:p>97.17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77" calcext:value-type="float">
            <text:p>1277</text:p>
          </table:table-cell>
          <table:table-cell table:style-name="ce2" office:value-type="string" calcext:value-type="string">
            <text:p>Count Square Submatrices with All Ones</text:p>
          </table:table-cell>
          <table:table-cell table:style-name="ce4" table:formula="of:=HYPERLINK( concat(&quot;https://leetcode.com/problems/&quot;; [.D27]); [.B27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-square-submatrices-with-all-on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Dynamic Programming, </text:p>
          </table:table-cell>
          <table:table-cell table:style-name="ce6" office:value-type="float" office:value="975" calcext:value-type="float">
            <text:p>975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ROUND( IFERROR((( [.G27]+ 1.9208) / ( [.G27] + [.H27]) - 1.96 * SQRT(([.G27] *  [.H27]) / ([.G27] +  [.H27]) + 0.9604) / ([.G27] +  [.H27])) / (1 + 3.8416 / ([.G27] +  [.H27]));0); 5) * 100" office:value-type="float" office:value="97.153" calcext:value-type="float">
            <text:p>97.15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34" calcext:value-type="float">
            <text:p>1434</text:p>
          </table:table-cell>
          <table:table-cell table:style-name="ce2" office:value-type="string" calcext:value-type="string">
            <text:p>Number of Ways to Wear Different Hats to Each Other</text:p>
          </table:table-cell>
          <table:table-cell table:style-name="ce4" table:formula="of:=HYPERLINK( concat(&quot;https://leetcode.com/problems/&quot;; [.D28]); [.B28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ways-to-wear-different-hats-to-each-other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Bit Manipulation, </text:p>
          </table:table-cell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ROUND( IFERROR((( [.G28]+ 1.9208) / ( [.G28] + [.H28]) - 1.96 * SQRT(([.G28] *  [.H28]) / ([.G28] +  [.H28]) + 0.9604) / ([.G28] +  [.H28])) / (1 + 3.8416 / ([.G28] +  [.H28]));0); 5) * 100" office:value-type="float" office:value="97.142" calcext:value-type="float">
            <text:p>97.14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style-name="ce2" office:value-type="string" calcext:value-type="string">
            <text:p>Max Consecutive Ones II</text:p>
          </table:table-cell>
          <table:table-cell table:style-name="ce4" table:formula="of:=HYPERLINK( concat(&quot;https://leetcode.com/problems/&quot;; [.D29]); [.B29])" office:value-type="string" office:string-value="" calcext:value-type="error">
            <text:p>#NAME?</text:p>
          </table:table-cell>
          <table:table-cell table:style-name="ce6" office:value-type="string" calcext:value-type="string">
            <text:p>max-consecutive-ones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wo Pointers, </text:p>
          </table:table-cell>
          <table:table-cell table:style-name="ce6" office:value-type="float" office:value="538" calcext:value-type="float">
            <text:p>538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ROUND( IFERROR((( [.G29]+ 1.9208) / ( [.G29] + [.H29]) - 1.96 * SQRT(([.G29] *  [.H29]) / ([.G29] +  [.H29]) + 0.9604) / ([.G29] +  [.H29])) / (1 + 3.8416 / ([.G29] +  [.H29]));0); 5) * 100" office:value-type="float" office:value="97.136" calcext:value-type="float">
            <text:p>97.13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Search a 2D Matrix II</text:p>
          </table:table-cell>
          <table:table-cell table:style-name="ce4" table:formula="of:=HYPERLINK( concat(&quot;https://leetcode.com/problems/&quot;; [.D30]); [.B30])" office:value-type="string" office:string-value="" calcext:value-type="error">
            <text:p>#NAME?</text:p>
          </table:table-cell>
          <table:table-cell table:style-name="ce6" office:value-type="string" calcext:value-type="string">
            <text:p>search-a-2d-matrix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nary Search, Divide and Conquer, </text:p>
          </table:table-cell>
          <table:table-cell table:style-name="ce6" office:value-type="float" office:value="3120" calcext:value-type="float">
            <text:p>3120</text:p>
          </table:table-cell>
          <table:table-cell table:style-name="ce6" office:value-type="float" office:value="75" calcext:value-type="float">
            <text:p>75</text:p>
          </table:table-cell>
          <table:table-cell table:style-name="ce6" table:formula="of:=ROUND( IFERROR((( [.G30]+ 1.9208) / ( [.G30] + [.H30]) - 1.96 * SQRT(([.G30] *  [.H30]) / ([.G30] +  [.H30]) + 0.9604) / ([.G30] +  [.H30])) / (1 + 3.8416 / ([.G30] +  [.H30]));0); 5) * 100" office:value-type="float" office:value="97.068" calcext:value-type="float">
            <text:p>97.06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92" calcext:value-type="float">
            <text:p>992</text:p>
          </table:table-cell>
          <table:table-cell table:style-name="ce2" office:value-type="string" calcext:value-type="string">
            <text:p>Subarrays with K Different Integers</text:p>
          </table:table-cell>
          <table:table-cell table:style-name="ce4" table:formula="of:=HYPERLINK( concat(&quot;https://leetcode.com/problems/&quot;; [.D31]); [.B31])" office:value-type="string" office:string-value="" calcext:value-type="error">
            <text:p>#NAME?</text:p>
          </table:table-cell>
          <table:table-cell table:style-name="ce6" office:value-type="string" calcext:value-type="string">
            <text:p>subarrays-with-k-different-integer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ash Table, Two Pointers, Sliding Window, </text:p>
          </table:table-cell>
          <table:table-cell table:style-name="ce6" office:value-type="float" office:value="970" calcext:value-type="float">
            <text:p>97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ROUND( IFERROR((( [.G31]+ 1.9208) / ( [.G31] + [.H31]) - 1.96 * SQRT(([.G31] *  [.H31]) / ([.G31] +  [.H31]) + 0.9604) / ([.G31] +  [.H31])) / (1 + 3.8416 / ([.G31] +  [.H31]));0); 5) * 100" office:value-type="float" office:value="97.019" calcext:value-type="float">
            <text:p>97.0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83" calcext:value-type="float">
            <text:p>983</text:p>
          </table:table-cell>
          <table:table-cell table:style-name="ce2" office:value-type="string" calcext:value-type="string">
            <text:p>Minimum Cost For Tickets</text:p>
          </table:table-cell>
          <table:table-cell table:style-name="ce4" table:formula="of:=HYPERLINK( concat(&quot;https://leetcode.com/problems/&quot;; [.D32]); [.B32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cost-for-ticket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427" calcext:value-type="float">
            <text:p>1427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formula="of:=ROUND( IFERROR((( [.G32]+ 1.9208) / ( [.G32] + [.H32]) - 1.96 * SQRT(([.G32] *  [.H32]) / ([.G32] +  [.H32]) + 0.9604) / ([.G32] +  [.H32])) / (1 + 3.8416 / ([.G32] +  [.H32]));0); 5) * 100" office:value-type="float" office:value="96.998" calcext:value-type="float">
            <text:p>96.99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Binary Tree Level Order Traversal</text:p>
          </table:table-cell>
          <table:table-cell table:style-name="ce4" table:formula="of:=HYPERLINK( concat(&quot;https://leetcode.com/problems/&quot;; [.D33]); [.B33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tree-level-order-traversal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Breadth-first Search, </text:p>
          </table:table-cell>
          <table:table-cell table:style-name="ce6" office:value-type="float" office:value="3001" calcext:value-type="float">
            <text:p>3001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formula="of:=ROUND( IFERROR((( [.G33]+ 1.9208) / ( [.G33] + [.H33]) - 1.96 * SQRT(([.G33] *  [.H33]) / ([.G33] +  [.H33]) + 0.9604) / ([.G33] +  [.H33])) / (1 + 3.8416 / ([.G33] +  [.H33]));0); 5) * 100" office:value-type="float" office:value="96.99" calcext:value-type="float">
            <text:p>96.9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2" office:value-type="string" calcext:value-type="string">
            <text:p>Max Consecutive Ones III</text:p>
          </table:table-cell>
          <table:table-cell table:style-name="ce4" table:formula="of:=HYPERLINK( concat(&quot;https://leetcode.com/problems/&quot;; [.D34]); [.B34])" office:value-type="string" office:string-value="" calcext:value-type="error">
            <text:p>#NAME?</text:p>
          </table:table-cell>
          <table:table-cell table:style-name="ce6" office:value-type="string" calcext:value-type="string">
            <text:p>max-consecutive-ones-i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wo Pointers, Sliding Window, </text:p>
          </table:table-cell>
          <table:table-cell table:style-name="ce6" office:value-type="float" office:value="1075" calcext:value-type="float">
            <text:p>1075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ROUND( IFERROR((( [.G34]+ 1.9208) / ( [.G34] + [.H34]) - 1.96 * SQRT(([.G34] *  [.H34]) / ([.G34] +  [.H34]) + 0.9604) / ([.G34] +  [.H34])) / (1 + 3.8416 / ([.G34] +  [.H34]));0); 5) * 100" office:value-type="float" office:value="96.982" calcext:value-type="float">
            <text:p>96.98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Maximal Square</text:p>
          </table:table-cell>
          <table:table-cell table:style-name="ce4" table:formula="of:=HYPERLINK( concat(&quot;https://leetcode.com/problems/&quot;; [.D35]); [.B35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al-squar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3068" calcext:value-type="float">
            <text:p>3068</text:p>
          </table:table-cell>
          <table:table-cell table:style-name="ce6" office:value-type="float" office:value="77" calcext:value-type="float">
            <text:p>77</text:p>
          </table:table-cell>
          <table:table-cell table:style-name="ce6" table:formula="of:=ROUND( IFERROR((( [.G35]+ 1.9208) / ( [.G35] + [.H35]) - 1.96 * SQRT(([.G35] *  [.H35]) / ([.G35] +  [.H35]) + 0.9604) / ([.G35] +  [.H35])) / (1 + 3.8416 / ([.G35] +  [.H35]));0); 5) * 100" office:value-type="float" office:value="96.951" calcext:value-type="float">
            <text:p>96.9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Maximal Rectangle</text:p>
          </table:table-cell>
          <table:table-cell table:style-name="ce4" table:formula="of:=HYPERLINK( concat(&quot;https://leetcode.com/problems/&quot;; [.D36]); [.B36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al-rectangl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Array, Hash Table, Dynamic Programming, Stack, </text:p>
          </table:table-cell>
          <table:table-cell table:style-name="ce6" office:value-type="float" office:value="2759" calcext:value-type="float">
            <text:p>2759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formula="of:=ROUND( IFERROR((( [.G36]+ 1.9208) / ( [.G36] + [.H36]) - 1.96 * SQRT(([.G36] *  [.H36]) / ([.G36] +  [.H36]) + 0.9604) / ([.G36] +  [.H36])) / (1 + 3.8416 / ([.G36] +  [.H36]));0); 5) * 100" office:value-type="float" office:value="96.924" calcext:value-type="float">
            <text:p>96.9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Kth Smallest Element in a BST</text:p>
          </table:table-cell>
          <table:table-cell table:style-name="ce4" table:formula="of:=HYPERLINK( concat(&quot;https://leetcode.com/problems/&quot;; [.D37]); [.B37])" office:value-type="string" office:string-value="" calcext:value-type="error">
            <text:p>#NAME?</text:p>
          </table:table-cell>
          <table:table-cell table:style-name="ce6" office:value-type="string" calcext:value-type="string">
            <text:p>kth-smallest-element-in-a-b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nary Search, Tree, </text:p>
          </table:table-cell>
          <table:table-cell table:style-name="ce6" office:value-type="float" office:value="2544" calcext:value-type="float">
            <text:p>254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ROUND( IFERROR((( [.G37]+ 1.9208) / ( [.G37] + [.H37]) - 1.96 * SQRT(([.G37] *  [.H37]) / ([.G37] +  [.H37]) + 0.9604) / ([.G37] +  [.H37])) / (1 + 3.8416 / ([.G37] +  [.H37]));0); 5) * 100" office:value-type="float" office:value="96.92" calcext:value-type="float">
            <text:p>96.9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Maximum Profit in Job Scheduling</text:p>
          </table:table-cell>
          <table:table-cell table:style-name="ce4" table:formula="of:=HYPERLINK( concat(&quot;https://leetcode.com/problems/&quot;; [.D38]); [.B38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profit-in-job-scheduling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inary Search, Dynamic Programming, Sort, </text:p>
          </table:table-cell>
          <table:table-cell table:style-name="ce6" office:value-type="float" office:value="414" calcext:value-type="float">
            <text:p>414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ROUND( IFERROR((( [.G38]+ 1.9208) / ( [.G38] + [.H38]) - 1.96 * SQRT(([.G38] *  [.H38]) / ([.G38] +  [.H38]) + 0.9604) / ([.G38] +  [.H38])) / (1 + 3.8416 / ([.G38] +  [.H38]));0); 5) * 100" office:value-type="float" office:value="96.919" calcext:value-type="float">
            <text:p>96.9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06" calcext:value-type="float">
            <text:p>1406</text:p>
          </table:table-cell>
          <table:table-cell table:style-name="ce2" office:value-type="string" calcext:value-type="string">
            <text:p>Stone Game III</text:p>
          </table:table-cell>
          <table:table-cell table:style-name="ce4" table:formula="of:=HYPERLINK( concat(&quot;https://leetcode.com/problems/&quot;; [.D39]); [.B39])" office:value-type="string" office:string-value="" calcext:value-type="error">
            <text:p>#NAME?</text:p>
          </table:table-cell>
          <table:table-cell table:style-name="ce6" office:value-type="string" calcext:value-type="string">
            <text:p>stone-game-i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277" calcext:value-type="float">
            <text:p>277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ROUND( IFERROR((( [.G39]+ 1.9208) / ( [.G39] + [.H39]) - 1.96 * SQRT(([.G39] *  [.H39]) / ([.G39] +  [.H39]) + 0.9604) / ([.G39] +  [.H39])) / (1 + 3.8416 / ([.G39] +  [.H39]));0); 5) * 100" office:value-type="float" office:value="96.898" calcext:value-type="float">
            <text:p>96.89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Dungeon Game</text:p>
          </table:table-cell>
          <table:table-cell table:style-name="ce4" table:formula="of:=HYPERLINK( concat(&quot;https://leetcode.com/problems/&quot;; [.D40]); [.B40])" office:value-type="string" office:string-value="" calcext:value-type="error">
            <text:p>#NAME?</text:p>
          </table:table-cell>
          <table:table-cell table:style-name="ce6" office:value-type="string" calcext:value-type="string">
            <text:p>dungeon-gam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inary Search, Dynamic Programming, </text:p>
          </table:table-cell>
          <table:table-cell table:style-name="ce6" office:value-type="float" office:value="1668" calcext:value-type="float">
            <text:p>1668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formula="of:=ROUND( IFERROR((( [.G40]+ 1.9208) / ( [.G40] + [.H40]) - 1.96 * SQRT(([.G40] *  [.H40]) / ([.G40] +  [.H40]) + 0.9604) / ([.G40] +  [.H40])) / (1 + 3.8416 / ([.G40] +  [.H40]));0); 5) * 100" office:value-type="float" office:value="96.892" calcext:value-type="float">
            <text:p>96.89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93" calcext:value-type="float">
            <text:p>1293</text:p>
          </table:table-cell>
          <table:table-cell table:style-name="ce2" office:value-type="string" calcext:value-type="string">
            <text:p>Shortest Path in a Grid with Obstacles Elimination</text:p>
          </table:table-cell>
          <table:table-cell table:style-name="ce4" table:formula="of:=HYPERLINK( concat(&quot;https://leetcode.com/problems/&quot;; [.D41]); [.B41])" office:value-type="string" office:string-value="" calcext:value-type="error">
            <text:p>#NAME?</text:p>
          </table:table-cell>
          <table:table-cell table:style-name="ce6" office:value-type="string" calcext:value-type="string">
            <text:p>shortest-path-in-a-grid-with-obstacles-elimination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readth-first Search, </text:p>
          </table:table-cell>
          <table:table-cell table:style-name="ce6" office:value-type="float" office:value="357" calcext:value-type="float">
            <text:p>357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ROUND( IFERROR((( [.G41]+ 1.9208) / ( [.G41] + [.H41]) - 1.96 * SQRT(([.G41] *  [.H41]) / ([.G41] +  [.H41]) + 0.9604) / ([.G41] +  [.H41])) / (1 + 3.8416 / ([.G41] +  [.H41]));0); 5) * 100" office:value-type="float" office:value="96.808" calcext:value-type="float">
            <text:p>96.8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71" calcext:value-type="float">
            <text:p>871</text:p>
          </table:table-cell>
          <table:table-cell table:style-name="ce2" office:value-type="string" calcext:value-type="string">
            <text:p>Minimum Number of Refueling Stops</text:p>
          </table:table-cell>
          <table:table-cell table:style-name="ce4" table:formula="of:=HYPERLINK( concat(&quot;https://leetcode.com/problems/&quot;; [.D42]); [.B42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number-of-refueling-stop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Heap, 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ROUND( IFERROR((( [.G42]+ 1.9208) / ( [.G42] + [.H42]) - 1.96 * SQRT(([.G42] *  [.H42]) / ([.G42] +  [.H42]) + 0.9604) / ([.G42] +  [.H42])) / (1 + 3.8416 / ([.G42] +  [.H42]));0); 5) * 100" office:value-type="float" office:value="96.794" calcext:value-type="float">
            <text:p>96.79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Permutations</text:p>
          </table:table-cell>
          <table:table-cell table:style-name="ce4" table:formula="of:=HYPERLINK( concat(&quot;https://leetcode.com/problems/&quot;; [.D43]); [.B43])" office:value-type="string" office:string-value="" calcext:value-type="error">
            <text:p>#NAME?</text:p>
          </table:table-cell>
          <table:table-cell table:style-name="ce6" office:value-type="string" calcext:value-type="string">
            <text:p>permutation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acktracking, </text:p>
          </table:table-cell>
          <table:table-cell table:style-name="ce6" office:value-type="float" office:value="3871" calcext:value-type="float">
            <text:p>3871</text:p>
          </table:table-cell>
          <table:table-cell table:style-name="ce6" office:value-type="float" office:value="106" calcext:value-type="float">
            <text:p>106</text:p>
          </table:table-cell>
          <table:table-cell table:style-name="ce6" table:formula="of:=ROUND( IFERROR((( [.G43]+ 1.9208) / ( [.G43] + [.H43]) - 1.96 * SQRT(([.G43] *  [.H43]) / ([.G43] +  [.H43]) + 0.9604) / ([.G43] +  [.H43])) / (1 + 3.8416 / ([.G43] +  [.H43]));0); 5) * 100" office:value-type="float" office:value="96.787" calcext:value-type="float">
            <text:p>96.7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19" calcext:value-type="float">
            <text:p>1319</text:p>
          </table:table-cell>
          <table:table-cell table:style-name="ce2" office:value-type="string" calcext:value-type="string">
            <text:p>Number of Operations to Make Network Connected</text:p>
          </table:table-cell>
          <table:table-cell table:style-name="ce4" table:formula="of:=HYPERLINK( concat(&quot;https://leetcode.com/problems/&quot;; [.D44]); [.B44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operations-to-make-network-connected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Breadth-first Search, Union Find, </text:p>
          </table:table-cell>
          <table:table-cell table:style-name="ce6" office:value-type="float" office:value="388" calcext:value-type="float">
            <text:p>388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ROUND( IFERROR((( [.G44]+ 1.9208) / ( [.G44] + [.H44]) - 1.96 * SQRT(([.G44] *  [.H44]) / ([.G44] +  [.H44]) + 0.9604) / ([.G44] +  [.H44])) / (1 + 3.8416 / ([.G44] +  [.H44]));0); 5) * 100" office:value-type="float" office:value="96.718" calcext:value-type="float">
            <text:p>96.7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2" office:value-type="string" calcext:value-type="string">
            <text:p>Trapping Rain Water II</text:p>
          </table:table-cell>
          <table:table-cell table:style-name="ce4" table:formula="of:=HYPERLINK( concat(&quot;https://leetcode.com/problems/&quot;; [.D45]); [.B45])" office:value-type="string" office:string-value="" calcext:value-type="error">
            <text:p>#NAME?</text:p>
          </table:table-cell>
          <table:table-cell table:style-name="ce6" office:value-type="string" calcext:value-type="string">
            <text:p>trapping-rain-water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eap, Breadth-first Search, </text:p>
          </table:table-cell>
          <table:table-cell table:style-name="ce6" office:value-type="float" office:value="1264" calcext:value-type="float">
            <text:p>1264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ROUND( IFERROR((( [.G45]+ 1.9208) / ( [.G45] + [.H45]) - 1.96 * SQRT(([.G45] *  [.H45]) / ([.G45] +  [.H45]) + 0.9604) / ([.G45] +  [.H45])) / (1 + 3.8416 / ([.G45] +  [.H45]));0); 5) * 100" office:value-type="float" office:value="96.71" calcext:value-type="float">
            <text:p>96.7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Smallest Range Covering Elements from K Lists</text:p>
          </table:table-cell>
          <table:table-cell table:style-name="ce4" table:formula="of:=HYPERLINK( concat(&quot;https://leetcode.com/problems/&quot;; [.D46]); [.B46])" office:value-type="string" office:string-value="" calcext:value-type="error">
            <text:p>#NAME?</text:p>
          </table:table-cell>
          <table:table-cell table:style-name="ce6" office:value-type="string" calcext:value-type="string">
            <text:p>smallest-range-covering-elements-from-k-list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ash Table, Two Pointers, String, </text:p>
          </table:table-cell>
          <table:table-cell table:style-name="ce6" office:value-type="float" office:value="1050" calcext:value-type="float">
            <text:p>105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ROUND( IFERROR((( [.G46]+ 1.9208) / ( [.G46] + [.H46]) - 1.96 * SQRT(([.G46] *  [.H46]) / ([.G46] +  [.H46]) + 0.9604) / ([.G46] +  [.H46])) / (1 + 3.8416 / ([.G46] +  [.H46]));0); 5) * 100" office:value-type="float" office:value="96.696" calcext:value-type="float">
            <text:p>96.69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onstruct Binary Tree from Preorder and Inorder Traversal</text:p>
          </table:table-cell>
          <table:table-cell table:style-name="ce4" table:formula="of:=HYPERLINK( concat(&quot;https://leetcode.com/problems/&quot;; [.D47]); [.B47])" office:value-type="string" office:string-value="" calcext:value-type="error">
            <text:p>#NAME?</text:p>
          </table:table-cell>
          <table:table-cell table:style-name="ce6" office:value-type="string" calcext:value-type="string">
            <text:p>construct-binary-tree-from-preorder-and-inorder-traversal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Tree, Depth-first Search, </text:p>
          </table:table-cell>
          <table:table-cell table:style-name="ce6" office:value-type="float" office:value="3338" calcext:value-type="float">
            <text:p>3338</text:p>
          </table:table-cell>
          <table:table-cell table:style-name="ce6" office:value-type="float" office:value="93" calcext:value-type="float">
            <text:p>93</text:p>
          </table:table-cell>
          <table:table-cell table:style-name="ce6" table:formula="of:=ROUND( IFERROR((( [.G47]+ 1.9208) / ( [.G47] + [.H47]) - 1.96 * SQRT(([.G47] *  [.H47]) / ([.G47] +  [.H47]) + 0.9604) / ([.G47] +  [.H47])) / (1 + 3.8416 / ([.G47] +  [.H47]));0); 5) * 100" office:value-type="float" office:value="96.691" calcext:value-type="float">
            <text:p>96.69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2" office:value-type="string" calcext:value-type="string">
            <text:p>Partition Equal Subset Sum</text:p>
          </table:table-cell>
          <table:table-cell table:style-name="ce4" table:formula="of:=HYPERLINK( concat(&quot;https://leetcode.com/problems/&quot;; [.D48]); [.B48])" office:value-type="string" office:string-value="" calcext:value-type="error">
            <text:p>#NAME?</text:p>
          </table:table-cell>
          <table:table-cell table:style-name="ce6" office:value-type="string" calcext:value-type="string">
            <text:p>partition-equal-subset-su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2588" calcext:value-type="float">
            <text:p>2588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ROUND( IFERROR((( [.G48]+ 1.9208) / ( [.G48] + [.H48]) - 1.96 * SQRT(([.G48] *  [.H48]) / ([.G48] +  [.H48]) + 0.9604) / ([.G48] +  [.H48])) / (1 + 3.8416 / ([.G48] +  [.H48]));0); 5) * 100" office:value-type="float" office:value="96.686" calcext:value-type="float">
            <text:p>96.6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Burst Balloons</text:p>
          </table:table-cell>
          <table:table-cell table:style-name="ce4" table:formula="of:=HYPERLINK( concat(&quot;https://leetcode.com/problems/&quot;; [.D49]); [.B49])" office:value-type="string" office:string-value="" calcext:value-type="error">
            <text:p>#NAME?</text:p>
          </table:table-cell>
          <table:table-cell table:style-name="ce6" office:value-type="string" calcext:value-type="string">
            <text:p>burst-balloon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ivide and Conquer, Dynamic Programming, </text:p>
          </table:table-cell>
          <table:table-cell table:style-name="ce6" office:value-type="float" office:value="2351" calcext:value-type="float">
            <text:p>2351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ROUND( IFERROR((( [.G49]+ 1.9208) / ( [.G49] + [.H49]) - 1.96 * SQRT(([.G49] *  [.H49]) / ([.G49] +  [.H49]) + 0.9604) / ([.G49] +  [.H49])) / (1 + 3.8416 / ([.G49] +  [.H49]));0); 5) * 100" office:value-type="float" office:value="96.675" calcext:value-type="float">
            <text:p>96.67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table:style-name="ce2" office:value-type="string" calcext:value-type="string">
            <text:p>Delete Operation for Two Strings</text:p>
          </table:table-cell>
          <table:table-cell table:style-name="ce4" table:formula="of:=HYPERLINK( concat(&quot;https://leetcode.com/problems/&quot;; [.D50]); [.B50])" office:value-type="string" office:string-value="" calcext:value-type="error">
            <text:p>#NAME?</text:p>
          </table:table-cell>
          <table:table-cell table:style-name="ce6" office:value-type="string" calcext:value-type="string">
            <text:p>delete-operation-for-two-string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1066" calcext:value-type="float">
            <text:p>1066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formula="of:=ROUND( IFERROR((( [.G50]+ 1.9208) / ( [.G50] + [.H50]) - 1.96 * SQRT(([.G50] *  [.H50]) / ([.G50] +  [.H50]) + 0.9604) / ([.G50] +  [.H50])) / (1 + 3.8416 / ([.G50] +  [.H50]));0); 5) * 100" office:value-type="float" office:value="96.534" calcext:value-type="float">
            <text:p>96.53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House Robber</text:p>
          </table:table-cell>
          <table:table-cell table:style-name="ce4" table:formula="of:=HYPERLINK( concat(&quot;https://leetcode.com/problems/&quot;; [.D51]); [.B51])" office:value-type="string" office:string-value="" calcext:value-type="error">
            <text:p>#NAME?</text:p>
          </table:table-cell>
          <table:table-cell table:style-name="ce6" office:value-type="string" calcext:value-type="string">
            <text:p>house-robb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4775" calcext:value-type="float">
            <text:p>4775</text:p>
          </table:table-cell>
          <table:table-cell table:style-name="ce6" office:value-type="float" office:value="146" calcext:value-type="float">
            <text:p>146</text:p>
          </table:table-cell>
          <table:table-cell table:style-name="ce6" table:formula="of:=ROUND( IFERROR((( [.G51]+ 1.9208) / ( [.G51] + [.H51]) - 1.96 * SQRT(([.G51] *  [.H51]) / ([.G51] +  [.H51]) + 0.9604) / ([.G51] +  [.H51])) / (1 + 3.8416 / ([.G51] +  [.H51]));0); 5) * 100" office:value-type="float" office:value="96.521" calcext:value-type="float">
            <text:p>96.52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ombination Sum</text:p>
          </table:table-cell>
          <table:table-cell table:style-name="ce4" table:formula="of:=HYPERLINK( concat(&quot;https://leetcode.com/problems/&quot;; [.D52]); [.B52])" office:value-type="string" office:string-value="" calcext:value-type="error">
            <text:p>#NAME?</text:p>
          </table:table-cell>
          <table:table-cell table:style-name="ce6" office:value-type="string" calcext:value-type="string">
            <text:p>combination-su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Backtracking, </text:p>
          </table:table-cell>
          <table:table-cell table:style-name="ce6" office:value-type="float" office:value="3808" calcext:value-type="float">
            <text:p>3808</text:p>
          </table:table-cell>
          <table:table-cell table:style-name="ce6" office:value-type="float" office:value="116" calcext:value-type="float">
            <text:p>116</text:p>
          </table:table-cell>
          <table:table-cell table:style-name="ce6" table:formula="of:=ROUND( IFERROR((( [.G52]+ 1.9208) / ( [.G52] + [.H52]) - 1.96 * SQRT(([.G52] *  [.H52]) / ([.G52] +  [.H52]) + 0.9604) / ([.G52] +  [.H52])) / (1 + 3.8416 / ([.G52] +  [.H52]));0); 5) * 100" office:value-type="float" office:value="96.466" calcext:value-type="float">
            <text:p>96.46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Same Tree</text:p>
          </table:table-cell>
          <table:table-cell table:style-name="ce4" table:formula="of:=HYPERLINK( concat(&quot;https://leetcode.com/problems/&quot;; [.D53]); [.B53])" office:value-type="string" office:string-value="" calcext:value-type="error">
            <text:p>#NAME?</text:p>
          </table:table-cell>
          <table:table-cell table:style-name="ce6" office:value-type="string" calcext:value-type="string">
            <text:p>same-tre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2068" calcext:value-type="float">
            <text:p>2068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formula="of:=ROUND( IFERROR((( [.G53]+ 1.9208) / ( [.G53] + [.H53]) - 1.96 * SQRT(([.G53] *  [.H53]) / ([.G53] +  [.H53]) + 0.9604) / ([.G53] +  [.H53])) / (1 + 3.8416 / ([.G53] +  [.H53]));0); 5) * 100" office:value-type="float" office:value="96.439" calcext:value-type="float">
            <text:p>96.4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Maximum Depth of Binary Tree</text:p>
          </table:table-cell>
          <table:table-cell table:style-name="ce4" table:formula="of:=HYPERLINK( concat(&quot;https://leetcode.com/problems/&quot;; [.D54]); [.B54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depth-of-binary-tre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2516" calcext:value-type="float">
            <text:p>2516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formula="of:=ROUND( IFERROR((( [.G54]+ 1.9208) / ( [.G54] + [.H54]) - 1.96 * SQRT(([.G54] *  [.H54]) / ([.G54] +  [.H54]) + 0.9604) / ([.G54] +  [.H54])) / (1 + 3.8416 / ([.G54] +  [.H54]));0); 5) * 100" office:value-type="float" office:value="96.428" calcext:value-type="float">
            <text:p>96.42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68" calcext:value-type="float">
            <text:p>968</text:p>
          </table:table-cell>
          <table:table-cell table:style-name="ce2" office:value-type="string" calcext:value-type="string">
            <text:p>Binary Tree Cameras</text:p>
          </table:table-cell>
          <table:table-cell table:style-name="ce4" table:formula="of:=HYPERLINK( concat(&quot;https://leetcode.com/problems/&quot;; [.D55]); [.B55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tree-camera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Tree, Depth-first Search, </text:p>
          </table:table-cell>
          <table:table-cell table:style-name="ce6" office:value-type="float" office:value="705" calcext:value-type="float">
            <text:p>705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ROUND( IFERROR((( [.G55]+ 1.9208) / ( [.G55] + [.H55]) - 1.96 * SQRT(([.G55] *  [.H55]) / ([.G55] +  [.H55]) + 0.9604) / ([.G55] +  [.H55])) / (1 + 3.8416 / ([.G55] +  [.H55]));0); 5) * 100" office:value-type="float" office:value="96.426" calcext:value-type="float">
            <text:p>96.42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78" calcext:value-type="float">
            <text:p>678</text:p>
          </table:table-cell>
          <table:table-cell table:style-name="ce2" office:value-type="string" calcext:value-type="string">
            <text:p>Valid Parenthesis String</text:p>
          </table:table-cell>
          <table:table-cell table:style-name="ce4" table:formula="of:=HYPERLINK( concat(&quot;https://leetcode.com/problems/&quot;; [.D56]); [.B56])" office:value-type="string" office:string-value="" calcext:value-type="error">
            <text:p>#NAME?</text:p>
          </table:table-cell>
          <table:table-cell table:style-name="ce6" office:value-type="string" calcext:value-type="string">
            <text:p>valid-parenthesis-str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1815" calcext:value-type="float">
            <text:p>1815</text:p>
          </table:table-cell>
          <table:table-cell table:style-name="ce6" office:value-type="float" office:value="51" calcext:value-type="float">
            <text:p>51</text:p>
          </table:table-cell>
          <table:table-cell table:style-name="ce6" table:formula="of:=ROUND( IFERROR((( [.G56]+ 1.9208) / ( [.G56] + [.H56]) - 1.96 * SQRT(([.G56] *  [.H56]) / ([.G56] +  [.H56]) + 0.9604) / ([.G56] +  [.H56])) / (1 + 3.8416 / ([.G56] +  [.H56]));0); 5) * 100" office:value-type="float" office:value="96.424" calcext:value-type="float">
            <text:p>96.4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table:style-name="ce2" office:value-type="string" calcext:value-type="string">
            <text:p>Daily Temperatures</text:p>
          </table:table-cell>
          <table:table-cell table:style-name="ce4" table:formula="of:=HYPERLINK( concat(&quot;https://leetcode.com/problems/&quot;; [.D57]); [.B57])" office:value-type="string" office:string-value="" calcext:value-type="error">
            <text:p>#NAME?</text:p>
          </table:table-cell>
          <table:table-cell table:style-name="ce6" office:value-type="string" calcext:value-type="string">
            <text:p>daily-temperatur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Stack, </text:p>
          </table:table-cell>
          <table:table-cell table:style-name="ce6" office:value-type="float" office:value="2817" calcext:value-type="float">
            <text:p>2817</text:p>
          </table:table-cell>
          <table:table-cell table:style-name="ce6" office:value-type="float" office:value="85" calcext:value-type="float">
            <text:p>85</text:p>
          </table:table-cell>
          <table:table-cell table:style-name="ce6" table:formula="of:=ROUND( IFERROR((( [.G57]+ 1.9208) / ( [.G57] + [.H57]) - 1.96 * SQRT(([.G57] *  [.H57]) / ([.G57] +  [.H57]) + 0.9604) / ([.G57] +  [.H57])) / (1 + 3.8416 / ([.G57] +  [.H57]));0); 5) * 100" office:value-type="float" office:value="96.393" calcext:value-type="float">
            <text:p>96.39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House Robber II</text:p>
          </table:table-cell>
          <table:table-cell table:style-name="ce4" table:formula="of:=HYPERLINK( concat(&quot;https://leetcode.com/problems/&quot;; [.D58]); [.B58])" office:value-type="string" office:string-value="" calcext:value-type="error">
            <text:p>#NAME?</text:p>
          </table:table-cell>
          <table:table-cell table:style-name="ce6" office:value-type="string" calcext:value-type="string">
            <text:p>house-robber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725" calcext:value-type="float">
            <text:p>1725</text:p>
          </table:table-cell>
          <table:table-cell table:style-name="ce6" office:value-type="float" office:value="49" calcext:value-type="float">
            <text:p>49</text:p>
          </table:table-cell>
          <table:table-cell table:style-name="ce6" table:formula="of:=ROUND( IFERROR((( [.G58]+ 1.9208) / ( [.G58] + [.H58]) - 1.96 * SQRT(([.G58] *  [.H58]) / ([.G58] +  [.H58]) + 0.9604) / ([.G58] +  [.H58])) / (1 + 3.8416 / ([.G58] +  [.H58]));0); 5) * 100" office:value-type="float" office:value="96.367" calcext:value-type="float">
            <text:p>96.36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Uncrossed Lines</text:p>
          </table:table-cell>
          <table:table-cell table:style-name="ce4" table:formula="of:=HYPERLINK( concat(&quot;https://leetcode.com/problems/&quot;; [.D59]); [.B59])" office:value-type="string" office:string-value="" calcext:value-type="error">
            <text:p>#NAME?</text:p>
          </table:table-cell>
          <table:table-cell table:style-name="ce6" office:value-type="string" calcext:value-type="string">
            <text:p>uncrossed-lin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851" calcext:value-type="float">
            <text:p>851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ROUND( IFERROR((( [.G59]+ 1.9208) / ( [.G59] + [.H59]) - 1.96 * SQRT(([.G59] *  [.H59]) / ([.G59] +  [.H59]) + 0.9604) / ([.G59] +  [.H59])) / (1 + 3.8416 / ([.G59] +  [.H59]));0); 5) * 100" office:value-type="float" office:value="96.346" calcext:value-type="float">
            <text:p>96.34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58" calcext:value-type="float">
            <text:p>1358</text:p>
          </table:table-cell>
          <table:table-cell table:style-name="ce2" office:value-type="string" calcext:value-type="string">
            <text:p>Number of Substrings Containing All Three Characters</text:p>
          </table:table-cell>
          <table:table-cell table:style-name="ce4" table:formula="of:=HYPERLINK( concat(&quot;https://leetcode.com/problems/&quot;; [.D60]); [.B60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substrings-containing-all-three-characte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347" calcext:value-type="float">
            <text:p>347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ROUND( IFERROR((( [.G60]+ 1.9208) / ( [.G60] + [.H60]) - 1.96 * SQRT(([.G60] *  [.H60]) / ([.G60] +  [.H60]) + 0.9604) / ([.G60] +  [.H60])) / (1 + 3.8416 / ([.G60] +  [.H60]));0); 5) * 100" office:value-type="float" office:value="96.342" calcext:value-type="float">
            <text:p>96.34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Sum Root to Leaf Numbers</text:p>
          </table:table-cell>
          <table:table-cell table:style-name="ce4" table:formula="of:=HYPERLINK( concat(&quot;https://leetcode.com/problems/&quot;; [.D61]); [.B61])" office:value-type="string" office:string-value="" calcext:value-type="error">
            <text:p>#NAME?</text:p>
          </table:table-cell>
          <table:table-cell table:style-name="ce6" office:value-type="string" calcext:value-type="string">
            <text:p>sum-root-to-leaf-numbe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1495" calcext:value-type="float">
            <text:p>1495</text:p>
          </table:table-cell>
          <table:table-cell table:style-name="ce6" office:value-type="float" office:value="42" calcext:value-type="float">
            <text:p>42</text:p>
          </table:table-cell>
          <table:table-cell table:style-name="ce6" table:formula="of:=ROUND( IFERROR((( [.G61]+ 1.9208) / ( [.G61] + [.H61]) - 1.96 * SQRT(([.G61] *  [.H61]) / ([.G61] +  [.H61]) + 0.9604) / ([.G61] +  [.H61])) / (1 + 3.8416 / ([.G61] +  [.H61]));0); 5) * 100" office:value-type="float" office:value="96.327" calcext:value-type="float">
            <text:p>96.32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82" calcext:value-type="float">
            <text:p>1482</text:p>
          </table:table-cell>
          <table:table-cell table:style-name="ce2" office:value-type="string" calcext:value-type="string">
            <text:p>Minimum Number of Days to Make m Bouquets</text:p>
          </table:table-cell>
          <table:table-cell table:style-name="ce4" table:formula="of:=HYPERLINK( concat(&quot;https://leetcode.com/problems/&quot;; [.D62]); [.B62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number-of-days-to-make-m-bouquet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Binary Search, </text:p>
          </table:table-cell>
          <table:table-cell table:style-name="ce6" office:value-type="float" office:value="413" calcext:value-type="float">
            <text:p>413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ROUND( IFERROR((( [.G62]+ 1.9208) / ( [.G62] + [.H62]) - 1.96 * SQRT(([.G62] *  [.H62]) / ([.G62] +  [.H62]) + 0.9604) / ([.G62] +  [.H62])) / (1 + 3.8416 / ([.G62] +  [.H62]));0); 5) * 100" office:value-type="float" office:value="96.296" calcext:value-type="float">
            <text:p>96.29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Coin Change</text:p>
          </table:table-cell>
          <table:table-cell table:style-name="ce4" table:formula="of:=HYPERLINK( concat(&quot;https://leetcode.com/problems/&quot;; [.D63]); [.B63])" office:value-type="string" office:string-value="" calcext:value-type="error">
            <text:p>#NAME?</text:p>
          </table:table-cell>
          <table:table-cell table:style-name="ce6" office:value-type="string" calcext:value-type="string">
            <text:p>coin-chang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4142" calcext:value-type="float">
            <text:p>4142</text:p>
          </table:table-cell>
          <table:table-cell table:style-name="ce6" office:value-type="float" office:value="135" calcext:value-type="float">
            <text:p>135</text:p>
          </table:table-cell>
          <table:table-cell table:style-name="ce6" table:formula="of:=ROUND( IFERROR((( [.G63]+ 1.9208) / ( [.G63] + [.H63]) - 1.96 * SQRT(([.G63] *  [.H63]) / ([.G63] +  [.H63]) + 0.9604) / ([.G63] +  [.H63])) / (1 + 3.8416 / ([.G63] +  [.H63]));0); 5) * 100" office:value-type="float" office:value="96.276" calcext:value-type="float">
            <text:p>96.27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60" calcext:value-type="float">
            <text:p>560</text:p>
          </table:table-cell>
          <table:table-cell table:style-name="ce2" office:value-type="string" calcext:value-type="string">
            <text:p>Subarray Sum Equals K</text:p>
          </table:table-cell>
          <table:table-cell table:style-name="ce4" table:formula="of:=HYPERLINK( concat(&quot;https://leetcode.com/problems/&quot;; [.D64]); [.B64])" office:value-type="string" office:string-value="" calcext:value-type="error">
            <text:p>#NAME?</text:p>
          </table:table-cell>
          <table:table-cell table:style-name="ce6" office:value-type="string" calcext:value-type="string">
            <text:p>subarray-sum-equals-k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Hash Table, </text:p>
          </table:table-cell>
          <table:table-cell table:style-name="ce6" office:value-type="float" office:value="4696" calcext:value-type="float">
            <text:p>4696</text:p>
          </table:table-cell>
          <table:table-cell table:style-name="ce6" office:value-type="float" office:value="155" calcext:value-type="float">
            <text:p>155</text:p>
          </table:table-cell>
          <table:table-cell table:style-name="ce6" table:formula="of:=ROUND( IFERROR((( [.G64]+ 1.9208) / ( [.G64] + [.H64]) - 1.96 * SQRT(([.G64] *  [.H64]) / ([.G64] +  [.H64]) + 0.9604) / ([.G64] +  [.H64])) / (1 + 3.8416 / ([.G64] +  [.H64]));0); 5) * 100" office:value-type="float" office:value="96.272" calcext:value-type="float">
            <text:p>96.27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limbing Stairs</text:p>
          </table:table-cell>
          <table:table-cell table:style-name="ce4" table:formula="of:=HYPERLINK( concat(&quot;https://leetcode.com/problems/&quot;; [.D65]); [.B65])" office:value-type="string" office:string-value="" calcext:value-type="error">
            <text:p>#NAME?</text:p>
          </table:table-cell>
          <table:table-cell table:style-name="ce6" office:value-type="string" calcext:value-type="string">
            <text:p>climbing-stair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4330" calcext:value-type="float">
            <text:p>4330</text:p>
          </table:table-cell>
          <table:table-cell table:style-name="ce6" office:value-type="float" office:value="142" calcext:value-type="float">
            <text:p>142</text:p>
          </table:table-cell>
          <table:table-cell table:style-name="ce6" table:formula="of:=ROUND( IFERROR((( [.G65]+ 1.9208) / ( [.G65] + [.H65]) - 1.96 * SQRT(([.G65] *  [.H65]) / ([.G65] +  [.H65]) + 0.9604) / ([.G65] +  [.H65])) / (1 + 3.8416 / ([.G65] +  [.H65]));0); 5) * 100" office:value-type="float" office:value="96.269" calcext:value-type="float">
            <text:p>96.26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Number of Connected Components in an Undirected Graph</text:p>
          </table:table-cell>
          <table:table-cell table:style-name="ce4" table:formula="of:=HYPERLINK( concat(&quot;https://leetcode.com/problems/&quot;; [.D66]); [.B66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connected-components-in-an-undirected-graph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Breadth-first Search, Union Find, Graph, </text:p>
          </table:table-cell>
          <table:table-cell table:style-name="ce6" office:value-type="float" office:value="737" calcext:value-type="float">
            <text:p>737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ROUND( IFERROR((( [.G66]+ 1.9208) / ( [.G66] + [.H66]) - 1.96 * SQRT(([.G66] *  [.H66]) / ([.G66] +  [.H66]) + 0.9604) / ([.G66] +  [.H66])) / (1 + 3.8416 / ([.G66] +  [.H66]));0); 5) * 100" office:value-type="float" office:value="96.263" calcext:value-type="float">
            <text:p>96.26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Move Zeroes</text:p>
          </table:table-cell>
          <table:table-cell table:style-name="ce4" table:formula="of:=HYPERLINK( concat(&quot;https://leetcode.com/problems/&quot;; [.D67]); [.B67])" office:value-type="string" office:string-value="" calcext:value-type="error">
            <text:p>#NAME?</text:p>
          </table:table-cell>
          <table:table-cell table:style-name="ce6" office:value-type="string" calcext:value-type="string">
            <text:p>move-zeroe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Two Pointers, </text:p>
          </table:table-cell>
          <table:table-cell table:style-name="ce6" office:value-type="float" office:value="3807" calcext:value-type="float">
            <text:p>3807</text:p>
          </table:table-cell>
          <table:table-cell table:style-name="ce6" office:value-type="float" office:value="124" calcext:value-type="float">
            <text:p>124</text:p>
          </table:table-cell>
          <table:table-cell table:style-name="ce6" table:formula="of:=ROUND( IFERROR((( [.G67]+ 1.9208) / ( [.G67] + [.H67]) - 1.96 * SQRT(([.G67] *  [.H67]) / ([.G67] +  [.H67]) + 0.9604) / ([.G67] +  [.H67])) / (1 + 3.8416 / ([.G67] +  [.H67]));0); 5) * 100" office:value-type="float" office:value="96.252" calcext:value-type="float">
            <text:p>96.25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wo Sum</text:p>
          </table:table-cell>
          <table:table-cell table:style-name="ce4" table:formula="of:=HYPERLINK( concat(&quot;https://leetcode.com/problems/&quot;; [.D68]); [.B68])" office:value-type="string" office:string-value="" calcext:value-type="error">
            <text:p>#NAME?</text:p>
          </table:table-cell>
          <table:table-cell table:style-name="ce6" office:value-type="string" calcext:value-type="string">
            <text:p>two-sum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Hash Table, </text:p>
          </table:table-cell>
          <table:table-cell table:style-name="ce6" office:value-type="float" office:value="15643" calcext:value-type="float">
            <text:p>15643</text:p>
          </table:table-cell>
          <table:table-cell table:style-name="ce6" office:value-type="float" office:value="563" calcext:value-type="float">
            <text:p>563</text:p>
          </table:table-cell>
          <table:table-cell table:style-name="ce6" table:formula="of:=ROUND( IFERROR((( [.G68]+ 1.9208) / ( [.G68] + [.H68]) - 1.96 * SQRT(([.G68] *  [.H68]) / ([.G68] +  [.H68]) + 0.9604) / ([.G68] +  [.H68])) / (1 + 3.8416 / ([.G68] +  [.H68]));0); 5) * 100" office:value-type="float" office:value="96.233" calcext:value-type="float">
            <text:p>96.23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Number of Islands</text:p>
          </table:table-cell>
          <table:table-cell table:style-name="ce4" table:formula="of:=HYPERLINK( concat(&quot;https://leetcode.com/problems/&quot;; [.D69]); [.B69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island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Breadth-first Search, Union Find, </text:p>
          </table:table-cell>
          <table:table-cell table:style-name="ce6" office:value-type="float" office:value="5642" calcext:value-type="float">
            <text:p>5642</text:p>
          </table:table-cell>
          <table:table-cell table:style-name="ce6" office:value-type="float" office:value="193" calcext:value-type="float">
            <text:p>193</text:p>
          </table:table-cell>
          <table:table-cell table:style-name="ce6" table:formula="of:=ROUND( IFERROR((( [.G69]+ 1.9208) / ( [.G69] + [.H69]) - 1.96 * SQRT(([.G69] *  [.H69]) / ([.G69] +  [.H69]) + 0.9604) / ([.G69] +  [.H69])) / (1 + 3.8416 / ([.G69] +  [.H69]));0); 5) * 100" office:value-type="float" office:value="96.202" calcext:value-type="float">
            <text:p>96.20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18" calcext:value-type="float">
            <text:p>518</text:p>
          </table:table-cell>
          <table:table-cell table:style-name="ce2" office:value-type="string" calcext:value-type="string">
            <text:p>Coin Change 2</text:p>
          </table:table-cell>
          <table:table-cell table:style-name="ce4" table:formula="of:=HYPERLINK( concat(&quot;https://leetcode.com/problems/&quot;; [.D70]); [.B70])" office:value-type="string" office:string-value="" calcext:value-type="error">
            <text:p>#NAME?</text:p>
          </table:table-cell>
          <table:table-cell table:style-name="ce6" office:value-type="string" calcext:value-type="string">
            <text:p>coin-change-2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1996" calcext:value-type="float">
            <text:p>1996</text:p>
          </table:table-cell>
          <table:table-cell table:style-name="ce6" office:value-type="float" office:value="62" calcext:value-type="float">
            <text:p>62</text:p>
          </table:table-cell>
          <table:table-cell table:style-name="ce6" table:formula="of:=ROUND( IFERROR((( [.G70]+ 1.9208) / ( [.G70] + [.H70]) - 1.96 * SQRT(([.G70] *  [.H70]) / ([.G70] +  [.H70]) + 0.9604) / ([.G70] +  [.H70])) / (1 + 3.8416 / ([.G70] +  [.H70]));0); 5) * 100" office:value-type="float" office:value="96.157" calcext:value-type="float">
            <text:p>96.15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62" calcext:value-type="float">
            <text:p>862</text:p>
          </table:table-cell>
          <table:table-cell table:style-name="ce2" office:value-type="string" calcext:value-type="string">
            <text:p>Shortest Subarray with Sum at Least K</text:p>
          </table:table-cell>
          <table:table-cell table:style-name="ce4" table:formula="of:=HYPERLINK( concat(&quot;https://leetcode.com/problems/&quot;; [.D71]); [.B71])" office:value-type="string" office:string-value="" calcext:value-type="error">
            <text:p>#NAME?</text:p>
          </table:table-cell>
          <table:table-cell table:style-name="ce6" office:value-type="string" calcext:value-type="string">
            <text:p>shortest-subarray-with-sum-at-least-k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inary Search, Queue, </text:p>
          </table:table-cell>
          <table:table-cell table:style-name="ce6" office:value-type="float" office:value="1105" calcext:value-type="float">
            <text:p>1105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formula="of:=ROUND( IFERROR((( [.G71]+ 1.9208) / ( [.G71] + [.H71]) - 1.96 * SQRT(([.G71] *  [.H71]) / ([.G71] +  [.H71]) + 0.9604) / ([.G71] +  [.H71])) / (1 + 3.8416 / ([.G71] +  [.H71]));0); 5) * 100" office:value-type="float" office:value="96.153" calcext:value-type="float">
            <text:p>96.15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Number of Islands II</text:p>
          </table:table-cell>
          <table:table-cell table:style-name="ce4" table:formula="of:=HYPERLINK( concat(&quot;https://leetcode.com/problems/&quot;; [.D72]); [.B72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islands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Union Find, </text:p>
          </table:table-cell>
          <table:table-cell table:style-name="ce6" office:value-type="float" office:value="829" calcext:value-type="float">
            <text:p>829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ROUND( IFERROR((( [.G72]+ 1.9208) / ( [.G72] + [.H72]) - 1.96 * SQRT(([.G72] *  [.H72]) / ([.G72] +  [.H72]) + 0.9604) / ([.G72] +  [.H72])) / (1 + 3.8416 / ([.G72] +  [.H72]));0); 5) * 100" office:value-type="float" office:value="96.117" calcext:value-type="float">
            <text:p>96.1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14" calcext:value-type="float">
            <text:p>714</text:p>
          </table:table-cell>
          <table:table-cell table:style-name="ce2" office:value-type="string" calcext:value-type="string">
            <text:p>Best Time to Buy and Sell Stock with Transaction Fee</text:p>
          </table:table-cell>
          <table:table-cell table:style-name="ce4" table:formula="of:=HYPERLINK( concat(&quot;https://leetcode.com/problems/&quot;; [.D73]); [.B73])" office:value-type="string" office:string-value="" calcext:value-type="error">
            <text:p>#NAME?</text:p>
          </table:table-cell>
          <table:table-cell table:style-name="ce6" office:value-type="string" calcext:value-type="string">
            <text:p>best-time-to-buy-and-sell-stock-with-transaction-f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Dynamic Programming, Greedy, </text:p>
          </table:table-cell>
          <table:table-cell table:style-name="ce6" office:value-type="float" office:value="1514" calcext:value-type="float">
            <text:p>1514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formula="of:=ROUND( IFERROR((( [.G73]+ 1.9208) / ( [.G73] + [.H73]) - 1.96 * SQRT(([.G73] *  [.H73]) / ([.G73] +  [.H73]) + 0.9604) / ([.G73] +  [.H73])) / (1 + 3.8416 / ([.G73] +  [.H73]));0); 5) * 100" office:value-type="float" office:value="96.089" calcext:value-type="float">
            <text:p>96.08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Permutations II</text:p>
          </table:table-cell>
          <table:table-cell table:style-name="ce4" table:formula="of:=HYPERLINK( concat(&quot;https://leetcode.com/problems/&quot;; [.D74]); [.B74])" office:value-type="string" office:string-value="" calcext:value-type="error">
            <text:p>#NAME?</text:p>
          </table:table-cell>
          <table:table-cell table:style-name="ce6" office:value-type="string" calcext:value-type="string">
            <text:p>permutations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acktracking, </text:p>
          </table:table-cell>
          <table:table-cell table:style-name="ce6" office:value-type="float" office:value="1913" calcext:value-type="float">
            <text:p>1913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ROUND( IFERROR((( [.G74]+ 1.9208) / ( [.G74] + [.H74]) - 1.96 * SQRT(([.G74] *  [.H74]) / ([.G74] +  [.H74]) + 0.9604) / ([.G74] +  [.H74])) / (1 + 3.8416 / ([.G74] +  [.H74]));0); 5) * 100" office:value-type="float" office:value="96.051" calcext:value-type="float">
            <text:p>96.0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86" calcext:value-type="float">
            <text:p>986</text:p>
          </table:table-cell>
          <table:table-cell table:style-name="ce2" office:value-type="string" calcext:value-type="string">
            <text:p>Interval List Intersections</text:p>
          </table:table-cell>
          <table:table-cell table:style-name="ce4" table:formula="of:=HYPERLINK( concat(&quot;https://leetcode.com/problems/&quot;; [.D75]); [.B75])" office:value-type="string" office:string-value="" calcext:value-type="error">
            <text:p>#NAME?</text:p>
          </table:table-cell>
          <table:table-cell table:style-name="ce6" office:value-type="string" calcext:value-type="string">
            <text:p>interval-list-intersection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wo Pointers, </text:p>
          </table:table-cell>
          <table:table-cell table:style-name="ce6" office:value-type="float" office:value="1403" calcext:value-type="float">
            <text:p>1403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ROUND( IFERROR((( [.G75]+ 1.9208) / ( [.G75] + [.H75]) - 1.96 * SQRT(([.G75] *  [.H75]) / ([.G75] +  [.H75]) + 0.9604) / ([.G75] +  [.H75])) / (1 + 3.8416 / ([.G75] +  [.H75]));0); 5) * 100" office:value-type="float" office:value="96.018" calcext:value-type="float">
            <text:p>96.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08" calcext:value-type="float">
            <text:p>1008</text:p>
          </table:table-cell>
          <table:table-cell table:style-name="ce2" office:value-type="string" calcext:value-type="string">
            <text:p>Construct Binary Search Tree from Preorder Traversal</text:p>
          </table:table-cell>
          <table:table-cell table:style-name="ce4" table:formula="of:=HYPERLINK( concat(&quot;https://leetcode.com/problems/&quot;; [.D76]); [.B76])" office:value-type="string" office:string-value="" calcext:value-type="error">
            <text:p>#NAME?</text:p>
          </table:table-cell>
          <table:table-cell table:style-name="ce6" office:value-type="string" calcext:value-type="string">
            <text:p>construct-binary-search-tree-from-preorder-traversal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1233" calcext:value-type="float">
            <text:p>1233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ROUND( IFERROR((( [.G76]+ 1.9208) / ( [.G76] + [.H76]) - 1.96 * SQRT(([.G76] *  [.H76]) / ([.G76] +  [.H76]) + 0.9604) / ([.G76] +  [.H76])) / (1 + 3.8416 / ([.G76] +  [.H76]));0); 5) * 100" office:value-type="float" office:value="96.01" calcext:value-type="float">
            <text:p>96.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Single Number</text:p>
          </table:table-cell>
          <table:table-cell table:style-name="ce4" table:formula="of:=HYPERLINK( concat(&quot;https://leetcode.com/problems/&quot;; [.D77]); [.B77])" office:value-type="string" office:string-value="" calcext:value-type="error">
            <text:p>#NAME?</text:p>
          </table:table-cell>
          <table:table-cell table:style-name="ce6" office:value-type="string" calcext:value-type="string">
            <text:p>single-numb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Bit Manipulation, </text:p>
          </table:table-cell>
          <table:table-cell table:style-name="ce6" office:value-type="float" office:value="4475" calcext:value-type="float">
            <text:p>4475</text:p>
          </table:table-cell>
          <table:table-cell table:style-name="ce6" office:value-type="float" office:value="161" calcext:value-type="float">
            <text:p>161</text:p>
          </table:table-cell>
          <table:table-cell table:style-name="ce6" table:formula="of:=ROUND( IFERROR((( [.G77]+ 1.9208) / ( [.G77] + [.H77]) - 1.96 * SQRT(([.G77] *  [.H77]) / ([.G77] +  [.H77]) + 0.9604) / ([.G77] +  [.H77])) / (1 + 3.8416 / ([.G77] +  [.H77]));0); 5) * 100" office:value-type="float" office:value="95.96" calcext:value-type="float">
            <text:p>95.9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table:style-name="ce2" office:value-type="string" calcext:value-type="string">
            <text:p>Kill Process</text:p>
          </table:table-cell>
          <table:table-cell table:style-name="ce4" table:formula="of:=HYPERLINK( concat(&quot;https://leetcode.com/problems/&quot;; [.D78]); [.B78])" office:value-type="string" office:string-value="" calcext:value-type="error">
            <text:p>#NAME?</text:p>
          </table:table-cell>
          <table:table-cell table:style-name="ce6" office:value-type="string" calcext:value-type="string">
            <text:p>kill-proces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Queue, </text:p>
          </table:table-cell>
          <table:table-cell table:style-name="ce6" office:value-type="float" office:value="469" calcext:value-type="float">
            <text:p>469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ROUND( IFERROR((( [.G78]+ 1.9208) / ( [.G78] + [.H78]) - 1.96 * SQRT(([.G78] *  [.H78]) / ([.G78] +  [.H78]) + 0.9604) / ([.G78] +  [.H78])) / (1 + 3.8416 / ([.G78] +  [.H78]));0); 5) * 100" office:value-type="float" office:value="95.943" calcext:value-type="float">
            <text:p>95.94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86" calcext:value-type="float">
            <text:p>886</text:p>
          </table:table-cell>
          <table:table-cell table:style-name="ce2" office:value-type="string" calcext:value-type="string">
            <text:p>Possible Bipartition</text:p>
          </table:table-cell>
          <table:table-cell table:style-name="ce4" table:formula="of:=HYPERLINK( concat(&quot;https://leetcode.com/problems/&quot;; [.D79]); [.B79])" office:value-type="string" office:string-value="" calcext:value-type="error">
            <text:p>#NAME?</text:p>
          </table:table-cell>
          <table:table-cell table:style-name="ce6" office:value-type="string" calcext:value-type="string">
            <text:p>possible-biparti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</text:p>
          </table:table-cell>
          <table:table-cell table:style-name="ce6" office:value-type="float" office:value="929" calcext:value-type="float">
            <text:p>929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ROUND( IFERROR((( [.G79]+ 1.9208) / ( [.G79] + [.H79]) - 1.96 * SQRT(([.G79] *  [.H79]) / ([.G79] +  [.H79]) + 0.9604) / ([.G79] +  [.H79])) / (1 + 3.8416 / ([.G79] +  [.H79]));0); 5) * 100" office:value-type="float" office:value="95.922" calcext:value-type="float">
            <text:p>95.92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Cheapest Flights Within K Stops</text:p>
          </table:table-cell>
          <table:table-cell table:style-name="ce4" table:formula="of:=HYPERLINK( concat(&quot;https://leetcode.com/problems/&quot;; [.D80]); [.B80])" office:value-type="string" office:string-value="" calcext:value-type="error">
            <text:p>#NAME?</text:p>
          </table:table-cell>
          <table:table-cell table:style-name="ce6" office:value-type="string" calcext:value-type="string">
            <text:p>cheapest-flights-within-k-stop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Heap, Breadth-first Search, </text:p>
          </table:table-cell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ROUND( IFERROR((( [.G80]+ 1.9208) / ( [.G80] + [.H80]) - 1.96 * SQRT(([.G80] *  [.H80]) / ([.G80] +  [.H80]) + 0.9604) / ([.G80] +  [.H80])) / (1 + 3.8416 / ([.G80] +  [.H80]));0); 5) * 100" office:value-type="float" office:value="95.91" calcext:value-type="float">
            <text:p>95.9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Capacity To Ship Packages Within D Days</text:p>
          </table:table-cell>
          <table:table-cell table:style-name="ce4" table:formula="of:=HYPERLINK( concat(&quot;https://leetcode.com/problems/&quot;; [.D81]); [.B81])" office:value-type="string" office:string-value="" calcext:value-type="error">
            <text:p>#NAME?</text:p>
          </table:table-cell>
          <table:table-cell table:style-name="ce6" office:value-type="string" calcext:value-type="string">
            <text:p>capacity-to-ship-packages-within-d-day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Binary Search, </text:p>
          </table:table-cell>
          <table:table-cell table:style-name="ce6" office:value-type="float" office:value="1091" calcext:value-type="float">
            <text:p>1091</text:p>
          </table:table-cell>
          <table:table-cell table:style-name="ce6" office:value-type="float" office:value="33" calcext:value-type="float">
            <text:p>33</text:p>
          </table:table-cell>
          <table:table-cell table:style-name="ce6" table:formula="of:=ROUND( IFERROR((( [.G81]+ 1.9208) / ( [.G81] + [.H81]) - 1.96 * SQRT(([.G81] *  [.H81]) / ([.G81] +  [.H81]) + 0.9604) / ([.G81] +  [.H81])) / (1 + 3.8416 / ([.G81] +  [.H81]));0); 5) * 100" office:value-type="float" office:value="95.906" calcext:value-type="float">
            <text:p>95.9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25" calcext:value-type="float">
            <text:p>1325</text:p>
          </table:table-cell>
          <table:table-cell table:style-name="ce2" office:value-type="string" calcext:value-type="string">
            <text:p>Delete Leaves With a Given Value</text:p>
          </table:table-cell>
          <table:table-cell table:style-name="ce4" table:formula="of:=HYPERLINK( concat(&quot;https://leetcode.com/problems/&quot;; [.D82]); [.B82])" office:value-type="string" office:string-value="" calcext:value-type="error">
            <text:p>#NAME?</text:p>
          </table:table-cell>
          <table:table-cell table:style-name="ce6" office:value-type="string" calcext:value-type="string">
            <text:p>delete-leaves-with-a-given-valu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339" calcext:value-type="float">
            <text:p>339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ROUND( IFERROR((( [.G82]+ 1.9208) / ( [.G82] + [.H82]) - 1.96 * SQRT(([.G82] *  [.H82]) / ([.G82] +  [.H82]) + 0.9604) / ([.G82] +  [.H82])) / (1 + 3.8416 / ([.G82] +  [.H82]));0); 5) * 100" office:value-type="float" office:value="95.883" calcext:value-type="float">
            <text:p>95.88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Unique Binary Search Trees</text:p>
          </table:table-cell>
          <table:table-cell table:style-name="ce4" table:formula="of:=HYPERLINK( concat(&quot;https://leetcode.com/problems/&quot;; [.D83]); [.B83])" office:value-type="string" office:string-value="" calcext:value-type="error">
            <text:p>#NAME?</text:p>
          </table:table-cell>
          <table:table-cell table:style-name="ce6" office:value-type="string" calcext:value-type="string">
            <text:p>unique-binary-search-tre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Tree, </text:p>
          </table:table-cell>
          <table:table-cell table:style-name="ce6" office:value-type="float" office:value="3394" calcext:value-type="float">
            <text:p>3394</text:p>
          </table:table-cell>
          <table:table-cell table:style-name="ce6" office:value-type="float" office:value="122" calcext:value-type="float">
            <text:p>122</text:p>
          </table:table-cell>
          <table:table-cell table:style-name="ce6" table:formula="of:=ROUND( IFERROR((( [.G83]+ 1.9208) / ( [.G83] + [.H83]) - 1.96 * SQRT(([.G83] *  [.H83]) / ([.G83] +  [.H83]) + 0.9604) / ([.G83] +  [.H83])) / (1 + 3.8416 / ([.G83] +  [.H83]));0); 5) * 100" office:value-type="float" office:value="95.873" calcext:value-type="float">
            <text:p>95.87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Palindrome Partitioning II</text:p>
          </table:table-cell>
          <table:table-cell table:style-name="ce4" table:formula="of:=HYPERLINK( concat(&quot;https://leetcode.com/problems/&quot;; [.D84]); [.B84])" office:value-type="string" office:string-value="" calcext:value-type="error">
            <text:p>#NAME?</text:p>
          </table:table-cell>
          <table:table-cell table:style-name="ce6" office:value-type="string" calcext:value-type="string">
            <text:p>palindrome-partitioning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105" calcext:value-type="float">
            <text:p>1105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formula="of:=ROUND( IFERROR((( [.G84]+ 1.9208) / ( [.G84] + [.H84]) - 1.96 * SQRT(([.G84] *  [.H84]) / ([.G84] +  [.H84]) + 0.9604) / ([.G84] +  [.H84])) / (1 + 3.8416 / ([.G84] +  [.H84]));0); 5) * 100" office:value-type="float" office:value="95.858" calcext:value-type="float">
            <text:p>95.85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15" calcext:value-type="float">
            <text:p>815</text:p>
          </table:table-cell>
          <table:table-cell table:style-name="ce2" office:value-type="string" calcext:value-type="string">
            <text:p>Bus Routes</text:p>
          </table:table-cell>
          <table:table-cell table:style-name="ce4" table:formula="of:=HYPERLINK( concat(&quot;https://leetcode.com/problems/&quot;; [.D85]); [.B85])" office:value-type="string" office:string-value="" calcext:value-type="error">
            <text:p>#NAME?</text:p>
          </table:table-cell>
          <table:table-cell table:style-name="ce6" office:value-type="string" calcext:value-type="string">
            <text:p>bus-rout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readth-first Search, </text:p>
          </table:table-cell>
          <table:table-cell table:style-name="ce6" office:value-type="float" office:value="745" calcext:value-type="float">
            <text:p>745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ROUND( IFERROR((( [.G85]+ 1.9208) / ( [.G85] + [.H85]) - 1.96 * SQRT(([.G85] *  [.H85]) / ([.G85] +  [.H85]) + 0.9604) / ([.G85] +  [.H85])) / (1 + 3.8416 / ([.G85] +  [.H85]));0); 5) * 100" office:value-type="float" office:value="95.845" calcext:value-type="float">
            <text:p>95.84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Best Time to Buy and Sell Stock with Cooldown</text:p>
          </table:table-cell>
          <table:table-cell table:style-name="ce4" table:formula="of:=HYPERLINK( concat(&quot;https://leetcode.com/problems/&quot;; [.D86]); [.B86])" office:value-type="string" office:string-value="" calcext:value-type="error">
            <text:p>#NAME?</text:p>
          </table:table-cell>
          <table:table-cell table:style-name="ce6" office:value-type="string" calcext:value-type="string">
            <text:p>best-time-to-buy-and-sell-stock-with-cooldow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2323" calcext:value-type="float">
            <text:p>2323</text:p>
          </table:table-cell>
          <table:table-cell table:style-name="ce6" office:value-type="float" office:value="82" calcext:value-type="float">
            <text:p>82</text:p>
          </table:table-cell>
          <table:table-cell table:style-name="ce6" table:formula="of:=ROUND( IFERROR((( [.G86]+ 1.9208) / ( [.G86] + [.H86]) - 1.96 * SQRT(([.G86] *  [.H86]) / ([.G86] +  [.H86]) + 0.9604) / ([.G86] +  [.H86])) / (1 + 3.8416 / ([.G86] +  [.H86]));0); 5) * 100" office:value-type="float" office:value="95.788" calcext:value-type="float">
            <text:p>95.78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Maximum Product Subarray</text:p>
          </table:table-cell>
          <table:table-cell table:style-name="ce4" table:formula="of:=HYPERLINK( concat(&quot;https://leetcode.com/problems/&quot;; [.D87]); [.B87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product-subarra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Dynamic Programming, </text:p>
          </table:table-cell>
          <table:table-cell table:style-name="ce6" office:value-type="float" office:value="4121" calcext:value-type="float">
            <text:p>4121</text:p>
          </table:table-cell>
          <table:table-cell table:style-name="ce6" office:value-type="float" office:value="155" calcext:value-type="float">
            <text:p>155</text:p>
          </table:table-cell>
          <table:table-cell table:style-name="ce6" table:formula="of:=ROUND( IFERROR((( [.G87]+ 1.9208) / ( [.G87] + [.H87]) - 1.96 * SQRT(([.G87] *  [.H87]) / ([.G87] +  [.H87]) + 0.9604) / ([.G87] +  [.H87])) / (1 + 3.8416 / ([.G87] +  [.H87]));0); 5) * 100" office:value-type="float" office:value="95.772" calcext:value-type="float">
            <text:p>95.77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Best Time to Buy and Sell Stock III</text:p>
          </table:table-cell>
          <table:table-cell table:style-name="ce4" table:formula="of:=HYPERLINK( concat(&quot;https://leetcode.com/problems/&quot;; [.D88]); [.B88])" office:value-type="string" office:string-value="" calcext:value-type="error">
            <text:p>#NAME?</text:p>
          </table:table-cell>
          <table:table-cell table:style-name="ce6" office:value-type="string" calcext:value-type="string">
            <text:p>best-time-to-buy-and-sell-stock-i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Array, Dynamic Programming, </text:p>
          </table:table-cell>
          <table:table-cell table:style-name="ce6" office:value-type="float" office:value="2078" calcext:value-type="float">
            <text:p>2078</text:p>
          </table:table-cell>
          <table:table-cell table:style-name="ce6" office:value-type="float" office:value="73" calcext:value-type="float">
            <text:p>73</text:p>
          </table:table-cell>
          <table:table-cell table:style-name="ce6" table:formula="of:=ROUND( IFERROR((( [.G88]+ 1.9208) / ( [.G88] + [.H88]) - 1.96 * SQRT(([.G88] *  [.H88]) / ([.G88] +  [.H88]) + 0.9604) / ([.G88] +  [.H88])) / (1 + 3.8416 / ([.G88] +  [.H88]));0); 5) * 100" office:value-type="float" office:value="95.754" calcext:value-type="float">
            <text:p>95.75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Count of Smaller Numbers After Self</text:p>
          </table:table-cell>
          <table:table-cell table:style-name="ce4" table:formula="of:=HYPERLINK( concat(&quot;https://leetcode.com/problems/&quot;; [.D89]); [.B89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-of-smaller-numbers-after-self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inary Search, Divide and Conquer, Sort, Binary Indexed Tree, Segment Tree, </text:p>
          </table:table-cell>
          <table:table-cell table:style-name="ce6" office:value-type="float" office:value="2323" calcext:value-type="float">
            <text:p>2323</text:p>
          </table:table-cell>
          <table:table-cell table:style-name="ce6" office:value-type="float" office:value="83" calcext:value-type="float">
            <text:p>83</text:p>
          </table:table-cell>
          <table:table-cell table:style-name="ce6" table:formula="of:=ROUND( IFERROR((( [.G89]+ 1.9208) / ( [.G89] + [.H89]) - 1.96 * SQRT(([.G89] *  [.H89]) / ([.G89] +  [.H89]) + 0.9604) / ([.G89] +  [.H89])) / (1 + 3.8416 / ([.G89] +  [.H89]));0); 5) * 100" office:value-type="float" office:value="95.744" calcext:value-type="float">
            <text:p>95.74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49" calcext:value-type="float">
            <text:p>1249</text:p>
          </table:table-cell>
          <table:table-cell table:style-name="ce2" office:value-type="string" calcext:value-type="string">
            <text:p>Minimum Remove to Make Valid Parentheses</text:p>
          </table:table-cell>
          <table:table-cell table:style-name="ce4" table:formula="of:=HYPERLINK( concat(&quot;https://leetcode.com/problems/&quot;; [.D90]); [.B90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remove-to-make-valid-parenthes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Stack, </text:p>
          </table:table-cell>
          <table:table-cell table:style-name="ce6" office:value-type="float" office:value="825" calcext:value-type="float">
            <text:p>825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ROUND( IFERROR((( [.G90]+ 1.9208) / ( [.G90] + [.H90]) - 1.96 * SQRT(([.G90] *  [.H90]) / ([.G90] +  [.H90]) + 0.9604) / ([.G90] +  [.H90])) / (1 + 3.8416 / ([.G90] +  [.H90]));0); 5) * 100" office:value-type="float" office:value="95.694" calcext:value-type="float">
            <text:p>95.69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88" calcext:value-type="float">
            <text:p>1388</text:p>
          </table:table-cell>
          <table:table-cell table:style-name="ce2" office:value-type="string" calcext:value-type="string">
            <text:p>Pizza With 3n Slices</text:p>
          </table:table-cell>
          <table:table-cell table:style-name="ce4" table:formula="of:=HYPERLINK( concat(&quot;https://leetcode.com/problems/&quot;; [.D91]); [.B91])" office:value-type="string" office:string-value="" calcext:value-type="error">
            <text:p>#NAME?</text:p>
          </table:table-cell>
          <table:table-cell table:style-name="ce6" office:value-type="string" calcext:value-type="string">
            <text:p>pizza-with-3n-slic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ROUND( IFERROR((( [.G91]+ 1.9208) / ( [.G91] + [.H91]) - 1.96 * SQRT(([.G91] *  [.H91]) / ([.G91] +  [.H91]) + 0.9604) / ([.G91] +  [.H91])) / (1 + 3.8416 / ([.G91] +  [.H91]));0); 5) * 100" office:value-type="float" office:value="95.651" calcext:value-type="float">
            <text:p>95.6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49" calcext:value-type="float">
            <text:p>1449</text:p>
          </table:table-cell>
          <table:table-cell table:style-name="ce2" office:value-type="string" calcext:value-type="string">
            <text:p>Form Largest Integer With Digits That Add up to Target</text:p>
          </table:table-cell>
          <table:table-cell table:style-name="ce4" table:formula="of:=HYPERLINK( concat(&quot;https://leetcode.com/problems/&quot;; [.D92]); [.B92])" office:value-type="string" office:string-value="" calcext:value-type="error">
            <text:p>#NAME?</text:p>
          </table:table-cell>
          <table:table-cell table:style-name="ce6" office:value-type="string" calcext:value-type="string">
            <text:p>form-largest-integer-with-digits-that-add-up-to-target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Dynamic Programming, </text:p>
          </table:table-cell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ROUND( IFERROR((( [.G92]+ 1.9208) / ( [.G92] + [.H92]) - 1.96 * SQRT(([.G92] *  [.H92]) / ([.G92] +  [.H92]) + 0.9604) / ([.G92] +  [.H92])) / (1 + 3.8416 / ([.G92] +  [.H92]));0); 5) * 100" office:value-type="float" office:value="95.633" calcext:value-type="float">
            <text:p>95.63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78" calcext:value-type="float">
            <text:p>1278</text:p>
          </table:table-cell>
          <table:table-cell table:style-name="ce2" office:value-type="string" calcext:value-type="string">
            <text:p>Palindrome Partitioning III</text:p>
          </table:table-cell>
          <table:table-cell table:style-name="ce4" table:formula="of:=HYPERLINK( concat(&quot;https://leetcode.com/problems/&quot;; [.D93]); [.B93])" office:value-type="string" office:string-value="" calcext:value-type="error">
            <text:p>#NAME?</text:p>
          </table:table-cell>
          <table:table-cell table:style-name="ce6" office:value-type="string" calcext:value-type="string">
            <text:p>palindrome-partitioning-i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ROUND( IFERROR((( [.G93]+ 1.9208) / ( [.G93] + [.H93]) - 1.96 * SQRT(([.G93] *  [.H93]) / ([.G93] +  [.H93]) + 0.9604) / ([.G93] +  [.H93])) / (1 + 3.8416 / ([.G93] +  [.H93]));0); 5) * 100" office:value-type="float" office:value="95.611" calcext:value-type="float">
            <text:p>95.61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12" calcext:value-type="float">
            <text:p>1312</text:p>
          </table:table-cell>
          <table:table-cell table:style-name="ce2" office:value-type="string" calcext:value-type="string">
            <text:p>Minimum Insertion Steps to Make a String Palindrome</text:p>
          </table:table-cell>
          <table:table-cell table:style-name="ce4" table:formula="of:=HYPERLINK( concat(&quot;https://leetcode.com/problems/&quot;; [.D94]); [.B94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insertion-steps-to-make-a-string-palindrom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ROUND( IFERROR((( [.G94]+ 1.9208) / ( [.G94] + [.H94]) - 1.96 * SQRT(([.G94] *  [.H94]) / ([.G94] +  [.H94]) + 0.9604) / ([.G94] +  [.H94])) / (1 + 3.8416 / ([.G94] +  [.H94]));0); 5) * 100" office:value-type="float" office:value="95.605" calcext:value-type="float">
            <text:p>95.6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Palindrome Partitioning</text:p>
          </table:table-cell>
          <table:table-cell table:style-name="ce4" table:formula="of:=HYPERLINK( concat(&quot;https://leetcode.com/problems/&quot;; [.D95]); [.B95])" office:value-type="string" office:string-value="" calcext:value-type="error">
            <text:p>#NAME?</text:p>
          </table:table-cell>
          <table:table-cell table:style-name="ce6" office:value-type="string" calcext:value-type="string">
            <text:p>palindrome-partition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acktracking, </text:p>
          </table:table-cell>
          <table:table-cell table:style-name="ce6" office:value-type="float" office:value="1832" calcext:value-type="float">
            <text:p>1832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ROUND( IFERROR((( [.G95]+ 1.9208) / ( [.G95] + [.H95]) - 1.96 * SQRT(([.G95] *  [.H95]) / ([.G95] +  [.H95]) + 0.9604) / ([.G95] +  [.H95])) / (1 + 3.8416 / ([.G95] +  [.H95]));0); 5) * 100" office:value-type="float" office:value="95.6" calcext:value-type="float">
            <text:p>95.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78" calcext:value-type="float">
            <text:p>1478</text:p>
          </table:table-cell>
          <table:table-cell table:style-name="ce2" office:value-type="string" calcext:value-type="string">
            <text:p>Allocate Mailboxes</text:p>
          </table:table-cell>
          <table:table-cell table:style-name="ce4" table:formula="of:=HYPERLINK( concat(&quot;https://leetcode.com/problems/&quot;; [.D96]); [.B96])" office:value-type="string" office:string-value="" calcext:value-type="error">
            <text:p>#NAME?</text:p>
          </table:table-cell>
          <table:table-cell table:style-name="ce6" office:value-type="string" calcext:value-type="string">
            <text:p>allocate-mailbox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Dynamic Programming, 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ROUND( IFERROR((( [.G96]+ 1.9208) / ( [.G96] + [.H96]) - 1.96 * SQRT(([.G96] *  [.H96]) / ([.G96] +  [.H96]) + 0.9604) / ([.G96] +  [.H96])) / (1 + 3.8416 / ([.G96] +  [.H96]));0); 5) * 100" office:value-type="float" office:value="95.597" calcext:value-type="float">
            <text:p>95.59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Longest Valid Parentheses</text:p>
          </table:table-cell>
          <table:table-cell table:style-name="ce4" table:formula="of:=HYPERLINK( concat(&quot;https://leetcode.com/problems/&quot;; [.D97]); [.B97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valid-parenthes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Stack, </text:p>
          </table:table-cell>
          <table:table-cell table:style-name="ce6" office:value-type="float" office:value="3438" calcext:value-type="float">
            <text:p>3438</text:p>
          </table:table-cell>
          <table:table-cell table:style-name="ce6" office:value-type="float" office:value="134" calcext:value-type="float">
            <text:p>134</text:p>
          </table:table-cell>
          <table:table-cell table:style-name="ce6" table:formula="of:=ROUND( IFERROR((( [.G97]+ 1.9208) / ( [.G97] + [.H97]) - 1.96 * SQRT(([.G97] *  [.H97]) / ([.G97] +  [.H97]) + 0.9604) / ([.G97] +  [.H97])) / (1 + 3.8416 / ([.G97] +  [.H97]));0); 5) * 100" office:value-type="float" office:value="95.574" calcext:value-type="float">
            <text:p>95.57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table:style-name="ce2" office:value-type="string" calcext:value-type="string">
            <text:p>Score of Parentheses</text:p>
          </table:table-cell>
          <table:table-cell table:style-name="ce4" table:formula="of:=HYPERLINK( concat(&quot;https://leetcode.com/problems/&quot;; [.D98]); [.B98])" office:value-type="string" office:string-value="" calcext:value-type="error">
            <text:p>#NAME?</text:p>
          </table:table-cell>
          <table:table-cell table:style-name="ce6" office:value-type="string" calcext:value-type="string">
            <text:p>score-of-parenthes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Dynamic Programming, </text:p>
          </table:table-cell>
          <table:table-cell table:style-name="ce6" office:value-type="float" office:value="1107" calcext:value-type="float">
            <text:p>1107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ROUND( IFERROR((( [.G98]+ 1.9208) / ( [.G98] + [.H98]) - 1.96 * SQRT(([.G98] *  [.H98]) / ([.G98] +  [.H98]) + 0.9604) / ([.G98] +  [.H98])) / (1 + 3.8416 / ([.G98] +  [.H98]));0); 5) * 100" office:value-type="float" office:value="95.574" calcext:value-type="float">
            <text:p>95.57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68" calcext:value-type="float">
            <text:p>1368</text:p>
          </table:table-cell>
          <table:table-cell table:style-name="ce2" office:value-type="string" calcext:value-type="string">
            <text:p>Minimum Cost to Make at Least One Valid Path in a Grid</text:p>
          </table:table-cell>
          <table:table-cell table:style-name="ce4" table:formula="of:=HYPERLINK( concat(&quot;https://leetcode.com/problems/&quot;; [.D99]); [.B99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cost-to-make-at-least-one-valid-path-in-a-grid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readth-first Search, 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ROUND( IFERROR((( [.G99]+ 1.9208) / ( [.G99] + [.H99]) - 1.96 * SQRT(([.G99] *  [.H99]) / ([.G99] +  [.H99]) + 0.9604) / ([.G99] +  [.H99])) / (1 + 3.8416 / ([.G99] +  [.H99]));0); 5) * 100" office:value-type="float" office:value="95.558" calcext:value-type="float">
            <text:p>95.55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25" calcext:value-type="float">
            <text:p>1125</text:p>
          </table:table-cell>
          <table:table-cell table:style-name="ce2" office:value-type="string" calcext:value-type="string">
            <text:p>Smallest Sufficient Team</text:p>
          </table:table-cell>
          <table:table-cell table:style-name="ce4" table:formula="of:=HYPERLINK( concat(&quot;https://leetcode.com/problems/&quot;; [.D100]); [.B100])" office:value-type="string" office:string-value="" calcext:value-type="error">
            <text:p>#NAME?</text:p>
          </table:table-cell>
          <table:table-cell table:style-name="ce6" office:value-type="string" calcext:value-type="string">
            <text:p>smallest-sufficient-team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Bit Manipulation, 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ROUND( IFERROR((( [.G100]+ 1.9208) / ( [.G100] + [.H100]) - 1.96 * SQRT(([.G100] *  [.H100]) / ([.G100] +  [.H100]) + 0.9604) / ([.G100] +  [.H100])) / (1 + 3.8416 / ([.G100] +  [.H100]));0); 5) * 100" office:value-type="float" office:value="95.54" calcext:value-type="float">
            <text:p>95.5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Path Sum II</text:p>
          </table:table-cell>
          <table:table-cell table:style-name="ce4" table:formula="of:=HYPERLINK( concat(&quot;https://leetcode.com/problems/&quot;; [.D101]); [.B101])" office:value-type="string" office:string-value="" calcext:value-type="error">
            <text:p>#NAME?</text:p>
          </table:table-cell>
          <table:table-cell table:style-name="ce6" office:value-type="string" calcext:value-type="string">
            <text:p>path-sum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1752" calcext:value-type="float">
            <text:p>1752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ROUND( IFERROR((( [.G101]+ 1.9208) / ( [.G101] + [.H101]) - 1.96 * SQRT(([.G101] *  [.H101]) / ([.G101] +  [.H101]) + 0.9604) / ([.G101] +  [.H101])) / (1 + 3.8416 / ([.G101] +  [.H101]));0); 5) * 100" office:value-type="float" office:value="95.525" calcext:value-type="float">
            <text:p>95.52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09" calcext:value-type="float">
            <text:p>1209</text:p>
          </table:table-cell>
          <table:table-cell table:style-name="ce2" office:value-type="string" calcext:value-type="string">
            <text:p>Remove All Adjacent Duplicates in String II</text:p>
          </table:table-cell>
          <table:table-cell table:style-name="ce4" table:formula="of:=HYPERLINK( concat(&quot;https://leetcode.com/problems/&quot;; [.D102]); [.B102])" office:value-type="string" office:string-value="" calcext:value-type="error">
            <text:p>#NAME?</text:p>
          </table:table-cell>
          <table:table-cell table:style-name="ce6" office:value-type="string" calcext:value-type="string">
            <text:p>remove-all-adjacent-duplicates-in-string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ack, </text:p>
          </table:table-cell>
          <table:table-cell table:style-name="ce6" office:value-type="float" office:value="502" calcext:value-type="float">
            <text:p>502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formula="of:=ROUND( IFERROR((( [.G102]+ 1.9208) / ( [.G102] + [.H102]) - 1.96 * SQRT(([.G102] *  [.H102]) / ([.G102] +  [.H102]) + 0.9604) / ([.G102] +  [.H102])) / (1 + 3.8416 / ([.G102] +  [.H102]));0); 5) * 100" office:value-type="float" office:value="95.498" calcext:value-type="float">
            <text:p>95.49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38" calcext:value-type="float">
            <text:p>1438</text:p>
          </table:table-cell>
          <table:table-cell table:style-name="ce2" office:value-type="string" calcext:value-type="string">
            <text:p>Longest Continuous Subarray With Absolute Diff Less Than or Equal to Limit</text:p>
          </table:table-cell>
          <table:table-cell table:style-name="ce4" table:formula="of:=HYPERLINK( concat(&quot;https://leetcode.com/problems/&quot;; [.D103]); [.B103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continuous-subarray-with-absolute-diff-less-than-or-equal-to-limi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Sliding Window, </text:p>
          </table:table-cell>
          <table:table-cell table:style-name="ce6" office:value-type="float" office:value="496" calcext:value-type="float">
            <text:p>496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formula="of:=ROUND( IFERROR((( [.G103]+ 1.9208) / ( [.G103] + [.H103]) - 1.96 * SQRT(([.G103] *  [.H103]) / ([.G103] +  [.H103]) + 0.9604) / ([.G103] +  [.H103])) / (1 + 3.8416 / ([.G103] +  [.H103]));0); 5) * 100" office:value-type="float" office:value="95.445" calcext:value-type="float">
            <text:p>95.44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ombination Sum II</text:p>
          </table:table-cell>
          <table:table-cell table:style-name="ce4" table:formula="of:=HYPERLINK( concat(&quot;https://leetcode.com/problems/&quot;; [.D104]); [.B104])" office:value-type="string" office:string-value="" calcext:value-type="error">
            <text:p>#NAME?</text:p>
          </table:table-cell>
          <table:table-cell table:style-name="ce6" office:value-type="string" calcext:value-type="string">
            <text:p>combination-sum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Backtracking, </text:p>
          </table:table-cell>
          <table:table-cell table:style-name="ce6" office:value-type="float" office:value="1737" calcext:value-type="float">
            <text:p>1737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formula="of:=ROUND( IFERROR((( [.G104]+ 1.9208) / ( [.G104] + [.H104]) - 1.96 * SQRT(([.G104] *  [.H104]) / ([.G104] +  [.H104]) + 0.9604) / ([.G104] +  [.H104])) / (1 + 3.8416 / ([.G104] +  [.H104]));0); 5) * 100" office:value-type="float" office:value="95.429" calcext:value-type="float">
            <text:p>95.4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46" calcext:value-type="float">
            <text:p>946</text:p>
          </table:table-cell>
          <table:table-cell table:style-name="ce2" office:value-type="string" calcext:value-type="string">
            <text:p>Validate Stack Sequences</text:p>
          </table:table-cell>
          <table:table-cell table:style-name="ce4" table:formula="of:=HYPERLINK( concat(&quot;https://leetcode.com/problems/&quot;; [.D105]); [.B105])" office:value-type="string" office:string-value="" calcext:value-type="error">
            <text:p>#NAME?</text:p>
          </table:table-cell>
          <table:table-cell table:style-name="ce6" office:value-type="string" calcext:value-type="string">
            <text:p>validate-stack-sequenc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ack, </text:p>
          </table:table-cell>
          <table:table-cell table:style-name="ce6" office:value-type="float" office:value="770" calcext:value-type="float">
            <text:p>77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ROUND( IFERROR((( [.G105]+ 1.9208) / ( [.G105] + [.H105]) - 1.96 * SQRT(([.G105] *  [.H105]) / ([.G105] +  [.H105]) + 0.9604) / ([.G105] +  [.H105])) / (1 + 3.8416 / ([.G105] +  [.H105]));0); 5) * 100" office:value-type="float" office:value="95.399" calcext:value-type="float">
            <text:p>95.39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Russian Doll Envelopes</text:p>
          </table:table-cell>
          <table:table-cell table:style-name="ce4" table:formula="of:=HYPERLINK( concat(&quot;https://leetcode.com/problems/&quot;; [.D106]); [.B106])" office:value-type="string" office:string-value="" calcext:value-type="error">
            <text:p>#NAME?</text:p>
          </table:table-cell>
          <table:table-cell table:style-name="ce6" office:value-type="string" calcext:value-type="string">
            <text:p>russian-doll-envelop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inary Search, Dynamic Programming, </text:p>
          </table:table-cell>
          <table:table-cell table:style-name="ce6" office:value-type="float" office:value="1128" calcext:value-type="float">
            <text:p>1128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formula="of:=ROUND( IFERROR((( [.G106]+ 1.9208) / ( [.G106] + [.H106]) - 1.96 * SQRT(([.G106] *  [.H106]) / ([.G106] +  [.H106]) + 0.9604) / ([.G106] +  [.H106])) / (1 + 3.8416 / ([.G106] +  [.H106]));0); 5) * 100" office:value-type="float" office:value="95.37" calcext:value-type="float">
            <text:p>95.3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2" office:value-type="string" calcext:value-type="string">
            <text:p>Non-overlapping Intervals</text:p>
          </table:table-cell>
          <table:table-cell table:style-name="ce4" table:formula="of:=HYPERLINK( concat(&quot;https://leetcode.com/problems/&quot;; [.D107]); [.B107])" office:value-type="string" office:string-value="" calcext:value-type="error">
            <text:p>#NAME?</text:p>
          </table:table-cell>
          <table:table-cell table:style-name="ce6" office:value-type="string" calcext:value-type="string">
            <text:p>non-overlapping-interval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1032" calcext:value-type="float">
            <text:p>1032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ROUND( IFERROR((( [.G107]+ 1.9208) / ( [.G107] + [.H107]) - 1.96 * SQRT(([.G107] *  [.H107]) / ([.G107] +  [.H107]) + 0.9604) / ([.G107] +  [.H107])) / (1 + 3.8416 / ([.G107] +  [.H107]));0); 5) * 100" office:value-type="float" office:value="95.369" calcext:value-type="float">
            <text:p>95.36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65" calcext:value-type="float">
            <text:p>1365</text:p>
          </table:table-cell>
          <table:table-cell table:style-name="ce2" office:value-type="string" calcext:value-type="string">
            <text:p>How Many Numbers Are Smaller Than the Current Number</text:p>
          </table:table-cell>
          <table:table-cell table:style-name="ce4" table:formula="of:=HYPERLINK( concat(&quot;https://leetcode.com/problems/&quot;; [.D108]); [.B108])" office:value-type="string" office:string-value="" calcext:value-type="error">
            <text:p>#NAME?</text:p>
          </table:table-cell>
          <table:table-cell table:style-name="ce6" office:value-type="string" calcext:value-type="string">
            <text:p>how-many-numbers-are-smaller-than-the-current-numb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Hash Table, </text:p>
          </table:table-cell>
          <table:table-cell table:style-name="ce6" office:value-type="float" office:value="659" calcext:value-type="float">
            <text:p>659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ROUND( IFERROR((( [.G108]+ 1.9208) / ( [.G108] + [.H108]) - 1.96 * SQRT(([.G108] *  [.H108]) / ([.G108] +  [.H108]) + 0.9604) / ([.G108] +  [.H108])) / (1 + 3.8416 / ([.G108] +  [.H108]));0); 5) * 100" office:value-type="float" office:value="95.325" calcext:value-type="float">
            <text:p>95.32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Graph Valid Tree</text:p>
          </table:table-cell>
          <table:table-cell table:style-name="ce4" table:formula="of:=HYPERLINK( concat(&quot;https://leetcode.com/problems/&quot;; [.D109]); [.B109])" office:value-type="string" office:string-value="" calcext:value-type="error">
            <text:p>#NAME?</text:p>
          </table:table-cell>
          <table:table-cell table:style-name="ce6" office:value-type="string" calcext:value-type="string">
            <text:p>graph-valid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Breadth-first Search, Union Find, Graph, </text:p>
          </table:table-cell>
          <table:table-cell table:style-name="ce6" office:value-type="float" office:value="998" calcext:value-type="float">
            <text:p>998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formula="of:=ROUND( IFERROR((( [.G109]+ 1.9208) / ( [.G109] + [.H109]) - 1.96 * SQRT(([.G109] *  [.H109]) / ([.G109] +  [.H109]) + 0.9604) / ([.G109] +  [.H109])) / (1 + 3.8416 / ([.G109] +  [.H109]));0); 5) * 100" office:value-type="float" office:value="95.324" calcext:value-type="float">
            <text:p>95.3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N-Queens</text:p>
          </table:table-cell>
          <table:table-cell table:style-name="ce4" table:formula="of:=HYPERLINK( concat(&quot;https://leetcode.com/problems/&quot;; [.D110]); [.B110])" office:value-type="string" office:string-value="" calcext:value-type="error">
            <text:p>#NAME?</text:p>
          </table:table-cell>
          <table:table-cell table:style-name="ce6" office:value-type="string" calcext:value-type="string">
            <text:p>n-queen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acktracking, </text:p>
          </table:table-cell>
          <table:table-cell table:style-name="ce6" office:value-type="float" office:value="1874" calcext:value-type="float">
            <text:p>1874</text:p>
          </table:table-cell>
          <table:table-cell table:style-name="ce6" office:value-type="float" office:value="73" calcext:value-type="float">
            <text:p>73</text:p>
          </table:table-cell>
          <table:table-cell table:style-name="ce6" table:formula="of:=ROUND( IFERROR((( [.G110]+ 1.9208) / ( [.G110] + [.H110]) - 1.96 * SQRT(([.G110] *  [.H110]) / ([.G110] +  [.H110]) + 0.9604) / ([.G110] +  [.H110])) / (1 + 3.8416 / ([.G110] +  [.H110]));0); 5) * 100" office:value-type="float" office:value="95.312" calcext:value-type="float">
            <text:p>95.31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Binary Tree Preorder Traversal</text:p>
          </table:table-cell>
          <table:table-cell table:style-name="ce4" table:formula="of:=HYPERLINK( concat(&quot;https://leetcode.com/problems/&quot;; [.D111]); [.B111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tree-preorder-traversal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ack, Tree, </text:p>
          </table:table-cell>
          <table:table-cell table:style-name="ce6" office:value-type="float" office:value="1501" calcext:value-type="float">
            <text:p>1501</text:p>
          </table:table-cell>
          <table:table-cell table:style-name="ce6" office:value-type="float" office:value="57" calcext:value-type="float">
            <text:p>57</text:p>
          </table:table-cell>
          <table:table-cell table:style-name="ce6" table:formula="of:=ROUND( IFERROR((( [.G111]+ 1.9208) / ( [.G111] + [.H111]) - 1.96 * SQRT(([.G111] *  [.H111]) / ([.G111] +  [.H111]) + 0.9604) / ([.G111] +  [.H111])) / (1 + 3.8416 / ([.G111] +  [.H111]));0); 5) * 100" office:value-type="float" office:value="95.289" calcext:value-type="float">
            <text:p>95.28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10" calcext:value-type="float">
            <text:p>1110</text:p>
          </table:table-cell>
          <table:table-cell table:style-name="ce2" office:value-type="string" calcext:value-type="string">
            <text:p>Delete Nodes And Return Forest</text:p>
          </table:table-cell>
          <table:table-cell table:style-name="ce4" table:formula="of:=HYPERLINK( concat(&quot;https://leetcode.com/problems/&quot;; [.D112]); [.B112])" office:value-type="string" office:string-value="" calcext:value-type="error">
            <text:p>#NAME?</text:p>
          </table:table-cell>
          <table:table-cell table:style-name="ce6" office:value-type="string" calcext:value-type="string">
            <text:p>delete-nodes-and-return-fore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1060" calcext:value-type="float">
            <text:p>1060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ROUND( IFERROR((( [.G112]+ 1.9208) / ( [.G112] + [.H112]) - 1.96 * SQRT(([.G112] *  [.H112]) / ([.G112] +  [.H112]) + 0.9604) / ([.G112] +  [.H112])) / (1 + 3.8416 / ([.G112] +  [.H112]));0); 5) * 100" office:value-type="float" office:value="95.285" calcext:value-type="float">
            <text:p>95.2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Remove Invalid Parentheses</text:p>
          </table:table-cell>
          <table:table-cell table:style-name="ce4" table:formula="of:=HYPERLINK( concat(&quot;https://leetcode.com/problems/&quot;; [.D113]); [.B113])" office:value-type="string" office:string-value="" calcext:value-type="error">
            <text:p>#NAME?</text:p>
          </table:table-cell>
          <table:table-cell table:style-name="ce6" office:value-type="string" calcext:value-type="string">
            <text:p>remove-invalid-parenthes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epth-first Search, Breadth-first Search, </text:p>
          </table:table-cell>
          <table:table-cell table:style-name="ce6" office:value-type="float" office:value="2531" calcext:value-type="float">
            <text:p>2531</text:p>
          </table:table-cell>
          <table:table-cell table:style-name="ce6" office:value-type="float" office:value="103" calcext:value-type="float">
            <text:p>103</text:p>
          </table:table-cell>
          <table:table-cell table:style-name="ce6" table:formula="of:=ROUND( IFERROR((( [.G113]+ 1.9208) / ( [.G113] + [.H113]) - 1.96 * SQRT(([.G113] *  [.H113]) / ([.G113] +  [.H113]) + 0.9604) / ([.G113] +  [.H113])) / (1 + 3.8416 / ([.G113] +  [.H113]));0); 5) * 100" office:value-type="float" office:value="95.28" calcext:value-type="float">
            <text:p>95.2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Maximum Length of Repeated Subarray</text:p>
          </table:table-cell>
          <table:table-cell table:style-name="ce4" table:formula="of:=HYPERLINK( concat(&quot;https://leetcode.com/problems/&quot;; [.D114]); [.B114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length-of-repeated-subarra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Hash Table, Binary Search, Dynamic Programming, </text:p>
          </table:table-cell>
          <table:table-cell table:style-name="ce6" office:value-type="float" office:value="1243" calcext:value-type="float">
            <text:p>1243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formula="of:=ROUND( IFERROR((( [.G114]+ 1.9208) / ( [.G114] + [.H114]) - 1.96 * SQRT(([.G114] *  [.H114]) / ([.G114] +  [.H114]) + 0.9604) / ([.G114] +  [.H114])) / (1 + 3.8416 / ([.G114] +  [.H114]));0); 5) * 100" office:value-type="float" office:value="95.273" calcext:value-type="float">
            <text:p>95.27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63" calcext:value-type="float">
            <text:p>1463</text:p>
          </table:table-cell>
          <table:table-cell table:style-name="ce2" office:value-type="string" calcext:value-type="string">
            <text:p>Cherry Pickup II</text:p>
          </table:table-cell>
          <table:table-cell table:style-name="ce4" table:formula="of:=HYPERLINK( concat(&quot;https://leetcode.com/problems/&quot;; [.D115]); [.B115])" office:value-type="string" office:string-value="" calcext:value-type="error">
            <text:p>#NAME?</text:p>
          </table:table-cell>
          <table:table-cell table:style-name="ce6" office:value-type="string" calcext:value-type="string">
            <text:p>cherry-pickup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ROUND( IFERROR((( [.G115]+ 1.9208) / ( [.G115] + [.H115]) - 1.96 * SQRT(([.G115] *  [.H115]) / ([.G115] +  [.H115]) + 0.9604) / ([.G115] +  [.H115])) / (1 + 3.8416 / ([.G115] +  [.H115]));0); 5) * 100" office:value-type="float" office:value="95.266" calcext:value-type="float">
            <text:p>95.26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Valid Parentheses</text:p>
          </table:table-cell>
          <table:table-cell table:style-name="ce4" table:formula="of:=HYPERLINK( concat(&quot;https://leetcode.com/problems/&quot;; [.D116]); [.B116])" office:value-type="string" office:string-value="" calcext:value-type="error">
            <text:p>#NAME?</text:p>
          </table:table-cell>
          <table:table-cell table:style-name="ce6" office:value-type="string" calcext:value-type="string">
            <text:p>valid-parenthese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Stack, </text:p>
          </table:table-cell>
          <table:table-cell table:style-name="ce6" office:value-type="float" office:value="5062" calcext:value-type="float">
            <text:p>5062</text:p>
          </table:table-cell>
          <table:table-cell table:style-name="ce6" office:value-type="float" office:value="220" calcext:value-type="float">
            <text:p>220</text:p>
          </table:table-cell>
          <table:table-cell table:style-name="ce6" table:formula="of:=ROUND( IFERROR((( [.G116]+ 1.9208) / ( [.G116] + [.H116]) - 1.96 * SQRT(([.G116] *  [.H116]) / ([.G116] +  [.H116]) + 0.9604) / ([.G116] +  [.H116])) / (1 + 3.8416 / ([.G116] +  [.H116]));0); 5) * 100" office:value-type="float" office:value="95.262" calcext:value-type="float">
            <text:p>95.26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26" calcext:value-type="float">
            <text:p>926</text:p>
          </table:table-cell>
          <table:table-cell table:style-name="ce2" office:value-type="string" calcext:value-type="string">
            <text:p>Flip String to Monotone Increasing</text:p>
          </table:table-cell>
          <table:table-cell table:style-name="ce4" table:formula="of:=HYPERLINK( concat(&quot;https://leetcode.com/problems/&quot;; [.D117]); [.B117])" office:value-type="string" office:string-value="" calcext:value-type="error">
            <text:p>#NAME?</text:p>
          </table:table-cell>
          <table:table-cell table:style-name="ce6" office:value-type="string" calcext:value-type="string">
            <text:p>flip-string-to-monotone-increas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575" calcext:value-type="float">
            <text:p>575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ROUND( IFERROR((( [.G117]+ 1.9208) / ( [.G117] + [.H117]) - 1.96 * SQRT(([.G117] *  [.H117]) / ([.G117] +  [.H117]) + 0.9604) / ([.G117] +  [.H117])) / (1 + 3.8416 / ([.G117] +  [.H117]));0); 5) * 100" office:value-type="float" office:value="95.253" calcext:value-type="float">
            <text:p>95.25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Find First and Last Position of Element in Sorted Array</text:p>
          </table:table-cell>
          <table:table-cell table:style-name="ce4" table:formula="of:=HYPERLINK( concat(&quot;https://leetcode.com/problems/&quot;; [.D118]); [.B118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first-and-last-position-of-element-in-sorted-arra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Binary Search, </text:p>
          </table:table-cell>
          <table:table-cell table:style-name="ce6" office:value-type="float" office:value="3473" calcext:value-type="float">
            <text:p>3473</text:p>
          </table:table-cell>
          <table:table-cell table:style-name="ce6" office:value-type="float" office:value="147" calcext:value-type="float">
            <text:p>147</text:p>
          </table:table-cell>
          <table:table-cell table:style-name="ce6" table:formula="of:=ROUND( IFERROR((( [.G118]+ 1.9208) / ( [.G118] + [.H118]) - 1.96 * SQRT(([.G118] *  [.H118]) / ([.G118] +  [.H118]) + 0.9604) / ([.G118] +  [.H118])) / (1 + 3.8416 / ([.G118] +  [.H118]));0); 5) * 100" office:value-type="float" office:value="95.246" calcext:value-type="float">
            <text:p>95.24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LRU Cache</text:p>
          </table:table-cell>
          <table:table-cell table:style-name="ce4" table:formula="of:=HYPERLINK( concat(&quot;https://leetcode.com/problems/&quot;; [.D119]); [.B119])" office:value-type="string" office:string-value="" calcext:value-type="error">
            <text:p>#NAME?</text:p>
          </table:table-cell>
          <table:table-cell table:style-name="ce6" office:value-type="string" calcext:value-type="string">
            <text:p>lru-cach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sign, </text:p>
          </table:table-cell>
          <table:table-cell table:style-name="ce6" office:value-type="float" office:value="5885" calcext:value-type="float">
            <text:p>5885</text:p>
          </table:table-cell>
          <table:table-cell table:style-name="ce6" office:value-type="float" office:value="260" calcext:value-type="float">
            <text:p>260</text:p>
          </table:table-cell>
          <table:table-cell table:style-name="ce6" table:formula="of:=ROUND( IFERROR((( [.G119]+ 1.9208) / ( [.G119] + [.H119]) - 1.96 * SQRT(([.G119] *  [.H119]) / ([.G119] +  [.H119]) + 0.9604) / ([.G119] +  [.H119])) / (1 + 3.8416 / ([.G119] +  [.H119]));0); 5) * 100" office:value-type="float" office:value="95.236" calcext:value-type="float">
            <text:p>95.23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Sliding Puzzle</text:p>
          </table:table-cell>
          <table:table-cell table:style-name="ce4" table:formula="of:=HYPERLINK( concat(&quot;https://leetcode.com/problems/&quot;; [.D120]); [.B120])" office:value-type="string" office:string-value="" calcext:value-type="error">
            <text:p>#NAME?</text:p>
          </table:table-cell>
          <table:table-cell table:style-name="ce6" office:value-type="string" calcext:value-type="string">
            <text:p>sliding-puzzl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readth-first Search, </text:p>
          </table:table-cell>
          <table:table-cell table:style-name="ce6" office:value-type="float" office:value="670" calcext:value-type="float">
            <text:p>67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ROUND( IFERROR((( [.G120]+ 1.9208) / ( [.G120] + [.H120]) - 1.96 * SQRT(([.G120] *  [.H120]) / ([.G120] +  [.H120]) + 0.9604) / ([.G120] +  [.H120])) / (1 + 3.8416 / ([.G120] +  [.H120]));0); 5) * 100" office:value-type="float" office:value="95.233" calcext:value-type="float">
            <text:p>95.23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style-name="ce2" office:value-type="string" calcext:value-type="string">
            <text:p>Permutation in String</text:p>
          </table:table-cell>
          <table:table-cell table:style-name="ce4" table:formula="of:=HYPERLINK( concat(&quot;https://leetcode.com/problems/&quot;; [.D121]); [.B121])" office:value-type="string" office:string-value="" calcext:value-type="error">
            <text:p>#NAME?</text:p>
          </table:table-cell>
          <table:table-cell table:style-name="ce6" office:value-type="string" calcext:value-type="string">
            <text:p>permutation-in-str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wo Pointers, Sliding Window, </text:p>
          </table:table-cell>
          <table:table-cell table:style-name="ce6" office:value-type="float" office:value="1550" calcext:value-type="float">
            <text:p>1550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formula="of:=ROUND( IFERROR((( [.G121]+ 1.9208) / ( [.G121] + [.H121]) - 1.96 * SQRT(([.G121] *  [.H121]) / ([.G121] +  [.H121]) + 0.9604) / ([.G121] +  [.H121])) / (1 + 3.8416 / ([.G121] +  [.H121]));0); 5) * 100" office:value-type="float" office:value="95.232" calcext:value-type="float">
            <text:p>95.23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Best Time to Buy and Sell Stock</text:p>
          </table:table-cell>
          <table:table-cell table:style-name="ce4" table:formula="of:=HYPERLINK( concat(&quot;https://leetcode.com/problems/&quot;; [.D122]); [.B122])" office:value-type="string" office:string-value="" calcext:value-type="error">
            <text:p>#NAME?</text:p>
          </table:table-cell>
          <table:table-cell table:style-name="ce6" office:value-type="string" calcext:value-type="string">
            <text:p>best-time-to-buy-and-sell-stock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Dynamic Programming, </text:p>
          </table:table-cell>
          <table:table-cell table:style-name="ce6" office:value-type="float" office:value="5157" calcext:value-type="float">
            <text:p>5157</text:p>
          </table:table-cell>
          <table:table-cell table:style-name="ce6" office:value-type="float" office:value="226" calcext:value-type="float">
            <text:p>226</text:p>
          </table:table-cell>
          <table:table-cell table:style-name="ce6" table:formula="of:=ROUND( IFERROR((( [.G122]+ 1.9208) / ( [.G122] + [.H122]) - 1.96 * SQRT(([.G122] *  [.H122]) / ([.G122] +  [.H122]) + 0.9604) / ([.G122] +  [.H122])) / (1 + 3.8416 / ([.G122] +  [.H122]));0); 5) * 100" office:value-type="float" office:value="95.232" calcext:value-type="float">
            <text:p>95.23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Binary Tree Inorder Traversal</text:p>
          </table:table-cell>
          <table:table-cell table:style-name="ce4" table:formula="of:=HYPERLINK( concat(&quot;https://leetcode.com/problems/&quot;; [.D123]); [.B123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tree-inorder-traversal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Stack, Tree, </text:p>
          </table:table-cell>
          <table:table-cell table:style-name="ce6" office:value-type="float" office:value="3115" calcext:value-type="float">
            <text:p>3115</text:p>
          </table:table-cell>
          <table:table-cell table:style-name="ce6" office:value-type="float" office:value="131" calcext:value-type="float">
            <text:p>131</text:p>
          </table:table-cell>
          <table:table-cell table:style-name="ce6" table:formula="of:=ROUND( IFERROR((( [.G123]+ 1.9208) / ( [.G123] + [.H123]) - 1.96 * SQRT(([.G123] *  [.H123]) / ([.G123] +  [.H123]) + 0.9604) / ([.G123] +  [.H123])) / (1 + 3.8416 / ([.G123] +  [.H123]));0); 5) * 100" office:value-type="float" office:value="95.231" calcext:value-type="float">
            <text:p>95.23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62" calcext:value-type="float">
            <text:p>962</text:p>
          </table:table-cell>
          <table:table-cell table:style-name="ce2" office:value-type="string" calcext:value-type="string">
            <text:p>Maximum Width Ramp</text:p>
          </table:table-cell>
          <table:table-cell table:style-name="ce4" table:formula="of:=HYPERLINK( concat(&quot;https://leetcode.com/problems/&quot;; [.D124]); [.B124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width-ramp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547" calcext:value-type="float">
            <text:p>547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formula="of:=ROUND( IFERROR((( [.G124]+ 1.9208) / ( [.G124] + [.H124]) - 1.96 * SQRT(([.G124] *  [.H124]) / ([.G124] +  [.H124]) + 0.9604) / ([.G124] +  [.H124])) / (1 + 3.8416 / ([.G124] +  [.H124]));0); 5) * 100" office:value-type="float" office:value="95.226" calcext:value-type="float">
            <text:p>95.22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72" calcext:value-type="float">
            <text:p>1372</text:p>
          </table:table-cell>
          <table:table-cell table:style-name="ce2" office:value-type="string" calcext:value-type="string">
            <text:p>Longest ZigZag Path in a Binary Tree</text:p>
          </table:table-cell>
          <table:table-cell table:style-name="ce4" table:formula="of:=HYPERLINK( concat(&quot;https://leetcode.com/problems/&quot;; [.D125]); [.B125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zigzag-path-in-a-binary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Tree, </text:p>
          </table:table-cell>
          <table:table-cell table:style-name="ce6" office:value-type="float" office:value="263" calcext:value-type="float">
            <text:p>263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ROUND( IFERROR((( [.G125]+ 1.9208) / ( [.G125] + [.H125]) - 1.96 * SQRT(([.G125] *  [.H125]) / ([.G125] +  [.H125]) + 0.9604) / ([.G125] +  [.H125])) / (1 + 3.8416 / ([.G125] +  [.H125]));0); 5) * 100" office:value-type="float" office:value="95.22" calcext:value-type="float">
            <text:p>95.2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Closest Binary Search Tree Value II</text:p>
          </table:table-cell>
          <table:table-cell table:style-name="ce4" table:formula="of:=HYPERLINK( concat(&quot;https://leetcode.com/problems/&quot;; [.D126]); [.B126])" office:value-type="string" office:string-value="" calcext:value-type="error">
            <text:p>#NAME?</text:p>
          </table:table-cell>
          <table:table-cell table:style-name="ce6" office:value-type="string" calcext:value-type="string">
            <text:p>closest-binary-search-tree-value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ack, Tree, </text:p>
          </table:table-cell>
          <table:table-cell table:style-name="ce6" office:value-type="float" office:value="615" calcext:value-type="float">
            <text:p>615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ROUND( IFERROR((( [.G126]+ 1.9208) / ( [.G126] + [.H126]) - 1.96 * SQRT(([.G126] *  [.H126]) / ([.G126] +  [.H126]) + 0.9604) / ([.G126] +  [.H126])) / (1 + 3.8416 / ([.G126] +  [.H126]));0); 5) * 100" office:value-type="float" office:value="95.185" calcext:value-type="float">
            <text:p>95.1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16" calcext:value-type="float">
            <text:p>1416</text:p>
          </table:table-cell>
          <table:table-cell table:style-name="ce2" office:value-type="string" calcext:value-type="string">
            <text:p>Restore The Array</text:p>
          </table:table-cell>
          <table:table-cell table:style-name="ce4" table:formula="of:=HYPERLINK( concat(&quot;https://leetcode.com/problems/&quot;; [.D127]); [.B127])" office:value-type="string" office:string-value="" calcext:value-type="error">
            <text:p>#NAME?</text:p>
          </table:table-cell>
          <table:table-cell table:style-name="ce6" office:value-type="string" calcext:value-type="string">
            <text:p>restore-the-array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ROUND( IFERROR((( [.G127]+ 1.9208) / ( [.G127] + [.H127]) - 1.96 * SQRT(([.G127] *  [.H127]) / ([.G127] +  [.H127]) + 0.9604) / ([.G127] +  [.H127])) / (1 + 3.8416 / ([.G127] +  [.H127]));0); 5) * 100" office:value-type="float" office:value="95.175" calcext:value-type="float">
            <text:p>95.17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Longest Substring with At Most K Distinct Characters</text:p>
          </table:table-cell>
          <table:table-cell table:style-name="ce4" table:formula="of:=HYPERLINK( concat(&quot;https://leetcode.com/problems/&quot;; [.D128]); [.B128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substring-with-at-most-k-distinct-character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ash Table, String, Sliding Window, </text:p>
          </table:table-cell>
          <table:table-cell table:style-name="ce6" office:value-type="float" office:value="1099" calcext:value-type="float">
            <text:p>1099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formula="of:=ROUND( IFERROR((( [.G128]+ 1.9208) / ( [.G128] + [.H128]) - 1.96 * SQRT(([.G128] *  [.H128]) / ([.G128] +  [.H128]) + 0.9604) / ([.G128] +  [.H128])) / (1 + 3.8416 / ([.G128] +  [.H128]));0); 5) * 100" office:value-type="float" office:value="95.157" calcext:value-type="float">
            <text:p>95.15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Maximum Size Subarray Sum Equals k</text:p>
          </table:table-cell>
          <table:table-cell table:style-name="ce4" table:formula="of:=HYPERLINK( concat(&quot;https://leetcode.com/problems/&quot;; [.D129]); [.B129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size-subarray-sum-equals-k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911" calcext:value-type="float">
            <text:p>911</text:p>
          </table:table-cell>
          <table:table-cell table:style-name="ce6" office:value-type="float" office:value="33" calcext:value-type="float">
            <text:p>33</text:p>
          </table:table-cell>
          <table:table-cell table:style-name="ce6" table:formula="of:=ROUND( IFERROR((( [.G129]+ 1.9208) / ( [.G129] + [.H129]) - 1.96 * SQRT(([.G129] *  [.H129]) / ([.G129] +  [.H129]) + 0.9604) / ([.G129] +  [.H129])) / (1 + 3.8416 / ([.G129] +  [.H129]));0); 5) * 100" office:value-type="float" office:value="95.131" calcext:value-type="float">
            <text:p>95.13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46" calcext:value-type="float">
            <text:p>1046</text:p>
          </table:table-cell>
          <table:table-cell table:style-name="ce2" office:value-type="string" calcext:value-type="string">
            <text:p>Last Stone Weight</text:p>
          </table:table-cell>
          <table:table-cell table:style-name="ce4" table:formula="of:=HYPERLINK( concat(&quot;https://leetcode.com/problems/&quot;; [.D130]); [.B130])" office:value-type="string" office:string-value="" calcext:value-type="error">
            <text:p>#NAME?</text:p>
          </table:table-cell>
          <table:table-cell table:style-name="ce6" office:value-type="string" calcext:value-type="string">
            <text:p>last-stone-weight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eap, Greedy, </text:p>
          </table:table-cell>
          <table:table-cell table:style-name="ce6" office:value-type="float" office:value="816" calcext:value-type="float">
            <text:p>816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formula="of:=ROUND( IFERROR((( [.G130]+ 1.9208) / ( [.G130] + [.H130]) - 1.96 * SQRT(([.G130] *  [.H130]) / ([.G130] +  [.H130]) + 0.9604) / ([.G130] +  [.H130])) / (1 + 3.8416 / ([.G130] +  [.H130]));0); 5) * 100" office:value-type="float" office:value="95.115" calcext:value-type="float">
            <text:p>95.11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2" office:value-type="string" calcext:value-type="string">
            <text:p>Target Sum</text:p>
          </table:table-cell>
          <table:table-cell table:style-name="ce4" table:formula="of:=HYPERLINK( concat(&quot;https://leetcode.com/problems/&quot;; [.D131]); [.B131])" office:value-type="string" office:string-value="" calcext:value-type="error">
            <text:p>#NAME?</text:p>
          </table:table-cell>
          <table:table-cell table:style-name="ce6" office:value-type="string" calcext:value-type="string">
            <text:p>target-su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Depth-first Search, </text:p>
          </table:table-cell>
          <table:table-cell table:style-name="ce6" office:value-type="float" office:value="2566" calcext:value-type="float">
            <text:p>2566</text:p>
          </table:table-cell>
          <table:table-cell table:style-name="ce6" office:value-type="float" office:value="109" calcext:value-type="float">
            <text:p>109</text:p>
          </table:table-cell>
          <table:table-cell table:style-name="ce6" table:formula="of:=ROUND( IFERROR((( [.G131]+ 1.9208) / ( [.G131] + [.H131]) - 1.96 * SQRT(([.G131] *  [.H131]) / ([.G131] +  [.H131]) + 0.9604) / ([.G131] +  [.H131])) / (1 + 3.8416 / ([.G131] +  [.H131]));0); 5) * 100" office:value-type="float" office:value="95.108" calcext:value-type="float">
            <text:p>95.1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95" calcext:value-type="float">
            <text:p>695</text:p>
          </table:table-cell>
          <table:table-cell table:style-name="ce2" office:value-type="string" calcext:value-type="string">
            <text:p>Max Area of Island</text:p>
          </table:table-cell>
          <table:table-cell table:style-name="ce4" table:formula="of:=HYPERLINK( concat(&quot;https://leetcode.com/problems/&quot;; [.D132]); [.B132])" office:value-type="string" office:string-value="" calcext:value-type="error">
            <text:p>#NAME?</text:p>
          </table:table-cell>
          <table:table-cell table:style-name="ce6" office:value-type="string" calcext:value-type="string">
            <text:p>max-area-of-island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Depth-first Search, </text:p>
          </table:table-cell>
          <table:table-cell table:style-name="ce6" office:value-type="float" office:value="1917" calcext:value-type="float">
            <text:p>1917</text:p>
          </table:table-cell>
          <table:table-cell table:style-name="ce6" office:value-type="float" office:value="79" calcext:value-type="float">
            <text:p>79</text:p>
          </table:table-cell>
          <table:table-cell table:style-name="ce6" table:formula="of:=ROUND( IFERROR((( [.G132]+ 1.9208) / ( [.G132] + [.H132]) - 1.96 * SQRT(([.G132] *  [.H132]) / ([.G132] +  [.H132]) + 0.9604) / ([.G132] +  [.H132])) / (1 + 3.8416 / ([.G132] +  [.H132]));0); 5) * 100" office:value-type="float" office:value="95.095" calcext:value-type="float">
            <text:p>95.0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27" calcext:value-type="float">
            <text:p>827</text:p>
          </table:table-cell>
          <table:table-cell table:style-name="ce2" office:value-type="string" calcext:value-type="string">
            <text:p>Making A Large Island</text:p>
          </table:table-cell>
          <table:table-cell table:style-name="ce4" table:formula="of:=HYPERLINK( concat(&quot;https://leetcode.com/problems/&quot;; [.D133]); [.B133])" office:value-type="string" office:string-value="" calcext:value-type="error">
            <text:p>#NAME?</text:p>
          </table:table-cell>
          <table:table-cell table:style-name="ce6" office:value-type="string" calcext:value-type="string">
            <text:p>making-a-large-island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epth-first Search, 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ROUND( IFERROR((( [.G133]+ 1.9208) / ( [.G133] + [.H133]) - 1.96 * SQRT(([.G133] *  [.H133]) / ([.G133] +  [.H133]) + 0.9604) / ([.G133] +  [.H133])) / (1 + 3.8416 / ([.G133] +  [.H133]));0); 5) * 100" office:value-type="float" office:value="95.066" calcext:value-type="float">
            <text:p>95.06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Maximum Subarray</text:p>
          </table:table-cell>
          <table:table-cell table:style-name="ce4" table:formula="of:=HYPERLINK( concat(&quot;https://leetcode.com/problems/&quot;; [.D134]); [.B134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subarra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Divide and Conquer, Dynamic Programming, </text:p>
          </table:table-cell>
          <table:table-cell table:style-name="ce6" office:value-type="float" office:value="7952" calcext:value-type="float">
            <text:p>7952</text:p>
          </table:table-cell>
          <table:table-cell table:style-name="ce6" office:value-type="float" office:value="374" calcext:value-type="float">
            <text:p>374</text:p>
          </table:table-cell>
          <table:table-cell table:style-name="ce6" table:formula="of:=ROUND( IFERROR((( [.G134]+ 1.9208) / ( [.G134] + [.H134]) - 1.96 * SQRT(([.G134] *  [.H134]) / ([.G134] +  [.H134]) + 0.9604) / ([.G134] +  [.H134])) / (1 + 3.8416 / ([.G134] +  [.H134]));0); 5) * 100" office:value-type="float" office:value="95.042" calcext:value-type="float">
            <text:p>95.04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87" calcext:value-type="float">
            <text:p>1187</text:p>
          </table:table-cell>
          <table:table-cell table:style-name="ce2" office:value-type="string" calcext:value-type="string">
            <text:p>Make Array Strictly Increasing</text:p>
          </table:table-cell>
          <table:table-cell table:style-name="ce4" table:formula="of:=HYPERLINK( concat(&quot;https://leetcode.com/problems/&quot;; [.D135]); [.B135])" office:value-type="string" office:string-value="" calcext:value-type="error">
            <text:p>#NAME?</text:p>
          </table:table-cell>
          <table:table-cell table:style-name="ce6" office:value-type="string" calcext:value-type="string">
            <text:p>make-array-strictly-increasing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ROUND( IFERROR((( [.G135]+ 1.9208) / ( [.G135] + [.H135]) - 1.96 * SQRT(([.G135] *  [.H135]) / ([.G135] +  [.H135]) + 0.9604) / ([.G135] +  [.H135])) / (1 + 3.8416 / ([.G135] +  [.H135]));0); 5) * 100" office:value-type="float" office:value="95.035" calcext:value-type="float">
            <text:p>95.0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Find K-th Smallest Pair Distance</text:p>
          </table:table-cell>
          <table:table-cell table:style-name="ce4" table:formula="of:=HYPERLINK( concat(&quot;https://leetcode.com/problems/&quot;; [.D136]); [.B136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k-th-smallest-pair-distanc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Array, Binary Search, Heap, </text:p>
          </table:table-cell>
          <table:table-cell table:style-name="ce6" office:value-type="float" office:value="914" calcext:value-type="float">
            <text:p>914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formula="of:=ROUND( IFERROR((( [.G136]+ 1.9208) / ( [.G136] + [.H136]) - 1.96 * SQRT(([.G136] *  [.H136]) / ([.G136] +  [.H136]) + 0.9604) / ([.G136] +  [.H136])) / (1 + 3.8416 / ([.G136] +  [.H136]));0); 5) * 100" office:value-type="float" office:value="95.03" calcext:value-type="float">
            <text:p>95.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table:style-name="ce2" office:value-type="string" calcext:value-type="string">
            <text:p>Palindromic Substrings</text:p>
          </table:table-cell>
          <table:table-cell table:style-name="ce4" table:formula="of:=HYPERLINK( concat(&quot;https://leetcode.com/problems/&quot;; [.D137]); [.B137])" office:value-type="string" office:string-value="" calcext:value-type="error">
            <text:p>#NAME?</text:p>
          </table:table-cell>
          <table:table-cell table:style-name="ce6" office:value-type="string" calcext:value-type="string">
            <text:p>palindromic-substring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Dynamic Programming, </text:p>
          </table:table-cell>
          <table:table-cell table:style-name="ce6" office:value-type="float" office:value="2621" calcext:value-type="float">
            <text:p>2621</text:p>
          </table:table-cell>
          <table:table-cell table:style-name="ce6" office:value-type="float" office:value="114" calcext:value-type="float">
            <text:p>114</text:p>
          </table:table-cell>
          <table:table-cell table:style-name="ce6" table:formula="of:=ROUND( IFERROR((( [.G137]+ 1.9208) / ( [.G137] + [.H137]) - 1.96 * SQRT(([.G137] *  [.H137]) / ([.G137] +  [.H137]) + 0.9604) / ([.G137] +  [.H137])) / (1 + 3.8416 / ([.G137] +  [.H137]));0); 5) * 100" office:value-type="float" office:value="95.016" calcext:value-type="float">
            <text:p>95.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Word Search II</text:p>
          </table:table-cell>
          <table:table-cell table:style-name="ce4" table:formula="of:=HYPERLINK( concat(&quot;https://leetcode.com/problems/&quot;; [.D138]); [.B138])" office:value-type="string" office:string-value="" calcext:value-type="error">
            <text:p>#NAME?</text:p>
          </table:table-cell>
          <table:table-cell table:style-name="ce6" office:value-type="string" calcext:value-type="string">
            <text:p>word-search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acktracking, Trie, </text:p>
          </table:table-cell>
          <table:table-cell table:style-name="ce6" office:value-type="float" office:value="2533" calcext:value-type="float">
            <text:p>2533</text:p>
          </table:table-cell>
          <table:table-cell table:style-name="ce6" office:value-type="float" office:value="110" calcext:value-type="float">
            <text:p>110</text:p>
          </table:table-cell>
          <table:table-cell table:style-name="ce6" table:formula="of:=ROUND( IFERROR((( [.G138]+ 1.9208) / ( [.G138] + [.H138]) - 1.96 * SQRT(([.G138] *  [.H138]) / ([.G138] +  [.H138]) + 0.9604) / ([.G138] +  [.H138])) / (1 + 3.8416 / ([.G138] +  [.H138]));0); 5) * 100" office:value-type="float" office:value="95.008" calcext:value-type="float">
            <text:p>95.0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58" calcext:value-type="float">
            <text:p>1458</text:p>
          </table:table-cell>
          <table:table-cell table:style-name="ce2" office:value-type="string" calcext:value-type="string">
            <text:p>Max Dot Product of Two Subsequences</text:p>
          </table:table-cell>
          <table:table-cell table:style-name="ce4" table:formula="of:=HYPERLINK( concat(&quot;https://leetcode.com/problems/&quot;; [.D139]); [.B139])" office:value-type="string" office:string-value="" calcext:value-type="error">
            <text:p>#NAME?</text:p>
          </table:table-cell>
          <table:table-cell table:style-name="ce6" office:value-type="string" calcext:value-type="string">
            <text:p>max-dot-product-of-two-subsequenc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ROUND( IFERROR((( [.G139]+ 1.9208) / ( [.G139] + [.H139]) - 1.96 * SQRT(([.G139] *  [.H139]) / ([.G139] +  [.H139]) + 0.9604) / ([.G139] +  [.H139])) / (1 + 3.8416 / ([.G139] +  [.H139]));0); 5) * 100" office:value-type="float" office:value="95.007" calcext:value-type="float">
            <text:p>95.00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69" calcext:value-type="float">
            <text:p>1469</text:p>
          </table:table-cell>
          <table:table-cell table:style-name="ce2" office:value-type="string" calcext:value-type="string">
            <text:p>Find All The Lonely Nodes</text:p>
          </table:table-cell>
          <table:table-cell table:style-name="ce4" table:formula="of:=HYPERLINK( concat(&quot;https://leetcode.com/problems/&quot;; [.D140]); [.B140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all-the-lonely-node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ROUND( IFERROR((( [.G140]+ 1.9208) / ( [.G140] + [.H140]) - 1.96 * SQRT(([.G140] *  [.H140]) / ([.G140] +  [.H140]) + 0.9604) / ([.G140] +  [.H140])) / (1 + 3.8416 / ([.G140] +  [.H140]));0); 5) * 100" office:value-type="float" office:value="95.001" calcext:value-type="float">
            <text:p>95.0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ourse Schedule</text:p>
          </table:table-cell>
          <table:table-cell table:style-name="ce4" table:formula="of:=HYPERLINK( concat(&quot;https://leetcode.com/problems/&quot;; [.D141]); [.B141])" office:value-type="string" office:string-value="" calcext:value-type="error">
            <text:p>#NAME?</text:p>
          </table:table-cell>
          <table:table-cell table:style-name="ce6" office:value-type="string" calcext:value-type="string">
            <text:p>course-schedul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Breadth-first Search, Graph, Topological Sort, </text:p>
          </table:table-cell>
          <table:table-cell table:style-name="ce6" office:value-type="float" office:value="3829" calcext:value-type="float">
            <text:p>3829</text:p>
          </table:table-cell>
          <table:table-cell table:style-name="ce6" office:value-type="float" office:value="175" calcext:value-type="float">
            <text:p>175</text:p>
          </table:table-cell>
          <table:table-cell table:style-name="ce6" table:formula="of:=ROUND( IFERROR((( [.G141]+ 1.9208) / ( [.G141] + [.H141]) - 1.96 * SQRT(([.G141] *  [.H141]) / ([.G141] +  [.H141]) + 0.9604) / ([.G141] +  [.H141])) / (1 + 3.8416 / ([.G141] +  [.H141]));0); 5) * 100" office:value-type="float" office:value="94.951" calcext:value-type="float">
            <text:p>94.9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14" calcext:value-type="float">
            <text:p>814</text:p>
          </table:table-cell>
          <table:table-cell table:style-name="ce2" office:value-type="string" calcext:value-type="string">
            <text:p>Binary Tree Pruning</text:p>
          </table:table-cell>
          <table:table-cell table:style-name="ce4" table:formula="of:=HYPERLINK( concat(&quot;https://leetcode.com/problems/&quot;; [.D142]); [.B142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tree-prun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1005" calcext:value-type="float">
            <text:p>1005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formula="of:=ROUND( IFERROR((( [.G142]+ 1.9208) / ( [.G142] + [.H142]) - 1.96 * SQRT(([.G142] *  [.H142]) / ([.G142] +  [.H142]) + 0.9604) / ([.G142] +  [.H142])) / (1 + 3.8416 / ([.G142] +  [.H142]));0); 5) * 100" office:value-type="float" office:value="94.934" calcext:value-type="float">
            <text:p>94.93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48" calcext:value-type="float">
            <text:p>1248</text:p>
          </table:table-cell>
          <table:table-cell table:style-name="ce2" office:value-type="string" calcext:value-type="string">
            <text:p>Count Number of Nice Subarrays</text:p>
          </table:table-cell>
          <table:table-cell table:style-name="ce4" table:formula="of:=HYPERLINK( concat(&quot;https://leetcode.com/problems/&quot;; [.D143]); [.B143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-number-of-nice-subarray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wo Pointers, </text:p>
          </table:table-cell>
          <table:table-cell table:style-name="ce6" office:value-type="float" office:value="420" calcext:value-type="float">
            <text:p>420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ROUND( IFERROR((( [.G143]+ 1.9208) / ( [.G143] + [.H143]) - 1.96 * SQRT(([.G143] *  [.H143]) / ([.G143] +  [.H143]) + 0.9604) / ([.G143] +  [.H143])) / (1 + 3.8416 / ([.G143] +  [.H143]));0); 5) * 100" office:value-type="float" office:value="94.932" calcext:value-type="float">
            <text:p>94.93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Subsets II</text:p>
          </table:table-cell>
          <table:table-cell table:style-name="ce4" table:formula="of:=HYPERLINK( concat(&quot;https://leetcode.com/problems/&quot;; [.D144]); [.B144])" office:value-type="string" office:string-value="" calcext:value-type="error">
            <text:p>#NAME?</text:p>
          </table:table-cell>
          <table:table-cell table:style-name="ce6" office:value-type="string" calcext:value-type="string">
            <text:p>subsets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Backtracking, </text:p>
          </table:table-cell>
          <table:table-cell table:style-name="ce6" office:value-type="float" office:value="1635" calcext:value-type="float">
            <text:p>1635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formula="of:=ROUND( IFERROR((( [.G144]+ 1.9208) / ( [.G144] + [.H144]) - 1.96 * SQRT(([.G144] *  [.H144]) / ([.G144] +  [.H144]) + 0.9604) / ([.G144] +  [.H144])) / (1 + 3.8416 / ([.G144] +  [.H144]));0); 5) * 100" office:value-type="float" office:value="94.907" calcext:value-type="float">
            <text:p>94.90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Distribute Coins in Binary Tree</text:p>
          </table:table-cell>
          <table:table-cell table:style-name="ce4" table:formula="of:=HYPERLINK( concat(&quot;https://leetcode.com/problems/&quot;; [.D145]); [.B145])" office:value-type="string" office:string-value="" calcext:value-type="error">
            <text:p>#NAME?</text:p>
          </table:table-cell>
          <table:table-cell table:style-name="ce6" office:value-type="string" calcext:value-type="string">
            <text:p>distribute-coins-in-binary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1446" calcext:value-type="float">
            <text:p>1446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formula="of:=ROUND( IFERROR((( [.G145]+ 1.9208) / ( [.G145] + [.H145]) - 1.96 * SQRT(([.G145] *  [.H145]) / ([.G145] +  [.H145]) + 0.9604) / ([.G145] +  [.H145])) / (1 + 3.8416 / ([.G145] +  [.H145]));0); 5) * 100" office:value-type="float" office:value="94.905" calcext:value-type="float">
            <text:p>94.9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Remove K Digits</text:p>
          </table:table-cell>
          <table:table-cell table:style-name="ce4" table:formula="of:=HYPERLINK( concat(&quot;https://leetcode.com/problems/&quot;; [.D146]); [.B146])" office:value-type="string" office:string-value="" calcext:value-type="error">
            <text:p>#NAME?</text:p>
          </table:table-cell>
          <table:table-cell table:style-name="ce6" office:value-type="string" calcext:value-type="string">
            <text:p>remove-k-digit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ack, Greedy, </text:p>
          </table:table-cell>
          <table:table-cell table:style-name="ce6" office:value-type="float" office:value="2307" calcext:value-type="float">
            <text:p>2307</text:p>
          </table:table-cell>
          <table:table-cell table:style-name="ce6" office:value-type="float" office:value="102" calcext:value-type="float">
            <text:p>102</text:p>
          </table:table-cell>
          <table:table-cell table:style-name="ce6" table:formula="of:=ROUND( IFERROR((( [.G146]+ 1.9208) / ( [.G146] + [.H146]) - 1.96 * SQRT(([.G146] *  [.H146]) / ([.G146] +  [.H146]) + 0.9604) / ([.G146] +  [.H146])) / (1 + 3.8416 / ([.G146] +  [.H146]));0); 5) * 100" office:value-type="float" office:value="94.886" calcext:value-type="float">
            <text:p>94.8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onvert Sorted List to Binary Search Tree</text:p>
          </table:table-cell>
          <table:table-cell table:style-name="ce4" table:formula="of:=HYPERLINK( concat(&quot;https://leetcode.com/problems/&quot;; [.D147]); [.B147])" office:value-type="string" office:string-value="" calcext:value-type="error">
            <text:p>#NAME?</text:p>
          </table:table-cell>
          <table:table-cell table:style-name="ce6" office:value-type="string" calcext:value-type="string">
            <text:p>convert-sorted-list-to-binary-search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Depth-first Search, </text:p>
          </table:table-cell>
          <table:table-cell table:style-name="ce6" office:value-type="float" office:value="1986" calcext:value-type="float">
            <text:p>1986</text:p>
          </table:table-cell>
          <table:table-cell table:style-name="ce6" office:value-type="float" office:value="87" calcext:value-type="float">
            <text:p>87</text:p>
          </table:table-cell>
          <table:table-cell table:style-name="ce6" table:formula="of:=ROUND( IFERROR((( [.G147]+ 1.9208) / ( [.G147] + [.H147]) - 1.96 * SQRT(([.G147] *  [.H147]) / ([.G147] +  [.H147]) + 0.9604) / ([.G147] +  [.H147])) / (1 + 3.8416 / ([.G147] +  [.H147]));0); 5) * 100" office:value-type="float" office:value="94.852" calcext:value-type="float">
            <text:p>94.85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Lowest Common Ancestor of a Binary Tree</text:p>
          </table:table-cell>
          <table:table-cell table:style-name="ce4" table:formula="of:=HYPERLINK( concat(&quot;https://leetcode.com/problems/&quot;; [.D148]); [.B148])" office:value-type="string" office:string-value="" calcext:value-type="error">
            <text:p>#NAME?</text:p>
          </table:table-cell>
          <table:table-cell table:style-name="ce6" office:value-type="string" calcext:value-type="string">
            <text:p>lowest-common-ancestor-of-a-binary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3668" calcext:value-type="float">
            <text:p>3668</text:p>
          </table:table-cell>
          <table:table-cell table:style-name="ce6" office:value-type="float" office:value="171" calcext:value-type="float">
            <text:p>171</text:p>
          </table:table-cell>
          <table:table-cell table:style-name="ce6" table:formula="of:=ROUND( IFERROR((( [.G148]+ 1.9208) / ( [.G148] + [.H148]) - 1.96 * SQRT(([.G148] *  [.H148]) / ([.G148] +  [.H148]) + 0.9604) / ([.G148] +  [.H148])) / (1 + 3.8416 / ([.G148] +  [.H148]));0); 5) * 100" office:value-type="float" office:value="94.846" calcext:value-type="float">
            <text:p>94.84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Minimum Size Subarray Sum</text:p>
          </table:table-cell>
          <table:table-cell table:style-name="ce4" table:formula="of:=HYPERLINK( concat(&quot;https://leetcode.com/problems/&quot;; [.D149]); [.B149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size-subarray-su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Two Pointers, Binary Search, </text:p>
          </table:table-cell>
          <table:table-cell table:style-name="ce6" office:value-type="float" office:value="2358" calcext:value-type="float">
            <text:p>2358</text:p>
          </table:table-cell>
          <table:table-cell table:style-name="ce6" office:value-type="float" office:value="106" calcext:value-type="float">
            <text:p>106</text:p>
          </table:table-cell>
          <table:table-cell table:style-name="ce6" table:formula="of:=ROUND( IFERROR((( [.G149]+ 1.9208) / ( [.G149] + [.H149]) - 1.96 * SQRT(([.G149] *  [.H149]) / ([.G149] +  [.H149]) + 0.9604) / ([.G149] +  [.H149])) / (1 + 3.8416 / ([.G149] +  [.H149]));0); 5) * 100" office:value-type="float" office:value="94.823" calcext:value-type="float">
            <text:p>94.82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62" calcext:value-type="float">
            <text:p>1262</text:p>
          </table:table-cell>
          <table:table-cell table:style-name="ce2" office:value-type="string" calcext:value-type="string">
            <text:p>Greatest Sum Divisible by Three</text:p>
          </table:table-cell>
          <table:table-cell table:style-name="ce4" table:formula="of:=HYPERLINK( concat(&quot;https://leetcode.com/problems/&quot;; [.D150]); [.B150])" office:value-type="string" office:string-value="" calcext:value-type="error">
            <text:p>#NAME?</text:p>
          </table:table-cell>
          <table:table-cell table:style-name="ce6" office:value-type="string" calcext:value-type="string">
            <text:p>greatest-sum-divisible-by-th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430" calcext:value-type="float">
            <text:p>430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formula="of:=ROUND( IFERROR((( [.G150]+ 1.9208) / ( [.G150] + [.H150]) - 1.96 * SQRT(([.G150] *  [.H150]) / ([.G150] +  [.H150]) + 0.9604) / ([.G150] +  [.H150])) / (1 + 3.8416 / ([.G150] +  [.H150]));0); 5) * 100" office:value-type="float" office:value="94.777" calcext:value-type="float">
            <text:p>94.77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Word Search</text:p>
          </table:table-cell>
          <table:table-cell table:style-name="ce4" table:formula="of:=HYPERLINK( concat(&quot;https://leetcode.com/problems/&quot;; [.D151]); [.B151])" office:value-type="string" office:string-value="" calcext:value-type="error">
            <text:p>#NAME?</text:p>
          </table:table-cell>
          <table:table-cell table:style-name="ce6" office:value-type="string" calcext:value-type="string">
            <text:p>word-search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Backtracking, </text:p>
          </table:table-cell>
          <table:table-cell table:style-name="ce6" office:value-type="float" office:value="3710" calcext:value-type="float">
            <text:p>3710</text:p>
          </table:table-cell>
          <table:table-cell table:style-name="ce6" office:value-type="float" office:value="178" calcext:value-type="float">
            <text:p>178</text:p>
          </table:table-cell>
          <table:table-cell table:style-name="ce6" table:formula="of:=ROUND( IFERROR((( [.G151]+ 1.9208) / ( [.G151] + [.H151]) - 1.96 * SQRT(([.G151] *  [.H151]) / ([.G151] +  [.H151]) + 0.9604) / ([.G151] +  [.H151])) / (1 + 3.8416 / ([.G151] +  [.H151]));0); 5) * 100" office:value-type="float" office:value="94.719" calcext:value-type="float">
            <text:p>94.7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45" calcext:value-type="float">
            <text:p>1245</text:p>
          </table:table-cell>
          <table:table-cell table:style-name="ce2" office:value-type="string" calcext:value-type="string">
            <text:p>Tree Diameter</text:p>
          </table:table-cell>
          <table:table-cell table:style-name="ce4" table:formula="of:=HYPERLINK( concat(&quot;https://leetcode.com/problems/&quot;; [.D152]); [.B152])" office:value-type="string" office:string-value="" calcext:value-type="error">
            <text:p>#NAME?</text:p>
          </table:table-cell>
          <table:table-cell table:style-name="ce6" office:value-type="string" calcext:value-type="string">
            <text:p>tree-diamet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Breadth-first Search, </text:p>
          </table:table-cell>
          <table:table-cell table:style-name="ce6" office:value-type="float" office:value="285" calcext:value-type="float">
            <text:p>285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ROUND( IFERROR((( [.G152]+ 1.9208) / ( [.G152] + [.H152]) - 1.96 * SQRT(([.G152] *  [.H152]) / ([.G152] +  [.H152]) + 0.9604) / ([.G152] +  [.H152])) / (1 + 3.8416 / ([.G152] +  [.H152]));0); 5) * 100" office:value-type="float" office:value="94.706" calcext:value-type="float">
            <text:p>94.7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93" calcext:value-type="float">
            <text:p>1493</text:p>
          </table:table-cell>
          <table:table-cell table:style-name="ce2" office:value-type="string" calcext:value-type="string">
            <text:p>Longest Subarray of 1's After Deleting One Element</text:p>
          </table:table-cell>
          <table:table-cell table:style-name="ce4" table:formula="of:=HYPERLINK( concat(&quot;https://leetcode.com/problems/&quot;; [.D153]); [.B153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subarray-of-1s-after-deleting-one-elemen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ROUND( IFERROR((( [.G153]+ 1.9208) / ( [.G153] + [.H153]) - 1.96 * SQRT(([.G153] *  [.H153]) / ([.G153] +  [.H153]) + 0.9604) / ([.G153] +  [.H153])) / (1 + 3.8416 / ([.G153] +  [.H153]));0); 5) * 100" office:value-type="float" office:value="94.697" calcext:value-type="float">
            <text:p>94.69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23" calcext:value-type="float">
            <text:p>1423</text:p>
          </table:table-cell>
          <table:table-cell table:style-name="ce2" office:value-type="string" calcext:value-type="string">
            <text:p>Maximum Points You Can Obtain from Cards</text:p>
          </table:table-cell>
          <table:table-cell table:style-name="ce4" table:formula="of:=HYPERLINK( concat(&quot;https://leetcode.com/problems/&quot;; [.D154]); [.B154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points-you-can-obtain-from-card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Dynamic Programming, Sliding Window, </text:p>
          </table:table-cell>
          <table:table-cell table:style-name="ce6" office:value-type="float" office:value="397" calcext:value-type="float">
            <text:p>397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ROUND( IFERROR((( [.G154]+ 1.9208) / ( [.G154] + [.H154]) - 1.96 * SQRT(([.G154] *  [.H154]) / ([.G154] +  [.H154]) + 0.9604) / ([.G154] +  [.H154])) / (1 + 3.8416 / ([.G154] +  [.H154]));0); 5) * 100" office:value-type="float" office:value="94.651" calcext:value-type="float">
            <text:p>94.6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Sort List</text:p>
          </table:table-cell>
          <table:table-cell table:style-name="ce4" table:formula="of:=HYPERLINK( concat(&quot;https://leetcode.com/problems/&quot;; [.D155]); [.B155])" office:value-type="string" office:string-value="" calcext:value-type="error">
            <text:p>#NAME?</text:p>
          </table:table-cell>
          <table:table-cell table:style-name="ce6" office:value-type="string" calcext:value-type="string">
            <text:p>sort-li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Sort, </text:p>
          </table:table-cell>
          <table:table-cell table:style-name="ce6" office:value-type="float" office:value="2714" calcext:value-type="float">
            <text:p>2714</text:p>
          </table:table-cell>
          <table:table-cell table:style-name="ce6" office:value-type="float" office:value="129" calcext:value-type="float">
            <text:p>129</text:p>
          </table:table-cell>
          <table:table-cell table:style-name="ce6" table:formula="of:=ROUND( IFERROR((( [.G155]+ 1.9208) / ( [.G155] + [.H155]) - 1.96 * SQRT(([.G155] *  [.H155]) / ([.G155] +  [.H155]) + 0.9604) / ([.G155] +  [.H155])) / (1 + 3.8416 / ([.G155] +  [.H155]));0); 5) * 100" office:value-type="float" office:value="94.634" calcext:value-type="float">
            <text:p>94.63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06" calcext:value-type="float">
            <text:p>1306</text:p>
          </table:table-cell>
          <table:table-cell table:style-name="ce2" office:value-type="string" calcext:value-type="string">
            <text:p>Jump Game III</text:p>
          </table:table-cell>
          <table:table-cell table:style-name="ce4" table:formula="of:=HYPERLINK( concat(&quot;https://leetcode.com/problems/&quot;; [.D156]); [.B156])" office:value-type="string" office:string-value="" calcext:value-type="error">
            <text:p>#NAME?</text:p>
          </table:table-cell>
          <table:table-cell table:style-name="ce6" office:value-type="string" calcext:value-type="string">
            <text:p>jump-game-i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readth-first Search, Graph, </text:p>
          </table:table-cell>
          <table:table-cell table:style-name="ce6" office:value-type="float" office:value="417" calcext:value-type="float">
            <text:p>417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formula="of:=ROUND( IFERROR((( [.G156]+ 1.9208) / ( [.G156] + [.H156]) - 1.96 * SQRT(([.G156] *  [.H156]) / ([.G156] +  [.H156]) + 0.9604) / ([.G156] +  [.H156])) / (1 + 3.8416 / ([.G156] +  [.H156]));0); 5) * 100" office:value-type="float" office:value="94.622" calcext:value-type="float">
            <text:p>94.62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Distinct Subsequences</text:p>
          </table:table-cell>
          <table:table-cell table:style-name="ce4" table:formula="of:=HYPERLINK( concat(&quot;https://leetcode.com/problems/&quot;; [.D157]); [.B157])" office:value-type="string" office:string-value="" calcext:value-type="error">
            <text:p>#NAME?</text:p>
          </table:table-cell>
          <table:table-cell table:style-name="ce6" office:value-type="string" calcext:value-type="string">
            <text:p>distinct-subsequenc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Dynamic Programming, </text:p>
          </table:table-cell>
          <table:table-cell table:style-name="ce6" office:value-type="float" office:value="1242" calcext:value-type="float">
            <text:p>1242</text:p>
          </table:table-cell>
          <table:table-cell table:style-name="ce6" office:value-type="float" office:value="54" calcext:value-type="float">
            <text:p>54</text:p>
          </table:table-cell>
          <table:table-cell table:style-name="ce6" table:formula="of:=ROUND( IFERROR((( [.G157]+ 1.9208) / ( [.G157] + [.H157]) - 1.96 * SQRT(([.G157] *  [.H157]) / ([.G157] +  [.H157]) + 0.9604) / ([.G157] +  [.H157])) / (1 + 3.8416 / ([.G157] +  [.H157]));0); 5) * 100" office:value-type="float" office:value="94.603" calcext:value-type="float">
            <text:p>94.6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Split Array Largest Sum</text:p>
          </table:table-cell>
          <table:table-cell table:style-name="ce4" table:formula="of:=HYPERLINK( concat(&quot;https://leetcode.com/problems/&quot;; [.D158]); [.B158])" office:value-type="string" office:string-value="" calcext:value-type="error">
            <text:p>#NAME?</text:p>
          </table:table-cell>
          <table:table-cell table:style-name="ce6" office:value-type="string" calcext:value-type="string">
            <text:p>split-array-largest-sum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inary Search, Dynamic Programming, </text:p>
          </table:table-cell>
          <table:table-cell table:style-name="ce6" office:value-type="float" office:value="1753" calcext:value-type="float">
            <text:p>1753</text:p>
          </table:table-cell>
          <table:table-cell table:style-name="ce6" office:value-type="float" office:value="80" calcext:value-type="float">
            <text:p>80</text:p>
          </table:table-cell>
          <table:table-cell table:style-name="ce6" table:formula="of:=ROUND( IFERROR((( [.G158]+ 1.9208) / ( [.G158] + [.H158]) - 1.96 * SQRT(([.G158] *  [.H158]) / ([.G158] +  [.H158]) + 0.9604) / ([.G158] +  [.H158])) / (1 + 3.8416 / ([.G158] +  [.H158]));0); 5) * 100" office:value-type="float" office:value="94.601" calcext:value-type="float">
            <text:p>94.6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71" calcext:value-type="float">
            <text:p>1371</text:p>
          </table:table-cell>
          <table:table-cell table:style-name="ce2" office:value-type="string" calcext:value-type="string">
            <text:p>Find the Longest Substring Containing Vowels in Even Counts</text:p>
          </table:table-cell>
          <table:table-cell table:style-name="ce4" table:formula="of:=HYPERLINK( concat(&quot;https://leetcode.com/problems/&quot;; [.D159]); [.B159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the-longest-substring-containing-vowels-in-even-count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348" calcext:value-type="float">
            <text:p>348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ROUND( IFERROR((( [.G159]+ 1.9208) / ( [.G159] + [.H159]) - 1.96 * SQRT(([.G159] *  [.H159]) / ([.G159] +  [.H159]) + 0.9604) / ([.G159] +  [.H159])) / (1 + 3.8416 / ([.G159] +  [.H159]));0); 5) * 100" office:value-type="float" office:value="94.597" calcext:value-type="float">
            <text:p>94.59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92" calcext:value-type="float">
            <text:p>1092</text:p>
          </table:table-cell>
          <table:table-cell table:style-name="ce2" office:value-type="string" calcext:value-type="string">
            <text:p>Shortest Common Supersequence</text:p>
          </table:table-cell>
          <table:table-cell table:style-name="ce4" table:formula="of:=HYPERLINK( concat(&quot;https://leetcode.com/problems/&quot;; [.D160]); [.B160])" office:value-type="string" office:string-value="" calcext:value-type="error">
            <text:p>#NAME?</text:p>
          </table:table-cell>
          <table:table-cell table:style-name="ce6" office:value-type="string" calcext:value-type="string">
            <text:p>shortest-common-supersequenc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457" calcext:value-type="float">
            <text:p>457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ROUND( IFERROR((( [.G160]+ 1.9208) / ( [.G160] + [.H160]) - 1.96 * SQRT(([.G160] *  [.H160]) / ([.G160] +  [.H160]) + 0.9604) / ([.G160] +  [.H160])) / (1 + 3.8416 / ([.G160] +  [.H160]));0); 5) * 100" office:value-type="float" office:value="94.576" calcext:value-type="float">
            <text:p>94.57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Sliding Window Maximum</text:p>
          </table:table-cell>
          <table:table-cell table:style-name="ce4" table:formula="of:=HYPERLINK( concat(&quot;https://leetcode.com/problems/&quot;; [.D161]); [.B161])" office:value-type="string" office:string-value="" calcext:value-type="error">
            <text:p>#NAME?</text:p>
          </table:table-cell>
          <table:table-cell table:style-name="ce6" office:value-type="string" calcext:value-type="string">
            <text:p>sliding-window-maximum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eap, Sliding Window, </text:p>
          </table:table-cell>
          <table:table-cell table:style-name="ce6" office:value-type="float" office:value="3414" calcext:value-type="float">
            <text:p>3414</text:p>
          </table:table-cell>
          <table:table-cell table:style-name="ce6" office:value-type="float" office:value="168" calcext:value-type="float">
            <text:p>168</text:p>
          </table:table-cell>
          <table:table-cell table:style-name="ce6" table:formula="of:=ROUND( IFERROR((( [.G161]+ 1.9208) / ( [.G161] + [.H161]) - 1.96 * SQRT(([.G161] *  [.H161]) / ([.G161] +  [.H161]) + 0.9604) / ([.G161] +  [.H161])) / (1 + 3.8416 / ([.G161] +  [.H161]));0); 5) * 100" office:value-type="float" office:value="94.568" calcext:value-type="float">
            <text:p>94.56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Serialize and Deserialize Binary Tree</text:p>
          </table:table-cell>
          <table:table-cell table:style-name="ce4" table:formula="of:=HYPERLINK( concat(&quot;https://leetcode.com/problems/&quot;; [.D162]); [.B162])" office:value-type="string" office:string-value="" calcext:value-type="error">
            <text:p>#NAME?</text:p>
          </table:table-cell>
          <table:table-cell table:style-name="ce6" office:value-type="string" calcext:value-type="string">
            <text:p>serialize-and-deserialize-binary-tre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Tree, Design, </text:p>
          </table:table-cell>
          <table:table-cell table:style-name="ce6" office:value-type="float" office:value="2976" calcext:value-type="float">
            <text:p>2976</text:p>
          </table:table-cell>
          <table:table-cell table:style-name="ce6" office:value-type="float" office:value="146" calcext:value-type="float">
            <text:p>146</text:p>
          </table:table-cell>
          <table:table-cell table:style-name="ce6" table:formula="of:=ROUND( IFERROR((( [.G162]+ 1.9208) / ( [.G162] + [.H162]) - 1.96 * SQRT(([.G162] *  [.H162]) / ([.G162] +  [.H162]) + 0.9604) / ([.G162] +  [.H162])) / (1 + 3.8416 / ([.G162] +  [.H162]));0); 5) * 100" office:value-type="float" office:value="94.526" calcext:value-type="float">
            <text:p>94.52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ombinations</text:p>
          </table:table-cell>
          <table:table-cell table:style-name="ce4" table:formula="of:=HYPERLINK( concat(&quot;https://leetcode.com/problems/&quot;; [.D163]); [.B163])" office:value-type="string" office:string-value="" calcext:value-type="error">
            <text:p>#NAME?</text:p>
          </table:table-cell>
          <table:table-cell table:style-name="ce6" office:value-type="string" calcext:value-type="string">
            <text:p>combination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acktracking, </text:p>
          </table:table-cell>
          <table:table-cell table:style-name="ce6" office:value-type="float" office:value="1456" calcext:value-type="float">
            <text:p>1456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ROUND( IFERROR((( [.G163]+ 1.9208) / ( [.G163] + [.H163]) - 1.96 * SQRT(([.G163] *  [.H163]) / ([.G163] +  [.H163]) + 0.9604) / ([.G163] +  [.H163])) / (1 + 3.8416 / ([.G163] +  [.H163]));0); 5) * 100" office:value-type="float" office:value="94.52" calcext:value-type="float">
            <text:p>94.5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63" calcext:value-type="float">
            <text:p>763</text:p>
          </table:table-cell>
          <table:table-cell table:style-name="ce2" office:value-type="string" calcext:value-type="string">
            <text:p>Partition Labels</text:p>
          </table:table-cell>
          <table:table-cell table:style-name="ce4" table:formula="of:=HYPERLINK( concat(&quot;https://leetcode.com/problems/&quot;; [.D164]); [.B164])" office:value-type="string" office:string-value="" calcext:value-type="error">
            <text:p>#NAME?</text:p>
          </table:table-cell>
          <table:table-cell table:style-name="ce6" office:value-type="string" calcext:value-type="string">
            <text:p>partition-label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wo Pointers, Greedy, </text:p>
          </table:table-cell>
          <table:table-cell table:style-name="ce6" office:value-type="float" office:value="2313" calcext:value-type="float">
            <text:p>2313</text:p>
          </table:table-cell>
          <table:table-cell table:style-name="ce6" office:value-type="float" office:value="111" calcext:value-type="float">
            <text:p>111</text:p>
          </table:table-cell>
          <table:table-cell table:style-name="ce6" table:formula="of:=ROUND( IFERROR((( [.G164]+ 1.9208) / ( [.G164] + [.H164]) - 1.96 * SQRT(([.G164] *  [.H164]) / ([.G164] +  [.H164]) + 0.9604) / ([.G164] +  [.H164])) / (1 + 3.8416 / ([.G164] +  [.H164]));0); 5) * 100" office:value-type="float" office:value="94.514" calcext:value-type="float">
            <text:p>94.51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Generate Parentheses</text:p>
          </table:table-cell>
          <table:table-cell table:style-name="ce4" table:formula="of:=HYPERLINK( concat(&quot;https://leetcode.com/problems/&quot;; [.D165]); [.B165])" office:value-type="string" office:string-value="" calcext:value-type="error">
            <text:p>#NAME?</text:p>
          </table:table-cell>
          <table:table-cell table:style-name="ce6" office:value-type="string" calcext:value-type="string">
            <text:p>generate-parenthes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Backtracking, </text:p>
          </table:table-cell>
          <table:table-cell table:style-name="ce6" office:value-type="float" office:value="5201" calcext:value-type="float">
            <text:p>5201</text:p>
          </table:table-cell>
          <table:table-cell table:style-name="ce6" office:value-type="float" office:value="267" calcext:value-type="float">
            <text:p>267</text:p>
          </table:table-cell>
          <table:table-cell table:style-name="ce6" table:formula="of:=ROUND( IFERROR((( [.G165]+ 1.9208) / ( [.G165] + [.H165]) - 1.96 * SQRT(([.G165] *  [.H165]) / ([.G165] +  [.H165]) + 0.9604) / ([.G165] +  [.H165])) / (1 + 3.8416 / ([.G165] +  [.H165]));0); 5) * 100" office:value-type="float" office:value="94.513" calcext:value-type="float">
            <text:p>94.51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Range Addition</text:p>
          </table:table-cell>
          <table:table-cell table:style-name="ce4" table:formula="of:=HYPERLINK( concat(&quot;https://leetcode.com/problems/&quot;; [.D166]); [.B166])" office:value-type="string" office:string-value="" calcext:value-type="error">
            <text:p>#NAME?</text:p>
          </table:table-cell>
          <table:table-cell table:style-name="ce6" office:value-type="string" calcext:value-type="string">
            <text:p>range-addi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578" calcext:value-type="float">
            <text:p>578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ROUND( IFERROR((( [.G166]+ 1.9208) / ( [.G166] + [.H166]) - 1.96 * SQRT(([.G166] *  [.H166]) / ([.G166] +  [.H166]) + 0.9604) / ([.G166] +  [.H166])) / (1 + 3.8416 / ([.G166] +  [.H166]));0); 5) * 100" office:value-type="float" office:value="94.511" calcext:value-type="float">
            <text:p>94.51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45" calcext:value-type="float">
            <text:p>845</text:p>
          </table:table-cell>
          <table:table-cell table:style-name="ce2" office:value-type="string" calcext:value-type="string">
            <text:p>Longest Mountain in Array</text:p>
          </table:table-cell>
          <table:table-cell table:style-name="ce4" table:formula="of:=HYPERLINK( concat(&quot;https://leetcode.com/problems/&quot;; [.D167]); [.B167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mountain-in-arra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wo Pointers, </text:p>
          </table:table-cell>
          <table:table-cell table:style-name="ce6" office:value-type="float" office:value="576" calcext:value-type="float">
            <text:p>576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ROUND( IFERROR((( [.G167]+ 1.9208) / ( [.G167] + [.H167]) - 1.96 * SQRT(([.G167] *  [.H167]) / ([.G167] +  [.H167]) + 0.9604) / ([.G167] +  [.H167])) / (1 + 3.8416 / ([.G167] +  [.H167]));0); 5) * 100" office:value-type="float" office:value="94.493" calcext:value-type="float">
            <text:p>94.49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67" calcext:value-type="float">
            <text:p>1367</text:p>
          </table:table-cell>
          <table:table-cell table:style-name="ce2" office:value-type="string" calcext:value-type="string">
            <text:p>Linked List in Binary Tree</text:p>
          </table:table-cell>
          <table:table-cell table:style-name="ce4" table:formula="of:=HYPERLINK( concat(&quot;https://leetcode.com/problems/&quot;; [.D168]); [.B168])" office:value-type="string" office:string-value="" calcext:value-type="error">
            <text:p>#NAME?</text:p>
          </table:table-cell>
          <table:table-cell table:style-name="ce6" office:value-type="string" calcext:value-type="string">
            <text:p>linked-list-in-binary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Dynamic Programming, Tree, </text:p>
          </table:table-cell>
          <table:table-cell table:style-name="ce6" office:value-type="float" office:value="385" calcext:value-type="float">
            <text:p>385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ROUND( IFERROR((( [.G168]+ 1.9208) / ( [.G168] + [.H168]) - 1.96 * SQRT(([.G168] *  [.H168]) / ([.G168] +  [.H168]) + 0.9604) / ([.G168] +  [.H168])) / (1 + 3.8416 / ([.G168] +  [.H168]));0); 5) * 100" office:value-type="float" office:value="94.492" calcext:value-type="float">
            <text:p>94.49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Delete Node in a BST</text:p>
          </table:table-cell>
          <table:table-cell table:style-name="ce4" table:formula="of:=HYPERLINK( concat(&quot;https://leetcode.com/problems/&quot;; [.D169]); [.B169])" office:value-type="string" office:string-value="" calcext:value-type="error">
            <text:p>#NAME?</text:p>
          </table:table-cell>
          <table:table-cell table:style-name="ce6" office:value-type="string" calcext:value-type="string">
            <text:p>delete-node-in-a-b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1736" calcext:value-type="float">
            <text:p>1736</text:p>
          </table:table-cell>
          <table:table-cell table:style-name="ce6" office:value-type="float" office:value="82" calcext:value-type="float">
            <text:p>82</text:p>
          </table:table-cell>
          <table:table-cell table:style-name="ce6" table:formula="of:=ROUND( IFERROR((( [.G169]+ 1.9208) / ( [.G169] + [.H169]) - 1.96 * SQRT(([.G169] *  [.H169]) / ([.G169] +  [.H169]) + 0.9604) / ([.G169] +  [.H169])) / (1 + 3.8416 / ([.G169] +  [.H169]));0); 5) * 100" office:value-type="float" office:value="94.436" calcext:value-type="float">
            <text:p>94.43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Recover Binary Search Tree</text:p>
          </table:table-cell>
          <table:table-cell table:style-name="ce4" table:formula="of:=HYPERLINK( concat(&quot;https://leetcode.com/problems/&quot;; [.D170]); [.B170])" office:value-type="string" office:string-value="" calcext:value-type="error">
            <text:p>#NAME?</text:p>
          </table:table-cell>
          <table:table-cell table:style-name="ce6" office:value-type="string" calcext:value-type="string">
            <text:p>recover-binary-search-tre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1543" calcext:value-type="float">
            <text:p>1543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ROUND( IFERROR((( [.G170]+ 1.9208) / ( [.G170] + [.H170]) - 1.96 * SQRT(([.G170] *  [.H170]) / ([.G170] +  [.H170]) + 0.9604) / ([.G170] +  [.H170])) / (1 + 3.8416 / ([.G170] +  [.H170]));0); 5) * 100" office:value-type="float" office:value="94.423" calcext:value-type="float">
            <text:p>94.42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02" calcext:value-type="float">
            <text:p>1202</text:p>
          </table:table-cell>
          <table:table-cell table:style-name="ce2" office:value-type="string" calcext:value-type="string">
            <text:p>Smallest String With Swaps</text:p>
          </table:table-cell>
          <table:table-cell table:style-name="ce4" table:formula="of:=HYPERLINK( concat(&quot;https://leetcode.com/problems/&quot;; [.D171]); [.B171])" office:value-type="string" office:string-value="" calcext:value-type="error">
            <text:p>#NAME?</text:p>
          </table:table-cell>
          <table:table-cell table:style-name="ce6" office:value-type="string" calcext:value-type="string">
            <text:p>smallest-string-with-swap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Union Find, </text:p>
          </table:table-cell>
          <table:table-cell table:style-name="ce6" office:value-type="float" office:value="526" calcext:value-type="float">
            <text:p>526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ROUND( IFERROR((( [.G171]+ 1.9208) / ( [.G171] + [.H171]) - 1.96 * SQRT(([.G171] *  [.H171]) / ([.G171] +  [.H171]) + 0.9604) / ([.G171] +  [.H171])) / (1 + 3.8416 / ([.G171] +  [.H171]));0); 5) * 100" office:value-type="float" office:value="94.41" calcext:value-type="float">
            <text:p>94.4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66" calcext:value-type="float">
            <text:p>1466</text:p>
          </table:table-cell>
          <table:table-cell table:style-name="ce2" office:value-type="string" calcext:value-type="string">
            <text:p>Reorder Routes to Make All Paths Lead to the City Zero</text:p>
          </table:table-cell>
          <table:table-cell table:style-name="ce4" table:formula="of:=HYPERLINK( concat(&quot;https://leetcode.com/problems/&quot;; [.D172]); [.B172])" office:value-type="string" office:string-value="" calcext:value-type="error">
            <text:p>#NAME?</text:p>
          </table:table-cell>
          <table:table-cell table:style-name="ce6" office:value-type="string" calcext:value-type="string">
            <text:p>reorder-routes-to-make-all-paths-lead-to-the-city-zero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269" calcext:value-type="float">
            <text:p>269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ROUND( IFERROR((( [.G172]+ 1.9208) / ( [.G172] + [.H172]) - 1.96 * SQRT(([.G172] *  [.H172]) / ([.G172] +  [.H172]) + 0.9604) / ([.G172] +  [.H172])) / (1 + 3.8416 / ([.G172] +  [.H172]));0); 5) * 100" office:value-type="float" office:value="94.405" calcext:value-type="float">
            <text:p>94.4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style-name="ce2" office:value-type="string" calcext:value-type="string">
            <text:p>Middle of the Linked List</text:p>
          </table:table-cell>
          <table:table-cell table:style-name="ce4" table:formula="of:=HYPERLINK( concat(&quot;https://leetcode.com/problems/&quot;; [.D173]); [.B173])" office:value-type="string" office:string-value="" calcext:value-type="error">
            <text:p>#NAME?</text:p>
          </table:table-cell>
          <table:table-cell table:style-name="ce6" office:value-type="string" calcext:value-type="string">
            <text:p>middle-of-the-linked-list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Linked List, </text:p>
          </table:table-cell>
          <table:table-cell table:style-name="ce6" office:value-type="float" office:value="1345" calcext:value-type="float">
            <text:p>1345</text:p>
          </table:table-cell>
          <table:table-cell table:style-name="ce6" office:value-type="float" office:value="62" calcext:value-type="float">
            <text:p>62</text:p>
          </table:table-cell>
          <table:table-cell table:style-name="ce6" table:formula="of:=ROUND( IFERROR((( [.G173]+ 1.9208) / ( [.G173] + [.H173]) - 1.96 * SQRT(([.G173] *  [.H173]) / ([.G173] +  [.H173]) + 0.9604) / ([.G173] +  [.H173])) / (1 + 3.8416 / ([.G173] +  [.H173]));0); 5) * 100" office:value-type="float" office:value="94.391" calcext:value-type="float">
            <text:p>94.39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13" calcext:value-type="float">
            <text:p>713</text:p>
          </table:table-cell>
          <table:table-cell table:style-name="ce2" office:value-type="string" calcext:value-type="string">
            <text:p>Subarray Product Less Than K</text:p>
          </table:table-cell>
          <table:table-cell table:style-name="ce4" table:formula="of:=HYPERLINK( concat(&quot;https://leetcode.com/problems/&quot;; [.D174]); [.B174])" office:value-type="string" office:string-value="" calcext:value-type="error">
            <text:p>#NAME?</text:p>
          </table:table-cell>
          <table:table-cell table:style-name="ce6" office:value-type="string" calcext:value-type="string">
            <text:p>subarray-product-less-than-k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Two Pointers, </text:p>
          </table:table-cell>
          <table:table-cell table:style-name="ce6" office:value-type="float" office:value="1306" calcext:value-type="float">
            <text:p>1306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formula="of:=ROUND( IFERROR((( [.G174]+ 1.9208) / ( [.G174] + [.H174]) - 1.96 * SQRT(([.G174] *  [.H174]) / ([.G174] +  [.H174]) + 0.9604) / ([.G174] +  [.H174])) / (1 + 3.8416 / ([.G174] +  [.H174]));0); 5) * 100" office:value-type="float" office:value="94.387" calcext:value-type="float">
            <text:p>94.3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79" calcext:value-type="float">
            <text:p>1079</text:p>
          </table:table-cell>
          <table:table-cell table:style-name="ce2" office:value-type="string" calcext:value-type="string">
            <text:p>Letter Tile Possibilities</text:p>
          </table:table-cell>
          <table:table-cell table:style-name="ce4" table:formula="of:=HYPERLINK( concat(&quot;https://leetcode.com/problems/&quot;; [.D175]); [.B175])" office:value-type="string" office:string-value="" calcext:value-type="error">
            <text:p>#NAME?</text:p>
          </table:table-cell>
          <table:table-cell table:style-name="ce6" office:value-type="string" calcext:value-type="string">
            <text:p>letter-tile-possibiliti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acktracking, 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formula="of:=ROUND( IFERROR((( [.G175]+ 1.9208) / ( [.G175] + [.H175]) - 1.96 * SQRT(([.G175] *  [.H175]) / ([.G175] +  [.H175]) + 0.9604) / ([.G175] +  [.H175])) / (1 + 3.8416 / ([.G175] +  [.H175]));0); 5) * 100" office:value-type="float" office:value="94.358" calcext:value-type="float">
            <text:p>94.35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Reorganize String</text:p>
          </table:table-cell>
          <table:table-cell table:style-name="ce4" table:formula="of:=HYPERLINK( concat(&quot;https://leetcode.com/problems/&quot;; [.D176]); [.B176])" office:value-type="string" office:string-value="" calcext:value-type="error">
            <text:p>#NAME?</text:p>
          </table:table-cell>
          <table:table-cell table:style-name="ce6" office:value-type="string" calcext:value-type="string">
            <text:p>reorganize-str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Heap, Greedy, Sort, </text:p>
          </table:table-cell>
          <table:table-cell table:style-name="ce6" office:value-type="float" office:value="1523" calcext:value-type="float">
            <text:p>1523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ROUND( IFERROR((( [.G176]+ 1.9208) / ( [.G176] + [.H176]) - 1.96 * SQRT(([.G176] *  [.H176]) / ([.G176] +  [.H176]) + 0.9604) / ([.G176] +  [.H176])) / (1 + 3.8416 / ([.G176] +  [.H176]));0); 5) * 100" office:value-type="float" office:value="94.353" calcext:value-type="float">
            <text:p>94.35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2" office:value-type="string" calcext:value-type="string">
            <text:p>Next Greater Element II</text:p>
          </table:table-cell>
          <table:table-cell table:style-name="ce4" table:formula="of:=HYPERLINK( concat(&quot;https://leetcode.com/problems/&quot;; [.D177]); [.B177])" office:value-type="string" office:string-value="" calcext:value-type="error">
            <text:p>#NAME?</text:p>
          </table:table-cell>
          <table:table-cell table:style-name="ce6" office:value-type="string" calcext:value-type="string">
            <text:p>next-greater-element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ack, </text:p>
          </table:table-cell>
          <table:table-cell table:style-name="ce6" office:value-type="float" office:value="1465" calcext:value-type="float">
            <text:p>1465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formula="of:=ROUND( IFERROR((( [.G177]+ 1.9208) / ( [.G177] + [.H177]) - 1.96 * SQRT(([.G177] *  [.H177]) / ([.G177] +  [.H177]) + 0.9604) / ([.G177] +  [.H177])) / (1 + 3.8416 / ([.G177] +  [.H177]));0); 5) * 100" office:value-type="float" office:value="94.346" calcext:value-type="float">
            <text:p>94.34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style-name="ce2" office:value-type="string" calcext:value-type="string">
            <text:p>Single Element in a Sorted Array</text:p>
          </table:table-cell>
          <table:table-cell table:style-name="ce4" table:formula="of:=HYPERLINK( concat(&quot;https://leetcode.com/problems/&quot;; [.D178]); [.B178])" office:value-type="string" office:string-value="" calcext:value-type="error">
            <text:p>#NAME?</text:p>
          </table:table-cell>
          <table:table-cell table:style-name="ce6" office:value-type="string" calcext:value-type="string">
            <text:p>single-element-in-a-sorted-array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1668" calcext:value-type="float">
            <text:p>1668</text:p>
          </table:table-cell>
          <table:table-cell table:style-name="ce6" office:value-type="float" office:value="80" calcext:value-type="float">
            <text:p>80</text:p>
          </table:table-cell>
          <table:table-cell table:style-name="ce6" table:formula="of:=ROUND( IFERROR((( [.G178]+ 1.9208) / ( [.G178] + [.H178]) - 1.96 * SQRT(([.G178] *  [.H178]) / ([.G178] +  [.H178]) + 0.9604) / ([.G178] +  [.H178])) / (1 + 3.8416 / ([.G178] +  [.H178]));0); 5) * 100" office:value-type="float" office:value="94.34" calcext:value-type="float">
            <text:p>94.3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72" calcext:value-type="float">
            <text:p>572</text:p>
          </table:table-cell>
          <table:table-cell table:style-name="ce2" office:value-type="string" calcext:value-type="string">
            <text:p>Subtree of Another Tree</text:p>
          </table:table-cell>
          <table:table-cell table:style-name="ce4" table:formula="of:=HYPERLINK( concat(&quot;https://leetcode.com/problems/&quot;; [.D179]); [.B179])" office:value-type="string" office:string-value="" calcext:value-type="error">
            <text:p>#NAME?</text:p>
          </table:table-cell>
          <table:table-cell table:style-name="ce6" office:value-type="string" calcext:value-type="string">
            <text:p>subtree-of-another-tre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2292" calcext:value-type="float">
            <text:p>2292</text:p>
          </table:table-cell>
          <table:table-cell table:style-name="ce6" office:value-type="float" office:value="114" calcext:value-type="float">
            <text:p>114</text:p>
          </table:table-cell>
          <table:table-cell table:style-name="ce6" table:formula="of:=ROUND( IFERROR((( [.G179]+ 1.9208) / ( [.G179] + [.H179]) - 1.96 * SQRT(([.G179] *  [.H179]) / ([.G179] +  [.H179]) + 0.9604) / ([.G179] +  [.H179])) / (1 + 3.8416 / ([.G179] +  [.H179]));0); 5) * 100" office:value-type="float" office:value="94.338" calcext:value-type="float">
            <text:p>94.33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Group Anagrams</text:p>
          </table:table-cell>
          <table:table-cell table:style-name="ce4" table:formula="of:=HYPERLINK( concat(&quot;https://leetcode.com/problems/&quot;; [.D180]); [.B180])" office:value-type="string" office:string-value="" calcext:value-type="error">
            <text:p>#NAME?</text:p>
          </table:table-cell>
          <table:table-cell table:style-name="ce6" office:value-type="string" calcext:value-type="string">
            <text:p>group-anagram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String, </text:p>
          </table:table-cell>
          <table:table-cell table:style-name="ce6" office:value-type="float" office:value="3547" calcext:value-type="float">
            <text:p>3547</text:p>
          </table:table-cell>
          <table:table-cell table:style-name="ce6" office:value-type="float" office:value="184" calcext:value-type="float">
            <text:p>184</text:p>
          </table:table-cell>
          <table:table-cell table:style-name="ce6" table:formula="of:=ROUND( IFERROR((( [.G180]+ 1.9208) / ( [.G180] + [.H180]) - 1.96 * SQRT(([.G180] *  [.H180]) / ([.G180] +  [.H180]) + 0.9604) / ([.G180] +  [.H180])) / (1 + 3.8416 / ([.G180] +  [.H180]));0); 5) * 100" office:value-type="float" office:value="94.326" calcext:value-type="float">
            <text:p>94.32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Binary Tree Zigzag Level Order Traversal</text:p>
          </table:table-cell>
          <table:table-cell table:style-name="ce4" table:formula="of:=HYPERLINK( concat(&quot;https://leetcode.com/problems/&quot;; [.D181]); [.B181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tree-zigzag-level-order-traversal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ack, Tree, Breadth-first Search, 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ROUND( IFERROR((( [.G181]+ 1.9208) / ( [.G181] + [.H181]) - 1.96 * SQRT(([.G181] *  [.H181]) / ([.G181] +  [.H181]) + 0.9604) / ([.G181] +  [.H181])) / (1 + 3.8416 / ([.G181] +  [.H181]));0); 5) * 100" office:value-type="float" office:value="94.312" calcext:value-type="float">
            <text:p>94.31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Course Schedule III</text:p>
          </table:table-cell>
          <table:table-cell table:style-name="ce4" table:formula="of:=HYPERLINK( concat(&quot;https://leetcode.com/problems/&quot;; [.D182]); [.B182])" office:value-type="string" office:string-value="" calcext:value-type="error">
            <text:p>#NAME?</text:p>
          </table:table-cell>
          <table:table-cell table:style-name="ce6" office:value-type="string" calcext:value-type="string">
            <text:p>course-schedule-i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713" calcext:value-type="float">
            <text:p>713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ROUND( IFERROR((( [.G182]+ 1.9208) / ( [.G182] + [.H182]) - 1.96 * SQRT(([.G182] *  [.H182]) / ([.G182] +  [.H182]) + 0.9604) / ([.G182] +  [.H182])) / (1 + 3.8416 / ([.G182] +  [.H182]));0); 5) * 100" office:value-type="float" office:value="94.294" calcext:value-type="float">
            <text:p>94.29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Open the Lock</text:p>
          </table:table-cell>
          <table:table-cell table:style-name="ce4" table:formula="of:=HYPERLINK( concat(&quot;https://leetcode.com/problems/&quot;; [.D183]); [.B183])" office:value-type="string" office:string-value="" calcext:value-type="error">
            <text:p>#NAME?</text:p>
          </table:table-cell>
          <table:table-cell table:style-name="ce6" office:value-type="string" calcext:value-type="string">
            <text:p>open-the-lock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readth-first Search, </text:p>
          </table:table-cell>
          <table:table-cell table:style-name="ce6" office:value-type="float" office:value="963" calcext:value-type="float">
            <text:p>963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ROUND( IFERROR((( [.G183]+ 1.9208) / ( [.G183] + [.H183]) - 1.96 * SQRT(([.G183] *  [.H183]) / ([.G183] +  [.H183]) + 0.9604) / ([.G183] +  [.H183])) / (1 + 3.8416 / ([.G183] +  [.H183]));0); 5) * 100" office:value-type="float" office:value="94.292" calcext:value-type="float">
            <text:p>94.29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28" calcext:value-type="float">
            <text:p>1028</text:p>
          </table:table-cell>
          <table:table-cell table:style-name="ce2" office:value-type="string" calcext:value-type="string">
            <text:p>Recover a Tree From Preorder Traversal</text:p>
          </table:table-cell>
          <table:table-cell table:style-name="ce4" table:formula="of:=HYPERLINK( concat(&quot;https://leetcode.com/problems/&quot;; [.D184]); [.B184])" office:value-type="string" office:string-value="" calcext:value-type="error">
            <text:p>#NAME?</text:p>
          </table:table-cell>
          <table:table-cell table:style-name="ce6" office:value-type="string" calcext:value-type="string">
            <text:p>recover-a-tree-from-preorder-traversal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433" calcext:value-type="float">
            <text:p>433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ROUND( IFERROR((( [.G184]+ 1.9208) / ( [.G184] + [.H184]) - 1.96 * SQRT(([.G184] *  [.H184]) / ([.G184] +  [.H184]) + 0.9604) / ([.G184] +  [.H184])) / (1 + 3.8416 / ([.G184] +  [.H184]));0); 5) * 100" office:value-type="float" office:value="94.29" calcext:value-type="float">
            <text:p>94.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2" office:value-type="string" calcext:value-type="string">
            <text:p>Decode String</text:p>
          </table:table-cell>
          <table:table-cell table:style-name="ce4" table:formula="of:=HYPERLINK( concat(&quot;https://leetcode.com/problems/&quot;; [.D185]); [.B185])" office:value-type="string" office:string-value="" calcext:value-type="error">
            <text:p>#NAME?</text:p>
          </table:table-cell>
          <table:table-cell table:style-name="ce6" office:value-type="string" calcext:value-type="string">
            <text:p>decode-str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ack, Depth-first Search, </text:p>
          </table:table-cell>
          <table:table-cell table:style-name="ce6" office:value-type="float" office:value="3119" calcext:value-type="float">
            <text:p>3119</text:p>
          </table:table-cell>
          <table:table-cell table:style-name="ce6" office:value-type="float" office:value="162" calcext:value-type="float">
            <text:p>162</text:p>
          </table:table-cell>
          <table:table-cell table:style-name="ce6" table:formula="of:=ROUND( IFERROR((( [.G185]+ 1.9208) / ( [.G185] + [.H185]) - 1.96 * SQRT(([.G185] *  [.H185]) / ([.G185] +  [.H185]) + 0.9604) / ([.G185] +  [.H185])) / (1 + 3.8416 / ([.G185] +  [.H185]));0); 5) * 100" office:value-type="float" office:value="94.267" calcext:value-type="float">
            <text:p>94.26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table:style-name="ce2" office:value-type="string" calcext:value-type="string">
            <text:p>Shortest Path to Get All Keys</text:p>
          </table:table-cell>
          <table:table-cell table:style-name="ce4" table:formula="of:=HYPERLINK( concat(&quot;https://leetcode.com/problems/&quot;; [.D186]); [.B186])" office:value-type="string" office:string-value="" calcext:value-type="error">
            <text:p>#NAME?</text:p>
          </table:table-cell>
          <table:table-cell table:style-name="ce6" office:value-type="string" calcext:value-type="string">
            <text:p>shortest-path-to-get-all-key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eap, Breadth-first Search, </text:p>
          </table:table-cell>
          <table:table-cell table:style-name="ce6" office:value-type="float" office:value="368" calcext:value-type="float">
            <text:p>368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ROUND( IFERROR((( [.G186]+ 1.9208) / ( [.G186] + [.H186]) - 1.96 * SQRT(([.G186] *  [.H186]) / ([.G186] +  [.H186]) + 0.9604) / ([.G186] +  [.H186])) / (1 + 3.8416 / ([.G186] +  [.H186]));0); 5) * 100" office:value-type="float" office:value="94.25" calcext:value-type="float">
            <text:p>94.2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table:style-name="ce2" office:value-type="string" calcext:value-type="string">
            <text:p>Shortest Unsorted Continuous Subarray</text:p>
          </table:table-cell>
          <table:table-cell table:style-name="ce4" table:formula="of:=HYPERLINK( concat(&quot;https://leetcode.com/problems/&quot;; [.D187]); [.B187])" office:value-type="string" office:string-value="" calcext:value-type="error">
            <text:p>#NAME?</text:p>
          </table:table-cell>
          <table:table-cell table:style-name="ce6" office:value-type="string" calcext:value-type="string">
            <text:p>shortest-unsorted-continuous-subarra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672" calcext:value-type="float">
            <text:p>2672</text:p>
          </table:table-cell>
          <table:table-cell table:style-name="ce6" office:value-type="float" office:value="138" calcext:value-type="float">
            <text:p>138</text:p>
          </table:table-cell>
          <table:table-cell table:style-name="ce6" table:formula="of:=ROUND( IFERROR((( [.G187]+ 1.9208) / ( [.G187] + [.H187]) - 1.96 * SQRT(([.G187] *  [.H187]) / ([.G187] +  [.H187]) + 0.9604) / ([.G187] +  [.H187])) / (1 + 3.8416 / ([.G187] +  [.H187]));0); 5) * 100" office:value-type="float" office:value="94.227" calcext:value-type="float">
            <text:p>94.22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51" calcext:value-type="float">
            <text:p>951</text:p>
          </table:table-cell>
          <table:table-cell table:style-name="ce2" office:value-type="string" calcext:value-type="string">
            <text:p>Flip Equivalent Binary Trees</text:p>
          </table:table-cell>
          <table:table-cell table:style-name="ce4" table:formula="of:=HYPERLINK( concat(&quot;https://leetcode.com/problems/&quot;; [.D188]); [.B188])" office:value-type="string" office:string-value="" calcext:value-type="error">
            <text:p>#NAME?</text:p>
          </table:table-cell>
          <table:table-cell table:style-name="ce6" office:value-type="string" calcext:value-type="string">
            <text:p>flip-equivalent-binary-tre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626" calcext:value-type="float">
            <text:p>626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formula="of:=ROUND( IFERROR((( [.G188]+ 1.9208) / ( [.G188] + [.H188]) - 1.96 * SQRT(([.G188] *  [.H188]) / ([.G188] +  [.H188]) + 0.9604) / ([.G188] +  [.H188])) / (1 + 3.8416 / ([.G188] +  [.H188]));0); 5) * 100" office:value-type="float" office:value="94.221" calcext:value-type="float">
            <text:p>94.22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68" calcext:value-type="float">
            <text:p>668</text:p>
          </table:table-cell>
          <table:table-cell table:style-name="ce2" office:value-type="string" calcext:value-type="string">
            <text:p>Kth Smallest Number in Multiplication Table</text:p>
          </table:table-cell>
          <table:table-cell table:style-name="ce4" table:formula="of:=HYPERLINK( concat(&quot;https://leetcode.com/problems/&quot;; [.D189]); [.B189])" office:value-type="string" office:string-value="" calcext:value-type="error">
            <text:p>#NAME?</text:p>
          </table:table-cell>
          <table:table-cell table:style-name="ce6" office:value-type="string" calcext:value-type="string">
            <text:p>kth-smallest-number-in-multiplication-tabl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inary Search, </text:p>
          </table:table-cell>
          <table:table-cell table:style-name="ce6" office:value-type="float" office:value="505" calcext:value-type="float">
            <text:p>505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ROUND( IFERROR((( [.G189]+ 1.9208) / ( [.G189] + [.H189]) - 1.96 * SQRT(([.G189] *  [.H189]) / ([.G189] +  [.H189]) + 0.9604) / ([.G189] +  [.H189])) / (1 + 3.8416 / ([.G189] +  [.H189]));0); 5) * 100" office:value-type="float" office:value="94.189" calcext:value-type="float">
            <text:p>94.18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Word Break</text:p>
          </table:table-cell>
          <table:table-cell table:style-name="ce4" table:formula="of:=HYPERLINK( concat(&quot;https://leetcode.com/problems/&quot;; [.D190]); [.B190])" office:value-type="string" office:string-value="" calcext:value-type="error">
            <text:p>#NAME?</text:p>
          </table:table-cell>
          <table:table-cell table:style-name="ce6" office:value-type="string" calcext:value-type="string">
            <text:p>word-break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4288" calcext:value-type="float">
            <text:p>4288</text:p>
          </table:table-cell>
          <table:table-cell table:style-name="ce6" office:value-type="float" office:value="232" calcext:value-type="float">
            <text:p>232</text:p>
          </table:table-cell>
          <table:table-cell table:style-name="ce6" table:formula="of:=ROUND( IFERROR((( [.G190]+ 1.9208) / ( [.G190] + [.H190]) - 1.96 * SQRT(([.G190] *  [.H190]) / ([.G190] +  [.H190]) + 0.9604) / ([.G190] +  [.H190])) / (1 + 3.8416 / ([.G190] +  [.H190]));0); 5) * 100" office:value-type="float" office:value="94.185" calcext:value-type="float">
            <text:p>94.1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Add and Search Word - Data structure design</text:p>
          </table:table-cell>
          <table:table-cell table:style-name="ce4" table:formula="of:=HYPERLINK( concat(&quot;https://leetcode.com/problems/&quot;; [.D191]); [.B191])" office:value-type="string" office:string-value="" calcext:value-type="error">
            <text:p>#NAME?</text:p>
          </table:table-cell>
          <table:table-cell table:style-name="ce6" office:value-type="string" calcext:value-type="string">
            <text:p>add-and-search-word-data-structure-desig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acktracking, Design, Trie, </text:p>
          </table:table-cell>
          <table:table-cell table:style-name="ce6" office:value-type="float" office:value="1772" calcext:value-type="float">
            <text:p>1772</text:p>
          </table:table-cell>
          <table:table-cell table:style-name="ce6" office:value-type="float" office:value="89" calcext:value-type="float">
            <text:p>89</text:p>
          </table:table-cell>
          <table:table-cell table:style-name="ce6" table:formula="of:=ROUND( IFERROR((( [.G191]+ 1.9208) / ( [.G191] + [.H191]) - 1.96 * SQRT(([.G191] *  [.H191]) / ([.G191] +  [.H191]) + 0.9604) / ([.G191] +  [.H191])) / (1 + 3.8416 / ([.G191] +  [.H191]));0); 5) * 100" office:value-type="float" office:value="94.151" calcext:value-type="float">
            <text:p>94.1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49" calcext:value-type="float">
            <text:p>1049</text:p>
          </table:table-cell>
          <table:table-cell table:style-name="ce2" office:value-type="string" calcext:value-type="string">
            <text:p>Last Stone Weight II</text:p>
          </table:table-cell>
          <table:table-cell table:style-name="ce4" table:formula="of:=HYPERLINK( concat(&quot;https://leetcode.com/problems/&quot;; [.D192]); [.B192])" office:value-type="string" office:string-value="" calcext:value-type="error">
            <text:p>#NAME?</text:p>
          </table:table-cell>
          <table:table-cell table:style-name="ce6" office:value-type="string" calcext:value-type="string">
            <text:p>last-stone-weight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617" calcext:value-type="float">
            <text:p>617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formula="of:=ROUND( IFERROR((( [.G192]+ 1.9208) / ( [.G192] + [.H192]) - 1.96 * SQRT(([.G192] *  [.H192]) / ([.G192] +  [.H192]) + 0.9604) / ([.G192] +  [.H192])) / (1 + 3.8416 / ([.G192] +  [.H192]));0); 5) * 100" office:value-type="float" office:value="94.141" calcext:value-type="float">
            <text:p>94.14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Longest Consecutive Sequence</text:p>
          </table:table-cell>
          <table:table-cell table:style-name="ce4" table:formula="of:=HYPERLINK( concat(&quot;https://leetcode.com/problems/&quot;; [.D193]); [.B193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consecutive-sequenc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Array, Union Find, </text:p>
          </table:table-cell>
          <table:table-cell table:style-name="ce6" office:value-type="float" office:value="3324" calcext:value-type="float">
            <text:p>3324</text:p>
          </table:table-cell>
          <table:table-cell table:style-name="ce6" office:value-type="float" office:value="178" calcext:value-type="float">
            <text:p>178</text:p>
          </table:table-cell>
          <table:table-cell table:style-name="ce6" table:formula="of:=ROUND( IFERROR((( [.G193]+ 1.9208) / ( [.G193] + [.H193]) - 1.96 * SQRT(([.G193] *  [.H193]) / ([.G193] +  [.H193]) + 0.9604) / ([.G193] +  [.H193])) / (1 + 3.8416 / ([.G193] +  [.H193]));0); 5) * 100" office:value-type="float" office:value="94.139" calcext:value-type="float">
            <text:p>94.1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34" calcext:value-type="float">
            <text:p>834</text:p>
          </table:table-cell>
          <table:table-cell table:style-name="ce2" office:value-type="string" calcext:value-type="string">
            <text:p>Sum of Distances in Tree</text:p>
          </table:table-cell>
          <table:table-cell table:style-name="ce4" table:formula="of:=HYPERLINK( concat(&quot;https://leetcode.com/problems/&quot;; [.D194]); [.B194])" office:value-type="string" office:string-value="" calcext:value-type="error">
            <text:p>#NAME?</text:p>
          </table:table-cell>
          <table:table-cell table:style-name="ce6" office:value-type="string" calcext:value-type="string">
            <text:p>sum-of-distances-in-tre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786" calcext:value-type="float">
            <text:p>786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formula="of:=ROUND( IFERROR((( [.G194]+ 1.9208) / ( [.G194] + [.H194]) - 1.96 * SQRT(([.G194] *  [.H194]) / ([.G194] +  [.H194]) + 0.9604) / ([.G194] +  [.H194])) / (1 + 3.8416 / ([.G194] +  [.H194]));0); 5) * 100" office:value-type="float" office:value="94.129" calcext:value-type="float">
            <text:p>94.1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73" calcext:value-type="float">
            <text:p>873</text:p>
          </table:table-cell>
          <table:table-cell table:style-name="ce2" office:value-type="string" calcext:value-type="string">
            <text:p>Length of Longest Fibonacci Subsequence</text:p>
          </table:table-cell>
          <table:table-cell table:style-name="ce4" table:formula="of:=HYPERLINK( concat(&quot;https://leetcode.com/problems/&quot;; [.D195]); [.B195])" office:value-type="string" office:string-value="" calcext:value-type="error">
            <text:p>#NAME?</text:p>
          </table:table-cell>
          <table:table-cell table:style-name="ce6" office:value-type="string" calcext:value-type="string">
            <text:p>length-of-longest-fibonacci-subsequenc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Dynamic Programming, </text:p>
          </table:table-cell>
          <table:table-cell table:style-name="ce6" office:value-type="float" office:value="707" calcext:value-type="float">
            <text:p>707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formula="of:=ROUND( IFERROR((( [.G195]+ 1.9208) / ( [.G195] + [.H195]) - 1.96 * SQRT(([.G195] *  [.H195]) / ([.G195] +  [.H195]) + 0.9604) / ([.G195] +  [.H195])) / (1 + 3.8416 / ([.G195] +  [.H195]));0); 5) * 100" office:value-type="float" office:value="94.099" calcext:value-type="float">
            <text:p>94.09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Jump Game II</text:p>
          </table:table-cell>
          <table:table-cell table:style-name="ce4" table:formula="of:=HYPERLINK( concat(&quot;https://leetcode.com/problems/&quot;; [.D196]); [.B196])" office:value-type="string" office:string-value="" calcext:value-type="error">
            <text:p>#NAME?</text:p>
          </table:table-cell>
          <table:table-cell table:style-name="ce6" office:value-type="string" calcext:value-type="string">
            <text:p>jump-game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Array, Greedy, </text:p>
          </table:table-cell>
          <table:table-cell table:style-name="ce6" office:value-type="float" office:value="2523" calcext:value-type="float">
            <text:p>2523</text:p>
          </table:table-cell>
          <table:table-cell table:style-name="ce6" office:value-type="float" office:value="133" calcext:value-type="float">
            <text:p>133</text:p>
          </table:table-cell>
          <table:table-cell table:style-name="ce6" table:formula="of:=ROUND( IFERROR((( [.G196]+ 1.9208) / ( [.G196] + [.H196]) - 1.96 * SQRT(([.G196] *  [.H196]) / ([.G196] +  [.H196]) + 0.9604) / ([.G196] +  [.H196])) / (1 + 3.8416 / ([.G196] +  [.H196]));0); 5) * 100" office:value-type="float" office:value="94.096" calcext:value-type="float">
            <text:p>94.09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udoku Solver</text:p>
          </table:table-cell>
          <table:table-cell table:style-name="ce4" table:formula="of:=HYPERLINK( concat(&quot;https://leetcode.com/problems/&quot;; [.D197]); [.B197])" office:value-type="string" office:string-value="" calcext:value-type="error">
            <text:p>#NAME?</text:p>
          </table:table-cell>
          <table:table-cell table:style-name="ce6" office:value-type="string" calcext:value-type="string">
            <text:p>sudoku-solver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ash Table, Backtracking, </text:p>
          </table:table-cell>
          <table:table-cell table:style-name="ce6" office:value-type="float" office:value="1788" calcext:value-type="float">
            <text:p>1788</text:p>
          </table:table-cell>
          <table:table-cell table:style-name="ce6" office:value-type="float" office:value="91" calcext:value-type="float">
            <text:p>91</text:p>
          </table:table-cell>
          <table:table-cell table:style-name="ce6" table:formula="of:=ROUND( IFERROR((( [.G197]+ 1.9208) / ( [.G197] + [.H197]) - 1.96 * SQRT(([.G197] *  [.H197]) / ([.G197] +  [.H197]) + 0.9604) / ([.G197] +  [.H197])) / (1 + 3.8416 / ([.G197] +  [.H197]));0); 5) * 100" office:value-type="float" office:value="94.091" calcext:value-type="float">
            <text:p>94.09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Lowest Common Ancestor of a Binary Search Tree</text:p>
          </table:table-cell>
          <table:table-cell table:style-name="ce4" table:formula="of:=HYPERLINK( concat(&quot;https://leetcode.com/problems/&quot;; [.D198]); [.B198])" office:value-type="string" office:string-value="" calcext:value-type="error">
            <text:p>#NAME?</text:p>
          </table:table-cell>
          <table:table-cell table:style-name="ce6" office:value-type="string" calcext:value-type="string">
            <text:p>lowest-common-ancestor-of-a-binary-search-tre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2033" calcext:value-type="float">
            <text:p>2033</text:p>
          </table:table-cell>
          <table:table-cell table:style-name="ce6" office:value-type="float" office:value="105" calcext:value-type="float">
            <text:p>105</text:p>
          </table:table-cell>
          <table:table-cell table:style-name="ce6" table:formula="of:=ROUND( IFERROR((( [.G198]+ 1.9208) / ( [.G198] + [.H198]) - 1.96 * SQRT(([.G198] *  [.H198]) / ([.G198] +  [.H198]) + 0.9604) / ([.G198] +  [.H198])) / (1 + 3.8416 / ([.G198] +  [.H198]));0); 5) * 100" office:value-type="float" office:value="94.089" calcext:value-type="float">
            <text:p>94.08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Paint House II</text:p>
          </table:table-cell>
          <table:table-cell table:style-name="ce4" table:formula="of:=HYPERLINK( concat(&quot;https://leetcode.com/problems/&quot;; [.D199]); [.B199])" office:value-type="string" office:string-value="" calcext:value-type="error">
            <text:p>#NAME?</text:p>
          </table:table-cell>
          <table:table-cell table:style-name="ce6" office:value-type="string" calcext:value-type="string">
            <text:p>paint-house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514" calcext:value-type="float">
            <text:p>514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ROUND( IFERROR((( [.G199]+ 1.9208) / ( [.G199] + [.H199]) - 1.96 * SQRT(([.G199] *  [.H199]) / ([.G199] +  [.H199]) + 0.9604) / ([.G199] +  [.H199])) / (1 + 3.8416 / ([.G199] +  [.H199]));0); 5) * 100" office:value-type="float" office:value="94.074" calcext:value-type="float">
            <text:p>94.07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35" calcext:value-type="float">
            <text:p>1335</text:p>
          </table:table-cell>
          <table:table-cell table:style-name="ce2" office:value-type="string" calcext:value-type="string">
            <text:p>Minimum Difficulty of a Job Schedule</text:p>
          </table:table-cell>
          <table:table-cell table:style-name="ce4" table:formula="of:=HYPERLINK( concat(&quot;https://leetcode.com/problems/&quot;; [.D200]); [.B200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difficulty-of-a-job-schedul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ROUND( IFERROR((( [.G200]+ 1.9208) / ( [.G200] + [.H200]) - 1.96 * SQRT(([.G200] *  [.H200]) / ([.G200] +  [.H200]) + 0.9604) / ([.G200] +  [.H200])) / (1 + 3.8416 / ([.G200] +  [.H200]));0); 5) * 100" office:value-type="float" office:value="94.073" calcext:value-type="float">
            <text:p>94.07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Factor Combinations</text:p>
          </table:table-cell>
          <table:table-cell table:style-name="ce4" table:formula="of:=HYPERLINK( concat(&quot;https://leetcode.com/problems/&quot;; [.D201]); [.B201])" office:value-type="string" office:string-value="" calcext:value-type="error">
            <text:p>#NAME?</text:p>
          </table:table-cell>
          <table:table-cell table:style-name="ce6" office:value-type="string" calcext:value-type="string">
            <text:p>factor-combination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acktracking, </text:p>
          </table:table-cell>
          <table:table-cell table:style-name="ce6" office:value-type="float" office:value="590" calcext:value-type="float">
            <text:p>59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ROUND( IFERROR((( [.G201]+ 1.9208) / ( [.G201] + [.H201]) - 1.96 * SQRT(([.G201] *  [.H201]) / ([.G201] +  [.H201]) + 0.9604) / ([.G201] +  [.H201])) / (1 + 3.8416 / ([.G201] +  [.H201]));0); 5) * 100" office:value-type="float" office:value="94.068" calcext:value-type="float">
            <text:p>94.06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49" calcext:value-type="float">
            <text:p>1349</text:p>
          </table:table-cell>
          <table:table-cell table:style-name="ce2" office:value-type="string" calcext:value-type="string">
            <text:p>Maximum Students Taking Exam</text:p>
          </table:table-cell>
          <table:table-cell table:style-name="ce4" table:formula="of:=HYPERLINK( concat(&quot;https://leetcode.com/problems/&quot;; [.D202]); [.B202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students-taking-exam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ROUND( IFERROR((( [.G202]+ 1.9208) / ( [.G202] + [.H202]) - 1.96 * SQRT(([.G202] *  [.H202]) / ([.G202] +  [.H202]) + 0.9604) / ([.G202] +  [.H202])) / (1 + 3.8416 / ([.G202] +  [.H202]));0); 5) * 100" office:value-type="float" office:value="94.067" calcext:value-type="float">
            <text:p>94.06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Rearrange String k Distance Apart</text:p>
          </table:table-cell>
          <table:table-cell table:style-name="ce4" table:formula="of:=HYPERLINK( concat(&quot;https://leetcode.com/problems/&quot;; [.D203]); [.B203])" office:value-type="string" office:string-value="" calcext:value-type="error">
            <text:p>#NAME?</text:p>
          </table:table-cell>
          <table:table-cell table:style-name="ce6" office:value-type="string" calcext:value-type="string">
            <text:p>rearrange-string-k-distance-apart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ash Table, Heap, Greedy, 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ROUND( IFERROR((( [.G203]+ 1.9208) / ( [.G203] + [.H203]) - 1.96 * SQRT(([.G203] *  [.H203]) / ([.G203] +  [.H203]) + 0.9604) / ([.G203] +  [.H203])) / (1 + 3.8416 / ([.G203] +  [.H203]));0); 5) * 100" office:value-type="float" office:value="94.028" calcext:value-type="float">
            <text:p>94.02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Different Ways to Add Parentheses</text:p>
          </table:table-cell>
          <table:table-cell table:style-name="ce4" table:formula="of:=HYPERLINK( concat(&quot;https://leetcode.com/problems/&quot;; [.D204]); [.B204])" office:value-type="string" office:string-value="" calcext:value-type="error">
            <text:p>#NAME?</text:p>
          </table:table-cell>
          <table:table-cell table:style-name="ce6" office:value-type="string" calcext:value-type="string">
            <text:p>different-ways-to-add-parenthes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ivide and Conquer, </text:p>
          </table:table-cell>
          <table:table-cell table:style-name="ce6" office:value-type="float" office:value="1588" calcext:value-type="float">
            <text:p>1588</text:p>
          </table:table-cell>
          <table:table-cell table:style-name="ce6" office:value-type="float" office:value="81" calcext:value-type="float">
            <text:p>81</text:p>
          </table:table-cell>
          <table:table-cell table:style-name="ce6" table:formula="of:=ROUND( IFERROR((( [.G204]+ 1.9208) / ( [.G204] + [.H204]) - 1.96 * SQRT(([.G204] *  [.H204]) / ([.G204] +  [.H204]) + 0.9604) / ([.G204] +  [.H204])) / (1 + 3.8416 / ([.G204] +  [.H204]));0); 5) * 100" office:value-type="float" office:value="94.008" calcext:value-type="float">
            <text:p>94.0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2" office:value-type="string" calcext:value-type="string">
            <text:p>Largest Divisible Subset</text:p>
          </table:table-cell>
          <table:table-cell table:style-name="ce4" table:formula="of:=HYPERLINK( concat(&quot;https://leetcode.com/problems/&quot;; [.D205]); [.B205])" office:value-type="string" office:string-value="" calcext:value-type="error">
            <text:p>#NAME?</text:p>
          </table:table-cell>
          <table:table-cell table:style-name="ce6" office:value-type="string" calcext:value-type="string">
            <text:p>largest-divisible-subse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Dynamic Programming, </text:p>
          </table:table-cell>
          <table:table-cell table:style-name="ce6" office:value-type="float" office:value="1356" calcext:value-type="float">
            <text:p>1356</text:p>
          </table:table-cell>
          <table:table-cell table:style-name="ce6" office:value-type="float" office:value="68" calcext:value-type="float">
            <text:p>68</text:p>
          </table:table-cell>
          <table:table-cell table:style-name="ce6" table:formula="of:=ROUND( IFERROR((( [.G205]+ 1.9208) / ( [.G205] + [.H205]) - 1.96 * SQRT(([.G205] *  [.H205]) / ([.G205] +  [.H205]) + 0.9604) / ([.G205] +  [.H205])) / (1 + 3.8416 / ([.G205] +  [.H205]));0); 5) * 100" office:value-type="float" office:value="93.99" calcext:value-type="float">
            <text:p>93.9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2" office:value-type="string" calcext:value-type="string">
            <text:p>Kth Smallest Element in a Sorted Matrix</text:p>
          </table:table-cell>
          <table:table-cell table:style-name="ce4" table:formula="of:=HYPERLINK( concat(&quot;https://leetcode.com/problems/&quot;; [.D206]); [.B206])" office:value-type="string" office:string-value="" calcext:value-type="error">
            <text:p>#NAME?</text:p>
          </table:table-cell>
          <table:table-cell table:style-name="ce6" office:value-type="string" calcext:value-type="string">
            <text:p>kth-smallest-element-in-a-sorted-matrix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nary Search, Heap, </text:p>
          </table:table-cell>
          <table:table-cell table:style-name="ce6" office:value-type="float" office:value="2365" calcext:value-type="float">
            <text:p>2365</text:p>
          </table:table-cell>
          <table:table-cell table:style-name="ce6" office:value-type="float" office:value="127" calcext:value-type="float">
            <text:p>127</text:p>
          </table:table-cell>
          <table:table-cell table:style-name="ce6" table:formula="of:=ROUND( IFERROR((( [.G206]+ 1.9208) / ( [.G206] + [.H206]) - 1.96 * SQRT(([.G206] *  [.H206]) / ([.G206] +  [.H206]) + 0.9604) / ([.G206] +  [.H206])) / (1 + 3.8416 / ([.G206] +  [.H206]));0); 5) * 100" office:value-type="float" office:value="93.969" calcext:value-type="float">
            <text:p>93.96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Minimum Height Trees</text:p>
          </table:table-cell>
          <table:table-cell table:style-name="ce4" table:formula="of:=HYPERLINK( concat(&quot;https://leetcode.com/problems/&quot;; [.D207]); [.B207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height-tre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readth-first Search, Graph, </text:p>
          </table:table-cell>
          <table:table-cell table:style-name="ce6" office:value-type="float" office:value="1851" calcext:value-type="float">
            <text:p>1851</text:p>
          </table:table-cell>
          <table:table-cell table:style-name="ce6" office:value-type="float" office:value="97" calcext:value-type="float">
            <text:p>97</text:p>
          </table:table-cell>
          <table:table-cell table:style-name="ce6" table:formula="of:=ROUND( IFERROR((( [.G207]+ 1.9208) / ( [.G207] + [.H207]) - 1.96 * SQRT(([.G207] *  [.H207]) / ([.G207] +  [.H207]) + 0.9604) / ([.G207] +  [.H207])) / (1 + 3.8416 / ([.G207] +  [.H207]));0); 5) * 100" office:value-type="float" office:value="93.963" calcext:value-type="float">
            <text:p>93.96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44" calcext:value-type="float">
            <text:p>844</text:p>
          </table:table-cell>
          <table:table-cell table:style-name="ce2" office:value-type="string" calcext:value-type="string">
            <text:p>Backspace String Compare</text:p>
          </table:table-cell>
          <table:table-cell table:style-name="ce4" table:formula="of:=HYPERLINK( concat(&quot;https://leetcode.com/problems/&quot;; [.D208]); [.B208])" office:value-type="string" office:string-value="" calcext:value-type="error">
            <text:p>#NAME?</text:p>
          </table:table-cell>
          <table:table-cell table:style-name="ce6" office:value-type="string" calcext:value-type="string">
            <text:p>backspace-string-compar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wo Pointers, Stack, </text:p>
          </table:table-cell>
          <table:table-cell table:style-name="ce6" office:value-type="float" office:value="1660" calcext:value-type="float">
            <text:p>1660</text:p>
          </table:table-cell>
          <table:table-cell table:style-name="ce6" office:value-type="float" office:value="86" calcext:value-type="float">
            <text:p>86</text:p>
          </table:table-cell>
          <table:table-cell table:style-name="ce6" table:formula="of:=ROUND( IFERROR((( [.G208]+ 1.9208) / ( [.G208] + [.H208]) - 1.96 * SQRT(([.G208] *  [.H208]) / ([.G208] +  [.H208]) + 0.9604) / ([.G208] +  [.H208])) / (1 + 3.8416 / ([.G208] +  [.H208]));0); 5) * 100" office:value-type="float" office:value="93.957" calcext:value-type="float">
            <text:p>93.95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Binary Tree Postorder Traversal</text:p>
          </table:table-cell>
          <table:table-cell table:style-name="ce4" table:formula="of:=HYPERLINK( concat(&quot;https://leetcode.com/problems/&quot;; [.D209]); [.B209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tree-postorder-traversal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ack, Tree, </text:p>
          </table:table-cell>
          <table:table-cell table:style-name="ce6" office:value-type="float" office:value="1735" calcext:value-type="float">
            <text:p>1735</text:p>
          </table:table-cell>
          <table:table-cell table:style-name="ce6" office:value-type="float" office:value="91" calcext:value-type="float">
            <text:p>91</text:p>
          </table:table-cell>
          <table:table-cell table:style-name="ce6" table:formula="of:=ROUND( IFERROR((( [.G209]+ 1.9208) / ( [.G209] + [.H209]) - 1.96 * SQRT(([.G209] *  [.H209]) / ([.G209] +  [.H209]) + 0.9604) / ([.G209] +  [.H209])) / (1 + 3.8416 / ([.G209] +  [.H209]));0); 5) * 100" office:value-type="float" office:value="93.92" calcext:value-type="float">
            <text:p>93.9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2" office:value-type="string" calcext:value-type="string">
            <text:p>Contiguous Array</text:p>
          </table:table-cell>
          <table:table-cell table:style-name="ce4" table:formula="of:=HYPERLINK( concat(&quot;https://leetcode.com/problems/&quot;; [.D210]); [.B210])" office:value-type="string" office:string-value="" calcext:value-type="error">
            <text:p>#NAME?</text:p>
          </table:table-cell>
          <table:table-cell table:style-name="ce6" office:value-type="string" calcext:value-type="string">
            <text:p>contiguous-arra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2156" calcext:value-type="float">
            <text:p>2156</text:p>
          </table:table-cell>
          <table:table-cell table:style-name="ce6" office:value-type="float" office:value="116" calcext:value-type="float">
            <text:p>116</text:p>
          </table:table-cell>
          <table:table-cell table:style-name="ce6" table:formula="of:=ROUND( IFERROR((( [.G210]+ 1.9208) / ( [.G210] + [.H210]) - 1.96 * SQRT(([.G210] *  [.H210]) / ([.G210] +  [.H210]) + 0.9604) / ([.G210] +  [.H210])) / (1 + 3.8416 / ([.G210] +  [.H210]));0); 5) * 100" office:value-type="float" office:value="93.911" calcext:value-type="float">
            <text:p>93.91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Combination Sum III</text:p>
          </table:table-cell>
          <table:table-cell table:style-name="ce4" table:formula="of:=HYPERLINK( concat(&quot;https://leetcode.com/problems/&quot;; [.D211]); [.B211])" office:value-type="string" office:string-value="" calcext:value-type="error">
            <text:p>#NAME?</text:p>
          </table:table-cell>
          <table:table-cell table:style-name="ce6" office:value-type="string" calcext:value-type="string">
            <text:p>combination-sum-i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Backtracking, </text:p>
          </table:table-cell>
          <table:table-cell table:style-name="ce6" office:value-type="float" office:value="1037" calcext:value-type="float">
            <text:p>1037</text:p>
          </table:table-cell>
          <table:table-cell table:style-name="ce6" office:value-type="float" office:value="51" calcext:value-type="float">
            <text:p>51</text:p>
          </table:table-cell>
          <table:table-cell table:style-name="ce6" table:formula="of:=ROUND( IFERROR((( [.G211]+ 1.9208) / ( [.G211] + [.H211]) - 1.96 * SQRT(([.G211] *  [.H211]) / ([.G211] +  [.H211]) + 0.9604) / ([.G211] +  [.H211])) / (1 + 3.8416 / ([.G211] +  [.H211]));0); 5) * 100" office:value-type="float" office:value="93.889" calcext:value-type="float">
            <text:p>93.88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table:style-name="ce2" office:value-type="string" calcext:value-type="string">
            <text:p>Max Chunks To Make Sorted II</text:p>
          </table:table-cell>
          <table:table-cell table:style-name="ce4" table:formula="of:=HYPERLINK( concat(&quot;https://leetcode.com/problems/&quot;; [.D212]); [.B212])" office:value-type="string" office:string-value="" calcext:value-type="error">
            <text:p>#NAME?</text:p>
          </table:table-cell>
          <table:table-cell table:style-name="ce6" office:value-type="string" calcext:value-type="string">
            <text:p>max-chunks-to-make-sorted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formula="of:=ROUND( IFERROR((( [.G212]+ 1.9208) / ( [.G212] + [.H212]) - 1.96 * SQRT(([.G212] *  [.H212]) / ([.G212] +  [.H212]) + 0.9604) / ([.G212] +  [.H212])) / (1 + 3.8416 / ([.G212] +  [.H212]));0); 5) * 100" office:value-type="float" office:value="93.886" calcext:value-type="float">
            <text:p>93.8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Find All Anagrams in a String</text:p>
          </table:table-cell>
          <table:table-cell table:style-name="ce4" table:formula="of:=HYPERLINK( concat(&quot;https://leetcode.com/problems/&quot;; [.D213]); [.B213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all-anagrams-in-a-str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3112" calcext:value-type="float">
            <text:p>3112</text:p>
          </table:table-cell>
          <table:table-cell table:style-name="ce6" office:value-type="float" office:value="174" calcext:value-type="float">
            <text:p>174</text:p>
          </table:table-cell>
          <table:table-cell table:style-name="ce6" table:formula="of:=ROUND( IFERROR((( [.G213]+ 1.9208) / ( [.G213] + [.H213]) - 1.96 * SQRT(([.G213] *  [.H213]) / ([.G213] +  [.H213]) + 0.9604) / ([.G213] +  [.H213])) / (1 + 3.8416 / ([.G213] +  [.H213]));0); 5) * 100" office:value-type="float" office:value="93.886" calcext:value-type="float">
            <text:p>93.8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ongest Substring Without Repeating Characters</text:p>
          </table:table-cell>
          <table:table-cell table:style-name="ce4" table:formula="of:=HYPERLINK( concat(&quot;https://leetcode.com/problems/&quot;; [.D214]); [.B214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substring-without-repeating-characte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Two Pointers, String, Sliding Window, </text:p>
          </table:table-cell>
          <table:table-cell table:style-name="ce6" office:value-type="float" office:value="9485" calcext:value-type="float">
            <text:p>9485</text:p>
          </table:table-cell>
          <table:table-cell table:style-name="ce6" office:value-type="float" office:value="570" calcext:value-type="float">
            <text:p>570</text:p>
          </table:table-cell>
          <table:table-cell table:style-name="ce6" table:formula="of:=ROUND( IFERROR((( [.G214]+ 1.9208) / ( [.G214] + [.H214]) - 1.96 * SQRT(([.G214] *  [.H214]) / ([.G214] +  [.H214]) + 0.9604) / ([.G214] +  [.H214])) / (1 + 3.8416 / ([.G214] +  [.H214]));0); 5) * 100" office:value-type="float" office:value="93.862" calcext:value-type="float">
            <text:p>93.86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table:style-name="ce2" office:value-type="string" calcext:value-type="string">
            <text:p>Merge Two Binary Trees</text:p>
          </table:table-cell>
          <table:table-cell table:style-name="ce4" table:formula="of:=HYPERLINK( concat(&quot;https://leetcode.com/problems/&quot;; [.D215]); [.B215])" office:value-type="string" office:string-value="" calcext:value-type="error">
            <text:p>#NAME?</text:p>
          </table:table-cell>
          <table:table-cell table:style-name="ce6" office:value-type="string" calcext:value-type="string">
            <text:p>merge-two-binary-tree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3026" calcext:value-type="float">
            <text:p>3026</text:p>
          </table:table-cell>
          <table:table-cell table:style-name="ce6" office:value-type="float" office:value="171" calcext:value-type="float">
            <text:p>171</text:p>
          </table:table-cell>
          <table:table-cell table:style-name="ce6" table:formula="of:=ROUND( IFERROR((( [.G215]+ 1.9208) / ( [.G215] + [.H215]) - 1.96 * SQRT(([.G215] *  [.H215]) / ([.G215] +  [.H215]) + 0.9604) / ([.G215] +  [.H215])) / (1 + 3.8416 / ([.G215] +  [.H215]));0); 5) * 100" office:value-type="float" office:value="93.816" calcext:value-type="float">
            <text:p>93.8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Delete Columns to Make Sorted III</text:p>
          </table:table-cell>
          <table:table-cell table:style-name="ce4" table:formula="of:=HYPERLINK( concat(&quot;https://leetcode.com/problems/&quot;; [.D216]); [.B216])" office:value-type="string" office:string-value="" calcext:value-type="error">
            <text:p>#NAME?</text:p>
          </table:table-cell>
          <table:table-cell table:style-name="ce6" office:value-type="string" calcext:value-type="string">
            <text:p>delete-columns-to-make-sorted-i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242" calcext:value-type="float">
            <text:p>242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ROUND( IFERROR((( [.G216]+ 1.9208) / ( [.G216] + [.H216]) - 1.96 * SQRT(([.G216] *  [.H216]) / ([.G216] +  [.H216]) + 0.9604) / ([.G216] +  [.H216])) / (1 + 3.8416 / ([.G216] +  [.H216]));0); 5) * 100" office:value-type="float" office:value="93.814" calcext:value-type="float">
            <text:p>93.81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86" calcext:value-type="float">
            <text:p>1186</text:p>
          </table:table-cell>
          <table:table-cell table:style-name="ce2" office:value-type="string" calcext:value-type="string">
            <text:p>Maximum Subarray Sum with One Deletion</text:p>
          </table:table-cell>
          <table:table-cell table:style-name="ce4" table:formula="of:=HYPERLINK( concat(&quot;https://leetcode.com/problems/&quot;; [.D217]); [.B217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subarray-sum-with-one-dele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ROUND( IFERROR((( [.G217]+ 1.9208) / ( [.G217] + [.H217]) - 1.96 * SQRT(([.G217] *  [.H217]) / ([.G217] +  [.H217]) + 0.9604) / ([.G217] +  [.H217])) / (1 + 3.8416 / ([.G217] +  [.H217]));0); 5) * 100" office:value-type="float" office:value="93.786" calcext:value-type="float">
            <text:p>93.7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20" calcext:value-type="float">
            <text:p>1320</text:p>
          </table:table-cell>
          <table:table-cell table:style-name="ce2" office:value-type="string" calcext:value-type="string">
            <text:p>Minimum Distance to Type a Word Using Two Fingers</text:p>
          </table:table-cell>
          <table:table-cell table:style-name="ce4" table:formula="of:=HYPERLINK( concat(&quot;https://leetcode.com/problems/&quot;; [.D218]); [.B218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distance-to-type-a-word-using-two-finger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358" calcext:value-type="float">
            <text:p>358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formula="of:=ROUND( IFERROR((( [.G218]+ 1.9208) / ( [.G218] + [.H218]) - 1.96 * SQRT(([.G218] *  [.H218]) / ([.G218] +  [.H218]) + 0.9604) / ([.G218] +  [.H218])) / (1 + 3.8416 / ([.G218] +  [.H218]));0); 5) * 100" office:value-type="float" office:value="93.783" calcext:value-type="float">
            <text:p>93.78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68" calcext:value-type="float">
            <text:p>1168</text:p>
          </table:table-cell>
          <table:table-cell table:style-name="ce2" office:value-type="string" calcext:value-type="string">
            <text:p>Optimize Water Distribution in a Village</text:p>
          </table:table-cell>
          <table:table-cell table:style-name="ce4" table:formula="of:=HYPERLINK( concat(&quot;https://leetcode.com/problems/&quot;; [.D219]); [.B219])" office:value-type="string" office:string-value="" calcext:value-type="error">
            <text:p>#NAME?</text:p>
          </table:table-cell>
          <table:table-cell table:style-name="ce6" office:value-type="string" calcext:value-type="string">
            <text:p>optimize-water-distribution-in-a-villag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Union Find, Graph, 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ROUND( IFERROR((( [.G219]+ 1.9208) / ( [.G219] + [.H219]) - 1.96 * SQRT(([.G219] *  [.H219]) / ([.G219] +  [.H219]) + 0.9604) / ([.G219] +  [.H219])) / (1 + 3.8416 / ([.G219] +  [.H219]));0); 5) * 100" office:value-type="float" office:value="93.749" calcext:value-type="float">
            <text:p>93.74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Wildcard Matching</text:p>
          </table:table-cell>
          <table:table-cell table:style-name="ce4" table:formula="of:=HYPERLINK( concat(&quot;https://leetcode.com/problems/&quot;; [.D220]); [.B220])" office:value-type="string" office:string-value="" calcext:value-type="error">
            <text:p>#NAME?</text:p>
          </table:table-cell>
          <table:table-cell table:style-name="ce6" office:value-type="string" calcext:value-type="string">
            <text:p>wildcard-matching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Dynamic Programming, Backtracking, Greedy, </text:p>
          </table:table-cell>
          <table:table-cell table:style-name="ce6" office:value-type="float" office:value="1965" calcext:value-type="float">
            <text:p>1965</text:p>
          </table:table-cell>
          <table:table-cell table:style-name="ce6" office:value-type="float" office:value="108" calcext:value-type="float">
            <text:p>108</text:p>
          </table:table-cell>
          <table:table-cell table:style-name="ce6" table:formula="of:=ROUND( IFERROR((( [.G220]+ 1.9208) / ( [.G220] + [.H220]) - 1.96 * SQRT(([.G220] *  [.H220]) / ([.G220] +  [.H220]) + 0.9604) / ([.G220] +  [.H220])) / (1 + 3.8416 / ([.G220] +  [.H220]));0); 5) * 100" office:value-type="float" office:value="93.748" calcext:value-type="float">
            <text:p>93.74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table:style-name="ce2" office:value-type="string" calcext:value-type="string">
            <text:p>The Maze II</text:p>
          </table:table-cell>
          <table:table-cell table:style-name="ce4" table:formula="of:=HYPERLINK( concat(&quot;https://leetcode.com/problems/&quot;; [.D221]); [.B221])" office:value-type="string" office:string-value="" calcext:value-type="error">
            <text:p>#NAME?</text:p>
          </table:table-cell>
          <table:table-cell table:style-name="ce6" office:value-type="string" calcext:value-type="string">
            <text:p>the-maze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Breadth-first Search, </text:p>
          </table:table-cell>
          <table:table-cell table:style-name="ce6" office:value-type="float" office:value="591" calcext:value-type="float">
            <text:p>591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ROUND( IFERROR((( [.G221]+ 1.9208) / ( [.G221] + [.H221]) - 1.96 * SQRT(([.G221] *  [.H221]) / ([.G221] +  [.H221]) + 0.9604) / ([.G221] +  [.H221])) / (1 + 3.8416 / ([.G221] +  [.H221]));0); 5) * 100" office:value-type="float" office:value="93.718" calcext:value-type="float">
            <text:p>93.7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13" calcext:value-type="float">
            <text:p>813</text:p>
          </table:table-cell>
          <table:table-cell table:style-name="ce2" office:value-type="string" calcext:value-type="string">
            <text:p>Largest Sum of Averages</text:p>
          </table:table-cell>
          <table:table-cell table:style-name="ce4" table:formula="of:=HYPERLINK( concat(&quot;https://leetcode.com/problems/&quot;; [.D222]); [.B222])" office:value-type="string" office:string-value="" calcext:value-type="error">
            <text:p>#NAME?</text:p>
          </table:table-cell>
          <table:table-cell table:style-name="ce6" office:value-type="string" calcext:value-type="string">
            <text:p>largest-sum-of-averag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870" calcext:value-type="float">
            <text:p>870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ROUND( IFERROR((( [.G222]+ 1.9208) / ( [.G222] + [.H222]) - 1.96 * SQRT(([.G222] *  [.H222]) / ([.G222] +  [.H222]) + 0.9604) / ([.G222] +  [.H222])) / (1 + 3.8416 / ([.G222] +  [.H222]));0); 5) * 100" office:value-type="float" office:value="93.716" calcext:value-type="float">
            <text:p>93.7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56" calcext:value-type="float">
            <text:p>956</text:p>
          </table:table-cell>
          <table:table-cell table:style-name="ce2" office:value-type="string" calcext:value-type="string">
            <text:p>Tallest Billboard</text:p>
          </table:table-cell>
          <table:table-cell table:style-name="ce4" table:formula="of:=HYPERLINK( concat(&quot;https://leetcode.com/problems/&quot;; [.D223]); [.B223])" office:value-type="string" office:string-value="" calcext:value-type="error">
            <text:p>#NAME?</text:p>
          </table:table-cell>
          <table:table-cell table:style-name="ce6" office:value-type="string" calcext:value-type="string">
            <text:p>tallest-billboard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316" calcext:value-type="float">
            <text:p>316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ROUND( IFERROR((( [.G223]+ 1.9208) / ( [.G223] + [.H223]) - 1.96 * SQRT(([.G223] *  [.H223]) / ([.G223] +  [.H223]) + 0.9604) / ([.G223] +  [.H223])) / (1 + 3.8416 / ([.G223] +  [.H223]));0); 5) * 100" office:value-type="float" office:value="93.715" calcext:value-type="float">
            <text:p>93.71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16" calcext:value-type="float">
            <text:p>1216</text:p>
          </table:table-cell>
          <table:table-cell table:style-name="ce2" office:value-type="string" calcext:value-type="string">
            <text:p>Valid Palindrome III</text:p>
          </table:table-cell>
          <table:table-cell table:style-name="ce4" table:formula="of:=HYPERLINK( concat(&quot;https://leetcode.com/problems/&quot;; [.D224]); [.B224])" office:value-type="string" office:string-value="" calcext:value-type="error">
            <text:p>#NAME?</text:p>
          </table:table-cell>
          <table:table-cell table:style-name="ce6" office:value-type="string" calcext:value-type="string">
            <text:p>valid-palindrome-i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Dynamic Programming, 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ROUND( IFERROR((( [.G224]+ 1.9208) / ( [.G224] + [.H224]) - 1.96 * SQRT(([.G224] *  [.H224]) / ([.G224] +  [.H224]) + 0.9604) / ([.G224] +  [.H224])) / (1 + 3.8416 / ([.G224] +  [.H224]));0); 5) * 100" office:value-type="float" office:value="93.711" calcext:value-type="float">
            <text:p>93.71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The Skyline Problem</text:p>
          </table:table-cell>
          <table:table-cell table:style-name="ce4" table:formula="of:=HYPERLINK( concat(&quot;https://leetcode.com/problems/&quot;; [.D225]); [.B225])" office:value-type="string" office:string-value="" calcext:value-type="error">
            <text:p>#NAME?</text:p>
          </table:table-cell>
          <table:table-cell table:style-name="ce6" office:value-type="string" calcext:value-type="string">
            <text:p>the-skyline-problem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ivide and Conquer, Heap, Binary Indexed Tree, Segment Tree, Line Sweep, </text:p>
          </table:table-cell>
          <table:table-cell table:style-name="ce6" office:value-type="float" office:value="2031" calcext:value-type="float">
            <text:p>2031</text:p>
          </table:table-cell>
          <table:table-cell table:style-name="ce6" office:value-type="float" office:value="113" calcext:value-type="float">
            <text:p>113</text:p>
          </table:table-cell>
          <table:table-cell table:style-name="ce6" table:formula="of:=ROUND( IFERROR((( [.G225]+ 1.9208) / ( [.G225] + [.H225]) - 1.96 * SQRT(([.G225] *  [.H225]) / ([.G225] +  [.H225]) + 0.9604) / ([.G225] +  [.H225])) / (1 + 3.8416 / ([.G225] +  [.H225]));0); 5) * 100" office:value-type="float" office:value="93.701" calcext:value-type="float">
            <text:p>93.7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26" calcext:value-type="float">
            <text:p>1026</text:p>
          </table:table-cell>
          <table:table-cell table:style-name="ce2" office:value-type="string" calcext:value-type="string">
            <text:p>Maximum Difference Between Node and Ancestor</text:p>
          </table:table-cell>
          <table:table-cell table:style-name="ce4" table:formula="of:=HYPERLINK( concat(&quot;https://leetcode.com/problems/&quot;; [.D226]); [.B226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difference-between-node-and-ancesto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535" calcext:value-type="float">
            <text:p>535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ROUND( IFERROR((( [.G226]+ 1.9208) / ( [.G226] + [.H226]) - 1.96 * SQRT(([.G226] *  [.H226]) / ([.G226] +  [.H226]) + 0.9604) / ([.G226] +  [.H226])) / (1 + 3.8416 / ([.G226] +  [.H226]));0); 5) * 100" office:value-type="float" office:value="93.691" calcext:value-type="float">
            <text:p>93.69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18" calcext:value-type="float">
            <text:p>918</text:p>
          </table:table-cell>
          <table:table-cell table:style-name="ce2" office:value-type="string" calcext:value-type="string">
            <text:p>Maximum Sum Circular Subarray</text:p>
          </table:table-cell>
          <table:table-cell table:style-name="ce4" table:formula="of:=HYPERLINK( concat(&quot;https://leetcode.com/problems/&quot;; [.D227]); [.B227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sum-circular-subarra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147" calcext:value-type="float">
            <text:p>1147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formula="of:=ROUND( IFERROR((( [.G227]+ 1.9208) / ( [.G227] + [.H227]) - 1.96 * SQRT(([.G227] *  [.H227]) / ([.G227] +  [.H227]) + 0.9604) / ([.G227] +  [.H227])) / (1 + 3.8416 / ([.G227] +  [.H227]));0); 5) * 100" office:value-type="float" office:value="93.654" calcext:value-type="float">
            <text:p>93.65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12" calcext:value-type="float">
            <text:p>712</text:p>
          </table:table-cell>
          <table:table-cell table:style-name="ce2" office:value-type="string" calcext:value-type="string">
            <text:p>Minimum ASCII Delete Sum for Two Strings</text:p>
          </table:table-cell>
          <table:table-cell table:style-name="ce4" table:formula="of:=HYPERLINK( concat(&quot;https://leetcode.com/problems/&quot;; [.D228]); [.B228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ascii-delete-sum-for-two-string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910" calcext:value-type="float">
            <text:p>910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formula="of:=ROUND( IFERROR((( [.G228]+ 1.9208) / ( [.G228] + [.H228]) - 1.96 * SQRT(([.G228] *  [.H228]) / ([.G228] +  [.H228]) + 0.9604) / ([.G228] +  [.H228])) / (1 + 3.8416 / ([.G228] +  [.H228]));0); 5) * 100" office:value-type="float" office:value="93.641" calcext:value-type="float">
            <text:p>93.64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2" office:value-type="string" calcext:value-type="string">
            <text:p>Serialize and Deserialize BST</text:p>
          </table:table-cell>
          <table:table-cell table:style-name="ce4" table:formula="of:=HYPERLINK( concat(&quot;https://leetcode.com/problems/&quot;; [.D229]); [.B229])" office:value-type="string" office:string-value="" calcext:value-type="error">
            <text:p>#NAME?</text:p>
          </table:table-cell>
          <table:table-cell table:style-name="ce6" office:value-type="string" calcext:value-type="string">
            <text:p>serialize-and-deserialize-b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1277" calcext:value-type="float">
            <text:p>1277</text:p>
          </table:table-cell>
          <table:table-cell table:style-name="ce6" office:value-type="float" office:value="68" calcext:value-type="float">
            <text:p>68</text:p>
          </table:table-cell>
          <table:table-cell table:style-name="ce6" table:formula="of:=ROUND( IFERROR((( [.G229]+ 1.9208) / ( [.G229] + [.H229]) - 1.96 * SQRT(([.G229] *  [.H229]) / ([.G229] +  [.H229]) + 0.9604) / ([.G229] +  [.H229])) / (1 + 3.8416 / ([.G229] +  [.H229]));0); 5) * 100" office:value-type="float" office:value="93.64" calcext:value-type="float">
            <text:p>93.6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Minimum Number of Arrows to Burst Balloons</text:p>
          </table:table-cell>
          <table:table-cell table:style-name="ce4" table:formula="of:=HYPERLINK( concat(&quot;https://leetcode.com/problems/&quot;; [.D230]); [.B230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number-of-arrows-to-burst-balloon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921" calcext:value-type="float">
            <text:p>921</text:p>
          </table:table-cell>
          <table:table-cell table:style-name="ce6" office:value-type="float" office:value="47" calcext:value-type="float">
            <text:p>47</text:p>
          </table:table-cell>
          <table:table-cell table:style-name="ce6" table:formula="of:=ROUND( IFERROR((( [.G230]+ 1.9208) / ( [.G230] + [.H230]) - 1.96 * SQRT(([.G230] *  [.H230]) / ([.G230] +  [.H230]) + 0.9604) / ([.G230] +  [.H230])) / (1 + 3.8416 / ([.G230] +  [.H230]));0); 5) * 100" office:value-type="float" office:value="93.603" calcext:value-type="float">
            <text:p>93.6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Merge k Sorted Lists</text:p>
          </table:table-cell>
          <table:table-cell table:style-name="ce4" table:formula="of:=HYPERLINK( concat(&quot;https://leetcode.com/problems/&quot;; [.D231]); [.B231])" office:value-type="string" office:string-value="" calcext:value-type="error">
            <text:p>#NAME?</text:p>
          </table:table-cell>
          <table:table-cell table:style-name="ce6" office:value-type="string" calcext:value-type="string">
            <text:p>merge-k-sorted-list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Linked List, Divide and Conquer, Heap, </text:p>
          </table:table-cell>
          <table:table-cell table:style-name="ce6" office:value-type="float" office:value="4727" calcext:value-type="float">
            <text:p>4727</text:p>
          </table:table-cell>
          <table:table-cell table:style-name="ce6" office:value-type="float" office:value="288" calcext:value-type="float">
            <text:p>288</text:p>
          </table:table-cell>
          <table:table-cell table:style-name="ce6" table:formula="of:=ROUND( IFERROR((( [.G231]+ 1.9208) / ( [.G231] + [.H231]) - 1.96 * SQRT(([.G231] *  [.H231]) / ([.G231] +  [.H231]) + 0.9604) / ([.G231] +  [.H231])) / (1 + 3.8416 / ([.G231] +  [.H231]));0); 5) * 100" office:value-type="float" office:value="93.579" calcext:value-type="float">
            <text:p>93.57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19" calcext:value-type="float">
            <text:p>1219</text:p>
          </table:table-cell>
          <table:table-cell table:style-name="ce2" office:value-type="string" calcext:value-type="string">
            <text:p>Path with Maximum Gold</text:p>
          </table:table-cell>
          <table:table-cell table:style-name="ce4" table:formula="of:=HYPERLINK( concat(&quot;https://leetcode.com/problems/&quot;; [.D232]); [.B232])" office:value-type="string" office:string-value="" calcext:value-type="error">
            <text:p>#NAME?</text:p>
          </table:table-cell>
          <table:table-cell table:style-name="ce6" office:value-type="string" calcext:value-type="string">
            <text:p>path-with-maximum-gold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acktracking, </text:p>
          </table:table-cell>
          <table:table-cell table:style-name="ce6" office:value-type="float" office:value="487" calcext:value-type="float">
            <text:p>487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ROUND( IFERROR((( [.G232]+ 1.9208) / ( [.G232] + [.H232]) - 1.96 * SQRT(([.G232] *  [.H232]) / ([.G232] +  [.H232]) + 0.9604) / ([.G232] +  [.H232])) / (1 + 3.8416 / ([.G232] +  [.H232]));0); 5) * 100" office:value-type="float" office:value="93.543" calcext:value-type="float">
            <text:p>93.54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15" calcext:value-type="float">
            <text:p>1315</text:p>
          </table:table-cell>
          <table:table-cell table:style-name="ce2" office:value-type="string" calcext:value-type="string">
            <text:p>Sum of Nodes with Even-Valued Grandparent</text:p>
          </table:table-cell>
          <table:table-cell table:style-name="ce4" table:formula="of:=HYPERLINK( concat(&quot;https://leetcode.com/problems/&quot;; [.D233]); [.B233])" office:value-type="string" office:string-value="" calcext:value-type="error">
            <text:p>#NAME?</text:p>
          </table:table-cell>
          <table:table-cell table:style-name="ce6" office:value-type="string" calcext:value-type="string">
            <text:p>sum-of-nodes-with-even-valued-grandparen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449" calcext:value-type="float">
            <text:p>449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ROUND( IFERROR((( [.G233]+ 1.9208) / ( [.G233] + [.H233]) - 1.96 * SQRT(([.G233] *  [.H233]) / ([.G233] +  [.H233]) + 0.9604) / ([.G233] +  [.H233])) / (1 + 3.8416 / ([.G233] +  [.H233]));0); 5) * 100" office:value-type="float" office:value="93.505" calcext:value-type="float">
            <text:p>93.5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90" calcext:value-type="float">
            <text:p>1190</text:p>
          </table:table-cell>
          <table:table-cell table:style-name="ce2" office:value-type="string" calcext:value-type="string">
            <text:p>Reverse Substrings Between Each Pair of Parentheses</text:p>
          </table:table-cell>
          <table:table-cell table:style-name="ce4" table:formula="of:=HYPERLINK( concat(&quot;https://leetcode.com/problems/&quot;; [.D234]); [.B234])" office:value-type="string" office:string-value="" calcext:value-type="error">
            <text:p>#NAME?</text:p>
          </table:table-cell>
          <table:table-cell table:style-name="ce6" office:value-type="string" calcext:value-type="string">
            <text:p>reverse-substrings-between-each-pair-of-parenthes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ack, </text:p>
          </table:table-cell>
          <table:table-cell table:style-name="ce6" office:value-type="float" office:value="359" calcext:value-type="float">
            <text:p>359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ROUND( IFERROR((( [.G234]+ 1.9208) / ( [.G234] + [.H234]) - 1.96 * SQRT(([.G234] *  [.H234]) / ([.G234] +  [.H234]) + 0.9604) / ([.G234] +  [.H234])) / (1 + 3.8416 / ([.G234] +  [.H234]));0); 5) * 100" office:value-type="float" office:value="93.489" calcext:value-type="float">
            <text:p>93.48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40" calcext:value-type="float">
            <text:p>940</text:p>
          </table:table-cell>
          <table:table-cell table:style-name="ce2" office:value-type="string" calcext:value-type="string">
            <text:p>Distinct Subsequences II</text:p>
          </table:table-cell>
          <table:table-cell table:style-name="ce4" table:formula="of:=HYPERLINK( concat(&quot;https://leetcode.com/problems/&quot;; [.D235]); [.B235])" office:value-type="string" office:string-value="" calcext:value-type="error">
            <text:p>#NAME?</text:p>
          </table:table-cell>
          <table:table-cell table:style-name="ce6" office:value-type="string" calcext:value-type="string">
            <text:p>distinct-subsequences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formula="of:=ROUND( IFERROR((( [.G235]+ 1.9208) / ( [.G235] + [.H235]) - 1.96 * SQRT(([.G235] *  [.H235]) / ([.G235] +  [.H235]) + 0.9604) / ([.G235] +  [.H235])) / (1 + 3.8416 / ([.G235] +  [.H235]));0); 5) * 100" office:value-type="float" office:value="93.472" calcext:value-type="float">
            <text:p>93.47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Island Perimeter</text:p>
          </table:table-cell>
          <table:table-cell table:style-name="ce4" table:formula="of:=HYPERLINK( concat(&quot;https://leetcode.com/problems/&quot;; [.D236]); [.B236])" office:value-type="string" office:string-value="" calcext:value-type="error">
            <text:p>#NAME?</text:p>
          </table:table-cell>
          <table:table-cell table:style-name="ce6" office:value-type="string" calcext:value-type="string">
            <text:p>island-perimet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2047" calcext:value-type="float">
            <text:p>2047</text:p>
          </table:table-cell>
          <table:table-cell table:style-name="ce6" office:value-type="float" office:value="119" calcext:value-type="float">
            <text:p>119</text:p>
          </table:table-cell>
          <table:table-cell table:style-name="ce6" table:formula="of:=ROUND( IFERROR((( [.G236]+ 1.9208) / ( [.G236] + [.H236]) - 1.96 * SQRT(([.G236] *  [.H236]) / ([.G236] +  [.H236]) + 0.9604) / ([.G236] +  [.H236])) / (1 + 3.8416 / ([.G236] +  [.H236]));0); 5) * 100" office:value-type="float" office:value="93.465" calcext:value-type="float">
            <text:p>93.46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Remove Linked List Elements</text:p>
          </table:table-cell>
          <table:table-cell table:style-name="ce4" table:formula="of:=HYPERLINK( concat(&quot;https://leetcode.com/problems/&quot;; [.D237]); [.B237])" office:value-type="string" office:string-value="" calcext:value-type="error">
            <text:p>#NAME?</text:p>
          </table:table-cell>
          <table:table-cell table:style-name="ce6" office:value-type="string" calcext:value-type="string">
            <text:p>remove-linked-list-element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Linked List, </text:p>
          </table:table-cell>
          <table:table-cell table:style-name="ce6" office:value-type="float" office:value="1602" calcext:value-type="float">
            <text:p>1602</text:p>
          </table:table-cell>
          <table:table-cell table:style-name="ce6" office:value-type="float" office:value="91" calcext:value-type="float">
            <text:p>91</text:p>
          </table:table-cell>
          <table:table-cell table:style-name="ce6" table:formula="of:=ROUND( IFERROR((( [.G237]+ 1.9208) / ( [.G237] + [.H237]) - 1.96 * SQRT(([.G237] *  [.H237]) / ([.G237] +  [.H237]) + 0.9604) / ([.G237] +  [.H237])) / (1 + 3.8416 / ([.G237] +  [.H237]));0); 5) * 100" office:value-type="float" office:value="93.446" calcext:value-type="float">
            <text:p>93.44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Binary Tree Right Side View</text:p>
          </table:table-cell>
          <table:table-cell table:style-name="ce4" table:formula="of:=HYPERLINK( concat(&quot;https://leetcode.com/problems/&quot;; [.D238]); [.B238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tree-right-side-view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Breadth-first Search, </text:p>
          </table:table-cell>
          <table:table-cell table:style-name="ce6" office:value-type="float" office:value="2219" calcext:value-type="float">
            <text:p>2219</text:p>
          </table:table-cell>
          <table:table-cell table:style-name="ce6" office:value-type="float" office:value="132" calcext:value-type="float">
            <text:p>132</text:p>
          </table:table-cell>
          <table:table-cell table:style-name="ce6" table:formula="of:=ROUND( IFERROR((( [.G238]+ 1.9208) / ( [.G238] + [.H238]) - 1.96 * SQRT(([.G238] *  [.H238]) / ([.G238] +  [.H238]) + 0.9604) / ([.G238] +  [.H238])) / (1 + 3.8416 / ([.G238] +  [.H238]));0); 5) * 100" office:value-type="float" office:value="93.38" calcext:value-type="float">
            <text:p>93.3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99" calcext:value-type="float">
            <text:p>1499</text:p>
          </table:table-cell>
          <table:table-cell table:style-name="ce2" office:value-type="string" calcext:value-type="string">
            <text:p>Max Value of Equation</text:p>
          </table:table-cell>
          <table:table-cell table:style-name="ce4" table:formula="of:=HYPERLINK( concat(&quot;https://leetcode.com/problems/&quot;; [.D239]); [.B239])" office:value-type="string" office:string-value="" calcext:value-type="error">
            <text:p>#NAME?</text:p>
          </table:table-cell>
          <table:table-cell table:style-name="ce6" office:value-type="string" calcext:value-type="string">
            <text:p>max-value-of-equation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Array, Sliding Window, 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ROUND( IFERROR((( [.G239]+ 1.9208) / ( [.G239] + [.H239]) - 1.96 * SQRT(([.G239] *  [.H239]) / ([.G239] +  [.H239]) + 0.9604) / ([.G239] +  [.H239])) / (1 + 3.8416 / ([.G239] +  [.H239]));0); 5) * 100" office:value-type="float" office:value="93.336" calcext:value-type="float">
            <text:p>93.33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72" calcext:value-type="float">
            <text:p>872</text:p>
          </table:table-cell>
          <table:table-cell table:style-name="ce2" office:value-type="string" calcext:value-type="string">
            <text:p>Leaf-Similar Trees</text:p>
          </table:table-cell>
          <table:table-cell table:style-name="ce4" table:formula="of:=HYPERLINK( concat(&quot;https://leetcode.com/problems/&quot;; [.D240]); [.B240])" office:value-type="string" office:string-value="" calcext:value-type="error">
            <text:p>#NAME?</text:p>
          </table:table-cell>
          <table:table-cell table:style-name="ce6" office:value-type="string" calcext:value-type="string">
            <text:p>leaf-similar-tree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751" calcext:value-type="float">
            <text:p>751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formula="of:=ROUND( IFERROR((( [.G240]+ 1.9208) / ( [.G240] + [.H240]) - 1.96 * SQRT(([.G240] *  [.H240]) / ([.G240] +  [.H240]) + 0.9604) / ([.G240] +  [.H240])) / (1 + 3.8416 / ([.G240] +  [.H240]));0); 5) * 100" office:value-type="float" office:value="93.323" calcext:value-type="float">
            <text:p>93.32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table:style-name="ce2" office:value-type="string" calcext:value-type="string">
            <text:p>Predict the Winner</text:p>
          </table:table-cell>
          <table:table-cell table:style-name="ce4" table:formula="of:=HYPERLINK( concat(&quot;https://leetcode.com/problems/&quot;; [.D241]); [.B241])" office:value-type="string" office:string-value="" calcext:value-type="error">
            <text:p>#NAME?</text:p>
          </table:table-cell>
          <table:table-cell table:style-name="ce6" office:value-type="string" calcext:value-type="string">
            <text:p>predict-the-winn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Minimax, </text:p>
          </table:table-cell>
          <table:table-cell table:style-name="ce6" office:value-type="float" office:value="1454" calcext:value-type="float">
            <text:p>1454</text:p>
          </table:table-cell>
          <table:table-cell table:style-name="ce6" office:value-type="float" office:value="84" calcext:value-type="float">
            <text:p>84</text:p>
          </table:table-cell>
          <table:table-cell table:style-name="ce6" table:formula="of:=ROUND( IFERROR((( [.G241]+ 1.9208) / ( [.G241] + [.H241]) - 1.96 * SQRT(([.G241] *  [.H241]) / ([.G241] +  [.H241]) + 0.9604) / ([.G241] +  [.H241])) / (1 + 3.8416 / ([.G241] +  [.H241]));0); 5) * 100" office:value-type="float" office:value="93.288" calcext:value-type="float">
            <text:p>93.28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Reverse Linked List II</text:p>
          </table:table-cell>
          <table:table-cell table:style-name="ce4" table:formula="of:=HYPERLINK( concat(&quot;https://leetcode.com/problems/&quot;; [.D242]); [.B242])" office:value-type="string" office:string-value="" calcext:value-type="error">
            <text:p>#NAME?</text:p>
          </table:table-cell>
          <table:table-cell table:style-name="ce6" office:value-type="string" calcext:value-type="string">
            <text:p>reverse-linked-list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</text:p>
          </table:table-cell>
          <table:table-cell table:style-name="ce6" office:value-type="float" office:value="2322" calcext:value-type="float">
            <text:p>2322</text:p>
          </table:table-cell>
          <table:table-cell table:style-name="ce6" office:value-type="float" office:value="141" calcext:value-type="float">
            <text:p>141</text:p>
          </table:table-cell>
          <table:table-cell table:style-name="ce6" table:formula="of:=ROUND( IFERROR((( [.G242]+ 1.9208) / ( [.G242] + [.H242]) - 1.96 * SQRT(([.G242] *  [.H242]) / ([.G242] +  [.H242]) + 0.9604) / ([.G242] +  [.H242])) / (1 + 3.8416 / ([.G242] +  [.H242]));0); 5) * 100" office:value-type="float" office:value="93.287" calcext:value-type="float">
            <text:p>93.2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Course Schedule II</text:p>
          </table:table-cell>
          <table:table-cell table:style-name="ce4" table:formula="of:=HYPERLINK( concat(&quot;https://leetcode.com/problems/&quot;; [.D243]); [.B243])" office:value-type="string" office:string-value="" calcext:value-type="error">
            <text:p>#NAME?</text:p>
          </table:table-cell>
          <table:table-cell table:style-name="ce6" office:value-type="string" calcext:value-type="string">
            <text:p>course-schedule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Breadth-first Search, Graph, Topological Sort, </text:p>
          </table:table-cell>
          <table:table-cell table:style-name="ce6" office:value-type="float" office:value="2155" calcext:value-type="float">
            <text:p>2155</text:p>
          </table:table-cell>
          <table:table-cell table:style-name="ce6" office:value-type="float" office:value="130" calcext:value-type="float">
            <text:p>130</text:p>
          </table:table-cell>
          <table:table-cell table:style-name="ce6" table:formula="of:=ROUND( IFERROR((( [.G243]+ 1.9208) / ( [.G243] + [.H243]) - 1.96 * SQRT(([.G243] *  [.H243]) / ([.G243] +  [.H243]) + 0.9604) / ([.G243] +  [.H243])) / (1 + 3.8416 / ([.G243] +  [.H243]));0); 5) * 100" office:value-type="float" office:value="93.284" calcext:value-type="float">
            <text:p>93.28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07" calcext:value-type="float">
            <text:p>1207</text:p>
          </table:table-cell>
          <table:table-cell table:style-name="ce2" office:value-type="string" calcext:value-type="string">
            <text:p>Unique Number of Occurrences</text:p>
          </table:table-cell>
          <table:table-cell table:style-name="ce4" table:formula="of:=HYPERLINK( concat(&quot;https://leetcode.com/problems/&quot;; [.D244]); [.B244])" office:value-type="string" office:string-value="" calcext:value-type="error">
            <text:p>#NAME?</text:p>
          </table:table-cell>
          <table:table-cell table:style-name="ce6" office:value-type="string" calcext:value-type="string">
            <text:p>unique-number-of-occurrence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382" calcext:value-type="float">
            <text:p>382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formula="of:=ROUND( IFERROR((( [.G244]+ 1.9208) / ( [.G244] + [.H244]) - 1.96 * SQRT(([.G244] *  [.H244]) / ([.G244] +  [.H244]) + 0.9604) / ([.G244] +  [.H244])) / (1 + 3.8416 / ([.G244] +  [.H244]));0); 5) * 100" office:value-type="float" office:value="93.283" calcext:value-type="float">
            <text:p>93.28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2" office:value-type="string" calcext:value-type="string">
            <text:p>Longest Repeating Character Replacement</text:p>
          </table:table-cell>
          <table:table-cell table:style-name="ce4" table:formula="of:=HYPERLINK( concat(&quot;https://leetcode.com/problems/&quot;; [.D245]); [.B245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repeating-character-replacemen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wo Pointers, Sliding Window, </text:p>
          </table:table-cell>
          <table:table-cell table:style-name="ce6" office:value-type="float" office:value="1372" calcext:value-type="float">
            <text:p>1372</text:p>
          </table:table-cell>
          <table:table-cell table:style-name="ce6" office:value-type="float" office:value="79" calcext:value-type="float">
            <text:p>79</text:p>
          </table:table-cell>
          <table:table-cell table:style-name="ce6" table:formula="of:=ROUND( IFERROR((( [.G245]+ 1.9208) / ( [.G245] + [.H245]) - 1.96 * SQRT(([.G245] *  [.H245]) / ([.G245] +  [.H245]) + 0.9604) / ([.G245] +  [.H245])) / (1 + 3.8416 / ([.G245] +  [.H245]));0); 5) * 100" office:value-type="float" office:value="93.266" calcext:value-type="float">
            <text:p>93.26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2" office:value-type="string" calcext:value-type="string">
            <text:p>Build Array Where You Can Find The Maximum Exactly K Comparisons</text:p>
          </table:table-cell>
          <table:table-cell table:style-name="ce4" table:formula="of:=HYPERLINK( concat(&quot;https://leetcode.com/problems/&quot;; [.D246]); [.B246])" office:value-type="string" office:string-value="" calcext:value-type="error">
            <text:p>#NAME?</text:p>
          </table:table-cell>
          <table:table-cell table:style-name="ce6" office:value-type="string" calcext:value-type="string">
            <text:p>build-array-where-you-can-find-the-maximum-exactly-k-comparison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ROUND( IFERROR((( [.G246]+ 1.9208) / ( [.G246] + [.H246]) - 1.96 * SQRT(([.G246] *  [.H246]) / ([.G246] +  [.H246]) + 0.9604) / ([.G246] +  [.H246])) / (1 + 3.8416 / ([.G246] +  [.H246]));0); 5) * 100" office:value-type="float" office:value="93.262" calcext:value-type="float">
            <text:p>93.26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Counting Bits</text:p>
          </table:table-cell>
          <table:table-cell table:style-name="ce4" table:formula="of:=HYPERLINK( concat(&quot;https://leetcode.com/problems/&quot;; [.D247]); [.B247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ing-bit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Bit Manipulation, </text:p>
          </table:table-cell>
          <table:table-cell table:style-name="ce6" office:value-type="float" office:value="2687" calcext:value-type="float">
            <text:p>2687</text:p>
          </table:table-cell>
          <table:table-cell table:style-name="ce6" office:value-type="float" office:value="166" calcext:value-type="float">
            <text:p>166</text:p>
          </table:table-cell>
          <table:table-cell table:style-name="ce6" table:formula="of:=ROUND( IFERROR((( [.G247]+ 1.9208) / ( [.G247] + [.H247]) - 1.96 * SQRT(([.G247] *  [.H247]) / ([.G247] +  [.H247]) + 0.9604) / ([.G247] +  [.H247])) / (1 + 3.8416 / ([.G247] +  [.H247]));0); 5) * 100" office:value-type="float" office:value="93.262" calcext:value-type="float">
            <text:p>93.26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First Unique Character in a String</text:p>
          </table:table-cell>
          <table:table-cell table:style-name="ce4" table:formula="of:=HYPERLINK( concat(&quot;https://leetcode.com/problems/&quot;; [.D248]); [.B248])" office:value-type="string" office:string-value="" calcext:value-type="error">
            <text:p>#NAME?</text:p>
          </table:table-cell>
          <table:table-cell table:style-name="ce6" office:value-type="string" calcext:value-type="string">
            <text:p>first-unique-character-in-a-string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String, </text:p>
          </table:table-cell>
          <table:table-cell table:style-name="ce6" office:value-type="float" office:value="1926" calcext:value-type="float">
            <text:p>1926</text:p>
          </table:table-cell>
          <table:table-cell table:style-name="ce6" office:value-type="float" office:value="116" calcext:value-type="float">
            <text:p>116</text:p>
          </table:table-cell>
          <table:table-cell table:style-name="ce6" table:formula="of:=ROUND( IFERROR((( [.G248]+ 1.9208) / ( [.G248] + [.H248]) - 1.96 * SQRT(([.G248] *  [.H248]) / ([.G248] +  [.H248]) + 0.9604) / ([.G248] +  [.H248])) / (1 + 3.8416 / ([.G248] +  [.H248]));0); 5) * 100" office:value-type="float" office:value="93.23" calcext:value-type="float">
            <text:p>93.2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Perfect Squares</text:p>
          </table:table-cell>
          <table:table-cell table:style-name="ce4" table:formula="of:=HYPERLINK( concat(&quot;https://leetcode.com/problems/&quot;; [.D249]); [.B249])" office:value-type="string" office:string-value="" calcext:value-type="error">
            <text:p>#NAME?</text:p>
          </table:table-cell>
          <table:table-cell table:style-name="ce6" office:value-type="string" calcext:value-type="string">
            <text:p>perfect-squar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Dynamic Programming, Breadth-first Search, </text:p>
          </table:table-cell>
          <table:table-cell table:style-name="ce6" office:value-type="float" office:value="2940" calcext:value-type="float">
            <text:p>2940</text:p>
          </table:table-cell>
          <table:table-cell table:style-name="ce6" office:value-type="float" office:value="184" calcext:value-type="float">
            <text:p>184</text:p>
          </table:table-cell>
          <table:table-cell table:style-name="ce6" table:formula="of:=ROUND( IFERROR((( [.G249]+ 1.9208) / ( [.G249] + [.H249]) - 1.96 * SQRT(([.G249] *  [.H249]) / ([.G249] +  [.H249]) + 0.9604) / ([.G249] +  [.H249])) / (1 + 3.8416 / ([.G249] +  [.H249]));0); 5) * 100" office:value-type="float" office:value="93.229" calcext:value-type="float">
            <text:p>93.2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35" calcext:value-type="float">
            <text:p>1135</text:p>
          </table:table-cell>
          <table:table-cell table:style-name="ce2" office:value-type="string" calcext:value-type="string">
            <text:p>Connecting Cities With Minimum Cost</text:p>
          </table:table-cell>
          <table:table-cell table:style-name="ce4" table:formula="of:=HYPERLINK( concat(&quot;https://leetcode.com/problems/&quot;; [.D250]); [.B250])" office:value-type="string" office:string-value="" calcext:value-type="error">
            <text:p>#NAME?</text:p>
          </table:table-cell>
          <table:table-cell table:style-name="ce6" office:value-type="string" calcext:value-type="string">
            <text:p>connecting-cities-with-minimum-co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Union Find, Graph, 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ROUND( IFERROR((( [.G250]+ 1.9208) / ( [.G250] + [.H250]) - 1.96 * SQRT(([.G250] *  [.H250]) / ([.G250] +  [.H250]) + 0.9604) / ([.G250] +  [.H250])) / (1 + 3.8416 / ([.G250] +  [.H250]));0); 5) * 100" office:value-type="float" office:value="93.222" calcext:value-type="float">
            <text:p>93.22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table:style-name="ce2" office:value-type="string" calcext:value-type="string">
            <text:p>Convert BST to Greater Tree</text:p>
          </table:table-cell>
          <table:table-cell table:style-name="ce4" table:formula="of:=HYPERLINK( concat(&quot;https://leetcode.com/problems/&quot;; [.D251]); [.B251])" office:value-type="string" office:string-value="" calcext:value-type="error">
            <text:p>#NAME?</text:p>
          </table:table-cell>
          <table:table-cell table:style-name="ce6" office:value-type="string" calcext:value-type="string">
            <text:p>convert-bst-to-greater-tre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1901" calcext:value-type="float">
            <text:p>1901</text:p>
          </table:table-cell>
          <table:table-cell table:style-name="ce6" office:value-type="float" office:value="115" calcext:value-type="float">
            <text:p>115</text:p>
          </table:table-cell>
          <table:table-cell table:style-name="ce6" table:formula="of:=ROUND( IFERROR((( [.G251]+ 1.9208) / ( [.G251] + [.H251]) - 1.96 * SQRT(([.G251] *  [.H251]) / ([.G251] +  [.H251]) + 0.9604) / ([.G251] +  [.H251])) / (1 + 3.8416 / ([.G251] +  [.H251]));0); 5) * 100" office:value-type="float" office:value="93.196" calcext:value-type="float">
            <text:p>93.19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table:style-name="ce2" office:value-type="string" calcext:value-type="string">
            <text:p>Brick Wall</text:p>
          </table:table-cell>
          <table:table-cell table:style-name="ce4" table:formula="of:=HYPERLINK( concat(&quot;https://leetcode.com/problems/&quot;; [.D252]); [.B252])" office:value-type="string" office:string-value="" calcext:value-type="error">
            <text:p>#NAME?</text:p>
          </table:table-cell>
          <table:table-cell table:style-name="ce6" office:value-type="string" calcext:value-type="string">
            <text:p>brick-wall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846" calcext:value-type="float">
            <text:p>846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formula="of:=ROUND( IFERROR((( [.G252]+ 1.9208) / ( [.G252] + [.H252]) - 1.96 * SQRT(([.G252] *  [.H252]) / ([.G252] +  [.H252]) + 0.9604) / ([.G252] +  [.H252])) / (1 + 3.8416 / ([.G252] +  [.H252]));0); 5) * 100" office:value-type="float" office:value="93.19" calcext:value-type="float">
            <text:p>93.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Unique Paths</text:p>
          </table:table-cell>
          <table:table-cell table:style-name="ce4" table:formula="of:=HYPERLINK( concat(&quot;https://leetcode.com/problems/&quot;; [.D253]); [.B253])" office:value-type="string" office:string-value="" calcext:value-type="error">
            <text:p>#NAME?</text:p>
          </table:table-cell>
          <table:table-cell table:style-name="ce6" office:value-type="string" calcext:value-type="string">
            <text:p>unique-path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Dynamic Programming, </text:p>
          </table:table-cell>
          <table:table-cell table:style-name="ce6" office:value-type="float" office:value="3274" calcext:value-type="float">
            <text:p>3274</text:p>
          </table:table-cell>
          <table:table-cell table:style-name="ce6" office:value-type="float" office:value="208" calcext:value-type="float">
            <text:p>208</text:p>
          </table:table-cell>
          <table:table-cell table:style-name="ce6" table:formula="of:=ROUND( IFERROR((( [.G253]+ 1.9208) / ( [.G253] + [.H253]) - 1.96 * SQRT(([.G253] *  [.H253]) / ([.G253] +  [.H253]) + 0.9604) / ([.G253] +  [.H253])) / (1 + 3.8416 / ([.G253] +  [.H253]));0); 5) * 100" office:value-type="float" office:value="93.19" calcext:value-type="float">
            <text:p>93.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73" calcext:value-type="float">
            <text:p>1473</text:p>
          </table:table-cell>
          <table:table-cell table:style-name="ce2" office:value-type="string" calcext:value-type="string">
            <text:p>Paint House III</text:p>
          </table:table-cell>
          <table:table-cell table:style-name="ce4" table:formula="of:=HYPERLINK( concat(&quot;https://leetcode.com/problems/&quot;; [.D254]); [.B254])" office:value-type="string" office:string-value="" calcext:value-type="error">
            <text:p>#NAME?</text:p>
          </table:table-cell>
          <table:table-cell table:style-name="ce6" office:value-type="string" calcext:value-type="string">
            <text:p>paint-house-i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ROUND( IFERROR((( [.G254]+ 1.9208) / ( [.G254] + [.H254]) - 1.96 * SQRT(([.G254] *  [.H254]) / ([.G254] +  [.H254]) + 0.9604) / ([.G254] +  [.H254])) / (1 + 3.8416 / ([.G254] +  [.H254]));0); 5) * 100" office:value-type="float" office:value="93.172" calcext:value-type="float">
            <text:p>93.17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74" calcext:value-type="float">
            <text:p>1074</text:p>
          </table:table-cell>
          <table:table-cell table:style-name="ce2" office:value-type="string" calcext:value-type="string">
            <text:p>Number of Submatrices That Sum to Target</text:p>
          </table:table-cell>
          <table:table-cell table:style-name="ce4" table:formula="of:=HYPERLINK( concat(&quot;https://leetcode.com/problems/&quot;; [.D255]); [.B255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submatrices-that-sum-to-target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Array, Dynamic Programming, Sliding Window, </text:p>
          </table:table-cell>
          <table:table-cell table:style-name="ce6" office:value-type="float" office:value="491" calcext:value-type="float">
            <text:p>491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ROUND( IFERROR((( [.G255]+ 1.9208) / ( [.G255] + [.H255]) - 1.96 * SQRT(([.G255] *  [.H255]) / ([.G255] +  [.H255]) + 0.9604) / ([.G255] +  [.H255])) / (1 + 3.8416 / ([.G255] +  [.H255]));0); 5) * 100" office:value-type="float" office:value="93.16" calcext:value-type="float">
            <text:p>93.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table:style-name="ce2" office:value-type="string" calcext:value-type="string">
            <text:p>Diameter of Binary Tree</text:p>
          </table:table-cell>
          <table:table-cell table:style-name="ce4" table:formula="of:=HYPERLINK( concat(&quot;https://leetcode.com/problems/&quot;; [.D256]); [.B256])" office:value-type="string" office:string-value="" calcext:value-type="error">
            <text:p>#NAME?</text:p>
          </table:table-cell>
          <table:table-cell table:style-name="ce6" office:value-type="string" calcext:value-type="string">
            <text:p>diameter-of-binary-tre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3039" calcext:value-type="float">
            <text:p>3039</text:p>
          </table:table-cell>
          <table:table-cell table:style-name="ce6" office:value-type="float" office:value="193" calcext:value-type="float">
            <text:p>193</text:p>
          </table:table-cell>
          <table:table-cell table:style-name="ce6" table:formula="of:=ROUND( IFERROR((( [.G256]+ 1.9208) / ( [.G256] + [.H256]) - 1.96 * SQRT(([.G256] *  [.H256]) / ([.G256] +  [.H256]) + 0.9604) / ([.G256] +  [.H256])) / (1 + 3.8416 / ([.G256] +  [.H256]));0); 5) * 100" office:value-type="float" office:value="93.158" calcext:value-type="float">
            <text:p>93.15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Inorder Successor in BST</text:p>
          </table:table-cell>
          <table:table-cell table:style-name="ce4" table:formula="of:=HYPERLINK( concat(&quot;https://leetcode.com/problems/&quot;; [.D257]); [.B257])" office:value-type="string" office:string-value="" calcext:value-type="error">
            <text:p>#NAME?</text:p>
          </table:table-cell>
          <table:table-cell table:style-name="ce6" office:value-type="string" calcext:value-type="string">
            <text:p>inorder-successor-in-b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1120" calcext:value-type="float">
            <text:p>1120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ROUND( IFERROR((( [.G257]+ 1.9208) / ( [.G257] + [.H257]) - 1.96 * SQRT(([.G257] *  [.H257]) / ([.G257] +  [.H257]) + 0.9604) / ([.G257] +  [.H257])) / (1 + 3.8416 / ([.G257] +  [.H257]));0); 5) * 100" office:value-type="float" office:value="93.156" calcext:value-type="float">
            <text:p>93.15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98" calcext:value-type="float">
            <text:p>698</text:p>
          </table:table-cell>
          <table:table-cell table:style-name="ce2" office:value-type="string" calcext:value-type="string">
            <text:p>Partition to K Equal Sum Subsets</text:p>
          </table:table-cell>
          <table:table-cell table:style-name="ce4" table:formula="of:=HYPERLINK( concat(&quot;https://leetcode.com/problems/&quot;; [.D258]); [.B258])" office:value-type="string" office:string-value="" calcext:value-type="error">
            <text:p>#NAME?</text:p>
          </table:table-cell>
          <table:table-cell table:style-name="ce6" office:value-type="string" calcext:value-type="string">
            <text:p>partition-to-k-equal-sum-subset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Recursion, </text:p>
          </table:table-cell>
          <table:table-cell table:style-name="ce6" office:value-type="float" office:value="1798" calcext:value-type="float">
            <text:p>1798</text:p>
          </table:table-cell>
          <table:table-cell table:style-name="ce6" office:value-type="float" office:value="109" calcext:value-type="float">
            <text:p>109</text:p>
          </table:table-cell>
          <table:table-cell table:style-name="ce6" table:formula="of:=ROUND( IFERROR((( [.G258]+ 1.9208) / ( [.G258] + [.H258]) - 1.96 * SQRT(([.G258] *  [.H258]) / ([.G258] +  [.H258]) + 0.9604) / ([.G258] +  [.H258])) / (1 + 3.8416 / ([.G258] +  [.H258]));0); 5) * 100" office:value-type="float" office:value="93.151" calcext:value-type="float">
            <text:p>93.1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Reorder List</text:p>
          </table:table-cell>
          <table:table-cell table:style-name="ce4" table:formula="of:=HYPERLINK( concat(&quot;https://leetcode.com/problems/&quot;; [.D259]); [.B259])" office:value-type="string" office:string-value="" calcext:value-type="error">
            <text:p>#NAME?</text:p>
          </table:table-cell>
          <table:table-cell table:style-name="ce6" office:value-type="string" calcext:value-type="string">
            <text:p>reorder-li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</text:p>
          </table:table-cell>
          <table:table-cell table:style-name="ce6" office:value-type="float" office:value="1872" calcext:value-type="float">
            <text:p>1872</text:p>
          </table:table-cell>
          <table:table-cell table:style-name="ce6" office:value-type="float" office:value="114" calcext:value-type="float">
            <text:p>114</text:p>
          </table:table-cell>
          <table:table-cell table:style-name="ce6" table:formula="of:=ROUND( IFERROR((( [.G259]+ 1.9208) / ( [.G259] + [.H259]) - 1.96 * SQRT(([.G259] *  [.H259]) / ([.G259] +  [.H259]) + 0.9604) / ([.G259] +  [.H259])) / (1 + 3.8416 / ([.G259] +  [.H259]));0); 5) * 100" office:value-type="float" office:value="93.149" calcext:value-type="float">
            <text:p>93.14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Number of Longest Increasing Subsequence</text:p>
          </table:table-cell>
          <table:table-cell table:style-name="ce4" table:formula="of:=HYPERLINK( concat(&quot;https://leetcode.com/problems/&quot;; [.D260]); [.B260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longest-increasing-subsequenc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407" calcext:value-type="float">
            <text:p>1407</text:p>
          </table:table-cell>
          <table:table-cell table:style-name="ce6" office:value-type="float" office:value="83" calcext:value-type="float">
            <text:p>83</text:p>
          </table:table-cell>
          <table:table-cell table:style-name="ce6" table:formula="of:=ROUND( IFERROR((( [.G260]+ 1.9208) / ( [.G260] + [.H260]) - 1.96 * SQRT(([.G260] *  [.H260]) / ([.G260] +  [.H260]) + 0.9604) / ([.G260] +  [.H260])) / (1 + 3.8416 / ([.G260] +  [.H260]));0); 5) * 100" office:value-type="float" office:value="93.147" calcext:value-type="float">
            <text:p>93.14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60" calcext:value-type="float">
            <text:p>1060</text:p>
          </table:table-cell>
          <table:table-cell table:style-name="ce2" office:value-type="string" calcext:value-type="string">
            <text:p>Missing Element in Sorted Array</text:p>
          </table:table-cell>
          <table:table-cell table:style-name="ce4" table:formula="of:=HYPERLINK( concat(&quot;https://leetcode.com/problems/&quot;; [.D261]); [.B261])" office:value-type="string" office:string-value="" calcext:value-type="error">
            <text:p>#NAME?</text:p>
          </table:table-cell>
          <table:table-cell table:style-name="ce6" office:value-type="string" calcext:value-type="string">
            <text:p>missing-element-in-sorted-arra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nary Search, </text:p>
          </table:table-cell>
          <table:table-cell table:style-name="ce6" office:value-type="float" office:value="505" calcext:value-type="float">
            <text:p>505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ROUND( IFERROR((( [.G261]+ 1.9208) / ( [.G261] + [.H261]) - 1.96 * SQRT(([.G261] *  [.H261]) / ([.G261] +  [.H261]) + 0.9604) / ([.G261] +  [.H261])) / (1 + 3.8416 / ([.G261] +  [.H261]));0); 5) * 100" office:value-type="float" office:value="93.129" calcext:value-type="float">
            <text:p>93.1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46" calcext:value-type="float">
            <text:p>1446</text:p>
          </table:table-cell>
          <table:table-cell table:style-name="ce2" office:value-type="string" calcext:value-type="string">
            <text:p>Consecutive Characters</text:p>
          </table:table-cell>
          <table:table-cell table:style-name="ce4" table:formula="of:=HYPERLINK( concat(&quot;https://leetcode.com/problems/&quot;; [.D262]); [.B262])" office:value-type="string" office:string-value="" calcext:value-type="error">
            <text:p>#NAME?</text:p>
          </table:table-cell>
          <table:table-cell table:style-name="ce6" office:value-type="string" calcext:value-type="string">
            <text:p>consecutive-character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ROUND( IFERROR((( [.G262]+ 1.9208) / ( [.G262] + [.H262]) - 1.96 * SQRT(([.G262] *  [.H262]) / ([.G262] +  [.H262]) + 0.9604) / ([.G262] +  [.H262])) / (1 + 3.8416 / ([.G262] +  [.H262]));0); 5) * 100" office:value-type="float" office:value="93.122" calcext:value-type="float">
            <text:p>93.12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Interleaving String</text:p>
          </table:table-cell>
          <table:table-cell table:style-name="ce4" table:formula="of:=HYPERLINK( concat(&quot;https://leetcode.com/problems/&quot;; [.D263]); [.B263])" office:value-type="string" office:string-value="" calcext:value-type="error">
            <text:p>#NAME?</text:p>
          </table:table-cell>
          <table:table-cell table:style-name="ce6" office:value-type="string" calcext:value-type="string">
            <text:p>interleaving-string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Dynamic Programming, </text:p>
          </table:table-cell>
          <table:table-cell table:style-name="ce6" office:value-type="float" office:value="1400" calcext:value-type="float">
            <text:p>1400</text:p>
          </table:table-cell>
          <table:table-cell table:style-name="ce6" office:value-type="float" office:value="84" calcext:value-type="float">
            <text:p>84</text:p>
          </table:table-cell>
          <table:table-cell table:style-name="ce6" table:formula="of:=ROUND( IFERROR((( [.G263]+ 1.9208) / ( [.G263] + [.H263]) - 1.96 * SQRT(([.G263] *  [.H263]) / ([.G263] +  [.H263]) + 0.9604) / ([.G263] +  [.H263])) / (1 + 3.8416 / ([.G263] +  [.H263]));0); 5) * 100" office:value-type="float" office:value="93.045" calcext:value-type="float">
            <text:p>93.04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46" calcext:value-type="float">
            <text:p>1246</text:p>
          </table:table-cell>
          <table:table-cell table:style-name="ce2" office:value-type="string" calcext:value-type="string">
            <text:p>Palindrome Removal</text:p>
          </table:table-cell>
          <table:table-cell table:style-name="ce4" table:formula="of:=HYPERLINK( concat(&quot;https://leetcode.com/problems/&quot;; [.D264]); [.B264])" office:value-type="string" office:string-value="" calcext:value-type="error">
            <text:p>#NAME?</text:p>
          </table:table-cell>
          <table:table-cell table:style-name="ce6" office:value-type="string" calcext:value-type="string">
            <text:p>palindrome-removal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ROUND( IFERROR((( [.G264]+ 1.9208) / ( [.G264] + [.H264]) - 1.96 * SQRT(([.G264] *  [.H264]) / ([.G264] +  [.H264]) + 0.9604) / ([.G264] +  [.H264])) / (1 + 3.8416 / ([.G264] +  [.H264]));0); 5) * 100" office:value-type="float" office:value="93.029" calcext:value-type="float">
            <text:p>93.0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2" office:value-type="string" calcext:value-type="string">
            <text:p>Find K-Length Substrings With No Repeated Characters</text:p>
          </table:table-cell>
          <table:table-cell table:style-name="ce4" table:formula="of:=HYPERLINK( concat(&quot;https://leetcode.com/problems/&quot;; [.D265]); [.B265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k-length-substrings-with-no-repeated-characte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Sliding Window, 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ROUND( IFERROR((( [.G265]+ 1.9208) / ( [.G265] + [.H265]) - 1.96 * SQRT(([.G265] *  [.H265]) / ([.G265] +  [.H265]) + 0.9604) / ([.G265] +  [.H265])) / (1 + 3.8416 / ([.G265] +  [.H265]));0); 5) * 100" office:value-type="float" office:value="93.021" calcext:value-type="float">
            <text:p>93.02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Insert Delete GetRandom O(1)</text:p>
          </table:table-cell>
          <table:table-cell table:style-name="ce4" table:formula="of:=HYPERLINK( concat(&quot;https://leetcode.com/problems/&quot;; [.D266]); [.B266])" office:value-type="string" office:string-value="" calcext:value-type="error">
            <text:p>#NAME?</text:p>
          </table:table-cell>
          <table:table-cell table:style-name="ce6" office:value-type="string" calcext:value-type="string">
            <text:p>insert-delete-getrandom-o1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Hash Table, Design, </text:p>
          </table:table-cell>
          <table:table-cell table:style-name="ce6" office:value-type="float" office:value="2483" calcext:value-type="float">
            <text:p>2483</text:p>
          </table:table-cell>
          <table:table-cell table:style-name="ce6" office:value-type="float" office:value="159" calcext:value-type="float">
            <text:p>159</text:p>
          </table:table-cell>
          <table:table-cell table:style-name="ce6" table:formula="of:=ROUND( IFERROR((( [.G266]+ 1.9208) / ( [.G266] + [.H266]) - 1.96 * SQRT(([.G266] *  [.H266]) / ([.G266] +  [.H266]) + 0.9604) / ([.G266] +  [.H266])) / (1 + 3.8416 / ([.G266] +  [.H266]));0); 5) * 100" office:value-type="float" office:value="93.01" calcext:value-type="float">
            <text:p>93.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504" calcext:value-type="float">
            <text:p>1504</text:p>
          </table:table-cell>
          <table:table-cell table:style-name="ce2" office:value-type="string" calcext:value-type="string">
            <text:p>Count Submatrices With All Ones</text:p>
          </table:table-cell>
          <table:table-cell table:style-name="ce4" table:formula="of:=HYPERLINK( concat(&quot;https://leetcode.com/problems/&quot;; [.D267]); [.B267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-submatrices-with-all-on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ROUND( IFERROR((( [.G267]+ 1.9208) / ( [.G267] + [.H267]) - 1.96 * SQRT(([.G267] *  [.H267]) / ([.G267] +  [.H267]) + 0.9604) / ([.G267] +  [.H267])) / (1 + 3.8416 / ([.G267] +  [.H267]));0); 5) * 100" office:value-type="float" office:value="92.987" calcext:value-type="float">
            <text:p>92.9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Sort Colors</text:p>
          </table:table-cell>
          <table:table-cell table:style-name="ce4" table:formula="of:=HYPERLINK( concat(&quot;https://leetcode.com/problems/&quot;; [.D268]); [.B268])" office:value-type="string" office:string-value="" calcext:value-type="error">
            <text:p>#NAME?</text:p>
          </table:table-cell>
          <table:table-cell table:style-name="ce6" office:value-type="string" calcext:value-type="string">
            <text:p>sort-colo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Two Pointers, Sort, </text:p>
          </table:table-cell>
          <table:table-cell table:style-name="ce6" office:value-type="float" office:value="3425" calcext:value-type="float">
            <text:p>3425</text:p>
          </table:table-cell>
          <table:table-cell table:style-name="ce6" office:value-type="float" office:value="226" calcext:value-type="float">
            <text:p>226</text:p>
          </table:table-cell>
          <table:table-cell table:style-name="ce6" table:formula="of:=ROUND( IFERROR((( [.G268]+ 1.9208) / ( [.G268] + [.H268]) - 1.96 * SQRT(([.G268] *  [.H268]) / ([.G268] +  [.H268]) + 0.9604) / ([.G268] +  [.H268])) / (1 + 3.8416 / ([.G268] +  [.H268]));0); 5) * 100" office:value-type="float" office:value="92.981" calcext:value-type="float">
            <text:p>92.9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73" calcext:value-type="float">
            <text:p>973</text:p>
          </table:table-cell>
          <table:table-cell table:style-name="ce2" office:value-type="string" calcext:value-type="string">
            <text:p>K Closest Points to Origin</text:p>
          </table:table-cell>
          <table:table-cell table:style-name="ce4" table:formula="of:=HYPERLINK( concat(&quot;https://leetcode.com/problems/&quot;; [.D269]); [.B269])" office:value-type="string" office:string-value="" calcext:value-type="error">
            <text:p>#NAME?</text:p>
          </table:table-cell>
          <table:table-cell table:style-name="ce6" office:value-type="string" calcext:value-type="string">
            <text:p>k-closest-points-to-origi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ivide and Conquer, Heap, Sort, </text:p>
          </table:table-cell>
          <table:table-cell table:style-name="ce6" office:value-type="float" office:value="1801" calcext:value-type="float">
            <text:p>1801</text:p>
          </table:table-cell>
          <table:table-cell table:style-name="ce6" office:value-type="float" office:value="113" calcext:value-type="float">
            <text:p>113</text:p>
          </table:table-cell>
          <table:table-cell table:style-name="ce6" table:formula="of:=ROUND( IFERROR((( [.G269]+ 1.9208) / ( [.G269] + [.H269]) - 1.96 * SQRT(([.G269] *  [.H269]) / ([.G269] +  [.H269]) + 0.9604) / ([.G269] +  [.H269])) / (1 + 3.8416 / ([.G269] +  [.H269]));0); 5) * 100" office:value-type="float" office:value="92.949" calcext:value-type="float">
            <text:p>92.94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14" calcext:value-type="float">
            <text:p>1014</text:p>
          </table:table-cell>
          <table:table-cell table:style-name="ce2" office:value-type="string" calcext:value-type="string">
            <text:p>Best Sightseeing Pair</text:p>
          </table:table-cell>
          <table:table-cell table:style-name="ce4" table:formula="of:=HYPERLINK( concat(&quot;https://leetcode.com/problems/&quot;; [.D270]); [.B270])" office:value-type="string" office:string-value="" calcext:value-type="error">
            <text:p>#NAME?</text:p>
          </table:table-cell>
          <table:table-cell table:style-name="ce6" office:value-type="string" calcext:value-type="string">
            <text:p>best-sightseeing-pai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443" calcext:value-type="float">
            <text:p>443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ROUND( IFERROR((( [.G270]+ 1.9208) / ( [.G270] + [.H270]) - 1.96 * SQRT(([.G270] *  [.H270]) / ([.G270] +  [.H270]) + 0.9604) / ([.G270] +  [.H270])) / (1 + 3.8416 / ([.G270] +  [.H270]));0); 5) * 100" office:value-type="float" office:value="92.941" calcext:value-type="float">
            <text:p>92.94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54" calcext:value-type="float">
            <text:p>1254</text:p>
          </table:table-cell>
          <table:table-cell table:style-name="ce2" office:value-type="string" calcext:value-type="string">
            <text:p>Number of Closed Islands</text:p>
          </table:table-cell>
          <table:table-cell table:style-name="ce4" table:formula="of:=HYPERLINK( concat(&quot;https://leetcode.com/problems/&quot;; [.D271]); [.B271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closed-island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</text:p>
          </table:table-cell>
          <table:table-cell table:style-name="ce6" office:value-type="float" office:value="362" calcext:value-type="float">
            <text:p>362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formula="of:=ROUND( IFERROR((( [.G271]+ 1.9208) / ( [.G271] + [.H271]) - 1.96 * SQRT(([.G271] *  [.H271]) / ([.G271] +  [.H271]) + 0.9604) / ([.G271] +  [.H271])) / (1 + 3.8416 / ([.G271] +  [.H271]));0); 5) * 100" office:value-type="float" office:value="92.935" calcext:value-type="float">
            <text:p>92.9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30" calcext:value-type="float">
            <text:p>930</text:p>
          </table:table-cell>
          <table:table-cell table:style-name="ce2" office:value-type="string" calcext:value-type="string">
            <text:p>Binary Subarrays With Sum</text:p>
          </table:table-cell>
          <table:table-cell table:style-name="ce4" table:formula="of:=HYPERLINK( concat(&quot;https://leetcode.com/problems/&quot;; [.D272]); [.B272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subarrays-with-su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Two Pointers, </text:p>
          </table:table-cell>
          <table:table-cell table:style-name="ce6" office:value-type="float" office:value="474" calcext:value-type="float">
            <text:p>474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ROUND( IFERROR((( [.G272]+ 1.9208) / ( [.G272] + [.H272]) - 1.96 * SQRT(([.G272] *  [.H272]) / ([.G272] +  [.H272]) + 0.9604) / ([.G272] +  [.H272])) / (1 + 3.8416 / ([.G272] +  [.H272]));0); 5) * 100" office:value-type="float" office:value="92.929" calcext:value-type="float">
            <text:p>92.9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54" calcext:value-type="float">
            <text:p>1054</text:p>
          </table:table-cell>
          <table:table-cell table:style-name="ce2" office:value-type="string" calcext:value-type="string">
            <text:p>Distant Barcodes</text:p>
          </table:table-cell>
          <table:table-cell table:style-name="ce4" table:formula="of:=HYPERLINK( concat(&quot;https://leetcode.com/problems/&quot;; [.D273]); [.B273])" office:value-type="string" office:string-value="" calcext:value-type="error">
            <text:p>#NAME?</text:p>
          </table:table-cell>
          <table:table-cell table:style-name="ce6" office:value-type="string" calcext:value-type="string">
            <text:p>distant-barcod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eap, Sort, 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ROUND( IFERROR((( [.G273]+ 1.9208) / ( [.G273] + [.H273]) - 1.96 * SQRT(([.G273] *  [.H273]) / ([.G273] +  [.H273]) + 0.9604) / ([.G273] +  [.H273])) / (1 + 3.8416 / ([.G273] +  [.H273]));0); 5) * 100" office:value-type="float" office:value="92.922" calcext:value-type="float">
            <text:p>92.92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Binary Tree Paths</text:p>
          </table:table-cell>
          <table:table-cell table:style-name="ce4" table:formula="of:=HYPERLINK( concat(&quot;https://leetcode.com/problems/&quot;; [.D274]); [.B274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tree-path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1690" calcext:value-type="float">
            <text:p>1690</text:p>
          </table:table-cell>
          <table:table-cell table:style-name="ce6" office:value-type="float" office:value="106" calcext:value-type="float">
            <text:p>106</text:p>
          </table:table-cell>
          <table:table-cell table:style-name="ce6" table:formula="of:=ROUND( IFERROR((( [.G274]+ 1.9208) / ( [.G274] + [.H274]) - 1.96 * SQRT(([.G274] *  [.H274]) / ([.G274] +  [.H274]) + 0.9604) / ([.G274] +  [.H274])) / (1 + 3.8416 / ([.G274] +  [.H274]));0); 5) * 100" office:value-type="float" office:value="92.911" calcext:value-type="float">
            <text:p>92.91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Ugly Number II</text:p>
          </table:table-cell>
          <table:table-cell table:style-name="ce4" table:formula="of:=HYPERLINK( concat(&quot;https://leetcode.com/problems/&quot;; [.D275]); [.B275])" office:value-type="string" office:string-value="" calcext:value-type="error">
            <text:p>#NAME?</text:p>
          </table:table-cell>
          <table:table-cell table:style-name="ce6" office:value-type="string" calcext:value-type="string">
            <text:p>ugly-number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Dynamic Programming, Heap, </text:p>
          </table:table-cell>
          <table:table-cell table:style-name="ce6" office:value-type="float" office:value="1888" calcext:value-type="float">
            <text:p>1888</text:p>
          </table:table-cell>
          <table:table-cell table:style-name="ce6" office:value-type="float" office:value="120" calcext:value-type="float">
            <text:p>120</text:p>
          </table:table-cell>
          <table:table-cell table:style-name="ce6" table:formula="of:=ROUND( IFERROR((( [.G275]+ 1.9208) / ( [.G275] + [.H275]) - 1.96 * SQRT(([.G275] *  [.H275]) / ([.G275] +  [.H275]) + 0.9604) / ([.G275] +  [.H275])) / (1 + 3.8416 / ([.G275] +  [.H275]));0); 5) * 100" office:value-type="float" office:value="92.901" calcext:value-type="float">
            <text:p>92.9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07" calcext:value-type="float">
            <text:p>907</text:p>
          </table:table-cell>
          <table:table-cell table:style-name="ce2" office:value-type="string" calcext:value-type="string">
            <text:p>Sum of Subarray Minimums</text:p>
          </table:table-cell>
          <table:table-cell table:style-name="ce4" table:formula="of:=HYPERLINK( concat(&quot;https://leetcode.com/problems/&quot;; [.D276]); [.B276])" office:value-type="string" office:string-value="" calcext:value-type="error">
            <text:p>#NAME?</text:p>
          </table:table-cell>
          <table:table-cell table:style-name="ce6" office:value-type="string" calcext:value-type="string">
            <text:p>sum-of-subarray-minimum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Stack, </text:p>
          </table:table-cell>
          <table:table-cell table:style-name="ce6" office:value-type="float" office:value="1164" calcext:value-type="float">
            <text:p>1164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ROUND( IFERROR((( [.G276]+ 1.9208) / ( [.G276] + [.H276]) - 1.96 * SQRT(([.G276] *  [.H276]) / ([.G276] +  [.H276]) + 0.9604) / ([.G276] +  [.H276])) / (1 + 3.8416 / ([.G276] +  [.H276]));0); 5) * 100" office:value-type="float" office:value="92.894" calcext:value-type="float">
            <text:p>92.89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45" calcext:value-type="float">
            <text:p>945</text:p>
          </table:table-cell>
          <table:table-cell table:style-name="ce2" office:value-type="string" calcext:value-type="string">
            <text:p>Minimum Increment to Make Array Unique</text:p>
          </table:table-cell>
          <table:table-cell table:style-name="ce4" table:formula="of:=HYPERLINK( concat(&quot;https://leetcode.com/problems/&quot;; [.D277]); [.B277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increment-to-make-array-uniqu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408" calcext:value-type="float">
            <text:p>40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ROUND( IFERROR((( [.G277]+ 1.9208) / ( [.G277] + [.H277]) - 1.96 * SQRT(([.G277] *  [.H277]) / ([.G277] +  [.H277]) + 0.9604) / ([.G277] +  [.H277])) / (1 + 3.8416 / ([.G277] +  [.H277]));0); 5) * 100" office:value-type="float" office:value="92.893" calcext:value-type="float">
            <text:p>92.89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Kth Largest Element in an Array</text:p>
          </table:table-cell>
          <table:table-cell table:style-name="ce4" table:formula="of:=HYPERLINK( concat(&quot;https://leetcode.com/problems/&quot;; [.D278]); [.B278])" office:value-type="string" office:string-value="" calcext:value-type="error">
            <text:p>#NAME?</text:p>
          </table:table-cell>
          <table:table-cell table:style-name="ce6" office:value-type="string" calcext:value-type="string">
            <text:p>kth-largest-element-in-an-arra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Sliding Window, </text:p>
          </table:table-cell>
          <table:table-cell table:style-name="ce6" office:value-type="float" office:value="3739" calcext:value-type="float">
            <text:p>3739</text:p>
          </table:table-cell>
          <table:table-cell table:style-name="ce6" office:value-type="float" office:value="252" calcext:value-type="float">
            <text:p>252</text:p>
          </table:table-cell>
          <table:table-cell table:style-name="ce6" table:formula="of:=ROUND( IFERROR((( [.G278]+ 1.9208) / ( [.G278] + [.H278]) - 1.96 * SQRT(([.G278] *  [.H278]) / ([.G278] +  [.H278]) + 0.9604) / ([.G278] +  [.H278])) / (1 + 3.8416 / ([.G278] +  [.H278]));0); 5) * 100" office:value-type="float" office:value="92.888" calcext:value-type="float">
            <text:p>92.88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Minimum Window Subsequence</text:p>
          </table:table-cell>
          <table:table-cell table:style-name="ce4" table:formula="of:=HYPERLINK( concat(&quot;https://leetcode.com/problems/&quot;; [.D279]); [.B279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window-subsequenc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ivide and Conquer, Heap, </text:p>
          </table:table-cell>
          <table:table-cell table:style-name="ce6" office:value-type="float" office:value="626" calcext:value-type="float">
            <text:p>626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formula="of:=ROUND( IFERROR((( [.G279]+ 1.9208) / ( [.G279] + [.H279]) - 1.96 * SQRT(([.G279] *  [.H279]) / ([.G279] +  [.H279]) + 0.9604) / ([.G279] +  [.H279])) / (1 + 3.8416 / ([.G279] +  [.H279]));0); 5) * 100" office:value-type="float" office:value="92.888" calcext:value-type="float">
            <text:p>92.88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table:style-name="ce2" office:value-type="string" calcext:value-type="string">
            <text:p>My Calendar I</text:p>
          </table:table-cell>
          <table:table-cell table:style-name="ce4" table:formula="of:=HYPERLINK( concat(&quot;https://leetcode.com/problems/&quot;; [.D280]); [.B280])" office:value-type="string" office:string-value="" calcext:value-type="error">
            <text:p>#NAME?</text:p>
          </table:table-cell>
          <table:table-cell table:style-name="ce6" office:value-type="string" calcext:value-type="string">
            <text:p>my-calendar-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670" calcext:value-type="float">
            <text:p>670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ROUND( IFERROR((( [.G280]+ 1.9208) / ( [.G280] + [.H280]) - 1.96 * SQRT(([.G280] *  [.H280]) / ([.G280] +  [.H280]) + 0.9604) / ([.G280] +  [.H280])) / (1 + 3.8416 / ([.G280] +  [.H280]));0); 5) * 100" office:value-type="float" office:value="92.87" calcext:value-type="float">
            <text:p>92.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2" office:value-type="string" calcext:value-type="string">
            <text:p>Robot Room Cleaner</text:p>
          </table:table-cell>
          <table:table-cell table:style-name="ce4" table:formula="of:=HYPERLINK( concat(&quot;https://leetcode.com/problems/&quot;; [.D281]); [.B281])" office:value-type="string" office:string-value="" calcext:value-type="error">
            <text:p>#NAME?</text:p>
          </table:table-cell>
          <table:table-cell table:style-name="ce6" office:value-type="string" calcext:value-type="string">
            <text:p>robot-room-cleaner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epth-first Search, </text:p>
          </table:table-cell>
          <table:table-cell table:style-name="ce6" office:value-type="float" office:value="983" calcext:value-type="float">
            <text:p>983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ROUND( IFERROR((( [.G281]+ 1.9208) / ( [.G281] + [.H281]) - 1.96 * SQRT(([.G281] *  [.H281]) / ([.G281] +  [.H281]) + 0.9604) / ([.G281] +  [.H281])) / (1 + 3.8416 / ([.G281] +  [.H281]));0); 5) * 100" office:value-type="float" office:value="92.865" calcext:value-type="float">
            <text:p>92.86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96" calcext:value-type="float">
            <text:p>896</text:p>
          </table:table-cell>
          <table:table-cell table:style-name="ce2" office:value-type="string" calcext:value-type="string">
            <text:p>Monotonic Array</text:p>
          </table:table-cell>
          <table:table-cell table:style-name="ce4" table:formula="of:=HYPERLINK( concat(&quot;https://leetcode.com/problems/&quot;; [.D282]); [.B282])" office:value-type="string" office:string-value="" calcext:value-type="error">
            <text:p>#NAME?</text:p>
          </table:table-cell>
          <table:table-cell table:style-name="ce6" office:value-type="string" calcext:value-type="string">
            <text:p>monotonic-arra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639" calcext:value-type="float">
            <text:p>639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formula="of:=ROUND( IFERROR((( [.G282]+ 1.9208) / ( [.G282] + [.H282]) - 1.96 * SQRT(([.G282] *  [.H282]) / ([.G282] +  [.H282]) + 0.9604) / ([.G282] +  [.H282])) / (1 + 3.8416 / ([.G282] +  [.H282]));0); 5) * 100" office:value-type="float" office:value="92.864" calcext:value-type="float">
            <text:p>92.86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89" calcext:value-type="float">
            <text:p>689</text:p>
          </table:table-cell>
          <table:table-cell table:style-name="ce2" office:value-type="string" calcext:value-type="string">
            <text:p>Maximum Sum of 3 Non-Overlapping Subarrays</text:p>
          </table:table-cell>
          <table:table-cell table:style-name="ce4" table:formula="of:=HYPERLINK( concat(&quot;https://leetcode.com/problems/&quot;; [.D283]); [.B283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sum-of-3-non-overlapping-subarray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Array, Dynamic Programming, </text:p>
          </table:table-cell>
          <table:table-cell table:style-name="ce6" office:value-type="float" office:value="938" calcext:value-type="float">
            <text:p>938</text:p>
          </table:table-cell>
          <table:table-cell table:style-name="ce6" office:value-type="float" office:value="55" calcext:value-type="float">
            <text:p>55</text:p>
          </table:table-cell>
          <table:table-cell table:style-name="ce6" table:formula="of:=ROUND( IFERROR((( [.G283]+ 1.9208) / ( [.G283] + [.H283]) - 1.96 * SQRT(([.G283] *  [.H283]) / ([.G283] +  [.H283]) + 0.9604) / ([.G283] +  [.H283])) / (1 + 3.8416 / ([.G283] +  [.H283]));0); 5) * 100" office:value-type="float" office:value="92.86" calcext:value-type="float">
            <text:p>92.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style-name="ce2" office:value-type="string" calcext:value-type="string">
            <text:p>Maximum Depth of N-ary Tree</text:p>
          </table:table-cell>
          <table:table-cell table:style-name="ce4" table:formula="of:=HYPERLINK( concat(&quot;https://leetcode.com/problems/&quot;; [.D284]); [.B284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depth-of-n-ary-tre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Depth-first Search, Breadth-first Search, </text:p>
          </table:table-cell>
          <table:table-cell table:style-name="ce6" office:value-type="float" office:value="804" calcext:value-type="float">
            <text:p>804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formula="of:=ROUND( IFERROR((( [.G284]+ 1.9208) / ( [.G284] + [.H284]) - 1.96 * SQRT(([.G284] *  [.H284]) / ([.G284] +  [.H284]) + 0.9604) / ([.G284] +  [.H284])) / (1 + 3.8416 / ([.G284] +  [.H284]));0); 5) * 100" office:value-type="float" office:value="92.857" calcext:value-type="float">
            <text:p>92.85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Merge Intervals</text:p>
          </table:table-cell>
          <table:table-cell table:style-name="ce4" table:formula="of:=HYPERLINK( concat(&quot;https://leetcode.com/problems/&quot;; [.D285]); [.B285])" office:value-type="string" office:string-value="" calcext:value-type="error">
            <text:p>#NAME?</text:p>
          </table:table-cell>
          <table:table-cell table:style-name="ce6" office:value-type="string" calcext:value-type="string">
            <text:p>merge-interval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Sort, </text:p>
          </table:table-cell>
          <table:table-cell table:style-name="ce6" office:value-type="float" office:value="4257" calcext:value-type="float">
            <text:p>4257</text:p>
          </table:table-cell>
          <table:table-cell table:style-name="ce6" office:value-type="float" office:value="291" calcext:value-type="float">
            <text:p>291</text:p>
          </table:table-cell>
          <table:table-cell table:style-name="ce6" table:formula="of:=ROUND( IFERROR((( [.G285]+ 1.9208) / ( [.G285] + [.H285]) - 1.96 * SQRT(([.G285] *  [.H285]) / ([.G285] +  [.H285]) + 0.9604) / ([.G285] +  [.H285])) / (1 + 3.8416 / ([.G285] +  [.H285]));0); 5) * 100" office:value-type="float" office:value="92.853" calcext:value-type="float">
            <text:p>92.85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94" calcext:value-type="float">
            <text:p>1094</text:p>
          </table:table-cell>
          <table:table-cell table:style-name="ce2" office:value-type="string" calcext:value-type="string">
            <text:p>Car Pooling</text:p>
          </table:table-cell>
          <table:table-cell table:style-name="ce4" table:formula="of:=HYPERLINK( concat(&quot;https://leetcode.com/problems/&quot;; [.D286]); [.B286])" office:value-type="string" office:string-value="" calcext:value-type="error">
            <text:p>#NAME?</text:p>
          </table:table-cell>
          <table:table-cell table:style-name="ce6" office:value-type="string" calcext:value-type="string">
            <text:p>car-pool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530" calcext:value-type="float">
            <text:p>5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ROUND( IFERROR((( [.G286]+ 1.9208) / ( [.G286] + [.H286]) - 1.96 * SQRT(([.G286] *  [.H286]) / ([.G286] +  [.H286]) + 0.9604) / ([.G286] +  [.H286])) / (1 + 3.8416 / ([.G286] +  [.H286]));0); 5) * 100" office:value-type="float" office:value="92.843" calcext:value-type="float">
            <text:p>92.84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61" calcext:value-type="float">
            <text:p>1161</text:p>
          </table:table-cell>
          <table:table-cell table:style-name="ce2" office:value-type="string" calcext:value-type="string">
            <text:p>Maximum Level Sum of a Binary Tree</text:p>
          </table:table-cell>
          <table:table-cell table:style-name="ce4" table:formula="of:=HYPERLINK( concat(&quot;https://leetcode.com/problems/&quot;; [.D287]); [.B287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level-sum-of-a-binary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Graph, 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ROUND( IFERROR((( [.G287]+ 1.9208) / ( [.G287] + [.H287]) - 1.96 * SQRT(([.G287] *  [.H287]) / ([.G287] +  [.H287]) + 0.9604) / ([.G287] +  [.H287])) / (1 + 3.8416 / ([.G287] +  [.H287]));0); 5) * 100" office:value-type="float" office:value="92.842" calcext:value-type="float">
            <text:p>92.84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2" office:value-type="string" calcext:value-type="string">
            <text:p>Video Stitching</text:p>
          </table:table-cell>
          <table:table-cell table:style-name="ce4" table:formula="of:=HYPERLINK( concat(&quot;https://leetcode.com/problems/&quot;; [.D288]); [.B288])" office:value-type="string" office:string-value="" calcext:value-type="error">
            <text:p>#NAME?</text:p>
          </table:table-cell>
          <table:table-cell table:style-name="ce6" office:value-type="string" calcext:value-type="string">
            <text:p>video-stitch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ROUND( IFERROR((( [.G288]+ 1.9208) / ( [.G288] + [.H288]) - 1.96 * SQRT(([.G288] *  [.H288]) / ([.G288] +  [.H288]) + 0.9604) / ([.G288] +  [.H288])) / (1 + 3.8416 / ([.G288] +  [.H288]));0); 5) * 100" office:value-type="float" office:value="92.839" calcext:value-type="float">
            <text:p>92.8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55" calcext:value-type="float">
            <text:p>1155</text:p>
          </table:table-cell>
          <table:table-cell table:style-name="ce2" office:value-type="string" calcext:value-type="string">
            <text:p>Number of Dice Rolls With Target Sum</text:p>
          </table:table-cell>
          <table:table-cell table:style-name="ce4" table:formula="of:=HYPERLINK( concat(&quot;https://leetcode.com/problems/&quot;; [.D289]); [.B289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dice-rolls-with-target-su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650" calcext:value-type="float">
            <text:p>650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ROUND( IFERROR((( [.G289]+ 1.9208) / ( [.G289] + [.H289]) - 1.96 * SQRT(([.G289] *  [.H289]) / ([.G289] +  [.H289]) + 0.9604) / ([.G289] +  [.H289])) / (1 + 3.8416 / ([.G289] +  [.H289]));0); 5) * 100" office:value-type="float" office:value="92.82" calcext:value-type="float">
            <text:p>92.8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Minimum Window Substring</text:p>
          </table:table-cell>
          <table:table-cell table:style-name="ce4" table:formula="of:=HYPERLINK( concat(&quot;https://leetcode.com/problems/&quot;; [.D290]); [.B290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window-substring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ash Table, Two Pointers, String, Sliding Window, </text:p>
          </table:table-cell>
          <table:table-cell table:style-name="ce6" office:value-type="float" office:value="4492" calcext:value-type="float">
            <text:p>4492</text:p>
          </table:table-cell>
          <table:table-cell table:style-name="ce6" office:value-type="float" office:value="310" calcext:value-type="float">
            <text:p>310</text:p>
          </table:table-cell>
          <table:table-cell table:style-name="ce6" table:formula="of:=ROUND( IFERROR((( [.G290]+ 1.9208) / ( [.G290] + [.H290]) - 1.96 * SQRT(([.G290] *  [.H290]) / ([.G290] +  [.H290]) + 0.9604) / ([.G290] +  [.H290])) / (1 + 3.8416 / ([.G290] +  [.H290]));0); 5) * 100" office:value-type="float" office:value="92.814" calcext:value-type="float">
            <text:p>92.81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132 Pattern</text:p>
          </table:table-cell>
          <table:table-cell table:style-name="ce4" table:formula="of:=HYPERLINK( concat(&quot;https://leetcode.com/problems/&quot;; [.D291]); [.B291])" office:value-type="string" office:string-value="" calcext:value-type="error">
            <text:p>#NAME?</text:p>
          </table:table-cell>
          <table:table-cell table:style-name="ce6" office:value-type="string" calcext:value-type="string">
            <text:p>132-patter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ack, </text:p>
          </table:table-cell>
          <table:table-cell table:style-name="ce6" office:value-type="float" office:value="1366" calcext:value-type="float">
            <text:p>1366</text:p>
          </table:table-cell>
          <table:table-cell table:style-name="ce6" office:value-type="float" office:value="85" calcext:value-type="float">
            <text:p>85</text:p>
          </table:table-cell>
          <table:table-cell table:style-name="ce6" table:formula="of:=ROUND( IFERROR((( [.G291]+ 1.9208) / ( [.G291] + [.H291]) - 1.96 * SQRT(([.G291] *  [.H291]) / ([.G291] +  [.H291]) + 0.9604) / ([.G291] +  [.H291])) / (1 + 3.8416 / ([.G291] +  [.H291]));0); 5) * 100" office:value-type="float" office:value="92.813" calcext:value-type="float">
            <text:p>92.81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55" calcext:value-type="float">
            <text:p>1455</text:p>
          </table:table-cell>
          <table:table-cell table:style-name="ce2" office:value-type="string" calcext:value-type="string">
            <text:p>Check If a Word Occurs As a Prefix of Any Word in a Sentence</text:p>
          </table:table-cell>
          <table:table-cell table:style-name="ce4" table:formula="of:=HYPERLINK( concat(&quot;https://leetcode.com/problems/&quot;; [.D292]); [.B292])" office:value-type="string" office:string-value="" calcext:value-type="error">
            <text:p>#NAME?</text:p>
          </table:table-cell>
          <table:table-cell table:style-name="ce6" office:value-type="string" calcext:value-type="string">
            <text:p>check-if-a-word-occurs-as-a-prefix-of-any-word-in-a-sentenc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ROUND( IFERROR((( [.G292]+ 1.9208) / ( [.G292] + [.H292]) - 1.96 * SQRT(([.G292] *  [.H292]) / ([.G292] +  [.H292]) + 0.9604) / ([.G292] +  [.H292])) / (1 + 3.8416 / ([.G292] +  [.H292]));0); 5) * 100" office:value-type="float" office:value="92.791" calcext:value-type="float">
            <text:p>92.79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Best Time to Buy and Sell Stock IV</text:p>
          </table:table-cell>
          <table:table-cell table:style-name="ce4" table:formula="of:=HYPERLINK( concat(&quot;https://leetcode.com/problems/&quot;; [.D293]); [.B293])" office:value-type="string" office:string-value="" calcext:value-type="error">
            <text:p>#NAME?</text:p>
          </table:table-cell>
          <table:table-cell table:style-name="ce6" office:value-type="string" calcext:value-type="string">
            <text:p>best-time-to-buy-and-sell-stock-iv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445" calcext:value-type="float">
            <text:p>1445</text:p>
          </table:table-cell>
          <table:table-cell table:style-name="ce6" office:value-type="float" office:value="91" calcext:value-type="float">
            <text:p>91</text:p>
          </table:table-cell>
          <table:table-cell table:style-name="ce6" table:formula="of:=ROUND( IFERROR((( [.G293]+ 1.9208) / ( [.G293] + [.H293]) - 1.96 * SQRT(([.G293] *  [.H293]) / ([.G293] +  [.H293]) + 0.9604) / ([.G293] +  [.H293])) / (1 + 3.8416 / ([.G293] +  [.H293]));0); 5) * 100" office:value-type="float" office:value="92.781" calcext:value-type="float">
            <text:p>92.7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Majority Element</text:p>
          </table:table-cell>
          <table:table-cell table:style-name="ce4" table:formula="of:=HYPERLINK( concat(&quot;https://leetcode.com/problems/&quot;; [.D294]); [.B294])" office:value-type="string" office:string-value="" calcext:value-type="error">
            <text:p>#NAME?</text:p>
          </table:table-cell>
          <table:table-cell table:style-name="ce6" office:value-type="string" calcext:value-type="string">
            <text:p>majority-element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Divide and Conquer, Bit Manipulation, </text:p>
          </table:table-cell>
          <table:table-cell table:style-name="ce6" office:value-type="float" office:value="3227" calcext:value-type="float">
            <text:p>3227</text:p>
          </table:table-cell>
          <table:table-cell table:style-name="ce6" office:value-type="float" office:value="219" calcext:value-type="float">
            <text:p>219</text:p>
          </table:table-cell>
          <table:table-cell table:style-name="ce6" table:formula="of:=ROUND( IFERROR((( [.G294]+ 1.9208) / ( [.G294] + [.H294]) - 1.96 * SQRT(([.G294] *  [.H294]) / ([.G294] +  [.H294]) + 0.9604) / ([.G294] +  [.H294])) / (1 + 3.8416 / ([.G294] +  [.H294]));0); 5) * 100" office:value-type="float" office:value="92.781" calcext:value-type="float">
            <text:p>92.7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Remove Duplicates from Sorted List II</text:p>
          </table:table-cell>
          <table:table-cell table:style-name="ce4" table:formula="of:=HYPERLINK( concat(&quot;https://leetcode.com/problems/&quot;; [.D295]); [.B295])" office:value-type="string" office:string-value="" calcext:value-type="error">
            <text:p>#NAME?</text:p>
          </table:table-cell>
          <table:table-cell table:style-name="ce6" office:value-type="string" calcext:value-type="string">
            <text:p>remove-duplicates-from-sorted-list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</text:p>
          </table:table-cell>
          <table:table-cell table:style-name="ce6" office:value-type="float" office:value="1666" calcext:value-type="float">
            <text:p>1666</text:p>
          </table:table-cell>
          <table:table-cell table:style-name="ce6" office:value-type="float" office:value="107" calcext:value-type="float">
            <text:p>107</text:p>
          </table:table-cell>
          <table:table-cell table:style-name="ce6" table:formula="of:=ROUND( IFERROR((( [.G295]+ 1.9208) / ( [.G295] + [.H295]) - 1.96 * SQRT(([.G295] *  [.H295]) / ([.G295] +  [.H295]) + 0.9604) / ([.G295] +  [.H295])) / (1 + 3.8416 / ([.G295] +  [.H295]));0); 5) * 100" office:value-type="float" office:value="92.759" calcext:value-type="float">
            <text:p>92.75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2" office:value-type="string" calcext:value-type="string">
            <text:p>4Sum II</text:p>
          </table:table-cell>
          <table:table-cell table:style-name="ce4" table:formula="of:=HYPERLINK( concat(&quot;https://leetcode.com/problems/&quot;; [.D296]); [.B296])" office:value-type="string" office:string-value="" calcext:value-type="error">
            <text:p>#NAME?</text:p>
          </table:table-cell>
          <table:table-cell table:style-name="ce6" office:value-type="string" calcext:value-type="string">
            <text:p>4sum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Binary Search, </text:p>
          </table:table-cell>
          <table:table-cell table:style-name="ce6" office:value-type="float" office:value="1168" calcext:value-type="float">
            <text:p>1168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ROUND( IFERROR((( [.G296]+ 1.9208) / ( [.G296] + [.H296]) - 1.96 * SQRT(([.G296] *  [.H296]) / ([.G296] +  [.H296]) + 0.9604) / ([.G296] +  [.H296])) / (1 + 3.8416 / ([.G296] +  [.H296]));0); 5) * 100" office:value-type="float" office:value="92.75" calcext:value-type="float">
            <text:p>92.7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89" calcext:value-type="float">
            <text:p>889</text:p>
          </table:table-cell>
          <table:table-cell table:style-name="ce2" office:value-type="string" calcext:value-type="string">
            <text:p>Construct Binary Tree from Preorder and Postorder Traversal</text:p>
          </table:table-cell>
          <table:table-cell table:style-name="ce4" table:formula="of:=HYPERLINK( concat(&quot;https://leetcode.com/problems/&quot;; [.D297]); [.B297])" office:value-type="string" office:string-value="" calcext:value-type="error">
            <text:p>#NAME?</text:p>
          </table:table-cell>
          <table:table-cell table:style-name="ce6" office:value-type="string" calcext:value-type="string">
            <text:p>construct-binary-tree-from-preorder-and-postorder-traversal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819" calcext:value-type="float">
            <text:p>819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formula="of:=ROUND( IFERROR((( [.G297]+ 1.9208) / ( [.G297] + [.H297]) - 1.96 * SQRT(([.G297] *  [.H297]) / ([.G297] +  [.H297]) + 0.9604) / ([.G297] +  [.H297])) / (1 + 3.8416 / ([.G297] +  [.H297]));0); 5) * 100" office:value-type="float" office:value="92.736" calcext:value-type="float">
            <text:p>92.73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emove Nth Node From End of List</text:p>
          </table:table-cell>
          <table:table-cell table:style-name="ce4" table:formula="of:=HYPERLINK( concat(&quot;https://leetcode.com/problems/&quot;; [.D298]); [.B298])" office:value-type="string" office:string-value="" calcext:value-type="error">
            <text:p>#NAME?</text:p>
          </table:table-cell>
          <table:table-cell table:style-name="ce6" office:value-type="string" calcext:value-type="string">
            <text:p>remove-nth-node-from-end-of-li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Two Pointers, </text:p>
          </table:table-cell>
          <table:table-cell table:style-name="ce6" office:value-type="float" office:value="3319" calcext:value-type="float">
            <text:p>3319</text:p>
          </table:table-cell>
          <table:table-cell table:style-name="ce6" office:value-type="float" office:value="229" calcext:value-type="float">
            <text:p>229</text:p>
          </table:table-cell>
          <table:table-cell table:style-name="ce6" table:formula="of:=ROUND( IFERROR((( [.G298]+ 1.9208) / ( [.G298] + [.H298]) - 1.96 * SQRT(([.G298] *  [.H298]) / ([.G298] +  [.H298]) + 0.9604) / ([.G298] +  [.H298])) / (1 + 3.8416 / ([.G298] +  [.H298]));0); 5) * 100" office:value-type="float" office:value="92.689" calcext:value-type="float">
            <text:p>92.68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20" calcext:value-type="float">
            <text:p>1120</text:p>
          </table:table-cell>
          <table:table-cell table:style-name="ce2" office:value-type="string" calcext:value-type="string">
            <text:p>Maximum Average Subtree</text:p>
          </table:table-cell>
          <table:table-cell table:style-name="ce4" table:formula="of:=HYPERLINK( concat(&quot;https://leetcode.com/problems/&quot;; [.D299]); [.B299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average-sub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ROUND( IFERROR((( [.G299]+ 1.9208) / ( [.G299] + [.H299]) - 1.96 * SQRT(([.G299] *  [.H299]) / ([.G299] +  [.H299]) + 0.9604) / ([.G299] +  [.H299])) / (1 + 3.8416 / ([.G299] +  [.H299]));0); 5) * 100" office:value-type="float" office:value="92.682" calcext:value-type="float">
            <text:p>92.68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05" calcext:value-type="float">
            <text:p>1105</text:p>
          </table:table-cell>
          <table:table-cell table:style-name="ce2" office:value-type="string" calcext:value-type="string">
            <text:p>Filling Bookcase Shelves</text:p>
          </table:table-cell>
          <table:table-cell table:style-name="ce4" table:formula="of:=HYPERLINK( concat(&quot;https://leetcode.com/problems/&quot;; [.D300]); [.B300])" office:value-type="string" office:string-value="" calcext:value-type="error">
            <text:p>#NAME?</text:p>
          </table:table-cell>
          <table:table-cell table:style-name="ce6" office:value-type="string" calcext:value-type="string">
            <text:p>filling-bookcase-shelv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577" calcext:value-type="float">
            <text:p>577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ROUND( IFERROR((( [.G300]+ 1.9208) / ( [.G300] + [.H300]) - 1.96 * SQRT(([.G300] *  [.H300]) / ([.G300] +  [.H300]) + 0.9604) / ([.G300] +  [.H300])) / (1 + 3.8416 / ([.G300] +  [.H300]));0); 5) * 100" office:value-type="float" office:value="92.676" calcext:value-type="float">
            <text:p>92.67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Range Sum Query - Mutable</text:p>
          </table:table-cell>
          <table:table-cell table:style-name="ce4" table:formula="of:=HYPERLINK( concat(&quot;https://leetcode.com/problems/&quot;; [.D301]); [.B301])" office:value-type="string" office:string-value="" calcext:value-type="error">
            <text:p>#NAME?</text:p>
          </table:table-cell>
          <table:table-cell table:style-name="ce6" office:value-type="string" calcext:value-type="string">
            <text:p>range-sum-query-mutabl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nary Indexed Tree, Segment Tree, </text:p>
          </table:table-cell>
          <table:table-cell table:style-name="ce6" office:value-type="float" office:value="1282" calcext:value-type="float">
            <text:p>1282</text:p>
          </table:table-cell>
          <table:table-cell table:style-name="ce6" office:value-type="float" office:value="81" calcext:value-type="float">
            <text:p>81</text:p>
          </table:table-cell>
          <table:table-cell table:style-name="ce6" table:formula="of:=ROUND( IFERROR((( [.G301]+ 1.9208) / ( [.G301] + [.H301]) - 1.96 * SQRT(([.G301] *  [.H301]) / ([.G301] +  [.H301]) + 0.9604) / ([.G301] +  [.H301])) / (1 + 3.8416 / ([.G301] +  [.H301]));0); 5) * 100" office:value-type="float" office:value="92.674" calcext:value-type="float">
            <text:p>92.67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62" calcext:value-type="float">
            <text:p>1162</text:p>
          </table:table-cell>
          <table:table-cell table:style-name="ce2" office:value-type="string" calcext:value-type="string">
            <text:p>As Far from Land as Possible</text:p>
          </table:table-cell>
          <table:table-cell table:style-name="ce4" table:formula="of:=HYPERLINK( concat(&quot;https://leetcode.com/problems/&quot;; [.D302]); [.B302])" office:value-type="string" office:string-value="" calcext:value-type="error">
            <text:p>#NAME?</text:p>
          </table:table-cell>
          <table:table-cell table:style-name="ce6" office:value-type="string" calcext:value-type="string">
            <text:p>as-far-from-land-as-possibl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readth-first Search, Graph, 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ROUND( IFERROR((( [.G302]+ 1.9208) / ( [.G302] + [.H302]) - 1.96 * SQRT(([.G302] *  [.H302]) / ([.G302] +  [.H302]) + 0.9604) / ([.G302] +  [.H302])) / (1 + 3.8416 / ([.G302] +  [.H302]));0); 5) * 100" office:value-type="float" office:value="92.666" calcext:value-type="float">
            <text:p>92.66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Top K Frequent Elements</text:p>
          </table:table-cell>
          <table:table-cell table:style-name="ce4" table:formula="of:=HYPERLINK( concat(&quot;https://leetcode.com/problems/&quot;; [.D303]); [.B303])" office:value-type="string" office:string-value="" calcext:value-type="error">
            <text:p>#NAME?</text:p>
          </table:table-cell>
          <table:table-cell table:style-name="ce6" office:value-type="string" calcext:value-type="string">
            <text:p>top-k-frequent-element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Heap, </text:p>
          </table:table-cell>
          <table:table-cell table:style-name="ce6" office:value-type="float" office:value="3076" calcext:value-type="float">
            <text:p>3076</text:p>
          </table:table-cell>
          <table:table-cell table:style-name="ce6" office:value-type="float" office:value="212" calcext:value-type="float">
            <text:p>212</text:p>
          </table:table-cell>
          <table:table-cell table:style-name="ce6" table:formula="of:=ROUND( IFERROR((( [.G303]+ 1.9208) / ( [.G303] + [.H303]) - 1.96 * SQRT(([.G303] *  [.H303]) / ([.G303] +  [.H303]) + 0.9604) / ([.G303] +  [.H303])) / (1 + 3.8416 / ([.G303] +  [.H303]));0); 5) * 100" office:value-type="float" office:value="92.661" calcext:value-type="float">
            <text:p>92.66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3Sum Closest</text:p>
          </table:table-cell>
          <table:table-cell table:style-name="ce4" table:formula="of:=HYPERLINK( concat(&quot;https://leetcode.com/problems/&quot;; [.D304]); [.B304])" office:value-type="string" office:string-value="" calcext:value-type="error">
            <text:p>#NAME?</text:p>
          </table:table-cell>
          <table:table-cell table:style-name="ce6" office:value-type="string" calcext:value-type="string">
            <text:p>3sum-close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Two Pointers, </text:p>
          </table:table-cell>
          <table:table-cell table:style-name="ce6" office:value-type="float" office:value="2130" calcext:value-type="float">
            <text:p>2130</text:p>
          </table:table-cell>
          <table:table-cell table:style-name="ce6" office:value-type="float" office:value="143" calcext:value-type="float">
            <text:p>143</text:p>
          </table:table-cell>
          <table:table-cell table:style-name="ce6" table:formula="of:=ROUND( IFERROR((( [.G304]+ 1.9208) / ( [.G304] + [.H304]) - 1.96 * SQRT(([.G304] *  [.H304]) / ([.G304] +  [.H304]) + 0.9604) / ([.G304] +  [.H304])) / (1 + 3.8416 / ([.G304] +  [.H304]));0); 5) * 100" office:value-type="float" office:value="92.635" calcext:value-type="float">
            <text:p>92.6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63" calcext:value-type="float">
            <text:p>1263</text:p>
          </table:table-cell>
          <table:table-cell table:style-name="ce2" office:value-type="string" calcext:value-type="string">
            <text:p>Minimum Moves to Move a Box to Their Target Location</text:p>
          </table:table-cell>
          <table:table-cell table:style-name="ce4" table:formula="of:=HYPERLINK( concat(&quot;https://leetcode.com/problems/&quot;; [.D305]); [.B305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moves-to-move-a-box-to-their-target-location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readth-first Search, 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ROUND( IFERROR((( [.G305]+ 1.9208) / ( [.G305] + [.H305]) - 1.96 * SQRT(([.G305] *  [.H305]) / ([.G305] +  [.H305]) + 0.9604) / ([.G305] +  [.H305])) / (1 + 3.8416 / ([.G305] +  [.H305]));0); 5) * 100" office:value-type="float" office:value="92.63" calcext:value-type="float">
            <text:p>92.6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Shortest Distance from All Buildings</text:p>
          </table:table-cell>
          <table:table-cell table:style-name="ce4" table:formula="of:=HYPERLINK( concat(&quot;https://leetcode.com/problems/&quot;; [.D306]); [.B306])" office:value-type="string" office:string-value="" calcext:value-type="error">
            <text:p>#NAME?</text:p>
          </table:table-cell>
          <table:table-cell table:style-name="ce6" office:value-type="string" calcext:value-type="string">
            <text:p>shortest-distance-from-all-building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readth-first Search, </text:p>
          </table:table-cell>
          <table:table-cell table:style-name="ce6" office:value-type="float" office:value="776" calcext:value-type="float">
            <text:p>776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formula="of:=ROUND( IFERROR((( [.G306]+ 1.9208) / ( [.G306] + [.H306]) - 1.96 * SQRT(([.G306] *  [.H306]) / ([.G306] +  [.H306]) + 0.9604) / ([.G306] +  [.H306])) / (1 + 3.8416 / ([.G306] +  [.H306]));0); 5) * 100" office:value-type="float" office:value="92.616" calcext:value-type="float">
            <text:p>92.6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80" calcext:value-type="float">
            <text:p>680</text:p>
          </table:table-cell>
          <table:table-cell table:style-name="ce2" office:value-type="string" calcext:value-type="string">
            <text:p>Valid Palindrome II</text:p>
          </table:table-cell>
          <table:table-cell table:style-name="ce4" table:formula="of:=HYPERLINK( concat(&quot;https://leetcode.com/problems/&quot;; [.D307]); [.B307])" office:value-type="string" office:string-value="" calcext:value-type="error">
            <text:p>#NAME?</text:p>
          </table:table-cell>
          <table:table-cell table:style-name="ce6" office:value-type="string" calcext:value-type="string">
            <text:p>valid-palindrome-ii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1629" calcext:value-type="float">
            <text:p>1629</text:p>
          </table:table-cell>
          <table:table-cell table:style-name="ce6" office:value-type="float" office:value="107" calcext:value-type="float">
            <text:p>107</text:p>
          </table:table-cell>
          <table:table-cell table:style-name="ce6" table:formula="of:=ROUND( IFERROR((( [.G307]+ 1.9208) / ( [.G307] + [.H307]) - 1.96 * SQRT(([.G307] *  [.H307]) / ([.G307] +  [.H307]) + 0.9604) / ([.G307] +  [.H307])) / (1 + 3.8416 / ([.G307] +  [.H307]));0); 5) * 100" office:value-type="float" office:value="92.605" calcext:value-type="float">
            <text:p>92.6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27" calcext:value-type="float">
            <text:p>1027</text:p>
          </table:table-cell>
          <table:table-cell table:style-name="ce2" office:value-type="string" calcext:value-type="string">
            <text:p>Longest Arithmetic Sequence</text:p>
          </table:table-cell>
          <table:table-cell table:style-name="ce4" table:formula="of:=HYPERLINK( concat(&quot;https://leetcode.com/problems/&quot;; [.D308]); [.B308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arithmetic-sequenc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702" calcext:value-type="float">
            <text:p>702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formula="of:=ROUND( IFERROR((( [.G308]+ 1.9208) / ( [.G308] + [.H308]) - 1.96 * SQRT(([.G308] *  [.H308]) / ([.G308] +  [.H308]) + 0.9604) / ([.G308] +  [.H308])) / (1 + 3.8416 / ([.G308] +  [.H308]));0); 5) * 100" office:value-type="float" office:value="92.599" calcext:value-type="float">
            <text:p>92.59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2" office:value-type="string" calcext:value-type="string">
            <text:p>Wiggle Subsequence</text:p>
          </table:table-cell>
          <table:table-cell table:style-name="ce4" table:formula="of:=HYPERLINK( concat(&quot;https://leetcode.com/problems/&quot;; [.D309]); [.B309])" office:value-type="string" office:string-value="" calcext:value-type="error">
            <text:p>#NAME?</text:p>
          </table:table-cell>
          <table:table-cell table:style-name="ce6" office:value-type="string" calcext:value-type="string">
            <text:p>wiggle-subsequenc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Greedy, </text:p>
          </table:table-cell>
          <table:table-cell table:style-name="ce6" office:value-type="float" office:value="955" calcext:value-type="float">
            <text:p>955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formula="of:=ROUND( IFERROR((( [.G309]+ 1.9208) / ( [.G309] + [.H309]) - 1.96 * SQRT(([.G309] *  [.H309]) / ([.G309] +  [.H309]) + 0.9604) / ([.G309] +  [.H309])) / (1 + 3.8416 / ([.G309] +  [.H309]));0); 5) * 100" office:value-type="float" office:value="92.567" calcext:value-type="float">
            <text:p>92.56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Duplicate Emails</text:p>
          </table:table-cell>
          <table:table-cell table:style-name="ce4" table:formula="of:=HYPERLINK( concat(&quot;https://leetcode.com/problems/&quot;; [.D310]); [.B310])" office:value-type="string" office:string-value="" calcext:value-type="error">
            <text:p>#NAME?</text:p>
          </table:table-cell>
          <table:table-cell table:style-name="ce6" office:value-type="string" calcext:value-type="string">
            <text:p>duplicate-emails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449" calcext:value-type="float">
            <text:p>449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ROUND( IFERROR((( [.G310]+ 1.9208) / ( [.G310] + [.H310]) - 1.96 * SQRT(([.G310] *  [.H310]) / ([.G310] +  [.H310]) + 0.9604) / ([.G310] +  [.H310])) / (1 + 3.8416 / ([.G310] +  [.H310]));0); 5) * 100" office:value-type="float" office:value="92.561" calcext:value-type="float">
            <text:p>92.56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2" office:value-type="string" calcext:value-type="string">
            <text:p>Serialize and Deserialize N-ary Tree</text:p>
          </table:table-cell>
          <table:table-cell table:style-name="ce4" table:formula="of:=HYPERLINK( concat(&quot;https://leetcode.com/problems/&quot;; [.D311]); [.B311])" office:value-type="string" office:string-value="" calcext:value-type="error">
            <text:p>#NAME?</text:p>
          </table:table-cell>
          <table:table-cell table:style-name="ce6" office:value-type="string" calcext:value-type="string">
            <text:p>serialize-and-deserialize-n-ary-tre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418" calcext:value-type="float">
            <text:p>418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ROUND( IFERROR((( [.G311]+ 1.9208) / ( [.G311] + [.H311]) - 1.96 * SQRT(([.G311] *  [.H311]) / ([.G311] +  [.H311]) + 0.9604) / ([.G311] +  [.H311])) / (1 + 3.8416 / ([.G311] +  [.H311]));0); 5) * 100" office:value-type="float" office:value="92.546" calcext:value-type="float">
            <text:p>92.54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77" calcext:value-type="float">
            <text:p>1477</text:p>
          </table:table-cell>
          <table:table-cell table:style-name="ce2" office:value-type="string" calcext:value-type="string">
            <text:p>Find Two Non-overlapping Sub-arrays Each With Target Sum</text:p>
          </table:table-cell>
          <table:table-cell table:style-name="ce4" table:formula="of:=HYPERLINK( concat(&quot;https://leetcode.com/problems/&quot;; [.D312]); [.B312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two-non-overlapping-sub-arrays-each-with-target-su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ROUND( IFERROR((( [.G312]+ 1.9208) / ( [.G312] + [.H312]) - 1.96 * SQRT(([.G312] *  [.H312]) / ([.G312] +  [.H312]) + 0.9604) / ([.G312] +  [.H312])) / (1 + 3.8416 / ([.G312] +  [.H312]));0); 5) * 100" office:value-type="float" office:value="92.525" calcext:value-type="float">
            <text:p>92.52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93" calcext:value-type="float">
            <text:p>993</text:p>
          </table:table-cell>
          <table:table-cell table:style-name="ce2" office:value-type="string" calcext:value-type="string">
            <text:p>Cousins in Binary Tree</text:p>
          </table:table-cell>
          <table:table-cell table:style-name="ce4" table:formula="of:=HYPERLINK( concat(&quot;https://leetcode.com/problems/&quot;; [.D313]); [.B313])" office:value-type="string" office:string-value="" calcext:value-type="error">
            <text:p>#NAME?</text:p>
          </table:table-cell>
          <table:table-cell table:style-name="ce6" office:value-type="string" calcext:value-type="string">
            <text:p>cousins-in-binary-tre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Breadth-first Search, </text:p>
          </table:table-cell>
          <table:table-cell table:style-name="ce6" office:value-type="float" office:value="863" calcext:value-type="float">
            <text:p>863</text:p>
          </table:table-cell>
          <table:table-cell table:style-name="ce6" office:value-type="float" office:value="53" calcext:value-type="float">
            <text:p>53</text:p>
          </table:table-cell>
          <table:table-cell table:style-name="ce6" table:formula="of:=ROUND( IFERROR((( [.G313]+ 1.9208) / ( [.G313] + [.H313]) - 1.96 * SQRT(([.G313] *  [.H313]) / ([.G313] +  [.H313]) + 0.9604) / ([.G313] +  [.H313])) / (1 + 3.8416 / ([.G313] +  [.H313]));0); 5) * 100" office:value-type="float" office:value="92.509" calcext:value-type="float">
            <text:p>92.50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25" calcext:value-type="float">
            <text:p>1425</text:p>
          </table:table-cell>
          <table:table-cell table:style-name="ce2" office:value-type="string" calcext:value-type="string">
            <text:p>Constrained Subsequence Sum</text:p>
          </table:table-cell>
          <table:table-cell table:style-name="ce4" table:formula="of:=HYPERLINK( concat(&quot;https://leetcode.com/problems/&quot;; [.D314]); [.B314])" office:value-type="string" office:string-value="" calcext:value-type="error">
            <text:p>#NAME?</text:p>
          </table:table-cell>
          <table:table-cell table:style-name="ce6" office:value-type="string" calcext:value-type="string">
            <text:p>constrained-subsequence-sum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ROUND( IFERROR((( [.G314]+ 1.9208) / ( [.G314] + [.H314]) - 1.96 * SQRT(([.G314] *  [.H314]) / ([.G314] +  [.H314]) + 0.9604) / ([.G314] +  [.H314])) / (1 + 3.8416 / ([.G314] +  [.H314]));0); 5) * 100" office:value-type="float" office:value="92.508" calcext:value-type="float">
            <text:p>92.5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2" office:value-type="string" calcext:value-type="string">
            <text:p>Find All Duplicates in an Array</text:p>
          </table:table-cell>
          <table:table-cell table:style-name="ce4" table:formula="of:=HYPERLINK( concat(&quot;https://leetcode.com/problems/&quot;; [.D315]); [.B315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all-duplicates-in-an-arra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157" calcext:value-type="float">
            <text:p>2157</text:p>
          </table:table-cell>
          <table:table-cell table:style-name="ce6" office:value-type="float" office:value="148" calcext:value-type="float">
            <text:p>148</text:p>
          </table:table-cell>
          <table:table-cell table:style-name="ce6" table:formula="of:=ROUND( IFERROR((( [.G315]+ 1.9208) / ( [.G315] + [.H315]) - 1.96 * SQRT(([.G315] *  [.H315]) / ([.G315] +  [.H315]) + 0.9604) / ([.G315] +  [.H315])) / (1 + 3.8416 / ([.G315] +  [.H315]));0); 5) * 100" office:value-type="float" office:value="92.504" calcext:value-type="float">
            <text:p>92.5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Maximum Sum of Two Non-Overlapping Subarrays</text:p>
          </table:table-cell>
          <table:table-cell table:style-name="ce4" table:formula="of:=HYPERLINK( concat(&quot;https://leetcode.com/problems/&quot;; [.D316]); [.B316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sum-of-two-non-overlapping-subarray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618" calcext:value-type="float">
            <text:p>618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ROUND( IFERROR((( [.G316]+ 1.9208) / ( [.G316] + [.H316]) - 1.96 * SQRT(([.G316] *  [.H316]) / ([.G316] +  [.H316]) + 0.9604) / ([.G316] +  [.H316])) / (1 + 3.8416 / ([.G316] +  [.H316]));0); 5) * 100" office:value-type="float" office:value="92.473" calcext:value-type="float">
            <text:p>92.47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48" calcext:value-type="float">
            <text:p>1048</text:p>
          </table:table-cell>
          <table:table-cell table:style-name="ce2" office:value-type="string" calcext:value-type="string">
            <text:p>Longest String Chain</text:p>
          </table:table-cell>
          <table:table-cell table:style-name="ce4" table:formula="of:=HYPERLINK( concat(&quot;https://leetcode.com/problems/&quot;; [.D317]); [.B317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string-chai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Dynamic Programming, </text:p>
          </table:table-cell>
          <table:table-cell table:style-name="ce6" office:value-type="float" office:value="885" calcext:value-type="float">
            <text:p>885</text:p>
          </table:table-cell>
          <table:table-cell table:style-name="ce6" office:value-type="float" office:value="55" calcext:value-type="float">
            <text:p>55</text:p>
          </table:table-cell>
          <table:table-cell table:style-name="ce6" table:formula="of:=ROUND( IFERROR((( [.G317]+ 1.9208) / ( [.G317] + [.H317]) - 1.96 * SQRT(([.G317] *  [.H317]) / ([.G317] +  [.H317]) + 0.9604) / ([.G317] +  [.H317])) / (1 + 3.8416 / ([.G317] +  [.H317]));0); 5) * 100" office:value-type="float" office:value="92.461" calcext:value-type="float">
            <text:p>92.46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05" calcext:value-type="float">
            <text:p>1305</text:p>
          </table:table-cell>
          <table:table-cell table:style-name="ce2" office:value-type="string" calcext:value-type="string">
            <text:p>All Elements in Two Binary Search Trees</text:p>
          </table:table-cell>
          <table:table-cell table:style-name="ce4" table:formula="of:=HYPERLINK( concat(&quot;https://leetcode.com/problems/&quot;; [.D318]); [.B318])" office:value-type="string" office:string-value="" calcext:value-type="error">
            <text:p>#NAME?</text:p>
          </table:table-cell>
          <table:table-cell table:style-name="ce6" office:value-type="string" calcext:value-type="string">
            <text:p>all-elements-in-two-binary-search-tre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ort, Tree, </text:p>
          </table:table-cell>
          <table:table-cell table:style-name="ce6" office:value-type="float" office:value="349" calcext:value-type="float">
            <text:p>349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ROUND( IFERROR((( [.G318]+ 1.9208) / ( [.G318] + [.H318]) - 1.96 * SQRT(([.G318] *  [.H318]) / ([.G318] +  [.H318]) + 0.9604) / ([.G318] +  [.H318])) / (1 + 3.8416 / ([.G318] +  [.H318]));0); 5) * 100" office:value-type="float" office:value="92.381" calcext:value-type="float">
            <text:p>92.3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table:style-name="ce2" office:value-type="string" calcext:value-type="string">
            <text:p>Number of Distinct Islands</text:p>
          </table:table-cell>
          <table:table-cell table:style-name="ce4" table:formula="of:=HYPERLINK( concat(&quot;https://leetcode.com/problems/&quot;; [.D319]); [.B319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distinct-island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Depth-first Search, </text:p>
          </table:table-cell>
          <table:table-cell table:style-name="ce6" office:value-type="float" office:value="791" calcext:value-type="float">
            <text:p>791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ROUND( IFERROR((( [.G319]+ 1.9208) / ( [.G319] + [.H319]) - 1.96 * SQRT(([.G319] *  [.H319]) / ([.G319] +  [.H319]) + 0.9604) / ([.G319] +  [.H319])) / (1 + 3.8416 / ([.G319] +  [.H319]));0); 5) * 100" office:value-type="float" office:value="92.247" calcext:value-type="float">
            <text:p>92.24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19" calcext:value-type="float">
            <text:p>1019</text:p>
          </table:table-cell>
          <table:table-cell table:style-name="ce2" office:value-type="string" calcext:value-type="string">
            <text:p>Next Greater Node In Linked List</text:p>
          </table:table-cell>
          <table:table-cell table:style-name="ce4" table:formula="of:=HYPERLINK( concat(&quot;https://leetcode.com/problems/&quot;; [.D320]); [.B320])" office:value-type="string" office:string-value="" calcext:value-type="error">
            <text:p>#NAME?</text:p>
          </table:table-cell>
          <table:table-cell table:style-name="ce6" office:value-type="string" calcext:value-type="string">
            <text:p>next-greater-node-in-linked-li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Stack, </text:p>
          </table:table-cell>
          <table:table-cell table:style-name="ce6" office:value-type="float" office:value="749" calcext:value-type="float">
            <text:p>749</text:p>
          </table:table-cell>
          <table:table-cell table:style-name="ce6" office:value-type="float" office:value="47" calcext:value-type="float">
            <text:p>47</text:p>
          </table:table-cell>
          <table:table-cell table:style-name="ce6" table:formula="of:=ROUND( IFERROR((( [.G320]+ 1.9208) / ( [.G320] + [.H320]) - 1.96 * SQRT(([.G320] *  [.H320]) / ([.G320] +  [.H320]) + 0.9604) / ([.G320] +  [.H320])) / (1 + 3.8416 / ([.G320] +  [.H320]));0); 5) * 100" office:value-type="float" office:value="92.236" calcext:value-type="float">
            <text:p>92.23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ongest Palindromic Substring</text:p>
          </table:table-cell>
          <table:table-cell table:style-name="ce4" table:formula="of:=HYPERLINK( concat(&quot;https://leetcode.com/problems/&quot;; [.D321]); [.B321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palindromic-substr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Dynamic Programming, </text:p>
          </table:table-cell>
          <table:table-cell table:style-name="ce6" office:value-type="float" office:value="6974" calcext:value-type="float">
            <text:p>6974</text:p>
          </table:table-cell>
          <table:table-cell table:style-name="ce6" office:value-type="float" office:value="538" calcext:value-type="float">
            <text:p>538</text:p>
          </table:table-cell>
          <table:table-cell table:style-name="ce6" table:formula="of:=ROUND( IFERROR((( [.G321]+ 1.9208) / ( [.G321] + [.H321]) - 1.96 * SQRT(([.G321] *  [.H321]) / ([.G321] +  [.H321]) + 0.9604) / ([.G321] +  [.H321])) / (1 + 3.8416 / ([.G321] +  [.H321]));0); 5) * 100" office:value-type="float" office:value="92.233" calcext:value-type="float">
            <text:p>92.23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Zigzag Iterator</text:p>
          </table:table-cell>
          <table:table-cell table:style-name="ce4" table:formula="of:=HYPERLINK( concat(&quot;https://leetcode.com/problems/&quot;; [.D322]); [.B322])" office:value-type="string" office:string-value="" calcext:value-type="error">
            <text:p>#NAME?</text:p>
          </table:table-cell>
          <table:table-cell table:style-name="ce6" office:value-type="string" calcext:value-type="string">
            <text:p>zigzag-iterato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sign, </text:p>
          </table:table-cell>
          <table:table-cell table:style-name="ce6" office:value-type="float" office:value="371" calcext:value-type="float">
            <text:p>37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ROUND( IFERROR((( [.G322]+ 1.9208) / ( [.G322] + [.H322]) - 1.96 * SQRT(([.G322] *  [.H322]) / ([.G322] +  [.H322]) + 0.9604) / ([.G322] +  [.H322])) / (1 + 3.8416 / ([.G322] +  [.H322]));0); 5) * 100" office:value-type="float" office:value="92.232" calcext:value-type="float">
            <text:p>92.23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style-name="ce2" office:value-type="string" calcext:value-type="string">
            <text:p>Total Hamming Distance</text:p>
          </table:table-cell>
          <table:table-cell table:style-name="ce4" table:formula="of:=HYPERLINK( concat(&quot;https://leetcode.com/problems/&quot;; [.D323]); [.B323])" office:value-type="string" office:string-value="" calcext:value-type="error">
            <text:p>#NAME?</text:p>
          </table:table-cell>
          <table:table-cell table:style-name="ce6" office:value-type="string" calcext:value-type="string">
            <text:p>total-hamming-distanc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t Manipulation, </text:p>
          </table:table-cell>
          <table:table-cell table:style-name="ce6" office:value-type="float" office:value="843" calcext:value-type="float">
            <text:p>843</text:p>
          </table:table-cell>
          <table:table-cell table:style-name="ce6" office:value-type="float" office:value="54" calcext:value-type="float">
            <text:p>54</text:p>
          </table:table-cell>
          <table:table-cell table:style-name="ce6" table:formula="of:=ROUND( IFERROR((( [.G323]+ 1.9208) / ( [.G323] + [.H323]) - 1.96 * SQRT(([.G323] *  [.H323]) / ([.G323] +  [.H323]) + 0.9604) / ([.G323] +  [.H323])) / (1 + 3.8416 / ([.G323] +  [.H323]));0); 5) * 100" office:value-type="float" office:value="92.228" calcext:value-type="float">
            <text:p>92.22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40" calcext:value-type="float">
            <text:p>1340</text:p>
          </table:table-cell>
          <table:table-cell table:style-name="ce2" office:value-type="string" calcext:value-type="string">
            <text:p>Jump Game V</text:p>
          </table:table-cell>
          <table:table-cell table:style-name="ce4" table:formula="of:=HYPERLINK( concat(&quot;https://leetcode.com/problems/&quot;; [.D324]); [.B324])" office:value-type="string" office:string-value="" calcext:value-type="error">
            <text:p>#NAME?</text:p>
          </table:table-cell>
          <table:table-cell table:style-name="ce6" office:value-type="string" calcext:value-type="string">
            <text:p>jump-game-v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ROUND( IFERROR((( [.G324]+ 1.9208) / ( [.G324] + [.H324]) - 1.96 * SQRT(([.G324] *  [.H324]) / ([.G324] +  [.H324]) + 0.9604) / ([.G324] +  [.H324])) / (1 + 3.8416 / ([.G324] +  [.H324]));0); 5) * 100" office:value-type="float" office:value="92.166" calcext:value-type="float">
            <text:p>92.16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Rotate Image</text:p>
          </table:table-cell>
          <table:table-cell table:style-name="ce4" table:formula="of:=HYPERLINK( concat(&quot;https://leetcode.com/problems/&quot;; [.D325]); [.B325])" office:value-type="string" office:string-value="" calcext:value-type="error">
            <text:p>#NAME?</text:p>
          </table:table-cell>
          <table:table-cell table:style-name="ce6" office:value-type="string" calcext:value-type="string">
            <text:p>rotate-imag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3067" calcext:value-type="float">
            <text:p>3067</text:p>
          </table:table-cell>
          <table:table-cell table:style-name="ce6" office:value-type="float" office:value="228" calcext:value-type="float">
            <text:p>228</text:p>
          </table:table-cell>
          <table:table-cell table:style-name="ce6" table:formula="of:=ROUND( IFERROR((( [.G325]+ 1.9208) / ( [.G325] + [.H325]) - 1.96 * SQRT(([.G325] *  [.H325]) / ([.G325] +  [.H325]) + 0.9604) / ([.G325] +  [.H325])) / (1 + 3.8416 / ([.G325] +  [.H325]));0); 5) * 100" office:value-type="float" office:value="92.163" calcext:value-type="float">
            <text:p>92.16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Single Number III</text:p>
          </table:table-cell>
          <table:table-cell table:style-name="ce4" table:formula="of:=HYPERLINK( concat(&quot;https://leetcode.com/problems/&quot;; [.D326]); [.B326])" office:value-type="string" office:string-value="" calcext:value-type="error">
            <text:p>#NAME?</text:p>
          </table:table-cell>
          <table:table-cell table:style-name="ce6" office:value-type="string" calcext:value-type="string">
            <text:p>single-number-i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t Manipulation, </text:p>
          </table:table-cell>
          <table:table-cell table:style-name="ce6" office:value-type="float" office:value="1439" calcext:value-type="float">
            <text:p>1439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ROUND( IFERROR((( [.G326]+ 1.9208) / ( [.G326] + [.H326]) - 1.96 * SQRT(([.G326] *  [.H326]) / ([.G326] +  [.H326]) + 0.9604) / ([.G326] +  [.H326])) / (1 + 3.8416 / ([.G326] +  [.H326]));0); 5) * 100" office:value-type="float" office:value="92.159" calcext:value-type="float">
            <text:p>92.15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57" calcext:value-type="float">
            <text:p>1457</text:p>
          </table:table-cell>
          <table:table-cell table:style-name="ce2" office:value-type="string" calcext:value-type="string">
            <text:p>Pseudo-Palindromic Paths in a Binary Tree</text:p>
          </table:table-cell>
          <table:table-cell table:style-name="ce4" table:formula="of:=HYPERLINK( concat(&quot;https://leetcode.com/problems/&quot;; [.D327]); [.B327])" office:value-type="string" office:string-value="" calcext:value-type="error">
            <text:p>#NAME?</text:p>
          </table:table-cell>
          <table:table-cell table:style-name="ce6" office:value-type="string" calcext:value-type="string">
            <text:p>pseudo-palindromic-paths-in-a-binary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t Manipulation, Tree, Depth-first Search, 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ROUND( IFERROR((( [.G327]+ 1.9208) / ( [.G327] + [.H327]) - 1.96 * SQRT(([.G327] *  [.H327]) / ([.G327] +  [.H327]) + 0.9604) / ([.G327] +  [.H327])) / (1 + 3.8416 / ([.G327] +  [.H327]));0); 5) * 100" office:value-type="float" office:value="92.154" calcext:value-type="float">
            <text:p>92.15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Unique Binary Search Trees II</text:p>
          </table:table-cell>
          <table:table-cell table:style-name="ce4" table:formula="of:=HYPERLINK( concat(&quot;https://leetcode.com/problems/&quot;; [.D328]); [.B328])" office:value-type="string" office:string-value="" calcext:value-type="error">
            <text:p>#NAME?</text:p>
          </table:table-cell>
          <table:table-cell table:style-name="ce6" office:value-type="string" calcext:value-type="string">
            <text:p>unique-binary-search-trees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Tree, </text:p>
          </table:table-cell>
          <table:table-cell table:style-name="ce6" office:value-type="float" office:value="2192" calcext:value-type="float">
            <text:p>2192</text:p>
          </table:table-cell>
          <table:table-cell table:style-name="ce6" office:value-type="float" office:value="159" calcext:value-type="float">
            <text:p>159</text:p>
          </table:table-cell>
          <table:table-cell table:style-name="ce6" table:formula="of:=ROUND( IFERROR((( [.G328]+ 1.9208) / ( [.G328] + [.H328]) - 1.96 * SQRT(([.G328] *  [.H328]) / ([.G328] +  [.H328]) + 0.9604) / ([.G328] +  [.H328])) / (1 + 3.8416 / ([.G328] +  [.H328]));0); 5) * 100" office:value-type="float" office:value="92.15" calcext:value-type="float">
            <text:p>92.1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11" calcext:value-type="float">
            <text:p>1411</text:p>
          </table:table-cell>
          <table:table-cell table:style-name="ce2" office:value-type="string" calcext:value-type="string">
            <text:p>Number of Ways to Paint N × 3 Grid</text:p>
          </table:table-cell>
          <table:table-cell table:style-name="ce4" table:formula="of:=HYPERLINK( concat(&quot;https://leetcode.com/problems/&quot;; [.D329]); [.B329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ways-to-paint-n-3-grid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ROUND( IFERROR((( [.G329]+ 1.9208) / ( [.G329] + [.H329]) - 1.96 * SQRT(([.G329] *  [.H329]) / ([.G329] +  [.H329]) + 0.9604) / ([.G329] +  [.H329])) / (1 + 3.8416 / ([.G329] +  [.H329]));0); 5) * 100" office:value-type="float" office:value="92.14" calcext:value-type="float">
            <text:p>92.1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52" calcext:value-type="float">
            <text:p>1352</text:p>
          </table:table-cell>
          <table:table-cell table:style-name="ce2" office:value-type="string" calcext:value-type="string">
            <text:p>Product of the Last K Numbers</text:p>
          </table:table-cell>
          <table:table-cell table:style-name="ce4" table:formula="of:=HYPERLINK( concat(&quot;https://leetcode.com/problems/&quot;; [.D330]); [.B330])" office:value-type="string" office:string-value="" calcext:value-type="error">
            <text:p>#NAME?</text:p>
          </table:table-cell>
          <table:table-cell table:style-name="ce6" office:value-type="string" calcext:value-type="string">
            <text:p>product-of-the-last-k-numbe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Design, 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formula="of:=ROUND( IFERROR((( [.G330]+ 1.9208) / ( [.G330] + [.H330]) - 1.96 * SQRT(([.G330] *  [.H330]) / ([.G330] +  [.H330]) + 0.9604) / ([.G330] +  [.H330])) / (1 + 3.8416 / ([.G330] +  [.H330]));0); 5) * 100" office:value-type="float" office:value="92.14" calcext:value-type="float">
            <text:p>92.1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2" office:value-type="string" calcext:value-type="string">
            <text:p>Plus One Linked List</text:p>
          </table:table-cell>
          <table:table-cell table:style-name="ce4" table:formula="of:=HYPERLINK( concat(&quot;https://leetcode.com/problems/&quot;; [.D331]); [.B331])" office:value-type="string" office:string-value="" calcext:value-type="error">
            <text:p>#NAME?</text:p>
          </table:table-cell>
          <table:table-cell table:style-name="ce6" office:value-type="string" calcext:value-type="string">
            <text:p>plus-one-linked-li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</text:p>
          </table:table-cell>
          <table:table-cell table:style-name="ce6" office:value-type="float" office:value="449" calcext:value-type="float">
            <text:p>449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formula="of:=ROUND( IFERROR((( [.G331]+ 1.9208) / ( [.G331] + [.H331]) - 1.96 * SQRT(([.G331] *  [.H331]) / ([.G331] +  [.H331]) + 0.9604) / ([.G331] +  [.H331])) / (1 + 3.8416 / ([.G331] +  [.H331]));0); 5) * 100" office:value-type="float" office:value="92.101" calcext:value-type="float">
            <text:p>92.1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29" calcext:value-type="float">
            <text:p>1129</text:p>
          </table:table-cell>
          <table:table-cell table:style-name="ce2" office:value-type="string" calcext:value-type="string">
            <text:p>Shortest Path with Alternating Colors</text:p>
          </table:table-cell>
          <table:table-cell table:style-name="ce4" table:formula="of:=HYPERLINK( concat(&quot;https://leetcode.com/problems/&quot;; [.D332]); [.B332])" office:value-type="string" office:string-value="" calcext:value-type="error">
            <text:p>#NAME?</text:p>
          </table:table-cell>
          <table:table-cell table:style-name="ce6" office:value-type="string" calcext:value-type="string">
            <text:p>shortest-path-with-alternating-colo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readth-first Search, Graph, 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ROUND( IFERROR((( [.G332]+ 1.9208) / ( [.G332] + [.H332]) - 1.96 * SQRT(([.G332] *  [.H332]) / ([.G332] +  [.H332]) + 0.9604) / ([.G332] +  [.H332])) / (1 + 3.8416 / ([.G332] +  [.H332]));0); 5) * 100" office:value-type="float" office:value="92.098" calcext:value-type="float">
            <text:p>92.09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Populating Next Right Pointers in Each Node</text:p>
          </table:table-cell>
          <table:table-cell table:style-name="ce4" table:formula="of:=HYPERLINK( concat(&quot;https://leetcode.com/problems/&quot;; [.D333]); [.B333])" office:value-type="string" office:string-value="" calcext:value-type="error">
            <text:p>#NAME?</text:p>
          </table:table-cell>
          <table:table-cell table:style-name="ce6" office:value-type="string" calcext:value-type="string">
            <text:p>populating-next-right-pointers-in-each-nod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1962" calcext:value-type="float">
            <text:p>1962</text:p>
          </table:table-cell>
          <table:table-cell table:style-name="ce6" office:value-type="float" office:value="142" calcext:value-type="float">
            <text:p>142</text:p>
          </table:table-cell>
          <table:table-cell table:style-name="ce6" table:formula="of:=ROUND( IFERROR((( [.G333]+ 1.9208) / ( [.G333] + [.H333]) - 1.96 * SQRT(([.G333] *  [.H333]) / ([.G333] +  [.H333]) + 0.9604) / ([.G333] +  [.H333])) / (1 + 3.8416 / ([.G333] +  [.H333]));0); 5) * 100" office:value-type="float" office:value="92.098" calcext:value-type="float">
            <text:p>92.09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Jump Game</text:p>
          </table:table-cell>
          <table:table-cell table:style-name="ce4" table:formula="of:=HYPERLINK( concat(&quot;https://leetcode.com/problems/&quot;; [.D334]); [.B334])" office:value-type="string" office:string-value="" calcext:value-type="error">
            <text:p>#NAME?</text:p>
          </table:table-cell>
          <table:table-cell table:style-name="ce6" office:value-type="string" calcext:value-type="string">
            <text:p>jump-gam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Greedy, </text:p>
          </table:table-cell>
          <table:table-cell table:style-name="ce6" office:value-type="float" office:value="4240" calcext:value-type="float">
            <text:p>4240</text:p>
          </table:table-cell>
          <table:table-cell table:style-name="ce6" office:value-type="float" office:value="326" calcext:value-type="float">
            <text:p>326</text:p>
          </table:table-cell>
          <table:table-cell table:style-name="ce6" table:formula="of:=ROUND( IFERROR((( [.G334]+ 1.9208) / ( [.G334] + [.H334]) - 1.96 * SQRT(([.G334] *  [.H334]) / ([.G334] +  [.H334]) + 0.9604) / ([.G334] +  [.H334])) / (1 + 3.8416 / ([.G334] +  [.H334]));0); 5) * 100" office:value-type="float" office:value="92.077" calcext:value-type="float">
            <text:p>92.07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17" calcext:value-type="float">
            <text:p>917</text:p>
          </table:table-cell>
          <table:table-cell table:style-name="ce2" office:value-type="string" calcext:value-type="string">
            <text:p>Reverse Only Letters</text:p>
          </table:table-cell>
          <table:table-cell table:style-name="ce4" table:formula="of:=HYPERLINK( concat(&quot;https://leetcode.com/problems/&quot;; [.D335]); [.B335])" office:value-type="string" office:string-value="" calcext:value-type="error">
            <text:p>#NAME?</text:p>
          </table:table-cell>
          <table:table-cell table:style-name="ce6" office:value-type="string" calcext:value-type="string">
            <text:p>reverse-only-letter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556" calcext:value-type="float">
            <text:p>556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formula="of:=ROUND( IFERROR((( [.G335]+ 1.9208) / ( [.G335] + [.H335]) - 1.96 * SQRT(([.G335] *  [.H335]) / ([.G335] +  [.H335]) + 0.9604) / ([.G335] +  [.H335])) / (1 + 3.8416 / ([.G335] +  [.H335]));0); 5) * 100" office:value-type="float" office:value="92.055" calcext:value-type="float">
            <text:p>92.05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94" calcext:value-type="float">
            <text:p>1394</text:p>
          </table:table-cell>
          <table:table-cell table:style-name="ce2" office:value-type="string" calcext:value-type="string">
            <text:p>Find Lucky Integer in an Array</text:p>
          </table:table-cell>
          <table:table-cell table:style-name="ce4" table:formula="of:=HYPERLINK( concat(&quot;https://leetcode.com/problems/&quot;; [.D336]); [.B336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lucky-integer-in-an-arra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ROUND( IFERROR((( [.G336]+ 1.9208) / ( [.G336] + [.H336]) - 1.96 * SQRT(([.G336] *  [.H336]) / ([.G336] +  [.H336]) + 0.9604) / ([.G336] +  [.H336])) / (1 + 3.8416 / ([.G336] +  [.H336]));0); 5) * 100" office:value-type="float" office:value="92.019" calcext:value-type="float">
            <text:p>92.0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table:style-name="ce2" office:value-type="string" calcext:value-type="string">
            <text:p>Friend Circles</text:p>
          </table:table-cell>
          <table:table-cell table:style-name="ce4" table:formula="of:=HYPERLINK( concat(&quot;https://leetcode.com/problems/&quot;; [.D337]); [.B337])" office:value-type="string" office:string-value="" calcext:value-type="error">
            <text:p>#NAME?</text:p>
          </table:table-cell>
          <table:table-cell table:style-name="ce6" office:value-type="string" calcext:value-type="string">
            <text:p>friend-circl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Union Find, </text:p>
          </table:table-cell>
          <table:table-cell table:style-name="ce6" office:value-type="float" office:value="1877" calcext:value-type="float">
            <text:p>1877</text:p>
          </table:table-cell>
          <table:table-cell table:style-name="ce6" office:value-type="float" office:value="137" calcext:value-type="float">
            <text:p>137</text:p>
          </table:table-cell>
          <table:table-cell table:style-name="ce6" table:formula="of:=ROUND( IFERROR((( [.G337]+ 1.9208) / ( [.G337] + [.H337]) - 1.96 * SQRT(([.G337] *  [.H337]) / ([.G337] +  [.H337]) + 0.9604) / ([.G337] +  [.H337])) / (1 + 3.8416 / ([.G337] +  [.H337]));0); 5) * 100" office:value-type="float" office:value="92.014" calcext:value-type="float">
            <text:p>92.01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Freedom Trail</text:p>
          </table:table-cell>
          <table:table-cell table:style-name="ce4" table:formula="of:=HYPERLINK( concat(&quot;https://leetcode.com/problems/&quot;; [.D338]); [.B338])" office:value-type="string" office:string-value="" calcext:value-type="error">
            <text:p>#NAME?</text:p>
          </table:table-cell>
          <table:table-cell table:style-name="ce6" office:value-type="string" calcext:value-type="string">
            <text:p>freedom-trail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epth-first Search, Breadth-first Search, 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ROUND( IFERROR((( [.G338]+ 1.9208) / ( [.G338] + [.H338]) - 1.96 * SQRT(([.G338] *  [.H338]) / ([.G338] +  [.H338]) + 0.9604) / ([.G338] +  [.H338])) / (1 + 3.8416 / ([.G338] +  [.H338]));0); 5) * 100" office:value-type="float" office:value="92.01" calcext:value-type="float">
            <text:p>92.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42" calcext:value-type="float">
            <text:p>542</text:p>
          </table:table-cell>
          <table:table-cell table:style-name="ce2" office:value-type="string" calcext:value-type="string">
            <text:p>01 Matrix</text:p>
          </table:table-cell>
          <table:table-cell table:style-name="ce4" table:formula="of:=HYPERLINK( concat(&quot;https://leetcode.com/problems/&quot;; [.D339]); [.B339])" office:value-type="string" office:string-value="" calcext:value-type="error">
            <text:p>#NAME?</text:p>
          </table:table-cell>
          <table:table-cell table:style-name="ce6" office:value-type="string" calcext:value-type="string">
            <text:p>01-matrix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ivide and Conquer, Dynamic Programming, Depth-first Search, </text:p>
          </table:table-cell>
          <table:table-cell table:style-name="ce6" office:value-type="float" office:value="1448" calcext:value-type="float">
            <text:p>1448</text:p>
          </table:table-cell>
          <table:table-cell table:style-name="ce6" office:value-type="float" office:value="103" calcext:value-type="float">
            <text:p>103</text:p>
          </table:table-cell>
          <table:table-cell table:style-name="ce6" table:formula="of:=ROUND( IFERROR((( [.G339]+ 1.9208) / ( [.G339] + [.H339]) - 1.96 * SQRT(([.G339] *  [.H339]) / ([.G339] +  [.H339]) + 0.9604) / ([.G339] +  [.H339])) / (1 + 3.8416 / ([.G339] +  [.H339]));0); 5) * 100" office:value-type="float" office:value="92.01" calcext:value-type="float">
            <text:p>92.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Meeting Rooms</text:p>
          </table:table-cell>
          <table:table-cell table:style-name="ce4" table:formula="of:=HYPERLINK( concat(&quot;https://leetcode.com/problems/&quot;; [.D340]); [.B340])" office:value-type="string" office:string-value="" calcext:value-type="error">
            <text:p>#NAME?</text:p>
          </table:table-cell>
          <table:table-cell table:style-name="ce6" office:value-type="string" calcext:value-type="string">
            <text:p>meeting-room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ort, </text:p>
          </table:table-cell>
          <table:table-cell table:style-name="ce6" office:value-type="float" office:value="592" calcext:value-type="float">
            <text:p>592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ROUND( IFERROR((( [.G340]+ 1.9208) / ( [.G340] + [.H340]) - 1.96 * SQRT(([.G340] *  [.H340]) / ([.G340] +  [.H340]) + 0.9604) / ([.G340] +  [.H340])) / (1 + 3.8416 / ([.G340] +  [.H340]));0); 5) * 100" office:value-type="float" office:value="91.997" calcext:value-type="float">
            <text:p>91.99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Balanced Binary Tree</text:p>
          </table:table-cell>
          <table:table-cell table:style-name="ce4" table:formula="of:=HYPERLINK( concat(&quot;https://leetcode.com/problems/&quot;; [.D341]); [.B341])" office:value-type="string" office:string-value="" calcext:value-type="error">
            <text:p>#NAME?</text:p>
          </table:table-cell>
          <table:table-cell table:style-name="ce6" office:value-type="string" calcext:value-type="string">
            <text:p>balanced-binary-tre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2242" calcext:value-type="float">
            <text:p>2242</text:p>
          </table:table-cell>
          <table:table-cell table:style-name="ce6" office:value-type="float" office:value="167" calcext:value-type="float">
            <text:p>167</text:p>
          </table:table-cell>
          <table:table-cell table:style-name="ce6" table:formula="of:=ROUND( IFERROR((( [.G341]+ 1.9208) / ( [.G341] + [.H341]) - 1.96 * SQRT(([.G341] *  [.H341]) / ([.G341] +  [.H341]) + 0.9604) / ([.G341] +  [.H341])) / (1 + 3.8416 / ([.G341] +  [.H341]));0); 5) * 100" office:value-type="float" office:value="91.983" calcext:value-type="float">
            <text:p>91.98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10" calcext:value-type="float">
            <text:p>1310</text:p>
          </table:table-cell>
          <table:table-cell table:style-name="ce2" office:value-type="string" calcext:value-type="string">
            <text:p>XOR Queries of a Subarray</text:p>
          </table:table-cell>
          <table:table-cell table:style-name="ce4" table:formula="of:=HYPERLINK( concat(&quot;https://leetcode.com/problems/&quot;; [.D342]); [.B342])" office:value-type="string" office:string-value="" calcext:value-type="error">
            <text:p>#NAME?</text:p>
          </table:table-cell>
          <table:table-cell table:style-name="ce6" office:value-type="string" calcext:value-type="string">
            <text:p>xor-queries-of-a-subarra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t Manipulation, 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ROUND( IFERROR((( [.G342]+ 1.9208) / ( [.G342] + [.H342]) - 1.96 * SQRT(([.G342] *  [.H342]) / ([.G342] +  [.H342]) + 0.9604) / ([.G342] +  [.H342])) / (1 + 3.8416 / ([.G342] +  [.H342]));0); 5) * 100" office:value-type="float" office:value="91.981" calcext:value-type="float">
            <text:p>91.9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Verify Preorder Serialization of a Binary Tree</text:p>
          </table:table-cell>
          <table:table-cell table:style-name="ce4" table:formula="of:=HYPERLINK( concat(&quot;https://leetcode.com/problems/&quot;; [.D343]); [.B343])" office:value-type="string" office:string-value="" calcext:value-type="error">
            <text:p>#NAME?</text:p>
          </table:table-cell>
          <table:table-cell table:style-name="ce6" office:value-type="string" calcext:value-type="string">
            <text:p>verify-preorder-serialization-of-a-binary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ack, </text:p>
          </table:table-cell>
          <table:table-cell table:style-name="ce6" office:value-type="float" office:value="736" calcext:value-type="float">
            <text:p>736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formula="of:=ROUND( IFERROR((( [.G343]+ 1.9208) / ( [.G343] + [.H343]) - 1.96 * SQRT(([.G343] *  [.H343]) / ([.G343] +  [.H343]) + 0.9604) / ([.G343] +  [.H343])) / (1 + 3.8416 / ([.G343] +  [.H343]));0); 5) * 100" office:value-type="float" office:value="91.976" calcext:value-type="float">
            <text:p>91.97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wap Nodes in Pairs</text:p>
          </table:table-cell>
          <table:table-cell table:style-name="ce4" table:formula="of:=HYPERLINK( concat(&quot;https://leetcode.com/problems/&quot;; [.D344]); [.B344])" office:value-type="string" office:string-value="" calcext:value-type="error">
            <text:p>#NAME?</text:p>
          </table:table-cell>
          <table:table-cell table:style-name="ce6" office:value-type="string" calcext:value-type="string">
            <text:p>swap-nodes-in-pai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</text:p>
          </table:table-cell>
          <table:table-cell table:style-name="ce6" office:value-type="float" office:value="2258" calcext:value-type="float">
            <text:p>2258</text:p>
          </table:table-cell>
          <table:table-cell table:style-name="ce6" office:value-type="float" office:value="169" calcext:value-type="float">
            <text:p>169</text:p>
          </table:table-cell>
          <table:table-cell table:style-name="ce6" table:formula="of:=ROUND( IFERROR((( [.G344]+ 1.9208) / ( [.G344] + [.H344]) - 1.96 * SQRT(([.G344] *  [.H344]) / ([.G344] +  [.H344]) + 0.9604) / ([.G344] +  [.H344])) / (1 + 3.8416 / ([.G344] +  [.H344]));0); 5) * 100" office:value-type="float" office:value="91.955" calcext:value-type="float">
            <text:p>91.95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Remove Duplicates from Sorted List</text:p>
          </table:table-cell>
          <table:table-cell table:style-name="ce4" table:formula="of:=HYPERLINK( concat(&quot;https://leetcode.com/problems/&quot;; [.D345]); [.B345])" office:value-type="string" office:string-value="" calcext:value-type="error">
            <text:p>#NAME?</text:p>
          </table:table-cell>
          <table:table-cell table:style-name="ce6" office:value-type="string" calcext:value-type="string">
            <text:p>remove-duplicates-from-sorted-list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Linked List, </text:p>
          </table:table-cell>
          <table:table-cell table:style-name="ce6" office:value-type="float" office:value="1533" calcext:value-type="float">
            <text:p>1533</text:p>
          </table:table-cell>
          <table:table-cell table:style-name="ce6" office:value-type="float" office:value="111" calcext:value-type="float">
            <text:p>111</text:p>
          </table:table-cell>
          <table:table-cell table:style-name="ce6" table:formula="of:=ROUND( IFERROR((( [.G345]+ 1.9208) / ( [.G345] + [.H345]) - 1.96 * SQRT(([.G345] *  [.H345]) / ([.G345] +  [.H345]) + 0.9604) / ([.G345] +  [.H345])) / (1 + 3.8416 / ([.G345] +  [.H345]));0); 5) * 100" office:value-type="float" office:value="91.932" calcext:value-type="float">
            <text:p>91.93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Binary Tree Maximum Path Sum</text:p>
          </table:table-cell>
          <table:table-cell table:style-name="ce4" table:formula="of:=HYPERLINK( concat(&quot;https://leetcode.com/problems/&quot;; [.D346]); [.B346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tree-maximum-path-sum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3683" calcext:value-type="float">
            <text:p>3683</text:p>
          </table:table-cell>
          <table:table-cell table:style-name="ce6" office:value-type="float" office:value="287" calcext:value-type="float">
            <text:p>287</text:p>
          </table:table-cell>
          <table:table-cell table:style-name="ce6" table:formula="of:=ROUND( IFERROR((( [.G346]+ 1.9208) / ( [.G346] + [.H346]) - 1.96 * SQRT(([.G346] *  [.H346]) / ([.G346] +  [.H346]) + 0.9604) / ([.G346] +  [.H346])) / (1 + 3.8416 / ([.G346] +  [.H346]));0); 5) * 100" office:value-type="float" office:value="91.923" calcext:value-type="float">
            <text:p>91.92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70" calcext:value-type="float">
            <text:p>670</text:p>
          </table:table-cell>
          <table:table-cell table:style-name="ce2" office:value-type="string" calcext:value-type="string">
            <text:p>Maximum Swap</text:p>
          </table:table-cell>
          <table:table-cell table:style-name="ce4" table:formula="of:=HYPERLINK( concat(&quot;https://leetcode.com/problems/&quot;; [.D347]); [.B347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swap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Math, </text:p>
          </table:table-cell>
          <table:table-cell table:style-name="ce6" office:value-type="float" office:value="961" calcext:value-type="float">
            <text:p>961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ROUND( IFERROR((( [.G347]+ 1.9208) / ( [.G347] + [.H347]) - 1.96 * SQRT(([.G347] *  [.H347]) / ([.G347] +  [.H347]) + 0.9604) / ([.G347] +  [.H347])) / (1 + 3.8416 / ([.G347] +  [.H347]));0); 5) * 100" office:value-type="float" office:value="91.905" calcext:value-type="float">
            <text:p>91.9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table:style-name="ce2" office:value-type="string" calcext:value-type="string">
            <text:p>Binary Search</text:p>
          </table:table-cell>
          <table:table-cell table:style-name="ce4" table:formula="of:=HYPERLINK( concat(&quot;https://leetcode.com/problems/&quot;; [.D348]); [.B348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search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Binary Search, </text:p>
          </table:table-cell>
          <table:table-cell table:style-name="ce6" office:value-type="float" office:value="676" calcext:value-type="float">
            <text:p>676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formula="of:=ROUND( IFERROR((( [.G348]+ 1.9208) / ( [.G348] + [.H348]) - 1.96 * SQRT(([.G348] *  [.H348]) / ([.G348] +  [.H348]) + 0.9604) / ([.G348] +  [.H348])) / (1 + 3.8416 / ([.G348] +  [.H348]));0); 5) * 100" office:value-type="float" office:value="91.895" calcext:value-type="float">
            <text:p>91.8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Champagne Tower</text:p>
          </table:table-cell>
          <table:table-cell table:style-name="ce4" table:formula="of:=HYPERLINK( concat(&quot;https://leetcode.com/problems/&quot;; [.D349]); [.B349])" office:value-type="string" office:string-value="" calcext:value-type="error">
            <text:p>#NAME?</text:p>
          </table:table-cell>
          <table:table-cell table:style-name="ce6" office:value-type="string" calcext:value-type="string">
            <text:p>champagne-tower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409" calcext:value-type="float">
            <text:p>409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ROUND( IFERROR((( [.G349]+ 1.9208) / ( [.G349] + [.H349]) - 1.96 * SQRT(([.G349] *  [.H349]) / ([.G349] +  [.H349]) + 0.9604) / ([.G349] +  [.H349])) / (1 + 3.8416 / ([.G349] +  [.H349]));0); 5) * 100" office:value-type="float" office:value="91.885" calcext:value-type="float">
            <text:p>91.8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92" calcext:value-type="float">
            <text:p>1292</text:p>
          </table:table-cell>
          <table:table-cell table:style-name="ce2" office:value-type="string" calcext:value-type="string">
            <text:p>Maximum Side Length of a Square with Sum Less than or Equal to Threshold</text:p>
          </table:table-cell>
          <table:table-cell table:style-name="ce4" table:formula="of:=HYPERLINK( concat(&quot;https://leetcode.com/problems/&quot;; [.D350]); [.B350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side-length-of-a-square-with-sum-less-than-or-equal-to-threshold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Binary Search, 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formula="of:=ROUND( IFERROR((( [.G350]+ 1.9208) / ( [.G350] + [.H350]) - 1.96 * SQRT(([.G350] *  [.H350]) / ([.G350] +  [.H350]) + 0.9604) / ([.G350] +  [.H350])) / (1 + 3.8416 / ([.G350] +  [.H350]));0); 5) * 100" office:value-type="float" office:value="91.833" calcext:value-type="float">
            <text:p>91.83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92" calcext:value-type="float">
            <text:p>1192</text:p>
          </table:table-cell>
          <table:table-cell table:style-name="ce2" office:value-type="string" calcext:value-type="string">
            <text:p>Critical Connections in a Network</text:p>
          </table:table-cell>
          <table:table-cell table:style-name="ce4" table:formula="of:=HYPERLINK( concat(&quot;https://leetcode.com/problems/&quot;; [.D351]); [.B351])" office:value-type="string" office:string-value="" calcext:value-type="error">
            <text:p>#NAME?</text:p>
          </table:table-cell>
          <table:table-cell table:style-name="ce6" office:value-type="string" calcext:value-type="string">
            <text:p>critical-connections-in-a-network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epth-first Search, </text:p>
          </table:table-cell>
          <table:table-cell table:style-name="ce6" office:value-type="float" office:value="1140" calcext:value-type="float">
            <text:p>1140</text:p>
          </table:table-cell>
          <table:table-cell table:style-name="ce6" office:value-type="float" office:value="81" calcext:value-type="float">
            <text:p>81</text:p>
          </table:table-cell>
          <table:table-cell table:style-name="ce6" table:formula="of:=ROUND( IFERROR((( [.G351]+ 1.9208) / ( [.G351] + [.H351]) - 1.96 * SQRT(([.G351] *  [.H351]) / ([.G351] +  [.H351]) + 0.9604) / ([.G351] +  [.H351])) / (1 + 3.8416 / ([.G351] +  [.H351]));0); 5) * 100" office:value-type="float" office:value="91.83" calcext:value-type="float">
            <text:p>91.8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2" office:value-type="string" calcext:value-type="string">
            <text:p>Evaluate Division</text:p>
          </table:table-cell>
          <table:table-cell table:style-name="ce4" table:formula="of:=HYPERLINK( concat(&quot;https://leetcode.com/problems/&quot;; [.D352]); [.B352])" office:value-type="string" office:string-value="" calcext:value-type="error">
            <text:p>#NAME?</text:p>
          </table:table-cell>
          <table:table-cell table:style-name="ce6" office:value-type="string" calcext:value-type="string">
            <text:p>evaluate-divis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Union Find, Graph, </text:p>
          </table:table-cell>
          <table:table-cell table:style-name="ce6" office:value-type="float" office:value="2218" calcext:value-type="float">
            <text:p>2218</text:p>
          </table:table-cell>
          <table:table-cell table:style-name="ce6" office:value-type="float" office:value="169" calcext:value-type="float">
            <text:p>169</text:p>
          </table:table-cell>
          <table:table-cell table:style-name="ce6" table:formula="of:=ROUND( IFERROR((( [.G352]+ 1.9208) / ( [.G352] + [.H352]) - 1.96 * SQRT(([.G352] *  [.H352]) / ([.G352] +  [.H352]) + 0.9604) / ([.G352] +  [.H352])) / (1 + 3.8416 / ([.G352] +  [.H352]));0); 5) * 100" office:value-type="float" office:value="91.821" calcext:value-type="float">
            <text:p>91.82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15" calcext:value-type="float">
            <text:p>1415</text:p>
          </table:table-cell>
          <table:table-cell table:style-name="ce2" office:value-type="string" calcext:value-type="string">
            <text:p>The k-th Lexicographical String of All Happy Strings of Length n</text:p>
          </table:table-cell>
          <table:table-cell table:style-name="ce4" table:formula="of:=HYPERLINK( concat(&quot;https://leetcode.com/problems/&quot;; [.D353]); [.B353])" office:value-type="string" office:string-value="" calcext:value-type="error">
            <text:p>#NAME?</text:p>
          </table:table-cell>
          <table:table-cell table:style-name="ce6" office:value-type="string" calcext:value-type="string">
            <text:p>the-k-th-lexicographical-string-of-all-happy-strings-of-length-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acktracking, 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ROUND( IFERROR((( [.G353]+ 1.9208) / ( [.G353] + [.H353]) - 1.96 * SQRT(([.G353] *  [.H353]) / ([.G353] +  [.H353]) + 0.9604) / ([.G353] +  [.H353])) / (1 + 3.8416 / ([.G353] +  [.H353]));0); 5) * 100" office:value-type="float" office:value="91.79" calcext:value-type="float">
            <text:p>91.7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Find K Pairs with Smallest Sums</text:p>
          </table:table-cell>
          <table:table-cell table:style-name="ce4" table:formula="of:=HYPERLINK( concat(&quot;https://leetcode.com/problems/&quot;; [.D354]); [.B354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k-pairs-with-smallest-sum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eap, </text:p>
          </table:table-cell>
          <table:table-cell table:style-name="ce6" office:value-type="float" office:value="1354" calcext:value-type="float">
            <text:p>1354</text:p>
          </table:table-cell>
          <table:table-cell table:style-name="ce6" office:value-type="float" office:value="99" calcext:value-type="float">
            <text:p>99</text:p>
          </table:table-cell>
          <table:table-cell table:style-name="ce6" table:formula="of:=ROUND( IFERROR((( [.G354]+ 1.9208) / ( [.G354] + [.H354]) - 1.96 * SQRT(([.G354] *  [.H354]) / ([.G354] +  [.H354]) + 0.9604) / ([.G354] +  [.H354])) / (1 + 3.8416 / ([.G354] +  [.H354]));0); 5) * 100" office:value-type="float" office:value="91.774" calcext:value-type="float">
            <text:p>91.77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81" calcext:value-type="float">
            <text:p>881</text:p>
          </table:table-cell>
          <table:table-cell table:style-name="ce2" office:value-type="string" calcext:value-type="string">
            <text:p>Boats to Save People</text:p>
          </table:table-cell>
          <table:table-cell table:style-name="ce4" table:formula="of:=HYPERLINK( concat(&quot;https://leetcode.com/problems/&quot;; [.D355]); [.B355])" office:value-type="string" office:string-value="" calcext:value-type="error">
            <text:p>#NAME?</text:p>
          </table:table-cell>
          <table:table-cell table:style-name="ce6" office:value-type="string" calcext:value-type="string">
            <text:p>boats-to-save-peopl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wo Pointers, Greedy, </text:p>
          </table:table-cell>
          <table:table-cell table:style-name="ce6" office:value-type="float" office:value="546" calcext:value-type="float">
            <text:p>546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formula="of:=ROUND( IFERROR((( [.G355]+ 1.9208) / ( [.G355] + [.H355]) - 1.96 * SQRT(([.G355] *  [.H355]) / ([.G355] +  [.H355]) + 0.9604) / ([.G355] +  [.H355])) / (1 + 3.8416 / ([.G355] +  [.H355]));0); 5) * 100" office:value-type="float" office:value="91.737" calcext:value-type="float">
            <text:p>91.73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70" calcext:value-type="float">
            <text:p>870</text:p>
          </table:table-cell>
          <table:table-cell table:style-name="ce2" office:value-type="string" calcext:value-type="string">
            <text:p>Advantage Shuffle</text:p>
          </table:table-cell>
          <table:table-cell table:style-name="ce4" table:formula="of:=HYPERLINK( concat(&quot;https://leetcode.com/problems/&quot;; [.D356]); [.B356])" office:value-type="string" office:string-value="" calcext:value-type="error">
            <text:p>#NAME?</text:p>
          </table:table-cell>
          <table:table-cell table:style-name="ce6" office:value-type="string" calcext:value-type="string">
            <text:p>advantage-shuffl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Greedy, </text:p>
          </table:table-cell>
          <table:table-cell table:style-name="ce6" office:value-type="float" office:value="493" calcext:value-type="float">
            <text:p>493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formula="of:=ROUND( IFERROR((( [.G356]+ 1.9208) / ( [.G356] + [.H356]) - 1.96 * SQRT(([.G356] *  [.H356]) / ([.G356] +  [.H356]) + 0.9604) / ([.G356] +  [.H356])) / (1 + 3.8416 / ([.G356] +  [.H356]));0); 5) * 100" office:value-type="float" office:value="91.725" calcext:value-type="float">
            <text:p>91.72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37" calcext:value-type="float">
            <text:p>737</text:p>
          </table:table-cell>
          <table:table-cell table:style-name="ce2" office:value-type="string" calcext:value-type="string">
            <text:p>Sentence Similarity II</text:p>
          </table:table-cell>
          <table:table-cell table:style-name="ce4" table:formula="of:=HYPERLINK( concat(&quot;https://leetcode.com/problems/&quot;; [.D357]); [.B357])" office:value-type="string" office:string-value="" calcext:value-type="error">
            <text:p>#NAME?</text:p>
          </table:table-cell>
          <table:table-cell table:style-name="ce6" office:value-type="string" calcext:value-type="string">
            <text:p>sentence-similarity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Union Find, </text:p>
          </table:table-cell>
          <table:table-cell table:style-name="ce6" office:value-type="float" office:value="488" calcext:value-type="float">
            <text:p>488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formula="of:=ROUND( IFERROR((( [.G357]+ 1.9208) / ( [.G357] + [.H357]) - 1.96 * SQRT(([.G357] *  [.H357]) / ([.G357] +  [.H357]) + 0.9604) / ([.G357] +  [.H357])) / (1 + 3.8416 / ([.G357] +  [.H357]));0); 5) * 100" office:value-type="float" office:value="91.646" calcext:value-type="float">
            <text:p>91.64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Word Pattern II</text:p>
          </table:table-cell>
          <table:table-cell table:style-name="ce4" table:formula="of:=HYPERLINK( concat(&quot;https://leetcode.com/problems/&quot;; [.D358]); [.B358])" office:value-type="string" office:string-value="" calcext:value-type="error">
            <text:p>#NAME?</text:p>
          </table:table-cell>
          <table:table-cell table:style-name="ce6" office:value-type="string" calcext:value-type="string">
            <text:p>word-pattern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acktracking, 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ROUND( IFERROR((( [.G358]+ 1.9208) / ( [.G358] + [.H358]) - 1.96 * SQRT(([.G358] *  [.H358]) / ([.G358] +  [.H358]) + 0.9604) / ([.G358] +  [.H358])) / (1 + 3.8416 / ([.G358] +  [.H358]));0); 5) * 100" office:value-type="float" office:value="91.635" calcext:value-type="float">
            <text:p>91.6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96" calcext:value-type="float">
            <text:p>1496</text:p>
          </table:table-cell>
          <table:table-cell table:style-name="ce2" office:value-type="string" calcext:value-type="string">
            <text:p>Path Crossing</text:p>
          </table:table-cell>
          <table:table-cell table:style-name="ce4" table:formula="of:=HYPERLINK( concat(&quot;https://leetcode.com/problems/&quot;; [.D359]); [.B359])" office:value-type="string" office:string-value="" calcext:value-type="error">
            <text:p>#NAME?</text:p>
          </table:table-cell>
          <table:table-cell table:style-name="ce6" office:value-type="string" calcext:value-type="string">
            <text:p>path-crossing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ROUND( IFERROR((( [.G359]+ 1.9208) / ( [.G359] + [.H359]) - 1.96 * SQRT(([.G359] *  [.H359]) / ([.G359] +  [.H359]) + 0.9604) / ([.G359] +  [.H359])) / (1 + 3.8416 / ([.G359] +  [.H359]));0); 5) * 100" office:value-type="float" office:value="91.628" calcext:value-type="float">
            <text:p>91.62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table:style-name="ce2" office:value-type="string" calcext:value-type="string">
            <text:p>Find Largest Value in Each Tree Row</text:p>
          </table:table-cell>
          <table:table-cell table:style-name="ce4" table:formula="of:=HYPERLINK( concat(&quot;https://leetcode.com/problems/&quot;; [.D360]); [.B360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largest-value-in-each-tree-row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Breadth-first Search, </text:p>
          </table:table-cell>
          <table:table-cell table:style-name="ce6" office:value-type="float" office:value="863" calcext:value-type="float">
            <text:p>863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ROUND( IFERROR((( [.G360]+ 1.9208) / ( [.G360] + [.H360]) - 1.96 * SQRT(([.G360] *  [.H360]) / ([.G360] +  [.H360]) + 0.9604) / ([.G360] +  [.H360])) / (1 + 3.8416 / ([.G360] +  [.H360]));0); 5) * 100" office:value-type="float" office:value="91.611" calcext:value-type="float">
            <text:p>91.61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69" calcext:value-type="float">
            <text:p>1269</text:p>
          </table:table-cell>
          <table:table-cell table:style-name="ce2" office:value-type="string" calcext:value-type="string">
            <text:p>Number of Ways to Stay in the Same Place After Some Steps</text:p>
          </table:table-cell>
          <table:table-cell table:style-name="ce4" table:formula="of:=HYPERLINK( concat(&quot;https://leetcode.com/problems/&quot;; [.D361]); [.B361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ways-to-stay-in-the-same-place-after-some-step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ROUND( IFERROR((( [.G361]+ 1.9208) / ( [.G361] + [.H361]) - 1.96 * SQRT(([.G361] *  [.H361]) / ([.G361] +  [.H361]) + 0.9604) / ([.G361] +  [.H361])) / (1 + 3.8416 / ([.G361] +  [.H361]));0); 5) * 100" office:value-type="float" office:value="91.602" calcext:value-type="float">
            <text:p>91.60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22" calcext:value-type="float">
            <text:p>1122</text:p>
          </table:table-cell>
          <table:table-cell table:style-name="ce2" office:value-type="string" calcext:value-type="string">
            <text:p>Relative Sort Array</text:p>
          </table:table-cell>
          <table:table-cell table:style-name="ce4" table:formula="of:=HYPERLINK( concat(&quot;https://leetcode.com/problems/&quot;; [.D362]); [.B362])" office:value-type="string" office:string-value="" calcext:value-type="error">
            <text:p>#NAME?</text:p>
          </table:table-cell>
          <table:table-cell table:style-name="ce6" office:value-type="string" calcext:value-type="string">
            <text:p>relative-sort-arra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Sort, </text:p>
          </table:table-cell>
          <table:table-cell table:style-name="ce6" office:value-type="float" office:value="662" calcext:value-type="float">
            <text:p>662</text:p>
          </table:table-cell>
          <table:table-cell table:style-name="ce6" office:value-type="float" office:value="45" calcext:value-type="float">
            <text:p>45</text:p>
          </table:table-cell>
          <table:table-cell table:style-name="ce6" table:formula="of:=ROUND( IFERROR((( [.G362]+ 1.9208) / ( [.G362] + [.H362]) - 1.96 * SQRT(([.G362] *  [.H362]) / ([.G362] +  [.H362]) + 0.9604) / ([.G362] +  [.H362])) / (1 + 3.8416 / ([.G362] +  [.H362]));0); 5) * 100" office:value-type="float" office:value="91.589" calcext:value-type="float">
            <text:p>91.58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Linked List Cycle II</text:p>
          </table:table-cell>
          <table:table-cell table:style-name="ce4" table:formula="of:=HYPERLINK( concat(&quot;https://leetcode.com/problems/&quot;; [.D363]); [.B363])" office:value-type="string" office:string-value="" calcext:value-type="error">
            <text:p>#NAME?</text:p>
          </table:table-cell>
          <table:table-cell table:style-name="ce6" office:value-type="string" calcext:value-type="string">
            <text:p>linked-list-cycle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Two Pointers, </text:p>
          </table:table-cell>
          <table:table-cell table:style-name="ce6" office:value-type="float" office:value="2698" calcext:value-type="float">
            <text:p>2698</text:p>
          </table:table-cell>
          <table:table-cell table:style-name="ce6" office:value-type="float" office:value="216" calcext:value-type="float">
            <text:p>216</text:p>
          </table:table-cell>
          <table:table-cell table:style-name="ce6" table:formula="of:=ROUND( IFERROR((( [.G363]+ 1.9208) / ( [.G363] + [.H363]) - 1.96 * SQRT(([.G363] *  [.H363]) / ([.G363] +  [.H363]) + 0.9604) / ([.G363] +  [.H363])) / (1 + 3.8416 / ([.G363] +  [.H363]));0); 5) * 100" office:value-type="float" office:value="91.579" calcext:value-type="float">
            <text:p>91.57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Pascal's Triangle</text:p>
          </table:table-cell>
          <table:table-cell table:style-name="ce4" table:formula="of:=HYPERLINK( concat(&quot;https://leetcode.com/problems/&quot;; [.D364]); [.B364])" office:value-type="string" office:string-value="" calcext:value-type="error">
            <text:p>#NAME?</text:p>
          </table:table-cell>
          <table:table-cell table:style-name="ce6" office:value-type="string" calcext:value-type="string">
            <text:p>pascals-triangl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451" calcext:value-type="float">
            <text:p>1451</text:p>
          </table:table-cell>
          <table:table-cell table:style-name="ce6" office:value-type="float" office:value="110" calcext:value-type="float">
            <text:p>110</text:p>
          </table:table-cell>
          <table:table-cell table:style-name="ce6" table:formula="of:=ROUND( IFERROR((( [.G364]+ 1.9208) / ( [.G364] + [.H364]) - 1.96 * SQRT(([.G364] *  [.H364]) / ([.G364] +  [.H364]) + 0.9604) / ([.G364] +  [.H364])) / (1 + 3.8416 / ([.G364] +  [.H364]));0); 5) * 100" office:value-type="float" office:value="91.575" calcext:value-type="float">
            <text:p>91.57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44" calcext:value-type="float">
            <text:p>1444</text:p>
          </table:table-cell>
          <table:table-cell table:style-name="ce2" office:value-type="string" calcext:value-type="string">
            <text:p>Number of Ways of Cutting a Pizza</text:p>
          </table:table-cell>
          <table:table-cell table:style-name="ce4" table:formula="of:=HYPERLINK( concat(&quot;https://leetcode.com/problems/&quot;; [.D365]); [.B365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ways-of-cutting-a-pizza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ROUND( IFERROR((( [.G365]+ 1.9208) / ( [.G365] + [.H365]) - 1.96 * SQRT(([.G365] *  [.H365]) / ([.G365] +  [.H365]) + 0.9604) / ([.G365] +  [.H365])) / (1 + 3.8416 / ([.G365] +  [.H365]));0); 5) * 100" office:value-type="float" office:value="91.547" calcext:value-type="float">
            <text:p>91.54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98" calcext:value-type="float">
            <text:p>1498</text:p>
          </table:table-cell>
          <table:table-cell table:style-name="ce2" office:value-type="string" calcext:value-type="string">
            <text:p>Number of Subsequences That Satisfy the Given Sum Condition</text:p>
          </table:table-cell>
          <table:table-cell table:style-name="ce4" table:formula="of:=HYPERLINK( concat(&quot;https://leetcode.com/problems/&quot;; [.D366]); [.B366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subsequences-that-satisfy-the-given-sum-condi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ort, Sliding Window, 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ROUND( IFERROR((( [.G366]+ 1.9208) / ( [.G366] + [.H366]) - 1.96 * SQRT(([.G366] *  [.H366]) / ([.G366] +  [.H366]) + 0.9604) / ([.G366] +  [.H366])) / (1 + 3.8416 / ([.G366] +  [.H366]));0); 5) * 100" office:value-type="float" office:value="91.533" calcext:value-type="float">
            <text:p>91.53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48" calcext:value-type="float">
            <text:p>1448</text:p>
          </table:table-cell>
          <table:table-cell table:style-name="ce2" office:value-type="string" calcext:value-type="string">
            <text:p>Count Good Nodes in Binary Tree</text:p>
          </table:table-cell>
          <table:table-cell table:style-name="ce4" table:formula="of:=HYPERLINK( concat(&quot;https://leetcode.com/problems/&quot;; [.D367]); [.B367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-good-nodes-in-binary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ROUND( IFERROR((( [.G367]+ 1.9208) / ( [.G367] + [.H367]) - 1.96 * SQRT(([.G367] *  [.H367]) / ([.G367] +  [.H367]) + 0.9604) / ([.G367] +  [.H367])) / (1 + 3.8416 / ([.G367] +  [.H367]));0); 5) * 100" office:value-type="float" office:value="91.5" calcext:value-type="float">
            <text:p>91.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21" calcext:value-type="float">
            <text:p>821</text:p>
          </table:table-cell>
          <table:table-cell table:style-name="ce2" office:value-type="string" calcext:value-type="string">
            <text:p>Shortest Distance to a Character</text:p>
          </table:table-cell>
          <table:table-cell table:style-name="ce4" table:formula="of:=HYPERLINK( concat(&quot;https://leetcode.com/problems/&quot;; [.D368]); [.B368])" office:value-type="string" office:string-value="" calcext:value-type="error">
            <text:p>#NAME?</text:p>
          </table:table-cell>
          <table:table-cell table:style-name="ce6" office:value-type="string" calcext:value-type="string">
            <text:p>shortest-distance-to-a-character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1044" calcext:value-type="float">
            <text:p>1044</text:p>
          </table:table-cell>
          <table:table-cell table:style-name="ce6" office:value-type="float" office:value="77" calcext:value-type="float">
            <text:p>77</text:p>
          </table:table-cell>
          <table:table-cell table:style-name="ce6" table:formula="of:=ROUND( IFERROR((( [.G368]+ 1.9208) / ( [.G368] + [.H368]) - 1.96 * SQRT(([.G368] *  [.H368]) / ([.G368] +  [.H368]) + 0.9604) / ([.G368] +  [.H368])) / (1 + 3.8416 / ([.G368] +  [.H368]));0); 5) * 100" office:value-type="float" office:value="91.498" calcext:value-type="float">
            <text:p>91.49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Minimum Swaps To Make Sequences Increasing</text:p>
          </table:table-cell>
          <table:table-cell table:style-name="ce4" table:formula="of:=HYPERLINK( concat(&quot;https://leetcode.com/problems/&quot;; [.D369]); [.B369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swaps-to-make-sequences-increas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065" calcext:value-type="float">
            <text:p>1065</text:p>
          </table:table-cell>
          <table:table-cell table:style-name="ce6" office:value-type="float" office:value="79" calcext:value-type="float">
            <text:p>79</text:p>
          </table:table-cell>
          <table:table-cell table:style-name="ce6" table:formula="of:=ROUND( IFERROR((( [.G369]+ 1.9208) / ( [.G369] + [.H369]) - 1.96 * SQRT(([.G369] *  [.H369]) / ([.G369] +  [.H369]) + 0.9604) / ([.G369] +  [.H369])) / (1 + 3.8416 / ([.G369] +  [.H369]));0); 5) * 100" office:value-type="float" office:value="91.476" calcext:value-type="float">
            <text:p>91.47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77" calcext:value-type="float">
            <text:p>977</text:p>
          </table:table-cell>
          <table:table-cell table:style-name="ce2" office:value-type="string" calcext:value-type="string">
            <text:p>Squares of a Sorted Array</text:p>
          </table:table-cell>
          <table:table-cell table:style-name="ce4" table:formula="of:=HYPERLINK( concat(&quot;https://leetcode.com/problems/&quot;; [.D370]); [.B370])" office:value-type="string" office:string-value="" calcext:value-type="error">
            <text:p>#NAME?</text:p>
          </table:table-cell>
          <table:table-cell table:style-name="ce6" office:value-type="string" calcext:value-type="string">
            <text:p>squares-of-a-sorted-arra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Two Pointers, </text:p>
          </table:table-cell>
          <table:table-cell table:style-name="ce6" office:value-type="float" office:value="1170" calcext:value-type="float">
            <text:p>1170</text:p>
          </table:table-cell>
          <table:table-cell table:style-name="ce6" office:value-type="float" office:value="88" calcext:value-type="float">
            <text:p>88</text:p>
          </table:table-cell>
          <table:table-cell table:style-name="ce6" table:formula="of:=ROUND( IFERROR((( [.G370]+ 1.9208) / ( [.G370] + [.H370]) - 1.96 * SQRT(([.G370] *  [.H370]) / ([.G370] +  [.H370]) + 0.9604) / ([.G370] +  [.H370])) / (1 + 3.8416 / ([.G370] +  [.H370]));0); 5) * 100" office:value-type="float" office:value="91.46" calcext:value-type="float">
            <text:p>91.4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92" calcext:value-type="float">
            <text:p>792</text:p>
          </table:table-cell>
          <table:table-cell table:style-name="ce2" office:value-type="string" calcext:value-type="string">
            <text:p>Number of Matching Subsequences</text:p>
          </table:table-cell>
          <table:table-cell table:style-name="ce4" table:formula="of:=HYPERLINK( concat(&quot;https://leetcode.com/problems/&quot;; [.D371]); [.B371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matching-subsequenc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905" calcext:value-type="float">
            <text:p>905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ROUND( IFERROR((( [.G371]+ 1.9208) / ( [.G371] + [.H371]) - 1.96 * SQRT(([.G371] *  [.H371]) / ([.G371] +  [.H371]) + 0.9604) / ([.G371] +  [.H371])) / (1 + 3.8416 / ([.G371] +  [.H371]));0); 5) * 100" office:value-type="float" office:value="91.443" calcext:value-type="float">
            <text:p>91.44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Top K Frequent Words</text:p>
          </table:table-cell>
          <table:table-cell table:style-name="ce4" table:formula="of:=HYPERLINK( concat(&quot;https://leetcode.com/problems/&quot;; [.D372]); [.B372])" office:value-type="string" office:string-value="" calcext:value-type="error">
            <text:p>#NAME?</text:p>
          </table:table-cell>
          <table:table-cell table:style-name="ce6" office:value-type="string" calcext:value-type="string">
            <text:p>top-k-frequent-word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Heap, Trie, </text:p>
          </table:table-cell>
          <table:table-cell table:style-name="ce6" office:value-type="float" office:value="1819" calcext:value-type="float">
            <text:p>1819</text:p>
          </table:table-cell>
          <table:table-cell table:style-name="ce6" office:value-type="float" office:value="144" calcext:value-type="float">
            <text:p>144</text:p>
          </table:table-cell>
          <table:table-cell table:style-name="ce6" table:formula="of:=ROUND( IFERROR((( [.G372]+ 1.9208) / ( [.G372] + [.H372]) - 1.96 * SQRT(([.G372] *  [.H372]) / ([.G372] +  [.H372]) + 0.9604) / ([.G372] +  [.H372])) / (1 + 3.8416 / ([.G372] +  [.H372]));0); 5) * 100" office:value-type="float" office:value="91.426" calcext:value-type="float">
            <text:p>91.42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Product of Array Except Self</text:p>
          </table:table-cell>
          <table:table-cell table:style-name="ce4" table:formula="of:=HYPERLINK( concat(&quot;https://leetcode.com/problems/&quot;; [.D373]); [.B373])" office:value-type="string" office:string-value="" calcext:value-type="error">
            <text:p>#NAME?</text:p>
          </table:table-cell>
          <table:table-cell table:style-name="ce6" office:value-type="string" calcext:value-type="string">
            <text:p>product-of-array-except-self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4905" calcext:value-type="float">
            <text:p>4905</text:p>
          </table:table-cell>
          <table:table-cell table:style-name="ce6" office:value-type="float" office:value="417" calcext:value-type="float">
            <text:p>417</text:p>
          </table:table-cell>
          <table:table-cell table:style-name="ce6" table:formula="of:=ROUND( IFERROR((( [.G373]+ 1.9208) / ( [.G373] + [.H373]) - 1.96 * SQRT(([.G373] *  [.H373]) / ([.G373] +  [.H373]) + 0.9604) / ([.G373] +  [.H373])) / (1 + 3.8416 / ([.G373] +  [.H373]));0); 5) * 100" office:value-type="float" office:value="91.412" calcext:value-type="float">
            <text:p>91.41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Rotate String</text:p>
          </table:table-cell>
          <table:table-cell table:style-name="ce4" table:formula="of:=HYPERLINK( concat(&quot;https://leetcode.com/problems/&quot;; [.D374]); [.B374])" office:value-type="string" office:string-value="" calcext:value-type="error">
            <text:p>#NAME?</text:p>
          </table:table-cell>
          <table:table-cell table:style-name="ce6" office:value-type="string" calcext:value-type="string">
            <text:p>rotate-string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708" calcext:value-type="float">
            <text:p>708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ROUND( IFERROR((( [.G374]+ 1.9208) / ( [.G374] + [.H374]) - 1.96 * SQRT(([.G374] *  [.H374]) / ([.G374] +  [.H374]) + 0.9604) / ([.G374] +  [.H374])) / (1 + 3.8416 / ([.G374] +  [.H374]));0); 5) * 100" office:value-type="float" office:value="91.409" calcext:value-type="float">
            <text:p>91.40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2" office:value-type="string" calcext:value-type="string">
            <text:p>Max Sum of Rectangle No Larger Than K</text:p>
          </table:table-cell>
          <table:table-cell table:style-name="ce4" table:formula="of:=HYPERLINK( concat(&quot;https://leetcode.com/problems/&quot;; [.D375]); [.B375])" office:value-type="string" office:string-value="" calcext:value-type="error">
            <text:p>#NAME?</text:p>
          </table:table-cell>
          <table:table-cell table:style-name="ce6" office:value-type="string" calcext:value-type="string">
            <text:p>max-sum-of-rectangle-no-larger-than-k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inary Search, Dynamic Programming, Queue, </text:p>
          </table:table-cell>
          <table:table-cell table:style-name="ce6" office:value-type="float" office:value="778" calcext:value-type="float">
            <text:p>778</text:p>
          </table:table-cell>
          <table:table-cell table:style-name="ce6" office:value-type="float" office:value="56" calcext:value-type="float">
            <text:p>56</text:p>
          </table:table-cell>
          <table:table-cell table:style-name="ce6" table:formula="of:=ROUND( IFERROR((( [.G375]+ 1.9208) / ( [.G375] + [.H375]) - 1.96 * SQRT(([.G375] *  [.H375]) / ([.G375] +  [.H375]) + 0.9604) / ([.G375] +  [.H375])) / (1 + 3.8416 / ([.G375] +  [.H375]));0); 5) * 100" office:value-type="float" office:value="91.381" calcext:value-type="float">
            <text:p>91.3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Split BST</text:p>
          </table:table-cell>
          <table:table-cell table:style-name="ce4" table:formula="of:=HYPERLINK( concat(&quot;https://leetcode.com/problems/&quot;; [.D376]); [.B376])" office:value-type="string" office:string-value="" calcext:value-type="error">
            <text:p>#NAME?</text:p>
          </table:table-cell>
          <table:table-cell table:style-name="ce6" office:value-type="string" calcext:value-type="string">
            <text:p>split-b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Recursion, 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ROUND( IFERROR((( [.G376]+ 1.9208) / ( [.G376] + [.H376]) - 1.96 * SQRT(([.G376] *  [.H376]) / ([.G376] +  [.H376]) + 0.9604) / ([.G376] +  [.H376])) / (1 + 3.8416 / ([.G376] +  [.H376]));0); 5) * 100" office:value-type="float" office:value="91.378" calcext:value-type="float">
            <text:p>91.37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Path Sum III</text:p>
          </table:table-cell>
          <table:table-cell table:style-name="ce4" table:formula="of:=HYPERLINK( concat(&quot;https://leetcode.com/problems/&quot;; [.D377]); [.B377])" office:value-type="string" office:string-value="" calcext:value-type="error">
            <text:p>#NAME?</text:p>
          </table:table-cell>
          <table:table-cell table:style-name="ce6" office:value-type="string" calcext:value-type="string">
            <text:p>path-sum-iii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3440" calcext:value-type="float">
            <text:p>3440</text:p>
          </table:table-cell>
          <table:table-cell table:style-name="ce6" office:value-type="float" office:value="288" calcext:value-type="float">
            <text:p>288</text:p>
          </table:table-cell>
          <table:table-cell table:style-name="ce6" table:formula="of:=ROUND( IFERROR((( [.G377]+ 1.9208) / ( [.G377] + [.H377]) - 1.96 * SQRT(([.G377] *  [.H377]) / ([.G377] +  [.H377]) + 0.9604) / ([.G377] +  [.H377])) / (1 + 3.8416 / ([.G377] +  [.H377]));0); 5) * 100" office:value-type="float" office:value="91.373" calcext:value-type="float">
            <text:p>91.37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19" calcext:value-type="float">
            <text:p>1419</text:p>
          </table:table-cell>
          <table:table-cell table:style-name="ce2" office:value-type="string" calcext:value-type="string">
            <text:p>Minimum Number of Frogs Croaking</text:p>
          </table:table-cell>
          <table:table-cell table:style-name="ce4" table:formula="of:=HYPERLINK( concat(&quot;https://leetcode.com/problems/&quot;; [.D378]); [.B378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number-of-frogs-croak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ROUND( IFERROR((( [.G378]+ 1.9208) / ( [.G378] + [.H378]) - 1.96 * SQRT(([.G378] *  [.H378]) / ([.G378] +  [.H378]) + 0.9604) / ([.G378] +  [.H378])) / (1 + 3.8416 / ([.G378] +  [.H378]));0); 5) * 100" office:value-type="float" office:value="91.35" calcext:value-type="float">
            <text:p>91.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29" calcext:value-type="float">
            <text:p>1229</text:p>
          </table:table-cell>
          <table:table-cell table:style-name="ce2" office:value-type="string" calcext:value-type="string">
            <text:p>Meeting Scheduler</text:p>
          </table:table-cell>
          <table:table-cell table:style-name="ce4" table:formula="of:=HYPERLINK( concat(&quot;https://leetcode.com/problems/&quot;; [.D379]); [.B379])" office:value-type="string" office:string-value="" calcext:value-type="error">
            <text:p>#NAME?</text:p>
          </table:table-cell>
          <table:table-cell table:style-name="ce6" office:value-type="string" calcext:value-type="string">
            <text:p>meeting-schedul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e Sweep, 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ROUND( IFERROR((( [.G379]+ 1.9208) / ( [.G379] + [.H379]) - 1.96 * SQRT(([.G379] *  [.H379]) / ([.G379] +  [.H379]) + 0.9604) / ([.G379] +  [.H379])) / (1 + 3.8416 / ([.G379] +  [.H379]));0); 5) * 100" office:value-type="float" office:value="91.333" calcext:value-type="float">
            <text:p>91.33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02" calcext:value-type="float">
            <text:p>1302</text:p>
          </table:table-cell>
          <table:table-cell table:style-name="ce2" office:value-type="string" calcext:value-type="string">
            <text:p>Deepest Leaves Sum</text:p>
          </table:table-cell>
          <table:table-cell table:style-name="ce4" table:formula="of:=HYPERLINK( concat(&quot;https://leetcode.com/problems/&quot;; [.D380]); [.B380])" office:value-type="string" office:string-value="" calcext:value-type="error">
            <text:p>#NAME?</text:p>
          </table:table-cell>
          <table:table-cell table:style-name="ce6" office:value-type="string" calcext:value-type="string">
            <text:p>deepest-leaves-su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505" calcext:value-type="float">
            <text:p>505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formula="of:=ROUND( IFERROR((( [.G380]+ 1.9208) / ( [.G380] + [.H380]) - 1.96 * SQRT(([.G380] *  [.H380]) / ([.G380] +  [.H380]) + 0.9604) / ([.G380] +  [.H380])) / (1 + 3.8416 / ([.G380] +  [.H380]));0); 5) * 100" office:value-type="float" office:value="91.314" calcext:value-type="float">
            <text:p>91.31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2" office:value-type="string" calcext:value-type="string">
            <text:p>Sort Characters By Frequency</text:p>
          </table:table-cell>
          <table:table-cell table:style-name="ce4" table:formula="of:=HYPERLINK( concat(&quot;https://leetcode.com/problems/&quot;; [.D381]); [.B381])" office:value-type="string" office:string-value="" calcext:value-type="error">
            <text:p>#NAME?</text:p>
          </table:table-cell>
          <table:table-cell table:style-name="ce6" office:value-type="string" calcext:value-type="string">
            <text:p>sort-characters-by-frequenc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Heap, </text:p>
          </table:table-cell>
          <table:table-cell table:style-name="ce6" office:value-type="float" office:value="1587" calcext:value-type="float">
            <text:p>1587</text:p>
          </table:table-cell>
          <table:table-cell table:style-name="ce6" office:value-type="float" office:value="126" calcext:value-type="float">
            <text:p>126</text:p>
          </table:table-cell>
          <table:table-cell table:style-name="ce6" table:formula="of:=ROUND( IFERROR((( [.G381]+ 1.9208) / ( [.G381] + [.H381]) - 1.96 * SQRT(([.G381] *  [.H381]) / ([.G381] +  [.H381]) + 0.9604) / ([.G381] +  [.H381])) / (1 + 3.8416 / ([.G381] +  [.H381]));0); 5) * 100" office:value-type="float" office:value="91.311" calcext:value-type="float">
            <text:p>91.31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table:style-name="ce2" office:value-type="string" calcext:value-type="string">
            <text:p>Cherry Pickup</text:p>
          </table:table-cell>
          <table:table-cell table:style-name="ce4" table:formula="of:=HYPERLINK( concat(&quot;https://leetcode.com/problems/&quot;; [.D382]); [.B382])" office:value-type="string" office:string-value="" calcext:value-type="error">
            <text:p>#NAME?</text:p>
          </table:table-cell>
          <table:table-cell table:style-name="ce6" office:value-type="string" calcext:value-type="string">
            <text:p>cherry-pickup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960" calcext:value-type="float">
            <text:p>960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ROUND( IFERROR((( [.G382]+ 1.9208) / ( [.G382] + [.H382]) - 1.96 * SQRT(([.G382] *  [.H382]) / ([.G382] +  [.H382]) + 0.9604) / ([.G382] +  [.H382])) / (1 + 3.8416 / ([.G382] +  [.H382]));0); 5) * 100" office:value-type="float" office:value="91.304" calcext:value-type="float">
            <text:p>91.3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05" calcext:value-type="float">
            <text:p>905</text:p>
          </table:table-cell>
          <table:table-cell table:style-name="ce2" office:value-type="string" calcext:value-type="string">
            <text:p>Sort Array By Parity</text:p>
          </table:table-cell>
          <table:table-cell table:style-name="ce4" table:formula="of:=HYPERLINK( concat(&quot;https://leetcode.com/problems/&quot;; [.D383]); [.B383])" office:value-type="string" office:string-value="" calcext:value-type="error">
            <text:p>#NAME?</text:p>
          </table:table-cell>
          <table:table-cell table:style-name="ce6" office:value-type="string" calcext:value-type="string">
            <text:p>sort-array-by-parit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971" calcext:value-type="float">
            <text:p>971</text:p>
          </table:table-cell>
          <table:table-cell table:style-name="ce6" office:value-type="float" office:value="73" calcext:value-type="float">
            <text:p>73</text:p>
          </table:table-cell>
          <table:table-cell table:style-name="ce6" table:formula="of:=ROUND( IFERROR((( [.G383]+ 1.9208) / ( [.G383] + [.H383]) - 1.96 * SQRT(([.G383] *  [.H383]) / ([.G383] +  [.H383]) + 0.9604) / ([.G383] +  [.H383])) / (1 + 3.8416 / ([.G383] +  [.H383]));0); 5) * 100" office:value-type="float" office:value="91.298" calcext:value-type="float">
            <text:p>91.29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table:style-name="ce2" office:value-type="string" calcext:value-type="string">
            <text:p>2 Keys Keyboard</text:p>
          </table:table-cell>
          <table:table-cell table:style-name="ce4" table:formula="of:=HYPERLINK( concat(&quot;https://leetcode.com/problems/&quot;; [.D384]); [.B384])" office:value-type="string" office:string-value="" calcext:value-type="error">
            <text:p>#NAME?</text:p>
          </table:table-cell>
          <table:table-cell table:style-name="ce6" office:value-type="string" calcext:value-type="string">
            <text:p>2-keys-keyboard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177" calcext:value-type="float">
            <text:p>1177</text:p>
          </table:table-cell>
          <table:table-cell table:style-name="ce6" office:value-type="float" office:value="91" calcext:value-type="float">
            <text:p>91</text:p>
          </table:table-cell>
          <table:table-cell table:style-name="ce6" table:formula="of:=ROUND( IFERROR((( [.G384]+ 1.9208) / ( [.G384] + [.H384]) - 1.96 * SQRT(([.G384] *  [.H384]) / ([.G384] +  [.H384]) + 0.9604) / ([.G384] +  [.H384])) / (1 + 3.8416 / ([.G384] +  [.H384]));0); 5) * 100" office:value-type="float" office:value="91.27" calcext:value-type="float">
            <text:p>91.2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Design Tic-Tac-Toe</text:p>
          </table:table-cell>
          <table:table-cell table:style-name="ce4" table:formula="of:=HYPERLINK( concat(&quot;https://leetcode.com/problems/&quot;; [.D385]); [.B385])" office:value-type="string" office:string-value="" calcext:value-type="error">
            <text:p>#NAME?</text:p>
          </table:table-cell>
          <table:table-cell table:style-name="ce6" office:value-type="string" calcext:value-type="string">
            <text:p>design-tic-tac-to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sign, </text:p>
          </table:table-cell>
          <table:table-cell table:style-name="ce6" office:value-type="float" office:value="741" calcext:value-type="float">
            <text:p>741</text:p>
          </table:table-cell>
          <table:table-cell table:style-name="ce6" office:value-type="float" office:value="54" calcext:value-type="float">
            <text:p>54</text:p>
          </table:table-cell>
          <table:table-cell table:style-name="ce6" table:formula="of:=ROUND( IFERROR((( [.G385]+ 1.9208) / ( [.G385] + [.H385]) - 1.96 * SQRT(([.G385] *  [.H385]) / ([.G385] +  [.H385]) + 0.9604) / ([.G385] +  [.H385])) / (1 + 3.8416 / ([.G385] +  [.H385]));0); 5) * 100" office:value-type="float" office:value="91.243" calcext:value-type="float">
            <text:p>91.24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Remove Duplicate Letters</text:p>
          </table:table-cell>
          <table:table-cell table:style-name="ce4" table:formula="of:=HYPERLINK( concat(&quot;https://leetcode.com/problems/&quot;; [.D386]); [.B386])" office:value-type="string" office:string-value="" calcext:value-type="error">
            <text:p>#NAME?</text:p>
          </table:table-cell>
          <table:table-cell table:style-name="ce6" office:value-type="string" calcext:value-type="string">
            <text:p>remove-duplicate-letter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ack, Greedy, </text:p>
          </table:table-cell>
          <table:table-cell table:style-name="ce6" office:value-type="float" office:value="1330" calcext:value-type="float">
            <text:p>1330</text:p>
          </table:table-cell>
          <table:table-cell table:style-name="ce6" office:value-type="float" office:value="105" calcext:value-type="float">
            <text:p>105</text:p>
          </table:table-cell>
          <table:table-cell table:style-name="ce6" table:formula="of:=ROUND( IFERROR((( [.G386]+ 1.9208) / ( [.G386] + [.H386]) - 1.96 * SQRT(([.G386] *  [.H386]) / ([.G386] +  [.H386]) + 0.9604) / ([.G386] +  [.H386])) / (1 + 3.8416 / ([.G386] +  [.H386]));0); 5) * 100" office:value-type="float" office:value="91.219" calcext:value-type="float">
            <text:p>91.2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2" office:value-type="string" calcext:value-type="string">
            <text:p>Longest Substring with At Least K Repeating Characters</text:p>
          </table:table-cell>
          <table:table-cell table:style-name="ce4" table:formula="of:=HYPERLINK( concat(&quot;https://leetcode.com/problems/&quot;; [.D387]); [.B387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substring-with-at-least-k-repeating-characters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1427" calcext:value-type="float">
            <text:p>1427</text:p>
          </table:table-cell>
          <table:table-cell table:style-name="ce6" office:value-type="float" office:value="114" calcext:value-type="float">
            <text:p>114</text:p>
          </table:table-cell>
          <table:table-cell table:style-name="ce6" table:formula="of:=ROUND( IFERROR((( [.G387]+ 1.9208) / ( [.G387] + [.H387]) - 1.96 * SQRT(([.G387] *  [.H387]) / ([.G387] +  [.H387]) + 0.9604) / ([.G387] +  [.H387])) / (1 + 3.8416 / ([.G387] +  [.H387]));0); 5) * 100" office:value-type="float" office:value="91.187" calcext:value-type="float">
            <text:p>91.1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82" calcext:value-type="float">
            <text:p>1182</text:p>
          </table:table-cell>
          <table:table-cell table:style-name="ce2" office:value-type="string" calcext:value-type="string">
            <text:p>Shortest Distance to Target Color</text:p>
          </table:table-cell>
          <table:table-cell table:style-name="ce4" table:formula="of:=HYPERLINK( concat(&quot;https://leetcode.com/problems/&quot;; [.D388]); [.B388])" office:value-type="string" office:string-value="" calcext:value-type="error">
            <text:p>#NAME?</text:p>
          </table:table-cell>
          <table:table-cell table:style-name="ce6" office:value-type="string" calcext:value-type="string">
            <text:p>shortest-distance-to-target-colo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nary Search, 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ROUND( IFERROR((( [.G388]+ 1.9208) / ( [.G388] + [.H388]) - 1.96 * SQRT(([.G388] *  [.H388]) / ([.G388] +  [.H388]) + 0.9604) / ([.G388] +  [.H388])) / (1 + 3.8416 / ([.G388] +  [.H388]));0); 5) * 100" office:value-type="float" office:value="91.175" calcext:value-type="float">
            <text:p>91.17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K-th Smallest Prime Fraction</text:p>
          </table:table-cell>
          <table:table-cell table:style-name="ce4" table:formula="of:=HYPERLINK( concat(&quot;https://leetcode.com/problems/&quot;; [.D389]); [.B389])" office:value-type="string" office:string-value="" calcext:value-type="error">
            <text:p>#NAME?</text:p>
          </table:table-cell>
          <table:table-cell table:style-name="ce6" office:value-type="string" calcext:value-type="string">
            <text:p>k-th-smallest-prime-fraction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inary Search, Heap, </text:p>
          </table:table-cell>
          <table:table-cell table:style-name="ce6" office:value-type="float" office:value="361" calcext:value-type="float">
            <text:p>361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ROUND( IFERROR((( [.G389]+ 1.9208) / ( [.G389] + [.H389]) - 1.96 * SQRT(([.G389] *  [.H389]) / ([.G389] +  [.H389]) + 0.9604) / ([.G389] +  [.H389])) / (1 + 3.8416 / ([.G389] +  [.H389]));0); 5) * 100" office:value-type="float" office:value="91.173" calcext:value-type="float">
            <text:p>91.17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62" calcext:value-type="float">
            <text:p>1062</text:p>
          </table:table-cell>
          <table:table-cell table:style-name="ce2" office:value-type="string" calcext:value-type="string">
            <text:p>Longest Repeating Substring</text:p>
          </table:table-cell>
          <table:table-cell table:style-name="ce4" table:formula="of:=HYPERLINK( concat(&quot;https://leetcode.com/problems/&quot;; [.D390]); [.B390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repeating-substr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ROUND( IFERROR((( [.G390]+ 1.9208) / ( [.G390] + [.H390]) - 1.96 * SQRT(([.G390] *  [.H390]) / ([.G390] +  [.H390]) + 0.9604) / ([.G390] +  [.H390])) / (1 + 3.8416 / ([.G390] +  [.H390]));0); 5) * 100" office:value-type="float" office:value="91.165" calcext:value-type="float">
            <text:p>91.16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74" calcext:value-type="float">
            <text:p>1474</text:p>
          </table:table-cell>
          <table:table-cell table:style-name="ce2" office:value-type="string" calcext:value-type="string">
            <text:p>Delete N Nodes After M Nodes of a Linked List</text:p>
          </table:table-cell>
          <table:table-cell table:style-name="ce4" table:formula="of:=HYPERLINK( concat(&quot;https://leetcode.com/problems/&quot;; [.D391]); [.B391])" office:value-type="string" office:string-value="" calcext:value-type="error">
            <text:p>#NAME?</text:p>
          </table:table-cell>
          <table:table-cell table:style-name="ce6" office:value-type="string" calcext:value-type="string">
            <text:p>delete-n-nodes-after-m-nodes-of-a-linked-list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Linked List, 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ROUND( IFERROR((( [.G391]+ 1.9208) / ( [.G391] + [.H391]) - 1.96 * SQRT(([.G391] *  [.H391]) / ([.G391] +  [.H391]) + 0.9604) / ([.G391] +  [.H391])) / (1 + 3.8416 / ([.G391] +  [.H391]));0); 5) * 100" office:value-type="float" office:value="91.145" calcext:value-type="float">
            <text:p>91.14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2" office:value-type="string" calcext:value-type="string">
            <text:p>Find All Numbers Disappeared in an Array</text:p>
          </table:table-cell>
          <table:table-cell table:style-name="ce4" table:formula="of:=HYPERLINK( concat(&quot;https://leetcode.com/problems/&quot;; [.D392]); [.B392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all-numbers-disappeared-in-an-arra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830" calcext:value-type="float">
            <text:p>2830</text:p>
          </table:table-cell>
          <table:table-cell table:style-name="ce6" office:value-type="float" office:value="243" calcext:value-type="float">
            <text:p>243</text:p>
          </table:table-cell>
          <table:table-cell table:style-name="ce6" table:formula="of:=ROUND( IFERROR((( [.G392]+ 1.9208) / ( [.G392] + [.H392]) - 1.96 * SQRT(([.G392] *  [.H392]) / ([.G392] +  [.H392]) + 0.9604) / ([.G392] +  [.H392])) / (1 + 3.8416 / ([.G392] +  [.H392]));0); 5) * 100" office:value-type="float" office:value="91.085" calcext:value-type="float">
            <text:p>91.0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table:style-name="ce2" office:value-type="string" calcext:value-type="string">
            <text:p>Design Search Autocomplete System</text:p>
          </table:table-cell>
          <table:table-cell table:style-name="ce4" table:formula="of:=HYPERLINK( concat(&quot;https://leetcode.com/problems/&quot;; [.D393]); [.B393])" office:value-type="string" office:string-value="" calcext:value-type="error">
            <text:p>#NAME?</text:p>
          </table:table-cell>
          <table:table-cell table:style-name="ce6" office:value-type="string" calcext:value-type="string">
            <text:p>design-search-autocomplete-system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esign, Trie, </text:p>
          </table:table-cell>
          <table:table-cell table:style-name="ce6" office:value-type="float" office:value="998" calcext:value-type="float">
            <text:p>998</text:p>
          </table:table-cell>
          <table:table-cell table:style-name="ce6" office:value-type="float" office:value="78" calcext:value-type="float">
            <text:p>78</text:p>
          </table:table-cell>
          <table:table-cell table:style-name="ce6" table:formula="of:=ROUND( IFERROR((( [.G393]+ 1.9208) / ( [.G393] + [.H393]) - 1.96 * SQRT(([.G393] *  [.H393]) / ([.G393] +  [.H393]) + 0.9604) / ([.G393] +  [.H393])) / (1 + 3.8416 / ([.G393] +  [.H393]));0); 5) * 100" office:value-type="float" office:value="91.045" calcext:value-type="float">
            <text:p>91.04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55" calcext:value-type="float">
            <text:p>1055</text:p>
          </table:table-cell>
          <table:table-cell table:style-name="ce2" office:value-type="string" calcext:value-type="string">
            <text:p>Shortest Way to Form String</text:p>
          </table:table-cell>
          <table:table-cell table:style-name="ce4" table:formula="of:=HYPERLINK( concat(&quot;https://leetcode.com/problems/&quot;; [.D394]); [.B394])" office:value-type="string" office:string-value="" calcext:value-type="error">
            <text:p>#NAME?</text:p>
          </table:table-cell>
          <table:table-cell table:style-name="ce6" office:value-type="string" calcext:value-type="string">
            <text:p>shortest-way-to-form-str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Greedy, </text:p>
          </table:table-cell>
          <table:table-cell table:style-name="ce6" office:value-type="float" office:value="464" calcext:value-type="float">
            <text:p>464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ROUND( IFERROR((( [.G394]+ 1.9208) / ( [.G394] + [.H394]) - 1.96 * SQRT(([.G394] *  [.H394]) / ([.G394] +  [.H394]) + 0.9604) / ([.G394] +  [.H394])) / (1 + 3.8416 / ([.G394] +  [.H394]));0); 5) * 100" office:value-type="float" office:value="91.034" calcext:value-type="float">
            <text:p>91.03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51" calcext:value-type="float">
            <text:p>1351</text:p>
          </table:table-cell>
          <table:table-cell table:style-name="ce2" office:value-type="string" calcext:value-type="string">
            <text:p>Count Negative Numbers in a Sorted Matrix</text:p>
          </table:table-cell>
          <table:table-cell table:style-name="ce4" table:formula="of:=HYPERLINK( concat(&quot;https://leetcode.com/problems/&quot;; [.D395]); [.B395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-negative-numbers-in-a-sorted-matrix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Binary Search, </text:p>
          </table:table-cell>
          <table:table-cell table:style-name="ce6" office:value-type="float" office:value="379" calcext:value-type="float">
            <text:p>379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ROUND( IFERROR((( [.G395]+ 1.9208) / ( [.G395] + [.H395]) - 1.96 * SQRT(([.G395] *  [.H395]) / ([.G395] +  [.H395]) + 0.9604) / ([.G395] +  [.H395])) / (1 + 3.8416 / ([.G395] +  [.H395]));0); 5) * 100" office:value-type="float" office:value="91.025" calcext:value-type="float">
            <text:p>91.02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Increasing Triplet Subsequence</text:p>
          </table:table-cell>
          <table:table-cell table:style-name="ce4" table:formula="of:=HYPERLINK( concat(&quot;https://leetcode.com/problems/&quot;; [.D396]); [.B396])" office:value-type="string" office:string-value="" calcext:value-type="error">
            <text:p>#NAME?</text:p>
          </table:table-cell>
          <table:table-cell table:style-name="ce6" office:value-type="string" calcext:value-type="string">
            <text:p>increasing-triplet-subsequence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1560" calcext:value-type="float">
            <text:p>1560</text:p>
          </table:table-cell>
          <table:table-cell table:style-name="ce6" office:value-type="float" office:value="129" calcext:value-type="float">
            <text:p>129</text:p>
          </table:table-cell>
          <table:table-cell table:style-name="ce6" table:formula="of:=ROUND( IFERROR((( [.G396]+ 1.9208) / ( [.G396] + [.H396]) - 1.96 * SQRT(([.G396] *  [.H396]) / ([.G396] +  [.H396]) + 0.9604) / ([.G396] +  [.H396])) / (1 + 3.8416 / ([.G396] +  [.H396]));0); 5) * 100" office:value-type="float" office:value="90.997" calcext:value-type="float">
            <text:p>90.99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Minimum Cost to Merge Stones</text:p>
          </table:table-cell>
          <table:table-cell table:style-name="ce4" table:formula="of:=HYPERLINK( concat(&quot;https://leetcode.com/problems/&quot;; [.D397]); [.B397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cost-to-merge-ston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585" calcext:value-type="float">
            <text:p>585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ROUND( IFERROR((( [.G397]+ 1.9208) / ( [.G397] + [.H397]) - 1.96 * SQRT(([.G397] *  [.H397]) / ([.G397] +  [.H397]) + 0.9604) / ([.G397] +  [.H397])) / (1 + 3.8416 / ([.G397] +  [.H397]));0); 5) * 100" office:value-type="float" office:value="90.904" calcext:value-type="float">
            <text:p>90.9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2" office:value-type="string" calcext:value-type="string">
            <text:p>Number of Enclaves</text:p>
          </table:table-cell>
          <table:table-cell table:style-name="ce4" table:formula="of:=HYPERLINK( concat(&quot;https://leetcode.com/problems/&quot;; [.D398]); [.B398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enclav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ROUND( IFERROR((( [.G398]+ 1.9208) / ( [.G398] + [.H398]) - 1.96 * SQRT(([.G398] *  [.H398]) / ([.G398] +  [.H398]) + 0.9604) / ([.G398] +  [.H398])) / (1 + 3.8416 / ([.G398] +  [.H398]));0); 5) * 100" office:value-type="float" office:value="90.894" calcext:value-type="float">
            <text:p>90.89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30" calcext:value-type="float">
            <text:p>1130</text:p>
          </table:table-cell>
          <table:table-cell table:style-name="ce2" office:value-type="string" calcext:value-type="string">
            <text:p>Minimum Cost Tree From Leaf Values</text:p>
          </table:table-cell>
          <table:table-cell table:style-name="ce4" table:formula="of:=HYPERLINK( concat(&quot;https://leetcode.com/problems/&quot;; [.D399]); [.B399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cost-tree-from-leaf-valu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Stack, Tree, </text:p>
          </table:table-cell>
          <table:table-cell table:style-name="ce6" office:value-type="float" office:value="1112" calcext:value-type="float">
            <text:p>1112</text:p>
          </table:table-cell>
          <table:table-cell table:style-name="ce6" office:value-type="float" office:value="90" calcext:value-type="float">
            <text:p>90</text:p>
          </table:table-cell>
          <table:table-cell table:style-name="ce6" table:formula="of:=ROUND( IFERROR((( [.G399]+ 1.9208) / ( [.G399] + [.H399]) - 1.96 * SQRT(([.G399] *  [.H399]) / ([.G399] +  [.H399]) + 0.9604) / ([.G399] +  [.H399])) / (1 + 3.8416 / ([.G399] +  [.H399]));0); 5) * 100" office:value-type="float" office:value="90.885" calcext:value-type="float">
            <text:p>90.8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earch in Rotated Sorted Array</text:p>
          </table:table-cell>
          <table:table-cell table:style-name="ce4" table:formula="of:=HYPERLINK( concat(&quot;https://leetcode.com/problems/&quot;; [.D400]); [.B400])" office:value-type="string" office:string-value="" calcext:value-type="error">
            <text:p>#NAME?</text:p>
          </table:table-cell>
          <table:table-cell table:style-name="ce6" office:value-type="string" calcext:value-type="string">
            <text:p>search-in-rotated-sorted-arra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Binary Search, </text:p>
          </table:table-cell>
          <table:table-cell table:style-name="ce6" office:value-type="float" office:value="5052" calcext:value-type="float">
            <text:p>5052</text:p>
          </table:table-cell>
          <table:table-cell table:style-name="ce6" office:value-type="float" office:value="461" calcext:value-type="float">
            <text:p>461</text:p>
          </table:table-cell>
          <table:table-cell table:style-name="ce6" table:formula="of:=ROUND( IFERROR((( [.G400]+ 1.9208) / ( [.G400] + [.H400]) - 1.96 * SQRT(([.G400] *  [.H400]) / ([.G400] +  [.H400]) + 0.9604) / ([.G400] +  [.H400])) / (1 + 3.8416 / ([.G400] +  [.H400]));0); 5) * 100" office:value-type="float" office:value="90.878" calcext:value-type="float">
            <text:p>90.87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22" calcext:value-type="float">
            <text:p>922</text:p>
          </table:table-cell>
          <table:table-cell table:style-name="ce2" office:value-type="string" calcext:value-type="string">
            <text:p>Sort Array By Parity II</text:p>
          </table:table-cell>
          <table:table-cell table:style-name="ce4" table:formula="of:=HYPERLINK( concat(&quot;https://leetcode.com/problems/&quot;; [.D401]); [.B401])" office:value-type="string" office:string-value="" calcext:value-type="error">
            <text:p>#NAME?</text:p>
          </table:table-cell>
          <table:table-cell table:style-name="ce6" office:value-type="string" calcext:value-type="string">
            <text:p>sort-array-by-parity-ii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Sort, </text:p>
          </table:table-cell>
          <table:table-cell table:style-name="ce6" office:value-type="float" office:value="639" calcext:value-type="float">
            <text:p>639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formula="of:=ROUND( IFERROR((( [.G401]+ 1.9208) / ( [.G401] + [.H401]) - 1.96 * SQRT(([.G401] *  [.H401]) / ([.G401] +  [.H401]) + 0.9604) / ([.G401] +  [.H401])) / (1 + 3.8416 / ([.G401] +  [.H401]));0); 5) * 100" office:value-type="float" office:value="90.858" calcext:value-type="float">
            <text:p>90.85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onvert Sorted Array to Binary Search Tree</text:p>
          </table:table-cell>
          <table:table-cell table:style-name="ce4" table:formula="of:=HYPERLINK( concat(&quot;https://leetcode.com/problems/&quot;; [.D402]); [.B402])" office:value-type="string" office:string-value="" calcext:value-type="error">
            <text:p>#NAME?</text:p>
          </table:table-cell>
          <table:table-cell table:style-name="ce6" office:value-type="string" calcext:value-type="string">
            <text:p>convert-sorted-array-to-binary-search-tre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2410" calcext:value-type="float">
            <text:p>2410</text:p>
          </table:table-cell>
          <table:table-cell table:style-name="ce6" office:value-type="float" office:value="211" calcext:value-type="float">
            <text:p>211</text:p>
          </table:table-cell>
          <table:table-cell table:style-name="ce6" table:formula="of:=ROUND( IFERROR((( [.G402]+ 1.9208) / ( [.G402] + [.H402]) - 1.96 * SQRT(([.G402] *  [.H402]) / ([.G402] +  [.H402]) + 0.9604) / ([.G402] +  [.H402])) / (1 + 3.8416 / ([.G402] +  [.H402]));0); 5) * 100" office:value-type="float" office:value="90.846" calcext:value-type="float">
            <text:p>90.84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Minimum Absolute Difference in BST</text:p>
          </table:table-cell>
          <table:table-cell table:style-name="ce4" table:formula="of:=HYPERLINK( concat(&quot;https://leetcode.com/problems/&quot;; [.D403]); [.B403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absolute-difference-in-bst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840" calcext:value-type="float">
            <text:p>840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ROUND( IFERROR((( [.G403]+ 1.9208) / ( [.G403] + [.H403]) - 1.96 * SQRT(([.G403] *  [.H403]) / ([.G403] +  [.H403]) + 0.9604) / ([.G403] +  [.H403])) / (1 + 3.8416 / ([.G403] +  [.H403]));0); 5) * 100" office:value-type="float" office:value="90.837" calcext:value-type="float">
            <text:p>90.83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36" calcext:value-type="float">
            <text:p>1136</text:p>
          </table:table-cell>
          <table:table-cell table:style-name="ce2" office:value-type="string" calcext:value-type="string">
            <text:p>Parallel Courses</text:p>
          </table:table-cell>
          <table:table-cell table:style-name="ce4" table:formula="of:=HYPERLINK( concat(&quot;https://leetcode.com/problems/&quot;; [.D404]); [.B404])" office:value-type="string" office:string-value="" calcext:value-type="error">
            <text:p>#NAME?</text:p>
          </table:table-cell>
          <table:table-cell table:style-name="ce6" office:value-type="string" calcext:value-type="string">
            <text:p>parallel-cours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Depth-first Search, Graph, 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ROUND( IFERROR((( [.G404]+ 1.9208) / ( [.G404] + [.H404]) - 1.96 * SQRT(([.G404] *  [.H404]) / ([.G404] +  [.H404]) + 0.9604) / ([.G404] +  [.H404])) / (1 + 3.8416 / ([.G404] +  [.H404]));0); 5) * 100" office:value-type="float" office:value="90.8" calcext:value-type="float">
            <text:p>90.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21" calcext:value-type="float">
            <text:p>921</text:p>
          </table:table-cell>
          <table:table-cell table:style-name="ce2" office:value-type="string" calcext:value-type="string">
            <text:p>Minimum Add to Make Parentheses Valid</text:p>
          </table:table-cell>
          <table:table-cell table:style-name="ce4" table:formula="of:=HYPERLINK( concat(&quot;https://leetcode.com/problems/&quot;; [.D405]); [.B405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add-to-make-parentheses-valid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ack, Greedy, </text:p>
          </table:table-cell>
          <table:table-cell table:style-name="ce6" office:value-type="float" office:value="679" calcext:value-type="float">
            <text:p>679</text:p>
          </table:table-cell>
          <table:table-cell table:style-name="ce6" office:value-type="float" office:value="52" calcext:value-type="float">
            <text:p>52</text:p>
          </table:table-cell>
          <table:table-cell table:style-name="ce6" table:formula="of:=ROUND( IFERROR((( [.G405]+ 1.9208) / ( [.G405] + [.H405]) - 1.96 * SQRT(([.G405] *  [.H405]) / ([.G405] +  [.H405]) + 0.9604) / ([.G405] +  [.H405])) / (1 + 3.8416 / ([.G405] +  [.H405]));0); 5) * 100" office:value-type="float" office:value="90.79" calcext:value-type="float">
            <text:p>90.7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74" calcext:value-type="float">
            <text:p>974</text:p>
          </table:table-cell>
          <table:table-cell table:style-name="ce2" office:value-type="string" calcext:value-type="string">
            <text:p>Subarray Sums Divisible by K</text:p>
          </table:table-cell>
          <table:table-cell table:style-name="ce4" table:formula="of:=HYPERLINK( concat(&quot;https://leetcode.com/problems/&quot;; [.D406]); [.B406])" office:value-type="string" office:string-value="" calcext:value-type="error">
            <text:p>#NAME?</text:p>
          </table:table-cell>
          <table:table-cell table:style-name="ce6" office:value-type="string" calcext:value-type="string">
            <text:p>subarray-sums-divisible-by-k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Hash Table, </text:p>
          </table:table-cell>
          <table:table-cell table:style-name="ce6" office:value-type="float" office:value="857" calcext:value-type="float">
            <text:p>857</text:p>
          </table:table-cell>
          <table:table-cell table:style-name="ce6" office:value-type="float" office:value="68" calcext:value-type="float">
            <text:p>68</text:p>
          </table:table-cell>
          <table:table-cell table:style-name="ce6" table:formula="of:=ROUND( IFERROR((( [.G406]+ 1.9208) / ( [.G406] + [.H406]) - 1.96 * SQRT(([.G406] *  [.H406]) / ([.G406] +  [.H406]) + 0.9604) / ([.G406] +  [.H406])) / (1 + 3.8416 / ([.G406] +  [.H406]));0); 5) * 100" office:value-type="float" office:value="90.785" calcext:value-type="float">
            <text:p>90.7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41" calcext:value-type="float">
            <text:p>841</text:p>
          </table:table-cell>
          <table:table-cell table:style-name="ce2" office:value-type="string" calcext:value-type="string">
            <text:p>Keys and Rooms</text:p>
          </table:table-cell>
          <table:table-cell table:style-name="ce4" table:formula="of:=HYPERLINK( concat(&quot;https://leetcode.com/problems/&quot;; [.D407]); [.B407])" office:value-type="string" office:string-value="" calcext:value-type="error">
            <text:p>#NAME?</text:p>
          </table:table-cell>
          <table:table-cell table:style-name="ce6" office:value-type="string" calcext:value-type="string">
            <text:p>keys-and-room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Graph, </text:p>
          </table:table-cell>
          <table:table-cell table:style-name="ce6" office:value-type="float" office:value="956" calcext:value-type="float">
            <text:p>956</text:p>
          </table:table-cell>
          <table:table-cell table:style-name="ce6" office:value-type="float" office:value="77" calcext:value-type="float">
            <text:p>77</text:p>
          </table:table-cell>
          <table:table-cell table:style-name="ce6" table:formula="of:=ROUND( IFERROR((( [.G407]+ 1.9208) / ( [.G407] + [.H407]) - 1.96 * SQRT(([.G407] *  [.H407]) / ([.G407] +  [.H407]) + 0.9604) / ([.G407] +  [.H407])) / (1 + 3.8416 / ([.G407] +  [.H407]));0); 5) * 100" office:value-type="float" office:value="90.782" calcext:value-type="float">
            <text:p>90.78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01" calcext:value-type="float">
            <text:p>1101</text:p>
          </table:table-cell>
          <table:table-cell table:style-name="ce2" office:value-type="string" calcext:value-type="string">
            <text:p>The Earliest Moment When Everyone Become Friends</text:p>
          </table:table-cell>
          <table:table-cell table:style-name="ce4" table:formula="of:=HYPERLINK( concat(&quot;https://leetcode.com/problems/&quot;; [.D408]); [.B408])" office:value-type="string" office:string-value="" calcext:value-type="error">
            <text:p>#NAME?</text:p>
          </table:table-cell>
          <table:table-cell table:style-name="ce6" office:value-type="string" calcext:value-type="string">
            <text:p>the-earliest-moment-when-everyone-become-friend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Union Find, 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ROUND( IFERROR((( [.G408]+ 1.9208) / ( [.G408] + [.H408]) - 1.96 * SQRT(([.G408] *  [.H408]) / ([.G408] +  [.H408]) + 0.9604) / ([.G408] +  [.H408])) / (1 + 3.8416 / ([.G408] +  [.H408]));0); 5) * 100" office:value-type="float" office:value="90.78" calcext:value-type="float">
            <text:p>90.7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66" calcext:value-type="float">
            <text:p>766</text:p>
          </table:table-cell>
          <table:table-cell table:style-name="ce2" office:value-type="string" calcext:value-type="string">
            <text:p>Toeplitz Matrix</text:p>
          </table:table-cell>
          <table:table-cell table:style-name="ce4" table:formula="of:=HYPERLINK( concat(&quot;https://leetcode.com/problems/&quot;; [.D409]); [.B409])" office:value-type="string" office:string-value="" calcext:value-type="error">
            <text:p>#NAME?</text:p>
          </table:table-cell>
          <table:table-cell table:style-name="ce6" office:value-type="string" calcext:value-type="string">
            <text:p>toeplitz-matrix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996" calcext:value-type="float">
            <text:p>996</text:p>
          </table:table-cell>
          <table:table-cell table:style-name="ce6" office:value-type="float" office:value="81" calcext:value-type="float">
            <text:p>81</text:p>
          </table:table-cell>
          <table:table-cell table:style-name="ce6" table:formula="of:=ROUND( IFERROR((( [.G409]+ 1.9208) / ( [.G409] + [.H409]) - 1.96 * SQRT(([.G409] *  [.H409]) / ([.G409] +  [.H409]) + 0.9604) / ([.G409] +  [.H409])) / (1 + 3.8416 / ([.G409] +  [.H409]));0); 5) * 100" office:value-type="float" office:value="90.749" calcext:value-type="float">
            <text:p>90.74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Binary Tree Longest Consecutive Sequence II</text:p>
          </table:table-cell>
          <table:table-cell table:style-name="ce4" table:formula="of:=HYPERLINK( concat(&quot;https://leetcode.com/problems/&quot;; [.D410]); [.B410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tree-longest-consecutive-sequence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585" calcext:value-type="float">
            <text:p>585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formula="of:=ROUND( IFERROR((( [.G410]+ 1.9208) / ( [.G410] + [.H410]) - 1.96 * SQRT(([.G410] *  [.H410]) / ([.G410] +  [.H410]) + 0.9604) / ([.G410] +  [.H410])) / (1 + 3.8416 / ([.G410] +  [.H410]));0); 5) * 100" office:value-type="float" office:value="90.739" calcext:value-type="float">
            <text:p>90.7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2" office:value-type="string" calcext:value-type="string">
            <text:p>Word Squares</text:p>
          </table:table-cell>
          <table:table-cell table:style-name="ce4" table:formula="of:=HYPERLINK( concat(&quot;https://leetcode.com/problems/&quot;; [.D411]); [.B411])" office:value-type="string" office:string-value="" calcext:value-type="error">
            <text:p>#NAME?</text:p>
          </table:table-cell>
          <table:table-cell table:style-name="ce6" office:value-type="string" calcext:value-type="string">
            <text:p>word-squar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acktracking, Trie, </text:p>
          </table:table-cell>
          <table:table-cell table:style-name="ce6" office:value-type="float" office:value="516" calcext:value-type="float">
            <text:p>516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ROUND( IFERROR((( [.G411]+ 1.9208) / ( [.G411] + [.H411]) - 1.96 * SQRT(([.G411] *  [.H411]) / ([.G411] +  [.H411]) + 0.9604) / ([.G411] +  [.H411])) / (1 + 3.8416 / ([.G411] +  [.H411]));0); 5) * 100" office:value-type="float" office:value="90.725" calcext:value-type="float">
            <text:p>90.72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ontainer With Most Water</text:p>
          </table:table-cell>
          <table:table-cell table:style-name="ce4" table:formula="of:=HYPERLINK( concat(&quot;https://leetcode.com/problems/&quot;; [.D412]); [.B412])" office:value-type="string" office:string-value="" calcext:value-type="error">
            <text:p>#NAME?</text:p>
          </table:table-cell>
          <table:table-cell table:style-name="ce6" office:value-type="string" calcext:value-type="string">
            <text:p>container-with-most-wat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Two Pointers, </text:p>
          </table:table-cell>
          <table:table-cell table:style-name="ce6" office:value-type="float" office:value="6165" calcext:value-type="float">
            <text:p>6165</text:p>
          </table:table-cell>
          <table:table-cell table:style-name="ce6" office:value-type="float" office:value="583" calcext:value-type="float">
            <text:p>583</text:p>
          </table:table-cell>
          <table:table-cell table:style-name="ce6" table:formula="of:=ROUND( IFERROR((( [.G412]+ 1.9208) / ( [.G412] + [.H412]) - 1.96 * SQRT(([.G412] *  [.H412]) / ([.G412] +  [.H412]) + 0.9604) / ([.G412] +  [.H412])) / (1 + 3.8416 / ([.G412] +  [.H412]));0); 5) * 100" office:value-type="float" office:value="90.666" calcext:value-type="float">
            <text:p>90.66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Letter Case Permutation</text:p>
          </table:table-cell>
          <table:table-cell table:style-name="ce4" table:formula="of:=HYPERLINK( concat(&quot;https://leetcode.com/problems/&quot;; [.D413]); [.B413])" office:value-type="string" office:string-value="" calcext:value-type="error">
            <text:p>#NAME?</text:p>
          </table:table-cell>
          <table:table-cell table:style-name="ce6" office:value-type="string" calcext:value-type="string">
            <text:p>letter-case-permutation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Backtracking, Bit Manipulation, </text:p>
          </table:table-cell>
          <table:table-cell table:style-name="ce6" office:value-type="float" office:value="1252" calcext:value-type="float">
            <text:p>1252</text:p>
          </table:table-cell>
          <table:table-cell table:style-name="ce6" office:value-type="float" office:value="106" calcext:value-type="float">
            <text:p>106</text:p>
          </table:table-cell>
          <table:table-cell table:style-name="ce6" table:formula="of:=ROUND( IFERROR((( [.G413]+ 1.9208) / ( [.G413] + [.H413]) - 1.96 * SQRT(([.G413] *  [.H413]) / ([.G413] +  [.H413]) + 0.9604) / ([.G413] +  [.H413])) / (1 + 3.8416 / ([.G413] +  [.H413]));0); 5) * 100" office:value-type="float" office:value="90.646" calcext:value-type="float">
            <text:p>90.64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style-name="ce2" office:value-type="string" calcext:value-type="string">
            <text:p>Hamming Distance</text:p>
          </table:table-cell>
          <table:table-cell table:style-name="ce4" table:formula="of:=HYPERLINK( concat(&quot;https://leetcode.com/problems/&quot;; [.D414]); [.B414])" office:value-type="string" office:string-value="" calcext:value-type="error">
            <text:p>#NAME?</text:p>
          </table:table-cell>
          <table:table-cell table:style-name="ce6" office:value-type="string" calcext:value-type="string">
            <text:p>hamming-distanc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Bit Manipulation, </text:p>
          </table:table-cell>
          <table:table-cell table:style-name="ce6" office:value-type="float" office:value="1831" calcext:value-type="float">
            <text:p>1831</text:p>
          </table:table-cell>
          <table:table-cell table:style-name="ce6" office:value-type="float" office:value="161" calcext:value-type="float">
            <text:p>161</text:p>
          </table:table-cell>
          <table:table-cell table:style-name="ce6" table:formula="of:=ROUND( IFERROR((( [.G414]+ 1.9208) / ( [.G414] + [.H414]) - 1.96 * SQRT(([.G414] *  [.H414]) / ([.G414] +  [.H414]) + 0.9604) / ([.G414] +  [.H414])) / (1 + 3.8416 / ([.G414] +  [.H414]));0); 5) * 100" office:value-type="float" office:value="90.638" calcext:value-type="float">
            <text:p>90.63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2" office:value-type="string" calcext:value-type="string">
            <text:p>Delete and Earn</text:p>
          </table:table-cell>
          <table:table-cell table:style-name="ce4" table:formula="of:=HYPERLINK( concat(&quot;https://leetcode.com/problems/&quot;; [.D415]); [.B415])" office:value-type="string" office:string-value="" calcext:value-type="error">
            <text:p>#NAME?</text:p>
          </table:table-cell>
          <table:table-cell table:style-name="ce6" office:value-type="string" calcext:value-type="string">
            <text:p>delete-and-ear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85" calcext:value-type="float">
            <text:p>85</text:p>
          </table:table-cell>
          <table:table-cell table:style-name="ce6" table:formula="of:=ROUND( IFERROR((( [.G415]+ 1.9208) / ( [.G415] + [.H415]) - 1.96 * SQRT(([.G415] *  [.H415]) / ([.G415] +  [.H415]) + 0.9604) / ([.G415] +  [.H415])) / (1 + 3.8416 / ([.G415] +  [.H415]));0); 5) * 100" office:value-type="float" office:value="90.611" calcext:value-type="float">
            <text:p>90.61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Search a 2D Matrix</text:p>
          </table:table-cell>
          <table:table-cell table:style-name="ce4" table:formula="of:=HYPERLINK( concat(&quot;https://leetcode.com/problems/&quot;; [.D416]); [.B416])" office:value-type="string" office:string-value="" calcext:value-type="error">
            <text:p>#NAME?</text:p>
          </table:table-cell>
          <table:table-cell table:style-name="ce6" office:value-type="string" calcext:value-type="string">
            <text:p>search-a-2d-matrix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Binary Search, </text:p>
          </table:table-cell>
          <table:table-cell table:style-name="ce6" office:value-type="float" office:value="1768" calcext:value-type="float">
            <text:p>1768</text:p>
          </table:table-cell>
          <table:table-cell table:style-name="ce6" office:value-type="float" office:value="156" calcext:value-type="float">
            <text:p>156</text:p>
          </table:table-cell>
          <table:table-cell table:style-name="ce6" table:formula="of:=ROUND( IFERROR((( [.G416]+ 1.9208) / ( [.G416] + [.H416]) - 1.96 * SQRT(([.G416] *  [.H416]) / ([.G416] +  [.H416]) + 0.9604) / ([.G416] +  [.H416])) / (1 + 3.8416 / ([.G416] +  [.H416]));0); 5) * 100" office:value-type="float" office:value="90.587" calcext:value-type="float">
            <text:p>90.5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Number of Squareful Arrays</text:p>
          </table:table-cell>
          <table:table-cell table:style-name="ce4" table:formula="of:=HYPERLINK( concat(&quot;https://leetcode.com/problems/&quot;; [.D417]); [.B417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squareful-array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Backtracking, Graph, 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ROUND( IFERROR((( [.G417]+ 1.9208) / ( [.G417] + [.H417]) - 1.96 * SQRT(([.G417] *  [.H417]) / ([.G417] +  [.H417]) + 0.9604) / ([.G417] +  [.H417])) / (1 + 3.8416 / ([.G417] +  [.H417]));0); 5) * 100" office:value-type="float" office:value="90.573" calcext:value-type="float">
            <text:p>90.57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34" calcext:value-type="float">
            <text:p>934</text:p>
          </table:table-cell>
          <table:table-cell table:style-name="ce2" office:value-type="string" calcext:value-type="string">
            <text:p>Shortest Bridge</text:p>
          </table:table-cell>
          <table:table-cell table:style-name="ce4" table:formula="of:=HYPERLINK( concat(&quot;https://leetcode.com/problems/&quot;; [.D418]); [.B418])" office:value-type="string" office:string-value="" calcext:value-type="error">
            <text:p>#NAME?</text:p>
          </table:table-cell>
          <table:table-cell table:style-name="ce6" office:value-type="string" calcext:value-type="string">
            <text:p>shortest-bridg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Breadth-first Search, </text:p>
          </table:table-cell>
          <table:table-cell table:style-name="ce6" office:value-type="float" office:value="749" calcext:value-type="float">
            <text:p>749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formula="of:=ROUND( IFERROR((( [.G418]+ 1.9208) / ( [.G418] + [.H418]) - 1.96 * SQRT(([.G418] *  [.H418]) / ([.G418] +  [.H418]) + 0.9604) / ([.G418] +  [.H418])) / (1 + 3.8416 / ([.G418] +  [.H418]));0); 5) * 100" office:value-type="float" office:value="90.57" calcext:value-type="float">
            <text:p>90.5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77" calcext:value-type="float">
            <text:p>1077</text:p>
          </table:table-cell>
          <table:table-cell table:style-name="ce2" office:value-type="string" calcext:value-type="string">
            <text:p>Project Employees III</text:p>
          </table:table-cell>
          <table:table-cell table:style-name="ce4" table:formula="of:=HYPERLINK( concat(&quot;https://leetcode.com/problems/&quot;; [.D419]); [.B419])" office:value-type="string" office:string-value="" calcext:value-type="error">
            <text:p>#NAME?</text:p>
          </table:table-cell>
          <table:table-cell table:style-name="ce6" office:value-type="string" calcext:value-type="string">
            <text:p>project-employees-iii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71" calcext:value-type="float">
            <text:p>7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ROUND( IFERROR((( [.G419]+ 1.9208) / ( [.G419] + [.H419]) - 1.96 * SQRT(([.G419] *  [.H419]) / ([.G419] +  [.H419]) + 0.9604) / ([.G419] +  [.H419])) / (1 + 3.8416 / ([.G419] +  [.H419]));0); 5) * 100" office:value-type="float" office:value="90.55" calcext:value-type="float">
            <text:p>90.5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42" calcext:value-type="float">
            <text:p>1442</text:p>
          </table:table-cell>
          <table:table-cell table:style-name="ce2" office:value-type="string" calcext:value-type="string">
            <text:p>Count Triplets That Can Form Two Arrays of Equal XOR</text:p>
          </table:table-cell>
          <table:table-cell table:style-name="ce4" table:formula="of:=HYPERLINK( concat(&quot;https://leetcode.com/problems/&quot;; [.D420]); [.B420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-triplets-that-can-form-two-arrays-of-equal-xo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Math, Bit Manipulation, 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ROUND( IFERROR((( [.G420]+ 1.9208) / ( [.G420] + [.H420]) - 1.96 * SQRT(([.G420] *  [.H420]) / ([.G420] +  [.H420]) + 0.9604) / ([.G420] +  [.H420])) / (1 + 3.8416 / ([.G420] +  [.H420]));0); 5) * 100" office:value-type="float" office:value="90.523" calcext:value-type="float">
            <text:p>90.52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Number of Subarrays with Bounded Maximum</text:p>
          </table:table-cell>
          <table:table-cell table:style-name="ce4" table:formula="of:=HYPERLINK( concat(&quot;https://leetcode.com/problems/&quot;; [.D421]); [.B421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subarrays-with-bounded-maximu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556" calcext:value-type="float">
            <text:p>556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ROUND( IFERROR((( [.G421]+ 1.9208) / ( [.G421] + [.H421]) - 1.96 * SQRT(([.G421] *  [.H421]) / ([.G421] +  [.H421]) + 0.9604) / ([.G421] +  [.H421])) / (1 + 3.8416 / ([.G421] +  [.H421]));0); 5) * 100" office:value-type="float" office:value="90.47" calcext:value-type="float">
            <text:p>90.4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style-name="ce2" office:value-type="string" calcext:value-type="string">
            <text:p>Encode String with Shortest Length</text:p>
          </table:table-cell>
          <table:table-cell table:style-name="ce4" table:formula="of:=HYPERLINK( concat(&quot;https://leetcode.com/problems/&quot;; [.D422]); [.B422])" office:value-type="string" office:string-value="" calcext:value-type="error">
            <text:p>#NAME?</text:p>
          </table:table-cell>
          <table:table-cell table:style-name="ce6" office:value-type="string" calcext:value-type="string">
            <text:p>encode-string-with-shortest-length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ROUND( IFERROR((( [.G422]+ 1.9208) / ( [.G422] + [.H422]) - 1.96 * SQRT(([.G422] *  [.H422]) / ([.G422] +  [.H422]) + 0.9604) / ([.G422] +  [.H422])) / (1 + 3.8416 / ([.G422] +  [.H422]));0); 5) * 100" office:value-type="float" office:value="90.468" calcext:value-type="float">
            <text:p>90.46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Closest Binary Search Tree Value</text:p>
          </table:table-cell>
          <table:table-cell table:style-name="ce4" table:formula="of:=HYPERLINK( concat(&quot;https://leetcode.com/problems/&quot;; [.D423]); [.B423])" office:value-type="string" office:string-value="" calcext:value-type="error">
            <text:p>#NAME?</text:p>
          </table:table-cell>
          <table:table-cell table:style-name="ce6" office:value-type="string" calcext:value-type="string">
            <text:p>closest-binary-search-tree-valu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Binary Search, Tree, </text:p>
          </table:table-cell>
          <table:table-cell table:style-name="ce6" office:value-type="float" office:value="716" calcext:value-type="float">
            <text:p>716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ROUND( IFERROR((( [.G423]+ 1.9208) / ( [.G423] + [.H423]) - 1.96 * SQRT(([.G423] *  [.H423]) / ([.G423] +  [.H423]) + 0.9604) / ([.G423] +  [.H423])) / (1 + 3.8416 / ([.G423] +  [.H423]));0); 5) * 100" office:value-type="float" office:value="90.434" calcext:value-type="float">
            <text:p>90.43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Minimum Absolute Difference</text:p>
          </table:table-cell>
          <table:table-cell table:style-name="ce4" table:formula="of:=HYPERLINK( concat(&quot;https://leetcode.com/problems/&quot;; [.D424]); [.B424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absolute-differenc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ROUND( IFERROR((( [.G424]+ 1.9208) / ( [.G424] + [.H424]) - 1.96 * SQRT(([.G424] *  [.H424]) / ([.G424] +  [.H424]) + 0.9604) / ([.G424] +  [.H424])) / (1 + 3.8416 / ([.G424] +  [.H424]));0); 5) * 100" office:value-type="float" office:value="90.415" calcext:value-type="float">
            <text:p>90.41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73" calcext:value-type="float">
            <text:p>1173</text:p>
          </table:table-cell>
          <table:table-cell table:style-name="ce2" office:value-type="string" calcext:value-type="string">
            <text:p>Immediate Food Delivery I</text:p>
          </table:table-cell>
          <table:table-cell table:style-name="ce4" table:formula="of:=HYPERLINK( concat(&quot;https://leetcode.com/problems/&quot;; [.D425]); [.B425])" office:value-type="string" office:string-value="" calcext:value-type="error">
            <text:p>#NAME?</text:p>
          </table:table-cell>
          <table:table-cell table:style-name="ce6" office:value-type="string" calcext:value-type="string">
            <text:p>immediate-food-delivery-i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54" calcext:value-type="float">
            <text:p>5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ROUND( IFERROR((( [.G425]+ 1.9208) / ( [.G425] + [.H425]) - 1.96 * SQRT(([.G425] *  [.H425]) / ([.G425] +  [.H425]) + 0.9604) / ([.G425] +  [.H425])) / (1 + 3.8416 / ([.G425] +  [.H425]));0); 5) * 100" office:value-type="float" office:value="90.394" calcext:value-type="float">
            <text:p>90.39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2" office:value-type="string" calcext:value-type="string">
            <text:p>Longest Palindrome</text:p>
          </table:table-cell>
          <table:table-cell table:style-name="ce4" table:formula="of:=HYPERLINK( concat(&quot;https://leetcode.com/problems/&quot;; [.D426]); [.B426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palindrom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945" calcext:value-type="float">
            <text:p>945</text:p>
          </table:table-cell>
          <table:table-cell table:style-name="ce6" office:value-type="float" office:value="80" calcext:value-type="float">
            <text:p>80</text:p>
          </table:table-cell>
          <table:table-cell table:style-name="ce6" table:formula="of:=ROUND( IFERROR((( [.G426]+ 1.9208) / ( [.G426] + [.H426]) - 1.96 * SQRT(([.G426] *  [.H426]) / ([.G426] +  [.H426]) + 0.9604) / ([.G426] +  [.H426])) / (1 + 3.8416 / ([.G426] +  [.H426]));0); 5) * 100" office:value-type="float" office:value="90.391" calcext:value-type="float">
            <text:p>90.39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56" calcext:value-type="float">
            <text:p>1456</text:p>
          </table:table-cell>
          <table:table-cell table:style-name="ce2" office:value-type="string" calcext:value-type="string">
            <text:p>Maximum Number of Vowels in a Substring of Given Length</text:p>
          </table:table-cell>
          <table:table-cell table:style-name="ce4" table:formula="of:=HYPERLINK( concat(&quot;https://leetcode.com/problems/&quot;; [.D427]); [.B427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number-of-vowels-in-a-substring-of-given-length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Sliding Window, 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ROUND( IFERROR((( [.G427]+ 1.9208) / ( [.G427] + [.H427]) - 1.96 * SQRT(([.G427] *  [.H427]) / ([.G427] +  [.H427]) + 0.9604) / ([.G427] +  [.H427])) / (1 + 3.8416 / ([.G427] +  [.H427]));0); 5) * 100" office:value-type="float" office:value="90.356" calcext:value-type="float">
            <text:p>90.35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16" calcext:value-type="float">
            <text:p>516</text:p>
          </table:table-cell>
          <table:table-cell table:style-name="ce2" office:value-type="string" calcext:value-type="string">
            <text:p>Longest Palindromic Subsequence</text:p>
          </table:table-cell>
          <table:table-cell table:style-name="ce4" table:formula="of:=HYPERLINK( concat(&quot;https://leetcode.com/problems/&quot;; [.D428]); [.B428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palindromic-subsequenc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943" calcext:value-type="float">
            <text:p>1943</text:p>
          </table:table-cell>
          <table:table-cell table:style-name="ce6" office:value-type="float" office:value="178" calcext:value-type="float">
            <text:p>178</text:p>
          </table:table-cell>
          <table:table-cell table:style-name="ce6" table:formula="of:=ROUND( IFERROR((( [.G428]+ 1.9208) / ( [.G428] + [.H428]) - 1.96 * SQRT(([.G428] *  [.H428]) / ([.G428] +  [.H428]) + 0.9604) / ([.G428] +  [.H428])) / (1 + 3.8416 / ([.G428] +  [.H428]));0); 5) * 100" office:value-type="float" office:value="90.351" calcext:value-type="float">
            <text:p>90.3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All Paths From Source to Target</text:p>
          </table:table-cell>
          <table:table-cell table:style-name="ce4" table:formula="of:=HYPERLINK( concat(&quot;https://leetcode.com/problems/&quot;; [.D429]); [.B429])" office:value-type="string" office:string-value="" calcext:value-type="error">
            <text:p>#NAME?</text:p>
          </table:table-cell>
          <table:table-cell table:style-name="ce6" office:value-type="string" calcext:value-type="string">
            <text:p>all-paths-from-source-to-target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741" calcext:value-type="float">
            <text:p>741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ROUND( IFERROR((( [.G429]+ 1.9208) / ( [.G429] + [.H429]) - 1.96 * SQRT(([.G429] *  [.H429]) / ([.G429] +  [.H429]) + 0.9604) / ([.G429] +  [.H429])) / (1 + 3.8416 / ([.G429] +  [.H429]));0); 5) * 100" office:value-type="float" office:value="90.35" calcext:value-type="float">
            <text:p>90.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47" calcext:value-type="float">
            <text:p>1047</text:p>
          </table:table-cell>
          <table:table-cell table:style-name="ce2" office:value-type="string" calcext:value-type="string">
            <text:p>Remove All Adjacent Duplicates In String</text:p>
          </table:table-cell>
          <table:table-cell table:style-name="ce4" table:formula="of:=HYPERLINK( concat(&quot;https://leetcode.com/problems/&quot;; [.D430]); [.B430])" office:value-type="string" office:string-value="" calcext:value-type="error">
            <text:p>#NAME?</text:p>
          </table:table-cell>
          <table:table-cell table:style-name="ce6" office:value-type="string" calcext:value-type="string">
            <text:p>remove-all-adjacent-duplicates-in-string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ack, </text:p>
          </table:table-cell>
          <table:table-cell table:style-name="ce6" office:value-type="float" office:value="740" calcext:value-type="float">
            <text:p>740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ROUND( IFERROR((( [.G430]+ 1.9208) / ( [.G430] + [.H430]) - 1.96 * SQRT(([.G430] *  [.H430]) / ([.G430] +  [.H430]) + 0.9604) / ([.G430] +  [.H430])) / (1 + 3.8416 / ([.G430] +  [.H430]));0); 5) * 100" office:value-type="float" office:value="90.339" calcext:value-type="float">
            <text:p>90.3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style-name="ce2" office:value-type="string" calcext:value-type="string">
            <text:p>N-ary Tree Level Order Traversal</text:p>
          </table:table-cell>
          <table:table-cell table:style-name="ce4" table:formula="of:=HYPERLINK( concat(&quot;https://leetcode.com/problems/&quot;; [.D431]); [.B431])" office:value-type="string" office:string-value="" calcext:value-type="error">
            <text:p>#NAME?</text:p>
          </table:table-cell>
          <table:table-cell table:style-name="ce6" office:value-type="string" calcext:value-type="string">
            <text:p>n-ary-tree-level-order-traversal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Breadth-first Search, </text:p>
          </table:table-cell>
          <table:table-cell table:style-name="ce6" office:value-type="float" office:value="578" calcext:value-type="float">
            <text:p>578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formula="of:=ROUND( IFERROR((( [.G431]+ 1.9208) / ( [.G431] + [.H431]) - 1.96 * SQRT(([.G431] *  [.H431]) / ([.G431] +  [.H431]) + 0.9604) / ([.G431] +  [.H431])) / (1 + 3.8416 / ([.G431] +  [.H431]));0); 5) * 100" office:value-type="float" office:value="90.307" calcext:value-type="float">
            <text:p>90.30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71" calcext:value-type="float">
            <text:p>1171</text:p>
          </table:table-cell>
          <table:table-cell table:style-name="ce2" office:value-type="string" calcext:value-type="string">
            <text:p>Remove Zero Sum Consecutive Nodes from Linked List</text:p>
          </table:table-cell>
          <table:table-cell table:style-name="ce4" table:formula="of:=HYPERLINK( concat(&quot;https://leetcode.com/problems/&quot;; [.D432]); [.B432])" office:value-type="string" office:string-value="" calcext:value-type="error">
            <text:p>#NAME?</text:p>
          </table:table-cell>
          <table:table-cell table:style-name="ce6" office:value-type="string" calcext:value-type="string">
            <text:p>remove-zero-sum-consecutive-nodes-from-linked-li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</text:p>
          </table:table-cell>
          <table:table-cell table:style-name="ce6" office:value-type="float" office:value="491" calcext:value-type="float">
            <text:p>491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ROUND( IFERROR((( [.G432]+ 1.9208) / ( [.G432] + [.H432]) - 1.96 * SQRT(([.G432] *  [.H432]) / ([.G432] +  [.H432]) + 0.9604) / ([.G432] +  [.H432])) / (1 + 3.8416 / ([.G432] +  [.H432]));0); 5) * 100" office:value-type="float" office:value="90.294" calcext:value-type="float">
            <text:p>90.29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15" calcext:value-type="float">
            <text:p>915</text:p>
          </table:table-cell>
          <table:table-cell table:style-name="ce2" office:value-type="string" calcext:value-type="string">
            <text:p>Partition Array into Disjoint Intervals</text:p>
          </table:table-cell>
          <table:table-cell table:style-name="ce4" table:formula="of:=HYPERLINK( concat(&quot;https://leetcode.com/problems/&quot;; [.D433]); [.B433])" office:value-type="string" office:string-value="" calcext:value-type="error">
            <text:p>#NAME?</text:p>
          </table:table-cell>
          <table:table-cell table:style-name="ce6" office:value-type="string" calcext:value-type="string">
            <text:p>partition-array-into-disjoint-interval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348" calcext:value-type="float">
            <text:p>348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ROUND( IFERROR((( [.G433]+ 1.9208) / ( [.G433] + [.H433]) - 1.96 * SQRT(([.G433] *  [.H433]) / ([.G433] +  [.H433]) + 0.9604) / ([.G433] +  [.H433])) / (1 + 3.8416 / ([.G433] +  [.H433]));0); 5) * 100" office:value-type="float" office:value="90.293" calcext:value-type="float">
            <text:p>90.29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46" calcext:value-type="float">
            <text:p>646</text:p>
          </table:table-cell>
          <table:table-cell table:style-name="ce2" office:value-type="string" calcext:value-type="string">
            <text:p>Maximum Length of Pair Chain</text:p>
          </table:table-cell>
          <table:table-cell table:style-name="ce4" table:formula="of:=HYPERLINK( concat(&quot;https://leetcode.com/problems/&quot;; [.D434]); [.B434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length-of-pair-chai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898" calcext:value-type="float">
            <text:p>898</text:p>
          </table:table-cell>
          <table:table-cell table:style-name="ce6" office:value-type="float" office:value="77" calcext:value-type="float">
            <text:p>77</text:p>
          </table:table-cell>
          <table:table-cell table:style-name="ce6" table:formula="of:=ROUND( IFERROR((( [.G434]+ 1.9208) / ( [.G434] + [.H434]) - 1.96 * SQRT(([.G434] *  [.H434]) / ([.G434] +  [.H434]) + 0.9604) / ([.G434] +  [.H434])) / (1 + 3.8416 / ([.G434] +  [.H434]));0); 5) * 100" office:value-type="float" office:value="90.24" calcext:value-type="float">
            <text:p>90.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Employee Free Time</text:p>
          </table:table-cell>
          <table:table-cell table:style-name="ce4" table:formula="of:=HYPERLINK( concat(&quot;https://leetcode.com/problems/&quot;; [.D435]); [.B435])" office:value-type="string" office:string-value="" calcext:value-type="error">
            <text:p>#NAME?</text:p>
          </table:table-cell>
          <table:table-cell table:style-name="ce6" office:value-type="string" calcext:value-type="string">
            <text:p>employee-free-tim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eap, Greedy, </text:p>
          </table:table-cell>
          <table:table-cell table:style-name="ce6" office:value-type="float" office:value="498" calcext:value-type="float">
            <text:p>498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formula="of:=ROUND( IFERROR((( [.G435]+ 1.9208) / ( [.G435] + [.H435]) - 1.96 * SQRT(([.G435] *  [.H435]) / ([.G435] +  [.H435]) + 0.9604) / ([.G435] +  [.H435])) / (1 + 3.8416 / ([.G435] +  [.H435]));0); 5) * 100" office:value-type="float" office:value="90.226" calcext:value-type="float">
            <text:p>90.22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table:style-name="ce2" office:value-type="string" calcext:value-type="string">
            <text:p>Remove Boxes</text:p>
          </table:table-cell>
          <table:table-cell table:style-name="ce4" table:formula="of:=HYPERLINK( concat(&quot;https://leetcode.com/problems/&quot;; [.D436]); [.B436])" office:value-type="string" office:string-value="" calcext:value-type="error">
            <text:p>#NAME?</text:p>
          </table:table-cell>
          <table:table-cell table:style-name="ce6" office:value-type="string" calcext:value-type="string">
            <text:p>remove-box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Depth-first Search, </text:p>
          </table:table-cell>
          <table:table-cell table:style-name="ce6" office:value-type="float" office:value="615" calcext:value-type="float">
            <text:p>615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ROUND( IFERROR((( [.G436]+ 1.9208) / ( [.G436] + [.H436]) - 1.96 * SQRT(([.G436] *  [.H436]) / ([.G436] +  [.H436]) + 0.9604) / ([.G436] +  [.H436])) / (1 + 3.8416 / ([.G436] +  [.H436]));0); 5) * 100" office:value-type="float" office:value="90.224" calcext:value-type="float">
            <text:p>90.2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table:style-name="ce2" office:value-type="string" calcext:value-type="string">
            <text:p>Reverse Words in a String III</text:p>
          </table:table-cell>
          <table:table-cell table:style-name="ce4" table:formula="of:=HYPERLINK( concat(&quot;https://leetcode.com/problems/&quot;; [.D437]); [.B437])" office:value-type="string" office:string-value="" calcext:value-type="error">
            <text:p>#NAME?</text:p>
          </table:table-cell>
          <table:table-cell table:style-name="ce6" office:value-type="string" calcext:value-type="string">
            <text:p>reverse-words-in-a-string-iii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995" calcext:value-type="float">
            <text:p>995</text:p>
          </table:table-cell>
          <table:table-cell table:style-name="ce6" office:value-type="float" office:value="87" calcext:value-type="float">
            <text:p>87</text:p>
          </table:table-cell>
          <table:table-cell table:style-name="ce6" table:formula="of:=ROUND( IFERROR((( [.G437]+ 1.9208) / ( [.G437] + [.H437]) - 1.96 * SQRT(([.G437] *  [.H437]) / ([.G437] +  [.H437]) + 0.9604) / ([.G437] +  [.H437])) / (1 + 3.8416 / ([.G437] +  [.H437]));0); 5) * 100" office:value-type="float" office:value="90.187" calcext:value-type="float">
            <text:p>90.1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Insert Delete GetRandom O(1) - Duplicates allowed</text:p>
          </table:table-cell>
          <table:table-cell table:style-name="ce4" table:formula="of:=HYPERLINK( concat(&quot;https://leetcode.com/problems/&quot;; [.D438]); [.B438])" office:value-type="string" office:string-value="" calcext:value-type="error">
            <text:p>#NAME?</text:p>
          </table:table-cell>
          <table:table-cell table:style-name="ce6" office:value-type="string" calcext:value-type="string">
            <text:p>insert-delete-getrandom-o1-duplicates-allowed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Array, Hash Table, Design, </text:p>
          </table:table-cell>
          <table:table-cell table:style-name="ce6" office:value-type="float" office:value="799" calcext:value-type="float">
            <text:p>799</text:p>
          </table:table-cell>
          <table:table-cell table:style-name="ce6" office:value-type="float" office:value="68" calcext:value-type="float">
            <text:p>68</text:p>
          </table:table-cell>
          <table:table-cell table:style-name="ce6" table:formula="of:=ROUND( IFERROR((( [.G438]+ 1.9208) / ( [.G438] + [.H438]) - 1.96 * SQRT(([.G438] *  [.H438]) / ([.G438] +  [.H438]) + 0.9604) / ([.G438] +  [.H438])) / (1 + 3.8416 / ([.G438] +  [.H438]));0); 5) * 100" office:value-type="float" office:value="90.176" calcext:value-type="float">
            <text:p>90.17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30" calcext:value-type="float">
            <text:p>1230</text:p>
          </table:table-cell>
          <table:table-cell table:style-name="ce2" office:value-type="string" calcext:value-type="string">
            <text:p>Toss Strange Coins</text:p>
          </table:table-cell>
          <table:table-cell table:style-name="ce4" table:formula="of:=HYPERLINK( concat(&quot;https://leetcode.com/problems/&quot;; [.D439]); [.B439])" office:value-type="string" office:string-value="" calcext:value-type="error">
            <text:p>#NAME?</text:p>
          </table:table-cell>
          <table:table-cell table:style-name="ce6" office:value-type="string" calcext:value-type="string">
            <text:p>toss-strange-coin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Dynamic Programming, 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ROUND( IFERROR((( [.G439]+ 1.9208) / ( [.G439] + [.H439]) - 1.96 * SQRT(([.G439] *  [.H439]) / ([.G439] +  [.H439]) + 0.9604) / ([.G439] +  [.H439])) / (1 + 3.8416 / ([.G439] +  [.H439]));0); 5) * 100" office:value-type="float" office:value="90.163" calcext:value-type="float">
            <text:p>90.16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Basic Calculator</text:p>
          </table:table-cell>
          <table:table-cell table:style-name="ce4" table:formula="of:=HYPERLINK( concat(&quot;https://leetcode.com/problems/&quot;; [.D440]); [.B440])" office:value-type="string" office:string-value="" calcext:value-type="error">
            <text:p>#NAME?</text:p>
          </table:table-cell>
          <table:table-cell table:style-name="ce6" office:value-type="string" calcext:value-type="string">
            <text:p>basic-calculator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Stack, </text:p>
          </table:table-cell>
          <table:table-cell table:style-name="ce6" office:value-type="float" office:value="1445" calcext:value-type="float">
            <text:p>1445</text:p>
          </table:table-cell>
          <table:table-cell table:style-name="ce6" office:value-type="float" office:value="132" calcext:value-type="float">
            <text:p>132</text:p>
          </table:table-cell>
          <table:table-cell table:style-name="ce6" table:formula="of:=ROUND( IFERROR((( [.G440]+ 1.9208) / ( [.G440] + [.H440]) - 1.96 * SQRT(([.G440] *  [.H440]) / ([.G440] +  [.H440]) + 0.9604) / ([.G440] +  [.H440])) / (1 + 3.8416 / ([.G440] +  [.H440]));0); 5) * 100" office:value-type="float" office:value="90.16" calcext:value-type="float">
            <text:p>90.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style-name="ce2" office:value-type="string" calcext:value-type="string">
            <text:p>LFU Cache</text:p>
          </table:table-cell>
          <table:table-cell table:style-name="ce4" table:formula="of:=HYPERLINK( concat(&quot;https://leetcode.com/problems/&quot;; [.D441]); [.B441])" office:value-type="string" office:string-value="" calcext:value-type="error">
            <text:p>#NAME?</text:p>
          </table:table-cell>
          <table:table-cell table:style-name="ce6" office:value-type="string" calcext:value-type="string">
            <text:p>lfu-cach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esign, </text:p>
          </table:table-cell>
          <table:table-cell table:style-name="ce6" office:value-type="float" office:value="1342" calcext:value-type="float">
            <text:p>1342</text:p>
          </table:table-cell>
          <table:table-cell table:style-name="ce6" office:value-type="float" office:value="122" calcext:value-type="float">
            <text:p>122</text:p>
          </table:table-cell>
          <table:table-cell table:style-name="ce6" table:formula="of:=ROUND( IFERROR((( [.G441]+ 1.9208) / ( [.G441] + [.H441]) - 1.96 * SQRT(([.G441] *  [.H441]) / ([.G441] +  [.H441]) + 0.9604) / ([.G441] +  [.H441])) / (1 + 3.8416 / ([.G441] +  [.H441]));0); 5) * 100" office:value-type="float" office:value="90.139" calcext:value-type="float">
            <text:p>90.1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Min Stack</text:p>
          </table:table-cell>
          <table:table-cell table:style-name="ce4" table:formula="of:=HYPERLINK( concat(&quot;https://leetcode.com/problems/&quot;; [.D442]); [.B442])" office:value-type="string" office:string-value="" calcext:value-type="error">
            <text:p>#NAME?</text:p>
          </table:table-cell>
          <table:table-cell table:style-name="ce6" office:value-type="string" calcext:value-type="string">
            <text:p>min-stack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Binary Search, Tree, </text:p>
          </table:table-cell>
          <table:table-cell table:style-name="ce6" office:value-type="float" office:value="3415" calcext:value-type="float">
            <text:p>3415</text:p>
          </table:table-cell>
          <table:table-cell table:style-name="ce6" office:value-type="float" office:value="334" calcext:value-type="float">
            <text:p>334</text:p>
          </table:table-cell>
          <table:table-cell table:style-name="ce6" table:formula="of:=ROUND( IFERROR((( [.G442]+ 1.9208) / ( [.G442] + [.H442]) - 1.96 * SQRT(([.G442] *  [.H442]) / ([.G442] +  [.H442]) + 0.9604) / ([.G442] +  [.H442])) / (1 + 3.8416 / ([.G442] +  [.H442]));0); 5) * 100" office:value-type="float" office:value="90.136" calcext:value-type="float">
            <text:p>90.13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ount Complete Tree Nodes</text:p>
          </table:table-cell>
          <table:table-cell table:style-name="ce4" table:formula="of:=HYPERLINK( concat(&quot;https://leetcode.com/problems/&quot;; [.D443]); [.B443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-complete-tree-nod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ack, Design, </text:p>
          </table:table-cell>
          <table:table-cell table:style-name="ce6" office:value-type="float" office:value="2132" calcext:value-type="float">
            <text:p>2132</text:p>
          </table:table-cell>
          <table:table-cell table:style-name="ce6" office:value-type="float" office:value="202" calcext:value-type="float">
            <text:p>202</text:p>
          </table:table-cell>
          <table:table-cell table:style-name="ce6" table:formula="of:=ROUND( IFERROR((( [.G443]+ 1.9208) / ( [.G443] + [.H443]) - 1.96 * SQRT(([.G443] *  [.H443]) / ([.G443] +  [.H443]) + 0.9604) / ([.G443] +  [.H443])) / (1 + 3.8416 / ([.G443] +  [.H443]));0); 5) * 100" office:value-type="float" office:value="90.136" calcext:value-type="float">
            <text:p>90.13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62" calcext:value-type="float">
            <text:p>1462</text:p>
          </table:table-cell>
          <table:table-cell table:style-name="ce2" office:value-type="string" calcext:value-type="string">
            <text:p>Course Schedule IV</text:p>
          </table:table-cell>
          <table:table-cell table:style-name="ce4" table:formula="of:=HYPERLINK( concat(&quot;https://leetcode.com/problems/&quot;; [.D444]); [.B444])" office:value-type="string" office:string-value="" calcext:value-type="error">
            <text:p>#NAME?</text:p>
          </table:table-cell>
          <table:table-cell table:style-name="ce6" office:value-type="string" calcext:value-type="string">
            <text:p>course-schedule-iv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Graph, 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ROUND( IFERROR((( [.G444]+ 1.9208) / ( [.G444] + [.H444]) - 1.96 * SQRT(([.G444] *  [.H444]) / ([.G444] +  [.H444]) + 0.9604) / ([.G444] +  [.H444])) / (1 + 3.8416 / ([.G444] +  [.H444]));0); 5) * 100" office:value-type="float" office:value="90.13" calcext:value-type="float">
            <text:p>90.1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Valid Anagram</text:p>
          </table:table-cell>
          <table:table-cell table:style-name="ce4" table:formula="of:=HYPERLINK( concat(&quot;https://leetcode.com/problems/&quot;; [.D445]); [.B445])" office:value-type="string" office:string-value="" calcext:value-type="error">
            <text:p>#NAME?</text:p>
          </table:table-cell>
          <table:table-cell table:style-name="ce6" office:value-type="string" calcext:value-type="string">
            <text:p>valid-anagram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Sort, </text:p>
          </table:table-cell>
          <table:table-cell table:style-name="ce6" office:value-type="float" office:value="1528" calcext:value-type="float">
            <text:p>1528</text:p>
          </table:table-cell>
          <table:table-cell table:style-name="ce6" office:value-type="float" office:value="141" calcext:value-type="float">
            <text:p>141</text:p>
          </table:table-cell>
          <table:table-cell table:style-name="ce6" table:formula="of:=ROUND( IFERROR((( [.G445]+ 1.9208) / ( [.G445] + [.H445]) - 1.96 * SQRT(([.G445] *  [.H445]) / ([.G445] +  [.H445]) + 0.9604) / ([.G445] +  [.H445])) / (1 + 3.8416 / ([.G445] +  [.H445]));0); 5) * 100" office:value-type="float" office:value="90.12" calcext:value-type="float">
            <text:p>90.1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31" calcext:value-type="float">
            <text:p>931</text:p>
          </table:table-cell>
          <table:table-cell table:style-name="ce2" office:value-type="string" calcext:value-type="string">
            <text:p>Minimum Falling Path Sum</text:p>
          </table:table-cell>
          <table:table-cell table:style-name="ce4" table:formula="of:=HYPERLINK( concat(&quot;https://leetcode.com/problems/&quot;; [.D446]); [.B446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falling-path-su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690" calcext:value-type="float">
            <text:p>690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ROUND( IFERROR((( [.G446]+ 1.9208) / ( [.G446] + [.H446]) - 1.96 * SQRT(([.G446] *  [.H446]) / ([.G446] +  [.H446]) + 0.9604) / ([.G446] +  [.H446])) / (1 + 3.8416 / ([.G446] +  [.H446]));0); 5) * 100" office:value-type="float" office:value="90.106" calcext:value-type="float">
            <text:p>90.1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88" calcext:value-type="float">
            <text:p>1288</text:p>
          </table:table-cell>
          <table:table-cell table:style-name="ce2" office:value-type="string" calcext:value-type="string">
            <text:p>Remove Covered Intervals</text:p>
          </table:table-cell>
          <table:table-cell table:style-name="ce4" table:formula="of:=HYPERLINK( concat(&quot;https://leetcode.com/problems/&quot;; [.D447]); [.B447])" office:value-type="string" office:string-value="" calcext:value-type="error">
            <text:p>#NAME?</text:p>
          </table:table-cell>
          <table:table-cell table:style-name="ce6" office:value-type="string" calcext:value-type="string">
            <text:p>remove-covered-interval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e Sweep, 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ROUND( IFERROR((( [.G447]+ 1.9208) / ( [.G447] + [.H447]) - 1.96 * SQRT(([.G447] *  [.H447]) / ([.G447] +  [.H447]) + 0.9604) / ([.G447] +  [.H447])) / (1 + 3.8416 / ([.G447] +  [.H447]));0); 5) * 100" office:value-type="float" office:value="90.077" calcext:value-type="float">
            <text:p>90.07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15" calcext:value-type="float">
            <text:p>1215</text:p>
          </table:table-cell>
          <table:table-cell table:style-name="ce2" office:value-type="string" calcext:value-type="string">
            <text:p>Stepping Numbers</text:p>
          </table:table-cell>
          <table:table-cell table:style-name="ce4" table:formula="of:=HYPERLINK( concat(&quot;https://leetcode.com/problems/&quot;; [.D448]); [.B448])" office:value-type="string" office:string-value="" calcext:value-type="error">
            <text:p>#NAME?</text:p>
          </table:table-cell>
          <table:table-cell table:style-name="ce6" office:value-type="string" calcext:value-type="string">
            <text:p>stepping-numbe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acktracking, 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ROUND( IFERROR((( [.G448]+ 1.9208) / ( [.G448] + [.H448]) - 1.96 * SQRT(([.G448] *  [.H448]) / ([.G448] +  [.H448]) + 0.9604) / ([.G448] +  [.H448])) / (1 + 3.8416 / ([.G448] +  [.H448]));0); 5) * 100" office:value-type="float" office:value="90.058" calcext:value-type="float">
            <text:p>90.05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table:style-name="ce2" office:value-type="string" calcext:value-type="string">
            <text:p>Search in a Sorted Array of Unknown Size</text:p>
          </table:table-cell>
          <table:table-cell table:style-name="ce4" table:formula="of:=HYPERLINK( concat(&quot;https://leetcode.com/problems/&quot;; [.D449]); [.B449])" office:value-type="string" office:string-value="" calcext:value-type="error">
            <text:p>#NAME?</text:p>
          </table:table-cell>
          <table:table-cell table:style-name="ce6" office:value-type="string" calcext:value-type="string">
            <text:p>search-in-a-sorted-array-of-unknown-siz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nary Search, </text:p>
          </table:table-cell>
          <table:table-cell table:style-name="ce6" office:value-type="float" office:value="317" calcext:value-type="float">
            <text:p>317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ROUND( IFERROR((( [.G449]+ 1.9208) / ( [.G449] + [.H449]) - 1.96 * SQRT(([.G449] *  [.H449]) / ([.G449] +  [.H449]) + 0.9604) / ([.G449] +  [.H449])) / (1 + 3.8416 / ([.G449] +  [.H449]));0); 5) * 100" office:value-type="float" office:value="90.054" calcext:value-type="float">
            <text:p>90.05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15" calcext:value-type="float">
            <text:p>715</text:p>
          </table:table-cell>
          <table:table-cell table:style-name="ce2" office:value-type="string" calcext:value-type="string">
            <text:p>Range Module</text:p>
          </table:table-cell>
          <table:table-cell table:style-name="ce4" table:formula="of:=HYPERLINK( concat(&quot;https://leetcode.com/problems/&quot;; [.D450]); [.B450])" office:value-type="string" office:string-value="" calcext:value-type="error">
            <text:p>#NAME?</text:p>
          </table:table-cell>
          <table:table-cell table:style-name="ce6" office:value-type="string" calcext:value-type="string">
            <text:p>range-modul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egment Tree, Ordered Map, </text:p>
          </table:table-cell>
          <table:table-cell table:style-name="ce6" office:value-type="float" office:value="425" calcext:value-type="float">
            <text:p>425</text:p>
          </table:table-cell>
          <table:table-cell table:style-name="ce6" office:value-type="float" office:value="33" calcext:value-type="float">
            <text:p>33</text:p>
          </table:table-cell>
          <table:table-cell table:style-name="ce6" table:formula="of:=ROUND( IFERROR((( [.G450]+ 1.9208) / ( [.G450] + [.H450]) - 1.96 * SQRT(([.G450] *  [.H450]) / ([.G450] +  [.H450]) + 0.9604) / ([.G450] +  [.H450])) / (1 + 3.8416 / ([.G450] +  [.H450]));0); 5) * 100" office:value-type="float" office:value="90.054" calcext:value-type="float">
            <text:p>90.05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Tree Node</text:p>
          </table:table-cell>
          <table:table-cell table:style-name="ce4" table:formula="of:=HYPERLINK( concat(&quot;https://leetcode.com/problems/&quot;; [.D451]); [.B451])" office:value-type="string" office:string-value="" calcext:value-type="error">
            <text:p>#NAME?</text:p>
          </table:table-cell>
          <table:table-cell table:style-name="ce6" office:value-type="string" calcext:value-type="string">
            <text:p>tree-node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ROUND( IFERROR((( [.G451]+ 1.9208) / ( [.G451] + [.H451]) - 1.96 * SQRT(([.G451] *  [.H451]) / ([.G451] +  [.H451]) + 0.9604) / ([.G451] +  [.H451])) / (1 + 3.8416 / ([.G451] +  [.H451]));0); 5) * 100" office:value-type="float" office:value="90.034" calcext:value-type="float">
            <text:p>90.03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Divide Chocolate</text:p>
          </table:table-cell>
          <table:table-cell table:style-name="ce4" table:formula="of:=HYPERLINK( concat(&quot;https://leetcode.com/problems/&quot;; [.D452]); [.B452])" office:value-type="string" office:string-value="" calcext:value-type="error">
            <text:p>#NAME?</text:p>
          </table:table-cell>
          <table:table-cell table:style-name="ce6" office:value-type="string" calcext:value-type="string">
            <text:p>divide-chocolat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inary Search, Greedy, </text:p>
          </table:table-cell>
          <table:table-cell table:style-name="ce6" office:value-type="float" office:value="294" calcext:value-type="float">
            <text:p>294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ROUND( IFERROR((( [.G452]+ 1.9208) / ( [.G452] + [.H452]) - 1.96 * SQRT(([.G452] *  [.H452]) / ([.G452] +  [.H452]) + 0.9604) / ([.G452] +  [.H452])) / (1 + 3.8416 / ([.G452] +  [.H452]));0); 5) * 100" office:value-type="float" office:value="90.024" calcext:value-type="float">
            <text:p>90.0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65" calcext:value-type="float">
            <text:p>965</text:p>
          </table:table-cell>
          <table:table-cell table:style-name="ce2" office:value-type="string" calcext:value-type="string">
            <text:p>Univalued Binary Tree</text:p>
          </table:table-cell>
          <table:table-cell table:style-name="ce4" table:formula="of:=HYPERLINK( concat(&quot;https://leetcode.com/problems/&quot;; [.D453]); [.B453])" office:value-type="string" office:string-value="" calcext:value-type="error">
            <text:p>#NAME?</text:p>
          </table:table-cell>
          <table:table-cell table:style-name="ce6" office:value-type="string" calcext:value-type="string">
            <text:p>univalued-binary-tre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496" calcext:value-type="float">
            <text:p>496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formula="of:=ROUND( IFERROR((( [.G453]+ 1.9208) / ( [.G453] + [.H453]) - 1.96 * SQRT(([.G453] *  [.H453]) / ([.G453] +  [.H453]) + 0.9604) / ([.G453] +  [.H453])) / (1 + 3.8416 / ([.G453] +  [.H453]));0); 5) * 100" office:value-type="float" office:value="89.997" calcext:value-type="float">
            <text:p>89.99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37" calcext:value-type="float">
            <text:p>1337</text:p>
          </table:table-cell>
          <table:table-cell table:style-name="ce2" office:value-type="string" calcext:value-type="string">
            <text:p>The K Weakest Rows in a Matrix</text:p>
          </table:table-cell>
          <table:table-cell table:style-name="ce4" table:formula="of:=HYPERLINK( concat(&quot;https://leetcode.com/problems/&quot;; [.D454]); [.B454])" office:value-type="string" office:string-value="" calcext:value-type="error">
            <text:p>#NAME?</text:p>
          </table:table-cell>
          <table:table-cell table:style-name="ce6" office:value-type="string" calcext:value-type="string">
            <text:p>the-k-weakest-rows-in-a-matrix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Binary Search, 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ROUND( IFERROR((( [.G454]+ 1.9208) / ( [.G454] + [.H454]) - 1.96 * SQRT(([.G454] *  [.H454]) / ([.G454] +  [.H454]) + 0.9604) / ([.G454] +  [.H454])) / (1 + 3.8416 / ([.G454] +  [.H454]));0); 5) * 100" office:value-type="float" office:value="89.995" calcext:value-type="float">
            <text:p>89.9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56" calcext:value-type="float">
            <text:p>1156</text:p>
          </table:table-cell>
          <table:table-cell table:style-name="ce2" office:value-type="string" calcext:value-type="string">
            <text:p>Swap For Longest Repeated Character Substring</text:p>
          </table:table-cell>
          <table:table-cell table:style-name="ce4" table:formula="of:=HYPERLINK( concat(&quot;https://leetcode.com/problems/&quot;; [.D455]); [.B455])" office:value-type="string" office:string-value="" calcext:value-type="error">
            <text:p>#NAME?</text:p>
          </table:table-cell>
          <table:table-cell table:style-name="ce6" office:value-type="string" calcext:value-type="string">
            <text:p>swap-for-longest-repeated-character-substr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ROUND( IFERROR((( [.G455]+ 1.9208) / ( [.G455] + [.H455]) - 1.96 * SQRT(([.G455] *  [.H455]) / ([.G455] +  [.H455]) + 0.9604) / ([.G455] +  [.H455])) / (1 + 3.8416 / ([.G455] +  [.H455]));0); 5) * 100" office:value-type="float" office:value="89.995" calcext:value-type="float">
            <text:p>89.9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69" calcext:value-type="float">
            <text:p>669</text:p>
          </table:table-cell>
          <table:table-cell table:style-name="ce2" office:value-type="string" calcext:value-type="string">
            <text:p>Trim a Binary Search Tree</text:p>
          </table:table-cell>
          <table:table-cell table:style-name="ce4" table:formula="of:=HYPERLINK( concat(&quot;https://leetcode.com/problems/&quot;; [.D456]); [.B456])" office:value-type="string" office:string-value="" calcext:value-type="error">
            <text:p>#NAME?</text:p>
          </table:table-cell>
          <table:table-cell table:style-name="ce6" office:value-type="string" calcext:value-type="string">
            <text:p>trim-a-binary-search-tre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1793" calcext:value-type="float">
            <text:p>1793</text:p>
          </table:table-cell>
          <table:table-cell table:style-name="ce6" office:value-type="float" office:value="171" calcext:value-type="float">
            <text:p>171</text:p>
          </table:table-cell>
          <table:table-cell table:style-name="ce6" table:formula="of:=ROUND( IFERROR((( [.G456]+ 1.9208) / ( [.G456] + [.H456]) - 1.96 * SQRT(([.G456] *  [.H456]) / ([.G456] +  [.H456]) + 0.9604) / ([.G456] +  [.H456])) / (1 + 3.8416 / ([.G456] +  [.H456]));0); 5) * 100" office:value-type="float" office:value="89.964" calcext:value-type="float">
            <text:p>89.96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style-name="ce2" office:value-type="string" calcext:value-type="string">
            <text:p>Insert into a Binary Search Tree</text:p>
          </table:table-cell>
          <table:table-cell table:style-name="ce4" table:formula="of:=HYPERLINK( concat(&quot;https://leetcode.com/problems/&quot;; [.D457]); [.B457])" office:value-type="string" office:string-value="" calcext:value-type="error">
            <text:p>#NAME?</text:p>
          </table:table-cell>
          <table:table-cell table:style-name="ce6" office:value-type="string" calcext:value-type="string">
            <text:p>insert-into-a-binary-search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848" calcext:value-type="float">
            <text:p>848</text:p>
          </table:table-cell>
          <table:table-cell table:style-name="ce6" office:value-type="float" office:value="76" calcext:value-type="float">
            <text:p>76</text:p>
          </table:table-cell>
          <table:table-cell table:style-name="ce6" table:formula="of:=ROUND( IFERROR((( [.G457]+ 1.9208) / ( [.G457] + [.H457]) - 1.96 * SQRT(([.G457] *  [.H457]) / ([.G457] +  [.H457]) + 0.9604) / ([.G457] +  [.H457])) / (1 + 3.8416 / ([.G457] +  [.H457]));0); 5) * 100" office:value-type="float" office:value="89.826" calcext:value-type="float">
            <text:p>89.82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Swim in Rising Water</text:p>
          </table:table-cell>
          <table:table-cell table:style-name="ce4" table:formula="of:=HYPERLINK( concat(&quot;https://leetcode.com/problems/&quot;; [.D458]); [.B458])" office:value-type="string" office:string-value="" calcext:value-type="error">
            <text:p>#NAME?</text:p>
          </table:table-cell>
          <table:table-cell table:style-name="ce6" office:value-type="string" calcext:value-type="string">
            <text:p>swim-in-rising-water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inary Search, Heap, Depth-first Search, Union Find, </text:p>
          </table:table-cell>
          <table:table-cell table:style-name="ce6" office:value-type="float" office:value="575" calcext:value-type="float">
            <text:p>575</text:p>
          </table:table-cell>
          <table:table-cell table:style-name="ce6" office:value-type="float" office:value="49" calcext:value-type="float">
            <text:p>49</text:p>
          </table:table-cell>
          <table:table-cell table:style-name="ce6" table:formula="of:=ROUND( IFERROR((( [.G458]+ 1.9208) / ( [.G458] + [.H458]) - 1.96 * SQRT(([.G458] *  [.H458]) / ([.G458] +  [.H458]) + 0.9604) / ([.G458] +  [.H458])) / (1 + 3.8416 / ([.G458] +  [.H458]));0); 5) * 100" office:value-type="float" office:value="89.77" calcext:value-type="float">
            <text:p>89.7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Sliding Window Median</text:p>
          </table:table-cell>
          <table:table-cell table:style-name="ce4" table:formula="of:=HYPERLINK( concat(&quot;https://leetcode.com/problems/&quot;; [.D459]); [.B459])" office:value-type="string" office:string-value="" calcext:value-type="error">
            <text:p>#NAME?</text:p>
          </table:table-cell>
          <table:table-cell table:style-name="ce6" office:value-type="string" calcext:value-type="string">
            <text:p>sliding-window-median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liding Window, </text:p>
          </table:table-cell>
          <table:table-cell table:style-name="ce6" office:value-type="float" office:value="879" calcext:value-type="float">
            <text:p>879</text:p>
          </table:table-cell>
          <table:table-cell table:style-name="ce6" office:value-type="float" office:value="80" calcext:value-type="float">
            <text:p>80</text:p>
          </table:table-cell>
          <table:table-cell table:style-name="ce6" table:formula="of:=ROUND( IFERROR((( [.G459]+ 1.9208) / ( [.G459] + [.H459]) - 1.96 * SQRT(([.G459] *  [.H459]) / ([.G459] +  [.H459]) + 0.9604) / ([.G459] +  [.H459])) / (1 + 3.8416 / ([.G459] +  [.H459]));0); 5) * 100" office:value-type="float" office:value="89.737" calcext:value-type="float">
            <text:p>89.73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Best Meeting Point</text:p>
          </table:table-cell>
          <table:table-cell table:style-name="ce4" table:formula="of:=HYPERLINK( concat(&quot;https://leetcode.com/problems/&quot;; [.D460]); [.B460])" office:value-type="string" office:string-value="" calcext:value-type="error">
            <text:p>#NAME?</text:p>
          </table:table-cell>
          <table:table-cell table:style-name="ce6" office:value-type="string" calcext:value-type="string">
            <text:p>best-meeting-point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Sort, </text:p>
          </table:table-cell>
          <table:table-cell table:style-name="ce6" office:value-type="float" office:value="451" calcext:value-type="float">
            <text:p>451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ROUND( IFERROR((( [.G460]+ 1.9208) / ( [.G460] + [.H460]) - 1.96 * SQRT(([.G460] *  [.H460]) / ([.G460] +  [.H460]) + 0.9604) / ([.G460] +  [.H460])) / (1 + 3.8416 / ([.G460] +  [.H460]));0); 5) * 100" office:value-type="float" office:value="89.724" calcext:value-type="float">
            <text:p>89.7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2" office:value-type="string" calcext:value-type="string">
            <text:p>Pairs of Songs With Total Durations Divisible by 60</text:p>
          </table:table-cell>
          <table:table-cell table:style-name="ce4" table:formula="of:=HYPERLINK( concat(&quot;https://leetcode.com/problems/&quot;; [.D461]); [.B461])" office:value-type="string" office:string-value="" calcext:value-type="error">
            <text:p>#NAME?</text:p>
          </table:table-cell>
          <table:table-cell table:style-name="ce6" office:value-type="string" calcext:value-type="string">
            <text:p>pairs-of-songs-with-total-durations-divisible-by-60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formula="of:=ROUND( IFERROR((( [.G461]+ 1.9208) / ( [.G461] + [.H461]) - 1.96 * SQRT(([.G461] *  [.H461]) / ([.G461] +  [.H461]) + 0.9604) / ([.G461] +  [.H461])) / (1 + 3.8416 / ([.G461] +  [.H461]));0); 5) * 100" office:value-type="float" office:value="89.693" calcext:value-type="float">
            <text:p>89.69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Verify Preorder Sequence in Binary Search Tree</text:p>
          </table:table-cell>
          <table:table-cell table:style-name="ce4" table:formula="of:=HYPERLINK( concat(&quot;https://leetcode.com/problems/&quot;; [.D462]); [.B462])" office:value-type="string" office:string-value="" calcext:value-type="error">
            <text:p>#NAME?</text:p>
          </table:table-cell>
          <table:table-cell table:style-name="ce6" office:value-type="string" calcext:value-type="string">
            <text:p>verify-preorder-sequence-in-binary-search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ack, Tree, </text:p>
          </table:table-cell>
          <table:table-cell table:style-name="ce6" office:value-type="float" office:value="588" calcext:value-type="float">
            <text:p>588</text:p>
          </table:table-cell>
          <table:table-cell table:style-name="ce6" office:value-type="float" office:value="51" calcext:value-type="float">
            <text:p>51</text:p>
          </table:table-cell>
          <table:table-cell table:style-name="ce6" table:formula="of:=ROUND( IFERROR((( [.G462]+ 1.9208) / ( [.G462] + [.H462]) - 1.96 * SQRT(([.G462] *  [.H462]) / ([.G462] +  [.H462]) + 0.9604) / ([.G462] +  [.H462])) / (1 + 3.8416 / ([.G462] +  [.H462]));0); 5) * 100" office:value-type="float" office:value="89.658" calcext:value-type="float">
            <text:p>89.65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Smallest Rotation with Highest Score</text:p>
          </table:table-cell>
          <table:table-cell table:style-name="ce4" table:formula="of:=HYPERLINK( concat(&quot;https://leetcode.com/problems/&quot;; [.D463]); [.B463])" office:value-type="string" office:string-value="" calcext:value-type="error">
            <text:p>#NAME?</text:p>
          </table:table-cell>
          <table:table-cell table:style-name="ce6" office:value-type="string" calcext:value-type="string">
            <text:p>smallest-rotation-with-highest-score</text:p>
          </table:table-cell>
          <table:table-cell table:style-name="ce8" office:value-type="string" calcext:value-type="string">
            <text:p>Hard</text:p>
          </table:table-cell>
          <table:table-cell table:style-name="ce11"/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ROUND( IFERROR((( [.G463]+ 1.9208) / ( [.G463] + [.H463]) - 1.96 * SQRT(([.G463] *  [.H463]) / ([.G463] +  [.H463]) + 0.9604) / ([.G463] +  [.H463])) / (1 + 3.8416 / ([.G463] +  [.H463]));0); 5) * 100" office:value-type="float" office:value="89.651" calcext:value-type="float">
            <text:p>89.6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style-name="ce2" office:value-type="string" calcext:value-type="string">
            <text:p>Minimum Moves to Equal Array Elements II</text:p>
          </table:table-cell>
          <table:table-cell table:style-name="ce4" table:formula="of:=HYPERLINK( concat(&quot;https://leetcode.com/problems/&quot;; [.D464]); [.B464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moves-to-equal-array-elements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516" calcext:value-type="float">
            <text:p>516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formula="of:=ROUND( IFERROR((( [.G464]+ 1.9208) / ( [.G464] + [.H464]) - 1.96 * SQRT(([.G464] *  [.H464]) / ([.G464] +  [.H464]) + 0.9604) / ([.G464] +  [.H464])) / (1 + 3.8416 / ([.G464] +  [.H464]));0); 5) * 100" office:value-type="float" office:value="89.616" calcext:value-type="float">
            <text:p>89.6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Shortest Word Distance</text:p>
          </table:table-cell>
          <table:table-cell table:style-name="ce4" table:formula="of:=HYPERLINK( concat(&quot;https://leetcode.com/problems/&quot;; [.D465]); [.B465])" office:value-type="string" office:string-value="" calcext:value-type="error">
            <text:p>#NAME?</text:p>
          </table:table-cell>
          <table:table-cell table:style-name="ce6" office:value-type="string" calcext:value-type="string">
            <text:p>shortest-word-distanc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formula="of:=ROUND( IFERROR((( [.G465]+ 1.9208) / ( [.G465] + [.H465]) - 1.96 * SQRT(([.G465] *  [.H465]) / ([.G465] +  [.H465]) + 0.9604) / ([.G465] +  [.H465])) / (1 + 3.8416 / ([.G465] +  [.H465]));0); 5) * 100" office:value-type="float" office:value="89.616" calcext:value-type="float">
            <text:p>89.6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style-name="ce2" office:value-type="string" calcext:value-type="string">
            <text:p>Valid Triangle Number</text:p>
          </table:table-cell>
          <table:table-cell table:style-name="ce4" table:formula="of:=HYPERLINK( concat(&quot;https://leetcode.com/problems/&quot;; [.D466]); [.B466])" office:value-type="string" office:string-value="" calcext:value-type="error">
            <text:p>#NAME?</text:p>
          </table:table-cell>
          <table:table-cell table:style-name="ce6" office:value-type="string" calcext:value-type="string">
            <text:p>valid-triangle-numb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010" calcext:value-type="float">
            <text:p>1010</text:p>
          </table:table-cell>
          <table:table-cell table:style-name="ce6" office:value-type="float" office:value="95" calcext:value-type="float">
            <text:p>95</text:p>
          </table:table-cell>
          <table:table-cell table:style-name="ce6" table:formula="of:=ROUND( IFERROR((( [.G466]+ 1.9208) / ( [.G466] + [.H466]) - 1.96 * SQRT(([.G466] *  [.H466]) / ([.G466] +  [.H466]) + 0.9604) / ([.G466] +  [.H466])) / (1 + 3.8416 / ([.G466] +  [.H466]));0); 5) * 100" office:value-type="float" office:value="89.603" calcext:value-type="float">
            <text:p>89.6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table:style-name="ce2" office:value-type="string" calcext:value-type="string">
            <text:p>Couples Holding Hands</text:p>
          </table:table-cell>
          <table:table-cell table:style-name="ce4" table:formula="of:=HYPERLINK( concat(&quot;https://leetcode.com/problems/&quot;; [.D467]); [.B467])" office:value-type="string" office:string-value="" calcext:value-type="error">
            <text:p>#NAME?</text:p>
          </table:table-cell>
          <table:table-cell table:style-name="ce6" office:value-type="string" calcext:value-type="string">
            <text:p>couples-holding-hand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Greedy, Union Find, Graph, </text:p>
          </table:table-cell>
          <table:table-cell table:style-name="ce6" office:value-type="float" office:value="672" calcext:value-type="float">
            <text:p>672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formula="of:=ROUND( IFERROR((( [.G467]+ 1.9208) / ( [.G467] + [.H467]) - 1.96 * SQRT(([.G467] *  [.H467]) / ([.G467] +  [.H467]) + 0.9604) / ([.G467] +  [.H467])) / (1 + 3.8416 / ([.G467] +  [.H467]));0); 5) * 100" office:value-type="float" office:value="89.591" calcext:value-type="float">
            <text:p>89.59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Letter Combinations of a Phone Number</text:p>
          </table:table-cell>
          <table:table-cell table:style-name="ce4" table:formula="of:=HYPERLINK( concat(&quot;https://leetcode.com/problems/&quot;; [.D468]); [.B468])" office:value-type="string" office:string-value="" calcext:value-type="error">
            <text:p>#NAME?</text:p>
          </table:table-cell>
          <table:table-cell table:style-name="ce6" office:value-type="string" calcext:value-type="string">
            <text:p>letter-combinations-of-a-phone-numb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Backtracking, </text:p>
          </table:table-cell>
          <table:table-cell table:style-name="ce6" office:value-type="float" office:value="3906" calcext:value-type="float">
            <text:p>3906</text:p>
          </table:table-cell>
          <table:table-cell table:style-name="ce6" office:value-type="float" office:value="411" calcext:value-type="float">
            <text:p>411</text:p>
          </table:table-cell>
          <table:table-cell table:style-name="ce6" table:formula="of:=ROUND( IFERROR((( [.G468]+ 1.9208) / ( [.G468] + [.H468]) - 1.96 * SQRT(([.G468] *  [.H468]) / ([.G468] +  [.H468]) + 0.9604) / ([.G468] +  [.H468])) / (1 + 3.8416 / ([.G468] +  [.H468]));0); 5) * 100" office:value-type="float" office:value="89.568" calcext:value-type="float">
            <text:p>89.56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Maximum Product of Word Lengths</text:p>
          </table:table-cell>
          <table:table-cell table:style-name="ce4" table:formula="of:=HYPERLINK( concat(&quot;https://leetcode.com/problems/&quot;; [.D469]); [.B469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product-of-word-length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t Manipulation, </text:p>
          </table:table-cell>
          <table:table-cell table:style-name="ce6" office:value-type="float" office:value="786" calcext:value-type="float">
            <text:p>786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ROUND( IFERROR((( [.G469]+ 1.9208) / ( [.G469] + [.H469]) - 1.96 * SQRT(([.G469] *  [.H469]) / ([.G469] +  [.H469]) + 0.9604) / ([.G469] +  [.H469])) / (1 + 3.8416 / ([.G469] +  [.H469]));0); 5) * 100" office:value-type="float" office:value="89.563" calcext:value-type="float">
            <text:p>89.56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31" calcext:value-type="float">
            <text:p>1331</text:p>
          </table:table-cell>
          <table:table-cell table:style-name="ce2" office:value-type="string" calcext:value-type="string">
            <text:p>Rank Transform of an Array</text:p>
          </table:table-cell>
          <table:table-cell table:style-name="ce4" table:formula="of:=HYPERLINK( concat(&quot;https://leetcode.com/problems/&quot;; [.D470]); [.B470])" office:value-type="string" office:string-value="" calcext:value-type="error">
            <text:p>#NAME?</text:p>
          </table:table-cell>
          <table:table-cell table:style-name="ce6" office:value-type="string" calcext:value-type="string">
            <text:p>rank-transform-of-an-arra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ROUND( IFERROR((( [.G470]+ 1.9208) / ( [.G470] + [.H470]) - 1.96 * SQRT(([.G470] *  [.H470]) / ([.G470] +  [.H470]) + 0.9604) / ([.G470] +  [.H470])) / (1 + 3.8416 / ([.G470] +  [.H470]));0); 5) * 100" office:value-type="float" office:value="89.531" calcext:value-type="float">
            <text:p>89.53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22" calcext:value-type="float">
            <text:p>1422</text:p>
          </table:table-cell>
          <table:table-cell table:style-name="ce2" office:value-type="string" calcext:value-type="string">
            <text:p>Maximum Score After Splitting a String</text:p>
          </table:table-cell>
          <table:table-cell table:style-name="ce4" table:formula="of:=HYPERLINK( concat(&quot;https://leetcode.com/problems/&quot;; [.D471]); [.B471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score-after-splitting-a-string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ROUND( IFERROR((( [.G471]+ 1.9208) / ( [.G471] + [.H471]) - 1.96 * SQRT(([.G471] *  [.H471]) / ([.G471] +  [.H471]) + 0.9604) / ([.G471] +  [.H471])) / (1 + 3.8416 / ([.G471] +  [.H471]));0); 5) * 100" office:value-type="float" office:value="89.53" calcext:value-type="float">
            <text:p>89.5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53" calcext:value-type="float">
            <text:p>653</text:p>
          </table:table-cell>
          <table:table-cell table:style-name="ce2" office:value-type="string" calcext:value-type="string">
            <text:p>Two Sum IV - Input is a BST</text:p>
          </table:table-cell>
          <table:table-cell table:style-name="ce4" table:formula="of:=HYPERLINK( concat(&quot;https://leetcode.com/problems/&quot;; [.D472]); [.B472])" office:value-type="string" office:string-value="" calcext:value-type="error">
            <text:p>#NAME?</text:p>
          </table:table-cell>
          <table:table-cell table:style-name="ce6" office:value-type="string" calcext:value-type="string">
            <text:p>two-sum-iv-input-is-a-bst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1428" calcext:value-type="float">
            <text:p>1428</text:p>
          </table:table-cell>
          <table:table-cell table:style-name="ce6" office:value-type="float" office:value="141" calcext:value-type="float">
            <text:p>141</text:p>
          </table:table-cell>
          <table:table-cell table:style-name="ce6" table:formula="of:=ROUND( IFERROR((( [.G472]+ 1.9208) / ( [.G472] + [.H472]) - 1.96 * SQRT(([.G472] *  [.H472]) / ([.G472] +  [.H472]) + 0.9604) / ([.G472] +  [.H472])) / (1 + 3.8416 / ([.G472] +  [.H472]));0); 5) * 100" office:value-type="float" office:value="89.496" calcext:value-type="float">
            <text:p>89.49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63" calcext:value-type="float">
            <text:p>663</text:p>
          </table:table-cell>
          <table:table-cell table:style-name="ce2" office:value-type="string" calcext:value-type="string">
            <text:p>Equal Tree Partition</text:p>
          </table:table-cell>
          <table:table-cell table:style-name="ce4" table:formula="of:=HYPERLINK( concat(&quot;https://leetcode.com/problems/&quot;; [.D473]); [.B473])" office:value-type="string" office:string-value="" calcext:value-type="error">
            <text:p>#NAME?</text:p>
          </table:table-cell>
          <table:table-cell table:style-name="ce6" office:value-type="string" calcext:value-type="string">
            <text:p>equal-tree-parti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ROUND( IFERROR((( [.G473]+ 1.9208) / ( [.G473] + [.H473]) - 1.96 * SQRT(([.G473] *  [.H473]) / ([.G473] +  [.H473]) + 0.9604) / ([.G473] +  [.H473])) / (1 + 3.8416 / ([.G473] +  [.H473]));0); 5) * 100" office:value-type="float" office:value="89.489" calcext:value-type="float">
            <text:p>89.48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style-name="ce2" office:value-type="string" calcext:value-type="string">
            <text:p>Repeated Substring Pattern</text:p>
          </table:table-cell>
          <table:table-cell table:style-name="ce4" table:formula="of:=HYPERLINK( concat(&quot;https://leetcode.com/problems/&quot;; [.D474]); [.B474])" office:value-type="string" office:string-value="" calcext:value-type="error">
            <text:p>#NAME?</text:p>
          </table:table-cell>
          <table:table-cell table:style-name="ce6" office:value-type="string" calcext:value-type="string">
            <text:p>repeated-substring-pattern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1518" calcext:value-type="float">
            <text:p>1518</text:p>
          </table:table-cell>
          <table:table-cell table:style-name="ce6" office:value-type="float" office:value="151" calcext:value-type="float">
            <text:p>151</text:p>
          </table:table-cell>
          <table:table-cell table:style-name="ce6" table:formula="of:=ROUND( IFERROR((( [.G474]+ 1.9208) / ( [.G474] + [.H474]) - 1.96 * SQRT(([.G474] *  [.H474]) / ([.G474] +  [.H474]) + 0.9604) / ([.G474] +  [.H474])) / (1 + 3.8416 / ([.G474] +  [.H474]));0); 5) * 100" office:value-type="float" office:value="89.481" calcext:value-type="float">
            <text:p>89.4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2" office:value-type="string" calcext:value-type="string">
            <text:p>Number Complement</text:p>
          </table:table-cell>
          <table:table-cell table:style-name="ce4" table:formula="of:=HYPERLINK( concat(&quot;https://leetcode.com/problems/&quot;; [.D475]); [.B475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complement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Bit Manipulation, </text:p>
          </table:table-cell>
          <table:table-cell table:style-name="ce6" office:value-type="float" office:value="874" calcext:value-type="float">
            <text:p>874</text:p>
          </table:table-cell>
          <table:table-cell table:style-name="ce6" office:value-type="float" office:value="82" calcext:value-type="float">
            <text:p>82</text:p>
          </table:table-cell>
          <table:table-cell table:style-name="ce6" table:formula="of:=ROUND( IFERROR((( [.G475]+ 1.9208) / ( [.G475] + [.H475]) - 1.96 * SQRT(([.G475] *  [.H475]) / ([.G475] +  [.H475]) + 0.9604) / ([.G475] +  [.H475])) / (1 + 3.8416 / ([.G475] +  [.H475]));0); 5) * 100" office:value-type="float" office:value="89.477" calcext:value-type="float">
            <text:p>89.47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08" calcext:value-type="float">
            <text:p>1208</text:p>
          </table:table-cell>
          <table:table-cell table:style-name="ce2" office:value-type="string" calcext:value-type="string">
            <text:p>Get Equal Substrings Within Budget</text:p>
          </table:table-cell>
          <table:table-cell table:style-name="ce4" table:formula="of:=HYPERLINK( concat(&quot;https://leetcode.com/problems/&quot;; [.D476]); [.B476])" office:value-type="string" office:string-value="" calcext:value-type="error">
            <text:p>#NAME?</text:p>
          </table:table-cell>
          <table:table-cell table:style-name="ce6" office:value-type="string" calcext:value-type="string">
            <text:p>get-equal-substrings-within-budge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Sliding Window, 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ROUND( IFERROR((( [.G476]+ 1.9208) / ( [.G476] + [.H476]) - 1.96 * SQRT(([.G476] *  [.H476]) / ([.G476] +  [.H476]) + 0.9604) / ([.G476] +  [.H476])) / (1 + 3.8416 / ([.G476] +  [.H476]));0); 5) * 100" office:value-type="float" office:value="89.462" calcext:value-type="float">
            <text:p>89.46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75" calcext:value-type="float">
            <text:p>875</text:p>
          </table:table-cell>
          <table:table-cell table:style-name="ce2" office:value-type="string" calcext:value-type="string">
            <text:p>Koko Eating Bananas</text:p>
          </table:table-cell>
          <table:table-cell table:style-name="ce4" table:formula="of:=HYPERLINK( concat(&quot;https://leetcode.com/problems/&quot;; [.D477]); [.B477])" office:value-type="string" office:string-value="" calcext:value-type="error">
            <text:p>#NAME?</text:p>
          </table:table-cell>
          <table:table-cell table:style-name="ce6" office:value-type="string" calcext:value-type="string">
            <text:p>koko-eating-banana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nary Search, </text:p>
          </table:table-cell>
          <table:table-cell table:style-name="ce6" office:value-type="float" office:value="767" calcext:value-type="float">
            <text:p>767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ROUND( IFERROR((( [.G477]+ 1.9208) / ( [.G477] + [.H477]) - 1.96 * SQRT(([.G477] *  [.H477]) / ([.G477] +  [.H477]) + 0.9604) / ([.G477] +  [.H477])) / (1 + 3.8416 / ([.G477] +  [.H477]));0); 5) * 100" office:value-type="float" office:value="89.447" calcext:value-type="float">
            <text:p>89.44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47" calcext:value-type="float">
            <text:p>1347</text:p>
          </table:table-cell>
          <table:table-cell table:style-name="ce2" office:value-type="string" calcext:value-type="string">
            <text:p>Minimum Number of Steps to Make Two Strings Anagram</text:p>
          </table:table-cell>
          <table:table-cell table:style-name="ce4" table:formula="of:=HYPERLINK( concat(&quot;https://leetcode.com/problems/&quot;; [.D478]); [.B478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number-of-steps-to-make-two-strings-anagra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ROUND( IFERROR((( [.G478]+ 1.9208) / ( [.G478] + [.H478]) - 1.96 * SQRT(([.G478] *  [.H478]) / ([.G478] +  [.H478]) + 0.9604) / ([.G478] +  [.H478])) / (1 + 3.8416 / ([.G478] +  [.H478]));0); 5) * 100" office:value-type="float" office:value="89.446" calcext:value-type="float">
            <text:p>89.44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87" calcext:value-type="float">
            <text:p>887</text:p>
          </table:table-cell>
          <table:table-cell table:style-name="ce2" office:value-type="string" calcext:value-type="string">
            <text:p>Super Egg Drop</text:p>
          </table:table-cell>
          <table:table-cell table:style-name="ce4" table:formula="of:=HYPERLINK( concat(&quot;https://leetcode.com/problems/&quot;; [.D479]); [.B479])" office:value-type="string" office:string-value="" calcext:value-type="error">
            <text:p>#NAME?</text:p>
          </table:table-cell>
          <table:table-cell table:style-name="ce6" office:value-type="string" calcext:value-type="string">
            <text:p>super-egg-drop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Binary Search, Dynamic Programming, </text:p>
          </table:table-cell>
          <table:table-cell table:style-name="ce6" office:value-type="float" office:value="810" calcext:value-type="float">
            <text:p>810</text:p>
          </table:table-cell>
          <table:table-cell table:style-name="ce6" office:value-type="float" office:value="76" calcext:value-type="float">
            <text:p>76</text:p>
          </table:table-cell>
          <table:table-cell table:style-name="ce6" table:formula="of:=ROUND( IFERROR((( [.G479]+ 1.9208) / ( [.G479] + [.H479]) - 1.96 * SQRT(([.G479] *  [.H479]) / ([.G479] +  [.H479]) + 0.9604) / ([.G479] +  [.H479])) / (1 + 3.8416 / ([.G479] +  [.H479]));0); 5) * 100" office:value-type="float" office:value="89.395" calcext:value-type="float">
            <text:p>89.3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82" calcext:value-type="float">
            <text:p>1382</text:p>
          </table:table-cell>
          <table:table-cell table:style-name="ce2" office:value-type="string" calcext:value-type="string">
            <text:p>Balance a Binary Search Tree</text:p>
          </table:table-cell>
          <table:table-cell table:style-name="ce4" table:formula="of:=HYPERLINK( concat(&quot;https://leetcode.com/problems/&quot;; [.D480]); [.B480])" office:value-type="string" office:string-value="" calcext:value-type="error">
            <text:p>#NAME?</text:p>
          </table:table-cell>
          <table:table-cell table:style-name="ce6" office:value-type="string" calcext:value-type="string">
            <text:p>balance-a-binary-search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nary Search Tree, 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formula="of:=ROUND( IFERROR((( [.G480]+ 1.9208) / ( [.G480] + [.H480]) - 1.96 * SQRT(([.G480] *  [.H480]) / ([.G480] +  [.H480]) + 0.9604) / ([.G480] +  [.H480])) / (1 + 3.8416 / ([.G480] +  [.H480]));0); 5) * 100" office:value-type="float" office:value="89.381" calcext:value-type="float">
            <text:p>89.3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90" calcext:value-type="float">
            <text:p>1290</text:p>
          </table:table-cell>
          <table:table-cell table:style-name="ce2" office:value-type="string" calcext:value-type="string">
            <text:p>Convert Binary Number in a Linked List to Integer</text:p>
          </table:table-cell>
          <table:table-cell table:style-name="ce4" table:formula="of:=HYPERLINK( concat(&quot;https://leetcode.com/problems/&quot;; [.D481]); [.B481])" office:value-type="string" office:string-value="" calcext:value-type="error">
            <text:p>#NAME?</text:p>
          </table:table-cell>
          <table:table-cell table:style-name="ce6" office:value-type="string" calcext:value-type="string">
            <text:p>convert-binary-number-in-a-linked-list-to-integ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Linked List, Bit Manipulation, </text:p>
          </table:table-cell>
          <table:table-cell table:style-name="ce6" office:value-type="float" office:value="425" calcext:value-type="float">
            <text:p>425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ROUND( IFERROR((( [.G481]+ 1.9208) / ( [.G481] + [.H481]) - 1.96 * SQRT(([.G481] *  [.H481]) / ([.G481] +  [.H481]) + 0.9604) / ([.G481] +  [.H481])) / (1 + 3.8416 / ([.G481] +  [.H481]));0); 5) * 100" office:value-type="float" office:value="89.378" calcext:value-type="float">
            <text:p>89.37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66" calcext:value-type="float">
            <text:p>1066</text:p>
          </table:table-cell>
          <table:table-cell table:style-name="ce2" office:value-type="string" calcext:value-type="string">
            <text:p>Campus Bikes II</text:p>
          </table:table-cell>
          <table:table-cell table:style-name="ce4" table:formula="of:=HYPERLINK( concat(&quot;https://leetcode.com/problems/&quot;; [.D482]); [.B482])" office:value-type="string" office:string-value="" calcext:value-type="error">
            <text:p>#NAME?</text:p>
          </table:table-cell>
          <table:table-cell table:style-name="ce6" office:value-type="string" calcext:value-type="string">
            <text:p>campus-bikes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Backtracking, </text:p>
          </table:table-cell>
          <table:table-cell table:style-name="ce6" office:value-type="float" office:value="395" calcext:value-type="float">
            <text:p>395</text:p>
          </table:table-cell>
          <table:table-cell table:style-name="ce6" office:value-type="float" office:value="33" calcext:value-type="float">
            <text:p>33</text:p>
          </table:table-cell>
          <table:table-cell table:style-name="ce6" table:formula="of:=ROUND( IFERROR((( [.G482]+ 1.9208) / ( [.G482] + [.H482]) - 1.96 * SQRT(([.G482] *  [.H482]) / ([.G482] +  [.H482]) + 0.9604) / ([.G482] +  [.H482])) / (1 + 3.8416 / ([.G482] +  [.H482]));0); 5) * 100" office:value-type="float" office:value="89.37" calcext:value-type="float">
            <text:p>89.3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94" calcext:value-type="float">
            <text:p>994</text:p>
          </table:table-cell>
          <table:table-cell table:style-name="ce2" office:value-type="string" calcext:value-type="string">
            <text:p>Rotting Oranges</text:p>
          </table:table-cell>
          <table:table-cell table:style-name="ce4" table:formula="of:=HYPERLINK( concat(&quot;https://leetcode.com/problems/&quot;; [.D483]); [.B483])" office:value-type="string" office:string-value="" calcext:value-type="error">
            <text:p>#NAME?</text:p>
          </table:table-cell>
          <table:table-cell table:style-name="ce6" office:value-type="string" calcext:value-type="string">
            <text:p>rotting-orang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readth-first Search, </text:p>
          </table:table-cell>
          <table:table-cell table:style-name="ce6" office:value-type="float" office:value="1756" calcext:value-type="float">
            <text:p>1756</text:p>
          </table:table-cell>
          <table:table-cell table:style-name="ce6" office:value-type="float" office:value="180" calcext:value-type="float">
            <text:p>180</text:p>
          </table:table-cell>
          <table:table-cell table:style-name="ce6" table:formula="of:=ROUND( IFERROR((( [.G483]+ 1.9208) / ( [.G483] + [.H483]) - 1.96 * SQRT(([.G483] *  [.H483]) / ([.G483] +  [.H483]) + 0.9604) / ([.G483] +  [.H483])) / (1 + 3.8416 / ([.G483] +  [.H483]));0); 5) * 100" office:value-type="float" office:value="89.327" calcext:value-type="float">
            <text:p>89.32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earch Insert Position</text:p>
          </table:table-cell>
          <table:table-cell table:style-name="ce4" table:formula="of:=HYPERLINK( concat(&quot;https://leetcode.com/problems/&quot;; [.D484]); [.B484])" office:value-type="string" office:string-value="" calcext:value-type="error">
            <text:p>#NAME?</text:p>
          </table:table-cell>
          <table:table-cell table:style-name="ce6" office:value-type="string" calcext:value-type="string">
            <text:p>search-insert-position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Binary Search, </text:p>
          </table:table-cell>
          <table:table-cell table:style-name="ce6" office:value-type="float" office:value="2405" calcext:value-type="float">
            <text:p>2405</text:p>
          </table:table-cell>
          <table:table-cell table:style-name="ce6" office:value-type="float" office:value="253" calcext:value-type="float">
            <text:p>253</text:p>
          </table:table-cell>
          <table:table-cell table:style-name="ce6" table:formula="of:=ROUND( IFERROR((( [.G484]+ 1.9208) / ( [.G484] + [.H484]) - 1.96 * SQRT(([.G484] *  [.H484]) / ([.G484] +  [.H484]) + 0.9604) / ([.G484] +  [.H484])) / (1 + 3.8416 / ([.G484] +  [.H484]));0); 5) * 100" office:value-type="float" office:value="89.307" calcext:value-type="float">
            <text:p>89.30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12" calcext:value-type="float">
            <text:p>1112</text:p>
          </table:table-cell>
          <table:table-cell table:style-name="ce2" office:value-type="string" calcext:value-type="string">
            <text:p>Highest Grade For Each Student</text:p>
          </table:table-cell>
          <table:table-cell table:style-name="ce4" table:formula="of:=HYPERLINK( concat(&quot;https://leetcode.com/problems/&quot;; [.D485]); [.B485])" office:value-type="string" office:string-value="" calcext:value-type="error">
            <text:p>#NAME?</text:p>
          </table:table-cell>
          <table:table-cell table:style-name="ce6" office:value-type="string" calcext:value-type="string">
            <text:p>highest-grade-for-each-student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62" calcext:value-type="float">
            <text:p>6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ROUND( IFERROR((( [.G485]+ 1.9208) / ( [.G485] + [.H485]) - 1.96 * SQRT(([.G485] *  [.H485]) / ([.G485] +  [.H485]) + 0.9604) / ([.G485] +  [.H485])) / (1 + 3.8416 / ([.G485] +  [.H485]));0); 5) * 100" office:value-type="float" office:value="89.303" calcext:value-type="float">
            <text:p>89.3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94" calcext:value-type="float">
            <text:p>894</text:p>
          </table:table-cell>
          <table:table-cell table:style-name="ce2" office:value-type="string" calcext:value-type="string">
            <text:p>All Possible Full Binary Trees</text:p>
          </table:table-cell>
          <table:table-cell table:style-name="ce4" table:formula="of:=HYPERLINK( concat(&quot;https://leetcode.com/problems/&quot;; [.D486]); [.B486])" office:value-type="string" office:string-value="" calcext:value-type="error">
            <text:p>#NAME?</text:p>
          </table:table-cell>
          <table:table-cell table:style-name="ce6" office:value-type="string" calcext:value-type="string">
            <text:p>all-possible-full-binary-tre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Recursion, </text:p>
          </table:table-cell>
          <table:table-cell table:style-name="ce6" office:value-type="float" office:value="882" calcext:value-type="float">
            <text:p>882</text:p>
          </table:table-cell>
          <table:table-cell table:style-name="ce6" office:value-type="float" office:value="85" calcext:value-type="float">
            <text:p>85</text:p>
          </table:table-cell>
          <table:table-cell table:style-name="ce6" table:formula="of:=ROUND( IFERROR((( [.G486]+ 1.9208) / ( [.G486] + [.H486]) - 1.96 * SQRT(([.G486] *  [.H486]) / ([.G486] +  [.H486]) + 0.9604) / ([.G486] +  [.H486])) / (1 + 3.8416 / ([.G486] +  [.H486]));0); 5) * 100" office:value-type="float" office:value="89.258" calcext:value-type="float">
            <text:p>89.25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Count Different Palindromic Subsequences</text:p>
          </table:table-cell>
          <table:table-cell table:style-name="ce4" table:formula="of:=HYPERLINK( concat(&quot;https://leetcode.com/problems/&quot;; [.D487]); [.B487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-different-palindromic-subsequenc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Dynamic Programming, 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47" calcext:value-type="float">
            <text:p>47</text:p>
          </table:table-cell>
          <table:table-cell table:style-name="ce6" table:formula="of:=ROUND( IFERROR((( [.G487]+ 1.9208) / ( [.G487] + [.H487]) - 1.96 * SQRT(([.G487] *  [.H487]) / ([.G487] +  [.H487]) + 0.9604) / ([.G487] +  [.H487])) / (1 + 3.8416 / ([.G487] +  [.H487]));0); 5) * 100" office:value-type="float" office:value="89.188" calcext:value-type="float">
            <text:p>89.18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06" calcext:value-type="float">
            <text:p>1106</text:p>
          </table:table-cell>
          <table:table-cell table:style-name="ce2" office:value-type="string" calcext:value-type="string">
            <text:p>Parsing A Boolean Expression</text:p>
          </table:table-cell>
          <table:table-cell table:style-name="ce4" table:formula="of:=HYPERLINK( concat(&quot;https://leetcode.com/problems/&quot;; [.D488]); [.B488])" office:value-type="string" office:string-value="" calcext:value-type="error">
            <text:p>#NAME?</text:p>
          </table:table-cell>
          <table:table-cell table:style-name="ce6" office:value-type="string" calcext:value-type="string">
            <text:p>parsing-a-boolean-expression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236" calcext:value-type="float">
            <text:p>236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ROUND( IFERROR((( [.G488]+ 1.9208) / ( [.G488] + [.H488]) - 1.96 * SQRT(([.G488] *  [.H488]) / ([.G488] +  [.H488]) + 0.9604) / ([.G488] +  [.H488])) / (1 + 3.8416 / ([.G488] +  [.H488]));0); 5) * 100" office:value-type="float" office:value="89.077" calcext:value-type="float">
            <text:p>89.07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Binary Search Tree Iterator</text:p>
          </table:table-cell>
          <table:table-cell table:style-name="ce4" table:formula="of:=HYPERLINK( concat(&quot;https://leetcode.com/problems/&quot;; [.D489]); [.B489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search-tree-iterato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ack, Tree, Design, </text:p>
          </table:table-cell>
          <table:table-cell table:style-name="ce6" office:value-type="float" office:value="2485" calcext:value-type="float">
            <text:p>2485</text:p>
          </table:table-cell>
          <table:table-cell table:style-name="ce6" office:value-type="float" office:value="270" calcext:value-type="float">
            <text:p>270</text:p>
          </table:table-cell>
          <table:table-cell table:style-name="ce6" table:formula="of:=ROUND( IFERROR((( [.G489]+ 1.9208) / ( [.G489] + [.H489]) - 1.96 * SQRT(([.G489] *  [.H489]) / ([.G489] +  [.H489]) + 0.9604) / ([.G489] +  [.H489])) / (1 + 3.8416 / ([.G489] +  [.H489]));0); 5) * 100" office:value-type="float" office:value="89.033" calcext:value-type="float">
            <text:p>89.03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47" calcext:value-type="float">
            <text:p>1147</text:p>
          </table:table-cell>
          <table:table-cell table:style-name="ce2" office:value-type="string" calcext:value-type="string">
            <text:p>Longest Chunked Palindrome Decomposition</text:p>
          </table:table-cell>
          <table:table-cell table:style-name="ce4" table:formula="of:=HYPERLINK( concat(&quot;https://leetcode.com/problems/&quot;; [.D490]); [.B490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chunked-palindrome-decomposition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Rolling Hash, 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ROUND( IFERROR((( [.G490]+ 1.9208) / ( [.G490] + [.H490]) - 1.96 * SQRT(([.G490] *  [.H490]) / ([.G490] +  [.H490]) + 0.9604) / ([.G490] +  [.H490])) / (1 + 3.8416 / ([.G490] +  [.H490]));0); 5) * 100" office:value-type="float" office:value="89.006" calcext:value-type="float">
            <text:p>89.0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87" calcext:value-type="float">
            <text:p>1287</text:p>
          </table:table-cell>
          <table:table-cell table:style-name="ce2" office:value-type="string" calcext:value-type="string">
            <text:p>Element Appearing More Than 25% In Sorted Array</text:p>
          </table:table-cell>
          <table:table-cell table:style-name="ce4" table:formula="of:=HYPERLINK( concat(&quot;https://leetcode.com/problems/&quot;; [.D491]); [.B491])" office:value-type="string" office:string-value="" calcext:value-type="error">
            <text:p>#NAME?</text:p>
          </table:table-cell>
          <table:table-cell table:style-name="ce6" office:value-type="string" calcext:value-type="string">
            <text:p>element-appearing-more-than-25-in-sorted-arra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formula="of:=ROUND( IFERROR((( [.G491]+ 1.9208) / ( [.G491] + [.H491]) - 1.96 * SQRT(([.G491] *  [.H491]) / ([.G491] +  [.H491]) + 0.9604) / ([.G491] +  [.H491])) / (1 + 3.8416 / ([.G491] +  [.H491]));0); 5) * 100" office:value-type="float" office:value="88.995" calcext:value-type="float">
            <text:p>88.9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27" calcext:value-type="float">
            <text:p>1427</text:p>
          </table:table-cell>
          <table:table-cell table:style-name="ce2" office:value-type="string" calcext:value-type="string">
            <text:p>Perform String Shifts</text:p>
          </table:table-cell>
          <table:table-cell table:style-name="ce4" table:formula="of:=HYPERLINK( concat(&quot;https://leetcode.com/problems/&quot;; [.D492]); [.B492])" office:value-type="string" office:string-value="" calcext:value-type="error">
            <text:p>#NAME?</text:p>
          </table:table-cell>
          <table:table-cell table:style-name="ce6" office:value-type="string" calcext:value-type="string">
            <text:p>perform-string-shift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Math, 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ROUND( IFERROR((( [.G492]+ 1.9208) / ( [.G492] + [.H492]) - 1.96 * SQRT(([.G492] *  [.H492]) / ([.G492] +  [.H492]) + 0.9604) / ([.G492] +  [.H492])) / (1 + 3.8416 / ([.G492] +  [.H492]));0); 5) * 100" office:value-type="float" office:value="88.974" calcext:value-type="float">
            <text:p>88.97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style-name="ce2" office:value-type="string" calcext:value-type="string">
            <text:p>Convert Binary Search Tree to Sorted Doubly Linked List</text:p>
          </table:table-cell>
          <table:table-cell table:style-name="ce4" table:formula="of:=HYPERLINK( concat(&quot;https://leetcode.com/problems/&quot;; [.D493]); [.B493])" office:value-type="string" office:string-value="" calcext:value-type="error">
            <text:p>#NAME?</text:p>
          </table:table-cell>
          <table:table-cell table:style-name="ce6" office:value-type="string" calcext:value-type="string">
            <text:p>convert-binary-search-tree-to-sorted-doubly-linked-li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Divide and Conquer, Tree, </text:p>
          </table:table-cell>
          <table:table-cell table:style-name="ce6" office:value-type="float" office:value="892" calcext:value-type="float">
            <text:p>892</text:p>
          </table:table-cell>
          <table:table-cell table:style-name="ce6" office:value-type="float" office:value="89" calcext:value-type="float">
            <text:p>89</text:p>
          </table:table-cell>
          <table:table-cell table:style-name="ce6" table:formula="of:=ROUND( IFERROR((( [.G493]+ 1.9208) / ( [.G493] + [.H493]) - 1.96 * SQRT(([.G493] *  [.H493]) / ([.G493] +  [.H493]) + 0.9604) / ([.G493] +  [.H493])) / (1 + 3.8416 / ([.G493] +  [.H493]));0); 5) * 100" office:value-type="float" office:value="88.967" calcext:value-type="float">
            <text:p>88.96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3Sum</text:p>
          </table:table-cell>
          <table:table-cell table:style-name="ce4" table:formula="of:=HYPERLINK( concat(&quot;https://leetcode.com/problems/&quot;; [.D494]); [.B494])" office:value-type="string" office:string-value="" calcext:value-type="error">
            <text:p>#NAME?</text:p>
          </table:table-cell>
          <table:table-cell table:style-name="ce6" office:value-type="string" calcext:value-type="string">
            <text:p>3su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Two Pointers, </text:p>
          </table:table-cell>
          <table:table-cell table:style-name="ce6" office:value-type="float" office:value="7152" calcext:value-type="float">
            <text:p>7152</text:p>
          </table:table-cell>
          <table:table-cell table:style-name="ce6" office:value-type="float" office:value="826" calcext:value-type="float">
            <text:p>826</text:p>
          </table:table-cell>
          <table:table-cell table:style-name="ce6" table:formula="of:=ROUND( IFERROR((( [.G494]+ 1.9208) / ( [.G494] + [.H494]) - 1.96 * SQRT(([.G494] *  [.H494]) / ([.G494] +  [.H494]) + 0.9604) / ([.G494] +  [.H494])) / (1 + 3.8416 / ([.G494] +  [.H494]));0); 5) * 100" office:value-type="float" office:value="88.959" calcext:value-type="float">
            <text:p>88.95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03" calcext:value-type="float">
            <text:p>603</text:p>
          </table:table-cell>
          <table:table-cell table:style-name="ce2" office:value-type="string" calcext:value-type="string">
            <text:p>Consecutive Available Seats</text:p>
          </table:table-cell>
          <table:table-cell table:style-name="ce4" table:formula="of:=HYPERLINK( concat(&quot;https://leetcode.com/problems/&quot;; [.D495]); [.B495])" office:value-type="string" office:string-value="" calcext:value-type="error">
            <text:p>#NAME?</text:p>
          </table:table-cell>
          <table:table-cell table:style-name="ce6" office:value-type="string" calcext:value-type="string">
            <text:p>consecutive-available-seats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ROUND( IFERROR((( [.G495]+ 1.9208) / ( [.G495] + [.H495]) - 1.96 * SQRT(([.G495] *  [.H495]) / ([.G495] +  [.H495]) + 0.9604) / ([.G495] +  [.H495])) / (1 + 3.8416 / ([.G495] +  [.H495]));0); 5) * 100" office:value-type="float" office:value="88.953" calcext:value-type="float">
            <text:p>88.95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Paint House</text:p>
          </table:table-cell>
          <table:table-cell table:style-name="ce4" table:formula="of:=HYPERLINK( concat(&quot;https://leetcode.com/problems/&quot;; [.D496]); [.B496])" office:value-type="string" office:string-value="" calcext:value-type="error">
            <text:p>#NAME?</text:p>
          </table:table-cell>
          <table:table-cell table:style-name="ce6" office:value-type="string" calcext:value-type="string">
            <text:p>paint-hous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823" calcext:value-type="float">
            <text:p>823</text:p>
          </table:table-cell>
          <table:table-cell table:style-name="ce6" office:value-type="float" office:value="82" calcext:value-type="float">
            <text:p>82</text:p>
          </table:table-cell>
          <table:table-cell table:style-name="ce6" table:formula="of:=ROUND( IFERROR((( [.G496]+ 1.9208) / ( [.G496] + [.H496]) - 1.96 * SQRT(([.G496] *  [.H496]) / ([.G496] +  [.H496]) + 0.9604) / ([.G496] +  [.H496])) / (1 + 3.8416 / ([.G496] +  [.H496]));0); 5) * 100" office:value-type="float" office:value="88.892" calcext:value-type="float">
            <text:p>88.89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table:style-name="ce2" office:value-type="string" calcext:value-type="string">
            <text:p>Minimum Cost to Hire K Workers</text:p>
          </table:table-cell>
          <table:table-cell table:style-name="ce4" table:formula="of:=HYPERLINK( concat(&quot;https://leetcode.com/problems/&quot;; [.D497]); [.B497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cost-to-hire-k-worker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eap, </text:p>
          </table:table-cell>
          <table:table-cell table:style-name="ce6" office:value-type="float" office:value="865" calcext:value-type="float">
            <text:p>865</text:p>
          </table:table-cell>
          <table:table-cell table:style-name="ce6" office:value-type="float" office:value="87" calcext:value-type="float">
            <text:p>87</text:p>
          </table:table-cell>
          <table:table-cell table:style-name="ce6" table:formula="of:=ROUND( IFERROR((( [.G497]+ 1.9208) / ( [.G497] + [.H497]) - 1.96 * SQRT(([.G497] *  [.H497]) / ([.G497] +  [.H497]) + 0.9604) / ([.G497] +  [.H497])) / (1 + 3.8416 / ([.G497] +  [.H497]));0); 5) * 100" office:value-type="float" office:value="88.863" calcext:value-type="float">
            <text:p>88.86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Largest BST Subtree</text:p>
          </table:table-cell>
          <table:table-cell table:style-name="ce4" table:formula="of:=HYPERLINK( concat(&quot;https://leetcode.com/problems/&quot;; [.D498]); [.B498])" office:value-type="string" office:string-value="" calcext:value-type="error">
            <text:p>#NAME?</text:p>
          </table:table-cell>
          <table:table-cell table:style-name="ce6" office:value-type="string" calcext:value-type="string">
            <text:p>largest-bst-sub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595" calcext:value-type="float">
            <text:p>595</text:p>
          </table:table-cell>
          <table:table-cell table:style-name="ce6" office:value-type="float" office:value="57" calcext:value-type="float">
            <text:p>57</text:p>
          </table:table-cell>
          <table:table-cell table:style-name="ce6" table:formula="of:=ROUND( IFERROR((( [.G498]+ 1.9208) / ( [.G498] + [.H498]) - 1.96 * SQRT(([.G498] *  [.H498]) / ([.G498] +  [.H498]) + 0.9604) / ([.G498] +  [.H498])) / (1 + 3.8416 / ([.G498] +  [.H498]));0); 5) * 100" office:value-type="float" office:value="88.841" calcext:value-type="float">
            <text:p>88.84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Wiggle Sort</text:p>
          </table:table-cell>
          <table:table-cell table:style-name="ce4" table:formula="of:=HYPERLINK( concat(&quot;https://leetcode.com/problems/&quot;; [.D499]); [.B499])" office:value-type="string" office:string-value="" calcext:value-type="error">
            <text:p>#NAME?</text:p>
          </table:table-cell>
          <table:table-cell table:style-name="ce6" office:value-type="string" calcext:value-type="string">
            <text:p>wiggle-sor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Sort, </text:p>
          </table:table-cell>
          <table:table-cell table:style-name="ce6" office:value-type="float" office:value="604" calcext:value-type="float">
            <text:p>604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ROUND( IFERROR((( [.G499]+ 1.9208) / ( [.G499] + [.H499]) - 1.96 * SQRT(([.G499] *  [.H499]) / ([.G499] +  [.H499]) + 0.9604) / ([.G499] +  [.H499])) / (1 + 3.8416 / ([.G499] +  [.H499]));0); 5) * 100" office:value-type="float" office:value="88.84" calcext:value-type="float">
            <text:p>88.8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56" calcext:value-type="float">
            <text:p>1356</text:p>
          </table:table-cell>
          <table:table-cell table:style-name="ce2" office:value-type="string" calcext:value-type="string">
            <text:p>Sort Integers by The Number of 1 Bits</text:p>
          </table:table-cell>
          <table:table-cell table:style-name="ce4" table:formula="of:=HYPERLINK( concat(&quot;https://leetcode.com/problems/&quot;; [.D500]); [.B500])" office:value-type="string" office:string-value="" calcext:value-type="error">
            <text:p>#NAME?</text:p>
          </table:table-cell>
          <table:table-cell table:style-name="ce6" office:value-type="string" calcext:value-type="string">
            <text:p>sort-integers-by-the-number-of-1-bit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ort, Bit Manipulation, 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formula="of:=ROUND( IFERROR((( [.G500]+ 1.9208) / ( [.G500] + [.H500]) - 1.96 * SQRT(([.G500] *  [.H500]) / ([.G500] +  [.H500]) + 0.9604) / ([.G500] +  [.H500])) / (1 + 3.8416 / ([.G500] +  [.H500]));0); 5) * 100" office:value-type="float" office:value="88.812" calcext:value-type="float">
            <text:p>88.81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Majority Element II</text:p>
          </table:table-cell>
          <table:table-cell table:style-name="ce4" table:formula="of:=HYPERLINK( concat(&quot;https://leetcode.com/problems/&quot;; [.D501]); [.B501])" office:value-type="string" office:string-value="" calcext:value-type="error">
            <text:p>#NAME?</text:p>
          </table:table-cell>
          <table:table-cell table:style-name="ce6" office:value-type="string" calcext:value-type="string">
            <text:p>majority-element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552" calcext:value-type="float">
            <text:p>1552</text:p>
          </table:table-cell>
          <table:table-cell table:style-name="ce6" office:value-type="float" office:value="167" calcext:value-type="float">
            <text:p>167</text:p>
          </table:table-cell>
          <table:table-cell table:style-name="ce6" table:formula="of:=ROUND( IFERROR((( [.G501]+ 1.9208) / ( [.G501] + [.H501]) - 1.96 * SQRT(([.G501] *  [.H501]) / ([.G501] +  [.H501]) + 0.9604) / ([.G501] +  [.H501])) / (1 + 3.8416 / ([.G501] +  [.H501]));0); 5) * 100" office:value-type="float" office:value="88.794" calcext:value-type="float">
            <text:p>88.79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Queue Reconstruction by Height</text:p>
          </table:table-cell>
          <table:table-cell table:style-name="ce4" table:formula="of:=HYPERLINK( concat(&quot;https://leetcode.com/problems/&quot;; [.D502]); [.B502])" office:value-type="string" office:string-value="" calcext:value-type="error">
            <text:p>#NAME?</text:p>
          </table:table-cell>
          <table:table-cell table:style-name="ce6" office:value-type="string" calcext:value-type="string">
            <text:p>queue-reconstruction-by-heigh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3086" calcext:value-type="float">
            <text:p>3086</text:p>
          </table:table-cell>
          <table:table-cell table:style-name="ce6" office:value-type="float" office:value="349" calcext:value-type="float">
            <text:p>349</text:p>
          </table:table-cell>
          <table:table-cell table:style-name="ce6" table:formula="of:=ROUND( IFERROR((( [.G502]+ 1.9208) / ( [.G502] + [.H502]) - 1.96 * SQRT(([.G502] *  [.H502]) / ([.G502] +  [.H502]) + 0.9604) / ([.G502] +  [.H502])) / (1 + 3.8416 / ([.G502] +  [.H502]));0); 5) * 100" office:value-type="float" office:value="88.785" calcext:value-type="float">
            <text:p>88.7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34" calcext:value-type="float">
            <text:p>1334</text:p>
          </table:table-cell>
          <table:table-cell table:style-name="ce2" office:value-type="string" calcext:value-type="string">
            <text:p>Find the City With the Smallest Number of Neighbors at a Threshold Distance</text:p>
          </table:table-cell>
          <table:table-cell table:style-name="ce4" table:formula="of:=HYPERLINK( concat(&quot;https://leetcode.com/problems/&quot;; [.D503]); [.B503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the-city-with-the-smallest-number-of-neighbors-at-a-threshold-distanc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Graph, </text:p>
          </table:table-cell>
          <table:table-cell table:style-name="ce6" office:value-type="float" office:value="258" calcext:value-type="float">
            <text:p>258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ROUND( IFERROR((( [.G503]+ 1.9208) / ( [.G503] + [.H503]) - 1.96 * SQRT(([.G503] *  [.H503]) / ([.G503] +  [.H503]) + 0.9604) / ([.G503] +  [.H503])) / (1 + 3.8416 / ([.G503] +  [.H503]));0); 5) * 100" office:value-type="float" office:value="88.768" calcext:value-type="float">
            <text:p>88.76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table:style-name="ce2" office:value-type="string" calcext:value-type="string">
            <text:p>N-ary Tree Postorder Traversal</text:p>
          </table:table-cell>
          <table:table-cell table:style-name="ce4" table:formula="of:=HYPERLINK( concat(&quot;https://leetcode.com/problems/&quot;; [.D504]); [.B504])" office:value-type="string" office:string-value="" calcext:value-type="error">
            <text:p>#NAME?</text:p>
          </table:table-cell>
          <table:table-cell table:style-name="ce6" office:value-type="string" calcext:value-type="string">
            <text:p>n-ary-tree-postorder-traversal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634" calcext:value-type="float">
            <text:p>634</text:p>
          </table:table-cell>
          <table:table-cell table:style-name="ce6" office:value-type="float" office:value="62" calcext:value-type="float">
            <text:p>62</text:p>
          </table:table-cell>
          <table:table-cell table:style-name="ce6" table:formula="of:=ROUND( IFERROR((( [.G504]+ 1.9208) / ( [.G504] + [.H504]) - 1.96 * SQRT(([.G504] *  [.H504]) / ([.G504] +  [.H504]) + 0.9604) / ([.G504] +  [.H504])) / (1 + 3.8416 / ([.G504] +  [.H504]));0); 5) * 100" office:value-type="float" office:value="88.744" calcext:value-type="float">
            <text:p>88.74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Flip Game II</text:p>
          </table:table-cell>
          <table:table-cell table:style-name="ce4" table:formula="of:=HYPERLINK( concat(&quot;https://leetcode.com/problems/&quot;; [.D505]); [.B505])" office:value-type="string" office:string-value="" calcext:value-type="error">
            <text:p>#NAME?</text:p>
          </table:table-cell>
          <table:table-cell table:style-name="ce6" office:value-type="string" calcext:value-type="string">
            <text:p>flip-game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acktracking, Minimax, </text:p>
          </table:table-cell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formula="of:=ROUND( IFERROR((( [.G505]+ 1.9208) / ( [.G505] + [.H505]) - 1.96 * SQRT(([.G505] *  [.H505]) / ([.G505] +  [.H505]) + 0.9604) / ([.G505] +  [.H505])) / (1 + 3.8416 / ([.G505] +  [.H505]));0); 5) * 100" office:value-type="float" office:value="88.743" calcext:value-type="float">
            <text:p>88.74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18" calcext:value-type="float">
            <text:p>1218</text:p>
          </table:table-cell>
          <table:table-cell table:style-name="ce2" office:value-type="string" calcext:value-type="string">
            <text:p>Longest Arithmetic Subsequence of Given Difference</text:p>
          </table:table-cell>
          <table:table-cell table:style-name="ce4" table:formula="of:=HYPERLINK( concat(&quot;https://leetcode.com/problems/&quot;; [.D506]); [.B506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arithmetic-subsequence-of-given-differenc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Dynamic Programming, </text:p>
          </table:table-cell>
          <table:table-cell table:style-name="ce6" office:value-type="float" office:value="286" calcext:value-type="float">
            <text:p>286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ROUND( IFERROR((( [.G506]+ 1.9208) / ( [.G506] + [.H506]) - 1.96 * SQRT(([.G506] *  [.H506]) / ([.G506] +  [.H506]) + 0.9604) / ([.G506] +  [.H506])) / (1 + 3.8416 / ([.G506] +  [.H506]));0); 5) * 100" office:value-type="float" office:value="88.739" calcext:value-type="float">
            <text:p>88.7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2" office:value-type="string" calcext:value-type="string">
            <text:p>Add Two Numbers II</text:p>
          </table:table-cell>
          <table:table-cell table:style-name="ce4" table:formula="of:=HYPERLINK( concat(&quot;https://leetcode.com/problems/&quot;; [.D507]); [.B507])" office:value-type="string" office:string-value="" calcext:value-type="error">
            <text:p>#NAME?</text:p>
          </table:table-cell>
          <table:table-cell table:style-name="ce6" office:value-type="string" calcext:value-type="string">
            <text:p>add-two-numbers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</text:p>
          </table:table-cell>
          <table:table-cell table:style-name="ce6" office:value-type="float" office:value="1424" calcext:value-type="float">
            <text:p>1424</text:p>
          </table:table-cell>
          <table:table-cell table:style-name="ce6" office:value-type="float" office:value="153" calcext:value-type="float">
            <text:p>153</text:p>
          </table:table-cell>
          <table:table-cell table:style-name="ce6" table:formula="of:=ROUND( IFERROR((( [.G507]+ 1.9208) / ( [.G507] + [.H507]) - 1.96 * SQRT(([.G507] *  [.H507]) / ([.G507] +  [.H507]) + 0.9604) / ([.G507] +  [.H507])) / (1 + 3.8416 / ([.G507] +  [.H507]));0); 5) * 100" office:value-type="float" office:value="88.738" calcext:value-type="float">
            <text:p>88.73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97" calcext:value-type="float">
            <text:p>997</text:p>
          </table:table-cell>
          <table:table-cell table:style-name="ce2" office:value-type="string" calcext:value-type="string">
            <text:p>Find the Town Judge</text:p>
          </table:table-cell>
          <table:table-cell table:style-name="ce4" table:formula="of:=HYPERLINK( concat(&quot;https://leetcode.com/problems/&quot;; [.D508]); [.B508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the-town-judg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Graph, </text:p>
          </table:table-cell>
          <table:table-cell table:style-name="ce6" office:value-type="float" office:value="863" calcext:value-type="float">
            <text:p>863</text:p>
          </table:table-cell>
          <table:table-cell table:style-name="ce6" office:value-type="float" office:value="88" calcext:value-type="float">
            <text:p>88</text:p>
          </table:table-cell>
          <table:table-cell table:style-name="ce6" table:formula="of:=ROUND( IFERROR((( [.G508]+ 1.9208) / ( [.G508] + [.H508]) - 1.96 * SQRT(([.G508] *  [.H508]) / ([.G508] +  [.H508]) + 0.9604) / ([.G508] +  [.H508])) / (1 + 3.8416 / ([.G508] +  [.H508]));0); 5) * 100" office:value-type="float" office:value="88.737" calcext:value-type="float">
            <text:p>88.73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table:style-name="ce2" office:value-type="string" calcext:value-type="string">
            <text:p>Rectangle Area II</text:p>
          </table:table-cell>
          <table:table-cell table:style-name="ce4" table:formula="of:=HYPERLINK( concat(&quot;https://leetcode.com/problems/&quot;; [.D509]); [.B509])" office:value-type="string" office:string-value="" calcext:value-type="error">
            <text:p>#NAME?</text:p>
          </table:table-cell>
          <table:table-cell table:style-name="ce6" office:value-type="string" calcext:value-type="string">
            <text:p>rectangle-area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egment Tree, Line Sweep, 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formula="of:=ROUND( IFERROR((( [.G509]+ 1.9208) / ( [.G509] + [.H509]) - 1.96 * SQRT(([.G509] *  [.H509]) / ([.G509] +  [.H509]) + 0.9604) / ([.G509] +  [.H509])) / (1 + 3.8416 / ([.G509] +  [.H509]));0); 5) * 100" office:value-type="float" office:value="88.732" calcext:value-type="float">
            <text:p>88.73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Palindrome Linked List</text:p>
          </table:table-cell>
          <table:table-cell table:style-name="ce4" table:formula="of:=HYPERLINK( concat(&quot;https://leetcode.com/problems/&quot;; [.D510]); [.B510])" office:value-type="string" office:string-value="" calcext:value-type="error">
            <text:p>#NAME?</text:p>
          </table:table-cell>
          <table:table-cell table:style-name="ce6" office:value-type="string" calcext:value-type="string">
            <text:p>palindrome-linked-list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Linked List, Two Pointers, </text:p>
          </table:table-cell>
          <table:table-cell table:style-name="ce6" office:value-type="float" office:value="3149" calcext:value-type="float">
            <text:p>3149</text:p>
          </table:table-cell>
          <table:table-cell table:style-name="ce6" office:value-type="float" office:value="359" calcext:value-type="float">
            <text:p>359</text:p>
          </table:table-cell>
          <table:table-cell table:style-name="ce6" table:formula="of:=ROUND( IFERROR((( [.G510]+ 1.9208) / ( [.G510] + [.H510]) - 1.96 * SQRT(([.G510] *  [.H510]) / ([.G510] +  [.H510]) + 0.9604) / ([.G510] +  [.H510])) / (1 + 3.8416 / ([.G510] +  [.H510]));0); 5) * 100" office:value-type="float" office:value="88.719" calcext:value-type="float">
            <text:p>88.7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92" calcext:value-type="float">
            <text:p>1392</text:p>
          </table:table-cell>
          <table:table-cell table:style-name="ce2" office:value-type="string" calcext:value-type="string">
            <text:p>Longest Happy Prefix</text:p>
          </table:table-cell>
          <table:table-cell table:style-name="ce4" table:formula="of:=HYPERLINK( concat(&quot;https://leetcode.com/problems/&quot;; [.D511]); [.B511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happy-prefix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ROUND( IFERROR((( [.G511]+ 1.9208) / ( [.G511] + [.H511]) - 1.96 * SQRT(([.G511] *  [.H511]) / ([.G511] +  [.H511]) + 0.9604) / ([.G511] +  [.H511])) / (1 + 3.8416 / ([.G511] +  [.H511]));0); 5) * 100" office:value-type="float" office:value="88.707" calcext:value-type="float">
            <text:p>88.70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Find Minimum in Rotated Sorted Array</text:p>
          </table:table-cell>
          <table:table-cell table:style-name="ce4" table:formula="of:=HYPERLINK( concat(&quot;https://leetcode.com/problems/&quot;; [.D512]); [.B512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minimum-in-rotated-sorted-arra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Binary Search, </text:p>
          </table:table-cell>
          <table:table-cell table:style-name="ce6" office:value-type="float" office:value="2094" calcext:value-type="float">
            <text:p>2094</text:p>
          </table:table-cell>
          <table:table-cell table:style-name="ce6" office:value-type="float" office:value="233" calcext:value-type="float">
            <text:p>233</text:p>
          </table:table-cell>
          <table:table-cell table:style-name="ce6" table:formula="of:=ROUND( IFERROR((( [.G512]+ 1.9208) / ( [.G512] + [.H512]) - 1.96 * SQRT(([.G512] *  [.H512]) / ([.G512] +  [.H512]) + 0.9604) / ([.G512] +  [.H512])) / (1 + 3.8416 / ([.G512] +  [.H512]));0); 5) * 100" office:value-type="float" office:value="88.701" calcext:value-type="float">
            <text:p>88.7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Flatten a Multilevel Doubly Linked List</text:p>
          </table:table-cell>
          <table:table-cell table:style-name="ce4" table:formula="of:=HYPERLINK( concat(&quot;https://leetcode.com/problems/&quot;; [.D513]); [.B513])" office:value-type="string" office:string-value="" calcext:value-type="error">
            <text:p>#NAME?</text:p>
          </table:table-cell>
          <table:table-cell table:style-name="ce6" office:value-type="string" calcext:value-type="string">
            <text:p>flatten-a-multilevel-doubly-linked-li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Depth-first Search, </text:p>
          </table:table-cell>
          <table:table-cell table:style-name="ce6" office:value-type="float" office:value="1434" calcext:value-type="float">
            <text:p>1434</text:p>
          </table:table-cell>
          <table:table-cell table:style-name="ce6" office:value-type="float" office:value="156" calcext:value-type="float">
            <text:p>156</text:p>
          </table:table-cell>
          <table:table-cell table:style-name="ce6" table:formula="of:=ROUND( IFERROR((( [.G513]+ 1.9208) / ( [.G513] + [.H513]) - 1.96 * SQRT(([.G513] *  [.H513]) / ([.G513] +  [.H513]) + 0.9604) / ([.G513] +  [.H513])) / (1 + 3.8416 / ([.G513] +  [.H513]));0); 5) * 100" office:value-type="float" office:value="88.628" calcext:value-type="float">
            <text:p>88.62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Intersection of Two Linked Lists</text:p>
          </table:table-cell>
          <table:table-cell table:style-name="ce4" table:formula="of:=HYPERLINK( concat(&quot;https://leetcode.com/problems/&quot;; [.D514]); [.B514])" office:value-type="string" office:string-value="" calcext:value-type="error">
            <text:p>#NAME?</text:p>
          </table:table-cell>
          <table:table-cell table:style-name="ce6" office:value-type="string" calcext:value-type="string">
            <text:p>intersection-of-two-linked-list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Linked List, </text:p>
          </table:table-cell>
          <table:table-cell table:style-name="ce6" office:value-type="float" office:value="3602" calcext:value-type="float">
            <text:p>3602</text:p>
          </table:table-cell>
          <table:table-cell table:style-name="ce6" office:value-type="float" office:value="418" calcext:value-type="float">
            <text:p>418</text:p>
          </table:table-cell>
          <table:table-cell table:style-name="ce6" table:formula="of:=ROUND( IFERROR((( [.G514]+ 1.9208) / ( [.G514] + [.H514]) - 1.96 * SQRT(([.G514] *  [.H514]) / ([.G514] +  [.H514]) + 0.9604) / ([.G514] +  [.H514])) / (1 + 3.8416 / ([.G514] +  [.H514]));0); 5) * 100" office:value-type="float" office:value="88.62" calcext:value-type="float">
            <text:p>88.6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90" calcext:value-type="float">
            <text:p>890</text:p>
          </table:table-cell>
          <table:table-cell table:style-name="ce2" office:value-type="string" calcext:value-type="string">
            <text:p>Find and Replace Pattern</text:p>
          </table:table-cell>
          <table:table-cell table:style-name="ce4" table:formula="of:=HYPERLINK( concat(&quot;https://leetcode.com/problems/&quot;; [.D515]); [.B515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and-replace-patter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678" calcext:value-type="float">
            <text:p>678</text:p>
          </table:table-cell>
          <table:table-cell table:style-name="ce6" office:value-type="float" office:value="68" calcext:value-type="float">
            <text:p>68</text:p>
          </table:table-cell>
          <table:table-cell table:style-name="ce6" table:formula="of:=ROUND( IFERROR((( [.G515]+ 1.9208) / ( [.G515] + [.H515]) - 1.96 * SQRT(([.G515] *  [.H515]) / ([.G515] +  [.H515]) + 0.9604) / ([.G515] +  [.H515])) / (1 + 3.8416 / ([.G515] +  [.H515]));0); 5) * 100" office:value-type="float" office:value="88.604" calcext:value-type="float">
            <text:p>88.6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Is Graph Bipartite?</text:p>
          </table:table-cell>
          <table:table-cell table:style-name="ce4" table:formula="of:=HYPERLINK( concat(&quot;https://leetcode.com/problems/&quot;; [.D516]); [.B516])" office:value-type="string" office:string-value="" calcext:value-type="error">
            <text:p>#NAME?</text:p>
          </table:table-cell>
          <table:table-cell table:style-name="ce6" office:value-type="string" calcext:value-type="string">
            <text:p>is-graph-bipartit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Breadth-first Search, Graph, </text:p>
          </table:table-cell>
          <table:table-cell table:style-name="ce6" office:value-type="float" office:value="1491" calcext:value-type="float">
            <text:p>1491</text:p>
          </table:table-cell>
          <table:table-cell table:style-name="ce6" office:value-type="float" office:value="164" calcext:value-type="float">
            <text:p>164</text:p>
          </table:table-cell>
          <table:table-cell table:style-name="ce6" table:formula="of:=ROUND( IFERROR((( [.G516]+ 1.9208) / ( [.G516] + [.H516]) - 1.96 * SQRT(([.G516] *  [.H516]) / ([.G516] +  [.H516]) + 0.9604) / ([.G516] +  [.H516])) / (1 + 3.8416 / ([.G516] +  [.H516]));0); 5) * 100" office:value-type="float" office:value="88.557" calcext:value-type="float">
            <text:p>88.55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Design Hit Counter</text:p>
          </table:table-cell>
          <table:table-cell table:style-name="ce4" table:formula="of:=HYPERLINK( concat(&quot;https://leetcode.com/problems/&quot;; [.D517]); [.B517])" office:value-type="string" office:string-value="" calcext:value-type="error">
            <text:p>#NAME?</text:p>
          </table:table-cell>
          <table:table-cell table:style-name="ce6" office:value-type="string" calcext:value-type="string">
            <text:p>design-hit-count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sign, </text:p>
          </table:table-cell>
          <table:table-cell table:style-name="ce6" office:value-type="float" office:value="718" calcext:value-type="float">
            <text:p>718</text:p>
          </table:table-cell>
          <table:table-cell table:style-name="ce6" office:value-type="float" office:value="73" calcext:value-type="float">
            <text:p>73</text:p>
          </table:table-cell>
          <table:table-cell table:style-name="ce6" table:formula="of:=ROUND( IFERROR((( [.G517]+ 1.9208) / ( [.G517] + [.H517]) - 1.96 * SQRT(([.G517] *  [.H517]) / ([.G517] +  [.H517]) + 0.9604) / ([.G517] +  [.H517])) / (1 + 3.8416 / ([.G517] +  [.H517]));0); 5) * 100" office:value-type="float" office:value="88.552" calcext:value-type="float">
            <text:p>88.55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Find the Duplicate Number</text:p>
          </table:table-cell>
          <table:table-cell table:style-name="ce4" table:formula="of:=HYPERLINK( concat(&quot;https://leetcode.com/problems/&quot;; [.D518]); [.B518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the-duplicate-numb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Two Pointers, Binary Search, </text:p>
          </table:table-cell>
          <table:table-cell table:style-name="ce6" office:value-type="float" office:value="4760" calcext:value-type="float">
            <text:p>4760</text:p>
          </table:table-cell>
          <table:table-cell table:style-name="ce6" office:value-type="float" office:value="566" calcext:value-type="float">
            <text:p>566</text:p>
          </table:table-cell>
          <table:table-cell table:style-name="ce6" table:formula="of:=ROUND( IFERROR((( [.G518]+ 1.9208) / ( [.G518] + [.H518]) - 1.96 * SQRT(([.G518] *  [.H518]) / ([.G518] +  [.H518]) + 0.9604) / ([.G518] +  [.H518])) / (1 + 3.8416 / ([.G518] +  [.H518]));0); 5) * 100" office:value-type="float" office:value="88.517" calcext:value-type="float">
            <text:p>88.5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Shortest Palindrome</text:p>
          </table:table-cell>
          <table:table-cell table:style-name="ce4" table:formula="of:=HYPERLINK( concat(&quot;https://leetcode.com/problems/&quot;; [.D519]); [.B519])" office:value-type="string" office:string-value="" calcext:value-type="error">
            <text:p>#NAME?</text:p>
          </table:table-cell>
          <table:table-cell table:style-name="ce6" office:value-type="string" calcext:value-type="string">
            <text:p>shortest-palindrom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1138" calcext:value-type="float">
            <text:p>1138</text:p>
          </table:table-cell>
          <table:table-cell table:style-name="ce6" office:value-type="float" office:value="123" calcext:value-type="float">
            <text:p>123</text:p>
          </table:table-cell>
          <table:table-cell table:style-name="ce6" table:formula="of:=ROUND( IFERROR((( [.G519]+ 1.9208) / ( [.G519] + [.H519]) - 1.96 * SQRT(([.G519] *  [.H519]) / ([.G519] +  [.H519]) + 0.9604) / ([.G519] +  [.H519])) / (1 + 3.8416 / ([.G519] +  [.H519]));0); 5) * 100" office:value-type="float" office:value="88.484" calcext:value-type="float">
            <text:p>88.48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Sum of Left Leaves</text:p>
          </table:table-cell>
          <table:table-cell table:style-name="ce4" table:formula="of:=HYPERLINK( concat(&quot;https://leetcode.com/problems/&quot;; [.D520]); [.B520])" office:value-type="string" office:string-value="" calcext:value-type="error">
            <text:p>#NAME?</text:p>
          </table:table-cell>
          <table:table-cell table:style-name="ce6" office:value-type="string" calcext:value-type="string">
            <text:p>sum-of-left-leave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1145" calcext:value-type="float">
            <text:p>1145</text:p>
          </table:table-cell>
          <table:table-cell table:style-name="ce6" office:value-type="float" office:value="124" calcext:value-type="float">
            <text:p>124</text:p>
          </table:table-cell>
          <table:table-cell table:style-name="ce6" table:formula="of:=ROUND( IFERROR((( [.G520]+ 1.9208) / ( [.G520] + [.H520]) - 1.96 * SQRT(([.G520] *  [.H520]) / ([.G520] +  [.H520]) + 0.9604) / ([.G520] +  [.H520])) / (1 + 3.8416 / ([.G520] +  [.H520]));0); 5) * 100" office:value-type="float" office:value="88.471" calcext:value-type="float">
            <text:p>88.47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Inorder Successor in BST II</text:p>
          </table:table-cell>
          <table:table-cell table:style-name="ce4" table:formula="of:=HYPERLINK( concat(&quot;https://leetcode.com/problems/&quot;; [.D521]); [.B521])" office:value-type="string" office:string-value="" calcext:value-type="error">
            <text:p>#NAME?</text:p>
          </table:table-cell>
          <table:table-cell table:style-name="ce6" office:value-type="string" calcext:value-type="string">
            <text:p>inorder-successor-in-bst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ROUND( IFERROR((( [.G521]+ 1.9208) / ( [.G521] + [.H521]) - 1.96 * SQRT(([.G521] *  [.H521]) / ([.G521] +  [.H521]) + 0.9604) / ([.G521] +  [.H521])) / (1 + 3.8416 / ([.G521] +  [.H521]));0); 5) * 100" office:value-type="float" office:value="88.471" calcext:value-type="float">
            <text:p>88.47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Set Intersection Size At Least Two</text:p>
          </table:table-cell>
          <table:table-cell table:style-name="ce4" table:formula="of:=HYPERLINK( concat(&quot;https://leetcode.com/problems/&quot;; [.D522]); [.B522])" office:value-type="string" office:string-value="" calcext:value-type="error">
            <text:p>#NAME?</text:p>
          </table:table-cell>
          <table:table-cell table:style-name="ce6" office:value-type="string" calcext:value-type="string">
            <text:p>set-intersection-size-at-least-two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ROUND( IFERROR((( [.G522]+ 1.9208) / ( [.G522] + [.H522]) - 1.96 * SQRT(([.G522] *  [.H522]) / ([.G522] +  [.H522]) + 0.9604) / ([.G522] +  [.H522])) / (1 + 3.8416 / ([.G522] +  [.H522]));0); 5) * 100" office:value-type="float" office:value="88.445" calcext:value-type="float">
            <text:p>88.44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83" calcext:value-type="float">
            <text:p>1383</text:p>
          </table:table-cell>
          <table:table-cell table:style-name="ce2" office:value-type="string" calcext:value-type="string">
            <text:p>Maximum Performance of a Team</text:p>
          </table:table-cell>
          <table:table-cell table:style-name="ce4" table:formula="of:=HYPERLINK( concat(&quot;https://leetcode.com/problems/&quot;; [.D523]); [.B523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performance-of-a-team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Greedy, Sort, </text:p>
          </table:table-cell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ROUND( IFERROR((( [.G523]+ 1.9208) / ( [.G523] + [.H523]) - 1.96 * SQRT(([.G523] *  [.H523]) / ([.G523] +  [.H523]) + 0.9604) / ([.G523] +  [.H523])) / (1 + 3.8416 / ([.G523] +  [.H523]));0); 5) * 100" office:value-type="float" office:value="88.41" calcext:value-type="float">
            <text:p>88.4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2" office:value-type="string" calcext:value-type="string">
            <text:p>Frog Jump</text:p>
          </table:table-cell>
          <table:table-cell table:style-name="ce4" table:formula="of:=HYPERLINK( concat(&quot;https://leetcode.com/problems/&quot;; [.D524]); [.B524])" office:value-type="string" office:string-value="" calcext:value-type="error">
            <text:p>#NAME?</text:p>
          </table:table-cell>
          <table:table-cell table:style-name="ce6" office:value-type="string" calcext:value-type="string">
            <text:p>frog-jump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987" calcext:value-type="float">
            <text:p>987</text:p>
          </table:table-cell>
          <table:table-cell table:style-name="ce6" office:value-type="float" office:value="106" calcext:value-type="float">
            <text:p>106</text:p>
          </table:table-cell>
          <table:table-cell table:style-name="ce6" table:formula="of:=ROUND( IFERROR((( [.G524]+ 1.9208) / ( [.G524] + [.H524]) - 1.96 * SQRT(([.G524] *  [.H524]) / ([.G524] +  [.H524]) + 0.9604) / ([.G524] +  [.H524])) / (1 + 3.8416 / ([.G524] +  [.H524]));0); 5) * 100" office:value-type="float" office:value="88.404" calcext:value-type="float">
            <text:p>88.4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3Sum Smaller</text:p>
          </table:table-cell>
          <table:table-cell table:style-name="ce4" table:formula="of:=HYPERLINK( concat(&quot;https://leetcode.com/problems/&quot;; [.D525]); [.B525])" office:value-type="string" office:string-value="" calcext:value-type="error">
            <text:p>#NAME?</text:p>
          </table:table-cell>
          <table:table-cell table:style-name="ce6" office:value-type="string" calcext:value-type="string">
            <text:p>3sum-small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Two Pointers, </text:p>
          </table:table-cell>
          <table:table-cell table:style-name="ce6" office:value-type="float" office:value="578" calcext:value-type="float">
            <text:p>578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ROUND( IFERROR((( [.G525]+ 1.9208) / ( [.G525] + [.H525]) - 1.96 * SQRT(([.G525] *  [.H525]) / ([.G525] +  [.H525]) + 0.9604) / ([.G525] +  [.H525])) / (1 + 3.8416 / ([.G525] +  [.H525]));0); 5) * 100" office:value-type="float" office:value="88.391" calcext:value-type="float">
            <text:p>88.39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91" calcext:value-type="float">
            <text:p>691</text:p>
          </table:table-cell>
          <table:table-cell table:style-name="ce2" office:value-type="string" calcext:value-type="string">
            <text:p>Stickers to Spell Word</text:p>
          </table:table-cell>
          <table:table-cell table:style-name="ce4" table:formula="of:=HYPERLINK( concat(&quot;https://leetcode.com/problems/&quot;; [.D526]); [.B526])" office:value-type="string" office:string-value="" calcext:value-type="error">
            <text:p>#NAME?</text:p>
          </table:table-cell>
          <table:table-cell table:style-name="ce6" office:value-type="string" calcext:value-type="string">
            <text:p>stickers-to-spell-word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Backtracking, </text:p>
          </table:table-cell>
          <table:table-cell table:style-name="ce6" office:value-type="float" office:value="385" calcext:value-type="float">
            <text:p>385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ROUND( IFERROR((( [.G526]+ 1.9208) / ( [.G526] + [.H526]) - 1.96 * SQRT(([.G526] *  [.H526]) / ([.G526] +  [.H526]) + 0.9604) / ([.G526] +  [.H526])) / (1 + 3.8416 / ([.G526] +  [.H526]));0); 5) * 100" office:value-type="float" office:value="88.389" calcext:value-type="float">
            <text:p>88.38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Asteroid Collision</text:p>
          </table:table-cell>
          <table:table-cell table:style-name="ce4" table:formula="of:=HYPERLINK( concat(&quot;https://leetcode.com/problems/&quot;; [.D527]); [.B527])" office:value-type="string" office:string-value="" calcext:value-type="error">
            <text:p>#NAME?</text:p>
          </table:table-cell>
          <table:table-cell table:style-name="ce6" office:value-type="string" calcext:value-type="string">
            <text:p>asteroid-collis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ack, </text:p>
          </table:table-cell>
          <table:table-cell table:style-name="ce6" office:value-type="float" office:value="1018" calcext:value-type="float">
            <text:p>1018</text:p>
          </table:table-cell>
          <table:table-cell table:style-name="ce6" office:value-type="float" office:value="110" calcext:value-type="float">
            <text:p>110</text:p>
          </table:table-cell>
          <table:table-cell table:style-name="ce6" table:formula="of:=ROUND( IFERROR((( [.G527]+ 1.9208) / ( [.G527] + [.H527]) - 1.96 * SQRT(([.G527] *  [.H527]) / ([.G527] +  [.H527]) + 0.9604) / ([.G527] +  [.H527])) / (1 + 3.8416 / ([.G527] +  [.H527]));0); 5) * 100" office:value-type="float" office:value="88.378" calcext:value-type="float">
            <text:p>88.37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15" calcext:value-type="float">
            <text:p>1115</text:p>
          </table:table-cell>
          <table:table-cell table:style-name="ce2" office:value-type="string" calcext:value-type="string">
            <text:p>Print FooBar Alternately</text:p>
          </table:table-cell>
          <table:table-cell table:style-name="ce4" table:formula="of:=HYPERLINK( concat(&quot;https://leetcode.com/problems/&quot;; [.D528]); [.B528])" office:value-type="string" office:string-value="" calcext:value-type="error">
            <text:p>#NAME?</text:p>
          </table:table-cell>
          <table:table-cell table:style-name="ce6" office:value-type="string" calcext:value-type="string">
            <text:p>print-foobar-alternately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ROUND( IFERROR((( [.G528]+ 1.9208) / ( [.G528] + [.H528]) - 1.96 * SQRT(([.G528] *  [.H528]) / ([.G528] +  [.H528]) + 0.9604) / ([.G528] +  [.H528])) / (1 + 3.8416 / ([.G528] +  [.H528]));0); 5) * 100" office:value-type="float" office:value="88.35" calcext:value-type="float">
            <text:p>88.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style-name="ce2" office:value-type="string" calcext:value-type="string">
            <text:p>The Maze</text:p>
          </table:table-cell>
          <table:table-cell table:style-name="ce4" table:formula="of:=HYPERLINK( concat(&quot;https://leetcode.com/problems/&quot;; [.D529]); [.B529])" office:value-type="string" office:string-value="" calcext:value-type="error">
            <text:p>#NAME?</text:p>
          </table:table-cell>
          <table:table-cell table:style-name="ce6" office:value-type="string" calcext:value-type="string">
            <text:p>the-maz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Breadth-first Search, </text:p>
          </table:table-cell>
          <table:table-cell table:style-name="ce6" office:value-type="float" office:value="745" calcext:value-type="float">
            <text:p>745</text:p>
          </table:table-cell>
          <table:table-cell table:style-name="ce6" office:value-type="float" office:value="78" calcext:value-type="float">
            <text:p>78</text:p>
          </table:table-cell>
          <table:table-cell table:style-name="ce6" table:formula="of:=ROUND( IFERROR((( [.G529]+ 1.9208) / ( [.G529] + [.H529]) - 1.96 * SQRT(([.G529] *  [.H529]) / ([.G529] +  [.H529]) + 0.9604) / ([.G529] +  [.H529])) / (1 + 3.8416 / ([.G529] +  [.H529]));0); 5) * 100" office:value-type="float" office:value="88.329" calcext:value-type="float">
            <text:p>88.3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36" calcext:value-type="float">
            <text:p>1436</text:p>
          </table:table-cell>
          <table:table-cell table:style-name="ce2" office:value-type="string" calcext:value-type="string">
            <text:p>Destination City</text:p>
          </table:table-cell>
          <table:table-cell table:style-name="ce4" table:formula="of:=HYPERLINK( concat(&quot;https://leetcode.com/problems/&quot;; [.D530]); [.B530])" office:value-type="string" office:string-value="" calcext:value-type="error">
            <text:p>#NAME?</text:p>
          </table:table-cell>
          <table:table-cell table:style-name="ce6" office:value-type="string" calcext:value-type="string">
            <text:p>destination-cit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ROUND( IFERROR((( [.G530]+ 1.9208) / ( [.G530] + [.H530]) - 1.96 * SQRT(([.G530] *  [.H530]) / ([.G530] +  [.H530]) + 0.9604) / ([.G530] +  [.H530])) / (1 + 3.8416 / ([.G530] +  [.H530]));0); 5) * 100" office:value-type="float" office:value="88.315" calcext:value-type="float">
            <text:p>88.31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80" calcext:value-type="float">
            <text:p>980</text:p>
          </table:table-cell>
          <table:table-cell table:style-name="ce2" office:value-type="string" calcext:value-type="string">
            <text:p>Unique Paths III</text:p>
          </table:table-cell>
          <table:table-cell table:style-name="ce4" table:formula="of:=HYPERLINK( concat(&quot;https://leetcode.com/problems/&quot;; [.D531]); [.B531])" office:value-type="string" office:string-value="" calcext:value-type="error">
            <text:p>#NAME?</text:p>
          </table:table-cell>
          <table:table-cell table:style-name="ce6" office:value-type="string" calcext:value-type="string">
            <text:p>unique-paths-i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acktracking, Depth-first Search, </text:p>
          </table:table-cell>
          <table:table-cell table:style-name="ce6" office:value-type="float" office:value="608" calcext:value-type="float">
            <text:p>608</text:p>
          </table:table-cell>
          <table:table-cell table:style-name="ce6" office:value-type="float" office:value="62" calcext:value-type="float">
            <text:p>62</text:p>
          </table:table-cell>
          <table:table-cell table:style-name="ce6" table:formula="of:=ROUND( IFERROR((( [.G531]+ 1.9208) / ( [.G531] + [.H531]) - 1.96 * SQRT(([.G531] *  [.H531]) / ([.G531] +  [.H531]) + 0.9604) / ([.G531] +  [.H531])) / (1 + 3.8416 / ([.G531] +  [.H531]));0); 5) * 100" office:value-type="float" office:value="88.314" calcext:value-type="float">
            <text:p>88.31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45" calcext:value-type="float">
            <text:p>1345</text:p>
          </table:table-cell>
          <table:table-cell table:style-name="ce2" office:value-type="string" calcext:value-type="string">
            <text:p>Jump Game IV</text:p>
          </table:table-cell>
          <table:table-cell table:style-name="ce4" table:formula="of:=HYPERLINK( concat(&quot;https://leetcode.com/problems/&quot;; [.D532]); [.B532])" office:value-type="string" office:string-value="" calcext:value-type="error">
            <text:p>#NAME?</text:p>
          </table:table-cell>
          <table:table-cell table:style-name="ce6" office:value-type="string" calcext:value-type="string">
            <text:p>jump-game-iv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readth-first Search, 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formula="of:=ROUND( IFERROR((( [.G532]+ 1.9208) / ( [.G532] + [.H532]) - 1.96 * SQRT(([.G532] *  [.H532]) / ([.G532] +  [.H532]) + 0.9604) / ([.G532] +  [.H532])) / (1 + 3.8416 / ([.G532] +  [.H532]));0); 5) * 100" office:value-type="float" office:value="88.311" calcext:value-type="float">
            <text:p>88.31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72" calcext:value-type="float">
            <text:p>1072</text:p>
          </table:table-cell>
          <table:table-cell table:style-name="ce2" office:value-type="string" calcext:value-type="string">
            <text:p>Flip Columns For Maximum Number of Equal Rows</text:p>
          </table:table-cell>
          <table:table-cell table:style-name="ce4" table:formula="of:=HYPERLINK( concat(&quot;https://leetcode.com/problems/&quot;; [.D533]); [.B533])" office:value-type="string" office:string-value="" calcext:value-type="error">
            <text:p>#NAME?</text:p>
          </table:table-cell>
          <table:table-cell table:style-name="ce6" office:value-type="string" calcext:value-type="string">
            <text:p>flip-columns-for-maximum-number-of-equal-row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ROUND( IFERROR((( [.G533]+ 1.9208) / ( [.G533] + [.H533]) - 1.96 * SQRT(([.G533] *  [.H533]) / ([.G533] +  [.H533]) + 0.9604) / ([.G533] +  [.H533])) / (1 + 3.8416 / ([.G533] +  [.H533]));0); 5) * 100" office:value-type="float" office:value="88.233" calcext:value-type="float">
            <text:p>88.23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Insert Interval</text:p>
          </table:table-cell>
          <table:table-cell table:style-name="ce4" table:formula="of:=HYPERLINK( concat(&quot;https://leetcode.com/problems/&quot;; [.D534]); [.B534])" office:value-type="string" office:string-value="" calcext:value-type="error">
            <text:p>#NAME?</text:p>
          </table:table-cell>
          <table:table-cell table:style-name="ce6" office:value-type="string" calcext:value-type="string">
            <text:p>insert-interval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Array, Sort, </text:p>
          </table:table-cell>
          <table:table-cell table:style-name="ce6" office:value-type="float" office:value="1602" calcext:value-type="float">
            <text:p>1602</text:p>
          </table:table-cell>
          <table:table-cell table:style-name="ce6" office:value-type="float" office:value="184" calcext:value-type="float">
            <text:p>184</text:p>
          </table:table-cell>
          <table:table-cell table:style-name="ce6" table:formula="of:=ROUND( IFERROR((( [.G534]+ 1.9208) / ( [.G534] + [.H534]) - 1.96 * SQRT(([.G534] *  [.H534]) / ([.G534] +  [.H534]) + 0.9604) / ([.G534] +  [.H534])) / (1 + 3.8416 / ([.G534] +  [.H534]));0); 5) * 100" office:value-type="float" office:value="88.202" calcext:value-type="float">
            <text:p>88.20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style-name="ce2" office:value-type="string" calcext:value-type="string">
            <text:p>N-ary Tree Preorder Traversal</text:p>
          </table:table-cell>
          <table:table-cell table:style-name="ce4" table:formula="of:=HYPERLINK( concat(&quot;https://leetcode.com/problems/&quot;; [.D535]); [.B535])" office:value-type="string" office:string-value="" calcext:value-type="error">
            <text:p>#NAME?</text:p>
          </table:table-cell>
          <table:table-cell table:style-name="ce6" office:value-type="string" calcext:value-type="string">
            <text:p>n-ary-tree-preorder-traversal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576" calcext:value-type="float">
            <text:p>576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formula="of:=ROUND( IFERROR((( [.G535]+ 1.9208) / ( [.G535] + [.H535]) - 1.96 * SQRT(([.G535] *  [.H535]) / ([.G535] +  [.H535]) + 0.9604) / ([.G535] +  [.H535])) / (1 + 3.8416 / ([.G535] +  [.H535]));0); 5) * 100" office:value-type="float" office:value="88.199" calcext:value-type="float">
            <text:p>88.19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Populating Next Right Pointers in Each Node II</text:p>
          </table:table-cell>
          <table:table-cell table:style-name="ce4" table:formula="of:=HYPERLINK( concat(&quot;https://leetcode.com/problems/&quot;; [.D536]); [.B536])" office:value-type="string" office:string-value="" calcext:value-type="error">
            <text:p>#NAME?</text:p>
          </table:table-cell>
          <table:table-cell table:style-name="ce6" office:value-type="string" calcext:value-type="string">
            <text:p>populating-next-right-pointers-in-each-node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1545" calcext:value-type="float">
            <text:p>1545</text:p>
          </table:table-cell>
          <table:table-cell table:style-name="ce6" office:value-type="float" office:value="177" calcext:value-type="float">
            <text:p>177</text:p>
          </table:table-cell>
          <table:table-cell table:style-name="ce6" table:formula="of:=ROUND( IFERROR((( [.G536]+ 1.9208) / ( [.G536] + [.H536]) - 1.96 * SQRT(([.G536] *  [.H536]) / ([.G536] +  [.H536]) + 0.9604) / ([.G536] +  [.H536])) / (1 + 3.8416 / ([.G536] +  [.H536]));0); 5) * 100" office:value-type="float" office:value="88.197" calcext:value-type="float">
            <text:p>88.19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Largest Number</text:p>
          </table:table-cell>
          <table:table-cell table:style-name="ce4" table:formula="of:=HYPERLINK( concat(&quot;https://leetcode.com/problems/&quot;; [.D537]); [.B537])" office:value-type="string" office:string-value="" calcext:value-type="error">
            <text:p>#NAME?</text:p>
          </table:table-cell>
          <table:table-cell table:style-name="ce6" office:value-type="string" calcext:value-type="string">
            <text:p>largest-numb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ort, </text:p>
          </table:table-cell>
          <table:table-cell table:style-name="ce6" office:value-type="float" office:value="1882" calcext:value-type="float">
            <text:p>1882</text:p>
          </table:table-cell>
          <table:table-cell table:style-name="ce6" office:value-type="float" office:value="220" calcext:value-type="float">
            <text:p>220</text:p>
          </table:table-cell>
          <table:table-cell table:style-name="ce6" table:formula="of:=ROUND( IFERROR((( [.G537]+ 1.9208) / ( [.G537] + [.H537]) - 1.96 * SQRT(([.G537] *  [.H537]) / ([.G537] +  [.H537]) + 0.9604) / ([.G537] +  [.H537])) / (1 + 3.8416 / ([.G537] +  [.H537]));0); 5) * 100" office:value-type="float" office:value="88.152" calcext:value-type="float">
            <text:p>88.15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81" calcext:value-type="float">
            <text:p>1381</text:p>
          </table:table-cell>
          <table:table-cell table:style-name="ce2" office:value-type="string" calcext:value-type="string">
            <text:p>Design a Stack With Increment Operation</text:p>
          </table:table-cell>
          <table:table-cell table:style-name="ce4" table:formula="of:=HYPERLINK( concat(&quot;https://leetcode.com/problems/&quot;; [.D538]); [.B538])" office:value-type="string" office:string-value="" calcext:value-type="error">
            <text:p>#NAME?</text:p>
          </table:table-cell>
          <table:table-cell table:style-name="ce6" office:value-type="string" calcext:value-type="string">
            <text:p>design-a-stack-with-increment-opera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ack, Design, 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ROUND( IFERROR((( [.G538]+ 1.9208) / ( [.G538] + [.H538]) - 1.96 * SQRT(([.G538] *  [.H538]) / ([.G538] +  [.H538]) + 0.9604) / ([.G538] +  [.H538])) / (1 + 3.8416 / ([.G538] +  [.H538]));0); 5) * 100" office:value-type="float" office:value="88.112" calcext:value-type="float">
            <text:p>88.11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Flatten Binary Tree to Linked List</text:p>
          </table:table-cell>
          <table:table-cell table:style-name="ce4" table:formula="of:=HYPERLINK( concat(&quot;https://leetcode.com/problems/&quot;; [.D539]); [.B539])" office:value-type="string" office:string-value="" calcext:value-type="error">
            <text:p>#NAME?</text:p>
          </table:table-cell>
          <table:table-cell table:style-name="ce6" office:value-type="string" calcext:value-type="string">
            <text:p>flatten-binary-tree-to-linked-li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readth-first Search, </text:p>
          </table:table-cell>
          <table:table-cell table:style-name="ce6" office:value-type="float" office:value="2727" calcext:value-type="float">
            <text:p>2727</text:p>
          </table:table-cell>
          <table:table-cell table:style-name="ce6" office:value-type="float" office:value="329" calcext:value-type="float">
            <text:p>329</text:p>
          </table:table-cell>
          <table:table-cell table:style-name="ce6" table:formula="of:=ROUND( IFERROR((( [.G539]+ 1.9208) / ( [.G539] + [.H539]) - 1.96 * SQRT(([.G539] *  [.H539]) / ([.G539] +  [.H539]) + 0.9604) / ([.G539] +  [.H539])) / (1 + 3.8416 / ([.G539] +  [.H539]));0); 5) * 100" office:value-type="float" office:value="88.086" calcext:value-type="float">
            <text:p>88.0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91" calcext:value-type="float">
            <text:p>1091</text:p>
          </table:table-cell>
          <table:table-cell table:style-name="ce2" office:value-type="string" calcext:value-type="string">
            <text:p>Shortest Path in Binary Matrix</text:p>
          </table:table-cell>
          <table:table-cell table:style-name="ce4" table:formula="of:=HYPERLINK( concat(&quot;https://leetcode.com/problems/&quot;; [.D540]); [.B540])" office:value-type="string" office:string-value="" calcext:value-type="error">
            <text:p>#NAME?</text:p>
          </table:table-cell>
          <table:table-cell table:style-name="ce6" office:value-type="string" calcext:value-type="string">
            <text:p>shortest-path-in-binary-matrix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formula="of:=ROUND( IFERROR((( [.G540]+ 1.9208) / ( [.G540] + [.H540]) - 1.96 * SQRT(([.G540] *  [.H540]) / ([.G540] +  [.H540]) + 0.9604) / ([.G540] +  [.H540])) / (1 + 3.8416 / ([.G540] +  [.H540]));0); 5) * 100" office:value-type="float" office:value="88.086" calcext:value-type="float">
            <text:p>88.0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Palindrome Pairs</text:p>
          </table:table-cell>
          <table:table-cell table:style-name="ce4" table:formula="of:=HYPERLINK( concat(&quot;https://leetcode.com/problems/&quot;; [.D541]); [.B541])" office:value-type="string" office:string-value="" calcext:value-type="error">
            <text:p>#NAME?</text:p>
          </table:table-cell>
          <table:table-cell table:style-name="ce6" office:value-type="string" calcext:value-type="string">
            <text:p>palindrome-pair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ash Table, String, Trie, </text:p>
          </table:table-cell>
          <table:table-cell table:style-name="ce6" office:value-type="float" office:value="1335" calcext:value-type="float">
            <text:p>1335</text:p>
          </table:table-cell>
          <table:table-cell table:style-name="ce6" office:value-type="float" office:value="153" calcext:value-type="float">
            <text:p>153</text:p>
          </table:table-cell>
          <table:table-cell table:style-name="ce6" table:formula="of:=ROUND( IFERROR((( [.G541]+ 1.9208) / ( [.G541] + [.H541]) - 1.96 * SQRT(([.G541] *  [.H541]) / ([.G541] +  [.H541]) + 0.9604) / ([.G541] +  [.H541])) / (1 + 3.8416 / ([.G541] +  [.H541]));0); 5) * 100" office:value-type="float" office:value="88.071" calcext:value-type="float">
            <text:p>88.07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01" calcext:value-type="float">
            <text:p>1301</text:p>
          </table:table-cell>
          <table:table-cell table:style-name="ce2" office:value-type="string" calcext:value-type="string">
            <text:p>Number of Paths with Max Score</text:p>
          </table:table-cell>
          <table:table-cell table:style-name="ce4" table:formula="of:=HYPERLINK( concat(&quot;https://leetcode.com/problems/&quot;; [.D542]); [.B542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paths-with-max-scor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ROUND( IFERROR((( [.G542]+ 1.9208) / ( [.G542] + [.H542]) - 1.96 * SQRT(([.G542] *  [.H542]) / ([.G542] +  [.H542]) + 0.9604) / ([.G542] +  [.H542])) / (1 + 3.8416 / ([.G542] +  [.H542]));0); 5) * 100" office:value-type="float" office:value="88.062" calcext:value-type="float">
            <text:p>88.06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style-name="ce2" office:value-type="string" calcext:value-type="string">
            <text:p>Matchsticks to Square</text:p>
          </table:table-cell>
          <table:table-cell table:style-name="ce4" table:formula="of:=HYPERLINK( concat(&quot;https://leetcode.com/problems/&quot;; [.D543]); [.B543])" office:value-type="string" office:string-value="" calcext:value-type="error">
            <text:p>#NAME?</text:p>
          </table:table-cell>
          <table:table-cell table:style-name="ce6" office:value-type="string" calcext:value-type="string">
            <text:p>matchsticks-to-squar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</text:p>
          </table:table-cell>
          <table:table-cell table:style-name="ce6" office:value-type="float" office:value="566" calcext:value-type="float">
            <text:p>566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formula="of:=ROUND( IFERROR((( [.G543]+ 1.9208) / ( [.G543] + [.H543]) - 1.96 * SQRT(([.G543] *  [.H543]) / ([.G543] +  [.H543]) + 0.9604) / ([.G543] +  [.H543])) / (1 + 3.8416 / ([.G543] +  [.H543]));0); 5) * 100" office:value-type="float" office:value="88.014" calcext:value-type="float">
            <text:p>88.01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Moving Average from Data Stream</text:p>
          </table:table-cell>
          <table:table-cell table:style-name="ce4" table:formula="of:=HYPERLINK( concat(&quot;https://leetcode.com/problems/&quot;; [.D544]); [.B544])" office:value-type="string" office:string-value="" calcext:value-type="error">
            <text:p>#NAME?</text:p>
          </table:table-cell>
          <table:table-cell table:style-name="ce6" office:value-type="string" calcext:value-type="string">
            <text:p>moving-average-from-data-stream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Design, Queue, </text:p>
          </table:table-cell>
          <table:table-cell table:style-name="ce6" office:value-type="float" office:value="556" calcext:value-type="float">
            <text:p>556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ROUND( IFERROR((( [.G544]+ 1.9208) / ( [.G544] + [.H544]) - 1.96 * SQRT(([.G544] *  [.H544]) / ([.G544] +  [.H544]) + 0.9604) / ([.G544] +  [.H544])) / (1 + 3.8416 / ([.G544] +  [.H544]));0); 5) * 100" office:value-type="float" office:value="87.982" calcext:value-type="float">
            <text:p>87.98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Triangle</text:p>
          </table:table-cell>
          <table:table-cell table:style-name="ce4" table:formula="of:=HYPERLINK( concat(&quot;https://leetcode.com/problems/&quot;; [.D545]); [.B545])" office:value-type="string" office:string-value="" calcext:value-type="error">
            <text:p>#NAME?</text:p>
          </table:table-cell>
          <table:table-cell table:style-name="ce6" office:value-type="string" calcext:value-type="string">
            <text:p>triangl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Dynamic Programming, </text:p>
          </table:table-cell>
          <table:table-cell table:style-name="ce6" office:value-type="float" office:value="1967" calcext:value-type="float">
            <text:p>1967</text:p>
          </table:table-cell>
          <table:table-cell table:style-name="ce6" office:value-type="float" office:value="237" calcext:value-type="float">
            <text:p>237</text:p>
          </table:table-cell>
          <table:table-cell table:style-name="ce6" table:formula="of:=ROUND( IFERROR((( [.G545]+ 1.9208) / ( [.G545] + [.H545]) - 1.96 * SQRT(([.G545] *  [.H545]) / ([.G545] +  [.H545]) + 0.9604) / ([.G545] +  [.H545])) / (1 + 3.8416 / ([.G545] +  [.H545]));0); 5) * 100" office:value-type="float" office:value="87.885" calcext:value-type="float">
            <text:p>87.8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2" office:value-type="string" calcext:value-type="string">
            <text:p>Encode N-ary Tree to Binary Tree</text:p>
          </table:table-cell>
          <table:table-cell table:style-name="ce4" table:formula="of:=HYPERLINK( concat(&quot;https://leetcode.com/problems/&quot;; [.D546]); [.B546])" office:value-type="string" office:string-value="" calcext:value-type="error">
            <text:p>#NAME?</text:p>
          </table:table-cell>
          <table:table-cell table:style-name="ce6" office:value-type="string" calcext:value-type="string">
            <text:p>encode-n-ary-tree-to-binary-tre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formula="of:=ROUND( IFERROR((( [.G546]+ 1.9208) / ( [.G546] + [.H546]) - 1.96 * SQRT(([.G546] *  [.H546]) / ([.G546] +  [.H546]) + 0.9604) / ([.G546] +  [.H546])) / (1 + 3.8416 / ([.G546] +  [.H546]));0); 5) * 100" office:value-type="float" office:value="87.827" calcext:value-type="float">
            <text:p>87.82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75" calcext:value-type="float">
            <text:p>1475</text:p>
          </table:table-cell>
          <table:table-cell table:style-name="ce2" office:value-type="string" calcext:value-type="string">
            <text:p>Final Prices With a Special Discount in a Shop</text:p>
          </table:table-cell>
          <table:table-cell table:style-name="ce4" table:formula="of:=HYPERLINK( concat(&quot;https://leetcode.com/problems/&quot;; [.D547]); [.B547])" office:value-type="string" office:string-value="" calcext:value-type="error">
            <text:p>#NAME?</text:p>
          </table:table-cell>
          <table:table-cell table:style-name="ce6" office:value-type="string" calcext:value-type="string">
            <text:p>final-prices-with-a-special-discount-in-a-shop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ROUND( IFERROR((( [.G547]+ 1.9208) / ( [.G547] + [.H547]) - 1.96 * SQRT(([.G547] *  [.H547]) / ([.G547] +  [.H547]) + 0.9604) / ([.G547] +  [.H547])) / (1 + 3.8416 / ([.G547] +  [.H547]));0); 5) * 100" office:value-type="float" office:value="87.816" calcext:value-type="float">
            <text:p>87.8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54" calcext:value-type="float">
            <text:p>854</text:p>
          </table:table-cell>
          <table:table-cell table:style-name="ce2" office:value-type="string" calcext:value-type="string">
            <text:p>K-Similar Strings</text:p>
          </table:table-cell>
          <table:table-cell table:style-name="ce4" table:formula="of:=HYPERLINK( concat(&quot;https://leetcode.com/problems/&quot;; [.D548]); [.B548])" office:value-type="string" office:string-value="" calcext:value-type="error">
            <text:p>#NAME?</text:p>
          </table:table-cell>
          <table:table-cell table:style-name="ce6" office:value-type="string" calcext:value-type="string">
            <text:p>k-similar-string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readth-first Search, Graph, </text:p>
          </table:table-cell>
          <table:table-cell table:style-name="ce6" office:value-type="float" office:value="373" calcext:value-type="float">
            <text:p>373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ROUND( IFERROR((( [.G548]+ 1.9208) / ( [.G548] + [.H548]) - 1.96 * SQRT(([.G548] *  [.H548]) / ([.G548] +  [.H548]) + 0.9604) / ([.G548] +  [.H548])) / (1 + 3.8416 / ([.G548] +  [.H548]));0); 5) * 100" office:value-type="float" office:value="87.809" calcext:value-type="float">
            <text:p>87.80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Grumpy Bookstore Owner</text:p>
          </table:table-cell>
          <table:table-cell table:style-name="ce4" table:formula="of:=HYPERLINK( concat(&quot;https://leetcode.com/problems/&quot;; [.D549]); [.B549])" office:value-type="string" office:string-value="" calcext:value-type="error">
            <text:p>#NAME?</text:p>
          </table:table-cell>
          <table:table-cell table:style-name="ce6" office:value-type="string" calcext:value-type="string">
            <text:p>grumpy-bookstore-own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Sliding Window, </text:p>
          </table:table-cell>
          <table:table-cell table:style-name="ce6" office:value-type="float" office:value="431" calcext:value-type="float">
            <text:p>431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formula="of:=ROUND( IFERROR((( [.G549]+ 1.9208) / ( [.G549] + [.H549]) - 1.96 * SQRT(([.G549] *  [.H549]) / ([.G549] +  [.H549]) + 0.9604) / ([.G549] +  [.H549])) / (1 + 3.8416 / ([.G549] +  [.H549]));0); 5) * 100" office:value-type="float" office:value="87.793" calcext:value-type="float">
            <text:p>87.79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02" calcext:value-type="float">
            <text:p>1002</text:p>
          </table:table-cell>
          <table:table-cell table:style-name="ce2" office:value-type="string" calcext:value-type="string">
            <text:p>Find Common Characters</text:p>
          </table:table-cell>
          <table:table-cell table:style-name="ce4" table:formula="of:=HYPERLINK( concat(&quot;https://leetcode.com/problems/&quot;; [.D550]); [.B550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common-character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Hash Table, </text:p>
          </table:table-cell>
          <table:table-cell table:style-name="ce6" office:value-type="float" office:value="847" calcext:value-type="float">
            <text:p>847</text:p>
          </table:table-cell>
          <table:table-cell table:style-name="ce6" office:value-type="float" office:value="96" calcext:value-type="float">
            <text:p>96</text:p>
          </table:table-cell>
          <table:table-cell table:style-name="ce6" table:formula="of:=ROUND( IFERROR((( [.G550]+ 1.9208) / ( [.G550] + [.H550]) - 1.96 * SQRT(([.G550] *  [.H550]) / ([.G550] +  [.H550]) + 0.9604) / ([.G550] +  [.H550])) / (1 + 3.8416 / ([.G550] +  [.H550]));0); 5) * 100" office:value-type="float" office:value="87.725" calcext:value-type="float">
            <text:p>87.72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39" calcext:value-type="float">
            <text:p>1339</text:p>
          </table:table-cell>
          <table:table-cell table:style-name="ce2" office:value-type="string" calcext:value-type="string">
            <text:p>Maximum Product of Splitted Binary Tree</text:p>
          </table:table-cell>
          <table:table-cell table:style-name="ce4" table:formula="of:=HYPERLINK( concat(&quot;https://leetcode.com/problems/&quot;; [.D551]); [.B551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product-of-splitted-binary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Tree, Depth-first Search, </text:p>
          </table:table-cell>
          <table:table-cell table:style-name="ce6" office:value-type="float" office:value="277" calcext:value-type="float">
            <text:p>277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formula="of:=ROUND( IFERROR((( [.G551]+ 1.9208) / ( [.G551] + [.H551]) - 1.96 * SQRT(([.G551] *  [.H551]) / ([.G551] +  [.H551]) + 0.9604) / ([.G551] +  [.H551])) / (1 + 3.8416 / ([.G551] +  [.H551]));0); 5) * 100" office:value-type="float" office:value="87.724" calcext:value-type="float">
            <text:p>87.7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Spiral Matrix II</text:p>
          </table:table-cell>
          <table:table-cell table:style-name="ce4" table:formula="of:=HYPERLINK( concat(&quot;https://leetcode.com/problems/&quot;; [.D552]); [.B552])" office:value-type="string" office:string-value="" calcext:value-type="error">
            <text:p>#NAME?</text:p>
          </table:table-cell>
          <table:table-cell table:style-name="ce6" office:value-type="string" calcext:value-type="string">
            <text:p>spiral-matrix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956" calcext:value-type="float">
            <text:p>956</text:p>
          </table:table-cell>
          <table:table-cell table:style-name="ce6" office:value-type="float" office:value="110" calcext:value-type="float">
            <text:p>110</text:p>
          </table:table-cell>
          <table:table-cell table:style-name="ce6" table:formula="of:=ROUND( IFERROR((( [.G552]+ 1.9208) / ( [.G552] + [.H552]) - 1.96 * SQRT(([.G552] *  [.H552]) / ([.G552] +  [.H552]) + 0.9604) / ([.G552] +  [.H552])) / (1 + 3.8416 / ([.G552] +  [.H552]));0); 5) * 100" office:value-type="float" office:value="87.71" calcext:value-type="float">
            <text:p>87.7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table:style-name="ce2" office:value-type="string" calcext:value-type="string">
            <text:p>Array Nesting</text:p>
          </table:table-cell>
          <table:table-cell table:style-name="ce4" table:formula="of:=HYPERLINK( concat(&quot;https://leetcode.com/problems/&quot;; [.D553]); [.B553])" office:value-type="string" office:string-value="" calcext:value-type="error">
            <text:p>#NAME?</text:p>
          </table:table-cell>
          <table:table-cell table:style-name="ce6" office:value-type="string" calcext:value-type="string">
            <text:p>array-nest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822" calcext:value-type="float">
            <text:p>822</text:p>
          </table:table-cell>
          <table:table-cell table:style-name="ce6" office:value-type="float" office:value="93" calcext:value-type="float">
            <text:p>93</text:p>
          </table:table-cell>
          <table:table-cell table:style-name="ce6" table:formula="of:=ROUND( IFERROR((( [.G553]+ 1.9208) / ( [.G553] + [.H553]) - 1.96 * SQRT(([.G553] *  [.H553]) / ([.G553] +  [.H553]) + 0.9604) / ([.G553] +  [.H553])) / (1 + 3.8416 / ([.G553] +  [.H553]));0); 5) * 100" office:value-type="float" office:value="87.709" calcext:value-type="float">
            <text:p>87.70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34" calcext:value-type="float">
            <text:p>534</text:p>
          </table:table-cell>
          <table:table-cell table:style-name="ce2" office:value-type="string" calcext:value-type="string">
            <text:p>Game Play Analysis III</text:p>
          </table:table-cell>
          <table:table-cell table:style-name="ce4" table:formula="of:=HYPERLINK( concat(&quot;https://leetcode.com/problems/&quot;; [.D554]); [.B554])" office:value-type="string" office:string-value="" calcext:value-type="error">
            <text:p>#NAME?</text:p>
          </table:table-cell>
          <table:table-cell table:style-name="ce6" office:value-type="string" calcext:value-type="string">
            <text:p>game-play-analysis-iii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85" calcext:value-type="float">
            <text:p>85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ROUND( IFERROR((( [.G554]+ 1.9208) / ( [.G554] + [.H554]) - 1.96 * SQRT(([.G554] *  [.H554]) / ([.G554] +  [.H554]) + 0.9604) / ([.G554] +  [.H554])) / (1 + 3.8416 / ([.G554] +  [.H554]));0); 5) * 100" office:value-type="float" office:value="87.646" calcext:value-type="float">
            <text:p>87.64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81" calcext:value-type="float">
            <text:p>1481</text:p>
          </table:table-cell>
          <table:table-cell table:style-name="ce2" office:value-type="string" calcext:value-type="string">
            <text:p>Least Number of Unique Integers after K Removals</text:p>
          </table:table-cell>
          <table:table-cell table:style-name="ce4" table:formula="of:=HYPERLINK( concat(&quot;https://leetcode.com/problems/&quot;; [.D555]); [.B555])" office:value-type="string" office:string-value="" calcext:value-type="error">
            <text:p>#NAME?</text:p>
          </table:table-cell>
          <table:table-cell table:style-name="ce6" office:value-type="string" calcext:value-type="string">
            <text:p>least-number-of-unique-integers-after-k-removal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Sort, 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ROUND( IFERROR((( [.G555]+ 1.9208) / ( [.G555] + [.H555]) - 1.96 * SQRT(([.G555] *  [.H555]) / ([.G555] +  [.H555]) + 0.9604) / ([.G555] +  [.H555])) / (1 + 3.8416 / ([.G555] +  [.H555]));0); 5) * 100" office:value-type="float" office:value="87.606" calcext:value-type="float">
            <text:p>87.6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28" calcext:value-type="float">
            <text:p>828</text:p>
          </table:table-cell>
          <table:table-cell table:style-name="ce2" office:value-type="string" calcext:value-type="string">
            <text:p>Count Unique Characters of All Substrings of a Given String</text:p>
          </table:table-cell>
          <table:table-cell table:style-name="ce4" table:formula="of:=HYPERLINK( concat(&quot;https://leetcode.com/problems/&quot;; [.D556]); [.B556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-unique-characters-of-all-substrings-of-a-given-string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Two Pointers, 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formula="of:=ROUND( IFERROR((( [.G556]+ 1.9208) / ( [.G556] + [.H556]) - 1.96 * SQRT(([.G556] *  [.H556]) / ([.G556] +  [.H556]) + 0.9604) / ([.G556] +  [.H556])) / (1 + 3.8416 / ([.G556] +  [.H556]));0); 5) * 100" office:value-type="float" office:value="87.58" calcext:value-type="float">
            <text:p>87.5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Minimum Number of K Consecutive Bit Flips</text:p>
          </table:table-cell>
          <table:table-cell table:style-name="ce4" table:formula="of:=HYPERLINK( concat(&quot;https://leetcode.com/problems/&quot;; [.D557]); [.B557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number-of-k-consecutive-bit-flip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Greedy, Sliding Window, 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formula="of:=ROUND( IFERROR((( [.G557]+ 1.9208) / ( [.G557] + [.H557]) - 1.96 * SQRT(([.G557] *  [.H557]) / ([.G557] +  [.H557]) + 0.9604) / ([.G557] +  [.H557])) / (1 + 3.8416 / ([.G557] +  [.H557]));0); 5) * 100" office:value-type="float" office:value="87.553" calcext:value-type="float">
            <text:p>87.55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88" calcext:value-type="float">
            <text:p>1188</text:p>
          </table:table-cell>
          <table:table-cell table:style-name="ce2" office:value-type="string" calcext:value-type="string">
            <text:p>Design Bounded Blocking Queue</text:p>
          </table:table-cell>
          <table:table-cell table:style-name="ce4" table:formula="of:=HYPERLINK( concat(&quot;https://leetcode.com/problems/&quot;; [.D558]); [.B558])" office:value-type="string" office:string-value="" calcext:value-type="error">
            <text:p>#NAME?</text:p>
          </table:table-cell>
          <table:table-cell table:style-name="ce6" office:value-type="string" calcext:value-type="string">
            <text:p>design-bounded-blocking-queue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ROUND( IFERROR((( [.G558]+ 1.9208) / ( [.G558] + [.H558]) - 1.96 * SQRT(([.G558] *  [.H558]) / ([.G558] +  [.H558]) + 0.9604) / ([.G558] +  [.H558])) / (1 + 3.8416 / ([.G558] +  [.H558]));0); 5) * 100" office:value-type="float" office:value="87.507" calcext:value-type="float">
            <text:p>87.50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Find the Celebrity</text:p>
          </table:table-cell>
          <table:table-cell table:style-name="ce4" table:formula="of:=HYPERLINK( concat(&quot;https://leetcode.com/problems/&quot;; [.D559]); [.B559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the-celebrit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099" calcext:value-type="float">
            <text:p>1099</text:p>
          </table:table-cell>
          <table:table-cell table:style-name="ce6" office:value-type="float" office:value="132" calcext:value-type="float">
            <text:p>132</text:p>
          </table:table-cell>
          <table:table-cell table:style-name="ce6" table:formula="of:=ROUND( IFERROR((( [.G559]+ 1.9208) / ( [.G559] + [.H559]) - 1.96 * SQRT(([.G559] *  [.H559]) / ([.G559] +  [.H559]) + 0.9604) / ([.G559] +  [.H559])) / (1 + 3.8416 / ([.G559] +  [.H559]));0); 5) * 100" office:value-type="float" office:value="87.425" calcext:value-type="float">
            <text:p>87.42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20" calcext:value-type="float">
            <text:p>920</text:p>
          </table:table-cell>
          <table:table-cell table:style-name="ce2" office:value-type="string" calcext:value-type="string">
            <text:p>Number of Music Playlists</text:p>
          </table:table-cell>
          <table:table-cell table:style-name="ce4" table:formula="of:=HYPERLINK( concat(&quot;https://leetcode.com/problems/&quot;; [.D560]); [.B560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music-playlist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360" calcext:value-type="float">
            <text:p>360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ROUND( IFERROR((( [.G560]+ 1.9208) / ( [.G560] + [.H560]) - 1.96 * SQRT(([.G560] *  [.H560]) / ([.G560] +  [.H560]) + 0.9604) / ([.G560] +  [.H560])) / (1 + 3.8416 / ([.G560] +  [.H560]));0); 5) * 100" office:value-type="float" office:value="87.418" calcext:value-type="float">
            <text:p>87.4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table:style-name="ce2" office:value-type="string" calcext:value-type="string">
            <text:p>Maximum Average Subarray II</text:p>
          </table:table-cell>
          <table:table-cell table:style-name="ce4" table:formula="of:=HYPERLINK( concat(&quot;https://leetcode.com/problems/&quot;; [.D561]); [.B561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average-subarray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Array, Binary Search, 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formula="of:=ROUND( IFERROR((( [.G561]+ 1.9208) / ( [.G561] + [.H561]) - 1.96 * SQRT(([.G561] *  [.H561]) / ([.G561] +  [.H561]) + 0.9604) / ([.G561] +  [.H561])) / (1 + 3.8416 / ([.G561] +  [.H561]));0); 5) * 100" office:value-type="float" office:value="87.381" calcext:value-type="float">
            <text:p>87.3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43" calcext:value-type="float">
            <text:p>1443</text:p>
          </table:table-cell>
          <table:table-cell table:style-name="ce2" office:value-type="string" calcext:value-type="string">
            <text:p>Minimum Time to Collect All Apples in a Tree</text:p>
          </table:table-cell>
          <table:table-cell table:style-name="ce4" table:formula="of:=HYPERLINK( concat(&quot;https://leetcode.com/problems/&quot;; [.D562]); [.B562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time-to-collect-all-apples-in-a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ROUND( IFERROR((( [.G562]+ 1.9208) / ( [.G562] + [.H562]) - 1.96 * SQRT(([.G562] *  [.H562]) / ([.G562] +  [.H562]) + 0.9604) / ([.G562] +  [.H562])) / (1 + 3.8416 / ([.G562] +  [.H562]));0); 5) * 100" office:value-type="float" office:value="87.356" calcext:value-type="float">
            <text:p>87.35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09" calcext:value-type="float">
            <text:p>1309</text:p>
          </table:table-cell>
          <table:table-cell table:style-name="ce2" office:value-type="string" calcext:value-type="string">
            <text:p>Decrypt String from Alphabet to Integer Mapping</text:p>
          </table:table-cell>
          <table:table-cell table:style-name="ce4" table:formula="of:=HYPERLINK( concat(&quot;https://leetcode.com/problems/&quot;; [.D563]); [.B563])" office:value-type="string" office:string-value="" calcext:value-type="error">
            <text:p>#NAME?</text:p>
          </table:table-cell>
          <table:table-cell table:style-name="ce6" office:value-type="string" calcext:value-type="string">
            <text:p>decrypt-string-from-alphabet-to-integer-mapping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258" calcext:value-type="float">
            <text:p>258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ROUND( IFERROR((( [.G563]+ 1.9208) / ( [.G563] + [.H563]) - 1.96 * SQRT(([.G563] *  [.H563]) / ([.G563] +  [.H563]) + 0.9604) / ([.G563] +  [.H563])) / (1 + 3.8416 / ([.G563] +  [.H563]));0); 5) * 100" office:value-type="float" office:value="87.285" calcext:value-type="float">
            <text:p>87.2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47" calcext:value-type="float">
            <text:p>847</text:p>
          </table:table-cell>
          <table:table-cell table:style-name="ce2" office:value-type="string" calcext:value-type="string">
            <text:p>Shortest Path Visiting All Nodes</text:p>
          </table:table-cell>
          <table:table-cell table:style-name="ce4" table:formula="of:=HYPERLINK( concat(&quot;https://leetcode.com/problems/&quot;; [.D564]); [.B564])" office:value-type="string" office:string-value="" calcext:value-type="error">
            <text:p>#NAME?</text:p>
          </table:table-cell>
          <table:table-cell table:style-name="ce6" office:value-type="string" calcext:value-type="string">
            <text:p>shortest-path-visiting-all-nod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Breadth-first Search, </text:p>
          </table:table-cell>
          <table:table-cell table:style-name="ce6" office:value-type="float" office:value="545" calcext:value-type="float">
            <text:p>545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ROUND( IFERROR((( [.G564]+ 1.9208) / ( [.G564] + [.H564]) - 1.96 * SQRT(([.G564] *  [.H564]) / ([.G564] +  [.H564]) + 0.9604) / ([.G564] +  [.H564])) / (1 + 3.8416 / ([.G564] +  [.H564]));0); 5) * 100" office:value-type="float" office:value="87.281" calcext:value-type="float">
            <text:p>87.2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05" calcext:value-type="float">
            <text:p>1005</text:p>
          </table:table-cell>
          <table:table-cell table:style-name="ce2" office:value-type="string" calcext:value-type="string">
            <text:p>Maximize Sum Of Array After K Negations</text:p>
          </table:table-cell>
          <table:table-cell table:style-name="ce4" table:formula="of:=HYPERLINK( concat(&quot;https://leetcode.com/problems/&quot;; [.D565]); [.B565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ize-sum-of-array-after-k-negation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339" calcext:value-type="float">
            <text:p>339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formula="of:=ROUND( IFERROR((( [.G565]+ 1.9208) / ( [.G565] + [.H565]) - 1.96 * SQRT(([.G565] *  [.H565]) / ([.G565] +  [.H565]) + 0.9604) / ([.G565] +  [.H565])) / (1 + 3.8416 / ([.G565] +  [.H565]));0); 5) * 100" office:value-type="float" office:value="87.263" calcext:value-type="float">
            <text:p>87.26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Bitwise AND of Numbers Range</text:p>
          </table:table-cell>
          <table:table-cell table:style-name="ce4" table:formula="of:=HYPERLINK( concat(&quot;https://leetcode.com/problems/&quot;; [.D566]); [.B566])" office:value-type="string" office:string-value="" calcext:value-type="error">
            <text:p>#NAME?</text:p>
          </table:table-cell>
          <table:table-cell table:style-name="ce6" office:value-type="string" calcext:value-type="string">
            <text:p>bitwise-and-of-numbers-rang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t Manipulation, </text:p>
          </table:table-cell>
          <table:table-cell table:style-name="ce6" office:value-type="float" office:value="1014" calcext:value-type="float">
            <text:p>1014</text:p>
          </table:table-cell>
          <table:table-cell table:style-name="ce6" office:value-type="float" office:value="123" calcext:value-type="float">
            <text:p>123</text:p>
          </table:table-cell>
          <table:table-cell table:style-name="ce6" table:formula="of:=ROUND( IFERROR((( [.G566]+ 1.9208) / ( [.G566] + [.H566]) - 1.96 * SQRT(([.G566] *  [.H566]) / ([.G566] +  [.H566]) + 0.9604) / ([.G566] +  [.H566])) / (1 + 3.8416 / ([.G566] +  [.H566]));0); 5) * 100" office:value-type="float" office:value="87.243" calcext:value-type="float">
            <text:p>87.24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95" calcext:value-type="float">
            <text:p>1095</text:p>
          </table:table-cell>
          <table:table-cell table:style-name="ce2" office:value-type="string" calcext:value-type="string">
            <text:p>Find in Mountain Array</text:p>
          </table:table-cell>
          <table:table-cell table:style-name="ce4" table:formula="of:=HYPERLINK( concat(&quot;https://leetcode.com/problems/&quot;; [.D567]); [.B567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in-mountain-array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inary Search, 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ROUND( IFERROR((( [.G567]+ 1.9208) / ( [.G567] + [.H567]) - 1.96 * SQRT(([.G567] *  [.H567]) / ([.G567] +  [.H567]) + 0.9604) / ([.G567] +  [.H567])) / (1 + 3.8416 / ([.G567] +  [.H567]));0); 5) * 100" office:value-type="float" office:value="87.139" calcext:value-type="float">
            <text:p>87.1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98" calcext:value-type="float">
            <text:p>1398</text:p>
          </table:table-cell>
          <table:table-cell table:style-name="ce2" office:value-type="string" calcext:value-type="string">
            <text:p>Customers Who Bought Products A and B but Not C</text:p>
          </table:table-cell>
          <table:table-cell table:style-name="ce4" table:formula="of:=HYPERLINK( concat(&quot;https://leetcode.com/problems/&quot;; [.D568]); [.B568])" office:value-type="string" office:string-value="" calcext:value-type="error">
            <text:p>#NAME?</text:p>
          </table:table-cell>
          <table:table-cell table:style-name="ce6" office:value-type="string" calcext:value-type="string">
            <text:p>customers-who-bought-products-a-and-b-but-not-c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ROUND( IFERROR((( [.G568]+ 1.9208) / ( [.G568] + [.H568]) - 1.96 * SQRT(([.G568] *  [.H568]) / ([.G568] +  [.H568]) + 0.9604) / ([.G568] +  [.H568])) / (1 + 3.8416 / ([.G568] +  [.H568]));0); 5) * 100" office:value-type="float" office:value="87.118" calcext:value-type="float">
            <text:p>87.1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96" calcext:value-type="float">
            <text:p>1296</text:p>
          </table:table-cell>
          <table:table-cell table:style-name="ce2" office:value-type="string" calcext:value-type="string">
            <text:p>Divide Array in Sets of K Consecutive Numbers</text:p>
          </table:table-cell>
          <table:table-cell table:style-name="ce4" table:formula="of:=HYPERLINK( concat(&quot;https://leetcode.com/problems/&quot;; [.D569]); [.B569])" office:value-type="string" office:string-value="" calcext:value-type="error">
            <text:p>#NAME?</text:p>
          </table:table-cell>
          <table:table-cell table:style-name="ce6" office:value-type="string" calcext:value-type="string">
            <text:p>divide-array-in-sets-of-k-consecutive-numbe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Greedy, 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ROUND( IFERROR((( [.G569]+ 1.9208) / ( [.G569] + [.H569]) - 1.96 * SQRT(([.G569] *  [.H569]) / ([.G569] +  [.H569]) + 0.9604) / ([.G569] +  [.H569])) / (1 + 3.8416 / ([.G569] +  [.H569]));0); 5) * 100" office:value-type="float" office:value="87.1" calcext:value-type="float">
            <text:p>87.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Time Based Key-Value Store</text:p>
          </table:table-cell>
          <table:table-cell table:style-name="ce4" table:formula="of:=HYPERLINK( concat(&quot;https://leetcode.com/problems/&quot;; [.D570]); [.B570])" office:value-type="string" office:string-value="" calcext:value-type="error">
            <text:p>#NAME?</text:p>
          </table:table-cell>
          <table:table-cell table:style-name="ce6" office:value-type="string" calcext:value-type="string">
            <text:p>time-based-key-value-stor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Binary Search, </text:p>
          </table:table-cell>
          <table:table-cell table:style-name="ce6" office:value-type="float" office:value="731" calcext:value-type="float">
            <text:p>731</text:p>
          </table:table-cell>
          <table:table-cell table:style-name="ce6" office:value-type="float" office:value="87" calcext:value-type="float">
            <text:p>87</text:p>
          </table:table-cell>
          <table:table-cell table:style-name="ce6" table:formula="of:=ROUND( IFERROR((( [.G570]+ 1.9208) / ( [.G570] + [.H570]) - 1.96 * SQRT(([.G570] *  [.H570]) / ([.G570] +  [.H570]) + 0.9604) / ([.G570] +  [.H570])) / (1 + 3.8416 / ([.G570] +  [.H570]));0); 5) * 100" office:value-type="float" office:value="87.064" calcext:value-type="float">
            <text:p>87.06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Count of Range Sum</text:p>
          </table:table-cell>
          <table:table-cell table:style-name="ce4" table:formula="of:=HYPERLINK( concat(&quot;https://leetcode.com/problems/&quot;; [.D571]); [.B571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-of-range-sum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inary Search, Divide and Conquer, Sort, Binary Indexed Tree, Segment Tree, </text:p>
          </table:table-cell>
          <table:table-cell table:style-name="ce6" office:value-type="float" office:value="737" calcext:value-type="float">
            <text:p>737</text:p>
          </table:table-cell>
          <table:table-cell table:style-name="ce6" office:value-type="float" office:value="88" calcext:value-type="float">
            <text:p>88</text:p>
          </table:table-cell>
          <table:table-cell table:style-name="ce6" table:formula="of:=ROUND( IFERROR((( [.G571]+ 1.9208) / ( [.G571] + [.H571]) - 1.96 * SQRT(([.G571] *  [.H571]) / ([.G571] +  [.H571]) + 0.9604) / ([.G571] +  [.H571])) / (1 + 3.8416 / ([.G571] +  [.H571]));0); 5) * 100" office:value-type="float" office:value="87.042" calcext:value-type="float">
            <text:p>87.04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table:style-name="ce2" office:value-type="string" calcext:value-type="string">
            <text:p>Maximum Binary Tree</text:p>
          </table:table-cell>
          <table:table-cell table:style-name="ce4" table:formula="of:=HYPERLINK( concat(&quot;https://leetcode.com/problems/&quot;; [.D572]); [.B572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binary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1782" calcext:value-type="float">
            <text:p>1782</text:p>
          </table:table-cell>
          <table:table-cell table:style-name="ce6" office:value-type="float" office:value="232" calcext:value-type="float">
            <text:p>232</text:p>
          </table:table-cell>
          <table:table-cell table:style-name="ce6" table:formula="of:=ROUND( IFERROR((( [.G572]+ 1.9208) / ( [.G572] + [.H572]) - 1.96 * SQRT(([.G572] *  [.H572]) / ([.G572] +  [.H572]) + 0.9604) / ([.G572] +  [.H572])) / (1 + 3.8416 / ([.G572] +  [.H572]));0); 5) * 100" office:value-type="float" office:value="87.012" calcext:value-type="float">
            <text:p>87.01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2" office:value-type="string" calcext:value-type="string">
            <text:p>Combination Sum IV</text:p>
          </table:table-cell>
          <table:table-cell table:style-name="ce4" table:formula="of:=HYPERLINK( concat(&quot;https://leetcode.com/problems/&quot;; [.D573]); [.B573])" office:value-type="string" office:string-value="" calcext:value-type="error">
            <text:p>#NAME?</text:p>
          </table:table-cell>
          <table:table-cell table:style-name="ce6" office:value-type="string" calcext:value-type="string">
            <text:p>combination-sum-iv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385" calcext:value-type="float">
            <text:p>1385</text:p>
          </table:table-cell>
          <table:table-cell table:style-name="ce6" office:value-type="float" office:value="177" calcext:value-type="float">
            <text:p>177</text:p>
          </table:table-cell>
          <table:table-cell table:style-name="ce6" table:formula="of:=ROUND( IFERROR((( [.G573]+ 1.9208) / ( [.G573] + [.H573]) - 1.96 * SQRT(([.G573] *  [.H573]) / ([.G573] +  [.H573]) + 0.9604) / ([.G573] +  [.H573])) / (1 + 3.8416 / ([.G573] +  [.H573]));0); 5) * 100" office:value-type="float" office:value="87.001" calcext:value-type="float">
            <text:p>87.0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Two City Scheduling</text:p>
          </table:table-cell>
          <table:table-cell table:style-name="ce4" table:formula="of:=HYPERLINK( concat(&quot;https://leetcode.com/problems/&quot;; [.D574]); [.B574])" office:value-type="string" office:string-value="" calcext:value-type="error">
            <text:p>#NAME?</text:p>
          </table:table-cell>
          <table:table-cell table:style-name="ce6" office:value-type="string" calcext:value-type="string">
            <text:p>two-city-scheduling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1310" calcext:value-type="float">
            <text:p>1310</text:p>
          </table:table-cell>
          <table:table-cell table:style-name="ce6" office:value-type="float" office:value="167" calcext:value-type="float">
            <text:p>167</text:p>
          </table:table-cell>
          <table:table-cell table:style-name="ce6" table:formula="of:=ROUND( IFERROR((( [.G574]+ 1.9208) / ( [.G574] + [.H574]) - 1.96 * SQRT(([.G574] *  [.H574]) / ([.G574] +  [.H574]) + 0.9604) / ([.G574] +  [.H574])) / (1 + 3.8416 / ([.G574] +  [.H574]));0); 5) * 100" office:value-type="float" office:value="86.977" calcext:value-type="float">
            <text:p>86.97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38" calcext:value-type="float">
            <text:p>838</text:p>
          </table:table-cell>
          <table:table-cell table:style-name="ce2" office:value-type="string" calcext:value-type="string">
            <text:p>Push Dominoes</text:p>
          </table:table-cell>
          <table:table-cell table:style-name="ce4" table:formula="of:=HYPERLINK( concat(&quot;https://leetcode.com/problems/&quot;; [.D575]); [.B575])" office:value-type="string" office:string-value="" calcext:value-type="error">
            <text:p>#NAME?</text:p>
          </table:table-cell>
          <table:table-cell table:style-name="ce6" office:value-type="string" calcext:value-type="string">
            <text:p>push-domino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wo Pointers, Dynamic Programming, </text:p>
          </table:table-cell>
          <table:table-cell table:style-name="ce6" office:value-type="float" office:value="545" calcext:value-type="float">
            <text:p>545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ROUND( IFERROR((( [.G575]+ 1.9208) / ( [.G575] + [.H575]) - 1.96 * SQRT(([.G575] *  [.H575]) / ([.G575] +  [.H575]) + 0.9604) / ([.G575] +  [.H575])) / (1 + 3.8416 / ([.G575] +  [.H575]));0); 5) * 100" office:value-type="float" office:value="86.962" calcext:value-type="float">
            <text:p>86.96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2" office:value-type="string" calcext:value-type="string">
            <text:p>Optimal Account Balancing</text:p>
          </table:table-cell>
          <table:table-cell table:style-name="ce4" table:formula="of:=HYPERLINK( concat(&quot;https://leetcode.com/problems/&quot;; [.D576]); [.B576])" office:value-type="string" office:string-value="" calcext:value-type="error">
            <text:p>#NAME?</text:p>
          </table:table-cell>
          <table:table-cell table:style-name="ce6" office:value-type="string" calcext:value-type="string">
            <text:p>optimal-account-balancing</text:p>
          </table:table-cell>
          <table:table-cell table:style-name="ce8" office:value-type="string" calcext:value-type="string">
            <text:p>Hard</text:p>
          </table:table-cell>
          <table:table-cell table:style-name="ce11"/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62" calcext:value-type="float">
            <text:p>62</text:p>
          </table:table-cell>
          <table:table-cell table:style-name="ce6" table:formula="of:=ROUND( IFERROR((( [.G576]+ 1.9208) / ( [.G576] + [.H576]) - 1.96 * SQRT(([.G576] *  [.H576]) / ([.G576] +  [.H576]) + 0.9604) / ([.G576] +  [.H576])) / (1 + 3.8416 / ([.G576] +  [.H576]));0); 5) * 100" office:value-type="float" office:value="86.952" calcext:value-type="float">
            <text:p>86.95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18" calcext:value-type="float">
            <text:p>818</text:p>
          </table:table-cell>
          <table:table-cell table:style-name="ce2" office:value-type="string" calcext:value-type="string">
            <text:p>Race Car</text:p>
          </table:table-cell>
          <table:table-cell table:style-name="ce4" table:formula="of:=HYPERLINK( concat(&quot;https://leetcode.com/problems/&quot;; [.D577]); [.B577])" office:value-type="string" office:string-value="" calcext:value-type="error">
            <text:p>#NAME?</text:p>
          </table:table-cell>
          <table:table-cell table:style-name="ce6" office:value-type="string" calcext:value-type="string">
            <text:p>race-car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Heap, </text:p>
          </table:table-cell>
          <table:table-cell table:style-name="ce6" office:value-type="float" office:value="482" calcext:value-type="float">
            <text:p>482</text:p>
          </table:table-cell>
          <table:table-cell table:style-name="ce6" office:value-type="float" office:value="55" calcext:value-type="float">
            <text:p>55</text:p>
          </table:table-cell>
          <table:table-cell table:style-name="ce6" table:formula="of:=ROUND( IFERROR((( [.G577]+ 1.9208) / ( [.G577] + [.H577]) - 1.96 * SQRT(([.G577] *  [.H577]) / ([.G577] +  [.H577]) + 0.9604) / ([.G577] +  [.H577])) / (1 + 3.8416 / ([.G577] +  [.H577]));0); 5) * 100" office:value-type="float" office:value="86.905" calcext:value-type="float">
            <text:p>86.9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Validate Binary Search Tree</text:p>
          </table:table-cell>
          <table:table-cell table:style-name="ce4" table:formula="of:=HYPERLINK( concat(&quot;https://leetcode.com/problems/&quot;; [.D578]); [.B578])" office:value-type="string" office:string-value="" calcext:value-type="error">
            <text:p>#NAME?</text:p>
          </table:table-cell>
          <table:table-cell table:style-name="ce6" office:value-type="string" calcext:value-type="string">
            <text:p>validate-binary-search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3877" calcext:value-type="float">
            <text:p>3877</text:p>
          </table:table-cell>
          <table:table-cell table:style-name="ce6" office:value-type="float" office:value="535" calcext:value-type="float">
            <text:p>535</text:p>
          </table:table-cell>
          <table:table-cell table:style-name="ce6" table:formula="of:=ROUND( IFERROR((( [.G578]+ 1.9208) / ( [.G578] + [.H578]) - 1.96 * SQRT(([.G578] *  [.H578]) / ([.G578] +  [.H578]) + 0.9604) / ([.G578] +  [.H578])) / (1 + 3.8416 / ([.G578] +  [.H578]));0); 5) * 100" office:value-type="float" office:value="86.878" calcext:value-type="float">
            <text:p>86.87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98" calcext:value-type="float">
            <text:p>1198</text:p>
          </table:table-cell>
          <table:table-cell table:style-name="ce2" office:value-type="string" calcext:value-type="string">
            <text:p>Find Smallest Common Element in All Rows</text:p>
          </table:table-cell>
          <table:table-cell table:style-name="ce4" table:formula="of:=HYPERLINK( concat(&quot;https://leetcode.com/problems/&quot;; [.D579]); [.B579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smallest-common-element-in-all-row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Binary Search, 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ROUND( IFERROR((( [.G579]+ 1.9208) / ( [.G579] + [.H579]) - 1.96 * SQRT(([.G579] *  [.H579]) / ([.G579] +  [.H579]) + 0.9604) / ([.G579] +  [.H579])) / (1 + 3.8416 / ([.G579] +  [.H579]));0); 5) * 100" office:value-type="float" office:value="86.871" calcext:value-type="float">
            <text:p>86.87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03" calcext:value-type="float">
            <text:p>903</text:p>
          </table:table-cell>
          <table:table-cell table:style-name="ce2" office:value-type="string" calcext:value-type="string">
            <text:p>Valid Permutations for DI Sequence</text:p>
          </table:table-cell>
          <table:table-cell table:style-name="ce4" table:formula="of:=HYPERLINK( concat(&quot;https://leetcode.com/problems/&quot;; [.D580]); [.B580])" office:value-type="string" office:string-value="" calcext:value-type="error">
            <text:p>#NAME?</text:p>
          </table:table-cell>
          <table:table-cell table:style-name="ce6" office:value-type="string" calcext:value-type="string">
            <text:p>valid-permutations-for-di-sequenc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ivide and Conquer, Dynamic Programming, </text:p>
          </table:table-cell>
          <table:table-cell table:style-name="ce6" office:value-type="float" office:value="272" calcext:value-type="float">
            <text:p>272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ROUND( IFERROR((( [.G580]+ 1.9208) / ( [.G580] + [.H580]) - 1.96 * SQRT(([.G580] *  [.H580]) / ([.G580] +  [.H580]) + 0.9604) / ([.G580] +  [.H580])) / (1 + 3.8416 / ([.G580] +  [.H580]));0); 5) * 100" office:value-type="float" office:value="86.841" calcext:value-type="float">
            <text:p>86.84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Merge Two Sorted Lists</text:p>
          </table:table-cell>
          <table:table-cell table:style-name="ce4" table:formula="of:=HYPERLINK( concat(&quot;https://leetcode.com/problems/&quot;; [.D581]); [.B581])" office:value-type="string" office:string-value="" calcext:value-type="error">
            <text:p>#NAME?</text:p>
          </table:table-cell>
          <table:table-cell table:style-name="ce6" office:value-type="string" calcext:value-type="string">
            <text:p>merge-two-sorted-list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Linked List, </text:p>
          </table:table-cell>
          <table:table-cell table:style-name="ce6" office:value-type="float" office:value="4273" calcext:value-type="float">
            <text:p>4273</text:p>
          </table:table-cell>
          <table:table-cell table:style-name="ce6" office:value-type="float" office:value="597" calcext:value-type="float">
            <text:p>597</text:p>
          </table:table-cell>
          <table:table-cell table:style-name="ce6" table:formula="of:=ROUND( IFERROR((( [.G581]+ 1.9208) / ( [.G581] + [.H581]) - 1.96 * SQRT(([.G581] *  [.H581]) / ([.G581] +  [.H581]) + 0.9604) / ([.G581] +  [.H581])) / (1 + 3.8416 / ([.G581] +  [.H581]));0); 5) * 100" office:value-type="float" office:value="86.79" calcext:value-type="float">
            <text:p>86.7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29" calcext:value-type="float">
            <text:p>1429</text:p>
          </table:table-cell>
          <table:table-cell table:style-name="ce2" office:value-type="string" calcext:value-type="string">
            <text:p>First Unique Number</text:p>
          </table:table-cell>
          <table:table-cell table:style-name="ce4" table:formula="of:=HYPERLINK( concat(&quot;https://leetcode.com/problems/&quot;; [.D582]); [.B582])" office:value-type="string" office:string-value="" calcext:value-type="error">
            <text:p>#NAME?</text:p>
          </table:table-cell>
          <table:table-cell table:style-name="ce6" office:value-type="string" calcext:value-type="string">
            <text:p>first-unique-numb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Design, 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ROUND( IFERROR((( [.G582]+ 1.9208) / ( [.G582] + [.H582]) - 1.96 * SQRT(([.G582] *  [.H582]) / ([.G582] +  [.H582]) + 0.9604) / ([.G582] +  [.H582])) / (1 + 3.8416 / ([.G582] +  [.H582]));0); 5) * 100" office:value-type="float" office:value="86.783" calcext:value-type="float">
            <text:p>86.78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42" calcext:value-type="float">
            <text:p>1342</text:p>
          </table:table-cell>
          <table:table-cell table:style-name="ce2" office:value-type="string" calcext:value-type="string">
            <text:p>Number of Steps to Reduce a Number to Zero</text:p>
          </table:table-cell>
          <table:table-cell table:style-name="ce4" table:formula="of:=HYPERLINK( concat(&quot;https://leetcode.com/problems/&quot;; [.D583]); [.B583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steps-to-reduce-a-number-to-zero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Bit Manipulation, </text:p>
          </table:table-cell>
          <table:table-cell table:style-name="ce6" office:value-type="float" office:value="385" calcext:value-type="float">
            <text:p>385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ROUND( IFERROR((( [.G583]+ 1.9208) / ( [.G583] + [.H583]) - 1.96 * SQRT(([.G583] *  [.H583]) / ([.G583] +  [.H583]) + 0.9604) / ([.G583] +  [.H583])) / (1 + 3.8416 / ([.G583] +  [.H583]));0); 5) * 100" office:value-type="float" office:value="86.74" calcext:value-type="float">
            <text:p>86.7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2" office:value-type="string" calcext:value-type="string">
            <text:p>Arithmetic Slices II - Subsequence</text:p>
          </table:table-cell>
          <table:table-cell table:style-name="ce4" table:formula="of:=HYPERLINK( concat(&quot;https://leetcode.com/problems/&quot;; [.D584]); [.B584])" office:value-type="string" office:string-value="" calcext:value-type="error">
            <text:p>#NAME?</text:p>
          </table:table-cell>
          <table:table-cell table:style-name="ce6" office:value-type="string" calcext:value-type="string">
            <text:p>arithmetic-slices-ii-subsequenc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474" calcext:value-type="float">
            <text:p>474</text:p>
          </table:table-cell>
          <table:table-cell table:style-name="ce6" office:value-type="float" office:value="55" calcext:value-type="float">
            <text:p>55</text:p>
          </table:table-cell>
          <table:table-cell table:style-name="ce6" table:formula="of:=ROUND( IFERROR((( [.G584]+ 1.9208) / ( [.G584] + [.H584]) - 1.96 * SQRT(([.G584] *  [.H584]) / ([.G584] +  [.H584]) + 0.9604) / ([.G584] +  [.H584])) / (1 + 3.8416 / ([.G584] +  [.H584]));0); 5) * 100" office:value-type="float" office:value="86.71" calcext:value-type="float">
            <text:p>86.7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02" calcext:value-type="float">
            <text:p>1102</text:p>
          </table:table-cell>
          <table:table-cell table:style-name="ce2" office:value-type="string" calcext:value-type="string">
            <text:p>Path With Maximum Minimum Value</text:p>
          </table:table-cell>
          <table:table-cell table:style-name="ce4" table:formula="of:=HYPERLINK( concat(&quot;https://leetcode.com/problems/&quot;; [.D585]); [.B585])" office:value-type="string" office:string-value="" calcext:value-type="error">
            <text:p>#NAME?</text:p>
          </table:table-cell>
          <table:table-cell table:style-name="ce6" office:value-type="string" calcext:value-type="string">
            <text:p>path-with-maximum-minimum-valu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Union Find, Graph, </text:p>
          </table:table-cell>
          <table:table-cell table:style-name="ce6" office:value-type="float" office:value="465" calcext:value-type="float">
            <text:p>465</text:p>
          </table:table-cell>
          <table:table-cell table:style-name="ce6" office:value-type="float" office:value="54" calcext:value-type="float">
            <text:p>54</text:p>
          </table:table-cell>
          <table:table-cell table:style-name="ce6" table:formula="of:=ROUND( IFERROR((( [.G585]+ 1.9208) / ( [.G585] + [.H585]) - 1.96 * SQRT(([.G585] *  [.H585]) / ([.G585] +  [.H585]) + 0.9604) / ([.G585] +  [.H585])) / (1 + 3.8416 / ([.G585] +  [.H585]));0); 5) * 100" office:value-type="float" office:value="86.671" calcext:value-type="float">
            <text:p>86.67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table:style-name="ce2" office:value-type="string" calcext:value-type="string">
            <text:p>Design HashMap</text:p>
          </table:table-cell>
          <table:table-cell table:style-name="ce4" table:formula="of:=HYPERLINK( concat(&quot;https://leetcode.com/problems/&quot;; [.D586]); [.B586])" office:value-type="string" office:string-value="" calcext:value-type="error">
            <text:p>#NAME?</text:p>
          </table:table-cell>
          <table:table-cell table:style-name="ce6" office:value-type="string" calcext:value-type="string">
            <text:p>design-hashmap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Design, </text:p>
          </table:table-cell>
          <table:table-cell table:style-name="ce6" office:value-type="float" office:value="841" calcext:value-type="float">
            <text:p>841</text:p>
          </table:table-cell>
          <table:table-cell table:style-name="ce6" office:value-type="float" office:value="106" calcext:value-type="float">
            <text:p>106</text:p>
          </table:table-cell>
          <table:table-cell table:style-name="ce6" table:formula="of:=ROUND( IFERROR((( [.G586]+ 1.9208) / ( [.G586] + [.H586]) - 1.96 * SQRT(([.G586] *  [.H586]) / ([.G586] +  [.H586]) + 0.9604) / ([.G586] +  [.H586])) / (1 + 3.8416 / ([.G586] +  [.H586]));0); 5) * 100" office:value-type="float" office:value="86.64" calcext:value-type="float">
            <text:p>86.6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14" calcext:value-type="float">
            <text:p>1214</text:p>
          </table:table-cell>
          <table:table-cell table:style-name="ce2" office:value-type="string" calcext:value-type="string">
            <text:p>Two Sum BSTs</text:p>
          </table:table-cell>
          <table:table-cell table:style-name="ce4" table:formula="of:=HYPERLINK( concat(&quot;https://leetcode.com/problems/&quot;; [.D587]); [.B587])" office:value-type="string" office:string-value="" calcext:value-type="error">
            <text:p>#NAME?</text:p>
          </table:table-cell>
          <table:table-cell table:style-name="ce6" office:value-type="string" calcext:value-type="string">
            <text:p>two-sum-bst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nary Search Tree, 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ROUND( IFERROR((( [.G587]+ 1.9208) / ( [.G587] + [.H587]) - 1.96 * SQRT(([.G587] *  [.H587]) / ([.G587] +  [.H587]) + 0.9604) / ([.G587] +  [.H587])) / (1 + 3.8416 / ([.G587] +  [.H587]));0); 5) * 100" office:value-type="float" office:value="86.635" calcext:value-type="float">
            <text:p>86.6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76" calcext:value-type="float">
            <text:p>1376</text:p>
          </table:table-cell>
          <table:table-cell table:style-name="ce2" office:value-type="string" calcext:value-type="string">
            <text:p>Time Needed to Inform All Employees</text:p>
          </table:table-cell>
          <table:table-cell table:style-name="ce4" table:formula="of:=HYPERLINK( concat(&quot;https://leetcode.com/problems/&quot;; [.D588]); [.B588])" office:value-type="string" office:string-value="" calcext:value-type="error">
            <text:p>#NAME?</text:p>
          </table:table-cell>
          <table:table-cell table:style-name="ce6" office:value-type="string" calcext:value-type="string">
            <text:p>time-needed-to-inform-all-employe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formula="of:=ROUND( IFERROR((( [.G588]+ 1.9208) / ( [.G588] + [.H588]) - 1.96 * SQRT(([.G588] *  [.H588]) / ([.G588] +  [.H588]) + 0.9604) / ([.G588] +  [.H588])) / (1 + 3.8416 / ([.G588] +  [.H588]));0); 5) * 100" office:value-type="float" office:value="86.62" calcext:value-type="float">
            <text:p>86.6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table:style-name="ce2" office:value-type="string" calcext:value-type="string">
            <text:p>Reshape the Matrix</text:p>
          </table:table-cell>
          <table:table-cell table:style-name="ce4" table:formula="of:=HYPERLINK( concat(&quot;https://leetcode.com/problems/&quot;; [.D589]); [.B589])" office:value-type="string" office:string-value="" calcext:value-type="error">
            <text:p>#NAME?</text:p>
          </table:table-cell>
          <table:table-cell table:style-name="ce6" office:value-type="string" calcext:value-type="string">
            <text:p>reshape-the-matrix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780" calcext:value-type="float">
            <text:p>780</text:p>
          </table:table-cell>
          <table:table-cell table:style-name="ce6" office:value-type="float" office:value="98" calcext:value-type="float">
            <text:p>98</text:p>
          </table:table-cell>
          <table:table-cell table:style-name="ce6" table:formula="of:=ROUND( IFERROR((( [.G589]+ 1.9208) / ( [.G589] + [.H589]) - 1.96 * SQRT(([.G589] *  [.H589]) / ([.G589] +  [.H589]) + 0.9604) / ([.G589] +  [.H589])) / (1 + 3.8416 / ([.G589] +  [.H589]));0); 5) * 100" office:value-type="float" office:value="86.584" calcext:value-type="float">
            <text:p>86.58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Binary Search Tree to Greater Sum Tree</text:p>
          </table:table-cell>
          <table:table-cell table:style-name="ce4" table:formula="of:=HYPERLINK( concat(&quot;https://leetcode.com/problems/&quot;; [.D590]); [.B590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search-tree-to-greater-sum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nary Search Tree, </text:p>
          </table:table-cell>
          <table:table-cell table:style-name="ce6" office:value-type="float" office:value="770" calcext:value-type="float">
            <text:p>770</text:p>
          </table:table-cell>
          <table:table-cell table:style-name="ce6" office:value-type="float" office:value="97" calcext:value-type="float">
            <text:p>97</text:p>
          </table:table-cell>
          <table:table-cell table:style-name="ce6" table:formula="of:=ROUND( IFERROR((( [.G590]+ 1.9208) / ( [.G590] + [.H590]) - 1.96 * SQRT(([.G590] *  [.H590]) / ([.G590] +  [.H590]) + 0.9604) / ([.G590] +  [.H590])) / (1 + 3.8416 / ([.G590] +  [.H590]));0); 5) * 100" office:value-type="float" office:value="86.54" calcext:value-type="float">
            <text:p>86.5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table:style-name="ce2" office:value-type="string" calcext:value-type="string">
            <text:p>Hand of Straights</text:p>
          </table:table-cell>
          <table:table-cell table:style-name="ce4" table:formula="of:=HYPERLINK( concat(&quot;https://leetcode.com/problems/&quot;; [.D591]); [.B591])" office:value-type="string" office:string-value="" calcext:value-type="error">
            <text:p>#NAME?</text:p>
          </table:table-cell>
          <table:table-cell table:style-name="ce6" office:value-type="string" calcext:value-type="string">
            <text:p>hand-of-straight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Ordered Map, </text:p>
          </table:table-cell>
          <table:table-cell table:style-name="ce6" office:value-type="float" office:value="641" calcext:value-type="float">
            <text:p>641</text:p>
          </table:table-cell>
          <table:table-cell table:style-name="ce6" office:value-type="float" office:value="79" calcext:value-type="float">
            <text:p>79</text:p>
          </table:table-cell>
          <table:table-cell table:style-name="ce6" table:formula="of:=ROUND( IFERROR((( [.G591]+ 1.9208) / ( [.G591] + [.H591]) - 1.96 * SQRT(([.G591] *  [.H591]) / ([.G591] +  [.H591]) + 0.9604) / ([.G591] +  [.H591])) / (1 + 3.8416 / ([.G591] +  [.H591]));0); 5) * 100" office:value-type="float" office:value="86.534" calcext:value-type="float">
            <text:p>86.53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Employees Earning More Than Their Managers</text:p>
          </table:table-cell>
          <table:table-cell table:style-name="ce4" table:formula="of:=HYPERLINK( concat(&quot;https://leetcode.com/problems/&quot;; [.D592]); [.B592])" office:value-type="string" office:string-value="" calcext:value-type="error">
            <text:p>#NAME?</text:p>
          </table:table-cell>
          <table:table-cell table:style-name="ce6" office:value-type="string" calcext:value-type="string">
            <text:p>employees-earning-more-than-their-managers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568" calcext:value-type="float">
            <text:p>568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formula="of:=ROUND( IFERROR((( [.G592]+ 1.9208) / ( [.G592] + [.H592]) - 1.96 * SQRT(([.G592] *  [.H592]) / ([.G592] +  [.H592]) + 0.9604) / ([.G592] +  [.H592])) / (1 + 3.8416 / ([.G592] +  [.H592]));0); 5) * 100" office:value-type="float" office:value="86.516" calcext:value-type="float">
            <text:p>86.5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13" calcext:value-type="float">
            <text:p>1213</text:p>
          </table:table-cell>
          <table:table-cell table:style-name="ce2" office:value-type="string" calcext:value-type="string">
            <text:p>Intersection of Three Sorted Arrays</text:p>
          </table:table-cell>
          <table:table-cell table:style-name="ce4" table:formula="of:=HYPERLINK( concat(&quot;https://leetcode.com/problems/&quot;; [.D593]); [.B593])" office:value-type="string" office:string-value="" calcext:value-type="error">
            <text:p>#NAME?</text:p>
          </table:table-cell>
          <table:table-cell table:style-name="ce6" office:value-type="string" calcext:value-type="string">
            <text:p>intersection-of-three-sorted-array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Two Pointers, 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ROUND( IFERROR((( [.G593]+ 1.9208) / ( [.G593] + [.H593]) - 1.96 * SQRT(([.G593] *  [.H593]) / ([.G593] +  [.H593]) + 0.9604) / ([.G593] +  [.H593])) / (1 + 3.8416 / ([.G593] +  [.H593]));0); 5) * 100" office:value-type="float" office:value="86.515" calcext:value-type="float">
            <text:p>86.51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 office:value-type="string" calcext:value-type="string">
            <text:p>Is Subsequence</text:p>
          </table:table-cell>
          <table:table-cell table:style-name="ce4" table:formula="of:=HYPERLINK( concat(&quot;https://leetcode.com/problems/&quot;; [.D594]); [.B594])" office:value-type="string" office:string-value="" calcext:value-type="error">
            <text:p>#NAME?</text:p>
          </table:table-cell>
          <table:table-cell table:style-name="ce6" office:value-type="string" calcext:value-type="string">
            <text:p>is-subsequenc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Binary Search, Dynamic Programming, Greedy, </text:p>
          </table:table-cell>
          <table:table-cell table:style-name="ce6" office:value-type="float" office:value="1492" calcext:value-type="float">
            <text:p>1492</text:p>
          </table:table-cell>
          <table:table-cell table:style-name="ce6" office:value-type="float" office:value="201" calcext:value-type="float">
            <text:p>201</text:p>
          </table:table-cell>
          <table:table-cell table:style-name="ce6" table:formula="of:=ROUND( IFERROR((( [.G594]+ 1.9208) / ( [.G594] + [.H594]) - 1.96 * SQRT(([.G594] *  [.H594]) / ([.G594] +  [.H594]) + 0.9604) / ([.G594] +  [.H594])) / (1 + 3.8416 / ([.G594] +  [.H594]));0); 5) * 100" office:value-type="float" office:value="86.5" calcext:value-type="float">
            <text:p>86.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Average of Levels in Binary Tree</text:p>
          </table:table-cell>
          <table:table-cell table:style-name="ce4" table:formula="of:=HYPERLINK( concat(&quot;https://leetcode.com/problems/&quot;; [.D595]); [.B595])" office:value-type="string" office:string-value="" calcext:value-type="error">
            <text:p>#NAME?</text:p>
          </table:table-cell>
          <table:table-cell table:style-name="ce6" office:value-type="string" calcext:value-type="string">
            <text:p>average-of-levels-in-binary-tre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1249" calcext:value-type="float">
            <text:p>1249</text:p>
          </table:table-cell>
          <table:table-cell table:style-name="ce6" office:value-type="float" office:value="166" calcext:value-type="float">
            <text:p>166</text:p>
          </table:table-cell>
          <table:table-cell table:style-name="ce6" table:formula="of:=ROUND( IFERROR((( [.G595]+ 1.9208) / ( [.G595] + [.H595]) - 1.96 * SQRT(([.G595] *  [.H595]) / ([.G595] +  [.H595]) + 0.9604) / ([.G595] +  [.H595])) / (1 + 3.8416 / ([.G595] +  [.H595]));0); 5) * 100" office:value-type="float" office:value="86.487" calcext:value-type="float">
            <text:p>86.4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84" calcext:value-type="float">
            <text:p>1184</text:p>
          </table:table-cell>
          <table:table-cell table:style-name="ce2" office:value-type="string" calcext:value-type="string">
            <text:p>Distance Between Bus Stops</text:p>
          </table:table-cell>
          <table:table-cell table:style-name="ce4" table:formula="of:=HYPERLINK( concat(&quot;https://leetcode.com/problems/&quot;; [.D596]); [.B596])" office:value-type="string" office:string-value="" calcext:value-type="error">
            <text:p>#NAME?</text:p>
          </table:table-cell>
          <table:table-cell table:style-name="ce6" office:value-type="string" calcext:value-type="string">
            <text:p>distance-between-bus-stop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ROUND( IFERROR((( [.G596]+ 1.9208) / ( [.G596] + [.H596]) - 1.96 * SQRT(([.G596] *  [.H596]) / ([.G596] +  [.H596]) + 0.9604) / ([.G596] +  [.H596])) / (1 + 3.8416 / ([.G596] +  [.H596]));0); 5) * 100" office:value-type="float" office:value="86.457" calcext:value-type="float">
            <text:p>86.45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78" calcext:value-type="float">
            <text:p>1178</text:p>
          </table:table-cell>
          <table:table-cell table:style-name="ce2" office:value-type="string" calcext:value-type="string">
            <text:p>Number of Valid Words for Each Puzzle</text:p>
          </table:table-cell>
          <table:table-cell table:style-name="ce4" table:formula="of:=HYPERLINK( concat(&quot;https://leetcode.com/problems/&quot;; [.D597]); [.B597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valid-words-for-each-puzzl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ash Table, Bit Manipulation, 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ROUND( IFERROR((( [.G597]+ 1.9208) / ( [.G597] + [.H597]) - 1.96 * SQRT(([.G597] *  [.H597]) / ([.G597] +  [.H597]) + 0.9604) / ([.G597] +  [.H597])) / (1 + 3.8416 / ([.G597] +  [.H597]));0); 5) * 100" office:value-type="float" office:value="86.427" calcext:value-type="float">
            <text:p>86.42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64" calcext:value-type="float">
            <text:p>664</text:p>
          </table:table-cell>
          <table:table-cell table:style-name="ce2" office:value-type="string" calcext:value-type="string">
            <text:p>Strange Printer</text:p>
          </table:table-cell>
          <table:table-cell table:style-name="ce4" table:formula="of:=HYPERLINK( concat(&quot;https://leetcode.com/problems/&quot;; [.D598]); [.B598])" office:value-type="string" office:string-value="" calcext:value-type="error">
            <text:p>#NAME?</text:p>
          </table:table-cell>
          <table:table-cell table:style-name="ce6" office:value-type="string" calcext:value-type="string">
            <text:p>strange-printer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Depth-first Search, </text:p>
          </table:table-cell>
          <table:table-cell table:style-name="ce6" office:value-type="float" office:value="403" calcext:value-type="float">
            <text:p>403</text:p>
          </table:table-cell>
          <table:table-cell table:style-name="ce6" office:value-type="float" office:value="47" calcext:value-type="float">
            <text:p>47</text:p>
          </table:table-cell>
          <table:table-cell table:style-name="ce6" table:formula="of:=ROUND( IFERROR((( [.G598]+ 1.9208) / ( [.G598] + [.H598]) - 1.96 * SQRT(([.G598] *  [.H598]) / ([.G598] +  [.H598]) + 0.9604) / ([.G598] +  [.H598])) / (1 + 3.8416 / ([.G598] +  [.H598]));0); 5) * 100" office:value-type="float" office:value="86.387" calcext:value-type="float">
            <text:p>86.3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61" calcext:value-type="float">
            <text:p>1061</text:p>
          </table:table-cell>
          <table:table-cell table:style-name="ce2" office:value-type="string" calcext:value-type="string">
            <text:p>Lexicographically Smallest Equivalent String</text:p>
          </table:table-cell>
          <table:table-cell table:style-name="ce4" table:formula="of:=HYPERLINK( concat(&quot;https://leetcode.com/problems/&quot;; [.D599]); [.B599])" office:value-type="string" office:string-value="" calcext:value-type="error">
            <text:p>#NAME?</text:p>
          </table:table-cell>
          <table:table-cell table:style-name="ce6" office:value-type="string" calcext:value-type="string">
            <text:p>lexicographically-smallest-equivalent-str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Union Find, 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ROUND( IFERROR((( [.G599]+ 1.9208) / ( [.G599] + [.H599]) - 1.96 * SQRT(([.G599] *  [.H599]) / ([.G599] +  [.H599]) + 0.9604) / ([.G599] +  [.H599])) / (1 + 3.8416 / ([.G599] +  [.H599]));0); 5) * 100" office:value-type="float" office:value="86.38" calcext:value-type="float">
            <text:p>86.3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91" calcext:value-type="float">
            <text:p>1191</text:p>
          </table:table-cell>
          <table:table-cell table:style-name="ce2" office:value-type="string" calcext:value-type="string">
            <text:p>K-Concatenation Maximum Sum</text:p>
          </table:table-cell>
          <table:table-cell table:style-name="ce4" table:formula="of:=HYPERLINK( concat(&quot;https://leetcode.com/problems/&quot;; [.D600]); [.B600])" office:value-type="string" office:string-value="" calcext:value-type="error">
            <text:p>#NAME?</text:p>
          </table:table-cell>
          <table:table-cell table:style-name="ce6" office:value-type="string" calcext:value-type="string">
            <text:p>k-concatenation-maximum-su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formula="of:=ROUND( IFERROR((( [.G600]+ 1.9208) / ( [.G600] + [.H600]) - 1.96 * SQRT(([.G600] *  [.H600]) / ([.G600] +  [.H600]) + 0.9604) / ([.G600] +  [.H600])) / (1 + 3.8416 / ([.G600] +  [.H600]));0); 5) * 100" office:value-type="float" office:value="86.37" calcext:value-type="float">
            <text:p>86.3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43" calcext:value-type="float">
            <text:p>743</text:p>
          </table:table-cell>
          <table:table-cell table:style-name="ce2" office:value-type="string" calcext:value-type="string">
            <text:p>Network Delay Time</text:p>
          </table:table-cell>
          <table:table-cell table:style-name="ce4" table:formula="of:=HYPERLINK( concat(&quot;https://leetcode.com/problems/&quot;; [.D601]); [.B601])" office:value-type="string" office:string-value="" calcext:value-type="error">
            <text:p>#NAME?</text:p>
          </table:table-cell>
          <table:table-cell table:style-name="ce6" office:value-type="string" calcext:value-type="string">
            <text:p>network-delay-tim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eap, Depth-first Search, Breadth-first Search, Graph, </text:p>
          </table:table-cell>
          <table:table-cell table:style-name="ce6" office:value-type="float" office:value="1625" calcext:value-type="float">
            <text:p>1625</text:p>
          </table:table-cell>
          <table:table-cell table:style-name="ce6" office:value-type="float" office:value="223" calcext:value-type="float">
            <text:p>223</text:p>
          </table:table-cell>
          <table:table-cell table:style-name="ce6" table:formula="of:=ROUND( IFERROR((( [.G601]+ 1.9208) / ( [.G601] + [.H601]) - 1.96 * SQRT(([.G601] *  [.H601]) / ([.G601] +  [.H601]) + 0.9604) / ([.G601] +  [.H601])) / (1 + 3.8416 / ([.G601] +  [.H601]));0); 5) * 100" office:value-type="float" office:value="86.368" calcext:value-type="float">
            <text:p>86.36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table:style-name="ce2" office:value-type="string" calcext:value-type="string">
            <text:p>IPO</text:p>
          </table:table-cell>
          <table:table-cell table:style-name="ce4" table:formula="of:=HYPERLINK( concat(&quot;https://leetcode.com/problems/&quot;; [.D602]); [.B602])" office:value-type="string" office:string-value="" calcext:value-type="error">
            <text:p>#NAME?</text:p>
          </table:table-cell>
          <table:table-cell table:style-name="ce6" office:value-type="string" calcext:value-type="string">
            <text:p>ipo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eap, Greedy, </text:p>
          </table:table-cell>
          <table:table-cell table:style-name="ce6" office:value-type="float" office:value="336" calcext:value-type="float">
            <text:p>336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ROUND( IFERROR((( [.G602]+ 1.9208) / ( [.G602] + [.H602]) - 1.96 * SQRT(([.G602] *  [.H602]) / ([.G602] +  [.H602]) + 0.9604) / ([.G602] +  [.H602])) / (1 + 3.8416 / ([.G602] +  [.H602]));0); 5) * 100" office:value-type="float" office:value="86.361" calcext:value-type="float">
            <text:p>86.36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ustomers Who Never Order</text:p>
          </table:table-cell>
          <table:table-cell table:style-name="ce4" table:formula="of:=HYPERLINK( concat(&quot;https://leetcode.com/problems/&quot;; [.D603]); [.B603])" office:value-type="string" office:string-value="" calcext:value-type="error">
            <text:p>#NAME?</text:p>
          </table:table-cell>
          <table:table-cell table:style-name="ce6" office:value-type="string" calcext:value-type="string">
            <text:p>customers-who-never-order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formula="of:=ROUND( IFERROR((( [.G603]+ 1.9208) / ( [.G603] + [.H603]) - 1.96 * SQRT(([.G603] *  [.H603]) / ([.G603] +  [.H603]) + 0.9604) / ([.G603] +  [.H603])) / (1 + 3.8416 / ([.G603] +  [.H603]));0); 5) * 100" office:value-type="float" office:value="86.355" calcext:value-type="float">
            <text:p>86.35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67" calcext:value-type="float">
            <text:p>1267</text:p>
          </table:table-cell>
          <table:table-cell table:style-name="ce2" office:value-type="string" calcext:value-type="string">
            <text:p>Count Servers that Communicate</text:p>
          </table:table-cell>
          <table:table-cell table:style-name="ce4" table:formula="of:=HYPERLINK( concat(&quot;https://leetcode.com/problems/&quot;; [.D604]); [.B604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-servers-that-communicat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Graph, </text:p>
          </table:table-cell>
          <table:table-cell table:style-name="ce6" office:value-type="float" office:value="283" calcext:value-type="float">
            <text:p>283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formula="of:=ROUND( IFERROR((( [.G604]+ 1.9208) / ( [.G604] + [.H604]) - 1.96 * SQRT(([.G604] *  [.H604]) / ([.G604] +  [.H604]) + 0.9604) / ([.G604] +  [.H604])) / (1 + 3.8416 / ([.G604] +  [.H604]));0); 5) * 100" office:value-type="float" office:value="86.327" calcext:value-type="float">
            <text:p>86.32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2" office:value-type="string" calcext:value-type="string">
            <text:p>All O`one Data Structure</text:p>
          </table:table-cell>
          <table:table-cell table:style-name="ce4" table:formula="of:=HYPERLINK( concat(&quot;https://leetcode.com/problems/&quot;; [.D605]); [.B605])" office:value-type="string" office:string-value="" calcext:value-type="error">
            <text:p>#NAME?</text:p>
          </table:table-cell>
          <table:table-cell table:style-name="ce6" office:value-type="string" calcext:value-type="string">
            <text:p>all-oone-data-structur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esign, </text:p>
          </table:table-cell>
          <table:table-cell table:style-name="ce6" office:value-type="float" office:value="601" calcext:value-type="float">
            <text:p>601</text:p>
          </table:table-cell>
          <table:table-cell table:style-name="ce6" office:value-type="float" office:value="75" calcext:value-type="float">
            <text:p>75</text:p>
          </table:table-cell>
          <table:table-cell table:style-name="ce6" table:formula="of:=ROUND( IFERROR((( [.G605]+ 1.9208) / ( [.G605] + [.H605]) - 1.96 * SQRT(([.G605] *  [.H605]) / ([.G605] +  [.H605]) + 0.9604) / ([.G605] +  [.H605])) / (1 + 3.8416 / ([.G605] +  [.H605]));0); 5) * 100" office:value-type="float" office:value="86.314" calcext:value-type="float">
            <text:p>86.31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Customer Placing the Largest Number of Orders</text:p>
          </table:table-cell>
          <table:table-cell table:style-name="ce4" table:formula="of:=HYPERLINK( concat(&quot;https://leetcode.com/problems/&quot;; [.D606]); [.B606])" office:value-type="string" office:string-value="" calcext:value-type="error">
            <text:p>#NAME?</text:p>
          </table:table-cell>
          <table:table-cell table:style-name="ce6" office:value-type="string" calcext:value-type="string">
            <text:p>customer-placing-the-largest-number-of-orders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ROUND( IFERROR((( [.G606]+ 1.9208) / ( [.G606] + [.H606]) - 1.96 * SQRT(([.G606] *  [.H606]) / ([.G606] +  [.H606]) + 0.9604) / ([.G606] +  [.H606])) / (1 + 3.8416 / ([.G606] +  [.H606]));0); 5) * 100" office:value-type="float" office:value="86.302" calcext:value-type="float">
            <text:p>86.30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Unique Paths II</text:p>
          </table:table-cell>
          <table:table-cell table:style-name="ce4" table:formula="of:=HYPERLINK( concat(&quot;https://leetcode.com/problems/&quot;; [.D607]); [.B607])" office:value-type="string" office:string-value="" calcext:value-type="error">
            <text:p>#NAME?</text:p>
          </table:table-cell>
          <table:table-cell table:style-name="ce6" office:value-type="string" calcext:value-type="string">
            <text:p>unique-paths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Dynamic Programming, </text:p>
          </table:table-cell>
          <table:table-cell table:style-name="ce6" office:value-type="float" office:value="1709" calcext:value-type="float">
            <text:p>1709</text:p>
          </table:table-cell>
          <table:table-cell table:style-name="ce6" office:value-type="float" office:value="239" calcext:value-type="float">
            <text:p>239</text:p>
          </table:table-cell>
          <table:table-cell table:style-name="ce6" table:formula="of:=ROUND( IFERROR((( [.G607]+ 1.9208) / ( [.G607] + [.H607]) - 1.96 * SQRT(([.G607] *  [.H607]) / ([.G607] +  [.H607]) + 0.9604) / ([.G607] +  [.H607])) / (1 + 3.8416 / ([.G607] +  [.H607]));0); 5) * 100" office:value-type="float" office:value="86.199" calcext:value-type="float">
            <text:p>86.19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table:style-name="ce2" office:value-type="string" calcext:value-type="string">
            <text:p>Longest Harmonious Subsequence</text:p>
          </table:table-cell>
          <table:table-cell table:style-name="ce4" table:formula="of:=HYPERLINK( concat(&quot;https://leetcode.com/problems/&quot;; [.D608]); [.B608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harmonious-subsequenc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651" calcext:value-type="float">
            <text:p>651</text:p>
          </table:table-cell>
          <table:table-cell table:style-name="ce6" office:value-type="float" office:value="83" calcext:value-type="float">
            <text:p>83</text:p>
          </table:table-cell>
          <table:table-cell table:style-name="ce6" table:formula="of:=ROUND( IFERROR((( [.G608]+ 1.9208) / ( [.G608] + [.H608]) - 1.96 * SQRT(([.G608] *  [.H608]) / ([.G608] +  [.H608]) + 0.9604) / ([.G608] +  [.H608])) / (1 + 3.8416 / ([.G608] +  [.H608]));0); 5) * 100" office:value-type="float" office:value="86.197" calcext:value-type="float">
            <text:p>86.19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Implement Queue using Stacks</text:p>
          </table:table-cell>
          <table:table-cell table:style-name="ce4" table:formula="of:=HYPERLINK( concat(&quot;https://leetcode.com/problems/&quot;; [.D609]); [.B609])" office:value-type="string" office:string-value="" calcext:value-type="error">
            <text:p>#NAME?</text:p>
          </table:table-cell>
          <table:table-cell table:style-name="ce6" office:value-type="string" calcext:value-type="string">
            <text:p>implement-queue-using-stack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ack, Design, </text:p>
          </table:table-cell>
          <table:table-cell table:style-name="ce6" office:value-type="float" office:value="1062" calcext:value-type="float">
            <text:p>1062</text:p>
          </table:table-cell>
          <table:table-cell table:style-name="ce6" office:value-type="float" office:value="143" calcext:value-type="float">
            <text:p>143</text:p>
          </table:table-cell>
          <table:table-cell table:style-name="ce6" table:formula="of:=ROUND( IFERROR((( [.G609]+ 1.9208) / ( [.G609] + [.H609]) - 1.96 * SQRT(([.G609] *  [.H609]) / ([.G609] +  [.H609]) + 0.9604) / ([.G609] +  [.H609])) / (1 + 3.8416 / ([.G609] +  [.H609]));0); 5) * 100" office:value-type="float" office:value="86.184" calcext:value-type="float">
            <text:p>86.18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Set Matrix Zeroes</text:p>
          </table:table-cell>
          <table:table-cell table:style-name="ce4" table:formula="of:=HYPERLINK( concat(&quot;https://leetcode.com/problems/&quot;; [.D610]); [.B610])" office:value-type="string" office:string-value="" calcext:value-type="error">
            <text:p>#NAME?</text:p>
          </table:table-cell>
          <table:table-cell table:style-name="ce6" office:value-type="string" calcext:value-type="string">
            <text:p>set-matrix-zero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105" calcext:value-type="float">
            <text:p>2105</text:p>
          </table:table-cell>
          <table:table-cell table:style-name="ce6" office:value-type="float" office:value="299" calcext:value-type="float">
            <text:p>299</text:p>
          </table:table-cell>
          <table:table-cell table:style-name="ce6" table:formula="of:=ROUND( IFERROR((( [.G610]+ 1.9208) / ( [.G610] + [.H610]) - 1.96 * SQRT(([.G610] *  [.H610]) / ([.G610] +  [.H610]) + 0.9604) / ([.G610] +  [.H610])) / (1 + 3.8416 / ([.G610] +  [.H610]));0); 5) * 100" office:value-type="float" office:value="86.183" calcext:value-type="float">
            <text:p>86.18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Palindrome Permutation II</text:p>
          </table:table-cell>
          <table:table-cell table:style-name="ce4" table:formula="of:=HYPERLINK( concat(&quot;https://leetcode.com/problems/&quot;; [.D611]); [.B611])" office:value-type="string" office:string-value="" calcext:value-type="error">
            <text:p>#NAME?</text:p>
          </table:table-cell>
          <table:table-cell table:style-name="ce6" office:value-type="string" calcext:value-type="string">
            <text:p>palindrome-permutation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acktracking, 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52" calcext:value-type="float">
            <text:p>52</text:p>
          </table:table-cell>
          <table:table-cell table:style-name="ce6" table:formula="of:=ROUND( IFERROR((( [.G611]+ 1.9208) / ( [.G611] + [.H611]) - 1.96 * SQRT(([.G611] *  [.H611]) / ([.G611] +  [.H611]) + 0.9604) / ([.G611] +  [.H611])) / (1 + 3.8416 / ([.G611] +  [.H611]));0); 5) * 100" office:value-type="float" office:value="86.182" calcext:value-type="float">
            <text:p>86.18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Word Ladder II</text:p>
          </table:table-cell>
          <table:table-cell table:style-name="ce4" table:formula="of:=HYPERLINK( concat(&quot;https://leetcode.com/problems/&quot;; [.D612]); [.B612])" office:value-type="string" office:string-value="" calcext:value-type="error">
            <text:p>#NAME?</text:p>
          </table:table-cell>
          <table:table-cell table:style-name="ce6" office:value-type="string" calcext:value-type="string">
            <text:p>word-ladder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Array, String, Backtracking, Breadth-first Search, </text:p>
          </table:table-cell>
          <table:table-cell table:style-name="ce6" office:value-type="float" office:value="1744" calcext:value-type="float">
            <text:p>1744</text:p>
          </table:table-cell>
          <table:table-cell table:style-name="ce6" office:value-type="float" office:value="245" calcext:value-type="float">
            <text:p>245</text:p>
          </table:table-cell>
          <table:table-cell table:style-name="ce6" table:formula="of:=ROUND( IFERROR((( [.G612]+ 1.9208) / ( [.G612] + [.H612]) - 1.96 * SQRT(([.G612] *  [.H612]) / ([.G612] +  [.H612]) + 0.9604) / ([.G612] +  [.H612])) / (1 + 3.8416 / ([.G612] +  [.H612]));0); 5) * 100" office:value-type="float" office:value="86.165" calcext:value-type="float">
            <text:p>86.16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table:style-name="ce2" office:value-type="string" calcext:value-type="string">
            <text:p>Add Bold Tag in String</text:p>
          </table:table-cell>
          <table:table-cell table:style-name="ce4" table:formula="of:=HYPERLINK( concat(&quot;https://leetcode.com/problems/&quot;; [.D613]); [.B613])" office:value-type="string" office:string-value="" calcext:value-type="error">
            <text:p>#NAME?</text:p>
          </table:table-cell>
          <table:table-cell table:style-name="ce6" office:value-type="string" calcext:value-type="string">
            <text:p>add-bold-tag-in-str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62" calcext:value-type="float">
            <text:p>62</text:p>
          </table:table-cell>
          <table:table-cell table:style-name="ce6" table:formula="of:=ROUND( IFERROR((( [.G613]+ 1.9208) / ( [.G613] + [.H613]) - 1.96 * SQRT(([.G613] *  [.H613]) / ([.G613] +  [.H613]) + 0.9604) / ([.G613] +  [.H613])) / (1 + 3.8416 / ([.G613] +  [.H613]));0); 5) * 100" office:value-type="float" office:value="86.109" calcext:value-type="float">
            <text:p>86.10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65" calcext:value-type="float">
            <text:p>1165</text:p>
          </table:table-cell>
          <table:table-cell table:style-name="ce2" office:value-type="string" calcext:value-type="string">
            <text:p>Single-Row Keyboard</text:p>
          </table:table-cell>
          <table:table-cell table:style-name="ce4" table:formula="of:=HYPERLINK( concat(&quot;https://leetcode.com/problems/&quot;; [.D614]); [.B614])" office:value-type="string" office:string-value="" calcext:value-type="error">
            <text:p>#NAME?</text:p>
          </table:table-cell>
          <table:table-cell table:style-name="ce6" office:value-type="string" calcext:value-type="string">
            <text:p>single-row-keyboard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ROUND( IFERROR((( [.G614]+ 1.9208) / ( [.G614] + [.H614]) - 1.96 * SQRT(([.G614] *  [.H614]) / ([.G614] +  [.H614]) + 0.9604) / ([.G614] +  [.H614])) / (1 + 3.8416 / ([.G614] +  [.H614]));0); 5) * 100" office:value-type="float" office:value="86.092" calcext:value-type="float">
            <text:p>86.09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Lexicographical Numbers</text:p>
          </table:table-cell>
          <table:table-cell table:style-name="ce4" table:formula="of:=HYPERLINK( concat(&quot;https://leetcode.com/problems/&quot;; [.D615]); [.B615])" office:value-type="string" office:string-value="" calcext:value-type="error">
            <text:p>#NAME?</text:p>
          </table:table-cell>
          <table:table-cell table:style-name="ce6" office:value-type="string" calcext:value-type="string">
            <text:p>lexicographical-numbers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562" calcext:value-type="float">
            <text:p>562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ROUND( IFERROR((( [.G615]+ 1.9208) / ( [.G615] + [.H615]) - 1.96 * SQRT(([.G615] *  [.H615]) / ([.G615] +  [.H615]) + 0.9604) / ([.G615] +  [.H615])) / (1 + 3.8416 / ([.G615] +  [.H615]));0); 5) * 100" office:value-type="float" office:value="86.088" calcext:value-type="float">
            <text:p>86.08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76" calcext:value-type="float">
            <text:p>976</text:p>
          </table:table-cell>
          <table:table-cell table:style-name="ce2" office:value-type="string" calcext:value-type="string">
            <text:p>Largest Perimeter Triangle</text:p>
          </table:table-cell>
          <table:table-cell table:style-name="ce4" table:formula="of:=HYPERLINK( concat(&quot;https://leetcode.com/problems/&quot;; [.D616]); [.B616])" office:value-type="string" office:string-value="" calcext:value-type="error">
            <text:p>#NAME?</text:p>
          </table:table-cell>
          <table:table-cell table:style-name="ce6" office:value-type="string" calcext:value-type="string">
            <text:p>largest-perimeter-triangl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Sort, </text:p>
          </table:table-cell>
          <table:table-cell table:style-name="ce6" office:value-type="float" office:value="357" calcext:value-type="float">
            <text:p>357</text:p>
          </table:table-cell>
          <table:table-cell table:style-name="ce6" office:value-type="float" office:value="42" calcext:value-type="float">
            <text:p>42</text:p>
          </table:table-cell>
          <table:table-cell table:style-name="ce6" table:formula="of:=ROUND( IFERROR((( [.G616]+ 1.9208) / ( [.G616] + [.H616]) - 1.96 * SQRT(([.G616] *  [.H616]) / ([.G616] +  [.H616]) + 0.9604) / ([.G616] +  [.H616])) / (1 + 3.8416 / ([.G616] +  [.H616]));0); 5) * 100" office:value-type="float" office:value="86.077" calcext:value-type="float">
            <text:p>86.07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85" calcext:value-type="float">
            <text:p>1285</text:p>
          </table:table-cell>
          <table:table-cell table:style-name="ce2" office:value-type="string" calcext:value-type="string">
            <text:p>Find the Start and End Number of Continuous Ranges</text:p>
          </table:table-cell>
          <table:table-cell table:style-name="ce4" table:formula="of:=HYPERLINK( concat(&quot;https://leetcode.com/problems/&quot;; [.D617]); [.B617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the-start-and-end-number-of-continuous-ranges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83" calcext:value-type="float">
            <text:p>83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ROUND( IFERROR((( [.G617]+ 1.9208) / ( [.G617] + [.H617]) - 1.96 * SQRT(([.G617] *  [.H617]) / ([.G617] +  [.H617]) + 0.9604) / ([.G617] +  [.H617])) / (1 + 3.8416 / ([.G617] +  [.H617]));0); 5) * 100" office:value-type="float" office:value="86.063" calcext:value-type="float">
            <text:p>86.06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38" calcext:value-type="float">
            <text:p>1338</text:p>
          </table:table-cell>
          <table:table-cell table:style-name="ce2" office:value-type="string" calcext:value-type="string">
            <text:p>Reduce Array Size to The Half</text:p>
          </table:table-cell>
          <table:table-cell table:style-name="ce4" table:formula="of:=HYPERLINK( concat(&quot;https://leetcode.com/problems/&quot;; [.D618]); [.B618])" office:value-type="string" office:string-value="" calcext:value-type="error">
            <text:p>#NAME?</text:p>
          </table:table-cell>
          <table:table-cell table:style-name="ce6" office:value-type="string" calcext:value-type="string">
            <text:p>reduce-array-size-to-the-half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Greedy, </text:p>
          </table:table-cell>
          <table:table-cell table:style-name="ce6" office:value-type="float" office:value="209" calcext:value-type="float">
            <text:p>209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ROUND( IFERROR((( [.G618]+ 1.9208) / ( [.G618] + [.H618]) - 1.96 * SQRT(([.G618] *  [.H618]) / ([.G618] +  [.H618]) + 0.9604) / ([.G618] +  [.H618])) / (1 + 3.8416 / ([.G618] +  [.H618]));0); 5) * 100" office:value-type="float" office:value="86.002" calcext:value-type="float">
            <text:p>86.00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Minimum Score Triangulation of Polygon</text:p>
          </table:table-cell>
          <table:table-cell table:style-name="ce4" table:formula="of:=HYPERLINK( concat(&quot;https://leetcode.com/problems/&quot;; [.D619]); [.B619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score-triangulation-of-polyg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403" calcext:value-type="float">
            <text:p>403</text:p>
          </table:table-cell>
          <table:table-cell table:style-name="ce6" office:value-type="float" office:value="49" calcext:value-type="float">
            <text:p>49</text:p>
          </table:table-cell>
          <table:table-cell table:style-name="ce6" table:formula="of:=ROUND( IFERROR((( [.G619]+ 1.9208) / ( [.G619] + [.H619]) - 1.96 * SQRT(([.G619] *  [.H619]) / ([.G619] +  [.H619]) + 0.9604) / ([.G619] +  [.H619])) / (1 + 3.8416 / ([.G619] +  [.H619]));0); 5) * 100" office:value-type="float" office:value="85.956" calcext:value-type="float">
            <text:p>85.95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Word Pattern</text:p>
          </table:table-cell>
          <table:table-cell table:style-name="ce4" table:formula="of:=HYPERLINK( concat(&quot;https://leetcode.com/problems/&quot;; [.D620]); [.B620])" office:value-type="string" office:string-value="" calcext:value-type="error">
            <text:p>#NAME?</text:p>
          </table:table-cell>
          <table:table-cell table:style-name="ce6" office:value-type="string" calcext:value-type="string">
            <text:p>word-pattern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1094" calcext:value-type="float">
            <text:p>1094</text:p>
          </table:table-cell>
          <table:table-cell table:style-name="ce6" office:value-type="float" office:value="151" calcext:value-type="float">
            <text:p>151</text:p>
          </table:table-cell>
          <table:table-cell table:style-name="ce6" table:formula="of:=ROUND( IFERROR((( [.G620]+ 1.9208) / ( [.G620] + [.H620]) - 1.96 * SQRT(([.G620] *  [.H620]) / ([.G620] +  [.H620]) + 0.9604) / ([.G620] +  [.H620])) / (1 + 3.8416 / ([.G620] +  [.H620]));0); 5) * 100" office:value-type="float" office:value="85.941" calcext:value-type="float">
            <text:p>85.94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99" calcext:value-type="float">
            <text:p>1099</text:p>
          </table:table-cell>
          <table:table-cell table:style-name="ce2" office:value-type="string" calcext:value-type="string">
            <text:p>Two Sum Less Than K</text:p>
          </table:table-cell>
          <table:table-cell table:style-name="ce4" table:formula="of:=HYPERLINK( concat(&quot;https://leetcode.com/problems/&quot;; [.D621]); [.B621])" office:value-type="string" office:string-value="" calcext:value-type="error">
            <text:p>#NAME?</text:p>
          </table:table-cell>
          <table:table-cell table:style-name="ce6" office:value-type="string" calcext:value-type="string">
            <text:p>two-sum-less-than-k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317" calcext:value-type="float">
            <text:p>317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ROUND( IFERROR((( [.G621]+ 1.9208) / ( [.G621] + [.H621]) - 1.96 * SQRT(([.G621] *  [.H621]) / ([.G621] +  [.H621]) + 0.9604) / ([.G621] +  [.H621])) / (1 + 3.8416 / ([.G621] +  [.H621]));0); 5) * 100" office:value-type="float" office:value="85.925" calcext:value-type="float">
            <text:p>85.92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60" calcext:value-type="float">
            <text:p>860</text:p>
          </table:table-cell>
          <table:table-cell table:style-name="ce2" office:value-type="string" calcext:value-type="string">
            <text:p>Lemonade Change</text:p>
          </table:table-cell>
          <table:table-cell table:style-name="ce4" table:formula="of:=HYPERLINK( concat(&quot;https://leetcode.com/problems/&quot;; [.D622]); [.B622])" office:value-type="string" office:string-value="" calcext:value-type="error">
            <text:p>#NAME?</text:p>
          </table:table-cell>
          <table:table-cell table:style-name="ce6" office:value-type="string" calcext:value-type="string">
            <text:p>lemonade-chang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584" calcext:value-type="float">
            <text:p>584</text:p>
          </table:table-cell>
          <table:table-cell table:style-name="ce6" office:value-type="float" office:value="76" calcext:value-type="float">
            <text:p>76</text:p>
          </table:table-cell>
          <table:table-cell table:style-name="ce6" table:formula="of:=ROUND( IFERROR((( [.G622]+ 1.9208) / ( [.G622] + [.H622]) - 1.96 * SQRT(([.G622] *  [.H622]) / ([.G622] +  [.H622]) + 0.9604) / ([.G622] +  [.H622])) / (1 + 3.8416 / ([.G622] +  [.H622]));0); 5) * 100" office:value-type="float" office:value="85.824" calcext:value-type="float">
            <text:p>85.8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edian of Two Sorted Arrays</text:p>
          </table:table-cell>
          <table:table-cell table:style-name="ce4" table:formula="of:=HYPERLINK( concat(&quot;https://leetcode.com/problems/&quot;; [.D623]); [.B623])" office:value-type="string" office:string-value="" calcext:value-type="error">
            <text:p>#NAME?</text:p>
          </table:table-cell>
          <table:table-cell table:style-name="ce6" office:value-type="string" calcext:value-type="string">
            <text:p>median-of-two-sorted-array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Array, Binary Search, Divide and Conquer, </text:p>
          </table:table-cell>
          <table:table-cell table:style-name="ce6" office:value-type="float" office:value="7155" calcext:value-type="float">
            <text:p>7155</text:p>
          </table:table-cell>
          <table:table-cell table:style-name="ce6" office:value-type="float" office:value="1111" calcext:value-type="float">
            <text:p>1111</text:p>
          </table:table-cell>
          <table:table-cell table:style-name="ce6" table:formula="of:=ROUND( IFERROR((( [.G623]+ 1.9208) / ( [.G623] + [.H623]) - 1.96 * SQRT(([.G623] *  [.H623]) / ([.G623] +  [.H623]) + 0.9604) / ([.G623] +  [.H623])) / (1 + 3.8416 / ([.G623] +  [.H623]));0); 5) * 100" office:value-type="float" office:value="85.807" calcext:value-type="float">
            <text:p>85.80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49" calcext:value-type="float">
            <text:p>849</text:p>
          </table:table-cell>
          <table:table-cell table:style-name="ce2" office:value-type="string" calcext:value-type="string">
            <text:p>Maximize Distance to Closest Person</text:p>
          </table:table-cell>
          <table:table-cell table:style-name="ce4" table:formula="of:=HYPERLINK( concat(&quot;https://leetcode.com/problems/&quot;; [.D624]); [.B624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ize-distance-to-closest-person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776" calcext:value-type="float">
            <text:p>776</text:p>
          </table:table-cell>
          <table:table-cell table:style-name="ce6" office:value-type="float" office:value="105" calcext:value-type="float">
            <text:p>105</text:p>
          </table:table-cell>
          <table:table-cell table:style-name="ce6" table:formula="of:=ROUND( IFERROR((( [.G624]+ 1.9208) / ( [.G624] + [.H624]) - 1.96 * SQRT(([.G624] *  [.H624]) / ([.G624] +  [.H624]) + 0.9604) / ([.G624] +  [.H624])) / (1 + 3.8416 / ([.G624] +  [.H624]));0); 5) * 100" office:value-type="float" office:value="85.775" calcext:value-type="float">
            <text:p>85.77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69" calcext:value-type="float">
            <text:p>1369</text:p>
          </table:table-cell>
          <table:table-cell table:style-name="ce2" office:value-type="string" calcext:value-type="string">
            <text:p>Get the Second Most Recent Activity</text:p>
          </table:table-cell>
          <table:table-cell table:style-name="ce4" table:formula="of:=HYPERLINK( concat(&quot;https://leetcode.com/problems/&quot;; [.D625]); [.B625])" office:value-type="string" office:string-value="" calcext:value-type="error">
            <text:p>#NAME?</text:p>
          </table:table-cell>
          <table:table-cell table:style-name="ce6" office:value-type="string" calcext:value-type="string">
            <text:p>get-the-second-most-recent-activity</text:p>
          </table:table-cell>
          <table:table-cell table:style-name="ce8" office:value-type="string" calcext:value-type="string">
            <text:p>Hard</text:p>
          </table:table-cell>
          <table:table-cell table:style-name="ce11"/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ROUND( IFERROR((( [.G625]+ 1.9208) / ( [.G625] + [.H625]) - 1.96 * SQRT(([.G625] *  [.H625]) / ([.G625] +  [.H625]) + 0.9604) / ([.G625] +  [.H625])) / (1 + 3.8416 / ([.G625] +  [.H625]));0); 5) * 100" office:value-type="float" office:value="85.688" calcext:value-type="float">
            <text:p>85.68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Binary Tree Level Order Traversal II</text:p>
          </table:table-cell>
          <table:table-cell table:style-name="ce4" table:formula="of:=HYPERLINK( concat(&quot;https://leetcode.com/problems/&quot;; [.D626]); [.B626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tree-level-order-traversal-ii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Breadth-first Search, </text:p>
          </table:table-cell>
          <table:table-cell table:style-name="ce6" office:value-type="float" office:value="1468" calcext:value-type="float">
            <text:p>1468</text:p>
          </table:table-cell>
          <table:table-cell table:style-name="ce6" office:value-type="float" office:value="213" calcext:value-type="float">
            <text:p>213</text:p>
          </table:table-cell>
          <table:table-cell table:style-name="ce6" table:formula="of:=ROUND( IFERROR((( [.G626]+ 1.9208) / ( [.G626] + [.H626]) - 1.96 * SQRT(([.G626] *  [.H626]) / ([.G626] +  [.H626]) + 0.9604) / ([.G626] +  [.H626])) / (1 + 3.8416 / ([.G626] +  [.H626]));0); 5) * 100" office:value-type="float" office:value="85.653" calcext:value-type="float">
            <text:p>85.65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53" calcext:value-type="float">
            <text:p>1253</text:p>
          </table:table-cell>
          <table:table-cell table:style-name="ce2" office:value-type="string" calcext:value-type="string">
            <text:p>Reconstruct a 2-Row Binary Matrix</text:p>
          </table:table-cell>
          <table:table-cell table:style-name="ce4" table:formula="of:=HYPERLINK( concat(&quot;https://leetcode.com/problems/&quot;; [.D627]); [.B627])" office:value-type="string" office:string-value="" calcext:value-type="error">
            <text:p>#NAME?</text:p>
          </table:table-cell>
          <table:table-cell table:style-name="ce6" office:value-type="string" calcext:value-type="string">
            <text:p>reconstruct-a-2-row-binary-matrix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Greedy, 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ROUND( IFERROR((( [.G627]+ 1.9208) / ( [.G627] + [.H627]) - 1.96 * SQRT(([.G627] *  [.H627]) / ([.G627] +  [.H627]) + 0.9604) / ([.G627] +  [.H627])) / (1 + 3.8416 / ([.G627] +  [.H627]));0); 5) * 100" office:value-type="float" office:value="85.589" calcext:value-type="float">
            <text:p>85.58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2" office:value-type="string" calcext:value-type="string">
            <text:p>Reverse Pairs</text:p>
          </table:table-cell>
          <table:table-cell table:style-name="ce4" table:formula="of:=HYPERLINK( concat(&quot;https://leetcode.com/problems/&quot;; [.D628]); [.B628])" office:value-type="string" office:string-value="" calcext:value-type="error">
            <text:p>#NAME?</text:p>
          </table:table-cell>
          <table:table-cell table:style-name="ce6" office:value-type="string" calcext:value-type="string">
            <text:p>reverse-pair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inary Search, Divide and Conquer, Sort, Binary Indexed Tree, Segment Tree, </text:p>
          </table:table-cell>
          <table:table-cell table:style-name="ce6" office:value-type="float" office:value="833" calcext:value-type="float">
            <text:p>833</text:p>
          </table:table-cell>
          <table:table-cell table:style-name="ce6" office:value-type="float" office:value="116" calcext:value-type="float">
            <text:p>116</text:p>
          </table:table-cell>
          <table:table-cell table:style-name="ce6" table:formula="of:=ROUND( IFERROR((( [.G628]+ 1.9208) / ( [.G628] + [.H628]) - 1.96 * SQRT(([.G628] *  [.H628]) / ([.G628] +  [.H628]) + 0.9604) / ([.G628] +  [.H628])) / (1 + 3.8416 / ([.G628] +  [.H628]));0); 5) * 100" office:value-type="float" office:value="85.539" calcext:value-type="float">
            <text:p>85.5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Design Skiplist</text:p>
          </table:table-cell>
          <table:table-cell table:style-name="ce4" table:formula="of:=HYPERLINK( concat(&quot;https://leetcode.com/problems/&quot;; [.D629]); [.B629])" office:value-type="string" office:string-value="" calcext:value-type="error">
            <text:p>#NAME?</text:p>
          </table:table-cell>
          <table:table-cell table:style-name="ce6" office:value-type="string" calcext:value-type="string">
            <text:p>design-skiplist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esign, 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formula="of:=ROUND( IFERROR((( [.G629]+ 1.9208) / ( [.G629] + [.H629]) - 1.96 * SQRT(([.G629] *  [.H629]) / ([.G629] +  [.H629]) + 0.9604) / ([.G629] +  [.H629])) / (1 + 3.8416 / ([.G629] +  [.H629]));0); 5) * 100" office:value-type="float" office:value="85.5" calcext:value-type="float">
            <text:p>85.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My Calendar II</text:p>
          </table:table-cell>
          <table:table-cell table:style-name="ce4" table:formula="of:=HYPERLINK( concat(&quot;https://leetcode.com/problems/&quot;; [.D630]); [.B630])" office:value-type="string" office:string-value="" calcext:value-type="error">
            <text:p>#NAME?</text:p>
          </table:table-cell>
          <table:table-cell table:style-name="ce6" office:value-type="string" calcext:value-type="string">
            <text:p>my-calendar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Ordered Map, 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81" calcext:value-type="float">
            <text:p>81</text:p>
          </table:table-cell>
          <table:table-cell table:style-name="ce6" table:formula="of:=ROUND( IFERROR((( [.G630]+ 1.9208) / ( [.G630] + [.H630]) - 1.96 * SQRT(([.G630] *  [.H630]) / ([.G630] +  [.H630]) + 0.9604) / ([.G630] +  [.H630])) / (1 + 3.8416 / ([.G630] +  [.H630]));0); 5) * 100" office:value-type="float" office:value="85.458" calcext:value-type="float">
            <text:p>85.45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2" office:value-type="string" calcext:value-type="string">
            <text:p>Maximum XOR of Two Numbers in an Array</text:p>
          </table:table-cell>
          <table:table-cell table:style-name="ce4" table:formula="of:=HYPERLINK( concat(&quot;https://leetcode.com/problems/&quot;; [.D631]); [.B631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xor-of-two-numbers-in-an-arra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t Manipulation, Trie, </text:p>
          </table:table-cell>
          <table:table-cell table:style-name="ce6" office:value-type="float" office:value="1164" calcext:value-type="float">
            <text:p>1164</text:p>
          </table:table-cell>
          <table:table-cell table:style-name="ce6" office:value-type="float" office:value="169" calcext:value-type="float">
            <text:p>169</text:p>
          </table:table-cell>
          <table:table-cell table:style-name="ce6" table:formula="of:=ROUND( IFERROR((( [.G631]+ 1.9208) / ( [.G631] + [.H631]) - 1.96 * SQRT(([.G631] *  [.H631]) / ([.G631] +  [.H631]) + 0.9604) / ([.G631] +  [.H631])) / (1 + 3.8416 / ([.G631] +  [.H631]));0); 5) * 100" office:value-type="float" office:value="85.428" calcext:value-type="float">
            <text:p>85.42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23" calcext:value-type="float">
            <text:p>823</text:p>
          </table:table-cell>
          <table:table-cell table:style-name="ce2" office:value-type="string" calcext:value-type="string">
            <text:p>Binary Trees With Factors</text:p>
          </table:table-cell>
          <table:table-cell table:style-name="ce4" table:formula="of:=HYPERLINK( concat(&quot;https://leetcode.com/problems/&quot;; [.D632]); [.B632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trees-with-factors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formula="of:=ROUND( IFERROR((( [.G632]+ 1.9208) / ( [.G632] + [.H632]) - 1.96 * SQRT(([.G632] *  [.H632]) / ([.G632] +  [.H632]) + 0.9604) / ([.G632] +  [.H632])) / (1 + 3.8416 / ([.G632] +  [.H632]));0); 5) * 100" office:value-type="float" office:value="85.347" calcext:value-type="float">
            <text:p>85.34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59" calcext:value-type="float">
            <text:p>1359</text:p>
          </table:table-cell>
          <table:table-cell table:style-name="ce2" office:value-type="string" calcext:value-type="string">
            <text:p>Count All Valid Pickup and Delivery Options</text:p>
          </table:table-cell>
          <table:table-cell table:style-name="ce4" table:formula="of:=HYPERLINK( concat(&quot;https://leetcode.com/problems/&quot;; [.D633]); [.B633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-all-valid-pickup-and-delivery-option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Dynamic Programming, 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ROUND( IFERROR((( [.G633]+ 1.9208) / ( [.G633] + [.H633]) - 1.96 * SQRT(([.G633] *  [.H633]) / ([.G633] +  [.H633]) + 0.9604) / ([.G633] +  [.H633])) / (1 + 3.8416 / ([.G633] +  [.H633]));0); 5) * 100" office:value-type="float" office:value="85.286" calcext:value-type="float">
            <text:p>85.2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87" calcext:value-type="float">
            <text:p>1087</text:p>
          </table:table-cell>
          <table:table-cell table:style-name="ce2" office:value-type="string" calcext:value-type="string">
            <text:p>Brace Expansion</text:p>
          </table:table-cell>
          <table:table-cell table:style-name="ce4" table:formula="of:=HYPERLINK( concat(&quot;https://leetcode.com/problems/&quot;; [.D634]); [.B634])" office:value-type="string" office:string-value="" calcext:value-type="error">
            <text:p>#NAME?</text:p>
          </table:table-cell>
          <table:table-cell table:style-name="ce6" office:value-type="string" calcext:value-type="string">
            <text:p>brace-expans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acktracking, </text:p>
          </table:table-cell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formula="of:=ROUND( IFERROR((( [.G634]+ 1.9208) / ( [.G634] + [.H634]) - 1.96 * SQRT(([.G634] *  [.H634]) / ([.G634] +  [.H634]) + 0.9604) / ([.G634] +  [.H634])) / (1 + 3.8416 / ([.G634] +  [.H634]));0); 5) * 100" office:value-type="float" office:value="85.213" calcext:value-type="float">
            <text:p>85.21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24" calcext:value-type="float">
            <text:p>1224</text:p>
          </table:table-cell>
          <table:table-cell table:style-name="ce2" office:value-type="string" calcext:value-type="string">
            <text:p>Maximum Equal Frequency</text:p>
          </table:table-cell>
          <table:table-cell table:style-name="ce4" table:formula="of:=HYPERLINK( concat(&quot;https://leetcode.com/problems/&quot;; [.D635]); [.B635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equal-frequency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ROUND( IFERROR((( [.G635]+ 1.9208) / ( [.G635] + [.H635]) - 1.96 * SQRT(([.G635] *  [.H635]) / ([.G635] +  [.H635]) + 0.9604) / ([.G635] +  [.H635])) / (1 + 3.8416 / ([.G635] +  [.H635]));0); 5) * 100" office:value-type="float" office:value="85.211" calcext:value-type="float">
            <text:p>85.21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Search in a Binary Search Tree</text:p>
          </table:table-cell>
          <table:table-cell table:style-name="ce4" table:formula="of:=HYPERLINK( concat(&quot;https://leetcode.com/problems/&quot;; [.D636]); [.B636])" office:value-type="string" office:string-value="" calcext:value-type="error">
            <text:p>#NAME?</text:p>
          </table:table-cell>
          <table:table-cell table:style-name="ce6" office:value-type="string" calcext:value-type="string">
            <text:p>search-in-a-binary-search-tre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822" calcext:value-type="float">
            <text:p>822</text:p>
          </table:table-cell>
          <table:table-cell table:style-name="ce6" office:value-type="float" office:value="118" calcext:value-type="float">
            <text:p>118</text:p>
          </table:table-cell>
          <table:table-cell table:style-name="ce6" table:formula="of:=ROUND( IFERROR((( [.G636]+ 1.9208) / ( [.G636] + [.H636]) - 1.96 * SQRT(([.G636] *  [.H636]) / ([.G636] +  [.H636]) + 0.9604) / ([.G636] +  [.H636])) / (1 + 3.8416 / ([.G636] +  [.H636]));0); 5) * 100" office:value-type="float" office:value="85.175" calcext:value-type="float">
            <text:p>85.17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64" calcext:value-type="float">
            <text:p>1264</text:p>
          </table:table-cell>
          <table:table-cell table:style-name="ce2" office:value-type="string" calcext:value-type="string">
            <text:p>Page Recommendations</text:p>
          </table:table-cell>
          <table:table-cell table:style-name="ce4" table:formula="of:=HYPERLINK( concat(&quot;https://leetcode.com/problems/&quot;; [.D637]); [.B637])" office:value-type="string" office:string-value="" calcext:value-type="error">
            <text:p>#NAME?</text:p>
          </table:table-cell>
          <table:table-cell table:style-name="ce6" office:value-type="string" calcext:value-type="string">
            <text:p>page-recommendations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ROUND( IFERROR((( [.G637]+ 1.9208) / ( [.G637] + [.H637]) - 1.96 * SQRT(([.G637] *  [.H637]) / ([.G637] +  [.H637]) + 0.9604) / ([.G637] +  [.H637])) / (1 + 3.8416 / ([.G637] +  [.H637]));0); 5) * 100" office:value-type="float" office:value="85.172" calcext:value-type="float">
            <text:p>85.17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Minimum Genetic Mutation</text:p>
          </table:table-cell>
          <table:table-cell table:style-name="ce4" table:formula="of:=HYPERLINK( concat(&quot;https://leetcode.com/problems/&quot;; [.D638]); [.B638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genetic-mutation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403" calcext:value-type="float">
            <text:p>403</text:p>
          </table:table-cell>
          <table:table-cell table:style-name="ce6" office:value-type="float" office:value="53" calcext:value-type="float">
            <text:p>53</text:p>
          </table:table-cell>
          <table:table-cell table:style-name="ce6" table:formula="of:=ROUND( IFERROR((( [.G638]+ 1.9208) / ( [.G638] + [.H638]) - 1.96 * SQRT(([.G638] *  [.H638]) / ([.G638] +  [.H638]) + 0.9604) / ([.G638] +  [.H638])) / (1 + 3.8416 / ([.G638] +  [.H638]));0); 5) * 100" office:value-type="float" office:value="85.11" calcext:value-type="float">
            <text:p>85.1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Add Binary</text:p>
          </table:table-cell>
          <table:table-cell table:style-name="ce4" table:formula="of:=HYPERLINK( concat(&quot;https://leetcode.com/problems/&quot;; [.D639]); [.B639])" office:value-type="string" office:string-value="" calcext:value-type="error">
            <text:p>#NAME?</text:p>
          </table:table-cell>
          <table:table-cell table:style-name="ce6" office:value-type="string" calcext:value-type="string">
            <text:p>add-binar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String, </text:p>
          </table:table-cell>
          <table:table-cell table:style-name="ce6" office:value-type="float" office:value="1774" calcext:value-type="float">
            <text:p>1774</text:p>
          </table:table-cell>
          <table:table-cell table:style-name="ce6" office:value-type="float" office:value="274" calcext:value-type="float">
            <text:p>274</text:p>
          </table:table-cell>
          <table:table-cell table:style-name="ce6" table:formula="of:=ROUND( IFERROR((( [.G639]+ 1.9208) / ( [.G639] + [.H639]) - 1.96 * SQRT(([.G639] *  [.H639]) / ([.G639] +  [.H639]) + 0.9604) / ([.G639] +  [.H639])) / (1 + 3.8416 / ([.G639] +  [.H639]));0); 5) * 100" office:value-type="float" office:value="85.078" calcext:value-type="float">
            <text:p>85.07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24" calcext:value-type="float">
            <text:p>1424</text:p>
          </table:table-cell>
          <table:table-cell table:style-name="ce2" office:value-type="string" calcext:value-type="string">
            <text:p>Diagonal Traverse II</text:p>
          </table:table-cell>
          <table:table-cell table:style-name="ce4" table:formula="of:=HYPERLINK( concat(&quot;https://leetcode.com/problems/&quot;; [.D640]); [.B640])" office:value-type="string" office:string-value="" calcext:value-type="error">
            <text:p>#NAME?</text:p>
          </table:table-cell>
          <table:table-cell table:style-name="ce6" office:value-type="string" calcext:value-type="string">
            <text:p>diagonal-traverse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Sort, </text:p>
          </table:table-cell>
          <table:table-cell table:style-name="ce6" office:value-type="float" office:value="269" calcext:value-type="float">
            <text:p>269</text:p>
          </table:table-cell>
          <table:table-cell table:style-name="ce6" office:value-type="float" office:value="33" calcext:value-type="float">
            <text:p>33</text:p>
          </table:table-cell>
          <table:table-cell table:style-name="ce6" table:formula="of:=ROUND( IFERROR((( [.G640]+ 1.9208) / ( [.G640] + [.H640]) - 1.96 * SQRT(([.G640] *  [.H640]) / ([.G640] +  [.H640]) + 0.9604) / ([.G640] +  [.H640])) / (1 + 3.8416 / ([.G640] +  [.H640]));0); 5) * 100" office:value-type="float" office:value="85.051" calcext:value-type="float">
            <text:p>85.0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89" calcext:value-type="float">
            <text:p>1289</text:p>
          </table:table-cell>
          <table:table-cell table:style-name="ce2" office:value-type="string" calcext:value-type="string">
            <text:p>Minimum Falling Path Sum II</text:p>
          </table:table-cell>
          <table:table-cell table:style-name="ce4" table:formula="of:=HYPERLINK( concat(&quot;https://leetcode.com/problems/&quot;; [.D641]); [.B641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falling-path-sum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ROUND( IFERROR((( [.G641]+ 1.9208) / ( [.G641] + [.H641]) - 1.96 * SQRT(([.G641] *  [.H641]) / ([.G641] +  [.H641]) + 0.9604) / ([.G641] +  [.H641])) / (1 + 3.8416 / ([.G641] +  [.H641]));0); 5) * 100" office:value-type="float" office:value="84.989" calcext:value-type="float">
            <text:p>84.98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Partition Array for Maximum Sum</text:p>
          </table:table-cell>
          <table:table-cell table:style-name="ce4" table:formula="of:=HYPERLINK( concat(&quot;https://leetcode.com/problems/&quot;; [.D642]); [.B642])" office:value-type="string" office:string-value="" calcext:value-type="error">
            <text:p>#NAME?</text:p>
          </table:table-cell>
          <table:table-cell table:style-name="ce6" office:value-type="string" calcext:value-type="string">
            <text:p>partition-array-for-maximum-su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Graph, 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float" office:value="85" calcext:value-type="float">
            <text:p>85</text:p>
          </table:table-cell>
          <table:table-cell table:style-name="ce6" table:formula="of:=ROUND( IFERROR((( [.G642]+ 1.9208) / ( [.G642] + [.H642]) - 1.96 * SQRT(([.G642] *  [.H642]) / ([.G642] +  [.H642]) + 0.9604) / ([.G642] +  [.H642])) / (1 + 3.8416 / ([.G642] +  [.H642]));0); 5) * 100" office:value-type="float" office:value="84.975" calcext:value-type="float">
            <text:p>84.97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Game of Life</text:p>
          </table:table-cell>
          <table:table-cell table:style-name="ce4" table:formula="of:=HYPERLINK( concat(&quot;https://leetcode.com/problems/&quot;; [.D643]); [.B643])" office:value-type="string" office:string-value="" calcext:value-type="error">
            <text:p>#NAME?</text:p>
          </table:table-cell>
          <table:table-cell table:style-name="ce6" office:value-type="string" calcext:value-type="string">
            <text:p>game-of-lif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788" calcext:value-type="float">
            <text:p>1788</text:p>
          </table:table-cell>
          <table:table-cell table:style-name="ce6" office:value-type="float" office:value="279" calcext:value-type="float">
            <text:p>279</text:p>
          </table:table-cell>
          <table:table-cell table:style-name="ce6" table:formula="of:=ROUND( IFERROR((( [.G643]+ 1.9208) / ( [.G643] + [.H643]) - 1.96 * SQRT(([.G643] *  [.H643]) / ([.G643] +  [.H643]) + 0.9604) / ([.G643] +  [.H643])) / (1 + 3.8416 / ([.G643] +  [.H643]));0); 5) * 100" office:value-type="float" office:value="84.961" calcext:value-type="float">
            <text:p>84.96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80" calcext:value-type="float">
            <text:p>1380</text:p>
          </table:table-cell>
          <table:table-cell table:style-name="ce2" office:value-type="string" calcext:value-type="string">
            <text:p>Lucky Numbers in a Matrix</text:p>
          </table:table-cell>
          <table:table-cell table:style-name="ce4" table:formula="of:=HYPERLINK( concat(&quot;https://leetcode.com/problems/&quot;; [.D644]); [.B644])" office:value-type="string" office:string-value="" calcext:value-type="error">
            <text:p>#NAME?</text:p>
          </table:table-cell>
          <table:table-cell table:style-name="ce6" office:value-type="string" calcext:value-type="string">
            <text:p>lucky-numbers-in-a-matrix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ROUND( IFERROR((( [.G644]+ 1.9208) / ( [.G644] + [.H644]) - 1.96 * SQRT(([.G644] *  [.H644]) / ([.G644] +  [.H644]) + 0.9604) / ([.G644] +  [.H644])) / (1 + 3.8416 / ([.G644] +  [.H644]));0); 5) * 100" office:value-type="float" office:value="84.953" calcext:value-type="float">
            <text:p>84.95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2" office:value-type="string" calcext:value-type="string">
            <text:p>Concatenated Words</text:p>
          </table:table-cell>
          <table:table-cell table:style-name="ce4" table:formula="of:=HYPERLINK( concat(&quot;https://leetcode.com/problems/&quot;; [.D645]); [.B645])" office:value-type="string" office:string-value="" calcext:value-type="error">
            <text:p>#NAME?</text:p>
          </table:table-cell>
          <table:table-cell table:style-name="ce6" office:value-type="string" calcext:value-type="string">
            <text:p>concatenated-word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Depth-first Search, Trie, </text:p>
          </table:table-cell>
          <table:table-cell table:style-name="ce6" office:value-type="float" office:value="705" calcext:value-type="float">
            <text:p>705</text:p>
          </table:table-cell>
          <table:table-cell table:style-name="ce6" office:value-type="float" office:value="102" calcext:value-type="float">
            <text:p>102</text:p>
          </table:table-cell>
          <table:table-cell table:style-name="ce6" table:formula="of:=ROUND( IFERROR((( [.G645]+ 1.9208) / ( [.G645] + [.H645]) - 1.96 * SQRT(([.G645] *  [.H645]) / ([.G645] +  [.H645]) + 0.9604) / ([.G645] +  [.H645])) / (1 + 3.8416 / ([.G645] +  [.H645]));0); 5) * 100" office:value-type="float" office:value="84.89" calcext:value-type="float">
            <text:p>84.8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Range Sum Query 2D - Mutable</text:p>
          </table:table-cell>
          <table:table-cell table:style-name="ce4" table:formula="of:=HYPERLINK( concat(&quot;https://leetcode.com/problems/&quot;; [.D646]); [.B646])" office:value-type="string" office:string-value="" calcext:value-type="error">
            <text:p>#NAME?</text:p>
          </table:table-cell>
          <table:table-cell table:style-name="ce6" office:value-type="string" calcext:value-type="string">
            <text:p>range-sum-query-2d-mutabl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inary Indexed Tree, Segment Tree, 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float" office:value="54" calcext:value-type="float">
            <text:p>54</text:p>
          </table:table-cell>
          <table:table-cell table:style-name="ce6" table:formula="of:=ROUND( IFERROR((( [.G646]+ 1.9208) / ( [.G646] + [.H646]) - 1.96 * SQRT(([.G646] *  [.H646]) / ([.G646] +  [.H646]) + 0.9604) / ([.G646] +  [.H646])) / (1 + 3.8416 / ([.G646] +  [.H646]));0); 5) * 100" office:value-type="float" office:value="84.869" calcext:value-type="float">
            <text:p>84.86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2" office:value-type="string" calcext:value-type="string">
            <text:p>Game Play Analysis I</text:p>
          </table:table-cell>
          <table:table-cell table:style-name="ce4" table:formula="of:=HYPERLINK( concat(&quot;https://leetcode.com/problems/&quot;; [.D647]); [.B647])" office:value-type="string" office:string-value="" calcext:value-type="error">
            <text:p>#NAME?</text:p>
          </table:table-cell>
          <table:table-cell table:style-name="ce6" office:value-type="string" calcext:value-type="string">
            <text:p>game-play-analysis-i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42" calcext:value-type="float">
            <text:p>4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ROUND( IFERROR((( [.G647]+ 1.9208) / ( [.G647] + [.H647]) - 1.96 * SQRT(([.G647] *  [.H647]) / ([.G647] +  [.H647]) + 0.9604) / ([.G647] +  [.H647])) / (1 + 3.8416 / ([.G647] +  [.H647]));0); 5) * 100" office:value-type="float" office:value="84.865" calcext:value-type="float">
            <text:p>84.86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egular Expression Matching</text:p>
          </table:table-cell>
          <table:table-cell table:style-name="ce4" table:formula="of:=HYPERLINK( concat(&quot;https://leetcode.com/problems/&quot;; [.D648]); [.B648])" office:value-type="string" office:string-value="" calcext:value-type="error">
            <text:p>#NAME?</text:p>
          </table:table-cell>
          <table:table-cell table:style-name="ce6" office:value-type="string" calcext:value-type="string">
            <text:p>regular-expression-matching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Dynamic Programming, Backtracking, </text:p>
          </table:table-cell>
          <table:table-cell table:style-name="ce6" office:value-type="float" office:value="4219" calcext:value-type="float">
            <text:p>4219</text:p>
          </table:table-cell>
          <table:table-cell table:style-name="ce6" office:value-type="float" office:value="696" calcext:value-type="float">
            <text:p>696</text:p>
          </table:table-cell>
          <table:table-cell table:style-name="ce6" table:formula="of:=ROUND( IFERROR((( [.G648]+ 1.9208) / ( [.G648] + [.H648]) - 1.96 * SQRT(([.G648] *  [.H648]) / ([.G648] +  [.H648]) + 0.9604) / ([.G648] +  [.H648])) / (1 + 3.8416 / ([.G648] +  [.H648]));0); 5) * 100" office:value-type="float" office:value="84.837" calcext:value-type="float">
            <text:p>84.83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72" calcext:value-type="float">
            <text:p>1172</text:p>
          </table:table-cell>
          <table:table-cell table:style-name="ce2" office:value-type="string" calcext:value-type="string">
            <text:p>Dinner Plate Stacks</text:p>
          </table:table-cell>
          <table:table-cell table:style-name="ce4" table:formula="of:=HYPERLINK( concat(&quot;https://leetcode.com/problems/&quot;; [.D649]); [.B649])" office:value-type="string" office:string-value="" calcext:value-type="error">
            <text:p>#NAME?</text:p>
          </table:table-cell>
          <table:table-cell table:style-name="ce6" office:value-type="string" calcext:value-type="string">
            <text:p>dinner-plate-stack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esign, 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ROUND( IFERROR((( [.G649]+ 1.9208) / ( [.G649] + [.H649]) - 1.96 * SQRT(([.G649] *  [.H649]) / ([.G649] +  [.H649]) + 0.9604) / ([.G649] +  [.H649])) / (1 + 3.8416 / ([.G649] +  [.H649]));0); 5) * 100" office:value-type="float" office:value="84.829" calcext:value-type="float">
            <text:p>84.8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ombine Two Tables</text:p>
          </table:table-cell>
          <table:table-cell table:style-name="ce4" table:formula="of:=HYPERLINK( concat(&quot;https://leetcode.com/problems/&quot;; [.D650]); [.B650])" office:value-type="string" office:string-value="" calcext:value-type="error">
            <text:p>#NAME?</text:p>
          </table:table-cell>
          <table:table-cell table:style-name="ce6" office:value-type="string" calcext:value-type="string">
            <text:p>combine-two-tables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887" calcext:value-type="float">
            <text:p>887</text:p>
          </table:table-cell>
          <table:table-cell table:style-name="ce6" office:value-type="float" office:value="133" calcext:value-type="float">
            <text:p>133</text:p>
          </table:table-cell>
          <table:table-cell table:style-name="ce6" table:formula="of:=ROUND( IFERROR((( [.G650]+ 1.9208) / ( [.G650] + [.H650]) - 1.96 * SQRT(([.G650] *  [.H650]) / ([.G650] +  [.H650]) + 0.9604) / ([.G650] +  [.H650])) / (1 + 3.8416 / ([.G650] +  [.H650]));0); 5) * 100" office:value-type="float" office:value="84.755" calcext:value-type="float">
            <text:p>84.75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04" calcext:value-type="float">
            <text:p>1404</text:p>
          </table:table-cell>
          <table:table-cell table:style-name="ce2" office:value-type="string" calcext:value-type="string">
            <text:p>Number of Steps to Reduce a Number in Binary Representation to One</text:p>
          </table:table-cell>
          <table:table-cell table:style-name="ce4" table:formula="of:=HYPERLINK( concat(&quot;https://leetcode.com/problems/&quot;; [.D651]); [.B651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steps-to-reduce-a-number-in-binary-representation-to-on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Bit Manipulation, 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formula="of:=ROUND( IFERROR((( [.G651]+ 1.9208) / ( [.G651] + [.H651]) - 1.96 * SQRT(([.G651] *  [.H651]) / ([.G651] +  [.H651]) + 0.9604) / ([.G651] +  [.H651])) / (1 + 3.8416 / ([.G651] +  [.H651]));0); 5) * 100" office:value-type="float" office:value="84.742" calcext:value-type="float">
            <text:p>84.74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Odd Even Linked List</text:p>
          </table:table-cell>
          <table:table-cell table:style-name="ce4" table:formula="of:=HYPERLINK( concat(&quot;https://leetcode.com/problems/&quot;; [.D652]); [.B652])" office:value-type="string" office:string-value="" calcext:value-type="error">
            <text:p>#NAME?</text:p>
          </table:table-cell>
          <table:table-cell table:style-name="ce6" office:value-type="string" calcext:value-type="string">
            <text:p>odd-even-linked-li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</text:p>
          </table:table-cell>
          <table:table-cell table:style-name="ce6" office:value-type="float" office:value="1883" calcext:value-type="float">
            <text:p>1883</text:p>
          </table:table-cell>
          <table:table-cell table:style-name="ce6" office:value-type="float" office:value="301" calcext:value-type="float">
            <text:p>301</text:p>
          </table:table-cell>
          <table:table-cell table:style-name="ce6" table:formula="of:=ROUND( IFERROR((( [.G652]+ 1.9208) / ( [.G652] + [.H652]) - 1.96 * SQRT(([.G652] *  [.H652]) / ([.G652] +  [.H652]) + 0.9604) / ([.G652] +  [.H652])) / (1 + 3.8416 / ([.G652] +  [.H652]));0); 5) * 100" office:value-type="float" office:value="84.709" calcext:value-type="float">
            <text:p>84.70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everse Nodes in k-Group</text:p>
          </table:table-cell>
          <table:table-cell table:style-name="ce4" table:formula="of:=HYPERLINK( concat(&quot;https://leetcode.com/problems/&quot;; [.D653]); [.B653])" office:value-type="string" office:string-value="" calcext:value-type="error">
            <text:p>#NAME?</text:p>
          </table:table-cell>
          <table:table-cell table:style-name="ce6" office:value-type="string" calcext:value-type="string">
            <text:p>reverse-nodes-in-k-group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Linked List, </text:p>
          </table:table-cell>
          <table:table-cell table:style-name="ce6" office:value-type="float" office:value="2215" calcext:value-type="float">
            <text:p>2215</text:p>
          </table:table-cell>
          <table:table-cell table:style-name="ce6" office:value-type="float" office:value="358" calcext:value-type="float">
            <text:p>358</text:p>
          </table:table-cell>
          <table:table-cell table:style-name="ce6" table:formula="of:=ROUND( IFERROR((( [.G653]+ 1.9208) / ( [.G653] + [.H653]) - 1.96 * SQRT(([.G653] *  [.H653]) / ([.G653] +  [.H653]) + 0.9604) / ([.G653] +  [.H653])) / (1 + 3.8416 / ([.G653] +  [.H653]));0); 5) * 100" office:value-type="float" office:value="84.695" calcext:value-type="float">
            <text:p>84.6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string" calcext:value-type="string">
            <text:p>Ternary Expression Parser</text:p>
          </table:table-cell>
          <table:table-cell table:style-name="ce4" table:formula="of:=HYPERLINK( concat(&quot;https://leetcode.com/problems/&quot;; [.D654]); [.B654])" office:value-type="string" office:string-value="" calcext:value-type="error">
            <text:p>#NAME?</text:p>
          </table:table-cell>
          <table:table-cell table:style-name="ce6" office:value-type="string" calcext:value-type="string">
            <text:p>ternary-expression-pars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ack, Depth-first Search, </text:p>
          </table:table-cell>
          <table:table-cell table:style-name="ce6" office:value-type="float" office:value="242" calcext:value-type="float">
            <text:p>24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ROUND( IFERROR((( [.G654]+ 1.9208) / ( [.G654] + [.H654]) - 1.96 * SQRT(([.G654] *  [.H654]) / ([.G654] +  [.H654]) + 0.9604) / ([.G654] +  [.H654])) / (1 + 3.8416 / ([.G654] +  [.H654]));0); 5) * 100" office:value-type="float" office:value="84.691" calcext:value-type="float">
            <text:p>84.69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22" calcext:value-type="float">
            <text:p>622</text:p>
          </table:table-cell>
          <table:table-cell table:style-name="ce2" office:value-type="string" calcext:value-type="string">
            <text:p>Design Circular Queue</text:p>
          </table:table-cell>
          <table:table-cell table:style-name="ce4" table:formula="of:=HYPERLINK( concat(&quot;https://leetcode.com/problems/&quot;; [.D655]); [.B655])" office:value-type="string" office:string-value="" calcext:value-type="error">
            <text:p>#NAME?</text:p>
          </table:table-cell>
          <table:table-cell table:style-name="ce6" office:value-type="string" calcext:value-type="string">
            <text:p>design-circular-queu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sign, Queue, </text:p>
          </table:table-cell>
          <table:table-cell table:style-name="ce6" office:value-type="float" office:value="559" calcext:value-type="float">
            <text:p>559</text:p>
          </table:table-cell>
          <table:table-cell table:style-name="ce6" office:value-type="float" office:value="80" calcext:value-type="float">
            <text:p>80</text:p>
          </table:table-cell>
          <table:table-cell table:style-name="ce6" table:formula="of:=ROUND( IFERROR((( [.G655]+ 1.9208) / ( [.G655] + [.H655]) - 1.96 * SQRT(([.G655] *  [.H655]) / ([.G655] +  [.H655]) + 0.9604) / ([.G655] +  [.H655])) / (1 + 3.8416 / ([.G655] +  [.H655]));0); 5) * 100" office:value-type="float" office:value="84.688" calcext:value-type="float">
            <text:p>84.68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22" calcext:value-type="float">
            <text:p>1022</text:p>
          </table:table-cell>
          <table:table-cell table:style-name="ce2" office:value-type="string" calcext:value-type="string">
            <text:p>Sum of Root To Leaf Binary Numbers</text:p>
          </table:table-cell>
          <table:table-cell table:style-name="ce4" table:formula="of:=HYPERLINK( concat(&quot;https://leetcode.com/problems/&quot;; [.D656]); [.B656])" office:value-type="string" office:string-value="" calcext:value-type="error">
            <text:p>#NAME?</text:p>
          </table:table-cell>
          <table:table-cell table:style-name="ce6" office:value-type="string" calcext:value-type="string">
            <text:p>sum-of-root-to-leaf-binary-number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502" calcext:value-type="float">
            <text:p>502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ROUND( IFERROR((( [.G656]+ 1.9208) / ( [.G656] + [.H656]) - 1.96 * SQRT(([.G656] *  [.H656]) / ([.G656] +  [.H656]) + 0.9604) / ([.G656] +  [.H656])) / (1 + 3.8416 / ([.G656] +  [.H656]));0); 5) * 100" office:value-type="float" office:value="84.658" calcext:value-type="float">
            <text:p>84.65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52" calcext:value-type="float">
            <text:p>652</text:p>
          </table:table-cell>
          <table:table-cell table:style-name="ce2" office:value-type="string" calcext:value-type="string">
            <text:p>Find Duplicate Subtrees</text:p>
          </table:table-cell>
          <table:table-cell table:style-name="ce4" table:formula="of:=HYPERLINK( concat(&quot;https://leetcode.com/problems/&quot;; [.D657]); [.B657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duplicate-subtre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1274" calcext:value-type="float">
            <text:p>1274</text:p>
          </table:table-cell>
          <table:table-cell table:style-name="ce6" office:value-type="float" office:value="199" calcext:value-type="float">
            <text:p>199</text:p>
          </table:table-cell>
          <table:table-cell table:style-name="ce6" table:formula="of:=ROUND( IFERROR((( [.G657]+ 1.9208) / ( [.G657] + [.H657]) - 1.96 * SQRT(([.G657] *  [.H657]) / ([.G657] +  [.H657]) + 0.9604) / ([.G657] +  [.H657])) / (1 + 3.8416 / ([.G657] +  [.H657]));0); 5) * 100" office:value-type="float" office:value="84.649" calcext:value-type="float">
            <text:p>84.64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table:style-name="ce2" office:value-type="string" calcext:value-type="string">
            <text:p>Monotone Increasing Digits</text:p>
          </table:table-cell>
          <table:table-cell table:style-name="ce4" table:formula="of:=HYPERLINK( concat(&quot;https://leetcode.com/problems/&quot;; [.D658]); [.B658])" office:value-type="string" office:string-value="" calcext:value-type="error">
            <text:p>#NAME?</text:p>
          </table:table-cell>
          <table:table-cell table:style-name="ce6" office:value-type="string" calcext:value-type="string">
            <text:p>monotone-increasing-digit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426" calcext:value-type="float">
            <text:p>426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formula="of:=ROUND( IFERROR((( [.G658]+ 1.9208) / ( [.G658] + [.H658]) - 1.96 * SQRT(([.G658] *  [.H658]) / ([.G658] +  [.H658]) + 0.9604) / ([.G658] +  [.H658])) / (1 + 3.8416 / ([.G658] +  [.H658]));0); 5) * 100" office:value-type="float" office:value="84.625" calcext:value-type="float">
            <text:p>84.62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89" calcext:value-type="float">
            <text:p>1189</text:p>
          </table:table-cell>
          <table:table-cell table:style-name="ce2" office:value-type="string" calcext:value-type="string">
            <text:p>Maximum Number of Balloons</text:p>
          </table:table-cell>
          <table:table-cell table:style-name="ce4" table:formula="of:=HYPERLINK( concat(&quot;https://leetcode.com/problems/&quot;; [.D659]); [.B659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number-of-balloon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String, </text:p>
          </table:table-cell>
          <table:table-cell table:style-name="ce6" office:value-type="float" office:value="266" calcext:value-type="float">
            <text:p>266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formula="of:=ROUND( IFERROR((( [.G659]+ 1.9208) / ( [.G659] + [.H659]) - 1.96 * SQRT(([.G659] *  [.H659]) / ([.G659] +  [.H659]) + 0.9604) / ([.G659] +  [.H659])) / (1 + 3.8416 / ([.G659] +  [.H659]));0); 5) * 100" office:value-type="float" office:value="84.58" calcext:value-type="float">
            <text:p>84.5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42" calcext:value-type="float">
            <text:p>1242</text:p>
          </table:table-cell>
          <table:table-cell table:style-name="ce2" office:value-type="string" calcext:value-type="string">
            <text:p>Web Crawler Multithreaded</text:p>
          </table:table-cell>
          <table:table-cell table:style-name="ce4" table:formula="of:=HYPERLINK( concat(&quot;https://leetcode.com/problems/&quot;; [.D660]); [.B660])" office:value-type="string" office:string-value="" calcext:value-type="error">
            <text:p>#NAME?</text:p>
          </table:table-cell>
          <table:table-cell table:style-name="ce6" office:value-type="string" calcext:value-type="string">
            <text:p>web-crawler-multithreaded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Breadth-first Search, 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ROUND( IFERROR((( [.G660]+ 1.9208) / ( [.G660] + [.H660]) - 1.96 * SQRT(([.G660] *  [.H660]) / ([.G660] +  [.H660]) + 0.9604) / ([.G660] +  [.H660])) / (1 + 3.8416 / ([.G660] +  [.H660]));0); 5) * 100" office:value-type="float" office:value="84.574" calcext:value-type="float">
            <text:p>84.57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Number Of Corner Rectangles</text:p>
          </table:table-cell>
          <table:table-cell table:style-name="ce4" table:formula="of:=HYPERLINK( concat(&quot;https://leetcode.com/problems/&quot;; [.D661]); [.B661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corner-rectangl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417" calcext:value-type="float">
            <text:p>417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ROUND( IFERROR((( [.G661]+ 1.9208) / ( [.G661] + [.H661]) - 1.96 * SQRT(([.G661] *  [.H661]) / ([.G661] +  [.H661]) + 0.9604) / ([.G661] +  [.H661])) / (1 + 3.8416 / ([.G661] +  [.H661]));0); 5) * 100" office:value-type="float" office:value="84.538" calcext:value-type="float">
            <text:p>84.53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Excel Sheet Column Number</text:p>
          </table:table-cell>
          <table:table-cell table:style-name="ce4" table:formula="of:=HYPERLINK( concat(&quot;https://leetcode.com/problems/&quot;; [.D662]); [.B662])" office:value-type="string" office:string-value="" calcext:value-type="error">
            <text:p>#NAME?</text:p>
          </table:table-cell>
          <table:table-cell table:style-name="ce6" office:value-type="string" calcext:value-type="string">
            <text:p>excel-sheet-column-numb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991" calcext:value-type="float">
            <text:p>991</text:p>
          </table:table-cell>
          <table:table-cell table:style-name="ce6" office:value-type="float" office:value="153" calcext:value-type="float">
            <text:p>153</text:p>
          </table:table-cell>
          <table:table-cell table:style-name="ce6" table:formula="of:=ROUND( IFERROR((( [.G662]+ 1.9208) / ( [.G662] + [.H662]) - 1.96 * SQRT(([.G662] *  [.H662]) / ([.G662] +  [.H662]) + 0.9604) / ([.G662] +  [.H662])) / (1 + 3.8416 / ([.G662] +  [.H662]));0); 5) * 100" office:value-type="float" office:value="84.53" calcext:value-type="float">
            <text:p>84.5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Linked List Cycle</text:p>
          </table:table-cell>
          <table:table-cell table:style-name="ce4" table:formula="of:=HYPERLINK( concat(&quot;https://leetcode.com/problems/&quot;; [.D663]); [.B663])" office:value-type="string" office:string-value="" calcext:value-type="error">
            <text:p>#NAME?</text:p>
          </table:table-cell>
          <table:table-cell table:style-name="ce6" office:value-type="string" calcext:value-type="string">
            <text:p>linked-list-cycl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Linked List, Two Pointers, </text:p>
          </table:table-cell>
          <table:table-cell table:style-name="ce6" office:value-type="float" office:value="2881" calcext:value-type="float">
            <text:p>2881</text:p>
          </table:table-cell>
          <table:table-cell table:style-name="ce6" office:value-type="float" office:value="480" calcext:value-type="float">
            <text:p>480</text:p>
          </table:table-cell>
          <table:table-cell table:style-name="ce6" table:formula="of:=ROUND( IFERROR((( [.G663]+ 1.9208) / ( [.G663] + [.H663]) - 1.96 * SQRT(([.G663] *  [.H663]) / ([.G663] +  [.H663]) + 0.9604) / ([.G663] +  [.H663])) / (1 + 3.8416 / ([.G663] +  [.H663]));0); 5) * 100" office:value-type="float" office:value="84.495" calcext:value-type="float">
            <text:p>84.4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table:style-name="ce2" office:value-type="string" calcext:value-type="string">
            <text:p>Find Bottom Left Tree Value</text:p>
          </table:table-cell>
          <table:table-cell table:style-name="ce4" table:formula="of:=HYPERLINK( concat(&quot;https://leetcode.com/problems/&quot;; [.D664]); [.B664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bottom-left-tree-valu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Breadth-first Search, </text:p>
          </table:table-cell>
          <table:table-cell table:style-name="ce6" office:value-type="float" office:value="899" calcext:value-type="float">
            <text:p>899</text:p>
          </table:table-cell>
          <table:table-cell table:style-name="ce6" office:value-type="float" office:value="138" calcext:value-type="float">
            <text:p>138</text:p>
          </table:table-cell>
          <table:table-cell table:style-name="ce6" table:formula="of:=ROUND( IFERROR((( [.G664]+ 1.9208) / ( [.G664] + [.H664]) - 1.96 * SQRT(([.G664] *  [.H664]) / ([.G664] +  [.H664]) + 0.9604) / ([.G664] +  [.H664])) / (1 + 3.8416 / ([.G664] +  [.H664]));0); 5) * 100" office:value-type="float" office:value="84.489" calcext:value-type="float">
            <text:p>84.48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33" calcext:value-type="float">
            <text:p>1133</text:p>
          </table:table-cell>
          <table:table-cell table:style-name="ce2" office:value-type="string" calcext:value-type="string">
            <text:p>Largest Unique Number</text:p>
          </table:table-cell>
          <table:table-cell table:style-name="ce4" table:formula="of:=HYPERLINK( concat(&quot;https://leetcode.com/problems/&quot;; [.D665]); [.B665])" office:value-type="string" office:string-value="" calcext:value-type="error">
            <text:p>#NAME?</text:p>
          </table:table-cell>
          <table:table-cell table:style-name="ce6" office:value-type="string" calcext:value-type="string">
            <text:p>largest-unique-numb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Hash Table, 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ROUND( IFERROR((( [.G665]+ 1.9208) / ( [.G665] + [.H665]) - 1.96 * SQRT(([.G665] *  [.H665]) / ([.G665] +  [.H665]) + 0.9604) / ([.G665] +  [.H665])) / (1 + 3.8416 / ([.G665] +  [.H665]));0); 5) * 100" office:value-type="float" office:value="84.48" calcext:value-type="float">
            <text:p>84.4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Longest Continuous Increasing Subsequence</text:p>
          </table:table-cell>
          <table:table-cell table:style-name="ce4" table:formula="of:=HYPERLINK( concat(&quot;https://leetcode.com/problems/&quot;; [.D666]); [.B666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continuous-increasing-subsequenc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779" calcext:value-type="float">
            <text:p>779</text:p>
          </table:table-cell>
          <table:table-cell table:style-name="ce6" office:value-type="float" office:value="118" calcext:value-type="float">
            <text:p>118</text:p>
          </table:table-cell>
          <table:table-cell table:style-name="ce6" table:formula="of:=ROUND( IFERROR((( [.G666]+ 1.9208) / ( [.G666] + [.H666]) - 1.96 * SQRT(([.G666] *  [.H666]) / ([.G666] +  [.H666]) + 0.9604) / ([.G666] +  [.H666])) / (1 + 3.8416 / ([.G666] +  [.H666]));0); 5) * 100" office:value-type="float" office:value="84.475" calcext:value-type="float">
            <text:p>84.47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Expression Add Operators</text:p>
          </table:table-cell>
          <table:table-cell table:style-name="ce4" table:formula="of:=HYPERLINK( concat(&quot;https://leetcode.com/problems/&quot;; [.D667]); [.B667])" office:value-type="string" office:string-value="" calcext:value-type="error">
            <text:p>#NAME?</text:p>
          </table:table-cell>
          <table:table-cell table:style-name="ce6" office:value-type="string" calcext:value-type="string">
            <text:p>expression-add-operator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ivide and Conquer, </text:p>
          </table:table-cell>
          <table:table-cell table:style-name="ce6" office:value-type="float" office:value="1222" calcext:value-type="float">
            <text:p>1222</text:p>
          </table:table-cell>
          <table:table-cell table:style-name="ce6" office:value-type="float" office:value="193" calcext:value-type="float">
            <text:p>193</text:p>
          </table:table-cell>
          <table:table-cell table:style-name="ce6" table:formula="of:=ROUND( IFERROR((( [.G667]+ 1.9208) / ( [.G667] + [.H667]) - 1.96 * SQRT(([.G667] *  [.H667]) / ([.G667] +  [.H667]) + 0.9604) / ([.G667] +  [.H667])) / (1 + 3.8416 / ([.G667] +  [.H667]));0); 5) * 100" office:value-type="float" office:value="84.473" calcext:value-type="float">
            <text:p>84.47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68" calcext:value-type="float">
            <text:p>1268</text:p>
          </table:table-cell>
          <table:table-cell table:style-name="ce2" office:value-type="string" calcext:value-type="string">
            <text:p>Search Suggestions System</text:p>
          </table:table-cell>
          <table:table-cell table:style-name="ce4" table:formula="of:=HYPERLINK( concat(&quot;https://leetcode.com/problems/&quot;; [.D668]); [.B668])" office:value-type="string" office:string-value="" calcext:value-type="error">
            <text:p>#NAME?</text:p>
          </table:table-cell>
          <table:table-cell table:style-name="ce6" office:value-type="string" calcext:value-type="string">
            <text:p>search-suggestions-syste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78" calcext:value-type="float">
            <text:p>78</text:p>
          </table:table-cell>
          <table:table-cell table:style-name="ce6" table:formula="of:=ROUND( IFERROR((( [.G668]+ 1.9208) / ( [.G668] + [.H668]) - 1.96 * SQRT(([.G668] *  [.H668]) / ([.G668] +  [.H668]) + 0.9604) / ([.G668] +  [.H668])) / (1 + 3.8416 / ([.G668] +  [.H668]));0); 5) * 100" office:value-type="float" office:value="84.428" calcext:value-type="float">
            <text:p>84.42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79" calcext:value-type="float">
            <text:p>879</text:p>
          </table:table-cell>
          <table:table-cell table:style-name="ce2" office:value-type="string" calcext:value-type="string">
            <text:p>Profitable Schemes</text:p>
          </table:table-cell>
          <table:table-cell table:style-name="ce4" table:formula="of:=HYPERLINK( concat(&quot;https://leetcode.com/problems/&quot;; [.D669]); [.B669])" office:value-type="string" office:string-value="" calcext:value-type="error">
            <text:p>#NAME?</text:p>
          </table:table-cell>
          <table:table-cell table:style-name="ce6" office:value-type="string" calcext:value-type="string">
            <text:p>profitable-schem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ROUND( IFERROR((( [.G669]+ 1.9208) / ( [.G669] + [.H669]) - 1.96 * SQRT(([.G669] *  [.H669]) / ([.G669] +  [.H669]) + 0.9604) / ([.G669] +  [.H669])) / (1 + 3.8416 / ([.G669] +  [.H669]));0); 5) * 100" office:value-type="float" office:value="84.379" calcext:value-type="float">
            <text:p>84.37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87" calcext:value-type="float">
            <text:p>1387</text:p>
          </table:table-cell>
          <table:table-cell table:style-name="ce2" office:value-type="string" calcext:value-type="string">
            <text:p>Sort Integers by The Power Value</text:p>
          </table:table-cell>
          <table:table-cell table:style-name="ce4" table:formula="of:=HYPERLINK( concat(&quot;https://leetcode.com/problems/&quot;; [.D670]); [.B670])" office:value-type="string" office:string-value="" calcext:value-type="error">
            <text:p>#NAME?</text:p>
          </table:table-cell>
          <table:table-cell table:style-name="ce6" office:value-type="string" calcext:value-type="string">
            <text:p>sort-integers-by-the-power-valu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ort, Graph, 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ROUND( IFERROR((( [.G670]+ 1.9208) / ( [.G670] + [.H670]) - 1.96 * SQRT(([.G670] *  [.H670]) / ([.G670] +  [.H670]) + 0.9604) / ([.G670] +  [.H670])) / (1 + 3.8416 / ([.G670] +  [.H670]));0); 5) * 100" office:value-type="float" office:value="84.354" calcext:value-type="float">
            <text:p>84.35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Max Chunks To Make Sorted</text:p>
          </table:table-cell>
          <table:table-cell table:style-name="ce4" table:formula="of:=HYPERLINK( concat(&quot;https://leetcode.com/problems/&quot;; [.D671]); [.B671])" office:value-type="string" office:string-value="" calcext:value-type="error">
            <text:p>#NAME?</text:p>
          </table:table-cell>
          <table:table-cell table:style-name="ce6" office:value-type="string" calcext:value-type="string">
            <text:p>max-chunks-to-make-sorted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766" calcext:value-type="float">
            <text:p>766</text:p>
          </table:table-cell>
          <table:table-cell table:style-name="ce6" office:value-type="float" office:value="117" calcext:value-type="float">
            <text:p>117</text:p>
          </table:table-cell>
          <table:table-cell table:style-name="ce6" table:formula="of:=ROUND( IFERROR((( [.G671]+ 1.9208) / ( [.G671] + [.H671]) - 1.96 * SQRT(([.G671] *  [.H671]) / ([.G671] +  [.H671]) + 0.9604) / ([.G671] +  [.H671])) / (1 + 3.8416 / ([.G671] +  [.H671]));0); 5) * 100" office:value-type="float" office:value="84.353" calcext:value-type="float">
            <text:p>84.35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Flood Fill</text:p>
          </table:table-cell>
          <table:table-cell table:style-name="ce4" table:formula="of:=HYPERLINK( concat(&quot;https://leetcode.com/problems/&quot;; [.D672]); [.B672])" office:value-type="string" office:string-value="" calcext:value-type="error">
            <text:p>#NAME?</text:p>
          </table:table-cell>
          <table:table-cell table:style-name="ce6" office:value-type="string" calcext:value-type="string">
            <text:p>flood-fill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Depth-first Search, </text:p>
          </table:table-cell>
          <table:table-cell table:style-name="ce6" office:value-type="float" office:value="1208" calcext:value-type="float">
            <text:p>1208</text:p>
          </table:table-cell>
          <table:table-cell table:style-name="ce6" office:value-type="float" office:value="193" calcext:value-type="float">
            <text:p>193</text:p>
          </table:table-cell>
          <table:table-cell table:style-name="ce6" table:formula="of:=ROUND( IFERROR((( [.G672]+ 1.9208) / ( [.G672] + [.H672]) - 1.96 * SQRT(([.G672] *  [.H672]) / ([.G672] +  [.H672]) + 0.9604) / ([.G672] +  [.H672])) / (1 + 3.8416 / ([.G672] +  [.H672]));0); 5) * 100" office:value-type="float" office:value="84.32" calcext:value-type="float">
            <text:p>84.3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59" calcext:value-type="float">
            <text:p>1259</text:p>
          </table:table-cell>
          <table:table-cell table:style-name="ce2" office:value-type="string" calcext:value-type="string">
            <text:p>Handshakes That Don't Cross</text:p>
          </table:table-cell>
          <table:table-cell table:style-name="ce4" table:formula="of:=HYPERLINK( concat(&quot;https://leetcode.com/problems/&quot;; [.D673]); [.B673])" office:value-type="string" office:string-value="" calcext:value-type="error">
            <text:p>#NAME?</text:p>
          </table:table-cell>
          <table:table-cell table:style-name="ce6" office:value-type="string" calcext:value-type="string">
            <text:p>handshakes-that-dont-cros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Dynamic Programming, 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ROUND( IFERROR((( [.G673]+ 1.9208) / ( [.G673] + [.H673]) - 1.96 * SQRT(([.G673] *  [.H673]) / ([.G673] +  [.H673]) + 0.9604) / ([.G673] +  [.H673])) / (1 + 3.8416 / ([.G673] +  [.H673]));0); 5) * 100" office:value-type="float" office:value="84.317" calcext:value-type="float">
            <text:p>84.3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70" calcext:value-type="float">
            <text:p>1470</text:p>
          </table:table-cell>
          <table:table-cell table:style-name="ce2" office:value-type="string" calcext:value-type="string">
            <text:p>Shuffle the Array</text:p>
          </table:table-cell>
          <table:table-cell table:style-name="ce4" table:formula="of:=HYPERLINK( concat(&quot;https://leetcode.com/problems/&quot;; [.D674]); [.B674])" office:value-type="string" office:string-value="" calcext:value-type="error">
            <text:p>#NAME?</text:p>
          </table:table-cell>
          <table:table-cell table:style-name="ce6" office:value-type="string" calcext:value-type="string">
            <text:p>shuffle-the-arra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66" calcext:value-type="float">
            <text:p>266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formula="of:=ROUND( IFERROR((( [.G674]+ 1.9208) / ( [.G674] + [.H674]) - 1.96 * SQRT(([.G674] *  [.H674]) / ([.G674] +  [.H674]) + 0.9604) / ([.G674] +  [.H674])) / (1 + 3.8416 / ([.G674] +  [.H674]));0); 5) * 100" office:value-type="float" office:value="84.258" calcext:value-type="float">
            <text:p>84.25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502" calcext:value-type="float">
            <text:p>1502</text:p>
          </table:table-cell>
          <table:table-cell table:style-name="ce2" office:value-type="string" calcext:value-type="string">
            <text:p>Can Make Arithmetic Progression From Sequence</text:p>
          </table:table-cell>
          <table:table-cell table:style-name="ce4" table:formula="of:=HYPERLINK( concat(&quot;https://leetcode.com/problems/&quot;; [.D675]); [.B675])" office:value-type="string" office:string-value="" calcext:value-type="error">
            <text:p>#NAME?</text:p>
          </table:table-cell>
          <table:table-cell table:style-name="ce6" office:value-type="string" calcext:value-type="string">
            <text:p>can-make-arithmetic-progression-from-sequenc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Sort, 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ROUND( IFERROR((( [.G675]+ 1.9208) / ( [.G675] + [.H675]) - 1.96 * SQRT(([.G675] *  [.H675]) / ([.G675] +  [.H675]) + 0.9604) / ([.G675] +  [.H675])) / (1 + 3.8416 / ([.G675] +  [.H675]));0); 5) * 100" office:value-type="float" office:value="84.217" calcext:value-type="float">
            <text:p>84.2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505" calcext:value-type="float">
            <text:p>1505</text:p>
          </table:table-cell>
          <table:table-cell table:style-name="ce2" office:value-type="string" calcext:value-type="string">
            <text:p>Minimum Possible Integer After at Most K Adjacent Swaps On Digits</text:p>
          </table:table-cell>
          <table:table-cell table:style-name="ce4" table:formula="of:=HYPERLINK( concat(&quot;https://leetcode.com/problems/&quot;; [.D676]); [.B676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possible-integer-after-at-most-k-adjacent-swaps-on-digit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ROUND( IFERROR((( [.G676]+ 1.9208) / ( [.G676] + [.H676]) - 1.96 * SQRT(([.G676] *  [.H676]) / ([.G676] +  [.H676]) + 0.9604) / ([.G676] +  [.H676])) / (1 + 3.8416 / ([.G676] +  [.H676]));0); 5) * 100" office:value-type="float" office:value="84.203" calcext:value-type="float">
            <text:p>84.2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table:style-name="ce2" office:value-type="string" calcext:value-type="string">
            <text:p>Unique Substrings in Wraparound String</text:p>
          </table:table-cell>
          <table:table-cell table:style-name="ce4" table:formula="of:=HYPERLINK( concat(&quot;https://leetcode.com/problems/&quot;; [.D677]); [.B677])" office:value-type="string" office:string-value="" calcext:value-type="error">
            <text:p>#NAME?</text:p>
          </table:table-cell>
          <table:table-cell table:style-name="ce6" office:value-type="string" calcext:value-type="string">
            <text:p>unique-substrings-in-wraparound-str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568" calcext:value-type="float">
            <text:p>568</text:p>
          </table:table-cell>
          <table:table-cell table:style-name="ce6" office:value-type="float" office:value="85" calcext:value-type="float">
            <text:p>85</text:p>
          </table:table-cell>
          <table:table-cell table:style-name="ce6" table:formula="of:=ROUND( IFERROR((( [.G677]+ 1.9208) / ( [.G677] + [.H677]) - 1.96 * SQRT(([.G677] *  [.H677]) / ([.G677] +  [.H677]) + 0.9604) / ([.G677] +  [.H677])) / (1 + 3.8416 / ([.G677] +  [.H677]));0); 5) * 100" office:value-type="float" office:value="84.184" calcext:value-type="float">
            <text:p>84.18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57" calcext:value-type="float">
            <text:p>1157</text:p>
          </table:table-cell>
          <table:table-cell table:style-name="ce2" office:value-type="string" calcext:value-type="string">
            <text:p>Online Majority Element In Subarray</text:p>
          </table:table-cell>
          <table:table-cell table:style-name="ce4" table:formula="of:=HYPERLINK( concat(&quot;https://leetcode.com/problems/&quot;; [.D678]); [.B678])" office:value-type="string" office:string-value="" calcext:value-type="error">
            <text:p>#NAME?</text:p>
          </table:table-cell>
          <table:table-cell table:style-name="ce6" office:value-type="string" calcext:value-type="string">
            <text:p>online-majority-element-in-subarray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Array, Binary Search, Segment Tree, 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ROUND( IFERROR((( [.G678]+ 1.9208) / ( [.G678] + [.H678]) - 1.96 * SQRT(([.G678] *  [.H678]) / ([.G678] +  [.H678]) + 0.9604) / ([.G678] +  [.H678])) / (1 + 3.8416 / ([.G678] +  [.H678]));0); 5) * 100" office:value-type="float" office:value="84.18" calcext:value-type="float">
            <text:p>84.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Online Stock Span</text:p>
          </table:table-cell>
          <table:table-cell table:style-name="ce4" table:formula="of:=HYPERLINK( concat(&quot;https://leetcode.com/problems/&quot;; [.D679]); [.B679])" office:value-type="string" office:string-value="" calcext:value-type="error">
            <text:p>#NAME?</text:p>
          </table:table-cell>
          <table:table-cell table:style-name="ce6" office:value-type="string" calcext:value-type="string">
            <text:p>online-stock-spa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ack, </text:p>
          </table:table-cell>
          <table:table-cell table:style-name="ce6" office:value-type="float" office:value="819" calcext:value-type="float">
            <text:p>819</text:p>
          </table:table-cell>
          <table:table-cell table:style-name="ce6" office:value-type="float" office:value="128" calcext:value-type="float">
            <text:p>128</text:p>
          </table:table-cell>
          <table:table-cell table:style-name="ce6" table:formula="of:=ROUND( IFERROR((( [.G679]+ 1.9208) / ( [.G679] + [.H679]) - 1.96 * SQRT(([.G679] *  [.H679]) / ([.G679] +  [.H679]) + 0.9604) / ([.G679] +  [.H679])) / (1 + 3.8416 / ([.G679] +  [.H679]));0); 5) * 100" office:value-type="float" office:value="84.158" calcext:value-type="float">
            <text:p>84.15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25" calcext:value-type="float">
            <text:p>925</text:p>
          </table:table-cell>
          <table:table-cell table:style-name="ce2" office:value-type="string" calcext:value-type="string">
            <text:p>Long Pressed Name</text:p>
          </table:table-cell>
          <table:table-cell table:style-name="ce4" table:formula="of:=HYPERLINK( concat(&quot;https://leetcode.com/problems/&quot;; [.D680]); [.B680])" office:value-type="string" office:string-value="" calcext:value-type="error">
            <text:p>#NAME?</text:p>
          </table:table-cell>
          <table:table-cell table:style-name="ce6" office:value-type="string" calcext:value-type="string">
            <text:p>long-pressed-nam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wo Pointers, String, 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94" calcext:value-type="float">
            <text:p>94</text:p>
          </table:table-cell>
          <table:table-cell table:style-name="ce6" table:formula="of:=ROUND( IFERROR((( [.G680]+ 1.9208) / ( [.G680] + [.H680]) - 1.96 * SQRT(([.G680] *  [.H680]) / ([.G680] +  [.H680]) + 0.9604) / ([.G680] +  [.H680])) / (1 + 3.8416 / ([.G680] +  [.H680]));0); 5) * 100" office:value-type="float" office:value="84.156" calcext:value-type="float">
            <text:p>84.15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Maximum Score Words Formed by Letters</text:p>
          </table:table-cell>
          <table:table-cell table:style-name="ce4" table:formula="of:=HYPERLINK( concat(&quot;https://leetcode.com/problems/&quot;; [.D681]); [.B681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score-words-formed-by-letter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it Manipulation, 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formula="of:=ROUND( IFERROR((( [.G681]+ 1.9208) / ( [.G681] + [.H681]) - 1.96 * SQRT(([.G681] *  [.H681]) / ([.G681] +  [.H681]) + 0.9604) / ([.G681] +  [.H681])) / (1 + 3.8416 / ([.G681] +  [.H681]));0); 5) * 100" office:value-type="float" office:value="84.12" calcext:value-type="float">
            <text:p>84.1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4Sum</text:p>
          </table:table-cell>
          <table:table-cell table:style-name="ce4" table:formula="of:=HYPERLINK( concat(&quot;https://leetcode.com/problems/&quot;; [.D682]); [.B682])" office:value-type="string" office:string-value="" calcext:value-type="error">
            <text:p>#NAME?</text:p>
          </table:table-cell>
          <table:table-cell table:style-name="ce6" office:value-type="string" calcext:value-type="string">
            <text:p>4su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Hash Table, Two Pointers, </text:p>
          </table:table-cell>
          <table:table-cell table:style-name="ce6" office:value-type="float" office:value="1935" calcext:value-type="float">
            <text:p>1935</text:p>
          </table:table-cell>
          <table:table-cell table:style-name="ce6" office:value-type="float" office:value="326" calcext:value-type="float">
            <text:p>326</text:p>
          </table:table-cell>
          <table:table-cell table:style-name="ce6" table:formula="of:=ROUND( IFERROR((( [.G682]+ 1.9208) / ( [.G682] + [.H682]) - 1.96 * SQRT(([.G682] *  [.H682]) / ([.G682] +  [.H682]) + 0.9604) / ([.G682] +  [.H682])) / (1 + 3.8416 / ([.G682] +  [.H682]));0); 5) * 100" office:value-type="float" office:value="84.073" calcext:value-type="float">
            <text:p>84.07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04" calcext:value-type="float">
            <text:p>1204</text:p>
          </table:table-cell>
          <table:table-cell table:style-name="ce2" office:value-type="string" calcext:value-type="string">
            <text:p>Last Person to Fit in the Elevator</text:p>
          </table:table-cell>
          <table:table-cell table:style-name="ce4" table:formula="of:=HYPERLINK( concat(&quot;https://leetcode.com/problems/&quot;; [.D683]); [.B683])" office:value-type="string" office:string-value="" calcext:value-type="error">
            <text:p>#NAME?</text:p>
          </table:table-cell>
          <table:table-cell table:style-name="ce6" office:value-type="string" calcext:value-type="string">
            <text:p>last-person-to-fit-in-the-elevator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71" calcext:value-type="float">
            <text:p>7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ROUND( IFERROR((( [.G683]+ 1.9208) / ( [.G683] + [.H683]) - 1.96 * SQRT(([.G683] *  [.H683]) / ([.G683] +  [.H683]) + 0.9604) / ([.G683] +  [.H683])) / (1 + 3.8416 / ([.G683] +  [.H683]));0); 5) * 100" office:value-type="float" office:value="84.024" calcext:value-type="float">
            <text:p>84.0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39" calcext:value-type="float">
            <text:p>1239</text:p>
          </table:table-cell>
          <table:table-cell table:style-name="ce2" office:value-type="string" calcext:value-type="string">
            <text:p>Maximum Length of a Concatenated String with Unique Characters</text:p>
          </table:table-cell>
          <table:table-cell table:style-name="ce4" table:formula="of:=HYPERLINK( concat(&quot;https://leetcode.com/problems/&quot;; [.D684]); [.B684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length-of-a-concatenated-string-with-unique-characte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acktracking, Bit Manipulation, 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float" office:value="54" calcext:value-type="float">
            <text:p>54</text:p>
          </table:table-cell>
          <table:table-cell table:style-name="ce6" table:formula="of:=ROUND( IFERROR((( [.G684]+ 1.9208) / ( [.G684] + [.H684]) - 1.96 * SQRT(([.G684] *  [.H684]) / ([.G684] +  [.H684]) + 0.9604) / ([.G684] +  [.H684])) / (1 + 3.8416 / ([.G684] +  [.H684]));0); 5) * 100" office:value-type="float" office:value="84.011" calcext:value-type="float">
            <text:p>84.01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Patching Array</text:p>
          </table:table-cell>
          <table:table-cell table:style-name="ce4" table:formula="of:=HYPERLINK( concat(&quot;https://leetcode.com/problems/&quot;; [.D685]); [.B685])" office:value-type="string" office:string-value="" calcext:value-type="error">
            <text:p>#NAME?</text:p>
          </table:table-cell>
          <table:table-cell table:style-name="ce6" office:value-type="string" calcext:value-type="string">
            <text:p>patching-array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482" calcext:value-type="float">
            <text:p>482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ROUND( IFERROR((( [.G685]+ 1.9208) / ( [.G685] + [.H685]) - 1.96 * SQRT(([.G685] *  [.H685]) / ([.G685] +  [.H685]) + 0.9604) / ([.G685] +  [.H685])) / (1 + 3.8416 / ([.G685] +  [.H685]));0); 5) * 100" office:value-type="float" office:value="83.947" calcext:value-type="float">
            <text:p>83.94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table:style-name="ce2" office:value-type="string" calcext:value-type="string">
            <text:p>Managers with at Least 5 Direct Reports</text:p>
          </table:table-cell>
          <table:table-cell table:style-name="ce4" table:formula="of:=HYPERLINK( concat(&quot;https://leetcode.com/problems/&quot;; [.D686]); [.B686])" office:value-type="string" office:string-value="" calcext:value-type="error">
            <text:p>#NAME?</text:p>
          </table:table-cell>
          <table:table-cell table:style-name="ce6" office:value-type="string" calcext:value-type="string">
            <text:p>managers-with-at-least-5-direct-reports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ROUND( IFERROR((( [.G686]+ 1.9208) / ( [.G686] + [.H686]) - 1.96 * SQRT(([.G686] *  [.H686]) / ([.G686] +  [.H686]) + 0.9604) / ([.G686] +  [.H686])) / (1 + 3.8416 / ([.G686] +  [.H686]));0); 5) * 100" office:value-type="float" office:value="83.946" calcext:value-type="float">
            <text:p>83.94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63" calcext:value-type="float">
            <text:p>1063</text:p>
          </table:table-cell>
          <table:table-cell table:style-name="ce2" office:value-type="string" calcext:value-type="string">
            <text:p>Number of Valid Subarrays</text:p>
          </table:table-cell>
          <table:table-cell table:style-name="ce4" table:formula="of:=HYPERLINK( concat(&quot;https://leetcode.com/problems/&quot;; [.D687]); [.B687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valid-subarray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ack, 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ROUND( IFERROR((( [.G687]+ 1.9208) / ( [.G687] + [.H687]) - 1.96 * SQRT(([.G687] *  [.H687]) / ([.G687] +  [.H687]) + 0.9604) / ([.G687] +  [.H687])) / (1 + 3.8416 / ([.G687] +  [.H687]));0); 5) * 100" office:value-type="float" office:value="83.935" calcext:value-type="float">
            <text:p>83.9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03" calcext:value-type="float">
            <text:p>1303</text:p>
          </table:table-cell>
          <table:table-cell table:style-name="ce2" office:value-type="string" calcext:value-type="string">
            <text:p>Find the Team Size</text:p>
          </table:table-cell>
          <table:table-cell table:style-name="ce4" table:formula="of:=HYPERLINK( concat(&quot;https://leetcode.com/problems/&quot;; [.D688]); [.B688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the-team-size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63" calcext:value-type="float">
            <text:p>63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ROUND( IFERROR((( [.G688]+ 1.9208) / ( [.G688] + [.H688]) - 1.96 * SQRT(([.G688] *  [.H688]) / ([.G688] +  [.H688]) + 0.9604) / ([.G688] +  [.H688])) / (1 + 3.8416 / ([.G688] +  [.H688]));0); 5) * 100" office:value-type="float" office:value="83.915" calcext:value-type="float">
            <text:p>83.91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91" calcext:value-type="float">
            <text:p>1291</text:p>
          </table:table-cell>
          <table:table-cell table:style-name="ce2" office:value-type="string" calcext:value-type="string">
            <text:p>Sequential Digits</text:p>
          </table:table-cell>
          <table:table-cell table:style-name="ce4" table:formula="of:=HYPERLINK( concat(&quot;https://leetcode.com/problems/&quot;; [.D689]); [.B689])" office:value-type="string" office:string-value="" calcext:value-type="error">
            <text:p>#NAME?</text:p>
          </table:table-cell>
          <table:table-cell table:style-name="ce6" office:value-type="string" calcext:value-type="string">
            <text:p>sequential-digit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acktracking, 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ROUND( IFERROR((( [.G689]+ 1.9208) / ( [.G689] + [.H689]) - 1.96 * SQRT(([.G689] *  [.H689]) / ([.G689] +  [.H689]) + 0.9604) / ([.G689] +  [.H689])) / (1 + 3.8416 / ([.G689] +  [.H689]));0); 5) * 100" office:value-type="float" office:value="83.858" calcext:value-type="float">
            <text:p>83.85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Binary Tree Vertical Order Traversal</text:p>
          </table:table-cell>
          <table:table-cell table:style-name="ce4" table:formula="of:=HYPERLINK( concat(&quot;https://leetcode.com/problems/&quot;; [.D690]); [.B690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tree-vertical-order-traversal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Breadth-first Search, </text:p>
          </table:table-cell>
          <table:table-cell table:style-name="ce6" office:value-type="float" office:value="1025" calcext:value-type="float">
            <text:p>1025</text:p>
          </table:table-cell>
          <table:table-cell table:style-name="ce6" office:value-type="float" office:value="168" calcext:value-type="float">
            <text:p>168</text:p>
          </table:table-cell>
          <table:table-cell table:style-name="ce6" table:formula="of:=ROUND( IFERROR((( [.G690]+ 1.9208) / ( [.G690] + [.H690]) - 1.96 * SQRT(([.G690] *  [.H690]) / ([.G690] +  [.H690]) + 0.9604) / ([.G690] +  [.H690])) / (1 + 3.8416 / ([.G690] +  [.H690]));0); 5) * 100" office:value-type="float" office:value="83.829" calcext:value-type="float">
            <text:p>83.8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Palindrome Permutation</text:p>
          </table:table-cell>
          <table:table-cell table:style-name="ce4" table:formula="of:=HYPERLINK( concat(&quot;https://leetcode.com/problems/&quot;; [.D691]); [.B691])" office:value-type="string" office:string-value="" calcext:value-type="error">
            <text:p>#NAME?</text:p>
          </table:table-cell>
          <table:table-cell table:style-name="ce6" office:value-type="string" calcext:value-type="string">
            <text:p>palindrome-permutation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360" calcext:value-type="float">
            <text:p>360</text:p>
          </table:table-cell>
          <table:table-cell table:style-name="ce6" office:value-type="float" office:value="52" calcext:value-type="float">
            <text:p>52</text:p>
          </table:table-cell>
          <table:table-cell table:style-name="ce6" table:formula="of:=ROUND( IFERROR((( [.G691]+ 1.9208) / ( [.G691] + [.H691]) - 1.96 * SQRT(([.G691] *  [.H691]) / ([.G691] +  [.H691]) + 0.9604) / ([.G691] +  [.H691])) / (1 + 3.8416 / ([.G691] +  [.H691]));0); 5) * 100" office:value-type="float" office:value="83.823" calcext:value-type="float">
            <text:p>83.82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style-name="ce2" office:value-type="string" calcext:value-type="string">
            <text:p>Arithmetic Slices</text:p>
          </table:table-cell>
          <table:table-cell table:style-name="ce4" table:formula="of:=HYPERLINK( concat(&quot;https://leetcode.com/problems/&quot;; [.D692]); [.B692])" office:value-type="string" office:string-value="" calcext:value-type="error">
            <text:p>#NAME?</text:p>
          </table:table-cell>
          <table:table-cell table:style-name="ce6" office:value-type="string" calcext:value-type="string">
            <text:p>arithmetic-slic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Dynamic Programming, </text:p>
          </table:table-cell>
          <table:table-cell table:style-name="ce6" office:value-type="float" office:value="1002" calcext:value-type="float">
            <text:p>1002</text:p>
          </table:table-cell>
          <table:table-cell table:style-name="ce6" office:value-type="float" office:value="164" calcext:value-type="float">
            <text:p>164</text:p>
          </table:table-cell>
          <table:table-cell table:style-name="ce6" table:formula="of:=ROUND( IFERROR((( [.G692]+ 1.9208) / ( [.G692] + [.H692]) - 1.96 * SQRT(([.G692] *  [.H692]) / ([.G692] +  [.H692]) + 0.9604) / ([.G692] +  [.H692])) / (1 + 3.8416 / ([.G692] +  [.H692]));0); 5) * 100" office:value-type="float" office:value="83.821" calcext:value-type="float">
            <text:p>83.82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style-name="ce2" office:value-type="string" calcext:value-type="string">
            <text:p>Increasing Subsequences</text:p>
          </table:table-cell>
          <table:table-cell table:style-name="ce4" table:formula="of:=HYPERLINK( concat(&quot;https://leetcode.com/problems/&quot;; [.D693]); [.B693])" office:value-type="string" office:string-value="" calcext:value-type="error">
            <text:p>#NAME?</text:p>
          </table:table-cell>
          <table:table-cell table:style-name="ce6" office:value-type="string" calcext:value-type="string">
            <text:p>increasing-subsequenc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</text:p>
          </table:table-cell>
          <table:table-cell table:style-name="ce6" office:value-type="float" office:value="695" calcext:value-type="float">
            <text:p>695</text:p>
          </table:table-cell>
          <table:table-cell table:style-name="ce6" office:value-type="float" office:value="110" calcext:value-type="float">
            <text:p>110</text:p>
          </table:table-cell>
          <table:table-cell table:style-name="ce6" table:formula="of:=ROUND( IFERROR((( [.G693]+ 1.9208) / ( [.G693] + [.H693]) - 1.96 * SQRT(([.G693] *  [.H693]) / ([.G693] +  [.H693]) + 0.9604) / ([.G693] +  [.H693])) / (1 + 3.8416 / ([.G693] +  [.H693]));0); 5) * 100" office:value-type="float" office:value="83.789" calcext:value-type="float">
            <text:p>83.78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2" office:value-type="string" calcext:value-type="string">
            <text:p>Assign Cookies</text:p>
          </table:table-cell>
          <table:table-cell table:style-name="ce4" table:formula="of:=HYPERLINK( concat(&quot;https://leetcode.com/problems/&quot;; [.D694]); [.B694])" office:value-type="string" office:string-value="" calcext:value-type="error">
            <text:p>#NAME?</text:p>
          </table:table-cell>
          <table:table-cell table:style-name="ce6" office:value-type="string" calcext:value-type="string">
            <text:p>assign-cookie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596" calcext:value-type="float">
            <text:p>596</text:p>
          </table:table-cell>
          <table:table-cell table:style-name="ce6" office:value-type="float" office:value="93" calcext:value-type="float">
            <text:p>93</text:p>
          </table:table-cell>
          <table:table-cell table:style-name="ce6" table:formula="of:=ROUND( IFERROR((( [.G694]+ 1.9208) / ( [.G694] + [.H694]) - 1.96 * SQRT(([.G694] *  [.H694]) / ([.G694] +  [.H694]) + 0.9604) / ([.G694] +  [.H694])) / (1 + 3.8416 / ([.G694] +  [.H694]));0); 5) * 100" office:value-type="float" office:value="83.747" calcext:value-type="float">
            <text:p>83.74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Jewels and Stones</text:p>
          </table:table-cell>
          <table:table-cell table:style-name="ce4" table:formula="of:=HYPERLINK( concat(&quot;https://leetcode.com/problems/&quot;; [.D695]); [.B695])" office:value-type="string" office:string-value="" calcext:value-type="error">
            <text:p>#NAME?</text:p>
          </table:table-cell>
          <table:table-cell table:style-name="ce6" office:value-type="string" calcext:value-type="string">
            <text:p>jewels-and-stone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2105" calcext:value-type="float">
            <text:p>2105</text:p>
          </table:table-cell>
          <table:table-cell table:style-name="ce6" office:value-type="float" office:value="366" calcext:value-type="float">
            <text:p>366</text:p>
          </table:table-cell>
          <table:table-cell table:style-name="ce6" table:formula="of:=ROUND( IFERROR((( [.G695]+ 1.9208) / ( [.G695] + [.H695]) - 1.96 * SQRT(([.G695] *  [.H695]) / ([.G695] +  [.H695]) + 0.9604) / ([.G695] +  [.H695])) / (1 + 3.8416 / ([.G695] +  [.H695]));0); 5) * 100" office:value-type="float" office:value="83.733" calcext:value-type="float">
            <text:p>83.73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37" calcext:value-type="float">
            <text:p>1137</text:p>
          </table:table-cell>
          <table:table-cell table:style-name="ce2" office:value-type="string" calcext:value-type="string">
            <text:p>N-th Tribonacci Number</text:p>
          </table:table-cell>
          <table:table-cell table:style-name="ce4" table:formula="of:=HYPERLINK( concat(&quot;https://leetcode.com/problems/&quot;; [.D696]); [.B696])" office:value-type="string" office:string-value="" calcext:value-type="error">
            <text:p>#NAME?</text:p>
          </table:table-cell>
          <table:table-cell table:style-name="ce6" office:value-type="string" calcext:value-type="string">
            <text:p>n-th-tribonacci-numb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Recursion, 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formula="of:=ROUND( IFERROR((( [.G696]+ 1.9208) / ( [.G696] + [.H696]) - 1.96 * SQRT(([.G696] *  [.H696]) / ([.G696] +  [.H696]) + 0.9604) / ([.G696] +  [.H696])) / (1 + 3.8416 / ([.G696] +  [.H696]));0); 5) * 100" office:value-type="float" office:value="83.723" calcext:value-type="float">
            <text:p>83.72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88" calcext:value-type="float">
            <text:p>588</text:p>
          </table:table-cell>
          <table:table-cell table:style-name="ce2" office:value-type="string" calcext:value-type="string">
            <text:p>Design In-Memory File System</text:p>
          </table:table-cell>
          <table:table-cell table:style-name="ce4" table:formula="of:=HYPERLINK( concat(&quot;https://leetcode.com/problems/&quot;; [.D697]); [.B697])" office:value-type="string" office:string-value="" calcext:value-type="error">
            <text:p>#NAME?</text:p>
          </table:table-cell>
          <table:table-cell table:style-name="ce6" office:value-type="string" calcext:value-type="string">
            <text:p>design-in-memory-file-system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esign, 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formula="of:=ROUND( IFERROR((( [.G697]+ 1.9208) / ( [.G697] + [.H697]) - 1.96 * SQRT(([.G697] *  [.H697]) / ([.G697] +  [.H697]) + 0.9604) / ([.G697] +  [.H697])) / (1 + 3.8416 / ([.G697] +  [.H697]));0); 5) * 100" office:value-type="float" office:value="83.635" calcext:value-type="float">
            <text:p>83.6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Count Binary Substrings</text:p>
          </table:table-cell>
          <table:table-cell table:style-name="ce4" table:formula="of:=HYPERLINK( concat(&quot;https://leetcode.com/problems/&quot;; [.D698]); [.B698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-binary-substring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958" calcext:value-type="float">
            <text:p>958</text:p>
          </table:table-cell>
          <table:table-cell table:style-name="ce6" office:value-type="float" office:value="159" calcext:value-type="float">
            <text:p>159</text:p>
          </table:table-cell>
          <table:table-cell table:style-name="ce6" table:formula="of:=ROUND( IFERROR((( [.G698]+ 1.9208) / ( [.G698] + [.H698]) - 1.96 * SQRT(([.G698] *  [.H698]) / ([.G698] +  [.H698]) + 0.9604) / ([.G698] +  [.H698])) / (1 + 3.8416 / ([.G698] +  [.H698]));0); 5) * 100" office:value-type="float" office:value="83.594" calcext:value-type="float">
            <text:p>83.59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2" office:value-type="string" calcext:value-type="string">
            <text:p>Sum of Mutated Array Closest to Target</text:p>
          </table:table-cell>
          <table:table-cell table:style-name="ce4" table:formula="of:=HYPERLINK( concat(&quot;https://leetcode.com/problems/&quot;; [.D699]); [.B699])" office:value-type="string" office:string-value="" calcext:value-type="error">
            <text:p>#NAME?</text:p>
          </table:table-cell>
          <table:table-cell table:style-name="ce6" office:value-type="string" calcext:value-type="string">
            <text:p>sum-of-mutated-array-closest-to-targe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Binary Search, 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ROUND( IFERROR((( [.G699]+ 1.9208) / ( [.G699] + [.H699]) - 1.96 * SQRT(([.G699] *  [.H699]) / ([.G699] +  [.H699]) + 0.9604) / ([.G699] +  [.H699])) / (1 + 3.8416 / ([.G699] +  [.H699]));0); 5) * 100" office:value-type="float" office:value="83.569" calcext:value-type="float">
            <text:p>83.56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24" calcext:value-type="float">
            <text:p>624</text:p>
          </table:table-cell>
          <table:table-cell table:style-name="ce2" office:value-type="string" calcext:value-type="string">
            <text:p>Maximum Distance in Arrays</text:p>
          </table:table-cell>
          <table:table-cell table:style-name="ce4" table:formula="of:=HYPERLINK( concat(&quot;https://leetcode.com/problems/&quot;; [.D700]); [.B700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distance-in-array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Hash Table, </text:p>
          </table:table-cell>
          <table:table-cell table:style-name="ce6" office:value-type="float" office:value="341" calcext:value-type="float">
            <text:p>341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ROUND( IFERROR((( [.G700]+ 1.9208) / ( [.G700] + [.H700]) - 1.96 * SQRT(([.G700] *  [.H700]) / ([.G700] +  [.H700]) + 0.9604) / ([.G700] +  [.H700])) / (1 + 3.8416 / ([.G700] +  [.H700]));0); 5) * 100" office:value-type="float" office:value="83.536" calcext:value-type="float">
            <text:p>83.53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94" calcext:value-type="float">
            <text:p>1494</text:p>
          </table:table-cell>
          <table:table-cell table:style-name="ce2" office:value-type="string" calcext:value-type="string">
            <text:p>Parallel Courses II</text:p>
          </table:table-cell>
          <table:table-cell table:style-name="ce4" table:formula="of:=HYPERLINK( concat(&quot;https://leetcode.com/problems/&quot;; [.D701]); [.B701])" office:value-type="string" office:string-value="" calcext:value-type="error">
            <text:p>#NAME?</text:p>
          </table:table-cell>
          <table:table-cell table:style-name="ce6" office:value-type="string" calcext:value-type="string">
            <text:p>parallel-courses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Graph, 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ROUND( IFERROR((( [.G701]+ 1.9208) / ( [.G701] + [.H701]) - 1.96 * SQRT(([.G701] *  [.H701]) / ([.G701] +  [.H701]) + 0.9604) / ([.G701] +  [.H701])) / (1 + 3.8416 / ([.G701] +  [.H701]));0); 5) * 100" office:value-type="float" office:value="83.527" calcext:value-type="float">
            <text:p>83.52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Basic Calculator II</text:p>
          </table:table-cell>
          <table:table-cell table:style-name="ce4" table:formula="of:=HYPERLINK( concat(&quot;https://leetcode.com/problems/&quot;; [.D702]); [.B702])" office:value-type="string" office:string-value="" calcext:value-type="error">
            <text:p>#NAME?</text:p>
          </table:table-cell>
          <table:table-cell table:style-name="ce6" office:value-type="string" calcext:value-type="string">
            <text:p>basic-calculator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1384" calcext:value-type="float">
            <text:p>1384</text:p>
          </table:table-cell>
          <table:table-cell table:style-name="ce6" office:value-type="float" office:value="238" calcext:value-type="float">
            <text:p>238</text:p>
          </table:table-cell>
          <table:table-cell table:style-name="ce6" table:formula="of:=ROUND( IFERROR((( [.G702]+ 1.9208) / ( [.G702] + [.H702]) - 1.96 * SQRT(([.G702] *  [.H702]) / ([.G702] +  [.H702]) + 0.9604) / ([.G702] +  [.H702])) / (1 + 3.8416 / ([.G702] +  [.H702]));0); 5) * 100" office:value-type="float" office:value="83.521" calcext:value-type="float">
            <text:p>83.52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50" calcext:value-type="float">
            <text:p>1350</text:p>
          </table:table-cell>
          <table:table-cell table:style-name="ce2" office:value-type="string" calcext:value-type="string">
            <text:p>Students With Invalid Departments</text:p>
          </table:table-cell>
          <table:table-cell table:style-name="ce4" table:formula="of:=HYPERLINK( concat(&quot;https://leetcode.com/problems/&quot;; [.D703]); [.B703])" office:value-type="string" office:string-value="" calcext:value-type="error">
            <text:p>#NAME?</text:p>
          </table:table-cell>
          <table:table-cell table:style-name="ce6" office:value-type="string" calcext:value-type="string">
            <text:p>students-with-invalid-departments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ROUND( IFERROR((( [.G703]+ 1.9208) / ( [.G703] + [.H703]) - 1.96 * SQRT(([.G703] *  [.H703]) / ([.G703] +  [.H703]) + 0.9604) / ([.G703] +  [.H703])) / (1 + 3.8416 / ([.G703] +  [.H703]));0); 5) * 100" office:value-type="float" office:value="83.496" calcext:value-type="float">
            <text:p>83.49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14" calcext:value-type="float">
            <text:p>1414</text:p>
          </table:table-cell>
          <table:table-cell table:style-name="ce2" office:value-type="string" calcext:value-type="string">
            <text:p>Find the Minimum Number of Fibonacci Numbers Whose Sum Is K</text:p>
          </table:table-cell>
          <table:table-cell table:style-name="ce4" table:formula="of:=HYPERLINK( concat(&quot;https://leetcode.com/problems/&quot;; [.D704]); [.B704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the-minimum-number-of-fibonacci-numbers-whose-sum-is-k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Greedy, 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ROUND( IFERROR((( [.G704]+ 1.9208) / ( [.G704] + [.H704]) - 1.96 * SQRT(([.G704] *  [.H704]) / ([.G704] +  [.H704]) + 0.9604) / ([.G704] +  [.H704])) / (1 + 3.8416 / ([.G704] +  [.H704]));0); 5) * 100" office:value-type="float" office:value="83.494" calcext:value-type="float">
            <text:p>83.49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57" calcext:value-type="float">
            <text:p>1257</text:p>
          </table:table-cell>
          <table:table-cell table:style-name="ce2" office:value-type="string" calcext:value-type="string">
            <text:p>Smallest Common Region</text:p>
          </table:table-cell>
          <table:table-cell table:style-name="ce4" table:formula="of:=HYPERLINK( concat(&quot;https://leetcode.com/problems/&quot;; [.D705]); [.B705])" office:value-type="string" office:string-value="" calcext:value-type="error">
            <text:p>#NAME?</text:p>
          </table:table-cell>
          <table:table-cell table:style-name="ce6" office:value-type="string" calcext:value-type="string">
            <text:p>smallest-common-reg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ROUND( IFERROR((( [.G705]+ 1.9208) / ( [.G705] + [.H705]) - 1.96 * SQRT(([.G705] *  [.H705]) / ([.G705] +  [.H705]) + 0.9604) / ([.G705] +  [.H705])) / (1 + 3.8416 / ([.G705] +  [.H705]));0); 5) * 100" office:value-type="float" office:value="83.414" calcext:value-type="float">
            <text:p>83.41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28" calcext:value-type="float">
            <text:p>1228</text:p>
          </table:table-cell>
          <table:table-cell table:style-name="ce2" office:value-type="string" calcext:value-type="string">
            <text:p>Missing Number In Arithmetic Progression</text:p>
          </table:table-cell>
          <table:table-cell table:style-name="ce4" table:formula="of:=HYPERLINK( concat(&quot;https://leetcode.com/problems/&quot;; [.D706]); [.B706])" office:value-type="string" office:string-value="" calcext:value-type="error">
            <text:p>#NAME?</text:p>
          </table:table-cell>
          <table:table-cell table:style-name="ce6" office:value-type="string" calcext:value-type="string">
            <text:p>missing-number-in-arithmetic-progression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ROUND( IFERROR((( [.G706]+ 1.9208) / ( [.G706] + [.H706]) - 1.96 * SQRT(([.G706] *  [.H706]) / ([.G706] +  [.H706]) + 0.9604) / ([.G706] +  [.H706])) / (1 + 3.8416 / ([.G706] +  [.H706]));0); 5) * 100" office:value-type="float" office:value="83.412" calcext:value-type="float">
            <text:p>83.41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43" calcext:value-type="float">
            <text:p>643</text:p>
          </table:table-cell>
          <table:table-cell table:style-name="ce2" office:value-type="string" calcext:value-type="string">
            <text:p>Maximum Average Subarray I</text:p>
          </table:table-cell>
          <table:table-cell table:style-name="ce4" table:formula="of:=HYPERLINK( concat(&quot;https://leetcode.com/problems/&quot;; [.D707]); [.B707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average-subarray-i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701" calcext:value-type="float">
            <text:p>701</text:p>
          </table:table-cell>
          <table:table-cell table:style-name="ce6" office:value-type="float" office:value="115" calcext:value-type="float">
            <text:p>115</text:p>
          </table:table-cell>
          <table:table-cell table:style-name="ce6" table:formula="of:=ROUND( IFERROR((( [.G707]+ 1.9208) / ( [.G707] + [.H707]) - 1.96 * SQRT(([.G707] *  [.H707]) / ([.G707] +  [.H707]) + 0.9604) / ([.G707] +  [.H707])) / (1 + 3.8416 / ([.G707] +  [.H707]));0); 5) * 100" office:value-type="float" office:value="83.351" calcext:value-type="float">
            <text:p>83.3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table:style-name="ce2" office:value-type="string" calcext:value-type="string">
            <text:p>Flipping an Image</text:p>
          </table:table-cell>
          <table:table-cell table:style-name="ce4" table:formula="of:=HYPERLINK( concat(&quot;https://leetcode.com/problems/&quot;; [.D708]); [.B708])" office:value-type="string" office:string-value="" calcext:value-type="error">
            <text:p>#NAME?</text:p>
          </table:table-cell>
          <table:table-cell table:style-name="ce6" office:value-type="string" calcext:value-type="string">
            <text:p>flipping-an-imag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875" calcext:value-type="float">
            <text:p>875</text:p>
          </table:table-cell>
          <table:table-cell table:style-name="ce6" office:value-type="float" office:value="147" calcext:value-type="float">
            <text:p>147</text:p>
          </table:table-cell>
          <table:table-cell table:style-name="ce6" table:formula="of:=ROUND( IFERROR((( [.G708]+ 1.9208) / ( [.G708] + [.H708]) - 1.96 * SQRT(([.G708] *  [.H708]) / ([.G708] +  [.H708]) + 0.9604) / ([.G708] +  [.H708])) / (1 + 3.8416 / ([.G708] +  [.H708]));0); 5) * 100" office:value-type="float" office:value="83.331" calcext:value-type="float">
            <text:p>83.33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84" calcext:value-type="float">
            <text:p>1484</text:p>
          </table:table-cell>
          <table:table-cell table:style-name="ce2" office:value-type="string" calcext:value-type="string">
            <text:p>Group Sold Products By The Date</text:p>
          </table:table-cell>
          <table:table-cell table:style-name="ce4" table:formula="of:=HYPERLINK( concat(&quot;https://leetcode.com/problems/&quot;; [.D709]); [.B709])" office:value-type="string" office:string-value="" calcext:value-type="error">
            <text:p>#NAME?</text:p>
          </table:table-cell>
          <table:table-cell table:style-name="ce6" office:value-type="string" calcext:value-type="string">
            <text:p>group-sold-products-by-the-date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29" calcext:value-type="float">
            <text:p>2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ROUND( IFERROR((( [.G709]+ 1.9208) / ( [.G709] + [.H709]) - 1.96 * SQRT(([.G709] *  [.H709]) / ([.G709] +  [.H709]) + 0.9604) / ([.G709] +  [.H709])) / (1 + 3.8416 / ([.G709] +  [.H709]));0); 5) * 100" office:value-type="float" office:value="83.329" calcext:value-type="float">
            <text:p>83.3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2" office:value-type="string" calcext:value-type="string">
            <text:p>Bomb Enemy</text:p>
          </table:table-cell>
          <table:table-cell table:style-name="ce4" table:formula="of:=HYPERLINK( concat(&quot;https://leetcode.com/problems/&quot;; [.D710]); [.B710])" office:value-type="string" office:string-value="" calcext:value-type="error">
            <text:p>#NAME?</text:p>
          </table:table-cell>
          <table:table-cell table:style-name="ce6" office:value-type="string" calcext:value-type="string">
            <text:p>bomb-enem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455" calcext:value-type="float">
            <text:p>455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ROUND( IFERROR((( [.G710]+ 1.9208) / ( [.G710] + [.H710]) - 1.96 * SQRT(([.G710] *  [.H710]) / ([.G710] +  [.H710]) + 0.9604) / ([.G710] +  [.H710])) / (1 + 3.8416 / ([.G710] +  [.H710]));0); 5) * 100" office:value-type="float" office:value="83.316" calcext:value-type="float">
            <text:p>83.3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Minimize Max Distance to Gas Station</text:p>
          </table:table-cell>
          <table:table-cell table:style-name="ce4" table:formula="of:=HYPERLINK( concat(&quot;https://leetcode.com/problems/&quot;; [.D711]); [.B711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ize-max-distance-to-gas-station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inary Search, </text:p>
          </table:table-cell>
          <table:table-cell table:style-name="ce6" office:value-type="float" office:value="341" calcext:value-type="float">
            <text:p>341</text:p>
          </table:table-cell>
          <table:table-cell table:style-name="ce6" office:value-type="float" office:value="51" calcext:value-type="float">
            <text:p>51</text:p>
          </table:table-cell>
          <table:table-cell table:style-name="ce6" table:formula="of:=ROUND( IFERROR((( [.G711]+ 1.9208) / ( [.G711] + [.H711]) - 1.96 * SQRT(([.G711] *  [.H711]) / ([.G711] +  [.H711]) + 0.9604) / ([.G711] +  [.H711])) / (1 + 3.8416 / ([.G711] +  [.H711]));0); 5) * 100" office:value-type="float" office:value="83.297" calcext:value-type="float">
            <text:p>83.29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53" calcext:value-type="float">
            <text:p>1353</text:p>
          </table:table-cell>
          <table:table-cell table:style-name="ce2" office:value-type="string" calcext:value-type="string">
            <text:p>Maximum Number of Events That Can Be Attended</text:p>
          </table:table-cell>
          <table:table-cell table:style-name="ce4" table:formula="of:=HYPERLINK( concat(&quot;https://leetcode.com/problems/&quot;; [.D712]); [.B712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number-of-events-that-can-be-attended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Greedy, Sort, Segment Tree, 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57" calcext:value-type="float">
            <text:p>57</text:p>
          </table:table-cell>
          <table:table-cell table:style-name="ce6" table:formula="of:=ROUND( IFERROR((( [.G712]+ 1.9208) / ( [.G712] + [.H712]) - 1.96 * SQRT(([.G712] *  [.H712]) / ([.G712] +  [.H712]) + 0.9604) / ([.G712] +  [.H712])) / (1 + 3.8416 / ([.G712] +  [.H712]));0); 5) * 100" office:value-type="float" office:value="83.287" calcext:value-type="float">
            <text:p>83.2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24" calcext:value-type="float">
            <text:p>1124</text:p>
          </table:table-cell>
          <table:table-cell table:style-name="ce2" office:value-type="string" calcext:value-type="string">
            <text:p>Longest Well-Performing Interval</text:p>
          </table:table-cell>
          <table:table-cell table:style-name="ce4" table:formula="of:=HYPERLINK( concat(&quot;https://leetcode.com/problems/&quot;; [.D713]); [.B713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well-performing-interval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ack, </text:p>
          </table:table-cell>
          <table:table-cell table:style-name="ce6" office:value-type="float" office:value="391" calcext:value-type="float">
            <text:p>391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formula="of:=ROUND( IFERROR((( [.G713]+ 1.9208) / ( [.G713] + [.H713]) - 1.96 * SQRT(([.G713] *  [.H713]) / ([.G713] +  [.H713]) + 0.9604) / ([.G713] +  [.H713])) / (1 + 3.8416 / ([.G713] +  [.H713]));0); 5) * 100" office:value-type="float" office:value="83.25" calcext:value-type="float">
            <text:p>83.2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86" calcext:value-type="float">
            <text:p>1286</text:p>
          </table:table-cell>
          <table:table-cell table:style-name="ce2" office:value-type="string" calcext:value-type="string">
            <text:p>Iterator for Combination</text:p>
          </table:table-cell>
          <table:table-cell table:style-name="ce4" table:formula="of:=HYPERLINK( concat(&quot;https://leetcode.com/problems/&quot;; [.D714]); [.B714])" office:value-type="string" office:string-value="" calcext:value-type="error">
            <text:p>#NAME?</text:p>
          </table:table-cell>
          <table:table-cell table:style-name="ce6" office:value-type="string" calcext:value-type="string">
            <text:p>iterator-for-combina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acktracking, Design, 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ROUND( IFERROR((( [.G714]+ 1.9208) / ( [.G714] + [.H714]) - 1.96 * SQRT(([.G714] *  [.H714]) / ([.G714] +  [.H714]) + 0.9604) / ([.G714] +  [.H714])) / (1 + 3.8416 / ([.G714] +  [.H714]));0); 5) * 100" office:value-type="float" office:value="83.248" calcext:value-type="float">
            <text:p>83.24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38" calcext:value-type="float">
            <text:p>938</text:p>
          </table:table-cell>
          <table:table-cell table:style-name="ce2" office:value-type="string" calcext:value-type="string">
            <text:p>Range Sum of BST</text:p>
          </table:table-cell>
          <table:table-cell table:style-name="ce4" table:formula="of:=HYPERLINK( concat(&quot;https://leetcode.com/problems/&quot;; [.D715]); [.B715])" office:value-type="string" office:string-value="" calcext:value-type="error">
            <text:p>#NAME?</text:p>
          </table:table-cell>
          <table:table-cell table:style-name="ce6" office:value-type="string" calcext:value-type="string">
            <text:p>range-sum-of-bst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Recursion, </text:p>
          </table:table-cell>
          <table:table-cell table:style-name="ce6" office:value-type="float" office:value="1210" calcext:value-type="float">
            <text:p>1210</text:p>
          </table:table-cell>
          <table:table-cell table:style-name="ce6" office:value-type="float" office:value="213" calcext:value-type="float">
            <text:p>213</text:p>
          </table:table-cell>
          <table:table-cell table:style-name="ce6" table:formula="of:=ROUND( IFERROR((( [.G715]+ 1.9208) / ( [.G715] + [.H715]) - 1.96 * SQRT(([.G715] *  [.H715]) / ([.G715] +  [.H715]) + 0.9604) / ([.G715] +  [.H715])) / (1 + 3.8416 / ([.G715] +  [.H715]));0); 5) * 100" office:value-type="float" office:value="83.084" calcext:value-type="float">
            <text:p>83.08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84" calcext:value-type="float">
            <text:p>684</text:p>
          </table:table-cell>
          <table:table-cell table:style-name="ce2" office:value-type="string" calcext:value-type="string">
            <text:p>Redundant Connection</text:p>
          </table:table-cell>
          <table:table-cell table:style-name="ce4" table:formula="of:=HYPERLINK( concat(&quot;https://leetcode.com/problems/&quot;; [.D716]); [.B716])" office:value-type="string" office:string-value="" calcext:value-type="error">
            <text:p>#NAME?</text:p>
          </table:table-cell>
          <table:table-cell table:style-name="ce6" office:value-type="string" calcext:value-type="string">
            <text:p>redundant-connec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Union Find, Graph, </text:p>
          </table:table-cell>
          <table:table-cell table:style-name="ce6" office:value-type="float" office:value="1294" calcext:value-type="float">
            <text:p>1294</text:p>
          </table:table-cell>
          <table:table-cell table:style-name="ce6" office:value-type="float" office:value="229" calcext:value-type="float">
            <text:p>229</text:p>
          </table:table-cell>
          <table:table-cell table:style-name="ce6" table:formula="of:=ROUND( IFERROR((( [.G716]+ 1.9208) / ( [.G716] + [.H716]) - 1.96 * SQRT(([.G716] *  [.H716]) / ([.G716] +  [.H716]) + 0.9604) / ([.G716] +  [.H716])) / (1 + 3.8416 / ([.G716] +  [.H716]));0); 5) * 100" office:value-type="float" office:value="83.081" calcext:value-type="float">
            <text:p>83.0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table:style-name="ce2" office:value-type="string" calcext:value-type="string">
            <text:p>Can I Win</text:p>
          </table:table-cell>
          <table:table-cell table:style-name="ce4" table:formula="of:=HYPERLINK( concat(&quot;https://leetcode.com/problems/&quot;; [.D717]); [.B717])" office:value-type="string" office:string-value="" calcext:value-type="error">
            <text:p>#NAME?</text:p>
          </table:table-cell>
          <table:table-cell table:style-name="ce6" office:value-type="string" calcext:value-type="string">
            <text:p>can-i-wi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Minimax, </text:p>
          </table:table-cell>
          <table:table-cell table:style-name="ce6" office:value-type="float" office:value="957" calcext:value-type="float">
            <text:p>957</text:p>
          </table:table-cell>
          <table:table-cell table:style-name="ce6" office:value-type="float" office:value="166" calcext:value-type="float">
            <text:p>166</text:p>
          </table:table-cell>
          <table:table-cell table:style-name="ce6" table:formula="of:=ROUND( IFERROR((( [.G717]+ 1.9208) / ( [.G717] + [.H717]) - 1.96 * SQRT(([.G717] *  [.H717]) / ([.G717] +  [.H717]) + 0.9604) / ([.G717] +  [.H717])) / (1 + 3.8416 / ([.G717] +  [.H717]));0); 5) * 100" office:value-type="float" office:value="83.022" calcext:value-type="float">
            <text:p>83.02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51" calcext:value-type="float">
            <text:p>651</text:p>
          </table:table-cell>
          <table:table-cell table:style-name="ce2" office:value-type="string" calcext:value-type="string">
            <text:p>4 Keys Keyboard</text:p>
          </table:table-cell>
          <table:table-cell table:style-name="ce4" table:formula="of:=HYPERLINK( concat(&quot;https://leetcode.com/problems/&quot;; [.D718]); [.B718])" office:value-type="string" office:string-value="" calcext:value-type="error">
            <text:p>#NAME?</text:p>
          </table:table-cell>
          <table:table-cell table:style-name="ce6" office:value-type="string" calcext:value-type="string">
            <text:p>4-keys-keyboard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Dynamic Programming, Greedy, </text:p>
          </table:table-cell>
          <table:table-cell table:style-name="ce6" office:value-type="float" office:value="368" calcext:value-type="float">
            <text:p>368</text:p>
          </table:table-cell>
          <table:table-cell table:style-name="ce6" office:value-type="float" office:value="57" calcext:value-type="float">
            <text:p>57</text:p>
          </table:table-cell>
          <table:table-cell table:style-name="ce6" table:formula="of:=ROUND( IFERROR((( [.G718]+ 1.9208) / ( [.G718] + [.H718]) - 1.96 * SQRT(([.G718] *  [.H718]) / ([.G718] +  [.H718]) + 0.9604) / ([.G718] +  [.H718])) / (1 + 3.8416 / ([.G718] +  [.H718]));0); 5) * 100" office:value-type="float" office:value="83.018" calcext:value-type="float">
            <text:p>83.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14" calcext:value-type="float">
            <text:p>1114</text:p>
          </table:table-cell>
          <table:table-cell table:style-name="ce2" office:value-type="string" calcext:value-type="string">
            <text:p>Print in Order</text:p>
          </table:table-cell>
          <table:table-cell table:style-name="ce4" table:formula="of:=HYPERLINK( concat(&quot;https://leetcode.com/problems/&quot;; [.D719]); [.B719])" office:value-type="string" office:string-value="" calcext:value-type="error">
            <text:p>#NAME?</text:p>
          </table:table-cell>
          <table:table-cell table:style-name="ce6" office:value-type="string" calcext:value-type="string">
            <text:p>print-in-order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493" calcext:value-type="float">
            <text:p>493</text:p>
          </table:table-cell>
          <table:table-cell table:style-name="ce6" office:value-type="float" office:value="80" calcext:value-type="float">
            <text:p>80</text:p>
          </table:table-cell>
          <table:table-cell table:style-name="ce6" table:formula="of:=ROUND( IFERROR((( [.G719]+ 1.9208) / ( [.G719] + [.H719]) - 1.96 * SQRT(([.G719] *  [.H719]) / ([.G719] +  [.H719]) + 0.9604) / ([.G719] +  [.H719])) / (1 + 3.8416 / ([.G719] +  [.H719]));0); 5) * 100" office:value-type="float" office:value="82.96" calcext:value-type="float">
            <text:p>82.9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75" calcext:value-type="float">
            <text:p>1375</text:p>
          </table:table-cell>
          <table:table-cell table:style-name="ce2" office:value-type="string" calcext:value-type="string">
            <text:p>Bulb Switcher III</text:p>
          </table:table-cell>
          <table:table-cell table:style-name="ce4" table:formula="of:=HYPERLINK( concat(&quot;https://leetcode.com/problems/&quot;; [.D720]); [.B720])" office:value-type="string" office:string-value="" calcext:value-type="error">
            <text:p>#NAME?</text:p>
          </table:table-cell>
          <table:table-cell table:style-name="ce6" office:value-type="string" calcext:value-type="string">
            <text:p>bulb-switcher-i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formula="of:=ROUND( IFERROR((( [.G720]+ 1.9208) / ( [.G720] + [.H720]) - 1.96 * SQRT(([.G720] *  [.H720]) / ([.G720] +  [.H720]) + 0.9604) / ([.G720] +  [.H720])) / (1 + 3.8416 / ([.G720] +  [.H720]));0); 5) * 100" office:value-type="float" office:value="82.87" calcext:value-type="float">
            <text:p>82.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2" office:value-type="string" calcext:value-type="string">
            <text:p>Check If a String Is a Valid Sequence from Root to Leaves Path in a Binary Tree</text:p>
          </table:table-cell>
          <table:table-cell table:style-name="ce4" table:formula="of:=HYPERLINK( concat(&quot;https://leetcode.com/problems/&quot;; [.D721]); [.B721])" office:value-type="string" office:string-value="" calcext:value-type="error">
            <text:p>#NAME?</text:p>
          </table:table-cell>
          <table:table-cell table:style-name="ce6" office:value-type="string" calcext:value-type="string">
            <text:p>check-if-a-string-is-a-valid-sequence-from-root-to-leaves-path-in-a-binary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ROUND( IFERROR((( [.G721]+ 1.9208) / ( [.G721] + [.H721]) - 1.96 * SQRT(([.G721] *  [.H721]) / ([.G721] +  [.H721]) + 0.9604) / ([.G721] +  [.H721])) / (1 + 3.8416 / ([.G721] +  [.H721]));0); 5) * 100" office:value-type="float" office:value="82.837" calcext:value-type="float">
            <text:p>82.83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andy</text:p>
          </table:table-cell>
          <table:table-cell table:style-name="ce4" table:formula="of:=HYPERLINK( concat(&quot;https://leetcode.com/problems/&quot;; [.D722]); [.B722])" office:value-type="string" office:string-value="" calcext:value-type="error">
            <text:p>#NAME?</text:p>
          </table:table-cell>
          <table:table-cell table:style-name="ce6" office:value-type="string" calcext:value-type="string">
            <text:p>candy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928" calcext:value-type="float">
            <text:p>928</text:p>
          </table:table-cell>
          <table:table-cell table:style-name="ce6" office:value-type="float" office:value="163" calcext:value-type="float">
            <text:p>163</text:p>
          </table:table-cell>
          <table:table-cell table:style-name="ce6" table:formula="of:=ROUND( IFERROR((( [.G722]+ 1.9208) / ( [.G722] + [.H722]) - 1.96 * SQRT(([.G722] *  [.H722]) / ([.G722] +  [.H722]) + 0.9604) / ([.G722] +  [.H722])) / (1 + 3.8416 / ([.G722] +  [.H722]));0); 5) * 100" office:value-type="float" office:value="82.821" calcext:value-type="float">
            <text:p>82.82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13" calcext:value-type="float">
            <text:p>1013</text:p>
          </table:table-cell>
          <table:table-cell table:style-name="ce2" office:value-type="string" calcext:value-type="string">
            <text:p>Partition Array Into Three Parts With Equal Sum</text:p>
          </table:table-cell>
          <table:table-cell table:style-name="ce4" table:formula="of:=HYPERLINK( concat(&quot;https://leetcode.com/problems/&quot;; [.D723]); [.B723])" office:value-type="string" office:string-value="" calcext:value-type="error">
            <text:p>#NAME?</text:p>
          </table:table-cell>
          <table:table-cell table:style-name="ce6" office:value-type="string" calcext:value-type="string">
            <text:p>partition-array-into-three-parts-with-equal-sum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62" calcext:value-type="float">
            <text:p>62</text:p>
          </table:table-cell>
          <table:table-cell table:style-name="ce6" table:formula="of:=ROUND( IFERROR((( [.G723]+ 1.9208) / ( [.G723] + [.H723]) - 1.96 * SQRT(([.G723] *  [.H723]) / ([.G723] +  [.H723]) + 0.9604) / ([.G723] +  [.H723])) / (1 + 3.8416 / ([.G723] +  [.H723]));0); 5) * 100" office:value-type="float" office:value="82.804" calcext:value-type="float">
            <text:p>82.8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Find K Closest Elements</text:p>
          </table:table-cell>
          <table:table-cell table:style-name="ce4" table:formula="of:=HYPERLINK( concat(&quot;https://leetcode.com/problems/&quot;; [.D724]); [.B724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k-closest-element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nary Search, </text:p>
          </table:table-cell>
          <table:table-cell table:style-name="ce6" office:value-type="float" office:value="1335" calcext:value-type="float">
            <text:p>1335</text:p>
          </table:table-cell>
          <table:table-cell table:style-name="ce6" office:value-type="float" office:value="242" calcext:value-type="float">
            <text:p>242</text:p>
          </table:table-cell>
          <table:table-cell table:style-name="ce6" table:formula="of:=ROUND( IFERROR((( [.G724]+ 1.9208) / ( [.G724] + [.H724]) - 1.96 * SQRT(([.G724] *  [.H724]) / ([.G724] +  [.H724]) + 0.9604) / ([.G724] +  [.H724])) / (1 + 3.8416 / ([.G724] +  [.H724]));0); 5) * 100" office:value-type="float" office:value="82.791" calcext:value-type="float">
            <text:p>82.79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Generalized Abbreviation</text:p>
          </table:table-cell>
          <table:table-cell table:style-name="ce4" table:formula="of:=HYPERLINK( concat(&quot;https://leetcode.com/problems/&quot;; [.D725]); [.B725])" office:value-type="string" office:string-value="" calcext:value-type="error">
            <text:p>#NAME?</text:p>
          </table:table-cell>
          <table:table-cell table:style-name="ce6" office:value-type="string" calcext:value-type="string">
            <text:p>generalized-abbrevia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acktracking, Bit Manipulation, </text:p>
          </table:table-cell>
          <table:table-cell table:style-name="ce6" office:value-type="float" office:value="405" calcext:value-type="float">
            <text:p>405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formula="of:=ROUND( IFERROR((( [.G725]+ 1.9208) / ( [.G725] + [.H725]) - 1.96 * SQRT(([.G725] *  [.H725]) / ([.G725] +  [.H725]) + 0.9604) / ([.G725] +  [.H725])) / (1 + 3.8416 / ([.G725] +  [.H725]));0); 5) * 100" office:value-type="float" office:value="82.755" calcext:value-type="float">
            <text:p>82.75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95" calcext:value-type="float">
            <text:p>1295</text:p>
          </table:table-cell>
          <table:table-cell table:style-name="ce2" office:value-type="string" calcext:value-type="string">
            <text:p>Find Numbers with Even Number of Digits</text:p>
          </table:table-cell>
          <table:table-cell table:style-name="ce4" table:formula="of:=HYPERLINK( concat(&quot;https://leetcode.com/problems/&quot;; [.D726]); [.B726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numbers-with-even-number-of-digit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339" calcext:value-type="float">
            <text:p>339</text:p>
          </table:table-cell>
          <table:table-cell table:style-name="ce6" office:value-type="float" office:value="53" calcext:value-type="float">
            <text:p>53</text:p>
          </table:table-cell>
          <table:table-cell table:style-name="ce6" table:formula="of:=ROUND( IFERROR((( [.G726]+ 1.9208) / ( [.G726] + [.H726]) - 1.96 * SQRT(([.G726] *  [.H726]) / ([.G726] +  [.H726]) + 0.9604) / ([.G726] +  [.H726])) / (1 + 3.8416 / ([.G726] +  [.H726]));0); 5) * 100" office:value-type="float" office:value="82.738" calcext:value-type="float">
            <text:p>82.73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09" calcext:value-type="float">
            <text:p>1009</text:p>
          </table:table-cell>
          <table:table-cell table:style-name="ce2" office:value-type="string" calcext:value-type="string">
            <text:p>Complement of Base 10 Integer</text:p>
          </table:table-cell>
          <table:table-cell table:style-name="ce4" table:formula="of:=HYPERLINK( concat(&quot;https://leetcode.com/problems/&quot;; [.D727]); [.B727])" office:value-type="string" office:string-value="" calcext:value-type="error">
            <text:p>#NAME?</text:p>
          </table:table-cell>
          <table:table-cell table:style-name="ce6" office:value-type="string" calcext:value-type="string">
            <text:p>complement-of-base-10-integ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formula="of:=ROUND( IFERROR((( [.G727]+ 1.9208) / ( [.G727] + [.H727]) - 1.96 * SQRT(([.G727] *  [.H727]) / ([.G727] +  [.H727]) + 0.9604) / ([.G727] +  [.H727])) / (1 + 3.8416 / ([.G727] +  [.H727]));0); 5) * 100" office:value-type="float" office:value="82.732" calcext:value-type="float">
            <text:p>82.73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97" calcext:value-type="float">
            <text:p>1497</text:p>
          </table:table-cell>
          <table:table-cell table:style-name="ce2" office:value-type="string" calcext:value-type="string">
            <text:p>Check If Array Pairs Are Divisible by k</text:p>
          </table:table-cell>
          <table:table-cell table:style-name="ce4" table:formula="of:=HYPERLINK( concat(&quot;https://leetcode.com/problems/&quot;; [.D728]); [.B728])" office:value-type="string" office:string-value="" calcext:value-type="error">
            <text:p>#NAME?</text:p>
          </table:table-cell>
          <table:table-cell table:style-name="ce6" office:value-type="string" calcext:value-type="string">
            <text:p>check-if-array-pairs-are-divisible-by-k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Math, Greedy, 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ROUND( IFERROR((( [.G728]+ 1.9208) / ( [.G728] + [.H728]) - 1.96 * SQRT(([.G728] *  [.H728]) / ([.G728] +  [.H728]) + 0.9604) / ([.G728] +  [.H728])) / (1 + 3.8416 / ([.G728] +  [.H728]));0); 5) * 100" office:value-type="float" office:value="82.651" calcext:value-type="float">
            <text:p>82.6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72" calcext:value-type="float">
            <text:p>1272</text:p>
          </table:table-cell>
          <table:table-cell table:style-name="ce2" office:value-type="string" calcext:value-type="string">
            <text:p>Remove Interval</text:p>
          </table:table-cell>
          <table:table-cell table:style-name="ce4" table:formula="of:=HYPERLINK( concat(&quot;https://leetcode.com/problems/&quot;; [.D729]); [.B729])" office:value-type="string" office:string-value="" calcext:value-type="error">
            <text:p>#NAME?</text:p>
          </table:table-cell>
          <table:table-cell table:style-name="ce6" office:value-type="string" calcext:value-type="string">
            <text:p>remove-interval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Line Sweep, 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ROUND( IFERROR((( [.G729]+ 1.9208) / ( [.G729] + [.H729]) - 1.96 * SQRT(([.G729] *  [.H729]) / ([.G729] +  [.H729]) + 0.9604) / ([.G729] +  [.H729])) / (1 + 3.8416 / ([.G729] +  [.H729]));0); 5) * 100" office:value-type="float" office:value="82.621" calcext:value-type="float">
            <text:p>82.62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Range Sum Query 2D - Immutable</text:p>
          </table:table-cell>
          <table:table-cell table:style-name="ce4" table:formula="of:=HYPERLINK( concat(&quot;https://leetcode.com/problems/&quot;; [.D730]); [.B730])" office:value-type="string" office:string-value="" calcext:value-type="error">
            <text:p>#NAME?</text:p>
          </table:table-cell>
          <table:table-cell table:style-name="ce6" office:value-type="string" calcext:value-type="string">
            <text:p>range-sum-query-2d-immutabl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981" calcext:value-type="float">
            <text:p>981</text:p>
          </table:table-cell>
          <table:table-cell table:style-name="ce6" office:value-type="float" office:value="177" calcext:value-type="float">
            <text:p>177</text:p>
          </table:table-cell>
          <table:table-cell table:style-name="ce6" table:formula="of:=ROUND( IFERROR((( [.G730]+ 1.9208) / ( [.G730] + [.H730]) - 1.96 * SQRT(([.G730] *  [.H730]) / ([.G730] +  [.H730]) + 0.9604) / ([.G730] +  [.H730])) / (1 + 3.8416 / ([.G730] +  [.H730]));0); 5) * 100" office:value-type="float" office:value="82.528" calcext:value-type="float">
            <text:p>82.52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96" calcext:value-type="float">
            <text:p>1396</text:p>
          </table:table-cell>
          <table:table-cell table:style-name="ce2" office:value-type="string" calcext:value-type="string">
            <text:p>Design Underground System</text:p>
          </table:table-cell>
          <table:table-cell table:style-name="ce4" table:formula="of:=HYPERLINK( concat(&quot;https://leetcode.com/problems/&quot;; [.D731]); [.B731])" office:value-type="string" office:string-value="" calcext:value-type="error">
            <text:p>#NAME?</text:p>
          </table:table-cell>
          <table:table-cell table:style-name="ce6" office:value-type="string" calcext:value-type="string">
            <text:p>design-underground-syste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sign, 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ROUND( IFERROR((( [.G731]+ 1.9208) / ( [.G731] + [.H731]) - 1.96 * SQRT(([.G731] *  [.H731]) / ([.G731] +  [.H731]) + 0.9604) / ([.G731] +  [.H731])) / (1 + 3.8416 / ([.G731] +  [.H731]));0); 5) * 100" office:value-type="float" office:value="82.428" calcext:value-type="float">
            <text:p>82.42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2" office:value-type="string" calcext:value-type="string">
            <text:p>Construct K Palindrome Strings</text:p>
          </table:table-cell>
          <table:table-cell table:style-name="ce4" table:formula="of:=HYPERLINK( concat(&quot;https://leetcode.com/problems/&quot;; [.D732]); [.B732])" office:value-type="string" office:string-value="" calcext:value-type="error">
            <text:p>#NAME?</text:p>
          </table:table-cell>
          <table:table-cell table:style-name="ce6" office:value-type="string" calcext:value-type="string">
            <text:p>construct-k-palindrome-string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ROUND( IFERROR((( [.G732]+ 1.9208) / ( [.G732] + [.H732]) - 1.96 * SQRT(([.G732] *  [.H732]) / ([.G732] +  [.H732]) + 0.9604) / ([.G732] +  [.H732])) / (1 + 3.8416 / ([.G732] +  [.H732]));0); 5) * 100" office:value-type="float" office:value="82.408" calcext:value-type="float">
            <text:p>82.4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77" calcext:value-type="float">
            <text:p>677</text:p>
          </table:table-cell>
          <table:table-cell table:style-name="ce2" office:value-type="string" calcext:value-type="string">
            <text:p>Map Sum Pairs</text:p>
          </table:table-cell>
          <table:table-cell table:style-name="ce4" table:formula="of:=HYPERLINK( concat(&quot;https://leetcode.com/problems/&quot;; [.D733]); [.B733])" office:value-type="string" office:string-value="" calcext:value-type="error">
            <text:p>#NAME?</text:p>
          </table:table-cell>
          <table:table-cell table:style-name="ce6" office:value-type="string" calcext:value-type="string">
            <text:p>map-sum-pai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ie, </text:p>
          </table:table-cell>
          <table:table-cell table:style-name="ce6" office:value-type="float" office:value="479" calcext:value-type="float">
            <text:p>479</text:p>
          </table:table-cell>
          <table:table-cell table:style-name="ce6" office:value-type="float" office:value="81" calcext:value-type="float">
            <text:p>81</text:p>
          </table:table-cell>
          <table:table-cell table:style-name="ce6" table:formula="of:=ROUND( IFERROR((( [.G733]+ 1.9208) / ( [.G733] + [.H733]) - 1.96 * SQRT(([.G733] *  [.H733]) / ([.G733] +  [.H733]) + 0.9604) / ([.G733] +  [.H733])) / (1 + 3.8416 / ([.G733] +  [.H733]));0); 5) * 100" office:value-type="float" office:value="82.38" calcext:value-type="float">
            <text:p>82.3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18" calcext:value-type="float">
            <text:p>1318</text:p>
          </table:table-cell>
          <table:table-cell table:style-name="ce2" office:value-type="string" calcext:value-type="string">
            <text:p>Minimum Flips to Make a OR b Equal to c</text:p>
          </table:table-cell>
          <table:table-cell table:style-name="ce4" table:formula="of:=HYPERLINK( concat(&quot;https://leetcode.com/problems/&quot;; [.D734]); [.B734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flips-to-make-a-or-b-equal-to-c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t Manipulation, 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formula="of:=ROUND( IFERROR((( [.G734]+ 1.9208) / ( [.G734] + [.H734]) - 1.96 * SQRT(([.G734] *  [.H734]) / ([.G734] +  [.H734]) + 0.9604) / ([.G734] +  [.H734])) / (1 + 3.8416 / ([.G734] +  [.H734]));0); 5) * 100" office:value-type="float" office:value="82.345" calcext:value-type="float">
            <text:p>82.34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2" office:value-type="string" calcext:value-type="string">
            <text:p>Students and Examinations</text:p>
          </table:table-cell>
          <table:table-cell table:style-name="ce4" table:formula="of:=HYPERLINK( concat(&quot;https://leetcode.com/problems/&quot;; [.D735]); [.B735])" office:value-type="string" office:string-value="" calcext:value-type="error">
            <text:p>#NAME?</text:p>
          </table:table-cell>
          <table:table-cell table:style-name="ce6" office:value-type="string" calcext:value-type="string">
            <text:p>students-and-examinations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76" calcext:value-type="float">
            <text:p>76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ROUND( IFERROR((( [.G735]+ 1.9208) / ( [.G735] + [.H735]) - 1.96 * SQRT(([.G735] *  [.H735]) / ([.G735] +  [.H735]) + 0.9604) / ([.G735] +  [.H735])) / (1 + 3.8416 / ([.G735] +  [.H735]));0); 5) * 100" office:value-type="float" office:value="82.317" calcext:value-type="float">
            <text:p>82.3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26" calcext:value-type="float">
            <text:p>1126</text:p>
          </table:table-cell>
          <table:table-cell table:style-name="ce2" office:value-type="string" calcext:value-type="string">
            <text:p>Active Businesses</text:p>
          </table:table-cell>
          <table:table-cell table:style-name="ce4" table:formula="of:=HYPERLINK( concat(&quot;https://leetcode.com/problems/&quot;; [.D736]); [.B736])" office:value-type="string" office:string-value="" calcext:value-type="error">
            <text:p>#NAME?</text:p>
          </table:table-cell>
          <table:table-cell table:style-name="ce6" office:value-type="string" calcext:value-type="string">
            <text:p>active-businesses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76" calcext:value-type="float">
            <text:p>76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ROUND( IFERROR((( [.G736]+ 1.9208) / ( [.G736] + [.H736]) - 1.96 * SQRT(([.G736] *  [.H736]) / ([.G736] +  [.H736]) + 0.9604) / ([.G736] +  [.H736])) / (1 + 3.8416 / ([.G736] +  [.H736]));0); 5) * 100" office:value-type="float" office:value="82.317" calcext:value-type="float">
            <text:p>82.3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80" calcext:value-type="float">
            <text:p>1480</text:p>
          </table:table-cell>
          <table:table-cell table:style-name="ce2" office:value-type="string" calcext:value-type="string">
            <text:p>Running Sum of 1d Array</text:p>
          </table:table-cell>
          <table:table-cell table:style-name="ce4" table:formula="of:=HYPERLINK( concat(&quot;https://leetcode.com/problems/&quot;; [.D737]); [.B737])" office:value-type="string" office:string-value="" calcext:value-type="error">
            <text:p>#NAME?</text:p>
          </table:table-cell>
          <table:table-cell table:style-name="ce6" office:value-type="string" calcext:value-type="string">
            <text:p>running-sum-of-1d-arra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formula="of:=ROUND( IFERROR((( [.G737]+ 1.9208) / ( [.G737] + [.H737]) - 1.96 * SQRT(([.G737] *  [.H737]) / ([.G737] +  [.H737]) + 0.9604) / ([.G737] +  [.H737])) / (1 + 3.8416 / ([.G737] +  [.H737]));0); 5) * 100" office:value-type="float" office:value="82.149" calcext:value-type="float">
            <text:p>82.14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32" calcext:value-type="float">
            <text:p>1232</text:p>
          </table:table-cell>
          <table:table-cell table:style-name="ce2" office:value-type="string" calcext:value-type="string">
            <text:p>Check If It Is a Straight Line</text:p>
          </table:table-cell>
          <table:table-cell table:style-name="ce4" table:formula="of:=HYPERLINK( concat(&quot;https://leetcode.com/problems/&quot;; [.D738]); [.B738])" office:value-type="string" office:string-value="" calcext:value-type="error">
            <text:p>#NAME?</text:p>
          </table:table-cell>
          <table:table-cell table:style-name="ce6" office:value-type="string" calcext:value-type="string">
            <text:p>check-if-it-is-a-straight-lin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Math, Geometry, 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ROUND( IFERROR((( [.G738]+ 1.9208) / ( [.G738] + [.H738]) - 1.96 * SQRT(([.G738] *  [.H738]) / ([.G738] +  [.H738]) + 0.9604) / ([.G738] +  [.H738])) / (1 + 3.8416 / ([.G738] +  [.H738]));0); 5) * 100" office:value-type="float" office:value="82.147" calcext:value-type="float">
            <text:p>82.14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23" calcext:value-type="float">
            <text:p>1323</text:p>
          </table:table-cell>
          <table:table-cell table:style-name="ce2" office:value-type="string" calcext:value-type="string">
            <text:p>Maximum 69 Number</text:p>
          </table:table-cell>
          <table:table-cell table:style-name="ce4" table:formula="of:=HYPERLINK( concat(&quot;https://leetcode.com/problems/&quot;; [.D739]); [.B739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69-numb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272" calcext:value-type="float">
            <text:p>272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ROUND( IFERROR((( [.G739]+ 1.9208) / ( [.G739] + [.H739]) - 1.96 * SQRT(([.G739] *  [.H739]) / ([.G739] +  [.H739]) + 0.9604) / ([.G739] +  [.H739])) / (1 + 3.8416 / ([.G739] +  [.H739]));0); 5) * 100" office:value-type="float" office:value="82.117" calcext:value-type="float">
            <text:p>82.1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Game Play Analysis II</text:p>
          </table:table-cell>
          <table:table-cell table:style-name="ce4" table:formula="of:=HYPERLINK( concat(&quot;https://leetcode.com/problems/&quot;; [.D740]); [.B740])" office:value-type="string" office:string-value="" calcext:value-type="error">
            <text:p>#NAME?</text:p>
          </table:table-cell>
          <table:table-cell table:style-name="ce6" office:value-type="string" calcext:value-type="string">
            <text:p>game-play-analysis-ii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62" calcext:value-type="float">
            <text:p>62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ROUND( IFERROR((( [.G740]+ 1.9208) / ( [.G740] + [.H740]) - 1.96 * SQRT(([.G740] *  [.H740]) / ([.G740] +  [.H740]) + 0.9604) / ([.G740] +  [.H740])) / (1 + 3.8416 / ([.G740] +  [.H740]));0); 5) * 100" office:value-type="float" office:value="82.056" calcext:value-type="float">
            <text:p>82.05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26" calcext:value-type="float">
            <text:p>826</text:p>
          </table:table-cell>
          <table:table-cell table:style-name="ce2" office:value-type="string" calcext:value-type="string">
            <text:p>Most Profit Assigning Work</text:p>
          </table:table-cell>
          <table:table-cell table:style-name="ce4" table:formula="of:=HYPERLINK( concat(&quot;https://leetcode.com/problems/&quot;; [.D741]); [.B741])" office:value-type="string" office:string-value="" calcext:value-type="error">
            <text:p>#NAME?</text:p>
          </table:table-cell>
          <table:table-cell table:style-name="ce6" office:value-type="string" calcext:value-type="string">
            <text:p>most-profit-assigning-work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wo Pointers, </text:p>
          </table:table-cell>
          <table:table-cell table:style-name="ce6" office:value-type="float" office:value="365" calcext:value-type="float">
            <text:p>365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ROUND( IFERROR((( [.G741]+ 1.9208) / ( [.G741] + [.H741]) - 1.96 * SQRT(([.G741] *  [.H741]) / ([.G741] +  [.H741]) + 0.9604) / ([.G741] +  [.H741])) / (1 + 3.8416 / ([.G741] +  [.H741]));0); 5) * 100" office:value-type="float" office:value="82.035" calcext:value-type="float">
            <text:p>82.0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68" calcext:value-type="float">
            <text:p>568</text:p>
          </table:table-cell>
          <table:table-cell table:style-name="ce2" office:value-type="string" calcext:value-type="string">
            <text:p>Maximum Vacation Days</text:p>
          </table:table-cell>
          <table:table-cell table:style-name="ce4" table:formula="of:=HYPERLINK( concat(&quot;https://leetcode.com/problems/&quot;; [.D742]); [.B742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vacation-day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float" office:value="51" calcext:value-type="float">
            <text:p>51</text:p>
          </table:table-cell>
          <table:table-cell table:style-name="ce6" table:formula="of:=ROUND( IFERROR((( [.G742]+ 1.9208) / ( [.G742] + [.H742]) - 1.96 * SQRT(([.G742] *  [.H742]) / ([.G742] +  [.H742]) + 0.9604) / ([.G742] +  [.H742])) / (1 + 3.8416 / ([.G742] +  [.H742]));0); 5) * 100" office:value-type="float" office:value="81.998" calcext:value-type="float">
            <text:p>81.99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Word Break II</text:p>
          </table:table-cell>
          <table:table-cell table:style-name="ce4" table:formula="of:=HYPERLINK( concat(&quot;https://leetcode.com/problems/&quot;; [.D743]); [.B743])" office:value-type="string" office:string-value="" calcext:value-type="error">
            <text:p>#NAME?</text:p>
          </table:table-cell>
          <table:table-cell table:style-name="ce6" office:value-type="string" calcext:value-type="string">
            <text:p>word-break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Backtracking, </text:p>
          </table:table-cell>
          <table:table-cell table:style-name="ce6" office:value-type="float" office:value="1930" calcext:value-type="float">
            <text:p>1930</text:p>
          </table:table-cell>
          <table:table-cell table:style-name="ce6" office:value-type="float" office:value="380" calcext:value-type="float">
            <text:p>380</text:p>
          </table:table-cell>
          <table:table-cell table:style-name="ce6" table:formula="of:=ROUND( IFERROR((( [.G743]+ 1.9208) / ( [.G743] + [.H743]) - 1.96 * SQRT(([.G743] *  [.H743]) / ([.G743] +  [.H743]) + 0.9604) / ([.G743] +  [.H743])) / (1 + 3.8416 / ([.G743] +  [.H743]));0); 5) * 100" office:value-type="float" office:value="81.982" calcext:value-type="float">
            <text:p>81.98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50" calcext:value-type="float">
            <text:p>950</text:p>
          </table:table-cell>
          <table:table-cell table:style-name="ce2" office:value-type="string" calcext:value-type="string">
            <text:p>Reveal Cards In Increasing Order</text:p>
          </table:table-cell>
          <table:table-cell table:style-name="ce4" table:formula="of:=HYPERLINK( concat(&quot;https://leetcode.com/problems/&quot;; [.D744]); [.B744])" office:value-type="string" office:string-value="" calcext:value-type="error">
            <text:p>#NAME?</text:p>
          </table:table-cell>
          <table:table-cell table:style-name="ce6" office:value-type="string" calcext:value-type="string">
            <text:p>reveal-cards-in-increasing-ord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822" calcext:value-type="float">
            <text:p>822</text:p>
          </table:table-cell>
          <table:table-cell table:style-name="ce6" office:value-type="float" office:value="152" calcext:value-type="float">
            <text:p>152</text:p>
          </table:table-cell>
          <table:table-cell table:style-name="ce6" table:formula="of:=ROUND( IFERROR((( [.G744]+ 1.9208) / ( [.G744] + [.H744]) - 1.96 * SQRT(([.G744] *  [.H744]) / ([.G744] +  [.H744]) + 0.9604) / ([.G744] +  [.H744])) / (1 + 3.8416 / ([.G744] +  [.H744]));0); 5) * 100" office:value-type="float" office:value="81.98" calcext:value-type="float">
            <text:p>81.9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Single Number II</text:p>
          </table:table-cell>
          <table:table-cell table:style-name="ce4" table:formula="of:=HYPERLINK( concat(&quot;https://leetcode.com/problems/&quot;; [.D745]); [.B745])" office:value-type="string" office:string-value="" calcext:value-type="error">
            <text:p>#NAME?</text:p>
          </table:table-cell>
          <table:table-cell table:style-name="ce6" office:value-type="string" calcext:value-type="string">
            <text:p>single-number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t Manipulation, </text:p>
          </table:table-cell>
          <table:table-cell table:style-name="ce6" office:value-type="float" office:value="1765" calcext:value-type="float">
            <text:p>1765</text:p>
          </table:table-cell>
          <table:table-cell table:style-name="ce6" office:value-type="float" office:value="346" calcext:value-type="float">
            <text:p>346</text:p>
          </table:table-cell>
          <table:table-cell table:style-name="ce6" table:formula="of:=ROUND( IFERROR((( [.G745]+ 1.9208) / ( [.G745] + [.H745]) - 1.96 * SQRT(([.G745] *  [.H745]) / ([.G745] +  [.H745]) + 0.9604) / ([.G745] +  [.H745])) / (1 + 3.8416 / ([.G745] +  [.H745]));0); 5) * 100" office:value-type="float" office:value="81.97" calcext:value-type="float">
            <text:p>81.9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81" calcext:value-type="float">
            <text:p>1081</text:p>
          </table:table-cell>
          <table:table-cell table:style-name="ce2" office:value-type="string" calcext:value-type="string">
            <text:p>Smallest Subsequence of Distinct Characters</text:p>
          </table:table-cell>
          <table:table-cell table:style-name="ce4" table:formula="of:=HYPERLINK( concat(&quot;https://leetcode.com/problems/&quot;; [.D746]); [.B746])" office:value-type="string" office:string-value="" calcext:value-type="error">
            <text:p>#NAME?</text:p>
          </table:table-cell>
          <table:table-cell table:style-name="ce6" office:value-type="string" calcext:value-type="string">
            <text:p>smallest-subsequence-of-distinct-characte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ROUND( IFERROR((( [.G746]+ 1.9208) / ( [.G746] + [.H746]) - 1.96 * SQRT(([.G746] *  [.H746]) / ([.G746] +  [.H746]) + 0.9604) / ([.G746] +  [.H746])) / (1 + 3.8416 / ([.G746] +  [.H746]));0); 5) * 100" office:value-type="float" office:value="81.961" calcext:value-type="float">
            <text:p>81.96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Happy Number</text:p>
          </table:table-cell>
          <table:table-cell table:style-name="ce4" table:formula="of:=HYPERLINK( concat(&quot;https://leetcode.com/problems/&quot;; [.D747]); [.B747])" office:value-type="string" office:string-value="" calcext:value-type="error">
            <text:p>#NAME?</text:p>
          </table:table-cell>
          <table:table-cell table:style-name="ce6" office:value-type="string" calcext:value-type="string">
            <text:p>happy-numb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Math, </text:p>
          </table:table-cell>
          <table:table-cell table:style-name="ce6" office:value-type="float" office:value="2145" calcext:value-type="float">
            <text:p>2145</text:p>
          </table:table-cell>
          <table:table-cell table:style-name="ce6" office:value-type="float" office:value="426" calcext:value-type="float">
            <text:p>426</text:p>
          </table:table-cell>
          <table:table-cell table:style-name="ce6" table:formula="of:=ROUND( IFERROR((( [.G747]+ 1.9208) / ( [.G747] + [.H747]) - 1.96 * SQRT(([.G747] *  [.H747]) / ([.G747] +  [.H747]) + 0.9604) / ([.G747] +  [.H747])) / (1 + 3.8416 / ([.G747] +  [.H747]));0); 5) * 100" office:value-type="float" office:value="81.944" calcext:value-type="float">
            <text:p>81.94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Stream of Characters</text:p>
          </table:table-cell>
          <table:table-cell table:style-name="ce4" table:formula="of:=HYPERLINK( concat(&quot;https://leetcode.com/problems/&quot;; [.D748]); [.B748])" office:value-type="string" office:string-value="" calcext:value-type="error">
            <text:p>#NAME?</text:p>
          </table:table-cell>
          <table:table-cell table:style-name="ce6" office:value-type="string" calcext:value-type="string">
            <text:p>stream-of-character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Trie, </text:p>
          </table:table-cell>
          <table:table-cell table:style-name="ce6" office:value-type="float" office:value="373" calcext:value-type="float">
            <text:p>373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ROUND( IFERROR((( [.G748]+ 1.9208) / ( [.G748] + [.H748]) - 1.96 * SQRT(([.G748] *  [.H748]) / ([.G748] +  [.H748]) + 0.9604) / ([.G748] +  [.H748])) / (1 + 3.8416 / ([.G748] +  [.H748]));0); 5) * 100" office:value-type="float" office:value="81.939" calcext:value-type="float">
            <text:p>81.9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string" calcext:value-type="string">
            <text:p>K-th Smallest in Lexicographical Order</text:p>
          </table:table-cell>
          <table:table-cell table:style-name="ce4" table:formula="of:=HYPERLINK( concat(&quot;https://leetcode.com/problems/&quot;; [.D749]); [.B749])" office:value-type="string" office:string-value="" calcext:value-type="error">
            <text:p>#NAME?</text:p>
          </table:table-cell>
          <table:table-cell table:style-name="ce6" office:value-type="string" calcext:value-type="string">
            <text:p>k-th-smallest-in-lexicographical-order</text:p>
          </table:table-cell>
          <table:table-cell table:style-name="ce8" office:value-type="string" calcext:value-type="string">
            <text:p>Hard</text:p>
          </table:table-cell>
          <table:table-cell table:style-name="ce11"/>
          <table:table-cell table:style-name="ce6" office:value-type="float" office:value="315" calcext:value-type="float">
            <text:p>315</text:p>
          </table:table-cell>
          <table:table-cell table:style-name="ce6" office:value-type="float" office:value="52" calcext:value-type="float">
            <text:p>52</text:p>
          </table:table-cell>
          <table:table-cell table:style-name="ce6" table:formula="of:=ROUND( IFERROR((( [.G749]+ 1.9208) / ( [.G749] + [.H749]) - 1.96 * SQRT(([.G749] *  [.H749]) / ([.G749] +  [.H749]) + 0.9604) / ([.G749] +  [.H749])) / (1 + 3.8416 / ([.G749] +  [.H749]));0); 5) * 100" office:value-type="float" office:value="81.891" calcext:value-type="float">
            <text:p>81.89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Maximum Width of Binary Tree</text:p>
          </table:table-cell>
          <table:table-cell table:style-name="ce4" table:formula="of:=HYPERLINK( concat(&quot;https://leetcode.com/problems/&quot;; [.D750]); [.B750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width-of-binary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1526" calcext:value-type="float">
            <text:p>1526</text:p>
          </table:table-cell>
          <table:table-cell table:style-name="ce6" office:value-type="float" office:value="299" calcext:value-type="float">
            <text:p>299</text:p>
          </table:table-cell>
          <table:table-cell table:style-name="ce6" table:formula="of:=ROUND( IFERROR((( [.G750]+ 1.9208) / ( [.G750] + [.H750]) - 1.96 * SQRT(([.G750] *  [.H750]) / ([.G750] +  [.H750]) + 0.9604) / ([.G750] +  [.H750])) / (1 + 3.8416 / ([.G750] +  [.H750]));0); 5) * 100" office:value-type="float" office:value="81.848" calcext:value-type="float">
            <text:p>81.84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Alien Dictionary</text:p>
          </table:table-cell>
          <table:table-cell table:style-name="ce4" table:formula="of:=HYPERLINK( concat(&quot;https://leetcode.com/problems/&quot;; [.D751]); [.B751])" office:value-type="string" office:string-value="" calcext:value-type="error">
            <text:p>#NAME?</text:p>
          </table:table-cell>
          <table:table-cell table:style-name="ce6" office:value-type="string" calcext:value-type="string">
            <text:p>alien-dictionary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Graph, Topological Sort, </text:p>
          </table:table-cell>
          <table:table-cell table:style-name="ce6" office:value-type="float" office:value="1726" calcext:value-type="float">
            <text:p>1726</text:p>
          </table:table-cell>
          <table:table-cell table:style-name="ce6" office:value-type="float" office:value="341" calcext:value-type="float">
            <text:p>341</text:p>
          </table:table-cell>
          <table:table-cell table:style-name="ce6" table:formula="of:=ROUND( IFERROR((( [.G751]+ 1.9208) / ( [.G751] + [.H751]) - 1.96 * SQRT(([.G751] *  [.H751]) / ([.G751] +  [.H751]) + 0.9604) / ([.G751] +  [.H751])) / (1 + 3.8416 / ([.G751] +  [.H751]));0); 5) * 100" office:value-type="float" office:value="81.841" calcext:value-type="float">
            <text:p>81.84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90" calcext:value-type="float">
            <text:p>1490</text:p>
          </table:table-cell>
          <table:table-cell table:style-name="ce2" office:value-type="string" calcext:value-type="string">
            <text:p>Clone N-ary Tree</text:p>
          </table:table-cell>
          <table:table-cell table:style-name="ce4" table:formula="of:=HYPERLINK( concat(&quot;https://leetcode.com/problems/&quot;; [.D752]); [.B752])" office:value-type="string" office:string-value="" calcext:value-type="error">
            <text:p>#NAME?</text:p>
          </table:table-cell>
          <table:table-cell table:style-name="ce6" office:value-type="string" calcext:value-type="string">
            <text:p>clone-n-ary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Tree, Depth-first Search, Breadth-first Search, 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ROUND( IFERROR((( [.G752]+ 1.9208) / ( [.G752] + [.H752]) - 1.96 * SQRT(([.G752] *  [.H752]) / ([.G752] +  [.H752]) + 0.9604) / ([.G752] +  [.H752])) / (1 + 3.8416 / ([.G752] +  [.H752]));0); 5) * 100" office:value-type="float" office:value="81.775" calcext:value-type="float">
            <text:p>81.77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Rank Scores</text:p>
          </table:table-cell>
          <table:table-cell table:style-name="ce4" table:formula="of:=HYPERLINK( concat(&quot;https://leetcode.com/problems/&quot;; [.D753]); [.B753])" office:value-type="string" office:string-value="" calcext:value-type="error">
            <text:p>#NAME?</text:p>
          </table:table-cell>
          <table:table-cell table:style-name="ce6" office:value-type="string" calcext:value-type="string">
            <text:p>rank-scores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732" calcext:value-type="float">
            <text:p>732</text:p>
          </table:table-cell>
          <table:table-cell table:style-name="ce6" office:value-type="float" office:value="136" calcext:value-type="float">
            <text:p>136</text:p>
          </table:table-cell>
          <table:table-cell table:style-name="ce6" table:formula="of:=ROUND( IFERROR((( [.G753]+ 1.9208) / ( [.G753] + [.H753]) - 1.96 * SQRT(([.G753] *  [.H753]) / ([.G753] +  [.H753]) + 0.9604) / ([.G753] +  [.H753])) / (1 + 3.8416 / ([.G753] +  [.H753]));0); 5) * 100" office:value-type="float" office:value="81.763" calcext:value-type="float">
            <text:p>81.76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72" calcext:value-type="float">
            <text:p>1472</text:p>
          </table:table-cell>
          <table:table-cell table:style-name="ce2" office:value-type="string" calcext:value-type="string">
            <text:p>Design Browser History</text:p>
          </table:table-cell>
          <table:table-cell table:style-name="ce4" table:formula="of:=HYPERLINK( concat(&quot;https://leetcode.com/problems/&quot;; [.D754]); [.B754])" office:value-type="string" office:string-value="" calcext:value-type="error">
            <text:p>#NAME?</text:p>
          </table:table-cell>
          <table:table-cell table:style-name="ce6" office:value-type="string" calcext:value-type="string">
            <text:p>design-browser-histor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sign, 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ROUND( IFERROR((( [.G754]+ 1.9208) / ( [.G754] + [.H754]) - 1.96 * SQRT(([.G754] *  [.H754]) / ([.G754] +  [.H754]) + 0.9604) / ([.G754] +  [.H754])) / (1 + 3.8416 / ([.G754] +  [.H754]));0); 5) * 100" office:value-type="float" office:value="81.759" calcext:value-type="float">
            <text:p>81.75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opy List with Random Pointer</text:p>
          </table:table-cell>
          <table:table-cell table:style-name="ce4" table:formula="of:=HYPERLINK( concat(&quot;https://leetcode.com/problems/&quot;; [.D755]); [.B755])" office:value-type="string" office:string-value="" calcext:value-type="error">
            <text:p>#NAME?</text:p>
          </table:table-cell>
          <table:table-cell table:style-name="ce6" office:value-type="string" calcext:value-type="string">
            <text:p>copy-list-with-random-point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Linked List, </text:p>
          </table:table-cell>
          <table:table-cell table:style-name="ce6" office:value-type="float" office:value="3235" calcext:value-type="float">
            <text:p>3235</text:p>
          </table:table-cell>
          <table:table-cell table:style-name="ce6" office:value-type="float" office:value="664" calcext:value-type="float">
            <text:p>664</text:p>
          </table:table-cell>
          <table:table-cell table:style-name="ce6" table:formula="of:=ROUND( IFERROR((( [.G755]+ 1.9208) / ( [.G755] + [.H755]) - 1.96 * SQRT(([.G755] *  [.H755]) / ([.G755] +  [.H755]) + 0.9604) / ([.G755] +  [.H755])) / (1 + 3.8416 / ([.G755] +  [.H755]));0); 5) * 100" office:value-type="float" office:value="81.758" calcext:value-type="float">
            <text:p>81.75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46" calcext:value-type="float">
            <text:p>1346</text:p>
          </table:table-cell>
          <table:table-cell table:style-name="ce2" office:value-type="string" calcext:value-type="string">
            <text:p>Check If N and Its Double Exist</text:p>
          </table:table-cell>
          <table:table-cell table:style-name="ce4" table:formula="of:=HYPERLINK( concat(&quot;https://leetcode.com/problems/&quot;; [.D756]); [.B756])" office:value-type="string" office:string-value="" calcext:value-type="error">
            <text:p>#NAME?</text:p>
          </table:table-cell>
          <table:table-cell table:style-name="ce6" office:value-type="string" calcext:value-type="string">
            <text:p>check-if-n-and-its-double-exist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ROUND( IFERROR((( [.G756]+ 1.9208) / ( [.G756] + [.H756]) - 1.96 * SQRT(([.G756] *  [.H756]) / ([.G756] +  [.H756]) + 0.9604) / ([.G756] +  [.H756])) / (1 + 3.8416 / ([.G756] +  [.H756]));0); 5) * 100" office:value-type="float" office:value="81.751" calcext:value-type="float">
            <text:p>81.7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style-name="ce2" office:value-type="string" calcext:value-type="string">
            <text:p>Rectangle Overlap</text:p>
          </table:table-cell>
          <table:table-cell table:style-name="ce4" table:formula="of:=HYPERLINK( concat(&quot;https://leetcode.com/problems/&quot;; [.D757]); [.B757])" office:value-type="string" office:string-value="" calcext:value-type="error">
            <text:p>#NAME?</text:p>
          </table:table-cell>
          <table:table-cell table:style-name="ce6" office:value-type="string" calcext:value-type="string">
            <text:p>rectangle-overlap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687" calcext:value-type="float">
            <text:p>687</text:p>
          </table:table-cell>
          <table:table-cell table:style-name="ce6" office:value-type="float" office:value="127" calcext:value-type="float">
            <text:p>127</text:p>
          </table:table-cell>
          <table:table-cell table:style-name="ce6" table:formula="of:=ROUND( IFERROR((( [.G757]+ 1.9208) / ( [.G757] + [.H757]) - 1.96 * SQRT(([.G757] *  [.H757]) / ([.G757] +  [.H757]) + 0.9604) / ([.G757] +  [.H757])) / (1 + 3.8416 / ([.G757] +  [.H757]));0); 5) * 100" office:value-type="float" office:value="81.744" calcext:value-type="float">
            <text:p>81.74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2" office:value-type="string" calcext:value-type="string">
            <text:p>Find the Quiet Students in All Exams</text:p>
          </table:table-cell>
          <table:table-cell table:style-name="ce4" table:formula="of:=HYPERLINK( concat(&quot;https://leetcode.com/problems/&quot;; [.D758]); [.B758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the-quiet-students-in-all-exams</text:p>
          </table:table-cell>
          <table:table-cell table:style-name="ce8" office:value-type="string" calcext:value-type="string">
            <text:p>Hard</text:p>
          </table:table-cell>
          <table:table-cell table:style-name="ce11"/>
          <table:table-cell table:style-name="ce6" office:value-type="float" office:value="26" calcext:value-type="float">
            <text:p>2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ROUND( IFERROR((( [.G758]+ 1.9208) / ( [.G758] + [.H758]) - 1.96 * SQRT(([.G758] *  [.H758]) / ([.G758] +  [.H758]) + 0.9604) / ([.G758] +  [.H758])) / (1 + 3.8416 / ([.G758] +  [.H758]));0); 5) * 100" office:value-type="float" office:value="81.716" calcext:value-type="float">
            <text:p>81.7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57" calcext:value-type="float">
            <text:p>1057</text:p>
          </table:table-cell>
          <table:table-cell table:style-name="ce2" office:value-type="string" calcext:value-type="string">
            <text:p>Campus Bikes</text:p>
          </table:table-cell>
          <table:table-cell table:style-name="ce4" table:formula="of:=HYPERLINK( concat(&quot;https://leetcode.com/problems/&quot;; [.D759]); [.B759])" office:value-type="string" office:string-value="" calcext:value-type="error">
            <text:p>#NAME?</text:p>
          </table:table-cell>
          <table:table-cell table:style-name="ce6" office:value-type="string" calcext:value-type="string">
            <text:p>campus-bik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Greedy, Sort, </text:p>
          </table:table-cell>
          <table:table-cell table:style-name="ce6" office:value-type="float" office:value="513" calcext:value-type="float">
            <text:p>513</text:p>
          </table:table-cell>
          <table:table-cell table:style-name="ce6" office:value-type="float" office:value="92" calcext:value-type="float">
            <text:p>92</text:p>
          </table:table-cell>
          <table:table-cell table:style-name="ce6" table:formula="of:=ROUND( IFERROR((( [.G759]+ 1.9208) / ( [.G759] + [.H759]) - 1.96 * SQRT(([.G759] *  [.H759]) / ([.G759] +  [.H759]) + 0.9604) / ([.G759] +  [.H759])) / (1 + 3.8416 / ([.G759] +  [.H759]));0); 5) * 100" office:value-type="float" office:value="81.713" calcext:value-type="float">
            <text:p>81.71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93" calcext:value-type="float">
            <text:p>693</text:p>
          </table:table-cell>
          <table:table-cell table:style-name="ce2" office:value-type="string" calcext:value-type="string">
            <text:p>Binary Number with Alternating Bits</text:p>
          </table:table-cell>
          <table:table-cell table:style-name="ce4" table:formula="of:=HYPERLINK( concat(&quot;https://leetcode.com/problems/&quot;; [.D760]); [.B760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number-with-alternating-bit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Bit Manipulation, </text:p>
          </table:table-cell>
          <table:table-cell table:style-name="ce6" office:value-type="float" office:value="443" calcext:value-type="float">
            <text:p>443</text:p>
          </table:table-cell>
          <table:table-cell table:style-name="ce6" office:value-type="float" office:value="78" calcext:value-type="float">
            <text:p>78</text:p>
          </table:table-cell>
          <table:table-cell table:style-name="ce6" table:formula="of:=ROUND( IFERROR((( [.G760]+ 1.9208) / ( [.G760] + [.H760]) - 1.96 * SQRT(([.G760] *  [.H760]) / ([.G760] +  [.H760]) + 0.9604) / ([.G760] +  [.H760])) / (1 + 3.8416 / ([.G760] +  [.H760]));0); 5) * 100" office:value-type="float" office:value="81.709" calcext:value-type="float">
            <text:p>81.70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66" calcext:value-type="float">
            <text:p>1166</text:p>
          </table:table-cell>
          <table:table-cell table:style-name="ce2" office:value-type="string" calcext:value-type="string">
            <text:p>Design File System</text:p>
          </table:table-cell>
          <table:table-cell table:style-name="ce4" table:formula="of:=HYPERLINK( concat(&quot;https://leetcode.com/problems/&quot;; [.D761]); [.B761])" office:value-type="string" office:string-value="" calcext:value-type="error">
            <text:p>#NAME?</text:p>
          </table:table-cell>
          <table:table-cell table:style-name="ce6" office:value-type="string" calcext:value-type="string">
            <text:p>design-file-syste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Design, 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ROUND( IFERROR((( [.G761]+ 1.9208) / ( [.G761] + [.H761]) - 1.96 * SQRT(([.G761] *  [.H761]) / ([.G761] +  [.H761]) + 0.9604) / ([.G761] +  [.H761])) / (1 + 3.8416 / ([.G761] +  [.H761]));0); 5) * 100" office:value-type="float" office:value="81.693" calcext:value-type="float">
            <text:p>81.69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Group Shifted Strings</text:p>
          </table:table-cell>
          <table:table-cell table:style-name="ce4" table:formula="of:=HYPERLINK( concat(&quot;https://leetcode.com/problems/&quot;; [.D762]); [.B762])" office:value-type="string" office:string-value="" calcext:value-type="error">
            <text:p>#NAME?</text:p>
          </table:table-cell>
          <table:table-cell table:style-name="ce6" office:value-type="string" calcext:value-type="string">
            <text:p>group-shifted-string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String, </text:p>
          </table:table-cell>
          <table:table-cell table:style-name="ce6" office:value-type="float" office:value="477" calcext:value-type="float">
            <text:p>477</text:p>
          </table:table-cell>
          <table:table-cell table:style-name="ce6" office:value-type="float" office:value="85" calcext:value-type="float">
            <text:p>85</text:p>
          </table:table-cell>
          <table:table-cell table:style-name="ce6" table:formula="of:=ROUND( IFERROR((( [.G762]+ 1.9208) / ( [.G762] + [.H762]) - 1.96 * SQRT(([.G762] *  [.H762]) / ([.G762] +  [.H762]) + 0.9604) / ([.G762] +  [.H762])) / (1 + 3.8416 / ([.G762] +  [.H762]));0); 5) * 100" office:value-type="float" office:value="81.677" calcext:value-type="float">
            <text:p>81.67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Permutation Sequence</text:p>
          </table:table-cell>
          <table:table-cell table:style-name="ce4" table:formula="of:=HYPERLINK( concat(&quot;https://leetcode.com/problems/&quot;; [.D763]); [.B763])" office:value-type="string" office:string-value="" calcext:value-type="error">
            <text:p>#NAME?</text:p>
          </table:table-cell>
          <table:table-cell table:style-name="ce6" office:value-type="string" calcext:value-type="string">
            <text:p>permutation-sequenc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Backtracking, </text:p>
          </table:table-cell>
          <table:table-cell table:style-name="ce6" office:value-type="float" office:value="1677" calcext:value-type="float">
            <text:p>1677</text:p>
          </table:table-cell>
          <table:table-cell table:style-name="ce6" office:value-type="float" office:value="335" calcext:value-type="float">
            <text:p>335</text:p>
          </table:table-cell>
          <table:table-cell table:style-name="ce6" table:formula="of:=ROUND( IFERROR((( [.G763]+ 1.9208) / ( [.G763] + [.H763]) - 1.96 * SQRT(([.G763] *  [.H763]) / ([.G763] +  [.H763]) + 0.9604) / ([.G763] +  [.H763])) / (1 + 3.8416 / ([.G763] +  [.H763]));0); 5) * 100" office:value-type="float" office:value="81.659" calcext:value-type="float">
            <text:p>81.65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Find Eventual Safe States</text:p>
          </table:table-cell>
          <table:table-cell table:style-name="ce4" table:formula="of:=HYPERLINK( concat(&quot;https://leetcode.com/problems/&quot;; [.D764]); [.B764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eventual-safe-stat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Graph, </text:p>
          </table:table-cell>
          <table:table-cell table:style-name="ce6" office:value-type="float" office:value="740" calcext:value-type="float">
            <text:p>740</text:p>
          </table:table-cell>
          <table:table-cell table:style-name="ce6" office:value-type="float" office:value="139" calcext:value-type="float">
            <text:p>139</text:p>
          </table:table-cell>
          <table:table-cell table:style-name="ce6" table:formula="of:=ROUND( IFERROR((( [.G764]+ 1.9208) / ( [.G764] + [.H764]) - 1.96 * SQRT(([.G764] *  [.H764]) / ([.G764] +  [.H764]) + 0.9604) / ([.G764] +  [.H764])) / (1 + 3.8416 / ([.G764] +  [.H764]));0); 5) * 100" office:value-type="float" office:value="81.626" calcext:value-type="float">
            <text:p>81.62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41" calcext:value-type="float">
            <text:p>941</text:p>
          </table:table-cell>
          <table:table-cell table:style-name="ce2" office:value-type="string" calcext:value-type="string">
            <text:p>Valid Mountain Array</text:p>
          </table:table-cell>
          <table:table-cell table:style-name="ce4" table:formula="of:=HYPERLINK( concat(&quot;https://leetcode.com/problems/&quot;; [.D765]); [.B765])" office:value-type="string" office:string-value="" calcext:value-type="error">
            <text:p>#NAME?</text:p>
          </table:table-cell>
          <table:table-cell table:style-name="ce6" office:value-type="string" calcext:value-type="string">
            <text:p>valid-mountain-arra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ROUND( IFERROR((( [.G765]+ 1.9208) / ( [.G765] + [.H765]) - 1.96 * SQRT(([.G765] *  [.H765]) / ([.G765] +  [.H765]) + 0.9604) / ([.G765] +  [.H765])) / (1 + 3.8416 / ([.G765] +  [.H765]));0); 5) * 100" office:value-type="float" office:value="81.603" calcext:value-type="float">
            <text:p>81.6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48" calcext:value-type="float">
            <text:p>648</text:p>
          </table:table-cell>
          <table:table-cell table:style-name="ce2" office:value-type="string" calcext:value-type="string">
            <text:p>Replace Words</text:p>
          </table:table-cell>
          <table:table-cell table:style-name="ce4" table:formula="of:=HYPERLINK( concat(&quot;https://leetcode.com/problems/&quot;; [.D766]); [.B766])" office:value-type="string" office:string-value="" calcext:value-type="error">
            <text:p>#NAME?</text:p>
          </table:table-cell>
          <table:table-cell table:style-name="ce6" office:value-type="string" calcext:value-type="string">
            <text:p>replace-word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Trie, </text:p>
          </table:table-cell>
          <table:table-cell table:style-name="ce6" office:value-type="float" office:value="694" calcext:value-type="float">
            <text:p>694</text:p>
          </table:table-cell>
          <table:table-cell table:style-name="ce6" office:value-type="float" office:value="130" calcext:value-type="float">
            <text:p>130</text:p>
          </table:table-cell>
          <table:table-cell table:style-name="ce6" table:formula="of:=ROUND( IFERROR((( [.G766]+ 1.9208) / ( [.G766] + [.H766]) - 1.96 * SQRT(([.G766] *  [.H766]) / ([.G766] +  [.H766]) + 0.9604) / ([.G766] +  [.H766])) / (1 + 3.8416 / ([.G766] +  [.H766]));0); 5) * 100" office:value-type="float" office:value="81.576" calcext:value-type="float">
            <text:p>81.57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Valid Perfect Square</text:p>
          </table:table-cell>
          <table:table-cell table:style-name="ce4" table:formula="of:=HYPERLINK( concat(&quot;https://leetcode.com/problems/&quot;; [.D767]); [.B767])" office:value-type="string" office:string-value="" calcext:value-type="error">
            <text:p>#NAME?</text:p>
          </table:table-cell>
          <table:table-cell table:style-name="ce6" office:value-type="string" calcext:value-type="string">
            <text:p>valid-perfect-squar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Binary Search, </text:p>
          </table:table-cell>
          <table:table-cell table:style-name="ce6" office:value-type="float" office:value="876" calcext:value-type="float">
            <text:p>876</text:p>
          </table:table-cell>
          <table:table-cell table:style-name="ce6" office:value-type="float" office:value="168" calcext:value-type="float">
            <text:p>168</text:p>
          </table:table-cell>
          <table:table-cell table:style-name="ce6" table:formula="of:=ROUND( IFERROR((( [.G767]+ 1.9208) / ( [.G767] + [.H767]) - 1.96 * SQRT(([.G767] *  [.H767]) / ([.G767] +  [.H767]) + 0.9604) / ([.G767] +  [.H767])) / (1 + 3.8416 / ([.G767] +  [.H767]));0); 5) * 100" office:value-type="float" office:value="81.555" calcext:value-type="float">
            <text:p>81.55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One Edit Distance</text:p>
          </table:table-cell>
          <table:table-cell table:style-name="ce4" table:formula="of:=HYPERLINK( concat(&quot;https://leetcode.com/problems/&quot;; [.D768]); [.B768])" office:value-type="string" office:string-value="" calcext:value-type="error">
            <text:p>#NAME?</text:p>
          </table:table-cell>
          <table:table-cell table:style-name="ce6" office:value-type="string" calcext:value-type="string">
            <text:p>one-edit-distanc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615" calcext:value-type="float">
            <text:p>615</text:p>
          </table:table-cell>
          <table:table-cell table:style-name="ce6" office:value-type="float" office:value="114" calcext:value-type="float">
            <text:p>114</text:p>
          </table:table-cell>
          <table:table-cell table:style-name="ce6" table:formula="of:=ROUND( IFERROR((( [.G768]+ 1.9208) / ( [.G768] + [.H768]) - 1.96 * SQRT(([.G768] *  [.H768]) / ([.G768] +  [.H768]) + 0.9604) / ([.G768] +  [.H768])) / (1 + 3.8416 / ([.G768] +  [.H768]));0); 5) * 100" office:value-type="float" office:value="81.546" calcext:value-type="float">
            <text:p>81.54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28" calcext:value-type="float">
            <text:p>1428</text:p>
          </table:table-cell>
          <table:table-cell table:style-name="ce2" office:value-type="string" calcext:value-type="string">
            <text:p>Leftmost Column with at Least a One</text:p>
          </table:table-cell>
          <table:table-cell table:style-name="ce4" table:formula="of:=HYPERLINK( concat(&quot;https://leetcode.com/problems/&quot;; [.D769]); [.B769])" office:value-type="string" office:string-value="" calcext:value-type="error">
            <text:p>#NAME?</text:p>
          </table:table-cell>
          <table:table-cell table:style-name="ce6" office:value-type="string" calcext:value-type="string">
            <text:p>leftmost-column-with-at-least-a-on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ROUND( IFERROR((( [.G769]+ 1.9208) / ( [.G769] + [.H769]) - 1.96 * SQRT(([.G769] *  [.H769]) / ([.G769] +  [.H769]) + 0.9604) / ([.G769] +  [.H769])) / (1 + 3.8416 / ([.G769] +  [.H769]));0); 5) * 100" office:value-type="float" office:value="81.514" calcext:value-type="float">
            <text:p>81.51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table:style-name="ce2" office:value-type="string" calcext:value-type="string">
            <text:p>Find Permutation</text:p>
          </table:table-cell>
          <table:table-cell table:style-name="ce4" table:formula="of:=HYPERLINK( concat(&quot;https://leetcode.com/problems/&quot;; [.D770]); [.B770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permuta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45" calcext:value-type="float">
            <text:p>45</text:p>
          </table:table-cell>
          <table:table-cell table:style-name="ce6" table:formula="of:=ROUND( IFERROR((( [.G770]+ 1.9208) / ( [.G770] + [.H770]) - 1.96 * SQRT(([.G770] *  [.H770]) / ([.G770] +  [.H770]) + 0.9604) / ([.G770] +  [.H770])) / (1 + 3.8416 / ([.G770] +  [.H770]));0); 5) * 100" office:value-type="float" office:value="81.476" calcext:value-type="float">
            <text:p>81.47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Split Linked List in Parts</text:p>
          </table:table-cell>
          <table:table-cell table:style-name="ce4" table:formula="of:=HYPERLINK( concat(&quot;https://leetcode.com/problems/&quot;; [.D771]); [.B771])" office:value-type="string" office:string-value="" calcext:value-type="error">
            <text:p>#NAME?</text:p>
          </table:table-cell>
          <table:table-cell table:style-name="ce6" office:value-type="string" calcext:value-type="string">
            <text:p>split-linked-list-in-part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</text:p>
          </table:table-cell>
          <table:table-cell table:style-name="ce6" office:value-type="float" office:value="645" calcext:value-type="float">
            <text:p>645</text:p>
          </table:table-cell>
          <table:table-cell table:style-name="ce6" office:value-type="float" office:value="121" calcext:value-type="float">
            <text:p>121</text:p>
          </table:table-cell>
          <table:table-cell table:style-name="ce6" table:formula="of:=ROUND( IFERROR((( [.G771]+ 1.9208) / ( [.G771] + [.H771]) - 1.96 * SQRT(([.G771] *  [.H771]) / ([.G771] +  [.H771]) + 0.9604) / ([.G771] +  [.H771])) / (1 + 3.8416 / ([.G771] +  [.H771]));0); 5) * 100" office:value-type="float" office:value="81.451" calcext:value-type="float">
            <text:p>81.4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2" office:value-type="string" calcext:value-type="string">
            <text:p>Lonely Pixel I</text:p>
          </table:table-cell>
          <table:table-cell table:style-name="ce4" table:formula="of:=HYPERLINK( concat(&quot;https://leetcode.com/problems/&quot;; [.D772]); [.B772])" office:value-type="string" office:string-value="" calcext:value-type="error">
            <text:p>#NAME?</text:p>
          </table:table-cell>
          <table:table-cell table:style-name="ce6" office:value-type="string" calcext:value-type="string">
            <text:p>lonely-pixel-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Depth-first Search, 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ROUND( IFERROR((( [.G772]+ 1.9208) / ( [.G772] + [.H772]) - 1.96 * SQRT(([.G772] *  [.H772]) / ([.G772] +  [.H772]) + 0.9604) / ([.G772] +  [.H772])) / (1 + 3.8416 / ([.G772] +  [.H772]));0); 5) * 100" office:value-type="float" office:value="81.364" calcext:value-type="float">
            <text:p>81.36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Pacific Atlantic Water Flow</text:p>
          </table:table-cell>
          <table:table-cell table:style-name="ce4" table:formula="of:=HYPERLINK( concat(&quot;https://leetcode.com/problems/&quot;; [.D773]); [.B773])" office:value-type="string" office:string-value="" calcext:value-type="error">
            <text:p>#NAME?</text:p>
          </table:table-cell>
          <table:table-cell table:style-name="ce6" office:value-type="string" calcext:value-type="string">
            <text:p>pacific-atlantic-water-flow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Breadth-first Search, </text:p>
          </table:table-cell>
          <table:table-cell table:style-name="ce6" office:value-type="float" office:value="1253" calcext:value-type="float">
            <text:p>1253</text:p>
          </table:table-cell>
          <table:table-cell table:style-name="ce6" office:value-type="float" office:value="251" calcext:value-type="float">
            <text:p>251</text:p>
          </table:table-cell>
          <table:table-cell table:style-name="ce6" table:formula="of:=ROUND( IFERROR((( [.G773]+ 1.9208) / ( [.G773] + [.H773]) - 1.96 * SQRT(([.G773] *  [.H773]) / ([.G773] +  [.H773]) + 0.9604) / ([.G773] +  [.H773])) / (1 + 3.8416 / ([.G773] +  [.H773]));0); 5) * 100" office:value-type="float" office:value="81.342" calcext:value-type="float">
            <text:p>81.34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66" calcext:value-type="float">
            <text:p>1366</text:p>
          </table:table-cell>
          <table:table-cell table:style-name="ce2" office:value-type="string" calcext:value-type="string">
            <text:p>Rank Teams by Votes</text:p>
          </table:table-cell>
          <table:table-cell table:style-name="ce4" table:formula="of:=HYPERLINK( concat(&quot;https://leetcode.com/problems/&quot;; [.D774]); [.B774])" office:value-type="string" office:string-value="" calcext:value-type="error">
            <text:p>#NAME?</text:p>
          </table:table-cell>
          <table:table-cell table:style-name="ce6" office:value-type="string" calcext:value-type="string">
            <text:p>rank-teams-by-vot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Sort, 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formula="of:=ROUND( IFERROR((( [.G774]+ 1.9208) / ( [.G774] + [.H774]) - 1.96 * SQRT(([.G774] *  [.H774]) / ([.G774] +  [.H774]) + 0.9604) / ([.G774] +  [.H774])) / (1 + 3.8416 / ([.G774] +  [.H774]));0); 5) * 100" office:value-type="float" office:value="81.297" calcext:value-type="float">
            <text:p>81.29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table:style-name="ce2" office:value-type="string" calcext:value-type="string">
            <text:p>Shortest Distance in a Line</text:p>
          </table:table-cell>
          <table:table-cell table:style-name="ce4" table:formula="of:=HYPERLINK( concat(&quot;https://leetcode.com/problems/&quot;; [.D775]); [.B775])" office:value-type="string" office:string-value="" calcext:value-type="error">
            <text:p>#NAME?</text:p>
          </table:table-cell>
          <table:table-cell table:style-name="ce6" office:value-type="string" calcext:value-type="string">
            <text:p>shortest-distance-in-a-line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ROUND( IFERROR((( [.G775]+ 1.9208) / ( [.G775] + [.H775]) - 1.96 * SQRT(([.G775] *  [.H775]) / ([.G775] +  [.H775]) + 0.9604) / ([.G775] +  [.H775])) / (1 + 3.8416 / ([.G775] +  [.H775]));0); 5) * 100" office:value-type="float" office:value="81.256" calcext:value-type="float">
            <text:p>81.25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Most Frequent Subtree Sum</text:p>
          </table:table-cell>
          <table:table-cell table:style-name="ce4" table:formula="of:=HYPERLINK( concat(&quot;https://leetcode.com/problems/&quot;; [.D776]); [.B776])" office:value-type="string" office:string-value="" calcext:value-type="error">
            <text:p>#NAME?</text:p>
          </table:table-cell>
          <table:table-cell table:style-name="ce6" office:value-type="string" calcext:value-type="string">
            <text:p>most-frequent-subtree-su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Tree, </text:p>
          </table:table-cell>
          <table:table-cell table:style-name="ce6" office:value-type="float" office:value="617" calcext:value-type="float">
            <text:p>617</text:p>
          </table:table-cell>
          <table:table-cell table:style-name="ce6" office:value-type="float" office:value="117" calcext:value-type="float">
            <text:p>117</text:p>
          </table:table-cell>
          <table:table-cell table:style-name="ce6" table:formula="of:=ROUND( IFERROR((( [.G776]+ 1.9208) / ( [.G776] + [.H776]) - 1.96 * SQRT(([.G776] *  [.H776]) / ([.G776] +  [.H776]) + 0.9604) / ([.G776] +  [.H776])) / (1 + 3.8416 / ([.G776] +  [.H776]));0); 5) * 100" office:value-type="float" office:value="81.235" calcext:value-type="float">
            <text:p>81.2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Design Circular Deque</text:p>
          </table:table-cell>
          <table:table-cell table:style-name="ce4" table:formula="of:=HYPERLINK( concat(&quot;https://leetcode.com/problems/&quot;; [.D777]); [.B777])" office:value-type="string" office:string-value="" calcext:value-type="error">
            <text:p>#NAME?</text:p>
          </table:table-cell>
          <table:table-cell table:style-name="ce6" office:value-type="string" calcext:value-type="string">
            <text:p>design-circular-dequ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sign, Queue, </text:p>
          </table:table-cell>
          <table:table-cell table:style-name="ce6" office:value-type="float" office:value="236" calcext:value-type="float">
            <text:p>236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formula="of:=ROUND( IFERROR((( [.G777]+ 1.9208) / ( [.G777] + [.H777]) - 1.96 * SQRT(([.G777] *  [.H777]) / ([.G777] +  [.H777]) + 0.9604) / ([.G777] +  [.H777])) / (1 + 3.8416 / ([.G777] +  [.H777]));0); 5) * 100" office:value-type="float" office:value="81.2" calcext:value-type="float">
            <text:p>81.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30" calcext:value-type="float">
            <text:p>1330</text:p>
          </table:table-cell>
          <table:table-cell table:style-name="ce2" office:value-type="string" calcext:value-type="string">
            <text:p>Reverse Subarray To Maximize Array Value</text:p>
          </table:table-cell>
          <table:table-cell table:style-name="ce4" table:formula="of:=HYPERLINK( concat(&quot;https://leetcode.com/problems/&quot;; [.D778]); [.B778])" office:value-type="string" office:string-value="" calcext:value-type="error">
            <text:p>#NAME?</text:p>
          </table:table-cell>
          <table:table-cell table:style-name="ce6" office:value-type="string" calcext:value-type="string">
            <text:p>reverse-subarray-to-maximize-array-valu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Array, Math, 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ROUND( IFERROR((( [.G778]+ 1.9208) / ( [.G778] + [.H778]) - 1.96 * SQRT(([.G778] *  [.H778]) / ([.G778] +  [.H778]) + 0.9604) / ([.G778] +  [.H778])) / (1 + 3.8416 / ([.G778] +  [.H778]));0); 5) * 100" office:value-type="float" office:value="81.107" calcext:value-type="float">
            <text:p>81.10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84" calcext:value-type="float">
            <text:p>1284</text:p>
          </table:table-cell>
          <table:table-cell table:style-name="ce2" office:value-type="string" calcext:value-type="string">
            <text:p>Minimum Number of Flips to Convert Binary Matrix to Zero Matrix</text:p>
          </table:table-cell>
          <table:table-cell table:style-name="ce4" table:formula="of:=HYPERLINK( concat(&quot;https://leetcode.com/problems/&quot;; [.D779]); [.B779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number-of-flips-to-convert-binary-matrix-to-zero-matrix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readth-first Search, 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ROUND( IFERROR((( [.G779]+ 1.9208) / ( [.G779] + [.H779]) - 1.96 * SQRT(([.G779] *  [.H779]) / ([.G779] +  [.H779]) + 0.9604) / ([.G779] +  [.H779])) / (1 + 3.8416 / ([.G779] +  [.H779]));0); 5) * 100" office:value-type="float" office:value="81.106" calcext:value-type="float">
            <text:p>81.1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80" calcext:value-type="float">
            <text:p>880</text:p>
          </table:table-cell>
          <table:table-cell table:style-name="ce2" office:value-type="string" calcext:value-type="string">
            <text:p>Decoded String at Index</text:p>
          </table:table-cell>
          <table:table-cell table:style-name="ce4" table:formula="of:=HYPERLINK( concat(&quot;https://leetcode.com/problems/&quot;; [.D780]); [.B780])" office:value-type="string" office:string-value="" calcext:value-type="error">
            <text:p>#NAME?</text:p>
          </table:table-cell>
          <table:table-cell table:style-name="ce6" office:value-type="string" calcext:value-type="string">
            <text:p>decoded-string-at-index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ack, 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83" calcext:value-type="float">
            <text:p>83</text:p>
          </table:table-cell>
          <table:table-cell table:style-name="ce6" table:formula="of:=ROUND( IFERROR((( [.G780]+ 1.9208) / ( [.G780] + [.H780]) - 1.96 * SQRT(([.G780] *  [.H780]) / ([.G780] +  [.H780]) + 0.9604) / ([.G780] +  [.H780])) / (1 + 3.8416 / ([.G780] +  [.H780]));0); 5) * 100" office:value-type="float" office:value="81.104" calcext:value-type="float">
            <text:p>81.1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21" calcext:value-type="float">
            <text:p>621</text:p>
          </table:table-cell>
          <table:table-cell table:style-name="ce2" office:value-type="string" calcext:value-type="string">
            <text:p>Task Scheduler</text:p>
          </table:table-cell>
          <table:table-cell table:style-name="ce4" table:formula="of:=HYPERLINK( concat(&quot;https://leetcode.com/problems/&quot;; [.D781]); [.B781])" office:value-type="string" office:string-value="" calcext:value-type="error">
            <text:p>#NAME?</text:p>
          </table:table-cell>
          <table:table-cell table:style-name="ce6" office:value-type="string" calcext:value-type="string">
            <text:p>task-schedul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Union Find, </text:p>
          </table:table-cell>
          <table:table-cell table:style-name="ce6" office:value-type="float" office:value="3125" calcext:value-type="float">
            <text:p>3125</text:p>
          </table:table-cell>
          <table:table-cell table:style-name="ce6" office:value-type="float" office:value="672" calcext:value-type="float">
            <text:p>672</text:p>
          </table:table-cell>
          <table:table-cell table:style-name="ce6" table:formula="of:=ROUND( IFERROR((( [.G781]+ 1.9208) / ( [.G781] + [.H781]) - 1.96 * SQRT(([.G781] *  [.H781]) / ([.G781] +  [.H781]) + 0.9604) / ([.G781] +  [.H781])) / (1 + 3.8416 / ([.G781] +  [.H781]));0); 5) * 100" office:value-type="float" office:value="81.055" calcext:value-type="float">
            <text:p>81.05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Accounts Merge</text:p>
          </table:table-cell>
          <table:table-cell table:style-name="ce4" table:formula="of:=HYPERLINK( concat(&quot;https://leetcode.com/problems/&quot;; [.D782]); [.B782])" office:value-type="string" office:string-value="" calcext:value-type="error">
            <text:p>#NAME?</text:p>
          </table:table-cell>
          <table:table-cell table:style-name="ce6" office:value-type="string" calcext:value-type="string">
            <text:p>accounts-merg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Greedy, Queue, </text:p>
          </table:table-cell>
          <table:table-cell table:style-name="ce6" office:value-type="float" office:value="1426" calcext:value-type="float">
            <text:p>1426</text:p>
          </table:table-cell>
          <table:table-cell table:style-name="ce6" office:value-type="float" office:value="294" calcext:value-type="float">
            <text:p>294</text:p>
          </table:table-cell>
          <table:table-cell table:style-name="ce6" table:formula="of:=ROUND( IFERROR((( [.G782]+ 1.9208) / ( [.G782] + [.H782]) - 1.96 * SQRT(([.G782] *  [.H782]) / ([.G782] +  [.H782]) + 0.9604) / ([.G782] +  [.H782])) / (1 + 3.8416 / ([.G782] +  [.H782]));0); 5) * 100" office:value-type="float" office:value="81.055" calcext:value-type="float">
            <text:p>81.05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70" calcext:value-type="float">
            <text:p>1270</text:p>
          </table:table-cell>
          <table:table-cell table:style-name="ce2" office:value-type="string" calcext:value-type="string">
            <text:p>All People Report to the Given Manager</text:p>
          </table:table-cell>
          <table:table-cell table:style-name="ce4" table:formula="of:=HYPERLINK( concat(&quot;https://leetcode.com/problems/&quot;; [.D783]); [.B783])" office:value-type="string" office:string-value="" calcext:value-type="error">
            <text:p>#NAME?</text:p>
          </table:table-cell>
          <table:table-cell table:style-name="ce6" office:value-type="string" calcext:value-type="string">
            <text:p>all-people-report-to-the-given-manager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70" calcext:value-type="float">
            <text:p>7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ROUND( IFERROR((( [.G783]+ 1.9208) / ( [.G783] + [.H783]) - 1.96 * SQRT(([.G783] *  [.H783]) / ([.G783] +  [.H783]) + 0.9604) / ([.G783] +  [.H783])) / (1 + 3.8416 / ([.G783] +  [.H783]));0); 5) * 100" office:value-type="float" office:value="81.045" calcext:value-type="float">
            <text:p>81.04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table:style-name="ce2" office:value-type="string" calcext:value-type="string">
            <text:p>Student Attendance Record II</text:p>
          </table:table-cell>
          <table:table-cell table:style-name="ce4" table:formula="of:=HYPERLINK( concat(&quot;https://leetcode.com/problems/&quot;; [.D784]); [.B784])" office:value-type="string" office:string-value="" calcext:value-type="error">
            <text:p>#NAME?</text:p>
          </table:table-cell>
          <table:table-cell table:style-name="ce6" office:value-type="string" calcext:value-type="string">
            <text:p>student-attendance-record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547" calcext:value-type="float">
            <text:p>547</text:p>
          </table:table-cell>
          <table:table-cell table:style-name="ce6" office:value-type="float" office:value="104" calcext:value-type="float">
            <text:p>104</text:p>
          </table:table-cell>
          <table:table-cell table:style-name="ce6" table:formula="of:=ROUND( IFERROR((( [.G784]+ 1.9208) / ( [.G784] + [.H784]) - 1.96 * SQRT(([.G784] *  [.H784]) / ([.G784] +  [.H784]) + 0.9604) / ([.G784] +  [.H784])) / (1 + 3.8416 / ([.G784] +  [.H784]));0); 5) * 100" office:value-type="float" office:value="81.012" calcext:value-type="float">
            <text:p>81.01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39" calcext:value-type="float">
            <text:p>939</text:p>
          </table:table-cell>
          <table:table-cell table:style-name="ce2" office:value-type="string" calcext:value-type="string">
            <text:p>Minimum Area Rectangle</text:p>
          </table:table-cell>
          <table:table-cell table:style-name="ce4" table:formula="of:=HYPERLINK( concat(&quot;https://leetcode.com/problems/&quot;; [.D785]); [.B785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area-rectangl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658" calcext:value-type="float">
            <text:p>658</text:p>
          </table:table-cell>
          <table:table-cell table:style-name="ce6" office:value-type="float" office:value="128" calcext:value-type="float">
            <text:p>128</text:p>
          </table:table-cell>
          <table:table-cell table:style-name="ce6" table:formula="of:=ROUND( IFERROR((( [.G785]+ 1.9208) / ( [.G785] + [.H785]) - 1.96 * SQRT(([.G785] *  [.H785]) / ([.G785] +  [.H785]) + 0.9604) / ([.G785] +  [.H785])) / (1 + 3.8416 / ([.G785] +  [.H785]));0); 5) * 100" office:value-type="float" office:value="80.971" calcext:value-type="float">
            <text:p>80.97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19" calcext:value-type="float">
            <text:p>919</text:p>
          </table:table-cell>
          <table:table-cell table:style-name="ce2" office:value-type="string" calcext:value-type="string">
            <text:p>Complete Binary Tree Inserter</text:p>
          </table:table-cell>
          <table:table-cell table:style-name="ce4" table:formula="of:=HYPERLINK( concat(&quot;https://leetcode.com/problems/&quot;; [.D786]); [.B786])" office:value-type="string" office:string-value="" calcext:value-type="error">
            <text:p>#NAME?</text:p>
          </table:table-cell>
          <table:table-cell table:style-name="ce6" office:value-type="string" calcext:value-type="string">
            <text:p>complete-binary-tree-insert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formula="of:=ROUND( IFERROR((( [.G786]+ 1.9208) / ( [.G786] + [.H786]) - 1.96 * SQRT(([.G786] *  [.H786]) / ([.G786] +  [.H786]) + 0.9604) / ([.G786] +  [.H786])) / (1 + 3.8416 / ([.G786] +  [.H786]));0); 5) * 100" office:value-type="float" office:value="80.848" calcext:value-type="float">
            <text:p>80.84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2" office:value-type="string" calcext:value-type="string">
            <text:p>24 Game</text:p>
          </table:table-cell>
          <table:table-cell table:style-name="ce4" table:formula="of:=HYPERLINK( concat(&quot;https://leetcode.com/problems/&quot;; [.D787]); [.B787])" office:value-type="string" office:string-value="" calcext:value-type="error">
            <text:p>#NAME?</text:p>
          </table:table-cell>
          <table:table-cell table:style-name="ce6" office:value-type="string" calcext:value-type="string">
            <text:p>24-gam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epth-first Search, </text:p>
          </table:table-cell>
          <table:table-cell table:style-name="ce6" office:value-type="float" office:value="698" calcext:value-type="float">
            <text:p>698</text:p>
          </table:table-cell>
          <table:table-cell table:style-name="ce6" office:value-type="float" office:value="139" calcext:value-type="float">
            <text:p>139</text:p>
          </table:table-cell>
          <table:table-cell table:style-name="ce6" table:formula="of:=ROUND( IFERROR((( [.G787]+ 1.9208) / ( [.G787] + [.H787]) - 1.96 * SQRT(([.G787] *  [.H787]) / ([.G787] +  [.H787]) + 0.9604) / ([.G787] +  [.H787])) / (1 + 3.8416 / ([.G787] +  [.H787]));0); 5) * 100" office:value-type="float" office:value="80.72" calcext:value-type="float">
            <text:p>80.7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59" calcext:value-type="float">
            <text:p>959</text:p>
          </table:table-cell>
          <table:table-cell table:style-name="ce2" office:value-type="string" calcext:value-type="string">
            <text:p>Regions Cut By Slashes</text:p>
          </table:table-cell>
          <table:table-cell table:style-name="ce4" table:formula="of:=HYPERLINK( concat(&quot;https://leetcode.com/problems/&quot;; [.D788]); [.B788])" office:value-type="string" office:string-value="" calcext:value-type="error">
            <text:p>#NAME?</text:p>
          </table:table-cell>
          <table:table-cell table:style-name="ce6" office:value-type="string" calcext:value-type="string">
            <text:p>regions-cut-by-slash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Union Find, Graph, </text:p>
          </table:table-cell>
          <table:table-cell table:style-name="ce6" office:value-type="float" office:value="784" calcext:value-type="float">
            <text:p>784</text:p>
          </table:table-cell>
          <table:table-cell table:style-name="ce6" office:value-type="float" office:value="158" calcext:value-type="float">
            <text:p>158</text:p>
          </table:table-cell>
          <table:table-cell table:style-name="ce6" table:formula="of:=ROUND( IFERROR((( [.G788]+ 1.9208) / ( [.G788] + [.H788]) - 1.96 * SQRT(([.G788] *  [.H788]) / ([.G788] +  [.H788]) + 0.9604) / ([.G788] +  [.H788])) / (1 + 3.8416 / ([.G788] +  [.H788]));0); 5) * 100" office:value-type="float" office:value="80.707" calcext:value-type="float">
            <text:p>80.70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54" calcext:value-type="float">
            <text:p>1354</text:p>
          </table:table-cell>
          <table:table-cell table:style-name="ce2" office:value-type="string" calcext:value-type="string">
            <text:p>Construct Target Array With Multiple Sums</text:p>
          </table:table-cell>
          <table:table-cell table:style-name="ce4" table:formula="of:=HYPERLINK( concat(&quot;https://leetcode.com/problems/&quot;; [.D789]); [.B789])" office:value-type="string" office:string-value="" calcext:value-type="error">
            <text:p>#NAME?</text:p>
          </table:table-cell>
          <table:table-cell table:style-name="ce6" office:value-type="string" calcext:value-type="string">
            <text:p>construct-target-array-with-multiple-sum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ROUND( IFERROR((( [.G789]+ 1.9208) / ( [.G789] + [.H789]) - 1.96 * SQRT(([.G789] *  [.H789]) / ([.G789] +  [.H789]) + 0.9604) / ([.G789] +  [.H789])) / (1 + 3.8416 / ([.G789] +  [.H789]));0); 5) * 100" office:value-type="float" office:value="80.696" calcext:value-type="float">
            <text:p>80.69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2" office:value-type="string" calcext:value-type="string">
            <text:p>Non-negative Integers without Consecutive Ones</text:p>
          </table:table-cell>
          <table:table-cell table:style-name="ce4" table:formula="of:=HYPERLINK( concat(&quot;https://leetcode.com/problems/&quot;; [.D790]); [.B790])" office:value-type="string" office:string-value="" calcext:value-type="error">
            <text:p>#NAME?</text:p>
          </table:table-cell>
          <table:table-cell table:style-name="ce6" office:value-type="string" calcext:value-type="string">
            <text:p>non-negative-integers-without-consecutive-on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ROUND( IFERROR((( [.G790]+ 1.9208) / ( [.G790] + [.H790]) - 1.96 * SQRT(([.G790] *  [.H790]) / ([.G790] +  [.H790]) + 0.9604) / ([.G790] +  [.H790])) / (1 + 3.8416 / ([.G790] +  [.H790]));0); 5) * 100" office:value-type="float" office:value="80.608" calcext:value-type="float">
            <text:p>80.6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Excel Sheet Column Title</text:p>
          </table:table-cell>
          <table:table-cell table:style-name="ce4" table:formula="of:=HYPERLINK( concat(&quot;https://leetcode.com/problems/&quot;; [.D791]); [.B791])" office:value-type="string" office:string-value="" calcext:value-type="error">
            <text:p>#NAME?</text:p>
          </table:table-cell>
          <table:table-cell table:style-name="ce6" office:value-type="string" calcext:value-type="string">
            <text:p>excel-sheet-column-titl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1177" calcext:value-type="float">
            <text:p>1177</text:p>
          </table:table-cell>
          <table:table-cell table:style-name="ce6" office:value-type="float" office:value="247" calcext:value-type="float">
            <text:p>247</text:p>
          </table:table-cell>
          <table:table-cell table:style-name="ce6" table:formula="of:=ROUND( IFERROR((( [.G791]+ 1.9208) / ( [.G791] + [.H791]) - 1.96 * SQRT(([.G791] *  [.H791]) / ([.G791] +  [.H791]) + 0.9604) / ([.G791] +  [.H791])) / (1 + 3.8416 / ([.G791] +  [.H791]));0); 5) * 100" office:value-type="float" office:value="80.601" calcext:value-type="float">
            <text:p>80.6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2" office:value-type="string" calcext:value-type="string">
            <text:p>Evaluate Boolean Expression</text:p>
          </table:table-cell>
          <table:table-cell table:style-name="ce4" table:formula="of:=HYPERLINK( concat(&quot;https://leetcode.com/problems/&quot;; [.D792]); [.B792])" office:value-type="string" office:string-value="" calcext:value-type="error">
            <text:p>#NAME?</text:p>
          </table:table-cell>
          <table:table-cell table:style-name="ce6" office:value-type="string" calcext:value-type="string">
            <text:p>evaluate-boolean-expression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ROUND( IFERROR((( [.G792]+ 1.9208) / ( [.G792] + [.H792]) - 1.96 * SQRT(([.G792] *  [.H792]) / ([.G792] +  [.H792]) + 0.9604) / ([.G792] +  [.H792])) / (1 + 3.8416 / ([.G792] +  [.H792]));0); 5) * 100" office:value-type="float" office:value="80.456" calcext:value-type="float">
            <text:p>80.45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46" calcext:value-type="float">
            <text:p>1146</text:p>
          </table:table-cell>
          <table:table-cell table:style-name="ce2" office:value-type="string" calcext:value-type="string">
            <text:p>Snapshot Array</text:p>
          </table:table-cell>
          <table:table-cell table:style-name="ce4" table:formula="of:=HYPERLINK( concat(&quot;https://leetcode.com/problems/&quot;; [.D793]); [.B793])" office:value-type="string" office:string-value="" calcext:value-type="error">
            <text:p>#NAME?</text:p>
          </table:table-cell>
          <table:table-cell table:style-name="ce6" office:value-type="string" calcext:value-type="string">
            <text:p>snapshot-arra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492" calcext:value-type="float">
            <text:p>492</text:p>
          </table:table-cell>
          <table:table-cell table:style-name="ce6" office:value-type="float" office:value="97" calcext:value-type="float">
            <text:p>97</text:p>
          </table:table-cell>
          <table:table-cell table:style-name="ce6" table:formula="of:=ROUND( IFERROR((( [.G793]+ 1.9208) / ( [.G793] + [.H793]) - 1.96 * SQRT(([.G793] *  [.H793]) / ([.G793] +  [.H793]) + 0.9604) / ([.G793] +  [.H793])) / (1 + 3.8416 / ([.G793] +  [.H793]));0); 5) * 100" office:value-type="float" office:value="80.321" calcext:value-type="float">
            <text:p>80.32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26" calcext:value-type="float">
            <text:p>1326</text:p>
          </table:table-cell>
          <table:table-cell table:style-name="ce2" office:value-type="string" calcext:value-type="string">
            <text:p>Minimum Number of Taps to Open to Water a Garden</text:p>
          </table:table-cell>
          <table:table-cell table:style-name="ce4" table:formula="of:=HYPERLINK( concat(&quot;https://leetcode.com/problems/&quot;; [.D794]); [.B794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number-of-taps-to-open-to-water-a-garden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Greedy, 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formula="of:=ROUND( IFERROR((( [.G794]+ 1.9208) / ( [.G794] + [.H794]) - 1.96 * SQRT(([.G794] *  [.H794]) / ([.G794] +  [.H794]) + 0.9604) / ([.G794] +  [.H794])) / (1 + 3.8416 / ([.G794] +  [.H794]));0); 5) * 100" office:value-type="float" office:value="80.298" calcext:value-type="float">
            <text:p>80.29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First Missing Positive</text:p>
          </table:table-cell>
          <table:table-cell table:style-name="ce4" table:formula="of:=HYPERLINK( concat(&quot;https://leetcode.com/problems/&quot;; [.D795]); [.B795])" office:value-type="string" office:string-value="" calcext:value-type="error">
            <text:p>#NAME?</text:p>
          </table:table-cell>
          <table:table-cell table:style-name="ce6" office:value-type="string" calcext:value-type="string">
            <text:p>first-missing-positiv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3473" calcext:value-type="float">
            <text:p>3473</text:p>
          </table:table-cell>
          <table:table-cell table:style-name="ce6" office:value-type="float" office:value="792" calcext:value-type="float">
            <text:p>792</text:p>
          </table:table-cell>
          <table:table-cell table:style-name="ce6" table:formula="of:=ROUND( IFERROR((( [.G795]+ 1.9208) / ( [.G795] + [.H795]) - 1.96 * SQRT(([.G795] *  [.H795]) / ([.G795] +  [.H795]) + 0.9604) / ([.G795] +  [.H795])) / (1 + 3.8416 / ([.G795] +  [.H795]));0); 5) * 100" office:value-type="float" office:value="80.235" calcext:value-type="float">
            <text:p>80.2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91" calcext:value-type="float">
            <text:p>991</text:p>
          </table:table-cell>
          <table:table-cell table:style-name="ce2" office:value-type="string" calcext:value-type="string">
            <text:p>Broken Calculator</text:p>
          </table:table-cell>
          <table:table-cell table:style-name="ce4" table:formula="of:=HYPERLINK( concat(&quot;https://leetcode.com/problems/&quot;; [.D796]); [.B796])" office:value-type="string" office:string-value="" calcext:value-type="error">
            <text:p>#NAME?</text:p>
          </table:table-cell>
          <table:table-cell table:style-name="ce6" office:value-type="string" calcext:value-type="string">
            <text:p>broken-calculato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Greedy, 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84" calcext:value-type="float">
            <text:p>84</text:p>
          </table:table-cell>
          <table:table-cell table:style-name="ce6" table:formula="of:=ROUND( IFERROR((( [.G796]+ 1.9208) / ( [.G796] + [.H796]) - 1.96 * SQRT(([.G796] *  [.H796]) / ([.G796] +  [.H796]) + 0.9604) / ([.G796] +  [.H796])) / (1 + 3.8416 / ([.G796] +  [.H796]));0); 5) * 100" office:value-type="float" office:value="80.138" calcext:value-type="float">
            <text:p>80.13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54" calcext:value-type="float">
            <text:p>954</text:p>
          </table:table-cell>
          <table:table-cell table:style-name="ce2" office:value-type="string" calcext:value-type="string">
            <text:p>Array of Doubled Pairs</text:p>
          </table:table-cell>
          <table:table-cell table:style-name="ce4" table:formula="of:=HYPERLINK( concat(&quot;https://leetcode.com/problems/&quot;; [.D797]); [.B797])" office:value-type="string" office:string-value="" calcext:value-type="error">
            <text:p>#NAME?</text:p>
          </table:table-cell>
          <table:table-cell table:style-name="ce6" office:value-type="string" calcext:value-type="string">
            <text:p>array-of-doubled-pai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Hash Table, </text:p>
          </table:table-cell>
          <table:table-cell table:style-name="ce6" office:value-type="float" office:value="263" calcext:value-type="float">
            <text:p>263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formula="of:=ROUND( IFERROR((( [.G797]+ 1.9208) / ( [.G797] + [.H797]) - 1.96 * SQRT(([.G797] *  [.H797]) / ([.G797] +  [.H797]) + 0.9604) / ([.G797] +  [.H797])) / (1 + 3.8416 / ([.G797] +  [.H797]));0); 5) * 100" office:value-type="float" office:value="80.131" calcext:value-type="float">
            <text:p>80.13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88" calcext:value-type="float">
            <text:p>688</text:p>
          </table:table-cell>
          <table:table-cell table:style-name="ce2" office:value-type="string" calcext:value-type="string">
            <text:p>Knight Probability in Chessboard</text:p>
          </table:table-cell>
          <table:table-cell table:style-name="ce4" table:formula="of:=HYPERLINK( concat(&quot;https://leetcode.com/problems/&quot;; [.D798]); [.B798])" office:value-type="string" office:string-value="" calcext:value-type="error">
            <text:p>#NAME?</text:p>
          </table:table-cell>
          <table:table-cell table:style-name="ce6" office:value-type="string" calcext:value-type="string">
            <text:p>knight-probability-in-chessboard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774" calcext:value-type="float">
            <text:p>774</text:p>
          </table:table-cell>
          <table:table-cell table:style-name="ce6" office:value-type="float" office:value="164" calcext:value-type="float">
            <text:p>164</text:p>
          </table:table-cell>
          <table:table-cell table:style-name="ce6" table:formula="of:=ROUND( IFERROR((( [.G798]+ 1.9208) / ( [.G798] + [.H798]) - 1.96 * SQRT(([.G798] *  [.H798]) / ([.G798] +  [.H798]) + 0.9604) / ([.G798] +  [.H798])) / (1 + 3.8416 / ([.G798] +  [.H798]));0); 5) * 100" office:value-type="float" office:value="79.954" calcext:value-type="float">
            <text:p>79.95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46" calcext:value-type="float">
            <text:p>746</text:p>
          </table:table-cell>
          <table:table-cell table:style-name="ce2" office:value-type="string" calcext:value-type="string">
            <text:p>Min Cost Climbing Stairs</text:p>
          </table:table-cell>
          <table:table-cell table:style-name="ce4" table:formula="of:=HYPERLINK( concat(&quot;https://leetcode.com/problems/&quot;; [.D799]); [.B799])" office:value-type="string" office:string-value="" calcext:value-type="error">
            <text:p>#NAME?</text:p>
          </table:table-cell>
          <table:table-cell table:style-name="ce6" office:value-type="string" calcext:value-type="string">
            <text:p>min-cost-climbing-stair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Dynamic Programming, </text:p>
          </table:table-cell>
          <table:table-cell table:style-name="ce6" office:value-type="float" office:value="1995" calcext:value-type="float">
            <text:p>1995</text:p>
          </table:table-cell>
          <table:table-cell table:style-name="ce6" office:value-type="float" office:value="453" calcext:value-type="float">
            <text:p>453</text:p>
          </table:table-cell>
          <table:table-cell table:style-name="ce6" table:formula="of:=ROUND( IFERROR((( [.G799]+ 1.9208) / ( [.G799] + [.H799]) - 1.96 * SQRT(([.G799] *  [.H799]) / ([.G799] +  [.H799]) + 0.9604) / ([.G799] +  [.H799])) / (1 + 3.8416 / ([.G799] +  [.H799]));0); 5) * 100" office:value-type="float" office:value="79.908" calcext:value-type="float">
            <text:p>79.9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Gas Station</text:p>
          </table:table-cell>
          <table:table-cell table:style-name="ce4" table:formula="of:=HYPERLINK( concat(&quot;https://leetcode.com/problems/&quot;; [.D800]); [.B800])" office:value-type="string" office:string-value="" calcext:value-type="error">
            <text:p>#NAME?</text:p>
          </table:table-cell>
          <table:table-cell table:style-name="ce6" office:value-type="string" calcext:value-type="string">
            <text:p>gas-sta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1670" calcext:value-type="float">
            <text:p>1670</text:p>
          </table:table-cell>
          <table:table-cell table:style-name="ce6" office:value-type="float" office:value="376" calcext:value-type="float">
            <text:p>376</text:p>
          </table:table-cell>
          <table:table-cell table:style-name="ce6" table:formula="of:=ROUND( IFERROR((( [.G800]+ 1.9208) / ( [.G800] + [.H800]) - 1.96 * SQRT(([.G800] *  [.H800]) / ([.G800] +  [.H800]) + 0.9604) / ([.G800] +  [.H800])) / (1 + 3.8416 / ([.G800] +  [.H800]));0); 5) * 100" office:value-type="float" office:value="79.886" calcext:value-type="float">
            <text:p>79.8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43" calcext:value-type="float">
            <text:p>943</text:p>
          </table:table-cell>
          <table:table-cell table:style-name="ce2" office:value-type="string" calcext:value-type="string">
            <text:p>Find the Shortest Superstring</text:p>
          </table:table-cell>
          <table:table-cell table:style-name="ce4" table:formula="of:=HYPERLINK( concat(&quot;https://leetcode.com/problems/&quot;; [.D801]); [.B801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the-shortest-superstring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ROUND( IFERROR((( [.G801]+ 1.9208) / ( [.G801] + [.H801]) - 1.96 * SQRT(([.G801] *  [.H801]) / ([.G801] +  [.H801]) + 0.9604) / ([.G801] +  [.H801])) / (1 + 3.8416 / ([.G801] +  [.H801]));0); 5) * 100" office:value-type="float" office:value="79.841" calcext:value-type="float">
            <text:p>79.84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Maximum Gap</text:p>
          </table:table-cell>
          <table:table-cell table:style-name="ce4" table:formula="of:=HYPERLINK( concat(&quot;https://leetcode.com/problems/&quot;; [.D802]); [.B802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gap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ort, </text:p>
          </table:table-cell>
          <table:table-cell table:style-name="ce6" office:value-type="float" office:value="830" calcext:value-type="float">
            <text:p>830</text:p>
          </table:table-cell>
          <table:table-cell table:style-name="ce6" office:value-type="float" office:value="179" calcext:value-type="float">
            <text:p>179</text:p>
          </table:table-cell>
          <table:table-cell table:style-name="ce6" table:formula="of:=ROUND( IFERROR((( [.G802]+ 1.9208) / ( [.G802] + [.H802]) - 1.96 * SQRT(([.G802] *  [.H802]) / ([.G802] +  [.H802]) + 0.9604) / ([.G802] +  [.H802])) / (1 + 3.8416 / ([.G802] +  [.H802]));0); 5) * 100" office:value-type="float" office:value="79.781" calcext:value-type="float">
            <text:p>79.7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Count Student Number in Departments</text:p>
          </table:table-cell>
          <table:table-cell table:style-name="ce4" table:formula="of:=HYPERLINK( concat(&quot;https://leetcode.com/problems/&quot;; [.D803]); [.B803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-student-number-in-departments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ROUND( IFERROR((( [.G803]+ 1.9208) / ( [.G803] + [.H803]) - 1.96 * SQRT(([.G803] *  [.H803]) / ([.G803] +  [.H803]) + 0.9604) / ([.G803] +  [.H803])) / (1 + 3.8416 / ([.G803] +  [.H803]));0); 5) * 100" office:value-type="float" office:value="79.757" calcext:value-type="float">
            <text:p>79.75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Reaching Points</text:p>
          </table:table-cell>
          <table:table-cell table:style-name="ce4" table:formula="of:=HYPERLINK( concat(&quot;https://leetcode.com/problems/&quot;; [.D804]); [.B804])" office:value-type="string" office:string-value="" calcext:value-type="error">
            <text:p>#NAME?</text:p>
          </table:table-cell>
          <table:table-cell table:style-name="ce6" office:value-type="string" calcext:value-type="string">
            <text:p>reaching-point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453" calcext:value-type="float">
            <text:p>453</text:p>
          </table:table-cell>
          <table:table-cell table:style-name="ce6" office:value-type="float" office:value="92" calcext:value-type="float">
            <text:p>92</text:p>
          </table:table-cell>
          <table:table-cell table:style-name="ce6" table:formula="of:=ROUND( IFERROR((( [.G804]+ 1.9208) / ( [.G804] + [.H804]) - 1.96 * SQRT(([.G804] *  [.H804]) / ([.G804] +  [.H804]) + 0.9604) / ([.G804] +  [.H804])) / (1 + 3.8416 / ([.G804] +  [.H804]));0); 5) * 100" office:value-type="float" office:value="79.745" calcext:value-type="float">
            <text:p>79.74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89" calcext:value-type="float">
            <text:p>989</text:p>
          </table:table-cell>
          <table:table-cell table:style-name="ce2" office:value-type="string" calcext:value-type="string">
            <text:p>Add to Array-Form of Integer</text:p>
          </table:table-cell>
          <table:table-cell table:style-name="ce4" table:formula="of:=HYPERLINK( concat(&quot;https://leetcode.com/problems/&quot;; [.D805]); [.B805])" office:value-type="string" office:string-value="" calcext:value-type="error">
            <text:p>#NAME?</text:p>
          </table:table-cell>
          <table:table-cell table:style-name="ce6" office:value-type="string" calcext:value-type="string">
            <text:p>add-to-array-form-of-integ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ROUND( IFERROR((( [.G805]+ 1.9208) / ( [.G805] + [.H805]) - 1.96 * SQRT(([.G805] *  [.H805]) / ([.G805] +  [.H805]) + 0.9604) / ([.G805] +  [.H805])) / (1 + 3.8416 / ([.G805] +  [.H805]));0); 5) * 100" office:value-type="float" office:value="79.691" calcext:value-type="float">
            <text:p>79.69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Perfect Rectangle</text:p>
          </table:table-cell>
          <table:table-cell table:style-name="ce4" table:formula="of:=HYPERLINK( concat(&quot;https://leetcode.com/problems/&quot;; [.D806]); [.B806])" office:value-type="string" office:string-value="" calcext:value-type="error">
            <text:p>#NAME?</text:p>
          </table:table-cell>
          <table:table-cell table:style-name="ce6" office:value-type="string" calcext:value-type="string">
            <text:p>perfect-rectangl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Line Sweep, </text:p>
          </table:table-cell>
          <table:table-cell table:style-name="ce6" office:value-type="float" office:value="363" calcext:value-type="float">
            <text:p>363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ROUND( IFERROR((( [.G806]+ 1.9208) / ( [.G806] + [.H806]) - 1.96 * SQRT(([.G806] *  [.H806]) / ([.G806] +  [.H806]) + 0.9604) / ([.G806] +  [.H806])) / (1 + 3.8416 / ([.G806] +  [.H806]));0); 5) * 100" office:value-type="float" office:value="79.666" calcext:value-type="float">
            <text:p>79.66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Find Words That Can Be Formed by Characters</text:p>
          </table:table-cell>
          <table:table-cell table:style-name="ce4" table:formula="of:=HYPERLINK( concat(&quot;https://leetcode.com/problems/&quot;; [.D807]); [.B807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words-that-can-be-formed-by-character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Hash Table, </text:p>
          </table:table-cell>
          <table:table-cell table:style-name="ce6" office:value-type="float" office:value="336" calcext:value-type="float">
            <text:p>336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ROUND( IFERROR((( [.G807]+ 1.9208) / ( [.G807] + [.H807]) - 1.96 * SQRT(([.G807] *  [.H807]) / ([.G807] +  [.H807]) + 0.9604) / ([.G807] +  [.H807])) / (1 + 3.8416 / ([.G807] +  [.H807]));0); 5) * 100" office:value-type="float" office:value="79.646" calcext:value-type="float">
            <text:p>79.64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Power of Two</text:p>
          </table:table-cell>
          <table:table-cell table:style-name="ce4" table:formula="of:=HYPERLINK( concat(&quot;https://leetcode.com/problems/&quot;; [.D808]); [.B808])" office:value-type="string" office:string-value="" calcext:value-type="error">
            <text:p>#NAME?</text:p>
          </table:table-cell>
          <table:table-cell table:style-name="ce6" office:value-type="string" calcext:value-type="string">
            <text:p>power-of-two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Bit Manipulation, </text:p>
          </table:table-cell>
          <table:table-cell table:style-name="ce6" office:value-type="float" office:value="886" calcext:value-type="float">
            <text:p>886</text:p>
          </table:table-cell>
          <table:table-cell table:style-name="ce6" office:value-type="float" office:value="194" calcext:value-type="float">
            <text:p>194</text:p>
          </table:table-cell>
          <table:table-cell table:style-name="ce6" table:formula="of:=ROUND( IFERROR((( [.G808]+ 1.9208) / ( [.G808] + [.H808]) - 1.96 * SQRT(([.G808] *  [.H808]) / ([.G808] +  [.H808]) + 0.9604) / ([.G808] +  [.H808])) / (1 + 3.8416 / ([.G808] +  [.H808]));0); 5) * 100" office:value-type="float" office:value="79.635" calcext:value-type="float">
            <text:p>79.6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16" calcext:value-type="float">
            <text:p>716</text:p>
          </table:table-cell>
          <table:table-cell table:style-name="ce2" office:value-type="string" calcext:value-type="string">
            <text:p>Max Stack</text:p>
          </table:table-cell>
          <table:table-cell table:style-name="ce4" table:formula="of:=HYPERLINK( concat(&quot;https://leetcode.com/problems/&quot;; [.D809]); [.B809])" office:value-type="string" office:string-value="" calcext:value-type="error">
            <text:p>#NAME?</text:p>
          </table:table-cell>
          <table:table-cell table:style-name="ce6" office:value-type="string" calcext:value-type="string">
            <text:p>max-stack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Design, </text:p>
          </table:table-cell>
          <table:table-cell table:style-name="ce6" office:value-type="float" office:value="711" calcext:value-type="float">
            <text:p>711</text:p>
          </table:table-cell>
          <table:table-cell table:style-name="ce6" office:value-type="float" office:value="153" calcext:value-type="float">
            <text:p>153</text:p>
          </table:table-cell>
          <table:table-cell table:style-name="ce6" table:formula="of:=ROUND( IFERROR((( [.G809]+ 1.9208) / ( [.G809] + [.H809]) - 1.96 * SQRT(([.G809] *  [.H809]) / ([.G809] +  [.H809]) + 0.9604) / ([.G809] +  [.H809])) / (1 + 3.8416 / ([.G809] +  [.H809]));0); 5) * 100" office:value-type="float" office:value="79.605" calcext:value-type="float">
            <text:p>79.6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14" calcext:value-type="float">
            <text:p>1314</text:p>
          </table:table-cell>
          <table:table-cell table:style-name="ce2" office:value-type="string" calcext:value-type="string">
            <text:p>Matrix Block Sum</text:p>
          </table:table-cell>
          <table:table-cell table:style-name="ce4" table:formula="of:=HYPERLINK( concat(&quot;https://leetcode.com/problems/&quot;; [.D810]); [.B810])" office:value-type="string" office:string-value="" calcext:value-type="error">
            <text:p>#NAME?</text:p>
          </table:table-cell>
          <table:table-cell table:style-name="ce6" office:value-type="string" calcext:value-type="string">
            <text:p>matrix-block-su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339" calcext:value-type="float">
            <text:p>339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ROUND( IFERROR((( [.G810]+ 1.9208) / ( [.G810] + [.H810]) - 1.96 * SQRT(([.G810] *  [.H810]) / ([.G810] +  [.H810]) + 0.9604) / ([.G810] +  [.H810])) / (1 + 3.8416 / ([.G810] +  [.H810]));0); 5) * 100" office:value-type="float" office:value="79.576" calcext:value-type="float">
            <text:p>79.57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Integer Break</text:p>
          </table:table-cell>
          <table:table-cell table:style-name="ce4" table:formula="of:=HYPERLINK( concat(&quot;https://leetcode.com/problems/&quot;; [.D811]); [.B811])" office:value-type="string" office:string-value="" calcext:value-type="error">
            <text:p>#NAME?</text:p>
          </table:table-cell>
          <table:table-cell table:style-name="ce6" office:value-type="string" calcext:value-type="string">
            <text:p>integer-break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Dynamic Programming, </text:p>
          </table:table-cell>
          <table:table-cell table:style-name="ce6" office:value-type="float" office:value="1004" calcext:value-type="float">
            <text:p>1004</text:p>
          </table:table-cell>
          <table:table-cell table:style-name="ce6" office:value-type="float" office:value="223" calcext:value-type="float">
            <text:p>223</text:p>
          </table:table-cell>
          <table:table-cell table:style-name="ce6" table:formula="of:=ROUND( IFERROR((( [.G811]+ 1.9208) / ( [.G811] + [.H811]) - 1.96 * SQRT(([.G811] *  [.H811]) / ([.G811] +  [.H811]) + 0.9604) / ([.G811] +  [.H811])) / (1 + 3.8416 / ([.G811] +  [.H811]));0); 5) * 100" office:value-type="float" office:value="79.57" calcext:value-type="float">
            <text:p>79.5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Find Pivot Index</text:p>
          </table:table-cell>
          <table:table-cell table:style-name="ce4" table:formula="of:=HYPERLINK( concat(&quot;https://leetcode.com/problems/&quot;; [.D812]); [.B812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pivot-index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091" calcext:value-type="float">
            <text:p>1091</text:p>
          </table:table-cell>
          <table:table-cell table:style-name="ce6" office:value-type="float" office:value="244" calcext:value-type="float">
            <text:p>244</text:p>
          </table:table-cell>
          <table:table-cell table:style-name="ce6" table:formula="of:=ROUND( IFERROR((( [.G812]+ 1.9208) / ( [.G812] + [.H812]) - 1.96 * SQRT(([.G812] *  [.H812]) / ([.G812] +  [.H812]) + 0.9604) / ([.G812] +  [.H812])) / (1 + 3.8416 / ([.G812] +  [.H812]));0); 5) * 100" office:value-type="float" office:value="79.56" calcext:value-type="float">
            <text:p>79.5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84" calcext:value-type="float">
            <text:p>884</text:p>
          </table:table-cell>
          <table:table-cell table:style-name="ce2" office:value-type="string" calcext:value-type="string">
            <text:p>Uncommon Words from Two Sentences</text:p>
          </table:table-cell>
          <table:table-cell table:style-name="ce4" table:formula="of:=HYPERLINK( concat(&quot;https://leetcode.com/problems/&quot;; [.D813]); [.B813])" office:value-type="string" office:string-value="" calcext:value-type="error">
            <text:p>#NAME?</text:p>
          </table:table-cell>
          <table:table-cell table:style-name="ce6" office:value-type="string" calcext:value-type="string">
            <text:p>uncommon-words-from-two-sentence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421" calcext:value-type="float">
            <text:p>421</text:p>
          </table:table-cell>
          <table:table-cell table:style-name="ce6" office:value-type="float" office:value="86" calcext:value-type="float">
            <text:p>86</text:p>
          </table:table-cell>
          <table:table-cell table:style-name="ce6" table:formula="of:=ROUND( IFERROR((( [.G813]+ 1.9208) / ( [.G813] + [.H813]) - 1.96 * SQRT(([.G813] *  [.H813]) / ([.G813] +  [.H813]) + 0.9604) / ([.G813] +  [.H813])) / (1 + 3.8416 / ([.G813] +  [.H813]));0); 5) * 100" office:value-type="float" office:value="79.525" calcext:value-type="float">
            <text:p>79.52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91" calcext:value-type="float">
            <text:p>1491</text:p>
          </table:table-cell>
          <table:table-cell table:style-name="ce2" office:value-type="string" calcext:value-type="string">
            <text:p>Average Salary Excluding the Minimum and Maximum Salary</text:p>
          </table:table-cell>
          <table:table-cell table:style-name="ce4" table:formula="of:=HYPERLINK( concat(&quot;https://leetcode.com/problems/&quot;; [.D814]); [.B814])" office:value-type="string" office:string-value="" calcext:value-type="error">
            <text:p>#NAME?</text:p>
          </table:table-cell>
          <table:table-cell table:style-name="ce6" office:value-type="string" calcext:value-type="string">
            <text:p>average-salary-excluding-the-minimum-and-maximum-salar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Sort, 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ROUND( IFERROR((( [.G814]+ 1.9208) / ( [.G814] + [.H814]) - 1.96 * SQRT(([.G814] *  [.H814]) / ([.G814] +  [.H814]) + 0.9604) / ([.G814] +  [.H814])) / (1 + 3.8416 / ([.G814] +  [.H814]));0); 5) * 100" office:value-type="float" office:value="79.503" calcext:value-type="float">
            <text:p>79.5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48" calcext:value-type="float">
            <text:p>848</text:p>
          </table:table-cell>
          <table:table-cell table:style-name="ce2" office:value-type="string" calcext:value-type="string">
            <text:p>Shifting Letters</text:p>
          </table:table-cell>
          <table:table-cell table:style-name="ce4" table:formula="of:=HYPERLINK( concat(&quot;https://leetcode.com/problems/&quot;; [.D815]); [.B815])" office:value-type="string" office:string-value="" calcext:value-type="error">
            <text:p>#NAME?</text:p>
          </table:table-cell>
          <table:table-cell table:style-name="ce6" office:value-type="string" calcext:value-type="string">
            <text:p>shifting-lette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54" calcext:value-type="float">
            <text:p>54</text:p>
          </table:table-cell>
          <table:table-cell table:style-name="ce6" table:formula="of:=ROUND( IFERROR((( [.G815]+ 1.9208) / ( [.G815] + [.H815]) - 1.96 * SQRT(([.G815] *  [.H815]) / ([.G815] +  [.H815]) + 0.9604) / ([.G815] +  [.H815])) / (1 + 3.8416 / ([.G815] +  [.H815]));0); 5) * 100" office:value-type="float" office:value="79.443" calcext:value-type="float">
            <text:p>79.44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33" calcext:value-type="float">
            <text:p>1233</text:p>
          </table:table-cell>
          <table:table-cell table:style-name="ce2" office:value-type="string" calcext:value-type="string">
            <text:p>Remove Sub-Folders from the Filesystem</text:p>
          </table:table-cell>
          <table:table-cell table:style-name="ce4" table:formula="of:=HYPERLINK( concat(&quot;https://leetcode.com/problems/&quot;; [.D816]); [.B816])" office:value-type="string" office:string-value="" calcext:value-type="error">
            <text:p>#NAME?</text:p>
          </table:table-cell>
          <table:table-cell table:style-name="ce6" office:value-type="string" calcext:value-type="string">
            <text:p>remove-sub-folders-from-the-filesyste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String, 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ROUND( IFERROR((( [.G816]+ 1.9208) / ( [.G816] + [.H816]) - 1.96 * SQRT(([.G816] *  [.H816]) / ([.G816] +  [.H816]) + 0.9604) / ([.G816] +  [.H816])) / (1 + 3.8416 / ([.G816] +  [.H816]));0); 5) * 100" office:value-type="float" office:value="79.352" calcext:value-type="float">
            <text:p>79.35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09" calcext:value-type="float">
            <text:p>1109</text:p>
          </table:table-cell>
          <table:table-cell table:style-name="ce2" office:value-type="string" calcext:value-type="string">
            <text:p>Corporate Flight Bookings</text:p>
          </table:table-cell>
          <table:table-cell table:style-name="ce4" table:formula="of:=HYPERLINK( concat(&quot;https://leetcode.com/problems/&quot;; [.D817]); [.B817])" office:value-type="string" office:string-value="" calcext:value-type="error">
            <text:p>#NAME?</text:p>
          </table:table-cell>
          <table:table-cell table:style-name="ce6" office:value-type="string" calcext:value-type="string">
            <text:p>corporate-flight-booking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Math, </text:p>
          </table:table-cell>
          <table:table-cell table:style-name="ce6" office:value-type="float" office:value="438" calcext:value-type="float">
            <text:p>438</text:p>
          </table:table-cell>
          <table:table-cell table:style-name="ce6" office:value-type="float" office:value="91" calcext:value-type="float">
            <text:p>91</text:p>
          </table:table-cell>
          <table:table-cell table:style-name="ce6" table:formula="of:=ROUND( IFERROR((( [.G817]+ 1.9208) / ( [.G817] + [.H817]) - 1.96 * SQRT(([.G817] *  [.H817]) / ([.G817] +  [.H817]) + 0.9604) / ([.G817] +  [.H817])) / (1 + 3.8416 / ([.G817] +  [.H817]));0); 5) * 100" office:value-type="float" office:value="79.348" calcext:value-type="float">
            <text:p>79.34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Design Twitter</text:p>
          </table:table-cell>
          <table:table-cell table:style-name="ce4" table:formula="of:=HYPERLINK( concat(&quot;https://leetcode.com/problems/&quot;; [.D818]); [.B818])" office:value-type="string" office:string-value="" calcext:value-type="error">
            <text:p>#NAME?</text:p>
          </table:table-cell>
          <table:table-cell table:style-name="ce6" office:value-type="string" calcext:value-type="string">
            <text:p>design-twitt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Heap, Design, </text:p>
          </table:table-cell>
          <table:table-cell table:style-name="ce6" office:value-type="float" office:value="878" calcext:value-type="float">
            <text:p>878</text:p>
          </table:table-cell>
          <table:table-cell table:style-name="ce6" office:value-type="float" office:value="196" calcext:value-type="float">
            <text:p>196</text:p>
          </table:table-cell>
          <table:table-cell table:style-name="ce6" table:formula="of:=ROUND( IFERROR((( [.G818]+ 1.9208) / ( [.G818] + [.H818]) - 1.96 * SQRT(([.G818] *  [.H818]) / ([.G818] +  [.H818]) + 0.9604) / ([.G818] +  [.H818])) / (1 + 3.8416 / ([.G818] +  [.H818]));0); 5) * 100" office:value-type="float" office:value="79.329" calcext:value-type="float">
            <text:p>79.3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Unique Email Addresses</text:p>
          </table:table-cell>
          <table:table-cell table:style-name="ce4" table:formula="of:=HYPERLINK( concat(&quot;https://leetcode.com/problems/&quot;; [.D819]); [.B819])" office:value-type="string" office:string-value="" calcext:value-type="error">
            <text:p>#NAME?</text:p>
          </table:table-cell>
          <table:table-cell table:style-name="ce6" office:value-type="string" calcext:value-type="string">
            <text:p>unique-email-addresse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832" calcext:value-type="float">
            <text:p>832</text:p>
          </table:table-cell>
          <table:table-cell table:style-name="ce6" office:value-type="float" office:value="185" calcext:value-type="float">
            <text:p>185</text:p>
          </table:table-cell>
          <table:table-cell table:style-name="ce6" table:formula="of:=ROUND( IFERROR((( [.G819]+ 1.9208) / ( [.G819] + [.H819]) - 1.96 * SQRT(([.G819] *  [.H819]) / ([.G819] +  [.H819]) + 0.9604) / ([.G819] +  [.H819])) / (1 + 3.8416 / ([.G819] +  [.H819]));0); 5) * 100" office:value-type="float" office:value="79.32" calcext:value-type="float">
            <text:p>79.3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48" calcext:value-type="float">
            <text:p>1148</text:p>
          </table:table-cell>
          <table:table-cell table:style-name="ce2" office:value-type="string" calcext:value-type="string">
            <text:p>Article Views I</text:p>
          </table:table-cell>
          <table:table-cell table:style-name="ce4" table:formula="of:=HYPERLINK( concat(&quot;https://leetcode.com/problems/&quot;; [.D820]); [.B820])" office:value-type="string" office:string-value="" calcext:value-type="error">
            <text:p>#NAME?</text:p>
          </table:table-cell>
          <table:table-cell table:style-name="ce6" office:value-type="string" calcext:value-type="string">
            <text:p>article-views-i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29" calcext:value-type="float">
            <text:p>2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ROUND( IFERROR((( [.G820]+ 1.9208) / ( [.G820] + [.H820]) - 1.96 * SQRT(([.G820] *  [.H820]) / ([.G820] +  [.H820]) + 0.9604) / ([.G820] +  [.H820])) / (1 + 3.8416 / ([.G820] +  [.H820]));0); 5) * 100" office:value-type="float" office:value="79.281" calcext:value-type="float">
            <text:p>79.2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59" calcext:value-type="float">
            <text:p>1059</text:p>
          </table:table-cell>
          <table:table-cell table:style-name="ce2" office:value-type="string" calcext:value-type="string">
            <text:p>All Paths from Source Lead to Destination</text:p>
          </table:table-cell>
          <table:table-cell table:style-name="ce4" table:formula="of:=HYPERLINK( concat(&quot;https://leetcode.com/problems/&quot;; [.D821]); [.B821])" office:value-type="string" office:string-value="" calcext:value-type="error">
            <text:p>#NAME?</text:p>
          </table:table-cell>
          <table:table-cell table:style-name="ce6" office:value-type="string" calcext:value-type="string">
            <text:p>all-paths-from-source-lead-to-destina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Graph, 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ROUND( IFERROR((( [.G821]+ 1.9208) / ( [.G821] + [.H821]) - 1.96 * SQRT(([.G821] *  [.H821]) / ([.G821] +  [.H821]) + 0.9604) / ([.G821] +  [.H821])) / (1 + 3.8416 / ([.G821] +  [.H821]));0); 5) * 100" office:value-type="float" office:value="79.269" calcext:value-type="float">
            <text:p>79.26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Replace the Substring for Balanced String</text:p>
          </table:table-cell>
          <table:table-cell table:style-name="ce4" table:formula="of:=HYPERLINK( concat(&quot;https://leetcode.com/problems/&quot;; [.D822]); [.B822])" office:value-type="string" office:string-value="" calcext:value-type="error">
            <text:p>#NAME?</text:p>
          </table:table-cell>
          <table:table-cell table:style-name="ce6" office:value-type="string" calcext:value-type="string">
            <text:p>replace-the-substring-for-balanced-str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wo Pointers, String, </text:p>
          </table:table-cell>
          <table:table-cell table:style-name="ce6" office:value-type="float" office:value="276" calcext:value-type="float">
            <text:p>276</text:p>
          </table:table-cell>
          <table:table-cell table:style-name="ce6" office:value-type="float" office:value="54" calcext:value-type="float">
            <text:p>54</text:p>
          </table:table-cell>
          <table:table-cell table:style-name="ce6" table:formula="of:=ROUND( IFERROR((( [.G822]+ 1.9208) / ( [.G822] + [.H822]) - 1.96 * SQRT(([.G822] *  [.H822]) / ([.G822] +  [.H822]) + 0.9604) / ([.G822] +  [.H822])) / (1 + 3.8416 / ([.G822] +  [.H822]));0); 5) * 100" office:value-type="float" office:value="79.262" calcext:value-type="float">
            <text:p>79.26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93" calcext:value-type="float">
            <text:p>1393</text:p>
          </table:table-cell>
          <table:table-cell table:style-name="ce2" office:value-type="string" calcext:value-type="string">
            <text:p>Capital Gain/Loss</text:p>
          </table:table-cell>
          <table:table-cell table:style-name="ce4" table:formula="of:=HYPERLINK( concat(&quot;https://leetcode.com/problems/&quot;; [.D823]); [.B823])" office:value-type="string" office:string-value="" calcext:value-type="error">
            <text:p>#NAME?</text:p>
          </table:table-cell>
          <table:table-cell table:style-name="ce6" office:value-type="string" calcext:value-type="string">
            <text:p>capital-gainloss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35" calcext:value-type="float">
            <text:p>3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ROUND( IFERROR((( [.G823]+ 1.9208) / ( [.G823] + [.H823]) - 1.96 * SQRT(([.G823] *  [.H823]) / ([.G823] +  [.H823]) + 0.9604) / ([.G823] +  [.H823])) / (1 + 3.8416 / ([.G823] +  [.H823]));0); 5) * 100" office:value-type="float" office:value="79.2" calcext:value-type="float">
            <text:p>79.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Partition List</text:p>
          </table:table-cell>
          <table:table-cell table:style-name="ce4" table:formula="of:=HYPERLINK( concat(&quot;https://leetcode.com/problems/&quot;; [.D824]); [.B824])" office:value-type="string" office:string-value="" calcext:value-type="error">
            <text:p>#NAME?</text:p>
          </table:table-cell>
          <table:table-cell table:style-name="ce6" office:value-type="string" calcext:value-type="string">
            <text:p>partition-li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Two Pointers, </text:p>
          </table:table-cell>
          <table:table-cell table:style-name="ce6" office:value-type="float" office:value="1276" calcext:value-type="float">
            <text:p>1276</text:p>
          </table:table-cell>
          <table:table-cell table:style-name="ce6" office:value-type="float" office:value="296" calcext:value-type="float">
            <text:p>296</text:p>
          </table:table-cell>
          <table:table-cell table:style-name="ce6" table:formula="of:=ROUND( IFERROR((( [.G824]+ 1.9208) / ( [.G824] + [.H824]) - 1.96 * SQRT(([.G824] *  [.H824]) / ([.G824] +  [.H824]) + 0.9604) / ([.G824] +  [.H824])) / (1 + 3.8416 / ([.G824] +  [.H824]));0); 5) * 100" office:value-type="float" office:value="79.163" calcext:value-type="float">
            <text:p>79.16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Spiral Matrix</text:p>
          </table:table-cell>
          <table:table-cell table:style-name="ce4" table:formula="of:=HYPERLINK( concat(&quot;https://leetcode.com/problems/&quot;; [.D825]); [.B825])" office:value-type="string" office:string-value="" calcext:value-type="error">
            <text:p>#NAME?</text:p>
          </table:table-cell>
          <table:table-cell table:style-name="ce6" office:value-type="string" calcext:value-type="string">
            <text:p>spiral-matrix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360" calcext:value-type="float">
            <text:p>2360</text:p>
          </table:table-cell>
          <table:table-cell table:style-name="ce6" office:value-type="float" office:value="568" calcext:value-type="float">
            <text:p>568</text:p>
          </table:table-cell>
          <table:table-cell table:style-name="ce6" table:formula="of:=ROUND( IFERROR((( [.G825]+ 1.9208) / ( [.G825] + [.H825]) - 1.96 * SQRT(([.G825] *  [.H825]) / ([.G825] +  [.H825]) + 0.9604) / ([.G825] +  [.H825])) / (1 + 3.8416 / ([.G825] +  [.H825]));0); 5) * 100" office:value-type="float" office:value="79.129" calcext:value-type="float">
            <text:p>79.1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style-name="ce2" office:value-type="string" calcext:value-type="string">
            <text:p>Triangle Judgement</text:p>
          </table:table-cell>
          <table:table-cell table:style-name="ce4" table:formula="of:=HYPERLINK( concat(&quot;https://leetcode.com/problems/&quot;; [.D826]); [.B826])" office:value-type="string" office:string-value="" calcext:value-type="error">
            <text:p>#NAME?</text:p>
          </table:table-cell>
          <table:table-cell table:style-name="ce6" office:value-type="string" calcext:value-type="string">
            <text:p>triangle-judgement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ROUND( IFERROR((( [.G826]+ 1.9208) / ( [.G826] + [.H826]) - 1.96 * SQRT(([.G826] *  [.H826]) / ([.G826] +  [.H826]) + 0.9604) / ([.G826] +  [.H826])) / (1 + 3.8416 / ([.G826] +  [.H826]));0); 5) * 100" office:value-type="float" office:value="79.105" calcext:value-type="float">
            <text:p>79.1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61" calcext:value-type="float">
            <text:p>1261</text:p>
          </table:table-cell>
          <table:table-cell table:style-name="ce2" office:value-type="string" calcext:value-type="string">
            <text:p>Find Elements in a Contaminated Binary Tree</text:p>
          </table:table-cell>
          <table:table-cell table:style-name="ce4" table:formula="of:=HYPERLINK( concat(&quot;https://leetcode.com/problems/&quot;; [.D827]); [.B827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elements-in-a-contaminated-binary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Tree, 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formula="of:=ROUND( IFERROR((( [.G827]+ 1.9208) / ( [.G827] + [.H827]) - 1.96 * SQRT(([.G827] *  [.H827]) / ([.G827] +  [.H827]) + 0.9604) / ([.G827] +  [.H827])) / (1 + 3.8416 / ([.G827] +  [.H827]));0); 5) * 100" office:value-type="float" office:value="79.089" calcext:value-type="float">
            <text:p>79.08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64" calcext:value-type="float">
            <text:p>764</text:p>
          </table:table-cell>
          <table:table-cell table:style-name="ce2" office:value-type="string" calcext:value-type="string">
            <text:p>Largest Plus Sign</text:p>
          </table:table-cell>
          <table:table-cell table:style-name="ce4" table:formula="of:=HYPERLINK( concat(&quot;https://leetcode.com/problems/&quot;; [.D828]); [.B828])" office:value-type="string" office:string-value="" calcext:value-type="error">
            <text:p>#NAME?</text:p>
          </table:table-cell>
          <table:table-cell table:style-name="ce6" office:value-type="string" calcext:value-type="string">
            <text:p>largest-plus-sig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439" calcext:value-type="float">
            <text:p>439</text:p>
          </table:table-cell>
          <table:table-cell table:style-name="ce6" office:value-type="float" office:value="93" calcext:value-type="float">
            <text:p>93</text:p>
          </table:table-cell>
          <table:table-cell table:style-name="ce6" table:formula="of:=ROUND( IFERROR((( [.G828]+ 1.9208) / ( [.G828] + [.H828]) - 1.96 * SQRT(([.G828] *  [.H828]) / ([.G828] +  [.H828]) + 0.9604) / ([.G828] +  [.H828])) / (1 + 3.8416 / ([.G828] +  [.H828]));0); 5) * 100" office:value-type="float" office:value="79.061" calcext:value-type="float">
            <text:p>79.06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88" calcext:value-type="float">
            <text:p>1488</text:p>
          </table:table-cell>
          <table:table-cell table:style-name="ce2" office:value-type="string" calcext:value-type="string">
            <text:p>Avoid Flood in The City</text:p>
          </table:table-cell>
          <table:table-cell table:style-name="ce4" table:formula="of:=HYPERLINK( concat(&quot;https://leetcode.com/problems/&quot;; [.D829]); [.B829])" office:value-type="string" office:string-value="" calcext:value-type="error">
            <text:p>#NAME?</text:p>
          </table:table-cell>
          <table:table-cell table:style-name="ce6" office:value-type="string" calcext:value-type="string">
            <text:p>avoid-flood-in-the-cit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Hash Table, 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ROUND( IFERROR((( [.G829]+ 1.9208) / ( [.G829] + [.H829]) - 1.96 * SQRT(([.G829] *  [.H829]) / ([.G829] +  [.H829]) + 0.9604) / ([.G829] +  [.H829])) / (1 + 3.8416 / ([.G829] +  [.H829]));0); 5) * 100" office:value-type="float" office:value="79.058" calcext:value-type="float">
            <text:p>79.05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12" calcext:value-type="float">
            <text:p>1212</text:p>
          </table:table-cell>
          <table:table-cell table:style-name="ce2" office:value-type="string" calcext:value-type="string">
            <text:p>Team Scores in Football Tournament</text:p>
          </table:table-cell>
          <table:table-cell table:style-name="ce4" table:formula="of:=HYPERLINK( concat(&quot;https://leetcode.com/problems/&quot;; [.D830]); [.B830])" office:value-type="string" office:string-value="" calcext:value-type="error">
            <text:p>#NAME?</text:p>
          </table:table-cell>
          <table:table-cell table:style-name="ce6" office:value-type="string" calcext:value-type="string">
            <text:p>team-scores-in-football-tournament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87" calcext:value-type="float">
            <text:p>87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ROUND( IFERROR((( [.G830]+ 1.9208) / ( [.G830] + [.H830]) - 1.96 * SQRT(([.G830] *  [.H830]) / ([.G830] +  [.H830]) + 0.9604) / ([.G830] +  [.H830])) / (1 + 3.8416 / ([.G830] +  [.H830]));0); 5) * 100" office:value-type="float" office:value="79.019" calcext:value-type="float">
            <text:p>79.0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table:style-name="ce2" office:value-type="string" calcext:value-type="string">
            <text:p>Closest Leaf in a Binary Tree</text:p>
          </table:table-cell>
          <table:table-cell table:style-name="ce4" table:formula="of:=HYPERLINK( concat(&quot;https://leetcode.com/problems/&quot;; [.D831]); [.B831])" office:value-type="string" office:string-value="" calcext:value-type="error">
            <text:p>#NAME?</text:p>
          </table:table-cell>
          <table:table-cell table:style-name="ce6" office:value-type="string" calcext:value-type="string">
            <text:p>closest-leaf-in-a-binary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442" calcext:value-type="float">
            <text:p>442</text:p>
          </table:table-cell>
          <table:table-cell table:style-name="ce6" office:value-type="float" office:value="94" calcext:value-type="float">
            <text:p>94</text:p>
          </table:table-cell>
          <table:table-cell table:style-name="ce6" table:formula="of:=ROUND( IFERROR((( [.G831]+ 1.9208) / ( [.G831] + [.H831]) - 1.96 * SQRT(([.G831] *  [.H831]) / ([.G831] +  [.H831]) + 0.9604) / ([.G831] +  [.H831])) / (1 + 3.8416 / ([.G831] +  [.H831]));0); 5) * 100" office:value-type="float" office:value="79.015" calcext:value-type="float">
            <text:p>79.01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Split Array With Same Average</text:p>
          </table:table-cell>
          <table:table-cell table:style-name="ce4" table:formula="of:=HYPERLINK( concat(&quot;https://leetcode.com/problems/&quot;; [.D832]); [.B832])" office:value-type="string" office:string-value="" calcext:value-type="error">
            <text:p>#NAME?</text:p>
          </table:table-cell>
          <table:table-cell table:style-name="ce6" office:value-type="string" calcext:value-type="string">
            <text:p>split-array-with-same-averag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76" calcext:value-type="float">
            <text:p>76</text:p>
          </table:table-cell>
          <table:table-cell table:style-name="ce6" table:formula="of:=ROUND( IFERROR((( [.G832]+ 1.9208) / ( [.G832] + [.H832]) - 1.96 * SQRT(([.G832] *  [.H832]) / ([.G832] +  [.H832]) + 0.9604) / ([.G832] +  [.H832])) / (1 + 3.8416 / ([.G832] +  [.H832]));0); 5) * 100" office:value-type="float" office:value="79.009" calcext:value-type="float">
            <text:p>79.00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99" calcext:value-type="float">
            <text:p>699</text:p>
          </table:table-cell>
          <table:table-cell table:style-name="ce2" office:value-type="string" calcext:value-type="string">
            <text:p>Falling Squares</text:p>
          </table:table-cell>
          <table:table-cell table:style-name="ce4" table:formula="of:=HYPERLINK( concat(&quot;https://leetcode.com/problems/&quot;; [.D833]); [.B833])" office:value-type="string" office:string-value="" calcext:value-type="error">
            <text:p>#NAME?</text:p>
          </table:table-cell>
          <table:table-cell table:style-name="ce6" office:value-type="string" calcext:value-type="string">
            <text:p>falling-squar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egment Tree, Ordered Map, 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ROUND( IFERROR((( [.G833]+ 1.9208) / ( [.G833] + [.H833]) - 1.96 * SQRT(([.G833] *  [.H833]) / ([.G833] +  [.H833]) + 0.9604) / ([.G833] +  [.H833])) / (1 + 3.8416 / ([.G833] +  [.H833]));0); 5) * 100" office:value-type="float" office:value="78.972" calcext:value-type="float">
            <text:p>78.97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07" calcext:value-type="float">
            <text:p>1007</text:p>
          </table:table-cell>
          <table:table-cell table:style-name="ce2" office:value-type="string" calcext:value-type="string">
            <text:p>Minimum Domino Rotations For Equal Row</text:p>
          </table:table-cell>
          <table:table-cell table:style-name="ce4" table:formula="of:=HYPERLINK( concat(&quot;https://leetcode.com/problems/&quot;; [.D834]); [.B834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domino-rotations-for-equal-row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Greedy, </text:p>
          </table:table-cell>
          <table:table-cell table:style-name="ce6" office:value-type="float" office:value="749" calcext:value-type="float">
            <text:p>749</text:p>
          </table:table-cell>
          <table:table-cell table:style-name="ce6" office:value-type="float" office:value="169" calcext:value-type="float">
            <text:p>169</text:p>
          </table:table-cell>
          <table:table-cell table:style-name="ce6" table:formula="of:=ROUND( IFERROR((( [.G834]+ 1.9208) / ( [.G834] + [.H834]) - 1.96 * SQRT(([.G834] *  [.H834]) / ([.G834] +  [.H834]) + 0.9604) / ([.G834] +  [.H834])) / (1 + 3.8416 / ([.G834] +  [.H834]));0); 5) * 100" office:value-type="float" office:value="78.953" calcext:value-type="float">
            <text:p>78.95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dd Two Numbers</text:p>
          </table:table-cell>
          <table:table-cell table:style-name="ce4" table:formula="of:=HYPERLINK( concat(&quot;https://leetcode.com/problems/&quot;; [.D835]); [.B835])" office:value-type="string" office:string-value="" calcext:value-type="error">
            <text:p>#NAME?</text:p>
          </table:table-cell>
          <table:table-cell table:style-name="ce6" office:value-type="string" calcext:value-type="string">
            <text:p>add-two-numbe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Math, </text:p>
          </table:table-cell>
          <table:table-cell table:style-name="ce6" office:value-type="float" office:value="8383" calcext:value-type="float">
            <text:p>8383</text:p>
          </table:table-cell>
          <table:table-cell table:style-name="ce6" office:value-type="float" office:value="2132" calcext:value-type="float">
            <text:p>2132</text:p>
          </table:table-cell>
          <table:table-cell table:style-name="ce6" table:formula="of:=ROUND( IFERROR((( [.G835]+ 1.9208) / ( [.G835] + [.H835]) - 1.96 * SQRT(([.G835] *  [.H835]) / ([.G835] +  [.H835]) + 0.9604) / ([.G835] +  [.H835])) / (1 + 3.8416 / ([.G835] +  [.H835]));0); 5) * 100" office:value-type="float" office:value="78.945" calcext:value-type="float">
            <text:p>78.94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16" calcext:value-type="float">
            <text:p>916</text:p>
          </table:table-cell>
          <table:table-cell table:style-name="ce2" office:value-type="string" calcext:value-type="string">
            <text:p>Word Subsets</text:p>
          </table:table-cell>
          <table:table-cell table:style-name="ce4" table:formula="of:=HYPERLINK( concat(&quot;https://leetcode.com/problems/&quot;; [.D836]); [.B836])" office:value-type="string" office:string-value="" calcext:value-type="error">
            <text:p>#NAME?</text:p>
          </table:table-cell>
          <table:table-cell table:style-name="ce6" office:value-type="string" calcext:value-type="string">
            <text:p>word-subset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334" calcext:value-type="float">
            <text:p>334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formula="of:=ROUND( IFERROR((( [.G836]+ 1.9208) / ( [.G836] + [.H836]) - 1.96 * SQRT(([.G836] *  [.H836]) / ([.G836] +  [.H836]) + 0.9604) / ([.G836] +  [.H836])) / (1 + 3.8416 / ([.G836] +  [.H836]));0); 5) * 100" office:value-type="float" office:value="78.894" calcext:value-type="float">
            <text:p>78.89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table:style-name="ce2" office:value-type="string" calcext:value-type="string">
            <text:p>Design HashSet</text:p>
          </table:table-cell>
          <table:table-cell table:style-name="ce4" table:formula="of:=HYPERLINK( concat(&quot;https://leetcode.com/problems/&quot;; [.D837]); [.B837])" office:value-type="string" office:string-value="" calcext:value-type="error">
            <text:p>#NAME?</text:p>
          </table:table-cell>
          <table:table-cell table:style-name="ce6" office:value-type="string" calcext:value-type="string">
            <text:p>design-hashset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Design, 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ROUND( IFERROR((( [.G837]+ 1.9208) / ( [.G837] + [.H837]) - 1.96 * SQRT(([.G837] *  [.H837]) / ([.G837] +  [.H837]) + 0.9604) / ([.G837] +  [.H837])) / (1 + 3.8416 / ([.G837] +  [.H837]));0); 5) * 100" office:value-type="float" office:value="78.883" calcext:value-type="float">
            <text:p>78.88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Non-decreasing Array</text:p>
          </table:table-cell>
          <table:table-cell table:style-name="ce4" table:formula="of:=HYPERLINK( concat(&quot;https://leetcode.com/problems/&quot;; [.D838]); [.B838])" office:value-type="string" office:string-value="" calcext:value-type="error">
            <text:p>#NAME?</text:p>
          </table:table-cell>
          <table:table-cell table:style-name="ce6" office:value-type="string" calcext:value-type="string">
            <text:p>non-decreasing-arra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834" calcext:value-type="float">
            <text:p>1834</text:p>
          </table:table-cell>
          <table:table-cell table:style-name="ce6" office:value-type="float" office:value="443" calcext:value-type="float">
            <text:p>443</text:p>
          </table:table-cell>
          <table:table-cell table:style-name="ce6" table:formula="of:=ROUND( IFERROR((( [.G838]+ 1.9208) / ( [.G838] + [.H838]) - 1.96 * SQRT(([.G838] *  [.H838]) / ([.G838] +  [.H838]) + 0.9604) / ([.G838] +  [.H838])) / (1 + 3.8416 / ([.G838] +  [.H838]));0); 5) * 100" office:value-type="float" office:value="78.868" calcext:value-type="float">
            <text:p>78.86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26" calcext:value-type="float">
            <text:p>526</text:p>
          </table:table-cell>
          <table:table-cell table:style-name="ce2" office:value-type="string" calcext:value-type="string">
            <text:p>Beautiful Arrangement</text:p>
          </table:table-cell>
          <table:table-cell table:style-name="ce4" table:formula="of:=HYPERLINK( concat(&quot;https://leetcode.com/problems/&quot;; [.D839]); [.B839])" office:value-type="string" office:string-value="" calcext:value-type="error">
            <text:p>#NAME?</text:p>
          </table:table-cell>
          <table:table-cell table:style-name="ce6" office:value-type="string" calcext:value-type="string">
            <text:p>beautiful-arrangemen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acktracking, </text:p>
          </table:table-cell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149" calcext:value-type="float">
            <text:p>149</text:p>
          </table:table-cell>
          <table:table-cell table:style-name="ce6" table:formula="of:=ROUND( IFERROR((( [.G839]+ 1.9208) / ( [.G839] + [.H839]) - 1.96 * SQRT(([.G839] *  [.H839]) / ([.G839] +  [.H839]) + 0.9604) / ([.G839] +  [.H839])) / (1 + 3.8416 / ([.G839] +  [.H839]));0); 5) * 100" office:value-type="float" office:value="78.764" calcext:value-type="float">
            <text:p>78.76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51" calcext:value-type="float">
            <text:p>1251</text:p>
          </table:table-cell>
          <table:table-cell table:style-name="ce2" office:value-type="string" calcext:value-type="string">
            <text:p>Average Selling Price</text:p>
          </table:table-cell>
          <table:table-cell table:style-name="ce4" table:formula="of:=HYPERLINK( concat(&quot;https://leetcode.com/problems/&quot;; [.D840]); [.B840])" office:value-type="string" office:string-value="" calcext:value-type="error">
            <text:p>#NAME?</text:p>
          </table:table-cell>
          <table:table-cell table:style-name="ce6" office:value-type="string" calcext:value-type="string">
            <text:p>average-selling-price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76" calcext:value-type="float">
            <text:p>76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ROUND( IFERROR((( [.G840]+ 1.9208) / ( [.G840] + [.H840]) - 1.96 * SQRT(([.G840] *  [.H840]) / ([.G840] +  [.H840]) + 0.9604) / ([.G840] +  [.H840])) / (1 + 3.8416 / ([.G840] +  [.H840]));0); 5) * 100" office:value-type="float" office:value="78.762" calcext:value-type="float">
            <text:p>78.76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02" calcext:value-type="float">
            <text:p>902</text:p>
          </table:table-cell>
          <table:table-cell table:style-name="ce2" office:value-type="string" calcext:value-type="string">
            <text:p>Numbers At Most N Given Digit Set</text:p>
          </table:table-cell>
          <table:table-cell table:style-name="ce4" table:formula="of:=HYPERLINK( concat(&quot;https://leetcode.com/problems/&quot;; [.D841]); [.B841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s-at-most-n-given-digit-set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Dynamic Programming, 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33" calcext:value-type="float">
            <text:p>33</text:p>
          </table:table-cell>
          <table:table-cell table:style-name="ce6" table:formula="of:=ROUND( IFERROR((( [.G841]+ 1.9208) / ( [.G841] + [.H841]) - 1.96 * SQRT(([.G841] *  [.H841]) / ([.G841] +  [.H841]) + 0.9604) / ([.G841] +  [.H841])) / (1 + 3.8416 / ([.G841] +  [.H841]));0); 5) * 100" office:value-type="float" office:value="78.753" calcext:value-type="float">
            <text:p>78.75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73" calcext:value-type="float">
            <text:p>573</text:p>
          </table:table-cell>
          <table:table-cell table:style-name="ce2" office:value-type="string" calcext:value-type="string">
            <text:p>Squirrel Simulation</text:p>
          </table:table-cell>
          <table:table-cell table:style-name="ce4" table:formula="of:=HYPERLINK( concat(&quot;https://leetcode.com/problems/&quot;; [.D842]); [.B842])" office:value-type="string" office:string-value="" calcext:value-type="error">
            <text:p>#NAME?</text:p>
          </table:table-cell>
          <table:table-cell table:style-name="ce6" office:value-type="string" calcext:value-type="string">
            <text:p>squirrel-simula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ROUND( IFERROR((( [.G842]+ 1.9208) / ( [.G842] + [.H842]) - 1.96 * SQRT(([.G842] *  [.H842]) / ([.G842] +  [.H842]) + 0.9604) / ([.G842] +  [.H842])) / (1 + 3.8416 / ([.G842] +  [.H842]));0); 5) * 100" office:value-type="float" office:value="78.718" calcext:value-type="float">
            <text:p>78.7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10" calcext:value-type="float">
            <text:p>710</text:p>
          </table:table-cell>
          <table:table-cell table:style-name="ce2" office:value-type="string" calcext:value-type="string">
            <text:p>Random Pick with Blacklist</text:p>
          </table:table-cell>
          <table:table-cell table:style-name="ce4" table:formula="of:=HYPERLINK( concat(&quot;https://leetcode.com/problems/&quot;; [.D843]); [.B843])" office:value-type="string" office:string-value="" calcext:value-type="error">
            <text:p>#NAME?</text:p>
          </table:table-cell>
          <table:table-cell table:style-name="ce6" office:value-type="string" calcext:value-type="string">
            <text:p>random-pick-with-blacklist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ash Table, Binary Search, Sort, Random, 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ROUND( IFERROR((( [.G843]+ 1.9208) / ( [.G843] + [.H843]) - 1.96 * SQRT(([.G843] *  [.H843]) / ([.G843] +  [.H843]) + 0.9604) / ([.G843] +  [.H843])) / (1 + 3.8416 / ([.G843] +  [.H843]));0); 5) * 100" office:value-type="float" office:value="78.686" calcext:value-type="float">
            <text:p>78.6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43" calcext:value-type="float">
            <text:p>1343</text:p>
          </table:table-cell>
          <table:table-cell table:style-name="ce2" office:value-type="string" calcext:value-type="string">
            <text:p>Number of Sub-arrays of Size K and Average Greater than or Equal to Threshold</text:p>
          </table:table-cell>
          <table:table-cell table:style-name="ce4" table:formula="of:=HYPERLINK( concat(&quot;https://leetcode.com/problems/&quot;; [.D844]); [.B844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sub-arrays-of-size-k-and-average-greater-than-or-equal-to-threshold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ROUND( IFERROR((( [.G844]+ 1.9208) / ( [.G844] + [.H844]) - 1.96 * SQRT(([.G844] *  [.H844]) / ([.G844] +  [.H844]) + 0.9604) / ([.G844] +  [.H844])) / (1 + 3.8416 / ([.G844] +  [.H844]));0); 5) * 100" office:value-type="float" office:value="78.656" calcext:value-type="float">
            <text:p>78.65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98" calcext:value-type="float">
            <text:p>898</text:p>
          </table:table-cell>
          <table:table-cell table:style-name="ce2" office:value-type="string" calcext:value-type="string">
            <text:p>Bitwise ORs of Subarrays</text:p>
          </table:table-cell>
          <table:table-cell table:style-name="ce4" table:formula="of:=HYPERLINK( concat(&quot;https://leetcode.com/problems/&quot;; [.D845]); [.B845])" office:value-type="string" office:string-value="" calcext:value-type="error">
            <text:p>#NAME?</text:p>
          </table:table-cell>
          <table:table-cell table:style-name="ce6" office:value-type="string" calcext:value-type="string">
            <text:p>bitwise-ors-of-subarray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Bit Manipulation, </text:p>
          </table:table-cell>
          <table:table-cell table:style-name="ce6" office:value-type="float" office:value="443" calcext:value-type="float">
            <text:p>443</text:p>
          </table:table-cell>
          <table:table-cell table:style-name="ce6" office:value-type="float" office:value="97" calcext:value-type="float">
            <text:p>97</text:p>
          </table:table-cell>
          <table:table-cell table:style-name="ce6" table:formula="of:=ROUND( IFERROR((( [.G845]+ 1.9208) / ( [.G845] + [.H845]) - 1.96 * SQRT(([.G845] *  [.H845]) / ([.G845] +  [.H845]) + 0.9604) / ([.G845] +  [.H845])) / (1 + 3.8416 / ([.G845] +  [.H845]));0); 5) * 100" office:value-type="float" office:value="78.576" calcext:value-type="float">
            <text:p>78.57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45" calcext:value-type="float">
            <text:p>1145</text:p>
          </table:table-cell>
          <table:table-cell table:style-name="ce2" office:value-type="string" calcext:value-type="string">
            <text:p>Binary Tree Coloring Game</text:p>
          </table:table-cell>
          <table:table-cell table:style-name="ce4" table:formula="of:=HYPERLINK( concat(&quot;https://leetcode.com/problems/&quot;; [.D846]); [.B846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tree-coloring-gam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396" calcext:value-type="float">
            <text:p>396</text:p>
          </table:table-cell>
          <table:table-cell table:style-name="ce6" office:value-type="float" office:value="86" calcext:value-type="float">
            <text:p>86</text:p>
          </table:table-cell>
          <table:table-cell table:style-name="ce6" table:formula="of:=ROUND( IFERROR((( [.G846]+ 1.9208) / ( [.G846] + [.H846]) - 1.96 * SQRT(([.G846] *  [.H846]) / ([.G846] +  [.H846]) + 0.9604) / ([.G846] +  [.H846])) / (1 + 3.8416 / ([.G846] +  [.H846]));0); 5) * 100" office:value-type="float" office:value="78.489" calcext:value-type="float">
            <text:p>78.48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25" calcext:value-type="float">
            <text:p>1225</text:p>
          </table:table-cell>
          <table:table-cell table:style-name="ce2" office:value-type="string" calcext:value-type="string">
            <text:p>Report Contiguous Dates</text:p>
          </table:table-cell>
          <table:table-cell table:style-name="ce4" table:formula="of:=HYPERLINK( concat(&quot;https://leetcode.com/problems/&quot;; [.D847]); [.B847])" office:value-type="string" office:string-value="" calcext:value-type="error">
            <text:p>#NAME?</text:p>
          </table:table-cell>
          <table:table-cell table:style-name="ce6" office:value-type="string" calcext:value-type="string">
            <text:p>report-contiguous-dates</text:p>
          </table:table-cell>
          <table:table-cell table:style-name="ce8" office:value-type="string" calcext:value-type="string">
            <text:p>Hard</text:p>
          </table:table-cell>
          <table:table-cell table:style-name="ce11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ROUND( IFERROR((( [.G847]+ 1.9208) / ( [.G847] + [.H847]) - 1.96 * SQRT(([.G847] *  [.H847]) / ([.G847] +  [.H847]) + 0.9604) / ([.G847] +  [.H847])) / (1 + 3.8416 / ([.G847] +  [.H847]));0); 5) * 100" office:value-type="float" office:value="78.465" calcext:value-type="float">
            <text:p>78.46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Reverse Words in a String II</text:p>
          </table:table-cell>
          <table:table-cell table:style-name="ce4" table:formula="of:=HYPERLINK( concat(&quot;https://leetcode.com/problems/&quot;; [.D848]); [.B848])" office:value-type="string" office:string-value="" calcext:value-type="error">
            <text:p>#NAME?</text:p>
          </table:table-cell>
          <table:table-cell table:style-name="ce6" office:value-type="string" calcext:value-type="string">
            <text:p>reverse-words-in-a-string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443" calcext:value-type="float">
            <text:p>443</text:p>
          </table:table-cell>
          <table:table-cell table:style-name="ce6" office:value-type="float" office:value="98" calcext:value-type="float">
            <text:p>98</text:p>
          </table:table-cell>
          <table:table-cell table:style-name="ce6" table:formula="of:=ROUND( IFERROR((( [.G848]+ 1.9208) / ( [.G848] + [.H848]) - 1.96 * SQRT(([.G848] *  [.H848]) / ([.G848] +  [.H848]) + 0.9604) / ([.G848] +  [.H848])) / (1 + 3.8416 / ([.G848] +  [.H848]));0); 5) * 100" office:value-type="float" office:value="78.419" calcext:value-type="float">
            <text:p>78.4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Minimum Time to Build Blocks</text:p>
          </table:table-cell>
          <table:table-cell table:style-name="ce4" table:formula="of:=HYPERLINK( concat(&quot;https://leetcode.com/problems/&quot;; [.D849]); [.B849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time-to-build-block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Dynamic Programming, 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ROUND( IFERROR((( [.G849]+ 1.9208) / ( [.G849] + [.H849]) - 1.96 * SQRT(([.G849] *  [.H849]) / ([.G849] +  [.H849]) + 0.9604) / ([.G849] +  [.H849])) / (1 + 3.8416 / ([.G849] +  [.H849]));0); 5) * 100" office:value-type="float" office:value="78.41" calcext:value-type="float">
            <text:p>78.4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table:style-name="ce2" office:value-type="string" calcext:value-type="string">
            <text:p>Ones and Zeroes</text:p>
          </table:table-cell>
          <table:table-cell table:style-name="ce4" table:formula="of:=HYPERLINK( concat(&quot;https://leetcode.com/problems/&quot;; [.D850]); [.B850])" office:value-type="string" office:string-value="" calcext:value-type="error">
            <text:p>#NAME?</text:p>
          </table:table-cell>
          <table:table-cell table:style-name="ce6" office:value-type="string" calcext:value-type="string">
            <text:p>ones-and-zero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976" calcext:value-type="float">
            <text:p>976</text:p>
          </table:table-cell>
          <table:table-cell table:style-name="ce6" office:value-type="float" office:value="233" calcext:value-type="float">
            <text:p>233</text:p>
          </table:table-cell>
          <table:table-cell table:style-name="ce6" table:formula="of:=ROUND( IFERROR((( [.G850]+ 1.9208) / ( [.G850] + [.H850]) - 1.96 * SQRT(([.G850] *  [.H850]) / ([.G850] +  [.H850]) + 0.9604) / ([.G850] +  [.H850])) / (1 + 3.8416 / ([.G850] +  [.H850]));0); 5) * 100" office:value-type="float" office:value="78.409" calcext:value-type="float">
            <text:p>78.40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Logger Rate Limiter</text:p>
          </table:table-cell>
          <table:table-cell table:style-name="ce4" table:formula="of:=HYPERLINK( concat(&quot;https://leetcode.com/problems/&quot;; [.D851]); [.B851])" office:value-type="string" office:string-value="" calcext:value-type="error">
            <text:p>#NAME?</text:p>
          </table:table-cell>
          <table:table-cell table:style-name="ce6" office:value-type="string" calcext:value-type="string">
            <text:p>logger-rate-limit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Design, </text:p>
          </table:table-cell>
          <table:table-cell table:style-name="ce6" office:value-type="float" office:value="461" calcext:value-type="float">
            <text:p>461</text:p>
          </table:table-cell>
          <table:table-cell table:style-name="ce6" office:value-type="float" office:value="103" calcext:value-type="float">
            <text:p>103</text:p>
          </table:table-cell>
          <table:table-cell table:style-name="ce6" table:formula="of:=ROUND( IFERROR((( [.G851]+ 1.9208) / ( [.G851] + [.H851]) - 1.96 * SQRT(([.G851] *  [.H851]) / ([.G851] +  [.H851]) + 0.9604) / ([.G851] +  [.H851])) / (1 + 3.8416 / ([.G851] +  [.H851]));0); 5) * 100" office:value-type="float" office:value="78.338" calcext:value-type="float">
            <text:p>78.33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88" calcext:value-type="float">
            <text:p>988</text:p>
          </table:table-cell>
          <table:table-cell table:style-name="ce2" office:value-type="string" calcext:value-type="string">
            <text:p>Smallest String Starting From Leaf</text:p>
          </table:table-cell>
          <table:table-cell table:style-name="ce4" table:formula="of:=HYPERLINK( concat(&quot;https://leetcode.com/problems/&quot;; [.D852]); [.B852])" office:value-type="string" office:string-value="" calcext:value-type="error">
            <text:p>#NAME?</text:p>
          </table:table-cell>
          <table:table-cell table:style-name="ce6" office:value-type="string" calcext:value-type="string">
            <text:p>smallest-string-starting-from-leaf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83" calcext:value-type="float">
            <text:p>83</text:p>
          </table:table-cell>
          <table:table-cell table:style-name="ce6" table:formula="of:=ROUND( IFERROR((( [.G852]+ 1.9208) / ( [.G852] + [.H852]) - 1.96 * SQRT(([.G852] *  [.H852]) / ([.G852] +  [.H852]) + 0.9604) / ([.G852] +  [.H852])) / (1 + 3.8416 / ([.G852] +  [.H852]));0); 5) * 100" office:value-type="float" office:value="78.32" calcext:value-type="float">
            <text:p>78.3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Super Ugly Number</text:p>
          </table:table-cell>
          <table:table-cell table:style-name="ce4" table:formula="of:=HYPERLINK( concat(&quot;https://leetcode.com/problems/&quot;; [.D853]); [.B853])" office:value-type="string" office:string-value="" calcext:value-type="error">
            <text:p>#NAME?</text:p>
          </table:table-cell>
          <table:table-cell table:style-name="ce6" office:value-type="string" calcext:value-type="string">
            <text:p>super-ugly-numb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Heap, </text:p>
          </table:table-cell>
          <table:table-cell table:style-name="ce6" office:value-type="float" office:value="615" calcext:value-type="float">
            <text:p>615</text:p>
          </table:table-cell>
          <table:table-cell table:style-name="ce6" office:value-type="float" office:value="142" calcext:value-type="float">
            <text:p>142</text:p>
          </table:table-cell>
          <table:table-cell table:style-name="ce6" table:formula="of:=ROUND( IFERROR((( [.G853]+ 1.9208) / ( [.G853] + [.H853]) - 1.96 * SQRT(([.G853] *  [.H853]) / ([.G853] +  [.H853]) + 0.9604) / ([.G853] +  [.H853])) / (1 + 3.8416 / ([.G853] +  [.H853]));0); 5) * 100" office:value-type="float" office:value="78.306" calcext:value-type="float">
            <text:p>78.3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table:style-name="ce2" office:value-type="string" calcext:value-type="string">
            <text:p>Implement Magic Dictionary</text:p>
          </table:table-cell>
          <table:table-cell table:style-name="ce4" table:formula="of:=HYPERLINK( concat(&quot;https://leetcode.com/problems/&quot;; [.D854]); [.B854])" office:value-type="string" office:string-value="" calcext:value-type="error">
            <text:p>#NAME?</text:p>
          </table:table-cell>
          <table:table-cell table:style-name="ce6" office:value-type="string" calcext:value-type="string">
            <text:p>implement-magic-dictionar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Trie, </text:p>
          </table:table-cell>
          <table:table-cell table:style-name="ce6" office:value-type="float" office:value="575" calcext:value-type="float">
            <text:p>575</text:p>
          </table:table-cell>
          <table:table-cell table:style-name="ce6" office:value-type="float" office:value="132" calcext:value-type="float">
            <text:p>132</text:p>
          </table:table-cell>
          <table:table-cell table:style-name="ce6" table:formula="of:=ROUND( IFERROR((( [.G854]+ 1.9208) / ( [.G854] + [.H854]) - 1.96 * SQRT(([.G854] *  [.H854]) / ([.G854] +  [.H854]) + 0.9604) / ([.G854] +  [.H854])) / (1 + 3.8416 / ([.G854] +  [.H854]));0); 5) * 100" office:value-type="float" office:value="78.291" calcext:value-type="float">
            <text:p>78.29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83" calcext:value-type="float">
            <text:p>1183</text:p>
          </table:table-cell>
          <table:table-cell table:style-name="ce2" office:value-type="string" calcext:value-type="string">
            <text:p>Maximum Number of Ones</text:p>
          </table:table-cell>
          <table:table-cell table:style-name="ce4" table:formula="of:=HYPERLINK( concat(&quot;https://leetcode.com/problems/&quot;; [.D855]); [.B855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number-of-on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Sort, 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ROUND( IFERROR((( [.G855]+ 1.9208) / ( [.G855] + [.H855]) - 1.96 * SQRT(([.G855] *  [.H855]) / ([.G855] +  [.H855]) + 0.9604) / ([.G855] +  [.H855])) / (1 + 3.8416 / ([.G855] +  [.H855]));0); 5) * 100" office:value-type="float" office:value="78.168" calcext:value-type="float">
            <text:p>78.16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55" calcext:value-type="float">
            <text:p>955</text:p>
          </table:table-cell>
          <table:table-cell table:style-name="ce2" office:value-type="string" calcext:value-type="string">
            <text:p>Delete Columns to Make Sorted II</text:p>
          </table:table-cell>
          <table:table-cell table:style-name="ce4" table:formula="of:=HYPERLINK( concat(&quot;https://leetcode.com/problems/&quot;; [.D856]); [.B856])" office:value-type="string" office:string-value="" calcext:value-type="error">
            <text:p>#NAME?</text:p>
          </table:table-cell>
          <table:table-cell table:style-name="ce6" office:value-type="string" calcext:value-type="string">
            <text:p>delete-columns-to-make-sorted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242" calcext:value-type="float">
            <text:p>242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ROUND( IFERROR((( [.G856]+ 1.9208) / ( [.G856] + [.H856]) - 1.96 * SQRT(([.G856] *  [.H856]) / ([.G856] +  [.H856]) + 0.9604) / ([.G856] +  [.H856])) / (1 + 3.8416 / ([.G856] +  [.H856]));0); 5) * 100" office:value-type="float" office:value="78.136" calcext:value-type="float">
            <text:p>78.13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74" calcext:value-type="float">
            <text:p>1274</text:p>
          </table:table-cell>
          <table:table-cell table:style-name="ce2" office:value-type="string" calcext:value-type="string">
            <text:p>Number of Ships in a Rectangle</text:p>
          </table:table-cell>
          <table:table-cell table:style-name="ce4" table:formula="of:=HYPERLINK( concat(&quot;https://leetcode.com/problems/&quot;; [.D857]); [.B857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ships-in-a-rectangl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ivide and Conquer, 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ROUND( IFERROR((( [.G857]+ 1.9208) / ( [.G857] + [.H857]) - 1.96 * SQRT(([.G857] *  [.H857]) / ([.G857] +  [.H857]) + 0.9604) / ([.G857] +  [.H857])) / (1 + 3.8416 / ([.G857] +  [.H857]));0); 5) * 100" office:value-type="float" office:value="78.126" calcext:value-type="float">
            <text:p>78.12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95" calcext:value-type="float">
            <text:p>1395</text:p>
          </table:table-cell>
          <table:table-cell table:style-name="ce2" office:value-type="string" calcext:value-type="string">
            <text:p>Count Number of Teams</text:p>
          </table:table-cell>
          <table:table-cell table:style-name="ce4" table:formula="of:=HYPERLINK( concat(&quot;https://leetcode.com/problems/&quot;; [.D858]); [.B858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-number-of-team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339" calcext:value-type="float">
            <text:p>339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formula="of:=ROUND( IFERROR((( [.G858]+ 1.9208) / ( [.G858] + [.H858]) - 1.96 * SQRT(([.G858] *  [.H858]) / ([.G858] +  [.H858]) + 0.9604) / ([.G858] +  [.H858])) / (1 + 3.8416 / ([.G858] +  [.H858]));0); 5) * 100" office:value-type="float" office:value="78.093" calcext:value-type="float">
            <text:p>78.09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Pascal's Triangle II</text:p>
          </table:table-cell>
          <table:table-cell table:style-name="ce4" table:formula="of:=HYPERLINK( concat(&quot;https://leetcode.com/problems/&quot;; [.D859]); [.B859])" office:value-type="string" office:string-value="" calcext:value-type="error">
            <text:p>#NAME?</text:p>
          </table:table-cell>
          <table:table-cell table:style-name="ce6" office:value-type="string" calcext:value-type="string">
            <text:p>pascals-triangle-ii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810" calcext:value-type="float">
            <text:p>810</text:p>
          </table:table-cell>
          <table:table-cell table:style-name="ce6" office:value-type="float" office:value="196" calcext:value-type="float">
            <text:p>196</text:p>
          </table:table-cell>
          <table:table-cell table:style-name="ce6" table:formula="of:=ROUND( IFERROR((( [.G859]+ 1.9208) / ( [.G859] + [.H859]) - 1.96 * SQRT(([.G859] *  [.H859]) / ([.G859] +  [.H859]) + 0.9604) / ([.G859] +  [.H859])) / (1 + 3.8416 / ([.G859] +  [.H859]));0); 5) * 100" office:value-type="float" office:value="77.955" calcext:value-type="float">
            <text:p>77.95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73" calcext:value-type="float">
            <text:p>1373</text:p>
          </table:table-cell>
          <table:table-cell table:style-name="ce2" office:value-type="string" calcext:value-type="string">
            <text:p>Maximum Sum BST in Binary Tree</text:p>
          </table:table-cell>
          <table:table-cell table:style-name="ce4" table:formula="of:=HYPERLINK( concat(&quot;https://leetcode.com/problems/&quot;; [.D860]); [.B860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sum-bst-in-binary-tre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Binary Search Tree, 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formula="of:=ROUND( IFERROR((( [.G860]+ 1.9208) / ( [.G860] + [.H860]) - 1.96 * SQRT(([.G860] *  [.H860]) / ([.G860] +  [.H860]) + 0.9604) / ([.G860] +  [.H860])) / (1 + 3.8416 / ([.G860] +  [.H860]));0); 5) * 100" office:value-type="float" office:value="77.906" calcext:value-type="float">
            <text:p>77.9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83" calcext:value-type="float">
            <text:p>1283</text:p>
          </table:table-cell>
          <table:table-cell table:style-name="ce2" office:value-type="string" calcext:value-type="string">
            <text:p>Find the Smallest Divisor Given a Threshold</text:p>
          </table:table-cell>
          <table:table-cell table:style-name="ce4" table:formula="of:=HYPERLINK( concat(&quot;https://leetcode.com/problems/&quot;; [.D861]); [.B861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the-smallest-divisor-given-a-threshold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nary Search, 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42" calcext:value-type="float">
            <text:p>42</text:p>
          </table:table-cell>
          <table:table-cell table:style-name="ce6" table:formula="of:=ROUND( IFERROR((( [.G861]+ 1.9208) / ( [.G861] + [.H861]) - 1.96 * SQRT(([.G861] *  [.H861]) / ([.G861] +  [.H861]) + 0.9604) / ([.G861] +  [.H861])) / (1 + 3.8416 / ([.G861] +  [.H861]));0); 5) * 100" office:value-type="float" office:value="77.9" calcext:value-type="float">
            <text:p>77.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table:style-name="ce2" office:value-type="string" calcext:value-type="string">
            <text:p>Longest Line of Consecutive One in Matrix</text:p>
          </table:table-cell>
          <table:table-cell table:style-name="ce4" table:formula="of:=HYPERLINK( concat(&quot;https://leetcode.com/problems/&quot;; [.D862]); [.B862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line-of-consecutive-one-in-matrix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319" calcext:value-type="float">
            <text:p>319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ROUND( IFERROR((( [.G862]+ 1.9208) / ( [.G862] + [.H862]) - 1.96 * SQRT(([.G862] *  [.H862]) / ([.G862] +  [.H862]) + 0.9604) / ([.G862] +  [.H862])) / (1 + 3.8416 / ([.G862] +  [.H862]));0); 5) * 100" office:value-type="float" office:value="77.881" calcext:value-type="float">
            <text:p>77.8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Find Minimum in Rotated Sorted Array II</text:p>
          </table:table-cell>
          <table:table-cell table:style-name="ce4" table:formula="of:=HYPERLINK( concat(&quot;https://leetcode.com/problems/&quot;; [.D863]); [.B863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minimum-in-rotated-sorted-array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Array, Binary Search, </text:p>
          </table:table-cell>
          <table:table-cell table:style-name="ce6" office:value-type="float" office:value="871" calcext:value-type="float">
            <text:p>871</text:p>
          </table:table-cell>
          <table:table-cell table:style-name="ce6" office:value-type="float" office:value="213" calcext:value-type="float">
            <text:p>213</text:p>
          </table:table-cell>
          <table:table-cell table:style-name="ce6" table:formula="of:=ROUND( IFERROR((( [.G863]+ 1.9208) / ( [.G863] + [.H863]) - 1.96 * SQRT(([.G863] *  [.H863]) / ([.G863] +  [.H863]) + 0.9604) / ([.G863] +  [.H863])) / (1 + 3.8416 / ([.G863] +  [.H863]));0); 5) * 100" office:value-type="float" office:value="77.88" calcext:value-type="float">
            <text:p>77.8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Department Top Three Salaries</text:p>
          </table:table-cell>
          <table:table-cell table:style-name="ce4" table:formula="of:=HYPERLINK( concat(&quot;https://leetcode.com/problems/&quot;; [.D864]); [.B864])" office:value-type="string" office:string-value="" calcext:value-type="error">
            <text:p>#NAME?</text:p>
          </table:table-cell>
          <table:table-cell table:style-name="ce6" office:value-type="string" calcext:value-type="string">
            <text:p>department-top-three-salaries</text:p>
          </table:table-cell>
          <table:table-cell table:style-name="ce8" office:value-type="string" calcext:value-type="string">
            <text:p>Hard</text:p>
          </table:table-cell>
          <table:table-cell table:style-name="ce11"/>
          <table:table-cell table:style-name="ce6" office:value-type="float" office:value="538" calcext:value-type="float">
            <text:p>538</text:p>
          </table:table-cell>
          <table:table-cell table:style-name="ce6" office:value-type="float" office:value="126" calcext:value-type="float">
            <text:p>126</text:p>
          </table:table-cell>
          <table:table-cell table:style-name="ce6" table:formula="of:=ROUND( IFERROR((( [.G864]+ 1.9208) / ( [.G864] + [.H864]) - 1.96 * SQRT(([.G864] *  [.H864]) / ([.G864] +  [.H864]) + 0.9604) / ([.G864] +  [.H864])) / (1 + 3.8416 / ([.G864] +  [.H864]));0); 5) * 100" office:value-type="float" office:value="77.866" calcext:value-type="float">
            <text:p>77.86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Nested List Weight Sum</text:p>
          </table:table-cell>
          <table:table-cell table:style-name="ce4" table:formula="of:=HYPERLINK( concat(&quot;https://leetcode.com/problems/&quot;; [.D865]); [.B865])" office:value-type="string" office:string-value="" calcext:value-type="error">
            <text:p>#NAME?</text:p>
          </table:table-cell>
          <table:table-cell table:style-name="ce6" office:value-type="string" calcext:value-type="string">
            <text:p>nested-list-weight-sum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Depth-first Search, </text:p>
          </table:table-cell>
          <table:table-cell table:style-name="ce6" office:value-type="float" office:value="548" calcext:value-type="float">
            <text:p>548</text:p>
          </table:table-cell>
          <table:table-cell table:style-name="ce6" office:value-type="float" office:value="129" calcext:value-type="float">
            <text:p>129</text:p>
          </table:table-cell>
          <table:table-cell table:style-name="ce6" table:formula="of:=ROUND( IFERROR((( [.G865]+ 1.9208) / ( [.G865] + [.H865]) - 1.96 * SQRT(([.G865] *  [.H865]) / ([.G865] +  [.H865]) + 0.9604) / ([.G865] +  [.H865])) / (1 + 3.8416 / ([.G865] +  [.H865]));0); 5) * 100" office:value-type="float" office:value="77.816" calcext:value-type="float">
            <text:p>77.8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tone Game II</text:p>
          </table:table-cell>
          <table:table-cell table:style-name="ce4" table:formula="of:=HYPERLINK( concat(&quot;https://leetcode.com/problems/&quot;; [.D866]); [.B866])" office:value-type="string" office:string-value="" calcext:value-type="error">
            <text:p>#NAME?</text:p>
          </table:table-cell>
          <table:table-cell table:style-name="ce6" office:value-type="string" calcext:value-type="string">
            <text:p>stone-game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408" calcext:value-type="float">
            <text:p>408</text:p>
          </table:table-cell>
          <table:table-cell table:style-name="ce6" office:value-type="float" office:value="93" calcext:value-type="float">
            <text:p>93</text:p>
          </table:table-cell>
          <table:table-cell table:style-name="ce6" table:formula="of:=ROUND( IFERROR((( [.G866]+ 1.9208) / ( [.G866] + [.H866]) - 1.96 * SQRT(([.G866] *  [.H866]) / ([.G866] +  [.H866]) + 0.9604) / ([.G866] +  [.H866])) / (1 + 3.8416 / ([.G866] +  [.H866]));0); 5) * 100" office:value-type="float" office:value="77.798" calcext:value-type="float">
            <text:p>77.79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onsecutive Numbers</text:p>
          </table:table-cell>
          <table:table-cell table:style-name="ce4" table:formula="of:=HYPERLINK( concat(&quot;https://leetcode.com/problems/&quot;; [.D867]); [.B867])" office:value-type="string" office:string-value="" calcext:value-type="error">
            <text:p>#NAME?</text:p>
          </table:table-cell>
          <table:table-cell table:style-name="ce6" office:value-type="string" calcext:value-type="string">
            <text:p>consecutive-numbers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437" calcext:value-type="float">
            <text:p>437</text:p>
          </table:table-cell>
          <table:table-cell table:style-name="ce6" office:value-type="float" office:value="101" calcext:value-type="float">
            <text:p>101</text:p>
          </table:table-cell>
          <table:table-cell table:style-name="ce6" table:formula="of:=ROUND( IFERROR((( [.G867]+ 1.9208) / ( [.G867] + [.H867]) - 1.96 * SQRT(([.G867] *  [.H867]) / ([.G867] +  [.H867]) + 0.9604) / ([.G867] +  [.H867])) / (1 + 3.8416 / ([.G867] +  [.H867]));0); 5) * 100" office:value-type="float" office:value="77.71" calcext:value-type="float">
            <text:p>77.7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23" calcext:value-type="float">
            <text:p>923</text:p>
          </table:table-cell>
          <table:table-cell table:style-name="ce2" office:value-type="string" calcext:value-type="string">
            <text:p>3Sum With Multiplicity</text:p>
          </table:table-cell>
          <table:table-cell table:style-name="ce4" table:formula="of:=HYPERLINK( concat(&quot;https://leetcode.com/problems/&quot;; [.D868]); [.B868])" office:value-type="string" office:string-value="" calcext:value-type="error">
            <text:p>#NAME?</text:p>
          </table:table-cell>
          <table:table-cell table:style-name="ce6" office:value-type="string" calcext:value-type="string">
            <text:p>3sum-with-multiplicit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wo Pointers, </text:p>
          </table:table-cell>
          <table:table-cell table:style-name="ce6" office:value-type="float" office:value="331" calcext:value-type="float">
            <text:p>331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formula="of:=ROUND( IFERROR((( [.G868]+ 1.9208) / ( [.G868] + [.H868]) - 1.96 * SQRT(([.G868] *  [.H868]) / ([.G868] +  [.H868]) + 0.9604) / ([.G868] +  [.H868])) / (1 + 3.8416 / ([.G868] +  [.H868]));0); 5) * 100" office:value-type="float" office:value="77.673" calcext:value-type="float">
            <text:p>77.67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Path Sum</text:p>
          </table:table-cell>
          <table:table-cell table:style-name="ce4" table:formula="of:=HYPERLINK( concat(&quot;https://leetcode.com/problems/&quot;; [.D869]); [.B869])" office:value-type="string" office:string-value="" calcext:value-type="error">
            <text:p>#NAME?</text:p>
          </table:table-cell>
          <table:table-cell table:style-name="ce6" office:value-type="string" calcext:value-type="string">
            <text:p>path-sum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1896" calcext:value-type="float">
            <text:p>1896</text:p>
          </table:table-cell>
          <table:table-cell table:style-name="ce6" office:value-type="float" office:value="494" calcext:value-type="float">
            <text:p>494</text:p>
          </table:table-cell>
          <table:table-cell table:style-name="ce6" table:formula="of:=ROUND( IFERROR((( [.G869]+ 1.9208) / ( [.G869] + [.H869]) - 1.96 * SQRT(([.G869] *  [.H869]) / ([.G869] +  [.H869]) + 0.9604) / ([.G869] +  [.H869])) / (1 + 3.8416 / ([.G869] +  [.H869]));0); 5) * 100" office:value-type="float" office:value="77.661" calcext:value-type="float">
            <text:p>77.66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Department Highest Salary</text:p>
          </table:table-cell>
          <table:table-cell table:style-name="ce4" table:formula="of:=HYPERLINK( concat(&quot;https://leetcode.com/problems/&quot;; [.D870]); [.B870])" office:value-type="string" office:string-value="" calcext:value-type="error">
            <text:p>#NAME?</text:p>
          </table:table-cell>
          <table:table-cell table:style-name="ce6" office:value-type="string" calcext:value-type="string">
            <text:p>department-highest-salary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464" calcext:value-type="float">
            <text:p>464</text:p>
          </table:table-cell>
          <table:table-cell table:style-name="ce6" office:value-type="float" office:value="109" calcext:value-type="float">
            <text:p>109</text:p>
          </table:table-cell>
          <table:table-cell table:style-name="ce6" table:formula="of:=ROUND( IFERROR((( [.G870]+ 1.9208) / ( [.G870] + [.H870]) - 1.96 * SQRT(([.G870] *  [.H870]) / ([.G870] +  [.H870]) + 0.9604) / ([.G870] +  [.H870])) / (1 + 3.8416 / ([.G870] +  [.H870]));0); 5) * 100" office:value-type="float" office:value="77.561" calcext:value-type="float">
            <text:p>77.56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Isomorphic Strings</text:p>
          </table:table-cell>
          <table:table-cell table:style-name="ce4" table:formula="of:=HYPERLINK( concat(&quot;https://leetcode.com/problems/&quot;; [.D871]); [.B871])" office:value-type="string" office:string-value="" calcext:value-type="error">
            <text:p>#NAME?</text:p>
          </table:table-cell>
          <table:table-cell table:style-name="ce6" office:value-type="string" calcext:value-type="string">
            <text:p>isomorphic-string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1378" calcext:value-type="float">
            <text:p>1378</text:p>
          </table:table-cell>
          <table:table-cell table:style-name="ce6" office:value-type="float" office:value="355" calcext:value-type="float">
            <text:p>355</text:p>
          </table:table-cell>
          <table:table-cell table:style-name="ce6" table:formula="of:=ROUND( IFERROR((( [.G871]+ 1.9208) / ( [.G871] + [.H871]) - 1.96 * SQRT(([.G871] *  [.H871]) / ([.G871] +  [.H871]) + 0.9604) / ([.G871] +  [.H871])) / (1 + 3.8416 / ([.G871] +  [.H871]));0); 5) * 100" office:value-type="float" office:value="77.551" calcext:value-type="float">
            <text:p>77.5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83" calcext:value-type="float">
            <text:p>1483</text:p>
          </table:table-cell>
          <table:table-cell table:style-name="ce2" office:value-type="string" calcext:value-type="string">
            <text:p>Kth Ancestor of a Tree Node</text:p>
          </table:table-cell>
          <table:table-cell table:style-name="ce4" table:formula="of:=HYPERLINK( concat(&quot;https://leetcode.com/problems/&quot;; [.D872]); [.B872])" office:value-type="string" office:string-value="" calcext:value-type="error">
            <text:p>#NAME?</text:p>
          </table:table-cell>
          <table:table-cell table:style-name="ce6" office:value-type="string" calcext:value-type="string">
            <text:p>kth-ancestor-of-a-tree-nod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47" calcext:value-type="float">
            <text:p>47</text:p>
          </table:table-cell>
          <table:table-cell table:style-name="ce6" table:formula="of:=ROUND( IFERROR((( [.G872]+ 1.9208) / ( [.G872] + [.H872]) - 1.96 * SQRT(([.G872] *  [.H872]) / ([.G872] +  [.H872]) + 0.9604) / ([.G872] +  [.H872])) / (1 + 3.8416 / ([.G872] +  [.H872]));0); 5) * 100" office:value-type="float" office:value="77.46" calcext:value-type="float">
            <text:p>77.4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66" calcext:value-type="float">
            <text:p>1266</text:p>
          </table:table-cell>
          <table:table-cell table:style-name="ce2" office:value-type="string" calcext:value-type="string">
            <text:p>Minimum Time Visiting All Points</text:p>
          </table:table-cell>
          <table:table-cell table:style-name="ce4" table:formula="of:=HYPERLINK( concat(&quot;https://leetcode.com/problems/&quot;; [.D873]); [.B873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time-visiting-all-point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Geometry, </text:p>
          </table:table-cell>
          <table:table-cell table:style-name="ce6" office:value-type="float" office:value="341" calcext:value-type="float">
            <text:p>341</text:p>
          </table:table-cell>
          <table:table-cell table:style-name="ce6" office:value-type="float" office:value="78" calcext:value-type="float">
            <text:p>78</text:p>
          </table:table-cell>
          <table:table-cell table:style-name="ce6" table:formula="of:=ROUND( IFERROR((( [.G873]+ 1.9208) / ( [.G873] + [.H873]) - 1.96 * SQRT(([.G873] *  [.H873]) / ([.G873] +  [.H873]) + 0.9604) / ([.G873] +  [.H873])) / (1 + 3.8416 / ([.G873] +  [.H873]));0); 5) * 100" office:value-type="float" office:value="77.378" calcext:value-type="float">
            <text:p>77.37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88" calcext:value-type="float">
            <text:p>888</text:p>
          </table:table-cell>
          <table:table-cell table:style-name="ce2" office:value-type="string" calcext:value-type="string">
            <text:p>Fair Candy Swap</text:p>
          </table:table-cell>
          <table:table-cell table:style-name="ce4" table:formula="of:=HYPERLINK( concat(&quot;https://leetcode.com/problems/&quot;; [.D874]); [.B874])" office:value-type="string" office:string-value="" calcext:value-type="error">
            <text:p>#NAME?</text:p>
          </table:table-cell>
          <table:table-cell table:style-name="ce6" office:value-type="string" calcext:value-type="string">
            <text:p>fair-candy-swap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131" calcext:value-type="float">
            <text:p>131</text:p>
          </table:table-cell>
          <table:table-cell table:style-name="ce6" table:formula="of:=ROUND( IFERROR((( [.G874]+ 1.9208) / ( [.G874] + [.H874]) - 1.96 * SQRT(([.G874] *  [.H874]) / ([.G874] +  [.H874]) + 0.9604) / ([.G874] +  [.H874])) / (1 + 3.8416 / ([.G874] +  [.H874]));0); 5) * 100" office:value-type="float" office:value="77.308" calcext:value-type="float">
            <text:p>77.3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50" calcext:value-type="float">
            <text:p>1150</text:p>
          </table:table-cell>
          <table:table-cell table:style-name="ce2" office:value-type="string" calcext:value-type="string">
            <text:p>Check If a Number Is Majority Element in a Sorted Array</text:p>
          </table:table-cell>
          <table:table-cell table:style-name="ce4" table:formula="of:=HYPERLINK( concat(&quot;https://leetcode.com/problems/&quot;; [.D875]); [.B875])" office:value-type="string" office:string-value="" calcext:value-type="error">
            <text:p>#NAME?</text:p>
          </table:table-cell>
          <table:table-cell table:style-name="ce6" office:value-type="string" calcext:value-type="string">
            <text:p>check-if-a-number-is-majority-element-in-a-sorted-arra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Binary Search, 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ROUND( IFERROR((( [.G875]+ 1.9208) / ( [.G875] + [.H875]) - 1.96 * SQRT(([.G875] *  [.H875]) / ([.G875] +  [.H875]) + 0.9604) / ([.G875] +  [.H875])) / (1 + 3.8416 / ([.G875] +  [.H875]));0); 5) * 100" office:value-type="float" office:value="77.305" calcext:value-type="float">
            <text:p>77.3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Binary Tree Longest Consecutive Sequence</text:p>
          </table:table-cell>
          <table:table-cell table:style-name="ce4" table:formula="of:=HYPERLINK( concat(&quot;https://leetcode.com/problems/&quot;; [.D876]); [.B876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tree-longest-consecutive-sequenc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508" calcext:value-type="float">
            <text:p>508</text:p>
          </table:table-cell>
          <table:table-cell table:style-name="ce6" office:value-type="float" office:value="123" calcext:value-type="float">
            <text:p>123</text:p>
          </table:table-cell>
          <table:table-cell table:style-name="ce6" table:formula="of:=ROUND( IFERROR((( [.G876]+ 1.9208) / ( [.G876] + [.H876]) - 1.96 * SQRT(([.G876] *  [.H876]) / ([.G876] +  [.H876]) + 0.9604) / ([.G876] +  [.H876])) / (1 + 3.8416 / ([.G876] +  [.H876]));0); 5) * 100" office:value-type="float" office:value="77.235" calcext:value-type="float">
            <text:p>77.2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36" calcext:value-type="float">
            <text:p>536</text:p>
          </table:table-cell>
          <table:table-cell table:style-name="ce2" office:value-type="string" calcext:value-type="string">
            <text:p>Construct Binary Tree from String</text:p>
          </table:table-cell>
          <table:table-cell table:style-name="ce4" table:formula="of:=HYPERLINK( concat(&quot;https://leetcode.com/problems/&quot;; [.D877]); [.B877])" office:value-type="string" office:string-value="" calcext:value-type="error">
            <text:p>#NAME?</text:p>
          </table:table-cell>
          <table:table-cell table:style-name="ce6" office:value-type="string" calcext:value-type="string">
            <text:p>construct-binary-tree-from-str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Tree, </text:p>
          </table:table-cell>
          <table:table-cell table:style-name="ce6" office:value-type="float" office:value="382" calcext:value-type="float">
            <text:p>382</text:p>
          </table:table-cell>
          <table:table-cell table:style-name="ce6" office:value-type="float" office:value="90" calcext:value-type="float">
            <text:p>90</text:p>
          </table:table-cell>
          <table:table-cell table:style-name="ce6" table:formula="of:=ROUND( IFERROR((( [.G877]+ 1.9208) / ( [.G877] + [.H877]) - 1.96 * SQRT(([.G877] *  [.H877]) / ([.G877] +  [.H877]) + 0.9604) / ([.G877] +  [.H877])) / (1 + 3.8416 / ([.G877] +  [.H877]));0); 5) * 100" office:value-type="float" office:value="77.144" calcext:value-type="float">
            <text:p>77.14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91" calcext:value-type="float">
            <text:p>791</text:p>
          </table:table-cell>
          <table:table-cell table:style-name="ce2" office:value-type="string" calcext:value-type="string">
            <text:p>Custom Sort String</text:p>
          </table:table-cell>
          <table:table-cell table:style-name="ce4" table:formula="of:=HYPERLINK( concat(&quot;https://leetcode.com/problems/&quot;; [.D878]); [.B878])" office:value-type="string" office:string-value="" calcext:value-type="error">
            <text:p>#NAME?</text:p>
          </table:table-cell>
          <table:table-cell table:style-name="ce6" office:value-type="string" calcext:value-type="string">
            <text:p>custom-sort-str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711" calcext:value-type="float">
            <text:p>711</text:p>
          </table:table-cell>
          <table:table-cell table:style-name="ce6" office:value-type="float" office:value="179" calcext:value-type="float">
            <text:p>179</text:p>
          </table:table-cell>
          <table:table-cell table:style-name="ce6" table:formula="of:=ROUND( IFERROR((( [.G878]+ 1.9208) / ( [.G878] + [.H878]) - 1.96 * SQRT(([.G878] *  [.H878]) / ([.G878] +  [.H878]) + 0.9604) / ([.G878] +  [.H878])) / (1 + 3.8416 / ([.G878] +  [.H878]));0); 5) * 100" office:value-type="float" office:value="77.128" calcext:value-type="float">
            <text:p>77.12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61" calcext:value-type="float">
            <text:p>861</text:p>
          </table:table-cell>
          <table:table-cell table:style-name="ce2" office:value-type="string" calcext:value-type="string">
            <text:p>Score After Flipping Matrix</text:p>
          </table:table-cell>
          <table:table-cell table:style-name="ce4" table:formula="of:=HYPERLINK( concat(&quot;https://leetcode.com/problems/&quot;; [.D879]); [.B879])" office:value-type="string" office:string-value="" calcext:value-type="error">
            <text:p>#NAME?</text:p>
          </table:table-cell>
          <table:table-cell table:style-name="ce6" office:value-type="string" calcext:value-type="string">
            <text:p>score-after-flipping-matrix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464" calcext:value-type="float">
            <text:p>464</text:p>
          </table:table-cell>
          <table:table-cell table:style-name="ce6" office:value-type="float" office:value="112" calcext:value-type="float">
            <text:p>112</text:p>
          </table:table-cell>
          <table:table-cell table:style-name="ce6" table:formula="of:=ROUND( IFERROR((( [.G879]+ 1.9208) / ( [.G879] + [.H879]) - 1.96 * SQRT(([.G879] *  [.H879]) / ([.G879] +  [.H879]) + 0.9604) / ([.G879] +  [.H879])) / (1 + 3.8416 / ([.G879] +  [.H879]));0); 5) * 100" office:value-type="float" office:value="77.125" calcext:value-type="float">
            <text:p>77.12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84" calcext:value-type="float">
            <text:p>1084</text:p>
          </table:table-cell>
          <table:table-cell table:style-name="ce2" office:value-type="string" calcext:value-type="string">
            <text:p>Sales Analysis III</text:p>
          </table:table-cell>
          <table:table-cell table:style-name="ce4" table:formula="of:=HYPERLINK( concat(&quot;https://leetcode.com/problems/&quot;; [.D880]); [.B880])" office:value-type="string" office:string-value="" calcext:value-type="error">
            <text:p>#NAME?</text:p>
          </table:table-cell>
          <table:table-cell table:style-name="ce6" office:value-type="string" calcext:value-type="string">
            <text:p>sales-analysis-iii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82" calcext:value-type="float">
            <text:p>82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formula="of:=ROUND( IFERROR((( [.G880]+ 1.9208) / ( [.G880] + [.H880]) - 1.96 * SQRT(([.G880] *  [.H880]) / ([.G880] +  [.H880]) + 0.9604) / ([.G880] +  [.H880])) / (1 + 3.8416 / ([.G880] +  [.H880]));0); 5) * 100" office:value-type="float" office:value="76.998" calcext:value-type="float">
            <text:p>76.99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14" calcext:value-type="float">
            <text:p>914</text:p>
          </table:table-cell>
          <table:table-cell table:style-name="ce2" office:value-type="string" calcext:value-type="string">
            <text:p>X of a Kind in a Deck of Cards</text:p>
          </table:table-cell>
          <table:table-cell table:style-name="ce4" table:formula="of:=HYPERLINK( concat(&quot;https://leetcode.com/problems/&quot;; [.D881]); [.B881])" office:value-type="string" office:string-value="" calcext:value-type="error">
            <text:p>#NAME?</text:p>
          </table:table-cell>
          <table:table-cell table:style-name="ce6" office:value-type="string" calcext:value-type="string">
            <text:p>x-of-a-kind-in-a-deck-of-card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Math, </text:p>
          </table:table-cell>
          <table:table-cell table:style-name="ce6" office:value-type="float" office:value="515" calcext:value-type="float">
            <text:p>515</text:p>
          </table:table-cell>
          <table:table-cell table:style-name="ce6" office:value-type="float" office:value="127" calcext:value-type="float">
            <text:p>127</text:p>
          </table:table-cell>
          <table:table-cell table:style-name="ce6" table:formula="of:=ROUND( IFERROR((( [.G881]+ 1.9208) / ( [.G881] + [.H881]) - 1.96 * SQRT(([.G881] *  [.H881]) / ([.G881] +  [.H881]) + 0.9604) / ([.G881] +  [.H881])) / (1 + 3.8416 / ([.G881] +  [.H881]));0); 5) * 100" office:value-type="float" office:value="76.961" calcext:value-type="float">
            <text:p>76.96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The Maze III</text:p>
          </table:table-cell>
          <table:table-cell table:style-name="ce4" table:formula="of:=HYPERLINK( concat(&quot;https://leetcode.com/problems/&quot;; [.D882]); [.B882])" office:value-type="string" office:string-value="" calcext:value-type="error">
            <text:p>#NAME?</text:p>
          </table:table-cell>
          <table:table-cell table:style-name="ce6" office:value-type="string" calcext:value-type="string">
            <text:p>the-maze-i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epth-first Search, Breadth-first Search, 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formula="of:=ROUND( IFERROR((( [.G882]+ 1.9208) / ( [.G882] + [.H882]) - 1.96 * SQRT(([.G882] *  [.H882]) / ([.G882] +  [.H882]) + 0.9604) / ([.G882] +  [.H882])) / (1 + 3.8416 / ([.G882] +  [.H882]));0); 5) * 100" office:value-type="float" office:value="76.904" calcext:value-type="float">
            <text:p>76.9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99" calcext:value-type="float">
            <text:p>1299</text:p>
          </table:table-cell>
          <table:table-cell table:style-name="ce2" office:value-type="string" calcext:value-type="string">
            <text:p>Replace Elements with Greatest Element on Right Side</text:p>
          </table:table-cell>
          <table:table-cell table:style-name="ce4" table:formula="of:=HYPERLINK( concat(&quot;https://leetcode.com/problems/&quot;; [.D883]); [.B883])" office:value-type="string" office:string-value="" calcext:value-type="error">
            <text:p>#NAME?</text:p>
          </table:table-cell>
          <table:table-cell table:style-name="ce6" office:value-type="string" calcext:value-type="string">
            <text:p>replace-elements-with-greatest-element-on-right-sid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358" calcext:value-type="float">
            <text:p>358</text:p>
          </table:table-cell>
          <table:table-cell table:style-name="ce6" office:value-type="float" office:value="85" calcext:value-type="float">
            <text:p>85</text:p>
          </table:table-cell>
          <table:table-cell table:style-name="ce6" table:formula="of:=ROUND( IFERROR((( [.G883]+ 1.9208) / ( [.G883] + [.H883]) - 1.96 * SQRT(([.G883] *  [.H883]) / ([.G883] +  [.H883]) + 0.9604) / ([.G883] +  [.H883])) / (1 + 3.8416 / ([.G883] +  [.H883]));0); 5) * 100" office:value-type="float" office:value="76.887" calcext:value-type="float">
            <text:p>76.8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03" calcext:value-type="float">
            <text:p>1203</text:p>
          </table:table-cell>
          <table:table-cell table:style-name="ce2" office:value-type="string" calcext:value-type="string">
            <text:p>Sort Items by Groups Respecting Dependencies</text:p>
          </table:table-cell>
          <table:table-cell table:style-name="ce4" table:formula="of:=HYPERLINK( concat(&quot;https://leetcode.com/problems/&quot;; [.D884]); [.B884])" office:value-type="string" office:string-value="" calcext:value-type="error">
            <text:p>#NAME?</text:p>
          </table:table-cell>
          <table:table-cell table:style-name="ce6" office:value-type="string" calcext:value-type="string">
            <text:p>sort-items-by-groups-respecting-dependenci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epth-first Search, Graph, Topological Sort, 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formula="of:=ROUND( IFERROR((( [.G884]+ 1.9208) / ( [.G884] + [.H884]) - 1.96 * SQRT(([.G884] *  [.H884]) / ([.G884] +  [.H884]) + 0.9604) / ([.G884] +  [.H884])) / (1 + 3.8416 / ([.G884] +  [.H884]));0); 5) * 100" office:value-type="float" office:value="76.866" calcext:value-type="float">
            <text:p>76.86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13" calcext:value-type="float">
            <text:p>913</text:p>
          </table:table-cell>
          <table:table-cell table:style-name="ce2" office:value-type="string" calcext:value-type="string">
            <text:p>Cat and Mouse</text:p>
          </table:table-cell>
          <table:table-cell table:style-name="ce4" table:formula="of:=HYPERLINK( concat(&quot;https://leetcode.com/problems/&quot;; [.D885]); [.B885])" office:value-type="string" office:string-value="" calcext:value-type="error">
            <text:p>#NAME?</text:p>
          </table:table-cell>
          <table:table-cell table:style-name="ce6" office:value-type="string" calcext:value-type="string">
            <text:p>cat-and-mous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readth-first Search, Minimax, 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75" calcext:value-type="float">
            <text:p>75</text:p>
          </table:table-cell>
          <table:table-cell table:style-name="ce6" table:formula="of:=ROUND( IFERROR((( [.G885]+ 1.9208) / ( [.G885] + [.H885]) - 1.96 * SQRT(([.G885] *  [.H885]) / ([.G885] +  [.H885]) + 0.9604) / ([.G885] +  [.H885])) / (1 + 3.8416 / ([.G885] +  [.H885]));0); 5) * 100" office:value-type="float" office:value="76.853" calcext:value-type="float">
            <text:p>76.85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52" calcext:value-type="float">
            <text:p>952</text:p>
          </table:table-cell>
          <table:table-cell table:style-name="ce2" office:value-type="string" calcext:value-type="string">
            <text:p>Largest Component Size by Common Factor</text:p>
          </table:table-cell>
          <table:table-cell table:style-name="ce4" table:formula="of:=HYPERLINK( concat(&quot;https://leetcode.com/problems/&quot;; [.D886]); [.B886])" office:value-type="string" office:string-value="" calcext:value-type="error">
            <text:p>#NAME?</text:p>
          </table:table-cell>
          <table:table-cell table:style-name="ce6" office:value-type="string" calcext:value-type="string">
            <text:p>largest-component-size-by-common-factor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Union Find, 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ROUND( IFERROR((( [.G886]+ 1.9208) / ( [.G886] + [.H886]) - 1.96 * SQRT(([.G886] *  [.H886]) / ([.G886] +  [.H886]) + 0.9604) / ([.G886] +  [.H886])) / (1 + 3.8416 / ([.G886] +  [.H886]));0); 5) * 100" office:value-type="float" office:value="76.831" calcext:value-type="float">
            <text:p>76.83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Valid Sudoku</text:p>
          </table:table-cell>
          <table:table-cell table:style-name="ce4" table:formula="of:=HYPERLINK( concat(&quot;https://leetcode.com/problems/&quot;; [.D887]); [.B887])" office:value-type="string" office:string-value="" calcext:value-type="error">
            <text:p>#NAME?</text:p>
          </table:table-cell>
          <table:table-cell table:style-name="ce6" office:value-type="string" calcext:value-type="string">
            <text:p>valid-sudoku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1642" calcext:value-type="float">
            <text:p>1642</text:p>
          </table:table-cell>
          <table:table-cell table:style-name="ce6" office:value-type="float" office:value="446" calcext:value-type="float">
            <text:p>446</text:p>
          </table:table-cell>
          <table:table-cell table:style-name="ce6" table:formula="of:=ROUND( IFERROR((( [.G887]+ 1.9208) / ( [.G887] + [.H887]) - 1.96 * SQRT(([.G887] *  [.H887]) / ([.G887] +  [.H887]) + 0.9604) / ([.G887] +  [.H887])) / (1 + 3.8416 / ([.G887] +  [.H887]));0); 5) * 100" office:value-type="float" office:value="76.83" calcext:value-type="float">
            <text:p>76.8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34" calcext:value-type="float">
            <text:p>1134</text:p>
          </table:table-cell>
          <table:table-cell table:style-name="ce2" office:value-type="string" calcext:value-type="string">
            <text:p>Armstrong Number</text:p>
          </table:table-cell>
          <table:table-cell table:style-name="ce4" table:formula="of:=HYPERLINK( concat(&quot;https://leetcode.com/problems/&quot;; [.D888]); [.B888])" office:value-type="string" office:string-value="" calcext:value-type="error">
            <text:p>#NAME?</text:p>
          </table:table-cell>
          <table:table-cell table:style-name="ce6" office:value-type="string" calcext:value-type="string">
            <text:p>armstrong-numb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ROUND( IFERROR((( [.G888]+ 1.9208) / ( [.G888] + [.H888]) - 1.96 * SQRT(([.G888] *  [.H888]) / ([.G888] +  [.H888]) + 0.9604) / ([.G888] +  [.H888])) / (1 + 3.8416 / ([.G888] +  [.H888]));0); 5) * 100" office:value-type="float" office:value="76.753" calcext:value-type="float">
            <text:p>76.75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45" calcext:value-type="float">
            <text:p>1045</text:p>
          </table:table-cell>
          <table:table-cell table:style-name="ce2" office:value-type="string" calcext:value-type="string">
            <text:p>Customers Who Bought All Products</text:p>
          </table:table-cell>
          <table:table-cell table:style-name="ce4" table:formula="of:=HYPERLINK( concat(&quot;https://leetcode.com/problems/&quot;; [.D889]); [.B889])" office:value-type="string" office:string-value="" calcext:value-type="error">
            <text:p>#NAME?</text:p>
          </table:table-cell>
          <table:table-cell table:style-name="ce6" office:value-type="string" calcext:value-type="string">
            <text:p>customers-who-bought-all-products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72" calcext:value-type="float">
            <text:p>72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ROUND( IFERROR((( [.G889]+ 1.9208) / ( [.G889] + [.H889]) - 1.96 * SQRT(([.G889] *  [.H889]) / ([.G889] +  [.H889]) + 0.9604) / ([.G889] +  [.H889])) / (1 + 3.8416 / ([.G889] +  [.H889]));0); 5) * 100" office:value-type="float" office:value="76.67" calcext:value-type="float">
            <text:p>76.6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Data Stream as Disjoint Intervals</text:p>
          </table:table-cell>
          <table:table-cell table:style-name="ce4" table:formula="of:=HYPERLINK( concat(&quot;https://leetcode.com/problems/&quot;; [.D890]); [.B890])" office:value-type="string" office:string-value="" calcext:value-type="error">
            <text:p>#NAME?</text:p>
          </table:table-cell>
          <table:table-cell table:style-name="ce6" office:value-type="string" calcext:value-type="string">
            <text:p>data-stream-as-disjoint-interval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inary Search, Ordered Map, </text:p>
          </table:table-cell>
          <table:table-cell table:style-name="ce6" office:value-type="float" office:value="357" calcext:value-type="float">
            <text:p>357</text:p>
          </table:table-cell>
          <table:table-cell table:style-name="ce6" office:value-type="float" office:value="86" calcext:value-type="float">
            <text:p>86</text:p>
          </table:table-cell>
          <table:table-cell table:style-name="ce6" table:formula="of:=ROUND( IFERROR((( [.G890]+ 1.9208) / ( [.G890] + [.H890]) - 1.96 * SQRT(([.G890] *  [.H890]) / ([.G890] +  [.H890]) + 0.9604) / ([.G890] +  [.H890])) / (1 + 3.8416 / ([.G890] +  [.H890]));0); 5) * 100" office:value-type="float" office:value="76.647" calcext:value-type="float">
            <text:p>76.64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85" calcext:value-type="float">
            <text:p>1485</text:p>
          </table:table-cell>
          <table:table-cell table:style-name="ce2" office:value-type="string" calcext:value-type="string">
            <text:p>Clone Binary Tree With Random Pointer</text:p>
          </table:table-cell>
          <table:table-cell table:style-name="ce4" table:formula="of:=HYPERLINK( concat(&quot;https://leetcode.com/problems/&quot;; [.D891]); [.B891])" office:value-type="string" office:string-value="" calcext:value-type="error">
            <text:p>#NAME?</text:p>
          </table:table-cell>
          <table:table-cell table:style-name="ce6" office:value-type="string" calcext:value-type="string">
            <text:p>clone-binary-tree-with-random-point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Tree, Depth-first Search, Breadth-first Search, 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ROUND( IFERROR((( [.G891]+ 1.9208) / ( [.G891] + [.H891]) - 1.96 * SQRT(([.G891] *  [.H891]) / ([.G891] +  [.H891]) + 0.9604) / ([.G891] +  [.H891])) / (1 + 3.8416 / ([.G891] +  [.H891]));0); 5) * 100" office:value-type="float" office:value="76.619" calcext:value-type="float">
            <text:p>76.6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table:style-name="ce2" office:value-type="string" calcext:value-type="string">
            <text:p>Out of Boundary Paths</text:p>
          </table:table-cell>
          <table:table-cell table:style-name="ce4" table:formula="of:=HYPERLINK( concat(&quot;https://leetcode.com/problems/&quot;; [.D892]); [.B892])" office:value-type="string" office:string-value="" calcext:value-type="error">
            <text:p>#NAME?</text:p>
          </table:table-cell>
          <table:table-cell table:style-name="ce6" office:value-type="string" calcext:value-type="string">
            <text:p>out-of-boundary-path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Depth-first Search, </text:p>
          </table:table-cell>
          <table:table-cell table:style-name="ce6" office:value-type="float" office:value="517" calcext:value-type="float">
            <text:p>517</text:p>
          </table:table-cell>
          <table:table-cell table:style-name="ce6" office:value-type="float" office:value="131" calcext:value-type="float">
            <text:p>131</text:p>
          </table:table-cell>
          <table:table-cell table:style-name="ce6" table:formula="of:=ROUND( IFERROR((( [.G892]+ 1.9208) / ( [.G892] + [.H892]) - 1.96 * SQRT(([.G892] *  [.H892]) / ([.G892] +  [.H892]) + 0.9604) / ([.G892] +  [.H892])) / (1 + 3.8416 / ([.G892] +  [.H892]));0); 5) * 100" office:value-type="float" office:value="76.52" calcext:value-type="float">
            <text:p>76.5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Longest Univalue Path</text:p>
          </table:table-cell>
          <table:table-cell table:style-name="ce4" table:formula="of:=HYPERLINK( concat(&quot;https://leetcode.com/problems/&quot;; [.D893]); [.B893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univalue-path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Recursion, </text:p>
          </table:table-cell>
          <table:table-cell table:style-name="ce6" office:value-type="float" office:value="1656" calcext:value-type="float">
            <text:p>1656</text:p>
          </table:table-cell>
          <table:table-cell table:style-name="ce6" office:value-type="float" office:value="461" calcext:value-type="float">
            <text:p>461</text:p>
          </table:table-cell>
          <table:table-cell table:style-name="ce6" table:formula="of:=ROUND( IFERROR((( [.G893]+ 1.9208) / ( [.G893] + [.H893]) - 1.96 * SQRT(([.G893] *  [.H893]) / ([.G893] +  [.H893]) + 0.9604) / ([.G893] +  [.H893])) / (1 + 3.8416 / ([.G893] +  [.H893]));0); 5) * 100" office:value-type="float" office:value="76.415" calcext:value-type="float">
            <text:p>76.41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78" calcext:value-type="float">
            <text:p>978</text:p>
          </table:table-cell>
          <table:table-cell table:style-name="ce2" office:value-type="string" calcext:value-type="string">
            <text:p>Longest Turbulent Subarray</text:p>
          </table:table-cell>
          <table:table-cell table:style-name="ce4" table:formula="of:=HYPERLINK( concat(&quot;https://leetcode.com/problems/&quot;; [.D894]); [.B894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turbulent-subarra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Dynamic Programming, Sliding Window, </text:p>
          </table:table-cell>
          <table:table-cell table:style-name="ce6" office:value-type="float" office:value="344" calcext:value-type="float">
            <text:p>344</text:p>
          </table:table-cell>
          <table:table-cell table:style-name="ce6" office:value-type="float" office:value="84" calcext:value-type="float">
            <text:p>84</text:p>
          </table:table-cell>
          <table:table-cell table:style-name="ce6" table:formula="of:=ROUND( IFERROR((( [.G894]+ 1.9208) / ( [.G894] + [.H894]) - 1.96 * SQRT(([.G894] *  [.H894]) / ([.G894] +  [.H894]) + 0.9604) / ([.G894] +  [.H894])) / (1 + 3.8416 / ([.G894] +  [.H894]));0); 5) * 100" office:value-type="float" office:value="76.348" calcext:value-type="float">
            <text:p>76.34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Rotate Array</text:p>
          </table:table-cell>
          <table:table-cell table:style-name="ce4" table:formula="of:=HYPERLINK( concat(&quot;https://leetcode.com/problems/&quot;; [.D895]); [.B895])" office:value-type="string" office:string-value="" calcext:value-type="error">
            <text:p>#NAME?</text:p>
          </table:table-cell>
          <table:table-cell table:style-name="ce6" office:value-type="string" calcext:value-type="string">
            <text:p>rotate-arra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829" calcext:value-type="float">
            <text:p>2829</text:p>
          </table:table-cell>
          <table:table-cell table:style-name="ce6" office:value-type="float" office:value="814" calcext:value-type="float">
            <text:p>814</text:p>
          </table:table-cell>
          <table:table-cell table:style-name="ce6" table:formula="of:=ROUND( IFERROR((( [.G895]+ 1.9208) / ( [.G895] + [.H895]) - 1.96 * SQRT(([.G895] *  [.H895]) / ([.G895] +  [.H895]) + 0.9604) / ([.G895] +  [.H895])) / (1 + 3.8416 / ([.G895] +  [.H895]));0); 5) * 100" office:value-type="float" office:value="76.274" calcext:value-type="float">
            <text:p>76.27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08" calcext:value-type="float">
            <text:p>1308</text:p>
          </table:table-cell>
          <table:table-cell table:style-name="ce2" office:value-type="string" calcext:value-type="string">
            <text:p>Running Total for Different Genders</text:p>
          </table:table-cell>
          <table:table-cell table:style-name="ce4" table:formula="of:=HYPERLINK( concat(&quot;https://leetcode.com/problems/&quot;; [.D896]); [.B896])" office:value-type="string" office:string-value="" calcext:value-type="error">
            <text:p>#NAME?</text:p>
          </table:table-cell>
          <table:table-cell table:style-name="ce6" office:value-type="string" calcext:value-type="string">
            <text:p>running-total-for-different-genders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ROUND( IFERROR((( [.G896]+ 1.9208) / ( [.G896] + [.H896]) - 1.96 * SQRT(([.G896] *  [.H896]) / ([.G896] +  [.H896]) + 0.9604) / ([.G896] +  [.H896])) / (1 + 3.8416 / ([.G896] +  [.H896]));0); 5) * 100" office:value-type="float" office:value="76.195" calcext:value-type="float">
            <text:p>76.1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Add Strings</text:p>
          </table:table-cell>
          <table:table-cell table:style-name="ce4" table:formula="of:=HYPERLINK( concat(&quot;https://leetcode.com/problems/&quot;; [.D897]); [.B897])" office:value-type="string" office:string-value="" calcext:value-type="error">
            <text:p>#NAME?</text:p>
          </table:table-cell>
          <table:table-cell table:style-name="ce6" office:value-type="string" calcext:value-type="string">
            <text:p>add-string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995" calcext:value-type="float">
            <text:p>995</text:p>
          </table:table-cell>
          <table:table-cell table:style-name="ce6" office:value-type="float" office:value="272" calcext:value-type="float">
            <text:p>272</text:p>
          </table:table-cell>
          <table:table-cell table:style-name="ce6" table:formula="of:=ROUND( IFERROR((( [.G897]+ 1.9208) / ( [.G897] + [.H897]) - 1.96 * SQRT(([.G897] *  [.H897]) / ([.G897] +  [.H897]) + 0.9604) / ([.G897] +  [.H897])) / (1 + 3.8416 / ([.G897] +  [.H897]));0); 5) * 100" office:value-type="float" office:value="76.187" calcext:value-type="float">
            <text:p>76.1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29" calcext:value-type="float">
            <text:p>629</text:p>
          </table:table-cell>
          <table:table-cell table:style-name="ce2" office:value-type="string" calcext:value-type="string">
            <text:p>K Inverse Pairs Array</text:p>
          </table:table-cell>
          <table:table-cell table:style-name="ce4" table:formula="of:=HYPERLINK( concat(&quot;https://leetcode.com/problems/&quot;; [.D898]); [.B898])" office:value-type="string" office:string-value="" calcext:value-type="error">
            <text:p>#NAME?</text:p>
          </table:table-cell>
          <table:table-cell table:style-name="ce6" office:value-type="string" calcext:value-type="string">
            <text:p>k-inverse-pairs-array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76" calcext:value-type="float">
            <text:p>76</text:p>
          </table:table-cell>
          <table:table-cell table:style-name="ce6" table:formula="of:=ROUND( IFERROR((( [.G898]+ 1.9208) / ( [.G898] + [.H898]) - 1.96 * SQRT(([.G898] *  [.H898]) / ([.G898] +  [.H898]) + 0.9604) / ([.G898] +  [.H898])) / (1 + 3.8416 / ([.G898] +  [.H898]));0); 5) * 100" office:value-type="float" office:value="76.114" calcext:value-type="float">
            <text:p>76.11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86" calcext:value-type="float">
            <text:p>1086</text:p>
          </table:table-cell>
          <table:table-cell table:style-name="ce2" office:value-type="string" calcext:value-type="string">
            <text:p>High Five</text:p>
          </table:table-cell>
          <table:table-cell table:style-name="ce4" table:formula="of:=HYPERLINK( concat(&quot;https://leetcode.com/problems/&quot;; [.D899]); [.B899])" office:value-type="string" office:string-value="" calcext:value-type="error">
            <text:p>#NAME?</text:p>
          </table:table-cell>
          <table:table-cell table:style-name="ce6" office:value-type="string" calcext:value-type="string">
            <text:p>high-fiv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Hash Table, Sort, 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49" calcext:value-type="float">
            <text:p>49</text:p>
          </table:table-cell>
          <table:table-cell table:style-name="ce6" table:formula="of:=ROUND( IFERROR((( [.G899]+ 1.9208) / ( [.G899] + [.H899]) - 1.96 * SQRT(([.G899] *  [.H899]) / ([.G899] +  [.H899]) + 0.9604) / ([.G899] +  [.H899])) / (1 + 3.8416 / ([.G899] +  [.H899]));0); 5) * 100" office:value-type="float" office:value="76.048" calcext:value-type="float">
            <text:p>76.04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Count Univalue Subtrees</text:p>
          </table:table-cell>
          <table:table-cell table:style-name="ce4" table:formula="of:=HYPERLINK( concat(&quot;https://leetcode.com/problems/&quot;; [.D900]); [.B900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-univalue-subtre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128" calcext:value-type="float">
            <text:p>128</text:p>
          </table:table-cell>
          <table:table-cell table:style-name="ce6" table:formula="of:=ROUND( IFERROR((( [.G900]+ 1.9208) / ( [.G900] + [.H900]) - 1.96 * SQRT(([.G900] *  [.H900]) / ([.G900] +  [.H900]) + 0.9604) / ([.G900] +  [.H900])) / (1 + 3.8416 / ([.G900] +  [.H900]));0); 5) * 100" office:value-type="float" office:value="75.917" calcext:value-type="float">
            <text:p>75.9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2" office:value-type="string" calcext:value-type="string">
            <text:p>Convert a Number to Hexadecimal</text:p>
          </table:table-cell>
          <table:table-cell table:style-name="ce4" table:formula="of:=HYPERLINK( concat(&quot;https://leetcode.com/problems/&quot;; [.D901]); [.B901])" office:value-type="string" office:string-value="" calcext:value-type="error">
            <text:p>#NAME?</text:p>
          </table:table-cell>
          <table:table-cell table:style-name="ce6" office:value-type="string" calcext:value-type="string">
            <text:p>convert-a-number-to-hexadecimal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Bit Manipulation, </text:p>
          </table:table-cell>
          <table:table-cell table:style-name="ce6" office:value-type="float" office:value="437" calcext:value-type="float">
            <text:p>437</text:p>
          </table:table-cell>
          <table:table-cell table:style-name="ce6" office:value-type="float" office:value="113" calcext:value-type="float">
            <text:p>113</text:p>
          </table:table-cell>
          <table:table-cell table:style-name="ce6" table:formula="of:=ROUND( IFERROR((( [.G901]+ 1.9208) / ( [.G901] + [.H901]) - 1.96 * SQRT(([.G901] *  [.H901]) / ([.G901] +  [.H901]) + 0.9604) / ([.G901] +  [.H901])) / (1 + 3.8416 / ([.G901] +  [.H901]));0); 5) * 100" office:value-type="float" office:value="75.879" calcext:value-type="float">
            <text:p>75.87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80" calcext:value-type="float">
            <text:p>1180</text:p>
          </table:table-cell>
          <table:table-cell table:style-name="ce2" office:value-type="string" calcext:value-type="string">
            <text:p>Count Substrings with Only One Distinct Letter</text:p>
          </table:table-cell>
          <table:table-cell table:style-name="ce4" table:formula="of:=HYPERLINK( concat(&quot;https://leetcode.com/problems/&quot;; [.D902]); [.B902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-substrings-with-only-one-distinct-lett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String, 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ROUND( IFERROR((( [.G902]+ 1.9208) / ( [.G902] + [.H902]) - 1.96 * SQRT(([.G902] *  [.H902]) / ([.G902] +  [.H902]) + 0.9604) / ([.G902] +  [.H902])) / (1 + 3.8416 / ([.G902] +  [.H902]));0); 5) * 100" office:value-type="float" office:value="75.731" calcext:value-type="float">
            <text:p>75.73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Redundant Connection II</text:p>
          </table:table-cell>
          <table:table-cell table:style-name="ce4" table:formula="of:=HYPERLINK( concat(&quot;https://leetcode.com/problems/&quot;; [.D903]); [.B903])" office:value-type="string" office:string-value="" calcext:value-type="error">
            <text:p>#NAME?</text:p>
          </table:table-cell>
          <table:table-cell table:style-name="ce6" office:value-type="string" calcext:value-type="string">
            <text:p>redundant-connection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Tree, Depth-first Search, Union Find, Graph, </text:p>
          </table:table-cell>
          <table:table-cell table:style-name="ce6" office:value-type="float" office:value="749" calcext:value-type="float">
            <text:p>749</text:p>
          </table:table-cell>
          <table:table-cell table:style-name="ce6" office:value-type="float" office:value="207" calcext:value-type="float">
            <text:p>207</text:p>
          </table:table-cell>
          <table:table-cell table:style-name="ce6" table:formula="of:=ROUND( IFERROR((( [.G903]+ 1.9208) / ( [.G903] + [.H903]) - 1.96 * SQRT(([.G903] *  [.H903]) / ([.G903] +  [.H903]) + 0.9604) / ([.G903] +  [.H903])) / (1 + 3.8416 / ([.G903] +  [.H903]));0); 5) * 100" office:value-type="float" office:value="75.626" calcext:value-type="float">
            <text:p>75.62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54" calcext:value-type="float">
            <text:p>1454</text:p>
          </table:table-cell>
          <table:table-cell table:style-name="ce2" office:value-type="string" calcext:value-type="string">
            <text:p>Active Users</text:p>
          </table:table-cell>
          <table:table-cell table:style-name="ce4" table:formula="of:=HYPERLINK( concat(&quot;https://leetcode.com/problems/&quot;; [.D904]); [.B904])" office:value-type="string" office:string-value="" calcext:value-type="error">
            <text:p>#NAME?</text:p>
          </table:table-cell>
          <table:table-cell table:style-name="ce6" office:value-type="string" calcext:value-type="string">
            <text:p>active-users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ROUND( IFERROR((( [.G904]+ 1.9208) / ( [.G904] + [.H904]) - 1.96 * SQRT(([.G904] *  [.H904]) / ([.G904] +  [.H904]) + 0.9604) / ([.G904] +  [.H904])) / (1 + 3.8416 / ([.G904] +  [.H904]));0); 5) * 100" office:value-type="float" office:value="75.521" calcext:value-type="float">
            <text:p>75.52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30" calcext:value-type="float">
            <text:p>830</text:p>
          </table:table-cell>
          <table:table-cell table:style-name="ce2" office:value-type="string" calcext:value-type="string">
            <text:p>Positions of Large Groups</text:p>
          </table:table-cell>
          <table:table-cell table:style-name="ce4" table:formula="of:=HYPERLINK( concat(&quot;https://leetcode.com/problems/&quot;; [.D905]); [.B905])" office:value-type="string" office:string-value="" calcext:value-type="error">
            <text:p>#NAME?</text:p>
          </table:table-cell>
          <table:table-cell table:style-name="ce6" office:value-type="string" calcext:value-type="string">
            <text:p>positions-of-large-group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335" calcext:value-type="float">
            <text:p>335</text:p>
          </table:table-cell>
          <table:table-cell table:style-name="ce6" office:value-type="float" office:value="86" calcext:value-type="float">
            <text:p>86</text:p>
          </table:table-cell>
          <table:table-cell table:style-name="ce6" table:formula="of:=ROUND( IFERROR((( [.G905]+ 1.9208) / ( [.G905] + [.H905]) - 1.96 * SQRT(([.G905] *  [.H905]) / ([.G905] +  [.H905]) + 0.9604) / ([.G905] +  [.H905])) / (1 + 3.8416 / ([.G905] +  [.H905]));0); 5) * 100" office:value-type="float" office:value="75.462" calcext:value-type="float">
            <text:p>75.46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05" calcext:value-type="float">
            <text:p>1405</text:p>
          </table:table-cell>
          <table:table-cell table:style-name="ce2" office:value-type="string" calcext:value-type="string">
            <text:p>Longest Happy String</text:p>
          </table:table-cell>
          <table:table-cell table:style-name="ce4" table:formula="of:=HYPERLINK( concat(&quot;https://leetcode.com/problems/&quot;; [.D906]); [.B906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happy-str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Greedy, 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ROUND( IFERROR((( [.G906]+ 1.9208) / ( [.G906] + [.H906]) - 1.96 * SQRT(([.G906] *  [.H906]) / ([.G906] +  [.H906]) + 0.9604) / ([.G906] +  [.H906])) / (1 + 3.8416 / ([.G906] +  [.H906]));0); 5) * 100" office:value-type="float" office:value="75.347" calcext:value-type="float">
            <text:p>75.34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39" calcext:value-type="float">
            <text:p>1139</text:p>
          </table:table-cell>
          <table:table-cell table:style-name="ce2" office:value-type="string" calcext:value-type="string">
            <text:p>Largest 1-Bordered Square</text:p>
          </table:table-cell>
          <table:table-cell table:style-name="ce4" table:formula="of:=HYPERLINK( concat(&quot;https://leetcode.com/problems/&quot;; [.D907]); [.B907])" office:value-type="string" office:string-value="" calcext:value-type="error">
            <text:p>#NAME?</text:p>
          </table:table-cell>
          <table:table-cell table:style-name="ce6" office:value-type="string" calcext:value-type="string">
            <text:p>largest-1-bordered-squar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45" calcext:value-type="float">
            <text:p>45</text:p>
          </table:table-cell>
          <table:table-cell table:style-name="ce6" table:formula="of:=ROUND( IFERROR((( [.G907]+ 1.9208) / ( [.G907] + [.H907]) - 1.96 * SQRT(([.G907] *  [.H907]) / ([.G907] +  [.H907]) + 0.9604) / ([.G907] +  [.H907])) / (1 + 3.8416 / ([.G907] +  [.H907]));0); 5) * 100" office:value-type="float" office:value="75.34" calcext:value-type="float">
            <text:p>75.3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07" calcext:value-type="float">
            <text:p>607</text:p>
          </table:table-cell>
          <table:table-cell table:style-name="ce2" office:value-type="string" calcext:value-type="string">
            <text:p>Sales Person</text:p>
          </table:table-cell>
          <table:table-cell table:style-name="ce4" table:formula="of:=HYPERLINK( concat(&quot;https://leetcode.com/problems/&quot;; [.D908]); [.B908])" office:value-type="string" office:string-value="" calcext:value-type="error">
            <text:p>#NAME?</text:p>
          </table:table-cell>
          <table:table-cell table:style-name="ce6" office:value-type="string" calcext:value-type="string">
            <text:p>sales-person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ROUND( IFERROR((( [.G908]+ 1.9208) / ( [.G908] + [.H908]) - 1.96 * SQRT(([.G908] *  [.H908]) / ([.G908] +  [.H908]) + 0.9604) / ([.G908] +  [.H908])) / (1 + 3.8416 / ([.G908] +  [.H908]));0); 5) * 100" office:value-type="float" office:value="75.234" calcext:value-type="float">
            <text:p>75.23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Intersection of Two Arrays II</text:p>
          </table:table-cell>
          <table:table-cell table:style-name="ce4" table:formula="of:=HYPERLINK( concat(&quot;https://leetcode.com/problems/&quot;; [.D909]); [.B909])" office:value-type="string" office:string-value="" calcext:value-type="error">
            <text:p>#NAME?</text:p>
          </table:table-cell>
          <table:table-cell table:style-name="ce6" office:value-type="string" calcext:value-type="string">
            <text:p>intersection-of-two-arrays-ii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Two Pointers, Binary Search, Sort, </text:p>
          </table:table-cell>
          <table:table-cell table:style-name="ce6" office:value-type="float" office:value="1369" calcext:value-type="float">
            <text:p>1369</text:p>
          </table:table-cell>
          <table:table-cell table:style-name="ce6" office:value-type="float" office:value="405" calcext:value-type="float">
            <text:p>405</text:p>
          </table:table-cell>
          <table:table-cell table:style-name="ce6" table:formula="of:=ROUND( IFERROR((( [.G909]+ 1.9208) / ( [.G909] + [.H909]) - 1.96 * SQRT(([.G909] *  [.H909]) / ([.G909] +  [.H909]) + 0.9604) / ([.G909] +  [.H909])) / (1 + 3.8416 / ([.G909] +  [.H909]));0); 5) * 100" office:value-type="float" office:value="75.16" calcext:value-type="float">
            <text:p>75.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71" calcext:value-type="float">
            <text:p>1071</text:p>
          </table:table-cell>
          <table:table-cell table:style-name="ce2" office:value-type="string" calcext:value-type="string">
            <text:p>Greatest Common Divisor of Strings</text:p>
          </table:table-cell>
          <table:table-cell table:style-name="ce4" table:formula="of:=HYPERLINK( concat(&quot;https://leetcode.com/problems/&quot;; [.D910]); [.B910])" office:value-type="string" office:string-value="" calcext:value-type="error">
            <text:p>#NAME?</text:p>
          </table:table-cell>
          <table:table-cell table:style-name="ce6" office:value-type="string" calcext:value-type="string">
            <text:p>greatest-common-divisor-of-string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121" calcext:value-type="float">
            <text:p>121</text:p>
          </table:table-cell>
          <table:table-cell table:style-name="ce6" table:formula="of:=ROUND( IFERROR((( [.G910]+ 1.9208) / ( [.G910] + [.H910]) - 1.96 * SQRT(([.G910] *  [.H910]) / ([.G910] +  [.H910]) + 0.9604) / ([.G910] +  [.H910])) / (1 + 3.8416 / ([.G910] +  [.H910]));0); 5) * 100" office:value-type="float" office:value="75.1" calcext:value-type="float">
            <text:p>75.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12" calcext:value-type="float">
            <text:p>1012</text:p>
          </table:table-cell>
          <table:table-cell table:style-name="ce2" office:value-type="string" calcext:value-type="string">
            <text:p>Numbers With Repeated Digits</text:p>
          </table:table-cell>
          <table:table-cell table:style-name="ce4" table:formula="of:=HYPERLINK( concat(&quot;https://leetcode.com/problems/&quot;; [.D911]); [.B911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s-with-repeated-digit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Dynamic Programming, 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42" calcext:value-type="float">
            <text:p>42</text:p>
          </table:table-cell>
          <table:table-cell table:style-name="ce6" table:formula="of:=ROUND( IFERROR((( [.G911]+ 1.9208) / ( [.G911] + [.H911]) - 1.96 * SQRT(([.G911] *  [.H911]) / ([.G911] +  [.H911]) + 0.9604) / ([.G911] +  [.H911])) / (1 + 3.8416 / ([.G911] +  [.H911]));0); 5) * 100" office:value-type="float" office:value="75.094" calcext:value-type="float">
            <text:p>75.09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31" calcext:value-type="float">
            <text:p>1431</text:p>
          </table:table-cell>
          <table:table-cell table:style-name="ce2" office:value-type="string" calcext:value-type="string">
            <text:p>Kids With the Greatest Number of Candies</text:p>
          </table:table-cell>
          <table:table-cell table:style-name="ce4" table:formula="of:=HYPERLINK( concat(&quot;https://leetcode.com/problems/&quot;; [.D912]); [.B912])" office:value-type="string" office:string-value="" calcext:value-type="error">
            <text:p>#NAME?</text:p>
          </table:table-cell>
          <table:table-cell table:style-name="ce6" office:value-type="string" calcext:value-type="string">
            <text:p>kids-with-the-greatest-number-of-candie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62" calcext:value-type="float">
            <text:p>62</text:p>
          </table:table-cell>
          <table:table-cell table:style-name="ce6" table:formula="of:=ROUND( IFERROR((( [.G912]+ 1.9208) / ( [.G912] + [.H912]) - 1.96 * SQRT(([.G912] *  [.H912]) / ([.G912] +  [.H912]) + 0.9604) / ([.G912] +  [.H912])) / (1 + 3.8416 / ([.G912] +  [.H912]));0); 5) * 100" office:value-type="float" office:value="75.037" calcext:value-type="float">
            <text:p>75.03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03" calcext:value-type="float">
            <text:p>1103</text:p>
          </table:table-cell>
          <table:table-cell table:style-name="ce2" office:value-type="string" calcext:value-type="string">
            <text:p>Distribute Candies to People</text:p>
          </table:table-cell>
          <table:table-cell table:style-name="ce4" table:formula="of:=HYPERLINK( concat(&quot;https://leetcode.com/problems/&quot;; [.D913]); [.B913])" office:value-type="string" office:string-value="" calcext:value-type="error">
            <text:p>#NAME?</text:p>
          </table:table-cell>
          <table:table-cell table:style-name="ce6" office:value-type="string" calcext:value-type="string">
            <text:p>distribute-candies-to-peopl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242" calcext:value-type="float">
            <text:p>242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ROUND( IFERROR((( [.G913]+ 1.9208) / ( [.G913] + [.H913]) - 1.96 * SQRT(([.G913] *  [.H913]) / ([.G913] +  [.H913]) + 0.9604) / ([.G913] +  [.H913])) / (1 + 3.8416 / ([.G913] +  [.H913]));0); 5) * 100" office:value-type="float" office:value="74.992" calcext:value-type="float">
            <text:p>74.99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Smallest Rectangle Enclosing Black Pixels</text:p>
          </table:table-cell>
          <table:table-cell table:style-name="ce4" table:formula="of:=HYPERLINK( concat(&quot;https://leetcode.com/problems/&quot;; [.D914]); [.B914])" office:value-type="string" office:string-value="" calcext:value-type="error">
            <text:p>#NAME?</text:p>
          </table:table-cell>
          <table:table-cell table:style-name="ce6" office:value-type="string" calcext:value-type="string">
            <text:p>smallest-rectangle-enclosing-black-pixel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inary Search, 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49" calcext:value-type="float">
            <text:p>49</text:p>
          </table:table-cell>
          <table:table-cell table:style-name="ce6" table:formula="of:=ROUND( IFERROR((( [.G914]+ 1.9208) / ( [.G914] + [.H914]) - 1.96 * SQRT(([.G914] *  [.H914]) / ([.G914] +  [.H914]) + 0.9604) / ([.G914] +  [.H914])) / (1 + 3.8416 / ([.G914] +  [.H914]));0); 5) * 100" office:value-type="float" office:value="74.938" calcext:value-type="float">
            <text:p>74.93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Nested List Weight Sum II</text:p>
          </table:table-cell>
          <table:table-cell table:style-name="ce4" table:formula="of:=HYPERLINK( concat(&quot;https://leetcode.com/problems/&quot;; [.D915]); [.B915])" office:value-type="string" office:string-value="" calcext:value-type="error">
            <text:p>#NAME?</text:p>
          </table:table-cell>
          <table:table-cell table:style-name="ce6" office:value-type="string" calcext:value-type="string">
            <text:p>nested-list-weight-sum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</text:p>
          </table:table-cell>
          <table:table-cell table:style-name="ce6" office:value-type="float" office:value="569" calcext:value-type="float">
            <text:p>569</text:p>
          </table:table-cell>
          <table:table-cell table:style-name="ce6" office:value-type="float" office:value="160" calcext:value-type="float">
            <text:p>160</text:p>
          </table:table-cell>
          <table:table-cell table:style-name="ce6" table:formula="of:=ROUND( IFERROR((( [.G915]+ 1.9208) / ( [.G915] + [.H915]) - 1.96 * SQRT(([.G915] *  [.H915]) / ([.G915] +  [.H915]) + 0.9604) / ([.G915] +  [.H915])) / (1 + 3.8416 / ([.G915] +  [.H915]));0); 5) * 100" office:value-type="float" office:value="74.905" calcext:value-type="float">
            <text:p>74.9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75" calcext:value-type="float">
            <text:p>975</text:p>
          </table:table-cell>
          <table:table-cell table:style-name="ce2" office:value-type="string" calcext:value-type="string">
            <text:p>Odd Even Jump</text:p>
          </table:table-cell>
          <table:table-cell table:style-name="ce4" table:formula="of:=HYPERLINK( concat(&quot;https://leetcode.com/problems/&quot;; [.D916]); [.B916])" office:value-type="string" office:string-value="" calcext:value-type="error">
            <text:p>#NAME?</text:p>
          </table:table-cell>
          <table:table-cell table:style-name="ce6" office:value-type="string" calcext:value-type="string">
            <text:p>odd-even-jump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Stack, Ordered Map, </text:p>
          </table:table-cell>
          <table:table-cell table:style-name="ce6" office:value-type="float" office:value="656" calcext:value-type="float">
            <text:p>656</text:p>
          </table:table-cell>
          <table:table-cell table:style-name="ce6" office:value-type="float" office:value="187" calcext:value-type="float">
            <text:p>187</text:p>
          </table:table-cell>
          <table:table-cell table:style-name="ce6" table:formula="of:=ROUND( IFERROR((( [.G916]+ 1.9208) / ( [.G916] + [.H916]) - 1.96 * SQRT(([.G916] *  [.H916]) / ([.G916] +  [.H916]) + 0.9604) / ([.G916] +  [.H916])) / (1 + 3.8416 / ([.G916] +  [.H916]));0); 5) * 100" office:value-type="float" office:value="74.89" calcext:value-type="float">
            <text:p>74.8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83" calcext:value-type="float">
            <text:p>783</text:p>
          </table:table-cell>
          <table:table-cell table:style-name="ce2" office:value-type="string" calcext:value-type="string">
            <text:p>Minimum Distance Between BST Nodes</text:p>
          </table:table-cell>
          <table:table-cell table:style-name="ce4" table:formula="of:=HYPERLINK( concat(&quot;https://leetcode.com/problems/&quot;; [.D917]); [.B917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distance-between-bst-node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Recursion, </text:p>
          </table:table-cell>
          <table:table-cell table:style-name="ce6" office:value-type="float" office:value="668" calcext:value-type="float">
            <text:p>668</text:p>
          </table:table-cell>
          <table:table-cell table:style-name="ce6" office:value-type="float" office:value="191" calcext:value-type="float">
            <text:p>191</text:p>
          </table:table-cell>
          <table:table-cell table:style-name="ce6" table:formula="of:=ROUND( IFERROR((( [.G917]+ 1.9208) / ( [.G917] + [.H917]) - 1.96 * SQRT(([.G917] *  [.H917]) / ([.G917] +  [.H917]) + 0.9604) / ([.G917] +  [.H917])) / (1 + 3.8416 / ([.G917] +  [.H917]));0); 5) * 100" office:value-type="float" office:value="74.864" calcext:value-type="float">
            <text:p>74.86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47" calcext:value-type="float">
            <text:p>1447</text:p>
          </table:table-cell>
          <table:table-cell table:style-name="ce2" office:value-type="string" calcext:value-type="string">
            <text:p>Simplified Fractions</text:p>
          </table:table-cell>
          <table:table-cell table:style-name="ce4" table:formula="of:=HYPERLINK( concat(&quot;https://leetcode.com/problems/&quot;; [.D918]); [.B918])" office:value-type="string" office:string-value="" calcext:value-type="error">
            <text:p>#NAME?</text:p>
          </table:table-cell>
          <table:table-cell table:style-name="ce6" office:value-type="string" calcext:value-type="string">
            <text:p>simplified-fraction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ROUND( IFERROR((( [.G918]+ 1.9208) / ( [.G918] + [.H918]) - 1.96 * SQRT(([.G918] *  [.H918]) / ([.G918] +  [.H918]) + 0.9604) / ([.G918] +  [.H918])) / (1 + 3.8416 / ([.G918] +  [.H918]));0); 5) * 100" office:value-type="float" office:value="74.827" calcext:value-type="float">
            <text:p>74.82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28" calcext:value-type="float">
            <text:p>928</text:p>
          </table:table-cell>
          <table:table-cell table:style-name="ce2" office:value-type="string" calcext:value-type="string">
            <text:p>Minimize Malware Spread II</text:p>
          </table:table-cell>
          <table:table-cell table:style-name="ce4" table:formula="of:=HYPERLINK( concat(&quot;https://leetcode.com/problems/&quot;; [.D919]); [.B919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ize-malware-spread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epth-first Search, Union Find, Graph, 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45" calcext:value-type="float">
            <text:p>45</text:p>
          </table:table-cell>
          <table:table-cell table:style-name="ce6" table:formula="of:=ROUND( IFERROR((( [.G919]+ 1.9208) / ( [.G919] + [.H919]) - 1.96 * SQRT(([.G919] *  [.H919]) / ([.G919] +  [.H919]) + 0.9604) / ([.G919] +  [.H919])) / (1 + 3.8416 / ([.G919] +  [.H919]));0); 5) * 100" office:value-type="float" office:value="74.826" calcext:value-type="float">
            <text:p>74.82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ount Primes</text:p>
          </table:table-cell>
          <table:table-cell table:style-name="ce4" table:formula="of:=HYPERLINK( concat(&quot;https://leetcode.com/problems/&quot;; [.D920]); [.B920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-prime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Math, </text:p>
          </table:table-cell>
          <table:table-cell table:style-name="ce6" office:value-type="float" office:value="1980" calcext:value-type="float">
            <text:p>1980</text:p>
          </table:table-cell>
          <table:table-cell table:style-name="ce6" office:value-type="float" office:value="609" calcext:value-type="float">
            <text:p>609</text:p>
          </table:table-cell>
          <table:table-cell table:style-name="ce6" table:formula="of:=ROUND( IFERROR((( [.G920]+ 1.9208) / ( [.G920] + [.H920]) - 1.96 * SQRT(([.G920] *  [.H920]) / ([.G920] +  [.H920]) + 0.9604) / ([.G920] +  [.H920])) / (1 + 3.8416 / ([.G920] +  [.H920]));0); 5) * 100" office:value-type="float" office:value="74.805" calcext:value-type="float">
            <text:p>74.8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22" calcext:value-type="float">
            <text:p>1222</text:p>
          </table:table-cell>
          <table:table-cell table:style-name="ce2" office:value-type="string" calcext:value-type="string">
            <text:p>Queens That Can Attack the King</text:p>
          </table:table-cell>
          <table:table-cell table:style-name="ce4" table:formula="of:=HYPERLINK( concat(&quot;https://leetcode.com/problems/&quot;; [.D921]); [.B921])" office:value-type="string" office:string-value="" calcext:value-type="error">
            <text:p>#NAME?</text:p>
          </table:table-cell>
          <table:table-cell table:style-name="ce6" office:value-type="string" calcext:value-type="string">
            <text:p>queens-that-can-attack-the-k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ROUND( IFERROR((( [.G921]+ 1.9208) / ( [.G921] + [.H921]) - 1.96 * SQRT(([.G921] *  [.H921]) / ([.G921] +  [.H921]) + 0.9604) / ([.G921] +  [.H921])) / (1 + 3.8416 / ([.G921] +  [.H921]));0); 5) * 100" office:value-type="float" office:value="74.769" calcext:value-type="float">
            <text:p>74.76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Linked List Random Node</text:p>
          </table:table-cell>
          <table:table-cell table:style-name="ce4" table:formula="of:=HYPERLINK( concat(&quot;https://leetcode.com/problems/&quot;; [.D922]); [.B922])" office:value-type="string" office:string-value="" calcext:value-type="error">
            <text:p>#NAME?</text:p>
          </table:table-cell>
          <table:table-cell table:style-name="ce6" office:value-type="string" calcext:value-type="string">
            <text:p>linked-list-random-nod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Reservoir Sampling, </text:p>
          </table:table-cell>
          <table:table-cell table:style-name="ce6" office:value-type="float" office:value="564" calcext:value-type="float">
            <text:p>564</text:p>
          </table:table-cell>
          <table:table-cell table:style-name="ce6" office:value-type="float" office:value="160" calcext:value-type="float">
            <text:p>160</text:p>
          </table:table-cell>
          <table:table-cell table:style-name="ce6" table:formula="of:=ROUND( IFERROR((( [.G922]+ 1.9208) / ( [.G922] + [.H922]) - 1.96 * SQRT(([.G922] *  [.H922]) / ([.G922] +  [.H922]) + 0.9604) / ([.G922] +  [.H922])) / (1 + 3.8416 / ([.G922] +  [.H922]));0); 5) * 100" office:value-type="float" office:value="74.735" calcext:value-type="float">
            <text:p>74.7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Max Increase to Keep City Skyline</text:p>
          </table:table-cell>
          <table:table-cell table:style-name="ce4" table:formula="of:=HYPERLINK( concat(&quot;https://leetcode.com/problems/&quot;; [.D923]); [.B923])" office:value-type="string" office:string-value="" calcext:value-type="error">
            <text:p>#NAME?</text:p>
          </table:table-cell>
          <table:table-cell table:style-name="ce6" office:value-type="string" calcext:value-type="string">
            <text:p>max-increase-to-keep-city-skyline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838" calcext:value-type="float">
            <text:p>838</text:p>
          </table:table-cell>
          <table:table-cell table:style-name="ce6" office:value-type="float" office:value="246" calcext:value-type="float">
            <text:p>246</text:p>
          </table:table-cell>
          <table:table-cell table:style-name="ce6" table:formula="of:=ROUND( IFERROR((( [.G923]+ 1.9208) / ( [.G923] + [.H923]) - 1.96 * SQRT(([.G923] *  [.H923]) / ([.G923] +  [.H923]) + 0.9604) / ([.G923] +  [.H923])) / (1 + 3.8416 / ([.G923] +  [.H923]));0); 5) * 100" office:value-type="float" office:value="74.719" calcext:value-type="float">
            <text:p>74.7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Next Greater Element III</text:p>
          </table:table-cell>
          <table:table-cell table:style-name="ce4" table:formula="of:=HYPERLINK( concat(&quot;https://leetcode.com/problems/&quot;; [.D924]); [.B924])" office:value-type="string" office:string-value="" calcext:value-type="error">
            <text:p>#NAME?</text:p>
          </table:table-cell>
          <table:table-cell table:style-name="ce6" office:value-type="string" calcext:value-type="string">
            <text:p>next-greater-element-i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647" calcext:value-type="float">
            <text:p>647</text:p>
          </table:table-cell>
          <table:table-cell table:style-name="ce6" office:value-type="float" office:value="187" calcext:value-type="float">
            <text:p>187</text:p>
          </table:table-cell>
          <table:table-cell table:style-name="ce6" table:formula="of:=ROUND( IFERROR((( [.G924]+ 1.9208) / ( [.G924] + [.H924]) - 1.96 * SQRT(([.G924] *  [.H924]) / ([.G924] +  [.H924]) + 0.9604) / ([.G924] +  [.H924])) / (1 + 3.8416 / ([.G924] +  [.H924]));0); 5) * 100" office:value-type="float" office:value="74.625" calcext:value-type="float">
            <text:p>74.62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63" calcext:value-type="float">
            <text:p>1363</text:p>
          </table:table-cell>
          <table:table-cell table:style-name="ce2" office:value-type="string" calcext:value-type="string">
            <text:p>Largest Multiple of Three</text:p>
          </table:table-cell>
          <table:table-cell table:style-name="ce4" table:formula="of:=HYPERLINK( concat(&quot;https://leetcode.com/problems/&quot;; [.D925]); [.B925])" office:value-type="string" office:string-value="" calcext:value-type="error">
            <text:p>#NAME?</text:p>
          </table:table-cell>
          <table:table-cell table:style-name="ce6" office:value-type="string" calcext:value-type="string">
            <text:p>largest-multiple-of-thre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Dynamic Programming, 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formula="of:=ROUND( IFERROR((( [.G925]+ 1.9208) / ( [.G925] + [.H925]) - 1.96 * SQRT(([.G925] *  [.H925]) / ([.G925] +  [.H925]) + 0.9604) / ([.G925] +  [.H925])) / (1 + 3.8416 / ([.G925] +  [.H925]));0); 5) * 100" office:value-type="float" office:value="74.567" calcext:value-type="float">
            <text:p>74.56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13" calcext:value-type="float">
            <text:p>1413</text:p>
          </table:table-cell>
          <table:table-cell table:style-name="ce2" office:value-type="string" calcext:value-type="string">
            <text:p>Minimum Value to Get Positive Step by Step Sum</text:p>
          </table:table-cell>
          <table:table-cell table:style-name="ce4" table:formula="of:=HYPERLINK( concat(&quot;https://leetcode.com/problems/&quot;; [.D926]); [.B926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value-to-get-positive-step-by-step-sum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formula="of:=ROUND( IFERROR((( [.G926]+ 1.9208) / ( [.G926] + [.H926]) - 1.96 * SQRT(([.G926] *  [.H926]) / ([.G926] +  [.H926]) + 0.9604) / ([.G926] +  [.H926])) / (1 + 3.8416 / ([.G926] +  [.H926]));0); 5) * 100" office:value-type="float" office:value="74.431" calcext:value-type="float">
            <text:p>74.43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20" calcext:value-type="float">
            <text:p>820</text:p>
          </table:table-cell>
          <table:table-cell table:style-name="ce2" office:value-type="string" calcext:value-type="string">
            <text:p>Short Encoding of Words</text:p>
          </table:table-cell>
          <table:table-cell table:style-name="ce4" table:formula="of:=HYPERLINK( concat(&quot;https://leetcode.com/problems/&quot;; [.D927]); [.B927])" office:value-type="string" office:string-value="" calcext:value-type="error">
            <text:p>#NAME?</text:p>
          </table:table-cell>
          <table:table-cell table:style-name="ce6" office:value-type="string" calcext:value-type="string">
            <text:p>short-encoding-of-words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ROUND( IFERROR((( [.G927]+ 1.9208) / ( [.G927] + [.H927]) - 1.96 * SQRT(([.G927] *  [.H927]) / ([.G927] +  [.H927]) + 0.9604) / ([.G927] +  [.H927])) / (1 + 3.8416 / ([.G927] +  [.H927]));0); 5) * 100" office:value-type="float" office:value="74.423" calcext:value-type="float">
            <text:p>74.42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89" calcext:value-type="float">
            <text:p>1489</text:p>
          </table:table-cell>
          <table:table-cell table:style-name="ce2" office:value-type="string" calcext:value-type="string">
            <text:p>Find Critical and Pseudo-Critical Edges in Minimum Spanning Tree</text:p>
          </table:table-cell>
          <table:table-cell table:style-name="ce4" table:formula="of:=HYPERLINK( concat(&quot;https://leetcode.com/problems/&quot;; [.D928]); [.B928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critical-and-pseudo-critical-edges-in-minimum-spanning-tre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epth-first Search, Union Find, 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ROUND( IFERROR((( [.G928]+ 1.9208) / ( [.G928] + [.H928]) - 1.96 * SQRT(([.G928] *  [.H928]) / ([.G928] +  [.H928]) + 0.9604) / ([.G928] +  [.H928])) / (1 + 3.8416 / ([.G928] +  [.H928]));0); 5) * 100" office:value-type="float" office:value="74.37" calcext:value-type="float">
            <text:p>74.3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Strobogrammatic Number II</text:p>
          </table:table-cell>
          <table:table-cell table:style-name="ce4" table:formula="of:=HYPERLINK( concat(&quot;https://leetcode.com/problems/&quot;; [.D929]); [.B929])" office:value-type="string" office:string-value="" calcext:value-type="error">
            <text:p>#NAME?</text:p>
          </table:table-cell>
          <table:table-cell table:style-name="ce6" office:value-type="string" calcext:value-type="string">
            <text:p>strobogrammatic-number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Recursion, </text:p>
          </table:table-cell>
          <table:table-cell table:style-name="ce6" office:value-type="float" office:value="429" calcext:value-type="float">
            <text:p>429</text:p>
          </table:table-cell>
          <table:table-cell table:style-name="ce6" office:value-type="float" office:value="122" calcext:value-type="float">
            <text:p>122</text:p>
          </table:table-cell>
          <table:table-cell table:style-name="ce6" table:formula="of:=ROUND( IFERROR((( [.G929]+ 1.9208) / ( [.G929] + [.H929]) - 1.96 * SQRT(([.G929] *  [.H929]) / ([.G929] +  [.H929]) + 0.9604) / ([.G929] +  [.H929])) / (1 + 3.8416 / ([.G929] +  [.H929]));0); 5) * 100" office:value-type="float" office:value="74.205" calcext:value-type="float">
            <text:p>74.2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83" calcext:value-type="float">
            <text:p>1083</text:p>
          </table:table-cell>
          <table:table-cell table:style-name="ce2" office:value-type="string" calcext:value-type="string">
            <text:p>Sales Analysis II</text:p>
          </table:table-cell>
          <table:table-cell table:style-name="ce4" table:formula="of:=HYPERLINK( concat(&quot;https://leetcode.com/problems/&quot;; [.D930]); [.B930])" office:value-type="string" office:string-value="" calcext:value-type="error">
            <text:p>#NAME?</text:p>
          </table:table-cell>
          <table:table-cell table:style-name="ce6" office:value-type="string" calcext:value-type="string">
            <text:p>sales-analysis-ii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67" calcext:value-type="float">
            <text:p>67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ROUND( IFERROR((( [.G930]+ 1.9208) / ( [.G930] + [.H930]) - 1.96 * SQRT(([.G930] *  [.H930]) / ([.G930] +  [.H930]) + 0.9604) / ([.G930] +  [.H930])) / (1 + 3.8416 / ([.G930] +  [.H930]));0); 5) * 100" office:value-type="float" office:value="74.157" calcext:value-type="float">
            <text:p>74.15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My Calendar III</text:p>
          </table:table-cell>
          <table:table-cell table:style-name="ce4" table:formula="of:=HYPERLINK( concat(&quot;https://leetcode.com/problems/&quot;; [.D931]); [.B931])" office:value-type="string" office:string-value="" calcext:value-type="error">
            <text:p>#NAME?</text:p>
          </table:table-cell>
          <table:table-cell table:style-name="ce6" office:value-type="string" calcext:value-type="string">
            <text:p>my-calendar-i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egment Tree, Ordered Map, </text:p>
          </table:table-cell>
          <table:table-cell table:style-name="ce6" office:value-type="float" office:value="348" calcext:value-type="float">
            <text:p>348</text:p>
          </table:table-cell>
          <table:table-cell table:style-name="ce6" office:value-type="float" office:value="98" calcext:value-type="float">
            <text:p>98</text:p>
          </table:table-cell>
          <table:table-cell table:style-name="ce6" table:formula="of:=ROUND( IFERROR((( [.G931]+ 1.9208) / ( [.G931] + [.H931]) - 1.96 * SQRT(([.G931] *  [.H931]) / ([.G931] +  [.H931]) + 0.9604) / ([.G931] +  [.H931])) / (1 + 3.8416 / ([.G931] +  [.H931]));0); 5) * 100" office:value-type="float" office:value="73.954" calcext:value-type="float">
            <text:p>73.95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2" office:value-type="string" calcext:value-type="string">
            <text:p>Fibonacci Number</text:p>
          </table:table-cell>
          <table:table-cell table:style-name="ce4" table:formula="of:=HYPERLINK( concat(&quot;https://leetcode.com/problems/&quot;; [.D932]); [.B932])" office:value-type="string" office:string-value="" calcext:value-type="error">
            <text:p>#NAME?</text:p>
          </table:table-cell>
          <table:table-cell table:style-name="ce6" office:value-type="string" calcext:value-type="string">
            <text:p>fibonacci-numb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631" calcext:value-type="float">
            <text:p>631</text:p>
          </table:table-cell>
          <table:table-cell table:style-name="ce6" office:value-type="float" office:value="193" calcext:value-type="float">
            <text:p>193</text:p>
          </table:table-cell>
          <table:table-cell table:style-name="ce6" table:formula="of:=ROUND( IFERROR((( [.G932]+ 1.9208) / ( [.G932] + [.H932]) - 1.96 * SQRT(([.G932] *  [.H932]) / ([.G932] +  [.H932]) + 0.9604) / ([.G932] +  [.H932])) / (1 + 3.8416 / ([.G932] +  [.H932]));0); 5) * 100" office:value-type="float" office:value="73.567" calcext:value-type="float">
            <text:p>73.56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N-Queens II</text:p>
          </table:table-cell>
          <table:table-cell table:style-name="ce4" table:formula="of:=HYPERLINK( concat(&quot;https://leetcode.com/problems/&quot;; [.D933]); [.B933])" office:value-type="string" office:string-value="" calcext:value-type="error">
            <text:p>#NAME?</text:p>
          </table:table-cell>
          <table:table-cell table:style-name="ce6" office:value-type="string" calcext:value-type="string">
            <text:p>n-queens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acktracking, 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float" office:value="153" calcext:value-type="float">
            <text:p>153</text:p>
          </table:table-cell>
          <table:table-cell table:style-name="ce6" table:formula="of:=ROUND( IFERROR((( [.G933]+ 1.9208) / ( [.G933] + [.H933]) - 1.96 * SQRT(([.G933] *  [.H933]) / ([.G933] +  [.H933]) + 0.9604) / ([.G933] +  [.H933])) / (1 + 3.8416 / ([.G933] +  [.H933]));0); 5) * 100" office:value-type="float" office:value="73.527" calcext:value-type="float">
            <text:p>73.52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20" calcext:value-type="float">
            <text:p>1220</text:p>
          </table:table-cell>
          <table:table-cell table:style-name="ce2" office:value-type="string" calcext:value-type="string">
            <text:p>Count Vowels Permutation</text:p>
          </table:table-cell>
          <table:table-cell table:style-name="ce4" table:formula="of:=HYPERLINK( concat(&quot;https://leetcode.com/problems/&quot;; [.D934]); [.B934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-vowels-permutation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formula="of:=ROUND( IFERROR((( [.G934]+ 1.9208) / ( [.G934] + [.H934]) - 1.96 * SQRT(([.G934] *  [.H934]) / ([.G934] +  [.H934]) + 0.9604) / ([.G934] +  [.H934])) / (1 + 3.8416 / ([.G934] +  [.H934]));0); 5) * 100" office:value-type="float" office:value="73.406" calcext:value-type="float">
            <text:p>73.4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65" calcext:value-type="float">
            <text:p>1265</text:p>
          </table:table-cell>
          <table:table-cell table:style-name="ce2" office:value-type="string" calcext:value-type="string">
            <text:p>Print Immutable Linked List in Reverse</text:p>
          </table:table-cell>
          <table:table-cell table:style-name="ce4" table:formula="of:=HYPERLINK( concat(&quot;https://leetcode.com/problems/&quot;; [.D935]); [.B935])" office:value-type="string" office:string-value="" calcext:value-type="error">
            <text:p>#NAME?</text:p>
          </table:table-cell>
          <table:table-cell table:style-name="ce6" office:value-type="string" calcext:value-type="string">
            <text:p>print-immutable-linked-list-in-reverse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33" calcext:value-type="float">
            <text:p>33</text:p>
          </table:table-cell>
          <table:table-cell table:style-name="ce6" table:formula="of:=ROUND( IFERROR((( [.G935]+ 1.9208) / ( [.G935] + [.H935]) - 1.96 * SQRT(([.G935] *  [.H935]) / ([.G935] +  [.H935]) + 0.9604) / ([.G935] +  [.H935])) / (1 + 3.8416 / ([.G935] +  [.H935]));0); 5) * 100" office:value-type="float" office:value="73.398" calcext:value-type="float">
            <text:p>73.39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64" calcext:value-type="float">
            <text:p>1164</text:p>
          </table:table-cell>
          <table:table-cell table:style-name="ce2" office:value-type="string" calcext:value-type="string">
            <text:p>Product Price at a Given Date</text:p>
          </table:table-cell>
          <table:table-cell table:style-name="ce4" table:formula="of:=HYPERLINK( concat(&quot;https://leetcode.com/problems/&quot;; [.D936]); [.B936])" office:value-type="string" office:string-value="" calcext:value-type="error">
            <text:p>#NAME?</text:p>
          </table:table-cell>
          <table:table-cell table:style-name="ce6" office:value-type="string" calcext:value-type="string">
            <text:p>product-price-at-a-given-date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75" calcext:value-type="float">
            <text:p>75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ROUND( IFERROR((( [.G936]+ 1.9208) / ( [.G936] + [.H936]) - 1.96 * SQRT(([.G936] *  [.H936]) / ([.G936] +  [.H936]) + 0.9604) / ([.G936] +  [.H936])) / (1 + 3.8416 / ([.G936] +  [.H936]));0); 5) * 100" office:value-type="float" office:value="73.331" calcext:value-type="float">
            <text:p>73.33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Ransom Note</text:p>
          </table:table-cell>
          <table:table-cell table:style-name="ce4" table:formula="of:=HYPERLINK( concat(&quot;https://leetcode.com/problems/&quot;; [.D937]); [.B937])" office:value-type="string" office:string-value="" calcext:value-type="error">
            <text:p>#NAME?</text:p>
          </table:table-cell>
          <table:table-cell table:style-name="ce6" office:value-type="string" calcext:value-type="string">
            <text:p>ransom-not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631" calcext:value-type="float">
            <text:p>631</text:p>
          </table:table-cell>
          <table:table-cell table:style-name="ce6" office:value-type="float" office:value="196" calcext:value-type="float">
            <text:p>196</text:p>
          </table:table-cell>
          <table:table-cell table:style-name="ce6" table:formula="of:=ROUND( IFERROR((( [.G937]+ 1.9208) / ( [.G937] + [.H937]) - 1.96 * SQRT(([.G937] *  [.H937]) / ([.G937] +  [.H937]) + 0.9604) / ([.G937] +  [.H937])) / (1 + 3.8416 / ([.G937] +  [.H937]));0); 5) * 100" office:value-type="float" office:value="73.284" calcext:value-type="float">
            <text:p>73.28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64" calcext:value-type="float">
            <text:p>1064</text:p>
          </table:table-cell>
          <table:table-cell table:style-name="ce2" office:value-type="string" calcext:value-type="string">
            <text:p>Fixed Point</text:p>
          </table:table-cell>
          <table:table-cell table:style-name="ce4" table:formula="of:=HYPERLINK( concat(&quot;https://leetcode.com/problems/&quot;; [.D938]); [.B938])" office:value-type="string" office:string-value="" calcext:value-type="error">
            <text:p>#NAME?</text:p>
          </table:table-cell>
          <table:table-cell table:style-name="ce6" office:value-type="string" calcext:value-type="string">
            <text:p>fixed-point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Binary Search, 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ROUND( IFERROR((( [.G938]+ 1.9208) / ( [.G938] + [.H938]) - 1.96 * SQRT(([.G938] *  [.H938]) / ([.G938] +  [.H938]) + 0.9604) / ([.G938] +  [.H938])) / (1 + 3.8416 / ([.G938] +  [.H938]));0); 5) * 100" office:value-type="float" office:value="73.238" calcext:value-type="float">
            <text:p>73.23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Bricks Falling When Hit</text:p>
          </table:table-cell>
          <table:table-cell table:style-name="ce4" table:formula="of:=HYPERLINK( concat(&quot;https://leetcode.com/problems/&quot;; [.D939]); [.B939])" office:value-type="string" office:string-value="" calcext:value-type="error">
            <text:p>#NAME?</text:p>
          </table:table-cell>
          <table:table-cell table:style-name="ce6" office:value-type="string" calcext:value-type="string">
            <text:p>bricks-falling-when-hit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Union Find, </text:p>
          </table:table-cell>
          <table:table-cell table:style-name="ce6" office:value-type="float" office:value="427" calcext:value-type="float">
            <text:p>427</text:p>
          </table:table-cell>
          <table:table-cell table:style-name="ce6" office:value-type="float" office:value="129" calcext:value-type="float">
            <text:p>129</text:p>
          </table:table-cell>
          <table:table-cell table:style-name="ce6" table:formula="of:=ROUND( IFERROR((( [.G939]+ 1.9208) / ( [.G939] + [.H939]) - 1.96 * SQRT(([.G939] *  [.H939]) / ([.G939] +  [.H939]) + 0.9604) / ([.G939] +  [.H939])) / (1 + 3.8416 / ([.G939] +  [.H939]));0); 5) * 100" office:value-type="float" office:value="73.113" calcext:value-type="float">
            <text:p>73.11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44" calcext:value-type="float">
            <text:p>1344</text:p>
          </table:table-cell>
          <table:table-cell table:style-name="ce2" office:value-type="string" calcext:value-type="string">
            <text:p>Angle Between Hands of a Clock</text:p>
          </table:table-cell>
          <table:table-cell table:style-name="ce4" table:formula="of:=HYPERLINK( concat(&quot;https://leetcode.com/problems/&quot;; [.D940]); [.B940])" office:value-type="string" office:string-value="" calcext:value-type="error">
            <text:p>#NAME?</text:p>
          </table:table-cell>
          <table:table-cell table:style-name="ce6" office:value-type="string" calcext:value-type="string">
            <text:p>angle-between-hands-of-a-clock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ROUND( IFERROR((( [.G940]+ 1.9208) / ( [.G940] + [.H940]) - 1.96 * SQRT(([.G940] *  [.H940]) / ([.G940] +  [.H940]) + 0.9604) / ([.G940] +  [.H940])) / (1 + 3.8416 / ([.G940] +  [.H940]));0); 5) * 100" office:value-type="float" office:value="73.098" calcext:value-type="float">
            <text:p>73.09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Three Equal Parts</text:p>
          </table:table-cell>
          <table:table-cell table:style-name="ce4" table:formula="of:=HYPERLINK( concat(&quot;https://leetcode.com/problems/&quot;; [.D941]); [.B941])" office:value-type="string" office:string-value="" calcext:value-type="error">
            <text:p>#NAME?</text:p>
          </table:table-cell>
          <table:table-cell table:style-name="ce6" office:value-type="string" calcext:value-type="string">
            <text:p>three-equal-part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Binary Search, Greedy, 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54" calcext:value-type="float">
            <text:p>54</text:p>
          </table:table-cell>
          <table:table-cell table:style-name="ce6" table:formula="of:=ROUND( IFERROR((( [.G941]+ 1.9208) / ( [.G941] + [.H941]) - 1.96 * SQRT(([.G941] *  [.H941]) / ([.G941] +  [.H941]) + 0.9604) / ([.G941] +  [.H941])) / (1 + 3.8416 / ([.G941] +  [.H941]));0); 5) * 100" office:value-type="float" office:value="72.993" calcext:value-type="float">
            <text:p>72.99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Sort Transformed Array</text:p>
          </table:table-cell>
          <table:table-cell table:style-name="ce4" table:formula="of:=HYPERLINK( concat(&quot;https://leetcode.com/problems/&quot;; [.D942]); [.B942])" office:value-type="string" office:string-value="" calcext:value-type="error">
            <text:p>#NAME?</text:p>
          </table:table-cell>
          <table:table-cell table:style-name="ce6" office:value-type="string" calcext:value-type="string">
            <text:p>sort-transformed-arra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Two Pointers, 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float" office:value="98" calcext:value-type="float">
            <text:p>98</text:p>
          </table:table-cell>
          <table:table-cell table:style-name="ce6" table:formula="of:=ROUND( IFERROR((( [.G942]+ 1.9208) / ( [.G942] + [.H942]) - 1.96 * SQRT(([.G942] *  [.H942]) / ([.G942] +  [.H942]) + 0.9604) / ([.G942] +  [.H942])) / (1 + 3.8416 / ([.G942] +  [.H942]));0); 5) * 100" office:value-type="float" office:value="72.891" calcext:value-type="float">
            <text:p>72.89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65" calcext:value-type="float">
            <text:p>865</text:p>
          </table:table-cell>
          <table:table-cell table:style-name="ce2" office:value-type="string" calcext:value-type="string">
            <text:p>Smallest Subtree with all the Deepest Nodes</text:p>
          </table:table-cell>
          <table:table-cell table:style-name="ce4" table:formula="of:=HYPERLINK( concat(&quot;https://leetcode.com/problems/&quot;; [.D943]); [.B943])" office:value-type="string" office:string-value="" calcext:value-type="error">
            <text:p>#NAME?</text:p>
          </table:table-cell>
          <table:table-cell table:style-name="ce6" office:value-type="string" calcext:value-type="string">
            <text:p>smallest-subtree-with-all-the-deepest-nod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694" calcext:value-type="float">
            <text:p>694</text:p>
          </table:table-cell>
          <table:table-cell table:style-name="ce6" office:value-type="float" office:value="222" calcext:value-type="float">
            <text:p>222</text:p>
          </table:table-cell>
          <table:table-cell table:style-name="ce6" table:formula="of:=ROUND( IFERROR((( [.G943]+ 1.9208) / ( [.G943] + [.H943]) - 1.96 * SQRT(([.G943] *  [.H943]) / ([.G943] +  [.H943]) + 0.9604) / ([.G943] +  [.H943])) / (1 + 3.8416 / ([.G943] +  [.H943]));0); 5) * 100" office:value-type="float" office:value="72.885" calcext:value-type="float">
            <text:p>72.8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51" calcext:value-type="float">
            <text:p>1451</text:p>
          </table:table-cell>
          <table:table-cell table:style-name="ce2" office:value-type="string" calcext:value-type="string">
            <text:p>Rearrange Words in a Sentence</text:p>
          </table:table-cell>
          <table:table-cell table:style-name="ce4" table:formula="of:=HYPERLINK( concat(&quot;https://leetcode.com/problems/&quot;; [.D944]); [.B944])" office:value-type="string" office:string-value="" calcext:value-type="error">
            <text:p>#NAME?</text:p>
          </table:table-cell>
          <table:table-cell table:style-name="ce6" office:value-type="string" calcext:value-type="string">
            <text:p>rearrange-words-in-a-sentenc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Sort, 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ROUND( IFERROR((( [.G944]+ 1.9208) / ( [.G944] + [.H944]) - 1.96 * SQRT(([.G944] *  [.H944]) / ([.G944] +  [.H944]) + 0.9604) / ([.G944] +  [.H944])) / (1 + 3.8416 / ([.G944] +  [.H944]));0); 5) * 100" office:value-type="float" office:value="72.809" calcext:value-type="float">
            <text:p>72.80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21" calcext:value-type="float">
            <text:p>1321</text:p>
          </table:table-cell>
          <table:table-cell table:style-name="ce2" office:value-type="string" calcext:value-type="string">
            <text:p>Restaurant Growth</text:p>
          </table:table-cell>
          <table:table-cell table:style-name="ce4" table:formula="of:=HYPERLINK( concat(&quot;https://leetcode.com/problems/&quot;; [.D945]); [.B945])" office:value-type="string" office:string-value="" calcext:value-type="error">
            <text:p>#NAME?</text:p>
          </table:table-cell>
          <table:table-cell table:style-name="ce6" office:value-type="string" calcext:value-type="string">
            <text:p>restaurant-growth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66" calcext:value-type="float">
            <text:p>66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formula="of:=ROUND( IFERROR((( [.G945]+ 1.9208) / ( [.G945] + [.H945]) - 1.96 * SQRT(([.G945] *  [.H945]) / ([.G945] +  [.H945]) + 0.9604) / ([.G945] +  [.H945])) / (1 + 3.8416 / ([.G945] +  [.H945]));0); 5) * 100" office:value-type="float" office:value="72.742" calcext:value-type="float">
            <text:p>72.74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78" calcext:value-type="float">
            <text:p>878</text:p>
          </table:table-cell>
          <table:table-cell table:style-name="ce2" office:value-type="string" calcext:value-type="string">
            <text:p>Nth Magical Number</text:p>
          </table:table-cell>
          <table:table-cell table:style-name="ce4" table:formula="of:=HYPERLINK( concat(&quot;https://leetcode.com/problems/&quot;; [.D946]); [.B946])" office:value-type="string" office:string-value="" calcext:value-type="error">
            <text:p>#NAME?</text:p>
          </table:table-cell>
          <table:table-cell table:style-name="ce6" office:value-type="string" calcext:value-type="string">
            <text:p>nth-magical-number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Binary Search, 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54" calcext:value-type="float">
            <text:p>54</text:p>
          </table:table-cell>
          <table:table-cell table:style-name="ce6" table:formula="of:=ROUND( IFERROR((( [.G946]+ 1.9208) / ( [.G946] + [.H946]) - 1.96 * SQRT(([.G946] *  [.H946]) / ([.G946] +  [.H946]) + 0.9604) / ([.G946] +  [.H946])) / (1 + 3.8416 / ([.G946] +  [.H946]));0); 5) * 100" office:value-type="float" office:value="72.68" calcext:value-type="float">
            <text:p>72.6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K-th Symbol in Grammar</text:p>
          </table:table-cell>
          <table:table-cell table:style-name="ce4" table:formula="of:=HYPERLINK( concat(&quot;https://leetcode.com/problems/&quot;; [.D947]); [.B947])" office:value-type="string" office:string-value="" calcext:value-type="error">
            <text:p>#NAME?</text:p>
          </table:table-cell>
          <table:table-cell table:style-name="ce6" office:value-type="string" calcext:value-type="string">
            <text:p>k-th-symbol-in-gramma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Recursion, 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float" office:value="141" calcext:value-type="float">
            <text:p>141</text:p>
          </table:table-cell>
          <table:table-cell table:style-name="ce6" table:formula="of:=ROUND( IFERROR((( [.G947]+ 1.9208) / ( [.G947] + [.H947]) - 1.96 * SQRT(([.G947] *  [.H947]) / ([.G947] +  [.H947]) + 0.9604) / ([.G947] +  [.H947])) / (1 + 3.8416 / ([.G947] +  [.H947]));0); 5) * 100" office:value-type="float" office:value="72.634" calcext:value-type="float">
            <text:p>72.63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50" calcext:value-type="float">
            <text:p>1450</text:p>
          </table:table-cell>
          <table:table-cell table:style-name="ce2" office:value-type="string" calcext:value-type="string">
            <text:p>Number of Students Doing Homework at a Given Time</text:p>
          </table:table-cell>
          <table:table-cell table:style-name="ce4" table:formula="of:=HYPERLINK( concat(&quot;https://leetcode.com/problems/&quot;; [.D948]); [.B948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students-doing-homework-at-a-given-tim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formula="of:=ROUND( IFERROR((( [.G948]+ 1.9208) / ( [.G948] + [.H948]) - 1.96 * SQRT(([.G948] *  [.H948]) / ([.G948] +  [.H948]) + 0.9604) / ([.G948] +  [.H948])) / (1 + 3.8416 / ([.G948] +  [.H948]));0); 5) * 100" office:value-type="float" office:value="72.624" calcext:value-type="float">
            <text:p>72.6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Paint Fence</text:p>
          </table:table-cell>
          <table:table-cell table:style-name="ce4" table:formula="of:=HYPERLINK( concat(&quot;https://leetcode.com/problems/&quot;; [.D949]); [.B949])" office:value-type="string" office:string-value="" calcext:value-type="error">
            <text:p>#NAME?</text:p>
          </table:table-cell>
          <table:table-cell table:style-name="ce6" office:value-type="string" calcext:value-type="string">
            <text:p>paint-fenc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692" calcext:value-type="float">
            <text:p>692</text:p>
          </table:table-cell>
          <table:table-cell table:style-name="ce6" office:value-type="float" office:value="225" calcext:value-type="float">
            <text:p>225</text:p>
          </table:table-cell>
          <table:table-cell table:style-name="ce6" table:formula="of:=ROUND( IFERROR((( [.G949]+ 1.9208) / ( [.G949] + [.H949]) - 1.96 * SQRT(([.G949] *  [.H949]) / ([.G949] +  [.H949]) + 0.9604) / ([.G949] +  [.H949])) / (1 + 3.8416 / ([.G949] +  [.H949]));0); 5) * 100" office:value-type="float" office:value="72.576" calcext:value-type="float">
            <text:p>72.57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table:style-name="ce2" office:value-type="string" calcext:value-type="string">
            <text:p>Add One Row to Tree</text:p>
          </table:table-cell>
          <table:table-cell table:style-name="ce4" table:formula="of:=HYPERLINK( concat(&quot;https://leetcode.com/problems/&quot;; [.D950]); [.B950])" office:value-type="string" office:string-value="" calcext:value-type="error">
            <text:p>#NAME?</text:p>
          </table:table-cell>
          <table:table-cell table:style-name="ce6" office:value-type="string" calcext:value-type="string">
            <text:p>add-one-row-to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418" calcext:value-type="float">
            <text:p>418</text:p>
          </table:table-cell>
          <table:table-cell table:style-name="ce6" office:value-type="float" office:value="130" calcext:value-type="float">
            <text:p>130</text:p>
          </table:table-cell>
          <table:table-cell table:style-name="ce6" table:formula="of:=ROUND( IFERROR((( [.G950]+ 1.9208) / ( [.G950] + [.H950]) - 1.96 * SQRT(([.G950] *  [.H950]) / ([.G950] +  [.H950]) + 0.9604) / ([.G950] +  [.H950])) / (1 + 3.8416 / ([.G950] +  [.H950]));0); 5) * 100" office:value-type="float" office:value="72.541" calcext:value-type="float">
            <text:p>72.54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Maximum Product of Three Numbers</text:p>
          </table:table-cell>
          <table:table-cell table:style-name="ce4" table:formula="of:=HYPERLINK( concat(&quot;https://leetcode.com/problems/&quot;; [.D951]); [.B951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product-of-three-number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Math, </text:p>
          </table:table-cell>
          <table:table-cell table:style-name="ce6" office:value-type="float" office:value="1088" calcext:value-type="float">
            <text:p>1088</text:p>
          </table:table-cell>
          <table:table-cell table:style-name="ce6" office:value-type="float" office:value="366" calcext:value-type="float">
            <text:p>366</text:p>
          </table:table-cell>
          <table:table-cell table:style-name="ce6" table:formula="of:=ROUND( IFERROR((( [.G951]+ 1.9208) / ( [.G951] + [.H951]) - 1.96 * SQRT(([.G951] *  [.H951]) / ([.G951] +  [.H951]) + 0.9604) / ([.G951] +  [.H951])) / (1 + 3.8416 / ([.G951] +  [.H951]));0); 5) * 100" office:value-type="float" office:value="72.534" calcext:value-type="float">
            <text:p>72.53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table:style-name="ce2" office:value-type="string" calcext:value-type="string">
            <text:p>Minimum Time Difference</text:p>
          </table:table-cell>
          <table:table-cell table:style-name="ce4" table:formula="of:=HYPERLINK( concat(&quot;https://leetcode.com/problems/&quot;; [.D952]); [.B952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time-differenc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471" calcext:value-type="float">
            <text:p>471</text:p>
          </table:table-cell>
          <table:table-cell table:style-name="ce6" office:value-type="float" office:value="149" calcext:value-type="float">
            <text:p>149</text:p>
          </table:table-cell>
          <table:table-cell table:style-name="ce6" table:formula="of:=ROUND( IFERROR((( [.G952]+ 1.9208) / ( [.G952] + [.H952]) - 1.96 * SQRT(([.G952] *  [.H952]) / ([.G952] +  [.H952]) + 0.9604) / ([.G952] +  [.H952])) / (1 + 3.8416 / ([.G952] +  [.H952]));0); 5) * 100" office:value-type="float" office:value="72.451" calcext:value-type="float">
            <text:p>72.4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Create Maximum Number</text:p>
          </table:table-cell>
          <table:table-cell table:style-name="ce4" table:formula="of:=HYPERLINK( concat(&quot;https://leetcode.com/problems/&quot;; [.D953]); [.B953])" office:value-type="string" office:string-value="" calcext:value-type="error">
            <text:p>#NAME?</text:p>
          </table:table-cell>
          <table:table-cell table:style-name="ce6" office:value-type="string" calcext:value-type="string">
            <text:p>create-maximum-number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Greedy, </text:p>
          </table:table-cell>
          <table:table-cell table:style-name="ce6" office:value-type="float" office:value="682" calcext:value-type="float">
            <text:p>682</text:p>
          </table:table-cell>
          <table:table-cell table:style-name="ce6" office:value-type="float" office:value="223" calcext:value-type="float">
            <text:p>223</text:p>
          </table:table-cell>
          <table:table-cell table:style-name="ce6" table:formula="of:=ROUND( IFERROR((( [.G953]+ 1.9208) / ( [.G953] + [.H953]) - 1.96 * SQRT(([.G953] *  [.H953]) / ([.G953] +  [.H953]) + 0.9604) / ([.G953] +  [.H953])) / (1 + 3.8416 / ([.G953] +  [.H953]));0); 5) * 100" office:value-type="float" office:value="72.448" calcext:value-type="float">
            <text:p>72.44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2" office:value-type="string" calcext:value-type="string">
            <text:p>Implement Rand10() Using Rand7()</text:p>
          </table:table-cell>
          <table:table-cell table:style-name="ce4" table:formula="of:=HYPERLINK( concat(&quot;https://leetcode.com/problems/&quot;; [.D954]); [.B954])" office:value-type="string" office:string-value="" calcext:value-type="error">
            <text:p>#NAME?</text:p>
          </table:table-cell>
          <table:table-cell table:style-name="ce6" office:value-type="string" calcext:value-type="string">
            <text:p>implement-rand10-using-rand7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Random, Rejection Sampling, </text:p>
          </table:table-cell>
          <table:table-cell table:style-name="ce6" office:value-type="float" office:value="421" calcext:value-type="float">
            <text:p>421</text:p>
          </table:table-cell>
          <table:table-cell table:style-name="ce6" office:value-type="float" office:value="132" calcext:value-type="float">
            <text:p>132</text:p>
          </table:table-cell>
          <table:table-cell table:style-name="ce6" table:formula="of:=ROUND( IFERROR((( [.G954]+ 1.9208) / ( [.G954] + [.H954]) - 1.96 * SQRT(([.G954] *  [.H954]) / ([.G954] +  [.H954]) + 0.9604) / ([.G954] +  [.H954])) / (1 + 3.8416 / ([.G954] +  [.H954]));0); 5) * 100" office:value-type="float" office:value="72.405" calcext:value-type="float">
            <text:p>72.4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53" calcext:value-type="float">
            <text:p>1153</text:p>
          </table:table-cell>
          <table:table-cell table:style-name="ce2" office:value-type="string" calcext:value-type="string">
            <text:p>String Transforms Into Another String</text:p>
          </table:table-cell>
          <table:table-cell table:style-name="ce4" table:formula="of:=HYPERLINK( concat(&quot;https://leetcode.com/problems/&quot;; [.D955]); [.B955])" office:value-type="string" office:string-value="" calcext:value-type="error">
            <text:p>#NAME?</text:p>
          </table:table-cell>
          <table:table-cell table:style-name="ce6" office:value-type="string" calcext:value-type="string">
            <text:p>string-transforms-into-another-string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Graph, 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108" calcext:value-type="float">
            <text:p>108</text:p>
          </table:table-cell>
          <table:table-cell table:style-name="ce6" table:formula="of:=ROUND( IFERROR((( [.G955]+ 1.9208) / ( [.G955] + [.H955]) - 1.96 * SQRT(([.G955] *  [.H955]) / ([.G955] +  [.H955]) + 0.9604) / ([.G955] +  [.H955])) / (1 + 3.8416 / ([.G955] +  [.H955]));0); 5) * 100" office:value-type="float" office:value="72.322" calcext:value-type="float">
            <text:p>72.32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02" calcext:value-type="float">
            <text:p>1402</text:p>
          </table:table-cell>
          <table:table-cell table:style-name="ce2" office:value-type="string" calcext:value-type="string">
            <text:p>Reducing Dishes</text:p>
          </table:table-cell>
          <table:table-cell table:style-name="ce4" table:formula="of:=HYPERLINK( concat(&quot;https://leetcode.com/problems/&quot;; [.D956]); [.B956])" office:value-type="string" office:string-value="" calcext:value-type="error">
            <text:p>#NAME?</text:p>
          </table:table-cell>
          <table:table-cell table:style-name="ce6" office:value-type="string" calcext:value-type="string">
            <text:p>reducing-dish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54" calcext:value-type="float">
            <text:p>54</text:p>
          </table:table-cell>
          <table:table-cell table:style-name="ce6" table:formula="of:=ROUND( IFERROR((( [.G956]+ 1.9208) / ( [.G956] + [.H956]) - 1.96 * SQRT(([.G956] *  [.H956]) / ([.G956] +  [.H956]) + 0.9604) / ([.G956] +  [.H956])) / (1 + 3.8416 / ([.G956] +  [.H956]));0); 5) * 100" office:value-type="float" office:value="72.25" calcext:value-type="float">
            <text:p>72.2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95" calcext:value-type="float">
            <text:p>1495</text:p>
          </table:table-cell>
          <table:table-cell table:style-name="ce2" office:value-type="string" calcext:value-type="string">
            <text:p>Friendly Movies Streamed Last Month</text:p>
          </table:table-cell>
          <table:table-cell table:style-name="ce4" table:formula="of:=HYPERLINK( concat(&quot;https://leetcode.com/problems/&quot;; [.D957]); [.B957])" office:value-type="string" office:string-value="" calcext:value-type="error">
            <text:p>#NAME?</text:p>
          </table:table-cell>
          <table:table-cell table:style-name="ce6" office:value-type="string" calcext:value-type="string">
            <text:p>friendly-movies-streamed-last-month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ROUND( IFERROR((( [.G957]+ 1.9208) / ( [.G957] + [.H957]) - 1.96 * SQRT(([.G957] *  [.H957]) / ([.G957] +  [.H957]) + 0.9604) / ([.G957] +  [.H957])) / (1 + 3.8416 / ([.G957] +  [.H957]));0); 5) * 100" office:value-type="float" office:value="72.246" calcext:value-type="float">
            <text:p>72.24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ext Permutation</text:p>
          </table:table-cell>
          <table:table-cell table:style-name="ce4" table:formula="of:=HYPERLINK( concat(&quot;https://leetcode.com/problems/&quot;; [.D958]); [.B958])" office:value-type="string" office:string-value="" calcext:value-type="error">
            <text:p>#NAME?</text:p>
          </table:table-cell>
          <table:table-cell table:style-name="ce6" office:value-type="string" calcext:value-type="string">
            <text:p>next-permuta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3395" calcext:value-type="float">
            <text:p>3395</text:p>
          </table:table-cell>
          <table:table-cell table:style-name="ce6" office:value-type="float" office:value="1228" calcext:value-type="float">
            <text:p>1228</text:p>
          </table:table-cell>
          <table:table-cell table:style-name="ce6" table:formula="of:=ROUND( IFERROR((( [.G958]+ 1.9208) / ( [.G958] + [.H958]) - 1.96 * SQRT(([.G958] *  [.H958]) / ([.G958] +  [.H958]) + 0.9604) / ([.G958] +  [.H958])) / (1 + 3.8416 / ([.G958] +  [.H958]));0); 5) * 100" office:value-type="float" office:value="72.145" calcext:value-type="float">
            <text:p>72.14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96" calcext:value-type="float">
            <text:p>1196</text:p>
          </table:table-cell>
          <table:table-cell table:style-name="ce2" office:value-type="string" calcext:value-type="string">
            <text:p>How Many Apples Can You Put into the Basket</text:p>
          </table:table-cell>
          <table:table-cell table:style-name="ce4" table:formula="of:=HYPERLINK( concat(&quot;https://leetcode.com/problems/&quot;; [.D959]); [.B959])" office:value-type="string" office:string-value="" calcext:value-type="error">
            <text:p>#NAME?</text:p>
          </table:table-cell>
          <table:table-cell table:style-name="ce6" office:value-type="string" calcext:value-type="string">
            <text:p>how-many-apples-can-you-put-into-the-basket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ROUND( IFERROR((( [.G959]+ 1.9208) / ( [.G959] + [.H959]) - 1.96 * SQRT(([.G959] *  [.H959]) / ([.G959] +  [.H959]) + 0.9604) / ([.G959] +  [.H959])) / (1 + 3.8416 / ([.G959] +  [.H959]));0); 5) * 100" office:value-type="float" office:value="71.968" calcext:value-type="float">
            <text:p>71.96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29" calcext:value-type="float">
            <text:p>1329</text:p>
          </table:table-cell>
          <table:table-cell table:style-name="ce2" office:value-type="string" calcext:value-type="string">
            <text:p>Sort the Matrix Diagonally</text:p>
          </table:table-cell>
          <table:table-cell table:style-name="ce4" table:formula="of:=HYPERLINK( concat(&quot;https://leetcode.com/problems/&quot;; [.D960]); [.B960])" office:value-type="string" office:string-value="" calcext:value-type="error">
            <text:p>#NAME?</text:p>
          </table:table-cell>
          <table:table-cell table:style-name="ce6" office:value-type="string" calcext:value-type="string">
            <text:p>sort-the-matrix-diagonall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Sort, </text:p>
          </table:table-cell>
          <table:table-cell table:style-name="ce6" office:value-type="float" office:value="292" calcext:value-type="float">
            <text:p>292</text:p>
          </table:table-cell>
          <table:table-cell table:style-name="ce6" office:value-type="float" office:value="90" calcext:value-type="float">
            <text:p>90</text:p>
          </table:table-cell>
          <table:table-cell table:style-name="ce6" table:formula="of:=ROUND( IFERROR((( [.G960]+ 1.9208) / ( [.G960] + [.H960]) - 1.96 * SQRT(([.G960] *  [.H960]) / ([.G960] +  [.H960]) + 0.9604) / ([.G960] +  [.H960])) / (1 + 3.8416 / ([.G960] +  [.H960]));0); 5) * 100" office:value-type="float" office:value="71.934" calcext:value-type="float">
            <text:p>71.93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26" calcext:value-type="float">
            <text:p>1426</text:p>
          </table:table-cell>
          <table:table-cell table:style-name="ce2" office:value-type="string" calcext:value-type="string">
            <text:p>Counting Elements</text:p>
          </table:table-cell>
          <table:table-cell table:style-name="ce4" table:formula="of:=HYPERLINK( concat(&quot;https://leetcode.com/problems/&quot;; [.D961]); [.B961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ing-element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ROUND( IFERROR((( [.G961]+ 1.9208) / ( [.G961] + [.H961]) - 1.96 * SQRT(([.G961] *  [.H961]) / ([.G961] +  [.H961]) + 0.9604) / ([.G961] +  [.H961])) / (1 + 3.8416 / ([.G961] +  [.H961]));0); 5) * 100" office:value-type="float" office:value="71.931" calcext:value-type="float">
            <text:p>71.93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64" calcext:value-type="float">
            <text:p>1464</text:p>
          </table:table-cell>
          <table:table-cell table:style-name="ce2" office:value-type="string" calcext:value-type="string">
            <text:p>Maximum Product of Two Elements in an Array</text:p>
          </table:table-cell>
          <table:table-cell table:style-name="ce4" table:formula="of:=HYPERLINK( concat(&quot;https://leetcode.com/problems/&quot;; [.D962]); [.B962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product-of-two-elements-in-an-arra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ROUND( IFERROR((( [.G962]+ 1.9208) / ( [.G962] + [.H962]) - 1.96 * SQRT(([.G962] *  [.H962]) / ([.G962] +  [.H962]) + 0.9604) / ([.G962] +  [.H962])) / (1 + 3.8416 / ([.G962] +  [.H962]));0); 5) * 100" office:value-type="float" office:value="71.916" calcext:value-type="float">
            <text:p>71.9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36" calcext:value-type="float">
            <text:p>936</text:p>
          </table:table-cell>
          <table:table-cell table:style-name="ce2" office:value-type="string" calcext:value-type="string">
            <text:p>Stamping The Sequence</text:p>
          </table:table-cell>
          <table:table-cell table:style-name="ce4" table:formula="of:=HYPERLINK( concat(&quot;https://leetcode.com/problems/&quot;; [.D963]); [.B963])" office:value-type="string" office:string-value="" calcext:value-type="error">
            <text:p>#NAME?</text:p>
          </table:table-cell>
          <table:table-cell table:style-name="ce6" office:value-type="string" calcext:value-type="string">
            <text:p>stamping-the-sequenc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Greedy, 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51" calcext:value-type="float">
            <text:p>51</text:p>
          </table:table-cell>
          <table:table-cell table:style-name="ce6" table:formula="of:=ROUND( IFERROR((( [.G963]+ 1.9208) / ( [.G963] + [.H963]) - 1.96 * SQRT(([.G963] *  [.H963]) / ([.G963] +  [.H963]) + 0.9604) / ([.G963] +  [.H963])) / (1 + 3.8416 / ([.G963] +  [.H963]));0); 5) * 100" office:value-type="float" office:value="71.908" calcext:value-type="float">
            <text:p>71.9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82" calcext:value-type="float">
            <text:p>1082</text:p>
          </table:table-cell>
          <table:table-cell table:style-name="ce2" office:value-type="string" calcext:value-type="string">
            <text:p>Sales Analysis I</text:p>
          </table:table-cell>
          <table:table-cell table:style-name="ce4" table:formula="of:=HYPERLINK( concat(&quot;https://leetcode.com/problems/&quot;; [.D964]); [.B964])" office:value-type="string" office:string-value="" calcext:value-type="error">
            <text:p>#NAME?</text:p>
          </table:table-cell>
          <table:table-cell table:style-name="ce6" office:value-type="string" calcext:value-type="string">
            <text:p>sales-analysis-i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70" calcext:value-type="float">
            <text:p>7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ROUND( IFERROR((( [.G964]+ 1.9208) / ( [.G964] + [.H964]) - 1.96 * SQRT(([.G964] *  [.H964]) / ([.G964] +  [.H964]) + 0.9604) / ([.G964] +  [.H964])) / (1 + 3.8416 / ([.G964] +  [.H964]));0); 5) * 100" office:value-type="float" office:value="71.895" calcext:value-type="float">
            <text:p>71.8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Number of Atoms</text:p>
          </table:table-cell>
          <table:table-cell table:style-name="ce4" table:formula="of:=HYPERLINK( concat(&quot;https://leetcode.com/problems/&quot;; [.D965]); [.B965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atom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ash Table, Stack, Recursion, </text:p>
          </table:table-cell>
          <table:table-cell table:style-name="ce6" office:value-type="float" office:value="379" calcext:value-type="float">
            <text:p>379</text:p>
          </table:table-cell>
          <table:table-cell table:style-name="ce6" office:value-type="float" office:value="121" calcext:value-type="float">
            <text:p>121</text:p>
          </table:table-cell>
          <table:table-cell table:style-name="ce6" table:formula="of:=ROUND( IFERROR((( [.G965]+ 1.9208) / ( [.G965] + [.H965]) - 1.96 * SQRT(([.G965] *  [.H965]) / ([.G965] +  [.H965]) + 0.9604) / ([.G965] +  [.H965])) / (1 + 3.8416 / ([.G965] +  [.H965]));0); 5) * 100" office:value-type="float" office:value="71.858" calcext:value-type="float">
            <text:p>71.85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Shortest Word Distance II</text:p>
          </table:table-cell>
          <table:table-cell table:style-name="ce4" table:formula="of:=HYPERLINK( concat(&quot;https://leetcode.com/problems/&quot;; [.D966]); [.B966])" office:value-type="string" office:string-value="" calcext:value-type="error">
            <text:p>#NAME?</text:p>
          </table:table-cell>
          <table:table-cell table:style-name="ce6" office:value-type="string" calcext:value-type="string">
            <text:p>shortest-word-distance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Design, </text:p>
          </table:table-cell>
          <table:table-cell table:style-name="ce6" office:value-type="float" office:value="355" calcext:value-type="float">
            <text:p>355</text:p>
          </table:table-cell>
          <table:table-cell table:style-name="ce6" office:value-type="float" office:value="113" calcext:value-type="float">
            <text:p>113</text:p>
          </table:table-cell>
          <table:table-cell table:style-name="ce6" table:formula="of:=ROUND( IFERROR((( [.G966]+ 1.9208) / ( [.G966] + [.H966]) - 1.96 * SQRT(([.G966] *  [.H966]) / ([.G966] +  [.H966]) + 0.9604) / ([.G966] +  [.H966])) / (1 + 3.8416 / ([.G966] +  [.H966]));0); 5) * 100" office:value-type="float" office:value="71.777" calcext:value-type="float">
            <text:p>71.77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table:style-name="ce2" office:value-type="string" calcext:value-type="string">
            <text:p>Split Array into Consecutive Subsequences</text:p>
          </table:table-cell>
          <table:table-cell table:style-name="ce4" table:formula="of:=HYPERLINK( concat(&quot;https://leetcode.com/problems/&quot;; [.D967]); [.B967])" office:value-type="string" office:string-value="" calcext:value-type="error">
            <text:p>#NAME?</text:p>
          </table:table-cell>
          <table:table-cell table:style-name="ce6" office:value-type="string" calcext:value-type="string">
            <text:p>split-array-into-consecutive-subsequenc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eap, Greedy, </text:p>
          </table:table-cell>
          <table:table-cell table:style-name="ce6" office:value-type="float" office:value="1088" calcext:value-type="float">
            <text:p>1088</text:p>
          </table:table-cell>
          <table:table-cell table:style-name="ce6" office:value-type="float" office:value="382" calcext:value-type="float">
            <text:p>382</text:p>
          </table:table-cell>
          <table:table-cell table:style-name="ce6" table:formula="of:=ROUND( IFERROR((( [.G967]+ 1.9208) / ( [.G967] + [.H967]) - 1.96 * SQRT(([.G967] *  [.H967]) / ([.G967] +  [.H967]) + 0.9604) / ([.G967] +  [.H967])) / (1 + 3.8416 / ([.G967] +  [.H967]));0); 5) * 100" office:value-type="float" office:value="71.711" calcext:value-type="float">
            <text:p>71.71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Word Ladder</text:p>
          </table:table-cell>
          <table:table-cell table:style-name="ce4" table:formula="of:=HYPERLINK( concat(&quot;https://leetcode.com/problems/&quot;; [.D968]); [.B968])" office:value-type="string" office:string-value="" calcext:value-type="error">
            <text:p>#NAME?</text:p>
          </table:table-cell>
          <table:table-cell table:style-name="ce6" office:value-type="string" calcext:value-type="string">
            <text:p>word-ladd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readth-first Search, </text:p>
          </table:table-cell>
          <table:table-cell table:style-name="ce6" office:value-type="float" office:value="3117" calcext:value-type="float">
            <text:p>3117</text:p>
          </table:table-cell>
          <table:table-cell table:style-name="ce6" office:value-type="float" office:value="1154" calcext:value-type="float">
            <text:p>1154</text:p>
          </table:table-cell>
          <table:table-cell table:style-name="ce6" table:formula="of:=ROUND( IFERROR((( [.G968]+ 1.9208) / ( [.G968] + [.H968]) - 1.96 * SQRT(([.G968] *  [.H968]) / ([.G968] +  [.H968]) + 0.9604) / ([.G968] +  [.H968])) / (1 + 3.8416 / ([.G968] +  [.H968]));0); 5) * 100" office:value-type="float" office:value="71.629" calcext:value-type="float">
            <text:p>71.6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97" calcext:value-type="float">
            <text:p>1097</text:p>
          </table:table-cell>
          <table:table-cell table:style-name="ce2" office:value-type="string" calcext:value-type="string">
            <text:p>Game Play Analysis V</text:p>
          </table:table-cell>
          <table:table-cell table:style-name="ce4" table:formula="of:=HYPERLINK( concat(&quot;https://leetcode.com/problems/&quot;; [.D969]); [.B969])" office:value-type="string" office:string-value="" calcext:value-type="error">
            <text:p>#NAME?</text:p>
          </table:table-cell>
          <table:table-cell table:style-name="ce6" office:value-type="string" calcext:value-type="string">
            <text:p>game-play-analysis-v</text:p>
          </table:table-cell>
          <table:table-cell table:style-name="ce8" office:value-type="string" calcext:value-type="string">
            <text:p>Hard</text:p>
          </table:table-cell>
          <table:table-cell table:style-name="ce11"/>
          <table:table-cell table:style-name="ce6" office:value-type="float" office:value="49" calcext:value-type="float">
            <text:p>49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ROUND( IFERROR((( [.G969]+ 1.9208) / ( [.G969] + [.H969]) - 1.96 * SQRT(([.G969] *  [.H969]) / ([.G969] +  [.H969]) + 0.9604) / ([.G969] +  [.H969])) / (1 + 3.8416 / ([.G969] +  [.H969]));0); 5) * 100" office:value-type="float" office:value="71.537" calcext:value-type="float">
            <text:p>71.53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Rotate Function</text:p>
          </table:table-cell>
          <table:table-cell table:style-name="ce4" table:formula="of:=HYPERLINK( concat(&quot;https://leetcode.com/problems/&quot;; [.D970]); [.B970])" office:value-type="string" office:string-value="" calcext:value-type="error">
            <text:p>#NAME?</text:p>
          </table:table-cell>
          <table:table-cell table:style-name="ce6" office:value-type="string" calcext:value-type="string">
            <text:p>rotate-func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387" calcext:value-type="float">
            <text:p>387</text:p>
          </table:table-cell>
          <table:table-cell table:style-name="ce6" office:value-type="float" office:value="126" calcext:value-type="float">
            <text:p>126</text:p>
          </table:table-cell>
          <table:table-cell table:style-name="ce6" table:formula="of:=ROUND( IFERROR((( [.G970]+ 1.9208) / ( [.G970] + [.H970]) - 1.96 * SQRT(([.G970] *  [.H970]) / ([.G970] +  [.H970]) + 0.9604) / ([.G970] +  [.H970])) / (1 + 3.8416 / ([.G970] +  [.H970]));0); 5) * 100" office:value-type="float" office:value="71.534" calcext:value-type="float">
            <text:p>71.53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17" calcext:value-type="float">
            <text:p>1117</text:p>
          </table:table-cell>
          <table:table-cell table:style-name="ce2" office:value-type="string" calcext:value-type="string">
            <text:p>Building H2O</text:p>
          </table:table-cell>
          <table:table-cell table:style-name="ce4" table:formula="of:=HYPERLINK( concat(&quot;https://leetcode.com/problems/&quot;; [.D971]); [.B971])" office:value-type="string" office:string-value="" calcext:value-type="error">
            <text:p>#NAME?</text:p>
          </table:table-cell>
          <table:table-cell table:style-name="ce6" office:value-type="string" calcext:value-type="string">
            <text:p>building-h2o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53" calcext:value-type="float">
            <text:p>53</text:p>
          </table:table-cell>
          <table:table-cell table:style-name="ce6" table:formula="of:=ROUND( IFERROR((( [.G971]+ 1.9208) / ( [.G971] + [.H971]) - 1.96 * SQRT(([.G971] *  [.H971]) / ([.G971] +  [.H971]) + 0.9604) / ([.G971] +  [.H971])) / (1 + 3.8416 / ([.G971] +  [.H971]));0); 5) * 100" office:value-type="float" office:value="71.454" calcext:value-type="float">
            <text:p>71.45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71" calcext:value-type="float">
            <text:p>1471</text:p>
          </table:table-cell>
          <table:table-cell table:style-name="ce2" office:value-type="string" calcext:value-type="string">
            <text:p>The k Strongest Values in an Array</text:p>
          </table:table-cell>
          <table:table-cell table:style-name="ce4" table:formula="of:=HYPERLINK( concat(&quot;https://leetcode.com/problems/&quot;; [.D972]); [.B972])" office:value-type="string" office:string-value="" calcext:value-type="error">
            <text:p>#NAME?</text:p>
          </table:table-cell>
          <table:table-cell table:style-name="ce6" office:value-type="string" calcext:value-type="string">
            <text:p>the-k-strongest-values-in-an-arra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Sort, 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ROUND( IFERROR((( [.G972]+ 1.9208) / ( [.G972] + [.H972]) - 1.96 * SQRT(([.G972] *  [.H972]) / ([.G972] +  [.H972]) + 0.9604) / ([.G972] +  [.H972])) / (1 + 3.8416 / ([.G972] +  [.H972]));0); 5) * 100" office:value-type="float" office:value="71.45" calcext:value-type="float">
            <text:p>71.4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Two Sum II - Input array is sorted</text:p>
          </table:table-cell>
          <table:table-cell table:style-name="ce4" table:formula="of:=HYPERLINK( concat(&quot;https://leetcode.com/problems/&quot;; [.D973]); [.B973])" office:value-type="string" office:string-value="" calcext:value-type="error">
            <text:p>#NAME?</text:p>
          </table:table-cell>
          <table:table-cell table:style-name="ce6" office:value-type="string" calcext:value-type="string">
            <text:p>two-sum-ii-input-array-is-sorted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Two Pointers, Binary Search, </text:p>
          </table:table-cell>
          <table:table-cell table:style-name="ce6" office:value-type="float" office:value="1663" calcext:value-type="float">
            <text:p>1663</text:p>
          </table:table-cell>
          <table:table-cell table:style-name="ce6" office:value-type="float" office:value="607" calcext:value-type="float">
            <text:p>607</text:p>
          </table:table-cell>
          <table:table-cell table:style-name="ce6" table:formula="of:=ROUND( IFERROR((( [.G973]+ 1.9208) / ( [.G973] + [.H973]) - 1.96 * SQRT(([.G973] *  [.H973]) / ([.G973] +  [.H973]) + 0.9604) / ([.G973] +  [.H973])) / (1 + 3.8416 / ([.G973] +  [.H973]));0); 5) * 100" office:value-type="float" office:value="71.401" calcext:value-type="float">
            <text:p>71.4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Surrounded Regions</text:p>
          </table:table-cell>
          <table:table-cell table:style-name="ce4" table:formula="of:=HYPERLINK( concat(&quot;https://leetcode.com/problems/&quot;; [.D974]); [.B974])" office:value-type="string" office:string-value="" calcext:value-type="error">
            <text:p>#NAME?</text:p>
          </table:table-cell>
          <table:table-cell table:style-name="ce6" office:value-type="string" calcext:value-type="string">
            <text:p>surrounded-region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Breadth-first Search, Union Find, </text:p>
          </table:table-cell>
          <table:table-cell table:style-name="ce6" office:value-type="float" office:value="1801" calcext:value-type="float">
            <text:p>1801</text:p>
          </table:table-cell>
          <table:table-cell table:style-name="ce6" office:value-type="float" office:value="662" calcext:value-type="float">
            <text:p>662</text:p>
          </table:table-cell>
          <table:table-cell table:style-name="ce6" table:formula="of:=ROUND( IFERROR((( [.G974]+ 1.9208) / ( [.G974] + [.H974]) - 1.96 * SQRT(([.G974] *  [.H974]) / ([.G974] +  [.H974]) + 0.9604) / ([.G974] +  [.H974])) / (1 + 3.8416 / ([.G974] +  [.H974]));0); 5) * 100" office:value-type="float" office:value="71.336" calcext:value-type="float">
            <text:p>71.33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2" office:value-type="string" calcext:value-type="string">
            <text:p>Grid Illumination</text:p>
          </table:table-cell>
          <table:table-cell table:style-name="ce4" table:formula="of:=HYPERLINK( concat(&quot;https://leetcode.com/problems/&quot;; [.D975]); [.B975])" office:value-type="string" office:string-value="" calcext:value-type="error">
            <text:p>#NAME?</text:p>
          </table:table-cell>
          <table:table-cell table:style-name="ce6" office:value-type="string" calcext:value-type="string">
            <text:p>grid-illumination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52" calcext:value-type="float">
            <text:p>52</text:p>
          </table:table-cell>
          <table:table-cell table:style-name="ce6" table:formula="of:=ROUND( IFERROR((( [.G975]+ 1.9208) / ( [.G975] + [.H975]) - 1.96 * SQRT(([.G975] *  [.H975]) / ([.G975] +  [.H975]) + 0.9604) / ([.G975] +  [.H975])) / (1 + 3.8416 / ([.G975] +  [.H975]));0); 5) * 100" office:value-type="float" office:value="71.323" calcext:value-type="float">
            <text:p>71.32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table:style-name="ce2" office:value-type="string" calcext:value-type="string">
            <text:p>Minimum Index Sum of Two Lists</text:p>
          </table:table-cell>
          <table:table-cell table:style-name="ce4" table:formula="of:=HYPERLINK( concat(&quot;https://leetcode.com/problems/&quot;; [.D976]); [.B976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index-sum-of-two-list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583" calcext:value-type="float">
            <text:p>583</text:p>
          </table:table-cell>
          <table:table-cell table:style-name="ce6" office:value-type="float" office:value="201" calcext:value-type="float">
            <text:p>201</text:p>
          </table:table-cell>
          <table:table-cell table:style-name="ce6" table:formula="of:=ROUND( IFERROR((( [.G976]+ 1.9208) / ( [.G976] + [.H976]) - 1.96 * SQRT(([.G976] *  [.H976]) / ([.G976] +  [.H976]) + 0.9604) / ([.G976] +  [.H976])) / (1 + 3.8416 / ([.G976] +  [.H976]));0); 5) * 100" office:value-type="float" office:value="71.192" calcext:value-type="float">
            <text:p>71.19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2" office:value-type="string" calcext:value-type="string">
            <text:p>Find the Difference</text:p>
          </table:table-cell>
          <table:table-cell table:style-name="ce4" table:formula="of:=HYPERLINK( concat(&quot;https://leetcode.com/problems/&quot;; [.D977]); [.B977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the-differenc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Bit Manipulation, </text:p>
          </table:table-cell>
          <table:table-cell table:style-name="ce6" office:value-type="float" office:value="789" calcext:value-type="float">
            <text:p>789</text:p>
          </table:table-cell>
          <table:table-cell table:style-name="ce6" office:value-type="float" office:value="282" calcext:value-type="float">
            <text:p>282</text:p>
          </table:table-cell>
          <table:table-cell table:style-name="ce6" table:formula="of:=ROUND( IFERROR((( [.G977]+ 1.9208) / ( [.G977] + [.H977]) - 1.96 * SQRT(([.G977] *  [.H977]) / ([.G977] +  [.H977]) + 0.9604) / ([.G977] +  [.H977])) / (1 + 3.8416 / ([.G977] +  [.H977]));0); 5) * 100" office:value-type="float" office:value="70.95" calcext:value-type="float">
            <text:p>70.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67" calcext:value-type="float">
            <text:p>1167</text:p>
          </table:table-cell>
          <table:table-cell table:style-name="ce2" office:value-type="string" calcext:value-type="string">
            <text:p>Minimum Cost to Connect Sticks</text:p>
          </table:table-cell>
          <table:table-cell table:style-name="ce4" table:formula="of:=HYPERLINK( concat(&quot;https://leetcode.com/problems/&quot;; [.D978]); [.B978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cost-to-connect-stick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98" calcext:value-type="float">
            <text:p>98</text:p>
          </table:table-cell>
          <table:table-cell table:style-name="ce6" table:formula="of:=ROUND( IFERROR((( [.G978]+ 1.9208) / ( [.G978] + [.H978]) - 1.96 * SQRT(([.G978] *  [.H978]) / ([.G978] +  [.H978]) + 0.9604) / ([.G978] +  [.H978])) / (1 + 3.8416 / ([.G978] +  [.H978]));0); 5) * 100" office:value-type="float" office:value="70.915" calcext:value-type="float">
            <text:p>70.91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table:style-name="ce2" office:value-type="string" calcext:value-type="string">
            <text:p>Similar String Groups</text:p>
          </table:table-cell>
          <table:table-cell table:style-name="ce4" table:formula="of:=HYPERLINK( concat(&quot;https://leetcode.com/problems/&quot;; [.D979]); [.B979])" office:value-type="string" office:string-value="" calcext:value-type="error">
            <text:p>#NAME?</text:p>
          </table:table-cell>
          <table:table-cell table:style-name="ce6" office:value-type="string" calcext:value-type="string">
            <text:p>similar-string-group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epth-first Search, Union Find, Graph, 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115" calcext:value-type="float">
            <text:p>115</text:p>
          </table:table-cell>
          <table:table-cell table:style-name="ce6" table:formula="of:=ROUND( IFERROR((( [.G979]+ 1.9208) / ( [.G979] + [.H979]) - 1.96 * SQRT(([.G979] *  [.H979]) / ([.G979] +  [.H979]) + 0.9604) / ([.G979] +  [.H979])) / (1 + 3.8416 / ([.G979] +  [.H979]));0); 5) * 100" office:value-type="float" office:value="70.847" calcext:value-type="float">
            <text:p>70.84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Most Stones Removed with Same Row or Column</text:p>
          </table:table-cell>
          <table:table-cell table:style-name="ce4" table:formula="of:=HYPERLINK( concat(&quot;https://leetcode.com/problems/&quot;; [.D980]); [.B980])" office:value-type="string" office:string-value="" calcext:value-type="error">
            <text:p>#NAME?</text:p>
          </table:table-cell>
          <table:table-cell table:style-name="ce6" office:value-type="string" calcext:value-type="string">
            <text:p>most-stones-removed-with-same-row-or-colum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Union Find, </text:p>
          </table:table-cell>
          <table:table-cell table:style-name="ce6" office:value-type="float" office:value="963" calcext:value-type="float">
            <text:p>963</text:p>
          </table:table-cell>
          <table:table-cell table:style-name="ce6" office:value-type="float" office:value="351" calcext:value-type="float">
            <text:p>351</text:p>
          </table:table-cell>
          <table:table-cell table:style-name="ce6" table:formula="of:=ROUND( IFERROR((( [.G980]+ 1.9208) / ( [.G980] + [.H980]) - 1.96 * SQRT(([.G980] *  [.H980]) / ([.G980] +  [.H980]) + 0.9604) / ([.G980] +  [.H980])) / (1 + 3.8416 / ([.G980] +  [.H980]));0); 5) * 100" office:value-type="float" office:value="70.83" calcext:value-type="float">
            <text:p>70.8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Search in Rotated Sorted Array II</text:p>
          </table:table-cell>
          <table:table-cell table:style-name="ce4" table:formula="of:=HYPERLINK( concat(&quot;https://leetcode.com/problems/&quot;; [.D981]); [.B981])" office:value-type="string" office:string-value="" calcext:value-type="error">
            <text:p>#NAME?</text:p>
          </table:table-cell>
          <table:table-cell table:style-name="ce6" office:value-type="string" calcext:value-type="string">
            <text:p>search-in-rotated-sorted-array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Binary Search, </text:p>
          </table:table-cell>
          <table:table-cell table:style-name="ce6" office:value-type="float" office:value="1281" calcext:value-type="float">
            <text:p>1281</text:p>
          </table:table-cell>
          <table:table-cell table:style-name="ce6" office:value-type="float" office:value="475" calcext:value-type="float">
            <text:p>475</text:p>
          </table:table-cell>
          <table:table-cell table:style-name="ce6" table:formula="of:=ROUND( IFERROR((( [.G981]+ 1.9208) / ( [.G981] + [.H981]) - 1.96 * SQRT(([.G981] *  [.H981]) / ([.G981] +  [.H981]) + 0.9604) / ([.G981] +  [.H981])) / (1 + 3.8416 / ([.G981] +  [.H981]));0); 5) * 100" office:value-type="float" office:value="70.824" calcext:value-type="float">
            <text:p>70.8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64" calcext:value-type="float">
            <text:p>964</text:p>
          </table:table-cell>
          <table:table-cell table:style-name="ce2" office:value-type="string" calcext:value-type="string">
            <text:p>Least Operators to Express Number</text:p>
          </table:table-cell>
          <table:table-cell table:style-name="ce4" table:formula="of:=HYPERLINK( concat(&quot;https://leetcode.com/problems/&quot;; [.D982]); [.B982])" office:value-type="string" office:string-value="" calcext:value-type="error">
            <text:p>#NAME?</text:p>
          </table:table-cell>
          <table:table-cell table:style-name="ce6" office:value-type="string" calcext:value-type="string">
            <text:p>least-operators-to-express-number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Dynamic Programming, 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ROUND( IFERROR((( [.G982]+ 1.9208) / ( [.G982] + [.H982]) - 1.96 * SQRT(([.G982] *  [.H982]) / ([.G982] +  [.H982]) + 0.9604) / ([.G982] +  [.H982])) / (1 + 3.8416 / ([.G982] +  [.H982]));0); 5) * 100" office:value-type="float" office:value="70.787" calcext:value-type="float">
            <text:p>70.7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Confusing Number II</text:p>
          </table:table-cell>
          <table:table-cell table:style-name="ce4" table:formula="of:=HYPERLINK( concat(&quot;https://leetcode.com/problems/&quot;; [.D983]); [.B983])" office:value-type="string" office:string-value="" calcext:value-type="error">
            <text:p>#NAME?</text:p>
          </table:table-cell>
          <table:table-cell table:style-name="ce6" office:value-type="string" calcext:value-type="string">
            <text:p>confusing-number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Backtracking, 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56" calcext:value-type="float">
            <text:p>56</text:p>
          </table:table-cell>
          <table:table-cell table:style-name="ce6" table:formula="of:=ROUND( IFERROR((( [.G983]+ 1.9208) / ( [.G983] + [.H983]) - 1.96 * SQRT(([.G983] *  [.H983]) / ([.G983] +  [.H983]) + 0.9604) / ([.G983] +  [.H983])) / (1 + 3.8416 / ([.G983] +  [.H983]));0); 5) * 100" office:value-type="float" office:value="70.569" calcext:value-type="float">
            <text:p>70.56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23" calcext:value-type="float">
            <text:p>1223</text:p>
          </table:table-cell>
          <table:table-cell table:style-name="ce2" office:value-type="string" calcext:value-type="string">
            <text:p>Dice Roll Simulation</text:p>
          </table:table-cell>
          <table:table-cell table:style-name="ce4" table:formula="of:=HYPERLINK( concat(&quot;https://leetcode.com/problems/&quot;; [.D984]); [.B984])" office:value-type="string" office:string-value="" calcext:value-type="error">
            <text:p>#NAME?</text:p>
          </table:table-cell>
          <table:table-cell table:style-name="ce6" office:value-type="string" calcext:value-type="string">
            <text:p>dice-roll-simula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286" calcext:value-type="float">
            <text:p>286</text:p>
          </table:table-cell>
          <table:table-cell table:style-name="ce6" office:value-type="float" office:value="95" calcext:value-type="float">
            <text:p>95</text:p>
          </table:table-cell>
          <table:table-cell table:style-name="ce6" table:formula="of:=ROUND( IFERROR((( [.G984]+ 1.9208) / ( [.G984] + [.H984]) - 1.96 * SQRT(([.G984] *  [.H984]) / ([.G984] +  [.H984]) + 0.9604) / ([.G984] +  [.H984])) / (1 + 3.8416 / ([.G984] +  [.H984]));0); 5) * 100" office:value-type="float" office:value="70.486" calcext:value-type="float">
            <text:p>70.4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style-name="ce2" office:value-type="string" calcext:value-type="string">
            <text:p>Random Flip Matrix</text:p>
          </table:table-cell>
          <table:table-cell table:style-name="ce4" table:formula="of:=HYPERLINK( concat(&quot;https://leetcode.com/problems/&quot;; [.D985]); [.B985])" office:value-type="string" office:string-value="" calcext:value-type="error">
            <text:p>#NAME?</text:p>
          </table:table-cell>
          <table:table-cell table:style-name="ce6" office:value-type="string" calcext:value-type="string">
            <text:p>random-flip-matrix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Random, 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57" calcext:value-type="float">
            <text:p>57</text:p>
          </table:table-cell>
          <table:table-cell table:style-name="ce6" table:formula="of:=ROUND( IFERROR((( [.G985]+ 1.9208) / ( [.G985] + [.H985]) - 1.96 * SQRT(([.G985] *  [.H985]) / ([.G985] +  [.H985]) + 0.9604) / ([.G985] +  [.H985])) / (1 + 3.8416 / ([.G985] +  [.H985]));0); 5) * 100" office:value-type="float" office:value="70.479" calcext:value-type="float">
            <text:p>70.47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Encode and Decode Strings</text:p>
          </table:table-cell>
          <table:table-cell table:style-name="ce4" table:formula="of:=HYPERLINK( concat(&quot;https://leetcode.com/problems/&quot;; [.D986]); [.B986])" office:value-type="string" office:string-value="" calcext:value-type="error">
            <text:p>#NAME?</text:p>
          </table:table-cell>
          <table:table-cell table:style-name="ce6" office:value-type="string" calcext:value-type="string">
            <text:p>encode-and-decode-string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149" calcext:value-type="float">
            <text:p>149</text:p>
          </table:table-cell>
          <table:table-cell table:style-name="ce6" table:formula="of:=ROUND( IFERROR((( [.G986]+ 1.9208) / ( [.G986] + [.H986]) - 1.96 * SQRT(([.G986] *  [.H986]) / ([.G986] +  [.H986]) + 0.9604) / ([.G986] +  [.H986])) / (1 + 3.8416 / ([.G986] +  [.H986]));0); 5) * 100" office:value-type="float" office:value="70.454" calcext:value-type="float">
            <text:p>70.45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Split Array with Equal Sum</text:p>
          </table:table-cell>
          <table:table-cell table:style-name="ce4" table:formula="of:=HYPERLINK( concat(&quot;https://leetcode.com/problems/&quot;; [.D987]); [.B987])" office:value-type="string" office:string-value="" calcext:value-type="error">
            <text:p>#NAME?</text:p>
          </table:table-cell>
          <table:table-cell table:style-name="ce6" office:value-type="string" calcext:value-type="string">
            <text:p>split-array-with-equal-su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ROUND( IFERROR((( [.G987]+ 1.9208) / ( [.G987] + [.H987]) - 1.96 * SQRT(([.G987] *  [.H987]) / ([.G987] +  [.H987]) + 0.9604) / ([.G987] +  [.H987])) / (1 + 3.8416 / ([.G987] +  [.H987]));0); 5) * 100" office:value-type="float" office:value="70.452" calcext:value-type="float">
            <text:p>70.45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Reverse Bits</text:p>
          </table:table-cell>
          <table:table-cell table:style-name="ce4" table:formula="of:=HYPERLINK( concat(&quot;https://leetcode.com/problems/&quot;; [.D988]); [.B988])" office:value-type="string" office:string-value="" calcext:value-type="error">
            <text:p>#NAME?</text:p>
          </table:table-cell>
          <table:table-cell table:style-name="ce6" office:value-type="string" calcext:value-type="string">
            <text:p>reverse-bit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Bit Manipulation, </text:p>
          </table:table-cell>
          <table:table-cell table:style-name="ce6" office:value-type="float" office:value="1021" calcext:value-type="float">
            <text:p>1021</text:p>
          </table:table-cell>
          <table:table-cell table:style-name="ce6" office:value-type="float" office:value="382" calcext:value-type="float">
            <text:p>382</text:p>
          </table:table-cell>
          <table:table-cell table:style-name="ce6" table:formula="of:=ROUND( IFERROR((( [.G988]+ 1.9208) / ( [.G988] + [.H988]) - 1.96 * SQRT(([.G988] *  [.H988]) / ([.G988] +  [.H988]) + 0.9604) / ([.G988] +  [.H988])) / (1 + 3.8416 / ([.G988] +  [.H988]));0); 5) * 100" office:value-type="float" office:value="70.384" calcext:value-type="float">
            <text:p>70.38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67" calcext:value-type="float">
            <text:p>967</text:p>
          </table:table-cell>
          <table:table-cell table:style-name="ce2" office:value-type="string" calcext:value-type="string">
            <text:p>Numbers With Same Consecutive Differences</text:p>
          </table:table-cell>
          <table:table-cell table:style-name="ce4" table:formula="of:=HYPERLINK( concat(&quot;https://leetcode.com/problems/&quot;; [.D989]); [.B989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s-with-same-consecutive-differenc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62" calcext:value-type="float">
            <text:p>62</text:p>
          </table:table-cell>
          <table:table-cell table:style-name="ce6" table:formula="of:=ROUND( IFERROR((( [.G989]+ 1.9208) / ( [.G989] + [.H989]) - 1.96 * SQRT(([.G989] *  [.H989]) / ([.G989] +  [.H989]) + 0.9604) / ([.G989] +  [.H989])) / (1 + 3.8416 / ([.G989] +  [.H989]));0); 5) * 100" office:value-type="float" office:value="70.177" calcext:value-type="float">
            <text:p>70.17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81" calcext:value-type="float">
            <text:p>1281</text:p>
          </table:table-cell>
          <table:table-cell table:style-name="ce2" office:value-type="string" calcext:value-type="string">
            <text:p>Subtract the Product and Sum of Digits of an Integer</text:p>
          </table:table-cell>
          <table:table-cell table:style-name="ce4" table:formula="of:=HYPERLINK( concat(&quot;https://leetcode.com/problems/&quot;; [.D990]); [.B990])" office:value-type="string" office:string-value="" calcext:value-type="error">
            <text:p>#NAME?</text:p>
          </table:table-cell>
          <table:table-cell table:style-name="ce6" office:value-type="string" calcext:value-type="string">
            <text:p>subtract-the-product-and-sum-of-digits-of-an-integ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94" calcext:value-type="float">
            <text:p>94</text:p>
          </table:table-cell>
          <table:table-cell table:style-name="ce6" table:formula="of:=ROUND( IFERROR((( [.G990]+ 1.9208) / ( [.G990] + [.H990]) - 1.96 * SQRT(([.G990] *  [.H990]) / ([.G990] +  [.H990]) + 0.9604) / ([.G990] +  [.H990])) / (1 + 3.8416 / ([.G990] +  [.H990]));0); 5) * 100" office:value-type="float" office:value="70.155" calcext:value-type="float">
            <text:p>70.15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Repeated DNA Sequences</text:p>
          </table:table-cell>
          <table:table-cell table:style-name="ce4" table:formula="of:=HYPERLINK( concat(&quot;https://leetcode.com/problems/&quot;; [.D991]); [.B991])" office:value-type="string" office:string-value="" calcext:value-type="error">
            <text:p>#NAME?</text:p>
          </table:table-cell>
          <table:table-cell table:style-name="ce6" office:value-type="string" calcext:value-type="string">
            <text:p>repeated-dna-sequenc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Bit Manipulation, </text:p>
          </table:table-cell>
          <table:table-cell table:style-name="ce6" office:value-type="float" office:value="728" calcext:value-type="float">
            <text:p>728</text:p>
          </table:table-cell>
          <table:table-cell table:style-name="ce6" office:value-type="float" office:value="271" calcext:value-type="float">
            <text:p>271</text:p>
          </table:table-cell>
          <table:table-cell table:style-name="ce6" table:formula="of:=ROUND( IFERROR((( [.G991]+ 1.9208) / ( [.G991] + [.H991]) - 1.96 * SQRT(([.G991] *  [.H991]) / ([.G991] +  [.H991]) + 0.9604) / ([.G991] +  [.H991])) / (1 + 3.8416 / ([.G991] +  [.H991]));0); 5) * 100" office:value-type="float" office:value="70.032" calcext:value-type="float">
            <text:p>70.03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table:style-name="ce2" office:value-type="string" calcext:value-type="string">
            <text:p>Output Contest Matches</text:p>
          </table:table-cell>
          <table:table-cell table:style-name="ce4" table:formula="of:=HYPERLINK( concat(&quot;https://leetcode.com/problems/&quot;; [.D992]); [.B992])" office:value-type="string" office:string-value="" calcext:value-type="error">
            <text:p>#NAME?</text:p>
          </table:table-cell>
          <table:table-cell table:style-name="ce6" office:value-type="string" calcext:value-type="string">
            <text:p>output-contest-match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Recursion, </text:p>
          </table:table-cell>
          <table:table-cell table:style-name="ce6" office:value-type="float" office:value="269" calcext:value-type="float">
            <text:p>269</text:p>
          </table:table-cell>
          <table:table-cell table:style-name="ce6" office:value-type="float" office:value="91" calcext:value-type="float">
            <text:p>91</text:p>
          </table:table-cell>
          <table:table-cell table:style-name="ce6" table:formula="of:=ROUND( IFERROR((( [.G992]+ 1.9208) / ( [.G992] + [.H992]) - 1.96 * SQRT(([.G992] *  [.H992]) / ([.G992] +  [.H992]) + 0.9604) / ([.G992] +  [.H992])) / (1 + 3.8416 / ([.G992] +  [.H992]));0); 5) * 100" office:value-type="float" office:value="69.988" calcext:value-type="float">
            <text:p>69.98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22" calcext:value-type="float">
            <text:p>1322</text:p>
          </table:table-cell>
          <table:table-cell table:style-name="ce2" office:value-type="string" calcext:value-type="string">
            <text:p>Ads Performance</text:p>
          </table:table-cell>
          <table:table-cell table:style-name="ce4" table:formula="of:=HYPERLINK( concat(&quot;https://leetcode.com/problems/&quot;; [.D993]); [.B993])" office:value-type="string" office:string-value="" calcext:value-type="error">
            <text:p>#NAME?</text:p>
          </table:table-cell>
          <table:table-cell table:style-name="ce6" office:value-type="string" calcext:value-type="string">
            <text:p>ads-performance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58" calcext:value-type="float">
            <text:p>58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formula="of:=ROUND( IFERROR((( [.G993]+ 1.9208) / ( [.G993] + [.H993]) - 1.96 * SQRT(([.G993] *  [.H993]) / ([.G993] +  [.H993]) + 0.9604) / ([.G993] +  [.H993])) / (1 + 3.8416 / ([.G993] +  [.H993]));0); 5) * 100" office:value-type="float" office:value="69.967" calcext:value-type="float">
            <text:p>69.96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68" calcext:value-type="float">
            <text:p>1468</text:p>
          </table:table-cell>
          <table:table-cell table:style-name="ce2" office:value-type="string" calcext:value-type="string">
            <text:p>Calculate Salaries</text:p>
          </table:table-cell>
          <table:table-cell table:style-name="ce4" table:formula="of:=HYPERLINK( concat(&quot;https://leetcode.com/problems/&quot;; [.D994]); [.B994])" office:value-type="string" office:string-value="" calcext:value-type="error">
            <text:p>#NAME?</text:p>
          </table:table-cell>
          <table:table-cell table:style-name="ce6" office:value-type="string" calcext:value-type="string">
            <text:p>calculate-salaries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ROUND( IFERROR((( [.G994]+ 1.9208) / ( [.G994] + [.H994]) - 1.96 * SQRT(([.G994] *  [.H994]) / ([.G994] +  [.H994]) + 0.9604) / ([.G994] +  [.H994])) / (1 + 3.8416 / ([.G994] +  [.H994]));0); 5) * 100" office:value-type="float" office:value="69.896" calcext:value-type="float">
            <text:p>69.89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94" calcext:value-type="float">
            <text:p>1294</text:p>
          </table:table-cell>
          <table:table-cell table:style-name="ce2" office:value-type="string" calcext:value-type="string">
            <text:p>Weather Type in Each Country</text:p>
          </table:table-cell>
          <table:table-cell table:style-name="ce4" table:formula="of:=HYPERLINK( concat(&quot;https://leetcode.com/problems/&quot;; [.D995]); [.B995])" office:value-type="string" office:string-value="" calcext:value-type="error">
            <text:p>#NAME?</text:p>
          </table:table-cell>
          <table:table-cell table:style-name="ce6" office:value-type="string" calcext:value-type="string">
            <text:p>weather-type-in-each-country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29" calcext:value-type="float">
            <text:p>29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ROUND( IFERROR((( [.G995]+ 1.9208) / ( [.G995] + [.H995]) - 1.96 * SQRT(([.G995] *  [.H995]) / ([.G995] +  [.H995]) + 0.9604) / ([.G995] +  [.H995])) / (1 + 3.8416 / ([.G995] +  [.H995]));0); 5) * 100" office:value-type="float" office:value="69.872" calcext:value-type="float">
            <text:p>69.87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73" calcext:value-type="float">
            <text:p>1273</text:p>
          </table:table-cell>
          <table:table-cell table:style-name="ce2" office:value-type="string" calcext:value-type="string">
            <text:p>Delete Tree Nodes</text:p>
          </table:table-cell>
          <table:table-cell table:style-name="ce4" table:formula="of:=HYPERLINK( concat(&quot;https://leetcode.com/problems/&quot;; [.D996]); [.B996])" office:value-type="string" office:string-value="" calcext:value-type="error">
            <text:p>#NAME?</text:p>
          </table:table-cell>
          <table:table-cell table:style-name="ce6" office:value-type="string" calcext:value-type="string">
            <text:p>delete-tree-nod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Depth-first Search, 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formula="of:=ROUND( IFERROR((( [.G996]+ 1.9208) / ( [.G996] + [.H996]) - 1.96 * SQRT(([.G996] *  [.H996]) / ([.G996] +  [.H996]) + 0.9604) / ([.G996] +  [.H996])) / (1 + 3.8416 / ([.G996] +  [.H996]));0); 5) * 100" office:value-type="float" office:value="69.81" calcext:value-type="float">
            <text:p>69.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42" calcext:value-type="float">
            <text:p>842</text:p>
          </table:table-cell>
          <table:table-cell table:style-name="ce2" office:value-type="string" calcext:value-type="string">
            <text:p>Split Array into Fibonacci Sequence</text:p>
          </table:table-cell>
          <table:table-cell table:style-name="ce4" table:formula="of:=HYPERLINK( concat(&quot;https://leetcode.com/problems/&quot;; [.D997]); [.B997])" office:value-type="string" office:string-value="" calcext:value-type="error">
            <text:p>#NAME?</text:p>
          </table:table-cell>
          <table:table-cell table:style-name="ce6" office:value-type="string" calcext:value-type="string">
            <text:p>split-array-into-fibonacci-sequenc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Backtracking, Greedy, </text:p>
          </table:table-cell>
          <table:table-cell table:style-name="ce6" office:value-type="float" office:value="441" calcext:value-type="float">
            <text:p>441</text:p>
          </table:table-cell>
          <table:table-cell table:style-name="ce6" office:value-type="float" office:value="160" calcext:value-type="float">
            <text:p>160</text:p>
          </table:table-cell>
          <table:table-cell table:style-name="ce6" table:formula="of:=ROUND( IFERROR((( [.G997]+ 1.9208) / ( [.G997] + [.H997]) - 1.96 * SQRT(([.G997] *  [.H997]) / ([.G997] +  [.H997]) + 0.9604) / ([.G997] +  [.H997])) / (1 + 3.8416 / ([.G997] +  [.H997]));0); 5) * 100" office:value-type="float" office:value="69.704" calcext:value-type="float">
            <text:p>69.7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2" office:value-type="string" calcext:value-type="string">
            <text:p>Find Mode in Binary Search Tree</text:p>
          </table:table-cell>
          <table:table-cell table:style-name="ce4" table:formula="of:=HYPERLINK( concat(&quot;https://leetcode.com/problems/&quot;; [.D998]); [.B998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mode-in-binary-search-tre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879" calcext:value-type="float">
            <text:p>879</text:p>
          </table:table-cell>
          <table:table-cell table:style-name="ce6" office:value-type="float" office:value="338" calcext:value-type="float">
            <text:p>338</text:p>
          </table:table-cell>
          <table:table-cell table:style-name="ce6" table:formula="of:=ROUND( IFERROR((( [.G998]+ 1.9208) / ( [.G998] + [.H998]) - 1.96 * SQRT(([.G998] *  [.H998]) / ([.G998] +  [.H998]) + 0.9604) / ([.G998] +  [.H998])) / (1 + 3.8416 / ([.G998] +  [.H998]));0); 5) * 100" office:value-type="float" office:value="69.643" calcext:value-type="float">
            <text:p>69.64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49" calcext:value-type="float">
            <text:p>1149</text:p>
          </table:table-cell>
          <table:table-cell table:style-name="ce2" office:value-type="string" calcext:value-type="string">
            <text:p>Article Views II</text:p>
          </table:table-cell>
          <table:table-cell table:style-name="ce4" table:formula="of:=HYPERLINK( concat(&quot;https://leetcode.com/problems/&quot;; [.D999]); [.B999])" office:value-type="string" office:string-value="" calcext:value-type="error">
            <text:p>#NAME?</text:p>
          </table:table-cell>
          <table:table-cell table:style-name="ce6" office:value-type="string" calcext:value-type="string">
            <text:p>article-views-ii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32" calcext:value-type="float">
            <text:p>32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ROUND( IFERROR((( [.G999]+ 1.9208) / ( [.G999] + [.H999]) - 1.96 * SQRT(([.G999] *  [.H999]) / ([.G999] +  [.H999]) + 0.9604) / ([.G999] +  [.H999])) / (1 + 3.8416 / ([.G999] +  [.H999]));0); 5) * 100" office:value-type="float" office:value="69.583" calcext:value-type="float">
            <text:p>69.58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61" calcext:value-type="float">
            <text:p>761</text:p>
          </table:table-cell>
          <table:table-cell table:style-name="ce2" office:value-type="string" calcext:value-type="string">
            <text:p>Special Binary String</text:p>
          </table:table-cell>
          <table:table-cell table:style-name="ce4" table:formula="of:=HYPERLINK( concat(&quot;https://leetcode.com/problems/&quot;; [.D1000]); [.B1000])" office:value-type="string" office:string-value="" calcext:value-type="error">
            <text:p>#NAME?</text:p>
          </table:table-cell>
          <table:table-cell table:style-name="ce6" office:value-type="string" calcext:value-type="string">
            <text:p>special-binary-string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Recursion, 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101" calcext:value-type="float">
            <text:p>101</text:p>
          </table:table-cell>
          <table:table-cell table:style-name="ce6" table:formula="of:=ROUND( IFERROR((( [.G1000]+ 1.9208) / ( [.G1000] + [.H1000]) - 1.96 * SQRT(([.G1000] *  [.H1000]) / ([.G1000] +  [.H1000]) + 0.9604) / ([.G1000] +  [.H1000])) / (1 + 3.8416 / ([.G1000] +  [.H1000]));0); 5) * 100" office:value-type="float" office:value="69.535" calcext:value-type="float">
            <text:p>69.5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44" calcext:value-type="float">
            <text:p>1044</text:p>
          </table:table-cell>
          <table:table-cell table:style-name="ce2" office:value-type="string" calcext:value-type="string">
            <text:p>Longest Duplicate Substring</text:p>
          </table:table-cell>
          <table:table-cell table:style-name="ce4" table:formula="of:=HYPERLINK( concat(&quot;https://leetcode.com/problems/&quot;; [.D1001]); [.B1001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duplicate-substring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ash Table, Binary Search, </text:p>
          </table:table-cell>
          <table:table-cell table:style-name="ce6" office:value-type="float" office:value="584" calcext:value-type="float">
            <text:p>584</text:p>
          </table:table-cell>
          <table:table-cell table:style-name="ce6" office:value-type="float" office:value="220" calcext:value-type="float">
            <text:p>220</text:p>
          </table:table-cell>
          <table:table-cell table:style-name="ce6" table:formula="of:=ROUND( IFERROR((( [.G1001]+ 1.9208) / ( [.G1001] + [.H1001]) - 1.96 * SQRT(([.G1001] *  [.H1001]) / ([.G1001] +  [.H1001]) + 0.9604) / ([.G1001] +  [.H1001])) / (1 + 3.8416 / ([.G1001] +  [.H1001]));0); 5) * 100" office:value-type="float" office:value="69.453" calcext:value-type="float">
            <text:p>69.45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42" calcext:value-type="float">
            <text:p>942</text:p>
          </table:table-cell>
          <table:table-cell table:style-name="ce2" office:value-type="string" calcext:value-type="string">
            <text:p>DI String Match</text:p>
          </table:table-cell>
          <table:table-cell table:style-name="ce4" table:formula="of:=HYPERLINK( concat(&quot;https://leetcode.com/problems/&quot;; [.D1002]); [.B1002])" office:value-type="string" office:string-value="" calcext:value-type="error">
            <text:p>#NAME?</text:p>
          </table:table-cell>
          <table:table-cell table:style-name="ce6" office:value-type="string" calcext:value-type="string">
            <text:p>di-string-match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830" calcext:value-type="float">
            <text:p>830</text:p>
          </table:table-cell>
          <table:table-cell table:style-name="ce6" office:value-type="float" office:value="321" calcext:value-type="float">
            <text:p>321</text:p>
          </table:table-cell>
          <table:table-cell table:style-name="ce6" table:formula="of:=ROUND( IFERROR((( [.G1002]+ 1.9208) / ( [.G1002] + [.H1002]) - 1.96 * SQRT(([.G1002] *  [.H1002]) / ([.G1002] +  [.H1002]) + 0.9604) / ([.G1002] +  [.H1002])) / (1 + 3.8416 / ([.G1002] +  [.H1002]));0); 5) * 100" office:value-type="float" office:value="69.45" calcext:value-type="float">
            <text:p>69.4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Restore IP Addresses</text:p>
          </table:table-cell>
          <table:table-cell table:style-name="ce4" table:formula="of:=HYPERLINK( concat(&quot;https://leetcode.com/problems/&quot;; [.D1003]); [.B1003])" office:value-type="string" office:string-value="" calcext:value-type="error">
            <text:p>#NAME?</text:p>
          </table:table-cell>
          <table:table-cell table:style-name="ce6" office:value-type="string" calcext:value-type="string">
            <text:p>restore-ip-address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Backtracking, </text:p>
          </table:table-cell>
          <table:table-cell table:style-name="ce6" office:value-type="float" office:value="1258" calcext:value-type="float">
            <text:p>1258</text:p>
          </table:table-cell>
          <table:table-cell table:style-name="ce6" office:value-type="float" office:value="500" calcext:value-type="float">
            <text:p>500</text:p>
          </table:table-cell>
          <table:table-cell table:style-name="ce6" table:formula="of:=ROUND( IFERROR((( [.G1003]+ 1.9208) / ( [.G1003] + [.H1003]) - 1.96 * SQRT(([.G1003] *  [.H1003]) / ([.G1003] +  [.H1003]) + 0.9604) / ([.G1003] +  [.H1003])) / (1 + 3.8416 / ([.G1003] +  [.H1003]));0); 5) * 100" office:value-type="float" office:value="69.404" calcext:value-type="float">
            <text:p>69.4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Flatten Nested List Iterator</text:p>
          </table:table-cell>
          <table:table-cell table:style-name="ce4" table:formula="of:=HYPERLINK( concat(&quot;https://leetcode.com/problems/&quot;; [.D1004]); [.B1004])" office:value-type="string" office:string-value="" calcext:value-type="error">
            <text:p>#NAME?</text:p>
          </table:table-cell>
          <table:table-cell table:style-name="ce6" office:value-type="string" calcext:value-type="string">
            <text:p>flatten-nested-list-iterato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ack, Design, </text:p>
          </table:table-cell>
          <table:table-cell table:style-name="ce6" office:value-type="float" office:value="1626" calcext:value-type="float">
            <text:p>1626</text:p>
          </table:table-cell>
          <table:table-cell table:style-name="ce6" office:value-type="float" office:value="659" calcext:value-type="float">
            <text:p>659</text:p>
          </table:table-cell>
          <table:table-cell table:style-name="ce6" table:formula="of:=ROUND( IFERROR((( [.G1004]+ 1.9208) / ( [.G1004] + [.H1004]) - 1.96 * SQRT(([.G1004] *  [.H1004]) / ([.G1004] +  [.H1004]) + 0.9604) / ([.G1004] +  [.H1004])) / (1 + 3.8416 / ([.G1004] +  [.H1004]));0); 5) * 100" office:value-type="float" office:value="69.268" calcext:value-type="float">
            <text:p>69.26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02" calcext:value-type="float">
            <text:p>602</text:p>
          </table:table-cell>
          <table:table-cell table:style-name="ce2" office:value-type="string" calcext:value-type="string">
            <text:p>Friend Requests II: Who Has the Most Friends</text:p>
          </table:table-cell>
          <table:table-cell table:style-name="ce4" table:formula="of:=HYPERLINK( concat(&quot;https://leetcode.com/problems/&quot;; [.D1005]); [.B1005])" office:value-type="string" office:string-value="" calcext:value-type="error">
            <text:p>#NAME?</text:p>
          </table:table-cell>
          <table:table-cell table:style-name="ce6" office:value-type="string" calcext:value-type="string">
            <text:p>friend-requests-ii-who-has-the-most-friends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ROUND( IFERROR((( [.G1005]+ 1.9208) / ( [.G1005] + [.H1005]) - 1.96 * SQRT(([.G1005] *  [.H1005]) / ([.G1005] +  [.H1005]) + 0.9604) / ([.G1005] +  [.H1005])) / (1 + 3.8416 / ([.G1005] +  [.H1005]));0); 5) * 100" office:value-type="float" office:value="69.152" calcext:value-type="float">
            <text:p>69.15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2" office:value-type="string" calcext:value-type="string">
            <text:p>Find Right Interval</text:p>
          </table:table-cell>
          <table:table-cell table:style-name="ce4" table:formula="of:=HYPERLINK( concat(&quot;https://leetcode.com/problems/&quot;; [.D1006]); [.B1006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right-interval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nary Search, </text:p>
          </table:table-cell>
          <table:table-cell table:style-name="ce6" office:value-type="float" office:value="354" calcext:value-type="float">
            <text:p>354</text:p>
          </table:table-cell>
          <table:table-cell table:style-name="ce6" office:value-type="float" office:value="131" calcext:value-type="float">
            <text:p>131</text:p>
          </table:table-cell>
          <table:table-cell table:style-name="ce6" table:formula="of:=ROUND( IFERROR((( [.G1006]+ 1.9208) / ( [.G1006] + [.H1006]) - 1.96 * SQRT(([.G1006] *  [.H1006]) / ([.G1006] +  [.H1006]) + 0.9604) / ([.G1006] +  [.H1006])) / (1 + 3.8416 / ([.G1006] +  [.H1006]));0); 5) * 100" office:value-type="float" office:value="68.869" calcext:value-type="float">
            <text:p>68.86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53" calcext:value-type="float">
            <text:p>953</text:p>
          </table:table-cell>
          <table:table-cell table:style-name="ce2" office:value-type="string" calcext:value-type="string">
            <text:p>Verifying an Alien Dictionary</text:p>
          </table:table-cell>
          <table:table-cell table:style-name="ce4" table:formula="of:=HYPERLINK( concat(&quot;https://leetcode.com/problems/&quot;; [.D1007]); [.B1007])" office:value-type="string" office:string-value="" calcext:value-type="error">
            <text:p>#NAME?</text:p>
          </table:table-cell>
          <table:table-cell table:style-name="ce6" office:value-type="string" calcext:value-type="string">
            <text:p>verifying-an-alien-dictionar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835" calcext:value-type="float">
            <text:p>835</text:p>
          </table:table-cell>
          <table:table-cell table:style-name="ce6" office:value-type="float" office:value="333" calcext:value-type="float">
            <text:p>333</text:p>
          </table:table-cell>
          <table:table-cell table:style-name="ce6" table:formula="of:=ROUND( IFERROR((( [.G1007]+ 1.9208) / ( [.G1007] + [.H1007]) - 1.96 * SQRT(([.G1007] *  [.H1007]) / ([.G1007] +  [.H1007]) + 0.9604) / ([.G1007] +  [.H1007])) / (1 + 3.8416 / ([.G1007] +  [.H1007]));0); 5) * 100" office:value-type="float" office:value="68.833" calcext:value-type="float">
            <text:p>68.83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93" calcext:value-type="float">
            <text:p>1193</text:p>
          </table:table-cell>
          <table:table-cell table:style-name="ce2" office:value-type="string" calcext:value-type="string">
            <text:p>Monthly Transactions I</text:p>
          </table:table-cell>
          <table:table-cell table:style-name="ce4" table:formula="of:=HYPERLINK( concat(&quot;https://leetcode.com/problems/&quot;; [.D1008]); [.B1008])" office:value-type="string" office:string-value="" calcext:value-type="error">
            <text:p>#NAME?</text:p>
          </table:table-cell>
          <table:table-cell table:style-name="ce6" office:value-type="string" calcext:value-type="string">
            <text:p>monthly-transactions-i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34" calcext:value-type="float">
            <text:p>34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ROUND( IFERROR((( [.G1008]+ 1.9208) / ( [.G1008] + [.H1008]) - 1.96 * SQRT(([.G1008] *  [.H1008]) / ([.G1008] +  [.H1008]) + 0.9604) / ([.G1008] +  [.H1008])) / (1 + 3.8416 / ([.G1008] +  [.H1008]));0); 5) * 100" office:value-type="float" office:value="68.737" calcext:value-type="float">
            <text:p>68.73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Actors and Directors Who Cooperated At Least Three Times</text:p>
          </table:table-cell>
          <table:table-cell table:style-name="ce4" table:formula="of:=HYPERLINK( concat(&quot;https://leetcode.com/problems/&quot;; [.D1009]); [.B1009])" office:value-type="string" office:string-value="" calcext:value-type="error">
            <text:p>#NAME?</text:p>
          </table:table-cell>
          <table:table-cell table:style-name="ce6" office:value-type="string" calcext:value-type="string">
            <text:p>actors-and-directors-who-cooperated-at-least-three-times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49" calcext:value-type="float">
            <text:p>49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ROUND( IFERROR((( [.G1009]+ 1.9208) / ( [.G1009] + [.H1009]) - 1.96 * SQRT(([.G1009] *  [.H1009]) / ([.G1009] +  [.H1009]) + 0.9604) / ([.G1009] +  [.H1009])) / (1 + 3.8416 / ([.G1009] +  [.H1009]));0); 5) * 100" office:value-type="float" office:value="68.69" calcext:value-type="float">
            <text:p>68.6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Preimage Size of Factorial Zeroes Function</text:p>
          </table:table-cell>
          <table:table-cell table:style-name="ce4" table:formula="of:=HYPERLINK( concat(&quot;https://leetcode.com/problems/&quot;; [.D1010]); [.B1010])" office:value-type="string" office:string-value="" calcext:value-type="error">
            <text:p>#NAME?</text:p>
          </table:table-cell>
          <table:table-cell table:style-name="ce6" office:value-type="string" calcext:value-type="string">
            <text:p>preimage-size-of-factorial-zeroes-function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inary Search, 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55" calcext:value-type="float">
            <text:p>55</text:p>
          </table:table-cell>
          <table:table-cell table:style-name="ce6" table:formula="of:=ROUND( IFERROR((( [.G1010]+ 1.9208) / ( [.G1010] + [.H1010]) - 1.96 * SQRT(([.G1010] *  [.H1010]) / ([.G1010] +  [.H1010]) + 0.9604) / ([.G1010] +  [.H1010])) / (1 + 3.8416 / ([.G1010] +  [.H1010]));0); 5) * 100" office:value-type="float" office:value="68.61" calcext:value-type="float">
            <text:p>68.6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33" calcext:value-type="float">
            <text:p>1433</text:p>
          </table:table-cell>
          <table:table-cell table:style-name="ce2" office:value-type="string" calcext:value-type="string">
            <text:p>Check If a String Can Break Another String</text:p>
          </table:table-cell>
          <table:table-cell table:style-name="ce4" table:formula="of:=HYPERLINK( concat(&quot;https://leetcode.com/problems/&quot;; [.D1011]); [.B1011])" office:value-type="string" office:string-value="" calcext:value-type="error">
            <text:p>#NAME?</text:p>
          </table:table-cell>
          <table:table-cell table:style-name="ce6" office:value-type="string" calcext:value-type="string">
            <text:p>check-if-a-string-can-break-another-str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Greedy, 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ROUND( IFERROR((( [.G1011]+ 1.9208) / ( [.G1011] + [.H1011]) - 1.96 * SQRT(([.G1011] *  [.H1011]) / ([.G1011] +  [.H1011]) + 0.9604) / ([.G1011] +  [.H1011])) / (1 + 3.8416 / ([.G1011] +  [.H1011]));0); 5) * 100" office:value-type="float" office:value="68.571" calcext:value-type="float">
            <text:p>68.57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RLE Iterator</text:p>
          </table:table-cell>
          <table:table-cell table:style-name="ce4" table:formula="of:=HYPERLINK( concat(&quot;https://leetcode.com/problems/&quot;; [.D1012]); [.B1012])" office:value-type="string" office:string-value="" calcext:value-type="error">
            <text:p>#NAME?</text:p>
          </table:table-cell>
          <table:table-cell table:style-name="ce6" office:value-type="string" calcext:value-type="string">
            <text:p>rle-iterato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79" calcext:value-type="float">
            <text:p>79</text:p>
          </table:table-cell>
          <table:table-cell table:style-name="ce6" table:formula="of:=ROUND( IFERROR((( [.G1012]+ 1.9208) / ( [.G1012] + [.H1012]) - 1.96 * SQRT(([.G1012] *  [.H1012]) / ([.G1012] +  [.H1012]) + 0.9604) / ([.G1012] +  [.H1012])) / (1 + 3.8416 / ([.G1012] +  [.H1012]));0); 5) * 100" office:value-type="float" office:value="68.305" calcext:value-type="float">
            <text:p>68.3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76" calcext:value-type="float">
            <text:p>1076</text:p>
          </table:table-cell>
          <table:table-cell table:style-name="ce2" office:value-type="string" calcext:value-type="string">
            <text:p>Project Employees II</text:p>
          </table:table-cell>
          <table:table-cell table:style-name="ce4" table:formula="of:=HYPERLINK( concat(&quot;https://leetcode.com/problems/&quot;; [.D1013]); [.B1013])" office:value-type="string" office:string-value="" calcext:value-type="error">
            <text:p>#NAME?</text:p>
          </table:table-cell>
          <table:table-cell table:style-name="ce6" office:value-type="string" calcext:value-type="string">
            <text:p>project-employees-ii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ROUND( IFERROR((( [.G1013]+ 1.9208) / ( [.G1013] + [.H1013]) - 1.96 * SQRT(([.G1013] *  [.H1013]) / ([.G1013] +  [.H1013]) + 0.9604) / ([.G1013] +  [.H1013])) / (1 + 3.8416 / ([.G1013] +  [.H1013]));0); 5) * 100" office:value-type="float" office:value="68.218" calcext:value-type="float">
            <text:p>68.2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08" calcext:value-type="float">
            <text:p>1408</text:p>
          </table:table-cell>
          <table:table-cell table:style-name="ce2" office:value-type="string" calcext:value-type="string">
            <text:p>String Matching in an Array</text:p>
          </table:table-cell>
          <table:table-cell table:style-name="ce4" table:formula="of:=HYPERLINK( concat(&quot;https://leetcode.com/problems/&quot;; [.D1014]); [.B1014])" office:value-type="string" office:string-value="" calcext:value-type="error">
            <text:p>#NAME?</text:p>
          </table:table-cell>
          <table:table-cell table:style-name="ce6" office:value-type="string" calcext:value-type="string">
            <text:p>string-matching-in-an-array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formula="of:=ROUND( IFERROR((( [.G1014]+ 1.9208) / ( [.G1014] + [.H1014]) - 1.96 * SQRT(([.G1014] *  [.H1014]) / ([.G1014] +  [.H1014]) + 0.9604) / ([.G1014] +  [.H1014])) / (1 + 3.8416 / ([.G1014] +  [.H1014]));0); 5) * 100" office:value-type="float" office:value="68.218" calcext:value-type="float">
            <text:p>68.2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2" office:value-type="string" calcext:value-type="string">
            <text:p>Minimum Moves to Reach Target with Rotations</text:p>
          </table:table-cell>
          <table:table-cell table:style-name="ce4" table:formula="of:=HYPERLINK( concat(&quot;https://leetcode.com/problems/&quot;; [.D1015]); [.B1015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moves-to-reach-target-with-rotation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readth-first Search, 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ROUND( IFERROR((( [.G1015]+ 1.9208) / ( [.G1015] + [.H1015]) - 1.96 * SQRT(([.G1015] *  [.H1015]) / ([.G1015] +  [.H1015]) + 0.9604) / ([.G1015] +  [.H1015])) / (1 + 3.8416 / ([.G1015] +  [.H1015]));0); 5) * 100" office:value-type="float" office:value="68.171" calcext:value-type="float">
            <text:p>68.17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60" calcext:value-type="float">
            <text:p>1460</text:p>
          </table:table-cell>
          <table:table-cell table:style-name="ce2" office:value-type="string" calcext:value-type="string">
            <text:p>Make Two Arrays Equal by Reversing Sub-arrays</text:p>
          </table:table-cell>
          <table:table-cell table:style-name="ce4" table:formula="of:=HYPERLINK( concat(&quot;https://leetcode.com/problems/&quot;; [.D1016]); [.B1016])" office:value-type="string" office:string-value="" calcext:value-type="error">
            <text:p>#NAME?</text:p>
          </table:table-cell>
          <table:table-cell table:style-name="ce6" office:value-type="string" calcext:value-type="string">
            <text:p>make-two-arrays-equal-by-reversing-sub-array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ROUND( IFERROR((( [.G1016]+ 1.9208) / ( [.G1016] + [.H1016]) - 1.96 * SQRT(([.G1016] *  [.H1016]) / ([.G1016] +  [.H1016]) + 0.9604) / ([.G1016] +  [.H1016])) / (1 + 3.8416 / ([.G1016] +  [.H1016]));0); 5) * 100" office:value-type="float" office:value="68.149" calcext:value-type="float">
            <text:p>68.14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style-name="ce2" office:value-type="string" calcext:value-type="string">
            <text:p>Shortest Distance in a Plane</text:p>
          </table:table-cell>
          <table:table-cell table:style-name="ce4" table:formula="of:=HYPERLINK( concat(&quot;https://leetcode.com/problems/&quot;; [.D1017]); [.B1017])" office:value-type="string" office:string-value="" calcext:value-type="error">
            <text:p>#NAME?</text:p>
          </table:table-cell>
          <table:table-cell table:style-name="ce6" office:value-type="string" calcext:value-type="string">
            <text:p>shortest-distance-in-a-plane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96" calcext:value-type="float">
            <text:p>96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ROUND( IFERROR((( [.G1017]+ 1.9208) / ( [.G1017] + [.H1017]) - 1.96 * SQRT(([.G1017] *  [.H1017]) / ([.G1017] +  [.H1017]) + 0.9604) / ([.G1017] +  [.H1017])) / (1 + 3.8416 / ([.G1017] +  [.H1017]));0); 5) * 100" office:value-type="float" office:value="68.049" calcext:value-type="float">
            <text:p>68.04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07" calcext:value-type="float">
            <text:p>1307</text:p>
          </table:table-cell>
          <table:table-cell table:style-name="ce2" office:value-type="string" calcext:value-type="string">
            <text:p>Verbal Arithmetic Puzzle</text:p>
          </table:table-cell>
          <table:table-cell table:style-name="ce4" table:formula="of:=HYPERLINK( concat(&quot;https://leetcode.com/problems/&quot;; [.D1018]); [.B1018])" office:value-type="string" office:string-value="" calcext:value-type="error">
            <text:p>#NAME?</text:p>
          </table:table-cell>
          <table:table-cell table:style-name="ce6" office:value-type="string" calcext:value-type="string">
            <text:p>verbal-arithmetic-puzzl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Backtracking, 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formula="of:=ROUND( IFERROR((( [.G1018]+ 1.9208) / ( [.G1018] + [.H1018]) - 1.96 * SQRT(([.G1018] *  [.H1018]) / ([.G1018] +  [.H1018]) + 0.9604) / ([.G1018] +  [.H1018])) / (1 + 3.8416 / ([.G1018] +  [.H1018]));0); 5) * 100" office:value-type="float" office:value="67.95" calcext:value-type="float">
            <text:p>67.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89" calcext:value-type="float">
            <text:p>1089</text:p>
          </table:table-cell>
          <table:table-cell table:style-name="ce2" office:value-type="string" calcext:value-type="string">
            <text:p>Duplicate Zeros</text:p>
          </table:table-cell>
          <table:table-cell table:style-name="ce4" table:formula="of:=HYPERLINK( concat(&quot;https://leetcode.com/problems/&quot;; [.D1019]); [.B1019])" office:value-type="string" office:string-value="" calcext:value-type="error">
            <text:p>#NAME?</text:p>
          </table:table-cell>
          <table:table-cell table:style-name="ce6" office:value-type="string" calcext:value-type="string">
            <text:p>duplicate-zero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483" calcext:value-type="float">
            <text:p>483</text:p>
          </table:table-cell>
          <table:table-cell table:style-name="ce6" office:value-type="float" office:value="193" calcext:value-type="float">
            <text:p>193</text:p>
          </table:table-cell>
          <table:table-cell table:style-name="ce6" table:formula="of:=ROUND( IFERROR((( [.G1019]+ 1.9208) / ( [.G1019] + [.H1019]) - 1.96 * SQRT(([.G1019] *  [.H1019]) / ([.G1019] +  [.H1019]) + 0.9604) / ([.G1019] +  [.H1019])) / (1 + 3.8416 / ([.G1019] +  [.H1019]));0); 5) * 100" office:value-type="float" office:value="67.931" calcext:value-type="float">
            <text:p>67.93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Sparse Matrix Multiplication</text:p>
          </table:table-cell>
          <table:table-cell table:style-name="ce4" table:formula="of:=HYPERLINK( concat(&quot;https://leetcode.com/problems/&quot;; [.D1020]); [.B1020])" office:value-type="string" office:string-value="" calcext:value-type="error">
            <text:p>#NAME?</text:p>
          </table:table-cell>
          <table:table-cell table:style-name="ce6" office:value-type="string" calcext:value-type="string">
            <text:p>sparse-matrix-multiplica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472" calcext:value-type="float">
            <text:p>472</text:p>
          </table:table-cell>
          <table:table-cell table:style-name="ce6" office:value-type="float" office:value="190" calcext:value-type="float">
            <text:p>190</text:p>
          </table:table-cell>
          <table:table-cell table:style-name="ce6" table:formula="of:=ROUND( IFERROR((( [.G1020]+ 1.9208) / ( [.G1020] + [.H1020]) - 1.96 * SQRT(([.G1020] *  [.H1020]) / ([.G1020] +  [.H1020]) + 0.9604) / ([.G1020] +  [.H1020])) / (1 + 3.8416 / ([.G1020] +  [.H1020]));0); 5) * 100" office:value-type="float" office:value="67.738" calcext:value-type="float">
            <text:p>67.73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04" calcext:value-type="float">
            <text:p>604</text:p>
          </table:table-cell>
          <table:table-cell table:style-name="ce2" office:value-type="string" calcext:value-type="string">
            <text:p>Design Compressed String Iterator</text:p>
          </table:table-cell>
          <table:table-cell table:style-name="ce4" table:formula="of:=HYPERLINK( concat(&quot;https://leetcode.com/problems/&quot;; [.D1021]); [.B1021])" office:value-type="string" office:string-value="" calcext:value-type="error">
            <text:p>#NAME?</text:p>
          </table:table-cell>
          <table:table-cell table:style-name="ce6" office:value-type="string" calcext:value-type="string">
            <text:p>design-compressed-string-iterato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Design, 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94" calcext:value-type="float">
            <text:p>94</text:p>
          </table:table-cell>
          <table:table-cell table:style-name="ce6" table:formula="of:=ROUND( IFERROR((( [.G1021]+ 1.9208) / ( [.G1021] + [.H1021]) - 1.96 * SQRT(([.G1021] *  [.H1021]) / ([.G1021] +  [.H1021]) + 0.9604) / ([.G1021] +  [.H1021])) / (1 + 3.8416 / ([.G1021] +  [.H1021]));0); 5) * 100" office:value-type="float" office:value="67.734" calcext:value-type="float">
            <text:p>67.73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Power of Four</text:p>
          </table:table-cell>
          <table:table-cell table:style-name="ce4" table:formula="of:=HYPERLINK( concat(&quot;https://leetcode.com/problems/&quot;; [.D1022]); [.B1022])" office:value-type="string" office:string-value="" calcext:value-type="error">
            <text:p>#NAME?</text:p>
          </table:table-cell>
          <table:table-cell table:style-name="ce6" office:value-type="string" calcext:value-type="string">
            <text:p>power-of-fou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Bit Manipulation, </text:p>
          </table:table-cell>
          <table:table-cell table:style-name="ce6" office:value-type="float" office:value="497" calcext:value-type="float">
            <text:p>497</text:p>
          </table:table-cell>
          <table:table-cell table:style-name="ce6" office:value-type="float" office:value="202" calcext:value-type="float">
            <text:p>202</text:p>
          </table:table-cell>
          <table:table-cell table:style-name="ce6" table:formula="of:=ROUND( IFERROR((( [.G1022]+ 1.9208) / ( [.G1022] + [.H1022]) - 1.96 * SQRT(([.G1022] *  [.H1022]) / ([.G1022] +  [.H1022]) + 0.9604) / ([.G1022] +  [.H1022])) / (1 + 3.8416 / ([.G1022] +  [.H1022]));0); 5) * 100" office:value-type="float" office:value="67.633" calcext:value-type="float">
            <text:p>67.63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75" calcext:value-type="float">
            <text:p>1275</text:p>
          </table:table-cell>
          <table:table-cell table:style-name="ce2" office:value-type="string" calcext:value-type="string">
            <text:p>Find Winner on a Tic Tac Toe Game</text:p>
          </table:table-cell>
          <table:table-cell table:style-name="ce4" table:formula="of:=HYPERLINK( concat(&quot;https://leetcode.com/problems/&quot;; [.D1023]); [.B1023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winner-on-a-tic-tac-toe-gam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ROUND( IFERROR((( [.G1023]+ 1.9208) / ( [.G1023] + [.H1023]) - 1.96 * SQRT(([.G1023] *  [.H1023]) / ([.G1023] +  [.H1023]) + 0.9604) / ([.G1023] +  [.H1023])) / (1 + 3.8416 / ([.G1023] +  [.H1023]));0); 5) * 100" office:value-type="float" office:value="67.585" calcext:value-type="float">
            <text:p>67.5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85" calcext:value-type="float">
            <text:p>985</text:p>
          </table:table-cell>
          <table:table-cell table:style-name="ce2" office:value-type="string" calcext:value-type="string">
            <text:p>Sum of Even Numbers After Queries</text:p>
          </table:table-cell>
          <table:table-cell table:style-name="ce4" table:formula="of:=HYPERLINK( concat(&quot;https://leetcode.com/problems/&quot;; [.D1024]); [.B1024])" office:value-type="string" office:string-value="" calcext:value-type="error">
            <text:p>#NAME?</text:p>
          </table:table-cell>
          <table:table-cell table:style-name="ce6" office:value-type="string" calcext:value-type="string">
            <text:p>sum-of-even-numbers-after-querie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348" calcext:value-type="float">
            <text:p>348</text:p>
          </table:table-cell>
          <table:table-cell table:style-name="ce6" office:value-type="float" office:value="138" calcext:value-type="float">
            <text:p>138</text:p>
          </table:table-cell>
          <table:table-cell table:style-name="ce6" table:formula="of:=ROUND( IFERROR((( [.G1024]+ 1.9208) / ( [.G1024] + [.H1024]) - 1.96 * SQRT(([.G1024] *  [.H1024]) / ([.G1024] +  [.H1024]) + 0.9604) / ([.G1024] +  [.H1024])) / (1 + 3.8416 / ([.G1024] +  [.H1024]));0); 5) * 100" office:value-type="float" office:value="67.439" calcext:value-type="float">
            <text:p>67.4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55" calcext:value-type="float">
            <text:p>855</text:p>
          </table:table-cell>
          <table:table-cell table:style-name="ce2" office:value-type="string" calcext:value-type="string">
            <text:p>Exam Room</text:p>
          </table:table-cell>
          <table:table-cell table:style-name="ce4" table:formula="of:=HYPERLINK( concat(&quot;https://leetcode.com/problems/&quot;; [.D1025]); [.B1025])" office:value-type="string" office:string-value="" calcext:value-type="error">
            <text:p>#NAME?</text:p>
          </table:table-cell>
          <table:table-cell table:style-name="ce6" office:value-type="string" calcext:value-type="string">
            <text:p>exam-roo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Ordered Map, </text:p>
          </table:table-cell>
          <table:table-cell table:style-name="ce6" office:value-type="float" office:value="572" calcext:value-type="float">
            <text:p>572</text:p>
          </table:table-cell>
          <table:table-cell table:style-name="ce6" office:value-type="float" office:value="238" calcext:value-type="float">
            <text:p>238</text:p>
          </table:table-cell>
          <table:table-cell table:style-name="ce6" table:formula="of:=ROUND( IFERROR((( [.G1025]+ 1.9208) / ( [.G1025] + [.H1025]) - 1.96 * SQRT(([.G1025] *  [.H1025]) / ([.G1025] +  [.H1025]) + 0.9604) / ([.G1025] +  [.H1025])) / (1 + 3.8416 / ([.G1025] +  [.H1025]));0); 5) * 100" office:value-type="float" office:value="67.389" calcext:value-type="float">
            <text:p>67.38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17" calcext:value-type="float">
            <text:p>1417</text:p>
          </table:table-cell>
          <table:table-cell table:style-name="ce2" office:value-type="string" calcext:value-type="string">
            <text:p>Reformat The String</text:p>
          </table:table-cell>
          <table:table-cell table:style-name="ce4" table:formula="of:=HYPERLINK( concat(&quot;https://leetcode.com/problems/&quot;; [.D1026]); [.B1026])" office:value-type="string" office:string-value="" calcext:value-type="error">
            <text:p>#NAME?</text:p>
          </table:table-cell>
          <table:table-cell table:style-name="ce6" office:value-type="string" calcext:value-type="string">
            <text:p>reformat-the-string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ROUND( IFERROR((( [.G1026]+ 1.9208) / ( [.G1026] + [.H1026]) - 1.96 * SQRT(([.G1026] *  [.H1026]) / ([.G1026] +  [.H1026]) + 0.9604) / ([.G1026] +  [.H1026])) / (1 + 3.8416 / ([.G1026] +  [.H1026]));0); 5) * 100" office:value-type="float" office:value="67.032" calcext:value-type="float">
            <text:p>67.03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Shortest Word Distance III</text:p>
          </table:table-cell>
          <table:table-cell table:style-name="ce4" table:formula="of:=HYPERLINK( concat(&quot;https://leetcode.com/problems/&quot;; [.D1027]); [.B1027])" office:value-type="string" office:string-value="" calcext:value-type="error">
            <text:p>#NAME?</text:p>
          </table:table-cell>
          <table:table-cell table:style-name="ce6" office:value-type="string" calcext:value-type="string">
            <text:p>shortest-word-distance-i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73" calcext:value-type="float">
            <text:p>73</text:p>
          </table:table-cell>
          <table:table-cell table:style-name="ce6" table:formula="of:=ROUND( IFERROR((( [.G1027]+ 1.9208) / ( [.G1027] + [.H1027]) - 1.96 * SQRT(([.G1027] *  [.H1027]) / ([.G1027] +  [.H1027]) + 0.9604) / ([.G1027] +  [.H1027])) / (1 + 3.8416 / ([.G1027] +  [.H1027]));0); 5) * 100" office:value-type="float" office:value="67.02" calcext:value-type="float">
            <text:p>67.0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61" calcext:value-type="float">
            <text:p>1361</text:p>
          </table:table-cell>
          <table:table-cell table:style-name="ce2" office:value-type="string" calcext:value-type="string">
            <text:p>Validate Binary Tree Nodes</text:p>
          </table:table-cell>
          <table:table-cell table:style-name="ce4" table:formula="of:=HYPERLINK( concat(&quot;https://leetcode.com/problems/&quot;; [.D1028]); [.B1028])" office:value-type="string" office:string-value="" calcext:value-type="error">
            <text:p>#NAME?</text:p>
          </table:table-cell>
          <table:table-cell table:style-name="ce6" office:value-type="string" calcext:value-type="string">
            <text:p>validate-binary-tree-nod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Graph, 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ROUND( IFERROR((( [.G1028]+ 1.9208) / ( [.G1028] + [.H1028]) - 1.96 * SQRT(([.G1028] *  [.H1028]) / ([.G1028] +  [.H1028]) + 0.9604) / ([.G1028] +  [.H1028])) / (1 + 3.8416 / ([.G1028] +  [.H1028]));0); 5) * 100" office:value-type="float" office:value="67.01" calcext:value-type="float">
            <text:p>67.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24" calcext:value-type="float">
            <text:p>1324</text:p>
          </table:table-cell>
          <table:table-cell table:style-name="ce2" office:value-type="string" calcext:value-type="string">
            <text:p>Print Words Vertically</text:p>
          </table:table-cell>
          <table:table-cell table:style-name="ce4" table:formula="of:=HYPERLINK( concat(&quot;https://leetcode.com/problems/&quot;; [.D1029]); [.B1029])" office:value-type="string" office:string-value="" calcext:value-type="error">
            <text:p>#NAME?</text:p>
          </table:table-cell>
          <table:table-cell table:style-name="ce6" office:value-type="string" calcext:value-type="string">
            <text:p>print-words-verticall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5" calcext:value-type="float">
            <text:p>45</text:p>
          </table:table-cell>
          <table:table-cell table:style-name="ce6" table:formula="of:=ROUND( IFERROR((( [.G1029]+ 1.9208) / ( [.G1029] + [.H1029]) - 1.96 * SQRT(([.G1029] *  [.H1029]) / ([.G1029] +  [.H1029]) + 0.9604) / ([.G1029] +  [.H1029])) / (1 + 3.8416 / ([.G1029] +  [.H1029]));0); 5) * 100" office:value-type="float" office:value="66.98" calcext:value-type="float">
            <text:p>66.9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Multiply Strings</text:p>
          </table:table-cell>
          <table:table-cell table:style-name="ce4" table:formula="of:=HYPERLINK( concat(&quot;https://leetcode.com/problems/&quot;; [.D1030]); [.B1030])" office:value-type="string" office:string-value="" calcext:value-type="error">
            <text:p>#NAME?</text:p>
          </table:table-cell>
          <table:table-cell table:style-name="ce6" office:value-type="string" calcext:value-type="string">
            <text:p>multiply-string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String, </text:p>
          </table:table-cell>
          <table:table-cell table:style-name="ce6" office:value-type="float" office:value="1726" calcext:value-type="float">
            <text:p>1726</text:p>
          </table:table-cell>
          <table:table-cell table:style-name="ce6" office:value-type="float" office:value="792" calcext:value-type="float">
            <text:p>792</text:p>
          </table:table-cell>
          <table:table-cell table:style-name="ce6" table:formula="of:=ROUND( IFERROR((( [.G1030]+ 1.9208) / ( [.G1030] + [.H1030]) - 1.96 * SQRT(([.G1030] *  [.H1030]) / ([.G1030] +  [.H1030]) + 0.9604) / ([.G1030] +  [.H1030])) / (1 + 3.8416 / ([.G1030] +  [.H1030]));0); 5) * 100" office:value-type="float" office:value="66.706" calcext:value-type="float">
            <text:p>66.7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table:style-name="ce2" office:value-type="string" calcext:value-type="string">
            <text:p>Longest Word in Dictionary through Deleting</text:p>
          </table:table-cell>
          <table:table-cell table:style-name="ce4" table:formula="of:=HYPERLINK( concat(&quot;https://leetcode.com/problems/&quot;; [.D1031]); [.B1031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word-in-dictionary-through-delet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wo Pointers, Sort, </text:p>
          </table:table-cell>
          <table:table-cell table:style-name="ce6" office:value-type="float" office:value="544" calcext:value-type="float">
            <text:p>544</text:p>
          </table:table-cell>
          <table:table-cell table:style-name="ce6" office:value-type="float" office:value="233" calcext:value-type="float">
            <text:p>233</text:p>
          </table:table-cell>
          <table:table-cell table:style-name="ce6" table:formula="of:=ROUND( IFERROR((( [.G1031]+ 1.9208) / ( [.G1031] + [.H1031]) - 1.96 * SQRT(([.G1031] *  [.H1031]) / ([.G1031] +  [.H1031]) + 0.9604) / ([.G1031] +  [.H1031])) / (1 + 3.8416 / ([.G1031] +  [.H1031]));0); 5) * 100" office:value-type="float" office:value="66.699" calcext:value-type="float">
            <text:p>66.69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Game Play Analysis IV</text:p>
          </table:table-cell>
          <table:table-cell table:style-name="ce4" table:formula="of:=HYPERLINK( concat(&quot;https://leetcode.com/problems/&quot;; [.D1032]); [.B1032])" office:value-type="string" office:string-value="" calcext:value-type="error">
            <text:p>#NAME?</text:p>
          </table:table-cell>
          <table:table-cell table:style-name="ce6" office:value-type="string" calcext:value-type="string">
            <text:p>game-play-analysis-iv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63" calcext:value-type="float">
            <text:p>63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ROUND( IFERROR((( [.G1032]+ 1.9208) / ( [.G1032] + [.H1032]) - 1.96 * SQRT(([.G1032] *  [.H1032]) / ([.G1032] +  [.H1032]) + 0.9604) / ([.G1032] +  [.H1032])) / (1 + 3.8416 / ([.G1032] +  [.H1032]));0); 5) * 100" office:value-type="float" office:value="66.623" calcext:value-type="float">
            <text:p>66.62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Design Snake Game</text:p>
          </table:table-cell>
          <table:table-cell table:style-name="ce4" table:formula="of:=HYPERLINK( concat(&quot;https://leetcode.com/problems/&quot;; [.D1033]); [.B1033])" office:value-type="string" office:string-value="" calcext:value-type="error">
            <text:p>#NAME?</text:p>
          </table:table-cell>
          <table:table-cell table:style-name="ce6" office:value-type="string" calcext:value-type="string">
            <text:p>design-snake-gam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sign, Queue, 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151" calcext:value-type="float">
            <text:p>151</text:p>
          </table:table-cell>
          <table:table-cell table:style-name="ce6" table:formula="of:=ROUND( IFERROR((( [.G1033]+ 1.9208) / ( [.G1033] + [.H1033]) - 1.96 * SQRT(([.G1033] *  [.H1033]) / ([.G1033] +  [.H1033]) + 0.9604) / ([.G1033] +  [.H1033])) / (1 + 3.8416 / ([.G1033] +  [.H1033]));0); 5) * 100" office:value-type="float" office:value="66.606" calcext:value-type="float">
            <text:p>66.6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18" calcext:value-type="float">
            <text:p>1018</text:p>
          </table:table-cell>
          <table:table-cell table:style-name="ce2" office:value-type="string" calcext:value-type="string">
            <text:p>Binary Prefix Divisible By 5</text:p>
          </table:table-cell>
          <table:table-cell table:style-name="ce4" table:formula="of:=HYPERLINK( concat(&quot;https://leetcode.com/problems/&quot;; [.D1034]); [.B1034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prefix-divisible-by-5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90" calcext:value-type="float">
            <text:p>90</text:p>
          </table:table-cell>
          <table:table-cell table:style-name="ce6" table:formula="of:=ROUND( IFERROR((( [.G1034]+ 1.9208) / ( [.G1034] + [.H1034]) - 1.96 * SQRT(([.G1034] *  [.H1034]) / ([.G1034] +  [.H1034]) + 0.9604) / ([.G1034] +  [.H1034])) / (1 + 3.8416 / ([.G1034] +  [.H1034]));0); 5) * 100" office:value-type="float" office:value="66.511" calcext:value-type="float">
            <text:p>66.51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27" calcext:value-type="float">
            <text:p>1327</text:p>
          </table:table-cell>
          <table:table-cell table:style-name="ce2" office:value-type="string" calcext:value-type="string">
            <text:p>List the Products Ordered in a Period</text:p>
          </table:table-cell>
          <table:table-cell table:style-name="ce4" table:formula="of:=HYPERLINK( concat(&quot;https://leetcode.com/problems/&quot;; [.D1035]); [.B1035])" office:value-type="string" office:string-value="" calcext:value-type="error">
            <text:p>#NAME?</text:p>
          </table:table-cell>
          <table:table-cell table:style-name="ce6" office:value-type="string" calcext:value-type="string">
            <text:p>list-the-products-ordered-in-a-period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28" calcext:value-type="float">
            <text:p>28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ROUND( IFERROR((( [.G1035]+ 1.9208) / ( [.G1035] + [.H1035]) - 1.96 * SQRT(([.G1035] *  [.H1035]) / ([.G1035] +  [.H1035]) + 0.9604) / ([.G1035] +  [.H1035])) / (1 + 3.8416 / ([.G1035] +  [.H1035]));0); 5) * 100" office:value-type="float" office:value="66.486" calcext:value-type="float">
            <text:p>66.4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07" calcext:value-type="float">
            <text:p>1407</text:p>
          </table:table-cell>
          <table:table-cell table:style-name="ce2" office:value-type="string" calcext:value-type="string">
            <text:p>Top Travellers</text:p>
          </table:table-cell>
          <table:table-cell table:style-name="ce4" table:formula="of:=HYPERLINK( concat(&quot;https://leetcode.com/problems/&quot;; [.D1036]); [.B1036])" office:value-type="string" office:string-value="" calcext:value-type="error">
            <text:p>#NAME?</text:p>
          </table:table-cell>
          <table:table-cell table:style-name="ce6" office:value-type="string" calcext:value-type="string">
            <text:p>top-travellers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22" calcext:value-type="float">
            <text:p>22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ROUND( IFERROR((( [.G1036]+ 1.9208) / ( [.G1036] + [.H1036]) - 1.96 * SQRT(([.G1036] *  [.H1036]) / ([.G1036] +  [.H1036]) + 0.9604) / ([.G1036] +  [.H1036])) / (1 + 3.8416 / ([.G1036] +  [.H1036]));0); 5) * 100" office:value-type="float" office:value="66.468" calcext:value-type="float">
            <text:p>66.46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Diagonal Traverse</text:p>
          </table:table-cell>
          <table:table-cell table:style-name="ce4" table:formula="of:=HYPERLINK( concat(&quot;https://leetcode.com/problems/&quot;; [.D1037]); [.B1037])" office:value-type="string" office:string-value="" calcext:value-type="error">
            <text:p>#NAME?</text:p>
          </table:table-cell>
          <table:table-cell table:style-name="ce6" office:value-type="string" calcext:value-type="string">
            <text:p>diagonal-traverse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333" calcext:value-type="float">
            <text:p>333</text:p>
          </table:table-cell>
          <table:table-cell table:style-name="ce6" table:formula="of:=ROUND( IFERROR((( [.G1037]+ 1.9208) / ( [.G1037] + [.H1037]) - 1.96 * SQRT(([.G1037] *  [.H1037]) / ([.G1037] +  [.H1037]) + 0.9604) / ([.G1037] +  [.H1037])) / (1 + 3.8416 / ([.G1037] +  [.H1037]));0); 5) * 100" office:value-type="float" office:value="66.44" calcext:value-type="float">
            <text:p>66.4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table:style-name="ce2" office:value-type="string" calcext:value-type="string">
            <text:p>Can Place Flowers</text:p>
          </table:table-cell>
          <table:table-cell table:style-name="ce4" table:formula="of:=HYPERLINK( concat(&quot;https://leetcode.com/problems/&quot;; [.D1038]); [.B1038])" office:value-type="string" office:string-value="" calcext:value-type="error">
            <text:p>#NAME?</text:p>
          </table:table-cell>
          <table:table-cell table:style-name="ce6" office:value-type="string" calcext:value-type="string">
            <text:p>can-place-flower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804" calcext:value-type="float">
            <text:p>804</text:p>
          </table:table-cell>
          <table:table-cell table:style-name="ce6" office:value-type="float" office:value="361" calcext:value-type="float">
            <text:p>361</text:p>
          </table:table-cell>
          <table:table-cell table:style-name="ce6" table:formula="of:=ROUND( IFERROR((( [.G1038]+ 1.9208) / ( [.G1038] + [.H1038]) - 1.96 * SQRT(([.G1038] *  [.H1038]) / ([.G1038] +  [.H1038]) + 0.9604) / ([.G1038] +  [.H1038])) / (1 + 3.8416 / ([.G1038] +  [.H1038]));0); 5) * 100" office:value-type="float" office:value="66.299" calcext:value-type="float">
            <text:p>66.29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59" calcext:value-type="float">
            <text:p>1159</text:p>
          </table:table-cell>
          <table:table-cell table:style-name="ce2" office:value-type="string" calcext:value-type="string">
            <text:p>Market Analysis II</text:p>
          </table:table-cell>
          <table:table-cell table:style-name="ce4" table:formula="of:=HYPERLINK( concat(&quot;https://leetcode.com/problems/&quot;; [.D1039]); [.B1039])" office:value-type="string" office:string-value="" calcext:value-type="error">
            <text:p>#NAME?</text:p>
          </table:table-cell>
          <table:table-cell table:style-name="ce6" office:value-type="string" calcext:value-type="string">
            <text:p>market-analysis-ii</text:p>
          </table:table-cell>
          <table:table-cell table:style-name="ce8" office:value-type="string" calcext:value-type="string">
            <text:p>Hard</text:p>
          </table:table-cell>
          <table:table-cell table:style-name="ce11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ROUND( IFERROR((( [.G1039]+ 1.9208) / ( [.G1039] + [.H1039]) - 1.96 * SQRT(([.G1039] *  [.H1039]) / ([.G1039] +  [.H1039]) + 0.9604) / ([.G1039] +  [.H1039])) / (1 + 3.8416 / ([.G1039] +  [.H1039]));0); 5) * 100" office:value-type="float" office:value="66.177" calcext:value-type="float">
            <text:p>66.17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35" calcext:value-type="float">
            <text:p>935</text:p>
          </table:table-cell>
          <table:table-cell table:style-name="ce2" office:value-type="string" calcext:value-type="string">
            <text:p>Knight Dialer</text:p>
          </table:table-cell>
          <table:table-cell table:style-name="ce4" table:formula="of:=HYPERLINK( concat(&quot;https://leetcode.com/problems/&quot;; [.D1040]); [.B1040])" office:value-type="string" office:string-value="" calcext:value-type="error">
            <text:p>#NAME?</text:p>
          </table:table-cell>
          <table:table-cell table:style-name="ce6" office:value-type="string" calcext:value-type="string">
            <text:p>knight-dial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545" calcext:value-type="float">
            <text:p>545</text:p>
          </table:table-cell>
          <table:table-cell table:style-name="ce6" office:value-type="float" office:value="240" calcext:value-type="float">
            <text:p>240</text:p>
          </table:table-cell>
          <table:table-cell table:style-name="ce6" table:formula="of:=ROUND( IFERROR((( [.G1040]+ 1.9208) / ( [.G1040] + [.H1040]) - 1.96 * SQRT(([.G1040] *  [.H1040]) / ([.G1040] +  [.H1040]) + 0.9604) / ([.G1040] +  [.H1040])) / (1 + 3.8416 / ([.G1040] +  [.H1040]));0); 5) * 100" office:value-type="float" office:value="66.116" calcext:value-type="float">
            <text:p>66.1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Basic Calculator III</text:p>
          </table:table-cell>
          <table:table-cell table:style-name="ce4" table:formula="of:=HYPERLINK( concat(&quot;https://leetcode.com/problems/&quot;; [.D1041]); [.B1041])" office:value-type="string" office:string-value="" calcext:value-type="error">
            <text:p>#NAME?</text:p>
          </table:table-cell>
          <table:table-cell table:style-name="ce6" office:value-type="string" calcext:value-type="string">
            <text:p>basic-calculator-i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Stack, </text:p>
          </table:table-cell>
          <table:table-cell table:style-name="ce6" office:value-type="float" office:value="454" calcext:value-type="float">
            <text:p>454</text:p>
          </table:table-cell>
          <table:table-cell table:style-name="ce6" office:value-type="float" office:value="197" calcext:value-type="float">
            <text:p>197</text:p>
          </table:table-cell>
          <table:table-cell table:style-name="ce6" table:formula="of:=ROUND( IFERROR((( [.G1041]+ 1.9208) / ( [.G1041] + [.H1041]) - 1.96 * SQRT(([.G1041] *  [.H1041]) / ([.G1041] +  [.H1041]) + 0.9604) / ([.G1041] +  [.H1041])) / (1 + 3.8416 / ([.G1041] +  [.H1041]));0); 5) * 100" office:value-type="float" office:value="66.103" calcext:value-type="float">
            <text:p>66.1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Candy Crush</text:p>
          </table:table-cell>
          <table:table-cell table:style-name="ce4" table:formula="of:=HYPERLINK( concat(&quot;https://leetcode.com/problems/&quot;; [.D1042]); [.B1042])" office:value-type="string" office:string-value="" calcext:value-type="error">
            <text:p>#NAME?</text:p>
          </table:table-cell>
          <table:table-cell table:style-name="ce6" office:value-type="string" calcext:value-type="string">
            <text:p>candy-crush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Two Pointers, 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146" calcext:value-type="float">
            <text:p>146</text:p>
          </table:table-cell>
          <table:table-cell table:style-name="ce6" table:formula="of:=ROUND( IFERROR((( [.G1042]+ 1.9208) / ( [.G1042] + [.H1042]) - 1.96 * SQRT(([.G1042] *  [.H1042]) / ([.G1042] +  [.H1042]) + 0.9604) / ([.G1042] +  [.H1042])) / (1 + 3.8416 / ([.G1042] +  [.H1042]));0); 5) * 100" office:value-type="float" office:value="66.077" calcext:value-type="float">
            <text:p>66.07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First Bad Version</text:p>
          </table:table-cell>
          <table:table-cell table:style-name="ce4" table:formula="of:=HYPERLINK( concat(&quot;https://leetcode.com/problems/&quot;; [.D1043]); [.B1043])" office:value-type="string" office:string-value="" calcext:value-type="error">
            <text:p>#NAME?</text:p>
          </table:table-cell>
          <table:table-cell table:style-name="ce6" office:value-type="string" calcext:value-type="string">
            <text:p>first-bad-version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Binary Search, </text:p>
          </table:table-cell>
          <table:table-cell table:style-name="ce6" office:value-type="float" office:value="1427" calcext:value-type="float">
            <text:p>1427</text:p>
          </table:table-cell>
          <table:table-cell table:style-name="ce6" office:value-type="float" office:value="672" calcext:value-type="float">
            <text:p>672</text:p>
          </table:table-cell>
          <table:table-cell table:style-name="ce6" table:formula="of:=ROUND( IFERROR((( [.G1043]+ 1.9208) / ( [.G1043] + [.H1043]) - 1.96 * SQRT(([.G1043] *  [.H1043]) / ([.G1043] +  [.H1043]) + 0.9604) / ([.G1043] +  [.H1043])) / (1 + 3.8416 / ([.G1043] +  [.H1043]));0); 5) * 100" office:value-type="float" office:value="65.958" calcext:value-type="float">
            <text:p>65.95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Evaluate Reverse Polish Notation</text:p>
          </table:table-cell>
          <table:table-cell table:style-name="ce4" table:formula="of:=HYPERLINK( concat(&quot;https://leetcode.com/problems/&quot;; [.D1044]); [.B1044])" office:value-type="string" office:string-value="" calcext:value-type="error">
            <text:p>#NAME?</text:p>
          </table:table-cell>
          <table:table-cell table:style-name="ce6" office:value-type="string" calcext:value-type="string">
            <text:p>evaluate-reverse-polish-nota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ack, </text:p>
          </table:table-cell>
          <table:table-cell table:style-name="ce6" office:value-type="float" office:value="1014" calcext:value-type="float">
            <text:p>1014</text:p>
          </table:table-cell>
          <table:table-cell table:style-name="ce6" office:value-type="float" office:value="470" calcext:value-type="float">
            <text:p>470</text:p>
          </table:table-cell>
          <table:table-cell table:style-name="ce6" table:formula="of:=ROUND( IFERROR((( [.G1044]+ 1.9208) / ( [.G1044] + [.H1044]) - 1.96 * SQRT(([.G1044] *  [.H1044]) / ([.G1044] +  [.H1044]) + 0.9604) / ([.G1044] +  [.H1044])) / (1 + 3.8416 / ([.G1044] +  [.H1044]));0); 5) * 100" office:value-type="float" office:value="65.917" calcext:value-type="float">
            <text:p>65.9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Reverse String</text:p>
          </table:table-cell>
          <table:table-cell table:style-name="ce4" table:formula="of:=HYPERLINK( concat(&quot;https://leetcode.com/problems/&quot;; [.D1045]); [.B1045])" office:value-type="string" office:string-value="" calcext:value-type="error">
            <text:p>#NAME?</text:p>
          </table:table-cell>
          <table:table-cell table:style-name="ce6" office:value-type="string" calcext:value-type="string">
            <text:p>reverse-string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wo Pointers, String, </text:p>
          </table:table-cell>
          <table:table-cell table:style-name="ce6" office:value-type="float" office:value="1456" calcext:value-type="float">
            <text:p>1456</text:p>
          </table:table-cell>
          <table:table-cell table:style-name="ce6" office:value-type="float" office:value="688" calcext:value-type="float">
            <text:p>688</text:p>
          </table:table-cell>
          <table:table-cell table:style-name="ce6" table:formula="of:=ROUND( IFERROR((( [.G1045]+ 1.9208) / ( [.G1045] + [.H1045]) - 1.96 * SQRT(([.G1045] *  [.H1045]) / ([.G1045] +  [.H1045]) + 0.9604) / ([.G1045] +  [.H1045])) / (1 + 3.8416 / ([.G1045] +  [.H1045]));0); 5) * 100" office:value-type="float" office:value="65.904" calcext:value-type="float">
            <text:p>65.9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28" calcext:value-type="float">
            <text:p>728</text:p>
          </table:table-cell>
          <table:table-cell table:style-name="ce2" office:value-type="string" calcext:value-type="string">
            <text:p>Self Dividing Numbers</text:p>
          </table:table-cell>
          <table:table-cell table:style-name="ce4" table:formula="of:=HYPERLINK( concat(&quot;https://leetcode.com/problems/&quot;; [.D1046]); [.B1046])" office:value-type="string" office:string-value="" calcext:value-type="error">
            <text:p>#NAME?</text:p>
          </table:table-cell>
          <table:table-cell table:style-name="ce6" office:value-type="string" calcext:value-type="string">
            <text:p>self-dividing-number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640" calcext:value-type="float">
            <text:p>640</text:p>
          </table:table-cell>
          <table:table-cell table:style-name="ce6" office:value-type="float" office:value="290" calcext:value-type="float">
            <text:p>290</text:p>
          </table:table-cell>
          <table:table-cell table:style-name="ce6" table:formula="of:=ROUND( IFERROR((( [.G1046]+ 1.9208) / ( [.G1046] + [.H1046]) - 1.96 * SQRT(([.G1046] *  [.H1046]) / ([.G1046] +  [.H1046]) + 0.9604) / ([.G1046] +  [.H1046])) / (1 + 3.8416 / ([.G1046] +  [.H1046]));0); 5) * 100" office:value-type="float" office:value="65.768" calcext:value-type="float">
            <text:p>65.76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style-name="ce2" office:value-type="string" calcext:value-type="string">
            <text:p>Average Salary: Departments VS Company</text:p>
          </table:table-cell>
          <table:table-cell table:style-name="ce4" table:formula="of:=HYPERLINK( concat(&quot;https://leetcode.com/problems/&quot;; [.D1047]); [.B1047])" office:value-type="string" office:string-value="" calcext:value-type="error">
            <text:p>#NAME?</text:p>
          </table:table-cell>
          <table:table-cell table:style-name="ce6" office:value-type="string" calcext:value-type="string">
            <text:p>average-salary-departments-vs-company</text:p>
          </table:table-cell>
          <table:table-cell table:style-name="ce8" office:value-type="string" calcext:value-type="string">
            <text:p>Hard</text:p>
          </table:table-cell>
          <table:table-cell table:style-name="ce11"/>
          <table:table-cell table:style-name="ce6" office:value-type="float" office:value="75" calcext:value-type="float">
            <text:p>75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ROUND( IFERROR((( [.G1047]+ 1.9208) / ( [.G1047] + [.H1047]) - 1.96 * SQRT(([.G1047] *  [.H1047]) / ([.G1047] +  [.H1047]) + 0.9604) / ([.G1047] +  [.H1047])) / (1 + 3.8416 / ([.G1047] +  [.H1047]));0); 5) * 100" office:value-type="float" office:value="65.695" calcext:value-type="float">
            <text:p>65.6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style-name="ce2" office:value-type="string" calcext:value-type="string">
            <text:p>Set Mismatch</text:p>
          </table:table-cell>
          <table:table-cell table:style-name="ce4" table:formula="of:=HYPERLINK( concat(&quot;https://leetcode.com/problems/&quot;; [.D1048]); [.B1048])" office:value-type="string" office:string-value="" calcext:value-type="error">
            <text:p>#NAME?</text:p>
          </table:table-cell>
          <table:table-cell table:style-name="ce6" office:value-type="string" calcext:value-type="string">
            <text:p>set-mismatch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Math, </text:p>
          </table:table-cell>
          <table:table-cell table:style-name="ce6" office:value-type="float" office:value="655" calcext:value-type="float">
            <text:p>655</text:p>
          </table:table-cell>
          <table:table-cell table:style-name="ce6" office:value-type="float" office:value="300" calcext:value-type="float">
            <text:p>300</text:p>
          </table:table-cell>
          <table:table-cell table:style-name="ce6" table:formula="of:=ROUND( IFERROR((( [.G1048]+ 1.9208) / ( [.G1048] + [.H1048]) - 1.96 * SQRT(([.G1048] *  [.H1048]) / ([.G1048] +  [.H1048]) + 0.9604) / ([.G1048] +  [.H1048])) / (1 + 3.8416 / ([.G1048] +  [.H1048]));0); 5) * 100" office:value-type="float" office:value="65.573" calcext:value-type="float">
            <text:p>65.57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04" calcext:value-type="float">
            <text:p>1104</text:p>
          </table:table-cell>
          <table:table-cell table:style-name="ce2" office:value-type="string" calcext:value-type="string">
            <text:p>Path In Zigzag Labelled Binary Tree</text:p>
          </table:table-cell>
          <table:table-cell table:style-name="ce4" table:formula="of:=HYPERLINK( concat(&quot;https://leetcode.com/problems/&quot;; [.D1049]); [.B1049])" office:value-type="string" office:string-value="" calcext:value-type="error">
            <text:p>#NAME?</text:p>
          </table:table-cell>
          <table:table-cell table:style-name="ce6" office:value-type="string" calcext:value-type="string">
            <text:p>path-in-zigzag-labelled-binary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Tree, </text:p>
          </table:table-cell>
          <table:table-cell table:style-name="ce6" office:value-type="float" office:value="344" calcext:value-type="float">
            <text:p>344</text:p>
          </table:table-cell>
          <table:table-cell table:style-name="ce6" office:value-type="float" office:value="153" calcext:value-type="float">
            <text:p>153</text:p>
          </table:table-cell>
          <table:table-cell table:style-name="ce6" table:formula="of:=ROUND( IFERROR((( [.G1049]+ 1.9208) / ( [.G1049] + [.H1049]) - 1.96 * SQRT(([.G1049] *  [.H1049]) / ([.G1049] +  [.H1049]) + 0.9604) / ([.G1049] +  [.H1049])) / (1 + 3.8416 / ([.G1049] +  [.H1049]));0); 5) * 100" office:value-type="float" office:value="65.022" calcext:value-type="float">
            <text:p>65.02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61" calcext:value-type="float">
            <text:p>1461</text:p>
          </table:table-cell>
          <table:table-cell table:style-name="ce2" office:value-type="string" calcext:value-type="string">
            <text:p>Check If a String Contains All Binary Codes of Size K</text:p>
          </table:table-cell>
          <table:table-cell table:style-name="ce4" table:formula="of:=HYPERLINK( concat(&quot;https://leetcode.com/problems/&quot;; [.D1050]); [.B1050])" office:value-type="string" office:string-value="" calcext:value-type="error">
            <text:p>#NAME?</text:p>
          </table:table-cell>
          <table:table-cell table:style-name="ce6" office:value-type="string" calcext:value-type="string">
            <text:p>check-if-a-string-contains-all-binary-codes-of-size-k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Bit Manipulation, 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ROUND( IFERROR((( [.G1050]+ 1.9208) / ( [.G1050] + [.H1050]) - 1.96 * SQRT(([.G1050] *  [.H1050]) / ([.G1050] +  [.H1050]) + 0.9604) / ([.G1050] +  [.H1050])) / (1 + 3.8416 / ([.G1050] +  [.H1050]));0); 5) * 100" office:value-type="float" office:value="64.948" calcext:value-type="float">
            <text:p>64.94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53" calcext:value-type="float">
            <text:p>853</text:p>
          </table:table-cell>
          <table:table-cell table:style-name="ce2" office:value-type="string" calcext:value-type="string">
            <text:p>Car Fleet</text:p>
          </table:table-cell>
          <table:table-cell table:style-name="ce4" table:formula="of:=HYPERLINK( concat(&quot;https://leetcode.com/problems/&quot;; [.D1051]); [.B1051])" office:value-type="string" office:string-value="" calcext:value-type="error">
            <text:p>#NAME?</text:p>
          </table:table-cell>
          <table:table-cell table:style-name="ce6" office:value-type="string" calcext:value-type="string">
            <text:p>car-flee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ort, </text:p>
          </table:table-cell>
          <table:table-cell table:style-name="ce6" office:value-type="float" office:value="431" calcext:value-type="float">
            <text:p>431</text:p>
          </table:table-cell>
          <table:table-cell table:style-name="ce6" office:value-type="float" office:value="197" calcext:value-type="float">
            <text:p>197</text:p>
          </table:table-cell>
          <table:table-cell table:style-name="ce6" table:formula="of:=ROUND( IFERROR((( [.G1051]+ 1.9208) / ( [.G1051] + [.H1051]) - 1.96 * SQRT(([.G1051] *  [.H1051]) / ([.G1051] +  [.H1051]) + 0.9604) / ([.G1051] +  [.H1051])) / (1 + 3.8416 / ([.G1051] +  [.H1051]));0); 5) * 100" office:value-type="float" office:value="64.898" calcext:value-type="float">
            <text:p>64.89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Minimum Depth of Binary Tree</text:p>
          </table:table-cell>
          <table:table-cell table:style-name="ce4" table:formula="of:=HYPERLINK( concat(&quot;https://leetcode.com/problems/&quot;; [.D1052]); [.B1052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depth-of-binary-tre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Depth-first Search, Breadth-first Search, </text:p>
          </table:table-cell>
          <table:table-cell table:style-name="ce6" office:value-type="float" office:value="1391" calcext:value-type="float">
            <text:p>1391</text:p>
          </table:table-cell>
          <table:table-cell table:style-name="ce6" office:value-type="float" office:value="688" calcext:value-type="float">
            <text:p>688</text:p>
          </table:table-cell>
          <table:table-cell table:style-name="ce6" table:formula="of:=ROUND( IFERROR((( [.G1052]+ 1.9208) / ( [.G1052] + [.H1052]) - 1.96 * SQRT(([.G1052] *  [.H1052]) / ([.G1052] +  [.H1052]) + 0.9604) / ([.G1052] +  [.H1052])) / (1 + 3.8416 / ([.G1052] +  [.H1052]));0); 5) * 100" office:value-type="float" office:value="64.855" calcext:value-type="float">
            <text:p>64.85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35" calcext:value-type="float">
            <text:p>635</text:p>
          </table:table-cell>
          <table:table-cell table:style-name="ce2" office:value-type="string" calcext:value-type="string">
            <text:p>Design Log Storage System</text:p>
          </table:table-cell>
          <table:table-cell table:style-name="ce4" table:formula="of:=HYPERLINK( concat(&quot;https://leetcode.com/problems/&quot;; [.D1053]); [.B1053])" office:value-type="string" office:string-value="" calcext:value-type="error">
            <text:p>#NAME?</text:p>
          </table:table-cell>
          <table:table-cell table:style-name="ce6" office:value-type="string" calcext:value-type="string">
            <text:p>design-log-storage-syste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Design, 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112" calcext:value-type="float">
            <text:p>112</text:p>
          </table:table-cell>
          <table:table-cell table:style-name="ce6" table:formula="of:=ROUND( IFERROR((( [.G1053]+ 1.9208) / ( [.G1053] + [.H1053]) - 1.96 * SQRT(([.G1053] *  [.H1053]) / ([.G1053] +  [.H1053]) + 0.9604) / ([.G1053] +  [.H1053])) / (1 + 3.8416 / ([.G1053] +  [.H1053]));0); 5) * 100" office:value-type="float" office:value="64.589" calcext:value-type="float">
            <text:p>64.58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17" calcext:value-type="float">
            <text:p>517</text:p>
          </table:table-cell>
          <table:table-cell table:style-name="ce2" office:value-type="string" calcext:value-type="string">
            <text:p>Super Washing Machines</text:p>
          </table:table-cell>
          <table:table-cell table:style-name="ce4" table:formula="of:=HYPERLINK( concat(&quot;https://leetcode.com/problems/&quot;; [.D1054]); [.B1054])" office:value-type="string" office:string-value="" calcext:value-type="error">
            <text:p>#NAME?</text:p>
          </table:table-cell>
          <table:table-cell table:style-name="ce6" office:value-type="string" calcext:value-type="string">
            <text:p>super-washing-machin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Dynamic Programming, 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145" calcext:value-type="float">
            <text:p>145</text:p>
          </table:table-cell>
          <table:table-cell table:style-name="ce6" table:formula="of:=ROUND( IFERROR((( [.G1054]+ 1.9208) / ( [.G1054] + [.H1054]) - 1.96 * SQRT(([.G1054] *  [.H1054]) / ([.G1054] +  [.H1054]) + 0.9604) / ([.G1054] +  [.H1054])) / (1 + 3.8416 / ([.G1054] +  [.H1054]));0); 5) * 100" office:value-type="float" office:value="64.319" calcext:value-type="float">
            <text:p>64.3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91" calcext:value-type="float">
            <text:p>891</text:p>
          </table:table-cell>
          <table:table-cell table:style-name="ce2" office:value-type="string" calcext:value-type="string">
            <text:p>Sum of Subsequence Widths</text:p>
          </table:table-cell>
          <table:table-cell table:style-name="ce4" table:formula="of:=HYPERLINK( concat(&quot;https://leetcode.com/problems/&quot;; [.D1055]); [.B1055])" office:value-type="string" office:string-value="" calcext:value-type="error">
            <text:p>#NAME?</text:p>
          </table:table-cell>
          <table:table-cell table:style-name="ce6" office:value-type="string" calcext:value-type="string">
            <text:p>sum-of-subsequence-width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Array, Math, </text:p>
          </table:table-cell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97" calcext:value-type="float">
            <text:p>97</text:p>
          </table:table-cell>
          <table:table-cell table:style-name="ce6" table:formula="of:=ROUND( IFERROR((( [.G1055]+ 1.9208) / ( [.G1055] + [.H1055]) - 1.96 * SQRT(([.G1055] *  [.H1055]) / ([.G1055] +  [.H1055]) + 0.9604) / ([.G1055] +  [.H1055])) / (1 + 3.8416 / ([.G1055] +  [.H1055]));0); 5) * 100" office:value-type="float" office:value="64.229" calcext:value-type="float">
            <text:p>64.2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01" calcext:value-type="float">
            <text:p>1401</text:p>
          </table:table-cell>
          <table:table-cell table:style-name="ce2" office:value-type="string" calcext:value-type="string">
            <text:p>Circle and Rectangle Overlapping</text:p>
          </table:table-cell>
          <table:table-cell table:style-name="ce4" table:formula="of:=HYPERLINK( concat(&quot;https://leetcode.com/problems/&quot;; [.D1056]); [.B1056])" office:value-type="string" office:string-value="" calcext:value-type="error">
            <text:p>#NAME?</text:p>
          </table:table-cell>
          <table:table-cell table:style-name="ce6" office:value-type="string" calcext:value-type="string">
            <text:p>circle-and-rectangle-overlapp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Geometry, 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formula="of:=ROUND( IFERROR((( [.G1056]+ 1.9208) / ( [.G1056] + [.H1056]) - 1.96 * SQRT(([.G1056] *  [.H1056]) / ([.G1056] +  [.H1056]) + 0.9604) / ([.G1056] +  [.H1056])) / (1 + 3.8416 / ([.G1056] +  [.H1056]));0); 5) * 100" office:value-type="float" office:value="64.169" calcext:value-type="float">
            <text:p>64.16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97" calcext:value-type="float">
            <text:p>1197</text:p>
          </table:table-cell>
          <table:table-cell table:style-name="ce2" office:value-type="string" calcext:value-type="string">
            <text:p>Minimum Knight Moves</text:p>
          </table:table-cell>
          <table:table-cell table:style-name="ce4" table:formula="of:=HYPERLINK( concat(&quot;https://leetcode.com/problems/&quot;; [.D1057]); [.B1057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knight-mov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readth-first Search, 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127" calcext:value-type="float">
            <text:p>127</text:p>
          </table:table-cell>
          <table:table-cell table:style-name="ce6" table:formula="of:=ROUND( IFERROR((( [.G1057]+ 1.9208) / ( [.G1057] + [.H1057]) - 1.96 * SQRT(([.G1057] *  [.H1057]) / ([.G1057] +  [.H1057]) + 0.9604) / ([.G1057] +  [.H1057])) / (1 + 3.8416 / ([.G1057] +  [.H1057]));0); 5) * 100" office:value-type="float" office:value="64.137" calcext:value-type="float">
            <text:p>64.13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60" calcext:value-type="float">
            <text:p>760</text:p>
          </table:table-cell>
          <table:table-cell table:style-name="ce2" office:value-type="string" calcext:value-type="string">
            <text:p>Find Anagram Mappings</text:p>
          </table:table-cell>
          <table:table-cell table:style-name="ce4" table:formula="of:=HYPERLINK( concat(&quot;https://leetcode.com/problems/&quot;; [.D1058]); [.B1058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anagram-mapping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162" calcext:value-type="float">
            <text:p>162</text:p>
          </table:table-cell>
          <table:table-cell table:style-name="ce6" table:formula="of:=ROUND( IFERROR((( [.G1058]+ 1.9208) / ( [.G1058] + [.H1058]) - 1.96 * SQRT(([.G1058] *  [.H1058]) / ([.G1058] +  [.H1058]) + 0.9604) / ([.G1058] +  [.H1058])) / (1 + 3.8416 / ([.G1058] +  [.H1058]));0); 5) * 100" office:value-type="float" office:value="63.866" calcext:value-type="float">
            <text:p>63.86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Reconstruct Itinerary</text:p>
          </table:table-cell>
          <table:table-cell table:style-name="ce4" table:formula="of:=HYPERLINK( concat(&quot;https://leetcode.com/problems/&quot;; [.D1059]); [.B1059])" office:value-type="string" office:string-value="" calcext:value-type="error">
            <text:p>#NAME?</text:p>
          </table:table-cell>
          <table:table-cell table:style-name="ce6" office:value-type="string" calcext:value-type="string">
            <text:p>reconstruct-itinerar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Graph, </text:p>
          </table:table-cell>
          <table:table-cell table:style-name="ce6" office:value-type="float" office:value="1863" calcext:value-type="float">
            <text:p>1863</text:p>
          </table:table-cell>
          <table:table-cell table:style-name="ce6" office:value-type="float" office:value="977" calcext:value-type="float">
            <text:p>977</text:p>
          </table:table-cell>
          <table:table-cell table:style-name="ce6" table:formula="of:=ROUND( IFERROR((( [.G1059]+ 1.9208) / ( [.G1059] + [.H1059]) - 1.96 * SQRT(([.G1059] *  [.H1059]) / ([.G1059] +  [.H1059]) + 0.9604) / ([.G1059] +  [.H1059])) / (1 + 3.8416 / ([.G1059] +  [.H1059]));0); 5) * 100" office:value-type="float" office:value="63.831" calcext:value-type="float">
            <text:p>63.83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10" calcext:value-type="float">
            <text:p>910</text:p>
          </table:table-cell>
          <table:table-cell table:style-name="ce2" office:value-type="string" calcext:value-type="string">
            <text:p>Smallest Range II</text:p>
          </table:table-cell>
          <table:table-cell table:style-name="ce4" table:formula="of:=HYPERLINK( concat(&quot;https://leetcode.com/problems/&quot;; [.D1060]); [.B1060])" office:value-type="string" office:string-value="" calcext:value-type="error">
            <text:p>#NAME?</text:p>
          </table:table-cell>
          <table:table-cell table:style-name="ce6" office:value-type="string" calcext:value-type="string">
            <text:p>smallest-range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Greedy, </text:p>
          </table:table-cell>
          <table:table-cell table:style-name="ce6" office:value-type="float" office:value="332" calcext:value-type="float">
            <text:p>332</text:p>
          </table:table-cell>
          <table:table-cell table:style-name="ce6" office:value-type="float" office:value="157" calcext:value-type="float">
            <text:p>157</text:p>
          </table:table-cell>
          <table:table-cell table:style-name="ce6" table:formula="of:=ROUND( IFERROR((( [.G1060]+ 1.9208) / ( [.G1060] + [.H1060]) - 1.96 * SQRT(([.G1060] *  [.H1060]) / ([.G1060] +  [.H1060]) + 0.9604) / ([.G1060] +  [.H1060])) / (1 + 3.8416 / ([.G1060] +  [.H1060]));0); 5) * 100" office:value-type="float" office:value="63.63" calcext:value-type="float">
            <text:p>63.6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Global and Local Inversions</text:p>
          </table:table-cell>
          <table:table-cell table:style-name="ce4" table:formula="of:=HYPERLINK( concat(&quot;https://leetcode.com/problems/&quot;; [.D1061]); [.B1061])" office:value-type="string" office:string-value="" calcext:value-type="error">
            <text:p>#NAME?</text:p>
          </table:table-cell>
          <table:table-cell table:style-name="ce6" office:value-type="string" calcext:value-type="string">
            <text:p>global-and-local-inversion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Math, 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167" calcext:value-type="float">
            <text:p>167</text:p>
          </table:table-cell>
          <table:table-cell table:style-name="ce6" table:formula="of:=ROUND( IFERROR((( [.G1061]+ 1.9208) / ( [.G1061] + [.H1061]) - 1.96 * SQRT(([.G1061] *  [.H1061]) / ([.G1061] +  [.H1061]) + 0.9604) / ([.G1061] +  [.H1061])) / (1 + 3.8416 / ([.G1061] +  [.H1061]));0); 5) * 100" office:value-type="float" office:value="63.549" calcext:value-type="float">
            <text:p>63.54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style-name="ce2" office:value-type="string" calcext:value-type="string">
            <text:p>Find Median Given Frequency of Numbers</text:p>
          </table:table-cell>
          <table:table-cell table:style-name="ce4" table:formula="of:=HYPERLINK( concat(&quot;https://leetcode.com/problems/&quot;; [.D1062]); [.B1062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median-given-frequency-of-numbers</text:p>
          </table:table-cell>
          <table:table-cell table:style-name="ce8" office:value-type="string" calcext:value-type="string">
            <text:p>Hard</text:p>
          </table:table-cell>
          <table:table-cell table:style-name="ce11"/>
          <table:table-cell table:style-name="ce6" office:value-type="float" office:value="92" calcext:value-type="float">
            <text:p>92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ROUND( IFERROR((( [.G1062]+ 1.9208) / ( [.G1062] + [.H1062]) - 1.96 * SQRT(([.G1062] *  [.H1062]) / ([.G1062] +  [.H1062]) + 0.9604) / ([.G1062] +  [.H1062])) / (1 + 3.8416 / ([.G1062] +  [.H1062]));0); 5) * 100" office:value-type="float" office:value="63.536" calcext:value-type="float">
            <text:p>63.53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2" office:value-type="string" calcext:value-type="string">
            <text:p>Sentence Screen Fitting</text:p>
          </table:table-cell>
          <table:table-cell table:style-name="ce4" table:formula="of:=HYPERLINK( concat(&quot;https://leetcode.com/problems/&quot;; [.D1063]); [.B1063])" office:value-type="string" office:string-value="" calcext:value-type="error">
            <text:p>#NAME?</text:p>
          </table:table-cell>
          <table:table-cell table:style-name="ce6" office:value-type="string" calcext:value-type="string">
            <text:p>sentence-screen-fitt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217" calcext:value-type="float">
            <text:p>217</text:p>
          </table:table-cell>
          <table:table-cell table:style-name="ce6" table:formula="of:=ROUND( IFERROR((( [.G1063]+ 1.9208) / ( [.G1063] + [.H1063]) - 1.96 * SQRT(([.G1063] *  [.H1063]) / ([.G1063] +  [.H1063]) + 0.9604) / ([.G1063] +  [.H1063])) / (1 + 3.8416 / ([.G1063] +  [.H1063]));0); 5) * 100" office:value-type="float" office:value="63.501" calcext:value-type="float">
            <text:p>63.5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21" calcext:value-type="float">
            <text:p>1121</text:p>
          </table:table-cell>
          <table:table-cell table:style-name="ce2" office:value-type="string" calcext:value-type="string">
            <text:p>Divide Array Into Increasing Sequences</text:p>
          </table:table-cell>
          <table:table-cell table:style-name="ce4" table:formula="of:=HYPERLINK( concat(&quot;https://leetcode.com/problems/&quot;; [.D1064]); [.B1064])" office:value-type="string" office:string-value="" calcext:value-type="error">
            <text:p>#NAME?</text:p>
          </table:table-cell>
          <table:table-cell table:style-name="ce6" office:value-type="string" calcext:value-type="string">
            <text:p>divide-array-into-increasing-sequenc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ROUND( IFERROR((( [.G1064]+ 1.9208) / ( [.G1064] + [.H1064]) - 1.96 * SQRT(([.G1064] *  [.H1064]) / ([.G1064] +  [.H1064]) + 0.9604) / ([.G1064] +  [.H1064])) / (1 + 3.8416 / ([.G1064] +  [.H1064]));0); 5) * 100" office:value-type="float" office:value="63.446" calcext:value-type="float">
            <text:p>63.44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60" calcext:value-type="float">
            <text:p>1260</text:p>
          </table:table-cell>
          <table:table-cell table:style-name="ce2" office:value-type="string" calcext:value-type="string">
            <text:p>Shift 2D Grid</text:p>
          </table:table-cell>
          <table:table-cell table:style-name="ce4" table:formula="of:=HYPERLINK( concat(&quot;https://leetcode.com/problems/&quot;; [.D1065]); [.B1065])" office:value-type="string" office:string-value="" calcext:value-type="error">
            <text:p>#NAME?</text:p>
          </table:table-cell>
          <table:table-cell table:style-name="ce6" office:value-type="string" calcext:value-type="string">
            <text:p>shift-2d-grid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84" calcext:value-type="float">
            <text:p>84</text:p>
          </table:table-cell>
          <table:table-cell table:style-name="ce6" table:formula="of:=ROUND( IFERROR((( [.G1065]+ 1.9208) / ( [.G1065] + [.H1065]) - 1.96 * SQRT(([.G1065] *  [.H1065]) / ([.G1065] +  [.H1065]) + 0.9604) / ([.G1065] +  [.H1065])) / (1 + 3.8416 / ([.G1065] +  [.H1065]));0); 5) * 100" office:value-type="float" office:value="63.393" calcext:value-type="float">
            <text:p>63.39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Rising Temperature</text:p>
          </table:table-cell>
          <table:table-cell table:style-name="ce4" table:formula="of:=HYPERLINK( concat(&quot;https://leetcode.com/problems/&quot;; [.D1066]); [.B1066])" office:value-type="string" office:string-value="" calcext:value-type="error">
            <text:p>#NAME?</text:p>
          </table:table-cell>
          <table:table-cell table:style-name="ce6" office:value-type="string" calcext:value-type="string">
            <text:p>rising-temperature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190" calcext:value-type="float">
            <text:p>190</text:p>
          </table:table-cell>
          <table:table-cell table:style-name="ce6" table:formula="of:=ROUND( IFERROR((( [.G1066]+ 1.9208) / ( [.G1066] + [.H1066]) - 1.96 * SQRT(([.G1066] *  [.H1066]) / ([.G1066] +  [.H1066]) + 0.9604) / ([.G1066] +  [.H1066])) / (1 + 3.8416 / ([.G1066] +  [.H1066]));0); 5) * 100" office:value-type="float" office:value="63.319" calcext:value-type="float">
            <text:p>63.3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69" calcext:value-type="float">
            <text:p>869</text:p>
          </table:table-cell>
          <table:table-cell table:style-name="ce2" office:value-type="string" calcext:value-type="string">
            <text:p>Reordered Power of 2</text:p>
          </table:table-cell>
          <table:table-cell table:style-name="ce4" table:formula="of:=HYPERLINK( concat(&quot;https://leetcode.com/problems/&quot;; [.D1067]); [.B1067])" office:value-type="string" office:string-value="" calcext:value-type="error">
            <text:p>#NAME?</text:p>
          </table:table-cell>
          <table:table-cell table:style-name="ce6" office:value-type="string" calcext:value-type="string">
            <text:p>reordered-power-of-2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90" calcext:value-type="float">
            <text:p>90</text:p>
          </table:table-cell>
          <table:table-cell table:style-name="ce6" table:formula="of:=ROUND( IFERROR((( [.G1067]+ 1.9208) / ( [.G1067] + [.H1067]) - 1.96 * SQRT(([.G1067] *  [.H1067]) / ([.G1067] +  [.H1067]) + 0.9604) / ([.G1067] +  [.H1067])) / (1 + 3.8416 / ([.G1067] +  [.H1067]));0); 5) * 100" office:value-type="float" office:value="63.301" calcext:value-type="float">
            <text:p>63.3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67" calcext:value-type="float">
            <text:p>1067</text:p>
          </table:table-cell>
          <table:table-cell table:style-name="ce2" office:value-type="string" calcext:value-type="string">
            <text:p>Digit Count in Range</text:p>
          </table:table-cell>
          <table:table-cell table:style-name="ce4" table:formula="of:=HYPERLINK( concat(&quot;https://leetcode.com/problems/&quot;; [.D1068]); [.B1068])" office:value-type="string" office:string-value="" calcext:value-type="error">
            <text:p>#NAME?</text:p>
          </table:table-cell>
          <table:table-cell table:style-name="ce6" office:value-type="string" calcext:value-type="string">
            <text:p>digit-count-in-rang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Dynamic Programming, 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ROUND( IFERROR((( [.G1068]+ 1.9208) / ( [.G1068] + [.H1068]) - 1.96 * SQRT(([.G1068] *  [.H1068]) / ([.G1068] +  [.H1068]) + 0.9604) / ([.G1068] +  [.H1068])) / (1 + 3.8416 / ([.G1068] +  [.H1068]));0); 5) * 100" office:value-type="float" office:value="63.295" calcext:value-type="float">
            <text:p>63.2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58" calcext:value-type="float">
            <text:p>1258</text:p>
          </table:table-cell>
          <table:table-cell table:style-name="ce2" office:value-type="string" calcext:value-type="string">
            <text:p>Synonymous Sentences</text:p>
          </table:table-cell>
          <table:table-cell table:style-name="ce4" table:formula="of:=HYPERLINK( concat(&quot;https://leetcode.com/problems/&quot;; [.D1069]); [.B1069])" office:value-type="string" office:string-value="" calcext:value-type="error">
            <text:p>#NAME?</text:p>
          </table:table-cell>
          <table:table-cell table:style-name="ce6" office:value-type="string" calcext:value-type="string">
            <text:p>synonymous-sentenc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acktracking, 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formula="of:=ROUND( IFERROR((( [.G1069]+ 1.9208) / ( [.G1069] + [.H1069]) - 1.96 * SQRT(([.G1069] *  [.H1069]) / ([.G1069] +  [.H1069]) + 0.9604) / ([.G1069] +  [.H1069])) / (1 + 3.8416 / ([.G1069] +  [.H1069]));0); 5) * 100" office:value-type="float" office:value="62.918" calcext:value-type="float">
            <text:p>62.9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Wiggle Sort II</text:p>
          </table:table-cell>
          <table:table-cell table:style-name="ce4" table:formula="of:=HYPERLINK( concat(&quot;https://leetcode.com/problems/&quot;; [.D1070]); [.B1070])" office:value-type="string" office:string-value="" calcext:value-type="error">
            <text:p>#NAME?</text:p>
          </table:table-cell>
          <table:table-cell table:style-name="ce6" office:value-type="string" calcext:value-type="string">
            <text:p>wiggle-sort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ort, </text:p>
          </table:table-cell>
          <table:table-cell table:style-name="ce6" office:value-type="float" office:value="1015" calcext:value-type="float">
            <text:p>1015</text:p>
          </table:table-cell>
          <table:table-cell table:style-name="ce6" office:value-type="float" office:value="539" calcext:value-type="float">
            <text:p>539</text:p>
          </table:table-cell>
          <table:table-cell table:style-name="ce6" table:formula="of:=ROUND( IFERROR((( [.G1070]+ 1.9208) / ( [.G1070] + [.H1070]) - 1.96 * SQRT(([.G1070] *  [.H1070]) / ([.G1070] +  [.H1070]) + 0.9604) / ([.G1070] +  [.H1070])) / (1 + 3.8416 / ([.G1070] +  [.H1070]));0); 5) * 100" office:value-type="float" office:value="62.914" calcext:value-type="float">
            <text:p>62.91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Escape a Large Maze</text:p>
          </table:table-cell>
          <table:table-cell table:style-name="ce4" table:formula="of:=HYPERLINK( concat(&quot;https://leetcode.com/problems/&quot;; [.D1071]); [.B1071])" office:value-type="string" office:string-value="" calcext:value-type="error">
            <text:p>#NAME?</text:p>
          </table:table-cell>
          <table:table-cell table:style-name="ce6" office:value-type="string" calcext:value-type="string">
            <text:p>escape-a-large-maz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readth-first Search, 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98" calcext:value-type="float">
            <text:p>98</text:p>
          </table:table-cell>
          <table:table-cell table:style-name="ce6" table:formula="of:=ROUND( IFERROR((( [.G1071]+ 1.9208) / ( [.G1071] + [.H1071]) - 1.96 * SQRT(([.G1071] *  [.H1071]) / ([.G1071] +  [.H1071]) + 0.9604) / ([.G1071] +  [.H1071])) / (1 + 3.8416 / ([.G1071] +  [.H1071]));0); 5) * 100" office:value-type="float" office:value="62.898" calcext:value-type="float">
            <text:p>62.89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41" calcext:value-type="float">
            <text:p>1041</text:p>
          </table:table-cell>
          <table:table-cell table:style-name="ce2" office:value-type="string" calcext:value-type="string">
            <text:p>Robot Bounded In Circle</text:p>
          </table:table-cell>
          <table:table-cell table:style-name="ce4" table:formula="of:=HYPERLINK( concat(&quot;https://leetcode.com/problems/&quot;; [.D1072]); [.B1072])" office:value-type="string" office:string-value="" calcext:value-type="error">
            <text:p>#NAME?</text:p>
          </table:table-cell>
          <table:table-cell table:style-name="ce6" office:value-type="string" calcext:value-type="string">
            <text:p>robot-bounded-in-circl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243" calcext:value-type="float">
            <text:p>243</text:p>
          </table:table-cell>
          <table:table-cell table:style-name="ce6" office:value-type="float" office:value="115" calcext:value-type="float">
            <text:p>115</text:p>
          </table:table-cell>
          <table:table-cell table:style-name="ce6" table:formula="of:=ROUND( IFERROR((( [.G1072]+ 1.9208) / ( [.G1072] + [.H1072]) - 1.96 * SQRT(([.G1072] *  [.H1072]) / ([.G1072] +  [.H1072]) + 0.9604) / ([.G1072] +  [.H1072])) / (1 + 3.8416 / ([.G1072] +  [.H1072]));0); 5) * 100" office:value-type="float" office:value="62.872" calcext:value-type="float">
            <text:p>62.87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Kth Largest Element in a Stream</text:p>
          </table:table-cell>
          <table:table-cell table:style-name="ce4" table:formula="of:=HYPERLINK( concat(&quot;https://leetcode.com/problems/&quot;; [.D1073]); [.B1073])" office:value-type="string" office:string-value="" calcext:value-type="error">
            <text:p>#NAME?</text:p>
          </table:table-cell>
          <table:table-cell table:style-name="ce6" office:value-type="string" calcext:value-type="string">
            <text:p>kth-largest-element-in-a-stream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eap, </text:p>
          </table:table-cell>
          <table:table-cell table:style-name="ce6" office:value-type="float" office:value="741" calcext:value-type="float">
            <text:p>741</text:p>
          </table:table-cell>
          <table:table-cell table:style-name="ce6" office:value-type="float" office:value="390" calcext:value-type="float">
            <text:p>390</text:p>
          </table:table-cell>
          <table:table-cell table:style-name="ce6" table:formula="of:=ROUND( IFERROR((( [.G1073]+ 1.9208) / ( [.G1073] + [.H1073]) - 1.96 * SQRT(([.G1073] *  [.H1073]) / ([.G1073] +  [.H1073]) + 0.9604) / ([.G1073] +  [.H1073])) / (1 + 3.8416 / ([.G1073] +  [.H1073]));0); 5) * 100" office:value-type="float" office:value="62.699" calcext:value-type="float">
            <text:p>62.69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table:style-name="ce2" office:value-type="string" calcext:value-type="string">
            <text:p>Flip Binary Tree To Match Preorder Traversal</text:p>
          </table:table-cell>
          <table:table-cell table:style-name="ce4" table:formula="of:=HYPERLINK( concat(&quot;https://leetcode.com/problems/&quot;; [.D1074]); [.B1074])" office:value-type="string" office:string-value="" calcext:value-type="error">
            <text:p>#NAME?</text:p>
          </table:table-cell>
          <table:table-cell table:style-name="ce6" office:value-type="string" calcext:value-type="string">
            <text:p>flip-binary-tree-to-match-preorder-traversal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123" calcext:value-type="float">
            <text:p>123</text:p>
          </table:table-cell>
          <table:table-cell table:style-name="ce6" table:formula="of:=ROUND( IFERROR((( [.G1074]+ 1.9208) / ( [.G1074] + [.H1074]) - 1.96 * SQRT(([.G1074] *  [.H1074]) / ([.G1074] +  [.H1074]) + 0.9604) / ([.G1074] +  [.H1074])) / (1 + 3.8416 / ([.G1074] +  [.H1074]));0); 5) * 100" office:value-type="float" office:value="62.391" calcext:value-type="float">
            <text:p>62.39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61" calcext:value-type="float">
            <text:p>961</text:p>
          </table:table-cell>
          <table:table-cell table:style-name="ce2" office:value-type="string" calcext:value-type="string">
            <text:p>N-Repeated Element in Size 2N Array</text:p>
          </table:table-cell>
          <table:table-cell table:style-name="ce4" table:formula="of:=HYPERLINK( concat(&quot;https://leetcode.com/problems/&quot;; [.D1075]); [.B1075])" office:value-type="string" office:string-value="" calcext:value-type="error">
            <text:p>#NAME?</text:p>
          </table:table-cell>
          <table:table-cell table:style-name="ce6" office:value-type="string" calcext:value-type="string">
            <text:p>n-repeated-element-in-size-2n-arra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438" calcext:value-type="float">
            <text:p>438</text:p>
          </table:table-cell>
          <table:table-cell table:style-name="ce6" office:value-type="float" office:value="225" calcext:value-type="float">
            <text:p>225</text:p>
          </table:table-cell>
          <table:table-cell table:style-name="ce6" table:formula="of:=ROUND( IFERROR((( [.G1075]+ 1.9208) / ( [.G1075] + [.H1075]) - 1.96 * SQRT(([.G1075] *  [.H1075]) / ([.G1075] +  [.H1075]) + 0.9604) / ([.G1075] +  [.H1075])) / (1 + 3.8416 / ([.G1075] +  [.H1075]));0); 5) * 100" office:value-type="float" office:value="62.376" calcext:value-type="float">
            <text:p>62.37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Matrix Cells in Distance Order</text:p>
          </table:table-cell>
          <table:table-cell table:style-name="ce4" table:formula="of:=HYPERLINK( concat(&quot;https://leetcode.com/problems/&quot;; [.D1076]); [.B1076])" office:value-type="string" office:string-value="" calcext:value-type="error">
            <text:p>#NAME?</text:p>
          </table:table-cell>
          <table:table-cell table:style-name="ce6" office:value-type="string" calcext:value-type="string">
            <text:p>matrix-cells-in-distance-ord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ort, 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96" calcext:value-type="float">
            <text:p>96</text:p>
          </table:table-cell>
          <table:table-cell table:style-name="ce6" table:formula="of:=ROUND( IFERROR((( [.G1076]+ 1.9208) / ( [.G1076] + [.H1076]) - 1.96 * SQRT(([.G1076] *  [.H1076]) / ([.G1076] +  [.H1076]) + 0.9604) / ([.G1076] +  [.H1076])) / (1 + 3.8416 / ([.G1076] +  [.H1076]));0); 5) * 100" office:value-type="float" office:value="62.282" calcext:value-type="float">
            <text:p>62.28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20" calcext:value-type="float">
            <text:p>520</text:p>
          </table:table-cell>
          <table:table-cell table:style-name="ce2" office:value-type="string" calcext:value-type="string">
            <text:p>Detect Capital</text:p>
          </table:table-cell>
          <table:table-cell table:style-name="ce4" table:formula="of:=HYPERLINK( concat(&quot;https://leetcode.com/problems/&quot;; [.D1077]); [.B1077])" office:value-type="string" office:string-value="" calcext:value-type="error">
            <text:p>#NAME?</text:p>
          </table:table-cell>
          <table:table-cell table:style-name="ce6" office:value-type="string" calcext:value-type="string">
            <text:p>detect-capital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474" calcext:value-type="float">
            <text:p>474</text:p>
          </table:table-cell>
          <table:table-cell table:style-name="ce6" office:value-type="float" office:value="248" calcext:value-type="float">
            <text:p>248</text:p>
          </table:table-cell>
          <table:table-cell table:style-name="ce6" table:formula="of:=ROUND( IFERROR((( [.G1077]+ 1.9208) / ( [.G1077] + [.H1077]) - 1.96 * SQRT(([.G1077] *  [.H1077]) / ([.G1077] +  [.H1077]) + 0.9604) / ([.G1077] +  [.H1077])) / (1 + 3.8416 / ([.G1077] +  [.H1077]));0); 5) * 100" office:value-type="float" office:value="62.112" calcext:value-type="float">
            <text:p>62.11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style-name="ce2" office:value-type="string" calcext:value-type="string">
            <text:p>Max Consecutive Ones</text:p>
          </table:table-cell>
          <table:table-cell table:style-name="ce4" table:formula="of:=HYPERLINK( concat(&quot;https://leetcode.com/problems/&quot;; [.D1078]); [.B1078])" office:value-type="string" office:string-value="" calcext:value-type="error">
            <text:p>#NAME?</text:p>
          </table:table-cell>
          <table:table-cell table:style-name="ce6" office:value-type="string" calcext:value-type="string">
            <text:p>max-consecutive-one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670" calcext:value-type="float">
            <text:p>670</text:p>
          </table:table-cell>
          <table:table-cell table:style-name="ce6" office:value-type="float" office:value="362" calcext:value-type="float">
            <text:p>362</text:p>
          </table:table-cell>
          <table:table-cell table:style-name="ce6" table:formula="of:=ROUND( IFERROR((( [.G1078]+ 1.9208) / ( [.G1078] + [.H1078]) - 1.96 * SQRT(([.G1078] *  [.H1078]) / ([.G1078] +  [.H1078]) + 0.9604) / ([.G1078] +  [.H1078])) / (1 + 3.8416 / ([.G1078] +  [.H1078]));0); 5) * 100" office:value-type="float" office:value="61.96" calcext:value-type="float">
            <text:p>61.9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Second Highest Salary</text:p>
          </table:table-cell>
          <table:table-cell table:style-name="ce4" table:formula="of:=HYPERLINK( concat(&quot;https://leetcode.com/problems/&quot;; [.D1079]); [.B1079])" office:value-type="string" office:string-value="" calcext:value-type="error">
            <text:p>#NAME?</text:p>
          </table:table-cell>
          <table:table-cell table:style-name="ce6" office:value-type="string" calcext:value-type="string">
            <text:p>second-highest-salary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770" calcext:value-type="float">
            <text:p>770</text:p>
          </table:table-cell>
          <table:table-cell table:style-name="ce6" office:value-type="float" office:value="425" calcext:value-type="float">
            <text:p>425</text:p>
          </table:table-cell>
          <table:table-cell table:style-name="ce6" table:formula="of:=ROUND( IFERROR((( [.G1079]+ 1.9208) / ( [.G1079] + [.H1079]) - 1.96 * SQRT(([.G1079] *  [.H1079]) / ([.G1079] +  [.H1079]) + 0.9604) / ([.G1079] +  [.H1079])) / (1 + 3.8416 / ([.G1079] +  [.H1079]));0); 5) * 100" office:value-type="float" office:value="61.679" calcext:value-type="float">
            <text:p>61.67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84" calcext:value-type="float">
            <text:p>1384</text:p>
          </table:table-cell>
          <table:table-cell table:style-name="ce2" office:value-type="string" calcext:value-type="string">
            <text:p>Total Sales Amount by Year</text:p>
          </table:table-cell>
          <table:table-cell table:style-name="ce4" table:formula="of:=HYPERLINK( concat(&quot;https://leetcode.com/problems/&quot;; [.D1080]); [.B1080])" office:value-type="string" office:string-value="" calcext:value-type="error">
            <text:p>#NAME?</text:p>
          </table:table-cell>
          <table:table-cell table:style-name="ce6" office:value-type="string" calcext:value-type="string">
            <text:p>total-sales-amount-by-year</text:p>
          </table:table-cell>
          <table:table-cell table:style-name="ce8" office:value-type="string" calcext:value-type="string">
            <text:p>Hard</text:p>
          </table:table-cell>
          <table:table-cell table:style-name="ce11"/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ROUND( IFERROR((( [.G1080]+ 1.9208) / ( [.G1080] + [.H1080]) - 1.96 * SQRT(([.G1080] *  [.H1080]) / ([.G1080] +  [.H1080]) + 0.9604) / ([.G1080] +  [.H1080])) / (1 + 3.8416 / ([.G1080] +  [.H1080]));0); 5) * 100" office:value-type="float" office:value="61.472" calcext:value-type="float">
            <text:p>61.47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38" calcext:value-type="float">
            <text:p>1138</text:p>
          </table:table-cell>
          <table:table-cell table:style-name="ce2" office:value-type="string" calcext:value-type="string">
            <text:p>Alphabet Board Path</text:p>
          </table:table-cell>
          <table:table-cell table:style-name="ce4" table:formula="of:=HYPERLINK( concat(&quot;https://leetcode.com/problems/&quot;; [.D1081]); [.B1081])" office:value-type="string" office:string-value="" calcext:value-type="error">
            <text:p>#NAME?</text:p>
          </table:table-cell>
          <table:table-cell table:style-name="ce6" office:value-type="string" calcext:value-type="string">
            <text:p>alphabet-board-path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String, 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75" calcext:value-type="float">
            <text:p>75</text:p>
          </table:table-cell>
          <table:table-cell table:style-name="ce6" table:formula="of:=ROUND( IFERROR((( [.G1081]+ 1.9208) / ( [.G1081] + [.H1081]) - 1.96 * SQRT(([.G1081] *  [.H1081]) / ([.G1081] +  [.H1081]) + 0.9604) / ([.G1081] +  [.H1081])) / (1 + 3.8416 / ([.G1081] +  [.H1081]));0); 5) * 100" office:value-type="float" office:value="61.408" calcext:value-type="float">
            <text:p>61.4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47" calcext:value-type="float">
            <text:p>1247</text:p>
          </table:table-cell>
          <table:table-cell table:style-name="ce2" office:value-type="string" calcext:value-type="string">
            <text:p>Minimum Swaps to Make Strings Equal</text:p>
          </table:table-cell>
          <table:table-cell table:style-name="ce4" table:formula="of:=HYPERLINK( concat(&quot;https://leetcode.com/problems/&quot;; [.D1082]); [.B1082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swaps-to-make-strings-equal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Greedy, 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130" calcext:value-type="float">
            <text:p>130</text:p>
          </table:table-cell>
          <table:table-cell table:style-name="ce6" table:formula="of:=ROUND( IFERROR((( [.G1082]+ 1.9208) / ( [.G1082] + [.H1082]) - 1.96 * SQRT(([.G1082] *  [.H1082]) / ([.G1082] +  [.H1082]) + 0.9604) / ([.G1082] +  [.H1082])) / (1 + 3.8416 / ([.G1082] +  [.H1082]));0); 5) * 100" office:value-type="float" office:value="61.079" calcext:value-type="float">
            <text:p>61.07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86" calcext:value-type="float">
            <text:p>1486</text:p>
          </table:table-cell>
          <table:table-cell table:style-name="ce2" office:value-type="string" calcext:value-type="string">
            <text:p>XOR Operation in an Array</text:p>
          </table:table-cell>
          <table:table-cell table:style-name="ce4" table:formula="of:=HYPERLINK( concat(&quot;https://leetcode.com/problems/&quot;; [.D1083]); [.B1083])" office:value-type="string" office:string-value="" calcext:value-type="error">
            <text:p>#NAME?</text:p>
          </table:table-cell>
          <table:table-cell table:style-name="ce6" office:value-type="string" calcext:value-type="string">
            <text:p>xor-operation-in-an-arra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Bit Manipulation, 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54" calcext:value-type="float">
            <text:p>54</text:p>
          </table:table-cell>
          <table:table-cell table:style-name="ce6" table:formula="of:=ROUND( IFERROR((( [.G1083]+ 1.9208) / ( [.G1083] + [.H1083]) - 1.96 * SQRT(([.G1083] *  [.H1083]) / ([.G1083] +  [.H1083]) + 0.9604) / ([.G1083] +  [.H1083])) / (1 + 3.8416 / ([.G1083] +  [.H1083]));0); 5) * 100" office:value-type="float" office:value="60.9" calcext:value-type="float">
            <text:p>60.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90" calcext:value-type="float">
            <text:p>790</text:p>
          </table:table-cell>
          <table:table-cell table:style-name="ce2" office:value-type="string" calcext:value-type="string">
            <text:p>Domino and Tromino Tiling</text:p>
          </table:table-cell>
          <table:table-cell table:style-name="ce4" table:formula="of:=HYPERLINK( concat(&quot;https://leetcode.com/problems/&quot;; [.D1084]); [.B1084])" office:value-type="string" office:string-value="" calcext:value-type="error">
            <text:p>#NAME?</text:p>
          </table:table-cell>
          <table:table-cell table:style-name="ce6" office:value-type="string" calcext:value-type="string">
            <text:p>domino-and-tromino-til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393" calcext:value-type="float">
            <text:p>393</text:p>
          </table:table-cell>
          <table:table-cell table:style-name="ce6" office:value-type="float" office:value="215" calcext:value-type="float">
            <text:p>215</text:p>
          </table:table-cell>
          <table:table-cell table:style-name="ce6" table:formula="of:=ROUND( IFERROR((( [.G1084]+ 1.9208) / ( [.G1084] + [.H1084]) - 1.96 * SQRT(([.G1084] *  [.H1084]) / ([.G1084] +  [.H1084]) + 0.9604) / ([.G1084] +  [.H1084])) / (1 + 3.8416 / ([.G1084] +  [.H1084]));0); 5) * 100" office:value-type="float" office:value="60.757" calcext:value-type="float">
            <text:p>60.75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77" calcext:value-type="float">
            <text:p>1377</text:p>
          </table:table-cell>
          <table:table-cell table:style-name="ce2" office:value-type="string" calcext:value-type="string">
            <text:p>Frog Position After T Seconds</text:p>
          </table:table-cell>
          <table:table-cell table:style-name="ce4" table:formula="of:=HYPERLINK( concat(&quot;https://leetcode.com/problems/&quot;; [.D1085]); [.B1085])" office:value-type="string" office:string-value="" calcext:value-type="error">
            <text:p>#NAME?</text:p>
          </table:table-cell>
          <table:table-cell table:style-name="ce6" office:value-type="string" calcext:value-type="string">
            <text:p>frog-position-after-t-second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epth-first Search, 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ROUND( IFERROR((( [.G1085]+ 1.9208) / ( [.G1085] + [.H1085]) - 1.96 * SQRT(([.G1085] *  [.H1085]) / ([.G1085] +  [.H1085]) + 0.9604) / ([.G1085] +  [.H1085])) / (1 + 3.8416 / ([.G1085] +  [.H1085]));0); 5) * 100" office:value-type="float" office:value="60.74" calcext:value-type="float">
            <text:p>60.7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45" calcext:value-type="float">
            <text:p>1445</text:p>
          </table:table-cell>
          <table:table-cell table:style-name="ce2" office:value-type="string" calcext:value-type="string">
            <text:p>Apples &amp; Oranges</text:p>
          </table:table-cell>
          <table:table-cell table:style-name="ce4" table:formula="of:=HYPERLINK( concat(&quot;https://leetcode.com/problems/&quot;; [.D1086]); [.B1086])" office:value-type="string" office:string-value="" calcext:value-type="error">
            <text:p>#NAME?</text:p>
          </table:table-cell>
          <table:table-cell table:style-name="ce6" office:value-type="string" calcext:value-type="string">
            <text:p>apples-oranges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22" calcext:value-type="float">
            <text:p>22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ROUND( IFERROR((( [.G1086]+ 1.9208) / ( [.G1086] + [.H1086]) - 1.96 * SQRT(([.G1086] *  [.H1086]) / ([.G1086] +  [.H1086]) + 0.9604) / ([.G1086] +  [.H1086])) / (1 + 3.8416 / ([.G1086] +  [.H1086]));0); 5) * 100" office:value-type="float" office:value="60.461" calcext:value-type="float">
            <text:p>60.46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Flatten 2D Vector</text:p>
          </table:table-cell>
          <table:table-cell table:style-name="ce4" table:formula="of:=HYPERLINK( concat(&quot;https://leetcode.com/problems/&quot;; [.D1087]); [.B1087])" office:value-type="string" office:string-value="" calcext:value-type="error">
            <text:p>#NAME?</text:p>
          </table:table-cell>
          <table:table-cell table:style-name="ce6" office:value-type="string" calcext:value-type="string">
            <text:p>flatten-2d-vecto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sign, </text:p>
          </table:table-cell>
          <table:table-cell table:style-name="ce6" office:value-type="float" office:value="359" calcext:value-type="float">
            <text:p>359</text:p>
          </table:table-cell>
          <table:table-cell table:style-name="ce6" office:value-type="float" office:value="200" calcext:value-type="float">
            <text:p>200</text:p>
          </table:table-cell>
          <table:table-cell table:style-name="ce6" table:formula="of:=ROUND( IFERROR((( [.G1087]+ 1.9208) / ( [.G1087] + [.H1087]) - 1.96 * SQRT(([.G1087] *  [.H1087]) / ([.G1087] +  [.H1087]) + 0.9604) / ([.G1087] +  [.H1087])) / (1 + 3.8416 / ([.G1087] +  [.H1087]));0); 5) * 100" office:value-type="float" office:value="60.163" calcext:value-type="float">
            <text:p>60.16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37" calcext:value-type="float">
            <text:p>837</text:p>
          </table:table-cell>
          <table:table-cell table:style-name="ce2" office:value-type="string" calcext:value-type="string">
            <text:p>New 21 Game</text:p>
          </table:table-cell>
          <table:table-cell table:style-name="ce4" table:formula="of:=HYPERLINK( concat(&quot;https://leetcode.com/problems/&quot;; [.D1088]); [.B1088])" office:value-type="string" office:string-value="" calcext:value-type="error">
            <text:p>#NAME?</text:p>
          </table:table-cell>
          <table:table-cell table:style-name="ce6" office:value-type="string" calcext:value-type="string">
            <text:p>new-21-gam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559" calcext:value-type="float">
            <text:p>559</text:p>
          </table:table-cell>
          <table:table-cell table:style-name="ce6" office:value-type="float" office:value="324" calcext:value-type="float">
            <text:p>324</text:p>
          </table:table-cell>
          <table:table-cell table:style-name="ce6" table:formula="of:=ROUND( IFERROR((( [.G1088]+ 1.9208) / ( [.G1088] + [.H1088]) - 1.96 * SQRT(([.G1088] *  [.H1088]) / ([.G1088] +  [.H1088]) + 0.9604) / ([.G1088] +  [.H1088])) / (1 + 3.8416 / ([.G1088] +  [.H1088]));0); 5) * 100" office:value-type="float" office:value="60.077" calcext:value-type="float">
            <text:p>60.07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Remove Duplicates from Sorted Array II</text:p>
          </table:table-cell>
          <table:table-cell table:style-name="ce4" table:formula="of:=HYPERLINK( concat(&quot;https://leetcode.com/problems/&quot;; [.D1089]); [.B1089])" office:value-type="string" office:string-value="" calcext:value-type="error">
            <text:p>#NAME?</text:p>
          </table:table-cell>
          <table:table-cell table:style-name="ce6" office:value-type="string" calcext:value-type="string">
            <text:p>remove-duplicates-from-sorted-array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Two Pointers, </text:p>
          </table:table-cell>
          <table:table-cell table:style-name="ce6" office:value-type="float" office:value="1153" calcext:value-type="float">
            <text:p>1153</text:p>
          </table:table-cell>
          <table:table-cell table:style-name="ce6" office:value-type="float" office:value="698" calcext:value-type="float">
            <text:p>698</text:p>
          </table:table-cell>
          <table:table-cell table:style-name="ce6" table:formula="of:=ROUND( IFERROR((( [.G1089]+ 1.9208) / ( [.G1089] + [.H1089]) - 1.96 * SQRT(([.G1089] *  [.H1089]) / ([.G1089] +  [.H1089]) + 0.9604) / ([.G1089] +  [.H1089])) / (1 + 3.8416 / ([.G1089] +  [.H1089]));0); 5) * 100" office:value-type="float" office:value="60.059" calcext:value-type="float">
            <text:p>60.05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28" calcext:value-type="float">
            <text:p>1128</text:p>
          </table:table-cell>
          <table:table-cell table:style-name="ce2" office:value-type="string" calcext:value-type="string">
            <text:p>Number of Equivalent Domino Pairs</text:p>
          </table:table-cell>
          <table:table-cell table:style-name="ce4" table:formula="of:=HYPERLINK( concat(&quot;https://leetcode.com/problems/&quot;; [.D1090]); [.B1090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equivalent-domino-pair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104" calcext:value-type="float">
            <text:p>104</text:p>
          </table:table-cell>
          <table:table-cell table:style-name="ce6" table:formula="of:=ROUND( IFERROR((( [.G1090]+ 1.9208) / ( [.G1090] + [.H1090]) - 1.96 * SQRT(([.G1090] *  [.H1090]) / ([.G1090] +  [.H1090]) + 0.9604) / ([.G1090] +  [.H1090])) / (1 + 3.8416 / ([.G1090] +  [.H1090]));0); 5) * 100" office:value-type="float" office:value="60.038" calcext:value-type="float">
            <text:p>60.03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Bold Words in String</text:p>
          </table:table-cell>
          <table:table-cell table:style-name="ce4" table:formula="of:=HYPERLINK( concat(&quot;https://leetcode.com/problems/&quot;; [.D1091]); [.B1091])" office:value-type="string" office:string-value="" calcext:value-type="error">
            <text:p>#NAME?</text:p>
          </table:table-cell>
          <table:table-cell table:style-name="ce6" office:value-type="string" calcext:value-type="string">
            <text:p>bold-words-in-string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formula="of:=ROUND( IFERROR((( [.G1091]+ 1.9208) / ( [.G1091] + [.H1091]) - 1.96 * SQRT(([.G1091] *  [.H1091]) / ([.G1091] +  [.H1091]) + 0.9604) / ([.G1091] +  [.H1091])) / (1 + 3.8416 / ([.G1091] +  [.H1091]));0); 5) * 100" office:value-type="float" office:value="59.887" calcext:value-type="float">
            <text:p>59.8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75" calcext:value-type="float">
            <text:p>675</text:p>
          </table:table-cell>
          <table:table-cell table:style-name="ce2" office:value-type="string" calcext:value-type="string">
            <text:p>Cut Off Trees for Golf Event</text:p>
          </table:table-cell>
          <table:table-cell table:style-name="ce4" table:formula="of:=HYPERLINK( concat(&quot;https://leetcode.com/problems/&quot;; [.D1092]); [.B1092])" office:value-type="string" office:string-value="" calcext:value-type="error">
            <text:p>#NAME?</text:p>
          </table:table-cell>
          <table:table-cell table:style-name="ce6" office:value-type="string" calcext:value-type="string">
            <text:p>cut-off-trees-for-golf-event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readth-first Search, </text:p>
          </table:table-cell>
          <table:table-cell table:style-name="ce6" office:value-type="float" office:value="503" calcext:value-type="float">
            <text:p>503</text:p>
          </table:table-cell>
          <table:table-cell table:style-name="ce6" office:value-type="float" office:value="294" calcext:value-type="float">
            <text:p>294</text:p>
          </table:table-cell>
          <table:table-cell table:style-name="ce6" table:formula="of:=ROUND( IFERROR((( [.G1092]+ 1.9208) / ( [.G1092] + [.H1092]) - 1.96 * SQRT(([.G1092] *  [.H1092]) / ([.G1092] +  [.H1092]) + 0.9604) / ([.G1092] +  [.H1092])) / (1 + 3.8416 / ([.G1092] +  [.H1092]));0); 5) * 100" office:value-type="float" office:value="59.706" calcext:value-type="float">
            <text:p>59.7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style-name="ce2" office:value-type="string" calcext:value-type="string">
            <text:p>Employee Bonus</text:p>
          </table:table-cell>
          <table:table-cell table:style-name="ce4" table:formula="of:=HYPERLINK( concat(&quot;https://leetcode.com/problems/&quot;; [.D1093]); [.B1093])" office:value-type="string" office:string-value="" calcext:value-type="error">
            <text:p>#NAME?</text:p>
          </table:table-cell>
          <table:table-cell table:style-name="ce6" office:value-type="string" calcext:value-type="string">
            <text:p>employee-bonus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84" calcext:value-type="float">
            <text:p>84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formula="of:=ROUND( IFERROR((( [.G1093]+ 1.9208) / ( [.G1093] + [.H1093]) - 1.96 * SQRT(([.G1093] *  [.H1093]) / ([.G1093] +  [.H1093]) + 0.9604) / ([.G1093] +  [.H1093])) / (1 + 3.8416 / ([.G1093] +  [.H1093]));0); 5) * 100" office:value-type="float" office:value="59.621" calcext:value-type="float">
            <text:p>59.62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umber of 1 Bits</text:p>
          </table:table-cell>
          <table:table-cell table:style-name="ce4" table:formula="of:=HYPERLINK( concat(&quot;https://leetcode.com/problems/&quot;; [.D1094]); [.B1094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1-bit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Bit Manipulation, </text:p>
          </table:table-cell>
          <table:table-cell table:style-name="ce6" office:value-type="float" office:value="858" calcext:value-type="float">
            <text:p>858</text:p>
          </table:table-cell>
          <table:table-cell table:style-name="ce6" office:value-type="float" office:value="522" calcext:value-type="float">
            <text:p>522</text:p>
          </table:table-cell>
          <table:table-cell table:style-name="ce6" table:formula="of:=ROUND( IFERROR((( [.G1094]+ 1.9208) / ( [.G1094] + [.H1094]) - 1.96 * SQRT(([.G1094] *  [.H1094]) / ([.G1094] +  [.H1094]) + 0.9604) / ([.G1094] +  [.H1094])) / (1 + 3.8416 / ([.G1094] +  [.H1094]));0); 5) * 100" office:value-type="float" office:value="59.585" calcext:value-type="float">
            <text:p>59.5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table:style-name="ce2" office:value-type="string" calcext:value-type="string">
            <text:p>Coin Path</text:p>
          </table:table-cell>
          <table:table-cell table:style-name="ce4" table:formula="of:=HYPERLINK( concat(&quot;https://leetcode.com/problems/&quot;; [.D1095]); [.B1095])" office:value-type="string" office:string-value="" calcext:value-type="error">
            <text:p>#NAME?</text:p>
          </table:table-cell>
          <table:table-cell table:style-name="ce6" office:value-type="string" calcext:value-type="string">
            <text:p>coin-path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81" calcext:value-type="float">
            <text:p>81</text:p>
          </table:table-cell>
          <table:table-cell table:style-name="ce6" table:formula="of:=ROUND( IFERROR((( [.G1095]+ 1.9208) / ( [.G1095] + [.H1095]) - 1.96 * SQRT(([.G1095] *  [.H1095]) / ([.G1095] +  [.H1095]) + 0.9604) / ([.G1095] +  [.H1095])) / (1 + 3.8416 / ([.G1095] +  [.H1095]));0); 5) * 100" office:value-type="float" office:value="59.249" calcext:value-type="float">
            <text:p>59.24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92" calcext:value-type="float">
            <text:p>1492</text:p>
          </table:table-cell>
          <table:table-cell table:style-name="ce2" office:value-type="string" calcext:value-type="string">
            <text:p>The kth Factor of n</text:p>
          </table:table-cell>
          <table:table-cell table:style-name="ce4" table:formula="of:=HYPERLINK( concat(&quot;https://leetcode.com/problems/&quot;; [.D1096]); [.B1096])" office:value-type="string" office:string-value="" calcext:value-type="error">
            <text:p>#NAME?</text:p>
          </table:table-cell>
          <table:table-cell table:style-name="ce6" office:value-type="string" calcext:value-type="string">
            <text:p>the-kth-factor-of-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formula="of:=ROUND( IFERROR((( [.G1096]+ 1.9208) / ( [.G1096] + [.H1096]) - 1.96 * SQRT(([.G1096] *  [.H1096]) / ([.G1096] +  [.H1096]) + 0.9604) / ([.G1096] +  [.H1096])) / (1 + 3.8416 / ([.G1096] +  [.H1096]));0); 5) * 100" office:value-type="float" office:value="59.214" calcext:value-type="float">
            <text:p>59.21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45" calcext:value-type="float">
            <text:p>745</text:p>
          </table:table-cell>
          <table:table-cell table:style-name="ce2" office:value-type="string" calcext:value-type="string">
            <text:p>Prefix and Suffix Search</text:p>
          </table:table-cell>
          <table:table-cell table:style-name="ce4" table:formula="of:=HYPERLINK( concat(&quot;https://leetcode.com/problems/&quot;; [.D1097]); [.B1097])" office:value-type="string" office:string-value="" calcext:value-type="error">
            <text:p>#NAME?</text:p>
          </table:table-cell>
          <table:table-cell table:style-name="ce6" office:value-type="string" calcext:value-type="string">
            <text:p>prefix-and-suffix-search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Trie, 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203" calcext:value-type="float">
            <text:p>203</text:p>
          </table:table-cell>
          <table:table-cell table:style-name="ce6" table:formula="of:=ROUND( IFERROR((( [.G1097]+ 1.9208) / ( [.G1097] + [.H1097]) - 1.96 * SQRT(([.G1097] *  [.H1097]) / ([.G1097] +  [.H1097]) + 0.9604) / ([.G1097] +  [.H1097])) / (1 + 3.8416 / ([.G1097] +  [.H1097]));0); 5) * 100" office:value-type="float" office:value="58.47" calcext:value-type="float">
            <text:p>58.4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Sum of Square Numbers</text:p>
          </table:table-cell>
          <table:table-cell table:style-name="ce4" table:formula="of:=HYPERLINK( concat(&quot;https://leetcode.com/problems/&quot;; [.D1098]); [.B1098])" office:value-type="string" office:string-value="" calcext:value-type="error">
            <text:p>#NAME?</text:p>
          </table:table-cell>
          <table:table-cell table:style-name="ce6" office:value-type="string" calcext:value-type="string">
            <text:p>sum-of-square-number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325" calcext:value-type="float">
            <text:p>325</text:p>
          </table:table-cell>
          <table:table-cell table:style-name="ce6" table:formula="of:=ROUND( IFERROR((( [.G1098]+ 1.9208) / ( [.G1098] + [.H1098]) - 1.96 * SQRT(([.G1098] *  [.H1098]) / ([.G1098] +  [.H1098]) + 0.9604) / ([.G1098] +  [.H1098])) / (1 + 3.8416 / ([.G1098] +  [.H1098]));0); 5) * 100" office:value-type="float" office:value="58.404" calcext:value-type="float">
            <text:p>58.4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alindrome Number</text:p>
          </table:table-cell>
          <table:table-cell table:style-name="ce4" table:formula="of:=HYPERLINK( concat(&quot;https://leetcode.com/problems/&quot;; [.D1099]); [.B1099])" office:value-type="string" office:string-value="" calcext:value-type="error">
            <text:p>#NAME?</text:p>
          </table:table-cell>
          <table:table-cell table:style-name="ce6" office:value-type="string" calcext:value-type="string">
            <text:p>palindrome-numb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2318" calcext:value-type="float">
            <text:p>2318</text:p>
          </table:table-cell>
          <table:table-cell table:style-name="ce6" office:value-type="float" office:value="1549" calcext:value-type="float">
            <text:p>1549</text:p>
          </table:table-cell>
          <table:table-cell table:style-name="ce6" table:formula="of:=ROUND( IFERROR((( [.G1099]+ 1.9208) / ( [.G1099] + [.H1099]) - 1.96 * SQRT(([.G1099] *  [.H1099]) / ([.G1099] +  [.H1099]) + 0.9604) / ([.G1099] +  [.H1099])) / (1 + 3.8416 / ([.G1099] +  [.H1099]));0); 5) * 100" office:value-type="float" office:value="58.39" calcext:value-type="float">
            <text:p>58.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table:style-name="ce2" office:value-type="string" calcext:value-type="string">
            <text:p>Swap Salary</text:p>
          </table:table-cell>
          <table:table-cell table:style-name="ce4" table:formula="of:=HYPERLINK( concat(&quot;https://leetcode.com/problems/&quot;; [.D1100]); [.B1100])" office:value-type="string" office:string-value="" calcext:value-type="error">
            <text:p>#NAME?</text:p>
          </table:table-cell>
          <table:table-cell table:style-name="ce6" office:value-type="string" calcext:value-type="string">
            <text:p>swap-salary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454" calcext:value-type="float">
            <text:p>454</text:p>
          </table:table-cell>
          <table:table-cell table:style-name="ce6" office:value-type="float" office:value="282" calcext:value-type="float">
            <text:p>282</text:p>
          </table:table-cell>
          <table:table-cell table:style-name="ce6" table:formula="of:=ROUND( IFERROR((( [.G1100]+ 1.9208) / ( [.G1100] + [.H1100]) - 1.96 * SQRT(([.G1100] *  [.H1100]) / ([.G1100] +  [.H1100]) + 0.9604) / ([.G1100] +  [.H1100])) / (1 + 3.8416 / ([.G1100] +  [.H1100]));0); 5) * 100" office:value-type="float" office:value="58.12" calcext:value-type="float">
            <text:p>58.1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Sort an Array</text:p>
          </table:table-cell>
          <table:table-cell table:style-name="ce4" table:formula="of:=HYPERLINK( concat(&quot;https://leetcode.com/problems/&quot;; [.D1101]); [.B1101])" office:value-type="string" office:string-value="" calcext:value-type="error">
            <text:p>#NAME?</text:p>
          </table:table-cell>
          <table:table-cell table:style-name="ce6" office:value-type="string" calcext:value-type="string">
            <text:p>sort-an-array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434" calcext:value-type="float">
            <text:p>434</text:p>
          </table:table-cell>
          <table:table-cell table:style-name="ce6" office:value-type="float" office:value="270" calcext:value-type="float">
            <text:p>270</text:p>
          </table:table-cell>
          <table:table-cell table:style-name="ce6" table:formula="of:=ROUND( IFERROR((( [.G1101]+ 1.9208) / ( [.G1101] + [.H1101]) - 1.96 * SQRT(([.G1101] *  [.H1101]) / ([.G1101] +  [.H1101]) + 0.9604) / ([.G1101] +  [.H1101])) / (1 + 3.8416 / ([.G1101] +  [.H1101]));0); 5) * 100" office:value-type="float" office:value="58.002" calcext:value-type="float">
            <text:p>58.00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95" calcext:value-type="float">
            <text:p>1195</text:p>
          </table:table-cell>
          <table:table-cell table:style-name="ce2" office:value-type="string" calcext:value-type="string">
            <text:p>Fizz Buzz Multithreaded</text:p>
          </table:table-cell>
          <table:table-cell table:style-name="ce4" table:formula="of:=HYPERLINK( concat(&quot;https://leetcode.com/problems/&quot;; [.D1102]); [.B1102])" office:value-type="string" office:string-value="" calcext:value-type="error">
            <text:p>#NAME?</text:p>
          </table:table-cell>
          <table:table-cell table:style-name="ce6" office:value-type="string" calcext:value-type="string">
            <text:p>fizz-buzz-multithreaded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80" calcext:value-type="float">
            <text:p>80</text:p>
          </table:table-cell>
          <table:table-cell table:style-name="ce6" table:formula="of:=ROUND( IFERROR((( [.G1102]+ 1.9208) / ( [.G1102] + [.H1102]) - 1.96 * SQRT(([.G1102] *  [.H1102]) / ([.G1102] +  [.H1102]) + 0.9604) / ([.G1102] +  [.H1102])) / (1 + 3.8416 / ([.G1102] +  [.H1102]));0); 5) * 100" office:value-type="float" office:value="57.818" calcext:value-type="float">
            <text:p>57.8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57" calcext:value-type="float">
            <text:p>657</text:p>
          </table:table-cell>
          <table:table-cell table:style-name="ce2" office:value-type="string" calcext:value-type="string">
            <text:p>Robot Return to Origin</text:p>
          </table:table-cell>
          <table:table-cell table:style-name="ce4" table:formula="of:=HYPERLINK( concat(&quot;https://leetcode.com/problems/&quot;; [.D1103]); [.B1103])" office:value-type="string" office:string-value="" calcext:value-type="error">
            <text:p>#NAME?</text:p>
          </table:table-cell>
          <table:table-cell table:style-name="ce6" office:value-type="string" calcext:value-type="string">
            <text:p>robot-return-to-origin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963" calcext:value-type="float">
            <text:p>963</text:p>
          </table:table-cell>
          <table:table-cell table:style-name="ce6" office:value-type="float" office:value="639" calcext:value-type="float">
            <text:p>639</text:p>
          </table:table-cell>
          <table:table-cell table:style-name="ce6" table:formula="of:=ROUND( IFERROR((( [.G1103]+ 1.9208) / ( [.G1103] + [.H1103]) - 1.96 * SQRT(([.G1103] *  [.H1103]) / ([.G1103] +  [.H1103]) + 0.9604) / ([.G1103] +  [.H1103])) / (1 + 3.8416 / ([.G1103] +  [.H1103]));0); 5) * 100" office:value-type="float" office:value="57.693" calcext:value-type="float">
            <text:p>57.69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73" calcext:value-type="float">
            <text:p>1073</text:p>
          </table:table-cell>
          <table:table-cell table:style-name="ce2" office:value-type="string" calcext:value-type="string">
            <text:p>Adding Two Negabinary Numbers</text:p>
          </table:table-cell>
          <table:table-cell table:style-name="ce4" table:formula="of:=HYPERLINK( concat(&quot;https://leetcode.com/problems/&quot;; [.D1104]); [.B1104])" office:value-type="string" office:string-value="" calcext:value-type="error">
            <text:p>#NAME?</text:p>
          </table:table-cell>
          <table:table-cell table:style-name="ce6" office:value-type="string" calcext:value-type="string">
            <text:p>adding-two-negabinary-numbe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55" calcext:value-type="float">
            <text:p>55</text:p>
          </table:table-cell>
          <table:table-cell table:style-name="ce6" table:formula="of:=ROUND( IFERROR((( [.G1104]+ 1.9208) / ( [.G1104] + [.H1104]) - 1.96 * SQRT(([.G1104] *  [.H1104]) / ([.G1104] +  [.H1104]) + 0.9604) / ([.G1104] +  [.H1104])) / (1 + 3.8416 / ([.G1104] +  [.H1104]));0); 5) * 100" office:value-type="float" office:value="57.481" calcext:value-type="float">
            <text:p>57.4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Battleships in a Board</text:p>
          </table:table-cell>
          <table:table-cell table:style-name="ce4" table:formula="of:=HYPERLINK( concat(&quot;https://leetcode.com/problems/&quot;; [.D1105]); [.B1105])" office:value-type="string" office:string-value="" calcext:value-type="error">
            <text:p>#NAME?</text:p>
          </table:table-cell>
          <table:table-cell table:style-name="ce6" office:value-type="string" calcext:value-type="string">
            <text:p>battleships-in-a-board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731" calcext:value-type="float">
            <text:p>731</text:p>
          </table:table-cell>
          <table:table-cell table:style-name="ce6" office:value-type="float" office:value="489" calcext:value-type="float">
            <text:p>489</text:p>
          </table:table-cell>
          <table:table-cell table:style-name="ce6" table:formula="of:=ROUND( IFERROR((( [.G1105]+ 1.9208) / ( [.G1105] + [.H1105]) - 1.96 * SQRT(([.G1105] *  [.H1105]) / ([.G1105] +  [.H1105]) + 0.9604) / ([.G1105] +  [.H1105])) / (1 + 3.8416 / ([.G1105] +  [.H1105]));0); 5) * 100" office:value-type="float" office:value="57.141" calcext:value-type="float">
            <text:p>57.14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41" calcext:value-type="float">
            <text:p>1141</text:p>
          </table:table-cell>
          <table:table-cell table:style-name="ce2" office:value-type="string" calcext:value-type="string">
            <text:p>User Activity for the Past 30 Days I</text:p>
          </table:table-cell>
          <table:table-cell table:style-name="ce4" table:formula="of:=HYPERLINK( concat(&quot;https://leetcode.com/problems/&quot;; [.D1106]); [.B1106])" office:value-type="string" office:string-value="" calcext:value-type="error">
            <text:p>#NAME?</text:p>
          </table:table-cell>
          <table:table-cell table:style-name="ce6" office:value-type="string" calcext:value-type="string">
            <text:p>user-activity-for-the-past-30-days-i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ROUND( IFERROR((( [.G1106]+ 1.9208) / ( [.G1106] + [.H1106]) - 1.96 * SQRT(([.G1106] *  [.H1106]) / ([.G1106] +  [.H1106]) + 0.9604) / ([.G1106] +  [.H1106])) / (1 + 3.8416 / ([.G1106] +  [.H1106]));0); 5) * 100" office:value-type="float" office:value="57.022" calcext:value-type="float">
            <text:p>57.02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style-name="ce2" office:value-type="string" calcext:value-type="string">
            <text:p>Word Abbreviation</text:p>
          </table:table-cell>
          <table:table-cell table:style-name="ce4" table:formula="of:=HYPERLINK( concat(&quot;https://leetcode.com/problems/&quot;; [.D1107]); [.B1107])" office:value-type="string" office:string-value="" calcext:value-type="error">
            <text:p>#NAME?</text:p>
          </table:table-cell>
          <table:table-cell table:style-name="ce6" office:value-type="string" calcext:value-type="string">
            <text:p>word-abbreviation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Sort, 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121" calcext:value-type="float">
            <text:p>121</text:p>
          </table:table-cell>
          <table:table-cell table:style-name="ce6" table:formula="of:=ROUND( IFERROR((( [.G1107]+ 1.9208) / ( [.G1107] + [.H1107]) - 1.96 * SQRT(([.G1107] *  [.H1107]) / ([.G1107] +  [.H1107]) + 0.9604) / ([.G1107] +  [.H1107])) / (1 + 3.8416 / ([.G1107] +  [.H1107]));0); 5) * 100" office:value-type="float" office:value="57.015" calcext:value-type="float">
            <text:p>57.01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Longest Common Prefix</text:p>
          </table:table-cell>
          <table:table-cell table:style-name="ce4" table:formula="of:=HYPERLINK( concat(&quot;https://leetcode.com/problems/&quot;; [.D1108]); [.B1108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common-prefix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2580" calcext:value-type="float">
            <text:p>2580</text:p>
          </table:table-cell>
          <table:table-cell table:style-name="ce6" office:value-type="float" office:value="1862" calcext:value-type="float">
            <text:p>1862</text:p>
          </table:table-cell>
          <table:table-cell table:style-name="ce6" table:formula="of:=ROUND( IFERROR((( [.G1108]+ 1.9208) / ( [.G1108] + [.H1108]) - 1.96 * SQRT(([.G1108] *  [.H1108]) / ([.G1108] +  [.H1108]) + 0.9604) / ([.G1108] +  [.H1108])) / (1 + 3.8416 / ([.G1108] +  [.H1108]));0); 5) * 100" office:value-type="float" office:value="56.625" calcext:value-type="float">
            <text:p>56.62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Best Time to Buy and Sell Stock II</text:p>
          </table:table-cell>
          <table:table-cell table:style-name="ce4" table:formula="of:=HYPERLINK( concat(&quot;https://leetcode.com/problems/&quot;; [.D1109]); [.B1109])" office:value-type="string" office:string-value="" calcext:value-type="error">
            <text:p>#NAME?</text:p>
          </table:table-cell>
          <table:table-cell table:style-name="ce6" office:value-type="string" calcext:value-type="string">
            <text:p>best-time-to-buy-and-sell-stock-ii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Greedy, </text:p>
          </table:table-cell>
          <table:table-cell table:style-name="ce6" office:value-type="float" office:value="2435" calcext:value-type="float">
            <text:p>2435</text:p>
          </table:table-cell>
          <table:table-cell table:style-name="ce6" office:value-type="float" office:value="1756" calcext:value-type="float">
            <text:p>1756</text:p>
          </table:table-cell>
          <table:table-cell table:style-name="ce6" table:formula="of:=ROUND( IFERROR((( [.G1109]+ 1.9208) / ( [.G1109] + [.H1109]) - 1.96 * SQRT(([.G1109] *  [.H1109]) / ([.G1109] +  [.H1109]) + 0.9604) / ([.G1109] +  [.H1109])) / (1 + 3.8416 / ([.G1109] +  [.H1109]));0); 5) * 100" office:value-type="float" office:value="56.6" calcext:value-type="float">
            <text:p>56.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04" calcext:value-type="float">
            <text:p>1304</text:p>
          </table:table-cell>
          <table:table-cell table:style-name="ce2" office:value-type="string" calcext:value-type="string">
            <text:p>Find N Unique Integers Sum up to Zero</text:p>
          </table:table-cell>
          <table:table-cell table:style-name="ce4" table:formula="of:=HYPERLINK( concat(&quot;https://leetcode.com/problems/&quot;; [.D1110]); [.B1110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n-unique-integers-sum-up-to-zero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171" calcext:value-type="float">
            <text:p>171</text:p>
          </table:table-cell>
          <table:table-cell table:style-name="ce6" table:formula="of:=ROUND( IFERROR((( [.G1110]+ 1.9208) / ( [.G1110] + [.H1110]) - 1.96 * SQRT(([.G1110] *  [.H1110]) / ([.G1110] +  [.H1110]) + 0.9604) / ([.G1110] +  [.H1110])) / (1 + 3.8416 / ([.G1110] +  [.H1110]));0); 5) * 100" office:value-type="float" office:value="56.599" calcext:value-type="float">
            <text:p>56.59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84" calcext:value-type="float">
            <text:p>584</text:p>
          </table:table-cell>
          <table:table-cell table:style-name="ce2" office:value-type="string" calcext:value-type="string">
            <text:p>Find Customer Referee</text:p>
          </table:table-cell>
          <table:table-cell table:style-name="ce4" table:formula="of:=HYPERLINK( concat(&quot;https://leetcode.com/problems/&quot;; [.D1111]); [.B1111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customer-referee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79" calcext:value-type="float">
            <text:p>79</text:p>
          </table:table-cell>
          <table:table-cell table:style-name="ce6" office:value-type="float" office:value="42" calcext:value-type="float">
            <text:p>42</text:p>
          </table:table-cell>
          <table:table-cell table:style-name="ce6" table:formula="of:=ROUND( IFERROR((( [.G1111]+ 1.9208) / ( [.G1111] + [.H1111]) - 1.96 * SQRT(([.G1111] *  [.H1111]) / ([.G1111] +  [.H1111]) + 0.9604) / ([.G1111] +  [.H1111])) / (1 + 3.8416 / ([.G1111] +  [.H1111]));0); 5) * 100" office:value-type="float" office:value="56.455" calcext:value-type="float">
            <text:p>56.45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21" calcext:value-type="float">
            <text:p>1221</text:p>
          </table:table-cell>
          <table:table-cell table:style-name="ce2" office:value-type="string" calcext:value-type="string">
            <text:p>Split a String in Balanced Strings</text:p>
          </table:table-cell>
          <table:table-cell table:style-name="ce4" table:formula="of:=HYPERLINK( concat(&quot;https://leetcode.com/problems/&quot;; [.D1112]); [.B1112])" office:value-type="string" office:string-value="" calcext:value-type="error">
            <text:p>#NAME?</text:p>
          </table:table-cell>
          <table:table-cell table:style-name="ce6" office:value-type="string" calcext:value-type="string">
            <text:p>split-a-string-in-balanced-string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Greedy, </text:p>
          </table:table-cell>
          <table:table-cell table:style-name="ce6" office:value-type="float" office:value="526" calcext:value-type="float">
            <text:p>526</text:p>
          </table:table-cell>
          <table:table-cell table:style-name="ce6" office:value-type="float" office:value="356" calcext:value-type="float">
            <text:p>356</text:p>
          </table:table-cell>
          <table:table-cell table:style-name="ce6" table:formula="of:=ROUND( IFERROR((( [.G1112]+ 1.9208) / ( [.G1112] + [.H1112]) - 1.96 * SQRT(([.G1112] *  [.H1112]) / ([.G1112] +  [.H1112]) + 0.9604) / ([.G1112] +  [.H1112])) / (1 + 3.8416 / ([.G1112] +  [.H1112]));0); 5) * 100" office:value-type="float" office:value="56.364" calcext:value-type="float">
            <text:p>56.36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16" calcext:value-type="float">
            <text:p>1116</text:p>
          </table:table-cell>
          <table:table-cell table:style-name="ce2" office:value-type="string" calcext:value-type="string">
            <text:p>Print Zero Even Odd</text:p>
          </table:table-cell>
          <table:table-cell table:style-name="ce4" table:formula="of:=HYPERLINK( concat(&quot;https://leetcode.com/problems/&quot;; [.D1113]); [.B1113])" office:value-type="string" office:string-value="" calcext:value-type="error">
            <text:p>#NAME?</text:p>
          </table:table-cell>
          <table:table-cell table:style-name="ce6" office:value-type="string" calcext:value-type="string">
            <text:p>print-zero-even-odd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04" calcext:value-type="float">
            <text:p>104</text:p>
          </table:table-cell>
          <table:table-cell table:style-name="ce6" table:formula="of:=ROUND( IFERROR((( [.G1113]+ 1.9208) / ( [.G1113] + [.H1113]) - 1.96 * SQRT(([.G1113] *  [.H1113]) / ([.G1113] +  [.H1113]) + 0.9604) / ([.G1113] +  [.H1113])) / (1 + 3.8416 / ([.G1113] +  [.H1113]));0); 5) * 100" office:value-type="float" office:value="56.017" calcext:value-type="float">
            <text:p>56.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Base 7</text:p>
          </table:table-cell>
          <table:table-cell table:style-name="ce4" table:formula="of:=HYPERLINK( concat(&quot;https://leetcode.com/problems/&quot;; [.D1114]); [.B1114])" office:value-type="string" office:string-value="" calcext:value-type="error">
            <text:p>#NAME?</text:p>
          </table:table-cell>
          <table:table-cell table:style-name="ce6" office:value-type="string" calcext:value-type="string">
            <text:p>base-7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147" calcext:value-type="float">
            <text:p>147</text:p>
          </table:table-cell>
          <table:table-cell table:style-name="ce6" table:formula="of:=ROUND( IFERROR((( [.G1114]+ 1.9208) / ( [.G1114] + [.H1114]) - 1.96 * SQRT(([.G1114] *  [.H1114]) / ([.G1114] +  [.H1114]) + 0.9604) / ([.G1114] +  [.H1114])) / (1 + 3.8416 / ([.G1114] +  [.H1114]));0); 5) * 100" office:value-type="float" office:value="55.885" calcext:value-type="float">
            <text:p>55.8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Trips and Users</text:p>
          </table:table-cell>
          <table:table-cell table:style-name="ce4" table:formula="of:=HYPERLINK( concat(&quot;https://leetcode.com/problems/&quot;; [.D1115]); [.B1115])" office:value-type="string" office:string-value="" calcext:value-type="error">
            <text:p>#NAME?</text:p>
          </table:table-cell>
          <table:table-cell table:style-name="ce6" office:value-type="string" calcext:value-type="string">
            <text:p>trips-and-users</text:p>
          </table:table-cell>
          <table:table-cell table:style-name="ce8" office:value-type="string" calcext:value-type="string">
            <text:p>Hard</text:p>
          </table:table-cell>
          <table:table-cell table:style-name="ce11"/>
          <table:table-cell table:style-name="ce6" office:value-type="float" office:value="354" calcext:value-type="float">
            <text:p>354</text:p>
          </table:table-cell>
          <table:table-cell table:style-name="ce6" office:value-type="float" office:value="238" calcext:value-type="float">
            <text:p>238</text:p>
          </table:table-cell>
          <table:table-cell table:style-name="ce6" table:formula="of:=ROUND( IFERROR((( [.G1115]+ 1.9208) / ( [.G1115] + [.H1115]) - 1.96 * SQRT(([.G1115] *  [.H1115]) / ([.G1115] +  [.H1115]) + 0.9604) / ([.G1115] +  [.H1115])) / (1 + 3.8416 / ([.G1115] +  [.H1115]));0); 5) * 100" office:value-type="float" office:value="55.797" calcext:value-type="float">
            <text:p>55.79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97" calcext:value-type="float">
            <text:p>897</text:p>
          </table:table-cell>
          <table:table-cell table:style-name="ce2" office:value-type="string" calcext:value-type="string">
            <text:p>Increasing Order Search Tree</text:p>
          </table:table-cell>
          <table:table-cell table:style-name="ce4" table:formula="of:=HYPERLINK( concat(&quot;https://leetcode.com/problems/&quot;; [.D1116]); [.B1116])" office:value-type="string" office:string-value="" calcext:value-type="error">
            <text:p>#NAME?</text:p>
          </table:table-cell>
          <table:table-cell table:style-name="ce6" office:value-type="string" calcext:value-type="string">
            <text:p>increasing-order-search-tre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650" calcext:value-type="float">
            <text:p>650</text:p>
          </table:table-cell>
          <table:table-cell table:style-name="ce6" office:value-type="float" office:value="457" calcext:value-type="float">
            <text:p>457</text:p>
          </table:table-cell>
          <table:table-cell table:style-name="ce6" table:formula="of:=ROUND( IFERROR((( [.G1116]+ 1.9208) / ( [.G1116] + [.H1116]) - 1.96 * SQRT(([.G1116] *  [.H1116]) / ([.G1116] +  [.H1116]) + 0.9604) / ([.G1116] +  [.H1116])) / (1 + 3.8416 / ([.G1116] +  [.H1116]));0); 5) * 100" office:value-type="float" office:value="55.792" calcext:value-type="float">
            <text:p>55.79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58" calcext:value-type="float">
            <text:p>1158</text:p>
          </table:table-cell>
          <table:table-cell table:style-name="ce2" office:value-type="string" calcext:value-type="string">
            <text:p>Market Analysis I</text:p>
          </table:table-cell>
          <table:table-cell table:style-name="ce4" table:formula="of:=HYPERLINK( concat(&quot;https://leetcode.com/problems/&quot;; [.D1117]); [.B1117])" office:value-type="string" office:string-value="" calcext:value-type="error">
            <text:p>#NAME?</text:p>
          </table:table-cell>
          <table:table-cell table:style-name="ce6" office:value-type="string" calcext:value-type="string">
            <text:p>market-analysis-i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ROUND( IFERROR((( [.G1117]+ 1.9208) / ( [.G1117] + [.H1117]) - 1.96 * SQRT(([.G1117] *  [.H1117]) / ([.G1117] +  [.H1117]) + 0.9604) / ([.G1117] +  [.H1117])) / (1 + 3.8416 / ([.G1117] +  [.H1117]));0); 5) * 100" office:value-type="float" office:value="55.73" calcext:value-type="float">
            <text:p>55.7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table:style-name="ce2" office:value-type="string" calcext:value-type="string">
            <text:p>Buddy Strings</text:p>
          </table:table-cell>
          <table:table-cell table:style-name="ce4" table:formula="of:=HYPERLINK( concat(&quot;https://leetcode.com/problems/&quot;; [.D1118]); [.B1118])" office:value-type="string" office:string-value="" calcext:value-type="error">
            <text:p>#NAME?</text:p>
          </table:table-cell>
          <table:table-cell table:style-name="ce6" office:value-type="string" calcext:value-type="string">
            <text:p>buddy-string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375" calcext:value-type="float">
            <text:p>375</text:p>
          </table:table-cell>
          <table:table-cell table:style-name="ce6" table:formula="of:=ROUND( IFERROR((( [.G1118]+ 1.9208) / ( [.G1118] + [.H1118]) - 1.96 * SQRT(([.G1118] *  [.H1118]) / ([.G1118] +  [.H1118]) + 0.9604) / ([.G1118] +  [.H1118])) / (1 + 3.8416 / ([.G1118] +  [.H1118]));0); 5) * 100" office:value-type="float" office:value="55.657" calcext:value-type="float">
            <text:p>55.65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96" calcext:value-type="float">
            <text:p>1096</text:p>
          </table:table-cell>
          <table:table-cell table:style-name="ce2" office:value-type="string" calcext:value-type="string">
            <text:p>Brace Expansion II</text:p>
          </table:table-cell>
          <table:table-cell table:style-name="ce4" table:formula="of:=HYPERLINK( concat(&quot;https://leetcode.com/problems/&quot;; [.D1119]); [.B1119])" office:value-type="string" office:string-value="" calcext:value-type="error">
            <text:p>#NAME?</text:p>
          </table:table-cell>
          <table:table-cell table:style-name="ce6" office:value-type="string" calcext:value-type="string">
            <text:p>brace-expansion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134" calcext:value-type="float">
            <text:p>134</text:p>
          </table:table-cell>
          <table:table-cell table:style-name="ce6" table:formula="of:=ROUND( IFERROR((( [.G1119]+ 1.9208) / ( [.G1119] + [.H1119]) - 1.96 * SQRT(([.G1119] *  [.H1119]) / ([.G1119] +  [.H1119]) + 0.9604) / ([.G1119] +  [.H1119])) / (1 + 3.8416 / ([.G1119] +  [.H1119]));0); 5) * 100" office:value-type="float" office:value="55.303" calcext:value-type="float">
            <text:p>55.3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501" calcext:value-type="float">
            <text:p>1501</text:p>
          </table:table-cell>
          <table:table-cell table:style-name="ce2" office:value-type="string" calcext:value-type="string">
            <text:p>Countries You Can Safely Invest In</text:p>
          </table:table-cell>
          <table:table-cell table:style-name="ce4" table:formula="of:=HYPERLINK( concat(&quot;https://leetcode.com/problems/&quot;; [.D1120]); [.B1120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ries-you-can-safely-invest-in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ROUND( IFERROR((( [.G1120]+ 1.9208) / ( [.G1120] + [.H1120]) - 1.96 * SQRT(([.G1120] *  [.H1120]) / ([.G1120] +  [.H1120]) + 0.9604) / ([.G1120] +  [.H1120])) / (1 + 3.8416 / ([.G1120] +  [.H1120]));0); 5) * 100" office:value-type="float" office:value="55.196" calcext:value-type="float">
            <text:p>55.19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97" calcext:value-type="float">
            <text:p>1397</text:p>
          </table:table-cell>
          <table:table-cell table:style-name="ce2" office:value-type="string" calcext:value-type="string">
            <text:p>Find All Good Strings</text:p>
          </table:table-cell>
          <table:table-cell table:style-name="ce4" table:formula="of:=HYPERLINK( concat(&quot;https://leetcode.com/problems/&quot;; [.D1121]); [.B1121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all-good-string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77" calcext:value-type="float">
            <text:p>77</text:p>
          </table:table-cell>
          <table:table-cell table:style-name="ce6" table:formula="of:=ROUND( IFERROR((( [.G1121]+ 1.9208) / ( [.G1121] + [.H1121]) - 1.96 * SQRT(([.G1121] *  [.H1121]) / ([.G1121] +  [.H1121]) + 0.9604) / ([.G1121] +  [.H1121])) / (1 + 3.8416 / ([.G1121] +  [.H1121]));0); 5) * 100" office:value-type="float" office:value="55.021" calcext:value-type="float">
            <text:p>55.02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91" calcext:value-type="float">
            <text:p>1391</text:p>
          </table:table-cell>
          <table:table-cell table:style-name="ce2" office:value-type="string" calcext:value-type="string">
            <text:p>Check if There is a Valid Path in a Grid</text:p>
          </table:table-cell>
          <table:table-cell table:style-name="ce4" table:formula="of:=HYPERLINK( concat(&quot;https://leetcode.com/problems/&quot;; [.D1122]); [.B1122])" office:value-type="string" office:string-value="" calcext:value-type="error">
            <text:p>#NAME?</text:p>
          </table:table-cell>
          <table:table-cell table:style-name="ce6" office:value-type="string" calcext:value-type="string">
            <text:p>check-if-there-is-a-valid-path-in-a-grid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Breadth-first Search, 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119" calcext:value-type="float">
            <text:p>119</text:p>
          </table:table-cell>
          <table:table-cell table:style-name="ce6" table:formula="of:=ROUND( IFERROR((( [.G1122]+ 1.9208) / ( [.G1122] + [.H1122]) - 1.96 * SQRT(([.G1122] *  [.H1122]) / ([.G1122] +  [.H1122]) + 0.9604) / ([.G1122] +  [.H1122])) / (1 + 3.8416 / ([.G1122] +  [.H1122]));0); 5) * 100" office:value-type="float" office:value="54.985" calcext:value-type="float">
            <text:p>54.9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43" calcext:value-type="float">
            <text:p>1243</text:p>
          </table:table-cell>
          <table:table-cell table:style-name="ce2" office:value-type="string" calcext:value-type="string">
            <text:p>Array Transformation</text:p>
          </table:table-cell>
          <table:table-cell table:style-name="ce4" table:formula="of:=HYPERLINK( concat(&quot;https://leetcode.com/problems/&quot;; [.D1123]); [.B1123])" office:value-type="string" office:string-value="" calcext:value-type="error">
            <text:p>#NAME?</text:p>
          </table:table-cell>
          <table:table-cell table:style-name="ce6" office:value-type="string" calcext:value-type="string">
            <text:p>array-transformation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ROUND( IFERROR((( [.G1123]+ 1.9208) / ( [.G1123] + [.H1123]) - 1.96 * SQRT(([.G1123] *  [.H1123]) / ([.G1123] +  [.H1123]) + 0.9604) / ([.G1123] +  [.H1123])) / (1 + 3.8416 / ([.G1123] +  [.H1123]));0); 5) * 100" office:value-type="float" office:value="54.849" calcext:value-type="float">
            <text:p>54.84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07" calcext:value-type="float">
            <text:p>1107</text:p>
          </table:table-cell>
          <table:table-cell table:style-name="ce2" office:value-type="string" calcext:value-type="string">
            <text:p>New Users Daily Count</text:p>
          </table:table-cell>
          <table:table-cell table:style-name="ce4" table:formula="of:=HYPERLINK( concat(&quot;https://leetcode.com/problems/&quot;; [.D1124]); [.B1124])" office:value-type="string" office:string-value="" calcext:value-type="error">
            <text:p>#NAME?</text:p>
          </table:table-cell>
          <table:table-cell table:style-name="ce6" office:value-type="string" calcext:value-type="string">
            <text:p>new-users-daily-count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41" calcext:value-type="float">
            <text:p>4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ROUND( IFERROR((( [.G1124]+ 1.9208) / ( [.G1124] + [.H1124]) - 1.96 * SQRT(([.G1124] *  [.H1124]) / ([.G1124] +  [.H1124]) + 0.9604) / ([.G1124] +  [.H1124])) / (1 + 3.8416 / ([.G1124] +  [.H1124]));0); 5) * 100" office:value-type="float" office:value="54.722" calcext:value-type="float">
            <text:p>54.72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Word Frequency</text:p>
          </table:table-cell>
          <table:table-cell table:style-name="ce4" table:formula="of:=HYPERLINK( concat(&quot;https://leetcode.com/problems/&quot;; [.D1125]); [.B1125])" office:value-type="string" office:string-value="" calcext:value-type="error">
            <text:p>#NAME?</text:p>
          </table:table-cell>
          <table:table-cell table:style-name="ce6" office:value-type="string" calcext:value-type="string">
            <text:p>word-frequency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40" calcext:value-type="float">
            <text:p>140</text:p>
          </table:table-cell>
          <table:table-cell table:style-name="ce6" table:formula="of:=ROUND( IFERROR((( [.G1125]+ 1.9208) / ( [.G1125] + [.H1125]) - 1.96 * SQRT(([.G1125] *  [.H1125]) / ([.G1125] +  [.H1125]) + 0.9604) / ([.G1125] +  [.H1125])) / (1 + 3.8416 / ([.G1125] +  [.H1125]));0); 5) * 100" office:value-type="float" office:value="54.538" calcext:value-type="float">
            <text:p>54.53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65" calcext:value-type="float">
            <text:p>1465</text:p>
          </table:table-cell>
          <table:table-cell table:style-name="ce2" office:value-type="string" calcext:value-type="string">
            <text:p>Maximum Area of a Piece of Cake After Horizontal and Vertical Cuts</text:p>
          </table:table-cell>
          <table:table-cell table:style-name="ce4" table:formula="of:=HYPERLINK( concat(&quot;https://leetcode.com/problems/&quot;; [.D1126]); [.B1126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area-of-a-piece-of-cake-after-horizontal-and-vertical-cut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ROUND( IFERROR((( [.G1126]+ 1.9208) / ( [.G1126] + [.H1126]) - 1.96 * SQRT(([.G1126] *  [.H1126]) / ([.G1126] +  [.H1126]) + 0.9604) / ([.G1126] +  [.H1126])) / (1 + 3.8416 / ([.G1126] +  [.H1126]));0); 5) * 100" office:value-type="float" office:value="54.472" calcext:value-type="float">
            <text:p>54.47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23" calcext:value-type="float">
            <text:p>1023</text:p>
          </table:table-cell>
          <table:table-cell table:style-name="ce2" office:value-type="string" calcext:value-type="string">
            <text:p>Camelcase Matching</text:p>
          </table:table-cell>
          <table:table-cell table:style-name="ce4" table:formula="of:=HYPERLINK( concat(&quot;https://leetcode.com/problems/&quot;; [.D1127]); [.B1127])" office:value-type="string" office:string-value="" calcext:value-type="error">
            <text:p>#NAME?</text:p>
          </table:table-cell>
          <table:table-cell table:style-name="ce6" office:value-type="string" calcext:value-type="string">
            <text:p>camelcase-match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Trie, 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130" calcext:value-type="float">
            <text:p>130</text:p>
          </table:table-cell>
          <table:table-cell table:style-name="ce6" table:formula="of:=ROUND( IFERROR((( [.G1127]+ 1.9208) / ( [.G1127] + [.H1127]) - 1.96 * SQRT(([.G1127] *  [.H1127]) / ([.G1127] +  [.H1127]) + 0.9604) / ([.G1127] +  [.H1127])) / (1 + 3.8416 / ([.G1127] +  [.H1127]));0); 5) * 100" office:value-type="float" office:value="54.454" calcext:value-type="float">
            <text:p>54.45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67" calcext:value-type="float">
            <text:p>867</text:p>
          </table:table-cell>
          <table:table-cell table:style-name="ce2" office:value-type="string" calcext:value-type="string">
            <text:p>Transpose Matrix</text:p>
          </table:table-cell>
          <table:table-cell table:style-name="ce4" table:formula="of:=HYPERLINK( concat(&quot;https://leetcode.com/problems/&quot;; [.D1128]); [.B1128])" office:value-type="string" office:string-value="" calcext:value-type="error">
            <text:p>#NAME?</text:p>
          </table:table-cell>
          <table:table-cell table:style-name="ce6" office:value-type="string" calcext:value-type="string">
            <text:p>transpose-matrix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407" calcext:value-type="float">
            <text:p>407</text:p>
          </table:table-cell>
          <table:table-cell table:style-name="ce6" office:value-type="float" office:value="295" calcext:value-type="float">
            <text:p>295</text:p>
          </table:table-cell>
          <table:table-cell table:style-name="ce6" table:formula="of:=ROUND( IFERROR((( [.G1128]+ 1.9208) / ( [.G1128] + [.H1128]) - 1.96 * SQRT(([.G1128] *  [.H1128]) / ([.G1128] +  [.H1128]) + 0.9604) / ([.G1128] +  [.H1128])) / (1 + 3.8416 / ([.G1128] +  [.H1128]));0); 5) * 100" office:value-type="float" office:value="54.292" calcext:value-type="float">
            <text:p>54.29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lone Graph</text:p>
          </table:table-cell>
          <table:table-cell table:style-name="ce4" table:formula="of:=HYPERLINK( concat(&quot;https://leetcode.com/problems/&quot;; [.D1129]); [.B1129])" office:value-type="string" office:string-value="" calcext:value-type="error">
            <text:p>#NAME?</text:p>
          </table:table-cell>
          <table:table-cell table:style-name="ce6" office:value-type="string" calcext:value-type="string">
            <text:p>clone-graph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Breadth-first Search, Graph, </text:p>
          </table:table-cell>
          <table:table-cell table:style-name="ce6" office:value-type="float" office:value="1721" calcext:value-type="float">
            <text:p>1721</text:p>
          </table:table-cell>
          <table:table-cell table:style-name="ce6" office:value-type="float" office:value="1356" calcext:value-type="float">
            <text:p>1356</text:p>
          </table:table-cell>
          <table:table-cell table:style-name="ce6" table:formula="of:=ROUND( IFERROR((( [.G1129]+ 1.9208) / ( [.G1129] + [.H1129]) - 1.96 * SQRT(([.G1129] *  [.H1129]) / ([.G1129] +  [.H1129]) + 0.9604) / ([.G1129] +  [.H1129])) / (1 + 3.8416 / ([.G1129] +  [.H1129]));0); 5) * 100" office:value-type="float" office:value="54.171" calcext:value-type="float">
            <text:p>54.17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82" calcext:value-type="float">
            <text:p>1282</text:p>
          </table:table-cell>
          <table:table-cell table:style-name="ce2" office:value-type="string" calcext:value-type="string">
            <text:p>Group the People Given the Group Size They Belong To</text:p>
          </table:table-cell>
          <table:table-cell table:style-name="ce4" table:formula="of:=HYPERLINK( concat(&quot;https://leetcode.com/problems/&quot;; [.D1130]); [.B1130])" office:value-type="string" office:string-value="" calcext:value-type="error">
            <text:p>#NAME?</text:p>
          </table:table-cell>
          <table:table-cell table:style-name="ce6" office:value-type="string" calcext:value-type="string">
            <text:p>group-the-people-given-the-group-size-they-belong-to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294" calcext:value-type="float">
            <text:p>294</text:p>
          </table:table-cell>
          <table:table-cell table:style-name="ce6" office:value-type="float" office:value="210" calcext:value-type="float">
            <text:p>210</text:p>
          </table:table-cell>
          <table:table-cell table:style-name="ce6" table:formula="of:=ROUND( IFERROR((( [.G1130]+ 1.9208) / ( [.G1130] + [.H1130]) - 1.96 * SQRT(([.G1130] *  [.H1130]) / ([.G1130] +  [.H1130]) + 0.9604) / ([.G1130] +  [.H1130])) / (1 + 3.8416 / ([.G1130] +  [.H1130]));0); 5) * 100" office:value-type="float" office:value="53.982" calcext:value-type="float">
            <text:p>53.98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2" office:value-type="string" calcext:value-type="string">
            <text:p>Valid Word Square</text:p>
          </table:table-cell>
          <table:table-cell table:style-name="ce4" table:formula="of:=HYPERLINK( concat(&quot;https://leetcode.com/problems/&quot;; [.D1131]); [.B1131])" office:value-type="string" office:string-value="" calcext:value-type="error">
            <text:p>#NAME?</text:p>
          </table:table-cell>
          <table:table-cell table:style-name="ce6" office:value-type="string" calcext:value-type="string">
            <text:p>valid-word-square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114" calcext:value-type="float">
            <text:p>114</text:p>
          </table:table-cell>
          <table:table-cell table:style-name="ce6" table:formula="of:=ROUND( IFERROR((( [.G1131]+ 1.9208) / ( [.G1131] + [.H1131]) - 1.96 * SQRT(([.G1131] *  [.H1131]) / ([.G1131] +  [.H1131]) + 0.9604) / ([.G1131] +  [.H1131])) / (1 + 3.8416 / ([.G1131] +  [.H1131]));0); 5) * 100" office:value-type="float" office:value="53.6" calcext:value-type="float">
            <text:p>53.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Peeking Iterator</text:p>
          </table:table-cell>
          <table:table-cell table:style-name="ce4" table:formula="of:=HYPERLINK( concat(&quot;https://leetcode.com/problems/&quot;; [.D1132]); [.B1132])" office:value-type="string" office:string-value="" calcext:value-type="error">
            <text:p>#NAME?</text:p>
          </table:table-cell>
          <table:table-cell table:style-name="ce6" office:value-type="string" calcext:value-type="string">
            <text:p>peeking-iterato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sign, </text:p>
          </table:table-cell>
          <table:table-cell table:style-name="ce6" office:value-type="float" office:value="487" calcext:value-type="float">
            <text:p>487</text:p>
          </table:table-cell>
          <table:table-cell table:style-name="ce6" office:value-type="float" office:value="369" calcext:value-type="float">
            <text:p>369</text:p>
          </table:table-cell>
          <table:table-cell table:style-name="ce6" table:formula="of:=ROUND( IFERROR((( [.G1132]+ 1.9208) / ( [.G1132] + [.H1132]) - 1.96 * SQRT(([.G1132] *  [.H1132]) / ([.G1132] +  [.H1132]) + 0.9604) / ([.G1132] +  [.H1132])) / (1 + 3.8416 / ([.G1132] +  [.H1132]));0); 5) * 100" office:value-type="float" office:value="53.551" calcext:value-type="float">
            <text:p>53.5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Rotate List</text:p>
          </table:table-cell>
          <table:table-cell table:style-name="ce4" table:formula="of:=HYPERLINK( concat(&quot;https://leetcode.com/problems/&quot;; [.D1133]); [.B1133])" office:value-type="string" office:string-value="" calcext:value-type="error">
            <text:p>#NAME?</text:p>
          </table:table-cell>
          <table:table-cell table:style-name="ce6" office:value-type="string" calcext:value-type="string">
            <text:p>rotate-li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Two Pointers, </text:p>
          </table:table-cell>
          <table:table-cell table:style-name="ce6" office:value-type="float" office:value="1231" calcext:value-type="float">
            <text:p>1231</text:p>
          </table:table-cell>
          <table:table-cell table:style-name="ce6" office:value-type="float" office:value="997" calcext:value-type="float">
            <text:p>997</text:p>
          </table:table-cell>
          <table:table-cell table:style-name="ce6" table:formula="of:=ROUND( IFERROR((( [.G1133]+ 1.9208) / ( [.G1133] + [.H1133]) - 1.96 * SQRT(([.G1133] *  [.H1133]) / ([.G1133] +  [.H1133]) + 0.9604) / ([.G1133] +  [.H1133])) / (1 + 3.8416 / ([.G1133] +  [.H1133]));0); 5) * 100" office:value-type="float" office:value="53.179" calcext:value-type="float">
            <text:p>53.17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79" calcext:value-type="float">
            <text:p>1179</text:p>
          </table:table-cell>
          <table:table-cell table:style-name="ce2" office:value-type="string" calcext:value-type="string">
            <text:p>Reformat Department Table</text:p>
          </table:table-cell>
          <table:table-cell table:style-name="ce4" table:formula="of:=HYPERLINK( concat(&quot;https://leetcode.com/problems/&quot;; [.D1134]); [.B1134])" office:value-type="string" office:string-value="" calcext:value-type="error">
            <text:p>#NAME?</text:p>
          </table:table-cell>
          <table:table-cell table:style-name="ce6" office:value-type="string" calcext:value-type="string">
            <text:p>reformat-department-table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94" calcext:value-type="float">
            <text:p>94</text:p>
          </table:table-cell>
          <table:table-cell table:style-name="ce6" table:formula="of:=ROUND( IFERROR((( [.G1134]+ 1.9208) / ( [.G1134] + [.H1134]) - 1.96 * SQRT(([.G1134] *  [.H1134]) / ([.G1134] +  [.H1134]) + 0.9604) / ([.G1134] +  [.H1134])) / (1 + 3.8416 / ([.G1134] +  [.H1134]));0); 5) * 100" office:value-type="float" office:value="53.061" calcext:value-type="float">
            <text:p>53.06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2" office:value-type="string" calcext:value-type="string">
            <text:p>Dota2 Senate</text:p>
          </table:table-cell>
          <table:table-cell table:style-name="ce4" table:formula="of:=HYPERLINK( concat(&quot;https://leetcode.com/problems/&quot;; [.D1135]); [.B1135])" office:value-type="string" office:string-value="" calcext:value-type="error">
            <text:p>#NAME?</text:p>
          </table:table-cell>
          <table:table-cell table:style-name="ce6" office:value-type="string" calcext:value-type="string">
            <text:p>dota2-senat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276" calcext:value-type="float">
            <text:p>276</text:p>
          </table:table-cell>
          <table:table-cell table:style-name="ce6" office:value-type="float" office:value="205" calcext:value-type="float">
            <text:p>205</text:p>
          </table:table-cell>
          <table:table-cell table:style-name="ce6" table:formula="of:=ROUND( IFERROR((( [.G1135]+ 1.9208) / ( [.G1135] + [.H1135]) - 1.96 * SQRT(([.G1135] *  [.H1135]) / ([.G1135] +  [.H1135]) + 0.9604) / ([.G1135] +  [.H1135])) / (1 + 3.8416 / ([.G1135] +  [.H1135]));0); 5) * 100" office:value-type="float" office:value="52.92" calcext:value-type="float">
            <text:p>52.9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Elimination Game</text:p>
          </table:table-cell>
          <table:table-cell table:style-name="ce4" table:formula="of:=HYPERLINK( concat(&quot;https://leetcode.com/problems/&quot;; [.D1136]); [.B1136])" office:value-type="string" office:string-value="" calcext:value-type="error">
            <text:p>#NAME?</text:p>
          </table:table-cell>
          <table:table-cell table:style-name="ce6" office:value-type="string" calcext:value-type="string">
            <text:p>elimination-game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421" calcext:value-type="float">
            <text:p>421</text:p>
          </table:table-cell>
          <table:table-cell table:style-name="ce6" office:value-type="float" office:value="325" calcext:value-type="float">
            <text:p>325</text:p>
          </table:table-cell>
          <table:table-cell table:style-name="ce6" table:formula="of:=ROUND( IFERROR((( [.G1136]+ 1.9208) / ( [.G1136] + [.H1136]) - 1.96 * SQRT(([.G1136] *  [.H1136]) / ([.G1136] +  [.H1136]) + 0.9604) / ([.G1136] +  [.H1136])) / (1 + 3.8416 / ([.G1136] +  [.H1136]));0); 5) * 100" office:value-type="float" office:value="52.852" calcext:value-type="float">
            <text:p>52.85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Product Sales Analysis I</text:p>
          </table:table-cell>
          <table:table-cell table:style-name="ce4" table:formula="of:=HYPERLINK( concat(&quot;https://leetcode.com/problems/&quot;; [.D1137]); [.B1137])" office:value-type="string" office:string-value="" calcext:value-type="error">
            <text:p>#NAME?</text:p>
          </table:table-cell>
          <table:table-cell table:style-name="ce6" office:value-type="string" calcext:value-type="string">
            <text:p>product-sales-analysis-i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ROUND( IFERROR((( [.G1137]+ 1.9208) / ( [.G1137] + [.H1137]) - 1.96 * SQRT(([.G1137] *  [.H1137]) / ([.G1137] +  [.H1137]) + 0.9604) / ([.G1137] +  [.H1137])) / (1 + 3.8416 / ([.G1137] +  [.H1137]));0); 5) * 100" office:value-type="float" office:value="52.751" calcext:value-type="float">
            <text:p>52.7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44" calcext:value-type="float">
            <text:p>1244</text:p>
          </table:table-cell>
          <table:table-cell table:style-name="ce2" office:value-type="string" calcext:value-type="string">
            <text:p>Design A Leaderboard</text:p>
          </table:table-cell>
          <table:table-cell table:style-name="ce4" table:formula="of:=HYPERLINK( concat(&quot;https://leetcode.com/problems/&quot;; [.D1138]); [.B1138])" office:value-type="string" office:string-value="" calcext:value-type="error">
            <text:p>#NAME?</text:p>
          </table:table-cell>
          <table:table-cell table:style-name="ce6" office:value-type="string" calcext:value-type="string">
            <text:p>design-a-leaderboard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Sort, Design, 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49" calcext:value-type="float">
            <text:p>49</text:p>
          </table:table-cell>
          <table:table-cell table:style-name="ce6" table:formula="of:=ROUND( IFERROR((( [.G1138]+ 1.9208) / ( [.G1138] + [.H1138]) - 1.96 * SQRT(([.G1138] *  [.H1138]) / ([.G1138] +  [.H1138]) + 0.9604) / ([.G1138] +  [.H1138])) / (1 + 3.8416 / ([.G1138] +  [.H1138]));0); 5) * 100" office:value-type="float" office:value="52.734" calcext:value-type="float">
            <text:p>52.73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65" calcext:value-type="float">
            <text:p>1065</text:p>
          </table:table-cell>
          <table:table-cell table:style-name="ce2" office:value-type="string" calcext:value-type="string">
            <text:p>Index Pairs of a String</text:p>
          </table:table-cell>
          <table:table-cell table:style-name="ce4" table:formula="of:=HYPERLINK( concat(&quot;https://leetcode.com/problems/&quot;; [.D1139]); [.B1139])" office:value-type="string" office:string-value="" calcext:value-type="error">
            <text:p>#NAME?</text:p>
          </table:table-cell>
          <table:table-cell table:style-name="ce6" office:value-type="string" calcext:value-type="string">
            <text:p>index-pairs-of-a-string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Trie, 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formula="of:=ROUND( IFERROR((( [.G1139]+ 1.9208) / ( [.G1139] + [.H1139]) - 1.96 * SQRT(([.G1139] *  [.H1139]) / ([.G1139] +  [.H1139]) + 0.9604) / ([.G1139] +  [.H1139])) / (1 + 3.8416 / ([.G1139] +  [.H1139]));0); 5) * 100" office:value-type="float" office:value="52.501" calcext:value-type="float">
            <text:p>52.5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table:style-name="ce2" office:value-type="string" calcext:value-type="string">
            <text:p>Parse Lisp Expression</text:p>
          </table:table-cell>
          <table:table-cell table:style-name="ce4" table:formula="of:=HYPERLINK( concat(&quot;https://leetcode.com/problems/&quot;; [.D1140]); [.B1140])" office:value-type="string" office:string-value="" calcext:value-type="error">
            <text:p>#NAME?</text:p>
          </table:table-cell>
          <table:table-cell table:style-name="ce6" office:value-type="string" calcext:value-type="string">
            <text:p>parse-lisp-expression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202" calcext:value-type="float">
            <text:p>202</text:p>
          </table:table-cell>
          <table:table-cell table:style-name="ce6" table:formula="of:=ROUND( IFERROR((( [.G1140]+ 1.9208) / ( [.G1140] + [.H1140]) - 1.96 * SQRT(([.G1140] *  [.H1140]) / ([.G1140] +  [.H1140]) + 0.9604) / ([.G1140] +  [.H1140])) / (1 + 3.8416 / ([.G1140] +  [.H1140]));0); 5) * 100" office:value-type="float" office:value="52.215" calcext:value-type="float">
            <text:p>52.21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54" calcext:value-type="float">
            <text:p>754</text:p>
          </table:table-cell>
          <table:table-cell table:style-name="ce2" office:value-type="string" calcext:value-type="string">
            <text:p>Reach a Number</text:p>
          </table:table-cell>
          <table:table-cell table:style-name="ce4" table:formula="of:=HYPERLINK( concat(&quot;https://leetcode.com/problems/&quot;; [.D1141]); [.B1141])" office:value-type="string" office:string-value="" calcext:value-type="error">
            <text:p>#NAME?</text:p>
          </table:table-cell>
          <table:table-cell table:style-name="ce6" office:value-type="string" calcext:value-type="string">
            <text:p>reach-a-numb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345" calcext:value-type="float">
            <text:p>345</text:p>
          </table:table-cell>
          <table:table-cell table:style-name="ce6" table:formula="of:=ROUND( IFERROR((( [.G1141]+ 1.9208) / ( [.G1141] + [.H1141]) - 1.96 * SQRT(([.G1141] *  [.H1141]) / ([.G1141] +  [.H1141]) + 0.9604) / ([.G1141] +  [.H1141])) / (1 + 3.8416 / ([.G1141] +  [.H1141]));0); 5) * 100" office:value-type="float" office:value="52.086" calcext:value-type="float">
            <text:p>52.0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ontains Duplicate</text:p>
          </table:table-cell>
          <table:table-cell table:style-name="ce4" table:formula="of:=HYPERLINK( concat(&quot;https://leetcode.com/problems/&quot;; [.D1142]); [.B1142])" office:value-type="string" office:string-value="" calcext:value-type="error">
            <text:p>#NAME?</text:p>
          </table:table-cell>
          <table:table-cell table:style-name="ce6" office:value-type="string" calcext:value-type="string">
            <text:p>contains-duplicat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Hash Table, </text:p>
          </table:table-cell>
          <table:table-cell table:style-name="ce6" office:value-type="float" office:value="873" calcext:value-type="float">
            <text:p>873</text:p>
          </table:table-cell>
          <table:table-cell table:style-name="ce6" office:value-type="float" office:value="728" calcext:value-type="float">
            <text:p>728</text:p>
          </table:table-cell>
          <table:table-cell table:style-name="ce6" table:formula="of:=ROUND( IFERROR((( [.G1142]+ 1.9208) / ( [.G1142] + [.H1142]) - 1.96 * SQRT(([.G1142] *  [.H1142]) / ([.G1142] +  [.H1142]) + 0.9604) / ([.G1142] +  [.H1142])) / (1 + 3.8416 / ([.G1142] +  [.H1142]));0); 5) * 100" office:value-type="float" office:value="52.081" calcext:value-type="float">
            <text:p>52.0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506" calcext:value-type="float">
            <text:p>1506</text:p>
          </table:table-cell>
          <table:table-cell table:style-name="ce2" office:value-type="string" calcext:value-type="string">
            <text:p>Find Root of N-Ary Tree</text:p>
          </table:table-cell>
          <table:table-cell table:style-name="ce4" table:formula="of:=HYPERLINK( concat(&quot;https://leetcode.com/problems/&quot;; [.D1143]); [.B1143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root-of-n-ary-tree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ROUND( IFERROR((( [.G1143]+ 1.9208) / ( [.G1143] + [.H1143]) - 1.96 * SQRT(([.G1143] *  [.H1143]) / ([.G1143] +  [.H1143]) + 0.9604) / ([.G1143] +  [.H1143])) / (1 + 3.8416 / ([.G1143] +  [.H1143]));0); 5) * 100" office:value-type="float" office:value="52.02" calcext:value-type="float">
            <text:p>52.0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Shopping Offers</text:p>
          </table:table-cell>
          <table:table-cell table:style-name="ce4" table:formula="of:=HYPERLINK( concat(&quot;https://leetcode.com/problems/&quot;; [.D1144]); [.B1144])" office:value-type="string" office:string-value="" calcext:value-type="error">
            <text:p>#NAME?</text:p>
          </table:table-cell>
          <table:table-cell table:style-name="ce6" office:value-type="string" calcext:value-type="string">
            <text:p>shopping-offe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Depth-first Search, </text:p>
          </table:table-cell>
          <table:table-cell table:style-name="ce6" office:value-type="float" office:value="535" calcext:value-type="float">
            <text:p>535</text:p>
          </table:table-cell>
          <table:table-cell table:style-name="ce6" office:value-type="float" office:value="436" calcext:value-type="float">
            <text:p>436</text:p>
          </table:table-cell>
          <table:table-cell table:style-name="ce6" table:formula="of:=ROUND( IFERROR((( [.G1144]+ 1.9208) / ( [.G1144] + [.H1144]) - 1.96 * SQRT(([.G1144] *  [.H1144]) / ([.G1144] +  [.H1144]) + 0.9604) / ([.G1144] +  [.H1144])) / (1 + 3.8416 / ([.G1144] +  [.H1144]));0); 5) * 100" office:value-type="float" office:value="51.955" calcext:value-type="float">
            <text:p>51.95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Summary Ranges</text:p>
          </table:table-cell>
          <table:table-cell table:style-name="ce4" table:formula="of:=HYPERLINK( concat(&quot;https://leetcode.com/problems/&quot;; [.D1145]); [.B1145])" office:value-type="string" office:string-value="" calcext:value-type="error">
            <text:p>#NAME?</text:p>
          </table:table-cell>
          <table:table-cell table:style-name="ce6" office:value-type="string" calcext:value-type="string">
            <text:p>summary-rang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639" calcext:value-type="float">
            <text:p>639</text:p>
          </table:table-cell>
          <table:table-cell table:style-name="ce6" office:value-type="float" office:value="527" calcext:value-type="float">
            <text:p>527</text:p>
          </table:table-cell>
          <table:table-cell table:style-name="ce6" table:formula="of:=ROUND( IFERROR((( [.G1145]+ 1.9208) / ( [.G1145] + [.H1145]) - 1.96 * SQRT(([.G1145] *  [.H1145]) / ([.G1145] +  [.H1145]) + 0.9604) / ([.G1145] +  [.H1145])) / (1 + 3.8416 / ([.G1145] +  [.H1145]));0); 5) * 100" office:value-type="float" office:value="51.935" calcext:value-type="float">
            <text:p>51.9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style-name="ce2" office:value-type="string" calcext:value-type="string">
            <text:p>Median Employee Salary</text:p>
          </table:table-cell>
          <table:table-cell table:style-name="ce4" table:formula="of:=HYPERLINK( concat(&quot;https://leetcode.com/problems/&quot;; [.D1146]); [.B1146])" office:value-type="string" office:string-value="" calcext:value-type="error">
            <text:p>#NAME?</text:p>
          </table:table-cell>
          <table:table-cell table:style-name="ce6" office:value-type="string" calcext:value-type="string">
            <text:p>median-employee-salary</text:p>
          </table:table-cell>
          <table:table-cell table:style-name="ce8" office:value-type="string" calcext:value-type="string">
            <text:p>Hard</text:p>
          </table:table-cell>
          <table:table-cell table:style-name="ce11"/>
          <table:table-cell table:style-name="ce6" office:value-type="float" office:value="83" calcext:value-type="float">
            <text:p>83</text:p>
          </table:table-cell>
          <table:table-cell table:style-name="ce6" office:value-type="float" office:value="55" calcext:value-type="float">
            <text:p>55</text:p>
          </table:table-cell>
          <table:table-cell table:style-name="ce6" table:formula="of:=ROUND( IFERROR((( [.G1146]+ 1.9208) / ( [.G1146] + [.H1146]) - 1.96 * SQRT(([.G1146] *  [.H1146]) / ([.G1146] +  [.H1146]) + 0.9604) / ([.G1146] +  [.H1146])) / (1 + 3.8416 / ([.G1146] +  [.H1146]));0); 5) * 100" office:value-type="float" office:value="51.808" calcext:value-type="float">
            <text:p>51.8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table:style-name="ce2" office:value-type="string" calcext:value-type="string">
            <text:p>Exchange Seats</text:p>
          </table:table-cell>
          <table:table-cell table:style-name="ce4" table:formula="of:=HYPERLINK( concat(&quot;https://leetcode.com/problems/&quot;; [.D1147]); [.B1147])" office:value-type="string" office:string-value="" calcext:value-type="error">
            <text:p>#NAME?</text:p>
          </table:table-cell>
          <table:table-cell table:style-name="ce6" office:value-type="string" calcext:value-type="string">
            <text:p>exchange-seats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240" calcext:value-type="float">
            <text:p>240</text:p>
          </table:table-cell>
          <table:table-cell table:style-name="ce6" table:formula="of:=ROUND( IFERROR((( [.G1147]+ 1.9208) / ( [.G1147] + [.H1147]) - 1.96 * SQRT(([.G1147] *  [.H1147]) / ([.G1147] +  [.H1147]) + 0.9604) / ([.G1147] +  [.H1147])) / (1 + 3.8416 / ([.G1147] +  [.H1147]));0); 5) * 100" office:value-type="float" office:value="51.598" calcext:value-type="float">
            <text:p>51.59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62" calcext:value-type="float">
            <text:p>1362</text:p>
          </table:table-cell>
          <table:table-cell table:style-name="ce2" office:value-type="string" calcext:value-type="string">
            <text:p>Closest Divisors</text:p>
          </table:table-cell>
          <table:table-cell table:style-name="ce4" table:formula="of:=HYPERLINK( concat(&quot;https://leetcode.com/problems/&quot;; [.D1148]); [.B1148])" office:value-type="string" office:string-value="" calcext:value-type="error">
            <text:p>#NAME?</text:p>
          </table:table-cell>
          <table:table-cell table:style-name="ce6" office:value-type="string" calcext:value-type="string">
            <text:p>closest-diviso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ROUND( IFERROR((( [.G1148]+ 1.9208) / ( [.G1148] + [.H1148]) - 1.96 * SQRT(([.G1148] *  [.H1148]) / ([.G1148] +  [.H1148]) + 0.9604) / ([.G1148] +  [.H1148])) / (1 + 3.8416 / ([.G1148] +  [.H1148]));0); 5) * 100" office:value-type="float" office:value="51.57" calcext:value-type="float">
            <text:p>51.5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Nth Highest Salary</text:p>
          </table:table-cell>
          <table:table-cell table:style-name="ce4" table:formula="of:=HYPERLINK( concat(&quot;https://leetcode.com/problems/&quot;; [.D1149]); [.B1149])" office:value-type="string" office:string-value="" calcext:value-type="error">
            <text:p>#NAME?</text:p>
          </table:table-cell>
          <table:table-cell table:style-name="ce6" office:value-type="string" calcext:value-type="string">
            <text:p>nth-highest-salary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423" calcext:value-type="float">
            <text:p>423</text:p>
          </table:table-cell>
          <table:table-cell table:style-name="ce6" office:value-type="float" office:value="345" calcext:value-type="float">
            <text:p>345</text:p>
          </table:table-cell>
          <table:table-cell table:style-name="ce6" table:formula="of:=ROUND( IFERROR((( [.G1149]+ 1.9208) / ( [.G1149] + [.H1149]) - 1.96 * SQRT(([.G1149] *  [.H1149]) / ([.G1149] +  [.H1149]) + 0.9604) / ([.G1149] +  [.H1149])) / (1 + 3.8416 / ([.G1149] +  [.H1149]));0); 5) * 100" office:value-type="float" office:value="51.544" calcext:value-type="float">
            <text:p>51.54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29" calcext:value-type="float">
            <text:p>529</text:p>
          </table:table-cell>
          <table:table-cell table:style-name="ce2" office:value-type="string" calcext:value-type="string">
            <text:p>Minesweeper</text:p>
          </table:table-cell>
          <table:table-cell table:style-name="ce4" table:formula="of:=HYPERLINK( concat(&quot;https://leetcode.com/problems/&quot;; [.D1150]); [.B1150])" office:value-type="string" office:string-value="" calcext:value-type="error">
            <text:p>#NAME?</text:p>
          </table:table-cell>
          <table:table-cell table:style-name="ce6" office:value-type="string" calcext:value-type="string">
            <text:p>minesweep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Breadth-first Search, 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float" office:value="505" calcext:value-type="float">
            <text:p>505</text:p>
          </table:table-cell>
          <table:table-cell table:style-name="ce6" table:formula="of:=ROUND( IFERROR((( [.G1150]+ 1.9208) / ( [.G1150] + [.H1150]) - 1.96 * SQRT(([.G1150] *  [.H1150]) / ([.G1150] +  [.H1150]) + 0.9604) / ([.G1150] +  [.H1150])) / (1 + 3.8416 / ([.G1150] +  [.H1150]));0); 5) * 100" office:value-type="float" office:value="51.48" calcext:value-type="float">
            <text:p>51.4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Strobogrammatic Number III</text:p>
          </table:table-cell>
          <table:table-cell table:style-name="ce4" table:formula="of:=HYPERLINK( concat(&quot;https://leetcode.com/problems/&quot;; [.D1151]); [.B1151])" office:value-type="string" office:string-value="" calcext:value-type="error">
            <text:p>#NAME?</text:p>
          </table:table-cell>
          <table:table-cell table:style-name="ce6" office:value-type="string" calcext:value-type="string">
            <text:p>strobogrammatic-number-i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Recursion, 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140" calcext:value-type="float">
            <text:p>140</text:p>
          </table:table-cell>
          <table:table-cell table:style-name="ce6" table:formula="of:=ROUND( IFERROR((( [.G1151]+ 1.9208) / ( [.G1151] + [.H1151]) - 1.96 * SQRT(([.G1151] *  [.H1151]) / ([.G1151] +  [.H1151]) + 0.9604) / ([.G1151] +  [.H1151])) / (1 + 3.8416 / ([.G1151] +  [.H1151]));0); 5) * 100" office:value-type="float" office:value="51.205" calcext:value-type="float">
            <text:p>51.2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77" calcext:value-type="float">
            <text:p>1177</text:p>
          </table:table-cell>
          <table:table-cell table:style-name="ce2" office:value-type="string" calcext:value-type="string">
            <text:p>Can Make Palindrome from Substring</text:p>
          </table:table-cell>
          <table:table-cell table:style-name="ce4" table:formula="of:=HYPERLINK( concat(&quot;https://leetcode.com/problems/&quot;; [.D1152]); [.B1152])" office:value-type="string" office:string-value="" calcext:value-type="error">
            <text:p>#NAME?</text:p>
          </table:table-cell>
          <table:table-cell table:style-name="ce6" office:value-type="string" calcext:value-type="string">
            <text:p>can-make-palindrome-from-substr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String, 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153" calcext:value-type="float">
            <text:p>153</text:p>
          </table:table-cell>
          <table:table-cell table:style-name="ce6" table:formula="of:=ROUND( IFERROR((( [.G1152]+ 1.9208) / ( [.G1152] + [.H1152]) - 1.96 * SQRT(([.G1152] *  [.H1152]) / ([.G1152] +  [.H1152]) + 0.9604) / ([.G1152] +  [.H1152])) / (1 + 3.8416 / ([.G1152] +  [.H1152]));0); 5) * 100" office:value-type="float" office:value="51.049" calcext:value-type="float">
            <text:p>51.04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Two Sum III - Data structure design</text:p>
          </table:table-cell>
          <table:table-cell table:style-name="ce4" table:formula="of:=HYPERLINK( concat(&quot;https://leetcode.com/problems/&quot;; [.D1153]); [.B1153])" office:value-type="string" office:string-value="" calcext:value-type="error">
            <text:p>#NAME?</text:p>
          </table:table-cell>
          <table:table-cell table:style-name="ce6" office:value-type="string" calcext:value-type="string">
            <text:p>two-sum-iii-data-structure-design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Design, </text:p>
          </table:table-cell>
          <table:table-cell table:style-name="ce6" office:value-type="float" office:value="276" calcext:value-type="float">
            <text:p>276</text:p>
          </table:table-cell>
          <table:table-cell table:style-name="ce6" office:value-type="float" office:value="222" calcext:value-type="float">
            <text:p>222</text:p>
          </table:table-cell>
          <table:table-cell table:style-name="ce6" table:formula="of:=ROUND( IFERROR((( [.G1153]+ 1.9208) / ( [.G1153] + [.H1153]) - 1.96 * SQRT(([.G1153] *  [.H1153]) / ([.G1153] +  [.H1153]) + 0.9604) / ([.G1153] +  [.H1153])) / (1 + 3.8416 / ([.G1153] +  [.H1153]));0); 5) * 100" office:value-type="float" office:value="51.031" calcext:value-type="float">
            <text:p>51.03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41" calcext:value-type="float">
            <text:p>1341</text:p>
          </table:table-cell>
          <table:table-cell table:style-name="ce2" office:value-type="string" calcext:value-type="string">
            <text:p>Movie Rating</text:p>
          </table:table-cell>
          <table:table-cell table:style-name="ce4" table:formula="of:=HYPERLINK( concat(&quot;https://leetcode.com/problems/&quot;; [.D1154]); [.B1154])" office:value-type="string" office:string-value="" calcext:value-type="error">
            <text:p>#NAME?</text:p>
          </table:table-cell>
          <table:table-cell table:style-name="ce6" office:value-type="string" calcext:value-type="string">
            <text:p>movie-rating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ROUND( IFERROR((( [.G1154]+ 1.9208) / ( [.G1154] + [.H1154]) - 1.96 * SQRT(([.G1154] *  [.H1154]) / ([.G1154] +  [.H1154]) + 0.9604) / ([.G1154] +  [.H1154])) / (1 + 3.8416 / ([.G1154] +  [.H1154]));0); 5) * 100" office:value-type="float" office:value="50.986" calcext:value-type="float">
            <text:p>50.9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11" calcext:value-type="float">
            <text:p>911</text:p>
          </table:table-cell>
          <table:table-cell table:style-name="ce2" office:value-type="string" calcext:value-type="string">
            <text:p>Online Election</text:p>
          </table:table-cell>
          <table:table-cell table:style-name="ce4" table:formula="of:=HYPERLINK( concat(&quot;https://leetcode.com/problems/&quot;; [.D1155]); [.B1155])" office:value-type="string" office:string-value="" calcext:value-type="error">
            <text:p>#NAME?</text:p>
          </table:table-cell>
          <table:table-cell table:style-name="ce6" office:value-type="string" calcext:value-type="string">
            <text:p>online-elec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nary Search, </text:p>
          </table:table-cell>
          <table:table-cell table:style-name="ce6" office:value-type="float" office:value="348" calcext:value-type="float">
            <text:p>348</text:p>
          </table:table-cell>
          <table:table-cell table:style-name="ce6" office:value-type="float" office:value="289" calcext:value-type="float">
            <text:p>289</text:p>
          </table:table-cell>
          <table:table-cell table:style-name="ce6" table:formula="of:=ROUND( IFERROR((( [.G1155]+ 1.9208) / ( [.G1155] + [.H1155]) - 1.96 * SQRT(([.G1155] *  [.H1155]) / ([.G1155] +  [.H1155]) + 0.9604) / ([.G1155] +  [.H1155])) / (1 + 3.8416 / ([.G1155] +  [.H1155]));0); 5) * 100" office:value-type="float" office:value="50.749" calcext:value-type="float">
            <text:p>50.74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24" calcext:value-type="float">
            <text:p>924</text:p>
          </table:table-cell>
          <table:table-cell table:style-name="ce2" office:value-type="string" calcext:value-type="string">
            <text:p>Minimize Malware Spread</text:p>
          </table:table-cell>
          <table:table-cell table:style-name="ce4" table:formula="of:=HYPERLINK( concat(&quot;https://leetcode.com/problems/&quot;; [.D1156]); [.B1156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ize-malware-spread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epth-first Search, Union Find, 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229" calcext:value-type="float">
            <text:p>229</text:p>
          </table:table-cell>
          <table:table-cell table:style-name="ce6" table:formula="of:=ROUND( IFERROR((( [.G1156]+ 1.9208) / ( [.G1156] + [.H1156]) - 1.96 * SQRT(([.G1156] *  [.H1156]) / ([.G1156] +  [.H1156]) + 0.9604) / ([.G1156] +  [.H1156])) / (1 + 3.8416 / ([.G1156] +  [.H1156]));0); 5) * 100" office:value-type="float" office:value="50.573" calcext:value-type="float">
            <text:p>50.57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94" calcext:value-type="float">
            <text:p>1194</text:p>
          </table:table-cell>
          <table:table-cell table:style-name="ce2" office:value-type="string" calcext:value-type="string">
            <text:p>Tournament Winners</text:p>
          </table:table-cell>
          <table:table-cell table:style-name="ce4" table:formula="of:=HYPERLINK( concat(&quot;https://leetcode.com/problems/&quot;; [.D1157]); [.B1157])" office:value-type="string" office:string-value="" calcext:value-type="error">
            <text:p>#NAME?</text:p>
          </table:table-cell>
          <table:table-cell table:style-name="ce6" office:value-type="string" calcext:value-type="string">
            <text:p>tournament-winners</text:p>
          </table:table-cell>
          <table:table-cell table:style-name="ce8" office:value-type="string" calcext:value-type="string">
            <text:p>Hard</text:p>
          </table:table-cell>
          <table:table-cell table:style-name="ce11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formula="of:=ROUND( IFERROR((( [.G1157]+ 1.9208) / ( [.G1157] + [.H1157]) - 1.96 * SQRT(([.G1157] *  [.H1157]) / ([.G1157] +  [.H1157]) + 0.9604) / ([.G1157] +  [.H1157])) / (1 + 3.8416 / ([.G1157] +  [.H1157]));0); 5) * 100" office:value-type="float" office:value="50.439" calcext:value-type="float">
            <text:p>50.4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48" calcext:value-type="float">
            <text:p>948</text:p>
          </table:table-cell>
          <table:table-cell table:style-name="ce2" office:value-type="string" calcext:value-type="string">
            <text:p>Bag of Tokens</text:p>
          </table:table-cell>
          <table:table-cell table:style-name="ce4" table:formula="of:=HYPERLINK( concat(&quot;https://leetcode.com/problems/&quot;; [.D1158]); [.B1158])" office:value-type="string" office:string-value="" calcext:value-type="error">
            <text:p>#NAME?</text:p>
          </table:table-cell>
          <table:table-cell table:style-name="ce6" office:value-type="string" calcext:value-type="string">
            <text:p>bag-of-token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175" calcext:value-type="float">
            <text:p>175</text:p>
          </table:table-cell>
          <table:table-cell table:style-name="ce6" table:formula="of:=ROUND( IFERROR((( [.G1158]+ 1.9208) / ( [.G1158] + [.H1158]) - 1.96 * SQRT(([.G1158] *  [.H1158]) / ([.G1158] +  [.H1158]) + 0.9604) / ([.G1158] +  [.H1158])) / (1 + 3.8416 / ([.G1158] +  [.H1158]));0); 5) * 100" office:value-type="float" office:value="50.408" calcext:value-type="float">
            <text:p>50.4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Implement Stack using Queues</text:p>
          </table:table-cell>
          <table:table-cell table:style-name="ce4" table:formula="of:=HYPERLINK( concat(&quot;https://leetcode.com/problems/&quot;; [.D1159]); [.B1159])" office:value-type="string" office:string-value="" calcext:value-type="error">
            <text:p>#NAME?</text:p>
          </table:table-cell>
          <table:table-cell table:style-name="ce6" office:value-type="string" calcext:value-type="string">
            <text:p>implement-stack-using-queue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ack, Design, </text:p>
          </table:table-cell>
          <table:table-cell table:style-name="ce6" office:value-type="float" office:value="658" calcext:value-type="float">
            <text:p>658</text:p>
          </table:table-cell>
          <table:table-cell table:style-name="ce6" office:value-type="float" office:value="580" calcext:value-type="float">
            <text:p>580</text:p>
          </table:table-cell>
          <table:table-cell table:style-name="ce6" table:formula="of:=ROUND( IFERROR((( [.G1159]+ 1.9208) / ( [.G1159] + [.H1159]) - 1.96 * SQRT(([.G1159] *  [.H1159]) / ([.G1159] +  [.H1159]) + 0.9604) / ([.G1159] +  [.H1159])) / (1 + 3.8416 / ([.G1159] +  [.H1159]));0); 5) * 100" office:value-type="float" office:value="50.365" calcext:value-type="float">
            <text:p>50.36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97" calcext:value-type="float">
            <text:p>697</text:p>
          </table:table-cell>
          <table:table-cell table:style-name="ce2" office:value-type="string" calcext:value-type="string">
            <text:p>Degree of an Array</text:p>
          </table:table-cell>
          <table:table-cell table:style-name="ce4" table:formula="of:=HYPERLINK( concat(&quot;https://leetcode.com/problems/&quot;; [.D1160]); [.B1160])" office:value-type="string" office:string-value="" calcext:value-type="error">
            <text:p>#NAME?</text:p>
          </table:table-cell>
          <table:table-cell table:style-name="ce6" office:value-type="string" calcext:value-type="string">
            <text:p>degree-of-an-arra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865" calcext:value-type="float">
            <text:p>865</text:p>
          </table:table-cell>
          <table:table-cell table:style-name="ce6" office:value-type="float" office:value="775" calcext:value-type="float">
            <text:p>775</text:p>
          </table:table-cell>
          <table:table-cell table:style-name="ce6" table:formula="of:=ROUND( IFERROR((( [.G1160]+ 1.9208) / ( [.G1160] + [.H1160]) - 1.96 * SQRT(([.G1160] *  [.H1160]) / ([.G1160] +  [.H1160]) + 0.9604) / ([.G1160] +  [.H1160])) / (1 + 3.8416 / ([.G1160] +  [.H1160]));0); 5) * 100" office:value-type="float" office:value="50.324" calcext:value-type="float">
            <text:p>50.3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77" calcext:value-type="float">
            <text:p>777</text:p>
          </table:table-cell>
          <table:table-cell table:style-name="ce2" office:value-type="string" calcext:value-type="string">
            <text:p>Swap Adjacent in LR String</text:p>
          </table:table-cell>
          <table:table-cell table:style-name="ce4" table:formula="of:=HYPERLINK( concat(&quot;https://leetcode.com/problems/&quot;; [.D1161]); [.B1161])" office:value-type="string" office:string-value="" calcext:value-type="error">
            <text:p>#NAME?</text:p>
          </table:table-cell>
          <table:table-cell table:style-name="ce6" office:value-type="string" calcext:value-type="string">
            <text:p>swap-adjacent-in-lr-str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rainteaser, </text:p>
          </table:table-cell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327" calcext:value-type="float">
            <text:p>327</text:p>
          </table:table-cell>
          <table:table-cell table:style-name="ce6" table:formula="of:=ROUND( IFERROR((( [.G1161]+ 1.9208) / ( [.G1161] + [.H1161]) - 1.96 * SQRT(([.G1161] *  [.H1161]) / ([.G1161] +  [.H1161]) + 0.9604) / ([.G1161] +  [.H1161])) / (1 + 3.8416 / ([.G1161] +  [.H1161]));0); 5) * 100" office:value-type="float" office:value="50.063" calcext:value-type="float">
            <text:p>50.06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style-name="ce2" office:value-type="string" calcext:value-type="string">
            <text:p>Count The Repetitions</text:p>
          </table:table-cell>
          <table:table-cell table:style-name="ce4" table:formula="of:=HYPERLINK( concat(&quot;https://leetcode.com/problems/&quot;; [.D1162]); [.B1162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-the-repetition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140" calcext:value-type="float">
            <text:p>140</text:p>
          </table:table-cell>
          <table:table-cell table:style-name="ce6" table:formula="of:=ROUND( IFERROR((( [.G1162]+ 1.9208) / ( [.G1162] + [.H1162]) - 1.96 * SQRT(([.G1162] *  [.H1162]) / ([.G1162] +  [.H1162]) + 0.9604) / ([.G1162] +  [.H1162])) / (1 + 3.8416 / ([.G1162] +  [.H1162]));0); 5) * 100" office:value-type="float" office:value="50.034" calcext:value-type="float">
            <text:p>50.03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503" calcext:value-type="float">
            <text:p>1503</text:p>
          </table:table-cell>
          <table:table-cell table:style-name="ce2" office:value-type="string" calcext:value-type="string">
            <text:p>Last Moment Before All Ants Fall Out of a Plank</text:p>
          </table:table-cell>
          <table:table-cell table:style-name="ce4" table:formula="of:=HYPERLINK( concat(&quot;https://leetcode.com/problems/&quot;; [.D1163]); [.B1163])" office:value-type="string" office:string-value="" calcext:value-type="error">
            <text:p>#NAME?</text:p>
          </table:table-cell>
          <table:table-cell table:style-name="ce6" office:value-type="string" calcext:value-type="string">
            <text:p>last-moment-before-all-ants-fall-out-of-a-plank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Brainteaser, 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01" calcext:value-type="float">
            <text:p>101</text:p>
          </table:table-cell>
          <table:table-cell table:style-name="ce6" table:formula="of:=ROUND( IFERROR((( [.G1163]+ 1.9208) / ( [.G1163] + [.H1163]) - 1.96 * SQRT(([.G1163] *  [.H1163]) / ([.G1163] +  [.H1163]) + 0.9604) / ([.G1163] +  [.H1163])) / (1 + 3.8416 / ([.G1163] +  [.H1163]));0); 5) * 100" office:value-type="float" office:value="49.829" calcext:value-type="float">
            <text:p>49.8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27" calcext:value-type="float">
            <text:p>1127</text:p>
          </table:table-cell>
          <table:table-cell table:style-name="ce2" office:value-type="string" calcext:value-type="string">
            <text:p>User Purchase Platform</text:p>
          </table:table-cell>
          <table:table-cell table:style-name="ce4" table:formula="of:=HYPERLINK( concat(&quot;https://leetcode.com/problems/&quot;; [.D1164]); [.B1164])" office:value-type="string" office:string-value="" calcext:value-type="error">
            <text:p>#NAME?</text:p>
          </table:table-cell>
          <table:table-cell table:style-name="ce6" office:value-type="string" calcext:value-type="string">
            <text:p>user-purchase-platform</text:p>
          </table:table-cell>
          <table:table-cell table:style-name="ce8" office:value-type="string" calcext:value-type="string">
            <text:p>Hard</text:p>
          </table:table-cell>
          <table:table-cell table:style-name="ce11"/>
          <table:table-cell table:style-name="ce6" office:value-type="float" office:value="53" calcext:value-type="float">
            <text:p>53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formula="of:=ROUND( IFERROR((( [.G1164]+ 1.9208) / ( [.G1164] + [.H1164]) - 1.96 * SQRT(([.G1164] *  [.H1164]) / ([.G1164] +  [.H1164]) + 0.9604) / ([.G1164] +  [.H1164])) / (1 + 3.8416 / ([.G1164] +  [.H1164]));0); 5) * 100" office:value-type="float" office:value="49.781" calcext:value-type="float">
            <text:p>49.7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Erect the Fence</text:p>
          </table:table-cell>
          <table:table-cell table:style-name="ce4" table:formula="of:=HYPERLINK( concat(&quot;https://leetcode.com/problems/&quot;; [.D1165]); [.B1165])" office:value-type="string" office:string-value="" calcext:value-type="error">
            <text:p>#NAME?</text:p>
          </table:table-cell>
          <table:table-cell table:style-name="ce6" office:value-type="string" calcext:value-type="string">
            <text:p>erect-the-fenc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Geometry, 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185" calcext:value-type="float">
            <text:p>185</text:p>
          </table:table-cell>
          <table:table-cell table:style-name="ce6" table:formula="of:=ROUND( IFERROR((( [.G1165]+ 1.9208) / ( [.G1165] + [.H1165]) - 1.96 * SQRT(([.G1165] *  [.H1165]) / ([.G1165] +  [.H1165]) + 0.9604) / ([.G1165] +  [.H1165])) / (1 + 3.8416 / ([.G1165] +  [.H1165]));0); 5) * 100" office:value-type="float" office:value="49.213" calcext:value-type="float">
            <text:p>49.21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2" office:value-type="string" calcext:value-type="string">
            <text:p>Investments in 2016</text:p>
          </table:table-cell>
          <table:table-cell table:style-name="ce4" table:formula="of:=HYPERLINK( concat(&quot;https://leetcode.com/problems/&quot;; [.D1166]); [.B1166])" office:value-type="string" office:string-value="" calcext:value-type="error">
            <text:p>#NAME?</text:p>
          </table:table-cell>
          <table:table-cell table:style-name="ce6" office:value-type="string" calcext:value-type="string">
            <text:p>investments-in-2016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78" calcext:value-type="float">
            <text:p>78</text:p>
          </table:table-cell>
          <table:table-cell table:style-name="ce6" table:formula="of:=ROUND( IFERROR((( [.G1166]+ 1.9208) / ( [.G1166] + [.H1166]) - 1.96 * SQRT(([.G1166] *  [.H1166]) / ([.G1166] +  [.H1166]) + 0.9604) / ([.G1166] +  [.H1166])) / (1 + 3.8416 / ([.G1166] +  [.H1166]));0); 5) * 100" office:value-type="float" office:value="49.101" calcext:value-type="float">
            <text:p>49.1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2" office:value-type="string" calcext:value-type="string">
            <text:p>Integer Replacement</text:p>
          </table:table-cell>
          <table:table-cell table:style-name="ce4" table:formula="of:=HYPERLINK( concat(&quot;https://leetcode.com/problems/&quot;; [.D1167]); [.B1167])" office:value-type="string" office:string-value="" calcext:value-type="error">
            <text:p>#NAME?</text:p>
          </table:table-cell>
          <table:table-cell table:style-name="ce6" office:value-type="string" calcext:value-type="string">
            <text:p>integer-replacemen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Bit Manipulation, </text:p>
          </table:table-cell>
          <table:table-cell table:style-name="ce6" office:value-type="float" office:value="354" calcext:value-type="float">
            <text:p>354</text:p>
          </table:table-cell>
          <table:table-cell table:style-name="ce6" office:value-type="float" office:value="316" calcext:value-type="float">
            <text:p>316</text:p>
          </table:table-cell>
          <table:table-cell table:style-name="ce6" table:formula="of:=ROUND( IFERROR((( [.G1167]+ 1.9208) / ( [.G1167] + [.H1167]) - 1.96 * SQRT(([.G1167] *  [.H1167]) / ([.G1167] +  [.H1167]) + 0.9604) / ([.G1167] +  [.H1167])) / (1 + 3.8416 / ([.G1167] +  [.H1167]));0); 5) * 100" office:value-type="float" office:value="49.05" calcext:value-type="float">
            <text:p>49.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table:style-name="ce2" office:value-type="string" calcext:value-type="string">
            <text:p>Repeated String Match</text:p>
          </table:table-cell>
          <table:table-cell table:style-name="ce4" table:formula="of:=HYPERLINK( concat(&quot;https://leetcode.com/problems/&quot;; [.D1168]); [.B1168])" office:value-type="string" office:string-value="" calcext:value-type="error">
            <text:p>#NAME?</text:p>
          </table:table-cell>
          <table:table-cell table:style-name="ce6" office:value-type="string" calcext:value-type="string">
            <text:p>repeated-string-match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779" calcext:value-type="float">
            <text:p>779</text:p>
          </table:table-cell>
          <table:table-cell table:style-name="ce6" office:value-type="float" office:value="743" calcext:value-type="float">
            <text:p>743</text:p>
          </table:table-cell>
          <table:table-cell table:style-name="ce6" table:formula="of:=ROUND( IFERROR((( [.G1168]+ 1.9208) / ( [.G1168] + [.H1168]) - 1.96 * SQRT(([.G1168] *  [.H1168]) / ([.G1168] +  [.H1168]) + 0.9604) / ([.G1168] +  [.H1168])) / (1 + 3.8416 / ([.G1168] +  [.H1168]));0); 5) * 100" office:value-type="float" office:value="48.672" calcext:value-type="float">
            <text:p>48.67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Insertion Sort List</text:p>
          </table:table-cell>
          <table:table-cell table:style-name="ce4" table:formula="of:=HYPERLINK( concat(&quot;https://leetcode.com/problems/&quot;; [.D1169]); [.B1169])" office:value-type="string" office:string-value="" calcext:value-type="error">
            <text:p>#NAME?</text:p>
          </table:table-cell>
          <table:table-cell table:style-name="ce6" office:value-type="string" calcext:value-type="string">
            <text:p>insertion-sort-li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Sort, </text:p>
          </table:table-cell>
          <table:table-cell table:style-name="ce6" office:value-type="float" office:value="605" calcext:value-type="float">
            <text:p>605</text:p>
          </table:table-cell>
          <table:table-cell table:style-name="ce6" office:value-type="float" office:value="577" calcext:value-type="float">
            <text:p>577</text:p>
          </table:table-cell>
          <table:table-cell table:style-name="ce6" table:formula="of:=ROUND( IFERROR((( [.G1169]+ 1.9208) / ( [.G1169] + [.H1169]) - 1.96 * SQRT(([.G1169] *  [.H1169]) / ([.G1169] +  [.H1169]) + 0.9604) / ([.G1169] +  [.H1169])) / (1 + 3.8416 / ([.G1169] +  [.H1169]));0); 5) * 100" office:value-type="float" office:value="48.336" calcext:value-type="float">
            <text:p>48.33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table:style-name="ce2" office:value-type="string" calcext:value-type="string">
            <text:p>Minimum Factorization</text:p>
          </table:table-cell>
          <table:table-cell table:style-name="ce4" table:formula="of:=HYPERLINK( concat(&quot;https://leetcode.com/problems/&quot;; [.D1170]); [.B1170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factoriza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Recursion, 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formula="of:=ROUND( IFERROR((( [.G1170]+ 1.9208) / ( [.G1170] + [.H1170]) - 1.96 * SQRT(([.G1170] *  [.H1170]) / ([.G1170] +  [.H1170]) + 0.9604) / ([.G1170] +  [.H1170])) / (1 + 3.8416 / ([.G1170] +  [.H1170]));0); 5) * 100" office:value-type="float" office:value="48.111" calcext:value-type="float">
            <text:p>48.11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70" calcext:value-type="float">
            <text:p>1370</text:p>
          </table:table-cell>
          <table:table-cell table:style-name="ce2" office:value-type="string" calcext:value-type="string">
            <text:p>Increasing Decreasing String</text:p>
          </table:table-cell>
          <table:table-cell table:style-name="ce4" table:formula="of:=HYPERLINK( concat(&quot;https://leetcode.com/problems/&quot;; [.D1171]); [.B1171])" office:value-type="string" office:string-value="" calcext:value-type="error">
            <text:p>#NAME?</text:p>
          </table:table-cell>
          <table:table-cell table:style-name="ce6" office:value-type="string" calcext:value-type="string">
            <text:p>increasing-decreasing-string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Sort, 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137" calcext:value-type="float">
            <text:p>137</text:p>
          </table:table-cell>
          <table:table-cell table:style-name="ce6" table:formula="of:=ROUND( IFERROR((( [.G1171]+ 1.9208) / ( [.G1171] + [.H1171]) - 1.96 * SQRT(([.G1171] *  [.H1171]) / ([.G1171] +  [.H1171]) + 0.9604) / ([.G1171] +  [.H1171])) / (1 + 3.8416 / ([.G1171] +  [.H1171]));0); 5) * 100" office:value-type="float" office:value="47.859" calcext:value-type="float">
            <text:p>47.85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90" calcext:value-type="float">
            <text:p>690</text:p>
          </table:table-cell>
          <table:table-cell table:style-name="ce2" office:value-type="string" calcext:value-type="string">
            <text:p>Employee Importance</text:p>
          </table:table-cell>
          <table:table-cell table:style-name="ce4" table:formula="of:=HYPERLINK( concat(&quot;https://leetcode.com/problems/&quot;; [.D1172]); [.B1172])" office:value-type="string" office:string-value="" calcext:value-type="error">
            <text:p>#NAME?</text:p>
          </table:table-cell>
          <table:table-cell table:style-name="ce6" office:value-type="string" calcext:value-type="string">
            <text:p>employee-importanc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Depth-first Search, Breadth-first Search, 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632" calcext:value-type="float">
            <text:p>632</text:p>
          </table:table-cell>
          <table:table-cell table:style-name="ce6" table:formula="of:=ROUND( IFERROR((( [.G1172]+ 1.9208) / ( [.G1172] + [.H1172]) - 1.96 * SQRT(([.G1172] *  [.H1172]) / ([.G1172] +  [.H1172]) + 0.9604) / ([.G1172] +  [.H1172])) / (1 + 3.8416 / ([.G1172] +  [.H1172]));0); 5) * 100" office:value-type="float" office:value="47.65" calcext:value-type="float">
            <text:p>47.6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83" calcext:value-type="float">
            <text:p>683</text:p>
          </table:table-cell>
          <table:table-cell table:style-name="ce2" office:value-type="string" calcext:value-type="string">
            <text:p>K Empty Slots</text:p>
          </table:table-cell>
          <table:table-cell table:style-name="ce4" table:formula="of:=HYPERLINK( concat(&quot;https://leetcode.com/problems/&quot;; [.D1173]); [.B1173])" office:value-type="string" office:string-value="" calcext:value-type="error">
            <text:p>#NAME?</text:p>
          </table:table-cell>
          <table:table-cell table:style-name="ce6" office:value-type="string" calcext:value-type="string">
            <text:p>k-empty-slot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Ordered Map, </text:p>
          </table:table-cell>
          <table:table-cell table:style-name="ce6" office:value-type="float" office:value="583" calcext:value-type="float">
            <text:p>583</text:p>
          </table:table-cell>
          <table:table-cell table:style-name="ce6" office:value-type="float" office:value="572" calcext:value-type="float">
            <text:p>572</text:p>
          </table:table-cell>
          <table:table-cell table:style-name="ce6" table:formula="of:=ROUND( IFERROR((( [.G1173]+ 1.9208) / ( [.G1173] + [.H1173]) - 1.96 * SQRT(([.G1173] *  [.H1173]) / ([.G1173] +  [.H1173]) + 0.9604) / ([.G1173] +  [.H1173])) / (1 + 3.8416 / ([.G1173] +  [.H1173]));0); 5) * 100" office:value-type="float" office:value="47.596" calcext:value-type="float">
            <text:p>47.59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55" calcext:value-type="float">
            <text:p>1355</text:p>
          </table:table-cell>
          <table:table-cell table:style-name="ce2" office:value-type="string" calcext:value-type="string">
            <text:p>Activity Participants</text:p>
          </table:table-cell>
          <table:table-cell table:style-name="ce4" table:formula="of:=HYPERLINK( concat(&quot;https://leetcode.com/problems/&quot;; [.D1174]); [.B1174])" office:value-type="string" office:string-value="" calcext:value-type="error">
            <text:p>#NAME?</text:p>
          </table:table-cell>
          <table:table-cell table:style-name="ce6" office:value-type="string" calcext:value-type="string">
            <text:p>activity-participants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23" calcext:value-type="float">
            <text:p>23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ROUND( IFERROR((( [.G1174]+ 1.9208) / ( [.G1174] + [.H1174]) - 1.96 * SQRT(([.G1174] *  [.H1174]) / ([.G1174] +  [.H1174]) + 0.9604) / ([.G1174] +  [.H1174])) / (1 + 3.8416 / ([.G1174] +  [.H1174]));0); 5) * 100" office:value-type="float" office:value="47.575" calcext:value-type="float">
            <text:p>47.57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Reachable Nodes In Subdivided Graph</text:p>
          </table:table-cell>
          <table:table-cell table:style-name="ce4" table:formula="of:=HYPERLINK( concat(&quot;https://leetcode.com/problems/&quot;; [.D1175]); [.B1175])" office:value-type="string" office:string-value="" calcext:value-type="error">
            <text:p>#NAME?</text:p>
          </table:table-cell>
          <table:table-cell table:style-name="ce6" office:value-type="string" calcext:value-type="string">
            <text:p>reachable-nodes-in-subdivided-graph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eap, 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133" calcext:value-type="float">
            <text:p>133</text:p>
          </table:table-cell>
          <table:table-cell table:style-name="ce6" table:formula="of:=ROUND( IFERROR((( [.G1175]+ 1.9208) / ( [.G1175] + [.H1175]) - 1.96 * SQRT(([.G1175] *  [.H1175]) / ([.G1175] +  [.H1175]) + 0.9604) / ([.G1175] +  [.H1175])) / (1 + 3.8416 / ([.G1175] +  [.H1175]));0); 5) * 100" office:value-type="float" office:value="47.535" calcext:value-type="float">
            <text:p>47.5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01" calcext:value-type="float">
            <text:p>1201</text:p>
          </table:table-cell>
          <table:table-cell table:style-name="ce2" office:value-type="string" calcext:value-type="string">
            <text:p>Ugly Number III</text:p>
          </table:table-cell>
          <table:table-cell table:style-name="ce4" table:formula="of:=HYPERLINK( concat(&quot;https://leetcode.com/problems/&quot;; [.D1176]); [.B1176])" office:value-type="string" office:string-value="" calcext:value-type="error">
            <text:p>#NAME?</text:p>
          </table:table-cell>
          <table:table-cell table:style-name="ce6" office:value-type="string" calcext:value-type="string">
            <text:p>ugly-number-i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Binary Search, </text:p>
          </table:table-cell>
          <table:table-cell table:style-name="ce6" office:value-type="float" office:value="236" calcext:value-type="float">
            <text:p>236</text:p>
          </table:table-cell>
          <table:table-cell table:style-name="ce6" office:value-type="float" office:value="217" calcext:value-type="float">
            <text:p>217</text:p>
          </table:table-cell>
          <table:table-cell table:style-name="ce6" table:formula="of:=ROUND( IFERROR((( [.G1176]+ 1.9208) / ( [.G1176] + [.H1176]) - 1.96 * SQRT(([.G1176] *  [.H1176]) / ([.G1176] +  [.H1176]) + 0.9604) / ([.G1176] +  [.H1176])) / (1 + 3.8416 / ([.G1176] +  [.H1176]));0); 5) * 100" office:value-type="float" office:value="47.498" calcext:value-type="float">
            <text:p>47.49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97" calcext:value-type="float">
            <text:p>1297</text:p>
          </table:table-cell>
          <table:table-cell table:style-name="ce2" office:value-type="string" calcext:value-type="string">
            <text:p>Maximum Number of Occurrences of a Substring</text:p>
          </table:table-cell>
          <table:table-cell table:style-name="ce4" table:formula="of:=HYPERLINK( concat(&quot;https://leetcode.com/problems/&quot;; [.D1177]); [.B1177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number-of-occurrences-of-a-substr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Bit Manipulation, 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31" calcext:value-type="float">
            <text:p>131</text:p>
          </table:table-cell>
          <table:table-cell table:style-name="ce6" table:formula="of:=ROUND( IFERROR((( [.G1177]+ 1.9208) / ( [.G1177] + [.H1177]) - 1.96 * SQRT(([.G1177] *  [.H1177]) / ([.G1177] +  [.H1177]) + 0.9604) / ([.G1177] +  [.H1177])) / (1 + 3.8416 / ([.G1177] +  [.H1177]));0); 5) * 100" office:value-type="float" office:value="47.189" calcext:value-type="float">
            <text:p>47.18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Decode Ways</text:p>
          </table:table-cell>
          <table:table-cell table:style-name="ce4" table:formula="of:=HYPERLINK( concat(&quot;https://leetcode.com/problems/&quot;; [.D1178]); [.B1178])" office:value-type="string" office:string-value="" calcext:value-type="error">
            <text:p>#NAME?</text:p>
          </table:table-cell>
          <table:table-cell table:style-name="ce6" office:value-type="string" calcext:value-type="string">
            <text:p>decode-way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Dynamic Programming, </text:p>
          </table:table-cell>
          <table:table-cell table:style-name="ce6" office:value-type="float" office:value="2619" calcext:value-type="float">
            <text:p>2619</text:p>
          </table:table-cell>
          <table:table-cell table:style-name="ce6" office:value-type="float" office:value="2796" calcext:value-type="float">
            <text:p>2796</text:p>
          </table:table-cell>
          <table:table-cell table:style-name="ce6" table:formula="of:=ROUND( IFERROR((( [.G1178]+ 1.9208) / ( [.G1178] + [.H1178]) - 1.96 * SQRT(([.G1178] *  [.H1178]) / ([.G1178] +  [.H1178]) + 0.9604) / ([.G1178] +  [.H1178])) / (1 + 3.8416 / ([.G1178] +  [.H1178]));0); 5) * 100" office:value-type="float" office:value="47.036" calcext:value-type="float">
            <text:p>47.03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86" calcext:value-type="float">
            <text:p>1386</text:p>
          </table:table-cell>
          <table:table-cell table:style-name="ce2" office:value-type="string" calcext:value-type="string">
            <text:p>Cinema Seat Allocation</text:p>
          </table:table-cell>
          <table:table-cell table:style-name="ce4" table:formula="of:=HYPERLINK( concat(&quot;https://leetcode.com/problems/&quot;; [.D1179]); [.B1179])" office:value-type="string" office:string-value="" calcext:value-type="error">
            <text:p>#NAME?</text:p>
          </table:table-cell>
          <table:table-cell table:style-name="ce6" office:value-type="string" calcext:value-type="string">
            <text:p>cinema-seat-alloca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Greedy, 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07" calcext:value-type="float">
            <text:p>107</text:p>
          </table:table-cell>
          <table:table-cell table:style-name="ce6" table:formula="of:=ROUND( IFERROR((( [.G1179]+ 1.9208) / ( [.G1179] + [.H1179]) - 1.96 * SQRT(([.G1179] *  [.H1179]) / ([.G1179] +  [.H1179]) + 0.9604) / ([.G1179] +  [.H1179])) / (1 + 3.8416 / ([.G1179] +  [.H1179]));0); 5) * 100" office:value-type="float" office:value="47.028" calcext:value-type="float">
            <text:p>47.02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Contains Duplicate III</text:p>
          </table:table-cell>
          <table:table-cell table:style-name="ce4" table:formula="of:=HYPERLINK( concat(&quot;https://leetcode.com/problems/&quot;; [.D1180]); [.B1180])" office:value-type="string" office:string-value="" calcext:value-type="error">
            <text:p>#NAME?</text:p>
          </table:table-cell>
          <table:table-cell table:style-name="ce6" office:value-type="string" calcext:value-type="string">
            <text:p>contains-duplicate-i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ort, Ordered Map, </text:p>
          </table:table-cell>
          <table:table-cell table:style-name="ce6" office:value-type="float" office:value="1047" calcext:value-type="float">
            <text:p>1047</text:p>
          </table:table-cell>
          <table:table-cell table:style-name="ce6" office:value-type="float" office:value="1108" calcext:value-type="float">
            <text:p>1108</text:p>
          </table:table-cell>
          <table:table-cell table:style-name="ce6" table:formula="of:=ROUND( IFERROR((( [.G1180]+ 1.9208) / ( [.G1180] + [.H1180]) - 1.96 * SQRT(([.G1180] *  [.H1180]) / ([.G1180] +  [.H1180]) + 0.9604) / ([.G1180] +  [.H1180])) / (1 + 3.8416 / ([.G1180] +  [.H1180]));0); 5) * 100" office:value-type="float" office:value="46.479" calcext:value-type="float">
            <text:p>46.47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56" calcext:value-type="float">
            <text:p>1056</text:p>
          </table:table-cell>
          <table:table-cell table:style-name="ce2" office:value-type="string" calcext:value-type="string">
            <text:p>Confusing Number</text:p>
          </table:table-cell>
          <table:table-cell table:style-name="ce4" table:formula="of:=HYPERLINK( concat(&quot;https://leetcode.com/problems/&quot;; [.D1181]); [.B1181])" office:value-type="string" office:string-value="" calcext:value-type="error">
            <text:p>#NAME?</text:p>
          </table:table-cell>
          <table:table-cell table:style-name="ce6" office:value-type="string" calcext:value-type="string">
            <text:p>confusing-numb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ROUND( IFERROR((( [.G1181]+ 1.9208) / ( [.G1181] + [.H1181]) - 1.96 * SQRT(([.G1181] *  [.H1181]) / ([.G1181] +  [.H1181]) + 0.9604) / ([.G1181] +  [.H1181])) / (1 + 3.8416 / ([.G1181] +  [.H1181]));0); 5) * 100" office:value-type="float" office:value="46.432" calcext:value-type="float">
            <text:p>46.43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Unique Morse Code Words</text:p>
          </table:table-cell>
          <table:table-cell table:style-name="ce4" table:formula="of:=HYPERLINK( concat(&quot;https://leetcode.com/problems/&quot;; [.D1182]); [.B1182])" office:value-type="string" office:string-value="" calcext:value-type="error">
            <text:p>#NAME?</text:p>
          </table:table-cell>
          <table:table-cell table:style-name="ce6" office:value-type="string" calcext:value-type="string">
            <text:p>unique-morse-code-word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643" calcext:value-type="float">
            <text:p>643</text:p>
          </table:table-cell>
          <table:table-cell table:style-name="ce6" table:formula="of:=ROUND( IFERROR((( [.G1182]+ 1.9208) / ( [.G1182] + [.H1182]) - 1.96 * SQRT(([.G1182] *  [.H1182]) / ([.G1182] +  [.H1182]) + 0.9604) / ([.G1182] +  [.H1182])) / (1 + 3.8416 / ([.G1182] +  [.H1182]));0); 5) * 100" office:value-type="float" office:value="46.339" calcext:value-type="float">
            <text:p>46.3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Find the Derangement of An Array</text:p>
          </table:table-cell>
          <table:table-cell table:style-name="ce4" table:formula="of:=HYPERLINK( concat(&quot;https://leetcode.com/problems/&quot;; [.D1183]); [.B1183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the-derangement-of-an-arra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17" calcext:value-type="float">
            <text:p>117</text:p>
          </table:table-cell>
          <table:table-cell table:style-name="ce6" table:formula="of:=ROUND( IFERROR((( [.G1183]+ 1.9208) / ( [.G1183] + [.H1183]) - 1.96 * SQRT(([.G1183] *  [.H1183]) / ([.G1183] +  [.H1183]) + 0.9604) / ([.G1183] +  [.H1183])) / (1 + 3.8416 / ([.G1183] +  [.H1183]));0); 5) * 100" office:value-type="float" office:value="46.209" calcext:value-type="float">
            <text:p>46.20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37" calcext:value-type="float">
            <text:p>1437</text:p>
          </table:table-cell>
          <table:table-cell table:style-name="ce2" office:value-type="string" calcext:value-type="string">
            <text:p>Check If All 1's Are at Least Length K Places Away</text:p>
          </table:table-cell>
          <table:table-cell table:style-name="ce4" table:formula="of:=HYPERLINK( concat(&quot;https://leetcode.com/problems/&quot;; [.D1184]); [.B1184])" office:value-type="string" office:string-value="" calcext:value-type="error">
            <text:p>#NAME?</text:p>
          </table:table-cell>
          <table:table-cell table:style-name="ce6" office:value-type="string" calcext:value-type="string">
            <text:p>check-if-all-1s-are-at-least-length-k-places-awa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62" calcext:value-type="float">
            <text:p>62</text:p>
          </table:table-cell>
          <table:table-cell table:style-name="ce6" table:formula="of:=ROUND( IFERROR((( [.G1184]+ 1.9208) / ( [.G1184] + [.H1184]) - 1.96 * SQRT(([.G1184] *  [.H1184]) / ([.G1184] +  [.H1184]) + 0.9604) / ([.G1184] +  [.H1184])) / (1 + 3.8416 / ([.G1184] +  [.H1184]));0); 5) * 100" office:value-type="float" office:value="46.035" calcext:value-type="float">
            <text:p>46.0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43" calcext:value-type="float">
            <text:p>843</text:p>
          </table:table-cell>
          <table:table-cell table:style-name="ce2" office:value-type="string" calcext:value-type="string">
            <text:p>Guess the Word</text:p>
          </table:table-cell>
          <table:table-cell table:style-name="ce4" table:formula="of:=HYPERLINK( concat(&quot;https://leetcode.com/problems/&quot;; [.D1185]); [.B1185])" office:value-type="string" office:string-value="" calcext:value-type="error">
            <text:p>#NAME?</text:p>
          </table:table-cell>
          <table:table-cell table:style-name="ce6" office:value-type="string" calcext:value-type="string">
            <text:p>guess-the-word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inimax, </text:p>
          </table:table-cell>
          <table:table-cell table:style-name="ce6" office:value-type="float" office:value="548" calcext:value-type="float">
            <text:p>548</text:p>
          </table:table-cell>
          <table:table-cell table:style-name="ce6" office:value-type="float" office:value="580" calcext:value-type="float">
            <text:p>580</text:p>
          </table:table-cell>
          <table:table-cell table:style-name="ce6" table:formula="of:=ROUND( IFERROR((( [.G1185]+ 1.9208) / ( [.G1185] + [.H1185]) - 1.96 * SQRT(([.G1185] *  [.H1185]) / ([.G1185] +  [.H1185]) + 0.9604) / ([.G1185] +  [.H1185])) / (1 + 3.8416 / ([.G1185] +  [.H1185]));0); 5) * 100" office:value-type="float" office:value="45.675" calcext:value-type="float">
            <text:p>45.67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44" calcext:value-type="float">
            <text:p>1144</text:p>
          </table:table-cell>
          <table:table-cell table:style-name="ce2" office:value-type="string" calcext:value-type="string">
            <text:p>Decrease Elements To Make Array Zigzag</text:p>
          </table:table-cell>
          <table:table-cell table:style-name="ce4" table:formula="of:=HYPERLINK( concat(&quot;https://leetcode.com/problems/&quot;; [.D1186]); [.B1186])" office:value-type="string" office:string-value="" calcext:value-type="error">
            <text:p>#NAME?</text:p>
          </table:table-cell>
          <table:table-cell table:style-name="ce6" office:value-type="string" calcext:value-type="string">
            <text:p>decrease-elements-to-make-array-zigza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99" calcext:value-type="float">
            <text:p>99</text:p>
          </table:table-cell>
          <table:table-cell table:style-name="ce6" table:formula="of:=ROUND( IFERROR((( [.G1186]+ 1.9208) / ( [.G1186] + [.H1186]) - 1.96 * SQRT(([.G1186] *  [.H1186]) / ([.G1186] +  [.H1186]) + 0.9604) / ([.G1186] +  [.H1186])) / (1 + 3.8416 / ([.G1186] +  [.H1186]));0); 5) * 100" office:value-type="float" office:value="45.635" calcext:value-type="float">
            <text:p>45.6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Insert into a Sorted Circular Linked List</text:p>
          </table:table-cell>
          <table:table-cell table:style-name="ce4" table:formula="of:=HYPERLINK( concat(&quot;https://leetcode.com/problems/&quot;; [.D1187]); [.B1187])" office:value-type="string" office:string-value="" calcext:value-type="error">
            <text:p>#NAME?</text:p>
          </table:table-cell>
          <table:table-cell table:style-name="ce6" office:value-type="string" calcext:value-type="string">
            <text:p>insert-into-a-sorted-circular-linked-li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</text:p>
          </table:table-cell>
          <table:table-cell table:style-name="ce6" office:value-type="float" office:value="294" calcext:value-type="float">
            <text:p>294</text:p>
          </table:table-cell>
          <table:table-cell table:style-name="ce6" office:value-type="float" office:value="300" calcext:value-type="float">
            <text:p>300</text:p>
          </table:table-cell>
          <table:table-cell table:style-name="ce6" table:formula="of:=ROUND( IFERROR((( [.G1187]+ 1.9208) / ( [.G1187] + [.H1187]) - 1.96 * SQRT(([.G1187] *  [.H1187]) / ([.G1187] +  [.H1187]) + 0.9604) / ([.G1187] +  [.H1187])) / (1 + 3.8416 / ([.G1187] +  [.H1187]));0); 5) * 100" office:value-type="float" office:value="45.49" calcext:value-type="float">
            <text:p>45.4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2" office:value-type="string" calcext:value-type="string">
            <text:p>Zuma Game</text:p>
          </table:table-cell>
          <table:table-cell table:style-name="ce4" table:formula="of:=HYPERLINK( concat(&quot;https://leetcode.com/problems/&quot;; [.D1188]); [.B1188])" office:value-type="string" office:string-value="" calcext:value-type="error">
            <text:p>#NAME?</text:p>
          </table:table-cell>
          <table:table-cell table:style-name="ce6" office:value-type="string" calcext:value-type="string">
            <text:p>zuma-gam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epth-first Search, 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204" calcext:value-type="float">
            <text:p>204</text:p>
          </table:table-cell>
          <table:table-cell table:style-name="ce6" table:formula="of:=ROUND( IFERROR((( [.G1188]+ 1.9208) / ( [.G1188] + [.H1188]) - 1.96 * SQRT(([.G1188] *  [.H1188]) / ([.G1188] +  [.H1188]) + 0.9604) / ([.G1188] +  [.H1188])) / (1 + 3.8416 / ([.G1188] +  [.H1188]));0); 5) * 100" office:value-type="float" office:value="45.043" calcext:value-type="float">
            <text:p>45.04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67" calcext:value-type="float">
            <text:p>1467</text:p>
          </table:table-cell>
          <table:table-cell table:style-name="ce2" office:value-type="string" calcext:value-type="string">
            <text:p>Probability of a Two Boxes Having The Same Number of Distinct Balls</text:p>
          </table:table-cell>
          <table:table-cell table:style-name="ce4" table:formula="of:=HYPERLINK( concat(&quot;https://leetcode.com/problems/&quot;; [.D1189]); [.B1189])" office:value-type="string" office:string-value="" calcext:value-type="error">
            <text:p>#NAME?</text:p>
          </table:table-cell>
          <table:table-cell table:style-name="ce6" office:value-type="string" calcext:value-type="string">
            <text:p>probability-of-a-two-boxes-having-the-same-number-of-distinct-ball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Backtracking, 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96" calcext:value-type="float">
            <text:p>96</text:p>
          </table:table-cell>
          <table:table-cell table:style-name="ce6" table:formula="of:=ROUND( IFERROR((( [.G1189]+ 1.9208) / ( [.G1189] + [.H1189]) - 1.96 * SQRT(([.G1189] *  [.H1189]) / ([.G1189] +  [.H1189]) + 0.9604) / ([.G1189] +  [.H1189])) / (1 + 3.8416 / ([.G1189] +  [.H1189]));0); 5) * 100" office:value-type="float" office:value="44.849" calcext:value-type="float">
            <text:p>44.84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19" calcext:value-type="float">
            <text:p>1119</text:p>
          </table:table-cell>
          <table:table-cell table:style-name="ce2" office:value-type="string" calcext:value-type="string">
            <text:p>Remove Vowels from a String</text:p>
          </table:table-cell>
          <table:table-cell table:style-name="ce4" table:formula="of:=HYPERLINK( concat(&quot;https://leetcode.com/problems/&quot;; [.D1190]); [.B1190])" office:value-type="string" office:string-value="" calcext:value-type="error">
            <text:p>#NAME?</text:p>
          </table:table-cell>
          <table:table-cell table:style-name="ce6" office:value-type="string" calcext:value-type="string">
            <text:p>remove-vowels-from-a-string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79" calcext:value-type="float">
            <text:p>79</text:p>
          </table:table-cell>
          <table:table-cell table:style-name="ce6" table:formula="of:=ROUND( IFERROR((( [.G1190]+ 1.9208) / ( [.G1190] + [.H1190]) - 1.96 * SQRT(([.G1190] *  [.H1190]) / ([.G1190] +  [.H1190]) + 0.9604) / ([.G1190] +  [.H1190])) / (1 + 3.8416 / ([.G1190] +  [.H1190]));0); 5) * 100" office:value-type="float" office:value="44.538" calcext:value-type="float">
            <text:p>44.53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2" office:value-type="string" calcext:value-type="string">
            <text:p>Random Point in Non-overlapping Rectangles</text:p>
          </table:table-cell>
          <table:table-cell table:style-name="ce4" table:formula="of:=HYPERLINK( concat(&quot;https://leetcode.com/problems/&quot;; [.D1191]); [.B1191])" office:value-type="string" office:string-value="" calcext:value-type="error">
            <text:p>#NAME?</text:p>
          </table:table-cell>
          <table:table-cell table:style-name="ce6" office:value-type="string" calcext:value-type="string">
            <text:p>random-point-in-non-overlapping-rectangl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nary Search, Random, 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195" calcext:value-type="float">
            <text:p>195</text:p>
          </table:table-cell>
          <table:table-cell table:style-name="ce6" table:formula="of:=ROUND( IFERROR((( [.G1191]+ 1.9208) / ( [.G1191] + [.H1191]) - 1.96 * SQRT(([.G1191] *  [.H1191]) / ([.G1191] +  [.H1191]) + 0.9604) / ([.G1191] +  [.H1191])) / (1 + 3.8416 / ([.G1191] +  [.H1191]));0); 5) * 100" office:value-type="float" office:value="44.524" calcext:value-type="float">
            <text:p>44.5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table:style-name="ce2" office:value-type="string" calcext:value-type="string">
            <text:p>Biggest Single Number</text:p>
          </table:table-cell>
          <table:table-cell table:style-name="ce4" table:formula="of:=HYPERLINK( concat(&quot;https://leetcode.com/problems/&quot;; [.D1192]); [.B1192])" office:value-type="string" office:string-value="" calcext:value-type="error">
            <text:p>#NAME?</text:p>
          </table:table-cell>
          <table:table-cell table:style-name="ce6" office:value-type="string" calcext:value-type="string">
            <text:p>biggest-single-number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68" calcext:value-type="float">
            <text:p>68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formula="of:=ROUND( IFERROR((( [.G1192]+ 1.9208) / ( [.G1192] + [.H1192]) - 1.96 * SQRT(([.G1192] *  [.H1192]) / ([.G1192] +  [.H1192]) + 0.9604) / ([.G1192] +  [.H1192])) / (1 + 3.8416 / ([.G1192] +  [.H1192]));0); 5) * 100" office:value-type="float" office:value="44.515" calcext:value-type="float">
            <text:p>44.51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Minimum Unique Word Abbreviation</text:p>
          </table:table-cell>
          <table:table-cell table:style-name="ce4" table:formula="of:=HYPERLINK( concat(&quot;https://leetcode.com/problems/&quot;; [.D1193]); [.B1193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unique-word-abbreviation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acktracking, Bit Manipulation, 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23" calcext:value-type="float">
            <text:p>123</text:p>
          </table:table-cell>
          <table:table-cell table:style-name="ce6" table:formula="of:=ROUND( IFERROR((( [.G1193]+ 1.9208) / ( [.G1193] + [.H1193]) - 1.96 * SQRT(([.G1193] *  [.H1193]) / ([.G1193] +  [.H1193]) + 0.9604) / ([.G1193] +  [.H1193])) / (1 + 3.8416 / ([.G1193] +  [.H1193]));0); 5) * 100" office:value-type="float" office:value="44.431" calcext:value-type="float">
            <text:p>44.43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2" office:value-type="string" calcext:value-type="string">
            <text:p>Heaters</text:p>
          </table:table-cell>
          <table:table-cell table:style-name="ce4" table:formula="of:=HYPERLINK( concat(&quot;https://leetcode.com/problems/&quot;; [.D1194]); [.B1194])" office:value-type="string" office:string-value="" calcext:value-type="error">
            <text:p>#NAME?</text:p>
          </table:table-cell>
          <table:table-cell table:style-name="ce6" office:value-type="string" calcext:value-type="string">
            <text:p>heater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Binary Search, </text:p>
          </table:table-cell>
          <table:table-cell table:style-name="ce6" office:value-type="float" office:value="713" calcext:value-type="float">
            <text:p>713</text:p>
          </table:table-cell>
          <table:table-cell table:style-name="ce6" office:value-type="float" office:value="811" calcext:value-type="float">
            <text:p>811</text:p>
          </table:table-cell>
          <table:table-cell table:style-name="ce6" table:formula="of:=ROUND( IFERROR((( [.G1194]+ 1.9208) / ( [.G1194] + [.H1194]) - 1.96 * SQRT(([.G1194] *  [.H1194]) / ([.G1194] +  [.H1194]) + 0.9604) / ([.G1194] +  [.H1194])) / (1 + 3.8416 / ([.G1194] +  [.H1194]));0); 5) * 100" office:value-type="float" office:value="44.291" calcext:value-type="float">
            <text:p>44.29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Rabbits in Forest</text:p>
          </table:table-cell>
          <table:table-cell table:style-name="ce4" table:formula="of:=HYPERLINK( concat(&quot;https://leetcode.com/problems/&quot;; [.D1195]); [.B1195])" office:value-type="string" office:string-value="" calcext:value-type="error">
            <text:p>#NAME?</text:p>
          </table:table-cell>
          <table:table-cell table:style-name="ce6" office:value-type="string" calcext:value-type="string">
            <text:p>rabbits-in-fore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Math, </text:p>
          </table:table-cell>
          <table:table-cell table:style-name="ce6" office:value-type="float" office:value="266" calcext:value-type="float">
            <text:p>266</text:p>
          </table:table-cell>
          <table:table-cell table:style-name="ce6" office:value-type="float" office:value="285" calcext:value-type="float">
            <text:p>285</text:p>
          </table:table-cell>
          <table:table-cell table:style-name="ce6" table:formula="of:=ROUND( IFERROR((( [.G1195]+ 1.9208) / ( [.G1195] + [.H1195]) - 1.96 * SQRT(([.G1195] *  [.H1195]) / ([.G1195] +  [.H1195]) + 0.9604) / ([.G1195] +  [.H1195])) / (1 + 3.8416 / ([.G1195] +  [.H1195]));0); 5) * 100" office:value-type="float" office:value="44.13" calcext:value-type="float">
            <text:p>44.1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Missing Number</text:p>
          </table:table-cell>
          <table:table-cell table:style-name="ce4" table:formula="of:=HYPERLINK( concat(&quot;https://leetcode.com/problems/&quot;; [.D1196]); [.B1196])" office:value-type="string" office:string-value="" calcext:value-type="error">
            <text:p>#NAME?</text:p>
          </table:table-cell>
          <table:table-cell table:style-name="ce6" office:value-type="string" calcext:value-type="string">
            <text:p>missing-numb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Math, Bit Manipulation, </text:p>
          </table:table-cell>
          <table:table-cell table:style-name="ce6" office:value-type="float" office:value="1752" calcext:value-type="float">
            <text:p>1752</text:p>
          </table:table-cell>
          <table:table-cell table:style-name="ce6" office:value-type="float" office:value="2089" calcext:value-type="float">
            <text:p>2089</text:p>
          </table:table-cell>
          <table:table-cell table:style-name="ce6" table:formula="of:=ROUND( IFERROR((( [.G1196]+ 1.9208) / ( [.G1196] + [.H1196]) - 1.96 * SQRT(([.G1196] *  [.H1196]) / ([.G1196] +  [.H1196]) + 0.9604) / ([.G1196] +  [.H1196])) / (1 + 3.8416 / ([.G1196] +  [.H1196]));0); 5) * 100" office:value-type="float" office:value="44.043" calcext:value-type="float">
            <text:p>44.04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2" office:value-type="string" calcext:value-type="string">
            <text:p>Arranging Coins</text:p>
          </table:table-cell>
          <table:table-cell table:style-name="ce4" table:formula="of:=HYPERLINK( concat(&quot;https://leetcode.com/problems/&quot;; [.D1197]); [.B1197])" office:value-type="string" office:string-value="" calcext:value-type="error">
            <text:p>#NAME?</text:p>
          </table:table-cell>
          <table:table-cell table:style-name="ce6" office:value-type="string" calcext:value-type="string">
            <text:p>arranging-coin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Binary Search, </text:p>
          </table:table-cell>
          <table:table-cell table:style-name="ce6" office:value-type="float" office:value="604" calcext:value-type="float">
            <text:p>604</text:p>
          </table:table-cell>
          <table:table-cell table:style-name="ce6" office:value-type="float" office:value="689" calcext:value-type="float">
            <text:p>689</text:p>
          </table:table-cell>
          <table:table-cell table:style-name="ce6" table:formula="of:=ROUND( IFERROR((( [.G1197]+ 1.9208) / ( [.G1197] + [.H1197]) - 1.96 * SQRT(([.G1197] *  [.H1197]) / ([.G1197] +  [.H1197]) + 0.9604) / ([.G1197] +  [.H1197])) / (1 + 3.8416 / ([.G1197] +  [.H1197]));0); 5) * 100" office:value-type="float" office:value="44.007" calcext:value-type="float">
            <text:p>44.00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Find Peak Element</text:p>
          </table:table-cell>
          <table:table-cell table:style-name="ce4" table:formula="of:=HYPERLINK( concat(&quot;https://leetcode.com/problems/&quot;; [.D1198]); [.B1198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peak-elemen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Binary Search, </text:p>
          </table:table-cell>
          <table:table-cell table:style-name="ce6" office:value-type="float" office:value="1726" calcext:value-type="float">
            <text:p>1726</text:p>
          </table:table-cell>
          <table:table-cell table:style-name="ce6" office:value-type="float" office:value="2065" calcext:value-type="float">
            <text:p>2065</text:p>
          </table:table-cell>
          <table:table-cell table:style-name="ce6" table:formula="of:=ROUND( IFERROR((( [.G1198]+ 1.9208) / ( [.G1198] + [.H1198]) - 1.96 * SQRT(([.G1198] *  [.H1198]) / ([.G1198] +  [.H1198]) + 0.9604) / ([.G1198] +  [.H1198])) / (1 + 3.8416 / ([.G1198] +  [.H1198]));0); 5) * 100" office:value-type="float" office:value="43.949" calcext:value-type="float">
            <text:p>43.94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mplement strStr()</text:p>
          </table:table-cell>
          <table:table-cell table:style-name="ce4" table:formula="of:=HYPERLINK( concat(&quot;https://leetcode.com/problems/&quot;; [.D1199]); [.B1199])" office:value-type="string" office:string-value="" calcext:value-type="error">
            <text:p>#NAME?</text:p>
          </table:table-cell>
          <table:table-cell table:style-name="ce6" office:value-type="string" calcext:value-type="string">
            <text:p>implement-strst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wo Pointers, String, </text:p>
          </table:table-cell>
          <table:table-cell table:style-name="ce6" office:value-type="float" office:value="1590" calcext:value-type="float">
            <text:p>1590</text:p>
          </table:table-cell>
          <table:table-cell table:style-name="ce6" office:value-type="float" office:value="1908" calcext:value-type="float">
            <text:p>1908</text:p>
          </table:table-cell>
          <table:table-cell table:style-name="ce6" table:formula="of:=ROUND( IFERROR((( [.G1199]+ 1.9208) / ( [.G1199] + [.H1199]) - 1.96 * SQRT(([.G1199] *  [.H1199]) / ([.G1199] +  [.H1199]) + 0.9604) / ([.G1199] +  [.H1199])) / (1 + 3.8416 / ([.G1199] +  [.H1199]));0); 5) * 100" office:value-type="float" office:value="43.81" calcext:value-type="float">
            <text:p>43.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17" calcext:value-type="float">
            <text:p>1017</text:p>
          </table:table-cell>
          <table:table-cell table:style-name="ce2" office:value-type="string" calcext:value-type="string">
            <text:p>Convert to Base -2</text:p>
          </table:table-cell>
          <table:table-cell table:style-name="ce4" table:formula="of:=HYPERLINK( concat(&quot;https://leetcode.com/problems/&quot;; [.D1200]); [.B1200])" office:value-type="string" office:string-value="" calcext:value-type="error">
            <text:p>#NAME?</text:p>
          </table:table-cell>
          <table:table-cell table:style-name="ce6" office:value-type="string" calcext:value-type="string">
            <text:p>convert-to-base-2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159" calcext:value-type="float">
            <text:p>159</text:p>
          </table:table-cell>
          <table:table-cell table:style-name="ce6" table:formula="of:=ROUND( IFERROR((( [.G1200]+ 1.9208) / ( [.G1200] + [.H1200]) - 1.96 * SQRT(([.G1200] *  [.H1200]) / ([.G1200] +  [.H1200]) + 0.9604) / ([.G1200] +  [.H1200])) / (1 + 3.8416 / ([.G1200] +  [.H1200]));0); 5) * 100" office:value-type="float" office:value="43.706" calcext:value-type="float">
            <text:p>43.7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99" calcext:value-type="float">
            <text:p>899</text:p>
          </table:table-cell>
          <table:table-cell table:style-name="ce2" office:value-type="string" calcext:value-type="string">
            <text:p>Orderly Queue</text:p>
          </table:table-cell>
          <table:table-cell table:style-name="ce4" table:formula="of:=HYPERLINK( concat(&quot;https://leetcode.com/problems/&quot;; [.D1201]); [.B1201])" office:value-type="string" office:string-value="" calcext:value-type="error">
            <text:p>#NAME?</text:p>
          </table:table-cell>
          <table:table-cell table:style-name="ce6" office:value-type="string" calcext:value-type="string">
            <text:p>orderly-queu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String, 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92" calcext:value-type="float">
            <text:p>192</text:p>
          </table:table-cell>
          <table:table-cell table:style-name="ce6" table:formula="of:=ROUND( IFERROR((( [.G1201]+ 1.9208) / ( [.G1201] + [.H1201]) - 1.96 * SQRT(([.G1201] *  [.H1201]) / ([.G1201] +  [.H1201]) + 0.9604) / ([.G1201] +  [.H1201])) / (1 + 3.8416 / ([.G1201] +  [.H1201]));0); 5) * 100" office:value-type="float" office:value="43.351" calcext:value-type="float">
            <text:p>43.3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Additive Number</text:p>
          </table:table-cell>
          <table:table-cell table:style-name="ce4" table:formula="of:=HYPERLINK( concat(&quot;https://leetcode.com/problems/&quot;; [.D1202]); [.B1202])" office:value-type="string" office:string-value="" calcext:value-type="error">
            <text:p>#NAME?</text:p>
          </table:table-cell>
          <table:table-cell table:style-name="ce6" office:value-type="string" calcext:value-type="string">
            <text:p>additive-numb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acktracking, </text:p>
          </table:table-cell>
          <table:table-cell table:style-name="ce6" office:value-type="float" office:value="357" calcext:value-type="float">
            <text:p>357</text:p>
          </table:table-cell>
          <table:table-cell table:style-name="ce6" office:value-type="float" office:value="405" calcext:value-type="float">
            <text:p>405</text:p>
          </table:table-cell>
          <table:table-cell table:style-name="ce6" table:formula="of:=ROUND( IFERROR((( [.G1202]+ 1.9208) / ( [.G1202] + [.H1202]) - 1.96 * SQRT(([.G1202] *  [.H1202]) / ([.G1202] +  [.H1202]) + 0.9604) / ([.G1202] +  [.H1202])) / (1 + 3.8416 / ([.G1202] +  [.H1202]));0); 5) * 100" office:value-type="float" office:value="43.332" calcext:value-type="float">
            <text:p>43.33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98" calcext:value-type="float">
            <text:p>1298</text:p>
          </table:table-cell>
          <table:table-cell table:style-name="ce2" office:value-type="string" calcext:value-type="string">
            <text:p>Maximum Candies You Can Get from Boxes</text:p>
          </table:table-cell>
          <table:table-cell table:style-name="ce4" table:formula="of:=HYPERLINK( concat(&quot;https://leetcode.com/problems/&quot;; [.D1203]); [.B1203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candies-you-can-get-from-box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Breadth-first Search, 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ROUND( IFERROR((( [.G1203]+ 1.9208) / ( [.G1203] + [.H1203]) - 1.96 * SQRT(([.G1203] *  [.H1203]) / ([.G1203] +  [.H1203]) + 0.9604) / ([.G1203] +  [.H1203])) / (1 + 3.8416 / ([.G1203] +  [.H1203]));0); 5) * 100" office:value-type="float" office:value="43.296" calcext:value-type="float">
            <text:p>43.29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Contains Duplicate II</text:p>
          </table:table-cell>
          <table:table-cell table:style-name="ce4" table:formula="of:=HYPERLINK( concat(&quot;https://leetcode.com/problems/&quot;; [.D1204]); [.B1204])" office:value-type="string" office:string-value="" calcext:value-type="error">
            <text:p>#NAME?</text:p>
          </table:table-cell>
          <table:table-cell table:style-name="ce6" office:value-type="string" calcext:value-type="string">
            <text:p>contains-duplicate-ii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Hash Table, </text:p>
          </table:table-cell>
          <table:table-cell table:style-name="ce6" office:value-type="float" office:value="843" calcext:value-type="float">
            <text:p>843</text:p>
          </table:table-cell>
          <table:table-cell table:style-name="ce6" office:value-type="float" office:value="1008" calcext:value-type="float">
            <text:p>1008</text:p>
          </table:table-cell>
          <table:table-cell table:style-name="ce6" table:formula="of:=ROUND( IFERROR((( [.G1204]+ 1.9208) / ( [.G1204] + [.H1204]) - 1.96 * SQRT(([.G1204] *  [.H1204]) / ([.G1204] +  [.H1204]) + 0.9604) / ([.G1204] +  [.H1204])) / (1 + 3.8416 / ([.G1204] +  [.H1204]));0); 5) * 100" office:value-type="float" office:value="43.286" calcext:value-type="float">
            <text:p>43.2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Bulls and Cows</text:p>
          </table:table-cell>
          <table:table-cell table:style-name="ce4" table:formula="of:=HYPERLINK( concat(&quot;https://leetcode.com/problems/&quot;; [.D1205]); [.B1205])" office:value-type="string" office:string-value="" calcext:value-type="error">
            <text:p>#NAME?</text:p>
          </table:table-cell>
          <table:table-cell table:style-name="ce6" office:value-type="string" calcext:value-type="string">
            <text:p>bulls-and-cow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643" calcext:value-type="float">
            <text:p>643</text:p>
          </table:table-cell>
          <table:table-cell table:style-name="ce6" office:value-type="float" office:value="763" calcext:value-type="float">
            <text:p>763</text:p>
          </table:table-cell>
          <table:table-cell table:style-name="ce6" table:formula="of:=ROUND( IFERROR((( [.G1205]+ 1.9208) / ( [.G1205] + [.H1205]) - 1.96 * SQRT(([.G1205] *  [.H1205]) / ([.G1205] +  [.H1205]) + 0.9604) / ([.G1205] +  [.H1205])) / (1 + 3.8416 / ([.G1205] +  [.H1205]));0); 5) * 100" office:value-type="float" office:value="43.144" calcext:value-type="float">
            <text:p>43.14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20" calcext:value-type="float">
            <text:p>620</text:p>
          </table:table-cell>
          <table:table-cell table:style-name="ce2" office:value-type="string" calcext:value-type="string">
            <text:p>Not Boring Movies</text:p>
          </table:table-cell>
          <table:table-cell table:style-name="ce4" table:formula="of:=HYPERLINK( concat(&quot;https://leetcode.com/problems/&quot;; [.D1206]); [.B1206])" office:value-type="string" office:string-value="" calcext:value-type="error">
            <text:p>#NAME?</text:p>
          </table:table-cell>
          <table:table-cell table:style-name="ce6" office:value-type="string" calcext:value-type="string">
            <text:p>not-boring-movies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284" calcext:value-type="float">
            <text:p>284</text:p>
          </table:table-cell>
          <table:table-cell table:style-name="ce6" table:formula="of:=ROUND( IFERROR((( [.G1206]+ 1.9208) / ( [.G1206] + [.H1206]) - 1.96 * SQRT(([.G1206] *  [.H1206]) / ([.G1206] +  [.H1206]) + 0.9604) / ([.G1206] +  [.H1206])) / (1 + 3.8416 / ([.G1206] +  [.H1206]));0); 5) * 100" office:value-type="float" office:value="43.129" calcext:value-type="float">
            <text:p>43.1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26" calcext:value-type="float">
            <text:p>1226</text:p>
          </table:table-cell>
          <table:table-cell table:style-name="ce2" office:value-type="string" calcext:value-type="string">
            <text:p>The Dining Philosophers</text:p>
          </table:table-cell>
          <table:table-cell table:style-name="ce4" table:formula="of:=HYPERLINK( concat(&quot;https://leetcode.com/problems/&quot;; [.D1207]); [.B1207])" office:value-type="string" office:string-value="" calcext:value-type="error">
            <text:p>#NAME?</text:p>
          </table:table-cell>
          <table:table-cell table:style-name="ce6" office:value-type="string" calcext:value-type="string">
            <text:p>the-dining-philosophers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74" calcext:value-type="float">
            <text:p>74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ROUND( IFERROR((( [.G1207]+ 1.9208) / ( [.G1207] + [.H1207]) - 1.96 * SQRT(([.G1207] *  [.H1207]) / ([.G1207] +  [.H1207]) + 0.9604) / ([.G1207] +  [.H1207])) / (1 + 3.8416 / ([.G1207] +  [.H1207]));0); 5) * 100" office:value-type="float" office:value="42.977" calcext:value-type="float">
            <text:p>42.97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69" calcext:value-type="float">
            <text:p>969</text:p>
          </table:table-cell>
          <table:table-cell table:style-name="ce2" office:value-type="string" calcext:value-type="string">
            <text:p>Pancake Sorting</text:p>
          </table:table-cell>
          <table:table-cell table:style-name="ce4" table:formula="of:=HYPERLINK( concat(&quot;https://leetcode.com/problems/&quot;; [.D1208]); [.B1208])" office:value-type="string" office:string-value="" calcext:value-type="error">
            <text:p>#NAME?</text:p>
          </table:table-cell>
          <table:table-cell table:style-name="ce6" office:value-type="string" calcext:value-type="string">
            <text:p>pancake-sort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Sort, </text:p>
          </table:table-cell>
          <table:table-cell table:style-name="ce6" office:value-type="float" office:value="405" calcext:value-type="float">
            <text:p>405</text:p>
          </table:table-cell>
          <table:table-cell table:style-name="ce6" office:value-type="float" office:value="471" calcext:value-type="float">
            <text:p>471</text:p>
          </table:table-cell>
          <table:table-cell table:style-name="ce6" table:formula="of:=ROUND( IFERROR((( [.G1208]+ 1.9208) / ( [.G1208] + [.H1208]) - 1.96 * SQRT(([.G1208] *  [.H1208]) / ([.G1208] +  [.H1208]) + 0.9604) / ([.G1208] +  [.H1208])) / (1 + 3.8416 / ([.G1208] +  [.H1208]));0); 5) * 100" office:value-type="float" office:value="42.955" calcext:value-type="float">
            <text:p>42.95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Longest Word in Dictionary</text:p>
          </table:table-cell>
          <table:table-cell table:style-name="ce4" table:formula="of:=HYPERLINK( concat(&quot;https://leetcode.com/problems/&quot;; [.D1209]); [.B1209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word-in-dictionar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Trie, </text:p>
          </table:table-cell>
          <table:table-cell table:style-name="ce6" office:value-type="float" office:value="609" calcext:value-type="float">
            <text:p>609</text:p>
          </table:table-cell>
          <table:table-cell table:style-name="ce6" office:value-type="float" office:value="727" calcext:value-type="float">
            <text:p>727</text:p>
          </table:table-cell>
          <table:table-cell table:style-name="ce6" table:formula="of:=ROUND( IFERROR((( [.G1209]+ 1.9208) / ( [.G1209] + [.H1209]) - 1.96 * SQRT(([.G1209] *  [.H1209]) / ([.G1209] +  [.H1209]) + 0.9604) / ([.G1209] +  [.H1209])) / (1 + 3.8416 / ([.G1209] +  [.H1209]));0); 5) * 100" office:value-type="float" office:value="42.93" calcext:value-type="float">
            <text:p>42.9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17" calcext:value-type="float">
            <text:p>1317</text:p>
          </table:table-cell>
          <table:table-cell table:style-name="ce2" office:value-type="string" calcext:value-type="string">
            <text:p>Convert Integer to the Sum of Two No-Zero Integers</text:p>
          </table:table-cell>
          <table:table-cell table:style-name="ce4" table:formula="of:=HYPERLINK( concat(&quot;https://leetcode.com/problems/&quot;; [.D1210]); [.B1210])" office:value-type="string" office:string-value="" calcext:value-type="error">
            <text:p>#NAME?</text:p>
          </table:table-cell>
          <table:table-cell table:style-name="ce6" office:value-type="string" calcext:value-type="string">
            <text:p>convert-integer-to-the-sum-of-two-no-zero-integer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ROUND( IFERROR((( [.G1210]+ 1.9208) / ( [.G1210] + [.H1210]) - 1.96 * SQRT(([.G1210] *  [.H1210]) / ([.G1210] +  [.H1210]) + 0.9604) / ([.G1210] +  [.H1210])) / (1 + 3.8416 / ([.G1210] +  [.H1210]));0); 5) * 100" office:value-type="float" office:value="42.873" calcext:value-type="float">
            <text:p>42.87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58" calcext:value-type="float">
            <text:p>1058</text:p>
          </table:table-cell>
          <table:table-cell table:style-name="ce2" office:value-type="string" calcext:value-type="string">
            <text:p>Minimize Rounding Error to Meet Target</text:p>
          </table:table-cell>
          <table:table-cell table:style-name="ce4" table:formula="of:=HYPERLINK( concat(&quot;https://leetcode.com/problems/&quot;; [.D1211]); [.B1211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ize-rounding-error-to-meet-targe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Dynamic Programming, Greedy, 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formula="of:=ROUND( IFERROR((( [.G1211]+ 1.9208) / ( [.G1211] + [.H1211]) - 1.96 * SQRT(([.G1211] *  [.H1211]) / ([.G1211] +  [.H1211]) + 0.9604) / ([.G1211] +  [.H1211])) / (1 + 3.8416 / ([.G1211] +  [.H1211]));0); 5) * 100" office:value-type="float" office:value="42.858" calcext:value-type="float">
            <text:p>42.85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28" calcext:value-type="float">
            <text:p>1328</text:p>
          </table:table-cell>
          <table:table-cell table:style-name="ce2" office:value-type="string" calcext:value-type="string">
            <text:p>Break a Palindrome</text:p>
          </table:table-cell>
          <table:table-cell table:style-name="ce4" table:formula="of:=HYPERLINK( concat(&quot;https://leetcode.com/problems/&quot;; [.D1212]); [.B1212])" office:value-type="string" office:string-value="" calcext:value-type="error">
            <text:p>#NAME?</text:p>
          </table:table-cell>
          <table:table-cell table:style-name="ce6" office:value-type="string" calcext:value-type="string">
            <text:p>break-a-palindrom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13" calcext:value-type="float">
            <text:p>113</text:p>
          </table:table-cell>
          <table:table-cell table:style-name="ce6" table:formula="of:=ROUND( IFERROR((( [.G1212]+ 1.9208) / ( [.G1212] + [.H1212]) - 1.96 * SQRT(([.G1212] *  [.H1212]) / ([.G1212] +  [.H1212]) + 0.9604) / ([.G1212] +  [.H1212])) / (1 + 3.8416 / ([.G1212] +  [.H1212]));0); 5) * 100" office:value-type="float" office:value="42.833" calcext:value-type="float">
            <text:p>42.83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11" calcext:value-type="float">
            <text:p>711</text:p>
          </table:table-cell>
          <table:table-cell table:style-name="ce2" office:value-type="string" calcext:value-type="string">
            <text:p>Number of Distinct Islands II</text:p>
          </table:table-cell>
          <table:table-cell table:style-name="ce4" table:formula="of:=HYPERLINK( concat(&quot;https://leetcode.com/problems/&quot;; [.D1213]); [.B1213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distinct-islands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ash Table, Depth-first Search, 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58" calcext:value-type="float">
            <text:p>158</text:p>
          </table:table-cell>
          <table:table-cell table:style-name="ce6" table:formula="of:=ROUND( IFERROR((( [.G1213]+ 1.9208) / ( [.G1213] + [.H1213]) - 1.96 * SQRT(([.G1213] *  [.H1213]) / ([.G1213] +  [.H1213]) + 0.9604) / ([.G1213] +  [.H1213])) / (1 + 3.8416 / ([.G1213] +  [.H1213]));0); 5) * 100" office:value-type="float" office:value="42.822" calcext:value-type="float">
            <text:p>42.82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51" calcext:value-type="float">
            <text:p>851</text:p>
          </table:table-cell>
          <table:table-cell table:style-name="ce2" office:value-type="string" calcext:value-type="string">
            <text:p>Loud and Rich</text:p>
          </table:table-cell>
          <table:table-cell table:style-name="ce4" table:formula="of:=HYPERLINK( concat(&quot;https://leetcode.com/problems/&quot;; [.D1214]); [.B1214])" office:value-type="string" office:string-value="" calcext:value-type="error">
            <text:p>#NAME?</text:p>
          </table:table-cell>
          <table:table-cell table:style-name="ce6" office:value-type="string" calcext:value-type="string">
            <text:p>loud-and-rich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86" calcext:value-type="float">
            <text:p>286</text:p>
          </table:table-cell>
          <table:table-cell table:style-name="ce6" table:formula="of:=ROUND( IFERROR((( [.G1214]+ 1.9208) / ( [.G1214] + [.H1214]) - 1.96 * SQRT(([.G1214] *  [.H1214]) / ([.G1214] +  [.H1214]) + 0.9604) / ([.G1214] +  [.H1214])) / (1 + 3.8416 / ([.G1214] +  [.H1214]));0); 5) * 100" office:value-type="float" office:value="42.762" calcext:value-type="float">
            <text:p>42.76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Range Sum Query - Immutable</text:p>
          </table:table-cell>
          <table:table-cell table:style-name="ce4" table:formula="of:=HYPERLINK( concat(&quot;https://leetcode.com/problems/&quot;; [.D1215]); [.B1215])" office:value-type="string" office:string-value="" calcext:value-type="error">
            <text:p>#NAME?</text:p>
          </table:table-cell>
          <table:table-cell table:style-name="ce6" office:value-type="string" calcext:value-type="string">
            <text:p>range-sum-query-immutabl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873" calcext:value-type="float">
            <text:p>873</text:p>
          </table:table-cell>
          <table:table-cell table:style-name="ce6" office:value-type="float" office:value="1069" calcext:value-type="float">
            <text:p>1069</text:p>
          </table:table-cell>
          <table:table-cell table:style-name="ce6" table:formula="of:=ROUND( IFERROR((( [.G1215]+ 1.9208) / ( [.G1215] + [.H1215]) - 1.96 * SQRT(([.G1215] *  [.H1215]) / ([.G1215] +  [.H1215]) + 0.9604) / ([.G1215] +  [.H1215])) / (1 + 3.8416 / ([.G1215] +  [.H1215]));0); 5) * 100" office:value-type="float" office:value="42.753" calcext:value-type="float">
            <text:p>42.75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Keyboard Row</text:p>
          </table:table-cell>
          <table:table-cell table:style-name="ce4" table:formula="of:=HYPERLINK( concat(&quot;https://leetcode.com/problems/&quot;; [.D1216]); [.B1216])" office:value-type="string" office:string-value="" calcext:value-type="error">
            <text:p>#NAME?</text:p>
          </table:table-cell>
          <table:table-cell table:style-name="ce6" office:value-type="string" calcext:value-type="string">
            <text:p>keyboard-row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541" calcext:value-type="float">
            <text:p>541</text:p>
          </table:table-cell>
          <table:table-cell table:style-name="ce6" office:value-type="float" office:value="656" calcext:value-type="float">
            <text:p>656</text:p>
          </table:table-cell>
          <table:table-cell table:style-name="ce6" table:formula="of:=ROUND( IFERROR((( [.G1216]+ 1.9208) / ( [.G1216] + [.H1216]) - 1.96 * SQRT(([.G1216] *  [.H1216]) / ([.G1216] +  [.H1216]) + 0.9604) / ([.G1216] +  [.H1216])) / (1 + 3.8416 / ([.G1216] +  [.H1216]));0); 5) * 100" office:value-type="float" office:value="42.397" calcext:value-type="float">
            <text:p>42.39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90" calcext:value-type="float">
            <text:p>1390</text:p>
          </table:table-cell>
          <table:table-cell table:style-name="ce2" office:value-type="string" calcext:value-type="string">
            <text:p>Four Divisors</text:p>
          </table:table-cell>
          <table:table-cell table:style-name="ce4" table:formula="of:=HYPERLINK( concat(&quot;https://leetcode.com/problems/&quot;; [.D1217]); [.B1217])" office:value-type="string" office:string-value="" calcext:value-type="error">
            <text:p>#NAME?</text:p>
          </table:table-cell>
          <table:table-cell table:style-name="ce6" office:value-type="string" calcext:value-type="string">
            <text:p>four-diviso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formula="of:=ROUND( IFERROR((( [.G1217]+ 1.9208) / ( [.G1217] + [.H1217]) - 1.96 * SQRT(([.G1217] *  [.H1217]) / ([.G1217] +  [.H1217]) + 0.9604) / ([.G1217] +  [.H1217])) / (1 + 3.8416 / ([.G1217] +  [.H1217]));0); 5) * 100" office:value-type="float" office:value="42.151" calcext:value-type="float">
            <text:p>42.1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Design Linked List</text:p>
          </table:table-cell>
          <table:table-cell table:style-name="ce4" table:formula="of:=HYPERLINK( concat(&quot;https://leetcode.com/problems/&quot;; [.D1218]); [.B1218])" office:value-type="string" office:string-value="" calcext:value-type="error">
            <text:p>#NAME?</text:p>
          </table:table-cell>
          <table:table-cell table:style-name="ce6" office:value-type="string" calcext:value-type="string">
            <text:p>design-linked-li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Design, </text:p>
          </table:table-cell>
          <table:table-cell table:style-name="ce6" office:value-type="float" office:value="564" calcext:value-type="float">
            <text:p>564</text:p>
          </table:table-cell>
          <table:table-cell table:style-name="ce6" office:value-type="float" office:value="693" calcext:value-type="float">
            <text:p>693</text:p>
          </table:table-cell>
          <table:table-cell table:style-name="ce6" table:formula="of:=ROUND( IFERROR((( [.G1218]+ 1.9208) / ( [.G1218] + [.H1218]) - 1.96 * SQRT(([.G1218] *  [.H1218]) / ([.G1218] +  [.H1218]) + 0.9604) / ([.G1218] +  [.H1218])) / (1 + 3.8416 / ([.G1218] +  [.H1218]));0); 5) * 100" office:value-type="float" office:value="42.139" calcext:value-type="float">
            <text:p>42.1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Transform to Chessboard</text:p>
          </table:table-cell>
          <table:table-cell table:style-name="ce4" table:formula="of:=HYPERLINK( concat(&quot;https://leetcode.com/problems/&quot;; [.D1219]); [.B1219])" office:value-type="string" office:string-value="" calcext:value-type="error">
            <text:p>#NAME?</text:p>
          </table:table-cell>
          <table:table-cell table:style-name="ce6" office:value-type="string" calcext:value-type="string">
            <text:p>transform-to-chessboard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Array, Math, 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29" calcext:value-type="float">
            <text:p>129</text:p>
          </table:table-cell>
          <table:table-cell table:style-name="ce6" table:formula="of:=ROUND( IFERROR((( [.G1219]+ 1.9208) / ( [.G1219] + [.H1219]) - 1.96 * SQRT(([.G1219] *  [.H1219]) / ([.G1219] +  [.H1219]) + 0.9604) / ([.G1219] +  [.H1219])) / (1 + 3.8416 / ([.G1219] +  [.H1219]));0); 5) * 100" office:value-type="float" office:value="42.061" calcext:value-type="float">
            <text:p>42.06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Pyramid Transition Matrix</text:p>
          </table:table-cell>
          <table:table-cell table:style-name="ce4" table:formula="of:=HYPERLINK( concat(&quot;https://leetcode.com/problems/&quot;; [.D1220]); [.B1220])" office:value-type="string" office:string-value="" calcext:value-type="error">
            <text:p>#NAME?</text:p>
          </table:table-cell>
          <table:table-cell table:style-name="ce6" office:value-type="string" calcext:value-type="string">
            <text:p>pyramid-transition-matrix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t Manipulation, Depth-first Search, </text:p>
          </table:table-cell>
          <table:table-cell table:style-name="ce6" office:value-type="float" office:value="283" calcext:value-type="float">
            <text:p>283</text:p>
          </table:table-cell>
          <table:table-cell table:style-name="ce6" office:value-type="float" office:value="333" calcext:value-type="float">
            <text:p>333</text:p>
          </table:table-cell>
          <table:table-cell table:style-name="ce6" table:formula="of:=ROUND( IFERROR((( [.G1220]+ 1.9208) / ( [.G1220] + [.H1220]) - 1.96 * SQRT(([.G1220] *  [.H1220]) / ([.G1220] +  [.H1220]) + 0.9604) / ([.G1220] +  [.H1220])) / (1 + 3.8416 / ([.G1220] +  [.H1220]));0); 5) * 100" office:value-type="float" office:value="42.043" calcext:value-type="float">
            <text:p>42.04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89" calcext:value-type="float">
            <text:p>1389</text:p>
          </table:table-cell>
          <table:table-cell table:style-name="ce2" office:value-type="string" calcext:value-type="string">
            <text:p>Create Target Array in the Given Order</text:p>
          </table:table-cell>
          <table:table-cell table:style-name="ce4" table:formula="of:=HYPERLINK( concat(&quot;https://leetcode.com/problems/&quot;; [.D1221]); [.B1221])" office:value-type="string" office:string-value="" calcext:value-type="error">
            <text:p>#NAME?</text:p>
          </table:table-cell>
          <table:table-cell table:style-name="ce6" office:value-type="string" calcext:value-type="string">
            <text:p>create-target-array-in-the-given-ord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244" calcext:value-type="float">
            <text:p>244</text:p>
          </table:table-cell>
          <table:table-cell table:style-name="ce6" table:formula="of:=ROUND( IFERROR((( [.G1221]+ 1.9208) / ( [.G1221] + [.H1221]) - 1.96 * SQRT(([.G1221] *  [.H1221]) / ([.G1221] +  [.H1221]) + 0.9604) / ([.G1221] +  [.H1221])) / (1 + 3.8416 / ([.G1221] +  [.H1221]));0); 5) * 100" office:value-type="float" office:value="41.72" calcext:value-type="float">
            <text:p>41.7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Design Excel Sum Formula</text:p>
          </table:table-cell>
          <table:table-cell table:style-name="ce4" table:formula="of:=HYPERLINK( concat(&quot;https://leetcode.com/problems/&quot;; [.D1222]); [.B1222])" office:value-type="string" office:string-value="" calcext:value-type="error">
            <text:p>#NAME?</text:p>
          </table:table-cell>
          <table:table-cell table:style-name="ce6" office:value-type="string" calcext:value-type="string">
            <text:p>design-excel-sum-formula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esign, 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90" calcext:value-type="float">
            <text:p>90</text:p>
          </table:table-cell>
          <table:table-cell table:style-name="ce6" table:formula="of:=ROUND( IFERROR((( [.G1222]+ 1.9208) / ( [.G1222] + [.H1222]) - 1.96 * SQRT(([.G1222] *  [.H1222]) / ([.G1222] +  [.H1222]) + 0.9604) / ([.G1222] +  [.H1222])) / (1 + 3.8416 / ([.G1222] +  [.H1222]));0); 5) * 100" office:value-type="float" office:value="41.582" calcext:value-type="float">
            <text:p>41.58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Flower Planting With No Adjacent</text:p>
          </table:table-cell>
          <table:table-cell table:style-name="ce4" table:formula="of:=HYPERLINK( concat(&quot;https://leetcode.com/problems/&quot;; [.D1223]); [.B1223])" office:value-type="string" office:string-value="" calcext:value-type="error">
            <text:p>#NAME?</text:p>
          </table:table-cell>
          <table:table-cell table:style-name="ce6" office:value-type="string" calcext:value-type="string">
            <text:p>flower-planting-with-no-adjacent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Graph, </text:p>
          </table:table-cell>
          <table:table-cell table:style-name="ce6" office:value-type="float" office:value="307" calcext:value-type="float">
            <text:p>307</text:p>
          </table:table-cell>
          <table:table-cell table:style-name="ce6" office:value-type="float" office:value="371" calcext:value-type="float">
            <text:p>371</text:p>
          </table:table-cell>
          <table:table-cell table:style-name="ce6" table:formula="of:=ROUND( IFERROR((( [.G1223]+ 1.9208) / ( [.G1223] + [.H1223]) - 1.96 * SQRT(([.G1223] *  [.H1223]) / ([.G1223] +  [.H1223]) + 0.9604) / ([.G1223] +  [.H1223])) / (1 + 3.8416 / ([.G1223] +  [.H1223]));0); 5) * 100" office:value-type="float" office:value="41.57" calcext:value-type="float">
            <text:p>41.5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39" calcext:value-type="float">
            <text:p>639</text:p>
          </table:table-cell>
          <table:table-cell table:style-name="ce2" office:value-type="string" calcext:value-type="string">
            <text:p>Decode Ways II</text:p>
          </table:table-cell>
          <table:table-cell table:style-name="ce4" table:formula="of:=HYPERLINK( concat(&quot;https://leetcode.com/problems/&quot;; [.D1224]); [.B1224])" office:value-type="string" office:string-value="" calcext:value-type="error">
            <text:p>#NAME?</text:p>
          </table:table-cell>
          <table:table-cell table:style-name="ce6" office:value-type="string" calcext:value-type="string">
            <text:p>decode-ways-ii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float" office:value="499" calcext:value-type="float">
            <text:p>499</text:p>
          </table:table-cell>
          <table:table-cell table:style-name="ce6" table:formula="of:=ROUND( IFERROR((( [.G1224]+ 1.9208) / ( [.G1224] + [.H1224]) - 1.96 * SQRT(([.G1224] *  [.H1224]) / ([.G1224] +  [.H1224]) + 0.9604) / ([.G1224] +  [.H1224])) / (1 + 3.8416 / ([.G1224] +  [.H1224]));0); 5) * 100" office:value-type="float" office:value="41.401" calcext:value-type="float">
            <text:p>41.4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33" calcext:value-type="float">
            <text:p>1333</text:p>
          </table:table-cell>
          <table:table-cell table:style-name="ce2" office:value-type="string" calcext:value-type="string">
            <text:p>Filter Restaurants by Vegan-Friendly, Price and Distance</text:p>
          </table:table-cell>
          <table:table-cell table:style-name="ce4" table:formula="of:=HYPERLINK( concat(&quot;https://leetcode.com/problems/&quot;; [.D1225]); [.B1225])" office:value-type="string" office:string-value="" calcext:value-type="error">
            <text:p>#NAME?</text:p>
          </table:table-cell>
          <table:table-cell table:style-name="ce6" office:value-type="string" calcext:value-type="string">
            <text:p>filter-restaurants-by-vegan-friendly-price-and-distanc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Sort, 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ROUND( IFERROR((( [.G1225]+ 1.9208) / ( [.G1225] + [.H1225]) - 1.96 * SQRT(([.G1225] *  [.H1225]) / ([.G1225] +  [.H1225]) + 0.9604) / ([.G1225] +  [.H1225])) / (1 + 3.8416 / ([.G1225] +  [.H1225]));0); 5) * 100" office:value-type="float" office:value="41.134" calcext:value-type="float">
            <text:p>41.13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Factorial Trailing Zeroes</text:p>
          </table:table-cell>
          <table:table-cell table:style-name="ce4" table:formula="of:=HYPERLINK( concat(&quot;https://leetcode.com/problems/&quot;; [.D1226]); [.B1226])" office:value-type="string" office:string-value="" calcext:value-type="error">
            <text:p>#NAME?</text:p>
          </table:table-cell>
          <table:table-cell table:style-name="ce6" office:value-type="string" calcext:value-type="string">
            <text:p>factorial-trailing-zeroe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845" calcext:value-type="float">
            <text:p>845</text:p>
          </table:table-cell>
          <table:table-cell table:style-name="ce6" office:value-type="float" office:value="1106" calcext:value-type="float">
            <text:p>1106</text:p>
          </table:table-cell>
          <table:table-cell table:style-name="ce6" table:formula="of:=ROUND( IFERROR((( [.G1226]+ 1.9208) / ( [.G1226] + [.H1226]) - 1.96 * SQRT(([.G1226] *  [.H1226]) / ([.G1226] +  [.H1226]) + 0.9604) / ([.G1226] +  [.H1226])) / (1 + 3.8416 / ([.G1226] +  [.H1226]));0); 5) * 100" office:value-type="float" office:value="41.128" calcext:value-type="float">
            <text:p>41.12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23" calcext:value-type="float">
            <text:p>1123</text:p>
          </table:table-cell>
          <table:table-cell table:style-name="ce2" office:value-type="string" calcext:value-type="string">
            <text:p>Lowest Common Ancestor of Deepest Leaves</text:p>
          </table:table-cell>
          <table:table-cell table:style-name="ce4" table:formula="of:=HYPERLINK( concat(&quot;https://leetcode.com/problems/&quot;; [.D1227]); [.B1227])" office:value-type="string" office:string-value="" calcext:value-type="error">
            <text:p>#NAME?</text:p>
          </table:table-cell>
          <table:table-cell table:style-name="ce6" office:value-type="string" calcext:value-type="string">
            <text:p>lowest-common-ancestor-of-deepest-leav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Depth-first Search, 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36" calcext:value-type="float">
            <text:p>436</text:p>
          </table:table-cell>
          <table:table-cell table:style-name="ce6" table:formula="of:=ROUND( IFERROR((( [.G1227]+ 1.9208) / ( [.G1227] + [.H1227]) - 1.96 * SQRT(([.G1227] *  [.H1227]) / ([.G1227] +  [.H1227]) + 0.9604) / ([.G1227] +  [.H1227])) / (1 + 3.8416 / ([.G1227] +  [.H1227]));0); 5) * 100" office:value-type="float" office:value="41.09" calcext:value-type="float">
            <text:p>41.0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style-name="ce2" office:value-type="string" calcext:value-type="string">
            <text:p>Next Greater Element I</text:p>
          </table:table-cell>
          <table:table-cell table:style-name="ce4" table:formula="of:=HYPERLINK( concat(&quot;https://leetcode.com/problems/&quot;; [.D1228]); [.B1228])" office:value-type="string" office:string-value="" calcext:value-type="error">
            <text:p>#NAME?</text:p>
          </table:table-cell>
          <table:table-cell table:style-name="ce6" office:value-type="string" calcext:value-type="string">
            <text:p>next-greater-element-i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ack, </text:p>
          </table:table-cell>
          <table:table-cell table:style-name="ce6" office:value-type="float" office:value="1565" calcext:value-type="float">
            <text:p>1565</text:p>
          </table:table-cell>
          <table:table-cell table:style-name="ce6" office:value-type="float" office:value="2107" calcext:value-type="float">
            <text:p>2107</text:p>
          </table:table-cell>
          <table:table-cell table:style-name="ce6" table:formula="of:=ROUND( IFERROR((( [.G1228]+ 1.9208) / ( [.G1228] + [.H1228]) - 1.96 * SQRT(([.G1228] *  [.H1228]) / ([.G1228] +  [.H1228]) + 0.9604) / ([.G1228] +  [.H1228])) / (1 + 3.8416 / ([.G1228] +  [.H1228]));0); 5) * 100" office:value-type="float" office:value="41.029" calcext:value-type="float">
            <text:p>41.0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String Without AAA or BBB</text:p>
          </table:table-cell>
          <table:table-cell table:style-name="ce4" table:formula="of:=HYPERLINK( concat(&quot;https://leetcode.com/problems/&quot;; [.D1229]); [.B1229])" office:value-type="string" office:string-value="" calcext:value-type="error">
            <text:p>#NAME?</text:p>
          </table:table-cell>
          <table:table-cell table:style-name="ce6" office:value-type="string" calcext:value-type="string">
            <text:p>string-without-aaa-or-bbb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236" calcext:value-type="float">
            <text:p>236</text:p>
          </table:table-cell>
          <table:table-cell table:style-name="ce6" table:formula="of:=ROUND( IFERROR((( [.G1229]+ 1.9208) / ( [.G1229] + [.H1229]) - 1.96 * SQRT(([.G1229] *  [.H1229]) / ([.G1229] +  [.H1229]) + 0.9604) / ([.G1229] +  [.H1229])) / (1 + 3.8416 / ([.G1229] +  [.H1229]));0); 5) * 100" office:value-type="float" office:value="40.995" calcext:value-type="float">
            <text:p>40.9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Tenth Line</text:p>
          </table:table-cell>
          <table:table-cell table:style-name="ce4" table:formula="of:=HYPERLINK( concat(&quot;https://leetcode.com/problems/&quot;; [.D1230]); [.B1230])" office:value-type="string" office:string-value="" calcext:value-type="error">
            <text:p>#NAME?</text:p>
          </table:table-cell>
          <table:table-cell table:style-name="ce6" office:value-type="string" calcext:value-type="string">
            <text:p>tenth-line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195" calcext:value-type="float">
            <text:p>195</text:p>
          </table:table-cell>
          <table:table-cell table:style-name="ce6" table:formula="of:=ROUND( IFERROR((( [.G1230]+ 1.9208) / ( [.G1230] + [.H1230]) - 1.96 * SQRT(([.G1230] *  [.H1230]) / ([.G1230] +  [.H1230]) + 0.9604) / ([.G1230] +  [.H1230])) / (1 + 3.8416 / ([.G1230] +  [.H1230]));0); 5) * 100" office:value-type="float" office:value="40.911" calcext:value-type="float">
            <text:p>40.91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Ugly Number</text:p>
          </table:table-cell>
          <table:table-cell table:style-name="ce4" table:formula="of:=HYPERLINK( concat(&quot;https://leetcode.com/problems/&quot;; [.D1231]); [.B1231])" office:value-type="string" office:string-value="" calcext:value-type="error">
            <text:p>#NAME?</text:p>
          </table:table-cell>
          <table:table-cell table:style-name="ce6" office:value-type="string" calcext:value-type="string">
            <text:p>ugly-numb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630" calcext:value-type="float">
            <text:p>630</text:p>
          </table:table-cell>
          <table:table-cell table:style-name="ce6" table:formula="of:=ROUND( IFERROR((( [.G1231]+ 1.9208) / ( [.G1231] + [.H1231]) - 1.96 * SQRT(([.G1231] *  [.H1231]) / ([.G1231] +  [.H1231]) + 0.9604) / ([.G1231] +  [.H1231])) / (1 + 3.8416 / ([.G1231] +  [.H1231]));0); 5) * 100" office:value-type="float" office:value="40.871" calcext:value-type="float">
            <text:p>40.87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38" calcext:value-type="float">
            <text:p>1238</text:p>
          </table:table-cell>
          <table:table-cell table:style-name="ce2" office:value-type="string" calcext:value-type="string">
            <text:p>Circular Permutation in Binary Representation</text:p>
          </table:table-cell>
          <table:table-cell table:style-name="ce4" table:formula="of:=HYPERLINK( concat(&quot;https://leetcode.com/problems/&quot;; [.D1232]); [.B1232])" office:value-type="string" office:string-value="" calcext:value-type="error">
            <text:p>#NAME?</text:p>
          </table:table-cell>
          <table:table-cell table:style-name="ce6" office:value-type="string" calcext:value-type="string">
            <text:p>circular-permutation-in-binary-representa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03" calcext:value-type="float">
            <text:p>103</text:p>
          </table:table-cell>
          <table:table-cell table:style-name="ce6" table:formula="of:=ROUND( IFERROR((( [.G1232]+ 1.9208) / ( [.G1232] + [.H1232]) - 1.96 * SQRT(([.G1232] *  [.H1232]) / ([.G1232] +  [.H1232]) + 0.9604) / ([.G1232] +  [.H1232])) / (1 + 3.8416 / ([.G1232] +  [.H1232]));0); 5) * 100" office:value-type="float" office:value="40.851" calcext:value-type="float">
            <text:p>40.8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78" calcext:value-type="float">
            <text:p>1378</text:p>
          </table:table-cell>
          <table:table-cell table:style-name="ce2" office:value-type="string" calcext:value-type="string">
            <text:p>Replace Employee ID With The Unique Identifier</text:p>
          </table:table-cell>
          <table:table-cell table:style-name="ce4" table:formula="of:=HYPERLINK( concat(&quot;https://leetcode.com/problems/&quot;; [.D1233]); [.B1233])" office:value-type="string" office:string-value="" calcext:value-type="error">
            <text:p>#NAME?</text:p>
          </table:table-cell>
          <table:table-cell table:style-name="ce6" office:value-type="string" calcext:value-type="string">
            <text:p>replace-employee-id-with-the-unique-identifier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18" calcext:value-type="float">
            <text:p>18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ROUND( IFERROR((( [.G1233]+ 1.9208) / ( [.G1233] + [.H1233]) - 1.96 * SQRT(([.G1233] *  [.H1233]) / ([.G1233] +  [.H1233]) + 0.9604) / ([.G1233] +  [.H1233])) / (1 + 3.8416 / ([.G1233] +  [.H1233]));0); 5) * 100" office:value-type="float" office:value="40.766" calcext:value-type="float">
            <text:p>40.76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2" office:value-type="string" calcext:value-type="string">
            <text:p>Fizz Buzz</text:p>
          </table:table-cell>
          <table:table-cell table:style-name="ce4" table:formula="of:=HYPERLINK( concat(&quot;https://leetcode.com/problems/&quot;; [.D1234]); [.B1234])" office:value-type="string" office:string-value="" calcext:value-type="error">
            <text:p>#NAME?</text:p>
          </table:table-cell>
          <table:table-cell table:style-name="ce6" office:value-type="string" calcext:value-type="string">
            <text:p>fizz-buzz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884" calcext:value-type="float">
            <text:p>884</text:p>
          </table:table-cell>
          <table:table-cell table:style-name="ce6" office:value-type="float" office:value="1178" calcext:value-type="float">
            <text:p>1178</text:p>
          </table:table-cell>
          <table:table-cell table:style-name="ce6" table:formula="of:=ROUND( IFERROR((( [.G1234]+ 1.9208) / ( [.G1234] + [.H1234]) - 1.96 * SQRT(([.G1234] *  [.H1234]) / ([.G1234] +  [.H1234]) + 0.9604) / ([.G1234] +  [.H1234])) / (1 + 3.8416 / ([.G1234] +  [.H1234]));0); 5) * 100" office:value-type="float" office:value="40.75" calcext:value-type="float">
            <text:p>40.7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44" calcext:value-type="float">
            <text:p>744</text:p>
          </table:table-cell>
          <table:table-cell table:style-name="ce2" office:value-type="string" calcext:value-type="string">
            <text:p>Find Smallest Letter Greater Than Target</text:p>
          </table:table-cell>
          <table:table-cell table:style-name="ce4" table:formula="of:=HYPERLINK( concat(&quot;https://leetcode.com/problems/&quot;; [.D1235]); [.B1235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smallest-letter-greater-than-target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Binary Search, 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507" calcext:value-type="float">
            <text:p>507</text:p>
          </table:table-cell>
          <table:table-cell table:style-name="ce6" table:formula="of:=ROUND( IFERROR((( [.G1235]+ 1.9208) / ( [.G1235] + [.H1235]) - 1.96 * SQRT(([.G1235] *  [.H1235]) / ([.G1235] +  [.H1235]) + 0.9604) / ([.G1235] +  [.H1235])) / (1 + 3.8416 / ([.G1235] +  [.H1235]));0); 5) * 100" office:value-type="float" office:value="40.524" calcext:value-type="float">
            <text:p>40.5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Build an Array With Stack Operations</text:p>
          </table:table-cell>
          <table:table-cell table:style-name="ce4" table:formula="of:=HYPERLINK( concat(&quot;https://leetcode.com/problems/&quot;; [.D1236]); [.B1236])" office:value-type="string" office:string-value="" calcext:value-type="error">
            <text:p>#NAME?</text:p>
          </table:table-cell>
          <table:table-cell table:style-name="ce6" office:value-type="string" calcext:value-type="string">
            <text:p>build-an-array-with-stack-operation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ack, 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34" calcext:value-type="float">
            <text:p>134</text:p>
          </table:table-cell>
          <table:table-cell table:style-name="ce6" table:formula="of:=ROUND( IFERROR((( [.G1236]+ 1.9208) / ( [.G1236] + [.H1236]) - 1.96 * SQRT(([.G1236] *  [.H1236]) / ([.G1236] +  [.H1236]) + 0.9604) / ([.G1236] +  [.H1236])) / (1 + 3.8416 / ([.G1236] +  [.H1236]));0); 5) * 100" office:value-type="float" office:value="40.319" calcext:value-type="float">
            <text:p>40.3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Subdomain Visit Count</text:p>
          </table:table-cell>
          <table:table-cell table:style-name="ce4" table:formula="of:=HYPERLINK( concat(&quot;https://leetcode.com/problems/&quot;; [.D1237]); [.B1237])" office:value-type="string" office:string-value="" calcext:value-type="error">
            <text:p>#NAME?</text:p>
          </table:table-cell>
          <table:table-cell table:style-name="ce6" office:value-type="string" calcext:value-type="string">
            <text:p>subdomain-visit-count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487" calcext:value-type="float">
            <text:p>487</text:p>
          </table:table-cell>
          <table:table-cell table:style-name="ce6" office:value-type="float" office:value="643" calcext:value-type="float">
            <text:p>643</text:p>
          </table:table-cell>
          <table:table-cell table:style-name="ce6" table:formula="of:=ROUND( IFERROR((( [.G1237]+ 1.9208) / ( [.G1237] + [.H1237]) - 1.96 * SQRT(([.G1237] *  [.H1237]) / ([.G1237] +  [.H1237]) + 0.9604) / ([.G1237] +  [.H1237])) / (1 + 3.8416 / ([.G1237] +  [.H1237]));0); 5) * 100" office:value-type="float" office:value="40.238" calcext:value-type="float">
            <text:p>40.23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Remove Outermost Parentheses</text:p>
          </table:table-cell>
          <table:table-cell table:style-name="ce4" table:formula="of:=HYPERLINK( concat(&quot;https://leetcode.com/problems/&quot;; [.D1238]); [.B1238])" office:value-type="string" office:string-value="" calcext:value-type="error">
            <text:p>#NAME?</text:p>
          </table:table-cell>
          <table:table-cell table:style-name="ce6" office:value-type="string" calcext:value-type="string">
            <text:p>remove-outermost-parenthese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ack, </text:p>
          </table:table-cell>
          <table:table-cell table:style-name="ce6" office:value-type="float" office:value="459" calcext:value-type="float">
            <text:p>459</text:p>
          </table:table-cell>
          <table:table-cell table:style-name="ce6" office:value-type="float" office:value="607" calcext:value-type="float">
            <text:p>607</text:p>
          </table:table-cell>
          <table:table-cell table:style-name="ce6" table:formula="of:=ROUND( IFERROR((( [.G1238]+ 1.9208) / ( [.G1238] + [.H1238]) - 1.96 * SQRT(([.G1238] *  [.H1238]) / ([.G1238] +  [.H1238]) + 0.9604) / ([.G1238] +  [.H1238])) / (1 + 3.8416 / ([.G1238] +  [.H1238]));0); 5) * 100" office:value-type="float" office:value="40.116" calcext:value-type="float">
            <text:p>40.1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23" calcext:value-type="float">
            <text:p>523</text:p>
          </table:table-cell>
          <table:table-cell table:style-name="ce2" office:value-type="string" calcext:value-type="string">
            <text:p>Continuous Subarray Sum</text:p>
          </table:table-cell>
          <table:table-cell table:style-name="ce4" table:formula="of:=HYPERLINK( concat(&quot;https://leetcode.com/problems/&quot;; [.D1239]); [.B1239])" office:value-type="string" office:string-value="" calcext:value-type="error">
            <text:p>#NAME?</text:p>
          </table:table-cell>
          <table:table-cell table:style-name="ce6" office:value-type="string" calcext:value-type="string">
            <text:p>continuous-subarray-su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Dynamic Programming, </text:p>
          </table:table-cell>
          <table:table-cell table:style-name="ce6" office:value-type="float" office:value="1321" calcext:value-type="float">
            <text:p>1321</text:p>
          </table:table-cell>
          <table:table-cell table:style-name="ce6" office:value-type="float" office:value="1839" calcext:value-type="float">
            <text:p>1839</text:p>
          </table:table-cell>
          <table:table-cell table:style-name="ce6" table:formula="of:=ROUND( IFERROR((( [.G1239]+ 1.9208) / ( [.G1239] + [.H1239]) - 1.96 * SQRT(([.G1239] *  [.H1239]) / ([.G1239] +  [.H1239]) + 0.9604) / ([.G1239] +  [.H1239])) / (1 + 3.8416 / ([.G1239] +  [.H1239]));0); 5) * 100" office:value-type="float" office:value="40.095" calcext:value-type="float">
            <text:p>40.0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31" calcext:value-type="float">
            <text:p>1131</text:p>
          </table:table-cell>
          <table:table-cell table:style-name="ce2" office:value-type="string" calcext:value-type="string">
            <text:p>Maximum of Absolute Value Expression</text:p>
          </table:table-cell>
          <table:table-cell table:style-name="ce4" table:formula="of:=HYPERLINK( concat(&quot;https://leetcode.com/problems/&quot;; [.D1240]); [.B1240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of-absolute-value-express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Bit Manipulation, 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186" calcext:value-type="float">
            <text:p>186</text:p>
          </table:table-cell>
          <table:table-cell table:style-name="ce6" table:formula="of:=ROUND( IFERROR((( [.G1240]+ 1.9208) / ( [.G1240] + [.H1240]) - 1.96 * SQRT(([.G1240] *  [.H1240]) / ([.G1240] +  [.H1240]) + 0.9604) / ([.G1240] +  [.H1240])) / (1 + 3.8416 / ([.G1240] +  [.H1240]));0); 5) * 100" office:value-type="float" office:value="40.085" calcext:value-type="float">
            <text:p>40.0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06" calcext:value-type="float">
            <text:p>606</text:p>
          </table:table-cell>
          <table:table-cell table:style-name="ce2" office:value-type="string" calcext:value-type="string">
            <text:p>Construct String from Binary Tree</text:p>
          </table:table-cell>
          <table:table-cell table:style-name="ce4" table:formula="of:=HYPERLINK( concat(&quot;https://leetcode.com/problems/&quot;; [.D1241]); [.B1241])" office:value-type="string" office:string-value="" calcext:value-type="error">
            <text:p>#NAME?</text:p>
          </table:table-cell>
          <table:table-cell table:style-name="ce6" office:value-type="string" calcext:value-type="string">
            <text:p>construct-string-from-binary-tre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Tree, </text:p>
          </table:table-cell>
          <table:table-cell table:style-name="ce6" office:value-type="float" office:value="759" calcext:value-type="float">
            <text:p>759</text:p>
          </table:table-cell>
          <table:table-cell table:style-name="ce6" office:value-type="float" office:value="1035" calcext:value-type="float">
            <text:p>1035</text:p>
          </table:table-cell>
          <table:table-cell table:style-name="ce6" table:formula="of:=ROUND( IFERROR((( [.G1241]+ 1.9208) / ( [.G1241] + [.H1241]) - 1.96 * SQRT(([.G1241] *  [.H1241]) / ([.G1241] +  [.H1241]) + 0.9604) / ([.G1241] +  [.H1241])) / (1 + 3.8416 / ([.G1241] +  [.H1241]));0); 5) * 100" office:value-type="float" office:value="40.04" calcext:value-type="float">
            <text:p>40.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53" calcext:value-type="float">
            <text:p>753</text:p>
          </table:table-cell>
          <table:table-cell table:style-name="ce2" office:value-type="string" calcext:value-type="string">
            <text:p>Cracking the Safe</text:p>
          </table:table-cell>
          <table:table-cell table:style-name="ce4" table:formula="of:=HYPERLINK( concat(&quot;https://leetcode.com/problems/&quot;; [.D1242]); [.B1242])" office:value-type="string" office:string-value="" calcext:value-type="error">
            <text:p>#NAME?</text:p>
          </table:table-cell>
          <table:table-cell table:style-name="ce6" office:value-type="string" calcext:value-type="string">
            <text:p>cracking-the-saf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Depth-first Search, </text:p>
          </table:table-cell>
          <table:table-cell table:style-name="ce6" office:value-type="float" office:value="417" calcext:value-type="float">
            <text:p>417</text:p>
          </table:table-cell>
          <table:table-cell table:style-name="ce6" office:value-type="float" office:value="553" calcext:value-type="float">
            <text:p>553</text:p>
          </table:table-cell>
          <table:table-cell table:style-name="ce6" table:formula="of:=ROUND( IFERROR((( [.G1242]+ 1.9208) / ( [.G1242] + [.H1242]) - 1.96 * SQRT(([.G1242] *  [.H1242]) / ([.G1242] +  [.H1242]) + 0.9604) / ([.G1242] +  [.H1242])) / (1 + 3.8416 / ([.G1242] +  [.H1242]));0); 5) * 100" office:value-type="float" office:value="39.908" calcext:value-type="float">
            <text:p>39.9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style-name="ce2" office:value-type="string" calcext:value-type="string">
            <text:p>Big Countries</text:p>
          </table:table-cell>
          <table:table-cell table:style-name="ce4" table:formula="of:=HYPERLINK( concat(&quot;https://leetcode.com/problems/&quot;; [.D1243]); [.B1243])" office:value-type="string" office:string-value="" calcext:value-type="error">
            <text:p>#NAME?</text:p>
          </table:table-cell>
          <table:table-cell table:style-name="ce6" office:value-type="string" calcext:value-type="string">
            <text:p>big-countries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658" calcext:value-type="float">
            <text:p>658</text:p>
          </table:table-cell>
          <table:table-cell table:style-name="ce6" table:formula="of:=ROUND( IFERROR((( [.G1243]+ 1.9208) / ( [.G1243] + [.H1243]) - 1.96 * SQRT(([.G1243] *  [.H1243]) / ([.G1243] +  [.H1243]) + 0.9604) / ([.G1243] +  [.H1243])) / (1 + 3.8416 / ([.G1243] +  [.H1243]));0); 5) * 100" office:value-type="float" office:value="39.597" calcext:value-type="float">
            <text:p>39.59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33" calcext:value-type="float">
            <text:p>833</text:p>
          </table:table-cell>
          <table:table-cell table:style-name="ce2" office:value-type="string" calcext:value-type="string">
            <text:p>Find And Replace in String</text:p>
          </table:table-cell>
          <table:table-cell table:style-name="ce4" table:formula="of:=HYPERLINK( concat(&quot;https://leetcode.com/problems/&quot;; [.D1244]); [.B1244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and-replace-in-str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295" calcext:value-type="float">
            <text:p>295</text:p>
          </table:table-cell>
          <table:table-cell table:style-name="ce6" office:value-type="float" office:value="389" calcext:value-type="float">
            <text:p>389</text:p>
          </table:table-cell>
          <table:table-cell table:style-name="ce6" table:formula="of:=ROUND( IFERROR((( [.G1244]+ 1.9208) / ( [.G1244] + [.H1244]) - 1.96 * SQRT(([.G1244] *  [.H1244]) / ([.G1244] +  [.H1244]) + 0.9604) / ([.G1244] +  [.H1244])) / (1 + 3.8416 / ([.G1244] +  [.H1244]));0); 5) * 100" office:value-type="float" office:value="39.466" calcext:value-type="float">
            <text:p>39.46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Sqrt(x)</text:p>
          </table:table-cell>
          <table:table-cell table:style-name="ce4" table:formula="of:=HYPERLINK( concat(&quot;https://leetcode.com/problems/&quot;; [.D1245]); [.B1245])" office:value-type="string" office:string-value="" calcext:value-type="error">
            <text:p>#NAME?</text:p>
          </table:table-cell>
          <table:table-cell table:style-name="ce6" office:value-type="string" calcext:value-type="string">
            <text:p>sqrtx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Binary Search, </text:p>
          </table:table-cell>
          <table:table-cell table:style-name="ce6" office:value-type="float" office:value="1319" calcext:value-type="float">
            <text:p>1319</text:p>
          </table:table-cell>
          <table:table-cell table:style-name="ce6" office:value-type="float" office:value="1895" calcext:value-type="float">
            <text:p>1895</text:p>
          </table:table-cell>
          <table:table-cell table:style-name="ce6" table:formula="of:=ROUND( IFERROR((( [.G1245]+ 1.9208) / ( [.G1245] + [.H1245]) - 1.96 * SQRT(([.G1245] *  [.H1245]) / ([.G1245] +  [.H1245]) + 0.9604) / ([.G1245] +  [.H1245])) / (1 + 3.8416 / ([.G1245] +  [.H1245]));0); 5) * 100" office:value-type="float" office:value="39.35" calcext:value-type="float">
            <text:p>39.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57" calcext:value-type="float">
            <text:p>957</text:p>
          </table:table-cell>
          <table:table-cell table:style-name="ce2" office:value-type="string" calcext:value-type="string">
            <text:p>Prison Cells After N Days</text:p>
          </table:table-cell>
          <table:table-cell table:style-name="ce4" table:formula="of:=HYPERLINK( concat(&quot;https://leetcode.com/problems/&quot;; [.D1246]); [.B1246])" office:value-type="string" office:string-value="" calcext:value-type="error">
            <text:p>#NAME?</text:p>
          </table:table-cell>
          <table:table-cell table:style-name="ce6" office:value-type="string" calcext:value-type="string">
            <text:p>prison-cells-after-n-day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946" calcext:value-type="float">
            <text:p>946</text:p>
          </table:table-cell>
          <table:table-cell table:style-name="ce6" table:formula="of:=ROUND( IFERROR((( [.G1246]+ 1.9208) / ( [.G1246] + [.H1246]) - 1.96 * SQRT(([.G1246] *  [.H1246]) / ([.G1246] +  [.H1246]) + 0.9604) / ([.G1246] +  [.H1246])) / (1 + 3.8416 / ([.G1246] +  [.H1246]));0); 5) * 100" office:value-type="float" office:value="39.264" calcext:value-type="float">
            <text:p>39.26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2" office:value-type="string" calcext:value-type="string">
            <text:p>Tiling a Rectangle with the Fewest Squares</text:p>
          </table:table-cell>
          <table:table-cell table:style-name="ce4" table:formula="of:=HYPERLINK( concat(&quot;https://leetcode.com/problems/&quot;; [.D1247]); [.B1247])" office:value-type="string" office:string-value="" calcext:value-type="error">
            <text:p>#NAME?</text:p>
          </table:table-cell>
          <table:table-cell table:style-name="ce6" office:value-type="string" calcext:value-type="string">
            <text:p>tiling-a-rectangle-with-the-fewest-squar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Backtracking, 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186" calcext:value-type="float">
            <text:p>186</text:p>
          </table:table-cell>
          <table:table-cell table:style-name="ce6" table:formula="of:=ROUND( IFERROR((( [.G1247]+ 1.9208) / ( [.G1247] + [.H1247]) - 1.96 * SQRT(([.G1247] *  [.H1247]) / ([.G1247] +  [.H1247]) + 0.9604) / ([.G1247] +  [.H1247])) / (1 + 3.8416 / ([.G1247] +  [.H1247]));0); 5) * 100" office:value-type="float" office:value="39.249" calcext:value-type="float">
            <text:p>39.24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35" calcext:value-type="float">
            <text:p>835</text:p>
          </table:table-cell>
          <table:table-cell table:style-name="ce2" office:value-type="string" calcext:value-type="string">
            <text:p>Image Overlap</text:p>
          </table:table-cell>
          <table:table-cell table:style-name="ce4" table:formula="of:=HYPERLINK( concat(&quot;https://leetcode.com/problems/&quot;; [.D1248]); [.B1248])" office:value-type="string" office:string-value="" calcext:value-type="error">
            <text:p>#NAME?</text:p>
          </table:table-cell>
          <table:table-cell table:style-name="ce6" office:value-type="string" calcext:value-type="string">
            <text:p>image-overlap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339" calcext:value-type="float">
            <text:p>339</text:p>
          </table:table-cell>
          <table:table-cell table:style-name="ce6" office:value-type="float" office:value="456" calcext:value-type="float">
            <text:p>456</text:p>
          </table:table-cell>
          <table:table-cell table:style-name="ce6" table:formula="of:=ROUND( IFERROR((( [.G1248]+ 1.9208) / ( [.G1248] + [.H1248]) - 1.96 * SQRT(([.G1248] *  [.H1248]) / ([.G1248] +  [.H1248]) + 0.9604) / ([.G1248] +  [.H1248])) / (1 + 3.8416 / ([.G1248] +  [.H1248]));0); 5) * 100" office:value-type="float" office:value="39.247" calcext:value-type="float">
            <text:p>39.24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71" calcext:value-type="float">
            <text:p>671</text:p>
          </table:table-cell>
          <table:table-cell table:style-name="ce2" office:value-type="string" calcext:value-type="string">
            <text:p>Second Minimum Node In a Binary Tree</text:p>
          </table:table-cell>
          <table:table-cell table:style-name="ce4" table:formula="of:=HYPERLINK( concat(&quot;https://leetcode.com/problems/&quot;; [.D1249]); [.B1249])" office:value-type="string" office:string-value="" calcext:value-type="error">
            <text:p>#NAME?</text:p>
          </table:table-cell>
          <table:table-cell table:style-name="ce6" office:value-type="string" calcext:value-type="string">
            <text:p>second-minimum-node-in-a-binary-tre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597" calcext:value-type="float">
            <text:p>597</text:p>
          </table:table-cell>
          <table:table-cell table:style-name="ce6" office:value-type="float" office:value="834" calcext:value-type="float">
            <text:p>834</text:p>
          </table:table-cell>
          <table:table-cell table:style-name="ce6" table:formula="of:=ROUND( IFERROR((( [.G1249]+ 1.9208) / ( [.G1249] + [.H1249]) - 1.96 * SQRT(([.G1249] *  [.H1249]) / ([.G1249] +  [.H1249]) + 0.9604) / ([.G1249] +  [.H1249])) / (1 + 3.8416 / ([.G1249] +  [.H1249]));0); 5) * 100" office:value-type="float" office:value="39.19" calcext:value-type="float">
            <text:p>39.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32" calcext:value-type="float">
            <text:p>932</text:p>
          </table:table-cell>
          <table:table-cell table:style-name="ce2" office:value-type="string" calcext:value-type="string">
            <text:p>Beautiful Array</text:p>
          </table:table-cell>
          <table:table-cell table:style-name="ce4" table:formula="of:=HYPERLINK( concat(&quot;https://leetcode.com/problems/&quot;; [.D1250]); [.B1250])" office:value-type="string" office:string-value="" calcext:value-type="error">
            <text:p>#NAME?</text:p>
          </table:table-cell>
          <table:table-cell table:style-name="ce6" office:value-type="string" calcext:value-type="string">
            <text:p>beautiful-arra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ivide and Conquer, </text:p>
          </table:table-cell>
          <table:table-cell table:style-name="ce6" office:value-type="float" office:value="331" calcext:value-type="float">
            <text:p>331</text:p>
          </table:table-cell>
          <table:table-cell table:style-name="ce6" office:value-type="float" office:value="447" calcext:value-type="float">
            <text:p>447</text:p>
          </table:table-cell>
          <table:table-cell table:style-name="ce6" table:formula="of:=ROUND( IFERROR((( [.G1250]+ 1.9208) / ( [.G1250] + [.H1250]) - 1.96 * SQRT(([.G1250] *  [.H1250]) / ([.G1250] +  [.H1250]) + 0.9604) / ([.G1250] +  [.H1250])) / (1 + 3.8416 / ([.G1250] +  [.H1250]));0); 5) * 100" office:value-type="float" office:value="39.116" calcext:value-type="float">
            <text:p>39.1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Find Duplicate File in System</text:p>
          </table:table-cell>
          <table:table-cell table:style-name="ce4" table:formula="of:=HYPERLINK( concat(&quot;https://leetcode.com/problems/&quot;; [.D1251]); [.B1251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duplicate-file-in-syste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String, </text:p>
          </table:table-cell>
          <table:table-cell table:style-name="ce6" office:value-type="float" office:value="425" calcext:value-type="float">
            <text:p>425</text:p>
          </table:table-cell>
          <table:table-cell table:style-name="ce6" office:value-type="float" office:value="589" calcext:value-type="float">
            <text:p>589</text:p>
          </table:table-cell>
          <table:table-cell table:style-name="ce6" table:formula="of:=ROUND( IFERROR((( [.G1251]+ 1.9208) / ( [.G1251] + [.H1251]) - 1.96 * SQRT(([.G1251] *  [.H1251]) / ([.G1251] +  [.H1251]) + 0.9604) / ([.G1251] +  [.H1251])) / (1 + 3.8416 / ([.G1251] +  [.H1251]));0); 5) * 100" office:value-type="float" office:value="38.912" calcext:value-type="float">
            <text:p>38.91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Surface Area of 3D Shapes</text:p>
          </table:table-cell>
          <table:table-cell table:style-name="ce4" table:formula="of:=HYPERLINK( concat(&quot;https://leetcode.com/problems/&quot;; [.D1252]); [.B1252])" office:value-type="string" office:string-value="" calcext:value-type="error">
            <text:p>#NAME?</text:p>
          </table:table-cell>
          <table:table-cell table:style-name="ce6" office:value-type="string" calcext:value-type="string">
            <text:p>surface-area-of-3d-shape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Geometry, </text:p>
          </table:table-cell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326" calcext:value-type="float">
            <text:p>326</text:p>
          </table:table-cell>
          <table:table-cell table:style-name="ce6" table:formula="of:=ROUND( IFERROR((( [.G1252]+ 1.9208) / ( [.G1252] + [.H1252]) - 1.96 * SQRT(([.G1252] *  [.H1252]) / ([.G1252] +  [.H1252]) + 0.9604) / ([.G1252] +  [.H1252])) / (1 + 3.8416 / ([.G1252] +  [.H1252]));0); 5) * 100" office:value-type="float" office:value="38.908" calcext:value-type="float">
            <text:p>38.9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ubstring with Concatenation of All Words</text:p>
          </table:table-cell>
          <table:table-cell table:style-name="ce4" table:formula="of:=HYPERLINK( concat(&quot;https://leetcode.com/problems/&quot;; [.D1253]); [.B1253])" office:value-type="string" office:string-value="" calcext:value-type="error">
            <text:p>#NAME?</text:p>
          </table:table-cell>
          <table:table-cell table:style-name="ce6" office:value-type="string" calcext:value-type="string">
            <text:p>substring-with-concatenation-of-all-word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ash Table, Two Pointers, String, </text:p>
          </table:table-cell>
          <table:table-cell table:style-name="ce6" office:value-type="float" office:value="858" calcext:value-type="float">
            <text:p>858</text:p>
          </table:table-cell>
          <table:table-cell table:style-name="ce6" office:value-type="float" office:value="1237" calcext:value-type="float">
            <text:p>1237</text:p>
          </table:table-cell>
          <table:table-cell table:style-name="ce6" table:formula="of:=ROUND( IFERROR((( [.G1253]+ 1.9208) / ( [.G1253] + [.H1253]) - 1.96 * SQRT(([.G1253] *  [.H1253]) / ([.G1253] +  [.H1253]) + 0.9604) / ([.G1253] +  [.H1253])) / (1 + 3.8416 / ([.G1253] +  [.H1253]));0); 5) * 100" office:value-type="float" office:value="38.867" calcext:value-type="float">
            <text:p>38.86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82" calcext:value-type="float">
            <text:p>982</text:p>
          </table:table-cell>
          <table:table-cell table:style-name="ce2" office:value-type="string" calcext:value-type="string">
            <text:p>Triples with Bitwise AND Equal To Zero</text:p>
          </table:table-cell>
          <table:table-cell table:style-name="ce4" table:formula="of:=HYPERLINK( concat(&quot;https://leetcode.com/problems/&quot;; [.D1254]); [.B1254])" office:value-type="string" office:string-value="" calcext:value-type="error">
            <text:p>#NAME?</text:p>
          </table:table-cell>
          <table:table-cell table:style-name="ce6" office:value-type="string" calcext:value-type="string">
            <text:p>triples-with-bitwise-and-equal-to-zero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24" calcext:value-type="float">
            <text:p>124</text:p>
          </table:table-cell>
          <table:table-cell table:style-name="ce6" table:formula="of:=ROUND( IFERROR((( [.G1254]+ 1.9208) / ( [.G1254] + [.H1254]) - 1.96 * SQRT(([.G1254] *  [.H1254]) / ([.G1254] +  [.H1254]) + 0.9604) / ([.G1254] +  [.H1254])) / (1 + 3.8416 / ([.G1254] +  [.H1254]));0); 5) * 100" office:value-type="float" office:value="38.78" calcext:value-type="float">
            <text:p>38.7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Scramble String</text:p>
          </table:table-cell>
          <table:table-cell table:style-name="ce4" table:formula="of:=HYPERLINK( concat(&quot;https://leetcode.com/problems/&quot;; [.D1255]); [.B1255])" office:value-type="string" office:string-value="" calcext:value-type="error">
            <text:p>#NAME?</text:p>
          </table:table-cell>
          <table:table-cell table:style-name="ce6" office:value-type="string" calcext:value-type="string">
            <text:p>scramble-string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Dynamic Programming, </text:p>
          </table:table-cell>
          <table:table-cell table:style-name="ce6" office:value-type="float" office:value="497" calcext:value-type="float">
            <text:p>497</text:p>
          </table:table-cell>
          <table:table-cell table:style-name="ce6" office:value-type="float" office:value="701" calcext:value-type="float">
            <text:p>701</text:p>
          </table:table-cell>
          <table:table-cell table:style-name="ce6" table:formula="of:=ROUND( IFERROR((( [.G1255]+ 1.9208) / ( [.G1255] + [.H1255]) - 1.96 * SQRT(([.G1255] *  [.H1255]) / ([.G1255] +  [.H1255]) + 0.9604) / ([.G1255] +  [.H1255])) / (1 + 3.8416 / ([.G1255] +  [.H1255]));0); 5) * 100" office:value-type="float" office:value="38.727" calcext:value-type="float">
            <text:p>38.72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77" calcext:value-type="float">
            <text:p>877</text:p>
          </table:table-cell>
          <table:table-cell table:style-name="ce2" office:value-type="string" calcext:value-type="string">
            <text:p>Stone Game</text:p>
          </table:table-cell>
          <table:table-cell table:style-name="ce4" table:formula="of:=HYPERLINK( concat(&quot;https://leetcode.com/problems/&quot;; [.D1256]); [.B1256])" office:value-type="string" office:string-value="" calcext:value-type="error">
            <text:p>#NAME?</text:p>
          </table:table-cell>
          <table:table-cell table:style-name="ce6" office:value-type="string" calcext:value-type="string">
            <text:p>stone-gam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Dynamic Programming, Minimax, 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float" office:value="981" calcext:value-type="float">
            <text:p>981</text:p>
          </table:table-cell>
          <table:table-cell table:style-name="ce6" table:formula="of:=ROUND( IFERROR((( [.G1256]+ 1.9208) / ( [.G1256] + [.H1256]) - 1.96 * SQRT(([.G1256] *  [.H1256]) / ([.G1256] +  [.H1256]) + 0.9604) / ([.G1256] +  [.H1256])) / (1 + 3.8416 / ([.G1256] +  [.H1256]));0); 5) * 100" office:value-type="float" office:value="38.705" calcext:value-type="float">
            <text:p>38.7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Delete Duplicate Emails</text:p>
          </table:table-cell>
          <table:table-cell table:style-name="ce4" table:formula="of:=HYPERLINK( concat(&quot;https://leetcode.com/problems/&quot;; [.D1257]); [.B1257])" office:value-type="string" office:string-value="" calcext:value-type="error">
            <text:p>#NAME?</text:p>
          </table:table-cell>
          <table:table-cell table:style-name="ce6" office:value-type="string" calcext:value-type="string">
            <text:p>delete-duplicate-emails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590" calcext:value-type="float">
            <text:p>590</text:p>
          </table:table-cell>
          <table:table-cell table:style-name="ce6" table:formula="of:=ROUND( IFERROR((( [.G1257]+ 1.9208) / ( [.G1257] + [.H1257]) - 1.96 * SQRT(([.G1257] *  [.H1257]) / ([.G1257] +  [.H1257]) + 0.9604) / ([.G1257] +  [.H1257])) / (1 + 3.8416 / ([.G1257] +  [.H1257]));0); 5) * 100" office:value-type="float" office:value="38.699" calcext:value-type="float">
            <text:p>38.69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52" calcext:value-type="float">
            <text:p>1452</text:p>
          </table:table-cell>
          <table:table-cell table:style-name="ce2" office:value-type="string" calcext:value-type="string">
            <text:p>People Whose List of Favorite Companies Is Not a Subset of Another List</text:p>
          </table:table-cell>
          <table:table-cell table:style-name="ce4" table:formula="of:=HYPERLINK( concat(&quot;https://leetcode.com/problems/&quot;; [.D1258]); [.B1258])" office:value-type="string" office:string-value="" calcext:value-type="error">
            <text:p>#NAME?</text:p>
          </table:table-cell>
          <table:table-cell table:style-name="ce6" office:value-type="string" calcext:value-type="string">
            <text:p>people-whose-list-of-favorite-companies-is-not-a-subset-of-another-lis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Sort, 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18" calcext:value-type="float">
            <text:p>118</text:p>
          </table:table-cell>
          <table:table-cell table:style-name="ce6" table:formula="of:=ROUND( IFERROR((( [.G1258]+ 1.9208) / ( [.G1258] + [.H1258]) - 1.96 * SQRT(([.G1258] *  [.H1258]) / ([.G1258] +  [.H1258]) + 0.9604) / ([.G1258] +  [.H1258])) / (1 + 3.8416 / ([.G1258] +  [.H1258]));0); 5) * 100" office:value-type="float" office:value="38.609" calcext:value-type="float">
            <text:p>38.60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Random Pick Index</text:p>
          </table:table-cell>
          <table:table-cell table:style-name="ce4" table:formula="of:=HYPERLINK( concat(&quot;https://leetcode.com/problems/&quot;; [.D1259]); [.B1259])" office:value-type="string" office:string-value="" calcext:value-type="error">
            <text:p>#NAME?</text:p>
          </table:table-cell>
          <table:table-cell table:style-name="ce6" office:value-type="string" calcext:value-type="string">
            <text:p>random-pick-index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Reservoir Sampling, </text:p>
          </table:table-cell>
          <table:table-cell table:style-name="ce6" office:value-type="float" office:value="474" calcext:value-type="float">
            <text:p>474</text:p>
          </table:table-cell>
          <table:table-cell table:style-name="ce6" office:value-type="float" office:value="674" calcext:value-type="float">
            <text:p>674</text:p>
          </table:table-cell>
          <table:table-cell table:style-name="ce6" table:formula="of:=ROUND( IFERROR((( [.G1259]+ 1.9208) / ( [.G1259] + [.H1259]) - 1.96 * SQRT(([.G1259] *  [.H1259]) / ([.G1259] +  [.H1259]) + 0.9604) / ([.G1259] +  [.H1259])) / (1 + 3.8416 / ([.G1259] +  [.H1259]));0); 5) * 100" office:value-type="float" office:value="38.475" calcext:value-type="float">
            <text:p>38.47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2" office:value-type="string" calcext:value-type="string">
            <text:p>Minimum Moves to Equal Array Elements</text:p>
          </table:table-cell>
          <table:table-cell table:style-name="ce4" table:formula="of:=HYPERLINK( concat(&quot;https://leetcode.com/problems/&quot;; [.D1260]); [.B1260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moves-to-equal-array-element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554" calcext:value-type="float">
            <text:p>554</text:p>
          </table:table-cell>
          <table:table-cell table:style-name="ce6" office:value-type="float" office:value="796" calcext:value-type="float">
            <text:p>796</text:p>
          </table:table-cell>
          <table:table-cell table:style-name="ce6" table:formula="of:=ROUND( IFERROR((( [.G1260]+ 1.9208) / ( [.G1260] + [.H1260]) - 1.96 * SQRT(([.G1260] *  [.H1260]) / ([.G1260] +  [.H1260]) + 0.9604) / ([.G1260] +  [.H1260])) / (1 + 3.8416 / ([.G1260] +  [.H1260]));0); 5) * 100" office:value-type="float" office:value="38.442" calcext:value-type="float">
            <text:p>38.44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Intersection of Two Arrays</text:p>
          </table:table-cell>
          <table:table-cell table:style-name="ce4" table:formula="of:=HYPERLINK( concat(&quot;https://leetcode.com/problems/&quot;; [.D1261]); [.B1261])" office:value-type="string" office:string-value="" calcext:value-type="error">
            <text:p>#NAME?</text:p>
          </table:table-cell>
          <table:table-cell table:style-name="ce6" office:value-type="string" calcext:value-type="string">
            <text:p>intersection-of-two-array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Two Pointers, Binary Search, Sort, </text:p>
          </table:table-cell>
          <table:table-cell table:style-name="ce6" office:value-type="float" office:value="831" calcext:value-type="float">
            <text:p>831</text:p>
          </table:table-cell>
          <table:table-cell table:style-name="ce6" office:value-type="float" office:value="1221" calcext:value-type="float">
            <text:p>1221</text:p>
          </table:table-cell>
          <table:table-cell table:style-name="ce6" table:formula="of:=ROUND( IFERROR((( [.G1261]+ 1.9208) / ( [.G1261] + [.H1261]) - 1.96 * SQRT(([.G1261] *  [.H1261]) / ([.G1261] +  [.H1261]) + 0.9604) / ([.G1261] +  [.H1261])) / (1 + 3.8416 / ([.G1261] +  [.H1261]));0); 5) * 100" office:value-type="float" office:value="38.393" calcext:value-type="float">
            <text:p>38.39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Add Digits</text:p>
          </table:table-cell>
          <table:table-cell table:style-name="ce4" table:formula="of:=HYPERLINK( concat(&quot;https://leetcode.com/problems/&quot;; [.D1262]); [.B1262])" office:value-type="string" office:string-value="" calcext:value-type="error">
            <text:p>#NAME?</text:p>
          </table:table-cell>
          <table:table-cell table:style-name="ce6" office:value-type="string" calcext:value-type="string">
            <text:p>add-digit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717" calcext:value-type="float">
            <text:p>717</text:p>
          </table:table-cell>
          <table:table-cell table:style-name="ce6" office:value-type="float" office:value="1047" calcext:value-type="float">
            <text:p>1047</text:p>
          </table:table-cell>
          <table:table-cell table:style-name="ce6" table:formula="of:=ROUND( IFERROR((( [.G1262]+ 1.9208) / ( [.G1262] + [.H1262]) - 1.96 * SQRT(([.G1262] *  [.H1262]) / ([.G1262] +  [.H1262]) + 0.9604) / ([.G1262] +  [.H1262])) / (1 + 3.8416 / ([.G1262] +  [.H1262]));0); 5) * 100" office:value-type="float" office:value="38.377" calcext:value-type="float">
            <text:p>38.37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Path Sum IV</text:p>
          </table:table-cell>
          <table:table-cell table:style-name="ce4" table:formula="of:=HYPERLINK( concat(&quot;https://leetcode.com/problems/&quot;; [.D1263]); [.B1263])" office:value-type="string" office:string-value="" calcext:value-type="error">
            <text:p>#NAME?</text:p>
          </table:table-cell>
          <table:table-cell table:style-name="ce6" office:value-type="string" calcext:value-type="string">
            <text:p>path-sum-iv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231" calcext:value-type="float">
            <text:p>231</text:p>
          </table:table-cell>
          <table:table-cell table:style-name="ce6" table:formula="of:=ROUND( IFERROR((( [.G1263]+ 1.9208) / ( [.G1263] + [.H1263]) - 1.96 * SQRT(([.G1263] *  [.H1263]) / ([.G1263] +  [.H1263]) + 0.9604) / ([.G1263] +  [.H1263])) / (1 + 3.8416 / ([.G1263] +  [.H1263]));0); 5) * 100" office:value-type="float" office:value="38.23" calcext:value-type="float">
            <text:p>38.2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62" calcext:value-type="float">
            <text:p>762</text:p>
          </table:table-cell>
          <table:table-cell table:style-name="ce2" office:value-type="string" calcext:value-type="string">
            <text:p>Prime Number of Set Bits in Binary Representation</text:p>
          </table:table-cell>
          <table:table-cell table:style-name="ce4" table:formula="of:=HYPERLINK( concat(&quot;https://leetcode.com/problems/&quot;; [.D1264]); [.B1264])" office:value-type="string" office:string-value="" calcext:value-type="error">
            <text:p>#NAME?</text:p>
          </table:table-cell>
          <table:table-cell table:style-name="ce6" office:value-type="string" calcext:value-type="string">
            <text:p>prime-number-of-set-bits-in-binary-representation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Bit Manipulation, </text:p>
          </table:table-cell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322" calcext:value-type="float">
            <text:p>322</text:p>
          </table:table-cell>
          <table:table-cell table:style-name="ce6" table:formula="of:=ROUND( IFERROR((( [.G1264]+ 1.9208) / ( [.G1264] + [.H1264]) - 1.96 * SQRT(([.G1264] *  [.H1264]) / ([.G1264] +  [.H1264]) + 0.9604) / ([.G1264] +  [.H1264])) / (1 + 3.8416 / ([.G1264] +  [.H1264]));0); 5) * 100" office:value-type="float" office:value="38.156" calcext:value-type="float">
            <text:p>38.15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Spiral Matrix III</text:p>
          </table:table-cell>
          <table:table-cell table:style-name="ce4" table:formula="of:=HYPERLINK( concat(&quot;https://leetcode.com/problems/&quot;; [.D1265]); [.B1265])" office:value-type="string" office:string-value="" calcext:value-type="error">
            <text:p>#NAME?</text:p>
          </table:table-cell>
          <table:table-cell table:style-name="ce6" office:value-type="string" calcext:value-type="string">
            <text:p>spiral-matrix-i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287" calcext:value-type="float">
            <text:p>287</text:p>
          </table:table-cell>
          <table:table-cell table:style-name="ce6" table:formula="of:=ROUND( IFERROR((( [.G1265]+ 1.9208) / ( [.G1265] + [.H1265]) - 1.96 * SQRT(([.G1265] *  [.H1265]) / ([.G1265] +  [.H1265]) + 0.9604) / ([.G1265] +  [.H1265])) / (1 + 3.8416 / ([.G1265] +  [.H1265]));0); 5) * 100" office:value-type="float" office:value="38.104" calcext:value-type="float">
            <text:p>38.1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04" calcext:value-type="float">
            <text:p>904</text:p>
          </table:table-cell>
          <table:table-cell table:style-name="ce2" office:value-type="string" calcext:value-type="string">
            <text:p>Fruit Into Baskets</text:p>
          </table:table-cell>
          <table:table-cell table:style-name="ce4" table:formula="of:=HYPERLINK( concat(&quot;https://leetcode.com/problems/&quot;; [.D1266]); [.B1266])" office:value-type="string" office:string-value="" calcext:value-type="error">
            <text:p>#NAME?</text:p>
          </table:table-cell>
          <table:table-cell table:style-name="ce6" office:value-type="string" calcext:value-type="string">
            <text:p>fruit-into-basket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wo Pointers, </text:p>
          </table:table-cell>
          <table:table-cell table:style-name="ce6" office:value-type="float" office:value="816" calcext:value-type="float">
            <text:p>816</text:p>
          </table:table-cell>
          <table:table-cell table:style-name="ce6" office:value-type="float" office:value="1217" calcext:value-type="float">
            <text:p>1217</text:p>
          </table:table-cell>
          <table:table-cell table:style-name="ce6" table:formula="of:=ROUND( IFERROR((( [.G1266]+ 1.9208) / ( [.G1266] + [.H1266]) - 1.96 * SQRT(([.G1266] *  [.H1266]) / ([.G1266] +  [.H1266]) + 0.9604) / ([.G1266] +  [.H1266])) / (1 + 3.8416 / ([.G1266] +  [.H1266]));0); 5) * 100" office:value-type="float" office:value="38.027" calcext:value-type="float">
            <text:p>38.02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Construct the Rectangle</text:p>
          </table:table-cell>
          <table:table-cell table:style-name="ce4" table:formula="of:=HYPERLINK( concat(&quot;https://leetcode.com/problems/&quot;; [.D1267]); [.B1267])" office:value-type="string" office:string-value="" calcext:value-type="error">
            <text:p>#NAME?</text:p>
          </table:table-cell>
          <table:table-cell table:style-name="ce6" office:value-type="string" calcext:value-type="string">
            <text:p>construct-the-rectangle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265" calcext:value-type="float">
            <text:p>265</text:p>
          </table:table-cell>
          <table:table-cell table:style-name="ce6" table:formula="of:=ROUND( IFERROR((( [.G1267]+ 1.9208) / ( [.G1267] + [.H1267]) - 1.96 * SQRT(([.G1267] *  [.H1267]) / ([.G1267] +  [.H1267]) + 0.9604) / ([.G1267] +  [.H1267])) / (1 + 3.8416 / ([.G1267] +  [.H1267]));0); 5) * 100" office:value-type="float" office:value="37.829" calcext:value-type="float">
            <text:p>37.8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Plus One</text:p>
          </table:table-cell>
          <table:table-cell table:style-name="ce4" table:formula="of:=HYPERLINK( concat(&quot;https://leetcode.com/problems/&quot;; [.D1268]); [.B1268])" office:value-type="string" office:string-value="" calcext:value-type="error">
            <text:p>#NAME?</text:p>
          </table:table-cell>
          <table:table-cell table:style-name="ce6" office:value-type="string" calcext:value-type="string">
            <text:p>plus-on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566" calcext:value-type="float">
            <text:p>1566</text:p>
          </table:table-cell>
          <table:table-cell table:style-name="ce6" office:value-type="float" office:value="2417" calcext:value-type="float">
            <text:p>2417</text:p>
          </table:table-cell>
          <table:table-cell table:style-name="ce6" table:formula="of:=ROUND( IFERROR((( [.G1268]+ 1.9208) / ( [.G1268] + [.H1268]) - 1.96 * SQRT(([.G1268] *  [.H1268]) / ([.G1268] +  [.H1268]) + 0.9604) / ([.G1268] +  [.H1268])) / (1 + 3.8416 / ([.G1268] +  [.H1268]));0); 5) * 100" office:value-type="float" office:value="37.811" calcext:value-type="float">
            <text:p>37.81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verse Integer</text:p>
          </table:table-cell>
          <table:table-cell table:style-name="ce4" table:formula="of:=HYPERLINK( concat(&quot;https://leetcode.com/problems/&quot;; [.D1269]); [.B1269])" office:value-type="string" office:string-value="" calcext:value-type="error">
            <text:p>#NAME?</text:p>
          </table:table-cell>
          <table:table-cell table:style-name="ce6" office:value-type="string" calcext:value-type="string">
            <text:p>reverse-integ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3406" calcext:value-type="float">
            <text:p>3406</text:p>
          </table:table-cell>
          <table:table-cell table:style-name="ce6" office:value-type="float" office:value="5370" calcext:value-type="float">
            <text:p>5370</text:p>
          </table:table-cell>
          <table:table-cell table:style-name="ce6" table:formula="of:=ROUND( IFERROR((( [.G1269]+ 1.9208) / ( [.G1269] + [.H1269]) - 1.96 * SQRT(([.G1269] *  [.H1269]) / ([.G1269] +  [.H1269]) + 0.9604) / ([.G1269] +  [.H1269])) / (1 + 3.8416 / ([.G1269] +  [.H1269]));0); 5) * 100" office:value-type="float" office:value="37.796" calcext:value-type="float">
            <text:p>37.79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oman to Integer</text:p>
          </table:table-cell>
          <table:table-cell table:style-name="ce4" table:formula="of:=HYPERLINK( concat(&quot;https://leetcode.com/problems/&quot;; [.D1270]); [.B1270])" office:value-type="string" office:string-value="" calcext:value-type="error">
            <text:p>#NAME?</text:p>
          </table:table-cell>
          <table:table-cell table:style-name="ce6" office:value-type="string" calcext:value-type="string">
            <text:p>roman-to-integ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String, </text:p>
          </table:table-cell>
          <table:table-cell table:style-name="ce6" office:value-type="float" office:value="2239" calcext:value-type="float">
            <text:p>2239</text:p>
          </table:table-cell>
          <table:table-cell table:style-name="ce6" office:value-type="float" office:value="3511" calcext:value-type="float">
            <text:p>3511</text:p>
          </table:table-cell>
          <table:table-cell table:style-name="ce6" table:formula="of:=ROUND( IFERROR((( [.G1270]+ 1.9208) / ( [.G1270] + [.H1270]) - 1.96 * SQRT(([.G1270] *  [.H1270]) / ([.G1270] +  [.H1270]) + 0.9604) / ([.G1270] +  [.H1270])) / (1 + 3.8416 / ([.G1270] +  [.H1270]));0); 5) * 100" office:value-type="float" office:value="37.687" calcext:value-type="float">
            <text:p>37.6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76" calcext:value-type="float">
            <text:p>1276</text:p>
          </table:table-cell>
          <table:table-cell table:style-name="ce2" office:value-type="string" calcext:value-type="string">
            <text:p>Number of Burgers with No Waste of Ingredients</text:p>
          </table:table-cell>
          <table:table-cell table:style-name="ce4" table:formula="of:=HYPERLINK( concat(&quot;https://leetcode.com/problems/&quot;; [.D1271]); [.B1271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burgers-with-no-waste-of-ingredient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Greedy, 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05" calcext:value-type="float">
            <text:p>105</text:p>
          </table:table-cell>
          <table:table-cell table:style-name="ce6" table:formula="of:=ROUND( IFERROR((( [.G1271]+ 1.9208) / ( [.G1271] + [.H1271]) - 1.96 * SQRT(([.G1271] *  [.H1271]) / ([.G1271] +  [.H1271]) + 0.9604) / ([.G1271] +  [.H1271])) / (1 + 3.8416 / ([.G1271] +  [.H1271]));0); 5) * 100" office:value-type="float" office:value="37.541" calcext:value-type="float">
            <text:p>37.54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29" calcext:value-type="float">
            <text:p>829</text:p>
          </table:table-cell>
          <table:table-cell table:style-name="ce2" office:value-type="string" calcext:value-type="string">
            <text:p>Consecutive Numbers Sum</text:p>
          </table:table-cell>
          <table:table-cell table:style-name="ce4" table:formula="of:=HYPERLINK( concat(&quot;https://leetcode.com/problems/&quot;; [.D1272]); [.B1272])" office:value-type="string" office:string-value="" calcext:value-type="error">
            <text:p>#NAME?</text:p>
          </table:table-cell>
          <table:table-cell table:style-name="ce6" office:value-type="string" calcext:value-type="string">
            <text:p>consecutive-numbers-sum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430" calcext:value-type="float">
            <text:p>430</text:p>
          </table:table-cell>
          <table:table-cell table:style-name="ce6" table:formula="of:=ROUND( IFERROR((( [.G1272]+ 1.9208) / ( [.G1272] + [.H1272]) - 1.96 * SQRT(([.G1272] *  [.H1272]) / ([.G1272] +  [.H1272]) + 0.9604) / ([.G1272] +  [.H1272])) / (1 + 3.8416 / ([.G1272] +  [.H1272]));0); 5) * 100" office:value-type="float" office:value="37.419" calcext:value-type="float">
            <text:p>37.4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78" calcext:value-type="float">
            <text:p>1078</text:p>
          </table:table-cell>
          <table:table-cell table:style-name="ce2" office:value-type="string" calcext:value-type="string">
            <text:p>Occurrences After Bigram</text:p>
          </table:table-cell>
          <table:table-cell table:style-name="ce4" table:formula="of:=HYPERLINK( concat(&quot;https://leetcode.com/problems/&quot;; [.D1273]); [.B1273])" office:value-type="string" office:string-value="" calcext:value-type="error">
            <text:p>#NAME?</text:p>
          </table:table-cell>
          <table:table-cell table:style-name="ce6" office:value-type="string" calcext:value-type="string">
            <text:p>occurrences-after-bigram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73" calcext:value-type="float">
            <text:p>173</text:p>
          </table:table-cell>
          <table:table-cell table:style-name="ce6" table:formula="of:=ROUND( IFERROR((( [.G1273]+ 1.9208) / ( [.G1273] + [.H1273]) - 1.96 * SQRT(([.G1273] *  [.H1273]) / ([.G1273] +  [.H1273]) + 0.9604) / ([.G1273] +  [.H1273])) / (1 + 3.8416 / ([.G1273] +  [.H1273]));0); 5) * 100" office:value-type="float" office:value="36.874" calcext:value-type="float">
            <text:p>36.87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table:style-name="ce2" office:value-type="string" calcext:value-type="string">
            <text:p>Next Closest Time</text:p>
          </table:table-cell>
          <table:table-cell table:style-name="ce4" table:formula="of:=HYPERLINK( concat(&quot;https://leetcode.com/problems/&quot;; [.D1274]); [.B1274])" office:value-type="string" office:string-value="" calcext:value-type="error">
            <text:p>#NAME?</text:p>
          </table:table-cell>
          <table:table-cell table:style-name="ce6" office:value-type="string" calcext:value-type="string">
            <text:p>next-closest-tim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468" calcext:value-type="float">
            <text:p>468</text:p>
          </table:table-cell>
          <table:table-cell table:style-name="ce6" office:value-type="float" office:value="715" calcext:value-type="float">
            <text:p>715</text:p>
          </table:table-cell>
          <table:table-cell table:style-name="ce6" table:formula="of:=ROUND( IFERROR((( [.G1274]+ 1.9208) / ( [.G1274] + [.H1274]) - 1.96 * SQRT(([.G1274] *  [.H1274]) / ([.G1274] +  [.H1274]) + 0.9604) / ([.G1274] +  [.H1274])) / (1 + 3.8416 / ([.G1274] +  [.H1274]));0); 5) * 100" office:value-type="float" office:value="36.812" calcext:value-type="float">
            <text:p>36.81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2" office:value-type="string" calcext:value-type="string">
            <text:p>Guess Number Higher or Lower II</text:p>
          </table:table-cell>
          <table:table-cell table:style-name="ce4" table:formula="of:=HYPERLINK( concat(&quot;https://leetcode.com/problems/&quot;; [.D1275]); [.B1275])" office:value-type="string" office:string-value="" calcext:value-type="error">
            <text:p>#NAME?</text:p>
          </table:table-cell>
          <table:table-cell table:style-name="ce6" office:value-type="string" calcext:value-type="string">
            <text:p>guess-number-higher-or-lower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Minimax, </text:p>
          </table:table-cell>
          <table:table-cell table:style-name="ce6" office:value-type="float" office:value="791" calcext:value-type="float">
            <text:p>791</text:p>
          </table:table-cell>
          <table:table-cell table:style-name="ce6" office:value-type="float" office:value="1242" calcext:value-type="float">
            <text:p>1242</text:p>
          </table:table-cell>
          <table:table-cell table:style-name="ce6" table:formula="of:=ROUND( IFERROR((( [.G1275]+ 1.9208) / ( [.G1275] + [.H1275]) - 1.96 * SQRT(([.G1275] *  [.H1275]) / ([.G1275] +  [.H1275]) + 0.9604) / ([.G1275] +  [.H1275])) / (1 + 3.8416 / ([.G1275] +  [.H1275]));0); 5) * 100" office:value-type="float" office:value="36.812" calcext:value-type="float">
            <text:p>36.81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79" calcext:value-type="float">
            <text:p>1479</text:p>
          </table:table-cell>
          <table:table-cell table:style-name="ce2" office:value-type="string" calcext:value-type="string">
            <text:p>Sales by Day of the Week</text:p>
          </table:table-cell>
          <table:table-cell table:style-name="ce4" table:formula="of:=HYPERLINK( concat(&quot;https://leetcode.com/problems/&quot;; [.D1276]); [.B1276])" office:value-type="string" office:string-value="" calcext:value-type="error">
            <text:p>#NAME?</text:p>
          </table:table-cell>
          <table:table-cell table:style-name="ce6" office:value-type="string" calcext:value-type="string">
            <text:p>sales-by-day-of-the-week</text:p>
          </table:table-cell>
          <table:table-cell table:style-name="ce8" office:value-type="string" calcext:value-type="string">
            <text:p>Hard</text:p>
          </table:table-cell>
          <table:table-cell table:style-name="ce11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ROUND( IFERROR((( [.G1276]+ 1.9208) / ( [.G1276] + [.H1276]) - 1.96 * SQRT(([.G1276] *  [.H1276]) / ([.G1276] +  [.H1276]) + 0.9604) / ([.G1276] +  [.H1276])) / (1 + 3.8416 / ([.G1276] +  [.H1276]));0); 5) * 100" office:value-type="float" office:value="36.276" calcext:value-type="float">
            <text:p>36.27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table:style-name="ce2" office:value-type="string" calcext:value-type="string">
            <text:p>Remove 9</text:p>
          </table:table-cell>
          <table:table-cell table:style-name="ce4" table:formula="of:=HYPERLINK( concat(&quot;https://leetcode.com/problems/&quot;; [.D1277]); [.B1277])" office:value-type="string" office:string-value="" calcext:value-type="error">
            <text:p>#NAME?</text:p>
          </table:table-cell>
          <table:table-cell table:style-name="ce6" office:value-type="string" calcext:value-type="string">
            <text:p>remove-9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39" calcext:value-type="float">
            <text:p>139</text:p>
          </table:table-cell>
          <table:table-cell table:style-name="ce6" table:formula="of:=ROUND( IFERROR((( [.G1277]+ 1.9208) / ( [.G1277] + [.H1277]) - 1.96 * SQRT(([.G1277] *  [.H1277]) / ([.G1277] +  [.H1277]) + 0.9604) / ([.G1277] +  [.H1277])) / (1 + 3.8416 / ([.G1277] +  [.H1277]));0); 5) * 100" office:value-type="float" office:value="36.254" calcext:value-type="float">
            <text:p>36.25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table:style-name="ce2" office:value-type="string" calcext:value-type="string">
            <text:p>License Key Formatting</text:p>
          </table:table-cell>
          <table:table-cell table:style-name="ce4" table:formula="of:=HYPERLINK( concat(&quot;https://leetcode.com/problems/&quot;; [.D1278]); [.B1278])" office:value-type="string" office:string-value="" calcext:value-type="error">
            <text:p>#NAME?</text:p>
          </table:table-cell>
          <table:table-cell table:style-name="ce6" office:value-type="string" calcext:value-type="string">
            <text:p>license-key-formatting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471" calcext:value-type="float">
            <text:p>471</text:p>
          </table:table-cell>
          <table:table-cell table:style-name="ce6" office:value-type="float" office:value="739" calcext:value-type="float">
            <text:p>739</text:p>
          </table:table-cell>
          <table:table-cell table:style-name="ce6" table:formula="of:=ROUND( IFERROR((( [.G1278]+ 1.9208) / ( [.G1278] + [.H1278]) - 1.96 * SQRT(([.G1278] *  [.H1278]) / ([.G1278] +  [.H1278]) + 0.9604) / ([.G1278] +  [.H1278])) / (1 + 3.8416 / ([.G1278] +  [.H1278]));0); 5) * 100" office:value-type="float" office:value="36.217" calcext:value-type="float">
            <text:p>36.2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H-Index II</text:p>
          </table:table-cell>
          <table:table-cell table:style-name="ce4" table:formula="of:=HYPERLINK( concat(&quot;https://leetcode.com/problems/&quot;; [.D1279]); [.B1279])" office:value-type="string" office:string-value="" calcext:value-type="error">
            <text:p>#NAME?</text:p>
          </table:table-cell>
          <table:table-cell table:style-name="ce6" office:value-type="string" calcext:value-type="string">
            <text:p>h-index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nary Search, </text:p>
          </table:table-cell>
          <table:table-cell table:style-name="ce6" office:value-type="float" office:value="440" calcext:value-type="float">
            <text:p>440</text:p>
          </table:table-cell>
          <table:table-cell table:style-name="ce6" office:value-type="float" office:value="704" calcext:value-type="float">
            <text:p>704</text:p>
          </table:table-cell>
          <table:table-cell table:style-name="ce6" table:formula="of:=ROUND( IFERROR((( [.G1279]+ 1.9208) / ( [.G1279] + [.H1279]) - 1.96 * SQRT(([.G1279] *  [.H1279]) / ([.G1279] +  [.H1279]) + 0.9604) / ([.G1279] +  [.H1279])) / (1 + 3.8416 / ([.G1279] +  [.H1279]));0); 5) * 100" office:value-type="float" office:value="35.685" calcext:value-type="float">
            <text:p>35.6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32" calcext:value-type="float">
            <text:p>1432</text:p>
          </table:table-cell>
          <table:table-cell table:style-name="ce2" office:value-type="string" calcext:value-type="string">
            <text:p>Max Difference You Can Get From Changing an Integer</text:p>
          </table:table-cell>
          <table:table-cell table:style-name="ce4" table:formula="of:=HYPERLINK( concat(&quot;https://leetcode.com/problems/&quot;; [.D1280]); [.B1280])" office:value-type="string" office:string-value="" calcext:value-type="error">
            <text:p>#NAME?</text:p>
          </table:table-cell>
          <table:table-cell table:style-name="ce6" office:value-type="string" calcext:value-type="string">
            <text:p>max-difference-you-can-get-from-changing-an-integ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88" calcext:value-type="float">
            <text:p>88</text:p>
          </table:table-cell>
          <table:table-cell table:style-name="ce6" table:formula="of:=ROUND( IFERROR((( [.G1280]+ 1.9208) / ( [.G1280] + [.H1280]) - 1.96 * SQRT(([.G1280] *  [.H1280]) / ([.G1280] +  [.H1280]) + 0.9604) / ([.G1280] +  [.H1280])) / (1 + 3.8416 / ([.G1280] +  [.H1280]));0); 5) * 100" office:value-type="float" office:value="35.684" calcext:value-type="float">
            <text:p>35.68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Android Unlock Patterns</text:p>
          </table:table-cell>
          <table:table-cell table:style-name="ce4" table:formula="of:=HYPERLINK( concat(&quot;https://leetcode.com/problems/&quot;; [.D1281]); [.B1281])" office:value-type="string" office:string-value="" calcext:value-type="error">
            <text:p>#NAME?</text:p>
          </table:table-cell>
          <table:table-cell table:style-name="ce6" office:value-type="string" calcext:value-type="string">
            <text:p>android-unlock-pattern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Backtracking, 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float" office:value="599" calcext:value-type="float">
            <text:p>599</text:p>
          </table:table-cell>
          <table:table-cell table:style-name="ce6" table:formula="of:=ROUND( IFERROR((( [.G1281]+ 1.9208) / ( [.G1281] + [.H1281]) - 1.96 * SQRT(([.G1281] *  [.H1281]) / ([.G1281] +  [.H1281]) + 0.9604) / ([.G1281] +  [.H1281])) / (1 + 3.8416 / ([.G1281] +  [.H1281]));0); 5) * 100" office:value-type="float" office:value="35.623" calcext:value-type="float">
            <text:p>35.62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79" calcext:value-type="float">
            <text:p>1379</text:p>
          </table:table-cell>
          <table:table-cell table:style-name="ce2" office:value-type="string" calcext:value-type="string">
            <text:p>Find a Corresponding Node of a Binary Tree in a Clone of That Tree</text:p>
          </table:table-cell>
          <table:table-cell table:style-name="ce4" table:formula="of:=HYPERLINK( concat(&quot;https://leetcode.com/problems/&quot;; [.D1282]); [.B1282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a-corresponding-node-of-a-binary-tree-in-a-clone-of-that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210" calcext:value-type="float">
            <text:p>210</text:p>
          </table:table-cell>
          <table:table-cell table:style-name="ce6" table:formula="of:=ROUND( IFERROR((( [.G1282]+ 1.9208) / ( [.G1282] + [.H1282]) - 1.96 * SQRT(([.G1282] *  [.H1282]) / ([.G1282] +  [.H1282]) + 0.9604) / ([.G1282] +  [.H1282])) / (1 + 3.8416 / ([.G1282] +  [.H1282]));0); 5) * 100" office:value-type="float" office:value="35.347" calcext:value-type="float">
            <text:p>35.34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Reverse Vowels of a String</text:p>
          </table:table-cell>
          <table:table-cell table:style-name="ce4" table:formula="of:=HYPERLINK( concat(&quot;https://leetcode.com/problems/&quot;; [.D1283]); [.B1283])" office:value-type="string" office:string-value="" calcext:value-type="error">
            <text:p>#NAME?</text:p>
          </table:table-cell>
          <table:table-cell table:style-name="ce6" office:value-type="string" calcext:value-type="string">
            <text:p>reverse-vowels-of-a-string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wo Pointers, String, </text:p>
          </table:table-cell>
          <table:table-cell table:style-name="ce6" office:value-type="float" office:value="672" calcext:value-type="float">
            <text:p>672</text:p>
          </table:table-cell>
          <table:table-cell table:style-name="ce6" office:value-type="float" office:value="1118" calcext:value-type="float">
            <text:p>1118</text:p>
          </table:table-cell>
          <table:table-cell table:style-name="ce6" table:formula="of:=ROUND( IFERROR((( [.G1283]+ 1.9208) / ( [.G1283] + [.H1283]) - 1.96 * SQRT(([.G1283] *  [.H1283]) / ([.G1283] +  [.H1283]) + 0.9604) / ([.G1283] +  [.H1283])) / (1 + 3.8416 / ([.G1283] +  [.H1283]));0); 5) * 100" office:value-type="float" office:value="35.328" calcext:value-type="float">
            <text:p>35.32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63" calcext:value-type="float">
            <text:p>1163</text:p>
          </table:table-cell>
          <table:table-cell table:style-name="ce2" office:value-type="string" calcext:value-type="string">
            <text:p>Last Substring in Lexicographical Order</text:p>
          </table:table-cell>
          <table:table-cell table:style-name="ce4" table:formula="of:=HYPERLINK( concat(&quot;https://leetcode.com/problems/&quot;; [.D1284]); [.B1284])" office:value-type="string" office:string-value="" calcext:value-type="error">
            <text:p>#NAME?</text:p>
          </table:table-cell>
          <table:table-cell table:style-name="ce6" office:value-type="string" calcext:value-type="string">
            <text:p>last-substring-in-lexicographical-order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Suffix Array, 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29" calcext:value-type="float">
            <text:p>229</text:p>
          </table:table-cell>
          <table:table-cell table:style-name="ce6" table:formula="of:=ROUND( IFERROR((( [.G1284]+ 1.9208) / ( [.G1284] + [.H1284]) - 1.96 * SQRT(([.G1284] *  [.H1284]) / ([.G1284] +  [.H1284]) + 0.9604) / ([.G1284] +  [.H1284])) / (1 + 3.8416 / ([.G1284] +  [.H1284]));0); 5) * 100" office:value-type="float" office:value="35.102" calcext:value-type="float">
            <text:p>35.10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52" calcext:value-type="float">
            <text:p>1252</text:p>
          </table:table-cell>
          <table:table-cell table:style-name="ce2" office:value-type="string" calcext:value-type="string">
            <text:p>Cells with Odd Values in a Matrix</text:p>
          </table:table-cell>
          <table:table-cell table:style-name="ce4" table:formula="of:=HYPERLINK( concat(&quot;https://leetcode.com/problems/&quot;; [.D1285]); [.B1285])" office:value-type="string" office:string-value="" calcext:value-type="error">
            <text:p>#NAME?</text:p>
          </table:table-cell>
          <table:table-cell table:style-name="ce6" office:value-type="string" calcext:value-type="string">
            <text:p>cells-with-odd-values-in-a-matrix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408" calcext:value-type="float">
            <text:p>408</text:p>
          </table:table-cell>
          <table:table-cell table:style-name="ce6" table:formula="of:=ROUND( IFERROR((( [.G1285]+ 1.9208) / ( [.G1285] + [.H1285]) - 1.96 * SQRT(([.G1285] *  [.H1285]) / ([.G1285] +  [.H1285]) + 0.9604) / ([.G1285] +  [.H1285])) / (1 + 3.8416 / ([.G1285] +  [.H1285]));0); 5) * 100" office:value-type="float" office:value="35.021" calcext:value-type="float">
            <text:p>35.02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Mirror Reflection</text:p>
          </table:table-cell>
          <table:table-cell table:style-name="ce4" table:formula="of:=HYPERLINK( concat(&quot;https://leetcode.com/problems/&quot;; [.D1286]); [.B1286])" office:value-type="string" office:string-value="" calcext:value-type="error">
            <text:p>#NAME?</text:p>
          </table:table-cell>
          <table:table-cell table:style-name="ce6" office:value-type="string" calcext:value-type="string">
            <text:p>mirror-reflec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78" calcext:value-type="float">
            <text:p>278</text:p>
          </table:table-cell>
          <table:table-cell table:style-name="ce6" table:formula="of:=ROUND( IFERROR((( [.G1286]+ 1.9208) / ( [.G1286] + [.H1286]) - 1.96 * SQRT(([.G1286] *  [.H1286]) / ([.G1286] +  [.H1286]) + 0.9604) / ([.G1286] +  [.H1286])) / (1 + 3.8416 / ([.G1286] +  [.H1286]));0); 5) * 100" office:value-type="float" office:value="34.935" calcext:value-type="float">
            <text:p>34.9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57" calcext:value-type="float">
            <text:p>1357</text:p>
          </table:table-cell>
          <table:table-cell table:style-name="ce2" office:value-type="string" calcext:value-type="string">
            <text:p>Apply Discount Every n Orders</text:p>
          </table:table-cell>
          <table:table-cell table:style-name="ce4" table:formula="of:=HYPERLINK( concat(&quot;https://leetcode.com/problems/&quot;; [.D1287]); [.B1287])" office:value-type="string" office:string-value="" calcext:value-type="error">
            <text:p>#NAME?</text:p>
          </table:table-cell>
          <table:table-cell table:style-name="ce6" office:value-type="string" calcext:value-type="string">
            <text:p>apply-discount-every-n-orde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sign, 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ROUND( IFERROR((( [.G1287]+ 1.9208) / ( [.G1287] + [.H1287]) - 1.96 * SQRT(([.G1287] *  [.H1287]) / ([.G1287] +  [.H1287]) + 0.9604) / ([.G1287] +  [.H1287])) / (1 + 3.8416 / ([.G1287] +  [.H1287]));0); 5) * 100" office:value-type="float" office:value="34.921" calcext:value-type="float">
            <text:p>34.92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36" calcext:value-type="float">
            <text:p>1236</text:p>
          </table:table-cell>
          <table:table-cell table:style-name="ce2" office:value-type="string" calcext:value-type="string">
            <text:p>Web Crawler</text:p>
          </table:table-cell>
          <table:table-cell table:style-name="ce4" table:formula="of:=HYPERLINK( concat(&quot;https://leetcode.com/problems/&quot;; [.D1288]); [.B1288])" office:value-type="string" office:string-value="" calcext:value-type="error">
            <text:p>#NAME?</text:p>
          </table:table-cell>
          <table:table-cell table:style-name="ce6" office:value-type="string" calcext:value-type="string">
            <text:p>web-crawl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Breadth-first Search, 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96" calcext:value-type="float">
            <text:p>96</text:p>
          </table:table-cell>
          <table:table-cell table:style-name="ce6" table:formula="of:=ROUND( IFERROR((( [.G1288]+ 1.9208) / ( [.G1288] + [.H1288]) - 1.96 * SQRT(([.G1288] *  [.H1288]) / ([.G1288] +  [.H1288]) + 0.9604) / ([.G1288] +  [.H1288])) / (1 + 3.8416 / ([.G1288] +  [.H1288]));0); 5) * 100" office:value-type="float" office:value="34.917" calcext:value-type="float">
            <text:p>34.9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03" calcext:value-type="float">
            <text:p>1003</text:p>
          </table:table-cell>
          <table:table-cell table:style-name="ce2" office:value-type="string" calcext:value-type="string">
            <text:p>Check If Word Is Valid After Substitutions</text:p>
          </table:table-cell>
          <table:table-cell table:style-name="ce4" table:formula="of:=HYPERLINK( concat(&quot;https://leetcode.com/problems/&quot;; [.D1289]); [.B1289])" office:value-type="string" office:string-value="" calcext:value-type="error">
            <text:p>#NAME?</text:p>
          </table:table-cell>
          <table:table-cell table:style-name="ce6" office:value-type="string" calcext:value-type="string">
            <text:p>check-if-word-is-valid-after-substitution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Stack, 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282" calcext:value-type="float">
            <text:p>282</text:p>
          </table:table-cell>
          <table:table-cell table:style-name="ce6" table:formula="of:=ROUND( IFERROR((( [.G1289]+ 1.9208) / ( [.G1289] + [.H1289]) - 1.96 * SQRT(([.G1289] *  [.H1289]) / ([.G1289] +  [.H1289]) + 0.9604) / ([.G1289] +  [.H1289])) / (1 + 3.8416 / ([.G1289] +  [.H1289]));0); 5) * 100" office:value-type="float" office:value="34.887" calcext:value-type="float">
            <text:p>34.8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H-Index</text:p>
          </table:table-cell>
          <table:table-cell table:style-name="ce4" table:formula="of:=HYPERLINK( concat(&quot;https://leetcode.com/problems/&quot;; [.D1290]); [.B1290])" office:value-type="string" office:string-value="" calcext:value-type="error">
            <text:p>#NAME?</text:p>
          </table:table-cell>
          <table:table-cell table:style-name="ce6" office:value-type="string" calcext:value-type="string">
            <text:p>h-index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Sort, </text:p>
          </table:table-cell>
          <table:table-cell table:style-name="ce6" office:value-type="float" office:value="632" calcext:value-type="float">
            <text:p>632</text:p>
          </table:table-cell>
          <table:table-cell table:style-name="ce6" office:value-type="float" office:value="1074" calcext:value-type="float">
            <text:p>1074</text:p>
          </table:table-cell>
          <table:table-cell table:style-name="ce6" table:formula="of:=ROUND( IFERROR((( [.G1290]+ 1.9208) / ( [.G1290] + [.H1290]) - 1.96 * SQRT(([.G1290] *  [.H1290]) / ([.G1290] +  [.H1290]) + 0.9604) / ([.G1290] +  [.H1290])) / (1 + 3.8416 / ([.G1290] +  [.H1290]));0); 5) * 100" office:value-type="float" office:value="34.786" calcext:value-type="float">
            <text:p>34.7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75" calcext:value-type="float">
            <text:p>1075</text:p>
          </table:table-cell>
          <table:table-cell table:style-name="ce2" office:value-type="string" calcext:value-type="string">
            <text:p>Project Employees I</text:p>
          </table:table-cell>
          <table:table-cell table:style-name="ce4" table:formula="of:=HYPERLINK( concat(&quot;https://leetcode.com/problems/&quot;; [.D1291]); [.B1291])" office:value-type="string" office:string-value="" calcext:value-type="error">
            <text:p>#NAME?</text:p>
          </table:table-cell>
          <table:table-cell table:style-name="ce6" office:value-type="string" calcext:value-type="string">
            <text:p>project-employees-i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26" calcext:value-type="float">
            <text:p>26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formula="of:=ROUND( IFERROR((( [.G1291]+ 1.9208) / ( [.G1291] + [.H1291]) - 1.96 * SQRT(([.G1291] *  [.H1291]) / ([.G1291] +  [.H1291]) + 0.9604) / ([.G1291] +  [.H1291])) / (1 + 3.8416 / ([.G1291] +  [.H1291]));0); 5) * 100" office:value-type="float" office:value="34.693" calcext:value-type="float">
            <text:p>34.69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2" office:value-type="string" calcext:value-type="string">
            <text:p>Number of Boomerangs</text:p>
          </table:table-cell>
          <table:table-cell table:style-name="ce4" table:formula="of:=HYPERLINK( concat(&quot;https://leetcode.com/problems/&quot;; [.D1292]); [.B1292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boomerang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396" calcext:value-type="float">
            <text:p>396</text:p>
          </table:table-cell>
          <table:table-cell table:style-name="ce6" office:value-type="float" office:value="659" calcext:value-type="float">
            <text:p>659</text:p>
          </table:table-cell>
          <table:table-cell table:style-name="ce6" table:formula="of:=ROUND( IFERROR((( [.G1292]+ 1.9208) / ( [.G1292] + [.H1292]) - 1.96 * SQRT(([.G1292] *  [.H1292]) / ([.G1292] +  [.H1292]) + 0.9604) / ([.G1292] +  [.H1292])) / (1 + 3.8416 / ([.G1292] +  [.H1292]));0); 5) * 100" office:value-type="float" office:value="34.664" calcext:value-type="float">
            <text:p>34.66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Binary Watch</text:p>
          </table:table-cell>
          <table:table-cell table:style-name="ce4" table:formula="of:=HYPERLINK( concat(&quot;https://leetcode.com/problems/&quot;; [.D1293]); [.B1293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watch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Backtracking, Bit Manipulation, </text:p>
          </table:table-cell>
          <table:table-cell table:style-name="ce6" office:value-type="float" office:value="562" calcext:value-type="float">
            <text:p>562</text:p>
          </table:table-cell>
          <table:table-cell table:style-name="ce6" office:value-type="float" office:value="961" calcext:value-type="float">
            <text:p>961</text:p>
          </table:table-cell>
          <table:table-cell table:style-name="ce6" table:formula="of:=ROUND( IFERROR((( [.G1293]+ 1.9208) / ( [.G1293] + [.H1293]) - 1.96 * SQRT(([.G1293] *  [.H1293]) / ([.G1293] +  [.H1293]) + 0.9604) / ([.G1293] +  [.H1293])) / (1 + 3.8416 / ([.G1293] +  [.H1293]));0); 5) * 100" office:value-type="float" office:value="34.513" calcext:value-type="float">
            <text:p>34.51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style-name="ce2" office:value-type="string" calcext:value-type="string">
            <text:p>Generate Random Point in a Circle</text:p>
          </table:table-cell>
          <table:table-cell table:style-name="ce4" table:formula="of:=HYPERLINK( concat(&quot;https://leetcode.com/problems/&quot;; [.D1294]); [.B1294])" office:value-type="string" office:string-value="" calcext:value-type="error">
            <text:p>#NAME?</text:p>
          </table:table-cell>
          <table:table-cell table:style-name="ce6" office:value-type="string" calcext:value-type="string">
            <text:p>generate-random-point-in-a-circl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Random, Rejection Sampling, 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51" calcext:value-type="float">
            <text:p>251</text:p>
          </table:table-cell>
          <table:table-cell table:style-name="ce6" table:formula="of:=ROUND( IFERROR((( [.G1294]+ 1.9208) / ( [.G1294] + [.H1294]) - 1.96 * SQRT(([.G1294] *  [.H1294]) / ([.G1294] +  [.H1294]) + 0.9604) / ([.G1294] +  [.H1294])) / (1 + 3.8416 / ([.G1294] +  [.H1294]));0); 5) * 100" office:value-type="float" office:value="34.339" calcext:value-type="float">
            <text:p>34.3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52" calcext:value-type="float">
            <text:p>852</text:p>
          </table:table-cell>
          <table:table-cell table:style-name="ce2" office:value-type="string" calcext:value-type="string">
            <text:p>Peak Index in a Mountain Array</text:p>
          </table:table-cell>
          <table:table-cell table:style-name="ce4" table:formula="of:=HYPERLINK( concat(&quot;https://leetcode.com/problems/&quot;; [.D1295]); [.B1295])" office:value-type="string" office:string-value="" calcext:value-type="error">
            <text:p>#NAME?</text:p>
          </table:table-cell>
          <table:table-cell table:style-name="ce6" office:value-type="string" calcext:value-type="string">
            <text:p>peak-index-in-a-mountain-arra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Binary Search, </text:p>
          </table:table-cell>
          <table:table-cell table:style-name="ce6" office:value-type="float" office:value="663" calcext:value-type="float">
            <text:p>663</text:p>
          </table:table-cell>
          <table:table-cell table:style-name="ce6" office:value-type="float" office:value="1155" calcext:value-type="float">
            <text:p>1155</text:p>
          </table:table-cell>
          <table:table-cell table:style-name="ce6" table:formula="of:=ROUND( IFERROR((( [.G1295]+ 1.9208) / ( [.G1295] + [.H1295]) - 1.96 * SQRT(([.G1295] *  [.H1295]) / ([.G1295] +  [.H1295]) + 0.9604) / ([.G1295] +  [.H1295])) / (1 + 3.8416 / ([.G1295] +  [.H1295]));0); 5) * 100" office:value-type="float" office:value="34.287" calcext:value-type="float">
            <text:p>34.2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table:style-name="ce2" office:value-type="string" calcext:value-type="string">
            <text:p>Boundary of Binary Tree</text:p>
          </table:table-cell>
          <table:table-cell table:style-name="ce4" table:formula="of:=HYPERLINK( concat(&quot;https://leetcode.com/problems/&quot;; [.D1296]); [.B1296])" office:value-type="string" office:string-value="" calcext:value-type="error">
            <text:p>#NAME?</text:p>
          </table:table-cell>
          <table:table-cell table:style-name="ce6" office:value-type="string" calcext:value-type="string">
            <text:p>boundary-of-binary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505" calcext:value-type="float">
            <text:p>505</text:p>
          </table:table-cell>
          <table:table-cell table:style-name="ce6" office:value-type="float" office:value="872" calcext:value-type="float">
            <text:p>872</text:p>
          </table:table-cell>
          <table:table-cell table:style-name="ce6" table:formula="of:=ROUND( IFERROR((( [.G1296]+ 1.9208) / ( [.G1296] + [.H1296]) - 1.96 * SQRT(([.G1296] *  [.H1296]) / ([.G1296] +  [.H1296]) + 0.9604) / ([.G1296] +  [.H1296])) / (1 + 3.8416 / ([.G1296] +  [.H1296]));0); 5) * 100" office:value-type="float" office:value="34.169" calcext:value-type="float">
            <text:p>34.16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2" office:value-type="string" calcext:value-type="string">
            <text:p>Sum of Two Integers</text:p>
          </table:table-cell>
          <table:table-cell table:style-name="ce4" table:formula="of:=HYPERLINK( concat(&quot;https://leetcode.com/problems/&quot;; [.D1297]); [.B1297])" office:value-type="string" office:string-value="" calcext:value-type="error">
            <text:p>#NAME?</text:p>
          </table:table-cell>
          <table:table-cell table:style-name="ce6" office:value-type="string" calcext:value-type="string">
            <text:p>sum-of-two-integer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Bit Manipulation, </text:p>
          </table:table-cell>
          <table:table-cell table:style-name="ce6" office:value-type="float" office:value="1224" calcext:value-type="float">
            <text:p>1224</text:p>
          </table:table-cell>
          <table:table-cell table:style-name="ce6" office:value-type="float" office:value="2201" calcext:value-type="float">
            <text:p>2201</text:p>
          </table:table-cell>
          <table:table-cell table:style-name="ce6" table:formula="of:=ROUND( IFERROR((( [.G1297]+ 1.9208) / ( [.G1297] + [.H1297]) - 1.96 * SQRT(([.G1297] *  [.H1297]) / ([.G1297] +  [.H1297]) + 0.9604) / ([.G1297] +  [.H1297])) / (1 + 3.8416 / ([.G1297] +  [.H1297]));0); 5) * 100" office:value-type="float" office:value="34.149" calcext:value-type="float">
            <text:p>34.14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40" calcext:value-type="float">
            <text:p>1040</text:p>
          </table:table-cell>
          <table:table-cell table:style-name="ce2" office:value-type="string" calcext:value-type="string">
            <text:p>Moving Stones Until Consecutive II</text:p>
          </table:table-cell>
          <table:table-cell table:style-name="ce4" table:formula="of:=HYPERLINK( concat(&quot;https://leetcode.com/problems/&quot;; [.D1298]); [.B1298])" office:value-type="string" office:string-value="" calcext:value-type="error">
            <text:p>#NAME?</text:p>
          </table:table-cell>
          <table:table-cell table:style-name="ce6" office:value-type="string" calcext:value-type="string">
            <text:p>moving-stones-until-consecutive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Sliding Window, 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266" calcext:value-type="float">
            <text:p>266</text:p>
          </table:table-cell>
          <table:table-cell table:style-name="ce6" table:formula="of:=ROUND( IFERROR((( [.G1298]+ 1.9208) / ( [.G1298] + [.H1298]) - 1.96 * SQRT(([.G1298] *  [.H1298]) / ([.G1298] +  [.H1298]) + 0.9604) / ([.G1298] +  [.H1298])) / (1 + 3.8416 / ([.G1298] +  [.H1298]));0); 5) * 100" office:value-type="float" office:value="34.103" calcext:value-type="float">
            <text:p>34.1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63" calcext:value-type="float">
            <text:p>963</text:p>
          </table:table-cell>
          <table:table-cell table:style-name="ce2" office:value-type="string" calcext:value-type="string">
            <text:p>Minimum Area Rectangle II</text:p>
          </table:table-cell>
          <table:table-cell table:style-name="ce4" table:formula="of:=HYPERLINK( concat(&quot;https://leetcode.com/problems/&quot;; [.D1299]); [.B1299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area-rectangle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Geometry, 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227" calcext:value-type="float">
            <text:p>227</text:p>
          </table:table-cell>
          <table:table-cell table:style-name="ce6" table:formula="of:=ROUND( IFERROR((( [.G1299]+ 1.9208) / ( [.G1299] + [.H1299]) - 1.96 * SQRT(([.G1299] *  [.H1299]) / ([.G1299] +  [.H1299]) + 0.9604) / ([.G1299] +  [.H1299])) / (1 + 3.8416 / ([.G1299] +  [.H1299]));0); 5) * 100" office:value-type="float" office:value="33.828" calcext:value-type="float">
            <text:p>33.82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36" calcext:value-type="float">
            <text:p>636</text:p>
          </table:table-cell>
          <table:table-cell table:style-name="ce2" office:value-type="string" calcext:value-type="string">
            <text:p>Exclusive Time of Functions</text:p>
          </table:table-cell>
          <table:table-cell table:style-name="ce4" table:formula="of:=HYPERLINK( concat(&quot;https://leetcode.com/problems/&quot;; [.D1300]); [.B1300])" office:value-type="string" office:string-value="" calcext:value-type="error">
            <text:p>#NAME?</text:p>
          </table:table-cell>
          <table:table-cell table:style-name="ce6" office:value-type="string" calcext:value-type="string">
            <text:p>exclusive-time-of-function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ack, </text:p>
          </table:table-cell>
          <table:table-cell table:style-name="ce6" office:value-type="float" office:value="767" calcext:value-type="float">
            <text:p>767</text:p>
          </table:table-cell>
          <table:table-cell table:style-name="ce6" office:value-type="float" office:value="1375" calcext:value-type="float">
            <text:p>1375</text:p>
          </table:table-cell>
          <table:table-cell table:style-name="ce6" table:formula="of:=ROUND( IFERROR((( [.G1300]+ 1.9208) / ( [.G1300] + [.H1300]) - 1.96 * SQRT(([.G1300] *  [.H1300]) / ([.G1300] +  [.H1300]) + 0.9604) / ([.G1300] +  [.H1300])) / (1 + 3.8416 / ([.G1300] +  [.H1300]));0); 5) * 100" office:value-type="float" office:value="33.804" calcext:value-type="float">
            <text:p>33.8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2" office:value-type="string" calcext:value-type="string">
            <text:p>Construct Quad Tree</text:p>
          </table:table-cell>
          <table:table-cell table:style-name="ce4" table:formula="of:=HYPERLINK( concat(&quot;https://leetcode.com/problems/&quot;; [.D1301]); [.B1301])" office:value-type="string" office:string-value="" calcext:value-type="error">
            <text:p>#NAME?</text:p>
          </table:table-cell>
          <table:table-cell table:style-name="ce6" office:value-type="string" calcext:value-type="string">
            <text:p>construct-quad-tree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417" calcext:value-type="float">
            <text:p>417</text:p>
          </table:table-cell>
          <table:table-cell table:style-name="ce6" table:formula="of:=ROUND( IFERROR((( [.G1301]+ 1.9208) / ( [.G1301] + [.H1301]) - 1.96 * SQRT(([.G1301] *  [.H1301]) / ([.G1301] +  [.H1301]) + 0.9604) / ([.G1301] +  [.H1301])) / (1 + 3.8416 / ([.G1301] +  [.H1301]));0); 5) * 100" office:value-type="float" office:value="33.795" calcext:value-type="float">
            <text:p>33.7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Merge Sorted Array</text:p>
          </table:table-cell>
          <table:table-cell table:style-name="ce4" table:formula="of:=HYPERLINK( concat(&quot;https://leetcode.com/problems/&quot;; [.D1302]); [.B1302])" office:value-type="string" office:string-value="" calcext:value-type="error">
            <text:p>#NAME?</text:p>
          </table:table-cell>
          <table:table-cell table:style-name="ce6" office:value-type="string" calcext:value-type="string">
            <text:p>merge-sorted-arra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Two Pointers, </text:p>
          </table:table-cell>
          <table:table-cell table:style-name="ce6" office:value-type="float" office:value="2224" calcext:value-type="float">
            <text:p>2224</text:p>
          </table:table-cell>
          <table:table-cell table:style-name="ce6" office:value-type="float" office:value="4172" calcext:value-type="float">
            <text:p>4172</text:p>
          </table:table-cell>
          <table:table-cell table:style-name="ce6" table:formula="of:=ROUND( IFERROR((( [.G1302]+ 1.9208) / ( [.G1302] + [.H1302]) - 1.96 * SQRT(([.G1302] *  [.H1302]) / ([.G1302] +  [.H1302]) + 0.9604) / ([.G1302] +  [.H1302])) / (1 + 3.8416 / ([.G1302] +  [.H1302]));0); 5) * 100" office:value-type="float" office:value="33.614" calcext:value-type="float">
            <text:p>33.61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2" office:value-type="string" calcext:value-type="string">
            <text:p>Design Phone Directory</text:p>
          </table:table-cell>
          <table:table-cell table:style-name="ce4" table:formula="of:=HYPERLINK( concat(&quot;https://leetcode.com/problems/&quot;; [.D1303]); [.B1303])" office:value-type="string" office:string-value="" calcext:value-type="error">
            <text:p>#NAME?</text:p>
          </table:table-cell>
          <table:table-cell table:style-name="ce6" office:value-type="string" calcext:value-type="string">
            <text:p>design-phone-director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Design, 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271" calcext:value-type="float">
            <text:p>271</text:p>
          </table:table-cell>
          <table:table-cell table:style-name="ce6" table:formula="of:=ROUND( IFERROR((( [.G1303]+ 1.9208) / ( [.G1303] + [.H1303]) - 1.96 * SQRT(([.G1303] *  [.H1303]) / ([.G1303] +  [.H1303]) + 0.9604) / ([.G1303] +  [.H1303])) / (1 + 3.8416 / ([.G1303] +  [.H1303]));0); 5) * 100" office:value-type="float" office:value="33.559" calcext:value-type="float">
            <text:p>33.55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Rectangle Area</text:p>
          </table:table-cell>
          <table:table-cell table:style-name="ce4" table:formula="of:=HYPERLINK( concat(&quot;https://leetcode.com/problems/&quot;; [.D1304]); [.B1304])" office:value-type="string" office:string-value="" calcext:value-type="error">
            <text:p>#NAME?</text:p>
          </table:table-cell>
          <table:table-cell table:style-name="ce6" office:value-type="string" calcext:value-type="string">
            <text:p>rectangle-area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412" calcext:value-type="float">
            <text:p>412</text:p>
          </table:table-cell>
          <table:table-cell table:style-name="ce6" office:value-type="float" office:value="726" calcext:value-type="float">
            <text:p>726</text:p>
          </table:table-cell>
          <table:table-cell table:style-name="ce6" table:formula="of:=ROUND( IFERROR((( [.G1304]+ 1.9208) / ( [.G1304] + [.H1304]) - 1.96 * SQRT(([.G1304] *  [.H1304]) / ([.G1304] +  [.H1304]) + 0.9604) / ([.G1304] +  [.H1304])) / (1 + 3.8416 / ([.G1304] +  [.H1304]));0); 5) * 100" office:value-type="float" office:value="33.462" calcext:value-type="float">
            <text:p>33.46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2" office:value-type="string" calcext:value-type="string">
            <text:p>Third Maximum Number</text:p>
          </table:table-cell>
          <table:table-cell table:style-name="ce4" table:formula="of:=HYPERLINK( concat(&quot;https://leetcode.com/problems/&quot;; [.D1305]); [.B1305])" office:value-type="string" office:string-value="" calcext:value-type="error">
            <text:p>#NAME?</text:p>
          </table:table-cell>
          <table:table-cell table:style-name="ce6" office:value-type="string" calcext:value-type="string">
            <text:p>third-maximum-numb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668" calcext:value-type="float">
            <text:p>668</text:p>
          </table:table-cell>
          <table:table-cell table:style-name="ce6" office:value-type="float" office:value="1210" calcext:value-type="float">
            <text:p>1210</text:p>
          </table:table-cell>
          <table:table-cell table:style-name="ce6" table:formula="of:=ROUND( IFERROR((( [.G1305]+ 1.9208) / ( [.G1305] + [.H1305]) - 1.96 * SQRT(([.G1305] *  [.H1305]) / ([.G1305] +  [.H1305]) + 0.9604) / ([.G1305] +  [.H1305])) / (1 + 3.8416 / ([.G1305] +  [.H1305]));0); 5) * 100" office:value-type="float" office:value="33.436" calcext:value-type="float">
            <text:p>33.43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Sentence Similarity</text:p>
          </table:table-cell>
          <table:table-cell table:style-name="ce4" table:formula="of:=HYPERLINK( concat(&quot;https://leetcode.com/problems/&quot;; [.D1306]); [.B1306])" office:value-type="string" office:string-value="" calcext:value-type="error">
            <text:p>#NAME?</text:p>
          </table:table-cell>
          <table:table-cell table:style-name="ce6" office:value-type="string" calcext:value-type="string">
            <text:p>sentence-similarit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306" calcext:value-type="float">
            <text:p>306</text:p>
          </table:table-cell>
          <table:table-cell table:style-name="ce6" table:formula="of:=ROUND( IFERROR((( [.G1306]+ 1.9208) / ( [.G1306] + [.H1306]) - 1.96 * SQRT(([.G1306] *  [.H1306]) / ([.G1306] +  [.H1306]) + 0.9604) / ([.G1306] +  [.H1306])) / (1 + 3.8416 / ([.G1306] +  [.H1306]));0); 5) * 100" office:value-type="float" office:value="33.376" calcext:value-type="float">
            <text:p>33.37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Remove Element</text:p>
          </table:table-cell>
          <table:table-cell table:style-name="ce4" table:formula="of:=HYPERLINK( concat(&quot;https://leetcode.com/problems/&quot;; [.D1307]); [.B1307])" office:value-type="string" office:string-value="" calcext:value-type="error">
            <text:p>#NAME?</text:p>
          </table:table-cell>
          <table:table-cell table:style-name="ce6" office:value-type="string" calcext:value-type="string">
            <text:p>remove-element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Two Pointers, </text:p>
          </table:table-cell>
          <table:table-cell table:style-name="ce6" office:value-type="float" office:value="1446" calcext:value-type="float">
            <text:p>1446</text:p>
          </table:table-cell>
          <table:table-cell table:style-name="ce6" office:value-type="float" office:value="2713" calcext:value-type="float">
            <text:p>2713</text:p>
          </table:table-cell>
          <table:table-cell table:style-name="ce6" table:formula="of:=ROUND( IFERROR((( [.G1307]+ 1.9208) / ( [.G1307] + [.H1307]) - 1.96 * SQRT(([.G1307] *  [.H1307]) / ([.G1307] +  [.H1307]) + 0.9604) / ([.G1307] +  [.H1307])) / (1 + 3.8416 / ([.G1307] +  [.H1307]));0); 5) * 100" office:value-type="float" office:value="33.335" calcext:value-type="float">
            <text:p>33.3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11" calcext:value-type="float">
            <text:p>1311</text:p>
          </table:table-cell>
          <table:table-cell table:style-name="ce2" office:value-type="string" calcext:value-type="string">
            <text:p>Get Watched Videos by Your Friends</text:p>
          </table:table-cell>
          <table:table-cell table:style-name="ce4" table:formula="of:=HYPERLINK( concat(&quot;https://leetcode.com/problems/&quot;; [.D1308]); [.B1308])" office:value-type="string" office:string-value="" calcext:value-type="error">
            <text:p>#NAME?</text:p>
          </table:table-cell>
          <table:table-cell table:style-name="ce6" office:value-type="string" calcext:value-type="string">
            <text:p>get-watched-videos-by-your-friend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String, Breadth-first Search, 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154" calcext:value-type="float">
            <text:p>154</text:p>
          </table:table-cell>
          <table:table-cell table:style-name="ce6" table:formula="of:=ROUND( IFERROR((( [.G1308]+ 1.9208) / ( [.G1308] + [.H1308]) - 1.96 * SQRT(([.G1308] *  [.H1308]) / ([.G1308] +  [.H1308]) + 0.9604) / ([.G1308] +  [.H1308])) / (1 + 3.8416 / ([.G1308] +  [.H1308]));0); 5) * 100" office:value-type="float" office:value="33.322" calcext:value-type="float">
            <text:p>33.32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06" calcext:value-type="float">
            <text:p>1006</text:p>
          </table:table-cell>
          <table:table-cell table:style-name="ce2" office:value-type="string" calcext:value-type="string">
            <text:p>Clumsy Factorial</text:p>
          </table:table-cell>
          <table:table-cell table:style-name="ce4" table:formula="of:=HYPERLINK( concat(&quot;https://leetcode.com/problems/&quot;; [.D1309]); [.B1309])" office:value-type="string" office:string-value="" calcext:value-type="error">
            <text:p>#NAME?</text:p>
          </table:table-cell>
          <table:table-cell table:style-name="ce6" office:value-type="string" calcext:value-type="string">
            <text:p>clumsy-factorial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30" calcext:value-type="float">
            <text:p>130</text:p>
          </table:table-cell>
          <table:table-cell table:style-name="ce6" table:formula="of:=ROUND( IFERROR((( [.G1309]+ 1.9208) / ( [.G1309] + [.H1309]) - 1.96 * SQRT(([.G1309] *  [.H1309]) / ([.G1309] +  [.H1309]) + 0.9604) / ([.G1309] +  [.H1309])) / (1 + 3.8416 / ([.G1309] +  [.H1309]));0); 5) * 100" office:value-type="float" office:value="33.238" calcext:value-type="float">
            <text:p>33.23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table:style-name="ce2" office:value-type="string" calcext:value-type="string">
            <text:p>Valid Square</text:p>
          </table:table-cell>
          <table:table-cell table:style-name="ce4" table:formula="of:=HYPERLINK( concat(&quot;https://leetcode.com/problems/&quot;; [.D1310]); [.B1310])" office:value-type="string" office:string-value="" calcext:value-type="error">
            <text:p>#NAME?</text:p>
          </table:table-cell>
          <table:table-cell table:style-name="ce6" office:value-type="string" calcext:value-type="string">
            <text:p>valid-squar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412" calcext:value-type="float">
            <text:p>412</text:p>
          </table:table-cell>
          <table:table-cell table:style-name="ce6" table:formula="of:=ROUND( IFERROR((( [.G1310]+ 1.9208) / ( [.G1310] + [.H1310]) - 1.96 * SQRT(([.G1310] *  [.H1310]) / ([.G1310] +  [.H1310]) + 0.9604) / ([.G1310] +  [.H1310])) / (1 + 3.8416 / ([.G1310] +  [.H1310]));0); 5) * 100" office:value-type="float" office:value="33" calcext:value-type="float">
            <text:p>3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92" calcext:value-type="float">
            <text:p>592</text:p>
          </table:table-cell>
          <table:table-cell table:style-name="ce2" office:value-type="string" calcext:value-type="string">
            <text:p>Fraction Addition and Subtraction</text:p>
          </table:table-cell>
          <table:table-cell table:style-name="ce4" table:formula="of:=HYPERLINK( concat(&quot;https://leetcode.com/problems/&quot;; [.D1311]); [.B1311])" office:value-type="string" office:string-value="" calcext:value-type="error">
            <text:p>#NAME?</text:p>
          </table:table-cell>
          <table:table-cell table:style-name="ce6" office:value-type="string" calcext:value-type="string">
            <text:p>fraction-addition-and-subtrac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286" calcext:value-type="float">
            <text:p>286</text:p>
          </table:table-cell>
          <table:table-cell table:style-name="ce6" table:formula="of:=ROUND( IFERROR((( [.G1311]+ 1.9208) / ( [.G1311] + [.H1311]) - 1.96 * SQRT(([.G1311] *  [.H1311]) / ([.G1311] +  [.H1311]) + 0.9604) / ([.G1311] +  [.H1311])) / (1 + 3.8416 / ([.G1311] +  [.H1311]));0); 5) * 100" office:value-type="float" office:value="32.828" calcext:value-type="float">
            <text:p>32.82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54" calcext:value-type="float">
            <text:p>1154</text:p>
          </table:table-cell>
          <table:table-cell table:style-name="ce2" office:value-type="string" calcext:value-type="string">
            <text:p>Day of the Year</text:p>
          </table:table-cell>
          <table:table-cell table:style-name="ce4" table:formula="of:=HYPERLINK( concat(&quot;https://leetcode.com/problems/&quot;; [.D1312]); [.B1312])" office:value-type="string" office:string-value="" calcext:value-type="error">
            <text:p>#NAME?</text:p>
          </table:table-cell>
          <table:table-cell table:style-name="ce6" office:value-type="string" calcext:value-type="string">
            <text:p>day-of-the-yea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49" calcext:value-type="float">
            <text:p>149</text:p>
          </table:table-cell>
          <table:table-cell table:style-name="ce6" table:formula="of:=ROUND( IFERROR((( [.G1312]+ 1.9208) / ( [.G1312] + [.H1312]) - 1.96 * SQRT(([.G1312] *  [.H1312]) / ([.G1312] +  [.H1312]) + 0.9604) / ([.G1312] +  [.H1312])) / (1 + 3.8416 / ([.G1312] +  [.H1312]));0); 5) * 100" office:value-type="float" office:value="32.781" calcext:value-type="float">
            <text:p>32.7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53" calcext:value-type="float">
            <text:p>1053</text:p>
          </table:table-cell>
          <table:table-cell table:style-name="ce2" office:value-type="string" calcext:value-type="string">
            <text:p>Previous Permutation With One Swap</text:p>
          </table:table-cell>
          <table:table-cell table:style-name="ce4" table:formula="of:=HYPERLINK( concat(&quot;https://leetcode.com/problems/&quot;; [.D1313]); [.B1313])" office:value-type="string" office:string-value="" calcext:value-type="error">
            <text:p>#NAME?</text:p>
          </table:table-cell>
          <table:table-cell table:style-name="ce6" office:value-type="string" calcext:value-type="string">
            <text:p>previous-permutation-with-one-swap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Greedy, 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222" calcext:value-type="float">
            <text:p>222</text:p>
          </table:table-cell>
          <table:table-cell table:style-name="ce6" table:formula="of:=ROUND( IFERROR((( [.G1313]+ 1.9208) / ( [.G1313] + [.H1313]) - 1.96 * SQRT(([.G1313] *  [.H1313]) / ([.G1313] +  [.H1313]) + 0.9604) / ([.G1313] +  [.H1313])) / (1 + 3.8416 / ([.G1313] +  [.H1313]));0); 5) * 100" office:value-type="float" office:value="32.765" calcext:value-type="float">
            <text:p>32.76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27" calcext:value-type="float">
            <text:p>1227</text:p>
          </table:table-cell>
          <table:table-cell table:style-name="ce2" office:value-type="string" calcext:value-type="string">
            <text:p>Airplane Seat Assignment Probability</text:p>
          </table:table-cell>
          <table:table-cell table:style-name="ce4" table:formula="of:=HYPERLINK( concat(&quot;https://leetcode.com/problems/&quot;; [.D1314]); [.B1314])" office:value-type="string" office:string-value="" calcext:value-type="error">
            <text:p>#NAME?</text:p>
          </table:table-cell>
          <table:table-cell table:style-name="ce6" office:value-type="string" calcext:value-type="string">
            <text:p>airplane-seat-assignment-probabilit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Dynamic Programming, Brainteaser, 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271" calcext:value-type="float">
            <text:p>271</text:p>
          </table:table-cell>
          <table:table-cell table:style-name="ce6" table:formula="of:=ROUND( IFERROR((( [.G1314]+ 1.9208) / ( [.G1314] + [.H1314]) - 1.96 * SQRT(([.G1314] *  [.H1314]) / ([.G1314] +  [.H1314]) + 0.9604) / ([.G1314] +  [.H1314])) / (1 + 3.8416 / ([.G1314] +  [.H1314]));0); 5) * 100" office:value-type="float" office:value="32.401" calcext:value-type="float">
            <text:p>32.4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table:style-name="ce2" office:value-type="string" calcext:value-type="string">
            <text:p>Distribute Candies</text:p>
          </table:table-cell>
          <table:table-cell table:style-name="ce4" table:formula="of:=HYPERLINK( concat(&quot;https://leetcode.com/problems/&quot;; [.D1315]); [.B1315])" office:value-type="string" office:string-value="" calcext:value-type="error">
            <text:p>#NAME?</text:p>
          </table:table-cell>
          <table:table-cell table:style-name="ce6" office:value-type="string" calcext:value-type="string">
            <text:p>distribute-candie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451" calcext:value-type="float">
            <text:p>451</text:p>
          </table:table-cell>
          <table:table-cell table:style-name="ce6" office:value-type="float" office:value="853" calcext:value-type="float">
            <text:p>853</text:p>
          </table:table-cell>
          <table:table-cell table:style-name="ce6" table:formula="of:=ROUND( IFERROR((( [.G1315]+ 1.9208) / ( [.G1315] + [.H1315]) - 1.96 * SQRT(([.G1315] *  [.H1315]) / ([.G1315] +  [.H1315]) + 0.9604) / ([.G1315] +  [.H1315])) / (1 + 3.8416 / ([.G1315] +  [.H1315]));0); 5) * 100" office:value-type="float" office:value="32.053" calcext:value-type="float">
            <text:p>32.05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03" calcext:value-type="float">
            <text:p>1403</text:p>
          </table:table-cell>
          <table:table-cell table:style-name="ce2" office:value-type="string" calcext:value-type="string">
            <text:p>Minimum Subsequence in Non-Increasing Order</text:p>
          </table:table-cell>
          <table:table-cell table:style-name="ce4" table:formula="of:=HYPERLINK( concat(&quot;https://leetcode.com/problems/&quot;; [.D1316]); [.B1316])" office:value-type="string" office:string-value="" calcext:value-type="error">
            <text:p>#NAME?</text:p>
          </table:table-cell>
          <table:table-cell table:style-name="ce6" office:value-type="string" calcext:value-type="string">
            <text:p>minimum-subsequence-in-non-increasing-ord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Greedy, Sort, 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44" calcext:value-type="float">
            <text:p>144</text:p>
          </table:table-cell>
          <table:table-cell table:style-name="ce6" table:formula="of:=ROUND( IFERROR((( [.G1316]+ 1.9208) / ( [.G1316] + [.H1316]) - 1.96 * SQRT(([.G1316] *  [.H1316]) / ([.G1316] +  [.H1316]) + 0.9604) / ([.G1316] +  [.H1316])) / (1 + 3.8416 / ([.G1316] +  [.H1316]));0); 5) * 100" office:value-type="float" office:value="31.932" calcext:value-type="float">
            <text:p>31.93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Remove Duplicates from Sorted Array</text:p>
          </table:table-cell>
          <table:table-cell table:style-name="ce4" table:formula="of:=HYPERLINK( concat(&quot;https://leetcode.com/problems/&quot;; [.D1317]); [.B1317])" office:value-type="string" office:string-value="" calcext:value-type="error">
            <text:p>#NAME?</text:p>
          </table:table-cell>
          <table:table-cell table:style-name="ce6" office:value-type="string" calcext:value-type="string">
            <text:p>remove-duplicates-from-sorted-arra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Two Pointers, </text:p>
          </table:table-cell>
          <table:table-cell table:style-name="ce6" office:value-type="float" office:value="2554" calcext:value-type="float">
            <text:p>2554</text:p>
          </table:table-cell>
          <table:table-cell table:style-name="ce6" office:value-type="float" office:value="5198" calcext:value-type="float">
            <text:p>5198</text:p>
          </table:table-cell>
          <table:table-cell table:style-name="ce6" table:formula="of:=ROUND( IFERROR((( [.G1317]+ 1.9208) / ( [.G1317] + [.H1317]) - 1.96 * SQRT(([.G1317] *  [.H1317]) / ([.G1317] +  [.H1317]) + 0.9604) / ([.G1317] +  [.H1317])) / (1 + 3.8416 / ([.G1317] +  [.H1317]));0); 5) * 100" office:value-type="float" office:value="31.909" calcext:value-type="float">
            <text:p>31.90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Escape The Ghosts</text:p>
          </table:table-cell>
          <table:table-cell table:style-name="ce4" table:formula="of:=HYPERLINK( concat(&quot;https://leetcode.com/problems/&quot;; [.D1318]); [.B1318])" office:value-type="string" office:string-value="" calcext:value-type="error">
            <text:p>#NAME?</text:p>
          </table:table-cell>
          <table:table-cell table:style-name="ce6" office:value-type="string" calcext:value-type="string">
            <text:p>escape-the-ghost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332" calcext:value-type="float">
            <text:p>332</text:p>
          </table:table-cell>
          <table:table-cell table:style-name="ce6" table:formula="of:=ROUND( IFERROR((( [.G1318]+ 1.9208) / ( [.G1318] + [.H1318]) - 1.96 * SQRT(([.G1318] *  [.H1318]) / ([.G1318] +  [.H1318]) + 0.9604) / ([.G1318] +  [.H1318])) / (1 + 3.8416 / ([.G1318] +  [.H1318]));0); 5) * 100" office:value-type="float" office:value="31.894" calcext:value-type="float">
            <text:p>31.89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Pow(x, n)</text:p>
          </table:table-cell>
          <table:table-cell table:style-name="ce4" table:formula="of:=HYPERLINK( concat(&quot;https://leetcode.com/problems/&quot;; [.D1319]); [.B1319])" office:value-type="string" office:string-value="" calcext:value-type="error">
            <text:p>#NAME?</text:p>
          </table:table-cell>
          <table:table-cell table:style-name="ce6" office:value-type="string" calcext:value-type="string">
            <text:p>powx-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Binary Search, </text:p>
          </table:table-cell>
          <table:table-cell table:style-name="ce6" office:value-type="float" office:value="1494" calcext:value-type="float">
            <text:p>1494</text:p>
          </table:table-cell>
          <table:table-cell table:style-name="ce6" office:value-type="float" office:value="2999" calcext:value-type="float">
            <text:p>2999</text:p>
          </table:table-cell>
          <table:table-cell table:style-name="ce6" table:formula="of:=ROUND( IFERROR((( [.G1319]+ 1.9208) / ( [.G1319] + [.H1319]) - 1.96 * SQRT(([.G1319] *  [.H1319]) / ([.G1319] +  [.H1319]) + 0.9604) / ([.G1319] +  [.H1319])) / (1 + 3.8416 / ([.G1319] +  [.H1319]));0); 5) * 100" office:value-type="float" office:value="31.889" calcext:value-type="float">
            <text:p>31.88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47" calcext:value-type="float">
            <text:p>747</text:p>
          </table:table-cell>
          <table:table-cell table:style-name="ce2" office:value-type="string" calcext:value-type="string">
            <text:p>Largest Number At Least Twice of Others</text:p>
          </table:table-cell>
          <table:table-cell table:style-name="ce4" table:formula="of:=HYPERLINK( concat(&quot;https://leetcode.com/problems/&quot;; [.D1320]); [.B1320])" office:value-type="string" office:string-value="" calcext:value-type="error">
            <text:p>#NAME?</text:p>
          </table:table-cell>
          <table:table-cell table:style-name="ce6" office:value-type="string" calcext:value-type="string">
            <text:p>largest-number-at-least-twice-of-other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305" calcext:value-type="float">
            <text:p>305</text:p>
          </table:table-cell>
          <table:table-cell table:style-name="ce6" office:value-type="float" office:value="568" calcext:value-type="float">
            <text:p>568</text:p>
          </table:table-cell>
          <table:table-cell table:style-name="ce6" table:formula="of:=ROUND( IFERROR((( [.G1320]+ 1.9208) / ( [.G1320] + [.H1320]) - 1.96 * SQRT(([.G1320] *  [.H1320]) / ([.G1320] +  [.H1320]) + 0.9604) / ([.G1320] +  [.H1320])) / (1 + 3.8416 / ([.G1320] +  [.H1320]));0); 5) * 100" office:value-type="float" office:value="31.847" calcext:value-type="float">
            <text:p>31.84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74" calcext:value-type="float">
            <text:p>1174</text:p>
          </table:table-cell>
          <table:table-cell table:style-name="ce2" office:value-type="string" calcext:value-type="string">
            <text:p>Immediate Food Delivery II</text:p>
          </table:table-cell>
          <table:table-cell table:style-name="ce4" table:formula="of:=HYPERLINK( concat(&quot;https://leetcode.com/problems/&quot;; [.D1321]); [.B1321])" office:value-type="string" office:string-value="" calcext:value-type="error">
            <text:p>#NAME?</text:p>
          </table:table-cell>
          <table:table-cell table:style-name="ce6" office:value-type="string" calcext:value-type="string">
            <text:p>immediate-food-delivery-ii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25" calcext:value-type="float">
            <text:p>25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ROUND( IFERROR((( [.G1321]+ 1.9208) / ( [.G1321] + [.H1321]) - 1.96 * SQRT(([.G1321] *  [.H1321]) / ([.G1321] +  [.H1321]) + 0.9604) / ([.G1321] +  [.H1321])) / (1 + 3.8416 / ([.G1321] +  [.H1321]));0); 5) * 100" office:value-type="float" office:value="31.772" calcext:value-type="float">
            <text:p>31.77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18" calcext:value-type="float">
            <text:p>618</text:p>
          </table:table-cell>
          <table:table-cell table:style-name="ce2" office:value-type="string" calcext:value-type="string">
            <text:p>Students Report By Geography</text:p>
          </table:table-cell>
          <table:table-cell table:style-name="ce4" table:formula="of:=HYPERLINK( concat(&quot;https://leetcode.com/problems/&quot;; [.D1322]); [.B1322])" office:value-type="string" office:string-value="" calcext:value-type="error">
            <text:p>#NAME?</text:p>
          </table:table-cell>
          <table:table-cell table:style-name="ce6" office:value-type="string" calcext:value-type="string">
            <text:p>students-report-by-geography</text:p>
          </table:table-cell>
          <table:table-cell table:style-name="ce8" office:value-type="string" calcext:value-type="string">
            <text:p>Hard</text:p>
          </table:table-cell>
          <table:table-cell table:style-name="ce11"/>
          <table:table-cell table:style-name="ce6" office:value-type="float" office:value="54" calcext:value-type="float">
            <text:p>54</text:p>
          </table:table-cell>
          <table:table-cell table:style-name="ce6" office:value-type="float" office:value="83" calcext:value-type="float">
            <text:p>83</text:p>
          </table:table-cell>
          <table:table-cell table:style-name="ce6" table:formula="of:=ROUND( IFERROR((( [.G1322]+ 1.9208) / ( [.G1322] + [.H1322]) - 1.96 * SQRT(([.G1322] *  [.H1322]) / ([.G1322] +  [.H1322]) + 0.9604) / ([.G1322] +  [.H1322])) / (1 + 3.8416 / ([.G1322] +  [.H1322]));0); 5) * 100" office:value-type="float" office:value="31.629" calcext:value-type="float">
            <text:p>31.6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table:style-name="ce2" office:value-type="string" calcext:value-type="string">
            <text:p>Available Captures for Rook</text:p>
          </table:table-cell>
          <table:table-cell table:style-name="ce4" table:formula="of:=HYPERLINK( concat(&quot;https://leetcode.com/problems/&quot;; [.D1323]); [.B1323])" office:value-type="string" office:string-value="" calcext:value-type="error">
            <text:p>#NAME?</text:p>
          </table:table-cell>
          <table:table-cell table:style-name="ce6" office:value-type="string" calcext:value-type="string">
            <text:p>available-captures-for-rook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381" calcext:value-type="float">
            <text:p>381</text:p>
          </table:table-cell>
          <table:table-cell table:style-name="ce6" table:formula="of:=ROUND( IFERROR((( [.G1323]+ 1.9208) / ( [.G1323] + [.H1323]) - 1.96 * SQRT(([.G1323] *  [.H1323]) / ([.G1323] +  [.H1323]) + 0.9604) / ([.G1323] +  [.H1323])) / (1 + 3.8416 / ([.G1323] +  [.H1323]));0); 5) * 100" office:value-type="float" office:value="31.009" calcext:value-type="float">
            <text:p>31.00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Shuffle an Array</text:p>
          </table:table-cell>
          <table:table-cell table:style-name="ce4" table:formula="of:=HYPERLINK( concat(&quot;https://leetcode.com/problems/&quot;; [.D1324]); [.B1324])" office:value-type="string" office:string-value="" calcext:value-type="error">
            <text:p>#NAME?</text:p>
          </table:table-cell>
          <table:table-cell table:style-name="ce6" office:value-type="string" calcext:value-type="string">
            <text:p>shuffle-an-array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519" calcext:value-type="float">
            <text:p>519</text:p>
          </table:table-cell>
          <table:table-cell table:style-name="ce6" office:value-type="float" office:value="1045" calcext:value-type="float">
            <text:p>1045</text:p>
          </table:table-cell>
          <table:table-cell table:style-name="ce6" table:formula="of:=ROUND( IFERROR((( [.G1324]+ 1.9208) / ( [.G1324] + [.H1324]) - 1.96 * SQRT(([.G1324] *  [.H1324]) / ([.G1324] +  [.H1324]) + 0.9604) / ([.G1324] +  [.H1324])) / (1 + 3.8416 / ([.G1324] +  [.H1324]));0); 5) * 100" office:value-type="float" office:value="30.894" calcext:value-type="float">
            <text:p>30.89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41" calcext:value-type="float">
            <text:p>1241</text:p>
          </table:table-cell>
          <table:table-cell table:style-name="ce2" office:value-type="string" calcext:value-type="string">
            <text:p>Number of Comments per Post</text:p>
          </table:table-cell>
          <table:table-cell table:style-name="ce4" table:formula="of:=HYPERLINK( concat(&quot;https://leetcode.com/problems/&quot;; [.D1325]); [.B1325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comments-per-post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66" calcext:value-type="float">
            <text:p>66</text:p>
          </table:table-cell>
          <table:table-cell table:style-name="ce6" office:value-type="float" office:value="109" calcext:value-type="float">
            <text:p>109</text:p>
          </table:table-cell>
          <table:table-cell table:style-name="ce6" table:formula="of:=ROUND( IFERROR((( [.G1325]+ 1.9208) / ( [.G1325] + [.H1325]) - 1.96 * SQRT(([.G1325] *  [.H1325]) / ([.G1325] +  [.H1325]) + 0.9604) / ([.G1325] +  [.H1325])) / (1 + 3.8416 / ([.G1325] +  [.H1325]));0); 5) * 100" office:value-type="float" office:value="30.87" calcext:value-type="float">
            <text:p>30.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67" calcext:value-type="float">
            <text:p>667</text:p>
          </table:table-cell>
          <table:table-cell table:style-name="ce2" office:value-type="string" calcext:value-type="string">
            <text:p>Beautiful Arrangement II</text:p>
          </table:table-cell>
          <table:table-cell table:style-name="ce4" table:formula="of:=HYPERLINK( concat(&quot;https://leetcode.com/problems/&quot;; [.D1326]); [.B1326])" office:value-type="string" office:string-value="" calcext:value-type="error">
            <text:p>#NAME?</text:p>
          </table:table-cell>
          <table:table-cell table:style-name="ce6" office:value-type="string" calcext:value-type="string">
            <text:p>beautiful-arrangement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float" office:value="623" calcext:value-type="float">
            <text:p>623</text:p>
          </table:table-cell>
          <table:table-cell table:style-name="ce6" table:formula="of:=ROUND( IFERROR((( [.G1326]+ 1.9208) / ( [.G1326] + [.H1326]) - 1.96 * SQRT(([.G1326] *  [.H1326]) / ([.G1326] +  [.H1326]) + 0.9604) / ([.G1326] +  [.H1326])) / (1 + 3.8416 / ([.G1326] +  [.H1326]));0); 5) * 100" office:value-type="float" office:value="30.42" calcext:value-type="float">
            <text:p>30.4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16" calcext:value-type="float">
            <text:p>1316</text:p>
          </table:table-cell>
          <table:table-cell table:style-name="ce2" office:value-type="string" calcext:value-type="string">
            <text:p>Distinct Echo Substrings</text:p>
          </table:table-cell>
          <table:table-cell table:style-name="ce4" table:formula="of:=HYPERLINK( concat(&quot;https://leetcode.com/problems/&quot;; [.D1327]); [.B1327])" office:value-type="string" office:string-value="" calcext:value-type="error">
            <text:p>#NAME?</text:p>
          </table:table-cell>
          <table:table-cell table:style-name="ce6" office:value-type="string" calcext:value-type="string">
            <text:p>distinct-echo-substring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Rolling Hash, 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10" calcext:value-type="float">
            <text:p>110</text:p>
          </table:table-cell>
          <table:table-cell table:style-name="ce6" table:formula="of:=ROUND( IFERROR((( [.G1327]+ 1.9208) / ( [.G1327] + [.H1327]) - 1.96 * SQRT(([.G1327] *  [.H1327]) / ([.G1327] +  [.H1327]) + 0.9604) / ([.G1327] +  [.H1327])) / (1 + 3.8416 / ([.G1327] +  [.H1327]));0); 5) * 100" office:value-type="float" office:value="30.332" calcext:value-type="float">
            <text:p>30.33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Fraction to Recurring Decimal</text:p>
          </table:table-cell>
          <table:table-cell table:style-name="ce4" table:formula="of:=HYPERLINK( concat(&quot;https://leetcode.com/problems/&quot;; [.D1328]); [.B1328])" office:value-type="string" office:string-value="" calcext:value-type="error">
            <text:p>#NAME?</text:p>
          </table:table-cell>
          <table:table-cell table:style-name="ce6" office:value-type="string" calcext:value-type="string">
            <text:p>fraction-to-recurring-decimal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Math, </text:p>
          </table:table-cell>
          <table:table-cell table:style-name="ce6" office:value-type="float" office:value="856" calcext:value-type="float">
            <text:p>856</text:p>
          </table:table-cell>
          <table:table-cell table:style-name="ce6" office:value-type="float" office:value="1820" calcext:value-type="float">
            <text:p>1820</text:p>
          </table:table-cell>
          <table:table-cell table:style-name="ce6" table:formula="of:=ROUND( IFERROR((( [.G1328]+ 1.9208) / ( [.G1328] + [.H1328]) - 1.96 * SQRT(([.G1328] *  [.H1328]) / ([.G1328] +  [.H1328]) + 0.9604) / ([.G1328] +  [.H1328])) / (1 + 3.8416 / ([.G1328] +  [.H1328]));0); 5) * 100" office:value-type="float" office:value="30.248" calcext:value-type="float">
            <text:p>30.24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55" calcext:value-type="float">
            <text:p>755</text:p>
          </table:table-cell>
          <table:table-cell table:style-name="ce2" office:value-type="string" calcext:value-type="string">
            <text:p>Pour Water</text:p>
          </table:table-cell>
          <table:table-cell table:style-name="ce4" table:formula="of:=HYPERLINK( concat(&quot;https://leetcode.com/problems/&quot;; [.D1329]); [.B1329])" office:value-type="string" office:string-value="" calcext:value-type="error">
            <text:p>#NAME?</text:p>
          </table:table-cell>
          <table:table-cell table:style-name="ce6" office:value-type="string" calcext:value-type="string">
            <text:p>pour-wat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375" calcext:value-type="float">
            <text:p>375</text:p>
          </table:table-cell>
          <table:table-cell table:style-name="ce6" table:formula="of:=ROUND( IFERROR((( [.G1329]+ 1.9208) / ( [.G1329] + [.H1329]) - 1.96 * SQRT(([.G1329] *  [.H1329]) / ([.G1329] +  [.H1329]) + 0.9604) / ([.G1329] +  [.H1329])) / (1 + 3.8416 / ([.G1329] +  [.H1329]));0); 5) * 100" office:value-type="float" office:value="30.203" calcext:value-type="float">
            <text:p>30.2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table:style-name="ce2" office:value-type="string" calcext:value-type="string">
            <text:p>Find Cumulative Salary of an Employee</text:p>
          </table:table-cell>
          <table:table-cell table:style-name="ce4" table:formula="of:=HYPERLINK( concat(&quot;https://leetcode.com/problems/&quot;; [.D1330]); [.B1330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cumulative-salary-of-an-employee</text:p>
          </table:table-cell>
          <table:table-cell table:style-name="ce8" office:value-type="string" calcext:value-type="string">
            <text:p>Hard</text:p>
          </table:table-cell>
          <table:table-cell table:style-name="ce11"/>
          <table:table-cell table:style-name="ce6" office:value-type="float" office:value="90" calcext:value-type="float">
            <text:p>90</text:p>
          </table:table-cell>
          <table:table-cell table:style-name="ce6" office:value-type="float" office:value="161" calcext:value-type="float">
            <text:p>161</text:p>
          </table:table-cell>
          <table:table-cell table:style-name="ce6" table:formula="of:=ROUND( IFERROR((( [.G1330]+ 1.9208) / ( [.G1330] + [.H1330]) - 1.96 * SQRT(([.G1330] *  [.H1330]) / ([.G1330] +  [.H1330]) + 0.9604) / ([.G1330] +  [.H1330])) / (1 + 3.8416 / ([.G1330] +  [.H1330]));0); 5) * 100" office:value-type="float" office:value="30.178" calcext:value-type="float">
            <text:p>30.17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66" calcext:value-type="float">
            <text:p>966</text:p>
          </table:table-cell>
          <table:table-cell table:style-name="ce2" office:value-type="string" calcext:value-type="string">
            <text:p>Vowel Spellchecker</text:p>
          </table:table-cell>
          <table:table-cell table:style-name="ce4" table:formula="of:=HYPERLINK( concat(&quot;https://leetcode.com/problems/&quot;; [.D1331]); [.B1331])" office:value-type="string" office:string-value="" calcext:value-type="error">
            <text:p>#NAME?</text:p>
          </table:table-cell>
          <table:table-cell table:style-name="ce6" office:value-type="string" calcext:value-type="string">
            <text:p>vowel-spellcheck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String, 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267" calcext:value-type="float">
            <text:p>267</text:p>
          </table:table-cell>
          <table:table-cell table:style-name="ce6" table:formula="of:=ROUND( IFERROR((( [.G1331]+ 1.9208) / ( [.G1331] + [.H1331]) - 1.96 * SQRT(([.G1331] *  [.H1331]) / ([.G1331] +  [.H1331]) + 0.9604) / ([.G1331] +  [.H1331])) / (1 + 3.8416 / ([.G1331] +  [.H1331]));0); 5) * 100" office:value-type="float" office:value="30.108" calcext:value-type="float">
            <text:p>30.1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08" calcext:value-type="float">
            <text:p>1108</text:p>
          </table:table-cell>
          <table:table-cell table:style-name="ce2" office:value-type="string" calcext:value-type="string">
            <text:p>Defanging an IP Address</text:p>
          </table:table-cell>
          <table:table-cell table:style-name="ce4" table:formula="of:=HYPERLINK( concat(&quot;https://leetcode.com/problems/&quot;; [.D1332]); [.B1332])" office:value-type="string" office:string-value="" calcext:value-type="error">
            <text:p>#NAME?</text:p>
          </table:table-cell>
          <table:table-cell table:style-name="ce6" office:value-type="string" calcext:value-type="string">
            <text:p>defanging-an-ip-addres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396" calcext:value-type="float">
            <text:p>396</text:p>
          </table:table-cell>
          <table:table-cell table:style-name="ce6" office:value-type="float" office:value="816" calcext:value-type="float">
            <text:p>816</text:p>
          </table:table-cell>
          <table:table-cell table:style-name="ce6" table:formula="of:=ROUND( IFERROR((( [.G1332]+ 1.9208) / ( [.G1332] + [.H1332]) - 1.96 * SQRT(([.G1332] *  [.H1332]) / ([.G1332] +  [.H1332]) + 0.9604) / ([.G1332] +  [.H1332])) / (1 + 3.8416 / ([.G1332] +  [.H1332]));0); 5) * 100" office:value-type="float" office:value="30.091" calcext:value-type="float">
            <text:p>30.09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Range Addition II</text:p>
          </table:table-cell>
          <table:table-cell table:style-name="ce4" table:formula="of:=HYPERLINK( concat(&quot;https://leetcode.com/problems/&quot;; [.D1333]); [.B1333])" office:value-type="string" office:string-value="" calcext:value-type="error">
            <text:p>#NAME?</text:p>
          </table:table-cell>
          <table:table-cell table:style-name="ce6" office:value-type="string" calcext:value-type="string">
            <text:p>range-addition-ii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273" calcext:value-type="float">
            <text:p>273</text:p>
          </table:table-cell>
          <table:table-cell table:style-name="ce6" office:value-type="float" office:value="549" calcext:value-type="float">
            <text:p>549</text:p>
          </table:table-cell>
          <table:table-cell table:style-name="ce6" table:formula="of:=ROUND( IFERROR((( [.G1333]+ 1.9208) / ( [.G1333] + [.H1333]) - 1.96 * SQRT(([.G1333] *  [.H1333]) / ([.G1333] +  [.H1333]) + 0.9604) / ([.G1333] +  [.H1333])) / (1 + 3.8416 / ([.G1333] +  [.H1333]));0); 5) * 100" office:value-type="float" office:value="30.077" calcext:value-type="float">
            <text:p>30.07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Bulb Switcher</text:p>
          </table:table-cell>
          <table:table-cell table:style-name="ce4" table:formula="of:=HYPERLINK( concat(&quot;https://leetcode.com/problems/&quot;; [.D1334]); [.B1334])" office:value-type="string" office:string-value="" calcext:value-type="error">
            <text:p>#NAME?</text:p>
          </table:table-cell>
          <table:table-cell table:style-name="ce6" office:value-type="string" calcext:value-type="string">
            <text:p>bulb-switch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Brainteaser, </text:p>
          </table:table-cell>
          <table:table-cell table:style-name="ce6" office:value-type="float" office:value="473" calcext:value-type="float">
            <text:p>473</text:p>
          </table:table-cell>
          <table:table-cell table:style-name="ce6" office:value-type="float" office:value="998" calcext:value-type="float">
            <text:p>998</text:p>
          </table:table-cell>
          <table:table-cell table:style-name="ce6" table:formula="of:=ROUND( IFERROR((( [.G1334]+ 1.9208) / ( [.G1334] + [.H1334]) - 1.96 * SQRT(([.G1334] *  [.H1334]) / ([.G1334] +  [.H1334]) + 0.9604) / ([.G1334] +  [.H1334])) / (1 + 3.8416 / ([.G1334] +  [.H1334]));0); 5) * 100" office:value-type="float" office:value="29.817" calcext:value-type="float">
            <text:p>29.8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2" office:value-type="string" calcext:value-type="string">
            <text:p>Teemo Attacking</text:p>
          </table:table-cell>
          <table:table-cell table:style-name="ce4" table:formula="of:=HYPERLINK( concat(&quot;https://leetcode.com/problems/&quot;; [.D1335]); [.B1335])" office:value-type="string" office:string-value="" calcext:value-type="error">
            <text:p>#NAME?</text:p>
          </table:table-cell>
          <table:table-cell table:style-name="ce6" office:value-type="string" calcext:value-type="string">
            <text:p>teemo-attack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700" calcext:value-type="float">
            <text:p>700</text:p>
          </table:table-cell>
          <table:table-cell table:style-name="ce6" table:formula="of:=ROUND( IFERROR((( [.G1335]+ 1.9208) / ( [.G1335] + [.H1335]) - 1.96 * SQRT(([.G1335] *  [.H1335]) / ([.G1335] +  [.H1335]) + 0.9604) / ([.G1335] +  [.H1335])) / (1 + 3.8416 / ([.G1335] +  [.H1335]));0); 5) * 100" office:value-type="float" office:value="29.781" calcext:value-type="float">
            <text:p>29.7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table:style-name="ce2" office:value-type="string" calcext:value-type="string">
            <text:p>Relative Ranks</text:p>
          </table:table-cell>
          <table:table-cell table:style-name="ce4" table:formula="of:=HYPERLINK( concat(&quot;https://leetcode.com/problems/&quot;; [.D1336]); [.B1336])" office:value-type="string" office:string-value="" calcext:value-type="error">
            <text:p>#NAME?</text:p>
          </table:table-cell>
          <table:table-cell table:style-name="ce6" office:value-type="string" calcext:value-type="string">
            <text:p>relative-ranks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525" calcext:value-type="float">
            <text:p>525</text:p>
          </table:table-cell>
          <table:table-cell table:style-name="ce6" table:formula="of:=ROUND( IFERROR((( [.G1336]+ 1.9208) / ( [.G1336] + [.H1336]) - 1.96 * SQRT(([.G1336] *  [.H1336]) / ([.G1336] +  [.H1336]) + 0.9604) / ([.G1336] +  [.H1336])) / (1 + 3.8416 / ([.G1336] +  [.H1336]));0); 5) * 100" office:value-type="float" office:value="29.578" calcext:value-type="float">
            <text:p>29.57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Count Numbers with Unique Digits</text:p>
          </table:table-cell>
          <table:table-cell table:style-name="ce4" table:formula="of:=HYPERLINK( concat(&quot;https://leetcode.com/problems/&quot;; [.D1337]); [.B1337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-numbers-with-unique-digit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Dynamic Programming, Backtracking, 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float" office:value="855" calcext:value-type="float">
            <text:p>855</text:p>
          </table:table-cell>
          <table:table-cell table:style-name="ce6" table:formula="of:=ROUND( IFERROR((( [.G1337]+ 1.9208) / ( [.G1337] + [.H1337]) - 1.96 * SQRT(([.G1337] *  [.H1337]) / ([.G1337] +  [.H1337]) + 0.9604) / ([.G1337] +  [.H1337])) / (1 + 3.8416 / ([.G1337] +  [.H1337]));0); 5) * 100" office:value-type="float" office:value="29.461" calcext:value-type="float">
            <text:p>29.46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table:style-name="ce2" office:value-type="string" calcext:value-type="string">
            <text:p>K-diff Pairs in an Array</text:p>
          </table:table-cell>
          <table:table-cell table:style-name="ce4" table:formula="of:=HYPERLINK( concat(&quot;https://leetcode.com/problems/&quot;; [.D1338]); [.B1338])" office:value-type="string" office:string-value="" calcext:value-type="error">
            <text:p>#NAME?</text:p>
          </table:table-cell>
          <table:table-cell table:style-name="ce6" office:value-type="string" calcext:value-type="string">
            <text:p>k-diff-pairs-in-an-arra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Two Pointers, </text:p>
          </table:table-cell>
          <table:table-cell table:style-name="ce6" office:value-type="float" office:value="592" calcext:value-type="float">
            <text:p>592</text:p>
          </table:table-cell>
          <table:table-cell table:style-name="ce6" office:value-type="float" office:value="1288" calcext:value-type="float">
            <text:p>1288</text:p>
          </table:table-cell>
          <table:table-cell table:style-name="ce6" table:formula="of:=ROUND( IFERROR((( [.G1338]+ 1.9208) / ( [.G1338] + [.H1338]) - 1.96 * SQRT(([.G1338] *  [.H1338]) / ([.G1338] +  [.H1338]) + 0.9604) / ([.G1338] +  [.H1338])) / (1 + 3.8416 / ([.G1338] +  [.H1338]));0); 5) * 100" office:value-type="float" office:value="29.429" calcext:value-type="float">
            <text:p>29.4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Simplify Path</text:p>
          </table:table-cell>
          <table:table-cell table:style-name="ce4" table:formula="of:=HYPERLINK( concat(&quot;https://leetcode.com/problems/&quot;; [.D1339]); [.B1339])" office:value-type="string" office:string-value="" calcext:value-type="error">
            <text:p>#NAME?</text:p>
          </table:table-cell>
          <table:table-cell table:style-name="ce6" office:value-type="string" calcext:value-type="string">
            <text:p>simplify-path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Stack, </text:p>
          </table:table-cell>
          <table:table-cell table:style-name="ce6" office:value-type="float" office:value="804" calcext:value-type="float">
            <text:p>804</text:p>
          </table:table-cell>
          <table:table-cell table:style-name="ce6" office:value-type="float" office:value="1782" calcext:value-type="float">
            <text:p>1782</text:p>
          </table:table-cell>
          <table:table-cell table:style-name="ce6" table:formula="of:=ROUND( IFERROR((( [.G1339]+ 1.9208) / ( [.G1339] + [.H1339]) - 1.96 * SQRT(([.G1339] *  [.H1339]) / ([.G1339] +  [.H1339]) + 0.9604) / ([.G1339] +  [.H1339])) / (1 + 3.8416 / ([.G1339] +  [.H1339]));0); 5) * 100" office:value-type="float" office:value="29.336" calcext:value-type="float">
            <text:p>29.33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80" calcext:value-type="float">
            <text:p>1080</text:p>
          </table:table-cell>
          <table:table-cell table:style-name="ce2" office:value-type="string" calcext:value-type="string">
            <text:p>Insufficient Nodes in Root to Leaf Paths</text:p>
          </table:table-cell>
          <table:table-cell table:style-name="ce4" table:formula="of:=HYPERLINK( concat(&quot;https://leetcode.com/problems/&quot;; [.D1340]); [.B1340])" office:value-type="string" office:string-value="" calcext:value-type="error">
            <text:p>#NAME?</text:p>
          </table:table-cell>
          <table:table-cell table:style-name="ce6" office:value-type="string" calcext:value-type="string">
            <text:p>insufficient-nodes-in-root-to-leaf-path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332" calcext:value-type="float">
            <text:p>332</text:p>
          </table:table-cell>
          <table:table-cell table:style-name="ce6" table:formula="of:=ROUND( IFERROR((( [.G1340]+ 1.9208) / ( [.G1340] + [.H1340]) - 1.96 * SQRT(([.G1340] *  [.H1340]) / ([.G1340] +  [.H1340]) + 0.9604) / ([.G1340] +  [.H1340])) / (1 + 3.8416 / ([.G1340] +  [.H1340]));0); 5) * 100" office:value-type="float" office:value="29.334" calcext:value-type="float">
            <text:p>29.33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table:style-name="ce2" office:value-type="string" calcext:value-type="string">
            <text:p>Encode and Decode TinyURL</text:p>
          </table:table-cell>
          <table:table-cell table:style-name="ce4" table:formula="of:=HYPERLINK( concat(&quot;https://leetcode.com/problems/&quot;; [.D1341]); [.B1341])" office:value-type="string" office:string-value="" calcext:value-type="error">
            <text:p>#NAME?</text:p>
          </table:table-cell>
          <table:table-cell table:style-name="ce6" office:value-type="string" calcext:value-type="string">
            <text:p>encode-and-decode-tinyurl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Math, </text:p>
          </table:table-cell>
          <table:table-cell table:style-name="ce6" office:value-type="float" office:value="647" calcext:value-type="float">
            <text:p>647</text:p>
          </table:table-cell>
          <table:table-cell table:style-name="ce6" office:value-type="float" office:value="1421" calcext:value-type="float">
            <text:p>1421</text:p>
          </table:table-cell>
          <table:table-cell table:style-name="ce6" table:formula="of:=ROUND( IFERROR((( [.G1341]+ 1.9208) / ( [.G1341] + [.H1341]) - 1.96 * SQRT(([.G1341] *  [.H1341]) / ([.G1341] +  [.H1341]) + 0.9604) / ([.G1341] +  [.H1341])) / (1 + 3.8416 / ([.G1341] +  [.H1341]));0); 5) * 100" office:value-type="float" office:value="29.324" calcext:value-type="float">
            <text:p>29.3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75" calcext:value-type="float">
            <text:p>1175</text:p>
          </table:table-cell>
          <table:table-cell table:style-name="ce2" office:value-type="string" calcext:value-type="string">
            <text:p>Prime Arrangements</text:p>
          </table:table-cell>
          <table:table-cell table:style-name="ce4" table:formula="of:=HYPERLINK( concat(&quot;https://leetcode.com/problems/&quot;; [.D1342]); [.B1342])" office:value-type="string" office:string-value="" calcext:value-type="error">
            <text:p>#NAME?</text:p>
          </table:table-cell>
          <table:table-cell table:style-name="ce6" office:value-type="string" calcext:value-type="string">
            <text:p>prime-arrangement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00" calcext:value-type="float">
            <text:p>200</text:p>
          </table:table-cell>
          <table:table-cell table:style-name="ce6" table:formula="of:=ROUND( IFERROR((( [.G1342]+ 1.9208) / ( [.G1342] + [.H1342]) - 1.96 * SQRT(([.G1342] *  [.H1342]) / ([.G1342] +  [.H1342]) + 0.9604) / ([.G1342] +  [.H1342])) / (1 + 3.8416 / ([.G1342] +  [.H1342]));0); 5) * 100" office:value-type="float" office:value="29.317" calcext:value-type="float">
            <text:p>29.3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87" calcext:value-type="float">
            <text:p>1487</text:p>
          </table:table-cell>
          <table:table-cell table:style-name="ce2" office:value-type="string" calcext:value-type="string">
            <text:p>Making File Names Unique</text:p>
          </table:table-cell>
          <table:table-cell table:style-name="ce4" table:formula="of:=HYPERLINK( concat(&quot;https://leetcode.com/problems/&quot;; [.D1343]); [.B1343])" office:value-type="string" office:string-value="" calcext:value-type="error">
            <text:p>#NAME?</text:p>
          </table:table-cell>
          <table:table-cell table:style-name="ce6" office:value-type="string" calcext:value-type="string">
            <text:p>making-file-names-uniqu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String, 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283" calcext:value-type="float">
            <text:p>283</text:p>
          </table:table-cell>
          <table:table-cell table:style-name="ce6" table:formula="of:=ROUND( IFERROR((( [.G1343]+ 1.9208) / ( [.G1343] + [.H1343]) - 1.96 * SQRT(([.G1343] *  [.H1343]) / ([.G1343] +  [.H1343]) + 0.9604) / ([.G1343] +  [.H1343])) / (1 + 3.8416 / ([.G1343] +  [.H1343]));0); 5) * 100" office:value-type="float" office:value="29.248" calcext:value-type="float">
            <text:p>29.24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Ambiguous Coordinates</text:p>
          </table:table-cell>
          <table:table-cell table:style-name="ce4" table:formula="of:=HYPERLINK( concat(&quot;https://leetcode.com/problems/&quot;; [.D1344]); [.B1344])" office:value-type="string" office:string-value="" calcext:value-type="error">
            <text:p>#NAME?</text:p>
          </table:table-cell>
          <table:table-cell table:style-name="ce6" office:value-type="string" calcext:value-type="string">
            <text:p>ambiguous-coordinat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14" calcext:value-type="float">
            <text:p>214</text:p>
          </table:table-cell>
          <table:table-cell table:style-name="ce6" table:formula="of:=ROUND( IFERROR((( [.G1344]+ 1.9208) / ( [.G1344] + [.H1344]) - 1.96 * SQRT(([.G1344] *  [.H1344]) / ([.G1344] +  [.H1344]) + 0.9604) / ([.G1344] +  [.H1344])) / (1 + 3.8416 / ([.G1344] +  [.H1344]));0); 5) * 100" office:value-type="float" office:value="29.21" calcext:value-type="float">
            <text:p>29.2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71" calcext:value-type="float">
            <text:p>1271</text:p>
          </table:table-cell>
          <table:table-cell table:style-name="ce2" office:value-type="string" calcext:value-type="string">
            <text:p>Hexspeak</text:p>
          </table:table-cell>
          <table:table-cell table:style-name="ce4" table:formula="of:=HYPERLINK( concat(&quot;https://leetcode.com/problems/&quot;; [.D1345]); [.B1345])" office:value-type="string" office:string-value="" calcext:value-type="error">
            <text:p>#NAME?</text:p>
          </table:table-cell>
          <table:table-cell table:style-name="ce6" office:value-type="string" calcext:value-type="string">
            <text:p>hexspeak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String, 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ROUND( IFERROR((( [.G1345]+ 1.9208) / ( [.G1345] + [.H1345]) - 1.96 * SQRT(([.G1345] *  [.H1345]) / ([.G1345] +  [.H1345]) + 0.9604) / ([.G1345] +  [.H1345])) / (1 + 3.8416 / ([.G1345] +  [.H1345]));0); 5) * 100" office:value-type="float" office:value="29.185" calcext:value-type="float">
            <text:p>29.1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table:style-name="ce2" office:value-type="string" calcext:value-type="string">
            <text:p>Friend Requests I: Overall Acceptance Rate</text:p>
          </table:table-cell>
          <table:table-cell table:style-name="ce4" table:formula="of:=HYPERLINK( concat(&quot;https://leetcode.com/problems/&quot;; [.D1346]); [.B1346])" office:value-type="string" office:string-value="" calcext:value-type="error">
            <text:p>#NAME?</text:p>
          </table:table-cell>
          <table:table-cell table:style-name="ce6" office:value-type="string" calcext:value-type="string">
            <text:p>friend-requests-i-overall-acceptance-rate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281" calcext:value-type="float">
            <text:p>281</text:p>
          </table:table-cell>
          <table:table-cell table:style-name="ce6" table:formula="of:=ROUND( IFERROR((( [.G1346]+ 1.9208) / ( [.G1346] + [.H1346]) - 1.96 * SQRT(([.G1346] *  [.H1346]) / ([.G1346] +  [.H1346]) + 0.9604) / ([.G1346] +  [.H1346])) / (1 + 3.8416 / ([.G1346] +  [.H1346]));0); 5) * 100" office:value-type="float" office:value="29.079" calcext:value-type="float">
            <text:p>29.07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Poor Pigs</text:p>
          </table:table-cell>
          <table:table-cell table:style-name="ce4" table:formula="of:=HYPERLINK( concat(&quot;https://leetcode.com/problems/&quot;; [.D1347]); [.B1347])" office:value-type="string" office:string-value="" calcext:value-type="error">
            <text:p>#NAME?</text:p>
          </table:table-cell>
          <table:table-cell table:style-name="ce6" office:value-type="string" calcext:value-type="string">
            <text:p>poor-pig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368" calcext:value-type="float">
            <text:p>368</text:p>
          </table:table-cell>
          <table:table-cell table:style-name="ce6" office:value-type="float" office:value="795" calcext:value-type="float">
            <text:p>795</text:p>
          </table:table-cell>
          <table:table-cell table:style-name="ce6" table:formula="of:=ROUND( IFERROR((( [.G1347]+ 1.9208) / ( [.G1347] + [.H1347]) - 1.96 * SQRT(([.G1347] *  [.H1347]) / ([.G1347] +  [.H1347]) + 0.9604) / ([.G1347] +  [.H1347])) / (1 + 3.8416 / ([.G1347] +  [.H1347]));0); 5) * 100" office:value-type="float" office:value="29.033" calcext:value-type="float">
            <text:p>29.03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Max Points on a Line</text:p>
          </table:table-cell>
          <table:table-cell table:style-name="ce4" table:formula="of:=HYPERLINK( concat(&quot;https://leetcode.com/problems/&quot;; [.D1348]); [.B1348])" office:value-type="string" office:string-value="" calcext:value-type="error">
            <text:p>#NAME?</text:p>
          </table:table-cell>
          <table:table-cell table:style-name="ce6" office:value-type="string" calcext:value-type="string">
            <text:p>max-points-on-a-lin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ash Table, Math, </text:p>
          </table:table-cell>
          <table:table-cell table:style-name="ce6" office:value-type="float" office:value="863" calcext:value-type="float">
            <text:p>863</text:p>
          </table:table-cell>
          <table:table-cell table:style-name="ce6" office:value-type="float" office:value="1954" calcext:value-type="float">
            <text:p>1954</text:p>
          </table:table-cell>
          <table:table-cell table:style-name="ce6" table:formula="of:=ROUND( IFERROR((( [.G1348]+ 1.9208) / ( [.G1348] + [.H1348]) - 1.96 * SQRT(([.G1348] *  [.H1348]) / ([.G1348] +  [.H1348]) + 0.9604) / ([.G1348] +  [.H1348])) / (1 + 3.8416 / ([.G1348] +  [.H1348]));0); 5) * 100" office:value-type="float" office:value="28.96" calcext:value-type="float">
            <text:p>28.9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Goat Latin</text:p>
          </table:table-cell>
          <table:table-cell table:style-name="ce4" table:formula="of:=HYPERLINK( concat(&quot;https://leetcode.com/problems/&quot;; [.D1349]); [.B1349])" office:value-type="string" office:string-value="" calcext:value-type="error">
            <text:p>#NAME?</text:p>
          </table:table-cell>
          <table:table-cell table:style-name="ce6" office:value-type="string" calcext:value-type="string">
            <text:p>goat-latin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296" calcext:value-type="float">
            <text:p>296</text:p>
          </table:table-cell>
          <table:table-cell table:style-name="ce6" office:value-type="float" office:value="633" calcext:value-type="float">
            <text:p>633</text:p>
          </table:table-cell>
          <table:table-cell table:style-name="ce6" table:formula="of:=ROUND( IFERROR((( [.G1349]+ 1.9208) / ( [.G1349] + [.H1349]) - 1.96 * SQRT(([.G1349] *  [.H1349]) / ([.G1349] +  [.H1349]) + 0.9604) / ([.G1349] +  [.H1349])) / (1 + 3.8416 / ([.G1349] +  [.H1349]));0); 5) * 100" office:value-type="float" office:value="28.946" calcext:value-type="float">
            <text:p>28.94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Read N Characters Given Read4 II - Call multiple times</text:p>
          </table:table-cell>
          <table:table-cell table:style-name="ce4" table:formula="of:=HYPERLINK( concat(&quot;https://leetcode.com/problems/&quot;; [.D1350]); [.B1350])" office:value-type="string" office:string-value="" calcext:value-type="error">
            <text:p>#NAME?</text:p>
          </table:table-cell>
          <table:table-cell table:style-name="ce6" office:value-type="string" calcext:value-type="string">
            <text:p>read-n-characters-given-read4-ii-call-multiple-tim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1076" calcext:value-type="float">
            <text:p>1076</text:p>
          </table:table-cell>
          <table:table-cell table:style-name="ce6" table:formula="of:=ROUND( IFERROR((( [.G1350]+ 1.9208) / ( [.G1350] + [.H1350]) - 1.96 * SQRT(([.G1350] *  [.H1350]) / ([.G1350] +  [.H1350]) + 0.9604) / ([.G1350] +  [.H1350])) / (1 + 3.8416 / ([.G1350] +  [.H1350]));0); 5) * 100" office:value-type="float" office:value="28.823" calcext:value-type="float">
            <text:p>28.82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49" calcext:value-type="float">
            <text:p>949</text:p>
          </table:table-cell>
          <table:table-cell table:style-name="ce2" office:value-type="string" calcext:value-type="string">
            <text:p>Largest Time for Given Digits</text:p>
          </table:table-cell>
          <table:table-cell table:style-name="ce4" table:formula="of:=HYPERLINK( concat(&quot;https://leetcode.com/problems/&quot;; [.D1351]); [.B1351])" office:value-type="string" office:string-value="" calcext:value-type="error">
            <text:p>#NAME?</text:p>
          </table:table-cell>
          <table:table-cell table:style-name="ce6" office:value-type="string" calcext:value-type="string">
            <text:p>largest-time-for-given-digit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384" calcext:value-type="float">
            <text:p>384</text:p>
          </table:table-cell>
          <table:table-cell table:style-name="ce6" table:formula="of:=ROUND( IFERROR((( [.G1351]+ 1.9208) / ( [.G1351] + [.H1351]) - 1.96 * SQRT(([.G1351] *  [.H1351]) / ([.G1351] +  [.H1351]) + 0.9604) / ([.G1351] +  [.H1351])) / (1 + 3.8416 / ([.G1351] +  [.H1351]));0); 5) * 100" office:value-type="float" office:value="28.675" calcext:value-type="float">
            <text:p>28.67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09" calcext:value-type="float">
            <text:p>1409</text:p>
          </table:table-cell>
          <table:table-cell table:style-name="ce2" office:value-type="string" calcext:value-type="string">
            <text:p>Queries on a Permutation With Key</text:p>
          </table:table-cell>
          <table:table-cell table:style-name="ce4" table:formula="of:=HYPERLINK( concat(&quot;https://leetcode.com/problems/&quot;; [.D1352]); [.B1352])" office:value-type="string" office:string-value="" calcext:value-type="error">
            <text:p>#NAME?</text:p>
          </table:table-cell>
          <table:table-cell table:style-name="ce6" office:value-type="string" calcext:value-type="string">
            <text:p>queries-on-a-permutation-with-ke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75" calcext:value-type="float">
            <text:p>175</text:p>
          </table:table-cell>
          <table:table-cell table:style-name="ce6" table:formula="of:=ROUND( IFERROR((( [.G1352]+ 1.9208) / ( [.G1352] + [.H1352]) - 1.96 * SQRT(([.G1352] *  [.H1352]) / ([.G1352] +  [.H1352]) + 0.9604) / ([.G1352] +  [.H1352])) / (1 + 3.8416 / ([.G1352] +  [.H1352]));0); 5) * 100" office:value-type="float" office:value="28.526" calcext:value-type="float">
            <text:p>28.52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70" calcext:value-type="float">
            <text:p>970</text:p>
          </table:table-cell>
          <table:table-cell table:style-name="ce2" office:value-type="string" calcext:value-type="string">
            <text:p>Powerful Integers</text:p>
          </table:table-cell>
          <table:table-cell table:style-name="ce4" table:formula="of:=HYPERLINK( concat(&quot;https://leetcode.com/problems/&quot;; [.D1353]); [.B1353])" office:value-type="string" office:string-value="" calcext:value-type="error">
            <text:p>#NAME?</text:p>
          </table:table-cell>
          <table:table-cell table:style-name="ce6" office:value-type="string" calcext:value-type="string">
            <text:p>powerful-integer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Math, 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288" calcext:value-type="float">
            <text:p>288</text:p>
          </table:table-cell>
          <table:table-cell table:style-name="ce6" table:formula="of:=ROUND( IFERROR((( [.G1353]+ 1.9208) / ( [.G1353] + [.H1353]) - 1.96 * SQRT(([.G1353] *  [.H1353]) / ([.G1353] +  [.H1353]) + 0.9604) / ([.G1353] +  [.H1353])) / (1 + 3.8416 / ([.G1353] +  [.H1353]));0); 5) * 100" office:value-type="float" office:value="28.436" calcext:value-type="float">
            <text:p>28.43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Text Justification</text:p>
          </table:table-cell>
          <table:table-cell table:style-name="ce4" table:formula="of:=HYPERLINK( concat(&quot;https://leetcode.com/problems/&quot;; [.D1354]); [.B1354])" office:value-type="string" office:string-value="" calcext:value-type="error">
            <text:p>#NAME?</text:p>
          </table:table-cell>
          <table:table-cell table:style-name="ce6" office:value-type="string" calcext:value-type="string">
            <text:p>text-justification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575" calcext:value-type="float">
            <text:p>1575</text:p>
          </table:table-cell>
          <table:table-cell table:style-name="ce6" table:formula="of:=ROUND( IFERROR((( [.G1354]+ 1.9208) / ( [.G1354] + [.H1354]) - 1.96 * SQRT(([.G1354] *  [.H1354]) / ([.G1354] +  [.H1354]) + 0.9604) / ([.G1354] +  [.H1354])) / (1 + 3.8416 / ([.G1354] +  [.H1354]));0); 5) * 100" office:value-type="float" office:value="28.142" calcext:value-type="float">
            <text:p>28.14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Strobogrammatic Number</text:p>
          </table:table-cell>
          <table:table-cell table:style-name="ce4" table:formula="of:=HYPERLINK( concat(&quot;https://leetcode.com/problems/&quot;; [.D1355]); [.B1355])" office:value-type="string" office:string-value="" calcext:value-type="error">
            <text:p>#NAME?</text:p>
          </table:table-cell>
          <table:table-cell table:style-name="ce6" office:value-type="string" calcext:value-type="string">
            <text:p>strobogrammatic-numb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Math, 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464" calcext:value-type="float">
            <text:p>464</text:p>
          </table:table-cell>
          <table:table-cell table:style-name="ce6" table:formula="of:=ROUND( IFERROR((( [.G1355]+ 1.9208) / ( [.G1355] + [.H1355]) - 1.96 * SQRT(([.G1355] *  [.H1355]) / ([.G1355] +  [.H1355]) + 0.9604) / ([.G1355] +  [.H1355])) / (1 + 3.8416 / ([.G1355] +  [.H1355]));0); 5) * 100" office:value-type="float" office:value="28.077" calcext:value-type="float">
            <text:p>28.07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Number of Digit One</text:p>
          </table:table-cell>
          <table:table-cell table:style-name="ce4" table:formula="of:=HYPERLINK( concat(&quot;https://leetcode.com/problems/&quot;; [.D1356]); [.B1356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digit-on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272" calcext:value-type="float">
            <text:p>272</text:p>
          </table:table-cell>
          <table:table-cell table:style-name="ce6" office:value-type="float" office:value="607" calcext:value-type="float">
            <text:p>607</text:p>
          </table:table-cell>
          <table:table-cell table:style-name="ce6" table:formula="of:=ROUND( IFERROR((( [.G1356]+ 1.9208) / ( [.G1356] + [.H1356]) - 1.96 * SQRT(([.G1356] *  [.H1356]) / ([.G1356] +  [.H1356]) + 0.9604) / ([.G1356] +  [.H1356])) / (1 + 3.8416 / ([.G1356] +  [.H1356]));0); 5) * 100" office:value-type="float" office:value="27.977" calcext:value-type="float">
            <text:p>27.97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25" calcext:value-type="float">
            <text:p>825</text:p>
          </table:table-cell>
          <table:table-cell table:style-name="ce2" office:value-type="string" calcext:value-type="string">
            <text:p>Friends Of Appropriate Ages</text:p>
          </table:table-cell>
          <table:table-cell table:style-name="ce4" table:formula="of:=HYPERLINK( concat(&quot;https://leetcode.com/problems/&quot;; [.D1357]); [.B1357])" office:value-type="string" office:string-value="" calcext:value-type="error">
            <text:p>#NAME?</text:p>
          </table:table-cell>
          <table:table-cell table:style-name="ce6" office:value-type="string" calcext:value-type="string">
            <text:p>friends-of-appropriate-ag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649" calcext:value-type="float">
            <text:p>649</text:p>
          </table:table-cell>
          <table:table-cell table:style-name="ce6" table:formula="of:=ROUND( IFERROR((( [.G1357]+ 1.9208) / ( [.G1357] + [.H1357]) - 1.96 * SQRT(([.G1357] *  [.H1357]) / ([.G1357] +  [.H1357]) + 0.9604) / ([.G1357] +  [.H1357])) / (1 + 3.8416 / ([.G1357] +  [.H1357]));0); 5) * 100" office:value-type="float" office:value="27.939" calcext:value-type="float">
            <text:p>27.9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table:style-name="ce2" office:value-type="string" calcext:value-type="string">
            <text:p>Baseball Game</text:p>
          </table:table-cell>
          <table:table-cell table:style-name="ce4" table:formula="of:=HYPERLINK( concat(&quot;https://leetcode.com/problems/&quot;; [.D1358]); [.B1358])" office:value-type="string" office:string-value="" calcext:value-type="error">
            <text:p>#NAME?</text:p>
          </table:table-cell>
          <table:table-cell table:style-name="ce6" office:value-type="string" calcext:value-type="string">
            <text:p>baseball-gam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ack, </text:p>
          </table:table-cell>
          <table:table-cell table:style-name="ce6" office:value-type="float" office:value="448" calcext:value-type="float">
            <text:p>448</text:p>
          </table:table-cell>
          <table:table-cell table:style-name="ce6" office:value-type="float" office:value="1036" calcext:value-type="float">
            <text:p>1036</text:p>
          </table:table-cell>
          <table:table-cell table:style-name="ce6" table:formula="of:=ROUND( IFERROR((( [.G1358]+ 1.9208) / ( [.G1358] + [.H1358]) - 1.96 * SQRT(([.G1358] *  [.H1358]) / ([.G1358] +  [.H1358]) + 0.9604) / ([.G1358] +  [.H1358])) / (1 + 3.8416 / ([.G1358] +  [.H1358]));0); 5) * 100" office:value-type="float" office:value="27.907" calcext:value-type="float">
            <text:p>27.90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87" calcext:value-type="float">
            <text:p>987</text:p>
          </table:table-cell>
          <table:table-cell table:style-name="ce2" office:value-type="string" calcext:value-type="string">
            <text:p>Vertical Order Traversal of a Binary Tree</text:p>
          </table:table-cell>
          <table:table-cell table:style-name="ce4" table:formula="of:=HYPERLINK( concat(&quot;https://leetcode.com/problems/&quot;; [.D1359]); [.B1359])" office:value-type="string" office:string-value="" calcext:value-type="error">
            <text:p>#NAME?</text:p>
          </table:table-cell>
          <table:table-cell table:style-name="ce6" office:value-type="string" calcext:value-type="string">
            <text:p>vertical-order-traversal-of-a-binary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Tree, </text:p>
          </table:table-cell>
          <table:table-cell table:style-name="ce6" office:value-type="float" office:value="558" calcext:value-type="float">
            <text:p>558</text:p>
          </table:table-cell>
          <table:table-cell table:style-name="ce6" office:value-type="float" office:value="1312" calcext:value-type="float">
            <text:p>1312</text:p>
          </table:table-cell>
          <table:table-cell table:style-name="ce6" table:formula="of:=ROUND( IFERROR((( [.G1359]+ 1.9208) / ( [.G1359] + [.H1359]) - 1.96 * SQRT(([.G1359] *  [.H1359]) / ([.G1359] +  [.H1359]) + 0.9604) / ([.G1359] +  [.H1359])) / (1 + 3.8416 / ([.G1359] +  [.H1359]));0); 5) * 100" office:value-type="float" office:value="27.809" calcext:value-type="float">
            <text:p>27.80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2" office:value-type="string" calcext:value-type="string">
            <text:p>Check If It Is a Good Array</text:p>
          </table:table-cell>
          <table:table-cell table:style-name="ce4" table:formula="of:=HYPERLINK( concat(&quot;https://leetcode.com/problems/&quot;; [.D1360]); [.B1360])" office:value-type="string" office:string-value="" calcext:value-type="error">
            <text:p>#NAME?</text:p>
          </table:table-cell>
          <table:table-cell table:style-name="ce6" office:value-type="string" calcext:value-type="string">
            <text:p>check-if-it-is-a-good-array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68" calcext:value-type="float">
            <text:p>168</text:p>
          </table:table-cell>
          <table:table-cell table:style-name="ce6" table:formula="of:=ROUND( IFERROR((( [.G1360]+ 1.9208) / ( [.G1360] + [.H1360]) - 1.96 * SQRT(([.G1360] *  [.H1360]) / ([.G1360] +  [.H1360]) + 0.9604) / ([.G1360] +  [.H1360])) / (1 + 3.8416 / ([.G1360] +  [.H1360]));0); 5) * 100" office:value-type="float" office:value="27.802" calcext:value-type="float">
            <text:p>27.80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Valid Palindrome</text:p>
          </table:table-cell>
          <table:table-cell table:style-name="ce4" table:formula="of:=HYPERLINK( concat(&quot;https://leetcode.com/problems/&quot;; [.D1361]); [.B1361])" office:value-type="string" office:string-value="" calcext:value-type="error">
            <text:p>#NAME?</text:p>
          </table:table-cell>
          <table:table-cell table:style-name="ce6" office:value-type="string" calcext:value-type="string">
            <text:p>valid-palindrom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wo Pointers, String, </text:p>
          </table:table-cell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2917" calcext:value-type="float">
            <text:p>2917</text:p>
          </table:table-cell>
          <table:table-cell table:style-name="ce6" table:formula="of:=ROUND( IFERROR((( [.G1361]+ 1.9208) / ( [.G1361] + [.H1361]) - 1.96 * SQRT(([.G1361] *  [.H1361]) / ([.G1361] +  [.H1361]) + 0.9604) / ([.G1361] +  [.H1361])) / (1 + 3.8416 / ([.G1361] +  [.H1361]));0); 5) * 100" office:value-type="float" office:value="27.779" calcext:value-type="float">
            <text:p>27.77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Solve the Equation</text:p>
          </table:table-cell>
          <table:table-cell table:style-name="ce4" table:formula="of:=HYPERLINK( concat(&quot;https://leetcode.com/problems/&quot;; [.D1362]); [.B1362])" office:value-type="string" office:string-value="" calcext:value-type="error">
            <text:p>#NAME?</text:p>
          </table:table-cell>
          <table:table-cell table:style-name="ce6" office:value-type="string" calcext:value-type="string">
            <text:p>solve-the-equa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526" calcext:value-type="float">
            <text:p>526</text:p>
          </table:table-cell>
          <table:table-cell table:style-name="ce6" table:formula="of:=ROUND( IFERROR((( [.G1362]+ 1.9208) / ( [.G1362] + [.H1362]) - 1.96 * SQRT(([.G1362] *  [.H1362]) / ([.G1362] +  [.H1362]) + 0.9604) / ([.G1362] +  [.H1362])) / (1 + 3.8416 / ([.G1362] +  [.H1362]));0); 5) * 100" office:value-type="float" office:value="27.701" calcext:value-type="float">
            <text:p>27.7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2" office:value-type="string" calcext:value-type="string">
            <text:p>Longest Absolute File Path</text:p>
          </table:table-cell>
          <table:table-cell table:style-name="ce4" table:formula="of:=HYPERLINK( concat(&quot;https://leetcode.com/problems/&quot;; [.D1363]); [.B1363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absolute-file-path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591" calcext:value-type="float">
            <text:p>591</text:p>
          </table:table-cell>
          <table:table-cell table:style-name="ce6" office:value-type="float" office:value="1402" calcext:value-type="float">
            <text:p>1402</text:p>
          </table:table-cell>
          <table:table-cell table:style-name="ce6" table:formula="of:=ROUND( IFERROR((( [.G1363]+ 1.9208) / ( [.G1363] + [.H1363]) - 1.96 * SQRT(([.G1363] *  [.H1363]) / ([.G1363] +  [.H1363]) + 0.9604) / ([.G1363] +  [.H1363])) / (1 + 3.8416 / ([.G1363] +  [.H1363]));0); 5) * 100" office:value-type="float" office:value="27.689" calcext:value-type="float">
            <text:p>27.68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table:style-name="ce2" office:value-type="string" calcext:value-type="string">
            <text:p>Human Traffic of Stadium</text:p>
          </table:table-cell>
          <table:table-cell table:style-name="ce4" table:formula="of:=HYPERLINK( concat(&quot;https://leetcode.com/problems/&quot;; [.D1364]); [.B1364])" office:value-type="string" office:string-value="" calcext:value-type="error">
            <text:p>#NAME?</text:p>
          </table:table-cell>
          <table:table-cell table:style-name="ce6" office:value-type="string" calcext:value-type="string">
            <text:p>human-traffic-of-stadium</text:p>
          </table:table-cell>
          <table:table-cell table:style-name="ce8" office:value-type="string" calcext:value-type="string">
            <text:p>Hard</text:p>
          </table:table-cell>
          <table:table-cell table:style-name="ce11"/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47" calcext:value-type="float">
            <text:p>347</text:p>
          </table:table-cell>
          <table:table-cell table:style-name="ce6" table:formula="of:=ROUND( IFERROR((( [.G1364]+ 1.9208) / ( [.G1364] + [.H1364]) - 1.96 * SQRT(([.G1364] *  [.H1364]) / ([.G1364] +  [.H1364]) + 0.9604) / ([.G1364] +  [.H1364])) / (1 + 3.8416 / ([.G1364] +  [.H1364]));0); 5) * 100" office:value-type="float" office:value="27.664" calcext:value-type="float">
            <text:p>27.66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99" calcext:value-type="float">
            <text:p>1399</text:p>
          </table:table-cell>
          <table:table-cell table:style-name="ce2" office:value-type="string" calcext:value-type="string">
            <text:p>Count Largest Group</text:p>
          </table:table-cell>
          <table:table-cell table:style-name="ce4" table:formula="of:=HYPERLINK( concat(&quot;https://leetcode.com/problems/&quot;; [.D1365]); [.B1365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-largest-group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72" calcext:value-type="float">
            <text:p>172</text:p>
          </table:table-cell>
          <table:table-cell table:style-name="ce6" table:formula="of:=ROUND( IFERROR((( [.G1365]+ 1.9208) / ( [.G1365] + [.H1365]) - 1.96 * SQRT(([.G1365] *  [.H1365]) / ([.G1365] +  [.H1365]) + 0.9604) / ([.G1365] +  [.H1365])) / (1 + 3.8416 / ([.G1365] +  [.H1365]));0); 5) * 100" office:value-type="float" office:value="27.608" calcext:value-type="float">
            <text:p>27.6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ger to Roman</text:p>
          </table:table-cell>
          <table:table-cell table:style-name="ce4" table:formula="of:=HYPERLINK( concat(&quot;https://leetcode.com/problems/&quot;; [.D1366]); [.B1366])" office:value-type="string" office:string-value="" calcext:value-type="error">
            <text:p>#NAME?</text:p>
          </table:table-cell>
          <table:table-cell table:style-name="ce6" office:value-type="string" calcext:value-type="string">
            <text:p>integer-to-roma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String, </text:p>
          </table:table-cell>
          <table:table-cell table:style-name="ce6" office:value-type="float" office:value="1067" calcext:value-type="float">
            <text:p>1067</text:p>
          </table:table-cell>
          <table:table-cell table:style-name="ce6" office:value-type="float" office:value="2632" calcext:value-type="float">
            <text:p>2632</text:p>
          </table:table-cell>
          <table:table-cell table:style-name="ce6" table:formula="of:=ROUND( IFERROR((( [.G1366]+ 1.9208) / ( [.G1366] + [.H1366]) - 1.96 * SQRT(([.G1366] *  [.H1366]) / ([.G1366] +  [.H1366]) + 0.9604) / ([.G1366] +  [.H1366])) / (1 + 3.8416 / ([.G1366] +  [.H1366]));0); 5) * 100" office:value-type="float" office:value="27.408" calcext:value-type="float">
            <text:p>27.4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style-name="ce2" office:value-type="string" calcext:value-type="string">
            <text:p>Smallest Good Base</text:p>
          </table:table-cell>
          <table:table-cell table:style-name="ce4" table:formula="of:=HYPERLINK( concat(&quot;https://leetcode.com/problems/&quot;; [.D1367]); [.B1367])" office:value-type="string" office:string-value="" calcext:value-type="error">
            <text:p>#NAME?</text:p>
          </table:table-cell>
          <table:table-cell table:style-name="ce6" office:value-type="string" calcext:value-type="string">
            <text:p>smallest-good-bas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Binary Search, 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18" calcext:value-type="float">
            <text:p>318</text:p>
          </table:table-cell>
          <table:table-cell table:style-name="ce6" table:formula="of:=ROUND( IFERROR((( [.G1367]+ 1.9208) / ( [.G1367] + [.H1367]) - 1.96 * SQRT(([.G1367] *  [.H1367]) / ([.G1367] +  [.H1367]) + 0.9604) / ([.G1367] +  [.H1367])) / (1 + 3.8416 / ([.G1367] +  [.H1367]));0); 5) * 100" office:value-type="float" office:value="27.407" calcext:value-type="float">
            <text:p>27.40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68" calcext:value-type="float">
            <text:p>868</text:p>
          </table:table-cell>
          <table:table-cell table:style-name="ce2" office:value-type="string" calcext:value-type="string">
            <text:p>Binary Gap</text:p>
          </table:table-cell>
          <table:table-cell table:style-name="ce4" table:formula="of:=HYPERLINK( concat(&quot;https://leetcode.com/problems/&quot;; [.D1368]); [.B1368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gap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495" calcext:value-type="float">
            <text:p>495</text:p>
          </table:table-cell>
          <table:table-cell table:style-name="ce6" table:formula="of:=ROUND( IFERROR((( [.G1368]+ 1.9208) / ( [.G1368] + [.H1368]) - 1.96 * SQRT(([.G1368] *  [.H1368]) / ([.G1368] +  [.H1368]) + 0.9604) / ([.G1368] +  [.H1368])) / (1 + 3.8416 / ([.G1368] +  [.H1368]));0); 5) * 100" office:value-type="float" office:value="27.305" calcext:value-type="float">
            <text:p>27.3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Maximum Binary Tree II</text:p>
          </table:table-cell>
          <table:table-cell table:style-name="ce4" table:formula="of:=HYPERLINK( concat(&quot;https://leetcode.com/problems/&quot;; [.D1369]); [.B1369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binary-tree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373" calcext:value-type="float">
            <text:p>373</text:p>
          </table:table-cell>
          <table:table-cell table:style-name="ce6" table:formula="of:=ROUND( IFERROR((( [.G1369]+ 1.9208) / ( [.G1369] + [.H1369]) - 1.96 * SQRT(([.G1369] *  [.H1369]) / ([.G1369] +  [.H1369]) + 0.9604) / ([.G1369] +  [.H1369])) / (1 + 3.8416 / ([.G1369] +  [.H1369]));0); 5) * 100" office:value-type="float" office:value="27.3" calcext:value-type="float">
            <text:p>27.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Gray Code</text:p>
          </table:table-cell>
          <table:table-cell table:style-name="ce4" table:formula="of:=HYPERLINK( concat(&quot;https://leetcode.com/problems/&quot;; [.D1370]); [.B1370])" office:value-type="string" office:string-value="" calcext:value-type="error">
            <text:p>#NAME?</text:p>
          </table:table-cell>
          <table:table-cell table:style-name="ce6" office:value-type="string" calcext:value-type="string">
            <text:p>gray-cod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acktracking, </text:p>
          </table:table-cell>
          <table:table-cell table:style-name="ce6" office:value-type="float" office:value="632" calcext:value-type="float">
            <text:p>632</text:p>
          </table:table-cell>
          <table:table-cell table:style-name="ce6" office:value-type="float" office:value="1538" calcext:value-type="float">
            <text:p>1538</text:p>
          </table:table-cell>
          <table:table-cell table:style-name="ce6" table:formula="of:=ROUND( IFERROR((( [.G1370]+ 1.9208) / ( [.G1370] + [.H1370]) - 1.96 * SQRT(([.G1370] *  [.H1370]) / ([.G1370] +  [.H1370]) + 0.9604) / ([.G1370] +  [.H1370])) / (1 + 3.8416 / ([.G1370] +  [.H1370]));0); 5) * 100" office:value-type="float" office:value="27.251" calcext:value-type="float">
            <text:p>27.2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09" calcext:value-type="float">
            <text:p>909</text:p>
          </table:table-cell>
          <table:table-cell table:style-name="ce2" office:value-type="string" calcext:value-type="string">
            <text:p>Snakes and Ladders</text:p>
          </table:table-cell>
          <table:table-cell table:style-name="ce4" table:formula="of:=HYPERLINK( concat(&quot;https://leetcode.com/problems/&quot;; [.D1371]); [.B1371])" office:value-type="string" office:string-value="" calcext:value-type="error">
            <text:p>#NAME?</text:p>
          </table:table-cell>
          <table:table-cell table:style-name="ce6" office:value-type="string" calcext:value-type="string">
            <text:p>snakes-and-ladde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readth-first Search, 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813" calcext:value-type="float">
            <text:p>813</text:p>
          </table:table-cell>
          <table:table-cell table:style-name="ce6" table:formula="of:=ROUND( IFERROR((( [.G1371]+ 1.9208) / ( [.G1371] + [.H1371]) - 1.96 * SQRT(([.G1371] *  [.H1371]) / ([.G1371] +  [.H1371]) + 0.9604) / ([.G1371] +  [.H1371])) / (1 + 3.8416 / ([.G1371] +  [.H1371]));0); 5) * 100" office:value-type="float" office:value="27.229" calcext:value-type="float">
            <text:p>27.2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Most Common Word</text:p>
          </table:table-cell>
          <table:table-cell table:style-name="ce4" table:formula="of:=HYPERLINK( concat(&quot;https://leetcode.com/problems/&quot;; [.D1372]); [.B1372])" office:value-type="string" office:string-value="" calcext:value-type="error">
            <text:p>#NAME?</text:p>
          </table:table-cell>
          <table:table-cell table:style-name="ce6" office:value-type="string" calcext:value-type="string">
            <text:p>most-common-word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638" calcext:value-type="float">
            <text:p>638</text:p>
          </table:table-cell>
          <table:table-cell table:style-name="ce6" office:value-type="float" office:value="1561" calcext:value-type="float">
            <text:p>1561</text:p>
          </table:table-cell>
          <table:table-cell table:style-name="ce6" table:formula="of:=ROUND( IFERROR((( [.G1372]+ 1.9208) / ( [.G1372] + [.H1372]) - 1.96 * SQRT(([.G1372] *  [.H1372]) / ([.G1372] +  [.H1372]) + 0.9604) / ([.G1372] +  [.H1372])) / (1 + 3.8416 / ([.G1372] +  [.H1372]));0); 5) * 100" office:value-type="float" office:value="27.154" calcext:value-type="float">
            <text:p>27.15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table:style-name="ce2" office:value-type="string" calcext:value-type="string">
            <text:p>Print Binary Tree</text:p>
          </table:table-cell>
          <table:table-cell table:style-name="ce4" table:formula="of:=HYPERLINK( concat(&quot;https://leetcode.com/problems/&quot;; [.D1373]); [.B1373])" office:value-type="string" office:string-value="" calcext:value-type="error">
            <text:p>#NAME?</text:p>
          </table:table-cell>
          <table:table-cell table:style-name="ce6" office:value-type="string" calcext:value-type="string">
            <text:p>print-binary-tre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805" calcext:value-type="float">
            <text:p>805</text:p>
          </table:table-cell>
          <table:table-cell table:style-name="ce6" table:formula="of:=ROUND( IFERROR((( [.G1373]+ 1.9208) / ( [.G1373] + [.H1373]) - 1.96 * SQRT(([.G1373] *  [.H1373]) / ([.G1373] +  [.H1373]) + 0.9604) / ([.G1373] +  [.H1373])) / (1 + 3.8416 / ([.G1373] +  [.H1373]));0); 5) * 100" office:value-type="float" office:value="27.119" calcext:value-type="float">
            <text:p>27.1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32" calcext:value-type="float">
            <text:p>1332</text:p>
          </table:table-cell>
          <table:table-cell table:style-name="ce2" office:value-type="string" calcext:value-type="string">
            <text:p>Remove Palindromic Subsequences</text:p>
          </table:table-cell>
          <table:table-cell table:style-name="ce4" table:formula="of:=HYPERLINK( concat(&quot;https://leetcode.com/problems/&quot;; [.D1374]); [.B1374])" office:value-type="string" office:string-value="" calcext:value-type="error">
            <text:p>#NAME?</text:p>
          </table:table-cell>
          <table:table-cell table:style-name="ce6" office:value-type="string" calcext:value-type="string">
            <text:p>remove-palindromic-subsequence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399" calcext:value-type="float">
            <text:p>399</text:p>
          </table:table-cell>
          <table:table-cell table:style-name="ce6" table:formula="of:=ROUND( IFERROR((( [.G1374]+ 1.9208) / ( [.G1374] + [.H1374]) - 1.96 * SQRT(([.G1374] *  [.H1374]) / ([.G1374] +  [.H1374]) + 0.9604) / ([.G1374] +  [.H1374])) / (1 + 3.8416 / ([.G1374] +  [.H1374]));0); 5) * 100" office:value-type="float" office:value="27.099" calcext:value-type="float">
            <text:p>27.09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table:style-name="ce2" office:value-type="string" calcext:value-type="string">
            <text:p>Perfect Number</text:p>
          </table:table-cell>
          <table:table-cell table:style-name="ce4" table:formula="of:=HYPERLINK( concat(&quot;https://leetcode.com/problems/&quot;; [.D1375]); [.B1375])" office:value-type="string" office:string-value="" calcext:value-type="error">
            <text:p>#NAME?</text:p>
          </table:table-cell>
          <table:table-cell table:style-name="ce6" office:value-type="string" calcext:value-type="string">
            <text:p>perfect-numb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262" calcext:value-type="float">
            <text:p>262</text:p>
          </table:table-cell>
          <table:table-cell table:style-name="ce6" office:value-type="float" office:value="610" calcext:value-type="float">
            <text:p>610</text:p>
          </table:table-cell>
          <table:table-cell table:style-name="ce6" table:formula="of:=ROUND( IFERROR((( [.G1375]+ 1.9208) / ( [.G1375] + [.H1375]) - 1.96 * SQRT(([.G1375] *  [.H1375]) / ([.G1375] +  [.H1375]) + 0.9604) / ([.G1375] +  [.H1375])) / (1 + 3.8416 / ([.G1375] +  [.H1375]));0); 5) * 100" office:value-type="float" office:value="27.096" calcext:value-type="float">
            <text:p>27.09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05" calcext:value-type="float">
            <text:p>1205</text:p>
          </table:table-cell>
          <table:table-cell table:style-name="ce2" office:value-type="string" calcext:value-type="string">
            <text:p>Monthly Transactions II</text:p>
          </table:table-cell>
          <table:table-cell table:style-name="ce4" table:formula="of:=HYPERLINK( concat(&quot;https://leetcode.com/problems/&quot;; [.D1376]); [.B1376])" office:value-type="string" office:string-value="" calcext:value-type="error">
            <text:p>#NAME?</text:p>
          </table:table-cell>
          <table:table-cell table:style-name="ce6" office:value-type="string" calcext:value-type="string">
            <text:p>monthly-transactions-ii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47" calcext:value-type="float">
            <text:p>47</text:p>
          </table:table-cell>
          <table:table-cell table:style-name="ce6" office:value-type="float" office:value="89" calcext:value-type="float">
            <text:p>89</text:p>
          </table:table-cell>
          <table:table-cell table:style-name="ce6" table:formula="of:=ROUND( IFERROR((( [.G1376]+ 1.9208) / ( [.G1376] + [.H1376]) - 1.96 * SQRT(([.G1376] *  [.H1376]) / ([.G1376] +  [.H1376]) + 0.9604) / ([.G1376] +  [.H1376])) / (1 + 3.8416 / ([.G1376] +  [.H1376]));0); 5) * 100" office:value-type="float" office:value="27.089" calcext:value-type="float">
            <text:p>27.08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table:style-name="ce2" office:value-type="string" calcext:value-type="string">
            <text:p>Binary Tree Tilt</text:p>
          </table:table-cell>
          <table:table-cell table:style-name="ce4" table:formula="of:=HYPERLINK( concat(&quot;https://leetcode.com/problems/&quot;; [.D1377]); [.B1377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tree-tilt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511" calcext:value-type="float">
            <text:p>511</text:p>
          </table:table-cell>
          <table:table-cell table:style-name="ce6" office:value-type="float" office:value="1246" calcext:value-type="float">
            <text:p>1246</text:p>
          </table:table-cell>
          <table:table-cell table:style-name="ce6" table:formula="of:=ROUND( IFERROR((( [.G1377]+ 1.9208) / ( [.G1377] + [.H1377]) - 1.96 * SQRT(([.G1377] *  [.H1377]) / ([.G1377] +  [.H1377]) + 0.9604) / ([.G1377] +  [.H1377])) / (1 + 3.8416 / ([.G1377] +  [.H1377]));0); 5) * 100" office:value-type="float" office:value="27.008" calcext:value-type="float">
            <text:p>27.0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76" calcext:value-type="float">
            <text:p>1476</text:p>
          </table:table-cell>
          <table:table-cell table:style-name="ce2" office:value-type="string" calcext:value-type="string">
            <text:p>Subrectangle Queries</text:p>
          </table:table-cell>
          <table:table-cell table:style-name="ce4" table:formula="of:=HYPERLINK( concat(&quot;https://leetcode.com/problems/&quot;; [.D1378]); [.B1378])" office:value-type="string" office:string-value="" calcext:value-type="error">
            <text:p>#NAME?</text:p>
          </table:table-cell>
          <table:table-cell table:style-name="ce6" office:value-type="string" calcext:value-type="string">
            <text:p>subrectangle-queri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14" calcext:value-type="float">
            <text:p>114</text:p>
          </table:table-cell>
          <table:table-cell table:style-name="ce6" table:formula="of:=ROUND( IFERROR((( [.G1378]+ 1.9208) / ( [.G1378] + [.H1378]) - 1.96 * SQRT(([.G1378] *  [.H1378]) / ([.G1378] +  [.H1378]) + 0.9604) / ([.G1378] +  [.H1378])) / (1 + 3.8416 / ([.G1378] +  [.H1378]));0); 5) * 100" office:value-type="float" office:value="26.702" calcext:value-type="float">
            <text:p>26.70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06" calcext:value-type="float">
            <text:p>906</text:p>
          </table:table-cell>
          <table:table-cell table:style-name="ce2" office:value-type="string" calcext:value-type="string">
            <text:p>Super Palindromes</text:p>
          </table:table-cell>
          <table:table-cell table:style-name="ce4" table:formula="of:=HYPERLINK( concat(&quot;https://leetcode.com/problems/&quot;; [.D1379]); [.B1379])" office:value-type="string" office:string-value="" calcext:value-type="error">
            <text:p>#NAME?</text:p>
          </table:table-cell>
          <table:table-cell table:style-name="ce6" office:value-type="string" calcext:value-type="string">
            <text:p>super-palindrome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59" calcext:value-type="float">
            <text:p>159</text:p>
          </table:table-cell>
          <table:table-cell table:style-name="ce6" table:formula="of:=ROUND( IFERROR((( [.G1379]+ 1.9208) / ( [.G1379] + [.H1379]) - 1.96 * SQRT(([.G1379] *  [.H1379]) / ([.G1379] +  [.H1379]) + 0.9604) / ([.G1379] +  [.H1379])) / (1 + 3.8416 / ([.G1379] +  [.H1379]));0); 5) * 100" office:value-type="float" office:value="26.403" calcext:value-type="float">
            <text:p>26.4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Coloring A Border</text:p>
          </table:table-cell>
          <table:table-cell table:style-name="ce4" table:formula="of:=HYPERLINK( concat(&quot;https://leetcode.com/problems/&quot;; [.D1380]); [.B1380])" office:value-type="string" office:string-value="" calcext:value-type="error">
            <text:p>#NAME?</text:p>
          </table:table-cell>
          <table:table-cell table:style-name="ce6" office:value-type="string" calcext:value-type="string">
            <text:p>coloring-a-bord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pth-first Search, 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49" calcext:value-type="float">
            <text:p>249</text:p>
          </table:table-cell>
          <table:table-cell table:style-name="ce6" table:formula="of:=ROUND( IFERROR((( [.G1380]+ 1.9208) / ( [.G1380] + [.H1380]) - 1.96 * SQRT(([.G1380] *  [.H1380]) / ([.G1380] +  [.H1380]) + 0.9604) / ([.G1380] +  [.H1380])) / (1 + 3.8416 / ([.G1380] +  [.H1380]));0); 5) * 100" office:value-type="float" office:value="26.286" calcext:value-type="float">
            <text:p>26.2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1-bit and 2-bit Characters</text:p>
          </table:table-cell>
          <table:table-cell table:style-name="ce4" table:formula="of:=HYPERLINK( concat(&quot;https://leetcode.com/problems/&quot;; [.D1381]); [.B1381])" office:value-type="string" office:string-value="" calcext:value-type="error">
            <text:p>#NAME?</text:p>
          </table:table-cell>
          <table:table-cell table:style-name="ce6" office:value-type="string" calcext:value-type="string">
            <text:p>1-bit-and-2-bit-character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float" office:value="1029" calcext:value-type="float">
            <text:p>1029</text:p>
          </table:table-cell>
          <table:table-cell table:style-name="ce6" table:formula="of:=ROUND( IFERROR((( [.G1381]+ 1.9208) / ( [.G1381] + [.H1381]) - 1.96 * SQRT(([.G1381] *  [.H1381]) / ([.G1381] +  [.H1381]) + 0.9604) / ([.G1381] +  [.H1381])) / (1 + 3.8416 / ([.G1381] +  [.H1381]));0); 5) * 100" office:value-type="float" office:value="26.17" calcext:value-type="float">
            <text:p>26.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37" calcext:value-type="float">
            <text:p>1037</text:p>
          </table:table-cell>
          <table:table-cell table:style-name="ce2" office:value-type="string" calcext:value-type="string">
            <text:p>Valid Boomerang</text:p>
          </table:table-cell>
          <table:table-cell table:style-name="ce4" table:formula="of:=HYPERLINK( concat(&quot;https://leetcode.com/problems/&quot;; [.D1382]); [.B1382])" office:value-type="string" office:string-value="" calcext:value-type="error">
            <text:p>#NAME?</text:p>
          </table:table-cell>
          <table:table-cell table:style-name="ce6" office:value-type="string" calcext:value-type="string">
            <text:p>valid-boomerang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226" calcext:value-type="float">
            <text:p>226</text:p>
          </table:table-cell>
          <table:table-cell table:style-name="ce6" table:formula="of:=ROUND( IFERROR((( [.G1382]+ 1.9208) / ( [.G1382] + [.H1382]) - 1.96 * SQRT(([.G1382] *  [.H1382]) / ([.G1382] +  [.H1382]) + 0.9604) / ([.G1382] +  [.H1382])) / (1 + 3.8416 / ([.G1382] +  [.H1382]));0); 5) * 100" office:value-type="float" office:value="26.125" calcext:value-type="float">
            <text:p>26.12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Water and Jug Problem</text:p>
          </table:table-cell>
          <table:table-cell table:style-name="ce4" table:formula="of:=HYPERLINK( concat(&quot;https://leetcode.com/problems/&quot;; [.D1383]); [.B1383])" office:value-type="string" office:string-value="" calcext:value-type="error">
            <text:p>#NAME?</text:p>
          </table:table-cell>
          <table:table-cell table:style-name="ce6" office:value-type="string" calcext:value-type="string">
            <text:p>water-and-jug-proble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299" calcext:value-type="float">
            <text:p>299</text:p>
          </table:table-cell>
          <table:table-cell table:style-name="ce6" office:value-type="float" office:value="743" calcext:value-type="float">
            <text:p>743</text:p>
          </table:table-cell>
          <table:table-cell table:style-name="ce6" table:formula="of:=ROUND( IFERROR((( [.G1383]+ 1.9208) / ( [.G1383] + [.H1383]) - 1.96 * SQRT(([.G1383] *  [.H1383]) / ([.G1383] +  [.H1383]) + 0.9604) / ([.G1383] +  [.H1383])) / (1 + 3.8416 / ([.G1383] +  [.H1383]));0); 5) * 100" office:value-type="float" office:value="26.03" calcext:value-type="float">
            <text:p>26.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Unpopular Books</text:p>
          </table:table-cell>
          <table:table-cell table:style-name="ce4" table:formula="of:=HYPERLINK( concat(&quot;https://leetcode.com/problems/&quot;; [.D1384]); [.B1384])" office:value-type="string" office:string-value="" calcext:value-type="error">
            <text:p>#NAME?</text:p>
          </table:table-cell>
          <table:table-cell table:style-name="ce6" office:value-type="string" calcext:value-type="string">
            <text:p>unpopular-books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51" calcext:value-type="float">
            <text:p>51</text:p>
          </table:table-cell>
          <table:table-cell table:style-name="ce6" office:value-type="float" office:value="106" calcext:value-type="float">
            <text:p>106</text:p>
          </table:table-cell>
          <table:table-cell table:style-name="ce6" table:formula="of:=ROUND( IFERROR((( [.G1384]+ 1.9208) / ( [.G1384] + [.H1384]) - 1.96 * SQRT(([.G1384] *  [.H1384]) / ([.G1384] +  [.H1384]) + 0.9604) / ([.G1384] +  [.H1384])) / (1 + 3.8416 / ([.G1384] +  [.H1384]));0); 5) * 100" office:value-type="float" office:value="25.653" calcext:value-type="float">
            <text:p>25.65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13" calcext:value-type="float">
            <text:p>1313</text:p>
          </table:table-cell>
          <table:table-cell table:style-name="ce2" office:value-type="string" calcext:value-type="string">
            <text:p>Decompress Run-Length Encoded List</text:p>
          </table:table-cell>
          <table:table-cell table:style-name="ce4" table:formula="of:=HYPERLINK( concat(&quot;https://leetcode.com/problems/&quot;; [.D1385]); [.B1385])" office:value-type="string" office:string-value="" calcext:value-type="error">
            <text:p>#NAME?</text:p>
          </table:table-cell>
          <table:table-cell table:style-name="ce6" office:value-type="string" calcext:value-type="string">
            <text:p>decompress-run-length-encoded-list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522" calcext:value-type="float">
            <text:p>522</text:p>
          </table:table-cell>
          <table:table-cell table:style-name="ce6" table:formula="of:=ROUND( IFERROR((( [.G1385]+ 1.9208) / ( [.G1385] + [.H1385]) - 1.96 * SQRT(([.G1385] *  [.H1385]) / ([.G1385] +  [.H1385]) + 0.9604) / ([.G1385] +  [.H1385])) / (1 + 3.8416 / ([.G1385] +  [.H1385]));0); 5) * 100" office:value-type="float" office:value="25.625" calcext:value-type="float">
            <text:p>25.62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81" calcext:value-type="float">
            <text:p>1181</text:p>
          </table:table-cell>
          <table:table-cell table:style-name="ce2" office:value-type="string" calcext:value-type="string">
            <text:p>Before and After Puzzle</text:p>
          </table:table-cell>
          <table:table-cell table:style-name="ce4" table:formula="of:=HYPERLINK( concat(&quot;https://leetcode.com/problems/&quot;; [.D1386]); [.B1386])" office:value-type="string" office:string-value="" calcext:value-type="error">
            <text:p>#NAME?</text:p>
          </table:table-cell>
          <table:table-cell table:style-name="ce6" office:value-type="string" calcext:value-type="string">
            <text:p>before-and-after-puzzl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19" calcext:value-type="float">
            <text:p>119</text:p>
          </table:table-cell>
          <table:table-cell table:style-name="ce6" table:formula="of:=ROUND( IFERROR((( [.G1386]+ 1.9208) / ( [.G1386] + [.H1386]) - 1.96 * SQRT(([.G1386] *  [.H1386]) / ([.G1386] +  [.H1386]) + 0.9604) / ([.G1386] +  [.H1386])) / (1 + 3.8416 / ([.G1386] +  [.H1386]));0); 5) * 100" office:value-type="float" office:value="25.539" calcext:value-type="float">
            <text:p>25.5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ZigZag Conversion</text:p>
          </table:table-cell>
          <table:table-cell table:style-name="ce4" table:formula="of:=HYPERLINK( concat(&quot;https://leetcode.com/problems/&quot;; [.D1387]); [.B1387])" office:value-type="string" office:string-value="" calcext:value-type="error">
            <text:p>#NAME?</text:p>
          </table:table-cell>
          <table:table-cell table:style-name="ce6" office:value-type="string" calcext:value-type="string">
            <text:p>zigzag-convers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1669" calcext:value-type="float">
            <text:p>1669</text:p>
          </table:table-cell>
          <table:table-cell table:style-name="ce6" office:value-type="float" office:value="4603" calcext:value-type="float">
            <text:p>4603</text:p>
          </table:table-cell>
          <table:table-cell table:style-name="ce6" table:formula="of:=ROUND( IFERROR((( [.G1387]+ 1.9208) / ( [.G1387] + [.H1387]) - 1.96 * SQRT(([.G1387] *  [.H1387]) / ([.G1387] +  [.H1387]) + 0.9604) / ([.G1387] +  [.H1387])) / (1 + 3.8416 / ([.G1387] +  [.H1387]));0); 5) * 100" office:value-type="float" office:value="25.531" calcext:value-type="float">
            <text:p>25.53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Nim Game</text:p>
          </table:table-cell>
          <table:table-cell table:style-name="ce4" table:formula="of:=HYPERLINK( concat(&quot;https://leetcode.com/problems/&quot;; [.D1388]); [.B1388])" office:value-type="string" office:string-value="" calcext:value-type="error">
            <text:p>#NAME?</text:p>
          </table:table-cell>
          <table:table-cell table:style-name="ce6" office:value-type="string" calcext:value-type="string">
            <text:p>nim-gam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Brainteaser, Minimax, </text:p>
          </table:table-cell>
          <table:table-cell table:style-name="ce6" office:value-type="float" office:value="610" calcext:value-type="float">
            <text:p>610</text:p>
          </table:table-cell>
          <table:table-cell table:style-name="ce6" office:value-type="float" office:value="1623" calcext:value-type="float">
            <text:p>1623</text:p>
          </table:table-cell>
          <table:table-cell table:style-name="ce6" table:formula="of:=ROUND( IFERROR((( [.G1388]+ 1.9208) / ( [.G1388] + [.H1388]) - 1.96 * SQRT(([.G1388] *  [.H1388]) / ([.G1388] +  [.H1388]) + 0.9604) / ([.G1388] +  [.H1388])) / (1 + 3.8416 / ([.G1388] +  [.H1388]));0); 5) * 100" office:value-type="float" office:value="25.509" calcext:value-type="float">
            <text:p>25.50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Integer to English Words</text:p>
          </table:table-cell>
          <table:table-cell table:style-name="ce4" table:formula="of:=HYPERLINK( concat(&quot;https://leetcode.com/problems/&quot;; [.D1389]); [.B1389])" office:value-type="string" office:string-value="" calcext:value-type="error">
            <text:p>#NAME?</text:p>
          </table:table-cell>
          <table:table-cell table:style-name="ce6" office:value-type="string" calcext:value-type="string">
            <text:p>integer-to-english-word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String, </text:p>
          </table:table-cell>
          <table:table-cell table:style-name="ce6" office:value-type="float" office:value="1006" calcext:value-type="float">
            <text:p>1006</text:p>
          </table:table-cell>
          <table:table-cell table:style-name="ce6" office:value-type="float" office:value="2735" calcext:value-type="float">
            <text:p>2735</text:p>
          </table:table-cell>
          <table:table-cell table:style-name="ce6" table:formula="of:=ROUND( IFERROR((( [.G1389]+ 1.9208) / ( [.G1389] + [.H1389]) - 1.96 * SQRT(([.G1389] *  [.H1389]) / ([.G1389] +  [.H1389]) + 0.9604) / ([.G1389] +  [.H1389])) / (1 + 3.8416 / ([.G1389] +  [.H1389]));0); 5) * 100" office:value-type="float" office:value="25.495" calcext:value-type="float">
            <text:p>25.4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Valid Phone Numbers</text:p>
          </table:table-cell>
          <table:table-cell table:style-name="ce4" table:formula="of:=HYPERLINK( concat(&quot;https://leetcode.com/problems/&quot;; [.D1390]); [.B1390])" office:value-type="string" office:string-value="" calcext:value-type="error">
            <text:p>#NAME?</text:p>
          </table:table-cell>
          <table:table-cell table:style-name="ce6" office:value-type="string" calcext:value-type="string">
            <text:p>valid-phone-numbers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382" calcext:value-type="float">
            <text:p>382</text:p>
          </table:table-cell>
          <table:table-cell table:style-name="ce6" table:formula="of:=ROUND( IFERROR((( [.G1390]+ 1.9208) / ( [.G1390] + [.H1390]) - 1.96 * SQRT(([.G1390] *  [.H1390]) / ([.G1390] +  [.H1390]) + 0.9604) / ([.G1390] +  [.H1390])) / (1 + 3.8416 / ([.G1390] +  [.H1390]));0); 5) * 100" office:value-type="float" office:value="25.322" calcext:value-type="float">
            <text:p>25.32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Expressive Words</text:p>
          </table:table-cell>
          <table:table-cell table:style-name="ce4" table:formula="of:=HYPERLINK( concat(&quot;https://leetcode.com/problems/&quot;; [.D1391]); [.B1391])" office:value-type="string" office:string-value="" calcext:value-type="error">
            <text:p>#NAME?</text:p>
          </table:table-cell>
          <table:table-cell table:style-name="ce6" office:value-type="string" calcext:value-type="string">
            <text:p>expressive-word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783" calcext:value-type="float">
            <text:p>783</text:p>
          </table:table-cell>
          <table:table-cell table:style-name="ce6" table:formula="of:=ROUND( IFERROR((( [.G1391]+ 1.9208) / ( [.G1391] + [.H1391]) - 1.96 * SQRT(([.G1391] *  [.H1391]) / ([.G1391] +  [.H1391]) + 0.9604) / ([.G1391] +  [.H1391])) / (1 + 3.8416 / ([.G1391] +  [.H1391]));0); 5) * 100" office:value-type="float" office:value="25.118" calcext:value-type="float">
            <text:p>25.1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15" calcext:value-type="float">
            <text:p>1015</text:p>
          </table:table-cell>
          <table:table-cell table:style-name="ce2" office:value-type="string" calcext:value-type="string">
            <text:p>Smallest Integer Divisible by K</text:p>
          </table:table-cell>
          <table:table-cell table:style-name="ce4" table:formula="of:=HYPERLINK( concat(&quot;https://leetcode.com/problems/&quot;; [.D1392]); [.B1392])" office:value-type="string" office:string-value="" calcext:value-type="error">
            <text:p>#NAME?</text:p>
          </table:table-cell>
          <table:table-cell table:style-name="ce6" office:value-type="string" calcext:value-type="string">
            <text:p>smallest-integer-divisible-by-k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50" calcext:value-type="float">
            <text:p>250</text:p>
          </table:table-cell>
          <table:table-cell table:style-name="ce6" table:formula="of:=ROUND( IFERROR((( [.G1392]+ 1.9208) / ( [.G1392] + [.H1392]) - 1.96 * SQRT(([.G1392] *  [.H1392]) / ([.G1392] +  [.H1392]) + 0.9604) / ([.G1392] +  [.H1392])) / (1 + 3.8416 / ([.G1392] +  [.H1392]));0); 5) * 100" office:value-type="float" office:value="25.069" calcext:value-type="float">
            <text:p>25.06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Self Crossing</text:p>
          </table:table-cell>
          <table:table-cell table:style-name="ce4" table:formula="of:=HYPERLINK( concat(&quot;https://leetcode.com/problems/&quot;; [.D1393]); [.B1393])" office:value-type="string" office:string-value="" calcext:value-type="error">
            <text:p>#NAME?</text:p>
          </table:table-cell>
          <table:table-cell table:style-name="ce6" office:value-type="string" calcext:value-type="string">
            <text:p>self-crossing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339" calcext:value-type="float">
            <text:p>339</text:p>
          </table:table-cell>
          <table:table-cell table:style-name="ce6" table:formula="of:=ROUND( IFERROR((( [.G1393]+ 1.9208) / ( [.G1393] + [.H1393]) - 1.96 * SQRT(([.G1393] *  [.H1393]) / ([.G1393] +  [.H1393]) + 0.9604) / ([.G1393] +  [.H1393])) / (1 + 3.8416 / ([.G1393] +  [.H1393]));0); 5) * 100" office:value-type="float" office:value="25.043" calcext:value-type="float">
            <text:p>25.04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Reverse Words in a String</text:p>
          </table:table-cell>
          <table:table-cell table:style-name="ce4" table:formula="of:=HYPERLINK( concat(&quot;https://leetcode.com/problems/&quot;; [.D1394]); [.B1394])" office:value-type="string" office:string-value="" calcext:value-type="error">
            <text:p>#NAME?</text:p>
          </table:table-cell>
          <table:table-cell table:style-name="ce6" office:value-type="string" calcext:value-type="string">
            <text:p>reverse-words-in-a-string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1019" calcext:value-type="float">
            <text:p>1019</text:p>
          </table:table-cell>
          <table:table-cell table:style-name="ce6" office:value-type="float" office:value="2846" calcext:value-type="float">
            <text:p>2846</text:p>
          </table:table-cell>
          <table:table-cell table:style-name="ce6" table:formula="of:=ROUND( IFERROR((( [.G1394]+ 1.9208) / ( [.G1394] + [.H1394]) - 1.96 * SQRT(([.G1394] *  [.H1394]) / ([.G1394] +  [.H1394]) + 0.9604) / ([.G1394] +  [.H1394])) / (1 + 3.8416 / ([.G1394] +  [.H1394]));0); 5) * 100" office:value-type="float" office:value="25" calcext:value-type="float">
            <text:p>2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table:style-name="ce2" office:value-type="string" calcext:value-type="string">
            <text:p>Linked List Components</text:p>
          </table:table-cell>
          <table:table-cell table:style-name="ce4" table:formula="of:=HYPERLINK( concat(&quot;https://leetcode.com/problems/&quot;; [.D1395]); [.B1395])" office:value-type="string" office:string-value="" calcext:value-type="error">
            <text:p>#NAME?</text:p>
          </table:table-cell>
          <table:table-cell table:style-name="ce6" office:value-type="string" calcext:value-type="string">
            <text:p>linked-list-component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Linked List, </text:p>
          </table:table-cell>
          <table:table-cell table:style-name="ce6" office:value-type="float" office:value="361" calcext:value-type="float">
            <text:p>361</text:p>
          </table:table-cell>
          <table:table-cell table:style-name="ce6" office:value-type="float" office:value="978" calcext:value-type="float">
            <text:p>978</text:p>
          </table:table-cell>
          <table:table-cell table:style-name="ce6" table:formula="of:=ROUND( IFERROR((( [.G1395]+ 1.9208) / ( [.G1395] + [.H1395]) - 1.96 * SQRT(([.G1395] *  [.H1395]) / ([.G1395] +  [.H1395]) + 0.9604) / ([.G1395] +  [.H1395])) / (1 + 3.8416 / ([.G1395] +  [.H1395]));0); 5) * 100" office:value-type="float" office:value="24.652" calcext:value-type="float">
            <text:p>24.65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28" calcext:value-type="float">
            <text:p>528</text:p>
          </table:table-cell>
          <table:table-cell table:style-name="ce2" office:value-type="string" calcext:value-type="string">
            <text:p>Random Pick with Weight</text:p>
          </table:table-cell>
          <table:table-cell table:style-name="ce4" table:formula="of:=HYPERLINK( concat(&quot;https://leetcode.com/problems/&quot;; [.D1396]); [.B1396])" office:value-type="string" office:string-value="" calcext:value-type="error">
            <text:p>#NAME?</text:p>
          </table:table-cell>
          <table:table-cell table:style-name="ce6" office:value-type="string" calcext:value-type="string">
            <text:p>random-pick-with-weigh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nary Search, Random, </text:p>
          </table:table-cell>
          <table:table-cell table:style-name="ce6" office:value-type="float" office:value="771" calcext:value-type="float">
            <text:p>771</text:p>
          </table:table-cell>
          <table:table-cell table:style-name="ce6" office:value-type="float" office:value="2227" calcext:value-type="float">
            <text:p>2227</text:p>
          </table:table-cell>
          <table:table-cell table:style-name="ce6" table:formula="of:=ROUND( IFERROR((( [.G1396]+ 1.9208) / ( [.G1396] + [.H1396]) - 1.96 * SQRT(([.G1396] *  [.H1396]) / ([.G1396] +  [.H1396]) + 0.9604) / ([.G1396] +  [.H1396])) / (1 + 3.8416 / ([.G1396] +  [.H1396]));0); 5) * 100" office:value-type="float" office:value="24.184" calcext:value-type="float">
            <text:p>24.18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Divisor Game</text:p>
          </table:table-cell>
          <table:table-cell table:style-name="ce4" table:formula="of:=HYPERLINK( concat(&quot;https://leetcode.com/problems/&quot;; [.D1397]); [.B1397])" office:value-type="string" office:string-value="" calcext:value-type="error">
            <text:p>#NAME?</text:p>
          </table:table-cell>
          <table:table-cell table:style-name="ce6" office:value-type="string" calcext:value-type="string">
            <text:p>divisor-gam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Dynamic Programming, 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float" office:value="1126" calcext:value-type="float">
            <text:p>1126</text:p>
          </table:table-cell>
          <table:table-cell table:style-name="ce6" table:formula="of:=ROUND( IFERROR((( [.G1397]+ 1.9208) / ( [.G1397] + [.H1397]) - 1.96 * SQRT(([.G1397] *  [.H1397]) / ([.G1397] +  [.H1397]) + 0.9604) / ([.G1397] +  [.H1397])) / (1 + 3.8416 / ([.G1397] +  [.H1397]));0); 5) * 100" office:value-type="float" office:value="24.115" calcext:value-type="float">
            <text:p>24.11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41" calcext:value-type="float">
            <text:p>541</text:p>
          </table:table-cell>
          <table:table-cell table:style-name="ce2" office:value-type="string" calcext:value-type="string">
            <text:p>Reverse String II</text:p>
          </table:table-cell>
          <table:table-cell table:style-name="ce4" table:formula="of:=HYPERLINK( concat(&quot;https://leetcode.com/problems/&quot;; [.D1398]); [.B1398])" office:value-type="string" office:string-value="" calcext:value-type="error">
            <text:p>#NAME?</text:p>
          </table:table-cell>
          <table:table-cell table:style-name="ce6" office:value-type="string" calcext:value-type="string">
            <text:p>reverse-string-ii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425" calcext:value-type="float">
            <text:p>425</text:p>
          </table:table-cell>
          <table:table-cell table:style-name="ce6" office:value-type="float" office:value="1206" calcext:value-type="float">
            <text:p>1206</text:p>
          </table:table-cell>
          <table:table-cell table:style-name="ce6" table:formula="of:=ROUND( IFERROR((( [.G1398]+ 1.9208) / ( [.G1398] + [.H1398]) - 1.96 * SQRT(([.G1398] *  [.H1398]) / ([.G1398] +  [.H1398]) + 0.9604) / ([.G1398] +  [.H1398])) / (1 + 3.8416 / ([.G1398] +  [.H1398]));0); 5) * 100" office:value-type="float" office:value="23.985" calcext:value-type="float">
            <text:p>23.9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Power of Three</text:p>
          </table:table-cell>
          <table:table-cell table:style-name="ce4" table:formula="of:=HYPERLINK( concat(&quot;https://leetcode.com/problems/&quot;; [.D1399]); [.B1399])" office:value-type="string" office:string-value="" calcext:value-type="error">
            <text:p>#NAME?</text:p>
          </table:table-cell>
          <table:table-cell table:style-name="ce6" office:value-type="string" calcext:value-type="string">
            <text:p>power-of-thre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506" calcext:value-type="float">
            <text:p>506</text:p>
          </table:table-cell>
          <table:table-cell table:style-name="ce6" office:value-type="float" office:value="1455" calcext:value-type="float">
            <text:p>1455</text:p>
          </table:table-cell>
          <table:table-cell table:style-name="ce6" table:formula="of:=ROUND( IFERROR((( [.G1399]+ 1.9208) / ( [.G1399] + [.H1399]) - 1.96 * SQRT(([.G1399] *  [.H1399]) / ([.G1399] +  [.H1399]) + 0.9604) / ([.G1399] +  [.H1399])) / (1 + 3.8416 / ([.G1399] +  [.H1399]));0); 5) * 100" office:value-type="float" office:value="23.915" calcext:value-type="float">
            <text:p>23.91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35" calcext:value-type="float">
            <text:p>1435</text:p>
          </table:table-cell>
          <table:table-cell table:style-name="ce2" office:value-type="string" calcext:value-type="string">
            <text:p>Create a Session Bar Chart</text:p>
          </table:table-cell>
          <table:table-cell table:style-name="ce4" table:formula="of:=HYPERLINK( concat(&quot;https://leetcode.com/problems/&quot;; [.D1400]); [.B1400])" office:value-type="string" office:string-value="" calcext:value-type="error">
            <text:p>#NAME?</text:p>
          </table:table-cell>
          <table:table-cell table:style-name="ce6" office:value-type="string" calcext:value-type="string">
            <text:p>create-a-session-bar-chart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21" calcext:value-type="float">
            <text:p>21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formula="of:=ROUND( IFERROR((( [.G1400]+ 1.9208) / ( [.G1400] + [.H1400]) - 1.96 * SQRT(([.G1400] *  [.H1400]) / ([.G1400] +  [.H1400]) + 0.9604) / ([.G1400] +  [.H1400])) / (1 + 3.8416 / ([.G1400] +  [.H1400]));0); 5) * 100" office:value-type="float" office:value="23.747" calcext:value-type="float">
            <text:p>23.74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70" calcext:value-type="float">
            <text:p>1170</text:p>
          </table:table-cell>
          <table:table-cell table:style-name="ce2" office:value-type="string" calcext:value-type="string">
            <text:p>Compare Strings by Frequency of the Smallest Character</text:p>
          </table:table-cell>
          <table:table-cell table:style-name="ce4" table:formula="of:=HYPERLINK( concat(&quot;https://leetcode.com/problems/&quot;; [.D1401]); [.B1401])" office:value-type="string" office:string-value="" calcext:value-type="error">
            <text:p>#NAME?</text:p>
          </table:table-cell>
          <table:table-cell table:style-name="ce6" office:value-type="string" calcext:value-type="string">
            <text:p>compare-strings-by-frequency-of-the-smallest-charact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String, 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595" calcext:value-type="float">
            <text:p>595</text:p>
          </table:table-cell>
          <table:table-cell table:style-name="ce6" table:formula="of:=ROUND( IFERROR((( [.G1401]+ 1.9208) / ( [.G1401] + [.H1401]) - 1.96 * SQRT(([.G1401] *  [.H1401]) / ([.G1401] +  [.H1401]) + 0.9604) / ([.G1401] +  [.H1401])) / (1 + 3.8416 / ([.G1401] +  [.H1401]));0); 5) * 100" office:value-type="float" office:value="23.707" calcext:value-type="float">
            <text:p>23.70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Nth Digit</text:p>
          </table:table-cell>
          <table:table-cell table:style-name="ce4" table:formula="of:=HYPERLINK( concat(&quot;https://leetcode.com/problems/&quot;; [.D1402]); [.B1402])" office:value-type="string" office:string-value="" calcext:value-type="error">
            <text:p>#NAME?</text:p>
          </table:table-cell>
          <table:table-cell table:style-name="ce6" office:value-type="string" calcext:value-type="string">
            <text:p>nth-digi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361" calcext:value-type="float">
            <text:p>361</text:p>
          </table:table-cell>
          <table:table-cell table:style-name="ce6" office:value-type="float" office:value="1038" calcext:value-type="float">
            <text:p>1038</text:p>
          </table:table-cell>
          <table:table-cell table:style-name="ce6" table:formula="of:=ROUND( IFERROR((( [.G1402]+ 1.9208) / ( [.G1402] + [.H1402]) - 1.96 * SQRT(([.G1402] *  [.H1402]) / ([.G1402] +  [.H1402]) + 0.9604) / ([.G1402] +  [.H1402])) / (1 + 3.8416 / ([.G1402] +  [.H1402]));0); 5) * 100" office:value-type="float" office:value="23.58" calcext:value-type="float">
            <text:p>23.5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ompare Version Numbers</text:p>
          </table:table-cell>
          <table:table-cell table:style-name="ce4" table:formula="of:=HYPERLINK( concat(&quot;https://leetcode.com/problems/&quot;; [.D1403]); [.B1403])" office:value-type="string" office:string-value="" calcext:value-type="error">
            <text:p>#NAME?</text:p>
          </table:table-cell>
          <table:table-cell table:style-name="ce6" office:value-type="string" calcext:value-type="string">
            <text:p>compare-version-numbe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478" calcext:value-type="float">
            <text:p>478</text:p>
          </table:table-cell>
          <table:table-cell table:style-name="ce6" office:value-type="float" office:value="1398" calcext:value-type="float">
            <text:p>1398</text:p>
          </table:table-cell>
          <table:table-cell table:style-name="ce6" table:formula="of:=ROUND( IFERROR((( [.G1403]+ 1.9208) / ( [.G1403] + [.H1403]) - 1.96 * SQRT(([.G1403] *  [.H1403]) / ([.G1403] +  [.H1403]) + 0.9604) / ([.G1403] +  [.H1403])) / (1 + 3.8416 / ([.G1403] +  [.H1403]));0); 5) * 100" office:value-type="float" office:value="23.559" calcext:value-type="float">
            <text:p>23.55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Product Sales Analysis II</text:p>
          </table:table-cell>
          <table:table-cell table:style-name="ce4" table:formula="of:=HYPERLINK( concat(&quot;https://leetcode.com/problems/&quot;; [.D1404]); [.B1404])" office:value-type="string" office:string-value="" calcext:value-type="error">
            <text:p>#NAME?</text:p>
          </table:table-cell>
          <table:table-cell table:style-name="ce6" office:value-type="string" calcext:value-type="string">
            <text:p>product-sales-analysis-ii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23" calcext:value-type="float">
            <text:p>23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formula="of:=ROUND( IFERROR((( [.G1404]+ 1.9208) / ( [.G1404] + [.H1404]) - 1.96 * SQRT(([.G1404] *  [.H1404]) / ([.G1404] +  [.H1404]) + 0.9604) / ([.G1404] +  [.H1404])) / (1 + 3.8416 / ([.G1404] +  [.H1404]));0); 5) * 100" office:value-type="float" office:value="23.351" calcext:value-type="float">
            <text:p>23.3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Line Reflection</text:p>
          </table:table-cell>
          <table:table-cell table:style-name="ce4" table:formula="of:=HYPERLINK( concat(&quot;https://leetcode.com/problems/&quot;; [.D1405]); [.B1405])" office:value-type="string" office:string-value="" calcext:value-type="error">
            <text:p>#NAME?</text:p>
          </table:table-cell>
          <table:table-cell table:style-name="ce6" office:value-type="string" calcext:value-type="string">
            <text:p>line-reflec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Math, 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320" calcext:value-type="float">
            <text:p>320</text:p>
          </table:table-cell>
          <table:table-cell table:style-name="ce6" table:formula="of:=ROUND( IFERROR((( [.G1405]+ 1.9208) / ( [.G1405] + [.H1405]) - 1.96 * SQRT(([.G1405] *  [.H1405]) / ([.G1405] +  [.H1405]) + 0.9604) / ([.G1405] +  [.H1405])) / (1 + 3.8416 / ([.G1405] +  [.H1405]));0); 5) * 100" office:value-type="float" office:value="23.321" calcext:value-type="float">
            <text:p>23.32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2" office:value-type="string" calcext:value-type="string">
            <text:p>String Compression</text:p>
          </table:table-cell>
          <table:table-cell table:style-name="ce4" table:formula="of:=HYPERLINK( concat(&quot;https://leetcode.com/problems/&quot;; [.D1406]); [.B1406])" office:value-type="string" office:string-value="" calcext:value-type="error">
            <text:p>#NAME?</text:p>
          </table:table-cell>
          <table:table-cell table:style-name="ce6" office:value-type="string" calcext:value-type="string">
            <text:p>string-compression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779" calcext:value-type="float">
            <text:p>779</text:p>
          </table:table-cell>
          <table:table-cell table:style-name="ce6" office:value-type="float" office:value="2363" calcext:value-type="float">
            <text:p>2363</text:p>
          </table:table-cell>
          <table:table-cell table:style-name="ce6" table:formula="of:=ROUND( IFERROR((( [.G1406]+ 1.9208) / ( [.G1406] + [.H1406]) - 1.96 * SQRT(([.G1406] *  [.H1406]) / ([.G1406] +  [.H1406]) + 0.9604) / ([.G1406] +  [.H1406])) / (1 + 3.8416 / ([.G1406] +  [.H1406]));0); 5) * 100" office:value-type="float" office:value="23.315" calcext:value-type="float">
            <text:p>23.31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66" calcext:value-type="float">
            <text:p>866</text:p>
          </table:table-cell>
          <table:table-cell table:style-name="ce2" office:value-type="string" calcext:value-type="string">
            <text:p>Prime Palindrome</text:p>
          </table:table-cell>
          <table:table-cell table:style-name="ce4" table:formula="of:=HYPERLINK( concat(&quot;https://leetcode.com/problems/&quot;; [.D1407]); [.B1407])" office:value-type="string" office:string-value="" calcext:value-type="error">
            <text:p>#NAME?</text:p>
          </table:table-cell>
          <table:table-cell table:style-name="ce6" office:value-type="string" calcext:value-type="string">
            <text:p>prime-palindrom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533" calcext:value-type="float">
            <text:p>533</text:p>
          </table:table-cell>
          <table:table-cell table:style-name="ce6" table:formula="of:=ROUND( IFERROR((( [.G1407]+ 1.9208) / ( [.G1407] + [.H1407]) - 1.96 * SQRT(([.G1407] *  [.H1407]) / ([.G1407] +  [.H1407]) + 0.9604) / ([.G1407] +  [.H1407])) / (1 + 3.8416 / ([.G1407] +  [.H1407]));0); 5) * 100" office:value-type="float" office:value="23.302" calcext:value-type="float">
            <text:p>23.30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59" calcext:value-type="float">
            <text:p>1459</text:p>
          </table:table-cell>
          <table:table-cell table:style-name="ce2" office:value-type="string" calcext:value-type="string">
            <text:p>Rectangles Area</text:p>
          </table:table-cell>
          <table:table-cell table:style-name="ce4" table:formula="of:=HYPERLINK( concat(&quot;https://leetcode.com/problems/&quot;; [.D1408]); [.B1408])" office:value-type="string" office:string-value="" calcext:value-type="error">
            <text:p>#NAME?</text:p>
          </table:table-cell>
          <table:table-cell table:style-name="ce6" office:value-type="string" calcext:value-type="string">
            <text:p>rectangles-area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9" calcext:value-type="float">
            <text:p>9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ROUND( IFERROR((( [.G1408]+ 1.9208) / ( [.G1408] + [.H1408]) - 1.96 * SQRT(([.G1408] *  [.H1408]) / ([.G1408] +  [.H1408]) + 0.9604) / ([.G1408] +  [.H1408])) / (1 + 3.8416 / ([.G1408] +  [.H1408]));0); 5) * 100" office:value-type="float" office:value="23.256" calcext:value-type="float">
            <text:p>23.25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Remove Comments</text:p>
          </table:table-cell>
          <table:table-cell table:style-name="ce4" table:formula="of:=HYPERLINK( concat(&quot;https://leetcode.com/problems/&quot;; [.D1409]); [.B1409])" office:value-type="string" office:string-value="" calcext:value-type="error">
            <text:p>#NAME?</text:p>
          </table:table-cell>
          <table:table-cell table:style-name="ce6" office:value-type="string" calcext:value-type="string">
            <text:p>remove-comment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843" calcext:value-type="float">
            <text:p>843</text:p>
          </table:table-cell>
          <table:table-cell table:style-name="ce6" table:formula="of:=ROUND( IFERROR((( [.G1409]+ 1.9208) / ( [.G1409] + [.H1409]) - 1.96 * SQRT(([.G1409] *  [.H1409]) / ([.G1409] +  [.H1409]) + 0.9604) / ([.G1409] +  [.H1409])) / (1 + 3.8416 / ([.G1409] +  [.H1409]));0); 5) * 100" office:value-type="float" office:value="23.076" calcext:value-type="float">
            <text:p>23.07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37" calcext:value-type="float">
            <text:p>937</text:p>
          </table:table-cell>
          <table:table-cell table:style-name="ce2" office:value-type="string" calcext:value-type="string">
            <text:p>Reorder Data in Log Files</text:p>
          </table:table-cell>
          <table:table-cell table:style-name="ce4" table:formula="of:=HYPERLINK( concat(&quot;https://leetcode.com/problems/&quot;; [.D1410]); [.B1410])" office:value-type="string" office:string-value="" calcext:value-type="error">
            <text:p>#NAME?</text:p>
          </table:table-cell>
          <table:table-cell table:style-name="ce6" office:value-type="string" calcext:value-type="string">
            <text:p>reorder-data-in-log-file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608" calcext:value-type="float">
            <text:p>608</text:p>
          </table:table-cell>
          <table:table-cell table:style-name="ce6" office:value-type="float" office:value="1851" calcext:value-type="float">
            <text:p>1851</text:p>
          </table:table-cell>
          <table:table-cell table:style-name="ce6" table:formula="of:=ROUND( IFERROR((( [.G1410]+ 1.9208) / ( [.G1410] + [.H1410]) - 1.96 * SQRT(([.G1410] *  [.H1410]) / ([.G1410] +  [.H1410]) + 0.9604) / ([.G1410] +  [.H1410])) / (1 + 3.8416 / ([.G1410] +  [.H1410]));0); 5) * 100" office:value-type="float" office:value="23.061" calcext:value-type="float">
            <text:p>23.06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table:style-name="ce2" office:value-type="string" calcext:value-type="string">
            <text:p>Array Partition I</text:p>
          </table:table-cell>
          <table:table-cell table:style-name="ce4" table:formula="of:=HYPERLINK( concat(&quot;https://leetcode.com/problems/&quot;; [.D1411]); [.B1411])" office:value-type="string" office:string-value="" calcext:value-type="error">
            <text:p>#NAME?</text:p>
          </table:table-cell>
          <table:table-cell table:style-name="ce6" office:value-type="string" calcext:value-type="string">
            <text:p>array-partition-i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805" calcext:value-type="float">
            <text:p>805</text:p>
          </table:table-cell>
          <table:table-cell table:style-name="ce6" office:value-type="float" office:value="2484" calcext:value-type="float">
            <text:p>2484</text:p>
          </table:table-cell>
          <table:table-cell table:style-name="ce6" table:formula="of:=ROUND( IFERROR((( [.G1411]+ 1.9208) / ( [.G1411] + [.H1411]) - 1.96 * SQRT(([.G1411] *  [.H1411]) / ([.G1411] +  [.H1411]) + 0.9604) / ([.G1411] +  [.H1411])) / (1 + 3.8416 / ([.G1411] +  [.H1411]));0); 5) * 100" office:value-type="float" office:value="23.036" calcext:value-type="float">
            <text:p>23.03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11" calcext:value-type="float">
            <text:p>1211</text:p>
          </table:table-cell>
          <table:table-cell table:style-name="ce2" office:value-type="string" calcext:value-type="string">
            <text:p>Queries Quality and Percentage</text:p>
          </table:table-cell>
          <table:table-cell table:style-name="ce4" table:formula="of:=HYPERLINK( concat(&quot;https://leetcode.com/problems/&quot;; [.D1412]); [.B1412])" office:value-type="string" office:string-value="" calcext:value-type="error">
            <text:p>#NAME?</text:p>
          </table:table-cell>
          <table:table-cell table:style-name="ce6" office:value-type="string" calcext:value-type="string">
            <text:p>queries-quality-and-percentage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28" calcext:value-type="float">
            <text:p>28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formula="of:=ROUND( IFERROR((( [.G1412]+ 1.9208) / ( [.G1412] + [.H1412]) - 1.96 * SQRT(([.G1412] *  [.H1412]) / ([.G1412] +  [.H1412]) + 0.9604) / ([.G1412] +  [.H1412])) / (1 + 3.8416 / ([.G1412] +  [.H1412]));0); 5) * 100" office:value-type="float" office:value="23.022" calcext:value-type="float">
            <text:p>23.02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Student Attendance Record I</text:p>
          </table:table-cell>
          <table:table-cell table:style-name="ce4" table:formula="of:=HYPERLINK( concat(&quot;https://leetcode.com/problems/&quot;; [.D1413]); [.B1413])" office:value-type="string" office:string-value="" calcext:value-type="error">
            <text:p>#NAME?</text:p>
          </table:table-cell>
          <table:table-cell table:style-name="ce6" office:value-type="string" calcext:value-type="string">
            <text:p>student-attendance-record-i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281" calcext:value-type="float">
            <text:p>281</text:p>
          </table:table-cell>
          <table:table-cell table:style-name="ce6" office:value-type="float" office:value="821" calcext:value-type="float">
            <text:p>821</text:p>
          </table:table-cell>
          <table:table-cell table:style-name="ce6" table:formula="of:=ROUND( IFERROR((( [.G1413]+ 1.9208) / ( [.G1413] + [.H1413]) - 1.96 * SQRT(([.G1413] *  [.H1413]) / ([.G1413] +  [.H1413]) + 0.9604) / ([.G1413] +  [.H1413])) / (1 + 3.8416 / ([.G1413] +  [.H1413]));0); 5) * 100" office:value-type="float" office:value="23.014" calcext:value-type="float">
            <text:p>23.01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Classes More Than 5 Students</text:p>
          </table:table-cell>
          <table:table-cell table:style-name="ce4" table:formula="of:=HYPERLINK( concat(&quot;https://leetcode.com/problems/&quot;; [.D1414]); [.B1414])" office:value-type="string" office:string-value="" calcext:value-type="error">
            <text:p>#NAME?</text:p>
          </table:table-cell>
          <table:table-cell table:style-name="ce6" office:value-type="string" calcext:value-type="string">
            <text:p>classes-more-than-5-students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619" calcext:value-type="float">
            <text:p>619</text:p>
          </table:table-cell>
          <table:table-cell table:style-name="ce6" table:formula="of:=ROUND( IFERROR((( [.G1414]+ 1.9208) / ( [.G1414] + [.H1414]) - 1.96 * SQRT(([.G1414] *  [.H1414]) / ([.G1414] +  [.H1414]) + 0.9604) / ([.G1414] +  [.H1414])) / (1 + 3.8416 / ([.G1414] +  [.H1414]));0); 5) * 100" office:value-type="float" office:value="23.013" calcext:value-type="float">
            <text:p>23.01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90" calcext:value-type="float">
            <text:p>1090</text:p>
          </table:table-cell>
          <table:table-cell table:style-name="ce2" office:value-type="string" calcext:value-type="string">
            <text:p>Largest Values From Labels</text:p>
          </table:table-cell>
          <table:table-cell table:style-name="ce4" table:formula="of:=HYPERLINK( concat(&quot;https://leetcode.com/problems/&quot;; [.D1415]); [.B1415])" office:value-type="string" office:string-value="" calcext:value-type="error">
            <text:p>#NAME?</text:p>
          </table:table-cell>
          <table:table-cell table:style-name="ce6" office:value-type="string" calcext:value-type="string">
            <text:p>largest-values-from-label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Greedy, 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306" calcext:value-type="float">
            <text:p>306</text:p>
          </table:table-cell>
          <table:table-cell table:style-name="ce6" table:formula="of:=ROUND( IFERROR((( [.G1415]+ 1.9208) / ( [.G1415] + [.H1415]) - 1.96 * SQRT(([.G1415] *  [.H1415]) / ([.G1415] +  [.H1415]) + 0.9604) / ([.G1415] +  [.H1415])) / (1 + 3.8416 / ([.G1415] +  [.H1415]));0); 5) * 100" office:value-type="float" office:value="22.774" calcext:value-type="float">
            <text:p>22.77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53" calcext:value-type="float">
            <text:p>1453</text:p>
          </table:table-cell>
          <table:table-cell table:style-name="ce2" office:value-type="string" calcext:value-type="string">
            <text:p>Maximum Number of Darts Inside of a Circular Dartboard</text:p>
          </table:table-cell>
          <table:table-cell table:style-name="ce4" table:formula="of:=HYPERLINK( concat(&quot;https://leetcode.com/problems/&quot;; [.D1416]); [.B1416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number-of-darts-inside-of-a-circular-dartboard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Geometry, 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76" calcext:value-type="float">
            <text:p>176</text:p>
          </table:table-cell>
          <table:table-cell table:style-name="ce6" table:formula="of:=ROUND( IFERROR((( [.G1416]+ 1.9208) / ( [.G1416] + [.H1416]) - 1.96 * SQRT(([.G1416] *  [.H1416]) / ([.G1416] +  [.H1416]) + 0.9604) / ([.G1416] +  [.H1416])) / (1 + 3.8416 / ([.G1416] +  [.H1416]));0); 5) * 100" office:value-type="float" office:value="22.619" calcext:value-type="float">
            <text:p>22.6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2" office:value-type="string" calcext:value-type="string">
            <text:p>Convex Polygon</text:p>
          </table:table-cell>
          <table:table-cell table:style-name="ce4" table:formula="of:=HYPERLINK( concat(&quot;https://leetcode.com/problems/&quot;; [.D1417]); [.B1417])" office:value-type="string" office:string-value="" calcext:value-type="error">
            <text:p>#NAME?</text:p>
          </table:table-cell>
          <table:table-cell table:style-name="ce6" office:value-type="string" calcext:value-type="string">
            <text:p>convex-polyg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87" calcext:value-type="float">
            <text:p>187</text:p>
          </table:table-cell>
          <table:table-cell table:style-name="ce6" table:formula="of:=ROUND( IFERROR((( [.G1417]+ 1.9208) / ( [.G1417] + [.H1417]) - 1.96 * SQRT(([.G1417] *  [.H1417]) / ([.G1417] +  [.H1417]) + 0.9604) / ([.G1417] +  [.H1417])) / (1 + 3.8416 / ([.G1417] +  [.H1417]));0); 5) * 100" office:value-type="float" office:value="22.43" calcext:value-type="float">
            <text:p>22.4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Flip Game</text:p>
          </table:table-cell>
          <table:table-cell table:style-name="ce4" table:formula="of:=HYPERLINK( concat(&quot;https://leetcode.com/problems/&quot;; [.D1418]); [.B1418])" office:value-type="string" office:string-value="" calcext:value-type="error">
            <text:p>#NAME?</text:p>
          </table:table-cell>
          <table:table-cell table:style-name="ce6" office:value-type="string" calcext:value-type="string">
            <text:p>flip-gam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76" calcext:value-type="float">
            <text:p>276</text:p>
          </table:table-cell>
          <table:table-cell table:style-name="ce6" table:formula="of:=ROUND( IFERROR((( [.G1418]+ 1.9208) / ( [.G1418] + [.H1418]) - 1.96 * SQRT(([.G1418] *  [.H1418]) / ([.G1418] +  [.H1418]) + 0.9604) / ([.G1418] +  [.H1418])) / (1 + 3.8416 / ([.G1418] +  [.H1418]));0); 5) * 100" office:value-type="float" office:value="22.383" calcext:value-type="float">
            <text:p>22.38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49" calcext:value-type="float">
            <text:p>749</text:p>
          </table:table-cell>
          <table:table-cell table:style-name="ce2" office:value-type="string" calcext:value-type="string">
            <text:p>Contain Virus</text:p>
          </table:table-cell>
          <table:table-cell table:style-name="ce4" table:formula="of:=HYPERLINK( concat(&quot;https://leetcode.com/problems/&quot;; [.D1419]); [.B1419])" office:value-type="string" office:string-value="" calcext:value-type="error">
            <text:p>#NAME?</text:p>
          </table:table-cell>
          <table:table-cell table:style-name="ce6" office:value-type="string" calcext:value-type="string">
            <text:p>contain-viru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Depth-first Search, 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227" calcext:value-type="float">
            <text:p>227</text:p>
          </table:table-cell>
          <table:table-cell table:style-name="ce6" table:formula="of:=ROUND( IFERROR((( [.G1419]+ 1.9208) / ( [.G1419] + [.H1419]) - 1.96 * SQRT(([.G1419] *  [.H1419]) / ([.G1419] +  [.H1419]) + 0.9604) / ([.G1419] +  [.H1419])) / (1 + 3.8416 / ([.G1419] +  [.H1419]));0); 5) * 100" office:value-type="float" office:value="22.378" calcext:value-type="float">
            <text:p>22.37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Binary Tree Upside Down</text:p>
          </table:table-cell>
          <table:table-cell table:style-name="ce4" table:formula="of:=HYPERLINK( concat(&quot;https://leetcode.com/problems/&quot;; [.D1420]); [.B1420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tree-upside-dow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Tree, 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883" calcext:value-type="float">
            <text:p>883</text:p>
          </table:table-cell>
          <table:table-cell table:style-name="ce6" table:formula="of:=ROUND( IFERROR((( [.G1420]+ 1.9208) / ( [.G1420] + [.H1420]) - 1.96 * SQRT(([.G1420] *  [.H1420]) / ([.G1420] +  [.H1420]) + 0.9604) / ([.G1420] +  [.H1420])) / (1 + 3.8416 / ([.G1420] +  [.H1420]));0); 5) * 100" office:value-type="float" office:value="22.15" calcext:value-type="float">
            <text:p>22.1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table:style-name="ce2" office:value-type="string" calcext:value-type="string">
            <text:p>Complex Number Multiplication</text:p>
          </table:table-cell>
          <table:table-cell table:style-name="ce4" table:formula="of:=HYPERLINK( concat(&quot;https://leetcode.com/problems/&quot;; [.D1421]); [.B1421])" office:value-type="string" office:string-value="" calcext:value-type="error">
            <text:p>#NAME?</text:p>
          </table:table-cell>
          <table:table-cell table:style-name="ce6" office:value-type="string" calcext:value-type="string">
            <text:p>complex-number-multiplica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String, </text:p>
          </table:table-cell>
          <table:table-cell table:style-name="ce6" office:value-type="float" office:value="236" calcext:value-type="float">
            <text:p>236</text:p>
          </table:table-cell>
          <table:table-cell table:style-name="ce6" office:value-type="float" office:value="722" calcext:value-type="float">
            <text:p>722</text:p>
          </table:table-cell>
          <table:table-cell table:style-name="ce6" table:formula="of:=ROUND( IFERROR((( [.G1421]+ 1.9208) / ( [.G1421] + [.H1421]) - 1.96 * SQRT(([.G1421] *  [.H1421]) / ([.G1421] +  [.H1421]) + 0.9604) / ([.G1421] +  [.H1421])) / (1 + 3.8416 / ([.G1421] +  [.H1421]));0); 5) * 100" office:value-type="float" office:value="22.011" calcext:value-type="float">
            <text:p>22.01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To Lower Case</text:p>
          </table:table-cell>
          <table:table-cell table:style-name="ce4" table:formula="of:=HYPERLINK( concat(&quot;https://leetcode.com/problems/&quot;; [.D1422]); [.B1422])" office:value-type="string" office:string-value="" calcext:value-type="error">
            <text:p>#NAME?</text:p>
          </table:table-cell>
          <table:table-cell table:style-name="ce6" office:value-type="string" calcext:value-type="string">
            <text:p>to-lower-cas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479" calcext:value-type="float">
            <text:p>479</text:p>
          </table:table-cell>
          <table:table-cell table:style-name="ce6" office:value-type="float" office:value="1534" calcext:value-type="float">
            <text:p>1534</text:p>
          </table:table-cell>
          <table:table-cell table:style-name="ce6" table:formula="of:=ROUND( IFERROR((( [.G1422]+ 1.9208) / ( [.G1422] + [.H1422]) - 1.96 * SQRT(([.G1422] *  [.H1422]) / ([.G1422] +  [.H1422]) + 0.9604) / ([.G1422] +  [.H1422])) / (1 + 3.8416 / ([.G1422] +  [.H1422]));0); 5) * 100" office:value-type="float" office:value="21.986" calcext:value-type="float">
            <text:p>21.9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Transpose File</text:p>
          </table:table-cell>
          <table:table-cell table:style-name="ce4" table:formula="of:=HYPERLINK( concat(&quot;https://leetcode.com/problems/&quot;; [.D1423]); [.B1423])" office:value-type="string" office:string-value="" calcext:value-type="error">
            <text:p>#NAME?</text:p>
          </table:table-cell>
          <table:table-cell table:style-name="ce6" office:value-type="string" calcext:value-type="string">
            <text:p>transpose-file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66" calcext:value-type="float">
            <text:p>66</text:p>
          </table:table-cell>
          <table:table-cell table:style-name="ce6" office:value-type="float" office:value="179" calcext:value-type="float">
            <text:p>179</text:p>
          </table:table-cell>
          <table:table-cell table:style-name="ce6" table:formula="of:=ROUND( IFERROR((( [.G1423]+ 1.9208) / ( [.G1423] + [.H1423]) - 1.96 * SQRT(([.G1423] *  [.H1423]) / ([.G1423] +  [.H1423]) + 0.9604) / ([.G1423] +  [.H1423])) / (1 + 3.8416 / ([.G1423] +  [.H1423]));0); 5) * 100" office:value-type="float" office:value="21.771" calcext:value-type="float">
            <text:p>21.77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94" calcext:value-type="float">
            <text:p>794</text:p>
          </table:table-cell>
          <table:table-cell table:style-name="ce2" office:value-type="string" calcext:value-type="string">
            <text:p>Valid Tic-Tac-Toe State</text:p>
          </table:table-cell>
          <table:table-cell table:style-name="ce4" table:formula="of:=HYPERLINK( concat(&quot;https://leetcode.com/problems/&quot;; [.D1424]); [.B1424])" office:value-type="string" office:string-value="" calcext:value-type="error">
            <text:p>#NAME?</text:p>
          </table:table-cell>
          <table:table-cell table:style-name="ce6" office:value-type="string" calcext:value-type="string">
            <text:p>valid-tic-tac-toe-stat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Recursion, 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610" calcext:value-type="float">
            <text:p>610</text:p>
          </table:table-cell>
          <table:table-cell table:style-name="ce6" table:formula="of:=ROUND( IFERROR((( [.G1424]+ 1.9208) / ( [.G1424] + [.H1424]) - 1.96 * SQRT(([.G1424] *  [.H1424]) / ([.G1424] +  [.H1424]) + 0.9604) / ([.G1424] +  [.H1424])) / (1 + 3.8416 / ([.G1424] +  [.H1424]));0); 5) * 100" office:value-type="float" office:value="21.573" calcext:value-type="float">
            <text:p>21.57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16" calcext:value-type="float">
            <text:p>1016</text:p>
          </table:table-cell>
          <table:table-cell table:style-name="ce2" office:value-type="string" calcext:value-type="string">
            <text:p>Binary String With Substrings Representing 1 To N</text:p>
          </table:table-cell>
          <table:table-cell table:style-name="ce4" table:formula="of:=HYPERLINK( concat(&quot;https://leetcode.com/problems/&quot;; [.D1425]); [.B1425])" office:value-type="string" office:string-value="" calcext:value-type="error">
            <text:p>#NAME?</text:p>
          </table:table-cell>
          <table:table-cell table:style-name="ce6" office:value-type="string" calcext:value-type="string">
            <text:p>binary-string-with-substrings-representing-1-to-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313" calcext:value-type="float">
            <text:p>313</text:p>
          </table:table-cell>
          <table:table-cell table:style-name="ce6" table:formula="of:=ROUND( IFERROR((( [.G1425]+ 1.9208) / ( [.G1425] + [.H1425]) - 1.96 * SQRT(([.G1425] *  [.H1425]) / ([.G1425] +  [.H1425]) + 0.9604) / ([.G1425] +  [.H1425])) / (1 + 3.8416 / ([.G1425] +  [.H1425]));0); 5) * 100" office:value-type="float" office:value="21.544" calcext:value-type="float">
            <text:p>21.54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style-name="ce2" office:value-type="string" calcext:value-type="string">
            <text:p>Find the Closest Palindrome</text:p>
          </table:table-cell>
          <table:table-cell table:style-name="ce4" table:formula="of:=HYPERLINK( concat(&quot;https://leetcode.com/problems/&quot;; [.D1426]); [.B1426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the-closest-palindrom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816" calcext:value-type="float">
            <text:p>816</text:p>
          </table:table-cell>
          <table:table-cell table:style-name="ce6" table:formula="of:=ROUND( IFERROR((( [.G1426]+ 1.9208) / ( [.G1426] + [.H1426]) - 1.96 * SQRT(([.G1426] *  [.H1426]) / ([.G1426] +  [.H1426]) + 0.9604) / ([.G1426] +  [.H1426])) / (1 + 3.8416 / ([.G1426] +  [.H1426]));0); 5) * 100" office:value-type="float" office:value="21.424" calcext:value-type="float">
            <text:p>21.4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2" office:value-type="string" calcext:value-type="string">
            <text:p>HTML Entity Parser</text:p>
          </table:table-cell>
          <table:table-cell table:style-name="ce4" table:formula="of:=HYPERLINK( concat(&quot;https://leetcode.com/problems/&quot;; [.D1427]); [.B1427])" office:value-type="string" office:string-value="" calcext:value-type="error">
            <text:p>#NAME?</text:p>
          </table:table-cell>
          <table:table-cell table:style-name="ce6" office:value-type="string" calcext:value-type="string">
            <text:p>html-entity-pars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Stack, 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42" calcext:value-type="float">
            <text:p>142</text:p>
          </table:table-cell>
          <table:table-cell table:style-name="ce6" table:formula="of:=ROUND( IFERROR((( [.G1427]+ 1.9208) / ( [.G1427] + [.H1427]) - 1.96 * SQRT(([.G1427] *  [.H1427]) / ([.G1427] +  [.H1427]) + 0.9604) / ([.G1427] +  [.H1427])) / (1 + 3.8416 / ([.G1427] +  [.H1427]));0); 5) * 100" office:value-type="float" office:value="21.421" calcext:value-type="float">
            <text:p>21.42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Rotated Digits</text:p>
          </table:table-cell>
          <table:table-cell table:style-name="ce4" table:formula="of:=HYPERLINK( concat(&quot;https://leetcode.com/problems/&quot;; [.D1428]); [.B1428])" office:value-type="string" office:string-value="" calcext:value-type="error">
            <text:p>#NAME?</text:p>
          </table:table-cell>
          <table:table-cell table:style-name="ce6" office:value-type="string" calcext:value-type="string">
            <text:p>rotated-digit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339" calcext:value-type="float">
            <text:p>339</text:p>
          </table:table-cell>
          <table:table-cell table:style-name="ce6" office:value-type="float" office:value="1115" calcext:value-type="float">
            <text:p>1115</text:p>
          </table:table-cell>
          <table:table-cell table:style-name="ce6" table:formula="of:=ROUND( IFERROR((( [.G1428]+ 1.9208) / ( [.G1428] + [.H1428]) - 1.96 * SQRT(([.G1428] *  [.H1428]) / ([.G1428] +  [.H1428]) + 0.9604) / ([.G1428] +  [.H1428])) / (1 + 3.8416 / ([.G1428] +  [.H1428]));0); 5) * 100" office:value-type="float" office:value="21.214" calcext:value-type="float">
            <text:p>21.21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Number of Segments in a String</text:p>
          </table:table-cell>
          <table:table-cell table:style-name="ce4" table:formula="of:=HYPERLINK( concat(&quot;https://leetcode.com/problems/&quot;; [.D1429]); [.B1429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segments-in-a-string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731" calcext:value-type="float">
            <text:p>731</text:p>
          </table:table-cell>
          <table:table-cell table:style-name="ce6" table:formula="of:=ROUND( IFERROR((( [.G1429]+ 1.9208) / ( [.G1429] + [.H1429]) - 1.96 * SQRT(([.G1429] *  [.H1429]) / ([.G1429] +  [.H1429]) + 0.9604) / ([.G1429] +  [.H1429])) / (1 + 3.8416 / ([.G1429] +  [.H1429]));0); 5) * 100" office:value-type="float" office:value="20.8" calcext:value-type="float">
            <text:p>20.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83" calcext:value-type="float">
            <text:p>883</text:p>
          </table:table-cell>
          <table:table-cell table:style-name="ce2" office:value-type="string" calcext:value-type="string">
            <text:p>Projection Area of 3D Shapes</text:p>
          </table:table-cell>
          <table:table-cell table:style-name="ce4" table:formula="of:=HYPERLINK( concat(&quot;https://leetcode.com/problems/&quot;; [.D1430]); [.B1430])" office:value-type="string" office:string-value="" calcext:value-type="error">
            <text:p>#NAME?</text:p>
          </table:table-cell>
          <table:table-cell table:style-name="ce6" office:value-type="string" calcext:value-type="string">
            <text:p>projection-area-of-3d-shape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801" calcext:value-type="float">
            <text:p>801</text:p>
          </table:table-cell>
          <table:table-cell table:style-name="ce6" table:formula="of:=ROUND( IFERROR((( [.G1430]+ 1.9208) / ( [.G1430] + [.H1430]) - 1.96 * SQRT(([.G1430] *  [.H1430]) / ([.G1430] +  [.H1430]) + 0.9604) / ([.G1430] +  [.H1430])) / (1 + 3.8416 / ([.G1430] +  [.H1430]));0); 5) * 100" office:value-type="float" office:value="20.598" calcext:value-type="float">
            <text:p>20.59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Chalkboard XOR Game</text:p>
          </table:table-cell>
          <table:table-cell table:style-name="ce4" table:formula="of:=HYPERLINK( concat(&quot;https://leetcode.com/problems/&quot;; [.D1431]); [.B1431])" office:value-type="string" office:string-value="" calcext:value-type="error">
            <text:p>#NAME?</text:p>
          </table:table-cell>
          <table:table-cell table:style-name="ce6" office:value-type="string" calcext:value-type="string">
            <text:p>chalkboard-xor-game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77" calcext:value-type="float">
            <text:p>177</text:p>
          </table:table-cell>
          <table:table-cell table:style-name="ce6" table:formula="of:=ROUND( IFERROR((( [.G1431]+ 1.9208) / ( [.G1431] + [.H1431]) - 1.96 * SQRT(([.G1431] *  [.H1431]) / ([.G1431] +  [.H1431]) + 0.9604) / ([.G1431] +  [.H1431])) / (1 + 3.8416 / ([.G1431] +  [.H1431]));0); 5) * 100" office:value-type="float" office:value="20.501" calcext:value-type="float">
            <text:p>20.5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Mini Parser</text:p>
          </table:table-cell>
          <table:table-cell table:style-name="ce4" table:formula="of:=HYPERLINK( concat(&quot;https://leetcode.com/problems/&quot;; [.D1432]); [.B1432])" office:value-type="string" office:string-value="" calcext:value-type="error">
            <text:p>#NAME?</text:p>
          </table:table-cell>
          <table:table-cell table:style-name="ce6" office:value-type="string" calcext:value-type="string">
            <text:p>mini-pars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Stack, </text:p>
          </table:table-cell>
          <table:table-cell table:style-name="ce6" office:value-type="float" office:value="242" calcext:value-type="float">
            <text:p>242</text:p>
          </table:table-cell>
          <table:table-cell table:style-name="ce6" office:value-type="float" office:value="819" calcext:value-type="float">
            <text:p>819</text:p>
          </table:table-cell>
          <table:table-cell table:style-name="ce6" table:formula="of:=ROUND( IFERROR((( [.G1432]+ 1.9208) / ( [.G1432] + [.H1432]) - 1.96 * SQRT(([.G1432] *  [.H1432]) / ([.G1432] +  [.H1432]) + 0.9604) / ([.G1432] +  [.H1432])) / (1 + 3.8416 / ([.G1432] +  [.H1432]));0); 5) * 100" office:value-type="float" office:value="20.385" calcext:value-type="float">
            <text:p>20.3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Super Pow</text:p>
          </table:table-cell>
          <table:table-cell table:style-name="ce4" table:formula="of:=HYPERLINK( concat(&quot;https://leetcode.com/problems/&quot;; [.D1433]); [.B1433])" office:value-type="string" office:string-value="" calcext:value-type="error">
            <text:p>#NAME?</text:p>
          </table:table-cell>
          <table:table-cell table:style-name="ce6" office:value-type="string" calcext:value-type="string">
            <text:p>super-pow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755" calcext:value-type="float">
            <text:p>755</text:p>
          </table:table-cell>
          <table:table-cell table:style-name="ce6" table:formula="of:=ROUND( IFERROR((( [.G1433]+ 1.9208) / ( [.G1433] + [.H1433]) - 1.96 * SQRT(([.G1433] *  [.H1433]) / ([.G1433] +  [.H1433]) + 0.9604) / ([.G1433] +  [.H1433])) / (1 + 3.8416 / ([.G1433] +  [.H1433]));0); 5) * 100" office:value-type="float" office:value="20.282" calcext:value-type="float">
            <text:p>20.28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2" office:value-type="string" calcext:value-type="string">
            <text:p>Reconstruct Original Digits from English</text:p>
          </table:table-cell>
          <table:table-cell table:style-name="ce4" table:formula="of:=HYPERLINK( concat(&quot;https://leetcode.com/problems/&quot;; [.D1434]); [.B1434])" office:value-type="string" office:string-value="" calcext:value-type="error">
            <text:p>#NAME?</text:p>
          </table:table-cell>
          <table:table-cell table:style-name="ce6" office:value-type="string" calcext:value-type="string">
            <text:p>reconstruct-original-digits-from-english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558" calcext:value-type="float">
            <text:p>558</text:p>
          </table:table-cell>
          <table:table-cell table:style-name="ce6" table:formula="of:=ROUND( IFERROR((( [.G1434]+ 1.9208) / ( [.G1434] + [.H1434]) - 1.96 * SQRT(([.G1434] *  [.H1434]) / ([.G1434] +  [.H1434]) + 0.9604) / ([.G1434] +  [.H1434])) / (1 + 3.8416 / ([.G1434] +  [.H1434]));0); 5) * 100" office:value-type="float" office:value="20.219" calcext:value-type="float">
            <text:p>20.2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Length of Last Word</text:p>
          </table:table-cell>
          <table:table-cell table:style-name="ce4" table:formula="of:=HYPERLINK( concat(&quot;https://leetcode.com/problems/&quot;; [.D1435]); [.B1435])" office:value-type="string" office:string-value="" calcext:value-type="error">
            <text:p>#NAME?</text:p>
          </table:table-cell>
          <table:table-cell table:style-name="ce6" office:value-type="string" calcext:value-type="string">
            <text:p>length-of-last-word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662" calcext:value-type="float">
            <text:p>662</text:p>
          </table:table-cell>
          <table:table-cell table:style-name="ce6" office:value-type="float" office:value="2429" calcext:value-type="float">
            <text:p>2429</text:p>
          </table:table-cell>
          <table:table-cell table:style-name="ce6" table:formula="of:=ROUND( IFERROR((( [.G1435]+ 1.9208) / ( [.G1435] + [.H1435]) - 1.96 * SQRT(([.G1435] *  [.H1435]) / ([.G1435] +  [.H1435]) + 0.9604) / ([.G1435] +  [.H1435])) / (1 + 3.8416 / ([.G1435] +  [.H1435]));0); 5) * 100" office:value-type="float" office:value="20.007" calcext:value-type="float">
            <text:p>20.00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string" calcext:value-type="string">
            <text:p>Design a File Sharing System</text:p>
          </table:table-cell>
          <table:table-cell table:style-name="ce4" table:formula="of:=HYPERLINK( concat(&quot;https://leetcode.com/problems/&quot;; [.D1436]); [.B1436])" office:value-type="string" office:string-value="" calcext:value-type="error">
            <text:p>#NAME?</text:p>
          </table:table-cell>
          <table:table-cell table:style-name="ce6" office:value-type="string" calcext:value-type="string">
            <text:p>design-a-file-sharing-system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ROUND( IFERROR((( [.G1436]+ 1.9208) / ( [.G1436] + [.H1436]) - 1.96 * SQRT(([.G1436] *  [.H1436]) / ([.G1436] +  [.H1436]) + 0.9604) / ([.G1436] +  [.H1436])) / (1 + 3.8416 / ([.G1436] +  [.H1436]));0); 5) * 100" office:value-type="float" office:value="19.941" calcext:value-type="float">
            <text:p>19.94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32" calcext:value-type="float">
            <text:p>1132</text:p>
          </table:table-cell>
          <table:table-cell table:style-name="ce2" office:value-type="string" calcext:value-type="string">
            <text:p>Reported Posts II</text:p>
          </table:table-cell>
          <table:table-cell table:style-name="ce4" table:formula="of:=HYPERLINK( concat(&quot;https://leetcode.com/problems/&quot;; [.D1437]); [.B1437])" office:value-type="string" office:string-value="" calcext:value-type="error">
            <text:p>#NAME?</text:p>
          </table:table-cell>
          <table:table-cell table:style-name="ce6" office:value-type="string" calcext:value-type="string">
            <text:p>reported-posts-ii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41" calcext:value-type="float">
            <text:p>41</text:p>
          </table:table-cell>
          <table:table-cell table:style-name="ce6" office:value-type="float" office:value="116" calcext:value-type="float">
            <text:p>116</text:p>
          </table:table-cell>
          <table:table-cell table:style-name="ce6" table:formula="of:=ROUND( IFERROR((( [.G1437]+ 1.9208) / ( [.G1437] + [.H1437]) - 1.96 * SQRT(([.G1437] *  [.H1437]) / ([.G1437] +  [.H1437]) + 0.9604) / ([.G1437] +  [.H1437])) / (1 + 3.8416 / ([.G1437] +  [.H1437]));0); 5) * 100" office:value-type="float" office:value="19.873" calcext:value-type="float">
            <text:p>19.87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2" office:value-type="string" calcext:value-type="string">
            <text:p>Sequence Reconstruction</text:p>
          </table:table-cell>
          <table:table-cell table:style-name="ce4" table:formula="of:=HYPERLINK( concat(&quot;https://leetcode.com/problems/&quot;; [.D1438]); [.B1438])" office:value-type="string" office:string-value="" calcext:value-type="error">
            <text:p>#NAME?</text:p>
          </table:table-cell>
          <table:table-cell table:style-name="ce6" office:value-type="string" calcext:value-type="string">
            <text:p>sequence-reconstruc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Graph, Topological Sort, 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902" calcext:value-type="float">
            <text:p>902</text:p>
          </table:table-cell>
          <table:table-cell table:style-name="ce6" table:formula="of:=ROUND( IFERROR((( [.G1438]+ 1.9208) / ( [.G1438] + [.H1438]) - 1.96 * SQRT(([.G1438] *  [.H1438]) / ([.G1438] +  [.H1438]) + 0.9604) / ([.G1438] +  [.H1438])) / (1 + 3.8416 / ([.G1438] +  [.H1438]));0); 5) * 100" office:value-type="float" office:value="19.811" calcext:value-type="float">
            <text:p>19.81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2" office:value-type="string" calcext:value-type="string">
            <text:p>Strong Password Checker</text:p>
          </table:table-cell>
          <table:table-cell table:style-name="ce4" table:formula="of:=HYPERLINK( concat(&quot;https://leetcode.com/problems/&quot;; [.D1439]); [.B1439])" office:value-type="string" office:string-value="" calcext:value-type="error">
            <text:p>#NAME?</text:p>
          </table:table-cell>
          <table:table-cell table:style-name="ce6" office:value-type="string" calcext:value-type="string">
            <text:p>strong-password-checker</text:p>
          </table:table-cell>
          <table:table-cell table:style-name="ce8" office:value-type="string" calcext:value-type="string">
            <text:p>Hard</text:p>
          </table:table-cell>
          <table:table-cell table:style-name="ce11"/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586" calcext:value-type="float">
            <text:p>586</text:p>
          </table:table-cell>
          <table:table-cell table:style-name="ce6" table:formula="of:=ROUND( IFERROR((( [.G1439]+ 1.9208) / ( [.G1439] + [.H1439]) - 1.96 * SQRT(([.G1439] *  [.H1439]) / ([.G1439] +  [.H1439]) + 0.9604) / ([.G1439] +  [.H1439])) / (1 + 3.8416 / ([.G1439] +  [.H1439]));0); 5) * 100" office:value-type="float" office:value="19.753" calcext:value-type="float">
            <text:p>19.75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22" calcext:value-type="float">
            <text:p>522</text:p>
          </table:table-cell>
          <table:table-cell table:style-name="ce2" office:value-type="string" calcext:value-type="string">
            <text:p>Longest Uncommon Subsequence II</text:p>
          </table:table-cell>
          <table:table-cell table:style-name="ce4" table:formula="of:=HYPERLINK( concat(&quot;https://leetcode.com/problems/&quot;; [.D1440]); [.B1440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uncommon-subsequence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572" calcext:value-type="float">
            <text:p>572</text:p>
          </table:table-cell>
          <table:table-cell table:style-name="ce6" table:formula="of:=ROUND( IFERROR((( [.G1440]+ 1.9208) / ( [.G1440] + [.H1440]) - 1.96 * SQRT(([.G1440] *  [.H1440]) / ([.G1440] +  [.H1440]) + 0.9604) / ([.G1440] +  [.H1440])) / (1 + 3.8416 / ([.G1440] +  [.H1440]));0); 5) * 100" office:value-type="float" office:value="19.729" calcext:value-type="float">
            <text:p>19.7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style-name="ce2" office:value-type="string" calcext:value-type="string">
            <text:p>Circular Array Loop</text:p>
          </table:table-cell>
          <table:table-cell table:style-name="ce4" table:formula="of:=HYPERLINK( concat(&quot;https://leetcode.com/problems/&quot;; [.D1441]); [.B1441])" office:value-type="string" office:string-value="" calcext:value-type="error">
            <text:p>#NAME?</text:p>
          </table:table-cell>
          <table:table-cell table:style-name="ce6" office:value-type="string" calcext:value-type="string">
            <text:p>circular-array-loop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Two Pointers, </text:p>
          </table:table-cell>
          <table:table-cell table:style-name="ce6" office:value-type="float" office:value="355" calcext:value-type="float">
            <text:p>355</text:p>
          </table:table-cell>
          <table:table-cell table:style-name="ce6" office:value-type="float" office:value="1288" calcext:value-type="float">
            <text:p>1288</text:p>
          </table:table-cell>
          <table:table-cell table:style-name="ce6" table:formula="of:=ROUND( IFERROR((( [.G1441]+ 1.9208) / ( [.G1441] + [.H1441]) - 1.96 * SQRT(([.G1441] *  [.H1441]) / ([.G1441] +  [.H1441]) + 0.9604) / ([.G1441] +  [.H1441])) / (1 + 3.8416 / ([.G1441] +  [.H1441]));0); 5) * 100" office:value-type="float" office:value="19.684" calcext:value-type="float">
            <text:p>19.68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85" calcext:value-type="float">
            <text:p>1085</text:p>
          </table:table-cell>
          <table:table-cell table:style-name="ce2" office:value-type="string" calcext:value-type="string">
            <text:p>Sum of Digits in the Minimum Number</text:p>
          </table:table-cell>
          <table:table-cell table:style-name="ce4" table:formula="of:=HYPERLINK( concat(&quot;https://leetcode.com/problems/&quot;; [.D1442]); [.B1442])" office:value-type="string" office:string-value="" calcext:value-type="error">
            <text:p>#NAME?</text:p>
          </table:table-cell>
          <table:table-cell table:style-name="ce6" office:value-type="string" calcext:value-type="string">
            <text:p>sum-of-digits-in-the-minimum-numb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1" calcext:value-type="float">
            <text:p>91</text:p>
          </table:table-cell>
          <table:table-cell table:style-name="ce6" table:formula="of:=ROUND( IFERROR((( [.G1442]+ 1.9208) / ( [.G1442] + [.H1442]) - 1.96 * SQRT(([.G1442] *  [.H1442]) / ([.G1442] +  [.H1442]) + 0.9604) / ([.G1442] +  [.H1442])) / (1 + 3.8416 / ([.G1442] +  [.H1442]));0); 5) * 100" office:value-type="float" office:value="19.623" calcext:value-type="float">
            <text:p>19.62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Soup Servings</text:p>
          </table:table-cell>
          <table:table-cell table:style-name="ce4" table:formula="of:=HYPERLINK( concat(&quot;https://leetcode.com/problems/&quot;; [.D1443]); [.B1443])" office:value-type="string" office:string-value="" calcext:value-type="error">
            <text:p>#NAME?</text:p>
          </table:table-cell>
          <table:table-cell table:style-name="ce6" office:value-type="string" calcext:value-type="string">
            <text:p>soup-serving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ynamic Programming, 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512" calcext:value-type="float">
            <text:p>512</text:p>
          </table:table-cell>
          <table:table-cell table:style-name="ce6" table:formula="of:=ROUND( IFERROR((( [.G1443]+ 1.9208) / ( [.G1443] + [.H1443]) - 1.96 * SQRT(([.G1443] *  [.H1443]) / ([.G1443] +  [.H1443]) + 0.9604) / ([.G1443] +  [.H1443])) / (1 + 3.8416 / ([.G1443] +  [.H1443]));0); 5) * 100" office:value-type="float" office:value="19.52" calcext:value-type="float">
            <text:p>19.5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48" calcext:value-type="float">
            <text:p>748</text:p>
          </table:table-cell>
          <table:table-cell table:style-name="ce2" office:value-type="string" calcext:value-type="string">
            <text:p>Shortest Completing Word</text:p>
          </table:table-cell>
          <table:table-cell table:style-name="ce4" table:formula="of:=HYPERLINK( concat(&quot;https://leetcode.com/problems/&quot;; [.D1444]); [.B1444])" office:value-type="string" office:string-value="" calcext:value-type="error">
            <text:p>#NAME?</text:p>
          </table:table-cell>
          <table:table-cell table:style-name="ce6" office:value-type="string" calcext:value-type="string">
            <text:p>shortest-completing-word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619" calcext:value-type="float">
            <text:p>619</text:p>
          </table:table-cell>
          <table:table-cell table:style-name="ce6" table:formula="of:=ROUND( IFERROR((( [.G1444]+ 1.9208) / ( [.G1444] + [.H1444]) - 1.96 * SQRT(([.G1444] *  [.H1444]) / ([.G1444] +  [.H1444]) + 0.9604) / ([.G1444] +  [.H1444])) / (1 + 3.8416 / ([.G1444] +  [.H1444]));0); 5) * 100" office:value-type="float" office:value="19.39" calcext:value-type="float">
            <text:p>19.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18" calcext:value-type="float">
            <text:p>1418</text:p>
          </table:table-cell>
          <table:table-cell table:style-name="ce2" office:value-type="string" calcext:value-type="string">
            <text:p>Display Table of Food Orders in a Restaurant</text:p>
          </table:table-cell>
          <table:table-cell table:style-name="ce4" table:formula="of:=HYPERLINK( concat(&quot;https://leetcode.com/problems/&quot;; [.D1445]); [.B1445])" office:value-type="string" office:string-value="" calcext:value-type="error">
            <text:p>#NAME?</text:p>
          </table:table-cell>
          <table:table-cell table:style-name="ce6" office:value-type="string" calcext:value-type="string">
            <text:p>display-table-of-food-orders-in-a-restaurant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55" calcext:value-type="float">
            <text:p>155</text:p>
          </table:table-cell>
          <table:table-cell table:style-name="ce6" table:formula="of:=ROUND( IFERROR((( [.G1445]+ 1.9208) / ( [.G1445] + [.H1445]) - 1.96 * SQRT(([.G1445] *  [.H1445]) / ([.G1445] +  [.H1445]) + 0.9604) / ([.G1445] +  [.H1445])) / (1 + 3.8416 / ([.G1445] +  [.H1445]));0); 5) * 100" office:value-type="float" office:value="19.361" calcext:value-type="float">
            <text:p>19.36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70" calcext:value-type="float">
            <text:p>1070</text:p>
          </table:table-cell>
          <table:table-cell table:style-name="ce2" office:value-type="string" calcext:value-type="string">
            <text:p>Product Sales Analysis III</text:p>
          </table:table-cell>
          <table:table-cell table:style-name="ce4" table:formula="of:=HYPERLINK( concat(&quot;https://leetcode.com/problems/&quot;; [.D1446]); [.B1446])" office:value-type="string" office:string-value="" calcext:value-type="error">
            <text:p>#NAME?</text:p>
          </table:table-cell>
          <table:table-cell table:style-name="ce6" office:value-type="string" calcext:value-type="string">
            <text:p>product-sales-analysis-iii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33" calcext:value-type="float">
            <text:p>33</text:p>
          </table:table-cell>
          <table:table-cell table:style-name="ce6" office:value-type="float" office:value="94" calcext:value-type="float">
            <text:p>94</text:p>
          </table:table-cell>
          <table:table-cell table:style-name="ce6" table:formula="of:=ROUND( IFERROR((( [.G1446]+ 1.9208) / ( [.G1446] + [.H1446]) - 1.96 * SQRT(([.G1446] *  [.H1446]) / ([.G1446] +  [.H1446]) + 0.9604) / ([.G1446] +  [.H1446])) / (1 + 3.8416 / ([.G1446] +  [.H1446]));0); 5) * 100" office:value-type="float" office:value="19.142" calcext:value-type="float">
            <text:p>19.14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Number of Lines To Write String</text:p>
          </table:table-cell>
          <table:table-cell table:style-name="ce4" table:formula="of:=HYPERLINK( concat(&quot;https://leetcode.com/problems/&quot;; [.D1447]); [.B1447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lines-to-write-string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863" calcext:value-type="float">
            <text:p>863</text:p>
          </table:table-cell>
          <table:table-cell table:style-name="ce6" table:formula="of:=ROUND( IFERROR((( [.G1447]+ 1.9208) / ( [.G1447] + [.H1447]) - 1.96 * SQRT(([.G1447] *  [.H1447]) / ([.G1447] +  [.H1447]) + 0.9604) / ([.G1447] +  [.H1447])) / (1 + 3.8416 / ([.G1447] +  [.H1447]));0); 5) * 100" office:value-type="float" office:value="18.939" calcext:value-type="float">
            <text:p>18.9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72" calcext:value-type="float">
            <text:p>972</text:p>
          </table:table-cell>
          <table:table-cell table:style-name="ce2" office:value-type="string" calcext:value-type="string">
            <text:p>Equal Rational Numbers</text:p>
          </table:table-cell>
          <table:table-cell table:style-name="ce4" table:formula="of:=HYPERLINK( concat(&quot;https://leetcode.com/problems/&quot;; [.D1448]); [.B1448])" office:value-type="string" office:string-value="" calcext:value-type="error">
            <text:p>#NAME?</text:p>
          </table:table-cell>
          <table:table-cell table:style-name="ce6" office:value-type="string" calcext:value-type="string">
            <text:p>equal-rational-numbers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39" calcext:value-type="float">
            <text:p>139</text:p>
          </table:table-cell>
          <table:table-cell table:style-name="ce6" table:formula="of:=ROUND( IFERROR((( [.G1448]+ 1.9208) / ( [.G1448] + [.H1448]) - 1.96 * SQRT(([.G1448] *  [.H1448]) / ([.G1448] +  [.H1448]) + 0.9604) / ([.G1448] +  [.H1448])) / (1 + 3.8416 / ([.G1448] +  [.H1448]));0); 5) * 100" office:value-type="float" office:value="18.426" calcext:value-type="float">
            <text:p>18.42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table:style-name="ce2" office:value-type="string" calcext:value-type="string">
            <text:p>Logical OR of Two Binary Grids Represented as Quad-Trees</text:p>
          </table:table-cell>
          <table:table-cell table:style-name="ce4" table:formula="of:=HYPERLINK( concat(&quot;https://leetcode.com/problems/&quot;; [.D1449]); [.B1449])" office:value-type="string" office:string-value="" calcext:value-type="error">
            <text:p>#NAME?</text:p>
          </table:table-cell>
          <table:table-cell table:style-name="ce6" office:value-type="string" calcext:value-type="string">
            <text:p>logical-or-of-two-binary-grids-represented-as-quad-trees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92" calcext:value-type="float">
            <text:p>92</text:p>
          </table:table-cell>
          <table:table-cell table:style-name="ce6" office:value-type="float" office:value="343" calcext:value-type="float">
            <text:p>343</text:p>
          </table:table-cell>
          <table:table-cell table:style-name="ce6" table:formula="of:=ROUND( IFERROR((( [.G1449]+ 1.9208) / ( [.G1449] + [.H1449]) - 1.96 * SQRT(([.G1449] *  [.H1449]) / ([.G1449] +  [.H1449]) + 0.9604) / ([.G1449] +  [.H1449])) / (1 + 3.8416 / ([.G1449] +  [.H1449]));0); 5) * 100" office:value-type="float" office:value="17.573" calcext:value-type="float">
            <text:p>17.57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Divide Two Integers</text:p>
          </table:table-cell>
          <table:table-cell table:style-name="ce4" table:formula="of:=HYPERLINK( concat(&quot;https://leetcode.com/problems/&quot;; [.D1450]); [.B1450])" office:value-type="string" office:string-value="" calcext:value-type="error">
            <text:p>#NAME?</text:p>
          </table:table-cell>
          <table:table-cell table:style-name="ce6" office:value-type="string" calcext:value-type="string">
            <text:p>divide-two-integer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Binary Search, </text:p>
          </table:table-cell>
          <table:table-cell table:style-name="ce6" office:value-type="float" office:value="1186" calcext:value-type="float">
            <text:p>1186</text:p>
          </table:table-cell>
          <table:table-cell table:style-name="ce6" office:value-type="float" office:value="5226" calcext:value-type="float">
            <text:p>5226</text:p>
          </table:table-cell>
          <table:table-cell table:style-name="ce6" table:formula="of:=ROUND( IFERROR((( [.G1450]+ 1.9208) / ( [.G1450] + [.H1450]) - 1.96 * SQRT(([.G1450] *  [.H1450]) / ([.G1450] +  [.H1450]) + 0.9604) / ([.G1450] +  [.H1450])) / (1 + 3.8416 / ([.G1450] +  [.H1450]));0); 5) * 100" office:value-type="float" office:value="17.565" calcext:value-type="float">
            <text:p>17.56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93" calcext:value-type="float">
            <text:p>893</text:p>
          </table:table-cell>
          <table:table-cell table:style-name="ce2" office:value-type="string" calcext:value-type="string">
            <text:p>Groups of Special-Equivalent Strings</text:p>
          </table:table-cell>
          <table:table-cell table:style-name="ce4" table:formula="of:=HYPERLINK( concat(&quot;https://leetcode.com/problems/&quot;; [.D1451]); [.B1451])" office:value-type="string" office:string-value="" calcext:value-type="error">
            <text:p>#NAME?</text:p>
          </table:table-cell>
          <table:table-cell table:style-name="ce6" office:value-type="string" calcext:value-type="string">
            <text:p>groups-of-special-equivalent-string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258" calcext:value-type="float">
            <text:p>258</text:p>
          </table:table-cell>
          <table:table-cell table:style-name="ce6" office:value-type="float" office:value="1066" calcext:value-type="float">
            <text:p>1066</text:p>
          </table:table-cell>
          <table:table-cell table:style-name="ce6" table:formula="of:=ROUND( IFERROR((( [.G1451]+ 1.9208) / ( [.G1451] + [.H1451]) - 1.96 * SQRT(([.G1451] *  [.H1451]) / ([.G1451] +  [.H1451]) + 0.9604) / ([.G1451] +  [.H1451])) / (1 + 3.8416 / ([.G1451] +  [.H1451]));0); 5) * 100" office:value-type="float" office:value="17.442" calcext:value-type="float">
            <text:p>17.44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42" calcext:value-type="float">
            <text:p>1142</text:p>
          </table:table-cell>
          <table:table-cell table:style-name="ce2" office:value-type="string" calcext:value-type="string">
            <text:p>User Activity for the Past 30 Days II</text:p>
          </table:table-cell>
          <table:table-cell table:style-name="ce4" table:formula="of:=HYPERLINK( concat(&quot;https://leetcode.com/problems/&quot;; [.D1452]); [.B1452])" office:value-type="string" office:string-value="" calcext:value-type="error">
            <text:p>#NAME?</text:p>
          </table:table-cell>
          <table:table-cell table:style-name="ce6" office:value-type="string" calcext:value-type="string">
            <text:p>user-activity-for-the-past-30-days-ii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118" calcext:value-type="float">
            <text:p>118</text:p>
          </table:table-cell>
          <table:table-cell table:style-name="ce6" table:formula="of:=ROUND( IFERROR((( [.G1452]+ 1.9208) / ( [.G1452] + [.H1452]) - 1.96 * SQRT(([.G1452] *  [.H1452]) / ([.G1452] +  [.H1452]) + 0.9604) / ([.G1452] +  [.H1452])) / (1 + 3.8416 / ([.G1452] +  [.H1452]));0); 5) * 100" office:value-type="float" office:value="17.39" calcext:value-type="float">
            <text:p>17.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Delete Node in a Linked List</text:p>
          </table:table-cell>
          <table:table-cell table:style-name="ce4" table:formula="of:=HYPERLINK( concat(&quot;https://leetcode.com/problems/&quot;; [.D1453]); [.B1453])" office:value-type="string" office:string-value="" calcext:value-type="error">
            <text:p>#NAME?</text:p>
          </table:table-cell>
          <table:table-cell table:style-name="ce6" office:value-type="string" calcext:value-type="string">
            <text:p>delete-node-in-a-linked-list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Linked List, </text:p>
          </table:table-cell>
          <table:table-cell table:style-name="ce6" office:value-type="float" office:value="1580" calcext:value-type="float">
            <text:p>1580</text:p>
          </table:table-cell>
          <table:table-cell table:style-name="ce6" office:value-type="float" office:value="7159" calcext:value-type="float">
            <text:p>7159</text:p>
          </table:table-cell>
          <table:table-cell table:style-name="ce6" table:formula="of:=ROUND( IFERROR((( [.G1453]+ 1.9208) / ( [.G1453] + [.H1453]) - 1.96 * SQRT(([.G1453] *  [.H1453]) / ([.G1453] +  [.H1453]) + 0.9604) / ([.G1453] +  [.H1453])) / (1 + 3.8416 / ([.G1453] +  [.H1453]));0); 5) * 100" office:value-type="float" office:value="17.287" calcext:value-type="float">
            <text:p>17.2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Guess Number Higher or Lower</text:p>
          </table:table-cell>
          <table:table-cell table:style-name="ce4" table:formula="of:=HYPERLINK( concat(&quot;https://leetcode.com/problems/&quot;; [.D1454]); [.B1454])" office:value-type="string" office:string-value="" calcext:value-type="error">
            <text:p>#NAME?</text:p>
          </table:table-cell>
          <table:table-cell table:style-name="ce6" office:value-type="string" calcext:value-type="string">
            <text:p>guess-number-higher-or-low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Binary Search, 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float" office:value="1734" calcext:value-type="float">
            <text:p>1734</text:p>
          </table:table-cell>
          <table:table-cell table:style-name="ce6" table:formula="of:=ROUND( IFERROR((( [.G1454]+ 1.9208) / ( [.G1454] + [.H1454]) - 1.96 * SQRT(([.G1454] *  [.H1454]) / ([.G1454] +  [.H1454]) + 0.9604) / ([.G1454] +  [.H1454])) / (1 + 3.8416 / ([.G1454] +  [.H1454]));0); 5) * 100" office:value-type="float" office:value="17.182" calcext:value-type="float">
            <text:p>17.18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Image Smoother</text:p>
          </table:table-cell>
          <table:table-cell table:style-name="ce4" table:formula="of:=HYPERLINK( concat(&quot;https://leetcode.com/problems/&quot;; [.D1455]); [.B1455])" office:value-type="string" office:string-value="" calcext:value-type="error">
            <text:p>#NAME?</text:p>
          </table:table-cell>
          <table:table-cell table:style-name="ce6" office:value-type="string" calcext:value-type="string">
            <text:p>image-smooth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1066" calcext:value-type="float">
            <text:p>1066</text:p>
          </table:table-cell>
          <table:table-cell table:style-name="ce6" table:formula="of:=ROUND( IFERROR((( [.G1455]+ 1.9208) / ( [.G1455] + [.H1455]) - 1.96 * SQRT(([.G1455] *  [.H1455]) / ([.G1455] +  [.H1455]) + 0.9604) / ([.G1455] +  [.H1455])) / (1 + 3.8416 / ([.G1455] +  [.H1455]));0); 5) * 100" office:value-type="float" office:value="17.147" calcext:value-type="float">
            <text:p>17.14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56" calcext:value-type="float">
            <text:p>1256</text:p>
          </table:table-cell>
          <table:table-cell table:style-name="ce2" office:value-type="string" calcext:value-type="string">
            <text:p>Encode Number</text:p>
          </table:table-cell>
          <table:table-cell table:style-name="ce4" table:formula="of:=HYPERLINK( concat(&quot;https://leetcode.com/problems/&quot;; [.D1456]); [.B1456])" office:value-type="string" office:string-value="" calcext:value-type="error">
            <text:p>#NAME?</text:p>
          </table:table-cell>
          <table:table-cell table:style-name="ce6" office:value-type="string" calcext:value-type="string">
            <text:p>encode-number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Bit Manipulation, 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01" calcext:value-type="float">
            <text:p>101</text:p>
          </table:table-cell>
          <table:table-cell table:style-name="ce6" table:formula="of:=ROUND( IFERROR((( [.G1456]+ 1.9208) / ( [.G1456] + [.H1456]) - 1.96 * SQRT(([.G1456] *  [.H1456]) / ([.G1456] +  [.H1456]) + 0.9604) / ([.G1456] +  [.H1456])) / (1 + 3.8416 / ([.G1456] +  [.H1456]));0); 5) * 100" office:value-type="float" office:value="16.539" calcext:value-type="float">
            <text:p>16.5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37" calcext:value-type="float">
            <text:p>1237</text:p>
          </table:table-cell>
          <table:table-cell table:style-name="ce2" office:value-type="string" calcext:value-type="string">
            <text:p>Find Positive Integer Solution for a Given Equation</text:p>
          </table:table-cell>
          <table:table-cell table:style-name="ce4" table:formula="of:=HYPERLINK( concat(&quot;https://leetcode.com/problems/&quot;; [.D1457]); [.B1457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positive-integer-solution-for-a-given-equation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Binary Search, 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485" calcext:value-type="float">
            <text:p>485</text:p>
          </table:table-cell>
          <table:table-cell table:style-name="ce6" table:formula="of:=ROUND( IFERROR((( [.G1457]+ 1.9208) / ( [.G1457] + [.H1457]) - 1.96 * SQRT(([.G1457] *  [.H1457]) / ([.G1457] +  [.H1457]) + 0.9604) / ([.G1457] +  [.H1457])) / (1 + 3.8416 / ([.G1457] +  [.H1457]));0); 5) * 100" office:value-type="float" office:value="16.472" calcext:value-type="float">
            <text:p>16.47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76" calcext:value-type="float">
            <text:p>1176</text:p>
          </table:table-cell>
          <table:table-cell table:style-name="ce2" office:value-type="string" calcext:value-type="string">
            <text:p>Diet Plan Performance</text:p>
          </table:table-cell>
          <table:table-cell table:style-name="ce4" table:formula="of:=HYPERLINK( concat(&quot;https://leetcode.com/problems/&quot;; [.D1458]); [.B1458])" office:value-type="string" office:string-value="" calcext:value-type="error">
            <text:p>#NAME?</text:p>
          </table:table-cell>
          <table:table-cell table:style-name="ce6" office:value-type="string" calcext:value-type="string">
            <text:p>diet-plan-performanc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Sliding Window, 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70" calcext:value-type="float">
            <text:p>170</text:p>
          </table:table-cell>
          <table:table-cell table:style-name="ce6" table:formula="of:=ROUND( IFERROR((( [.G1458]+ 1.9208) / ( [.G1458] + [.H1458]) - 1.96 * SQRT(([.G1458] *  [.H1458]) / ([.G1458] +  [.H1458]) + 0.9604) / ([.G1458] +  [.H1458])) / (1 + 3.8416 / ([.G1458] +  [.H1458]));0); 5) * 100" office:value-type="float" office:value="16.363" calcext:value-type="float">
            <text:p>16.36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Valid Word Abbreviation</text:p>
          </table:table-cell>
          <table:table-cell table:style-name="ce4" table:formula="of:=HYPERLINK( concat(&quot;https://leetcode.com/problems/&quot;; [.D1459]); [.B1459])" office:value-type="string" office:string-value="" calcext:value-type="error">
            <text:p>#NAME?</text:p>
          </table:table-cell>
          <table:table-cell table:style-name="ce6" office:value-type="string" calcext:value-type="string">
            <text:p>valid-word-abbreviation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625" calcext:value-type="float">
            <text:p>625</text:p>
          </table:table-cell>
          <table:table-cell table:style-name="ce6" table:formula="of:=ROUND( IFERROR((( [.G1459]+ 1.9208) / ( [.G1459] + [.H1459]) - 1.96 * SQRT(([.G1459] *  [.H1459]) / ([.G1459] +  [.H1459]) + 0.9604) / ([.G1459] +  [.H1459])) / (1 + 3.8416 / ([.G1459] +  [.H1459]));0); 5) * 100" office:value-type="float" office:value="16.227" calcext:value-type="float">
            <text:p>16.22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style-name="ce2" office:value-type="string" calcext:value-type="string">
            <text:p>Split Concatenated Strings</text:p>
          </table:table-cell>
          <table:table-cell table:style-name="ce4" table:formula="of:=HYPERLINK( concat(&quot;https://leetcode.com/problems/&quot;; [.D1460]); [.B1460])" office:value-type="string" office:string-value="" calcext:value-type="error">
            <text:p>#NAME?</text:p>
          </table:table-cell>
          <table:table-cell table:style-name="ce6" office:value-type="string" calcext:value-type="string">
            <text:p>split-concatenated-string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91" calcext:value-type="float">
            <text:p>191</text:p>
          </table:table-cell>
          <table:table-cell table:style-name="ce6" table:formula="of:=ROUND( IFERROR((( [.G1460]+ 1.9208) / ( [.G1460] + [.H1460]) - 1.96 * SQRT(([.G1460] *  [.H1460]) / ([.G1460] +  [.H1460]) + 0.9604) / ([.G1460] +  [.H1460])) / (1 + 3.8416 / ([.G1460] +  [.H1460]));0); 5) * 100" office:value-type="float" office:value="16.106" calcext:value-type="float">
            <text:p>16.1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74" calcext:value-type="float">
            <text:p>874</text:p>
          </table:table-cell>
          <table:table-cell table:style-name="ce2" office:value-type="string" calcext:value-type="string">
            <text:p>Walking Robot Simulation</text:p>
          </table:table-cell>
          <table:table-cell table:style-name="ce4" table:formula="of:=HYPERLINK( concat(&quot;https://leetcode.com/problems/&quot;; [.D1461]); [.B1461])" office:value-type="string" office:string-value="" calcext:value-type="error">
            <text:p>#NAME?</text:p>
          </table:table-cell>
          <table:table-cell table:style-name="ce6" office:value-type="string" calcext:value-type="string">
            <text:p>walking-robot-simulation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763" calcext:value-type="float">
            <text:p>763</text:p>
          </table:table-cell>
          <table:table-cell table:style-name="ce6" table:formula="of:=ROUND( IFERROR((( [.G1461]+ 1.9208) / ( [.G1461] + [.H1461]) - 1.96 * SQRT(([.G1461] *  [.H1461]) / ([.G1461] +  [.H1461]) + 0.9604) / ([.G1461] +  [.H1461])) / (1 + 3.8416 / ([.G1461] +  [.H1461]));0); 5) * 100" office:value-type="float" office:value="15.708" calcext:value-type="float">
            <text:p>15.7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2" office:value-type="string" calcext:value-type="string">
            <text:p>UTF-8 Validation</text:p>
          </table:table-cell>
          <table:table-cell table:style-name="ce4" table:formula="of:=HYPERLINK( concat(&quot;https://leetcode.com/problems/&quot;; [.D1462]); [.B1462])" office:value-type="string" office:string-value="" calcext:value-type="error">
            <text:p>#NAME?</text:p>
          </table:table-cell>
          <table:table-cell table:style-name="ce6" office:value-type="string" calcext:value-type="string">
            <text:p>utf-8-valida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t Manipulation, 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1018" calcext:value-type="float">
            <text:p>1018</text:p>
          </table:table-cell>
          <table:table-cell table:style-name="ce6" table:formula="of:=ROUND( IFERROR((( [.G1462]+ 1.9208) / ( [.G1462] + [.H1462]) - 1.96 * SQRT(([.G1462] *  [.H1462]) / ([.G1462] +  [.H1462]) + 0.9604) / ([.G1462] +  [.H1462])) / (1 + 3.8416 / ([.G1462] +  [.H1462]));0); 5) * 100" office:value-type="float" office:value="15.55" calcext:value-type="float">
            <text:p>15.5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17" calcext:value-type="float">
            <text:p>1217</text:p>
          </table:table-cell>
          <table:table-cell table:style-name="ce2" office:value-type="string" calcext:value-type="string">
            <text:p>Play with Chips</text:p>
          </table:table-cell>
          <table:table-cell table:style-name="ce4" table:formula="of:=HYPERLINK( concat(&quot;https://leetcode.com/problems/&quot;; [.D1463]); [.B1463])" office:value-type="string" office:string-value="" calcext:value-type="error">
            <text:p>#NAME?</text:p>
          </table:table-cell>
          <table:table-cell table:style-name="ce6" office:value-type="string" calcext:value-type="string">
            <text:p>play-with-chip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Math, Greedy, 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813" calcext:value-type="float">
            <text:p>813</text:p>
          </table:table-cell>
          <table:table-cell table:style-name="ce6" table:formula="of:=ROUND( IFERROR((( [.G1463]+ 1.9208) / ( [.G1463] + [.H1463]) - 1.96 * SQRT(([.G1463] *  [.H1463]) / ([.G1463] +  [.H1463]) + 0.9604) / ([.G1463] +  [.H1463])) / (1 + 3.8416 / ([.G1463] +  [.H1463]));0); 5) * 100" office:value-type="float" office:value="15.219" calcext:value-type="float">
            <text:p>15.2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85" calcext:value-type="float">
            <text:p>1385</text:p>
          </table:table-cell>
          <table:table-cell table:style-name="ce2" office:value-type="string" calcext:value-type="string">
            <text:p>Find the Distance Value Between Two Arrays</text:p>
          </table:table-cell>
          <table:table-cell table:style-name="ce4" table:formula="of:=HYPERLINK( concat(&quot;https://leetcode.com/problems/&quot;; [.D1464]); [.B1464])" office:value-type="string" office:string-value="" calcext:value-type="error">
            <text:p>#NAME?</text:p>
          </table:table-cell>
          <table:table-cell table:style-name="ce6" office:value-type="string" calcext:value-type="string">
            <text:p>find-the-distance-value-between-two-array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352" calcext:value-type="float">
            <text:p>352</text:p>
          </table:table-cell>
          <table:table-cell table:style-name="ce6" table:formula="of:=ROUND( IFERROR((( [.G1464]+ 1.9208) / ( [.G1464] + [.H1464]) - 1.96 * SQRT(([.G1464] *  [.H1464]) / ([.G1464] +  [.H1464]) + 0.9604) / ([.G1464] +  [.H1464])) / (1 + 3.8416 / ([.G1464] +  [.H1464]));0); 5) * 100" office:value-type="float" office:value="14.962" calcext:value-type="float">
            <text:p>14.96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31" calcext:value-type="float">
            <text:p>831</text:p>
          </table:table-cell>
          <table:table-cell table:style-name="ce2" office:value-type="string" calcext:value-type="string">
            <text:p>Masking Personal Information</text:p>
          </table:table-cell>
          <table:table-cell table:style-name="ce4" table:formula="of:=HYPERLINK( concat(&quot;https://leetcode.com/problems/&quot;; [.D1465]); [.B1465])" office:value-type="string" office:string-value="" calcext:value-type="error">
            <text:p>#NAME?</text:p>
          </table:table-cell>
          <table:table-cell table:style-name="ce6" office:value-type="string" calcext:value-type="string">
            <text:p>masking-personal-informa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302" calcext:value-type="float">
            <text:p>302</text:p>
          </table:table-cell>
          <table:table-cell table:style-name="ce6" table:formula="of:=ROUND( IFERROR((( [.G1465]+ 1.9208) / ( [.G1465] + [.H1465]) - 1.96 * SQRT(([.G1465] *  [.H1465]) / ([.G1465] +  [.H1465]) + 0.9604) / ([.G1465] +  [.H1465])) / (1 + 3.8416 / ([.G1465] +  [.H1465]));0); 5) * 100" office:value-type="float" office:value="14.764" calcext:value-type="float">
            <text:p>14.76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2" office:value-type="string" calcext:value-type="string">
            <text:p>Tag Validator</text:p>
          </table:table-cell>
          <table:table-cell table:style-name="ce4" table:formula="of:=HYPERLINK( concat(&quot;https://leetcode.com/problems/&quot;; [.D1466]); [.B1466])" office:value-type="string" office:string-value="" calcext:value-type="error">
            <text:p>#NAME?</text:p>
          </table:table-cell>
          <table:table-cell table:style-name="ce6" office:value-type="string" calcext:value-type="string">
            <text:p>tag-validator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String, Stack, 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392" calcext:value-type="float">
            <text:p>392</text:p>
          </table:table-cell>
          <table:table-cell table:style-name="ce6" table:formula="of:=ROUND( IFERROR((( [.G1466]+ 1.9208) / ( [.G1466] + [.H1466]) - 1.96 * SQRT(([.G1466] *  [.H1466]) / ([.G1466] +  [.H1466]) + 0.9604) / ([.G1466] +  [.H1466])) / (1 + 3.8416 / ([.G1466] +  [.H1466]));0); 5) * 100" office:value-type="float" office:value="14.647" calcext:value-type="float">
            <text:p>14.64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style-name="ce2" office:value-type="string" calcext:value-type="string">
            <text:p>Validate IP Address</text:p>
          </table:table-cell>
          <table:table-cell table:style-name="ce4" table:formula="of:=HYPERLINK( concat(&quot;https://leetcode.com/problems/&quot;; [.D1467]); [.B1467])" office:value-type="string" office:string-value="" calcext:value-type="error">
            <text:p>#NAME?</text:p>
          </table:table-cell>
          <table:table-cell table:style-name="ce6" office:value-type="string" calcext:value-type="string">
            <text:p>validate-ip-addres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329" calcext:value-type="float">
            <text:p>329</text:p>
          </table:table-cell>
          <table:table-cell table:style-name="ce6" office:value-type="float" office:value="1711" calcext:value-type="float">
            <text:p>1711</text:p>
          </table:table-cell>
          <table:table-cell table:style-name="ce6" table:formula="of:=ROUND( IFERROR((( [.G1467]+ 1.9208) / ( [.G1467] + [.H1467]) - 1.96 * SQRT(([.G1467] *  [.H1467]) / ([.G1467] +  [.H1467]) + 0.9604) / ([.G1467] +  [.H1467])) / (1 + 3.8416 / ([.G1467] +  [.H1467]));0); 5) * 100" office:value-type="float" office:value="14.595" calcext:value-type="float">
            <text:p>14.5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93" calcext:value-type="float">
            <text:p>1093</text:p>
          </table:table-cell>
          <table:table-cell table:style-name="ce2" office:value-type="string" calcext:value-type="string">
            <text:p>Statistics from a Large Sample</text:p>
          </table:table-cell>
          <table:table-cell table:style-name="ce4" table:formula="of:=HYPERLINK( concat(&quot;https://leetcode.com/problems/&quot;; [.D1468]); [.B1468])" office:value-type="string" office:string-value="" calcext:value-type="error">
            <text:p>#NAME?</text:p>
          </table:table-cell>
          <table:table-cell table:style-name="ce6" office:value-type="string" calcext:value-type="string">
            <text:p>statistics-from-a-large-sample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Two Pointers, 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252" calcext:value-type="float">
            <text:p>252</text:p>
          </table:table-cell>
          <table:table-cell table:style-name="ce6" table:formula="of:=ROUND( IFERROR((( [.G1468]+ 1.9208) / ( [.G1468] + [.H1468]) - 1.96 * SQRT(([.G1468] *  [.H1468]) / ([.G1468] +  [.H1468]) + 0.9604) / ([.G1468] +  [.H1468])) / (1 + 3.8416 / ([.G1468] +  [.H1468]));0); 5) * 100" office:value-type="float" office:value="14.519" calcext:value-type="float">
            <text:p>14.5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08" calcext:value-type="float">
            <text:p>908</text:p>
          </table:table-cell>
          <table:table-cell table:style-name="ce2" office:value-type="string" calcext:value-type="string">
            <text:p>Smallest Range I</text:p>
          </table:table-cell>
          <table:table-cell table:style-name="ce4" table:formula="of:=HYPERLINK( concat(&quot;https://leetcode.com/problems/&quot;; [.D1469]); [.B1469])" office:value-type="string" office:string-value="" calcext:value-type="error">
            <text:p>#NAME?</text:p>
          </table:table-cell>
          <table:table-cell table:style-name="ce6" office:value-type="string" calcext:value-type="string">
            <text:p>smallest-range-i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056" calcext:value-type="float">
            <text:p>1056</text:p>
          </table:table-cell>
          <table:table-cell table:style-name="ce6" table:formula="of:=ROUND( IFERROR((( [.G1469]+ 1.9208) / ( [.G1469] + [.H1469]) - 1.96 * SQRT(([.G1469] *  [.H1469]) / ([.G1469] +  [.H1469]) + 0.9604) / ([.G1469] +  [.H1469])) / (1 + 3.8416 / ([.G1469] +  [.H1469]));0); 5) * 100" office:value-type="float" office:value="14.514" calcext:value-type="float">
            <text:p>14.51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11" calcext:value-type="float">
            <text:p>1111</text:p>
          </table:table-cell>
          <table:table-cell table:style-name="ce2" office:value-type="string" calcext:value-type="string">
            <text:p>Maximum Nesting Depth of Two Valid Parentheses Strings</text:p>
          </table:table-cell>
          <table:table-cell table:style-name="ce4" table:formula="of:=HYPERLINK( concat(&quot;https://leetcode.com/problems/&quot;; [.D1470]); [.B1470])" office:value-type="string" office:string-value="" calcext:value-type="error">
            <text:p>#NAME?</text:p>
          </table:table-cell>
          <table:table-cell table:style-name="ce6" office:value-type="string" calcext:value-type="string">
            <text:p>maximum-nesting-depth-of-two-valid-parentheses-string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Binary Search, Greedy, 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560" calcext:value-type="float">
            <text:p>560</text:p>
          </table:table-cell>
          <table:table-cell table:style-name="ce6" table:formula="of:=ROUND( IFERROR((( [.G1470]+ 1.9208) / ( [.G1470] + [.H1470]) - 1.96 * SQRT(([.G1470] *  [.H1470]) / ([.G1470] +  [.H1470]) + 0.9604) / ([.G1470] +  [.H1470])) / (1 + 3.8416 / ([.G1470] +  [.H1470]));0); 5) * 100" office:value-type="float" office:value="14.273" calcext:value-type="float">
            <text:p>14.27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Largest Triangle Area</text:p>
          </table:table-cell>
          <table:table-cell table:style-name="ce4" table:formula="of:=HYPERLINK( concat(&quot;https://leetcode.com/problems/&quot;; [.D1471]); [.B1471])" office:value-type="string" office:string-value="" calcext:value-type="error">
            <text:p>#NAME?</text:p>
          </table:table-cell>
          <table:table-cell table:style-name="ce6" office:value-type="string" calcext:value-type="string">
            <text:p>largest-triangle-area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965" calcext:value-type="float">
            <text:p>965</text:p>
          </table:table-cell>
          <table:table-cell table:style-name="ce6" table:formula="of:=ROUND( IFERROR((( [.G1471]+ 1.9208) / ( [.G1471] + [.H1471]) - 1.96 * SQRT(([.G1471] *  [.H1471]) / ([.G1471] +  [.H1471]) + 0.9604) / ([.G1471] +  [.H1471])) / (1 + 3.8416 / ([.G1471] +  [.H1471]));0); 5) * 100" office:value-type="float" office:value="14.007" calcext:value-type="float">
            <text:p>14.00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tring to Integer (atoi)</text:p>
          </table:table-cell>
          <table:table-cell table:style-name="ce4" table:formula="of:=HYPERLINK( concat(&quot;https://leetcode.com/problems/&quot;; [.D1472]); [.B1472])" office:value-type="string" office:string-value="" calcext:value-type="error">
            <text:p>#NAME?</text:p>
          </table:table-cell>
          <table:table-cell table:style-name="ce6" office:value-type="string" calcext:value-type="string">
            <text:p>string-to-integer-ato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String, </text:p>
          </table:table-cell>
          <table:table-cell table:style-name="ce6" office:value-type="float" office:value="1587" calcext:value-type="float">
            <text:p>1587</text:p>
          </table:table-cell>
          <table:table-cell table:style-name="ce6" office:value-type="float" office:value="9286" calcext:value-type="float">
            <text:p>9286</text:p>
          </table:table-cell>
          <table:table-cell table:style-name="ce6" table:formula="of:=ROUND( IFERROR((( [.G1472]+ 1.9208) / ( [.G1472] + [.H1472]) - 1.96 * SQRT(([.G1472] *  [.H1472]) / ([.G1472] +  [.H1472]) + 0.9604) / ([.G1472] +  [.H1472])) / (1 + 3.8416 / ([.G1472] +  [.H1472]));0); 5) * 100" office:value-type="float" office:value="13.945" calcext:value-type="float">
            <text:p>13.94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Missing Ranges</text:p>
          </table:table-cell>
          <table:table-cell table:style-name="ce4" table:formula="of:=HYPERLINK( concat(&quot;https://leetcode.com/problems/&quot;; [.D1473]); [.B1473])" office:value-type="string" office:string-value="" calcext:value-type="error">
            <text:p>#NAME?</text:p>
          </table:table-cell>
          <table:table-cell table:style-name="ce6" office:value-type="string" calcext:value-type="string">
            <text:p>missing-range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1829" calcext:value-type="float">
            <text:p>1829</text:p>
          </table:table-cell>
          <table:table-cell table:style-name="ce6" table:formula="of:=ROUND( IFERROR((( [.G1473]+ 1.9208) / ( [.G1473] + [.H1473]) - 1.96 * SQRT(([.G1473] *  [.H1473]) / ([.G1473] +  [.H1473]) + 0.9604) / ([.G1473] +  [.H1473])) / (1 + 3.8416 / ([.G1473] +  [.H1473]));0); 5) * 100" office:value-type="float" office:value="13.942" calcext:value-type="float">
            <text:p>13.94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74" calcext:value-type="float">
            <text:p>1374</text:p>
          </table:table-cell>
          <table:table-cell table:style-name="ce2" office:value-type="string" calcext:value-type="string">
            <text:p>Generate a String With Characters That Have Odd Counts</text:p>
          </table:table-cell>
          <table:table-cell table:style-name="ce4" table:formula="of:=HYPERLINK( concat(&quot;https://leetcode.com/problems/&quot;; [.D1474]); [.B1474])" office:value-type="string" office:string-value="" calcext:value-type="error">
            <text:p>#NAME?</text:p>
          </table:table-cell>
          <table:table-cell table:style-name="ce6" office:value-type="string" calcext:value-type="string">
            <text:p>generate-a-string-with-characters-that-have-odd-count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386" calcext:value-type="float">
            <text:p>386</text:p>
          </table:table-cell>
          <table:table-cell table:style-name="ce6" table:formula="of:=ROUND( IFERROR((( [.G1474]+ 1.9208) / ( [.G1474] + [.H1474]) - 1.96 * SQRT(([.G1474] *  [.H1474]) / ([.G1474] +  [.H1474]) + 0.9604) / ([.G1474] +  [.H1474])) / (1 + 3.8416 / ([.G1474] +  [.H1474]));0); 5) * 100" office:value-type="float" office:value="13.85" calcext:value-type="float">
            <text:p>13.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13" calcext:value-type="float">
            <text:p>1113</text:p>
          </table:table-cell>
          <table:table-cell table:style-name="ce2" office:value-type="string" calcext:value-type="string">
            <text:p>Reported Posts</text:p>
          </table:table-cell>
          <table:table-cell table:style-name="ce4" table:formula="of:=HYPERLINK( concat(&quot;https://leetcode.com/problems/&quot;; [.D1475]); [.B1475])" office:value-type="string" office:string-value="" calcext:value-type="error">
            <text:p>#NAME?</text:p>
          </table:table-cell>
          <table:table-cell table:style-name="ce6" office:value-type="string" calcext:value-type="string">
            <text:p>reported-posts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26" calcext:value-type="float">
            <text:p>26</text:p>
          </table:table-cell>
          <table:table-cell table:style-name="ce6" office:value-type="float" office:value="106" calcext:value-type="float">
            <text:p>106</text:p>
          </table:table-cell>
          <table:table-cell table:style-name="ce6" table:formula="of:=ROUND( IFERROR((( [.G1475]+ 1.9208) / ( [.G1475] + [.H1475]) - 1.96 * SQRT(([.G1475] *  [.H1475]) / ([.G1475] +  [.H1475]) + 0.9604) / ([.G1475] +  [.H1475])) / (1 + 3.8416 / ([.G1475] +  [.H1475]));0); 5) * 100" office:value-type="float" office:value="13.811" calcext:value-type="float">
            <text:p>13.81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33" calcext:value-type="float">
            <text:p>933</text:p>
          </table:table-cell>
          <table:table-cell table:style-name="ce2" office:value-type="string" calcext:value-type="string">
            <text:p>Number of Recent Calls</text:p>
          </table:table-cell>
          <table:table-cell table:style-name="ce4" table:formula="of:=HYPERLINK( concat(&quot;https://leetcode.com/problems/&quot;; [.D1476]); [.B1476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recent-calls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Queue, 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1609" calcext:value-type="float">
            <text:p>1609</text:p>
          </table:table-cell>
          <table:table-cell table:style-name="ce6" table:formula="of:=ROUND( IFERROR((( [.G1476]+ 1.9208) / ( [.G1476] + [.H1476]) - 1.96 * SQRT(([.G1476] *  [.H1476]) / ([.G1476] +  [.H1476]) + 0.9604) / ([.G1476] +  [.H1476])) / (1 + 3.8416 / ([.G1476] +  [.H1476]));0); 5) * 100" office:value-type="float" office:value="13.465" calcext:value-type="float">
            <text:p>13.46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74" calcext:value-type="float">
            <text:p>574</text:p>
          </table:table-cell>
          <table:table-cell table:style-name="ce2" office:value-type="string" calcext:value-type="string">
            <text:p>Winning Candidate</text:p>
          </table:table-cell>
          <table:table-cell table:style-name="ce4" table:formula="of:=HYPERLINK( concat(&quot;https://leetcode.com/problems/&quot;; [.D1477]); [.B1477])" office:value-type="string" office:string-value="" calcext:value-type="error">
            <text:p>#NAME?</text:p>
          </table:table-cell>
          <table:table-cell table:style-name="ce6" office:value-type="string" calcext:value-type="string">
            <text:p>winning-candidate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54" calcext:value-type="float">
            <text:p>54</text:p>
          </table:table-cell>
          <table:table-cell table:style-name="ce6" office:value-type="float" office:value="275" calcext:value-type="float">
            <text:p>275</text:p>
          </table:table-cell>
          <table:table-cell table:style-name="ce6" table:formula="of:=ROUND( IFERROR((( [.G1477]+ 1.9208) / ( [.G1477] + [.H1477]) - 1.96 * SQRT(([.G1477] *  [.H1477]) / ([.G1477] +  [.H1477]) + 0.9604) / ([.G1477] +  [.H1477])) / (1 + 3.8416 / ([.G1477] +  [.H1477]));0); 5) * 100" office:value-type="float" office:value="12.803" calcext:value-type="float">
            <text:p>12.8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Moving Stones Until Consecutive</text:p>
          </table:table-cell>
          <table:table-cell table:style-name="ce4" table:formula="of:=HYPERLINK( concat(&quot;https://leetcode.com/problems/&quot;; [.D1478]); [.B1478])" office:value-type="string" office:string-value="" calcext:value-type="error">
            <text:p>#NAME?</text:p>
          </table:table-cell>
          <table:table-cell table:style-name="ce6" office:value-type="string" calcext:value-type="string">
            <text:p>moving-stones-until-consecutive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Brainteaser, 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417" calcext:value-type="float">
            <text:p>417</text:p>
          </table:table-cell>
          <table:table-cell table:style-name="ce6" table:formula="of:=ROUND( IFERROR((( [.G1478]+ 1.9208) / ( [.G1478] + [.H1478]) - 1.96 * SQRT(([.G1478] *  [.H1478]) / ([.G1478] +  [.H1478]) + 0.9604) / ([.G1478] +  [.H1478])) / (1 + 3.8416 / ([.G1478] +  [.H1478]));0); 5) * 100" office:value-type="float" office:value="12.655" calcext:value-type="float">
            <text:p>12.65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Height Checker</text:p>
          </table:table-cell>
          <table:table-cell table:style-name="ce4" table:formula="of:=HYPERLINK( concat(&quot;https://leetcode.com/problems/&quot;; [.D1479]); [.B1479])" office:value-type="string" office:string-value="" calcext:value-type="error">
            <text:p>#NAME?</text:p>
          </table:table-cell>
          <table:table-cell table:style-name="ce6" office:value-type="string" calcext:value-type="string">
            <text:p>height-checke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1356" calcext:value-type="float">
            <text:p>1356</text:p>
          </table:table-cell>
          <table:table-cell table:style-name="ce6" table:formula="of:=ROUND( IFERROR((( [.G1479]+ 1.9208) / ( [.G1479] + [.H1479]) - 1.96 * SQRT(([.G1479] *  [.H1479]) / ([.G1479] +  [.H1479]) + 0.9604) / ([.G1479] +  [.H1479])) / (1 + 3.8416 / ([.G1479] +  [.H1479]));0); 5) * 100" office:value-type="float" office:value="12.648" calcext:value-type="float">
            <text:p>12.64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Valid Number</text:p>
          </table:table-cell>
          <table:table-cell table:style-name="ce4" table:formula="of:=HYPERLINK( concat(&quot;https://leetcode.com/problems/&quot;; [.D1480]); [.B1480])" office:value-type="string" office:string-value="" calcext:value-type="error">
            <text:p>#NAME?</text:p>
          </table:table-cell>
          <table:table-cell table:style-name="ce6" office:value-type="string" calcext:value-type="string">
            <text:p>valid-number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Math, String, </text:p>
          </table:table-cell>
          <table:table-cell table:style-name="ce6" office:value-type="float" office:value="735" calcext:value-type="float">
            <text:p>735</text:p>
          </table:table-cell>
          <table:table-cell table:style-name="ce6" office:value-type="float" office:value="4784" calcext:value-type="float">
            <text:p>4784</text:p>
          </table:table-cell>
          <table:table-cell table:style-name="ce6" table:formula="of:=ROUND( IFERROR((( [.G1480]+ 1.9208) / ( [.G1480] + [.H1480]) - 1.96 * SQRT(([.G1480] *  [.H1480]) / ([.G1480] +  [.H1480]) + 0.9604) / ([.G1480] +  [.H1480])) / (1 + 3.8416 / ([.G1480] +  [.H1480]));0); 5) * 100" office:value-type="float" office:value="12.447" calcext:value-type="float">
            <text:p>12.44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279" calcext:value-type="float">
            <text:p>1279</text:p>
          </table:table-cell>
          <table:table-cell table:style-name="ce2" office:value-type="string" calcext:value-type="string">
            <text:p>Traffic Light Controlled Intersection</text:p>
          </table:table-cell>
          <table:table-cell table:style-name="ce4" table:formula="of:=HYPERLINK( concat(&quot;https://leetcode.com/problems/&quot;; [.D1481]); [.B1481])" office:value-type="string" office:string-value="" calcext:value-type="error">
            <text:p>#NAME?</text:p>
          </table:table-cell>
          <table:table-cell table:style-name="ce6" office:value-type="string" calcext:value-type="string">
            <text:p>traffic-light-controlled-intersection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7" calcext:value-type="float">
            <text:p>127</text:p>
          </table:table-cell>
          <table:table-cell table:style-name="ce6" table:formula="of:=ROUND( IFERROR((( [.G1481]+ 1.9208) / ( [.G1481] + [.H1481]) - 1.96 * SQRT(([.G1481] *  [.H1481]) / ([.G1481] +  [.H1481]) + 0.9604) / ([.G1481] +  [.H1481])) / (1 + 3.8416 / ([.G1481] +  [.H1481]));0); 5) * 100" office:value-type="float" office:value="12.338" calcext:value-type="float">
            <text:p>12.33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60" calcext:value-type="float">
            <text:p>1360</text:p>
          </table:table-cell>
          <table:table-cell table:style-name="ce2" office:value-type="string" calcext:value-type="string">
            <text:p>Number of Days Between Two Dates</text:p>
          </table:table-cell>
          <table:table-cell table:style-name="ce4" table:formula="of:=HYPERLINK( concat(&quot;https://leetcode.com/problems/&quot;; [.D1482]); [.B1482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days-between-two-dates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57" calcext:value-type="float">
            <text:p>57</text:p>
          </table:table-cell>
          <table:table-cell table:style-name="ce6" office:value-type="float" office:value="307" calcext:value-type="float">
            <text:p>307</text:p>
          </table:table-cell>
          <table:table-cell table:style-name="ce6" table:formula="of:=ROUND( IFERROR((( [.G1482]+ 1.9208) / ( [.G1482] + [.H1482]) - 1.96 * SQRT(([.G1482] *  [.H1482]) / ([.G1482] +  [.H1482]) + 0.9604) / ([.G1482] +  [.H1482])) / (1 + 3.8416 / ([.G1482] +  [.H1482]));0); 5) * 100" office:value-type="float" office:value="12.287" calcext:value-type="float">
            <text:p>12.2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64" calcext:value-type="float">
            <text:p>1364</text:p>
          </table:table-cell>
          <table:table-cell table:style-name="ce2" office:value-type="string" calcext:value-type="string">
            <text:p>Number of Trusted Contacts of a Customer</text:p>
          </table:table-cell>
          <table:table-cell table:style-name="ce4" table:formula="of:=HYPERLINK( concat(&quot;https://leetcode.com/problems/&quot;; [.D1483]); [.B1483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trusted-contacts-of-a-customer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ROUND( IFERROR((( [.G1483]+ 1.9208) / ( [.G1483] + [.H1483]) - 1.96 * SQRT(([.G1483] *  [.H1483]) / ([.G1483] +  [.H1483]) + 0.9604) / ([.G1483] +  [.H1483])) / (1 + 3.8416 / ([.G1483] +  [.H1483]));0); 5) * 100" office:value-type="float" office:value="11.556" calcext:value-type="float">
            <text:p>11.55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style-name="ce2" office:value-type="string" calcext:value-type="string">
            <text:p>Magical String</text:p>
          </table:table-cell>
          <table:table-cell table:style-name="ce4" table:formula="of:=HYPERLINK( concat(&quot;https://leetcode.com/problems/&quot;; [.D1484]); [.B1484])" office:value-type="string" office:string-value="" calcext:value-type="error">
            <text:p>#NAME?</text:p>
          </table:table-cell>
          <table:table-cell table:style-name="ce6" office:value-type="string" calcext:value-type="string">
            <text:p>magical-string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676" calcext:value-type="float">
            <text:p>676</text:p>
          </table:table-cell>
          <table:table-cell table:style-name="ce6" table:formula="of:=ROUND( IFERROR((( [.G1484]+ 1.9208) / ( [.G1484] + [.H1484]) - 1.96 * SQRT(([.G1484] *  [.H1484]) / ([.G1484] +  [.H1484]) + 0.9604) / ([.G1484] +  [.H1484])) / (1 + 3.8416 / ([.G1484] +  [.H1484]));0); 5) * 100" office:value-type="float" office:value="11.539" calcext:value-type="float">
            <text:p>11.5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table:style-name="ce2" office:value-type="string" calcext:value-type="string">
            <text:p>Optimal Division</text:p>
          </table:table-cell>
          <table:table-cell table:style-name="ce4" table:formula="of:=HYPERLINK( concat(&quot;https://leetcode.com/problems/&quot;; [.D1485]); [.B1485])" office:value-type="string" office:string-value="" calcext:value-type="error">
            <text:p>#NAME?</text:p>
          </table:table-cell>
          <table:table-cell table:style-name="ce6" office:value-type="string" calcext:value-type="string">
            <text:p>optimal-divis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String, 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119" calcext:value-type="float">
            <text:p>1119</text:p>
          </table:table-cell>
          <table:table-cell table:style-name="ce6" table:formula="of:=ROUND( IFERROR((( [.G1485]+ 1.9208) / ( [.G1485] + [.H1485]) - 1.96 * SQRT(([.G1485] *  [.H1485]) / ([.G1485] +  [.H1485]) + 0.9604) / ([.G1485] +  [.H1485])) / (1 + 3.8416 / ([.G1485] +  [.H1485]));0); 5) * 100" office:value-type="float" office:value="11.386" calcext:value-type="float">
            <text:p>11.3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ount and Say</text:p>
          </table:table-cell>
          <table:table-cell table:style-name="ce4" table:formula="of:=HYPERLINK( concat(&quot;https://leetcode.com/problems/&quot;; [.D1486]); [.B1486])" office:value-type="string" office:string-value="" calcext:value-type="error">
            <text:p>#NAME?</text:p>
          </table:table-cell>
          <table:table-cell table:style-name="ce6" office:value-type="string" calcext:value-type="string">
            <text:p>count-and-say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1303" calcext:value-type="float">
            <text:p>1303</text:p>
          </table:table-cell>
          <table:table-cell table:style-name="ce6" office:value-type="float" office:value="9656" calcext:value-type="float">
            <text:p>9656</text:p>
          </table:table-cell>
          <table:table-cell table:style-name="ce6" table:formula="of:=ROUND( IFERROR((( [.G1486]+ 1.9208) / ( [.G1486] + [.H1486]) - 1.96 * SQRT(([.G1486] *  [.H1486]) / ([.G1486] +  [.H1486]) + 0.9604) / ([.G1486] +  [.H1486])) / (1 + 3.8416 / ([.G1486] +  [.H1486]));0); 5) * 100" office:value-type="float" office:value="11.297" calcext:value-type="float">
            <text:p>11.29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table:style-name="ce2" office:value-type="string" calcext:value-type="string">
            <text:p>Bulb Switcher II</text:p>
          </table:table-cell>
          <table:table-cell table:style-name="ce4" table:formula="of:=HYPERLINK( concat(&quot;https://leetcode.com/problems/&quot;; [.D1487]); [.B1487])" office:value-type="string" office:string-value="" calcext:value-type="error">
            <text:p>#NAME?</text:p>
          </table:table-cell>
          <table:table-cell table:style-name="ce6" office:value-type="string" calcext:value-type="string">
            <text:p>bulb-switcher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Math, 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864" calcext:value-type="float">
            <text:p>864</text:p>
          </table:table-cell>
          <table:table-cell table:style-name="ce6" table:formula="of:=ROUND( IFERROR((( [.G1487]+ 1.9208) / ( [.G1487] + [.H1487]) - 1.96 * SQRT(([.G1487] *  [.H1487]) / ([.G1487] +  [.H1487]) + 0.9604) / ([.G1487] +  [.H1487])) / (1 + 3.8416 / ([.G1487] +  [.H1487]));0); 5) * 100" office:value-type="float" office:value="11.124" calcext:value-type="float">
            <text:p>11.1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22" calcext:value-type="float">
            <text:p>822</text:p>
          </table:table-cell>
          <table:table-cell table:style-name="ce2" office:value-type="string" calcext:value-type="string">
            <text:p>Card Flipping Game</text:p>
          </table:table-cell>
          <table:table-cell table:style-name="ce4" table:formula="of:=HYPERLINK( concat(&quot;https://leetcode.com/problems/&quot;; [.D1488]); [.B1488])" office:value-type="string" office:string-value="" calcext:value-type="error">
            <text:p>#NAME?</text:p>
          </table:table-cell>
          <table:table-cell table:style-name="ce6" office:value-type="string" calcext:value-type="string">
            <text:p>card-flipping-game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71" calcext:value-type="float">
            <text:p>71</text:p>
          </table:table-cell>
          <table:table-cell table:style-name="ce6" office:value-type="float" office:value="451" calcext:value-type="float">
            <text:p>451</text:p>
          </table:table-cell>
          <table:table-cell table:style-name="ce6" table:formula="of:=ROUND( IFERROR((( [.G1488]+ 1.9208) / ( [.G1488] + [.H1488]) - 1.96 * SQRT(([.G1488] *  [.H1488]) / ([.G1488] +  [.H1488]) + 0.9604) / ([.G1488] +  [.H1488])) / (1 + 3.8416 / ([.G1488] +  [.H1488]));0); 5) * 100" office:value-type="float" office:value="10.925" calcext:value-type="float">
            <text:p>10.92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Read N Characters Given Read4</text:p>
          </table:table-cell>
          <table:table-cell table:style-name="ce4" table:formula="of:=HYPERLINK( concat(&quot;https://leetcode.com/problems/&quot;; [.D1489]); [.B1489])" office:value-type="string" office:string-value="" calcext:value-type="error">
            <text:p>#NAME?</text:p>
          </table:table-cell>
          <table:table-cell table:style-name="ce6" office:value-type="string" calcext:value-type="string">
            <text:p>read-n-characters-given-read4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264" calcext:value-type="float">
            <text:p>264</text:p>
          </table:table-cell>
          <table:table-cell table:style-name="ce6" office:value-type="float" office:value="1950" calcext:value-type="float">
            <text:p>1950</text:p>
          </table:table-cell>
          <table:table-cell table:style-name="ce6" table:formula="of:=ROUND( IFERROR((( [.G1489]+ 1.9208) / ( [.G1489] + [.H1489]) - 1.96 * SQRT(([.G1489] *  [.H1489]) / ([.G1489] +  [.H1489]) + 0.9604) / ([.G1489] +  [.H1489])) / (1 + 3.8416 / ([.G1489] +  [.H1489]));0); 5) * 100" office:value-type="float" office:value="10.64" calcext:value-type="float">
            <text:p>10.6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Similar RGB Color</text:p>
          </table:table-cell>
          <table:table-cell table:style-name="ce4" table:formula="of:=HYPERLINK( concat(&quot;https://leetcode.com/problems/&quot;; [.D1490]); [.B1490])" office:value-type="string" office:string-value="" calcext:value-type="error">
            <text:p>#NAME?</text:p>
          </table:table-cell>
          <table:table-cell table:style-name="ce6" office:value-type="string" calcext:value-type="string">
            <text:p>similar-rgb-colo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Math, String, 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363" calcext:value-type="float">
            <text:p>363</text:p>
          </table:table-cell>
          <table:table-cell table:style-name="ce6" table:formula="of:=ROUND( IFERROR((( [.G1490]+ 1.9208) / ( [.G1490] + [.H1490]) - 1.96 * SQRT(([.G1490] *  [.H1490]) / ([.G1490] +  [.H1490]) + 0.9604) / ([.G1490] +  [.H1490])) / (1 + 3.8416 / ([.G1490] +  [.H1490]));0); 5) * 100" office:value-type="float" office:value="10.624" calcext:value-type="float">
            <text:p>10.6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840" calcext:value-type="float">
            <text:p>840</text:p>
          </table:table-cell>
          <table:table-cell table:style-name="ce2" office:value-type="string" calcext:value-type="string">
            <text:p>Magic Squares In Grid</text:p>
          </table:table-cell>
          <table:table-cell table:style-name="ce4" table:formula="of:=HYPERLINK( concat(&quot;https://leetcode.com/problems/&quot;; [.D1491]); [.B1491])" office:value-type="string" office:string-value="" calcext:value-type="error">
            <text:p>#NAME?</text:p>
          </table:table-cell>
          <table:table-cell table:style-name="ce6" office:value-type="string" calcext:value-type="string">
            <text:p>magic-squares-in-grid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1150" calcext:value-type="float">
            <text:p>1150</text:p>
          </table:table-cell>
          <table:table-cell table:style-name="ce6" table:formula="of:=ROUND( IFERROR((( [.G1491]+ 1.9208) / ( [.G1491] + [.H1491]) - 1.96 * SQRT(([.G1491] *  [.H1491]) / ([.G1491] +  [.H1491]) + 0.9604) / ([.G1491] +  [.H1491])) / (1 + 3.8416 / ([.G1491] +  [.H1491]));0); 5) * 100" office:value-type="float" office:value="9.85" calcext:value-type="float">
            <text:p>9.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IP to CIDR</text:p>
          </table:table-cell>
          <table:table-cell table:style-name="ce4" table:formula="of:=HYPERLINK( concat(&quot;https://leetcode.com/problems/&quot;; [.D1492]); [.B1492])" office:value-type="string" office:string-value="" calcext:value-type="error">
            <text:p>#NAME?</text:p>
          </table:table-cell>
          <table:table-cell table:style-name="ce6" office:value-type="string" calcext:value-type="string">
            <text:p>ip-to-cidr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Bit Manipulation, 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755" calcext:value-type="float">
            <text:p>755</text:p>
          </table:table-cell>
          <table:table-cell table:style-name="ce6" table:formula="of:=ROUND( IFERROR((( [.G1492]+ 1.9208) / ( [.G1492] + [.H1492]) - 1.96 * SQRT(([.G1492] *  [.H1492]) / ([.G1492] +  [.H1492]) + 0.9604) / ([.G1492] +  [.H1492])) / (1 + 3.8416 / ([.G1492] +  [.H1492]));0); 5) * 100" office:value-type="float" office:value="9.615" calcext:value-type="float">
            <text:p>9.61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614" calcext:value-type="float">
            <text:p>614</text:p>
          </table:table-cell>
          <table:table-cell table:style-name="ce2" office:value-type="string" calcext:value-type="string">
            <text:p>Second Degree Follower</text:p>
          </table:table-cell>
          <table:table-cell table:style-name="ce4" table:formula="of:=HYPERLINK( concat(&quot;https://leetcode.com/problems/&quot;; [.D1493]); [.B1493])" office:value-type="string" office:string-value="" calcext:value-type="error">
            <text:p>#NAME?</text:p>
          </table:table-cell>
          <table:table-cell table:style-name="ce6" office:value-type="string" calcext:value-type="string">
            <text:p>second-degree-follower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61" calcext:value-type="float">
            <text:p>61</text:p>
          </table:table-cell>
          <table:table-cell table:style-name="ce6" office:value-type="float" office:value="458" calcext:value-type="float">
            <text:p>458</text:p>
          </table:table-cell>
          <table:table-cell table:style-name="ce6" table:formula="of:=ROUND( IFERROR((( [.G1493]+ 1.9208) / ( [.G1493] + [.H1493]) - 1.96 * SQRT(([.G1493] *  [.H1493]) / ([.G1493] +  [.H1493]) + 0.9604) / ([.G1493] +  [.H1493])) / (1 + 3.8416 / ([.G1493] +  [.H1493]));0); 5) * 100" office:value-type="float" office:value="9.26" calcext:value-type="float">
            <text:p>9.2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770" calcext:value-type="float">
            <text:p>770</text:p>
          </table:table-cell>
          <table:table-cell table:style-name="ce2" office:value-type="string" calcext:value-type="string">
            <text:p>Basic Calculator IV</text:p>
          </table:table-cell>
          <table:table-cell table:style-name="ce4" table:formula="of:=HYPERLINK( concat(&quot;https://leetcode.com/problems/&quot;; [.D1494]); [.B1494])" office:value-type="string" office:string-value="" calcext:value-type="error">
            <text:p>#NAME?</text:p>
          </table:table-cell>
          <table:table-cell table:style-name="ce6" office:value-type="string" calcext:value-type="string">
            <text:p>basic-calculator-iv</text:p>
          </table:table-cell>
          <table:table-cell table:style-name="ce8" office:value-type="string" calcext:value-type="string">
            <text:p>Hard</text:p>
          </table:table-cell>
          <table:table-cell table:style-name="ce11" office:value-type="string" calcext:value-type="string">
            <text:p>Hash Table, String, Stack, 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568" calcext:value-type="float">
            <text:p>568</text:p>
          </table:table-cell>
          <table:table-cell table:style-name="ce6" table:formula="of:=ROUND( IFERROR((( [.G1494]+ 1.9208) / ( [.G1494] + [.H1494]) - 1.96 * SQRT(([.G1494] *  [.H1494]) / ([.G1494] +  [.H1494]) + 0.9604) / ([.G1494] +  [.H1494])) / (1 + 3.8416 / ([.G1494] +  [.H1494]));0); 5) * 100" office:value-type="float" office:value="9.156" calcext:value-type="float">
            <text:p>9.15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69" calcext:value-type="float">
            <text:p>1169</text:p>
          </table:table-cell>
          <table:table-cell table:style-name="ce2" office:value-type="string" calcext:value-type="string">
            <text:p>Invalid Transactions</text:p>
          </table:table-cell>
          <table:table-cell table:style-name="ce4" table:formula="of:=HYPERLINK( concat(&quot;https://leetcode.com/problems/&quot;; [.D1495]); [.B1495])" office:value-type="string" office:string-value="" calcext:value-type="error">
            <text:p>#NAME?</text:p>
          </table:table-cell>
          <table:table-cell table:style-name="ce6" office:value-type="string" calcext:value-type="string">
            <text:p>invalid-transactions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String, 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574" calcext:value-type="float">
            <text:p>574</text:p>
          </table:table-cell>
          <table:table-cell table:style-name="ce6" table:formula="of:=ROUND( IFERROR((( [.G1495]+ 1.9208) / ( [.G1495] + [.H1495]) - 1.96 * SQRT(([.G1495] *  [.H1495]) / ([.G1495] +  [.H1495]) + 0.9604) / ([.G1495] +  [.H1495])) / (1 + 3.8416 / ([.G1495] +  [.H1495]));0); 5) * 100" office:value-type="float" office:value="8.315" calcext:value-type="float">
            <text:p>8.31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52" calcext:value-type="float">
            <text:p>1152</text:p>
          </table:table-cell>
          <table:table-cell table:style-name="ce2" office:value-type="string" calcext:value-type="string">
            <text:p>Analyze User Website Visit Pattern</text:p>
          </table:table-cell>
          <table:table-cell table:style-name="ce4" table:formula="of:=HYPERLINK( concat(&quot;https://leetcode.com/problems/&quot;; [.D1496]); [.B1496])" office:value-type="string" office:string-value="" calcext:value-type="error">
            <text:p>#NAME?</text:p>
          </table:table-cell>
          <table:table-cell table:style-name="ce6" office:value-type="string" calcext:value-type="string">
            <text:p>analyze-user-website-visit-patter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Hash Table, Sort, 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550" calcext:value-type="float">
            <text:p>550</text:p>
          </table:table-cell>
          <table:table-cell table:style-name="ce6" table:formula="of:=ROUND( IFERROR((( [.G1496]+ 1.9208) / ( [.G1496] + [.H1496]) - 1.96 * SQRT(([.G1496] *  [.H1496]) / ([.G1496] +  [.H1496]) + 0.9604) / ([.G1496] +  [.H1496])) / (1 + 3.8416 / ([.G1496] +  [.H1496]));0); 5) * 100" office:value-type="float" office:value="8.116" calcext:value-type="float">
            <text:p>8.1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48" calcext:value-type="float">
            <text:p>1348</text:p>
          </table:table-cell>
          <table:table-cell table:style-name="ce2" office:value-type="string" calcext:value-type="string">
            <text:p>Tweet Counts Per Frequency</text:p>
          </table:table-cell>
          <table:table-cell table:style-name="ce4" table:formula="of:=HYPERLINK( concat(&quot;https://leetcode.com/problems/&quot;; [.D1497]); [.B1497])" office:value-type="string" office:string-value="" calcext:value-type="error">
            <text:p>#NAME?</text:p>
          </table:table-cell>
          <table:table-cell table:style-name="ce6" office:value-type="string" calcext:value-type="string">
            <text:p>tweet-counts-per-frequency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Design, 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41" calcext:value-type="float">
            <text:p>441</text:p>
          </table:table-cell>
          <table:table-cell table:style-name="ce6" table:formula="of:=ROUND( IFERROR((( [.G1497]+ 1.9208) / ( [.G1497] + [.H1497]) - 1.96 * SQRT(([.G1497] *  [.H1497]) / ([.G1497] +  [.H1497]) + 0.9604) / ([.G1497] +  [.H1497])) / (1 + 3.8416 / ([.G1497] +  [.H1497]));0); 5) * 100" office:value-type="float" office:value="7.81" calcext:value-type="float">
            <text:p>7.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85" calcext:value-type="float">
            <text:p>1185</text:p>
          </table:table-cell>
          <table:table-cell table:style-name="ce2" office:value-type="string" calcext:value-type="string">
            <text:p>Day of the Week</text:p>
          </table:table-cell>
          <table:table-cell table:style-name="ce4" table:formula="of:=HYPERLINK( concat(&quot;https://leetcode.com/problems/&quot;; [.D1498]); [.B1498])" office:value-type="string" office:string-value="" calcext:value-type="error">
            <text:p>#NAME?</text:p>
          </table:table-cell>
          <table:table-cell table:style-name="ce6" office:value-type="string" calcext:value-type="string">
            <text:p>day-of-the-week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Array, 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995" calcext:value-type="float">
            <text:p>995</text:p>
          </table:table-cell>
          <table:table-cell table:style-name="ce6" table:formula="of:=ROUND( IFERROR((( [.G1498]+ 1.9208) / ( [.G1498] + [.H1498]) - 1.96 * SQRT(([.G1498] *  [.H1498]) / ([.G1498] +  [.H1498]) + 0.9604) / ([.G1498] +  [.H1498])) / (1 + 3.8416 / ([.G1498] +  [.H1498]));0); 5) * 100" office:value-type="float" office:value="7.642" calcext:value-type="float">
            <text:p>7.64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Delete Columns to Make Sorted</text:p>
          </table:table-cell>
          <table:table-cell table:style-name="ce4" table:formula="of:=HYPERLINK( concat(&quot;https://leetcode.com/problems/&quot;; [.D1499]); [.B1499])" office:value-type="string" office:string-value="" calcext:value-type="error">
            <text:p>#NAME?</text:p>
          </table:table-cell>
          <table:table-cell table:style-name="ce6" office:value-type="string" calcext:value-type="string">
            <text:p>delete-columns-to-make-sorted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Greedy, 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531" calcext:value-type="float">
            <text:p>1531</text:p>
          </table:table-cell>
          <table:table-cell table:style-name="ce6" table:formula="of:=ROUND( IFERROR((( [.G1499]+ 1.9208) / ( [.G1499] + [.H1499]) - 1.96 * SQRT(([.G1499] *  [.H1499]) / ([.G1499] +  [.H1499]) + 0.9604) / ([.G1499] +  [.H1499])) / (1 + 3.8416 / ([.G1499] +  [.H1499]));0); 5) * 100" office:value-type="float" office:value="7.551" calcext:value-type="float">
            <text:p>7.5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118" calcext:value-type="float">
            <text:p>1118</text:p>
          </table:table-cell>
          <table:table-cell table:style-name="ce2" office:value-type="string" calcext:value-type="string">
            <text:p>Number of Days in a Month</text:p>
          </table:table-cell>
          <table:table-cell table:style-name="ce4" table:formula="of:=HYPERLINK( concat(&quot;https://leetcode.com/problems/&quot;; [.D1500]); [.B1500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days-in-a-month</text:p>
          </table:table-cell>
          <table:table-cell table:style-name="ce10" office:value-type="string" calcext:value-type="string">
            <text:p>Easy</text:p>
          </table:table-cell>
          <table:table-cell table:style-name="ce11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81" calcext:value-type="float">
            <text:p>81</text:p>
          </table:table-cell>
          <table:table-cell table:style-name="ce6" table:formula="of:=ROUND( IFERROR((( [.G1500]+ 1.9208) / ( [.G1500] + [.H1500]) - 1.96 * SQRT(([.G1500] *  [.H1500]) / ([.G1500] +  [.H1500]) + 0.9604) / ([.G1500] +  [.H1500])) / (1 + 3.8416 / ([.G1500] +  [.H1500]));0); 5) * 100" office:value-type="float" office:value="7.538" calcext:value-type="float">
            <text:p>7.53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336" calcext:value-type="float">
            <text:p>1336</text:p>
          </table:table-cell>
          <table:table-cell table:style-name="ce2" office:value-type="string" calcext:value-type="string">
            <text:p>Number of Transactions per Visit</text:p>
          </table:table-cell>
          <table:table-cell table:style-name="ce4" table:formula="of:=HYPERLINK( concat(&quot;https://leetcode.com/problems/&quot;; [.D1501]); [.B1501])" office:value-type="string" office:string-value="" calcext:value-type="error">
            <text:p>#NAME?</text:p>
          </table:table-cell>
          <table:table-cell table:style-name="ce6" office:value-type="string" calcext:value-type="string">
            <text:p>number-of-transactions-per-visit</text:p>
          </table:table-cell>
          <table:table-cell table:style-name="ce8" office:value-type="string" calcext:value-type="string">
            <text:p>Hard</text:p>
          </table:table-cell>
          <table:table-cell table:style-name="ce11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78" calcext:value-type="float">
            <text:p>78</text:p>
          </table:table-cell>
          <table:table-cell table:style-name="ce6" table:formula="of:=ROUND( IFERROR((( [.G1501]+ 1.9208) / ( [.G1501] + [.H1501]) - 1.96 * SQRT(([.G1501] *  [.H1501]) / ([.G1501] +  [.H1501]) + 0.9604) / ([.G1501] +  [.H1501])) / (1 + 3.8416 / ([.G1501] +  [.H1501]));0); 5) * 100" office:value-type="float" office:value="7.043" calcext:value-type="float">
            <text:p>7.04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style-name="ce2" office:value-type="string" calcext:value-type="string">
            <text:p>Lonely Pixel II</text:p>
          </table:table-cell>
          <table:table-cell table:style-name="ce4" table:formula="of:=HYPERLINK( concat(&quot;https://leetcode.com/problems/&quot;; [.D1502]); [.B1502])" office:value-type="string" office:string-value="" calcext:value-type="error">
            <text:p>#NAME?</text:p>
          </table:table-cell>
          <table:table-cell table:style-name="ce6" office:value-type="string" calcext:value-type="string">
            <text:p>lonely-pixel-ii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Array, Depth-first Search, 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47" calcext:value-type="float">
            <text:p>547</text:p>
          </table:table-cell>
          <table:table-cell table:style-name="ce6" table:formula="of:=ROUND( IFERROR((( [.G1502]+ 1.9208) / ( [.G1502] + [.H1502]) - 1.96 * SQRT(([.G1502] *  [.H1502]) / ([.G1502] +  [.H1502]) + 0.9604) / ([.G1502] +  [.H1502])) / (1 + 3.8416 / ([.G1502] +  [.H1502]));0); 5) * 100" office:value-type="float" office:value="6.41" calcext:value-type="float">
            <text:p>6.4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table:style-name="ce2" office:value-type="string" calcext:value-type="string">
            <text:p>Longest Uncommon Subsequence I</text:p>
          </table:table-cell>
          <table:table-cell table:style-name="ce4" table:formula="of:=HYPERLINK( concat(&quot;https://leetcode.com/problems/&quot;; [.D1503]); [.B1503])" office:value-type="string" office:string-value="" calcext:value-type="error">
            <text:p>#NAME?</text:p>
          </table:table-cell>
          <table:table-cell table:style-name="ce6" office:value-type="string" calcext:value-type="string">
            <text:p>longest-uncommon-subsequence-i</text:p>
          </table:table-cell>
          <table:table-cell table:style-name="ce10" office:value-type="string" calcext:value-type="string">
            <text:p>Easy</text:p>
          </table:table-cell>
          <table:table-cell table:style-name="ce11" office:value-type="string" calcext:value-type="string">
            <text:p>String, </text:p>
          </table:table-cell>
          <table:table-cell table:style-name="ce6" office:value-type="float" office:value="293" calcext:value-type="float">
            <text:p>293</text:p>
          </table:table-cell>
          <table:table-cell table:style-name="ce6" office:value-type="float" office:value="4197" calcext:value-type="float">
            <text:p>4197</text:p>
          </table:table-cell>
          <table:table-cell table:style-name="ce6" table:formula="of:=ROUND( IFERROR((( [.G1503]+ 1.9208) / ( [.G1503] + [.H1503]) - 1.96 * SQRT(([.G1503] *  [.H1503]) / ([.G1503] +  [.H1503]) + 0.9604) / ([.G1503] +  [.H1503])) / (1 + 3.8416 / ([.G1503] +  [.H1503]));0); 5) * 100" office:value-type="float" office:value="5.84" calcext:value-type="float">
            <text:p>5.8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Unique Word Abbreviation</text:p>
          </table:table-cell>
          <table:table-cell table:style-name="ce4" table:formula="of:=HYPERLINK( concat(&quot;https://leetcode.com/problems/&quot;; [.D1504]); [.B1504])" office:value-type="string" office:string-value="" calcext:value-type="error">
            <text:p>#NAME?</text:p>
          </table:table-cell>
          <table:table-cell table:style-name="ce6" office:value-type="string" calcext:value-type="string">
            <text:p>unique-word-abbreviation</text:p>
          </table:table-cell>
          <table:table-cell table:style-name="ce9" office:value-type="string" calcext:value-type="string">
            <text:p>Medium</text:p>
          </table:table-cell>
          <table:table-cell table:style-name="ce11" office:value-type="string" calcext:value-type="string">
            <text:p>Hash Table, Design, 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289" calcext:value-type="float">
            <text:p>1289</text:p>
          </table:table-cell>
          <table:table-cell table:style-name="ce6" table:formula="of:=ROUND( IFERROR((( [.G1504]+ 1.9208) / ( [.G1504] + [.H1504]) - 1.96 * SQRT(([.G1504] *  [.H1504]) / ([.G1504] +  [.H1504]) + 0.9604) / ([.G1504] +  [.H1504])) / (1 + 3.8416 / ([.G1504] +  [.H1504]));0); 5) * 100" office:value-type="float" office:value="5.771" calcext:value-type="float">
            <text:p>5.77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578" calcext:value-type="float">
            <text:p>578</text:p>
          </table:table-cell>
          <table:table-cell table:style-name="ce2" office:value-type="string" calcext:value-type="string">
            <text:p>Get Highest Answer Rate Question</text:p>
          </table:table-cell>
          <table:table-cell table:style-name="ce4" table:formula="of:=HYPERLINK( concat(&quot;https://leetcode.com/problems/&quot;; [.D1505]); [.B1505])" office:value-type="string" office:string-value="" calcext:value-type="error">
            <text:p>#NAME?</text:p>
          </table:table-cell>
          <table:table-cell table:style-name="ce6" office:value-type="string" calcext:value-type="string">
            <text:p>get-highest-answer-rate-question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33" calcext:value-type="float">
            <text:p>33</text:p>
          </table:table-cell>
          <table:table-cell table:style-name="ce6" office:value-type="float" office:value="416" calcext:value-type="float">
            <text:p>416</text:p>
          </table:table-cell>
          <table:table-cell table:style-name="ce6" table:formula="of:=ROUND( IFERROR((( [.G1505]+ 1.9208) / ( [.G1505] + [.H1505]) - 1.96 * SQRT(([.G1505] *  [.H1505]) / ([.G1505] +  [.H1505]) + 0.9604) / ([.G1505] +  [.H1505])) / (1 + 3.8416 / ([.G1505] +  [.H1505]));0); 5) * 100" office:value-type="float" office:value="5.281" calcext:value-type="float">
            <text:p>5.2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3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2" office:value-type="string" calcext:value-type="string">
            <text:p>Largest Palindrome Product</text:p>
          </table:table-cell>
          <table:table-cell table:style-name="ce4" table:formula="of:=HYPERLINK( concat(&quot;https://leetcode.com/problems/&quot;; [.D1506]); [.B1506])" office:value-type="string" office:string-value="" calcext:value-type="error">
            <text:p>#NAME?</text:p>
          </table:table-cell>
          <table:table-cell table:style-name="ce6" office:value-type="string" calcext:value-type="string">
            <text:p>largest-palindrome-product</text:p>
          </table:table-cell>
          <table:table-cell table:style-name="ce8" office:value-type="string" calcext:value-type="string">
            <text:p>Hard</text:p>
          </table:table-cell>
          <table:table-cell table:style-name="ce11"/>
          <table:table-cell table:style-name="ce6" office:value-type="float" office:value="88" calcext:value-type="float">
            <text:p>88</text:p>
          </table:table-cell>
          <table:table-cell table:style-name="ce6" office:value-type="float" office:value="1311" calcext:value-type="float">
            <text:p>1311</text:p>
          </table:table-cell>
          <table:table-cell table:style-name="ce6" table:formula="of:=ROUND( IFERROR((( [.G1506]+ 1.9208) / ( [.G1506] + [.H1506]) - 1.96 * SQRT(([.G1506] *  [.H1506]) / ([.G1506] +  [.H1506]) + 0.9604) / ([.G1506] +  [.H1506])) / (1 + 3.8416 / ([.G1506] +  [.H1506]));0); 5) * 100" office:value-type="float" office:value="5.134" calcext:value-type="float">
            <text:p>5.13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2" office:value-type="float" office:value="1421" calcext:value-type="float">
            <text:p>1421</text:p>
          </table:table-cell>
          <table:table-cell table:style-name="ce2" office:value-type="string" calcext:value-type="string">
            <text:p>NPV Queries</text:p>
          </table:table-cell>
          <table:table-cell table:style-name="ce4" table:formula="of:=HYPERLINK( concat(&quot;https://leetcode.com/problems/&quot;; [.D1507]); [.B1507])" office:value-type="string" office:string-value="" calcext:value-type="error">
            <text:p>#NAME?</text:p>
          </table:table-cell>
          <table:table-cell table:style-name="ce6" office:value-type="string" calcext:value-type="string">
            <text:p>npv-queries</text:p>
          </table:table-cell>
          <table:table-cell table:style-name="ce9" office:value-type="string" calcext:value-type="string">
            <text:p>Medium</text:p>
          </table:table-cell>
          <table:table-cell table:style-name="ce11"/>
          <table:table-cell table:style-name="ce6" office:value-type="float" office:value="6" calcext:value-type="float">
            <text:p>6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ROUND( IFERROR((( [.G1507]+ 1.9208) / ( [.G1507] + [.H1507]) - 1.96 * SQRT(([.G1507] *  [.H1507]) / ([.G1507] +  [.H1507]) + 0.9604) / ([.G1507] +  [.H1507])) / (1 + 3.8416 / ([.G1507] +  [.H1507]));0); 5) * 100" office:value-type="float" office:value="5.004" calcext:value-type="float">
            <text:p>5.0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/>
          <table:table-cell table:style-name="ce13"/>
          <table:table-cell table:style-name="ce2"/>
          <table:table-cell table:style-name="ce13" table:number-columns-repeated="2"/>
          <table:table-cell table:number-columns-repeated="1009"/>
        </table:table-row>
        <table:table-row table:style-name="ro2" table:number-rows-repeated="104706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Main sheet'.$A$1" table:cell-range-address="$'Main sheet'.$A$1:.$O$1507"/>
        </table:named-expressions>
      </table:table>
      <table:table table:name="README" table:style-name="ta2">
        <table:table-column table:style-name="co9" table:default-cell-style-name="Default"/>
        <table:table-column table:style-name="co10" table:default-cell-style-name="Default"/>
        <table:table-column table:style-name="co1" table:number-columns-repeated="1022" table:default-cell-style-name="Default"/>
        <table:table-row table:style-name="ro1">
          <table:table-cell table:style-name="ce13" table:number-columns-repeated="27"/>
          <table:table-cell table:number-columns-repeated="997"/>
        </table:table-row>
        <table:table-row table:style-name="ro1">
          <table:table-cell table:style-name="ce16"/>
          <table:table-cell table:style-name="ce21" office:value-type="string" calcext:value-type="string">
            <text:p>Make a copy for yourself:</text:p>
          </table:table-cell>
          <table:table-cell table:style-name="ce13" table:number-columns-repeated="25"/>
          <table:table-cell table:number-columns-repeated="997"/>
        </table:table-row>
        <table:table-row table:style-name="ro1">
          <table:table-cell table:style-name="ce17"/>
          <table:table-cell table:style-name="ce22" office:value-type="string" calcext:value-type="string">
            <text:p>File -&gt; Make a Copy</text:p>
          </table:table-cell>
          <table:table-cell table:style-name="ce13" table:number-columns-repeated="25"/>
          <table:table-cell table:number-columns-repeated="997"/>
        </table:table-row>
        <table:table-row table:style-name="ro1">
          <table:table-cell table:style-name="ce16"/>
          <table:table-cell table:style-name="ce23"/>
          <table:table-cell table:style-name="ce13" table:number-columns-repeated="25"/>
          <table:table-cell table:number-columns-repeated="997"/>
        </table:table-row>
        <table:table-row table:style-name="ro1">
          <table:table-cell table:style-name="ce16"/>
          <table:table-cell table:style-name="ce21" office:value-type="string" calcext:value-type="string">
            <text:p>Filter the questions based on Topics: </text:p>
          </table:table-cell>
          <table:table-cell table:style-name="ce13" table:number-columns-repeated="25"/>
          <table:table-cell table:number-columns-repeated="997"/>
        </table:table-row>
        <table:table-row table:style-name="ro1">
          <table:table-cell table:style-name="ce18"/>
          <table:table-cell table:style-name="ce24" office:value-type="string" calcext:value-type="string">
            <text:p>Filter Icon -&gt; Filter by Condition -&gt; Text contains -&gt; Enter the topic</text:p>
          </table:table-cell>
          <table:table-cell table:style-name="ce13" table:number-columns-repeated="25"/>
          <table:table-cell table:number-columns-repeated="997"/>
        </table:table-row>
        <table:table-row table:style-name="ro1">
          <table:table-cell table:style-name="ce13"/>
          <table:table-cell table:style-name="ce25"/>
          <table:table-cell table:style-name="ce13" table:number-columns-repeated="25"/>
          <table:table-cell table:number-columns-repeated="997"/>
        </table:table-row>
        <table:table-row table:style-name="ro1">
          <table:table-cell table:style-name="ce16"/>
          <table:table-cell table:style-name="ce21" office:value-type="string" calcext:value-type="string">
            <text:p>Sort according to difficulty:</text:p>
          </table:table-cell>
          <table:table-cell table:style-name="ce13" table:number-columns-repeated="25"/>
          <table:table-cell table:number-columns-repeated="997"/>
        </table:table-row>
        <table:table-row table:style-name="ro1">
          <table:table-cell table:style-name="ce19"/>
          <table:table-cell table:style-name="ce26" office:value-type="string" calcext:value-type="string">
            <text:p>Filter Icon -&gt; Filter by Values -&gt; Select the difficulty</text:p>
          </table:table-cell>
          <table:table-cell table:style-name="ce13" table:number-columns-repeated="25"/>
          <table:table-cell table:number-columns-repeated="997"/>
        </table:table-row>
        <table:table-row table:style-name="ro1">
          <table:table-cell table:style-name="ce13"/>
          <table:table-cell table:style-name="ce25"/>
          <table:table-cell table:style-name="ce13" table:number-columns-repeated="25"/>
          <table:table-cell table:number-columns-repeated="997"/>
        </table:table-row>
        <table:table-row table:style-name="ro1">
          <table:table-cell table:style-name="ce20"/>
          <table:table-cell table:style-name="ce27" office:value-type="string" calcext:value-type="string">
            <text:p>Custom Sort:</text:p>
          </table:table-cell>
          <table:table-cell table:style-name="ce13" table:number-columns-repeated="25"/>
          <table:table-cell table:number-columns-repeated="997"/>
        </table:table-row>
        <table:table-row table:style-name="ro1">
          <table:table-cell table:style-name="ce19"/>
          <table:table-cell table:style-name="ce26" office:value-type="string" calcext:value-type="string">
            <text:p>If you want to sort based on a different parameter, say Ratio,</text:p>
          </table:table-cell>
          <table:table-cell table:style-name="ce13" table:number-columns-repeated="25"/>
          <table:table-cell table:number-columns-repeated="997"/>
        </table:table-row>
        <table:table-row table:style-name="ro1">
          <table:table-cell table:style-name="ce19"/>
          <table:table-cell table:style-name="ce26" office:value-type="string" calcext:value-type="string">
            <text:p>calculate it for a single problem, then select the whole column and press Ctrl + D</text:p>
          </table:table-cell>
          <table:table-cell table:style-name="ce13" table:number-columns-repeated="25"/>
          <table:table-cell table:number-columns-repeated="997"/>
        </table:table-row>
        <table:table-row table:style-name="ro1">
          <table:table-cell table:style-name="ce20"/>
          <table:table-cell table:style-name="ce28"/>
          <table:table-cell table:style-name="ce13" table:number-columns-repeated="25"/>
          <table:table-cell table:number-columns-repeated="997"/>
        </table:table-row>
        <table:table-row table:style-name="ro1">
          <table:table-cell table:style-name="ce20"/>
          <table:table-cell table:style-name="ce27" office:value-type="string" calcext:value-type="string">
            <text:p>How did I fetch this data?</text:p>
          </table:table-cell>
          <table:table-cell table:style-name="ce13" table:number-columns-repeated="25"/>
          <table:table-cell table:number-columns-repeated="997"/>
        </table:table-row>
        <table:table-row table:style-name="ro1">
          <table:table-cell table:style-name="ce19"/>
          <table:table-cell table:style-name="ce26" office:value-type="string" calcext:value-type="string">
            <text:p>Checkout the GitHub repo</text:p>
          </table:table-cell>
          <table:table-cell table:style-name="ce13" table:number-columns-repeated="25"/>
          <table:table-cell table:number-columns-repeated="997"/>
        </table:table-row>
        <table:table-row table:style-name="ro1">
          <table:table-cell table:style-name="ce13"/>
          <table:table-cell table:style-name="ce29"/>
          <table:table-cell table:style-name="ce13" table:number-columns-repeated="25"/>
          <table:table-cell table:number-columns-repeated="997"/>
        </table:table-row>
        <table:table-row table:style-name="ro1" table:number-rows-repeated="985">
          <table:table-cell table:style-name="ce13" table:number-columns-repeated="27"/>
          <table:table-cell table:number-columns-repeated="997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Main sheet'.A1:'Main sheet'.O150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_20_sheet" style:display-name="PageStyle_Main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4914" meta:object-count="0"/>
    <meta:generator>LibreOfficeDev/6.0.5.2$Linux_X86_64 LibreOffice_project/</meta:generator>
  </office:meta>
</office:document-meta>
</file>